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 fo:font-size="6pt" style:font-size-asian="6pt" style:font-size-complex="6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6pt" style:font-size-asian="6pt" style:font-size-complex="6pt"/>
    </style:style>
    <style:style style:name="ce4" style:family="table-cell" style:parent-style-name="Default" style:data-style-name="N0">
      <style:table-cell-properties style:vertical-align="middle" fo:background-color="#5B9BD5" style:repeat-content="false"/>
      <style:paragraph-properties fo:text-align="center"/>
      <style:text-properties fo:color="#FFFFFF" fo:font-size="6pt" style:font-size-asian="6pt" style:font-size-complex="6pt"/>
    </style:style>
    <style:style style:name="ce5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 fo:font-size="6pt" style:font-size-asian="6pt" style:font-size-complex="6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ize="6pt" style:font-size-asian="6pt" style:font-size-complex="6pt"/>
    </style:style>
    <style:style style:name="ce7" style:family="table-cell" style:parent-style-name="Default" style:data-style-name="N0">
      <style:table-cell-properties style:vertical-align="middle" fo:background-color="#FF0000" style:repeat-content="false"/>
      <style:paragraph-properties fo:text-align="center"/>
      <style:text-properties fo:color="#FFFFFF" fo:font-size="6pt" style:font-size-asian="6pt" style:font-size-complex="6pt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6pt" style:font-size-asian="6pt" style:font-size-complex="6pt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background-color="#FF0000" style:repeat-content="false"/>
      <style:paragraph-properties fo:text-align="center"/>
      <style:text-properties fo:color="#FFFFFF" fo:font-size="6pt" style:font-size-asian="6pt" style:font-size-complex="6pt"/>
    </style:style>
    <style:style style:name="ce10" style:family="table-cell" style:parent-style-name="Default" style:data-style-name="N0">
      <style:table-cell-properties style:vertical-align="middle" fo:background-color="#0070C0" style:repeat-content="false"/>
      <style:paragraph-properties fo:text-align="center"/>
      <style:text-properties fo:color="#FFFFFF" fo:font-size="6pt" style:font-size-asian="6pt" style:font-size-complex="6pt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28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number-columns-repeated="1024" table:default-cell-style-name="ce3"/>
        <table:table-column table:style-name="co2" table:number-columns-repeated="15360" table:default-cell-style-name="ce1"/>
        <table:table-row table:style-name="ro1">
          <table:table-cell table:style-name="ce2"/>
          <table:table-cell office:value-type="float" office:value="4" table:formula="of:=[.A1]+4" table:style-name="ce2">
            <text:p>4</text:p>
          </table:table-cell>
          <table:table-cell office:value-type="float" office:value="8" table:formula="of:=[.B1]+4" table:style-name="ce2">
            <text:p>8</text:p>
          </table:table-cell>
          <table:table-cell office:value-type="float" office:value="12" table:formula="of:=[.C1]+4" table:style-name="ce2">
            <text:p>12</text:p>
          </table:table-cell>
          <table:table-cell office:value-type="float" office:value="16" table:formula="of:=[.D1]+4" table:style-name="ce2">
            <text:p>16</text:p>
          </table:table-cell>
          <table:table-cell office:value-type="float" office:value="20" table:formula="of:=[.E1]+4" table:style-name="ce2">
            <text:p>20</text:p>
          </table:table-cell>
          <table:table-cell office:value-type="float" office:value="24" table:formula="of:=[.F1]+4" table:style-name="ce2">
            <text:p>24</text:p>
          </table:table-cell>
          <table:table-cell office:value-type="float" office:value="28" table:formula="of:=[.G1]+4" table:style-name="ce2">
            <text:p>28</text:p>
          </table:table-cell>
          <table:table-cell office:value-type="float" office:value="32" table:formula="of:=[.H1]+4" table:style-name="ce2">
            <text:p>32</text:p>
          </table:table-cell>
          <table:table-cell office:value-type="float" office:value="36" table:formula="of:=[.I1]+4" table:style-name="ce2">
            <text:p>36</text:p>
          </table:table-cell>
          <table:table-cell office:value-type="float" office:value="40" table:formula="of:=[.J1]+4" table:style-name="ce2">
            <text:p>40</text:p>
          </table:table-cell>
          <table:table-cell office:value-type="float" office:value="44" table:formula="of:=[.K1]+4" table:style-name="ce2">
            <text:p>44</text:p>
          </table:table-cell>
          <table:table-cell office:value-type="float" office:value="48" table:formula="of:=[.L1]+4" table:style-name="ce2">
            <text:p>48</text:p>
          </table:table-cell>
          <table:table-cell office:value-type="float" office:value="52" table:formula="of:=[.M1]+4" table:style-name="ce2">
            <text:p>52</text:p>
          </table:table-cell>
          <table:table-cell office:value-type="float" office:value="56" table:formula="of:=[.N1]+4" table:style-name="ce2">
            <text:p>56</text:p>
          </table:table-cell>
          <table:table-cell office:value-type="float" office:value="60" table:formula="of:=[.O1]+4" table:style-name="ce2">
            <text:p>60</text:p>
          </table:table-cell>
          <table:table-cell office:value-type="float" office:value="64" table:formula="of:=[.P1]+4" table:style-name="ce2">
            <text:p>64</text:p>
          </table:table-cell>
          <table:table-cell office:value-type="float" office:value="68" table:formula="of:=[.Q1]+4" table:style-name="ce2">
            <text:p>68</text:p>
          </table:table-cell>
          <table:table-cell office:value-type="float" office:value="72" table:formula="of:=[.R1]+4" table:style-name="ce2">
            <text:p>72</text:p>
          </table:table-cell>
          <table:table-cell office:value-type="float" office:value="76" table:formula="of:=[.S1]+4" table:style-name="ce2">
            <text:p>76</text:p>
          </table:table-cell>
          <table:table-cell office:value-type="float" office:value="80" table:formula="of:=[.T1]+4" table:style-name="ce2">
            <text:p>80</text:p>
          </table:table-cell>
          <table:table-cell office:value-type="float" office:value="84" table:formula="of:=[.U1]+4" table:style-name="ce2">
            <text:p>84</text:p>
          </table:table-cell>
          <table:table-cell office:value-type="float" office:value="88" table:formula="of:=[.V1]+4" table:style-name="ce2">
            <text:p>88</text:p>
          </table:table-cell>
          <table:table-cell office:value-type="float" office:value="92" table:formula="of:=[.W1]+4" table:style-name="ce2">
            <text:p>92</text:p>
          </table:table-cell>
          <table:table-cell office:value-type="float" office:value="96" table:formula="of:=[.X1]+4" table:style-name="ce2">
            <text:p>96</text:p>
          </table:table-cell>
          <table:table-cell office:value-type="float" office:value="100" table:formula="of:=[.Y1]+4" table:style-name="ce2">
            <text:p>100</text:p>
          </table:table-cell>
          <table:table-cell office:value-type="float" office:value="104" table:formula="of:=[.Z1]+4" table:style-name="ce2">
            <text:p>104</text:p>
          </table:table-cell>
          <table:table-cell office:value-type="float" office:value="108" table:formula="of:=[.AA1]+4" table:style-name="ce2">
            <text:p>108</text:p>
          </table:table-cell>
          <table:table-cell office:value-type="float" office:value="112" table:formula="of:=[.AB1]+4" table:style-name="ce2">
            <text:p>112</text:p>
          </table:table-cell>
          <table:table-cell office:value-type="float" office:value="116" table:formula="of:=[.AC1]+4" table:style-name="ce2">
            <text:p>116</text:p>
          </table:table-cell>
          <table:table-cell office:value-type="float" office:value="120" table:formula="of:=[.AD1]+4" table:style-name="ce2">
            <text:p>120</text:p>
          </table:table-cell>
          <table:table-cell office:value-type="float" office:value="124" table:formula="of:=[.AE1]+4" table:style-name="ce2">
            <text:p>124</text:p>
          </table:table-cell>
          <table:table-cell office:value-type="float" office:value="128" table:formula="of:=[.AF1]+4" table:style-name="ce2">
            <text:p>128</text:p>
          </table:table-cell>
          <table:table-cell office:value-type="float" office:value="132" table:formula="of:=[.AG1]+4" table:style-name="ce2">
            <text:p>132</text:p>
          </table:table-cell>
          <table:table-cell office:value-type="float" office:value="136" table:formula="of:=[.AH1]+4" table:style-name="ce2">
            <text:p>136</text:p>
          </table:table-cell>
          <table:table-cell office:value-type="float" office:value="140" table:formula="of:=[.AI1]+4" table:style-name="ce2">
            <text:p>140</text:p>
          </table:table-cell>
          <table:table-cell office:value-type="float" office:value="144" table:formula="of:=[.AJ1]+4" table:style-name="ce2">
            <text:p>144</text:p>
          </table:table-cell>
          <table:table-cell office:value-type="float" office:value="148" table:formula="of:=[.AK1]+4" table:style-name="ce2">
            <text:p>148</text:p>
          </table:table-cell>
          <table:table-cell office:value-type="float" office:value="152" table:formula="of:=[.AL1]+4" table:style-name="ce2">
            <text:p>152</text:p>
          </table:table-cell>
          <table:table-cell office:value-type="float" office:value="156" table:formula="of:=[.AM1]+4" table:style-name="ce2">
            <text:p>156</text:p>
          </table:table-cell>
          <table:table-cell office:value-type="float" office:value="160" table:formula="of:=[.AN1]+4" table:style-name="ce2">
            <text:p>160</text:p>
          </table:table-cell>
          <table:table-cell office:value-type="float" office:value="164" table:formula="of:=[.AO1]+4" table:style-name="ce2">
            <text:p>164</text:p>
          </table:table-cell>
          <table:table-cell office:value-type="float" office:value="168" table:formula="of:=[.AP1]+4" table:style-name="ce2">
            <text:p>168</text:p>
          </table:table-cell>
          <table:table-cell office:value-type="float" office:value="172" table:formula="of:=[.AQ1]+4" table:style-name="ce2">
            <text:p>172</text:p>
          </table:table-cell>
          <table:table-cell office:value-type="float" office:value="176" table:formula="of:=[.AR1]+4" table:style-name="ce2">
            <text:p>176</text:p>
          </table:table-cell>
          <table:table-cell office:value-type="float" office:value="180" table:formula="of:=[.AS1]+4" table:style-name="ce2">
            <text:p>180</text:p>
          </table:table-cell>
          <table:table-cell office:value-type="float" office:value="184" table:formula="of:=[.AT1]+4" table:style-name="ce2">
            <text:p>184</text:p>
          </table:table-cell>
          <table:table-cell office:value-type="float" office:value="188" table:formula="of:=[.AU1]+4" table:style-name="ce2">
            <text:p>188</text:p>
          </table:table-cell>
          <table:table-cell office:value-type="float" office:value="192" table:formula="of:=[.AV1]+4" table:style-name="ce2">
            <text:p>192</text:p>
          </table:table-cell>
          <table:table-cell office:value-type="float" office:value="196" table:formula="of:=[.AW1]+4" table:style-name="ce2">
            <text:p>196</text:p>
          </table:table-cell>
          <table:table-cell office:value-type="float" office:value="200" table:formula="of:=[.AX1]+4" table:style-name="ce2">
            <text:p>200</text:p>
          </table:table-cell>
          <table:table-cell office:value-type="float" office:value="204" table:formula="of:=[.AY1]+4" table:style-name="ce2">
            <text:p>204</text:p>
          </table:table-cell>
          <table:table-cell office:value-type="float" office:value="208" table:formula="of:=[.AZ1]+4" table:style-name="ce2">
            <text:p>208</text:p>
          </table:table-cell>
          <table:table-cell office:value-type="float" office:value="212" table:formula="of:=[.BA1]+4" table:style-name="ce2">
            <text:p>212</text:p>
          </table:table-cell>
          <table:table-cell office:value-type="float" office:value="216" table:formula="of:=[.BB1]+4" table:style-name="ce2">
            <text:p>216</text:p>
          </table:table-cell>
          <table:table-cell office:value-type="float" office:value="220" table:formula="of:=[.BC1]+4" table:style-name="ce2">
            <text:p>220</text:p>
          </table:table-cell>
          <table:table-cell office:value-type="float" office:value="224" table:formula="of:=[.BD1]+4" table:style-name="ce2">
            <text:p>224</text:p>
          </table:table-cell>
          <table:table-cell office:value-type="float" office:value="228" table:formula="of:=[.BE1]+4" table:style-name="ce2">
            <text:p>228</text:p>
          </table:table-cell>
          <table:table-cell office:value-type="float" office:value="232" table:formula="of:=[.BF1]+4" table:style-name="ce2">
            <text:p>232</text:p>
          </table:table-cell>
          <table:table-cell office:value-type="float" office:value="236" table:formula="of:=[.BG1]+4" table:style-name="ce2">
            <text:p>236</text:p>
          </table:table-cell>
          <table:table-cell office:value-type="float" office:value="240" table:formula="of:=[.BH1]+4" table:style-name="ce2">
            <text:p>240</text:p>
          </table:table-cell>
          <table:table-cell office:value-type="float" office:value="244" table:formula="of:=[.BI1]+4" table:style-name="ce2">
            <text:p>244</text:p>
          </table:table-cell>
          <table:table-cell office:value-type="float" office:value="248" table:formula="of:=[.BJ1]+4" table:style-name="ce2">
            <text:p>248</text:p>
          </table:table-cell>
          <table:table-cell office:value-type="float" office:value="252" table:formula="of:=[.BK1]+4" table:style-name="ce2">
            <text:p>252</text:p>
          </table:table-cell>
          <table:table-cell office:value-type="float" office:value="256" table:formula="of:=[.BL1]+4" table:style-name="ce2">
            <text:p>256</text:p>
          </table:table-cell>
          <table:table-cell office:value-type="float" office:value="260" table:formula="of:=[.BM1]+4" table:style-name="ce2">
            <text:p>260</text:p>
          </table:table-cell>
          <table:table-cell office:value-type="float" office:value="264" table:formula="of:=[.BN1]+4" table:style-name="ce2">
            <text:p>264</text:p>
          </table:table-cell>
          <table:table-cell office:value-type="float" office:value="268" table:formula="of:=[.BO1]+4" table:style-name="ce2">
            <text:p>268</text:p>
          </table:table-cell>
          <table:table-cell office:value-type="float" office:value="272" table:formula="of:=[.BP1]+4" table:style-name="ce2">
            <text:p>272</text:p>
          </table:table-cell>
          <table:table-cell office:value-type="float" office:value="276" table:formula="of:=[.BQ1]+4" table:style-name="ce2">
            <text:p>276</text:p>
          </table:table-cell>
          <table:table-cell office:value-type="float" office:value="280" table:formula="of:=[.BR1]+4" table:style-name="ce2">
            <text:p>280</text:p>
          </table:table-cell>
          <table:table-cell office:value-type="float" office:value="284" table:formula="of:=[.BS1]+4" table:style-name="ce2">
            <text:p>284</text:p>
          </table:table-cell>
          <table:table-cell office:value-type="float" office:value="288" table:formula="of:=[.BT1]+4" table:style-name="ce2">
            <text:p>288</text:p>
          </table:table-cell>
          <table:table-cell office:value-type="float" office:value="292" table:formula="of:=[.BU1]+4" table:style-name="ce2">
            <text:p>292</text:p>
          </table:table-cell>
          <table:table-cell office:value-type="float" office:value="296" table:formula="of:=[.BV1]+4" table:style-name="ce2">
            <text:p>296</text:p>
          </table:table-cell>
          <table:table-cell office:value-type="float" office:value="300" table:formula="of:=[.BW1]+4" table:style-name="ce2">
            <text:p>300</text:p>
          </table:table-cell>
          <table:table-cell office:value-type="float" office:value="304" table:formula="of:=[.BX1]+4" table:style-name="ce2">
            <text:p>304</text:p>
          </table:table-cell>
          <table:table-cell office:value-type="float" office:value="308" table:formula="of:=[.BY1]+4" table:style-name="ce2">
            <text:p>308</text:p>
          </table:table-cell>
          <table:table-cell office:value-type="float" office:value="312" table:formula="of:=[.BZ1]+4" table:style-name="ce2">
            <text:p>312</text:p>
          </table:table-cell>
          <table:table-cell office:value-type="float" office:value="316" table:formula="of:=[.CA1]+4" table:style-name="ce2">
            <text:p>316</text:p>
          </table:table-cell>
          <table:table-cell office:value-type="float" office:value="320" table:formula="of:=[.CB1]+4" table:style-name="ce2">
            <text:p>320</text:p>
          </table:table-cell>
          <table:table-cell office:value-type="float" office:value="324" table:formula="of:=[.CC1]+4" table:style-name="ce2">
            <text:p>324</text:p>
          </table:table-cell>
          <table:table-cell office:value-type="float" office:value="328" table:formula="of:=[.CD1]+4" table:style-name="ce2">
            <text:p>328</text:p>
          </table:table-cell>
          <table:table-cell office:value-type="float" office:value="332" table:formula="of:=[.CE1]+4" table:style-name="ce2">
            <text:p>332</text:p>
          </table:table-cell>
          <table:table-cell office:value-type="float" office:value="336" table:formula="of:=[.CF1]+4" table:style-name="ce2">
            <text:p>336</text:p>
          </table:table-cell>
          <table:table-cell office:value-type="float" office:value="340" table:formula="of:=[.CG1]+4" table:style-name="ce2">
            <text:p>340</text:p>
          </table:table-cell>
          <table:table-cell office:value-type="float" office:value="344" table:formula="of:=[.CH1]+4" table:style-name="ce2">
            <text:p>344</text:p>
          </table:table-cell>
          <table:table-cell office:value-type="float" office:value="348" table:formula="of:=[.CI1]+4" table:style-name="ce2">
            <text:p>348</text:p>
          </table:table-cell>
          <table:table-cell office:value-type="float" office:value="352" table:formula="of:=[.CJ1]+4" table:style-name="ce2">
            <text:p>352</text:p>
          </table:table-cell>
          <table:table-cell office:value-type="float" office:value="356" table:formula="of:=[.CK1]+4" table:style-name="ce2">
            <text:p>356</text:p>
          </table:table-cell>
          <table:table-cell office:value-type="float" office:value="360" table:formula="of:=[.CL1]+4" table:style-name="ce2">
            <text:p>360</text:p>
          </table:table-cell>
          <table:table-cell office:value-type="float" office:value="364" table:formula="of:=[.CM1]+4" table:style-name="ce2">
            <text:p>364</text:p>
          </table:table-cell>
          <table:table-cell office:value-type="float" office:value="368" table:formula="of:=[.CN1]+4" table:style-name="ce2">
            <text:p>368</text:p>
          </table:table-cell>
          <table:table-cell office:value-type="float" office:value="372" table:formula="of:=[.CO1]+4" table:style-name="ce2">
            <text:p>372</text:p>
          </table:table-cell>
          <table:table-cell office:value-type="float" office:value="376" table:formula="of:=[.CP1]+4" table:style-name="ce2">
            <text:p>376</text:p>
          </table:table-cell>
          <table:table-cell office:value-type="float" office:value="380" table:formula="of:=[.CQ1]+4" table:style-name="ce2">
            <text:p>380</text:p>
          </table:table-cell>
          <table:table-cell office:value-type="float" office:value="384" table:formula="of:=[.CR1]+4" table:style-name="ce2">
            <text:p>384</text:p>
          </table:table-cell>
          <table:table-cell office:value-type="float" office:value="388" table:formula="of:=[.CS1]+4" table:style-name="ce2">
            <text:p>388</text:p>
          </table:table-cell>
          <table:table-cell office:value-type="float" office:value="392" table:formula="of:=[.CT1]+4" table:style-name="ce2">
            <text:p>392</text:p>
          </table:table-cell>
          <table:table-cell office:value-type="float" office:value="396" table:formula="of:=[.CU1]+4" table:style-name="ce2">
            <text:p>396</text:p>
          </table:table-cell>
          <table:table-cell office:value-type="float" office:value="400" table:formula="of:=[.CV1]+4" table:style-name="ce2">
            <text:p>400</text:p>
          </table:table-cell>
          <table:table-cell office:value-type="float" office:value="404" table:formula="of:=[.CW1]+4" table:style-name="ce2">
            <text:p>404</text:p>
          </table:table-cell>
          <table:table-cell office:value-type="float" office:value="408" table:formula="of:=[.CX1]+4" table:style-name="ce2">
            <text:p>408</text:p>
          </table:table-cell>
          <table:table-cell office:value-type="float" office:value="412" table:formula="of:=[.CY1]+4" table:style-name="ce2">
            <text:p>412</text:p>
          </table:table-cell>
          <table:table-cell office:value-type="float" office:value="416" table:formula="of:=[.CZ1]+4" table:style-name="ce2">
            <text:p>416</text:p>
          </table:table-cell>
          <table:table-cell office:value-type="float" office:value="420" table:formula="of:=[.DA1]+4" table:style-name="ce2">
            <text:p>420</text:p>
          </table:table-cell>
          <table:table-cell office:value-type="float" office:value="424" table:formula="of:=[.DB1]+4" table:style-name="ce2">
            <text:p>424</text:p>
          </table:table-cell>
          <table:table-cell office:value-type="float" office:value="428" table:formula="of:=[.DC1]+4" table:style-name="ce2">
            <text:p>428</text:p>
          </table:table-cell>
          <table:table-cell office:value-type="float" office:value="432" table:formula="of:=[.DD1]+4" table:style-name="ce2">
            <text:p>432</text:p>
          </table:table-cell>
          <table:table-cell office:value-type="float" office:value="436" table:formula="of:=[.DE1]+4" table:style-name="ce2">
            <text:p>436</text:p>
          </table:table-cell>
          <table:table-cell office:value-type="float" office:value="440" table:formula="of:=[.DF1]+4" table:style-name="ce2">
            <text:p>440</text:p>
          </table:table-cell>
          <table:table-cell office:value-type="float" office:value="444" table:formula="of:=[.DG1]+4" table:style-name="ce2">
            <text:p>444</text:p>
          </table:table-cell>
          <table:table-cell office:value-type="float" office:value="448" table:formula="of:=[.DH1]+4" table:style-name="ce2">
            <text:p>448</text:p>
          </table:table-cell>
          <table:table-cell office:value-type="float" office:value="452" table:formula="of:=[.DI1]+4" table:style-name="ce2">
            <text:p>452</text:p>
          </table:table-cell>
          <table:table-cell office:value-type="float" office:value="456" table:formula="of:=[.DJ1]+4" table:style-name="ce2">
            <text:p>456</text:p>
          </table:table-cell>
          <table:table-cell office:value-type="float" office:value="460" table:formula="of:=[.DK1]+4" table:style-name="ce2">
            <text:p>460</text:p>
          </table:table-cell>
          <table:table-cell office:value-type="float" office:value="464" table:formula="of:=[.DL1]+4" table:style-name="ce2">
            <text:p>464</text:p>
          </table:table-cell>
          <table:table-cell office:value-type="float" office:value="468" table:formula="of:=[.DM1]+4" table:style-name="ce2">
            <text:p>468</text:p>
          </table:table-cell>
          <table:table-cell office:value-type="float" office:value="472" table:formula="of:=[.DN1]+4" table:style-name="ce2">
            <text:p>472</text:p>
          </table:table-cell>
          <table:table-cell office:value-type="float" office:value="476" table:formula="of:=[.DO1]+4" table:style-name="ce2">
            <text:p>476</text:p>
          </table:table-cell>
          <table:table-cell office:value-type="float" office:value="480" table:formula="of:=[.DP1]+4" table:style-name="ce2">
            <text:p>480</text:p>
          </table:table-cell>
          <table:table-cell office:value-type="float" office:value="484" table:formula="of:=[.DQ1]+4" table:style-name="ce2">
            <text:p>484</text:p>
          </table:table-cell>
          <table:table-cell office:value-type="float" office:value="488" table:formula="of:=[.DR1]+4" table:style-name="ce2">
            <text:p>488</text:p>
          </table:table-cell>
          <table:table-cell office:value-type="float" office:value="492" table:formula="of:=[.DS1]+4" table:style-name="ce2">
            <text:p>492</text:p>
          </table:table-cell>
          <table:table-cell office:value-type="float" office:value="496" table:formula="of:=[.DT1]+4" table:style-name="ce2">
            <text:p>496</text:p>
          </table:table-cell>
          <table:table-cell office:value-type="float" office:value="500" table:formula="of:=[.DU1]+4" table:style-name="ce2">
            <text:p>500</text:p>
          </table:table-cell>
          <table:table-cell office:value-type="float" office:value="504" table:formula="of:=[.DV1]+4" table:style-name="ce2">
            <text:p>504</text:p>
          </table:table-cell>
          <table:table-cell office:value-type="float" office:value="508" table:formula="of:=[.DW1]+4" table:style-name="ce2">
            <text:p>508</text:p>
          </table:table-cell>
          <table:table-cell table:number-columns-repeated="16256"/>
        </table:table-row>
        <table:table-row table:style-name="ro1">
          <table:table-cell office:value-type="float" office:value="512" table:formula="of:=[.A1]+512" table:style-name="ce2">
            <text:p>512</text:p>
          </table:table-cell>
          <table:table-cell office:value-type="float" office:value="516" table:formula="of:=[.A2]+4" table:style-name="ce2">
            <text:p>516</text:p>
          </table:table-cell>
          <table:table-cell office:value-type="float" office:value="520" table:formula="of:=[.B2]+4" table:style-name="ce2">
            <text:p>520</text:p>
          </table:table-cell>
          <table:table-cell office:value-type="float" office:value="524" table:formula="of:=[.C2]+4" table:style-name="ce2">
            <text:p>524</text:p>
          </table:table-cell>
          <table:table-cell office:value-type="float" office:value="528" table:formula="of:=[.D2]+4" table:style-name="ce2">
            <text:p>528</text:p>
          </table:table-cell>
          <table:table-cell office:value-type="float" office:value="532" table:formula="of:=[.E2]+4" table:style-name="ce2">
            <text:p>532</text:p>
          </table:table-cell>
          <table:table-cell office:value-type="float" office:value="536" table:formula="of:=[.F2]+4" table:style-name="ce2">
            <text:p>536</text:p>
          </table:table-cell>
          <table:table-cell office:value-type="float" office:value="540" table:formula="of:=[.G2]+4" table:style-name="ce2">
            <text:p>540</text:p>
          </table:table-cell>
          <table:table-cell office:value-type="float" office:value="544" table:formula="of:=[.H2]+4" table:style-name="ce9">
            <text:p>544</text:p>
          </table:table-cell>
          <table:table-cell office:value-type="float" office:value="548" table:formula="of:=[.I2]+4" table:style-name="ce9">
            <text:p>548</text:p>
          </table:table-cell>
          <table:table-cell office:value-type="float" office:value="552" table:formula="of:=[.J2]+4" table:style-name="ce2">
            <text:p>552</text:p>
          </table:table-cell>
          <table:table-cell office:value-type="float" office:value="556" table:formula="of:=[.K2]+4" table:style-name="ce2">
            <text:p>556</text:p>
          </table:table-cell>
          <table:table-cell office:value-type="float" office:value="560" table:formula="of:=[.L2]+4" table:style-name="ce2">
            <text:p>560</text:p>
          </table:table-cell>
          <table:table-cell office:value-type="float" office:value="564" table:formula="of:=[.M2]+4" table:style-name="ce2">
            <text:p>564</text:p>
          </table:table-cell>
          <table:table-cell office:value-type="float" office:value="568" table:formula="of:=[.N2]+4" table:style-name="ce2">
            <text:p>568</text:p>
          </table:table-cell>
          <table:table-cell office:value-type="float" office:value="572" table:formula="of:=[.O2]+4" table:style-name="ce2">
            <text:p>572</text:p>
          </table:table-cell>
          <table:table-cell office:value-type="float" office:value="576" table:formula="of:=[.P2]+4" table:style-name="ce2">
            <text:p>576</text:p>
          </table:table-cell>
          <table:table-cell office:value-type="float" office:value="580" table:formula="of:=[.Q2]+4" table:style-name="ce2">
            <text:p>580</text:p>
          </table:table-cell>
          <table:table-cell office:value-type="float" office:value="584" table:formula="of:=[.R2]+4" table:style-name="ce2">
            <text:p>584</text:p>
          </table:table-cell>
          <table:table-cell office:value-type="float" office:value="588" table:formula="of:=[.S2]+4" table:style-name="ce2">
            <text:p>588</text:p>
          </table:table-cell>
          <table:table-cell office:value-type="float" office:value="592" table:formula="of:=[.T2]+4" table:style-name="ce2">
            <text:p>592</text:p>
          </table:table-cell>
          <table:table-cell office:value-type="float" office:value="596" table:formula="of:=[.U2]+4" table:style-name="ce2">
            <text:p>596</text:p>
          </table:table-cell>
          <table:table-cell office:value-type="float" office:value="600" table:formula="of:=[.V2]+4" table:style-name="ce2">
            <text:p>600</text:p>
          </table:table-cell>
          <table:table-cell office:value-type="float" office:value="604" table:formula="of:=[.W2]+4" table:style-name="ce2">
            <text:p>604</text:p>
          </table:table-cell>
          <table:table-cell office:value-type="float" office:value="608" table:formula="of:=[.X2]+4" table:style-name="ce2">
            <text:p>608</text:p>
          </table:table-cell>
          <table:table-cell office:value-type="float" office:value="612" table:formula="of:=[.Y2]+4" table:style-name="ce2">
            <text:p>612</text:p>
          </table:table-cell>
          <table:table-cell office:value-type="float" office:value="616" table:formula="of:=[.Z2]+4" table:style-name="ce2">
            <text:p>616</text:p>
          </table:table-cell>
          <table:table-cell office:value-type="float" office:value="620" table:formula="of:=[.AA2]+4" table:style-name="ce2">
            <text:p>620</text:p>
          </table:table-cell>
          <table:table-cell office:value-type="float" office:value="624" table:formula="of:=[.AB2]+4" table:style-name="ce2">
            <text:p>624</text:p>
          </table:table-cell>
          <table:table-cell office:value-type="float" office:value="628" table:formula="of:=[.AC2]+4" table:style-name="ce2">
            <text:p>628</text:p>
          </table:table-cell>
          <table:table-cell office:value-type="float" office:value="632" table:formula="of:=[.AD2]+4" table:style-name="ce2">
            <text:p>632</text:p>
          </table:table-cell>
          <table:table-cell office:value-type="float" office:value="636" table:formula="of:=[.AE2]+4" table:style-name="ce2">
            <text:p>636</text:p>
          </table:table-cell>
          <table:table-cell office:value-type="float" office:value="640" table:formula="of:=[.AF2]+4" table:style-name="ce2">
            <text:p>640</text:p>
          </table:table-cell>
          <table:table-cell office:value-type="float" office:value="644" table:formula="of:=[.AG2]+4" table:style-name="ce2">
            <text:p>644</text:p>
          </table:table-cell>
          <table:table-cell office:value-type="float" office:value="648" table:formula="of:=[.AH2]+4" table:style-name="ce2">
            <text:p>648</text:p>
          </table:table-cell>
          <table:table-cell office:value-type="float" office:value="652" table:formula="of:=[.AI2]+4" table:style-name="ce2">
            <text:p>652</text:p>
          </table:table-cell>
          <table:table-cell office:value-type="float" office:value="656" table:formula="of:=[.AJ2]+4" table:style-name="ce2">
            <text:p>656</text:p>
          </table:table-cell>
          <table:table-cell office:value-type="float" office:value="660" table:formula="of:=[.AK2]+4" table:style-name="ce2">
            <text:p>660</text:p>
          </table:table-cell>
          <table:table-cell office:value-type="float" office:value="664" table:formula="of:=[.AL2]+4" table:style-name="ce2">
            <text:p>664</text:p>
          </table:table-cell>
          <table:table-cell office:value-type="float" office:value="668" table:formula="of:=[.AM2]+4" table:style-name="ce2">
            <text:p>668</text:p>
          </table:table-cell>
          <table:table-cell office:value-type="float" office:value="672" table:formula="of:=[.AN2]+4" table:style-name="ce2">
            <text:p>672</text:p>
          </table:table-cell>
          <table:table-cell office:value-type="float" office:value="676" table:formula="of:=[.AO2]+4" table:style-name="ce2">
            <text:p>676</text:p>
          </table:table-cell>
          <table:table-cell office:value-type="float" office:value="680" table:formula="of:=[.AP2]+4" table:style-name="ce2">
            <text:p>680</text:p>
          </table:table-cell>
          <table:table-cell office:value-type="float" office:value="684" table:formula="of:=[.AQ2]+4" table:style-name="ce2">
            <text:p>684</text:p>
          </table:table-cell>
          <table:table-cell office:value-type="float" office:value="688" table:formula="of:=[.AR2]+4" table:style-name="ce2">
            <text:p>688</text:p>
          </table:table-cell>
          <table:table-cell office:value-type="float" office:value="692" table:formula="of:=[.AS2]+4" table:style-name="ce2">
            <text:p>692</text:p>
          </table:table-cell>
          <table:table-cell office:value-type="float" office:value="696" table:formula="of:=[.AT2]+4" table:style-name="ce2">
            <text:p>696</text:p>
          </table:table-cell>
          <table:table-cell office:value-type="float" office:value="700" table:formula="of:=[.AU2]+4" table:style-name="ce2">
            <text:p>700</text:p>
          </table:table-cell>
          <table:table-cell office:value-type="float" office:value="704" table:formula="of:=[.AV2]+4" table:style-name="ce2">
            <text:p>704</text:p>
          </table:table-cell>
          <table:table-cell office:value-type="float" office:value="708" table:formula="of:=[.AW2]+4" table:style-name="ce2">
            <text:p>708</text:p>
          </table:table-cell>
          <table:table-cell office:value-type="float" office:value="712" table:formula="of:=[.AX2]+4" table:style-name="ce2">
            <text:p>712</text:p>
          </table:table-cell>
          <table:table-cell office:value-type="float" office:value="716" table:formula="of:=[.AY2]+4" table:style-name="ce2">
            <text:p>716</text:p>
          </table:table-cell>
          <table:table-cell office:value-type="float" office:value="720" table:formula="of:=[.AZ2]+4" table:style-name="ce2">
            <text:p>720</text:p>
          </table:table-cell>
          <table:table-cell office:value-type="float" office:value="724" table:formula="of:=[.BA2]+4" table:style-name="ce2">
            <text:p>724</text:p>
          </table:table-cell>
          <table:table-cell office:value-type="float" office:value="728" table:formula="of:=[.BB2]+4" table:style-name="ce2">
            <text:p>728</text:p>
          </table:table-cell>
          <table:table-cell office:value-type="float" office:value="732" table:formula="of:=[.BC2]+4" table:style-name="ce2">
            <text:p>732</text:p>
          </table:table-cell>
          <table:table-cell office:value-type="float" office:value="736" table:formula="of:=[.BD2]+4" table:style-name="ce2">
            <text:p>736</text:p>
          </table:table-cell>
          <table:table-cell office:value-type="float" office:value="740" table:formula="of:=[.BE2]+4" table:style-name="ce2">
            <text:p>740</text:p>
          </table:table-cell>
          <table:table-cell office:value-type="float" office:value="744" table:formula="of:=[.BF2]+4" table:style-name="ce2">
            <text:p>744</text:p>
          </table:table-cell>
          <table:table-cell office:value-type="float" office:value="748" table:formula="of:=[.BG2]+4" table:style-name="ce2">
            <text:p>748</text:p>
          </table:table-cell>
          <table:table-cell office:value-type="float" office:value="752" table:formula="of:=[.BH2]+4" table:style-name="ce2">
            <text:p>752</text:p>
          </table:table-cell>
          <table:table-cell office:value-type="float" office:value="756" table:formula="of:=[.BI2]+4" table:style-name="ce2">
            <text:p>756</text:p>
          </table:table-cell>
          <table:table-cell office:value-type="float" office:value="760" table:formula="of:=[.BJ2]+4" table:style-name="ce2">
            <text:p>760</text:p>
          </table:table-cell>
          <table:table-cell office:value-type="float" office:value="764" table:formula="of:=[.BK2]+4" table:style-name="ce2">
            <text:p>764</text:p>
          </table:table-cell>
          <table:table-cell office:value-type="float" office:value="768" table:formula="of:=[.BL2]+4" table:style-name="ce2">
            <text:p>768</text:p>
          </table:table-cell>
          <table:table-cell office:value-type="float" office:value="772" table:formula="of:=[.BM2]+4" table:style-name="ce2">
            <text:p>772</text:p>
          </table:table-cell>
          <table:table-cell office:value-type="float" office:value="776" table:formula="of:=[.BN2]+4" table:style-name="ce2">
            <text:p>776</text:p>
          </table:table-cell>
          <table:table-cell office:value-type="float" office:value="780" table:formula="of:=[.BO2]+4" table:style-name="ce2">
            <text:p>780</text:p>
          </table:table-cell>
          <table:table-cell office:value-type="float" office:value="784" table:formula="of:=[.BP2]+4" table:style-name="ce2">
            <text:p>784</text:p>
          </table:table-cell>
          <table:table-cell office:value-type="float" office:value="788" table:formula="of:=[.BQ2]+4" table:style-name="ce2">
            <text:p>788</text:p>
          </table:table-cell>
          <table:table-cell office:value-type="float" office:value="792" table:formula="of:=[.BR2]+4" table:style-name="ce2">
            <text:p>792</text:p>
          </table:table-cell>
          <table:table-cell office:value-type="float" office:value="796" table:formula="of:=[.BS2]+4" table:style-name="ce2">
            <text:p>796</text:p>
          </table:table-cell>
          <table:table-cell office:value-type="float" office:value="800" table:formula="of:=[.BT2]+4" table:style-name="ce2">
            <text:p>800</text:p>
          </table:table-cell>
          <table:table-cell office:value-type="float" office:value="804" table:formula="of:=[.BU2]+4" table:style-name="ce2">
            <text:p>804</text:p>
          </table:table-cell>
          <table:table-cell office:value-type="float" office:value="808" table:formula="of:=[.BV2]+4" table:style-name="ce2">
            <text:p>808</text:p>
          </table:table-cell>
          <table:table-cell office:value-type="float" office:value="812" table:formula="of:=[.BW2]+4" table:style-name="ce2">
            <text:p>812</text:p>
          </table:table-cell>
          <table:table-cell office:value-type="float" office:value="816" table:formula="of:=[.BX2]+4" table:style-name="ce2">
            <text:p>816</text:p>
          </table:table-cell>
          <table:table-cell office:value-type="float" office:value="820" table:formula="of:=[.BY2]+4" table:style-name="ce2">
            <text:p>820</text:p>
          </table:table-cell>
          <table:table-cell office:value-type="float" office:value="824" table:formula="of:=[.BZ2]+4" table:style-name="ce2">
            <text:p>824</text:p>
          </table:table-cell>
          <table:table-cell office:value-type="float" office:value="828" table:formula="of:=[.CA2]+4" table:style-name="ce2">
            <text:p>828</text:p>
          </table:table-cell>
          <table:table-cell office:value-type="float" office:value="832" table:formula="of:=[.CB2]+4" table:style-name="ce2">
            <text:p>832</text:p>
          </table:table-cell>
          <table:table-cell office:value-type="float" office:value="836" table:formula="of:=[.CC2]+4" table:style-name="ce2">
            <text:p>836</text:p>
          </table:table-cell>
          <table:table-cell office:value-type="float" office:value="840" table:formula="of:=[.CD2]+4" table:style-name="ce2">
            <text:p>840</text:p>
          </table:table-cell>
          <table:table-cell office:value-type="float" office:value="844" table:formula="of:=[.CE2]+4" table:style-name="ce2">
            <text:p>844</text:p>
          </table:table-cell>
          <table:table-cell office:value-type="float" office:value="848" table:formula="of:=[.CF2]+4" table:style-name="ce2">
            <text:p>848</text:p>
          </table:table-cell>
          <table:table-cell office:value-type="float" office:value="852" table:formula="of:=[.CG2]+4" table:style-name="ce2">
            <text:p>852</text:p>
          </table:table-cell>
          <table:table-cell office:value-type="float" office:value="856" table:formula="of:=[.CH2]+4" table:style-name="ce2">
            <text:p>856</text:p>
          </table:table-cell>
          <table:table-cell office:value-type="float" office:value="860" table:formula="of:=[.CI2]+4" table:style-name="ce2">
            <text:p>860</text:p>
          </table:table-cell>
          <table:table-cell office:value-type="float" office:value="864" table:formula="of:=[.CJ2]+4" table:style-name="ce2">
            <text:p>864</text:p>
          </table:table-cell>
          <table:table-cell office:value-type="float" office:value="868" table:formula="of:=[.CK2]+4" table:style-name="ce2">
            <text:p>868</text:p>
          </table:table-cell>
          <table:table-cell office:value-type="float" office:value="872" table:formula="of:=[.CL2]+4" table:style-name="ce2">
            <text:p>872</text:p>
          </table:table-cell>
          <table:table-cell office:value-type="float" office:value="876" table:formula="of:=[.CM2]+4" table:style-name="ce2">
            <text:p>876</text:p>
          </table:table-cell>
          <table:table-cell office:value-type="float" office:value="880" table:formula="of:=[.CN2]+4" table:style-name="ce2">
            <text:p>880</text:p>
          </table:table-cell>
          <table:table-cell office:value-type="float" office:value="884" table:formula="of:=[.CO2]+4" table:style-name="ce2">
            <text:p>884</text:p>
          </table:table-cell>
          <table:table-cell office:value-type="float" office:value="888" table:formula="of:=[.CP2]+4" table:style-name="ce2">
            <text:p>888</text:p>
          </table:table-cell>
          <table:table-cell office:value-type="float" office:value="892" table:formula="of:=[.CQ2]+4" table:style-name="ce2">
            <text:p>892</text:p>
          </table:table-cell>
          <table:table-cell office:value-type="float" office:value="896" table:formula="of:=[.CR2]+4" table:style-name="ce2">
            <text:p>896</text:p>
          </table:table-cell>
          <table:table-cell office:value-type="float" office:value="900" table:formula="of:=[.CS2]+4" table:style-name="ce2">
            <text:p>900</text:p>
          </table:table-cell>
          <table:table-cell office:value-type="float" office:value="904" table:formula="of:=[.CT2]+4" table:style-name="ce2">
            <text:p>904</text:p>
          </table:table-cell>
          <table:table-cell office:value-type="float" office:value="908" table:formula="of:=[.CU2]+4" table:style-name="ce2">
            <text:p>908</text:p>
          </table:table-cell>
          <table:table-cell office:value-type="float" office:value="912" table:formula="of:=[.CV2]+4" table:style-name="ce2">
            <text:p>912</text:p>
          </table:table-cell>
          <table:table-cell office:value-type="float" office:value="916" table:formula="of:=[.CW2]+4" table:style-name="ce2">
            <text:p>916</text:p>
          </table:table-cell>
          <table:table-cell office:value-type="float" office:value="920" table:formula="of:=[.CX2]+4" table:style-name="ce2">
            <text:p>920</text:p>
          </table:table-cell>
          <table:table-cell office:value-type="float" office:value="924" table:formula="of:=[.CY2]+4" table:style-name="ce2">
            <text:p>924</text:p>
          </table:table-cell>
          <table:table-cell office:value-type="float" office:value="928" table:formula="of:=[.CZ2]+4" table:style-name="ce2">
            <text:p>928</text:p>
          </table:table-cell>
          <table:table-cell office:value-type="float" office:value="932" table:formula="of:=[.DA2]+4" table:style-name="ce2">
            <text:p>932</text:p>
          </table:table-cell>
          <table:table-cell office:value-type="float" office:value="936" table:formula="of:=[.DB2]+4" table:style-name="ce2">
            <text:p>936</text:p>
          </table:table-cell>
          <table:table-cell office:value-type="float" office:value="940" table:formula="of:=[.DC2]+4" table:style-name="ce2">
            <text:p>940</text:p>
          </table:table-cell>
          <table:table-cell office:value-type="float" office:value="944" table:formula="of:=[.DD2]+4" table:style-name="ce2">
            <text:p>944</text:p>
          </table:table-cell>
          <table:table-cell office:value-type="float" office:value="948" table:formula="of:=[.DE2]+4" table:style-name="ce2">
            <text:p>948</text:p>
          </table:table-cell>
          <table:table-cell office:value-type="float" office:value="952" table:formula="of:=[.DF2]+4" table:style-name="ce2">
            <text:p>952</text:p>
          </table:table-cell>
          <table:table-cell office:value-type="float" office:value="956" table:formula="of:=[.DG2]+4" table:style-name="ce2">
            <text:p>956</text:p>
          </table:table-cell>
          <table:table-cell office:value-type="float" office:value="960" table:formula="of:=[.DH2]+4" table:style-name="ce2">
            <text:p>960</text:p>
          </table:table-cell>
          <table:table-cell office:value-type="float" office:value="964" table:formula="of:=[.DI2]+4" table:style-name="ce2">
            <text:p>964</text:p>
          </table:table-cell>
          <table:table-cell office:value-type="float" office:value="968" table:formula="of:=[.DJ2]+4" table:style-name="ce2">
            <text:p>968</text:p>
          </table:table-cell>
          <table:table-cell office:value-type="float" office:value="972" table:formula="of:=[.DK2]+4" table:style-name="ce2">
            <text:p>972</text:p>
          </table:table-cell>
          <table:table-cell office:value-type="float" office:value="976" table:formula="of:=[.DL2]+4" table:style-name="ce2">
            <text:p>976</text:p>
          </table:table-cell>
          <table:table-cell office:value-type="float" office:value="980" table:formula="of:=[.DM2]+4" table:style-name="ce2">
            <text:p>980</text:p>
          </table:table-cell>
          <table:table-cell office:value-type="float" office:value="984" table:formula="of:=[.DN2]+4" table:style-name="ce2">
            <text:p>984</text:p>
          </table:table-cell>
          <table:table-cell office:value-type="float" office:value="988" table:formula="of:=[.DO2]+4" table:style-name="ce2">
            <text:p>988</text:p>
          </table:table-cell>
          <table:table-cell office:value-type="float" office:value="992" table:formula="of:=[.DP2]+4" table:style-name="ce2">
            <text:p>992</text:p>
          </table:table-cell>
          <table:table-cell office:value-type="float" office:value="996" table:formula="of:=[.DQ2]+4" table:style-name="ce2">
            <text:p>996</text:p>
          </table:table-cell>
          <table:table-cell office:value-type="float" office:value="1000" table:formula="of:=[.DR2]+4" table:style-name="ce2">
            <text:p>1000</text:p>
          </table:table-cell>
          <table:table-cell office:value-type="float" office:value="1004" table:formula="of:=[.DS2]+4" table:style-name="ce2">
            <text:p>1004</text:p>
          </table:table-cell>
          <table:table-cell office:value-type="float" office:value="1008" table:formula="of:=[.DT2]+4" table:style-name="ce2">
            <text:p>1008</text:p>
          </table:table-cell>
          <table:table-cell office:value-type="float" office:value="1012" table:formula="of:=[.DU2]+4" table:style-name="ce2">
            <text:p>1012</text:p>
          </table:table-cell>
          <table:table-cell office:value-type="float" office:value="1016" table:formula="of:=[.DV2]+4" table:style-name="ce2">
            <text:p>1016</text:p>
          </table:table-cell>
          <table:table-cell office:value-type="float" office:value="1020" table:formula="of:=[.DW2]+4" table:style-name="ce2">
            <text:p>1020</text:p>
          </table:table-cell>
          <table:table-cell table:number-columns-repeated="16256"/>
        </table:table-row>
        <table:table-row table:style-name="ro1">
          <table:table-cell office:value-type="float" office:value="1024" table:formula="of:=[.A2]+512" table:style-name="ce2">
            <text:p>1024</text:p>
          </table:table-cell>
          <table:table-cell office:value-type="float" office:value="1028" table:formula="of:=[.A3]+4" table:style-name="ce2">
            <text:p>1028</text:p>
          </table:table-cell>
          <table:table-cell office:value-type="float" office:value="1032" table:formula="of:=[.B3]+4" table:style-name="ce2">
            <text:p>1032</text:p>
          </table:table-cell>
          <table:table-cell office:value-type="float" office:value="1036" table:formula="of:=[.C3]+4" table:style-name="ce2">
            <text:p>1036</text:p>
          </table:table-cell>
          <table:table-cell office:value-type="float" office:value="1040" table:formula="of:=[.D3]+4" table:style-name="ce2">
            <text:p>1040</text:p>
          </table:table-cell>
          <table:table-cell office:value-type="float" office:value="1044" table:formula="of:=[.E3]+4" table:style-name="ce2">
            <text:p>1044</text:p>
          </table:table-cell>
          <table:table-cell office:value-type="float" office:value="1048" table:formula="of:=[.F3]+4" table:style-name="ce2">
            <text:p>1048</text:p>
          </table:table-cell>
          <table:table-cell office:value-type="float" office:value="1052" table:formula="of:=[.G3]+4" table:style-name="ce2">
            <text:p>1052</text:p>
          </table:table-cell>
          <table:table-cell office:value-type="float" office:value="1056" table:formula="of:=[.H3]+4" table:style-name="ce9">
            <text:p>1056</text:p>
          </table:table-cell>
          <table:table-cell office:value-type="float" office:value="1060" table:formula="of:=[.I3]+4" table:style-name="ce9">
            <text:p>1060</text:p>
          </table:table-cell>
          <table:table-cell office:value-type="float" office:value="1064" table:formula="of:=[.J3]+4" table:style-name="ce2">
            <text:p>1064</text:p>
          </table:table-cell>
          <table:table-cell office:value-type="float" office:value="1068" table:formula="of:=[.K3]+4" table:style-name="ce2">
            <text:p>1068</text:p>
          </table:table-cell>
          <table:table-cell office:value-type="float" office:value="1072" table:formula="of:=[.L3]+4" table:style-name="ce2">
            <text:p>1072</text:p>
          </table:table-cell>
          <table:table-cell office:value-type="float" office:value="1076" table:formula="of:=[.M3]+4" table:style-name="ce2">
            <text:p>1076</text:p>
          </table:table-cell>
          <table:table-cell office:value-type="float" office:value="1080" table:formula="of:=[.N3]+4" table:style-name="ce2">
            <text:p>1080</text:p>
          </table:table-cell>
          <table:table-cell office:value-type="float" office:value="1084" table:formula="of:=[.O3]+4" table:style-name="ce2">
            <text:p>1084</text:p>
          </table:table-cell>
          <table:table-cell office:value-type="float" office:value="1088" table:formula="of:=[.P3]+4" table:style-name="ce2">
            <text:p>1088</text:p>
          </table:table-cell>
          <table:table-cell office:value-type="float" office:value="1092" table:formula="of:=[.Q3]+4" table:style-name="ce2">
            <text:p>1092</text:p>
          </table:table-cell>
          <table:table-cell office:value-type="float" office:value="1096" table:formula="of:=[.R3]+4" table:style-name="ce2">
            <text:p>1096</text:p>
          </table:table-cell>
          <table:table-cell office:value-type="float" office:value="1100" table:formula="of:=[.S3]+4" table:style-name="ce2">
            <text:p>1100</text:p>
          </table:table-cell>
          <table:table-cell office:value-type="float" office:value="1104" table:formula="of:=[.T3]+4" table:style-name="ce2">
            <text:p>1104</text:p>
          </table:table-cell>
          <table:table-cell office:value-type="float" office:value="1108" table:formula="of:=[.U3]+4" table:style-name="ce2">
            <text:p>1108</text:p>
          </table:table-cell>
          <table:table-cell office:value-type="float" office:value="1112" table:formula="of:=[.V3]+4" table:style-name="ce2">
            <text:p>1112</text:p>
          </table:table-cell>
          <table:table-cell office:value-type="float" office:value="1116" table:formula="of:=[.W3]+4" table:style-name="ce2">
            <text:p>1116</text:p>
          </table:table-cell>
          <table:table-cell office:value-type="float" office:value="1120" table:formula="of:=[.X3]+4" table:style-name="ce2">
            <text:p>1120</text:p>
          </table:table-cell>
          <table:table-cell office:value-type="float" office:value="1124" table:formula="of:=[.Y3]+4" table:style-name="ce2">
            <text:p>1124</text:p>
          </table:table-cell>
          <table:table-cell office:value-type="float" office:value="1128" table:formula="of:=[.Z3]+4" table:style-name="ce2">
            <text:p>1128</text:p>
          </table:table-cell>
          <table:table-cell office:value-type="float" office:value="1132" table:formula="of:=[.AA3]+4" table:style-name="ce2">
            <text:p>1132</text:p>
          </table:table-cell>
          <table:table-cell office:value-type="float" office:value="1136" table:formula="of:=[.AB3]+4" table:style-name="ce2">
            <text:p>1136</text:p>
          </table:table-cell>
          <table:table-cell office:value-type="float" office:value="1140" table:formula="of:=[.AC3]+4" table:style-name="ce2">
            <text:p>1140</text:p>
          </table:table-cell>
          <table:table-cell office:value-type="float" office:value="1144" table:formula="of:=[.AD3]+4" table:style-name="ce2">
            <text:p>1144</text:p>
          </table:table-cell>
          <table:table-cell office:value-type="float" office:value="1148" table:formula="of:=[.AE3]+4" table:style-name="ce2">
            <text:p>1148</text:p>
          </table:table-cell>
          <table:table-cell office:value-type="float" office:value="1152" table:formula="of:=[.AF3]+4" table:style-name="ce2">
            <text:p>1152</text:p>
          </table:table-cell>
          <table:table-cell office:value-type="float" office:value="1156" table:formula="of:=[.AG3]+4" table:style-name="ce2">
            <text:p>1156</text:p>
          </table:table-cell>
          <table:table-cell office:value-type="float" office:value="1160" table:formula="of:=[.AH3]+4" table:style-name="ce2">
            <text:p>1160</text:p>
          </table:table-cell>
          <table:table-cell office:value-type="float" office:value="1164" table:formula="of:=[.AI3]+4" table:style-name="ce2">
            <text:p>1164</text:p>
          </table:table-cell>
          <table:table-cell office:value-type="float" office:value="1168" table:formula="of:=[.AJ3]+4" table:style-name="ce2">
            <text:p>1168</text:p>
          </table:table-cell>
          <table:table-cell office:value-type="float" office:value="1172" table:formula="of:=[.AK3]+4" table:style-name="ce2">
            <text:p>1172</text:p>
          </table:table-cell>
          <table:table-cell office:value-type="float" office:value="1176" table:formula="of:=[.AL3]+4" table:style-name="ce2">
            <text:p>1176</text:p>
          </table:table-cell>
          <table:table-cell office:value-type="float" office:value="1180" table:formula="of:=[.AM3]+4" table:style-name="ce2">
            <text:p>1180</text:p>
          </table:table-cell>
          <table:table-cell office:value-type="float" office:value="1184" table:formula="of:=[.AN3]+4" table:style-name="ce2">
            <text:p>1184</text:p>
          </table:table-cell>
          <table:table-cell office:value-type="float" office:value="1188" table:formula="of:=[.AO3]+4" table:style-name="ce2">
            <text:p>1188</text:p>
          </table:table-cell>
          <table:table-cell office:value-type="float" office:value="1192" table:formula="of:=[.AP3]+4" table:style-name="ce2">
            <text:p>1192</text:p>
          </table:table-cell>
          <table:table-cell office:value-type="float" office:value="1196" table:formula="of:=[.AQ3]+4" table:style-name="ce2">
            <text:p>1196</text:p>
          </table:table-cell>
          <table:table-cell office:value-type="float" office:value="1200" table:formula="of:=[.AR3]+4" table:style-name="ce2">
            <text:p>1200</text:p>
          </table:table-cell>
          <table:table-cell office:value-type="float" office:value="1204" table:formula="of:=[.AS3]+4" table:style-name="ce2">
            <text:p>1204</text:p>
          </table:table-cell>
          <table:table-cell office:value-type="float" office:value="1208" table:formula="of:=[.AT3]+4" table:style-name="ce2">
            <text:p>1208</text:p>
          </table:table-cell>
          <table:table-cell office:value-type="float" office:value="1212" table:formula="of:=[.AU3]+4" table:style-name="ce2">
            <text:p>1212</text:p>
          </table:table-cell>
          <table:table-cell office:value-type="float" office:value="1216" table:formula="of:=[.AV3]+4" table:style-name="ce2">
            <text:p>1216</text:p>
          </table:table-cell>
          <table:table-cell office:value-type="float" office:value="1220" table:formula="of:=[.AW3]+4" table:style-name="ce2">
            <text:p>1220</text:p>
          </table:table-cell>
          <table:table-cell office:value-type="float" office:value="1224" table:formula="of:=[.AX3]+4" table:style-name="ce2">
            <text:p>1224</text:p>
          </table:table-cell>
          <table:table-cell office:value-type="float" office:value="1228" table:formula="of:=[.AY3]+4" table:style-name="ce2">
            <text:p>1228</text:p>
          </table:table-cell>
          <table:table-cell office:value-type="float" office:value="1232" table:formula="of:=[.AZ3]+4" table:style-name="ce2">
            <text:p>1232</text:p>
          </table:table-cell>
          <table:table-cell office:value-type="float" office:value="1236" table:formula="of:=[.BA3]+4" table:style-name="ce2">
            <text:p>1236</text:p>
          </table:table-cell>
          <table:table-cell office:value-type="float" office:value="1240" table:formula="of:=[.BB3]+4" table:style-name="ce2">
            <text:p>1240</text:p>
          </table:table-cell>
          <table:table-cell office:value-type="float" office:value="1244" table:formula="of:=[.BC3]+4" table:style-name="ce2">
            <text:p>1244</text:p>
          </table:table-cell>
          <table:table-cell office:value-type="float" office:value="1248" table:formula="of:=[.BD3]+4" table:style-name="ce2">
            <text:p>1248</text:p>
          </table:table-cell>
          <table:table-cell office:value-type="float" office:value="1252" table:formula="of:=[.BE3]+4" table:style-name="ce2">
            <text:p>1252</text:p>
          </table:table-cell>
          <table:table-cell office:value-type="float" office:value="1256" table:formula="of:=[.BF3]+4" table:style-name="ce2">
            <text:p>1256</text:p>
          </table:table-cell>
          <table:table-cell office:value-type="float" office:value="1260" table:formula="of:=[.BG3]+4" table:style-name="ce2">
            <text:p>1260</text:p>
          </table:table-cell>
          <table:table-cell office:value-type="float" office:value="1264" table:formula="of:=[.BH3]+4" table:style-name="ce2">
            <text:p>1264</text:p>
          </table:table-cell>
          <table:table-cell office:value-type="float" office:value="1268" table:formula="of:=[.BI3]+4" table:style-name="ce2">
            <text:p>1268</text:p>
          </table:table-cell>
          <table:table-cell office:value-type="float" office:value="1272" table:formula="of:=[.BJ3]+4" table:style-name="ce2">
            <text:p>1272</text:p>
          </table:table-cell>
          <table:table-cell office:value-type="float" office:value="1276" table:formula="of:=[.BK3]+4" table:style-name="ce2">
            <text:p>1276</text:p>
          </table:table-cell>
          <table:table-cell office:value-type="float" office:value="1280" table:formula="of:=[.BL3]+4" table:style-name="ce2">
            <text:p>1280</text:p>
          </table:table-cell>
          <table:table-cell office:value-type="float" office:value="1284" table:formula="of:=[.BM3]+4" table:style-name="ce2">
            <text:p>1284</text:p>
          </table:table-cell>
          <table:table-cell office:value-type="float" office:value="1288" table:formula="of:=[.BN3]+4" table:style-name="ce2">
            <text:p>1288</text:p>
          </table:table-cell>
          <table:table-cell office:value-type="float" office:value="1292" table:formula="of:=[.BO3]+4" table:style-name="ce2">
            <text:p>1292</text:p>
          </table:table-cell>
          <table:table-cell office:value-type="float" office:value="1296" table:formula="of:=[.BP3]+4" table:style-name="ce2">
            <text:p>1296</text:p>
          </table:table-cell>
          <table:table-cell office:value-type="float" office:value="1300" table:formula="of:=[.BQ3]+4" table:style-name="ce2">
            <text:p>1300</text:p>
          </table:table-cell>
          <table:table-cell office:value-type="float" office:value="1304" table:formula="of:=[.BR3]+4" table:style-name="ce2">
            <text:p>1304</text:p>
          </table:table-cell>
          <table:table-cell office:value-type="float" office:value="1308" table:formula="of:=[.BS3]+4" table:style-name="ce2">
            <text:p>1308</text:p>
          </table:table-cell>
          <table:table-cell office:value-type="float" office:value="1312" table:formula="of:=[.BT3]+4" table:style-name="ce2">
            <text:p>1312</text:p>
          </table:table-cell>
          <table:table-cell office:value-type="float" office:value="1316" table:formula="of:=[.BU3]+4" table:style-name="ce2">
            <text:p>1316</text:p>
          </table:table-cell>
          <table:table-cell office:value-type="float" office:value="1320" table:formula="of:=[.BV3]+4" table:style-name="ce2">
            <text:p>1320</text:p>
          </table:table-cell>
          <table:table-cell office:value-type="float" office:value="1324" table:formula="of:=[.BW3]+4" table:style-name="ce2">
            <text:p>1324</text:p>
          </table:table-cell>
          <table:table-cell office:value-type="float" office:value="1328" table:formula="of:=[.BX3]+4" table:style-name="ce2">
            <text:p>1328</text:p>
          </table:table-cell>
          <table:table-cell office:value-type="float" office:value="1332" table:formula="of:=[.BY3]+4" table:style-name="ce2">
            <text:p>1332</text:p>
          </table:table-cell>
          <table:table-cell office:value-type="float" office:value="1336" table:formula="of:=[.BZ3]+4" table:style-name="ce2">
            <text:p>1336</text:p>
          </table:table-cell>
          <table:table-cell office:value-type="float" office:value="1340" table:formula="of:=[.CA3]+4" table:style-name="ce2">
            <text:p>1340</text:p>
          </table:table-cell>
          <table:table-cell office:value-type="float" office:value="1344" table:formula="of:=[.CB3]+4" table:style-name="ce2">
            <text:p>1344</text:p>
          </table:table-cell>
          <table:table-cell office:value-type="float" office:value="1348" table:formula="of:=[.CC3]+4" table:style-name="ce2">
            <text:p>1348</text:p>
          </table:table-cell>
          <table:table-cell office:value-type="float" office:value="1352" table:formula="of:=[.CD3]+4" table:style-name="ce2">
            <text:p>1352</text:p>
          </table:table-cell>
          <table:table-cell office:value-type="float" office:value="1356" table:formula="of:=[.CE3]+4" table:style-name="ce2">
            <text:p>1356</text:p>
          </table:table-cell>
          <table:table-cell office:value-type="float" office:value="1360" table:formula="of:=[.CF3]+4" table:style-name="ce2">
            <text:p>1360</text:p>
          </table:table-cell>
          <table:table-cell office:value-type="float" office:value="1364" table:formula="of:=[.CG3]+4" table:style-name="ce2">
            <text:p>1364</text:p>
          </table:table-cell>
          <table:table-cell office:value-type="float" office:value="1368" table:formula="of:=[.CH3]+4" table:style-name="ce2">
            <text:p>1368</text:p>
          </table:table-cell>
          <table:table-cell office:value-type="float" office:value="1372" table:formula="of:=[.CI3]+4" table:style-name="ce2">
            <text:p>1372</text:p>
          </table:table-cell>
          <table:table-cell office:value-type="float" office:value="1376" table:formula="of:=[.CJ3]+4" table:style-name="ce2">
            <text:p>1376</text:p>
          </table:table-cell>
          <table:table-cell office:value-type="float" office:value="1380" table:formula="of:=[.CK3]+4" table:style-name="ce2">
            <text:p>1380</text:p>
          </table:table-cell>
          <table:table-cell office:value-type="float" office:value="1384" table:formula="of:=[.CL3]+4" table:style-name="ce2">
            <text:p>1384</text:p>
          </table:table-cell>
          <table:table-cell office:value-type="float" office:value="1388" table:formula="of:=[.CM3]+4" table:style-name="ce2">
            <text:p>1388</text:p>
          </table:table-cell>
          <table:table-cell office:value-type="float" office:value="1392" table:formula="of:=[.CN3]+4" table:style-name="ce2">
            <text:p>1392</text:p>
          </table:table-cell>
          <table:table-cell office:value-type="float" office:value="1396" table:formula="of:=[.CO3]+4" table:style-name="ce2">
            <text:p>1396</text:p>
          </table:table-cell>
          <table:table-cell office:value-type="float" office:value="1400" table:formula="of:=[.CP3]+4" table:style-name="ce2">
            <text:p>1400</text:p>
          </table:table-cell>
          <table:table-cell office:value-type="float" office:value="1404" table:formula="of:=[.CQ3]+4" table:style-name="ce2">
            <text:p>1404</text:p>
          </table:table-cell>
          <table:table-cell office:value-type="float" office:value="1408" table:formula="of:=[.CR3]+4" table:style-name="ce2">
            <text:p>1408</text:p>
          </table:table-cell>
          <table:table-cell office:value-type="float" office:value="1412" table:formula="of:=[.CS3]+4" table:style-name="ce2">
            <text:p>1412</text:p>
          </table:table-cell>
          <table:table-cell office:value-type="float" office:value="1416" table:formula="of:=[.CT3]+4" table:style-name="ce2">
            <text:p>1416</text:p>
          </table:table-cell>
          <table:table-cell office:value-type="float" office:value="1420" table:formula="of:=[.CU3]+4" table:style-name="ce2">
            <text:p>1420</text:p>
          </table:table-cell>
          <table:table-cell office:value-type="float" office:value="1424" table:formula="of:=[.CV3]+4" table:style-name="ce2">
            <text:p>1424</text:p>
          </table:table-cell>
          <table:table-cell office:value-type="float" office:value="1428" table:formula="of:=[.CW3]+4" table:style-name="ce2">
            <text:p>1428</text:p>
          </table:table-cell>
          <table:table-cell office:value-type="float" office:value="1432" table:formula="of:=[.CX3]+4" table:style-name="ce2">
            <text:p>1432</text:p>
          </table:table-cell>
          <table:table-cell office:value-type="float" office:value="1436" table:formula="of:=[.CY3]+4" table:style-name="ce2">
            <text:p>1436</text:p>
          </table:table-cell>
          <table:table-cell office:value-type="float" office:value="1440" table:formula="of:=[.CZ3]+4" table:style-name="ce2">
            <text:p>1440</text:p>
          </table:table-cell>
          <table:table-cell office:value-type="float" office:value="1444" table:formula="of:=[.DA3]+4" table:style-name="ce2">
            <text:p>1444</text:p>
          </table:table-cell>
          <table:table-cell office:value-type="float" office:value="1448" table:formula="of:=[.DB3]+4" table:style-name="ce2">
            <text:p>1448</text:p>
          </table:table-cell>
          <table:table-cell office:value-type="float" office:value="1452" table:formula="of:=[.DC3]+4" table:style-name="ce2">
            <text:p>1452</text:p>
          </table:table-cell>
          <table:table-cell office:value-type="float" office:value="1456" table:formula="of:=[.DD3]+4" table:style-name="ce2">
            <text:p>1456</text:p>
          </table:table-cell>
          <table:table-cell office:value-type="float" office:value="1460" table:formula="of:=[.DE3]+4" table:style-name="ce2">
            <text:p>1460</text:p>
          </table:table-cell>
          <table:table-cell office:value-type="float" office:value="1464" table:formula="of:=[.DF3]+4" table:style-name="ce2">
            <text:p>1464</text:p>
          </table:table-cell>
          <table:table-cell office:value-type="float" office:value="1468" table:formula="of:=[.DG3]+4" table:style-name="ce2">
            <text:p>1468</text:p>
          </table:table-cell>
          <table:table-cell office:value-type="float" office:value="1472" table:formula="of:=[.DH3]+4" table:style-name="ce2">
            <text:p>1472</text:p>
          </table:table-cell>
          <table:table-cell office:value-type="float" office:value="1476" table:formula="of:=[.DI3]+4" table:style-name="ce2">
            <text:p>1476</text:p>
          </table:table-cell>
          <table:table-cell office:value-type="float" office:value="1480" table:formula="of:=[.DJ3]+4" table:style-name="ce2">
            <text:p>1480</text:p>
          </table:table-cell>
          <table:table-cell office:value-type="float" office:value="1484" table:formula="of:=[.DK3]+4" table:style-name="ce2">
            <text:p>1484</text:p>
          </table:table-cell>
          <table:table-cell office:value-type="float" office:value="1488" table:formula="of:=[.DL3]+4" table:style-name="ce2">
            <text:p>1488</text:p>
          </table:table-cell>
          <table:table-cell office:value-type="float" office:value="1492" table:formula="of:=[.DM3]+4" table:style-name="ce2">
            <text:p>1492</text:p>
          </table:table-cell>
          <table:table-cell office:value-type="float" office:value="1496" table:formula="of:=[.DN3]+4" table:style-name="ce2">
            <text:p>1496</text:p>
          </table:table-cell>
          <table:table-cell office:value-type="float" office:value="1500" table:formula="of:=[.DO3]+4" table:style-name="ce2">
            <text:p>1500</text:p>
          </table:table-cell>
          <table:table-cell office:value-type="float" office:value="1504" table:formula="of:=[.DP3]+4" table:style-name="ce2">
            <text:p>1504</text:p>
          </table:table-cell>
          <table:table-cell office:value-type="float" office:value="1508" table:formula="of:=[.DQ3]+4" table:style-name="ce2">
            <text:p>1508</text:p>
          </table:table-cell>
          <table:table-cell office:value-type="float" office:value="1512" table:formula="of:=[.DR3]+4" table:style-name="ce2">
            <text:p>1512</text:p>
          </table:table-cell>
          <table:table-cell office:value-type="float" office:value="1516" table:formula="of:=[.DS3]+4" table:style-name="ce2">
            <text:p>1516</text:p>
          </table:table-cell>
          <table:table-cell office:value-type="float" office:value="1520" table:formula="of:=[.DT3]+4" table:style-name="ce2">
            <text:p>1520</text:p>
          </table:table-cell>
          <table:table-cell office:value-type="float" office:value="1524" table:formula="of:=[.DU3]+4" table:style-name="ce2">
            <text:p>1524</text:p>
          </table:table-cell>
          <table:table-cell office:value-type="float" office:value="1528" table:formula="of:=[.DV3]+4" table:style-name="ce2">
            <text:p>1528</text:p>
          </table:table-cell>
          <table:table-cell office:value-type="float" office:value="1532" table:formula="of:=[.DW3]+4" table:style-name="ce2">
            <text:p>1532</text:p>
          </table:table-cell>
          <table:table-cell table:number-columns-repeated="16256"/>
        </table:table-row>
        <table:table-row table:style-name="ro1">
          <table:table-cell office:value-type="float" office:value="1536" table:formula="of:=[.A3]+512" table:style-name="ce2">
            <text:p>1536</text:p>
          </table:table-cell>
          <table:table-cell office:value-type="float" office:value="1540" table:formula="of:=[.A4]+4" table:style-name="ce2">
            <text:p>1540</text:p>
          </table:table-cell>
          <table:table-cell office:value-type="float" office:value="1544" table:formula="of:=[.B4]+4" table:style-name="ce2">
            <text:p>1544</text:p>
          </table:table-cell>
          <table:table-cell office:value-type="float" office:value="1548" table:formula="of:=[.C4]+4" table:style-name="ce2">
            <text:p>1548</text:p>
          </table:table-cell>
          <table:table-cell office:value-type="float" office:value="1552" table:formula="of:=[.D4]+4" table:style-name="ce10">
            <text:p>1552</text:p>
          </table:table-cell>
          <table:table-cell office:value-type="float" office:value="1556" table:formula="of:=[.E4]+4" table:style-name="ce10">
            <text:p>1556</text:p>
          </table:table-cell>
          <table:table-cell office:value-type="float" office:value="1560" table:formula="of:=[.F4]+4" table:style-name="ce10">
            <text:p>1560</text:p>
          </table:table-cell>
          <table:table-cell office:value-type="float" office:value="1564" table:formula="of:=[.G4]+4" table:style-name="ce10">
            <text:p>1564</text:p>
          </table:table-cell>
          <table:table-cell office:value-type="float" office:value="1568" table:formula="of:=[.H4]+4" table:style-name="ce10">
            <text:p>1568</text:p>
          </table:table-cell>
          <table:table-cell office:value-type="float" office:value="1572" table:formula="of:=[.I4]+4" table:style-name="ce10">
            <text:p>1572</text:p>
          </table:table-cell>
          <table:table-cell office:value-type="float" office:value="1576" table:formula="of:=[.J4]+4" table:style-name="ce2">
            <text:p>1576</text:p>
          </table:table-cell>
          <table:table-cell office:value-type="float" office:value="1580" table:formula="of:=[.K4]+4" table:style-name="ce2">
            <text:p>1580</text:p>
          </table:table-cell>
          <table:table-cell office:value-type="float" office:value="1584" table:formula="of:=[.L4]+4" table:style-name="ce2">
            <text:p>1584</text:p>
          </table:table-cell>
          <table:table-cell office:value-type="float" office:value="1588" table:formula="of:=[.M4]+4" table:style-name="ce2">
            <text:p>1588</text:p>
          </table:table-cell>
          <table:table-cell office:value-type="float" office:value="1592" table:formula="of:=[.N4]+4" table:style-name="ce2">
            <text:p>1592</text:p>
          </table:table-cell>
          <table:table-cell office:value-type="float" office:value="1596" table:formula="of:=[.O4]+4" table:style-name="ce2">
            <text:p>1596</text:p>
          </table:table-cell>
          <table:table-cell office:value-type="float" office:value="1600" table:formula="of:=[.P4]+4" table:style-name="ce2">
            <text:p>1600</text:p>
          </table:table-cell>
          <table:table-cell office:value-type="float" office:value="1604" table:formula="of:=[.Q4]+4" table:style-name="ce2">
            <text:p>1604</text:p>
          </table:table-cell>
          <table:table-cell office:value-type="float" office:value="1608" table:formula="of:=[.R4]+4" table:style-name="ce2">
            <text:p>1608</text:p>
          </table:table-cell>
          <table:table-cell office:value-type="float" office:value="1612" table:formula="of:=[.S4]+4" table:style-name="ce2">
            <text:p>1612</text:p>
          </table:table-cell>
          <table:table-cell office:value-type="float" office:value="1616" table:formula="of:=[.T4]+4" table:style-name="ce2">
            <text:p>1616</text:p>
          </table:table-cell>
          <table:table-cell office:value-type="float" office:value="1620" table:formula="of:=[.U4]+4" table:style-name="ce2">
            <text:p>1620</text:p>
          </table:table-cell>
          <table:table-cell office:value-type="float" office:value="1624" table:formula="of:=[.V4]+4" table:style-name="ce2">
            <text:p>1624</text:p>
          </table:table-cell>
          <table:table-cell office:value-type="float" office:value="1628" table:formula="of:=[.W4]+4" table:style-name="ce2">
            <text:p>1628</text:p>
          </table:table-cell>
          <table:table-cell office:value-type="float" office:value="1632" table:formula="of:=[.X4]+4" table:style-name="ce2">
            <text:p>1632</text:p>
          </table:table-cell>
          <table:table-cell office:value-type="float" office:value="1636" table:formula="of:=[.Y4]+4" table:style-name="ce2">
            <text:p>1636</text:p>
          </table:table-cell>
          <table:table-cell office:value-type="float" office:value="1640" table:formula="of:=[.Z4]+4" table:style-name="ce2">
            <text:p>1640</text:p>
          </table:table-cell>
          <table:table-cell office:value-type="float" office:value="1644" table:formula="of:=[.AA4]+4" table:style-name="ce2">
            <text:p>1644</text:p>
          </table:table-cell>
          <table:table-cell office:value-type="float" office:value="1648" table:formula="of:=[.AB4]+4" table:style-name="ce2">
            <text:p>1648</text:p>
          </table:table-cell>
          <table:table-cell office:value-type="float" office:value="1652" table:formula="of:=[.AC4]+4" table:style-name="ce2">
            <text:p>1652</text:p>
          </table:table-cell>
          <table:table-cell office:value-type="float" office:value="1656" table:formula="of:=[.AD4]+4" table:style-name="ce2">
            <text:p>1656</text:p>
          </table:table-cell>
          <table:table-cell office:value-type="float" office:value="1660" table:formula="of:=[.AE4]+4" table:style-name="ce2">
            <text:p>1660</text:p>
          </table:table-cell>
          <table:table-cell office:value-type="float" office:value="1664" table:formula="of:=[.AF4]+4" table:style-name="ce2">
            <text:p>1664</text:p>
          </table:table-cell>
          <table:table-cell office:value-type="float" office:value="1668" table:formula="of:=[.AG4]+4" table:style-name="ce2">
            <text:p>1668</text:p>
          </table:table-cell>
          <table:table-cell office:value-type="float" office:value="1672" table:formula="of:=[.AH4]+4" table:style-name="ce2">
            <text:p>1672</text:p>
          </table:table-cell>
          <table:table-cell office:value-type="float" office:value="1676" table:formula="of:=[.AI4]+4" table:style-name="ce2">
            <text:p>1676</text:p>
          </table:table-cell>
          <table:table-cell office:value-type="float" office:value="1680" table:formula="of:=[.AJ4]+4" table:style-name="ce2">
            <text:p>1680</text:p>
          </table:table-cell>
          <table:table-cell office:value-type="float" office:value="1684" table:formula="of:=[.AK4]+4" table:style-name="ce2">
            <text:p>1684</text:p>
          </table:table-cell>
          <table:table-cell office:value-type="float" office:value="1688" table:formula="of:=[.AL4]+4" table:style-name="ce2">
            <text:p>1688</text:p>
          </table:table-cell>
          <table:table-cell office:value-type="float" office:value="1692" table:formula="of:=[.AM4]+4" table:style-name="ce2">
            <text:p>1692</text:p>
          </table:table-cell>
          <table:table-cell office:value-type="float" office:value="1696" table:formula="of:=[.AN4]+4" table:style-name="ce2">
            <text:p>1696</text:p>
          </table:table-cell>
          <table:table-cell office:value-type="float" office:value="1700" table:formula="of:=[.AO4]+4" table:style-name="ce2">
            <text:p>1700</text:p>
          </table:table-cell>
          <table:table-cell office:value-type="float" office:value="1704" table:formula="of:=[.AP4]+4" table:style-name="ce2">
            <text:p>1704</text:p>
          </table:table-cell>
          <table:table-cell office:value-type="float" office:value="1708" table:formula="of:=[.AQ4]+4" table:style-name="ce2">
            <text:p>1708</text:p>
          </table:table-cell>
          <table:table-cell office:value-type="float" office:value="1712" table:formula="of:=[.AR4]+4" table:style-name="ce2">
            <text:p>1712</text:p>
          </table:table-cell>
          <table:table-cell office:value-type="float" office:value="1716" table:formula="of:=[.AS4]+4" table:style-name="ce2">
            <text:p>1716</text:p>
          </table:table-cell>
          <table:table-cell office:value-type="float" office:value="1720" table:formula="of:=[.AT4]+4" table:style-name="ce2">
            <text:p>1720</text:p>
          </table:table-cell>
          <table:table-cell office:value-type="float" office:value="1724" table:formula="of:=[.AU4]+4" table:style-name="ce2">
            <text:p>1724</text:p>
          </table:table-cell>
          <table:table-cell office:value-type="float" office:value="1728" table:formula="of:=[.AV4]+4" table:style-name="ce2">
            <text:p>1728</text:p>
          </table:table-cell>
          <table:table-cell office:value-type="float" office:value="1732" table:formula="of:=[.AW4]+4" table:style-name="ce2">
            <text:p>1732</text:p>
          </table:table-cell>
          <table:table-cell office:value-type="float" office:value="1736" table:formula="of:=[.AX4]+4" table:style-name="ce2">
            <text:p>1736</text:p>
          </table:table-cell>
          <table:table-cell office:value-type="float" office:value="1740" table:formula="of:=[.AY4]+4" table:style-name="ce2">
            <text:p>1740</text:p>
          </table:table-cell>
          <table:table-cell office:value-type="float" office:value="1744" table:formula="of:=[.AZ4]+4" table:style-name="ce2">
            <text:p>1744</text:p>
          </table:table-cell>
          <table:table-cell office:value-type="float" office:value="1748" table:formula="of:=[.BA4]+4" table:style-name="ce2">
            <text:p>1748</text:p>
          </table:table-cell>
          <table:table-cell office:value-type="float" office:value="1752" table:formula="of:=[.BB4]+4" table:style-name="ce2">
            <text:p>1752</text:p>
          </table:table-cell>
          <table:table-cell office:value-type="float" office:value="1756" table:formula="of:=[.BC4]+4" table:style-name="ce2">
            <text:p>1756</text:p>
          </table:table-cell>
          <table:table-cell office:value-type="float" office:value="1760" table:formula="of:=[.BD4]+4" table:style-name="ce2">
            <text:p>1760</text:p>
          </table:table-cell>
          <table:table-cell office:value-type="float" office:value="1764" table:formula="of:=[.BE4]+4" table:style-name="ce2">
            <text:p>1764</text:p>
          </table:table-cell>
          <table:table-cell office:value-type="float" office:value="1768" table:formula="of:=[.BF4]+4" table:style-name="ce2">
            <text:p>1768</text:p>
          </table:table-cell>
          <table:table-cell office:value-type="float" office:value="1772" table:formula="of:=[.BG4]+4" table:style-name="ce2">
            <text:p>1772</text:p>
          </table:table-cell>
          <table:table-cell office:value-type="float" office:value="1776" table:formula="of:=[.BH4]+4" table:style-name="ce2">
            <text:p>1776</text:p>
          </table:table-cell>
          <table:table-cell office:value-type="float" office:value="1780" table:formula="of:=[.BI4]+4" table:style-name="ce2">
            <text:p>1780</text:p>
          </table:table-cell>
          <table:table-cell office:value-type="float" office:value="1784" table:formula="of:=[.BJ4]+4" table:style-name="ce2">
            <text:p>1784</text:p>
          </table:table-cell>
          <table:table-cell office:value-type="float" office:value="1788" table:formula="of:=[.BK4]+4" table:style-name="ce2">
            <text:p>1788</text:p>
          </table:table-cell>
          <table:table-cell office:value-type="float" office:value="1792" table:formula="of:=[.BL4]+4" table:style-name="ce2">
            <text:p>1792</text:p>
          </table:table-cell>
          <table:table-cell office:value-type="float" office:value="1796" table:formula="of:=[.BM4]+4" table:style-name="ce2">
            <text:p>1796</text:p>
          </table:table-cell>
          <table:table-cell office:value-type="float" office:value="1800" table:formula="of:=[.BN4]+4" table:style-name="ce2">
            <text:p>1800</text:p>
          </table:table-cell>
          <table:table-cell office:value-type="float" office:value="1804" table:formula="of:=[.BO4]+4" table:style-name="ce2">
            <text:p>1804</text:p>
          </table:table-cell>
          <table:table-cell office:value-type="float" office:value="1808" table:formula="of:=[.BP4]+4" table:style-name="ce2">
            <text:p>1808</text:p>
          </table:table-cell>
          <table:table-cell office:value-type="float" office:value="1812" table:formula="of:=[.BQ4]+4" table:style-name="ce2">
            <text:p>1812</text:p>
          </table:table-cell>
          <table:table-cell office:value-type="float" office:value="1816" table:formula="of:=[.BR4]+4" table:style-name="ce2">
            <text:p>1816</text:p>
          </table:table-cell>
          <table:table-cell office:value-type="float" office:value="1820" table:formula="of:=[.BS4]+4" table:style-name="ce2">
            <text:p>1820</text:p>
          </table:table-cell>
          <table:table-cell office:value-type="float" office:value="1824" table:formula="of:=[.BT4]+4" table:style-name="ce2">
            <text:p>1824</text:p>
          </table:table-cell>
          <table:table-cell office:value-type="float" office:value="1828" table:formula="of:=[.BU4]+4" table:style-name="ce2">
            <text:p>1828</text:p>
          </table:table-cell>
          <table:table-cell office:value-type="float" office:value="1832" table:formula="of:=[.BV4]+4" table:style-name="ce2">
            <text:p>1832</text:p>
          </table:table-cell>
          <table:table-cell office:value-type="float" office:value="1836" table:formula="of:=[.BW4]+4" table:style-name="ce2">
            <text:p>1836</text:p>
          </table:table-cell>
          <table:table-cell office:value-type="float" office:value="1840" table:formula="of:=[.BX4]+4" table:style-name="ce2">
            <text:p>1840</text:p>
          </table:table-cell>
          <table:table-cell office:value-type="float" office:value="1844" table:formula="of:=[.BY4]+4" table:style-name="ce2">
            <text:p>1844</text:p>
          </table:table-cell>
          <table:table-cell office:value-type="float" office:value="1848" table:formula="of:=[.BZ4]+4" table:style-name="ce2">
            <text:p>1848</text:p>
          </table:table-cell>
          <table:table-cell office:value-type="float" office:value="1852" table:formula="of:=[.CA4]+4" table:style-name="ce2">
            <text:p>1852</text:p>
          </table:table-cell>
          <table:table-cell office:value-type="float" office:value="1856" table:formula="of:=[.CB4]+4" table:style-name="ce2">
            <text:p>1856</text:p>
          </table:table-cell>
          <table:table-cell office:value-type="float" office:value="1860" table:formula="of:=[.CC4]+4" table:style-name="ce2">
            <text:p>1860</text:p>
          </table:table-cell>
          <table:table-cell office:value-type="float" office:value="1864" table:formula="of:=[.CD4]+4" table:style-name="ce2">
            <text:p>1864</text:p>
          </table:table-cell>
          <table:table-cell office:value-type="float" office:value="1868" table:formula="of:=[.CE4]+4" table:style-name="ce2">
            <text:p>1868</text:p>
          </table:table-cell>
          <table:table-cell office:value-type="float" office:value="1872" table:formula="of:=[.CF4]+4" table:style-name="ce2">
            <text:p>1872</text:p>
          </table:table-cell>
          <table:table-cell office:value-type="float" office:value="1876" table:formula="of:=[.CG4]+4" table:style-name="ce2">
            <text:p>1876</text:p>
          </table:table-cell>
          <table:table-cell office:value-type="float" office:value="1880" table:formula="of:=[.CH4]+4" table:style-name="ce2">
            <text:p>1880</text:p>
          </table:table-cell>
          <table:table-cell office:value-type="float" office:value="1884" table:formula="of:=[.CI4]+4" table:style-name="ce2">
            <text:p>1884</text:p>
          </table:table-cell>
          <table:table-cell office:value-type="float" office:value="1888" table:formula="of:=[.CJ4]+4" table:style-name="ce2">
            <text:p>1888</text:p>
          </table:table-cell>
          <table:table-cell office:value-type="float" office:value="1892" table:formula="of:=[.CK4]+4" table:style-name="ce2">
            <text:p>1892</text:p>
          </table:table-cell>
          <table:table-cell office:value-type="float" office:value="1896" table:formula="of:=[.CL4]+4" table:style-name="ce2">
            <text:p>1896</text:p>
          </table:table-cell>
          <table:table-cell office:value-type="float" office:value="1900" table:formula="of:=[.CM4]+4" table:style-name="ce2">
            <text:p>1900</text:p>
          </table:table-cell>
          <table:table-cell office:value-type="float" office:value="1904" table:formula="of:=[.CN4]+4" table:style-name="ce2">
            <text:p>1904</text:p>
          </table:table-cell>
          <table:table-cell office:value-type="float" office:value="1908" table:formula="of:=[.CO4]+4" table:style-name="ce2">
            <text:p>1908</text:p>
          </table:table-cell>
          <table:table-cell office:value-type="float" office:value="1912" table:formula="of:=[.CP4]+4" table:style-name="ce2">
            <text:p>1912</text:p>
          </table:table-cell>
          <table:table-cell office:value-type="float" office:value="1916" table:formula="of:=[.CQ4]+4" table:style-name="ce2">
            <text:p>1916</text:p>
          </table:table-cell>
          <table:table-cell office:value-type="float" office:value="1920" table:formula="of:=[.CR4]+4" table:style-name="ce2">
            <text:p>1920</text:p>
          </table:table-cell>
          <table:table-cell office:value-type="float" office:value="1924" table:formula="of:=[.CS4]+4" table:style-name="ce2">
            <text:p>1924</text:p>
          </table:table-cell>
          <table:table-cell office:value-type="float" office:value="1928" table:formula="of:=[.CT4]+4" table:style-name="ce2">
            <text:p>1928</text:p>
          </table:table-cell>
          <table:table-cell office:value-type="float" office:value="1932" table:formula="of:=[.CU4]+4" table:style-name="ce2">
            <text:p>1932</text:p>
          </table:table-cell>
          <table:table-cell office:value-type="float" office:value="1936" table:formula="of:=[.CV4]+4" table:style-name="ce2">
            <text:p>1936</text:p>
          </table:table-cell>
          <table:table-cell office:value-type="float" office:value="1940" table:formula="of:=[.CW4]+4" table:style-name="ce2">
            <text:p>1940</text:p>
          </table:table-cell>
          <table:table-cell office:value-type="float" office:value="1944" table:formula="of:=[.CX4]+4" table:style-name="ce2">
            <text:p>1944</text:p>
          </table:table-cell>
          <table:table-cell office:value-type="float" office:value="1948" table:formula="of:=[.CY4]+4" table:style-name="ce2">
            <text:p>1948</text:p>
          </table:table-cell>
          <table:table-cell office:value-type="float" office:value="1952" table:formula="of:=[.CZ4]+4" table:style-name="ce2">
            <text:p>1952</text:p>
          </table:table-cell>
          <table:table-cell office:value-type="float" office:value="1956" table:formula="of:=[.DA4]+4" table:style-name="ce2">
            <text:p>1956</text:p>
          </table:table-cell>
          <table:table-cell office:value-type="float" office:value="1960" table:formula="of:=[.DB4]+4" table:style-name="ce2">
            <text:p>1960</text:p>
          </table:table-cell>
          <table:table-cell office:value-type="float" office:value="1964" table:formula="of:=[.DC4]+4" table:style-name="ce2">
            <text:p>1964</text:p>
          </table:table-cell>
          <table:table-cell office:value-type="float" office:value="1968" table:formula="of:=[.DD4]+4" table:style-name="ce2">
            <text:p>1968</text:p>
          </table:table-cell>
          <table:table-cell office:value-type="float" office:value="1972" table:formula="of:=[.DE4]+4" table:style-name="ce2">
            <text:p>1972</text:p>
          </table:table-cell>
          <table:table-cell office:value-type="float" office:value="1976" table:formula="of:=[.DF4]+4" table:style-name="ce2">
            <text:p>1976</text:p>
          </table:table-cell>
          <table:table-cell office:value-type="float" office:value="1980" table:formula="of:=[.DG4]+4" table:style-name="ce2">
            <text:p>1980</text:p>
          </table:table-cell>
          <table:table-cell office:value-type="float" office:value="1984" table:formula="of:=[.DH4]+4" table:style-name="ce2">
            <text:p>1984</text:p>
          </table:table-cell>
          <table:table-cell office:value-type="float" office:value="1988" table:formula="of:=[.DI4]+4" table:style-name="ce2">
            <text:p>1988</text:p>
          </table:table-cell>
          <table:table-cell office:value-type="float" office:value="1992" table:formula="of:=[.DJ4]+4" table:style-name="ce2">
            <text:p>1992</text:p>
          </table:table-cell>
          <table:table-cell office:value-type="float" office:value="1996" table:formula="of:=[.DK4]+4" table:style-name="ce2">
            <text:p>1996</text:p>
          </table:table-cell>
          <table:table-cell office:value-type="float" office:value="2000" table:formula="of:=[.DL4]+4" table:style-name="ce2">
            <text:p>2000</text:p>
          </table:table-cell>
          <table:table-cell office:value-type="float" office:value="2004" table:formula="of:=[.DM4]+4" table:style-name="ce2">
            <text:p>2004</text:p>
          </table:table-cell>
          <table:table-cell office:value-type="float" office:value="2008" table:formula="of:=[.DN4]+4" table:style-name="ce2">
            <text:p>2008</text:p>
          </table:table-cell>
          <table:table-cell office:value-type="float" office:value="2012" table:formula="of:=[.DO4]+4" table:style-name="ce2">
            <text:p>2012</text:p>
          </table:table-cell>
          <table:table-cell office:value-type="float" office:value="2016" table:formula="of:=[.DP4]+4" table:style-name="ce2">
            <text:p>2016</text:p>
          </table:table-cell>
          <table:table-cell office:value-type="float" office:value="2020" table:formula="of:=[.DQ4]+4" table:style-name="ce2">
            <text:p>2020</text:p>
          </table:table-cell>
          <table:table-cell office:value-type="float" office:value="2024" table:formula="of:=[.DR4]+4" table:style-name="ce2">
            <text:p>2024</text:p>
          </table:table-cell>
          <table:table-cell office:value-type="float" office:value="2028" table:formula="of:=[.DS4]+4" table:style-name="ce2">
            <text:p>2028</text:p>
          </table:table-cell>
          <table:table-cell office:value-type="float" office:value="2032" table:formula="of:=[.DT4]+4" table:style-name="ce2">
            <text:p>2032</text:p>
          </table:table-cell>
          <table:table-cell office:value-type="float" office:value="2036" table:formula="of:=[.DU4]+4" table:style-name="ce2">
            <text:p>2036</text:p>
          </table:table-cell>
          <table:table-cell office:value-type="float" office:value="2040" table:formula="of:=[.DV4]+4" table:style-name="ce2">
            <text:p>2040</text:p>
          </table:table-cell>
          <table:table-cell office:value-type="float" office:value="2044" table:formula="of:=[.DW4]+4" table:style-name="ce2">
            <text:p>2044</text:p>
          </table:table-cell>
          <table:table-cell table:number-columns-repeated="16256"/>
        </table:table-row>
        <table:table-row table:style-name="ro1">
          <table:table-cell office:value-type="float" office:value="2048" table:formula="of:=[.A4]+512" table:style-name="ce2">
            <text:p>2048</text:p>
          </table:table-cell>
          <table:table-cell office:value-type="float" office:value="2052" table:formula="of:=[.A5]+4" table:style-name="ce2">
            <text:p>2052</text:p>
          </table:table-cell>
          <table:table-cell office:value-type="float" office:value="2056" table:formula="of:=[.B5]+4" table:style-name="ce2">
            <text:p>2056</text:p>
          </table:table-cell>
          <table:table-cell office:value-type="float" office:value="2060" table:formula="of:=[.C5]+4" table:style-name="ce2">
            <text:p>2060</text:p>
          </table:table-cell>
          <table:table-cell office:value-type="float" office:value="2064" table:formula="of:=[.D5]+4" table:style-name="ce10">
            <text:p>2064</text:p>
          </table:table-cell>
          <table:table-cell office:value-type="float" office:value="2068" table:formula="of:=[.E5]+4" table:style-name="ce10">
            <text:p>2068</text:p>
          </table:table-cell>
          <table:table-cell office:value-type="float" office:value="2072" table:formula="of:=[.F5]+4" table:style-name="ce10">
            <text:p>2072</text:p>
          </table:table-cell>
          <table:table-cell office:value-type="float" office:value="2076" table:formula="of:=[.G5]+4" table:style-name="ce10">
            <text:p>2076</text:p>
          </table:table-cell>
          <table:table-cell office:value-type="float" office:value="2080" table:formula="of:=[.H5]+4" table:style-name="ce10">
            <text:p>2080</text:p>
          </table:table-cell>
          <table:table-cell office:value-type="float" office:value="2084" table:formula="of:=[.I5]+4" table:style-name="ce10">
            <text:p>2084</text:p>
          </table:table-cell>
          <table:table-cell office:value-type="float" office:value="2088" table:formula="of:=[.J5]+4" table:style-name="ce2">
            <text:p>2088</text:p>
          </table:table-cell>
          <table:table-cell office:value-type="float" office:value="2092" table:formula="of:=[.K5]+4" table:style-name="ce2">
            <text:p>2092</text:p>
          </table:table-cell>
          <table:table-cell office:value-type="float" office:value="2096" table:formula="of:=[.L5]+4" table:style-name="ce2">
            <text:p>2096</text:p>
          </table:table-cell>
          <table:table-cell office:value-type="float" office:value="2100" table:formula="of:=[.M5]+4" table:style-name="ce2">
            <text:p>2100</text:p>
          </table:table-cell>
          <table:table-cell office:value-type="float" office:value="2104" table:formula="of:=[.N5]+4" table:style-name="ce2">
            <text:p>2104</text:p>
          </table:table-cell>
          <table:table-cell office:value-type="float" office:value="2108" table:formula="of:=[.O5]+4" table:style-name="ce2">
            <text:p>2108</text:p>
          </table:table-cell>
          <table:table-cell office:value-type="float" office:value="2112" table:formula="of:=[.P5]+4" table:style-name="ce2">
            <text:p>2112</text:p>
          </table:table-cell>
          <table:table-cell office:value-type="float" office:value="2116" table:formula="of:=[.Q5]+4" table:style-name="ce2">
            <text:p>2116</text:p>
          </table:table-cell>
          <table:table-cell office:value-type="float" office:value="2120" table:formula="of:=[.R5]+4" table:style-name="ce2">
            <text:p>2120</text:p>
          </table:table-cell>
          <table:table-cell office:value-type="float" office:value="2124" table:formula="of:=[.S5]+4" table:style-name="ce2">
            <text:p>2124</text:p>
          </table:table-cell>
          <table:table-cell office:value-type="float" office:value="2128" table:formula="of:=[.T5]+4" table:style-name="ce2">
            <text:p>2128</text:p>
          </table:table-cell>
          <table:table-cell office:value-type="float" office:value="2132" table:formula="of:=[.U5]+4" table:style-name="ce2">
            <text:p>2132</text:p>
          </table:table-cell>
          <table:table-cell office:value-type="float" office:value="2136" table:formula="of:=[.V5]+4" table:style-name="ce2">
            <text:p>2136</text:p>
          </table:table-cell>
          <table:table-cell office:value-type="float" office:value="2140" table:formula="of:=[.W5]+4" table:style-name="ce2">
            <text:p>2140</text:p>
          </table:table-cell>
          <table:table-cell office:value-type="float" office:value="2144" table:formula="of:=[.X5]+4" table:style-name="ce2">
            <text:p>2144</text:p>
          </table:table-cell>
          <table:table-cell office:value-type="float" office:value="2148" table:formula="of:=[.Y5]+4" table:style-name="ce2">
            <text:p>2148</text:p>
          </table:table-cell>
          <table:table-cell office:value-type="float" office:value="2152" table:formula="of:=[.Z5]+4" table:style-name="ce2">
            <text:p>2152</text:p>
          </table:table-cell>
          <table:table-cell office:value-type="float" office:value="2156" table:formula="of:=[.AA5]+4" table:style-name="ce2">
            <text:p>2156</text:p>
          </table:table-cell>
          <table:table-cell office:value-type="float" office:value="2160" table:formula="of:=[.AB5]+4" table:style-name="ce2">
            <text:p>2160</text:p>
          </table:table-cell>
          <table:table-cell office:value-type="float" office:value="2164" table:formula="of:=[.AC5]+4" table:style-name="ce2">
            <text:p>2164</text:p>
          </table:table-cell>
          <table:table-cell office:value-type="float" office:value="2168" table:formula="of:=[.AD5]+4" table:style-name="ce2">
            <text:p>2168</text:p>
          </table:table-cell>
          <table:table-cell office:value-type="float" office:value="2172" table:formula="of:=[.AE5]+4" table:style-name="ce2">
            <text:p>2172</text:p>
          </table:table-cell>
          <table:table-cell office:value-type="float" office:value="2176" table:formula="of:=[.AF5]+4" table:style-name="ce2">
            <text:p>2176</text:p>
          </table:table-cell>
          <table:table-cell office:value-type="float" office:value="2180" table:formula="of:=[.AG5]+4" table:style-name="ce2">
            <text:p>2180</text:p>
          </table:table-cell>
          <table:table-cell office:value-type="float" office:value="2184" table:formula="of:=[.AH5]+4" table:style-name="ce2">
            <text:p>2184</text:p>
          </table:table-cell>
          <table:table-cell office:value-type="float" office:value="2188" table:formula="of:=[.AI5]+4" table:style-name="ce2">
            <text:p>2188</text:p>
          </table:table-cell>
          <table:table-cell office:value-type="float" office:value="2192" table:formula="of:=[.AJ5]+4" table:style-name="ce2">
            <text:p>2192</text:p>
          </table:table-cell>
          <table:table-cell office:value-type="float" office:value="2196" table:formula="of:=[.AK5]+4" table:style-name="ce2">
            <text:p>2196</text:p>
          </table:table-cell>
          <table:table-cell office:value-type="float" office:value="2200" table:formula="of:=[.AL5]+4" table:style-name="ce2">
            <text:p>2200</text:p>
          </table:table-cell>
          <table:table-cell office:value-type="float" office:value="2204" table:formula="of:=[.AM5]+4" table:style-name="ce2">
            <text:p>2204</text:p>
          </table:table-cell>
          <table:table-cell office:value-type="float" office:value="2208" table:formula="of:=[.AN5]+4" table:style-name="ce2">
            <text:p>2208</text:p>
          </table:table-cell>
          <table:table-cell office:value-type="float" office:value="2212" table:formula="of:=[.AO5]+4" table:style-name="ce2">
            <text:p>2212</text:p>
          </table:table-cell>
          <table:table-cell office:value-type="float" office:value="2216" table:formula="of:=[.AP5]+4" table:style-name="ce2">
            <text:p>2216</text:p>
          </table:table-cell>
          <table:table-cell office:value-type="float" office:value="2220" table:formula="of:=[.AQ5]+4" table:style-name="ce2">
            <text:p>2220</text:p>
          </table:table-cell>
          <table:table-cell office:value-type="float" office:value="2224" table:formula="of:=[.AR5]+4" table:style-name="ce2">
            <text:p>2224</text:p>
          </table:table-cell>
          <table:table-cell office:value-type="float" office:value="2228" table:formula="of:=[.AS5]+4" table:style-name="ce2">
            <text:p>2228</text:p>
          </table:table-cell>
          <table:table-cell office:value-type="float" office:value="2232" table:formula="of:=[.AT5]+4" table:style-name="ce2">
            <text:p>2232</text:p>
          </table:table-cell>
          <table:table-cell office:value-type="float" office:value="2236" table:formula="of:=[.AU5]+4" table:style-name="ce2">
            <text:p>2236</text:p>
          </table:table-cell>
          <table:table-cell office:value-type="float" office:value="2240" table:formula="of:=[.AV5]+4" table:style-name="ce2">
            <text:p>2240</text:p>
          </table:table-cell>
          <table:table-cell office:value-type="float" office:value="2244" table:formula="of:=[.AW5]+4" table:style-name="ce2">
            <text:p>2244</text:p>
          </table:table-cell>
          <table:table-cell office:value-type="float" office:value="2248" table:formula="of:=[.AX5]+4" table:style-name="ce2">
            <text:p>2248</text:p>
          </table:table-cell>
          <table:table-cell office:value-type="float" office:value="2252" table:formula="of:=[.AY5]+4" table:style-name="ce2">
            <text:p>2252</text:p>
          </table:table-cell>
          <table:table-cell office:value-type="float" office:value="2256" table:formula="of:=[.AZ5]+4" table:style-name="ce2">
            <text:p>2256</text:p>
          </table:table-cell>
          <table:table-cell office:value-type="float" office:value="2260" table:formula="of:=[.BA5]+4" table:style-name="ce2">
            <text:p>2260</text:p>
          </table:table-cell>
          <table:table-cell office:value-type="float" office:value="2264" table:formula="of:=[.BB5]+4" table:style-name="ce2">
            <text:p>2264</text:p>
          </table:table-cell>
          <table:table-cell office:value-type="float" office:value="2268" table:formula="of:=[.BC5]+4" table:style-name="ce2">
            <text:p>2268</text:p>
          </table:table-cell>
          <table:table-cell office:value-type="float" office:value="2272" table:formula="of:=[.BD5]+4" table:style-name="ce2">
            <text:p>2272</text:p>
          </table:table-cell>
          <table:table-cell office:value-type="float" office:value="2276" table:formula="of:=[.BE5]+4" table:style-name="ce2">
            <text:p>2276</text:p>
          </table:table-cell>
          <table:table-cell office:value-type="float" office:value="2280" table:formula="of:=[.BF5]+4" table:style-name="ce2">
            <text:p>2280</text:p>
          </table:table-cell>
          <table:table-cell office:value-type="float" office:value="2284" table:formula="of:=[.BG5]+4" table:style-name="ce2">
            <text:p>2284</text:p>
          </table:table-cell>
          <table:table-cell office:value-type="float" office:value="2288" table:formula="of:=[.BH5]+4" table:style-name="ce2">
            <text:p>2288</text:p>
          </table:table-cell>
          <table:table-cell office:value-type="float" office:value="2292" table:formula="of:=[.BI5]+4" table:style-name="ce2">
            <text:p>2292</text:p>
          </table:table-cell>
          <table:table-cell office:value-type="float" office:value="2296" table:formula="of:=[.BJ5]+4" table:style-name="ce2">
            <text:p>2296</text:p>
          </table:table-cell>
          <table:table-cell office:value-type="float" office:value="2300" table:formula="of:=[.BK5]+4" table:style-name="ce2">
            <text:p>2300</text:p>
          </table:table-cell>
          <table:table-cell office:value-type="float" office:value="2304" table:formula="of:=[.BL5]+4" table:style-name="ce2">
            <text:p>2304</text:p>
          </table:table-cell>
          <table:table-cell office:value-type="float" office:value="2308" table:formula="of:=[.BM5]+4" table:style-name="ce2">
            <text:p>2308</text:p>
          </table:table-cell>
          <table:table-cell office:value-type="float" office:value="2312" table:formula="of:=[.BN5]+4" table:style-name="ce2">
            <text:p>2312</text:p>
          </table:table-cell>
          <table:table-cell office:value-type="float" office:value="2316" table:formula="of:=[.BO5]+4" table:style-name="ce2">
            <text:p>2316</text:p>
          </table:table-cell>
          <table:table-cell office:value-type="float" office:value="2320" table:formula="of:=[.BP5]+4" table:style-name="ce2">
            <text:p>2320</text:p>
          </table:table-cell>
          <table:table-cell office:value-type="float" office:value="2324" table:formula="of:=[.BQ5]+4" table:style-name="ce2">
            <text:p>2324</text:p>
          </table:table-cell>
          <table:table-cell office:value-type="float" office:value="2328" table:formula="of:=[.BR5]+4" table:style-name="ce2">
            <text:p>2328</text:p>
          </table:table-cell>
          <table:table-cell office:value-type="float" office:value="2332" table:formula="of:=[.BS5]+4" table:style-name="ce2">
            <text:p>2332</text:p>
          </table:table-cell>
          <table:table-cell office:value-type="float" office:value="2336" table:formula="of:=[.BT5]+4" table:style-name="ce2">
            <text:p>2336</text:p>
          </table:table-cell>
          <table:table-cell office:value-type="float" office:value="2340" table:formula="of:=[.BU5]+4" table:style-name="ce2">
            <text:p>2340</text:p>
          </table:table-cell>
          <table:table-cell office:value-type="float" office:value="2344" table:formula="of:=[.BV5]+4" table:style-name="ce2">
            <text:p>2344</text:p>
          </table:table-cell>
          <table:table-cell office:value-type="float" office:value="2348" table:formula="of:=[.BW5]+4" table:style-name="ce2">
            <text:p>2348</text:p>
          </table:table-cell>
          <table:table-cell office:value-type="float" office:value="2352" table:formula="of:=[.BX5]+4" table:style-name="ce2">
            <text:p>2352</text:p>
          </table:table-cell>
          <table:table-cell office:value-type="float" office:value="2356" table:formula="of:=[.BY5]+4" table:style-name="ce2">
            <text:p>2356</text:p>
          </table:table-cell>
          <table:table-cell office:value-type="float" office:value="2360" table:formula="of:=[.BZ5]+4" table:style-name="ce2">
            <text:p>2360</text:p>
          </table:table-cell>
          <table:table-cell office:value-type="float" office:value="2364" table:formula="of:=[.CA5]+4" table:style-name="ce2">
            <text:p>2364</text:p>
          </table:table-cell>
          <table:table-cell office:value-type="float" office:value="2368" table:formula="of:=[.CB5]+4" table:style-name="ce2">
            <text:p>2368</text:p>
          </table:table-cell>
          <table:table-cell office:value-type="float" office:value="2372" table:formula="of:=[.CC5]+4" table:style-name="ce2">
            <text:p>2372</text:p>
          </table:table-cell>
          <table:table-cell office:value-type="float" office:value="2376" table:formula="of:=[.CD5]+4" table:style-name="ce2">
            <text:p>2376</text:p>
          </table:table-cell>
          <table:table-cell office:value-type="float" office:value="2380" table:formula="of:=[.CE5]+4" table:style-name="ce2">
            <text:p>2380</text:p>
          </table:table-cell>
          <table:table-cell office:value-type="float" office:value="2384" table:formula="of:=[.CF5]+4" table:style-name="ce2">
            <text:p>2384</text:p>
          </table:table-cell>
          <table:table-cell office:value-type="float" office:value="2388" table:formula="of:=[.CG5]+4" table:style-name="ce2">
            <text:p>2388</text:p>
          </table:table-cell>
          <table:table-cell office:value-type="float" office:value="2392" table:formula="of:=[.CH5]+4" table:style-name="ce2">
            <text:p>2392</text:p>
          </table:table-cell>
          <table:table-cell office:value-type="float" office:value="2396" table:formula="of:=[.CI5]+4" table:style-name="ce2">
            <text:p>2396</text:p>
          </table:table-cell>
          <table:table-cell office:value-type="float" office:value="2400" table:formula="of:=[.CJ5]+4" table:style-name="ce2">
            <text:p>2400</text:p>
          </table:table-cell>
          <table:table-cell office:value-type="float" office:value="2404" table:formula="of:=[.CK5]+4" table:style-name="ce2">
            <text:p>2404</text:p>
          </table:table-cell>
          <table:table-cell office:value-type="float" office:value="2408" table:formula="of:=[.CL5]+4" table:style-name="ce2">
            <text:p>2408</text:p>
          </table:table-cell>
          <table:table-cell office:value-type="float" office:value="2412" table:formula="of:=[.CM5]+4" table:style-name="ce2">
            <text:p>2412</text:p>
          </table:table-cell>
          <table:table-cell office:value-type="float" office:value="2416" table:formula="of:=[.CN5]+4" table:style-name="ce2">
            <text:p>2416</text:p>
          </table:table-cell>
          <table:table-cell office:value-type="float" office:value="2420" table:formula="of:=[.CO5]+4" table:style-name="ce2">
            <text:p>2420</text:p>
          </table:table-cell>
          <table:table-cell office:value-type="float" office:value="2424" table:formula="of:=[.CP5]+4" table:style-name="ce2">
            <text:p>2424</text:p>
          </table:table-cell>
          <table:table-cell office:value-type="float" office:value="2428" table:formula="of:=[.CQ5]+4" table:style-name="ce2">
            <text:p>2428</text:p>
          </table:table-cell>
          <table:table-cell office:value-type="float" office:value="2432" table:formula="of:=[.CR5]+4" table:style-name="ce2">
            <text:p>2432</text:p>
          </table:table-cell>
          <table:table-cell office:value-type="float" office:value="2436" table:formula="of:=[.CS5]+4" table:style-name="ce2">
            <text:p>2436</text:p>
          </table:table-cell>
          <table:table-cell office:value-type="float" office:value="2440" table:formula="of:=[.CT5]+4" table:style-name="ce2">
            <text:p>2440</text:p>
          </table:table-cell>
          <table:table-cell office:value-type="float" office:value="2444" table:formula="of:=[.CU5]+4" table:style-name="ce2">
            <text:p>2444</text:p>
          </table:table-cell>
          <table:table-cell office:value-type="float" office:value="2448" table:formula="of:=[.CV5]+4" table:style-name="ce2">
            <text:p>2448</text:p>
          </table:table-cell>
          <table:table-cell office:value-type="float" office:value="2452" table:formula="of:=[.CW5]+4" table:style-name="ce2">
            <text:p>2452</text:p>
          </table:table-cell>
          <table:table-cell office:value-type="float" office:value="2456" table:formula="of:=[.CX5]+4" table:style-name="ce2">
            <text:p>2456</text:p>
          </table:table-cell>
          <table:table-cell office:value-type="float" office:value="2460" table:formula="of:=[.CY5]+4" table:style-name="ce2">
            <text:p>2460</text:p>
          </table:table-cell>
          <table:table-cell office:value-type="float" office:value="2464" table:formula="of:=[.CZ5]+4" table:style-name="ce2">
            <text:p>2464</text:p>
          </table:table-cell>
          <table:table-cell office:value-type="float" office:value="2468" table:formula="of:=[.DA5]+4" table:style-name="ce2">
            <text:p>2468</text:p>
          </table:table-cell>
          <table:table-cell office:value-type="float" office:value="2472" table:formula="of:=[.DB5]+4" table:style-name="ce2">
            <text:p>2472</text:p>
          </table:table-cell>
          <table:table-cell office:value-type="float" office:value="2476" table:formula="of:=[.DC5]+4" table:style-name="ce2">
            <text:p>2476</text:p>
          </table:table-cell>
          <table:table-cell office:value-type="float" office:value="2480" table:formula="of:=[.DD5]+4" table:style-name="ce2">
            <text:p>2480</text:p>
          </table:table-cell>
          <table:table-cell office:value-type="float" office:value="2484" table:formula="of:=[.DE5]+4" table:style-name="ce2">
            <text:p>2484</text:p>
          </table:table-cell>
          <table:table-cell office:value-type="float" office:value="2488" table:formula="of:=[.DF5]+4" table:style-name="ce2">
            <text:p>2488</text:p>
          </table:table-cell>
          <table:table-cell office:value-type="float" office:value="2492" table:formula="of:=[.DG5]+4" table:style-name="ce2">
            <text:p>2492</text:p>
          </table:table-cell>
          <table:table-cell office:value-type="float" office:value="2496" table:formula="of:=[.DH5]+4" table:style-name="ce2">
            <text:p>2496</text:p>
          </table:table-cell>
          <table:table-cell office:value-type="float" office:value="2500" table:formula="of:=[.DI5]+4" table:style-name="ce2">
            <text:p>2500</text:p>
          </table:table-cell>
          <table:table-cell office:value-type="float" office:value="2504" table:formula="of:=[.DJ5]+4" table:style-name="ce2">
            <text:p>2504</text:p>
          </table:table-cell>
          <table:table-cell office:value-type="float" office:value="2508" table:formula="of:=[.DK5]+4" table:style-name="ce2">
            <text:p>2508</text:p>
          </table:table-cell>
          <table:table-cell office:value-type="float" office:value="2512" table:formula="of:=[.DL5]+4" table:style-name="ce2">
            <text:p>2512</text:p>
          </table:table-cell>
          <table:table-cell office:value-type="float" office:value="2516" table:formula="of:=[.DM5]+4" table:style-name="ce2">
            <text:p>2516</text:p>
          </table:table-cell>
          <table:table-cell office:value-type="float" office:value="2520" table:formula="of:=[.DN5]+4" table:style-name="ce2">
            <text:p>2520</text:p>
          </table:table-cell>
          <table:table-cell office:value-type="float" office:value="2524" table:formula="of:=[.DO5]+4" table:style-name="ce2">
            <text:p>2524</text:p>
          </table:table-cell>
          <table:table-cell office:value-type="float" office:value="2528" table:formula="of:=[.DP5]+4" table:style-name="ce2">
            <text:p>2528</text:p>
          </table:table-cell>
          <table:table-cell office:value-type="float" office:value="2532" table:formula="of:=[.DQ5]+4" table:style-name="ce2">
            <text:p>2532</text:p>
          </table:table-cell>
          <table:table-cell office:value-type="float" office:value="2536" table:formula="of:=[.DR5]+4" table:style-name="ce2">
            <text:p>2536</text:p>
          </table:table-cell>
          <table:table-cell office:value-type="float" office:value="2540" table:formula="of:=[.DS5]+4" table:style-name="ce2">
            <text:p>2540</text:p>
          </table:table-cell>
          <table:table-cell office:value-type="float" office:value="2544" table:formula="of:=[.DT5]+4" table:style-name="ce2">
            <text:p>2544</text:p>
          </table:table-cell>
          <table:table-cell office:value-type="float" office:value="2548" table:formula="of:=[.DU5]+4" table:style-name="ce2">
            <text:p>2548</text:p>
          </table:table-cell>
          <table:table-cell office:value-type="float" office:value="2552" table:formula="of:=[.DV5]+4" table:style-name="ce2">
            <text:p>2552</text:p>
          </table:table-cell>
          <table:table-cell office:value-type="float" office:value="2556" table:formula="of:=[.DW5]+4" table:style-name="ce2">
            <text:p>2556</text:p>
          </table:table-cell>
          <table:table-cell table:number-columns-repeated="16256"/>
        </table:table-row>
        <table:table-row table:style-name="ro1">
          <table:table-cell office:value-type="float" office:value="2560" table:formula="of:=[.A5]+512" table:style-name="ce2">
            <text:p>2560</text:p>
          </table:table-cell>
          <table:table-cell office:value-type="float" office:value="2564" table:formula="of:=[.A6]+4" table:style-name="ce2">
            <text:p>2564</text:p>
          </table:table-cell>
          <table:table-cell office:value-type="float" office:value="2568" table:formula="of:=[.B6]+4" table:style-name="ce10">
            <text:p>2568</text:p>
          </table:table-cell>
          <table:table-cell office:value-type="float" office:value="2572" table:formula="of:=[.C6]+4" table:style-name="ce10">
            <text:p>2572</text:p>
          </table:table-cell>
          <table:table-cell office:value-type="float" office:value="2576" table:formula="of:=[.D6]+4" table:style-name="ce10">
            <text:p>2576</text:p>
          </table:table-cell>
          <table:table-cell office:value-type="float" office:value="2580" table:formula="of:=[.E6]+4" table:style-name="ce10">
            <text:p>2580</text:p>
          </table:table-cell>
          <table:table-cell office:value-type="float" office:value="2584" table:formula="of:=[.F6]+4" table:style-name="ce2">
            <text:p>2584</text:p>
          </table:table-cell>
          <table:table-cell office:value-type="float" office:value="2588" table:formula="of:=[.G6]+4" table:style-name="ce2">
            <text:p>2588</text:p>
          </table:table-cell>
          <table:table-cell office:value-type="float" office:value="2592" table:formula="of:=[.H6]+4" table:style-name="ce9">
            <text:p>2592</text:p>
          </table:table-cell>
          <table:table-cell office:value-type="float" office:value="2596" table:formula="of:=[.I6]+4" table:style-name="ce9">
            <text:p>2596</text:p>
          </table:table-cell>
          <table:table-cell office:value-type="float" office:value="2600" table:formula="of:=[.J6]+4" table:style-name="ce9">
            <text:p>2600</text:p>
          </table:table-cell>
          <table:table-cell office:value-type="float" office:value="2604" table:formula="of:=[.K6]+4" table:style-name="ce9">
            <text:p>2604</text:p>
          </table:table-cell>
          <table:table-cell office:value-type="float" office:value="2608" table:formula="of:=[.L6]+4" table:style-name="ce9">
            <text:p>2608</text:p>
          </table:table-cell>
          <table:table-cell office:value-type="float" office:value="2612" table:formula="of:=[.M6]+4" table:style-name="ce9">
            <text:p>2612</text:p>
          </table:table-cell>
          <table:table-cell office:value-type="float" office:value="2616" table:formula="of:=[.N6]+4" table:style-name="ce2">
            <text:p>2616</text:p>
          </table:table-cell>
          <table:table-cell office:value-type="float" office:value="2620" table:formula="of:=[.O6]+4" table:style-name="ce2">
            <text:p>2620</text:p>
          </table:table-cell>
          <table:table-cell office:value-type="float" office:value="2624" table:formula="of:=[.P6]+4" table:style-name="ce2">
            <text:p>2624</text:p>
          </table:table-cell>
          <table:table-cell office:value-type="float" office:value="2628" table:formula="of:=[.Q6]+4" table:style-name="ce2">
            <text:p>2628</text:p>
          </table:table-cell>
          <table:table-cell office:value-type="float" office:value="2632" table:formula="of:=[.R6]+4" table:style-name="ce2">
            <text:p>2632</text:p>
          </table:table-cell>
          <table:table-cell office:value-type="float" office:value="2636" table:formula="of:=[.S6]+4" table:style-name="ce2">
            <text:p>2636</text:p>
          </table:table-cell>
          <table:table-cell office:value-type="float" office:value="2640" table:formula="of:=[.T6]+4" table:style-name="ce2">
            <text:p>2640</text:p>
          </table:table-cell>
          <table:table-cell office:value-type="float" office:value="2644" table:formula="of:=[.U6]+4" table:style-name="ce2">
            <text:p>2644</text:p>
          </table:table-cell>
          <table:table-cell office:value-type="float" office:value="2648" table:formula="of:=[.V6]+4" table:style-name="ce2">
            <text:p>2648</text:p>
          </table:table-cell>
          <table:table-cell office:value-type="float" office:value="2652" table:formula="of:=[.W6]+4" table:style-name="ce2">
            <text:p>2652</text:p>
          </table:table-cell>
          <table:table-cell office:value-type="float" office:value="2656" table:formula="of:=[.X6]+4" table:style-name="ce2">
            <text:p>2656</text:p>
          </table:table-cell>
          <table:table-cell office:value-type="float" office:value="2660" table:formula="of:=[.Y6]+4" table:style-name="ce2">
            <text:p>2660</text:p>
          </table:table-cell>
          <table:table-cell office:value-type="float" office:value="2664" table:formula="of:=[.Z6]+4" table:style-name="ce2">
            <text:p>2664</text:p>
          </table:table-cell>
          <table:table-cell office:value-type="float" office:value="2668" table:formula="of:=[.AA6]+4" table:style-name="ce2">
            <text:p>2668</text:p>
          </table:table-cell>
          <table:table-cell office:value-type="float" office:value="2672" table:formula="of:=[.AB6]+4" table:style-name="ce2">
            <text:p>2672</text:p>
          </table:table-cell>
          <table:table-cell office:value-type="float" office:value="2676" table:formula="of:=[.AC6]+4" table:style-name="ce2">
            <text:p>2676</text:p>
          </table:table-cell>
          <table:table-cell office:value-type="float" office:value="2680" table:formula="of:=[.AD6]+4" table:style-name="ce2">
            <text:p>2680</text:p>
          </table:table-cell>
          <table:table-cell office:value-type="float" office:value="2684" table:formula="of:=[.AE6]+4" table:style-name="ce2">
            <text:p>2684</text:p>
          </table:table-cell>
          <table:table-cell office:value-type="float" office:value="2688" table:formula="of:=[.AF6]+4" table:style-name="ce2">
            <text:p>2688</text:p>
          </table:table-cell>
          <table:table-cell office:value-type="float" office:value="2692" table:formula="of:=[.AG6]+4" table:style-name="ce2">
            <text:p>2692</text:p>
          </table:table-cell>
          <table:table-cell office:value-type="float" office:value="2696" table:formula="of:=[.AH6]+4" table:style-name="ce2">
            <text:p>2696</text:p>
          </table:table-cell>
          <table:table-cell office:value-type="float" office:value="2700" table:formula="of:=[.AI6]+4" table:style-name="ce2">
            <text:p>2700</text:p>
          </table:table-cell>
          <table:table-cell office:value-type="float" office:value="2704" table:formula="of:=[.AJ6]+4" table:style-name="ce2">
            <text:p>2704</text:p>
          </table:table-cell>
          <table:table-cell office:value-type="float" office:value="2708" table:formula="of:=[.AK6]+4" table:style-name="ce2">
            <text:p>2708</text:p>
          </table:table-cell>
          <table:table-cell office:value-type="float" office:value="2712" table:formula="of:=[.AL6]+4" table:style-name="ce2">
            <text:p>2712</text:p>
          </table:table-cell>
          <table:table-cell office:value-type="float" office:value="2716" table:formula="of:=[.AM6]+4" table:style-name="ce2">
            <text:p>2716</text:p>
          </table:table-cell>
          <table:table-cell office:value-type="float" office:value="2720" table:formula="of:=[.AN6]+4" table:style-name="ce2">
            <text:p>2720</text:p>
          </table:table-cell>
          <table:table-cell office:value-type="float" office:value="2724" table:formula="of:=[.AO6]+4" table:style-name="ce2">
            <text:p>2724</text:p>
          </table:table-cell>
          <table:table-cell office:value-type="float" office:value="2728" table:formula="of:=[.AP6]+4" table:style-name="ce2">
            <text:p>2728</text:p>
          </table:table-cell>
          <table:table-cell office:value-type="float" office:value="2732" table:formula="of:=[.AQ6]+4" table:style-name="ce2">
            <text:p>2732</text:p>
          </table:table-cell>
          <table:table-cell office:value-type="float" office:value="2736" table:formula="of:=[.AR6]+4" table:style-name="ce2">
            <text:p>2736</text:p>
          </table:table-cell>
          <table:table-cell office:value-type="float" office:value="2740" table:formula="of:=[.AS6]+4" table:style-name="ce2">
            <text:p>2740</text:p>
          </table:table-cell>
          <table:table-cell office:value-type="float" office:value="2744" table:formula="of:=[.AT6]+4" table:style-name="ce2">
            <text:p>2744</text:p>
          </table:table-cell>
          <table:table-cell office:value-type="float" office:value="2748" table:formula="of:=[.AU6]+4" table:style-name="ce2">
            <text:p>2748</text:p>
          </table:table-cell>
          <table:table-cell office:value-type="float" office:value="2752" table:formula="of:=[.AV6]+4" table:style-name="ce2">
            <text:p>2752</text:p>
          </table:table-cell>
          <table:table-cell office:value-type="float" office:value="2756" table:formula="of:=[.AW6]+4" table:style-name="ce2">
            <text:p>2756</text:p>
          </table:table-cell>
          <table:table-cell office:value-type="float" office:value="2760" table:formula="of:=[.AX6]+4" table:style-name="ce2">
            <text:p>2760</text:p>
          </table:table-cell>
          <table:table-cell office:value-type="float" office:value="2764" table:formula="of:=[.AY6]+4" table:style-name="ce2">
            <text:p>2764</text:p>
          </table:table-cell>
          <table:table-cell office:value-type="float" office:value="2768" table:formula="of:=[.AZ6]+4" table:style-name="ce2">
            <text:p>2768</text:p>
          </table:table-cell>
          <table:table-cell office:value-type="float" office:value="2772" table:formula="of:=[.BA6]+4" table:style-name="ce2">
            <text:p>2772</text:p>
          </table:table-cell>
          <table:table-cell office:value-type="float" office:value="2776" table:formula="of:=[.BB6]+4" table:style-name="ce2">
            <text:p>2776</text:p>
          </table:table-cell>
          <table:table-cell office:value-type="float" office:value="2780" table:formula="of:=[.BC6]+4" table:style-name="ce2">
            <text:p>2780</text:p>
          </table:table-cell>
          <table:table-cell office:value-type="float" office:value="2784" table:formula="of:=[.BD6]+4" table:style-name="ce2">
            <text:p>2784</text:p>
          </table:table-cell>
          <table:table-cell office:value-type="float" office:value="2788" table:formula="of:=[.BE6]+4" table:style-name="ce2">
            <text:p>2788</text:p>
          </table:table-cell>
          <table:table-cell office:value-type="float" office:value="2792" table:formula="of:=[.BF6]+4" table:style-name="ce2">
            <text:p>2792</text:p>
          </table:table-cell>
          <table:table-cell office:value-type="float" office:value="2796" table:formula="of:=[.BG6]+4" table:style-name="ce2">
            <text:p>2796</text:p>
          </table:table-cell>
          <table:table-cell office:value-type="float" office:value="2800" table:formula="of:=[.BH6]+4" table:style-name="ce2">
            <text:p>2800</text:p>
          </table:table-cell>
          <table:table-cell office:value-type="float" office:value="2804" table:formula="of:=[.BI6]+4" table:style-name="ce2">
            <text:p>2804</text:p>
          </table:table-cell>
          <table:table-cell office:value-type="float" office:value="2808" table:formula="of:=[.BJ6]+4" table:style-name="ce2">
            <text:p>2808</text:p>
          </table:table-cell>
          <table:table-cell office:value-type="float" office:value="2812" table:formula="of:=[.BK6]+4" table:style-name="ce2">
            <text:p>2812</text:p>
          </table:table-cell>
          <table:table-cell office:value-type="float" office:value="2816" table:formula="of:=[.BL6]+4" table:style-name="ce2">
            <text:p>2816</text:p>
          </table:table-cell>
          <table:table-cell office:value-type="float" office:value="2820" table:formula="of:=[.BM6]+4" table:style-name="ce2">
            <text:p>2820</text:p>
          </table:table-cell>
          <table:table-cell office:value-type="float" office:value="2824" table:formula="of:=[.BN6]+4" table:style-name="ce2">
            <text:p>2824</text:p>
          </table:table-cell>
          <table:table-cell office:value-type="float" office:value="2828" table:formula="of:=[.BO6]+4" table:style-name="ce2">
            <text:p>2828</text:p>
          </table:table-cell>
          <table:table-cell office:value-type="float" office:value="2832" table:formula="of:=[.BP6]+4" table:style-name="ce2">
            <text:p>2832</text:p>
          </table:table-cell>
          <table:table-cell office:value-type="float" office:value="2836" table:formula="of:=[.BQ6]+4" table:style-name="ce2">
            <text:p>2836</text:p>
          </table:table-cell>
          <table:table-cell office:value-type="float" office:value="2840" table:formula="of:=[.BR6]+4" table:style-name="ce2">
            <text:p>2840</text:p>
          </table:table-cell>
          <table:table-cell office:value-type="float" office:value="2844" table:formula="of:=[.BS6]+4" table:style-name="ce2">
            <text:p>2844</text:p>
          </table:table-cell>
          <table:table-cell office:value-type="float" office:value="2848" table:formula="of:=[.BT6]+4" table:style-name="ce2">
            <text:p>2848</text:p>
          </table:table-cell>
          <table:table-cell office:value-type="float" office:value="2852" table:formula="of:=[.BU6]+4" table:style-name="ce2">
            <text:p>2852</text:p>
          </table:table-cell>
          <table:table-cell office:value-type="float" office:value="2856" table:formula="of:=[.BV6]+4" table:style-name="ce2">
            <text:p>2856</text:p>
          </table:table-cell>
          <table:table-cell office:value-type="float" office:value="2860" table:formula="of:=[.BW6]+4" table:style-name="ce2">
            <text:p>2860</text:p>
          </table:table-cell>
          <table:table-cell office:value-type="float" office:value="2864" table:formula="of:=[.BX6]+4" table:style-name="ce2">
            <text:p>2864</text:p>
          </table:table-cell>
          <table:table-cell office:value-type="float" office:value="2868" table:formula="of:=[.BY6]+4" table:style-name="ce2">
            <text:p>2868</text:p>
          </table:table-cell>
          <table:table-cell office:value-type="float" office:value="2872" table:formula="of:=[.BZ6]+4" table:style-name="ce2">
            <text:p>2872</text:p>
          </table:table-cell>
          <table:table-cell office:value-type="float" office:value="2876" table:formula="of:=[.CA6]+4" table:style-name="ce2">
            <text:p>2876</text:p>
          </table:table-cell>
          <table:table-cell office:value-type="float" office:value="2880" table:formula="of:=[.CB6]+4" table:style-name="ce2">
            <text:p>2880</text:p>
          </table:table-cell>
          <table:table-cell office:value-type="float" office:value="2884" table:formula="of:=[.CC6]+4" table:style-name="ce2">
            <text:p>2884</text:p>
          </table:table-cell>
          <table:table-cell office:value-type="float" office:value="2888" table:formula="of:=[.CD6]+4" table:style-name="ce2">
            <text:p>2888</text:p>
          </table:table-cell>
          <table:table-cell office:value-type="float" office:value="2892" table:formula="of:=[.CE6]+4" table:style-name="ce2">
            <text:p>2892</text:p>
          </table:table-cell>
          <table:table-cell office:value-type="float" office:value="2896" table:formula="of:=[.CF6]+4" table:style-name="ce2">
            <text:p>2896</text:p>
          </table:table-cell>
          <table:table-cell office:value-type="float" office:value="2900" table:formula="of:=[.CG6]+4" table:style-name="ce2">
            <text:p>2900</text:p>
          </table:table-cell>
          <table:table-cell office:value-type="float" office:value="2904" table:formula="of:=[.CH6]+4" table:style-name="ce2">
            <text:p>2904</text:p>
          </table:table-cell>
          <table:table-cell office:value-type="float" office:value="2908" table:formula="of:=[.CI6]+4" table:style-name="ce2">
            <text:p>2908</text:p>
          </table:table-cell>
          <table:table-cell office:value-type="float" office:value="2912" table:formula="of:=[.CJ6]+4" table:style-name="ce2">
            <text:p>2912</text:p>
          </table:table-cell>
          <table:table-cell office:value-type="float" office:value="2916" table:formula="of:=[.CK6]+4" table:style-name="ce2">
            <text:p>2916</text:p>
          </table:table-cell>
          <table:table-cell office:value-type="float" office:value="2920" table:formula="of:=[.CL6]+4" table:style-name="ce2">
            <text:p>2920</text:p>
          </table:table-cell>
          <table:table-cell office:value-type="float" office:value="2924" table:formula="of:=[.CM6]+4" table:style-name="ce2">
            <text:p>2924</text:p>
          </table:table-cell>
          <table:table-cell office:value-type="float" office:value="2928" table:formula="of:=[.CN6]+4" table:style-name="ce2">
            <text:p>2928</text:p>
          </table:table-cell>
          <table:table-cell office:value-type="float" office:value="2932" table:formula="of:=[.CO6]+4" table:style-name="ce2">
            <text:p>2932</text:p>
          </table:table-cell>
          <table:table-cell office:value-type="float" office:value="2936" table:formula="of:=[.CP6]+4" table:style-name="ce2">
            <text:p>2936</text:p>
          </table:table-cell>
          <table:table-cell office:value-type="float" office:value="2940" table:formula="of:=[.CQ6]+4" table:style-name="ce2">
            <text:p>2940</text:p>
          </table:table-cell>
          <table:table-cell office:value-type="float" office:value="2944" table:formula="of:=[.CR6]+4" table:style-name="ce2">
            <text:p>2944</text:p>
          </table:table-cell>
          <table:table-cell office:value-type="float" office:value="2948" table:formula="of:=[.CS6]+4" table:style-name="ce2">
            <text:p>2948</text:p>
          </table:table-cell>
          <table:table-cell office:value-type="float" office:value="2952" table:formula="of:=[.CT6]+4" table:style-name="ce2">
            <text:p>2952</text:p>
          </table:table-cell>
          <table:table-cell office:value-type="float" office:value="2956" table:formula="of:=[.CU6]+4" table:style-name="ce2">
            <text:p>2956</text:p>
          </table:table-cell>
          <table:table-cell office:value-type="float" office:value="2960" table:formula="of:=[.CV6]+4" table:style-name="ce2">
            <text:p>2960</text:p>
          </table:table-cell>
          <table:table-cell office:value-type="float" office:value="2964" table:formula="of:=[.CW6]+4" table:style-name="ce2">
            <text:p>2964</text:p>
          </table:table-cell>
          <table:table-cell office:value-type="float" office:value="2968" table:formula="of:=[.CX6]+4" table:style-name="ce2">
            <text:p>2968</text:p>
          </table:table-cell>
          <table:table-cell office:value-type="float" office:value="2972" table:formula="of:=[.CY6]+4" table:style-name="ce2">
            <text:p>2972</text:p>
          </table:table-cell>
          <table:table-cell office:value-type="float" office:value="2976" table:formula="of:=[.CZ6]+4" table:style-name="ce2">
            <text:p>2976</text:p>
          </table:table-cell>
          <table:table-cell office:value-type="float" office:value="2980" table:formula="of:=[.DA6]+4" table:style-name="ce2">
            <text:p>2980</text:p>
          </table:table-cell>
          <table:table-cell office:value-type="float" office:value="2984" table:formula="of:=[.DB6]+4" table:style-name="ce2">
            <text:p>2984</text:p>
          </table:table-cell>
          <table:table-cell office:value-type="float" office:value="2988" table:formula="of:=[.DC6]+4" table:style-name="ce2">
            <text:p>2988</text:p>
          </table:table-cell>
          <table:table-cell office:value-type="float" office:value="2992" table:formula="of:=[.DD6]+4" table:style-name="ce2">
            <text:p>2992</text:p>
          </table:table-cell>
          <table:table-cell office:value-type="float" office:value="2996" table:formula="of:=[.DE6]+4" table:style-name="ce2">
            <text:p>2996</text:p>
          </table:table-cell>
          <table:table-cell office:value-type="float" office:value="3000" table:formula="of:=[.DF6]+4" table:style-name="ce2">
            <text:p>3000</text:p>
          </table:table-cell>
          <table:table-cell office:value-type="float" office:value="3004" table:formula="of:=[.DG6]+4" table:style-name="ce2">
            <text:p>3004</text:p>
          </table:table-cell>
          <table:table-cell office:value-type="float" office:value="3008" table:formula="of:=[.DH6]+4" table:style-name="ce2">
            <text:p>3008</text:p>
          </table:table-cell>
          <table:table-cell office:value-type="float" office:value="3012" table:formula="of:=[.DI6]+4" table:style-name="ce2">
            <text:p>3012</text:p>
          </table:table-cell>
          <table:table-cell office:value-type="float" office:value="3016" table:formula="of:=[.DJ6]+4" table:style-name="ce2">
            <text:p>3016</text:p>
          </table:table-cell>
          <table:table-cell office:value-type="float" office:value="3020" table:formula="of:=[.DK6]+4" table:style-name="ce2">
            <text:p>3020</text:p>
          </table:table-cell>
          <table:table-cell office:value-type="float" office:value="3024" table:formula="of:=[.DL6]+4" table:style-name="ce2">
            <text:p>3024</text:p>
          </table:table-cell>
          <table:table-cell office:value-type="float" office:value="3028" table:formula="of:=[.DM6]+4" table:style-name="ce2">
            <text:p>3028</text:p>
          </table:table-cell>
          <table:table-cell office:value-type="float" office:value="3032" table:formula="of:=[.DN6]+4" table:style-name="ce2">
            <text:p>3032</text:p>
          </table:table-cell>
          <table:table-cell office:value-type="float" office:value="3036" table:formula="of:=[.DO6]+4" table:style-name="ce2">
            <text:p>3036</text:p>
          </table:table-cell>
          <table:table-cell office:value-type="float" office:value="3040" table:formula="of:=[.DP6]+4" table:style-name="ce2">
            <text:p>3040</text:p>
          </table:table-cell>
          <table:table-cell office:value-type="float" office:value="3044" table:formula="of:=[.DQ6]+4" table:style-name="ce2">
            <text:p>3044</text:p>
          </table:table-cell>
          <table:table-cell office:value-type="float" office:value="3048" table:formula="of:=[.DR6]+4" table:style-name="ce2">
            <text:p>3048</text:p>
          </table:table-cell>
          <table:table-cell office:value-type="float" office:value="3052" table:formula="of:=[.DS6]+4" table:style-name="ce2">
            <text:p>3052</text:p>
          </table:table-cell>
          <table:table-cell office:value-type="float" office:value="3056" table:formula="of:=[.DT6]+4" table:style-name="ce2">
            <text:p>3056</text:p>
          </table:table-cell>
          <table:table-cell office:value-type="float" office:value="3060" table:formula="of:=[.DU6]+4" table:style-name="ce2">
            <text:p>3060</text:p>
          </table:table-cell>
          <table:table-cell office:value-type="float" office:value="3064" table:formula="of:=[.DV6]+4" table:style-name="ce2">
            <text:p>3064</text:p>
          </table:table-cell>
          <table:table-cell office:value-type="float" office:value="3068" table:formula="of:=[.DW6]+4" table:style-name="ce2">
            <text:p>3068</text:p>
          </table:table-cell>
          <table:table-cell table:number-columns-repeated="16256"/>
        </table:table-row>
        <table:table-row table:style-name="ro1">
          <table:table-cell office:value-type="float" office:value="3072" table:formula="of:=[.A6]+512" table:style-name="ce2">
            <text:p>3072</text:p>
          </table:table-cell>
          <table:table-cell office:value-type="float" office:value="3076" table:formula="of:=[.A7]+4" table:style-name="ce2">
            <text:p>3076</text:p>
          </table:table-cell>
          <table:table-cell office:value-type="float" office:value="3080" table:formula="of:=[.B7]+4" table:style-name="ce10">
            <text:p>3080</text:p>
          </table:table-cell>
          <table:table-cell office:value-type="float" office:value="3084" table:formula="of:=[.C7]+4" table:style-name="ce10">
            <text:p>3084</text:p>
          </table:table-cell>
          <table:table-cell office:value-type="float" office:value="3088" table:formula="of:=[.D7]+4" table:style-name="ce10">
            <text:p>3088</text:p>
          </table:table-cell>
          <table:table-cell office:value-type="float" office:value="3092" table:formula="of:=[.E7]+4" table:style-name="ce10">
            <text:p>3092</text:p>
          </table:table-cell>
          <table:table-cell office:value-type="float" office:value="3096" table:formula="of:=[.F7]+4" table:style-name="ce2">
            <text:p>3096</text:p>
          </table:table-cell>
          <table:table-cell office:value-type="float" office:value="3100" table:formula="of:=[.G7]+4" table:style-name="ce2">
            <text:p>3100</text:p>
          </table:table-cell>
          <table:table-cell office:value-type="float" office:value="3104" table:formula="of:=[.H7]+4" table:style-name="ce9">
            <text:p>3104</text:p>
          </table:table-cell>
          <table:table-cell office:value-type="float" office:value="3108" table:formula="of:=[.I7]+4" table:style-name="ce9">
            <text:p>3108</text:p>
          </table:table-cell>
          <table:table-cell office:value-type="float" office:value="3112" table:formula="of:=[.J7]+4" table:style-name="ce9">
            <text:p>3112</text:p>
          </table:table-cell>
          <table:table-cell office:value-type="float" office:value="3116" table:formula="of:=[.K7]+4" table:style-name="ce9">
            <text:p>3116</text:p>
          </table:table-cell>
          <table:table-cell office:value-type="float" office:value="3120" table:formula="of:=[.L7]+4" table:style-name="ce2">
            <text:p>3120</text:p>
          </table:table-cell>
          <table:table-cell office:value-type="float" office:value="3124" table:formula="of:=[.M7]+4" table:style-name="ce2">
            <text:p>3124</text:p>
          </table:table-cell>
          <table:table-cell office:value-type="float" office:value="3128" table:formula="of:=[.N7]+4" table:style-name="ce2">
            <text:p>3128</text:p>
          </table:table-cell>
          <table:table-cell office:value-type="float" office:value="3132" table:formula="of:=[.O7]+4" table:style-name="ce2">
            <text:p>3132</text:p>
          </table:table-cell>
          <table:table-cell office:value-type="float" office:value="3136" table:formula="of:=[.P7]+4" table:style-name="ce2">
            <text:p>3136</text:p>
          </table:table-cell>
          <table:table-cell office:value-type="float" office:value="3140" table:formula="of:=[.Q7]+4" table:style-name="ce2">
            <text:p>3140</text:p>
          </table:table-cell>
          <table:table-cell office:value-type="float" office:value="3144" table:formula="of:=[.R7]+4" table:style-name="ce2">
            <text:p>3144</text:p>
          </table:table-cell>
          <table:table-cell office:value-type="float" office:value="3148" table:formula="of:=[.S7]+4" table:style-name="ce2">
            <text:p>3148</text:p>
          </table:table-cell>
          <table:table-cell office:value-type="float" office:value="3152" table:formula="of:=[.T7]+4" table:style-name="ce2">
            <text:p>3152</text:p>
          </table:table-cell>
          <table:table-cell office:value-type="float" office:value="3156" table:formula="of:=[.U7]+4" table:style-name="ce2">
            <text:p>3156</text:p>
          </table:table-cell>
          <table:table-cell office:value-type="float" office:value="3160" table:formula="of:=[.V7]+4" table:style-name="ce2">
            <text:p>3160</text:p>
          </table:table-cell>
          <table:table-cell office:value-type="float" office:value="3164" table:formula="of:=[.W7]+4" table:style-name="ce2">
            <text:p>3164</text:p>
          </table:table-cell>
          <table:table-cell office:value-type="float" office:value="3168" table:formula="of:=[.X7]+4" table:style-name="ce2">
            <text:p>3168</text:p>
          </table:table-cell>
          <table:table-cell office:value-type="float" office:value="3172" table:formula="of:=[.Y7]+4" table:style-name="ce2">
            <text:p>3172</text:p>
          </table:table-cell>
          <table:table-cell office:value-type="float" office:value="3176" table:formula="of:=[.Z7]+4" table:style-name="ce2">
            <text:p>3176</text:p>
          </table:table-cell>
          <table:table-cell office:value-type="float" office:value="3180" table:formula="of:=[.AA7]+4" table:style-name="ce2">
            <text:p>3180</text:p>
          </table:table-cell>
          <table:table-cell office:value-type="float" office:value="3184" table:formula="of:=[.AB7]+4" table:style-name="ce2">
            <text:p>3184</text:p>
          </table:table-cell>
          <table:table-cell office:value-type="float" office:value="3188" table:formula="of:=[.AC7]+4" table:style-name="ce2">
            <text:p>3188</text:p>
          </table:table-cell>
          <table:table-cell office:value-type="float" office:value="3192" table:formula="of:=[.AD7]+4" table:style-name="ce2">
            <text:p>3192</text:p>
          </table:table-cell>
          <table:table-cell office:value-type="float" office:value="3196" table:formula="of:=[.AE7]+4" table:style-name="ce2">
            <text:p>3196</text:p>
          </table:table-cell>
          <table:table-cell office:value-type="float" office:value="3200" table:formula="of:=[.AF7]+4" table:style-name="ce2">
            <text:p>3200</text:p>
          </table:table-cell>
          <table:table-cell office:value-type="float" office:value="3204" table:formula="of:=[.AG7]+4" table:style-name="ce2">
            <text:p>3204</text:p>
          </table:table-cell>
          <table:table-cell office:value-type="float" office:value="3208" table:formula="of:=[.AH7]+4" table:style-name="ce2">
            <text:p>3208</text:p>
          </table:table-cell>
          <table:table-cell office:value-type="float" office:value="3212" table:formula="of:=[.AI7]+4" table:style-name="ce2">
            <text:p>3212</text:p>
          </table:table-cell>
          <table:table-cell office:value-type="float" office:value="3216" table:formula="of:=[.AJ7]+4" table:style-name="ce2">
            <text:p>3216</text:p>
          </table:table-cell>
          <table:table-cell office:value-type="float" office:value="3220" table:formula="of:=[.AK7]+4" table:style-name="ce2">
            <text:p>3220</text:p>
          </table:table-cell>
          <table:table-cell office:value-type="float" office:value="3224" table:formula="of:=[.AL7]+4" table:style-name="ce2">
            <text:p>3224</text:p>
          </table:table-cell>
          <table:table-cell office:value-type="float" office:value="3228" table:formula="of:=[.AM7]+4" table:style-name="ce2">
            <text:p>3228</text:p>
          </table:table-cell>
          <table:table-cell office:value-type="float" office:value="3232" table:formula="of:=[.AN7]+4" table:style-name="ce2">
            <text:p>3232</text:p>
          </table:table-cell>
          <table:table-cell office:value-type="float" office:value="3236" table:formula="of:=[.AO7]+4" table:style-name="ce2">
            <text:p>3236</text:p>
          </table:table-cell>
          <table:table-cell office:value-type="float" office:value="3240" table:formula="of:=[.AP7]+4" table:style-name="ce2">
            <text:p>3240</text:p>
          </table:table-cell>
          <table:table-cell office:value-type="float" office:value="3244" table:formula="of:=[.AQ7]+4" table:style-name="ce2">
            <text:p>3244</text:p>
          </table:table-cell>
          <table:table-cell office:value-type="float" office:value="3248" table:formula="of:=[.AR7]+4" table:style-name="ce2">
            <text:p>3248</text:p>
          </table:table-cell>
          <table:table-cell office:value-type="float" office:value="3252" table:formula="of:=[.AS7]+4" table:style-name="ce2">
            <text:p>3252</text:p>
          </table:table-cell>
          <table:table-cell office:value-type="float" office:value="3256" table:formula="of:=[.AT7]+4" table:style-name="ce2">
            <text:p>3256</text:p>
          </table:table-cell>
          <table:table-cell office:value-type="float" office:value="3260" table:formula="of:=[.AU7]+4" table:style-name="ce2">
            <text:p>3260</text:p>
          </table:table-cell>
          <table:table-cell office:value-type="float" office:value="3264" table:formula="of:=[.AV7]+4" table:style-name="ce2">
            <text:p>3264</text:p>
          </table:table-cell>
          <table:table-cell office:value-type="float" office:value="3268" table:formula="of:=[.AW7]+4" table:style-name="ce2">
            <text:p>3268</text:p>
          </table:table-cell>
          <table:table-cell office:value-type="float" office:value="3272" table:formula="of:=[.AX7]+4" table:style-name="ce2">
            <text:p>3272</text:p>
          </table:table-cell>
          <table:table-cell office:value-type="float" office:value="3276" table:formula="of:=[.AY7]+4" table:style-name="ce2">
            <text:p>3276</text:p>
          </table:table-cell>
          <table:table-cell office:value-type="float" office:value="3280" table:formula="of:=[.AZ7]+4" table:style-name="ce2">
            <text:p>3280</text:p>
          </table:table-cell>
          <table:table-cell office:value-type="float" office:value="3284" table:formula="of:=[.BA7]+4" table:style-name="ce2">
            <text:p>3284</text:p>
          </table:table-cell>
          <table:table-cell office:value-type="float" office:value="3288" table:formula="of:=[.BB7]+4" table:style-name="ce2">
            <text:p>3288</text:p>
          </table:table-cell>
          <table:table-cell office:value-type="float" office:value="3292" table:formula="of:=[.BC7]+4" table:style-name="ce2">
            <text:p>3292</text:p>
          </table:table-cell>
          <table:table-cell office:value-type="float" office:value="3296" table:formula="of:=[.BD7]+4" table:style-name="ce2">
            <text:p>3296</text:p>
          </table:table-cell>
          <table:table-cell office:value-type="float" office:value="3300" table:formula="of:=[.BE7]+4" table:style-name="ce2">
            <text:p>3300</text:p>
          </table:table-cell>
          <table:table-cell office:value-type="float" office:value="3304" table:formula="of:=[.BF7]+4" table:style-name="ce2">
            <text:p>3304</text:p>
          </table:table-cell>
          <table:table-cell office:value-type="float" office:value="3308" table:formula="of:=[.BG7]+4" table:style-name="ce2">
            <text:p>3308</text:p>
          </table:table-cell>
          <table:table-cell office:value-type="float" office:value="3312" table:formula="of:=[.BH7]+4" table:style-name="ce2">
            <text:p>3312</text:p>
          </table:table-cell>
          <table:table-cell office:value-type="float" office:value="3316" table:formula="of:=[.BI7]+4" table:style-name="ce2">
            <text:p>3316</text:p>
          </table:table-cell>
          <table:table-cell office:value-type="float" office:value="3320" table:formula="of:=[.BJ7]+4" table:style-name="ce2">
            <text:p>3320</text:p>
          </table:table-cell>
          <table:table-cell office:value-type="float" office:value="3324" table:formula="of:=[.BK7]+4" table:style-name="ce2">
            <text:p>3324</text:p>
          </table:table-cell>
          <table:table-cell office:value-type="float" office:value="3328" table:formula="of:=[.BL7]+4" table:style-name="ce2">
            <text:p>3328</text:p>
          </table:table-cell>
          <table:table-cell office:value-type="float" office:value="3332" table:formula="of:=[.BM7]+4" table:style-name="ce2">
            <text:p>3332</text:p>
          </table:table-cell>
          <table:table-cell office:value-type="float" office:value="3336" table:formula="of:=[.BN7]+4" table:style-name="ce2">
            <text:p>3336</text:p>
          </table:table-cell>
          <table:table-cell office:value-type="float" office:value="3340" table:formula="of:=[.BO7]+4" table:style-name="ce2">
            <text:p>3340</text:p>
          </table:table-cell>
          <table:table-cell office:value-type="float" office:value="3344" table:formula="of:=[.BP7]+4" table:style-name="ce2">
            <text:p>3344</text:p>
          </table:table-cell>
          <table:table-cell office:value-type="float" office:value="3348" table:formula="of:=[.BQ7]+4" table:style-name="ce2">
            <text:p>3348</text:p>
          </table:table-cell>
          <table:table-cell office:value-type="float" office:value="3352" table:formula="of:=[.BR7]+4" table:style-name="ce2">
            <text:p>3352</text:p>
          </table:table-cell>
          <table:table-cell office:value-type="float" office:value="3356" table:formula="of:=[.BS7]+4" table:style-name="ce2">
            <text:p>3356</text:p>
          </table:table-cell>
          <table:table-cell office:value-type="float" office:value="3360" table:formula="of:=[.BT7]+4" table:style-name="ce2">
            <text:p>3360</text:p>
          </table:table-cell>
          <table:table-cell office:value-type="float" office:value="3364" table:formula="of:=[.BU7]+4" table:style-name="ce2">
            <text:p>3364</text:p>
          </table:table-cell>
          <table:table-cell office:value-type="float" office:value="3368" table:formula="of:=[.BV7]+4" table:style-name="ce2">
            <text:p>3368</text:p>
          </table:table-cell>
          <table:table-cell office:value-type="float" office:value="3372" table:formula="of:=[.BW7]+4" table:style-name="ce2">
            <text:p>3372</text:p>
          </table:table-cell>
          <table:table-cell office:value-type="float" office:value="3376" table:formula="of:=[.BX7]+4" table:style-name="ce2">
            <text:p>3376</text:p>
          </table:table-cell>
          <table:table-cell office:value-type="float" office:value="3380" table:formula="of:=[.BY7]+4" table:style-name="ce2">
            <text:p>3380</text:p>
          </table:table-cell>
          <table:table-cell office:value-type="float" office:value="3384" table:formula="of:=[.BZ7]+4" table:style-name="ce2">
            <text:p>3384</text:p>
          </table:table-cell>
          <table:table-cell office:value-type="float" office:value="3388" table:formula="of:=[.CA7]+4" table:style-name="ce2">
            <text:p>3388</text:p>
          </table:table-cell>
          <table:table-cell office:value-type="float" office:value="3392" table:formula="of:=[.CB7]+4" table:style-name="ce2">
            <text:p>3392</text:p>
          </table:table-cell>
          <table:table-cell office:value-type="float" office:value="3396" table:formula="of:=[.CC7]+4" table:style-name="ce2">
            <text:p>3396</text:p>
          </table:table-cell>
          <table:table-cell office:value-type="float" office:value="3400" table:formula="of:=[.CD7]+4" table:style-name="ce2">
            <text:p>3400</text:p>
          </table:table-cell>
          <table:table-cell office:value-type="float" office:value="3404" table:formula="of:=[.CE7]+4" table:style-name="ce2">
            <text:p>3404</text:p>
          </table:table-cell>
          <table:table-cell office:value-type="float" office:value="3408" table:formula="of:=[.CF7]+4" table:style-name="ce2">
            <text:p>3408</text:p>
          </table:table-cell>
          <table:table-cell office:value-type="float" office:value="3412" table:formula="of:=[.CG7]+4" table:style-name="ce2">
            <text:p>3412</text:p>
          </table:table-cell>
          <table:table-cell office:value-type="float" office:value="3416" table:formula="of:=[.CH7]+4" table:style-name="ce2">
            <text:p>3416</text:p>
          </table:table-cell>
          <table:table-cell office:value-type="float" office:value="3420" table:formula="of:=[.CI7]+4" table:style-name="ce2">
            <text:p>3420</text:p>
          </table:table-cell>
          <table:table-cell office:value-type="float" office:value="3424" table:formula="of:=[.CJ7]+4" table:style-name="ce2">
            <text:p>3424</text:p>
          </table:table-cell>
          <table:table-cell office:value-type="float" office:value="3428" table:formula="of:=[.CK7]+4" table:style-name="ce2">
            <text:p>3428</text:p>
          </table:table-cell>
          <table:table-cell office:value-type="float" office:value="3432" table:formula="of:=[.CL7]+4" table:style-name="ce2">
            <text:p>3432</text:p>
          </table:table-cell>
          <table:table-cell office:value-type="float" office:value="3436" table:formula="of:=[.CM7]+4" table:style-name="ce2">
            <text:p>3436</text:p>
          </table:table-cell>
          <table:table-cell office:value-type="float" office:value="3440" table:formula="of:=[.CN7]+4" table:style-name="ce2">
            <text:p>3440</text:p>
          </table:table-cell>
          <table:table-cell office:value-type="float" office:value="3444" table:formula="of:=[.CO7]+4" table:style-name="ce2">
            <text:p>3444</text:p>
          </table:table-cell>
          <table:table-cell office:value-type="float" office:value="3448" table:formula="of:=[.CP7]+4" table:style-name="ce2">
            <text:p>3448</text:p>
          </table:table-cell>
          <table:table-cell office:value-type="float" office:value="3452" table:formula="of:=[.CQ7]+4" table:style-name="ce2">
            <text:p>3452</text:p>
          </table:table-cell>
          <table:table-cell office:value-type="float" office:value="3456" table:formula="of:=[.CR7]+4" table:style-name="ce2">
            <text:p>3456</text:p>
          </table:table-cell>
          <table:table-cell office:value-type="float" office:value="3460" table:formula="of:=[.CS7]+4" table:style-name="ce2">
            <text:p>3460</text:p>
          </table:table-cell>
          <table:table-cell office:value-type="float" office:value="3464" table:formula="of:=[.CT7]+4" table:style-name="ce2">
            <text:p>3464</text:p>
          </table:table-cell>
          <table:table-cell office:value-type="float" office:value="3468" table:formula="of:=[.CU7]+4" table:style-name="ce2">
            <text:p>3468</text:p>
          </table:table-cell>
          <table:table-cell office:value-type="float" office:value="3472" table:formula="of:=[.CV7]+4" table:style-name="ce2">
            <text:p>3472</text:p>
          </table:table-cell>
          <table:table-cell office:value-type="float" office:value="3476" table:formula="of:=[.CW7]+4" table:style-name="ce2">
            <text:p>3476</text:p>
          </table:table-cell>
          <table:table-cell office:value-type="float" office:value="3480" table:formula="of:=[.CX7]+4" table:style-name="ce2">
            <text:p>3480</text:p>
          </table:table-cell>
          <table:table-cell office:value-type="float" office:value="3484" table:formula="of:=[.CY7]+4" table:style-name="ce2">
            <text:p>3484</text:p>
          </table:table-cell>
          <table:table-cell office:value-type="float" office:value="3488" table:formula="of:=[.CZ7]+4" table:style-name="ce2">
            <text:p>3488</text:p>
          </table:table-cell>
          <table:table-cell office:value-type="float" office:value="3492" table:formula="of:=[.DA7]+4" table:style-name="ce2">
            <text:p>3492</text:p>
          </table:table-cell>
          <table:table-cell office:value-type="float" office:value="3496" table:formula="of:=[.DB7]+4" table:style-name="ce2">
            <text:p>3496</text:p>
          </table:table-cell>
          <table:table-cell office:value-type="float" office:value="3500" table:formula="of:=[.DC7]+4" table:style-name="ce2">
            <text:p>3500</text:p>
          </table:table-cell>
          <table:table-cell office:value-type="float" office:value="3504" table:formula="of:=[.DD7]+4" table:style-name="ce2">
            <text:p>3504</text:p>
          </table:table-cell>
          <table:table-cell office:value-type="float" office:value="3508" table:formula="of:=[.DE7]+4" table:style-name="ce2">
            <text:p>3508</text:p>
          </table:table-cell>
          <table:table-cell office:value-type="float" office:value="3512" table:formula="of:=[.DF7]+4" table:style-name="ce2">
            <text:p>3512</text:p>
          </table:table-cell>
          <table:table-cell office:value-type="float" office:value="3516" table:formula="of:=[.DG7]+4" table:style-name="ce2">
            <text:p>3516</text:p>
          </table:table-cell>
          <table:table-cell office:value-type="float" office:value="3520" table:formula="of:=[.DH7]+4" table:style-name="ce2">
            <text:p>3520</text:p>
          </table:table-cell>
          <table:table-cell office:value-type="float" office:value="3524" table:formula="of:=[.DI7]+4" table:style-name="ce2">
            <text:p>3524</text:p>
          </table:table-cell>
          <table:table-cell office:value-type="float" office:value="3528" table:formula="of:=[.DJ7]+4" table:style-name="ce2">
            <text:p>3528</text:p>
          </table:table-cell>
          <table:table-cell office:value-type="float" office:value="3532" table:formula="of:=[.DK7]+4" table:style-name="ce2">
            <text:p>3532</text:p>
          </table:table-cell>
          <table:table-cell office:value-type="float" office:value="3536" table:formula="of:=[.DL7]+4" table:style-name="ce2">
            <text:p>3536</text:p>
          </table:table-cell>
          <table:table-cell office:value-type="float" office:value="3540" table:formula="of:=[.DM7]+4" table:style-name="ce2">
            <text:p>3540</text:p>
          </table:table-cell>
          <table:table-cell office:value-type="float" office:value="3544" table:formula="of:=[.DN7]+4" table:style-name="ce2">
            <text:p>3544</text:p>
          </table:table-cell>
          <table:table-cell office:value-type="float" office:value="3548" table:formula="of:=[.DO7]+4" table:style-name="ce2">
            <text:p>3548</text:p>
          </table:table-cell>
          <table:table-cell office:value-type="float" office:value="3552" table:formula="of:=[.DP7]+4" table:style-name="ce2">
            <text:p>3552</text:p>
          </table:table-cell>
          <table:table-cell office:value-type="float" office:value="3556" table:formula="of:=[.DQ7]+4" table:style-name="ce2">
            <text:p>3556</text:p>
          </table:table-cell>
          <table:table-cell office:value-type="float" office:value="3560" table:formula="of:=[.DR7]+4" table:style-name="ce2">
            <text:p>3560</text:p>
          </table:table-cell>
          <table:table-cell office:value-type="float" office:value="3564" table:formula="of:=[.DS7]+4" table:style-name="ce2">
            <text:p>3564</text:p>
          </table:table-cell>
          <table:table-cell office:value-type="float" office:value="3568" table:formula="of:=[.DT7]+4" table:style-name="ce2">
            <text:p>3568</text:p>
          </table:table-cell>
          <table:table-cell office:value-type="float" office:value="3572" table:formula="of:=[.DU7]+4" table:style-name="ce2">
            <text:p>3572</text:p>
          </table:table-cell>
          <table:table-cell office:value-type="float" office:value="3576" table:formula="of:=[.DV7]+4" table:style-name="ce2">
            <text:p>3576</text:p>
          </table:table-cell>
          <table:table-cell office:value-type="float" office:value="3580" table:formula="of:=[.DW7]+4" table:style-name="ce2">
            <text:p>3580</text:p>
          </table:table-cell>
          <table:table-cell table:number-columns-repeated="16256"/>
        </table:table-row>
        <table:table-row table:style-name="ro1">
          <table:table-cell office:value-type="float" office:value="3584" table:formula="of:=[.A7]+512" table:style-name="ce10">
            <text:p>3584</text:p>
          </table:table-cell>
          <table:table-cell office:value-type="float" office:value="3588" table:formula="of:=[.A8]+4" table:style-name="ce10">
            <text:p>3588</text:p>
          </table:table-cell>
          <table:table-cell office:value-type="float" office:value="3592" table:formula="of:=[.B8]+4" table:style-name="ce10">
            <text:p>3592</text:p>
          </table:table-cell>
          <table:table-cell office:value-type="float" office:value="3596" table:formula="of:=[.C8]+4" table:style-name="ce10">
            <text:p>3596</text:p>
          </table:table-cell>
          <table:table-cell office:value-type="float" office:value="3600" table:formula="of:=[.D8]+4" table:style-name="ce2">
            <text:p>3600</text:p>
          </table:table-cell>
          <table:table-cell office:value-type="float" office:value="3604" table:formula="of:=[.E8]+4" table:style-name="ce2">
            <text:p>3604</text:p>
          </table:table-cell>
          <table:table-cell office:value-type="float" office:value="3608" table:formula="of:=[.F8]+4" table:style-name="ce2">
            <text:p>3608</text:p>
          </table:table-cell>
          <table:table-cell office:value-type="float" office:value="3612" table:formula="of:=[.G8]+4" table:style-name="ce2">
            <text:p>3612</text:p>
          </table:table-cell>
          <table:table-cell office:value-type="float" office:value="3616" table:formula="of:=[.H8]+4" table:style-name="ce9">
            <text:p>3616</text:p>
          </table:table-cell>
          <table:table-cell office:value-type="float" office:value="3620" table:formula="of:=[.I8]+4" table:style-name="ce9">
            <text:p>3620</text:p>
          </table:table-cell>
          <table:table-cell office:value-type="float" office:value="3624" table:formula="of:=[.J8]+4" table:style-name="ce2">
            <text:p>3624</text:p>
          </table:table-cell>
          <table:table-cell office:value-type="float" office:value="3628" table:formula="of:=[.K8]+4" table:style-name="ce2">
            <text:p>3628</text:p>
          </table:table-cell>
          <table:table-cell office:value-type="float" office:value="3632" table:formula="of:=[.L8]+4" table:style-name="ce2">
            <text:p>3632</text:p>
          </table:table-cell>
          <table:table-cell office:value-type="float" office:value="3636" table:formula="of:=[.M8]+4" table:style-name="ce2">
            <text:p>3636</text:p>
          </table:table-cell>
          <table:table-cell office:value-type="float" office:value="3640" table:formula="of:=[.N8]+4" table:style-name="ce2">
            <text:p>3640</text:p>
          </table:table-cell>
          <table:table-cell office:value-type="float" office:value="3644" table:formula="of:=[.O8]+4" table:style-name="ce2">
            <text:p>3644</text:p>
          </table:table-cell>
          <table:table-cell office:value-type="float" office:value="3648" table:formula="of:=[.P8]+4" table:style-name="ce2">
            <text:p>3648</text:p>
          </table:table-cell>
          <table:table-cell office:value-type="float" office:value="3652" table:formula="of:=[.Q8]+4" table:style-name="ce2">
            <text:p>3652</text:p>
          </table:table-cell>
          <table:table-cell office:value-type="float" office:value="3656" table:formula="of:=[.R8]+4" table:style-name="ce2">
            <text:p>3656</text:p>
          </table:table-cell>
          <table:table-cell office:value-type="float" office:value="3660" table:formula="of:=[.S8]+4" table:style-name="ce2">
            <text:p>3660</text:p>
          </table:table-cell>
          <table:table-cell office:value-type="float" office:value="3664" table:formula="of:=[.T8]+4" table:style-name="ce2">
            <text:p>3664</text:p>
          </table:table-cell>
          <table:table-cell office:value-type="float" office:value="3668" table:formula="of:=[.U8]+4" table:style-name="ce2">
            <text:p>3668</text:p>
          </table:table-cell>
          <table:table-cell office:value-type="float" office:value="3672" table:formula="of:=[.V8]+4" table:style-name="ce2">
            <text:p>3672</text:p>
          </table:table-cell>
          <table:table-cell office:value-type="float" office:value="3676" table:formula="of:=[.W8]+4" table:style-name="ce2">
            <text:p>3676</text:p>
          </table:table-cell>
          <table:table-cell office:value-type="float" office:value="3680" table:formula="of:=[.X8]+4" table:style-name="ce2">
            <text:p>3680</text:p>
          </table:table-cell>
          <table:table-cell office:value-type="float" office:value="3684" table:formula="of:=[.Y8]+4" table:style-name="ce2">
            <text:p>3684</text:p>
          </table:table-cell>
          <table:table-cell office:value-type="float" office:value="3688" table:formula="of:=[.Z8]+4" table:style-name="ce2">
            <text:p>3688</text:p>
          </table:table-cell>
          <table:table-cell office:value-type="float" office:value="3692" table:formula="of:=[.AA8]+4" table:style-name="ce2">
            <text:p>3692</text:p>
          </table:table-cell>
          <table:table-cell office:value-type="float" office:value="3696" table:formula="of:=[.AB8]+4" table:style-name="ce2">
            <text:p>3696</text:p>
          </table:table-cell>
          <table:table-cell office:value-type="float" office:value="3700" table:formula="of:=[.AC8]+4" table:style-name="ce2">
            <text:p>3700</text:p>
          </table:table-cell>
          <table:table-cell office:value-type="float" office:value="3704" table:formula="of:=[.AD8]+4" table:style-name="ce2">
            <text:p>3704</text:p>
          </table:table-cell>
          <table:table-cell office:value-type="float" office:value="3708" table:formula="of:=[.AE8]+4" table:style-name="ce2">
            <text:p>3708</text:p>
          </table:table-cell>
          <table:table-cell office:value-type="float" office:value="3712" table:formula="of:=[.AF8]+4" table:style-name="ce2">
            <text:p>3712</text:p>
          </table:table-cell>
          <table:table-cell office:value-type="float" office:value="3716" table:formula="of:=[.AG8]+4" table:style-name="ce2">
            <text:p>3716</text:p>
          </table:table-cell>
          <table:table-cell office:value-type="float" office:value="3720" table:formula="of:=[.AH8]+4" table:style-name="ce2">
            <text:p>3720</text:p>
          </table:table-cell>
          <table:table-cell office:value-type="float" office:value="3724" table:formula="of:=[.AI8]+4" table:style-name="ce2">
            <text:p>3724</text:p>
          </table:table-cell>
          <table:table-cell office:value-type="float" office:value="3728" table:formula="of:=[.AJ8]+4" table:style-name="ce2">
            <text:p>3728</text:p>
          </table:table-cell>
          <table:table-cell office:value-type="float" office:value="3732" table:formula="of:=[.AK8]+4" table:style-name="ce2">
            <text:p>3732</text:p>
          </table:table-cell>
          <table:table-cell office:value-type="float" office:value="3736" table:formula="of:=[.AL8]+4" table:style-name="ce2">
            <text:p>3736</text:p>
          </table:table-cell>
          <table:table-cell office:value-type="float" office:value="3740" table:formula="of:=[.AM8]+4" table:style-name="ce2">
            <text:p>3740</text:p>
          </table:table-cell>
          <table:table-cell office:value-type="float" office:value="3744" table:formula="of:=[.AN8]+4" table:style-name="ce2">
            <text:p>3744</text:p>
          </table:table-cell>
          <table:table-cell office:value-type="float" office:value="3748" table:formula="of:=[.AO8]+4" table:style-name="ce2">
            <text:p>3748</text:p>
          </table:table-cell>
          <table:table-cell office:value-type="float" office:value="3752" table:formula="of:=[.AP8]+4" table:style-name="ce2">
            <text:p>3752</text:p>
          </table:table-cell>
          <table:table-cell office:value-type="float" office:value="3756" table:formula="of:=[.AQ8]+4" table:style-name="ce2">
            <text:p>3756</text:p>
          </table:table-cell>
          <table:table-cell office:value-type="float" office:value="3760" table:formula="of:=[.AR8]+4" table:style-name="ce2">
            <text:p>3760</text:p>
          </table:table-cell>
          <table:table-cell office:value-type="float" office:value="3764" table:formula="of:=[.AS8]+4" table:style-name="ce2">
            <text:p>3764</text:p>
          </table:table-cell>
          <table:table-cell office:value-type="float" office:value="3768" table:formula="of:=[.AT8]+4" table:style-name="ce2">
            <text:p>3768</text:p>
          </table:table-cell>
          <table:table-cell office:value-type="float" office:value="3772" table:formula="of:=[.AU8]+4" table:style-name="ce2">
            <text:p>3772</text:p>
          </table:table-cell>
          <table:table-cell office:value-type="float" office:value="3776" table:formula="of:=[.AV8]+4" table:style-name="ce2">
            <text:p>3776</text:p>
          </table:table-cell>
          <table:table-cell office:value-type="float" office:value="3780" table:formula="of:=[.AW8]+4" table:style-name="ce2">
            <text:p>3780</text:p>
          </table:table-cell>
          <table:table-cell office:value-type="float" office:value="3784" table:formula="of:=[.AX8]+4" table:style-name="ce2">
            <text:p>3784</text:p>
          </table:table-cell>
          <table:table-cell office:value-type="float" office:value="3788" table:formula="of:=[.AY8]+4" table:style-name="ce2">
            <text:p>3788</text:p>
          </table:table-cell>
          <table:table-cell office:value-type="float" office:value="3792" table:formula="of:=[.AZ8]+4" table:style-name="ce2">
            <text:p>3792</text:p>
          </table:table-cell>
          <table:table-cell office:value-type="float" office:value="3796" table:formula="of:=[.BA8]+4" table:style-name="ce2">
            <text:p>3796</text:p>
          </table:table-cell>
          <table:table-cell office:value-type="float" office:value="3800" table:formula="of:=[.BB8]+4" table:style-name="ce2">
            <text:p>3800</text:p>
          </table:table-cell>
          <table:table-cell office:value-type="float" office:value="3804" table:formula="of:=[.BC8]+4" table:style-name="ce2">
            <text:p>3804</text:p>
          </table:table-cell>
          <table:table-cell office:value-type="float" office:value="3808" table:formula="of:=[.BD8]+4" table:style-name="ce2">
            <text:p>3808</text:p>
          </table:table-cell>
          <table:table-cell office:value-type="float" office:value="3812" table:formula="of:=[.BE8]+4" table:style-name="ce2">
            <text:p>3812</text:p>
          </table:table-cell>
          <table:table-cell office:value-type="float" office:value="3816" table:formula="of:=[.BF8]+4" table:style-name="ce2">
            <text:p>3816</text:p>
          </table:table-cell>
          <table:table-cell office:value-type="float" office:value="3820" table:formula="of:=[.BG8]+4" table:style-name="ce2">
            <text:p>3820</text:p>
          </table:table-cell>
          <table:table-cell office:value-type="float" office:value="3824" table:formula="of:=[.BH8]+4" table:style-name="ce2">
            <text:p>3824</text:p>
          </table:table-cell>
          <table:table-cell office:value-type="float" office:value="3828" table:formula="of:=[.BI8]+4" table:style-name="ce2">
            <text:p>3828</text:p>
          </table:table-cell>
          <table:table-cell office:value-type="float" office:value="3832" table:formula="of:=[.BJ8]+4" table:style-name="ce2">
            <text:p>3832</text:p>
          </table:table-cell>
          <table:table-cell office:value-type="float" office:value="3836" table:formula="of:=[.BK8]+4" table:style-name="ce2">
            <text:p>3836</text:p>
          </table:table-cell>
          <table:table-cell office:value-type="float" office:value="3840" table:formula="of:=[.BL8]+4" table:style-name="ce2">
            <text:p>3840</text:p>
          </table:table-cell>
          <table:table-cell office:value-type="float" office:value="3844" table:formula="of:=[.BM8]+4" table:style-name="ce2">
            <text:p>3844</text:p>
          </table:table-cell>
          <table:table-cell office:value-type="float" office:value="3848" table:formula="of:=[.BN8]+4" table:style-name="ce2">
            <text:p>3848</text:p>
          </table:table-cell>
          <table:table-cell office:value-type="float" office:value="3852" table:formula="of:=[.BO8]+4" table:style-name="ce2">
            <text:p>3852</text:p>
          </table:table-cell>
          <table:table-cell office:value-type="float" office:value="3856" table:formula="of:=[.BP8]+4" table:style-name="ce2">
            <text:p>3856</text:p>
          </table:table-cell>
          <table:table-cell office:value-type="float" office:value="3860" table:formula="of:=[.BQ8]+4" table:style-name="ce2">
            <text:p>3860</text:p>
          </table:table-cell>
          <table:table-cell office:value-type="float" office:value="3864" table:formula="of:=[.BR8]+4" table:style-name="ce2">
            <text:p>3864</text:p>
          </table:table-cell>
          <table:table-cell office:value-type="float" office:value="3868" table:formula="of:=[.BS8]+4" table:style-name="ce2">
            <text:p>3868</text:p>
          </table:table-cell>
          <table:table-cell office:value-type="float" office:value="3872" table:formula="of:=[.BT8]+4" table:style-name="ce2">
            <text:p>3872</text:p>
          </table:table-cell>
          <table:table-cell office:value-type="float" office:value="3876" table:formula="of:=[.BU8]+4" table:style-name="ce2">
            <text:p>3876</text:p>
          </table:table-cell>
          <table:table-cell office:value-type="float" office:value="3880" table:formula="of:=[.BV8]+4" table:style-name="ce2">
            <text:p>3880</text:p>
          </table:table-cell>
          <table:table-cell office:value-type="float" office:value="3884" table:formula="of:=[.BW8]+4" table:style-name="ce2">
            <text:p>3884</text:p>
          </table:table-cell>
          <table:table-cell office:value-type="float" office:value="3888" table:formula="of:=[.BX8]+4" table:style-name="ce2">
            <text:p>3888</text:p>
          </table:table-cell>
          <table:table-cell office:value-type="float" office:value="3892" table:formula="of:=[.BY8]+4" table:style-name="ce2">
            <text:p>3892</text:p>
          </table:table-cell>
          <table:table-cell office:value-type="float" office:value="3896" table:formula="of:=[.BZ8]+4" table:style-name="ce2">
            <text:p>3896</text:p>
          </table:table-cell>
          <table:table-cell office:value-type="float" office:value="3900" table:formula="of:=[.CA8]+4" table:style-name="ce2">
            <text:p>3900</text:p>
          </table:table-cell>
          <table:table-cell office:value-type="float" office:value="3904" table:formula="of:=[.CB8]+4" table:style-name="ce2">
            <text:p>3904</text:p>
          </table:table-cell>
          <table:table-cell office:value-type="float" office:value="3908" table:formula="of:=[.CC8]+4" table:style-name="ce2">
            <text:p>3908</text:p>
          </table:table-cell>
          <table:table-cell office:value-type="float" office:value="3912" table:formula="of:=[.CD8]+4" table:style-name="ce2">
            <text:p>3912</text:p>
          </table:table-cell>
          <table:table-cell office:value-type="float" office:value="3916" table:formula="of:=[.CE8]+4" table:style-name="ce2">
            <text:p>3916</text:p>
          </table:table-cell>
          <table:table-cell office:value-type="float" office:value="3920" table:formula="of:=[.CF8]+4" table:style-name="ce2">
            <text:p>3920</text:p>
          </table:table-cell>
          <table:table-cell office:value-type="float" office:value="3924" table:formula="of:=[.CG8]+4" table:style-name="ce2">
            <text:p>3924</text:p>
          </table:table-cell>
          <table:table-cell office:value-type="float" office:value="3928" table:formula="of:=[.CH8]+4" table:style-name="ce2">
            <text:p>3928</text:p>
          </table:table-cell>
          <table:table-cell office:value-type="float" office:value="3932" table:formula="of:=[.CI8]+4" table:style-name="ce2">
            <text:p>3932</text:p>
          </table:table-cell>
          <table:table-cell office:value-type="float" office:value="3936" table:formula="of:=[.CJ8]+4" table:style-name="ce2">
            <text:p>3936</text:p>
          </table:table-cell>
          <table:table-cell office:value-type="float" office:value="3940" table:formula="of:=[.CK8]+4" table:style-name="ce2">
            <text:p>3940</text:p>
          </table:table-cell>
          <table:table-cell office:value-type="float" office:value="3944" table:formula="of:=[.CL8]+4" table:style-name="ce2">
            <text:p>3944</text:p>
          </table:table-cell>
          <table:table-cell office:value-type="float" office:value="3948" table:formula="of:=[.CM8]+4" table:style-name="ce2">
            <text:p>3948</text:p>
          </table:table-cell>
          <table:table-cell office:value-type="float" office:value="3952" table:formula="of:=[.CN8]+4" table:style-name="ce2">
            <text:p>3952</text:p>
          </table:table-cell>
          <table:table-cell office:value-type="float" office:value="3956" table:formula="of:=[.CO8]+4" table:style-name="ce2">
            <text:p>3956</text:p>
          </table:table-cell>
          <table:table-cell office:value-type="float" office:value="3960" table:formula="of:=[.CP8]+4" table:style-name="ce2">
            <text:p>3960</text:p>
          </table:table-cell>
          <table:table-cell office:value-type="float" office:value="3964" table:formula="of:=[.CQ8]+4" table:style-name="ce2">
            <text:p>3964</text:p>
          </table:table-cell>
          <table:table-cell office:value-type="float" office:value="3968" table:formula="of:=[.CR8]+4" table:style-name="ce2">
            <text:p>3968</text:p>
          </table:table-cell>
          <table:table-cell office:value-type="float" office:value="3972" table:formula="of:=[.CS8]+4" table:style-name="ce2">
            <text:p>3972</text:p>
          </table:table-cell>
          <table:table-cell office:value-type="float" office:value="3976" table:formula="of:=[.CT8]+4" table:style-name="ce2">
            <text:p>3976</text:p>
          </table:table-cell>
          <table:table-cell office:value-type="float" office:value="3980" table:formula="of:=[.CU8]+4" table:style-name="ce2">
            <text:p>3980</text:p>
          </table:table-cell>
          <table:table-cell office:value-type="float" office:value="3984" table:formula="of:=[.CV8]+4" table:style-name="ce2">
            <text:p>3984</text:p>
          </table:table-cell>
          <table:table-cell office:value-type="float" office:value="3988" table:formula="of:=[.CW8]+4" table:style-name="ce2">
            <text:p>3988</text:p>
          </table:table-cell>
          <table:table-cell office:value-type="float" office:value="3992" table:formula="of:=[.CX8]+4" table:style-name="ce2">
            <text:p>3992</text:p>
          </table:table-cell>
          <table:table-cell office:value-type="float" office:value="3996" table:formula="of:=[.CY8]+4" table:style-name="ce2">
            <text:p>3996</text:p>
          </table:table-cell>
          <table:table-cell office:value-type="float" office:value="4000" table:formula="of:=[.CZ8]+4" table:style-name="ce2">
            <text:p>4000</text:p>
          </table:table-cell>
          <table:table-cell office:value-type="float" office:value="4004" table:formula="of:=[.DA8]+4" table:style-name="ce2">
            <text:p>4004</text:p>
          </table:table-cell>
          <table:table-cell office:value-type="float" office:value="4008" table:formula="of:=[.DB8]+4" table:style-name="ce2">
            <text:p>4008</text:p>
          </table:table-cell>
          <table:table-cell office:value-type="float" office:value="4012" table:formula="of:=[.DC8]+4" table:style-name="ce2">
            <text:p>4012</text:p>
          </table:table-cell>
          <table:table-cell office:value-type="float" office:value="4016" table:formula="of:=[.DD8]+4" table:style-name="ce2">
            <text:p>4016</text:p>
          </table:table-cell>
          <table:table-cell office:value-type="float" office:value="4020" table:formula="of:=[.DE8]+4" table:style-name="ce2">
            <text:p>4020</text:p>
          </table:table-cell>
          <table:table-cell office:value-type="float" office:value="4024" table:formula="of:=[.DF8]+4" table:style-name="ce2">
            <text:p>4024</text:p>
          </table:table-cell>
          <table:table-cell office:value-type="float" office:value="4028" table:formula="of:=[.DG8]+4" table:style-name="ce2">
            <text:p>4028</text:p>
          </table:table-cell>
          <table:table-cell office:value-type="float" office:value="4032" table:formula="of:=[.DH8]+4" table:style-name="ce2">
            <text:p>4032</text:p>
          </table:table-cell>
          <table:table-cell office:value-type="float" office:value="4036" table:formula="of:=[.DI8]+4" table:style-name="ce2">
            <text:p>4036</text:p>
          </table:table-cell>
          <table:table-cell office:value-type="float" office:value="4040" table:formula="of:=[.DJ8]+4" table:style-name="ce2">
            <text:p>4040</text:p>
          </table:table-cell>
          <table:table-cell office:value-type="float" office:value="4044" table:formula="of:=[.DK8]+4" table:style-name="ce2">
            <text:p>4044</text:p>
          </table:table-cell>
          <table:table-cell office:value-type="float" office:value="4048" table:formula="of:=[.DL8]+4" table:style-name="ce2">
            <text:p>4048</text:p>
          </table:table-cell>
          <table:table-cell office:value-type="float" office:value="4052" table:formula="of:=[.DM8]+4" table:style-name="ce2">
            <text:p>4052</text:p>
          </table:table-cell>
          <table:table-cell office:value-type="float" office:value="4056" table:formula="of:=[.DN8]+4" table:style-name="ce2">
            <text:p>4056</text:p>
          </table:table-cell>
          <table:table-cell office:value-type="float" office:value="4060" table:formula="of:=[.DO8]+4" table:style-name="ce2">
            <text:p>4060</text:p>
          </table:table-cell>
          <table:table-cell office:value-type="float" office:value="4064" table:formula="of:=[.DP8]+4" table:style-name="ce2">
            <text:p>4064</text:p>
          </table:table-cell>
          <table:table-cell office:value-type="float" office:value="4068" table:formula="of:=[.DQ8]+4" table:style-name="ce2">
            <text:p>4068</text:p>
          </table:table-cell>
          <table:table-cell office:value-type="float" office:value="4072" table:formula="of:=[.DR8]+4" table:style-name="ce2">
            <text:p>4072</text:p>
          </table:table-cell>
          <table:table-cell office:value-type="float" office:value="4076" table:formula="of:=[.DS8]+4" table:style-name="ce2">
            <text:p>4076</text:p>
          </table:table-cell>
          <table:table-cell office:value-type="float" office:value="4080" table:formula="of:=[.DT8]+4" table:style-name="ce2">
            <text:p>4080</text:p>
          </table:table-cell>
          <table:table-cell office:value-type="float" office:value="4084" table:formula="of:=[.DU8]+4" table:style-name="ce2">
            <text:p>4084</text:p>
          </table:table-cell>
          <table:table-cell office:value-type="float" office:value="4088" table:formula="of:=[.DV8]+4" table:style-name="ce2">
            <text:p>4088</text:p>
          </table:table-cell>
          <table:table-cell office:value-type="float" office:value="4092" table:formula="of:=[.DW8]+4" table:style-name="ce2">
            <text:p>4092</text:p>
          </table:table-cell>
          <table:table-cell table:number-columns-repeated="16256"/>
        </table:table-row>
        <table:table-row table:style-name="ro1">
          <table:table-cell office:value-type="float" office:value="4096" table:formula="of:=[.A8]+512" table:style-name="ce10">
            <text:p>4096</text:p>
          </table:table-cell>
          <table:table-cell office:value-type="float" office:value="4100" table:formula="of:=[.A9]+4" table:style-name="ce10">
            <text:p>4100</text:p>
          </table:table-cell>
          <table:table-cell office:value-type="float" office:value="4104" table:formula="of:=[.B9]+4" table:style-name="ce10">
            <text:p>4104</text:p>
          </table:table-cell>
          <table:table-cell office:value-type="float" office:value="4108" table:formula="of:=[.C9]+4" table:style-name="ce10">
            <text:p>4108</text:p>
          </table:table-cell>
          <table:table-cell office:value-type="float" office:value="4112" table:formula="of:=[.D9]+4" table:style-name="ce2">
            <text:p>4112</text:p>
          </table:table-cell>
          <table:table-cell office:value-type="float" office:value="4116" table:formula="of:=[.E9]+4" table:style-name="ce2">
            <text:p>4116</text:p>
          </table:table-cell>
          <table:table-cell office:value-type="float" office:value="4120" table:formula="of:=[.F9]+4" table:style-name="ce2">
            <text:p>4120</text:p>
          </table:table-cell>
          <table:table-cell office:value-type="float" office:value="4124" table:formula="of:=[.G9]+4" table:style-name="ce2">
            <text:p>4124</text:p>
          </table:table-cell>
          <table:table-cell office:value-type="float" office:value="4128" table:formula="of:=[.H9]+4" table:style-name="ce9">
            <text:p>4128</text:p>
          </table:table-cell>
          <table:table-cell office:value-type="float" office:value="4132" table:formula="of:=[.I9]+4" table:style-name="ce9">
            <text:p>4132</text:p>
          </table:table-cell>
          <table:table-cell office:value-type="float" office:value="4136" table:formula="of:=[.J9]+4" table:style-name="ce2">
            <text:p>4136</text:p>
          </table:table-cell>
          <table:table-cell office:value-type="float" office:value="4140" table:formula="of:=[.K9]+4" table:style-name="ce2">
            <text:p>4140</text:p>
          </table:table-cell>
          <table:table-cell office:value-type="float" office:value="4144" table:formula="of:=[.L9]+4" table:style-name="ce2">
            <text:p>4144</text:p>
          </table:table-cell>
          <table:table-cell office:value-type="float" office:value="4148" table:formula="of:=[.M9]+4" table:style-name="ce2">
            <text:p>4148</text:p>
          </table:table-cell>
          <table:table-cell office:value-type="float" office:value="4152" table:formula="of:=[.N9]+4" table:style-name="ce2">
            <text:p>4152</text:p>
          </table:table-cell>
          <table:table-cell office:value-type="float" office:value="4156" table:formula="of:=[.O9]+4" table:style-name="ce2">
            <text:p>4156</text:p>
          </table:table-cell>
          <table:table-cell office:value-type="float" office:value="4160" table:formula="of:=[.P9]+4" table:style-name="ce2">
            <text:p>4160</text:p>
          </table:table-cell>
          <table:table-cell office:value-type="float" office:value="4164" table:formula="of:=[.Q9]+4" table:style-name="ce2">
            <text:p>4164</text:p>
          </table:table-cell>
          <table:table-cell office:value-type="float" office:value="4168" table:formula="of:=[.R9]+4" table:style-name="ce2">
            <text:p>4168</text:p>
          </table:table-cell>
          <table:table-cell office:value-type="float" office:value="4172" table:formula="of:=[.S9]+4" table:style-name="ce2">
            <text:p>4172</text:p>
          </table:table-cell>
          <table:table-cell office:value-type="float" office:value="4176" table:formula="of:=[.T9]+4" table:style-name="ce2">
            <text:p>4176</text:p>
          </table:table-cell>
          <table:table-cell office:value-type="float" office:value="4180" table:formula="of:=[.U9]+4" table:style-name="ce2">
            <text:p>4180</text:p>
          </table:table-cell>
          <table:table-cell office:value-type="float" office:value="4184" table:formula="of:=[.V9]+4" table:style-name="ce2">
            <text:p>4184</text:p>
          </table:table-cell>
          <table:table-cell office:value-type="float" office:value="4188" table:formula="of:=[.W9]+4" table:style-name="ce2">
            <text:p>4188</text:p>
          </table:table-cell>
          <table:table-cell office:value-type="float" office:value="4192" table:formula="of:=[.X9]+4" table:style-name="ce2">
            <text:p>4192</text:p>
          </table:table-cell>
          <table:table-cell office:value-type="float" office:value="4196" table:formula="of:=[.Y9]+4" table:style-name="ce2">
            <text:p>4196</text:p>
          </table:table-cell>
          <table:table-cell office:value-type="float" office:value="4200" table:formula="of:=[.Z9]+4" table:style-name="ce2">
            <text:p>4200</text:p>
          </table:table-cell>
          <table:table-cell office:value-type="float" office:value="4204" table:formula="of:=[.AA9]+4" table:style-name="ce2">
            <text:p>4204</text:p>
          </table:table-cell>
          <table:table-cell office:value-type="float" office:value="4208" table:formula="of:=[.AB9]+4" table:style-name="ce2">
            <text:p>4208</text:p>
          </table:table-cell>
          <table:table-cell office:value-type="float" office:value="4212" table:formula="of:=[.AC9]+4" table:style-name="ce2">
            <text:p>4212</text:p>
          </table:table-cell>
          <table:table-cell office:value-type="float" office:value="4216" table:formula="of:=[.AD9]+4" table:style-name="ce2">
            <text:p>4216</text:p>
          </table:table-cell>
          <table:table-cell office:value-type="float" office:value="4220" table:formula="of:=[.AE9]+4" table:style-name="ce2">
            <text:p>4220</text:p>
          </table:table-cell>
          <table:table-cell office:value-type="float" office:value="4224" table:formula="of:=[.AF9]+4" table:style-name="ce2">
            <text:p>4224</text:p>
          </table:table-cell>
          <table:table-cell office:value-type="float" office:value="4228" table:formula="of:=[.AG9]+4" table:style-name="ce2">
            <text:p>4228</text:p>
          </table:table-cell>
          <table:table-cell office:value-type="float" office:value="4232" table:formula="of:=[.AH9]+4" table:style-name="ce2">
            <text:p>4232</text:p>
          </table:table-cell>
          <table:table-cell office:value-type="float" office:value="4236" table:formula="of:=[.AI9]+4" table:style-name="ce2">
            <text:p>4236</text:p>
          </table:table-cell>
          <table:table-cell office:value-type="float" office:value="4240" table:formula="of:=[.AJ9]+4" table:style-name="ce2">
            <text:p>4240</text:p>
          </table:table-cell>
          <table:table-cell office:value-type="float" office:value="4244" table:formula="of:=[.AK9]+4" table:style-name="ce2">
            <text:p>4244</text:p>
          </table:table-cell>
          <table:table-cell office:value-type="float" office:value="4248" table:formula="of:=[.AL9]+4" table:style-name="ce2">
            <text:p>4248</text:p>
          </table:table-cell>
          <table:table-cell office:value-type="float" office:value="4252" table:formula="of:=[.AM9]+4" table:style-name="ce2">
            <text:p>4252</text:p>
          </table:table-cell>
          <table:table-cell office:value-type="float" office:value="4256" table:formula="of:=[.AN9]+4" table:style-name="ce2">
            <text:p>4256</text:p>
          </table:table-cell>
          <table:table-cell office:value-type="float" office:value="4260" table:formula="of:=[.AO9]+4" table:style-name="ce2">
            <text:p>4260</text:p>
          </table:table-cell>
          <table:table-cell office:value-type="float" office:value="4264" table:formula="of:=[.AP9]+4" table:style-name="ce2">
            <text:p>4264</text:p>
          </table:table-cell>
          <table:table-cell office:value-type="float" office:value="4268" table:formula="of:=[.AQ9]+4" table:style-name="ce2">
            <text:p>4268</text:p>
          </table:table-cell>
          <table:table-cell office:value-type="float" office:value="4272" table:formula="of:=[.AR9]+4" table:style-name="ce2">
            <text:p>4272</text:p>
          </table:table-cell>
          <table:table-cell office:value-type="float" office:value="4276" table:formula="of:=[.AS9]+4" table:style-name="ce2">
            <text:p>4276</text:p>
          </table:table-cell>
          <table:table-cell office:value-type="float" office:value="4280" table:formula="of:=[.AT9]+4" table:style-name="ce2">
            <text:p>4280</text:p>
          </table:table-cell>
          <table:table-cell office:value-type="float" office:value="4284" table:formula="of:=[.AU9]+4" table:style-name="ce2">
            <text:p>4284</text:p>
          </table:table-cell>
          <table:table-cell office:value-type="float" office:value="4288" table:formula="of:=[.AV9]+4" table:style-name="ce2">
            <text:p>4288</text:p>
          </table:table-cell>
          <table:table-cell office:value-type="float" office:value="4292" table:formula="of:=[.AW9]+4" table:style-name="ce2">
            <text:p>4292</text:p>
          </table:table-cell>
          <table:table-cell office:value-type="float" office:value="4296" table:formula="of:=[.AX9]+4" table:style-name="ce2">
            <text:p>4296</text:p>
          </table:table-cell>
          <table:table-cell office:value-type="float" office:value="4300" table:formula="of:=[.AY9]+4" table:style-name="ce2">
            <text:p>4300</text:p>
          </table:table-cell>
          <table:table-cell office:value-type="float" office:value="4304" table:formula="of:=[.AZ9]+4" table:style-name="ce2">
            <text:p>4304</text:p>
          </table:table-cell>
          <table:table-cell office:value-type="float" office:value="4308" table:formula="of:=[.BA9]+4" table:style-name="ce2">
            <text:p>4308</text:p>
          </table:table-cell>
          <table:table-cell office:value-type="float" office:value="4312" table:formula="of:=[.BB9]+4" table:style-name="ce2">
            <text:p>4312</text:p>
          </table:table-cell>
          <table:table-cell office:value-type="float" office:value="4316" table:formula="of:=[.BC9]+4" table:style-name="ce2">
            <text:p>4316</text:p>
          </table:table-cell>
          <table:table-cell office:value-type="float" office:value="4320" table:formula="of:=[.BD9]+4" table:style-name="ce2">
            <text:p>4320</text:p>
          </table:table-cell>
          <table:table-cell office:value-type="float" office:value="4324" table:formula="of:=[.BE9]+4" table:style-name="ce2">
            <text:p>4324</text:p>
          </table:table-cell>
          <table:table-cell office:value-type="float" office:value="4328" table:formula="of:=[.BF9]+4" table:style-name="ce2">
            <text:p>4328</text:p>
          </table:table-cell>
          <table:table-cell office:value-type="float" office:value="4332" table:formula="of:=[.BG9]+4" table:style-name="ce2">
            <text:p>4332</text:p>
          </table:table-cell>
          <table:table-cell office:value-type="float" office:value="4336" table:formula="of:=[.BH9]+4" table:style-name="ce2">
            <text:p>4336</text:p>
          </table:table-cell>
          <table:table-cell office:value-type="float" office:value="4340" table:formula="of:=[.BI9]+4" table:style-name="ce2">
            <text:p>4340</text:p>
          </table:table-cell>
          <table:table-cell office:value-type="float" office:value="4344" table:formula="of:=[.BJ9]+4" table:style-name="ce2">
            <text:p>4344</text:p>
          </table:table-cell>
          <table:table-cell office:value-type="float" office:value="4348" table:formula="of:=[.BK9]+4" table:style-name="ce2">
            <text:p>4348</text:p>
          </table:table-cell>
          <table:table-cell office:value-type="float" office:value="4352" table:formula="of:=[.BL9]+4" table:style-name="ce2">
            <text:p>4352</text:p>
          </table:table-cell>
          <table:table-cell office:value-type="float" office:value="4356" table:formula="of:=[.BM9]+4" table:style-name="ce2">
            <text:p>4356</text:p>
          </table:table-cell>
          <table:table-cell office:value-type="float" office:value="4360" table:formula="of:=[.BN9]+4" table:style-name="ce2">
            <text:p>4360</text:p>
          </table:table-cell>
          <table:table-cell office:value-type="float" office:value="4364" table:formula="of:=[.BO9]+4" table:style-name="ce2">
            <text:p>4364</text:p>
          </table:table-cell>
          <table:table-cell office:value-type="float" office:value="4368" table:formula="of:=[.BP9]+4" table:style-name="ce2">
            <text:p>4368</text:p>
          </table:table-cell>
          <table:table-cell office:value-type="float" office:value="4372" table:formula="of:=[.BQ9]+4" table:style-name="ce2">
            <text:p>4372</text:p>
          </table:table-cell>
          <table:table-cell office:value-type="float" office:value="4376" table:formula="of:=[.BR9]+4" table:style-name="ce2">
            <text:p>4376</text:p>
          </table:table-cell>
          <table:table-cell office:value-type="float" office:value="4380" table:formula="of:=[.BS9]+4" table:style-name="ce2">
            <text:p>4380</text:p>
          </table:table-cell>
          <table:table-cell office:value-type="float" office:value="4384" table:formula="of:=[.BT9]+4" table:style-name="ce2">
            <text:p>4384</text:p>
          </table:table-cell>
          <table:table-cell office:value-type="float" office:value="4388" table:formula="of:=[.BU9]+4" table:style-name="ce2">
            <text:p>4388</text:p>
          </table:table-cell>
          <table:table-cell office:value-type="float" office:value="4392" table:formula="of:=[.BV9]+4" table:style-name="ce2">
            <text:p>4392</text:p>
          </table:table-cell>
          <table:table-cell office:value-type="float" office:value="4396" table:formula="of:=[.BW9]+4" table:style-name="ce2">
            <text:p>4396</text:p>
          </table:table-cell>
          <table:table-cell office:value-type="float" office:value="4400" table:formula="of:=[.BX9]+4" table:style-name="ce2">
            <text:p>4400</text:p>
          </table:table-cell>
          <table:table-cell office:value-type="float" office:value="4404" table:formula="of:=[.BY9]+4" table:style-name="ce2">
            <text:p>4404</text:p>
          </table:table-cell>
          <table:table-cell office:value-type="float" office:value="4408" table:formula="of:=[.BZ9]+4" table:style-name="ce2">
            <text:p>4408</text:p>
          </table:table-cell>
          <table:table-cell office:value-type="float" office:value="4412" table:formula="of:=[.CA9]+4" table:style-name="ce2">
            <text:p>4412</text:p>
          </table:table-cell>
          <table:table-cell office:value-type="float" office:value="4416" table:formula="of:=[.CB9]+4" table:style-name="ce2">
            <text:p>4416</text:p>
          </table:table-cell>
          <table:table-cell office:value-type="float" office:value="4420" table:formula="of:=[.CC9]+4" table:style-name="ce2">
            <text:p>4420</text:p>
          </table:table-cell>
          <table:table-cell office:value-type="float" office:value="4424" table:formula="of:=[.CD9]+4" table:style-name="ce2">
            <text:p>4424</text:p>
          </table:table-cell>
          <table:table-cell office:value-type="float" office:value="4428" table:formula="of:=[.CE9]+4" table:style-name="ce2">
            <text:p>4428</text:p>
          </table:table-cell>
          <table:table-cell office:value-type="float" office:value="4432" table:formula="of:=[.CF9]+4" table:style-name="ce2">
            <text:p>4432</text:p>
          </table:table-cell>
          <table:table-cell office:value-type="float" office:value="4436" table:formula="of:=[.CG9]+4" table:style-name="ce2">
            <text:p>4436</text:p>
          </table:table-cell>
          <table:table-cell office:value-type="float" office:value="4440" table:formula="of:=[.CH9]+4" table:style-name="ce2">
            <text:p>4440</text:p>
          </table:table-cell>
          <table:table-cell office:value-type="float" office:value="4444" table:formula="of:=[.CI9]+4" table:style-name="ce2">
            <text:p>4444</text:p>
          </table:table-cell>
          <table:table-cell office:value-type="float" office:value="4448" table:formula="of:=[.CJ9]+4" table:style-name="ce2">
            <text:p>4448</text:p>
          </table:table-cell>
          <table:table-cell office:value-type="float" office:value="4452" table:formula="of:=[.CK9]+4" table:style-name="ce2">
            <text:p>4452</text:p>
          </table:table-cell>
          <table:table-cell office:value-type="float" office:value="4456" table:formula="of:=[.CL9]+4" table:style-name="ce2">
            <text:p>4456</text:p>
          </table:table-cell>
          <table:table-cell office:value-type="float" office:value="4460" table:formula="of:=[.CM9]+4" table:style-name="ce2">
            <text:p>4460</text:p>
          </table:table-cell>
          <table:table-cell office:value-type="float" office:value="4464" table:formula="of:=[.CN9]+4" table:style-name="ce2">
            <text:p>4464</text:p>
          </table:table-cell>
          <table:table-cell office:value-type="float" office:value="4468" table:formula="of:=[.CO9]+4" table:style-name="ce2">
            <text:p>4468</text:p>
          </table:table-cell>
          <table:table-cell office:value-type="float" office:value="4472" table:formula="of:=[.CP9]+4" table:style-name="ce2">
            <text:p>4472</text:p>
          </table:table-cell>
          <table:table-cell office:value-type="float" office:value="4476" table:formula="of:=[.CQ9]+4" table:style-name="ce2">
            <text:p>4476</text:p>
          </table:table-cell>
          <table:table-cell office:value-type="float" office:value="4480" table:formula="of:=[.CR9]+4" table:style-name="ce2">
            <text:p>4480</text:p>
          </table:table-cell>
          <table:table-cell office:value-type="float" office:value="4484" table:formula="of:=[.CS9]+4" table:style-name="ce2">
            <text:p>4484</text:p>
          </table:table-cell>
          <table:table-cell office:value-type="float" office:value="4488" table:formula="of:=[.CT9]+4" table:style-name="ce2">
            <text:p>4488</text:p>
          </table:table-cell>
          <table:table-cell office:value-type="float" office:value="4492" table:formula="of:=[.CU9]+4" table:style-name="ce2">
            <text:p>4492</text:p>
          </table:table-cell>
          <table:table-cell office:value-type="float" office:value="4496" table:formula="of:=[.CV9]+4" table:style-name="ce2">
            <text:p>4496</text:p>
          </table:table-cell>
          <table:table-cell office:value-type="float" office:value="4500" table:formula="of:=[.CW9]+4" table:style-name="ce2">
            <text:p>4500</text:p>
          </table:table-cell>
          <table:table-cell office:value-type="float" office:value="4504" table:formula="of:=[.CX9]+4" table:style-name="ce2">
            <text:p>4504</text:p>
          </table:table-cell>
          <table:table-cell office:value-type="float" office:value="4508" table:formula="of:=[.CY9]+4" table:style-name="ce2">
            <text:p>4508</text:p>
          </table:table-cell>
          <table:table-cell office:value-type="float" office:value="4512" table:formula="of:=[.CZ9]+4" table:style-name="ce2">
            <text:p>4512</text:p>
          </table:table-cell>
          <table:table-cell office:value-type="float" office:value="4516" table:formula="of:=[.DA9]+4" table:style-name="ce2">
            <text:p>4516</text:p>
          </table:table-cell>
          <table:table-cell office:value-type="float" office:value="4520" table:formula="of:=[.DB9]+4" table:style-name="ce2">
            <text:p>4520</text:p>
          </table:table-cell>
          <table:table-cell office:value-type="float" office:value="4524" table:formula="of:=[.DC9]+4" table:style-name="ce2">
            <text:p>4524</text:p>
          </table:table-cell>
          <table:table-cell office:value-type="float" office:value="4528" table:formula="of:=[.DD9]+4" table:style-name="ce2">
            <text:p>4528</text:p>
          </table:table-cell>
          <table:table-cell office:value-type="float" office:value="4532" table:formula="of:=[.DE9]+4" table:style-name="ce2">
            <text:p>4532</text:p>
          </table:table-cell>
          <table:table-cell office:value-type="float" office:value="4536" table:formula="of:=[.DF9]+4" table:style-name="ce2">
            <text:p>4536</text:p>
          </table:table-cell>
          <table:table-cell office:value-type="float" office:value="4540" table:formula="of:=[.DG9]+4" table:style-name="ce2">
            <text:p>4540</text:p>
          </table:table-cell>
          <table:table-cell office:value-type="float" office:value="4544" table:formula="of:=[.DH9]+4" table:style-name="ce2">
            <text:p>4544</text:p>
          </table:table-cell>
          <table:table-cell office:value-type="float" office:value="4548" table:formula="of:=[.DI9]+4" table:style-name="ce2">
            <text:p>4548</text:p>
          </table:table-cell>
          <table:table-cell office:value-type="float" office:value="4552" table:formula="of:=[.DJ9]+4" table:style-name="ce2">
            <text:p>4552</text:p>
          </table:table-cell>
          <table:table-cell office:value-type="float" office:value="4556" table:formula="of:=[.DK9]+4" table:style-name="ce2">
            <text:p>4556</text:p>
          </table:table-cell>
          <table:table-cell office:value-type="float" office:value="4560" table:formula="of:=[.DL9]+4" table:style-name="ce2">
            <text:p>4560</text:p>
          </table:table-cell>
          <table:table-cell office:value-type="float" office:value="4564" table:formula="of:=[.DM9]+4" table:style-name="ce2">
            <text:p>4564</text:p>
          </table:table-cell>
          <table:table-cell office:value-type="float" office:value="4568" table:formula="of:=[.DN9]+4" table:style-name="ce2">
            <text:p>4568</text:p>
          </table:table-cell>
          <table:table-cell office:value-type="float" office:value="4572" table:formula="of:=[.DO9]+4" table:style-name="ce2">
            <text:p>4572</text:p>
          </table:table-cell>
          <table:table-cell office:value-type="float" office:value="4576" table:formula="of:=[.DP9]+4" table:style-name="ce2">
            <text:p>4576</text:p>
          </table:table-cell>
          <table:table-cell office:value-type="float" office:value="4580" table:formula="of:=[.DQ9]+4" table:style-name="ce2">
            <text:p>4580</text:p>
          </table:table-cell>
          <table:table-cell office:value-type="float" office:value="4584" table:formula="of:=[.DR9]+4" table:style-name="ce2">
            <text:p>4584</text:p>
          </table:table-cell>
          <table:table-cell office:value-type="float" office:value="4588" table:formula="of:=[.DS9]+4" table:style-name="ce2">
            <text:p>4588</text:p>
          </table:table-cell>
          <table:table-cell office:value-type="float" office:value="4592" table:formula="of:=[.DT9]+4" table:style-name="ce2">
            <text:p>4592</text:p>
          </table:table-cell>
          <table:table-cell office:value-type="float" office:value="4596" table:formula="of:=[.DU9]+4" table:style-name="ce2">
            <text:p>4596</text:p>
          </table:table-cell>
          <table:table-cell office:value-type="float" office:value="4600" table:formula="of:=[.DV9]+4" table:style-name="ce2">
            <text:p>4600</text:p>
          </table:table-cell>
          <table:table-cell office:value-type="float" office:value="4604" table:formula="of:=[.DW9]+4" table:style-name="ce2">
            <text:p>4604</text:p>
          </table:table-cell>
          <table:table-cell table:number-columns-repeated="16256"/>
        </table:table-row>
        <table:table-row table:style-name="ro1">
          <table:table-cell office:value-type="float" office:value="4608" table:formula="of:=[.A9]+512" table:style-name="ce2">
            <text:p>4608</text:p>
          </table:table-cell>
          <table:table-cell office:value-type="float" office:value="4612" table:formula="of:=[.A10]+4" table:style-name="ce2">
            <text:p>4612</text:p>
          </table:table-cell>
          <table:table-cell office:value-type="float" office:value="4616" table:formula="of:=[.B10]+4" table:style-name="ce2">
            <text:p>4616</text:p>
          </table:table-cell>
          <table:table-cell office:value-type="float" office:value="4620" table:formula="of:=[.C10]+4" table:style-name="ce2">
            <text:p>4620</text:p>
          </table:table-cell>
          <table:table-cell office:value-type="float" office:value="4624" table:formula="of:=[.D10]+4" table:style-name="ce2">
            <text:p>4624</text:p>
          </table:table-cell>
          <table:table-cell office:value-type="float" office:value="4628" table:formula="of:=[.E10]+4" table:style-name="ce2">
            <text:p>4628</text:p>
          </table:table-cell>
          <table:table-cell office:value-type="float" office:value="4632" table:formula="of:=[.F10]+4" table:style-name="ce2">
            <text:p>4632</text:p>
          </table:table-cell>
          <table:table-cell office:value-type="float" office:value="4636" table:formula="of:=[.G10]+4" table:style-name="ce2">
            <text:p>4636</text:p>
          </table:table-cell>
          <table:table-cell office:value-type="float" office:value="4640" table:formula="of:=[.H10]+4" table:style-name="ce9">
            <text:p>4640</text:p>
          </table:table-cell>
          <table:table-cell office:value-type="float" office:value="4644" table:formula="of:=[.I10]+4" table:style-name="ce9">
            <text:p>4644</text:p>
          </table:table-cell>
          <table:table-cell office:value-type="float" office:value="4648" table:formula="of:=[.J10]+4" table:style-name="ce2">
            <text:p>4648</text:p>
          </table:table-cell>
          <table:table-cell office:value-type="float" office:value="4652" table:formula="of:=[.K10]+4" table:style-name="ce2">
            <text:p>4652</text:p>
          </table:table-cell>
          <table:table-cell office:value-type="float" office:value="4656" table:formula="of:=[.L10]+4" table:style-name="ce2">
            <text:p>4656</text:p>
          </table:table-cell>
          <table:table-cell office:value-type="float" office:value="4660" table:formula="of:=[.M10]+4" table:style-name="ce2">
            <text:p>4660</text:p>
          </table:table-cell>
          <table:table-cell office:value-type="float" office:value="4664" table:formula="of:=[.N10]+4" table:style-name="ce2">
            <text:p>4664</text:p>
          </table:table-cell>
          <table:table-cell office:value-type="float" office:value="4668" table:formula="of:=[.O10]+4" table:style-name="ce2">
            <text:p>4668</text:p>
          </table:table-cell>
          <table:table-cell office:value-type="float" office:value="4672" table:formula="of:=[.P10]+4" table:style-name="ce2">
            <text:p>4672</text:p>
          </table:table-cell>
          <table:table-cell office:value-type="float" office:value="4676" table:formula="of:=[.Q10]+4" table:style-name="ce2">
            <text:p>4676</text:p>
          </table:table-cell>
          <table:table-cell office:value-type="float" office:value="4680" table:formula="of:=[.R10]+4" table:style-name="ce2">
            <text:p>4680</text:p>
          </table:table-cell>
          <table:table-cell office:value-type="float" office:value="4684" table:formula="of:=[.S10]+4" table:style-name="ce2">
            <text:p>4684</text:p>
          </table:table-cell>
          <table:table-cell office:value-type="float" office:value="4688" table:formula="of:=[.T10]+4" table:style-name="ce2">
            <text:p>4688</text:p>
          </table:table-cell>
          <table:table-cell office:value-type="float" office:value="4692" table:formula="of:=[.U10]+4" table:style-name="ce2">
            <text:p>4692</text:p>
          </table:table-cell>
          <table:table-cell office:value-type="float" office:value="4696" table:formula="of:=[.V10]+4" table:style-name="ce2">
            <text:p>4696</text:p>
          </table:table-cell>
          <table:table-cell office:value-type="float" office:value="4700" table:formula="of:=[.W10]+4" table:style-name="ce2">
            <text:p>4700</text:p>
          </table:table-cell>
          <table:table-cell office:value-type="float" office:value="4704" table:formula="of:=[.X10]+4" table:style-name="ce2">
            <text:p>4704</text:p>
          </table:table-cell>
          <table:table-cell office:value-type="float" office:value="4708" table:formula="of:=[.Y10]+4" table:style-name="ce2">
            <text:p>4708</text:p>
          </table:table-cell>
          <table:table-cell office:value-type="float" office:value="4712" table:formula="of:=[.Z10]+4" table:style-name="ce2">
            <text:p>4712</text:p>
          </table:table-cell>
          <table:table-cell office:value-type="float" office:value="4716" table:formula="of:=[.AA10]+4" table:style-name="ce2">
            <text:p>4716</text:p>
          </table:table-cell>
          <table:table-cell office:value-type="float" office:value="4720" table:formula="of:=[.AB10]+4" table:style-name="ce2">
            <text:p>4720</text:p>
          </table:table-cell>
          <table:table-cell office:value-type="float" office:value="4724" table:formula="of:=[.AC10]+4" table:style-name="ce2">
            <text:p>4724</text:p>
          </table:table-cell>
          <table:table-cell office:value-type="float" office:value="4728" table:formula="of:=[.AD10]+4" table:style-name="ce2">
            <text:p>4728</text:p>
          </table:table-cell>
          <table:table-cell office:value-type="float" office:value="4732" table:formula="of:=[.AE10]+4" table:style-name="ce2">
            <text:p>4732</text:p>
          </table:table-cell>
          <table:table-cell office:value-type="float" office:value="4736" table:formula="of:=[.AF10]+4" table:style-name="ce2">
            <text:p>4736</text:p>
          </table:table-cell>
          <table:table-cell office:value-type="float" office:value="4740" table:formula="of:=[.AG10]+4" table:style-name="ce2">
            <text:p>4740</text:p>
          </table:table-cell>
          <table:table-cell office:value-type="float" office:value="4744" table:formula="of:=[.AH10]+4" table:style-name="ce2">
            <text:p>4744</text:p>
          </table:table-cell>
          <table:table-cell office:value-type="float" office:value="4748" table:formula="of:=[.AI10]+4" table:style-name="ce2">
            <text:p>4748</text:p>
          </table:table-cell>
          <table:table-cell office:value-type="float" office:value="4752" table:formula="of:=[.AJ10]+4" table:style-name="ce2">
            <text:p>4752</text:p>
          </table:table-cell>
          <table:table-cell office:value-type="float" office:value="4756" table:formula="of:=[.AK10]+4" table:style-name="ce2">
            <text:p>4756</text:p>
          </table:table-cell>
          <table:table-cell office:value-type="float" office:value="4760" table:formula="of:=[.AL10]+4" table:style-name="ce2">
            <text:p>4760</text:p>
          </table:table-cell>
          <table:table-cell office:value-type="float" office:value="4764" table:formula="of:=[.AM10]+4" table:style-name="ce2">
            <text:p>4764</text:p>
          </table:table-cell>
          <table:table-cell office:value-type="float" office:value="4768" table:formula="of:=[.AN10]+4" table:style-name="ce2">
            <text:p>4768</text:p>
          </table:table-cell>
          <table:table-cell office:value-type="float" office:value="4772" table:formula="of:=[.AO10]+4" table:style-name="ce2">
            <text:p>4772</text:p>
          </table:table-cell>
          <table:table-cell office:value-type="float" office:value="4776" table:formula="of:=[.AP10]+4" table:style-name="ce2">
            <text:p>4776</text:p>
          </table:table-cell>
          <table:table-cell office:value-type="float" office:value="4780" table:formula="of:=[.AQ10]+4" table:style-name="ce2">
            <text:p>4780</text:p>
          </table:table-cell>
          <table:table-cell office:value-type="float" office:value="4784" table:formula="of:=[.AR10]+4" table:style-name="ce2">
            <text:p>4784</text:p>
          </table:table-cell>
          <table:table-cell office:value-type="float" office:value="4788" table:formula="of:=[.AS10]+4" table:style-name="ce2">
            <text:p>4788</text:p>
          </table:table-cell>
          <table:table-cell office:value-type="float" office:value="4792" table:formula="of:=[.AT10]+4" table:style-name="ce2">
            <text:p>4792</text:p>
          </table:table-cell>
          <table:table-cell office:value-type="float" office:value="4796" table:formula="of:=[.AU10]+4" table:style-name="ce2">
            <text:p>4796</text:p>
          </table:table-cell>
          <table:table-cell office:value-type="float" office:value="4800" table:formula="of:=[.AV10]+4" table:style-name="ce2">
            <text:p>4800</text:p>
          </table:table-cell>
          <table:table-cell office:value-type="float" office:value="4804" table:formula="of:=[.AW10]+4" table:style-name="ce2">
            <text:p>4804</text:p>
          </table:table-cell>
          <table:table-cell office:value-type="float" office:value="4808" table:formula="of:=[.AX10]+4" table:style-name="ce2">
            <text:p>4808</text:p>
          </table:table-cell>
          <table:table-cell office:value-type="float" office:value="4812" table:formula="of:=[.AY10]+4" table:style-name="ce2">
            <text:p>4812</text:p>
          </table:table-cell>
          <table:table-cell office:value-type="float" office:value="4816" table:formula="of:=[.AZ10]+4" table:style-name="ce2">
            <text:p>4816</text:p>
          </table:table-cell>
          <table:table-cell office:value-type="float" office:value="4820" table:formula="of:=[.BA10]+4" table:style-name="ce2">
            <text:p>4820</text:p>
          </table:table-cell>
          <table:table-cell office:value-type="float" office:value="4824" table:formula="of:=[.BB10]+4" table:style-name="ce2">
            <text:p>4824</text:p>
          </table:table-cell>
          <table:table-cell office:value-type="float" office:value="4828" table:formula="of:=[.BC10]+4" table:style-name="ce2">
            <text:p>4828</text:p>
          </table:table-cell>
          <table:table-cell office:value-type="float" office:value="4832" table:formula="of:=[.BD10]+4" table:style-name="ce2">
            <text:p>4832</text:p>
          </table:table-cell>
          <table:table-cell office:value-type="float" office:value="4836" table:formula="of:=[.BE10]+4" table:style-name="ce2">
            <text:p>4836</text:p>
          </table:table-cell>
          <table:table-cell office:value-type="float" office:value="4840" table:formula="of:=[.BF10]+4" table:style-name="ce2">
            <text:p>4840</text:p>
          </table:table-cell>
          <table:table-cell office:value-type="float" office:value="4844" table:formula="of:=[.BG10]+4" table:style-name="ce2">
            <text:p>4844</text:p>
          </table:table-cell>
          <table:table-cell office:value-type="float" office:value="4848" table:formula="of:=[.BH10]+4" table:style-name="ce2">
            <text:p>4848</text:p>
          </table:table-cell>
          <table:table-cell office:value-type="float" office:value="4852" table:formula="of:=[.BI10]+4" table:style-name="ce2">
            <text:p>4852</text:p>
          </table:table-cell>
          <table:table-cell office:value-type="float" office:value="4856" table:formula="of:=[.BJ10]+4" table:style-name="ce2">
            <text:p>4856</text:p>
          </table:table-cell>
          <table:table-cell office:value-type="float" office:value="4860" table:formula="of:=[.BK10]+4" table:style-name="ce2">
            <text:p>4860</text:p>
          </table:table-cell>
          <table:table-cell office:value-type="float" office:value="4864" table:formula="of:=[.BL10]+4" table:style-name="ce2">
            <text:p>4864</text:p>
          </table:table-cell>
          <table:table-cell office:value-type="float" office:value="4868" table:formula="of:=[.BM10]+4" table:style-name="ce2">
            <text:p>4868</text:p>
          </table:table-cell>
          <table:table-cell office:value-type="float" office:value="4872" table:formula="of:=[.BN10]+4" table:style-name="ce2">
            <text:p>4872</text:p>
          </table:table-cell>
          <table:table-cell office:value-type="float" office:value="4876" table:formula="of:=[.BO10]+4" table:style-name="ce2">
            <text:p>4876</text:p>
          </table:table-cell>
          <table:table-cell office:value-type="float" office:value="4880" table:formula="of:=[.BP10]+4" table:style-name="ce2">
            <text:p>4880</text:p>
          </table:table-cell>
          <table:table-cell office:value-type="float" office:value="4884" table:formula="of:=[.BQ10]+4" table:style-name="ce2">
            <text:p>4884</text:p>
          </table:table-cell>
          <table:table-cell office:value-type="float" office:value="4888" table:formula="of:=[.BR10]+4" table:style-name="ce2">
            <text:p>4888</text:p>
          </table:table-cell>
          <table:table-cell office:value-type="float" office:value="4892" table:formula="of:=[.BS10]+4" table:style-name="ce2">
            <text:p>4892</text:p>
          </table:table-cell>
          <table:table-cell office:value-type="float" office:value="4896" table:formula="of:=[.BT10]+4" table:style-name="ce2">
            <text:p>4896</text:p>
          </table:table-cell>
          <table:table-cell office:value-type="float" office:value="4900" table:formula="of:=[.BU10]+4" table:style-name="ce2">
            <text:p>4900</text:p>
          </table:table-cell>
          <table:table-cell office:value-type="float" office:value="4904" table:formula="of:=[.BV10]+4" table:style-name="ce2">
            <text:p>4904</text:p>
          </table:table-cell>
          <table:table-cell office:value-type="float" office:value="4908" table:formula="of:=[.BW10]+4" table:style-name="ce2">
            <text:p>4908</text:p>
          </table:table-cell>
          <table:table-cell office:value-type="float" office:value="4912" table:formula="of:=[.BX10]+4" table:style-name="ce2">
            <text:p>4912</text:p>
          </table:table-cell>
          <table:table-cell office:value-type="float" office:value="4916" table:formula="of:=[.BY10]+4" table:style-name="ce2">
            <text:p>4916</text:p>
          </table:table-cell>
          <table:table-cell office:value-type="float" office:value="4920" table:formula="of:=[.BZ10]+4" table:style-name="ce2">
            <text:p>4920</text:p>
          </table:table-cell>
          <table:table-cell office:value-type="float" office:value="4924" table:formula="of:=[.CA10]+4" table:style-name="ce2">
            <text:p>4924</text:p>
          </table:table-cell>
          <table:table-cell office:value-type="float" office:value="4928" table:formula="of:=[.CB10]+4" table:style-name="ce2">
            <text:p>4928</text:p>
          </table:table-cell>
          <table:table-cell office:value-type="float" office:value="4932" table:formula="of:=[.CC10]+4" table:style-name="ce2">
            <text:p>4932</text:p>
          </table:table-cell>
          <table:table-cell office:value-type="float" office:value="4936" table:formula="of:=[.CD10]+4" table:style-name="ce2">
            <text:p>4936</text:p>
          </table:table-cell>
          <table:table-cell office:value-type="float" office:value="4940" table:formula="of:=[.CE10]+4" table:style-name="ce2">
            <text:p>4940</text:p>
          </table:table-cell>
          <table:table-cell office:value-type="float" office:value="4944" table:formula="of:=[.CF10]+4" table:style-name="ce2">
            <text:p>4944</text:p>
          </table:table-cell>
          <table:table-cell office:value-type="float" office:value="4948" table:formula="of:=[.CG10]+4" table:style-name="ce2">
            <text:p>4948</text:p>
          </table:table-cell>
          <table:table-cell office:value-type="float" office:value="4952" table:formula="of:=[.CH10]+4" table:style-name="ce2">
            <text:p>4952</text:p>
          </table:table-cell>
          <table:table-cell office:value-type="float" office:value="4956" table:formula="of:=[.CI10]+4" table:style-name="ce2">
            <text:p>4956</text:p>
          </table:table-cell>
          <table:table-cell office:value-type="float" office:value="4960" table:formula="of:=[.CJ10]+4" table:style-name="ce2">
            <text:p>4960</text:p>
          </table:table-cell>
          <table:table-cell office:value-type="float" office:value="4964" table:formula="of:=[.CK10]+4" table:style-name="ce2">
            <text:p>4964</text:p>
          </table:table-cell>
          <table:table-cell office:value-type="float" office:value="4968" table:formula="of:=[.CL10]+4" table:style-name="ce2">
            <text:p>4968</text:p>
          </table:table-cell>
          <table:table-cell office:value-type="float" office:value="4972" table:formula="of:=[.CM10]+4" table:style-name="ce2">
            <text:p>4972</text:p>
          </table:table-cell>
          <table:table-cell office:value-type="float" office:value="4976" table:formula="of:=[.CN10]+4" table:style-name="ce2">
            <text:p>4976</text:p>
          </table:table-cell>
          <table:table-cell office:value-type="float" office:value="4980" table:formula="of:=[.CO10]+4" table:style-name="ce2">
            <text:p>4980</text:p>
          </table:table-cell>
          <table:table-cell office:value-type="float" office:value="4984" table:formula="of:=[.CP10]+4" table:style-name="ce2">
            <text:p>4984</text:p>
          </table:table-cell>
          <table:table-cell office:value-type="float" office:value="4988" table:formula="of:=[.CQ10]+4" table:style-name="ce2">
            <text:p>4988</text:p>
          </table:table-cell>
          <table:table-cell office:value-type="float" office:value="4992" table:formula="of:=[.CR10]+4" table:style-name="ce2">
            <text:p>4992</text:p>
          </table:table-cell>
          <table:table-cell office:value-type="float" office:value="4996" table:formula="of:=[.CS10]+4" table:style-name="ce2">
            <text:p>4996</text:p>
          </table:table-cell>
          <table:table-cell office:value-type="float" office:value="5000" table:formula="of:=[.CT10]+4" table:style-name="ce2">
            <text:p>5000</text:p>
          </table:table-cell>
          <table:table-cell office:value-type="float" office:value="5004" table:formula="of:=[.CU10]+4" table:style-name="ce2">
            <text:p>5004</text:p>
          </table:table-cell>
          <table:table-cell office:value-type="float" office:value="5008" table:formula="of:=[.CV10]+4" table:style-name="ce2">
            <text:p>5008</text:p>
          </table:table-cell>
          <table:table-cell office:value-type="float" office:value="5012" table:formula="of:=[.CW10]+4" table:style-name="ce2">
            <text:p>5012</text:p>
          </table:table-cell>
          <table:table-cell office:value-type="float" office:value="5016" table:formula="of:=[.CX10]+4" table:style-name="ce2">
            <text:p>5016</text:p>
          </table:table-cell>
          <table:table-cell office:value-type="float" office:value="5020" table:formula="of:=[.CY10]+4" table:style-name="ce2">
            <text:p>5020</text:p>
          </table:table-cell>
          <table:table-cell office:value-type="float" office:value="5024" table:formula="of:=[.CZ10]+4" table:style-name="ce2">
            <text:p>5024</text:p>
          </table:table-cell>
          <table:table-cell office:value-type="float" office:value="5028" table:formula="of:=[.DA10]+4" table:style-name="ce2">
            <text:p>5028</text:p>
          </table:table-cell>
          <table:table-cell office:value-type="float" office:value="5032" table:formula="of:=[.DB10]+4" table:style-name="ce2">
            <text:p>5032</text:p>
          </table:table-cell>
          <table:table-cell office:value-type="float" office:value="5036" table:formula="of:=[.DC10]+4" table:style-name="ce2">
            <text:p>5036</text:p>
          </table:table-cell>
          <table:table-cell office:value-type="float" office:value="5040" table:formula="of:=[.DD10]+4" table:style-name="ce2">
            <text:p>5040</text:p>
          </table:table-cell>
          <table:table-cell office:value-type="float" office:value="5044" table:formula="of:=[.DE10]+4" table:style-name="ce2">
            <text:p>5044</text:p>
          </table:table-cell>
          <table:table-cell office:value-type="float" office:value="5048" table:formula="of:=[.DF10]+4" table:style-name="ce2">
            <text:p>5048</text:p>
          </table:table-cell>
          <table:table-cell office:value-type="float" office:value="5052" table:formula="of:=[.DG10]+4" table:style-name="ce2">
            <text:p>5052</text:p>
          </table:table-cell>
          <table:table-cell office:value-type="float" office:value="5056" table:formula="of:=[.DH10]+4" table:style-name="ce2">
            <text:p>5056</text:p>
          </table:table-cell>
          <table:table-cell office:value-type="float" office:value="5060" table:formula="of:=[.DI10]+4" table:style-name="ce2">
            <text:p>5060</text:p>
          </table:table-cell>
          <table:table-cell office:value-type="float" office:value="5064" table:formula="of:=[.DJ10]+4" table:style-name="ce2">
            <text:p>5064</text:p>
          </table:table-cell>
          <table:table-cell office:value-type="float" office:value="5068" table:formula="of:=[.DK10]+4" table:style-name="ce2">
            <text:p>5068</text:p>
          </table:table-cell>
          <table:table-cell office:value-type="float" office:value="5072" table:formula="of:=[.DL10]+4" table:style-name="ce2">
            <text:p>5072</text:p>
          </table:table-cell>
          <table:table-cell office:value-type="float" office:value="5076" table:formula="of:=[.DM10]+4" table:style-name="ce2">
            <text:p>5076</text:p>
          </table:table-cell>
          <table:table-cell office:value-type="float" office:value="5080" table:formula="of:=[.DN10]+4" table:style-name="ce2">
            <text:p>5080</text:p>
          </table:table-cell>
          <table:table-cell office:value-type="float" office:value="5084" table:formula="of:=[.DO10]+4" table:style-name="ce2">
            <text:p>5084</text:p>
          </table:table-cell>
          <table:table-cell office:value-type="float" office:value="5088" table:formula="of:=[.DP10]+4" table:style-name="ce2">
            <text:p>5088</text:p>
          </table:table-cell>
          <table:table-cell office:value-type="float" office:value="5092" table:formula="of:=[.DQ10]+4" table:style-name="ce2">
            <text:p>5092</text:p>
          </table:table-cell>
          <table:table-cell office:value-type="float" office:value="5096" table:formula="of:=[.DR10]+4" table:style-name="ce2">
            <text:p>5096</text:p>
          </table:table-cell>
          <table:table-cell office:value-type="float" office:value="5100" table:formula="of:=[.DS10]+4" table:style-name="ce2">
            <text:p>5100</text:p>
          </table:table-cell>
          <table:table-cell office:value-type="float" office:value="5104" table:formula="of:=[.DT10]+4" table:style-name="ce2">
            <text:p>5104</text:p>
          </table:table-cell>
          <table:table-cell office:value-type="float" office:value="5108" table:formula="of:=[.DU10]+4" table:style-name="ce2">
            <text:p>5108</text:p>
          </table:table-cell>
          <table:table-cell office:value-type="float" office:value="5112" table:formula="of:=[.DV10]+4" table:style-name="ce2">
            <text:p>5112</text:p>
          </table:table-cell>
          <table:table-cell office:value-type="float" office:value="5116" table:formula="of:=[.DW10]+4" table:style-name="ce2">
            <text:p>5116</text:p>
          </table:table-cell>
          <table:table-cell table:number-columns-repeated="16256"/>
        </table:table-row>
        <table:table-row table:style-name="ro1">
          <table:table-cell office:value-type="float" office:value="5120" table:formula="of:=[.A10]+512" table:style-name="ce2">
            <text:p>5120</text:p>
          </table:table-cell>
          <table:table-cell office:value-type="float" office:value="5124" table:formula="of:=[.A11]+4" table:style-name="ce2">
            <text:p>5124</text:p>
          </table:table-cell>
          <table:table-cell office:value-type="float" office:value="5128" table:formula="of:=[.B11]+4" table:style-name="ce2">
            <text:p>5128</text:p>
          </table:table-cell>
          <table:table-cell office:value-type="float" office:value="5132" table:formula="of:=[.C11]+4" table:style-name="ce2">
            <text:p>5132</text:p>
          </table:table-cell>
          <table:table-cell office:value-type="float" office:value="5136" table:formula="of:=[.D11]+4" table:style-name="ce2">
            <text:p>5136</text:p>
          </table:table-cell>
          <table:table-cell office:value-type="float" office:value="5140" table:formula="of:=[.E11]+4" table:style-name="ce2">
            <text:p>5140</text:p>
          </table:table-cell>
          <table:table-cell office:value-type="float" office:value="5144" table:formula="of:=[.F11]+4" table:style-name="ce2">
            <text:p>5144</text:p>
          </table:table-cell>
          <table:table-cell office:value-type="float" office:value="5148" table:formula="of:=[.G11]+4" table:style-name="ce2">
            <text:p>5148</text:p>
          </table:table-cell>
          <table:table-cell office:value-type="float" office:value="5152" table:formula="of:=[.H11]+4" table:style-name="ce9">
            <text:p>5152</text:p>
          </table:table-cell>
          <table:table-cell office:value-type="float" office:value="5156" table:formula="of:=[.I11]+4" table:style-name="ce9">
            <text:p>5156</text:p>
          </table:table-cell>
          <table:table-cell office:value-type="float" office:value="5160" table:formula="of:=[.J11]+4" table:style-name="ce2">
            <text:p>5160</text:p>
          </table:table-cell>
          <table:table-cell office:value-type="float" office:value="5164" table:formula="of:=[.K11]+4" table:style-name="ce2">
            <text:p>5164</text:p>
          </table:table-cell>
          <table:table-cell office:value-type="float" office:value="5168" table:formula="of:=[.L11]+4" table:style-name="ce2">
            <text:p>5168</text:p>
          </table:table-cell>
          <table:table-cell office:value-type="float" office:value="5172" table:formula="of:=[.M11]+4" table:style-name="ce2">
            <text:p>5172</text:p>
          </table:table-cell>
          <table:table-cell office:value-type="float" office:value="5176" table:formula="of:=[.N11]+4" table:style-name="ce2">
            <text:p>5176</text:p>
          </table:table-cell>
          <table:table-cell office:value-type="float" office:value="5180" table:formula="of:=[.O11]+4" table:style-name="ce2">
            <text:p>5180</text:p>
          </table:table-cell>
          <table:table-cell office:value-type="float" office:value="5184" table:formula="of:=[.P11]+4" table:style-name="ce2">
            <text:p>5184</text:p>
          </table:table-cell>
          <table:table-cell office:value-type="float" office:value="5188" table:formula="of:=[.Q11]+4" table:style-name="ce2">
            <text:p>5188</text:p>
          </table:table-cell>
          <table:table-cell office:value-type="float" office:value="5192" table:formula="of:=[.R11]+4" table:style-name="ce2">
            <text:p>5192</text:p>
          </table:table-cell>
          <table:table-cell office:value-type="float" office:value="5196" table:formula="of:=[.S11]+4" table:style-name="ce2">
            <text:p>5196</text:p>
          </table:table-cell>
          <table:table-cell office:value-type="float" office:value="5200" table:formula="of:=[.T11]+4" table:style-name="ce2">
            <text:p>5200</text:p>
          </table:table-cell>
          <table:table-cell office:value-type="float" office:value="5204" table:formula="of:=[.U11]+4" table:style-name="ce2">
            <text:p>5204</text:p>
          </table:table-cell>
          <table:table-cell office:value-type="float" office:value="5208" table:formula="of:=[.V11]+4" table:style-name="ce2">
            <text:p>5208</text:p>
          </table:table-cell>
          <table:table-cell office:value-type="float" office:value="5212" table:formula="of:=[.W11]+4" table:style-name="ce2">
            <text:p>5212</text:p>
          </table:table-cell>
          <table:table-cell office:value-type="float" office:value="5216" table:formula="of:=[.X11]+4" table:style-name="ce2">
            <text:p>5216</text:p>
          </table:table-cell>
          <table:table-cell office:value-type="float" office:value="5220" table:formula="of:=[.Y11]+4" table:style-name="ce2">
            <text:p>5220</text:p>
          </table:table-cell>
          <table:table-cell office:value-type="float" office:value="5224" table:formula="of:=[.Z11]+4" table:style-name="ce2">
            <text:p>5224</text:p>
          </table:table-cell>
          <table:table-cell office:value-type="float" office:value="5228" table:formula="of:=[.AA11]+4" table:style-name="ce2">
            <text:p>5228</text:p>
          </table:table-cell>
          <table:table-cell office:value-type="float" office:value="5232" table:formula="of:=[.AB11]+4" table:style-name="ce2">
            <text:p>5232</text:p>
          </table:table-cell>
          <table:table-cell office:value-type="float" office:value="5236" table:formula="of:=[.AC11]+4" table:style-name="ce2">
            <text:p>5236</text:p>
          </table:table-cell>
          <table:table-cell office:value-type="float" office:value="5240" table:formula="of:=[.AD11]+4" table:style-name="ce2">
            <text:p>5240</text:p>
          </table:table-cell>
          <table:table-cell office:value-type="float" office:value="5244" table:formula="of:=[.AE11]+4" table:style-name="ce2">
            <text:p>5244</text:p>
          </table:table-cell>
          <table:table-cell office:value-type="float" office:value="5248" table:formula="of:=[.AF11]+4" table:style-name="ce2">
            <text:p>5248</text:p>
          </table:table-cell>
          <table:table-cell office:value-type="float" office:value="5252" table:formula="of:=[.AG11]+4" table:style-name="ce2">
            <text:p>5252</text:p>
          </table:table-cell>
          <table:table-cell office:value-type="float" office:value="5256" table:formula="of:=[.AH11]+4" table:style-name="ce2">
            <text:p>5256</text:p>
          </table:table-cell>
          <table:table-cell office:value-type="float" office:value="5260" table:formula="of:=[.AI11]+4" table:style-name="ce2">
            <text:p>5260</text:p>
          </table:table-cell>
          <table:table-cell office:value-type="float" office:value="5264" table:formula="of:=[.AJ11]+4" table:style-name="ce2">
            <text:p>5264</text:p>
          </table:table-cell>
          <table:table-cell office:value-type="float" office:value="5268" table:formula="of:=[.AK11]+4" table:style-name="ce2">
            <text:p>5268</text:p>
          </table:table-cell>
          <table:table-cell office:value-type="float" office:value="5272" table:formula="of:=[.AL11]+4" table:style-name="ce2">
            <text:p>5272</text:p>
          </table:table-cell>
          <table:table-cell office:value-type="float" office:value="5276" table:formula="of:=[.AM11]+4" table:style-name="ce2">
            <text:p>5276</text:p>
          </table:table-cell>
          <table:table-cell office:value-type="float" office:value="5280" table:formula="of:=[.AN11]+4" table:style-name="ce2">
            <text:p>5280</text:p>
          </table:table-cell>
          <table:table-cell office:value-type="float" office:value="5284" table:formula="of:=[.AO11]+4" table:style-name="ce2">
            <text:p>5284</text:p>
          </table:table-cell>
          <table:table-cell office:value-type="float" office:value="5288" table:formula="of:=[.AP11]+4" table:style-name="ce2">
            <text:p>5288</text:p>
          </table:table-cell>
          <table:table-cell office:value-type="float" office:value="5292" table:formula="of:=[.AQ11]+4" table:style-name="ce2">
            <text:p>5292</text:p>
          </table:table-cell>
          <table:table-cell office:value-type="float" office:value="5296" table:formula="of:=[.AR11]+4" table:style-name="ce2">
            <text:p>5296</text:p>
          </table:table-cell>
          <table:table-cell office:value-type="float" office:value="5300" table:formula="of:=[.AS11]+4" table:style-name="ce2">
            <text:p>5300</text:p>
          </table:table-cell>
          <table:table-cell office:value-type="float" office:value="5304" table:formula="of:=[.AT11]+4" table:style-name="ce2">
            <text:p>5304</text:p>
          </table:table-cell>
          <table:table-cell office:value-type="float" office:value="5308" table:formula="of:=[.AU11]+4" table:style-name="ce2">
            <text:p>5308</text:p>
          </table:table-cell>
          <table:table-cell office:value-type="float" office:value="5312" table:formula="of:=[.AV11]+4" table:style-name="ce2">
            <text:p>5312</text:p>
          </table:table-cell>
          <table:table-cell office:value-type="float" office:value="5316" table:formula="of:=[.AW11]+4" table:style-name="ce2">
            <text:p>5316</text:p>
          </table:table-cell>
          <table:table-cell office:value-type="float" office:value="5320" table:formula="of:=[.AX11]+4" table:style-name="ce2">
            <text:p>5320</text:p>
          </table:table-cell>
          <table:table-cell office:value-type="float" office:value="5324" table:formula="of:=[.AY11]+4" table:style-name="ce2">
            <text:p>5324</text:p>
          </table:table-cell>
          <table:table-cell office:value-type="float" office:value="5328" table:formula="of:=[.AZ11]+4" table:style-name="ce2">
            <text:p>5328</text:p>
          </table:table-cell>
          <table:table-cell office:value-type="float" office:value="5332" table:formula="of:=[.BA11]+4" table:style-name="ce2">
            <text:p>5332</text:p>
          </table:table-cell>
          <table:table-cell office:value-type="float" office:value="5336" table:formula="of:=[.BB11]+4" table:style-name="ce2">
            <text:p>5336</text:p>
          </table:table-cell>
          <table:table-cell office:value-type="float" office:value="5340" table:formula="of:=[.BC11]+4" table:style-name="ce2">
            <text:p>5340</text:p>
          </table:table-cell>
          <table:table-cell office:value-type="float" office:value="5344" table:formula="of:=[.BD11]+4" table:style-name="ce2">
            <text:p>5344</text:p>
          </table:table-cell>
          <table:table-cell office:value-type="float" office:value="5348" table:formula="of:=[.BE11]+4" table:style-name="ce2">
            <text:p>5348</text:p>
          </table:table-cell>
          <table:table-cell office:value-type="float" office:value="5352" table:formula="of:=[.BF11]+4" table:style-name="ce2">
            <text:p>5352</text:p>
          </table:table-cell>
          <table:table-cell office:value-type="float" office:value="5356" table:formula="of:=[.BG11]+4" table:style-name="ce2">
            <text:p>5356</text:p>
          </table:table-cell>
          <table:table-cell office:value-type="float" office:value="5360" table:formula="of:=[.BH11]+4" table:style-name="ce2">
            <text:p>5360</text:p>
          </table:table-cell>
          <table:table-cell office:value-type="float" office:value="5364" table:formula="of:=[.BI11]+4" table:style-name="ce2">
            <text:p>5364</text:p>
          </table:table-cell>
          <table:table-cell office:value-type="float" office:value="5368" table:formula="of:=[.BJ11]+4" table:style-name="ce2">
            <text:p>5368</text:p>
          </table:table-cell>
          <table:table-cell office:value-type="float" office:value="5372" table:formula="of:=[.BK11]+4" table:style-name="ce2">
            <text:p>5372</text:p>
          </table:table-cell>
          <table:table-cell office:value-type="float" office:value="5376" table:formula="of:=[.BL11]+4" table:style-name="ce2">
            <text:p>5376</text:p>
          </table:table-cell>
          <table:table-cell office:value-type="float" office:value="5380" table:formula="of:=[.BM11]+4" table:style-name="ce2">
            <text:p>5380</text:p>
          </table:table-cell>
          <table:table-cell office:value-type="float" office:value="5384" table:formula="of:=[.BN11]+4" table:style-name="ce2">
            <text:p>5384</text:p>
          </table:table-cell>
          <table:table-cell office:value-type="float" office:value="5388" table:formula="of:=[.BO11]+4" table:style-name="ce2">
            <text:p>5388</text:p>
          </table:table-cell>
          <table:table-cell office:value-type="float" office:value="5392" table:formula="of:=[.BP11]+4" table:style-name="ce2">
            <text:p>5392</text:p>
          </table:table-cell>
          <table:table-cell office:value-type="float" office:value="5396" table:formula="of:=[.BQ11]+4" table:style-name="ce2">
            <text:p>5396</text:p>
          </table:table-cell>
          <table:table-cell office:value-type="float" office:value="5400" table:formula="of:=[.BR11]+4" table:style-name="ce2">
            <text:p>5400</text:p>
          </table:table-cell>
          <table:table-cell office:value-type="float" office:value="5404" table:formula="of:=[.BS11]+4" table:style-name="ce2">
            <text:p>5404</text:p>
          </table:table-cell>
          <table:table-cell office:value-type="float" office:value="5408" table:formula="of:=[.BT11]+4" table:style-name="ce2">
            <text:p>5408</text:p>
          </table:table-cell>
          <table:table-cell office:value-type="float" office:value="5412" table:formula="of:=[.BU11]+4" table:style-name="ce2">
            <text:p>5412</text:p>
          </table:table-cell>
          <table:table-cell office:value-type="float" office:value="5416" table:formula="of:=[.BV11]+4" table:style-name="ce2">
            <text:p>5416</text:p>
          </table:table-cell>
          <table:table-cell office:value-type="float" office:value="5420" table:formula="of:=[.BW11]+4" table:style-name="ce2">
            <text:p>5420</text:p>
          </table:table-cell>
          <table:table-cell office:value-type="float" office:value="5424" table:formula="of:=[.BX11]+4" table:style-name="ce2">
            <text:p>5424</text:p>
          </table:table-cell>
          <table:table-cell office:value-type="float" office:value="5428" table:formula="of:=[.BY11]+4" table:style-name="ce2">
            <text:p>5428</text:p>
          </table:table-cell>
          <table:table-cell office:value-type="float" office:value="5432" table:formula="of:=[.BZ11]+4" table:style-name="ce2">
            <text:p>5432</text:p>
          </table:table-cell>
          <table:table-cell office:value-type="float" office:value="5436" table:formula="of:=[.CA11]+4" table:style-name="ce2">
            <text:p>5436</text:p>
          </table:table-cell>
          <table:table-cell office:value-type="float" office:value="5440" table:formula="of:=[.CB11]+4" table:style-name="ce2">
            <text:p>5440</text:p>
          </table:table-cell>
          <table:table-cell office:value-type="float" office:value="5444" table:formula="of:=[.CC11]+4" table:style-name="ce2">
            <text:p>5444</text:p>
          </table:table-cell>
          <table:table-cell office:value-type="float" office:value="5448" table:formula="of:=[.CD11]+4" table:style-name="ce2">
            <text:p>5448</text:p>
          </table:table-cell>
          <table:table-cell office:value-type="float" office:value="5452" table:formula="of:=[.CE11]+4" table:style-name="ce2">
            <text:p>5452</text:p>
          </table:table-cell>
          <table:table-cell office:value-type="float" office:value="5456" table:formula="of:=[.CF11]+4" table:style-name="ce2">
            <text:p>5456</text:p>
          </table:table-cell>
          <table:table-cell office:value-type="float" office:value="5460" table:formula="of:=[.CG11]+4" table:style-name="ce2">
            <text:p>5460</text:p>
          </table:table-cell>
          <table:table-cell office:value-type="float" office:value="5464" table:formula="of:=[.CH11]+4" table:style-name="ce2">
            <text:p>5464</text:p>
          </table:table-cell>
          <table:table-cell office:value-type="float" office:value="5468" table:formula="of:=[.CI11]+4" table:style-name="ce2">
            <text:p>5468</text:p>
          </table:table-cell>
          <table:table-cell office:value-type="float" office:value="5472" table:formula="of:=[.CJ11]+4" table:style-name="ce2">
            <text:p>5472</text:p>
          </table:table-cell>
          <table:table-cell office:value-type="float" office:value="5476" table:formula="of:=[.CK11]+4" table:style-name="ce2">
            <text:p>5476</text:p>
          </table:table-cell>
          <table:table-cell office:value-type="float" office:value="5480" table:formula="of:=[.CL11]+4" table:style-name="ce2">
            <text:p>5480</text:p>
          </table:table-cell>
          <table:table-cell office:value-type="float" office:value="5484" table:formula="of:=[.CM11]+4" table:style-name="ce2">
            <text:p>5484</text:p>
          </table:table-cell>
          <table:table-cell office:value-type="float" office:value="5488" table:formula="of:=[.CN11]+4" table:style-name="ce2">
            <text:p>5488</text:p>
          </table:table-cell>
          <table:table-cell office:value-type="float" office:value="5492" table:formula="of:=[.CO11]+4" table:style-name="ce2">
            <text:p>5492</text:p>
          </table:table-cell>
          <table:table-cell office:value-type="float" office:value="5496" table:formula="of:=[.CP11]+4" table:style-name="ce2">
            <text:p>5496</text:p>
          </table:table-cell>
          <table:table-cell office:value-type="float" office:value="5500" table:formula="of:=[.CQ11]+4" table:style-name="ce2">
            <text:p>5500</text:p>
          </table:table-cell>
          <table:table-cell office:value-type="float" office:value="5504" table:formula="of:=[.CR11]+4" table:style-name="ce2">
            <text:p>5504</text:p>
          </table:table-cell>
          <table:table-cell office:value-type="float" office:value="5508" table:formula="of:=[.CS11]+4" table:style-name="ce2">
            <text:p>5508</text:p>
          </table:table-cell>
          <table:table-cell office:value-type="float" office:value="5512" table:formula="of:=[.CT11]+4" table:style-name="ce2">
            <text:p>5512</text:p>
          </table:table-cell>
          <table:table-cell office:value-type="float" office:value="5516" table:formula="of:=[.CU11]+4" table:style-name="ce2">
            <text:p>5516</text:p>
          </table:table-cell>
          <table:table-cell office:value-type="float" office:value="5520" table:formula="of:=[.CV11]+4" table:style-name="ce2">
            <text:p>5520</text:p>
          </table:table-cell>
          <table:table-cell office:value-type="float" office:value="5524" table:formula="of:=[.CW11]+4" table:style-name="ce2">
            <text:p>5524</text:p>
          </table:table-cell>
          <table:table-cell office:value-type="float" office:value="5528" table:formula="of:=[.CX11]+4" table:style-name="ce2">
            <text:p>5528</text:p>
          </table:table-cell>
          <table:table-cell office:value-type="float" office:value="5532" table:formula="of:=[.CY11]+4" table:style-name="ce2">
            <text:p>5532</text:p>
          </table:table-cell>
          <table:table-cell office:value-type="float" office:value="5536" table:formula="of:=[.CZ11]+4" table:style-name="ce2">
            <text:p>5536</text:p>
          </table:table-cell>
          <table:table-cell office:value-type="float" office:value="5540" table:formula="of:=[.DA11]+4" table:style-name="ce2">
            <text:p>5540</text:p>
          </table:table-cell>
          <table:table-cell office:value-type="float" office:value="5544" table:formula="of:=[.DB11]+4" table:style-name="ce2">
            <text:p>5544</text:p>
          </table:table-cell>
          <table:table-cell office:value-type="float" office:value="5548" table:formula="of:=[.DC11]+4" table:style-name="ce2">
            <text:p>5548</text:p>
          </table:table-cell>
          <table:table-cell office:value-type="float" office:value="5552" table:formula="of:=[.DD11]+4" table:style-name="ce2">
            <text:p>5552</text:p>
          </table:table-cell>
          <table:table-cell office:value-type="float" office:value="5556" table:formula="of:=[.DE11]+4" table:style-name="ce2">
            <text:p>5556</text:p>
          </table:table-cell>
          <table:table-cell office:value-type="float" office:value="5560" table:formula="of:=[.DF11]+4" table:style-name="ce2">
            <text:p>5560</text:p>
          </table:table-cell>
          <table:table-cell office:value-type="float" office:value="5564" table:formula="of:=[.DG11]+4" table:style-name="ce2">
            <text:p>5564</text:p>
          </table:table-cell>
          <table:table-cell office:value-type="float" office:value="5568" table:formula="of:=[.DH11]+4" table:style-name="ce2">
            <text:p>5568</text:p>
          </table:table-cell>
          <table:table-cell office:value-type="float" office:value="5572" table:formula="of:=[.DI11]+4" table:style-name="ce2">
            <text:p>5572</text:p>
          </table:table-cell>
          <table:table-cell office:value-type="float" office:value="5576" table:formula="of:=[.DJ11]+4" table:style-name="ce2">
            <text:p>5576</text:p>
          </table:table-cell>
          <table:table-cell office:value-type="float" office:value="5580" table:formula="of:=[.DK11]+4" table:style-name="ce2">
            <text:p>5580</text:p>
          </table:table-cell>
          <table:table-cell office:value-type="float" office:value="5584" table:formula="of:=[.DL11]+4" table:style-name="ce2">
            <text:p>5584</text:p>
          </table:table-cell>
          <table:table-cell office:value-type="float" office:value="5588" table:formula="of:=[.DM11]+4" table:style-name="ce2">
            <text:p>5588</text:p>
          </table:table-cell>
          <table:table-cell office:value-type="float" office:value="5592" table:formula="of:=[.DN11]+4" table:style-name="ce2">
            <text:p>5592</text:p>
          </table:table-cell>
          <table:table-cell office:value-type="float" office:value="5596" table:formula="of:=[.DO11]+4" table:style-name="ce2">
            <text:p>5596</text:p>
          </table:table-cell>
          <table:table-cell office:value-type="float" office:value="5600" table:formula="of:=[.DP11]+4" table:style-name="ce2">
            <text:p>5600</text:p>
          </table:table-cell>
          <table:table-cell office:value-type="float" office:value="5604" table:formula="of:=[.DQ11]+4" table:style-name="ce2">
            <text:p>5604</text:p>
          </table:table-cell>
          <table:table-cell office:value-type="float" office:value="5608" table:formula="of:=[.DR11]+4" table:style-name="ce2">
            <text:p>5608</text:p>
          </table:table-cell>
          <table:table-cell office:value-type="float" office:value="5612" table:formula="of:=[.DS11]+4" table:style-name="ce2">
            <text:p>5612</text:p>
          </table:table-cell>
          <table:table-cell office:value-type="float" office:value="5616" table:formula="of:=[.DT11]+4" table:style-name="ce2">
            <text:p>5616</text:p>
          </table:table-cell>
          <table:table-cell office:value-type="float" office:value="5620" table:formula="of:=[.DU11]+4" table:style-name="ce2">
            <text:p>5620</text:p>
          </table:table-cell>
          <table:table-cell office:value-type="float" office:value="5624" table:formula="of:=[.DV11]+4" table:style-name="ce2">
            <text:p>5624</text:p>
          </table:table-cell>
          <table:table-cell office:value-type="float" office:value="5628" table:formula="of:=[.DW11]+4" table:style-name="ce2">
            <text:p>5628</text:p>
          </table:table-cell>
          <table:table-cell table:number-columns-repeated="16256"/>
        </table:table-row>
        <table:table-row table:style-name="ro1">
          <table:table-cell office:value-type="float" office:value="5632" table:formula="of:=[.A11]+512" table:style-name="ce2">
            <text:p>5632</text:p>
          </table:table-cell>
          <table:table-cell office:value-type="float" office:value="5636" table:formula="of:=[.A12]+4" table:style-name="ce2">
            <text:p>5636</text:p>
          </table:table-cell>
          <table:table-cell office:value-type="float" office:value="5640" table:formula="of:=[.B12]+4" table:style-name="ce2">
            <text:p>5640</text:p>
          </table:table-cell>
          <table:table-cell office:value-type="float" office:value="5644" table:formula="of:=[.C12]+4" table:style-name="ce2">
            <text:p>5644</text:p>
          </table:table-cell>
          <table:table-cell office:value-type="float" office:value="5648" table:formula="of:=[.D12]+4" table:style-name="ce2">
            <text:p>5648</text:p>
          </table:table-cell>
          <table:table-cell office:value-type="float" office:value="5652" table:formula="of:=[.E12]+4" table:style-name="ce2">
            <text:p>5652</text:p>
          </table:table-cell>
          <table:table-cell office:value-type="float" office:value="5656" table:formula="of:=[.F12]+4" table:style-name="ce9">
            <text:p>5656</text:p>
          </table:table-cell>
          <table:table-cell office:value-type="float" office:value="5660" table:formula="of:=[.G12]+4" table:style-name="ce9">
            <text:p>5660</text:p>
          </table:table-cell>
          <table:table-cell office:value-type="float" office:value="5664" table:formula="of:=[.H12]+4" table:style-name="ce2">
            <text:p>5664</text:p>
          </table:table-cell>
          <table:table-cell office:value-type="float" office:value="5668" table:formula="of:=[.I12]+4" table:style-name="ce2">
            <text:p>5668</text:p>
          </table:table-cell>
          <table:table-cell office:value-type="float" office:value="5672" table:formula="of:=[.J12]+4" table:style-name="ce9">
            <text:p>5672</text:p>
          </table:table-cell>
          <table:table-cell office:value-type="float" office:value="5676" table:formula="of:=[.K12]+4" table:style-name="ce9">
            <text:p>5676</text:p>
          </table:table-cell>
          <table:table-cell office:value-type="float" office:value="5680" table:formula="of:=[.L12]+4" table:style-name="ce2">
            <text:p>5680</text:p>
          </table:table-cell>
          <table:table-cell office:value-type="float" office:value="5684" table:formula="of:=[.M12]+4" table:style-name="ce2">
            <text:p>5684</text:p>
          </table:table-cell>
          <table:table-cell office:value-type="float" office:value="5688" table:formula="of:=[.N12]+4" table:style-name="ce2">
            <text:p>5688</text:p>
          </table:table-cell>
          <table:table-cell office:value-type="float" office:value="5692" table:formula="of:=[.O12]+4" table:style-name="ce2">
            <text:p>5692</text:p>
          </table:table-cell>
          <table:table-cell office:value-type="float" office:value="5696" table:formula="of:=[.P12]+4" table:style-name="ce2">
            <text:p>5696</text:p>
          </table:table-cell>
          <table:table-cell office:value-type="float" office:value="5700" table:formula="of:=[.Q12]+4" table:style-name="ce2">
            <text:p>5700</text:p>
          </table:table-cell>
          <table:table-cell office:value-type="float" office:value="5704" table:formula="of:=[.R12]+4" table:style-name="ce2">
            <text:p>5704</text:p>
          </table:table-cell>
          <table:table-cell office:value-type="float" office:value="5708" table:formula="of:=[.S12]+4" table:style-name="ce2">
            <text:p>5708</text:p>
          </table:table-cell>
          <table:table-cell office:value-type="float" office:value="5712" table:formula="of:=[.T12]+4" table:style-name="ce2">
            <text:p>5712</text:p>
          </table:table-cell>
          <table:table-cell office:value-type="float" office:value="5716" table:formula="of:=[.U12]+4" table:style-name="ce2">
            <text:p>5716</text:p>
          </table:table-cell>
          <table:table-cell office:value-type="float" office:value="5720" table:formula="of:=[.V12]+4" table:style-name="ce2">
            <text:p>5720</text:p>
          </table:table-cell>
          <table:table-cell office:value-type="float" office:value="5724" table:formula="of:=[.W12]+4" table:style-name="ce2">
            <text:p>5724</text:p>
          </table:table-cell>
          <table:table-cell office:value-type="float" office:value="5728" table:formula="of:=[.X12]+4" table:style-name="ce2">
            <text:p>5728</text:p>
          </table:table-cell>
          <table:table-cell office:value-type="float" office:value="5732" table:formula="of:=[.Y12]+4" table:style-name="ce2">
            <text:p>5732</text:p>
          </table:table-cell>
          <table:table-cell office:value-type="float" office:value="5736" table:formula="of:=[.Z12]+4" table:style-name="ce2">
            <text:p>5736</text:p>
          </table:table-cell>
          <table:table-cell office:value-type="float" office:value="5740" table:formula="of:=[.AA12]+4" table:style-name="ce2">
            <text:p>5740</text:p>
          </table:table-cell>
          <table:table-cell office:value-type="float" office:value="5744" table:formula="of:=[.AB12]+4" table:style-name="ce2">
            <text:p>5744</text:p>
          </table:table-cell>
          <table:table-cell office:value-type="float" office:value="5748" table:formula="of:=[.AC12]+4" table:style-name="ce2">
            <text:p>5748</text:p>
          </table:table-cell>
          <table:table-cell office:value-type="float" office:value="5752" table:formula="of:=[.AD12]+4" table:style-name="ce2">
            <text:p>5752</text:p>
          </table:table-cell>
          <table:table-cell office:value-type="float" office:value="5756" table:formula="of:=[.AE12]+4" table:style-name="ce2">
            <text:p>5756</text:p>
          </table:table-cell>
          <table:table-cell office:value-type="float" office:value="5760" table:formula="of:=[.AF12]+4" table:style-name="ce2">
            <text:p>5760</text:p>
          </table:table-cell>
          <table:table-cell office:value-type="float" office:value="5764" table:formula="of:=[.AG12]+4" table:style-name="ce2">
            <text:p>5764</text:p>
          </table:table-cell>
          <table:table-cell office:value-type="float" office:value="5768" table:formula="of:=[.AH12]+4" table:style-name="ce2">
            <text:p>5768</text:p>
          </table:table-cell>
          <table:table-cell office:value-type="float" office:value="5772" table:formula="of:=[.AI12]+4" table:style-name="ce2">
            <text:p>5772</text:p>
          </table:table-cell>
          <table:table-cell office:value-type="float" office:value="5776" table:formula="of:=[.AJ12]+4" table:style-name="ce2">
            <text:p>5776</text:p>
          </table:table-cell>
          <table:table-cell office:value-type="float" office:value="5780" table:formula="of:=[.AK12]+4" table:style-name="ce2">
            <text:p>5780</text:p>
          </table:table-cell>
          <table:table-cell office:value-type="float" office:value="5784" table:formula="of:=[.AL12]+4" table:style-name="ce2">
            <text:p>5784</text:p>
          </table:table-cell>
          <table:table-cell office:value-type="float" office:value="5788" table:formula="of:=[.AM12]+4" table:style-name="ce2">
            <text:p>5788</text:p>
          </table:table-cell>
          <table:table-cell office:value-type="float" office:value="5792" table:formula="of:=[.AN12]+4" table:style-name="ce2">
            <text:p>5792</text:p>
          </table:table-cell>
          <table:table-cell office:value-type="float" office:value="5796" table:formula="of:=[.AO12]+4" table:style-name="ce2">
            <text:p>5796</text:p>
          </table:table-cell>
          <table:table-cell office:value-type="float" office:value="5800" table:formula="of:=[.AP12]+4" table:style-name="ce2">
            <text:p>5800</text:p>
          </table:table-cell>
          <table:table-cell office:value-type="float" office:value="5804" table:formula="of:=[.AQ12]+4" table:style-name="ce2">
            <text:p>5804</text:p>
          </table:table-cell>
          <table:table-cell office:value-type="float" office:value="5808" table:formula="of:=[.AR12]+4" table:style-name="ce2">
            <text:p>5808</text:p>
          </table:table-cell>
          <table:table-cell office:value-type="float" office:value="5812" table:formula="of:=[.AS12]+4" table:style-name="ce2">
            <text:p>5812</text:p>
          </table:table-cell>
          <table:table-cell office:value-type="float" office:value="5816" table:formula="of:=[.AT12]+4" table:style-name="ce2">
            <text:p>5816</text:p>
          </table:table-cell>
          <table:table-cell office:value-type="float" office:value="5820" table:formula="of:=[.AU12]+4" table:style-name="ce2">
            <text:p>5820</text:p>
          </table:table-cell>
          <table:table-cell office:value-type="float" office:value="5824" table:formula="of:=[.AV12]+4" table:style-name="ce2">
            <text:p>5824</text:p>
          </table:table-cell>
          <table:table-cell office:value-type="float" office:value="5828" table:formula="of:=[.AW12]+4" table:style-name="ce2">
            <text:p>5828</text:p>
          </table:table-cell>
          <table:table-cell office:value-type="float" office:value="5832" table:formula="of:=[.AX12]+4" table:style-name="ce2">
            <text:p>5832</text:p>
          </table:table-cell>
          <table:table-cell office:value-type="float" office:value="5836" table:formula="of:=[.AY12]+4" table:style-name="ce2">
            <text:p>5836</text:p>
          </table:table-cell>
          <table:table-cell office:value-type="float" office:value="5840" table:formula="of:=[.AZ12]+4" table:style-name="ce2">
            <text:p>5840</text:p>
          </table:table-cell>
          <table:table-cell office:value-type="float" office:value="5844" table:formula="of:=[.BA12]+4" table:style-name="ce2">
            <text:p>5844</text:p>
          </table:table-cell>
          <table:table-cell office:value-type="float" office:value="5848" table:formula="of:=[.BB12]+4" table:style-name="ce2">
            <text:p>5848</text:p>
          </table:table-cell>
          <table:table-cell office:value-type="float" office:value="5852" table:formula="of:=[.BC12]+4" table:style-name="ce2">
            <text:p>5852</text:p>
          </table:table-cell>
          <table:table-cell office:value-type="float" office:value="5856" table:formula="of:=[.BD12]+4" table:style-name="ce2">
            <text:p>5856</text:p>
          </table:table-cell>
          <table:table-cell office:value-type="float" office:value="5860" table:formula="of:=[.BE12]+4" table:style-name="ce2">
            <text:p>5860</text:p>
          </table:table-cell>
          <table:table-cell office:value-type="float" office:value="5864" table:formula="of:=[.BF12]+4" table:style-name="ce2">
            <text:p>5864</text:p>
          </table:table-cell>
          <table:table-cell office:value-type="float" office:value="5868" table:formula="of:=[.BG12]+4" table:style-name="ce2">
            <text:p>5868</text:p>
          </table:table-cell>
          <table:table-cell office:value-type="float" office:value="5872" table:formula="of:=[.BH12]+4" table:style-name="ce2">
            <text:p>5872</text:p>
          </table:table-cell>
          <table:table-cell office:value-type="float" office:value="5876" table:formula="of:=[.BI12]+4" table:style-name="ce2">
            <text:p>5876</text:p>
          </table:table-cell>
          <table:table-cell office:value-type="float" office:value="5880" table:formula="of:=[.BJ12]+4" table:style-name="ce2">
            <text:p>5880</text:p>
          </table:table-cell>
          <table:table-cell office:value-type="float" office:value="5884" table:formula="of:=[.BK12]+4" table:style-name="ce2">
            <text:p>5884</text:p>
          </table:table-cell>
          <table:table-cell office:value-type="float" office:value="5888" table:formula="of:=[.BL12]+4" table:style-name="ce2">
            <text:p>5888</text:p>
          </table:table-cell>
          <table:table-cell office:value-type="float" office:value="5892" table:formula="of:=[.BM12]+4" table:style-name="ce2">
            <text:p>5892</text:p>
          </table:table-cell>
          <table:table-cell office:value-type="float" office:value="5896" table:formula="of:=[.BN12]+4" table:style-name="ce2">
            <text:p>5896</text:p>
          </table:table-cell>
          <table:table-cell office:value-type="float" office:value="5900" table:formula="of:=[.BO12]+4" table:style-name="ce2">
            <text:p>5900</text:p>
          </table:table-cell>
          <table:table-cell office:value-type="float" office:value="5904" table:formula="of:=[.BP12]+4" table:style-name="ce2">
            <text:p>5904</text:p>
          </table:table-cell>
          <table:table-cell office:value-type="float" office:value="5908" table:formula="of:=[.BQ12]+4" table:style-name="ce2">
            <text:p>5908</text:p>
          </table:table-cell>
          <table:table-cell office:value-type="float" office:value="5912" table:formula="of:=[.BR12]+4" table:style-name="ce2">
            <text:p>5912</text:p>
          </table:table-cell>
          <table:table-cell office:value-type="float" office:value="5916" table:formula="of:=[.BS12]+4" table:style-name="ce2">
            <text:p>5916</text:p>
          </table:table-cell>
          <table:table-cell office:value-type="float" office:value="5920" table:formula="of:=[.BT12]+4" table:style-name="ce2">
            <text:p>5920</text:p>
          </table:table-cell>
          <table:table-cell office:value-type="float" office:value="5924" table:formula="of:=[.BU12]+4" table:style-name="ce2">
            <text:p>5924</text:p>
          </table:table-cell>
          <table:table-cell office:value-type="float" office:value="5928" table:formula="of:=[.BV12]+4" table:style-name="ce2">
            <text:p>5928</text:p>
          </table:table-cell>
          <table:table-cell office:value-type="float" office:value="5932" table:formula="of:=[.BW12]+4" table:style-name="ce2">
            <text:p>5932</text:p>
          </table:table-cell>
          <table:table-cell office:value-type="float" office:value="5936" table:formula="of:=[.BX12]+4" table:style-name="ce2">
            <text:p>5936</text:p>
          </table:table-cell>
          <table:table-cell office:value-type="float" office:value="5940" table:formula="of:=[.BY12]+4" table:style-name="ce2">
            <text:p>5940</text:p>
          </table:table-cell>
          <table:table-cell office:value-type="float" office:value="5944" table:formula="of:=[.BZ12]+4" table:style-name="ce2">
            <text:p>5944</text:p>
          </table:table-cell>
          <table:table-cell office:value-type="float" office:value="5948" table:formula="of:=[.CA12]+4" table:style-name="ce2">
            <text:p>5948</text:p>
          </table:table-cell>
          <table:table-cell office:value-type="float" office:value="5952" table:formula="of:=[.CB12]+4" table:style-name="ce2">
            <text:p>5952</text:p>
          </table:table-cell>
          <table:table-cell office:value-type="float" office:value="5956" table:formula="of:=[.CC12]+4" table:style-name="ce2">
            <text:p>5956</text:p>
          </table:table-cell>
          <table:table-cell office:value-type="float" office:value="5960" table:formula="of:=[.CD12]+4" table:style-name="ce2">
            <text:p>5960</text:p>
          </table:table-cell>
          <table:table-cell office:value-type="float" office:value="5964" table:formula="of:=[.CE12]+4" table:style-name="ce2">
            <text:p>5964</text:p>
          </table:table-cell>
          <table:table-cell office:value-type="float" office:value="5968" table:formula="of:=[.CF12]+4" table:style-name="ce2">
            <text:p>5968</text:p>
          </table:table-cell>
          <table:table-cell office:value-type="float" office:value="5972" table:formula="of:=[.CG12]+4" table:style-name="ce2">
            <text:p>5972</text:p>
          </table:table-cell>
          <table:table-cell office:value-type="float" office:value="5976" table:formula="of:=[.CH12]+4" table:style-name="ce2">
            <text:p>5976</text:p>
          </table:table-cell>
          <table:table-cell office:value-type="float" office:value="5980" table:formula="of:=[.CI12]+4" table:style-name="ce2">
            <text:p>5980</text:p>
          </table:table-cell>
          <table:table-cell office:value-type="float" office:value="5984" table:formula="of:=[.CJ12]+4" table:style-name="ce2">
            <text:p>5984</text:p>
          </table:table-cell>
          <table:table-cell office:value-type="float" office:value="5988" table:formula="of:=[.CK12]+4" table:style-name="ce2">
            <text:p>5988</text:p>
          </table:table-cell>
          <table:table-cell office:value-type="float" office:value="5992" table:formula="of:=[.CL12]+4" table:style-name="ce2">
            <text:p>5992</text:p>
          </table:table-cell>
          <table:table-cell office:value-type="float" office:value="5996" table:formula="of:=[.CM12]+4" table:style-name="ce2">
            <text:p>5996</text:p>
          </table:table-cell>
          <table:table-cell office:value-type="float" office:value="6000" table:formula="of:=[.CN12]+4" table:style-name="ce2">
            <text:p>6000</text:p>
          </table:table-cell>
          <table:table-cell office:value-type="float" office:value="6004" table:formula="of:=[.CO12]+4" table:style-name="ce2">
            <text:p>6004</text:p>
          </table:table-cell>
          <table:table-cell office:value-type="float" office:value="6008" table:formula="of:=[.CP12]+4" table:style-name="ce2">
            <text:p>6008</text:p>
          </table:table-cell>
          <table:table-cell office:value-type="float" office:value="6012" table:formula="of:=[.CQ12]+4" table:style-name="ce2">
            <text:p>6012</text:p>
          </table:table-cell>
          <table:table-cell office:value-type="float" office:value="6016" table:formula="of:=[.CR12]+4" table:style-name="ce2">
            <text:p>6016</text:p>
          </table:table-cell>
          <table:table-cell office:value-type="float" office:value="6020" table:formula="of:=[.CS12]+4" table:style-name="ce2">
            <text:p>6020</text:p>
          </table:table-cell>
          <table:table-cell office:value-type="float" office:value="6024" table:formula="of:=[.CT12]+4" table:style-name="ce2">
            <text:p>6024</text:p>
          </table:table-cell>
          <table:table-cell office:value-type="float" office:value="6028" table:formula="of:=[.CU12]+4" table:style-name="ce2">
            <text:p>6028</text:p>
          </table:table-cell>
          <table:table-cell office:value-type="float" office:value="6032" table:formula="of:=[.CV12]+4" table:style-name="ce2">
            <text:p>6032</text:p>
          </table:table-cell>
          <table:table-cell office:value-type="float" office:value="6036" table:formula="of:=[.CW12]+4" table:style-name="ce2">
            <text:p>6036</text:p>
          </table:table-cell>
          <table:table-cell office:value-type="float" office:value="6040" table:formula="of:=[.CX12]+4" table:style-name="ce2">
            <text:p>6040</text:p>
          </table:table-cell>
          <table:table-cell office:value-type="float" office:value="6044" table:formula="of:=[.CY12]+4" table:style-name="ce2">
            <text:p>6044</text:p>
          </table:table-cell>
          <table:table-cell office:value-type="float" office:value="6048" table:formula="of:=[.CZ12]+4" table:style-name="ce2">
            <text:p>6048</text:p>
          </table:table-cell>
          <table:table-cell office:value-type="float" office:value="6052" table:formula="of:=[.DA12]+4" table:style-name="ce2">
            <text:p>6052</text:p>
          </table:table-cell>
          <table:table-cell office:value-type="float" office:value="6056" table:formula="of:=[.DB12]+4" table:style-name="ce2">
            <text:p>6056</text:p>
          </table:table-cell>
          <table:table-cell office:value-type="float" office:value="6060" table:formula="of:=[.DC12]+4" table:style-name="ce2">
            <text:p>6060</text:p>
          </table:table-cell>
          <table:table-cell office:value-type="float" office:value="6064" table:formula="of:=[.DD12]+4" table:style-name="ce2">
            <text:p>6064</text:p>
          </table:table-cell>
          <table:table-cell office:value-type="float" office:value="6068" table:formula="of:=[.DE12]+4" table:style-name="ce2">
            <text:p>6068</text:p>
          </table:table-cell>
          <table:table-cell office:value-type="float" office:value="6072" table:formula="of:=[.DF12]+4" table:style-name="ce2">
            <text:p>6072</text:p>
          </table:table-cell>
          <table:table-cell office:value-type="float" office:value="6076" table:formula="of:=[.DG12]+4" table:style-name="ce2">
            <text:p>6076</text:p>
          </table:table-cell>
          <table:table-cell office:value-type="float" office:value="6080" table:formula="of:=[.DH12]+4" table:style-name="ce2">
            <text:p>6080</text:p>
          </table:table-cell>
          <table:table-cell office:value-type="float" office:value="6084" table:formula="of:=[.DI12]+4" table:style-name="ce2">
            <text:p>6084</text:p>
          </table:table-cell>
          <table:table-cell office:value-type="float" office:value="6088" table:formula="of:=[.DJ12]+4" table:style-name="ce2">
            <text:p>6088</text:p>
          </table:table-cell>
          <table:table-cell office:value-type="float" office:value="6092" table:formula="of:=[.DK12]+4" table:style-name="ce2">
            <text:p>6092</text:p>
          </table:table-cell>
          <table:table-cell office:value-type="float" office:value="6096" table:formula="of:=[.DL12]+4" table:style-name="ce2">
            <text:p>6096</text:p>
          </table:table-cell>
          <table:table-cell office:value-type="float" office:value="6100" table:formula="of:=[.DM12]+4" table:style-name="ce2">
            <text:p>6100</text:p>
          </table:table-cell>
          <table:table-cell office:value-type="float" office:value="6104" table:formula="of:=[.DN12]+4" table:style-name="ce2">
            <text:p>6104</text:p>
          </table:table-cell>
          <table:table-cell office:value-type="float" office:value="6108" table:formula="of:=[.DO12]+4" table:style-name="ce2">
            <text:p>6108</text:p>
          </table:table-cell>
          <table:table-cell office:value-type="float" office:value="6112" table:formula="of:=[.DP12]+4" table:style-name="ce2">
            <text:p>6112</text:p>
          </table:table-cell>
          <table:table-cell office:value-type="float" office:value="6116" table:formula="of:=[.DQ12]+4" table:style-name="ce2">
            <text:p>6116</text:p>
          </table:table-cell>
          <table:table-cell office:value-type="float" office:value="6120" table:formula="of:=[.DR12]+4" table:style-name="ce2">
            <text:p>6120</text:p>
          </table:table-cell>
          <table:table-cell office:value-type="float" office:value="6124" table:formula="of:=[.DS12]+4" table:style-name="ce2">
            <text:p>6124</text:p>
          </table:table-cell>
          <table:table-cell office:value-type="float" office:value="6128" table:formula="of:=[.DT12]+4" table:style-name="ce2">
            <text:p>6128</text:p>
          </table:table-cell>
          <table:table-cell office:value-type="float" office:value="6132" table:formula="of:=[.DU12]+4" table:style-name="ce2">
            <text:p>6132</text:p>
          </table:table-cell>
          <table:table-cell office:value-type="float" office:value="6136" table:formula="of:=[.DV12]+4" table:style-name="ce2">
            <text:p>6136</text:p>
          </table:table-cell>
          <table:table-cell office:value-type="float" office:value="6140" table:formula="of:=[.DW12]+4" table:style-name="ce2">
            <text:p>6140</text:p>
          </table:table-cell>
          <table:table-cell table:number-columns-repeated="16256"/>
        </table:table-row>
        <table:table-row table:style-name="ro1">
          <table:table-cell office:value-type="float" office:value="6144" table:formula="of:=[.A12]+512" table:style-name="ce2">
            <text:p>6144</text:p>
          </table:table-cell>
          <table:table-cell office:value-type="float" office:value="6148" table:formula="of:=[.A13]+4" table:style-name="ce2">
            <text:p>6148</text:p>
          </table:table-cell>
          <table:table-cell office:value-type="float" office:value="6152" table:formula="of:=[.B13]+4" table:style-name="ce2">
            <text:p>6152</text:p>
          </table:table-cell>
          <table:table-cell office:value-type="float" office:value="6156" table:formula="of:=[.C13]+4" table:style-name="ce2">
            <text:p>6156</text:p>
          </table:table-cell>
          <table:table-cell office:value-type="float" office:value="6160" table:formula="of:=[.D13]+4" table:style-name="ce2">
            <text:p>6160</text:p>
          </table:table-cell>
          <table:table-cell office:value-type="float" office:value="6164" table:formula="of:=[.E13]+4" table:style-name="ce2">
            <text:p>6164</text:p>
          </table:table-cell>
          <table:table-cell office:value-type="float" office:value="6168" table:formula="of:=[.F13]+4" table:style-name="ce9">
            <text:p>6168</text:p>
          </table:table-cell>
          <table:table-cell office:value-type="float" office:value="6172" table:formula="of:=[.G13]+4" table:style-name="ce9">
            <text:p>6172</text:p>
          </table:table-cell>
          <table:table-cell office:value-type="float" office:value="6176" table:formula="of:=[.H13]+4" table:style-name="ce2">
            <text:p>6176</text:p>
          </table:table-cell>
          <table:table-cell office:value-type="float" office:value="6180" table:formula="of:=[.I13]+4" table:style-name="ce2">
            <text:p>6180</text:p>
          </table:table-cell>
          <table:table-cell office:value-type="float" office:value="6184" table:formula="of:=[.J13]+4" table:style-name="ce9">
            <text:p>6184</text:p>
          </table:table-cell>
          <table:table-cell office:value-type="float" office:value="6188" table:formula="of:=[.K13]+4" table:style-name="ce9">
            <text:p>6188</text:p>
          </table:table-cell>
          <table:table-cell office:value-type="float" office:value="6192" table:formula="of:=[.L13]+4" table:style-name="ce2">
            <text:p>6192</text:p>
          </table:table-cell>
          <table:table-cell office:value-type="float" office:value="6196" table:formula="of:=[.M13]+4" table:style-name="ce2">
            <text:p>6196</text:p>
          </table:table-cell>
          <table:table-cell office:value-type="float" office:value="6200" table:formula="of:=[.N13]+4" table:style-name="ce2">
            <text:p>6200</text:p>
          </table:table-cell>
          <table:table-cell office:value-type="float" office:value="6204" table:formula="of:=[.O13]+4" table:style-name="ce2">
            <text:p>6204</text:p>
          </table:table-cell>
          <table:table-cell office:value-type="float" office:value="6208" table:formula="of:=[.P13]+4" table:style-name="ce2">
            <text:p>6208</text:p>
          </table:table-cell>
          <table:table-cell office:value-type="float" office:value="6212" table:formula="of:=[.Q13]+4" table:style-name="ce2">
            <text:p>6212</text:p>
          </table:table-cell>
          <table:table-cell office:value-type="float" office:value="6216" table:formula="of:=[.R13]+4" table:style-name="ce2">
            <text:p>6216</text:p>
          </table:table-cell>
          <table:table-cell office:value-type="float" office:value="6220" table:formula="of:=[.S13]+4" table:style-name="ce2">
            <text:p>6220</text:p>
          </table:table-cell>
          <table:table-cell office:value-type="float" office:value="6224" table:formula="of:=[.T13]+4" table:style-name="ce2">
            <text:p>6224</text:p>
          </table:table-cell>
          <table:table-cell office:value-type="float" office:value="6228" table:formula="of:=[.U13]+4" table:style-name="ce2">
            <text:p>6228</text:p>
          </table:table-cell>
          <table:table-cell office:value-type="float" office:value="6232" table:formula="of:=[.V13]+4" table:style-name="ce2">
            <text:p>6232</text:p>
          </table:table-cell>
          <table:table-cell office:value-type="float" office:value="6236" table:formula="of:=[.W13]+4" table:style-name="ce2">
            <text:p>6236</text:p>
          </table:table-cell>
          <table:table-cell office:value-type="float" office:value="6240" table:formula="of:=[.X13]+4" table:style-name="ce2">
            <text:p>6240</text:p>
          </table:table-cell>
          <table:table-cell office:value-type="float" office:value="6244" table:formula="of:=[.Y13]+4" table:style-name="ce2">
            <text:p>6244</text:p>
          </table:table-cell>
          <table:table-cell office:value-type="float" office:value="6248" table:formula="of:=[.Z13]+4" table:style-name="ce2">
            <text:p>6248</text:p>
          </table:table-cell>
          <table:table-cell office:value-type="float" office:value="6252" table:formula="of:=[.AA13]+4" table:style-name="ce2">
            <text:p>6252</text:p>
          </table:table-cell>
          <table:table-cell office:value-type="float" office:value="6256" table:formula="of:=[.AB13]+4" table:style-name="ce2">
            <text:p>6256</text:p>
          </table:table-cell>
          <table:table-cell office:value-type="float" office:value="6260" table:formula="of:=[.AC13]+4" table:style-name="ce2">
            <text:p>6260</text:p>
          </table:table-cell>
          <table:table-cell office:value-type="float" office:value="6264" table:formula="of:=[.AD13]+4" table:style-name="ce2">
            <text:p>6264</text:p>
          </table:table-cell>
          <table:table-cell office:value-type="float" office:value="6268" table:formula="of:=[.AE13]+4" table:style-name="ce2">
            <text:p>6268</text:p>
          </table:table-cell>
          <table:table-cell office:value-type="float" office:value="6272" table:formula="of:=[.AF13]+4" table:style-name="ce2">
            <text:p>6272</text:p>
          </table:table-cell>
          <table:table-cell office:value-type="float" office:value="6276" table:formula="of:=[.AG13]+4" table:style-name="ce2">
            <text:p>6276</text:p>
          </table:table-cell>
          <table:table-cell office:value-type="float" office:value="6280" table:formula="of:=[.AH13]+4" table:style-name="ce2">
            <text:p>6280</text:p>
          </table:table-cell>
          <table:table-cell office:value-type="float" office:value="6284" table:formula="of:=[.AI13]+4" table:style-name="ce2">
            <text:p>6284</text:p>
          </table:table-cell>
          <table:table-cell office:value-type="float" office:value="6288" table:formula="of:=[.AJ13]+4" table:style-name="ce2">
            <text:p>6288</text:p>
          </table:table-cell>
          <table:table-cell office:value-type="float" office:value="6292" table:formula="of:=[.AK13]+4" table:style-name="ce2">
            <text:p>6292</text:p>
          </table:table-cell>
          <table:table-cell office:value-type="float" office:value="6296" table:formula="of:=[.AL13]+4" table:style-name="ce2">
            <text:p>6296</text:p>
          </table:table-cell>
          <table:table-cell office:value-type="float" office:value="6300" table:formula="of:=[.AM13]+4" table:style-name="ce2">
            <text:p>6300</text:p>
          </table:table-cell>
          <table:table-cell office:value-type="float" office:value="6304" table:formula="of:=[.AN13]+4" table:style-name="ce2">
            <text:p>6304</text:p>
          </table:table-cell>
          <table:table-cell office:value-type="float" office:value="6308" table:formula="of:=[.AO13]+4" table:style-name="ce2">
            <text:p>6308</text:p>
          </table:table-cell>
          <table:table-cell office:value-type="float" office:value="6312" table:formula="of:=[.AP13]+4" table:style-name="ce2">
            <text:p>6312</text:p>
          </table:table-cell>
          <table:table-cell office:value-type="float" office:value="6316" table:formula="of:=[.AQ13]+4" table:style-name="ce2">
            <text:p>6316</text:p>
          </table:table-cell>
          <table:table-cell office:value-type="float" office:value="6320" table:formula="of:=[.AR13]+4" table:style-name="ce2">
            <text:p>6320</text:p>
          </table:table-cell>
          <table:table-cell office:value-type="float" office:value="6324" table:formula="of:=[.AS13]+4" table:style-name="ce2">
            <text:p>6324</text:p>
          </table:table-cell>
          <table:table-cell office:value-type="float" office:value="6328" table:formula="of:=[.AT13]+4" table:style-name="ce2">
            <text:p>6328</text:p>
          </table:table-cell>
          <table:table-cell office:value-type="float" office:value="6332" table:formula="of:=[.AU13]+4" table:style-name="ce2">
            <text:p>6332</text:p>
          </table:table-cell>
          <table:table-cell office:value-type="float" office:value="6336" table:formula="of:=[.AV13]+4" table:style-name="ce2">
            <text:p>6336</text:p>
          </table:table-cell>
          <table:table-cell office:value-type="float" office:value="6340" table:formula="of:=[.AW13]+4" table:style-name="ce2">
            <text:p>6340</text:p>
          </table:table-cell>
          <table:table-cell office:value-type="float" office:value="6344" table:formula="of:=[.AX13]+4" table:style-name="ce2">
            <text:p>6344</text:p>
          </table:table-cell>
          <table:table-cell office:value-type="float" office:value="6348" table:formula="of:=[.AY13]+4" table:style-name="ce2">
            <text:p>6348</text:p>
          </table:table-cell>
          <table:table-cell office:value-type="float" office:value="6352" table:formula="of:=[.AZ13]+4" table:style-name="ce2">
            <text:p>6352</text:p>
          </table:table-cell>
          <table:table-cell office:value-type="float" office:value="6356" table:formula="of:=[.BA13]+4" table:style-name="ce2">
            <text:p>6356</text:p>
          </table:table-cell>
          <table:table-cell office:value-type="float" office:value="6360" table:formula="of:=[.BB13]+4" table:style-name="ce2">
            <text:p>6360</text:p>
          </table:table-cell>
          <table:table-cell office:value-type="float" office:value="6364" table:formula="of:=[.BC13]+4" table:style-name="ce2">
            <text:p>6364</text:p>
          </table:table-cell>
          <table:table-cell office:value-type="float" office:value="6368" table:formula="of:=[.BD13]+4" table:style-name="ce2">
            <text:p>6368</text:p>
          </table:table-cell>
          <table:table-cell office:value-type="float" office:value="6372" table:formula="of:=[.BE13]+4" table:style-name="ce2">
            <text:p>6372</text:p>
          </table:table-cell>
          <table:table-cell office:value-type="float" office:value="6376" table:formula="of:=[.BF13]+4" table:style-name="ce2">
            <text:p>6376</text:p>
          </table:table-cell>
          <table:table-cell office:value-type="float" office:value="6380" table:formula="of:=[.BG13]+4" table:style-name="ce2">
            <text:p>6380</text:p>
          </table:table-cell>
          <table:table-cell office:value-type="float" office:value="6384" table:formula="of:=[.BH13]+4" table:style-name="ce2">
            <text:p>6384</text:p>
          </table:table-cell>
          <table:table-cell office:value-type="float" office:value="6388" table:formula="of:=[.BI13]+4" table:style-name="ce2">
            <text:p>6388</text:p>
          </table:table-cell>
          <table:table-cell office:value-type="float" office:value="6392" table:formula="of:=[.BJ13]+4" table:style-name="ce2">
            <text:p>6392</text:p>
          </table:table-cell>
          <table:table-cell office:value-type="float" office:value="6396" table:formula="of:=[.BK13]+4" table:style-name="ce2">
            <text:p>6396</text:p>
          </table:table-cell>
          <table:table-cell office:value-type="float" office:value="6400" table:formula="of:=[.BL13]+4" table:style-name="ce2">
            <text:p>6400</text:p>
          </table:table-cell>
          <table:table-cell office:value-type="float" office:value="6404" table:formula="of:=[.BM13]+4" table:style-name="ce2">
            <text:p>6404</text:p>
          </table:table-cell>
          <table:table-cell office:value-type="float" office:value="6408" table:formula="of:=[.BN13]+4" table:style-name="ce2">
            <text:p>6408</text:p>
          </table:table-cell>
          <table:table-cell office:value-type="float" office:value="6412" table:formula="of:=[.BO13]+4" table:style-name="ce2">
            <text:p>6412</text:p>
          </table:table-cell>
          <table:table-cell office:value-type="float" office:value="6416" table:formula="of:=[.BP13]+4" table:style-name="ce2">
            <text:p>6416</text:p>
          </table:table-cell>
          <table:table-cell office:value-type="float" office:value="6420" table:formula="of:=[.BQ13]+4" table:style-name="ce2">
            <text:p>6420</text:p>
          </table:table-cell>
          <table:table-cell office:value-type="float" office:value="6424" table:formula="of:=[.BR13]+4" table:style-name="ce2">
            <text:p>6424</text:p>
          </table:table-cell>
          <table:table-cell office:value-type="float" office:value="6428" table:formula="of:=[.BS13]+4" table:style-name="ce2">
            <text:p>6428</text:p>
          </table:table-cell>
          <table:table-cell office:value-type="float" office:value="6432" table:formula="of:=[.BT13]+4" table:style-name="ce2">
            <text:p>6432</text:p>
          </table:table-cell>
          <table:table-cell office:value-type="float" office:value="6436" table:formula="of:=[.BU13]+4" table:style-name="ce2">
            <text:p>6436</text:p>
          </table:table-cell>
          <table:table-cell office:value-type="float" office:value="6440" table:formula="of:=[.BV13]+4" table:style-name="ce2">
            <text:p>6440</text:p>
          </table:table-cell>
          <table:table-cell office:value-type="float" office:value="6444" table:formula="of:=[.BW13]+4" table:style-name="ce2">
            <text:p>6444</text:p>
          </table:table-cell>
          <table:table-cell office:value-type="float" office:value="6448" table:formula="of:=[.BX13]+4" table:style-name="ce2">
            <text:p>6448</text:p>
          </table:table-cell>
          <table:table-cell office:value-type="float" office:value="6452" table:formula="of:=[.BY13]+4" table:style-name="ce2">
            <text:p>6452</text:p>
          </table:table-cell>
          <table:table-cell office:value-type="float" office:value="6456" table:formula="of:=[.BZ13]+4" table:style-name="ce2">
            <text:p>6456</text:p>
          </table:table-cell>
          <table:table-cell office:value-type="float" office:value="6460" table:formula="of:=[.CA13]+4" table:style-name="ce2">
            <text:p>6460</text:p>
          </table:table-cell>
          <table:table-cell office:value-type="float" office:value="6464" table:formula="of:=[.CB13]+4" table:style-name="ce2">
            <text:p>6464</text:p>
          </table:table-cell>
          <table:table-cell office:value-type="float" office:value="6468" table:formula="of:=[.CC13]+4" table:style-name="ce2">
            <text:p>6468</text:p>
          </table:table-cell>
          <table:table-cell office:value-type="float" office:value="6472" table:formula="of:=[.CD13]+4" table:style-name="ce2">
            <text:p>6472</text:p>
          </table:table-cell>
          <table:table-cell office:value-type="float" office:value="6476" table:formula="of:=[.CE13]+4" table:style-name="ce2">
            <text:p>6476</text:p>
          </table:table-cell>
          <table:table-cell office:value-type="float" office:value="6480" table:formula="of:=[.CF13]+4" table:style-name="ce2">
            <text:p>6480</text:p>
          </table:table-cell>
          <table:table-cell office:value-type="float" office:value="6484" table:formula="of:=[.CG13]+4" table:style-name="ce2">
            <text:p>6484</text:p>
          </table:table-cell>
          <table:table-cell office:value-type="float" office:value="6488" table:formula="of:=[.CH13]+4" table:style-name="ce2">
            <text:p>6488</text:p>
          </table:table-cell>
          <table:table-cell office:value-type="float" office:value="6492" table:formula="of:=[.CI13]+4" table:style-name="ce2">
            <text:p>6492</text:p>
          </table:table-cell>
          <table:table-cell office:value-type="float" office:value="6496" table:formula="of:=[.CJ13]+4" table:style-name="ce2">
            <text:p>6496</text:p>
          </table:table-cell>
          <table:table-cell office:value-type="float" office:value="6500" table:formula="of:=[.CK13]+4" table:style-name="ce2">
            <text:p>6500</text:p>
          </table:table-cell>
          <table:table-cell office:value-type="float" office:value="6504" table:formula="of:=[.CL13]+4" table:style-name="ce2">
            <text:p>6504</text:p>
          </table:table-cell>
          <table:table-cell office:value-type="float" office:value="6508" table:formula="of:=[.CM13]+4" table:style-name="ce2">
            <text:p>6508</text:p>
          </table:table-cell>
          <table:table-cell office:value-type="float" office:value="6512" table:formula="of:=[.CN13]+4" table:style-name="ce2">
            <text:p>6512</text:p>
          </table:table-cell>
          <table:table-cell office:value-type="float" office:value="6516" table:formula="of:=[.CO13]+4" table:style-name="ce2">
            <text:p>6516</text:p>
          </table:table-cell>
          <table:table-cell office:value-type="float" office:value="6520" table:formula="of:=[.CP13]+4" table:style-name="ce2">
            <text:p>6520</text:p>
          </table:table-cell>
          <table:table-cell office:value-type="float" office:value="6524" table:formula="of:=[.CQ13]+4" table:style-name="ce2">
            <text:p>6524</text:p>
          </table:table-cell>
          <table:table-cell office:value-type="float" office:value="6528" table:formula="of:=[.CR13]+4" table:style-name="ce2">
            <text:p>6528</text:p>
          </table:table-cell>
          <table:table-cell office:value-type="float" office:value="6532" table:formula="of:=[.CS13]+4" table:style-name="ce2">
            <text:p>6532</text:p>
          </table:table-cell>
          <table:table-cell office:value-type="float" office:value="6536" table:formula="of:=[.CT13]+4" table:style-name="ce2">
            <text:p>6536</text:p>
          </table:table-cell>
          <table:table-cell office:value-type="float" office:value="6540" table:formula="of:=[.CU13]+4" table:style-name="ce2">
            <text:p>6540</text:p>
          </table:table-cell>
          <table:table-cell office:value-type="float" office:value="6544" table:formula="of:=[.CV13]+4" table:style-name="ce2">
            <text:p>6544</text:p>
          </table:table-cell>
          <table:table-cell office:value-type="float" office:value="6548" table:formula="of:=[.CW13]+4" table:style-name="ce2">
            <text:p>6548</text:p>
          </table:table-cell>
          <table:table-cell office:value-type="float" office:value="6552" table:formula="of:=[.CX13]+4" table:style-name="ce2">
            <text:p>6552</text:p>
          </table:table-cell>
          <table:table-cell office:value-type="float" office:value="6556" table:formula="of:=[.CY13]+4" table:style-name="ce2">
            <text:p>6556</text:p>
          </table:table-cell>
          <table:table-cell office:value-type="float" office:value="6560" table:formula="of:=[.CZ13]+4" table:style-name="ce2">
            <text:p>6560</text:p>
          </table:table-cell>
          <table:table-cell office:value-type="float" office:value="6564" table:formula="of:=[.DA13]+4" table:style-name="ce2">
            <text:p>6564</text:p>
          </table:table-cell>
          <table:table-cell office:value-type="float" office:value="6568" table:formula="of:=[.DB13]+4" table:style-name="ce2">
            <text:p>6568</text:p>
          </table:table-cell>
          <table:table-cell office:value-type="float" office:value="6572" table:formula="of:=[.DC13]+4" table:style-name="ce2">
            <text:p>6572</text:p>
          </table:table-cell>
          <table:table-cell office:value-type="float" office:value="6576" table:formula="of:=[.DD13]+4" table:style-name="ce2">
            <text:p>6576</text:p>
          </table:table-cell>
          <table:table-cell office:value-type="float" office:value="6580" table:formula="of:=[.DE13]+4" table:style-name="ce2">
            <text:p>6580</text:p>
          </table:table-cell>
          <table:table-cell office:value-type="float" office:value="6584" table:formula="of:=[.DF13]+4" table:style-name="ce2">
            <text:p>6584</text:p>
          </table:table-cell>
          <table:table-cell office:value-type="float" office:value="6588" table:formula="of:=[.DG13]+4" table:style-name="ce2">
            <text:p>6588</text:p>
          </table:table-cell>
          <table:table-cell office:value-type="float" office:value="6592" table:formula="of:=[.DH13]+4" table:style-name="ce2">
            <text:p>6592</text:p>
          </table:table-cell>
          <table:table-cell office:value-type="float" office:value="6596" table:formula="of:=[.DI13]+4" table:style-name="ce2">
            <text:p>6596</text:p>
          </table:table-cell>
          <table:table-cell office:value-type="float" office:value="6600" table:formula="of:=[.DJ13]+4" table:style-name="ce2">
            <text:p>6600</text:p>
          </table:table-cell>
          <table:table-cell office:value-type="float" office:value="6604" table:formula="of:=[.DK13]+4" table:style-name="ce2">
            <text:p>6604</text:p>
          </table:table-cell>
          <table:table-cell office:value-type="float" office:value="6608" table:formula="of:=[.DL13]+4" table:style-name="ce2">
            <text:p>6608</text:p>
          </table:table-cell>
          <table:table-cell office:value-type="float" office:value="6612" table:formula="of:=[.DM13]+4" table:style-name="ce2">
            <text:p>6612</text:p>
          </table:table-cell>
          <table:table-cell office:value-type="float" office:value="6616" table:formula="of:=[.DN13]+4" table:style-name="ce2">
            <text:p>6616</text:p>
          </table:table-cell>
          <table:table-cell office:value-type="float" office:value="6620" table:formula="of:=[.DO13]+4" table:style-name="ce2">
            <text:p>6620</text:p>
          </table:table-cell>
          <table:table-cell office:value-type="float" office:value="6624" table:formula="of:=[.DP13]+4" table:style-name="ce2">
            <text:p>6624</text:p>
          </table:table-cell>
          <table:table-cell office:value-type="float" office:value="6628" table:formula="of:=[.DQ13]+4" table:style-name="ce2">
            <text:p>6628</text:p>
          </table:table-cell>
          <table:table-cell office:value-type="float" office:value="6632" table:formula="of:=[.DR13]+4" table:style-name="ce2">
            <text:p>6632</text:p>
          </table:table-cell>
          <table:table-cell office:value-type="float" office:value="6636" table:formula="of:=[.DS13]+4" table:style-name="ce2">
            <text:p>6636</text:p>
          </table:table-cell>
          <table:table-cell office:value-type="float" office:value="6640" table:formula="of:=[.DT13]+4" table:style-name="ce2">
            <text:p>6640</text:p>
          </table:table-cell>
          <table:table-cell office:value-type="float" office:value="6644" table:formula="of:=[.DU13]+4" table:style-name="ce2">
            <text:p>6644</text:p>
          </table:table-cell>
          <table:table-cell office:value-type="float" office:value="6648" table:formula="of:=[.DV13]+4" table:style-name="ce2">
            <text:p>6648</text:p>
          </table:table-cell>
          <table:table-cell office:value-type="float" office:value="6652" table:formula="of:=[.DW13]+4" table:style-name="ce2">
            <text:p>6652</text:p>
          </table:table-cell>
          <table:table-cell table:number-columns-repeated="16256"/>
        </table:table-row>
        <table:table-row table:style-name="ro1">
          <table:table-cell office:value-type="float" office:value="6656" table:formula="of:=[.A13]+512" table:style-name="ce2">
            <text:p>6656</text:p>
          </table:table-cell>
          <table:table-cell office:value-type="float" office:value="6660" table:formula="of:=[.A14]+4" table:style-name="ce2">
            <text:p>6660</text:p>
          </table:table-cell>
          <table:table-cell office:value-type="float" office:value="6664" table:formula="of:=[.B14]+4" table:style-name="ce2">
            <text:p>6664</text:p>
          </table:table-cell>
          <table:table-cell office:value-type="float" office:value="6668" table:formula="of:=[.C14]+4" table:style-name="ce2">
            <text:p>6668</text:p>
          </table:table-cell>
          <table:table-cell office:value-type="float" office:value="6672" table:formula="of:=[.D14]+4" table:style-name="ce2">
            <text:p>6672</text:p>
          </table:table-cell>
          <table:table-cell office:value-type="float" office:value="6676" table:formula="of:=[.E14]+4" table:style-name="ce2">
            <text:p>6676</text:p>
          </table:table-cell>
          <table:table-cell office:value-type="float" office:value="6680" table:formula="of:=[.F14]+4" table:style-name="ce9">
            <text:p>6680</text:p>
          </table:table-cell>
          <table:table-cell office:value-type="float" office:value="6684" table:formula="of:=[.G14]+4" table:style-name="ce9">
            <text:p>6684</text:p>
          </table:table-cell>
          <table:table-cell office:value-type="float" office:value="6688" table:formula="of:=[.H14]+4" table:style-name="ce2">
            <text:p>6688</text:p>
          </table:table-cell>
          <table:table-cell office:value-type="float" office:value="6692" table:formula="of:=[.I14]+4" table:style-name="ce2">
            <text:p>6692</text:p>
          </table:table-cell>
          <table:table-cell office:value-type="float" office:value="6696" table:formula="of:=[.J14]+4" table:style-name="ce9">
            <text:p>6696</text:p>
          </table:table-cell>
          <table:table-cell office:value-type="float" office:value="6700" table:formula="of:=[.K14]+4" table:style-name="ce9">
            <text:p>6700</text:p>
          </table:table-cell>
          <table:table-cell office:value-type="float" office:value="6704" table:formula="of:=[.L14]+4" table:style-name="ce2">
            <text:p>6704</text:p>
          </table:table-cell>
          <table:table-cell office:value-type="float" office:value="6708" table:formula="of:=[.M14]+4" table:style-name="ce2">
            <text:p>6708</text:p>
          </table:table-cell>
          <table:table-cell office:value-type="float" office:value="6712" table:formula="of:=[.N14]+4" table:style-name="ce2">
            <text:p>6712</text:p>
          </table:table-cell>
          <table:table-cell office:value-type="float" office:value="6716" table:formula="of:=[.O14]+4" table:style-name="ce2">
            <text:p>6716</text:p>
          </table:table-cell>
          <table:table-cell office:value-type="float" office:value="6720" table:formula="of:=[.P14]+4" table:style-name="ce2">
            <text:p>6720</text:p>
          </table:table-cell>
          <table:table-cell office:value-type="float" office:value="6724" table:formula="of:=[.Q14]+4" table:style-name="ce2">
            <text:p>6724</text:p>
          </table:table-cell>
          <table:table-cell office:value-type="float" office:value="6728" table:formula="of:=[.R14]+4" table:style-name="ce2">
            <text:p>6728</text:p>
          </table:table-cell>
          <table:table-cell office:value-type="float" office:value="6732" table:formula="of:=[.S14]+4" table:style-name="ce2">
            <text:p>6732</text:p>
          </table:table-cell>
          <table:table-cell office:value-type="float" office:value="6736" table:formula="of:=[.T14]+4" table:style-name="ce2">
            <text:p>6736</text:p>
          </table:table-cell>
          <table:table-cell office:value-type="float" office:value="6740" table:formula="of:=[.U14]+4" table:style-name="ce2">
            <text:p>6740</text:p>
          </table:table-cell>
          <table:table-cell office:value-type="float" office:value="6744" table:formula="of:=[.V14]+4" table:style-name="ce2">
            <text:p>6744</text:p>
          </table:table-cell>
          <table:table-cell office:value-type="float" office:value="6748" table:formula="of:=[.W14]+4" table:style-name="ce2">
            <text:p>6748</text:p>
          </table:table-cell>
          <table:table-cell office:value-type="float" office:value="6752" table:formula="of:=[.X14]+4" table:style-name="ce2">
            <text:p>6752</text:p>
          </table:table-cell>
          <table:table-cell office:value-type="float" office:value="6756" table:formula="of:=[.Y14]+4" table:style-name="ce2">
            <text:p>6756</text:p>
          </table:table-cell>
          <table:table-cell office:value-type="float" office:value="6760" table:formula="of:=[.Z14]+4" table:style-name="ce2">
            <text:p>6760</text:p>
          </table:table-cell>
          <table:table-cell office:value-type="float" office:value="6764" table:formula="of:=[.AA14]+4" table:style-name="ce2">
            <text:p>6764</text:p>
          </table:table-cell>
          <table:table-cell office:value-type="float" office:value="6768" table:formula="of:=[.AB14]+4" table:style-name="ce2">
            <text:p>6768</text:p>
          </table:table-cell>
          <table:table-cell office:value-type="float" office:value="6772" table:formula="of:=[.AC14]+4" table:style-name="ce2">
            <text:p>6772</text:p>
          </table:table-cell>
          <table:table-cell office:value-type="float" office:value="6776" table:formula="of:=[.AD14]+4" table:style-name="ce2">
            <text:p>6776</text:p>
          </table:table-cell>
          <table:table-cell office:value-type="float" office:value="6780" table:formula="of:=[.AE14]+4" table:style-name="ce2">
            <text:p>6780</text:p>
          </table:table-cell>
          <table:table-cell office:value-type="float" office:value="6784" table:formula="of:=[.AF14]+4" table:style-name="ce2">
            <text:p>6784</text:p>
          </table:table-cell>
          <table:table-cell office:value-type="float" office:value="6788" table:formula="of:=[.AG14]+4" table:style-name="ce2">
            <text:p>6788</text:p>
          </table:table-cell>
          <table:table-cell office:value-type="float" office:value="6792" table:formula="of:=[.AH14]+4" table:style-name="ce2">
            <text:p>6792</text:p>
          </table:table-cell>
          <table:table-cell office:value-type="float" office:value="6796" table:formula="of:=[.AI14]+4" table:style-name="ce2">
            <text:p>6796</text:p>
          </table:table-cell>
          <table:table-cell office:value-type="float" office:value="6800" table:formula="of:=[.AJ14]+4" table:style-name="ce2">
            <text:p>6800</text:p>
          </table:table-cell>
          <table:table-cell office:value-type="float" office:value="6804" table:formula="of:=[.AK14]+4" table:style-name="ce2">
            <text:p>6804</text:p>
          </table:table-cell>
          <table:table-cell office:value-type="float" office:value="6808" table:formula="of:=[.AL14]+4" table:style-name="ce2">
            <text:p>6808</text:p>
          </table:table-cell>
          <table:table-cell office:value-type="float" office:value="6812" table:formula="of:=[.AM14]+4" table:style-name="ce2">
            <text:p>6812</text:p>
          </table:table-cell>
          <table:table-cell office:value-type="float" office:value="6816" table:formula="of:=[.AN14]+4" table:style-name="ce2">
            <text:p>6816</text:p>
          </table:table-cell>
          <table:table-cell office:value-type="float" office:value="6820" table:formula="of:=[.AO14]+4" table:style-name="ce2">
            <text:p>6820</text:p>
          </table:table-cell>
          <table:table-cell office:value-type="float" office:value="6824" table:formula="of:=[.AP14]+4" table:style-name="ce2">
            <text:p>6824</text:p>
          </table:table-cell>
          <table:table-cell office:value-type="float" office:value="6828" table:formula="of:=[.AQ14]+4" table:style-name="ce2">
            <text:p>6828</text:p>
          </table:table-cell>
          <table:table-cell office:value-type="float" office:value="6832" table:formula="of:=[.AR14]+4" table:style-name="ce2">
            <text:p>6832</text:p>
          </table:table-cell>
          <table:table-cell office:value-type="float" office:value="6836" table:formula="of:=[.AS14]+4" table:style-name="ce2">
            <text:p>6836</text:p>
          </table:table-cell>
          <table:table-cell office:value-type="float" office:value="6840" table:formula="of:=[.AT14]+4" table:style-name="ce2">
            <text:p>6840</text:p>
          </table:table-cell>
          <table:table-cell office:value-type="float" office:value="6844" table:formula="of:=[.AU14]+4" table:style-name="ce2">
            <text:p>6844</text:p>
          </table:table-cell>
          <table:table-cell office:value-type="float" office:value="6848" table:formula="of:=[.AV14]+4" table:style-name="ce2">
            <text:p>6848</text:p>
          </table:table-cell>
          <table:table-cell office:value-type="float" office:value="6852" table:formula="of:=[.AW14]+4" table:style-name="ce2">
            <text:p>6852</text:p>
          </table:table-cell>
          <table:table-cell office:value-type="float" office:value="6856" table:formula="of:=[.AX14]+4" table:style-name="ce2">
            <text:p>6856</text:p>
          </table:table-cell>
          <table:table-cell office:value-type="float" office:value="6860" table:formula="of:=[.AY14]+4" table:style-name="ce2">
            <text:p>6860</text:p>
          </table:table-cell>
          <table:table-cell office:value-type="float" office:value="6864" table:formula="of:=[.AZ14]+4" table:style-name="ce2">
            <text:p>6864</text:p>
          </table:table-cell>
          <table:table-cell office:value-type="float" office:value="6868" table:formula="of:=[.BA14]+4" table:style-name="ce2">
            <text:p>6868</text:p>
          </table:table-cell>
          <table:table-cell office:value-type="float" office:value="6872" table:formula="of:=[.BB14]+4" table:style-name="ce2">
            <text:p>6872</text:p>
          </table:table-cell>
          <table:table-cell office:value-type="float" office:value="6876" table:formula="of:=[.BC14]+4" table:style-name="ce2">
            <text:p>6876</text:p>
          </table:table-cell>
          <table:table-cell office:value-type="float" office:value="6880" table:formula="of:=[.BD14]+4" table:style-name="ce2">
            <text:p>6880</text:p>
          </table:table-cell>
          <table:table-cell office:value-type="float" office:value="6884" table:formula="of:=[.BE14]+4" table:style-name="ce2">
            <text:p>6884</text:p>
          </table:table-cell>
          <table:table-cell office:value-type="float" office:value="6888" table:formula="of:=[.BF14]+4" table:style-name="ce2">
            <text:p>6888</text:p>
          </table:table-cell>
          <table:table-cell office:value-type="float" office:value="6892" table:formula="of:=[.BG14]+4" table:style-name="ce2">
            <text:p>6892</text:p>
          </table:table-cell>
          <table:table-cell office:value-type="float" office:value="6896" table:formula="of:=[.BH14]+4" table:style-name="ce2">
            <text:p>6896</text:p>
          </table:table-cell>
          <table:table-cell office:value-type="float" office:value="6900" table:formula="of:=[.BI14]+4" table:style-name="ce2">
            <text:p>6900</text:p>
          </table:table-cell>
          <table:table-cell office:value-type="float" office:value="6904" table:formula="of:=[.BJ14]+4" table:style-name="ce2">
            <text:p>6904</text:p>
          </table:table-cell>
          <table:table-cell office:value-type="float" office:value="6908" table:formula="of:=[.BK14]+4" table:style-name="ce2">
            <text:p>6908</text:p>
          </table:table-cell>
          <table:table-cell office:value-type="float" office:value="6912" table:formula="of:=[.BL14]+4" table:style-name="ce2">
            <text:p>6912</text:p>
          </table:table-cell>
          <table:table-cell office:value-type="float" office:value="6916" table:formula="of:=[.BM14]+4" table:style-name="ce2">
            <text:p>6916</text:p>
          </table:table-cell>
          <table:table-cell office:value-type="float" office:value="6920" table:formula="of:=[.BN14]+4" table:style-name="ce2">
            <text:p>6920</text:p>
          </table:table-cell>
          <table:table-cell office:value-type="float" office:value="6924" table:formula="of:=[.BO14]+4" table:style-name="ce2">
            <text:p>6924</text:p>
          </table:table-cell>
          <table:table-cell office:value-type="float" office:value="6928" table:formula="of:=[.BP14]+4" table:style-name="ce2">
            <text:p>6928</text:p>
          </table:table-cell>
          <table:table-cell office:value-type="float" office:value="6932" table:formula="of:=[.BQ14]+4" table:style-name="ce2">
            <text:p>6932</text:p>
          </table:table-cell>
          <table:table-cell office:value-type="float" office:value="6936" table:formula="of:=[.BR14]+4" table:style-name="ce2">
            <text:p>6936</text:p>
          </table:table-cell>
          <table:table-cell office:value-type="float" office:value="6940" table:formula="of:=[.BS14]+4" table:style-name="ce2">
            <text:p>6940</text:p>
          </table:table-cell>
          <table:table-cell office:value-type="float" office:value="6944" table:formula="of:=[.BT14]+4" table:style-name="ce2">
            <text:p>6944</text:p>
          </table:table-cell>
          <table:table-cell office:value-type="float" office:value="6948" table:formula="of:=[.BU14]+4" table:style-name="ce2">
            <text:p>6948</text:p>
          </table:table-cell>
          <table:table-cell office:value-type="float" office:value="6952" table:formula="of:=[.BV14]+4" table:style-name="ce2">
            <text:p>6952</text:p>
          </table:table-cell>
          <table:table-cell office:value-type="float" office:value="6956" table:formula="of:=[.BW14]+4" table:style-name="ce2">
            <text:p>6956</text:p>
          </table:table-cell>
          <table:table-cell office:value-type="float" office:value="6960" table:formula="of:=[.BX14]+4" table:style-name="ce2">
            <text:p>6960</text:p>
          </table:table-cell>
          <table:table-cell office:value-type="float" office:value="6964" table:formula="of:=[.BY14]+4" table:style-name="ce2">
            <text:p>6964</text:p>
          </table:table-cell>
          <table:table-cell office:value-type="float" office:value="6968" table:formula="of:=[.BZ14]+4" table:style-name="ce2">
            <text:p>6968</text:p>
          </table:table-cell>
          <table:table-cell office:value-type="float" office:value="6972" table:formula="of:=[.CA14]+4" table:style-name="ce2">
            <text:p>6972</text:p>
          </table:table-cell>
          <table:table-cell office:value-type="float" office:value="6976" table:formula="of:=[.CB14]+4" table:style-name="ce2">
            <text:p>6976</text:p>
          </table:table-cell>
          <table:table-cell office:value-type="float" office:value="6980" table:formula="of:=[.CC14]+4" table:style-name="ce2">
            <text:p>6980</text:p>
          </table:table-cell>
          <table:table-cell office:value-type="float" office:value="6984" table:formula="of:=[.CD14]+4" table:style-name="ce2">
            <text:p>6984</text:p>
          </table:table-cell>
          <table:table-cell office:value-type="float" office:value="6988" table:formula="of:=[.CE14]+4" table:style-name="ce2">
            <text:p>6988</text:p>
          </table:table-cell>
          <table:table-cell office:value-type="float" office:value="6992" table:formula="of:=[.CF14]+4" table:style-name="ce2">
            <text:p>6992</text:p>
          </table:table-cell>
          <table:table-cell office:value-type="float" office:value="6996" table:formula="of:=[.CG14]+4" table:style-name="ce2">
            <text:p>6996</text:p>
          </table:table-cell>
          <table:table-cell office:value-type="float" office:value="7000" table:formula="of:=[.CH14]+4" table:style-name="ce2">
            <text:p>7000</text:p>
          </table:table-cell>
          <table:table-cell office:value-type="float" office:value="7004" table:formula="of:=[.CI14]+4" table:style-name="ce2">
            <text:p>7004</text:p>
          </table:table-cell>
          <table:table-cell office:value-type="float" office:value="7008" table:formula="of:=[.CJ14]+4" table:style-name="ce2">
            <text:p>7008</text:p>
          </table:table-cell>
          <table:table-cell office:value-type="float" office:value="7012" table:formula="of:=[.CK14]+4" table:style-name="ce2">
            <text:p>7012</text:p>
          </table:table-cell>
          <table:table-cell office:value-type="float" office:value="7016" table:formula="of:=[.CL14]+4" table:style-name="ce2">
            <text:p>7016</text:p>
          </table:table-cell>
          <table:table-cell office:value-type="float" office:value="7020" table:formula="of:=[.CM14]+4" table:style-name="ce2">
            <text:p>7020</text:p>
          </table:table-cell>
          <table:table-cell office:value-type="float" office:value="7024" table:formula="of:=[.CN14]+4" table:style-name="ce2">
            <text:p>7024</text:p>
          </table:table-cell>
          <table:table-cell office:value-type="float" office:value="7028" table:formula="of:=[.CO14]+4" table:style-name="ce2">
            <text:p>7028</text:p>
          </table:table-cell>
          <table:table-cell office:value-type="float" office:value="7032" table:formula="of:=[.CP14]+4" table:style-name="ce2">
            <text:p>7032</text:p>
          </table:table-cell>
          <table:table-cell office:value-type="float" office:value="7036" table:formula="of:=[.CQ14]+4" table:style-name="ce2">
            <text:p>7036</text:p>
          </table:table-cell>
          <table:table-cell office:value-type="float" office:value="7040" table:formula="of:=[.CR14]+4" table:style-name="ce2">
            <text:p>7040</text:p>
          </table:table-cell>
          <table:table-cell office:value-type="float" office:value="7044" table:formula="of:=[.CS14]+4" table:style-name="ce2">
            <text:p>7044</text:p>
          </table:table-cell>
          <table:table-cell office:value-type="float" office:value="7048" table:formula="of:=[.CT14]+4" table:style-name="ce2">
            <text:p>7048</text:p>
          </table:table-cell>
          <table:table-cell office:value-type="float" office:value="7052" table:formula="of:=[.CU14]+4" table:style-name="ce2">
            <text:p>7052</text:p>
          </table:table-cell>
          <table:table-cell office:value-type="float" office:value="7056" table:formula="of:=[.CV14]+4" table:style-name="ce2">
            <text:p>7056</text:p>
          </table:table-cell>
          <table:table-cell office:value-type="float" office:value="7060" table:formula="of:=[.CW14]+4" table:style-name="ce2">
            <text:p>7060</text:p>
          </table:table-cell>
          <table:table-cell office:value-type="float" office:value="7064" table:formula="of:=[.CX14]+4" table:style-name="ce2">
            <text:p>7064</text:p>
          </table:table-cell>
          <table:table-cell office:value-type="float" office:value="7068" table:formula="of:=[.CY14]+4" table:style-name="ce2">
            <text:p>7068</text:p>
          </table:table-cell>
          <table:table-cell office:value-type="float" office:value="7072" table:formula="of:=[.CZ14]+4" table:style-name="ce2">
            <text:p>7072</text:p>
          </table:table-cell>
          <table:table-cell office:value-type="float" office:value="7076" table:formula="of:=[.DA14]+4" table:style-name="ce2">
            <text:p>7076</text:p>
          </table:table-cell>
          <table:table-cell office:value-type="float" office:value="7080" table:formula="of:=[.DB14]+4" table:style-name="ce2">
            <text:p>7080</text:p>
          </table:table-cell>
          <table:table-cell office:value-type="float" office:value="7084" table:formula="of:=[.DC14]+4" table:style-name="ce2">
            <text:p>7084</text:p>
          </table:table-cell>
          <table:table-cell office:value-type="float" office:value="7088" table:formula="of:=[.DD14]+4" table:style-name="ce2">
            <text:p>7088</text:p>
          </table:table-cell>
          <table:table-cell office:value-type="float" office:value="7092" table:formula="of:=[.DE14]+4" table:style-name="ce2">
            <text:p>7092</text:p>
          </table:table-cell>
          <table:table-cell office:value-type="float" office:value="7096" table:formula="of:=[.DF14]+4" table:style-name="ce2">
            <text:p>7096</text:p>
          </table:table-cell>
          <table:table-cell office:value-type="float" office:value="7100" table:formula="of:=[.DG14]+4" table:style-name="ce2">
            <text:p>7100</text:p>
          </table:table-cell>
          <table:table-cell office:value-type="float" office:value="7104" table:formula="of:=[.DH14]+4" table:style-name="ce2">
            <text:p>7104</text:p>
          </table:table-cell>
          <table:table-cell office:value-type="float" office:value="7108" table:formula="of:=[.DI14]+4" table:style-name="ce2">
            <text:p>7108</text:p>
          </table:table-cell>
          <table:table-cell office:value-type="float" office:value="7112" table:formula="of:=[.DJ14]+4" table:style-name="ce2">
            <text:p>7112</text:p>
          </table:table-cell>
          <table:table-cell office:value-type="float" office:value="7116" table:formula="of:=[.DK14]+4" table:style-name="ce2">
            <text:p>7116</text:p>
          </table:table-cell>
          <table:table-cell office:value-type="float" office:value="7120" table:formula="of:=[.DL14]+4" table:style-name="ce2">
            <text:p>7120</text:p>
          </table:table-cell>
          <table:table-cell office:value-type="float" office:value="7124" table:formula="of:=[.DM14]+4" table:style-name="ce2">
            <text:p>7124</text:p>
          </table:table-cell>
          <table:table-cell office:value-type="float" office:value="7128" table:formula="of:=[.DN14]+4" table:style-name="ce2">
            <text:p>7128</text:p>
          </table:table-cell>
          <table:table-cell office:value-type="float" office:value="7132" table:formula="of:=[.DO14]+4" table:style-name="ce2">
            <text:p>7132</text:p>
          </table:table-cell>
          <table:table-cell office:value-type="float" office:value="7136" table:formula="of:=[.DP14]+4" table:style-name="ce2">
            <text:p>7136</text:p>
          </table:table-cell>
          <table:table-cell office:value-type="float" office:value="7140" table:formula="of:=[.DQ14]+4" table:style-name="ce2">
            <text:p>7140</text:p>
          </table:table-cell>
          <table:table-cell office:value-type="float" office:value="7144" table:formula="of:=[.DR14]+4" table:style-name="ce2">
            <text:p>7144</text:p>
          </table:table-cell>
          <table:table-cell office:value-type="float" office:value="7148" table:formula="of:=[.DS14]+4" table:style-name="ce2">
            <text:p>7148</text:p>
          </table:table-cell>
          <table:table-cell office:value-type="float" office:value="7152" table:formula="of:=[.DT14]+4" table:style-name="ce2">
            <text:p>7152</text:p>
          </table:table-cell>
          <table:table-cell office:value-type="float" office:value="7156" table:formula="of:=[.DU14]+4" table:style-name="ce2">
            <text:p>7156</text:p>
          </table:table-cell>
          <table:table-cell office:value-type="float" office:value="7160" table:formula="of:=[.DV14]+4" table:style-name="ce2">
            <text:p>7160</text:p>
          </table:table-cell>
          <table:table-cell office:value-type="float" office:value="7164" table:formula="of:=[.DW14]+4" table:style-name="ce2">
            <text:p>7164</text:p>
          </table:table-cell>
          <table:table-cell table:number-columns-repeated="16256"/>
        </table:table-row>
        <table:table-row table:style-name="ro1">
          <table:table-cell office:value-type="float" office:value="7168" table:formula="of:=[.A14]+512" table:style-name="ce2">
            <text:p>7168</text:p>
          </table:table-cell>
          <table:table-cell office:value-type="float" office:value="7172" table:formula="of:=[.A15]+4" table:style-name="ce2">
            <text:p>7172</text:p>
          </table:table-cell>
          <table:table-cell office:value-type="float" office:value="7176" table:formula="of:=[.B15]+4" table:style-name="ce2">
            <text:p>7176</text:p>
          </table:table-cell>
          <table:table-cell office:value-type="float" office:value="7180" table:formula="of:=[.C15]+4" table:style-name="ce2">
            <text:p>7180</text:p>
          </table:table-cell>
          <table:table-cell office:value-type="float" office:value="7184" table:formula="of:=[.D15]+4" table:style-name="ce2">
            <text:p>7184</text:p>
          </table:table-cell>
          <table:table-cell office:value-type="float" office:value="7188" table:formula="of:=[.E15]+4" table:style-name="ce2">
            <text:p>7188</text:p>
          </table:table-cell>
          <table:table-cell office:value-type="float" office:value="7192" table:formula="of:=[.F15]+4" table:style-name="ce2">
            <text:p>7192</text:p>
          </table:table-cell>
          <table:table-cell office:value-type="float" office:value="7196" table:formula="of:=[.G15]+4" table:style-name="ce2">
            <text:p>7196</text:p>
          </table:table-cell>
          <table:table-cell office:value-type="float" office:value="7200" table:formula="of:=[.H15]+4" table:style-name="ce2">
            <text:p>7200</text:p>
          </table:table-cell>
          <table:table-cell office:value-type="float" office:value="7204" table:formula="of:=[.I15]+4" table:style-name="ce2">
            <text:p>7204</text:p>
          </table:table-cell>
          <table:table-cell office:value-type="float" office:value="7208" table:formula="of:=[.J15]+4" table:style-name="ce2">
            <text:p>7208</text:p>
          </table:table-cell>
          <table:table-cell office:value-type="float" office:value="7212" table:formula="of:=[.K15]+4" table:style-name="ce2">
            <text:p>7212</text:p>
          </table:table-cell>
          <table:table-cell office:value-type="float" office:value="7216" table:formula="of:=[.L15]+4" table:style-name="ce2">
            <text:p>7216</text:p>
          </table:table-cell>
          <table:table-cell office:value-type="float" office:value="7220" table:formula="of:=[.M15]+4" table:style-name="ce2">
            <text:p>7220</text:p>
          </table:table-cell>
          <table:table-cell office:value-type="float" office:value="7224" table:formula="of:=[.N15]+4" table:style-name="ce2">
            <text:p>7224</text:p>
          </table:table-cell>
          <table:table-cell office:value-type="float" office:value="7228" table:formula="of:=[.O15]+4" table:style-name="ce2">
            <text:p>7228</text:p>
          </table:table-cell>
          <table:table-cell office:value-type="float" office:value="7232" table:formula="of:=[.P15]+4" table:style-name="ce2">
            <text:p>7232</text:p>
          </table:table-cell>
          <table:table-cell office:value-type="float" office:value="7236" table:formula="of:=[.Q15]+4" table:style-name="ce2">
            <text:p>7236</text:p>
          </table:table-cell>
          <table:table-cell office:value-type="float" office:value="7240" table:formula="of:=[.R15]+4" table:style-name="ce2">
            <text:p>7240</text:p>
          </table:table-cell>
          <table:table-cell office:value-type="float" office:value="7244" table:formula="of:=[.S15]+4" table:style-name="ce2">
            <text:p>7244</text:p>
          </table:table-cell>
          <table:table-cell office:value-type="float" office:value="7248" table:formula="of:=[.T15]+4" table:style-name="ce2">
            <text:p>7248</text:p>
          </table:table-cell>
          <table:table-cell office:value-type="float" office:value="7252" table:formula="of:=[.U15]+4" table:style-name="ce2">
            <text:p>7252</text:p>
          </table:table-cell>
          <table:table-cell office:value-type="float" office:value="7256" table:formula="of:=[.V15]+4" table:style-name="ce2">
            <text:p>7256</text:p>
          </table:table-cell>
          <table:table-cell office:value-type="float" office:value="7260" table:formula="of:=[.W15]+4" table:style-name="ce2">
            <text:p>7260</text:p>
          </table:table-cell>
          <table:table-cell office:value-type="float" office:value="7264" table:formula="of:=[.X15]+4" table:style-name="ce2">
            <text:p>7264</text:p>
          </table:table-cell>
          <table:table-cell office:value-type="float" office:value="7268" table:formula="of:=[.Y15]+4" table:style-name="ce2">
            <text:p>7268</text:p>
          </table:table-cell>
          <table:table-cell office:value-type="float" office:value="7272" table:formula="of:=[.Z15]+4" table:style-name="ce2">
            <text:p>7272</text:p>
          </table:table-cell>
          <table:table-cell office:value-type="float" office:value="7276" table:formula="of:=[.AA15]+4" table:style-name="ce2">
            <text:p>7276</text:p>
          </table:table-cell>
          <table:table-cell office:value-type="float" office:value="7280" table:formula="of:=[.AB15]+4" table:style-name="ce2">
            <text:p>7280</text:p>
          </table:table-cell>
          <table:table-cell office:value-type="float" office:value="7284" table:formula="of:=[.AC15]+4" table:style-name="ce2">
            <text:p>7284</text:p>
          </table:table-cell>
          <table:table-cell office:value-type="float" office:value="7288" table:formula="of:=[.AD15]+4" table:style-name="ce2">
            <text:p>7288</text:p>
          </table:table-cell>
          <table:table-cell office:value-type="float" office:value="7292" table:formula="of:=[.AE15]+4" table:style-name="ce2">
            <text:p>7292</text:p>
          </table:table-cell>
          <table:table-cell office:value-type="float" office:value="7296" table:formula="of:=[.AF15]+4" table:style-name="ce2">
            <text:p>7296</text:p>
          </table:table-cell>
          <table:table-cell office:value-type="float" office:value="7300" table:formula="of:=[.AG15]+4" table:style-name="ce2">
            <text:p>7300</text:p>
          </table:table-cell>
          <table:table-cell office:value-type="float" office:value="7304" table:formula="of:=[.AH15]+4" table:style-name="ce2">
            <text:p>7304</text:p>
          </table:table-cell>
          <table:table-cell office:value-type="float" office:value="7308" table:formula="of:=[.AI15]+4" table:style-name="ce2">
            <text:p>7308</text:p>
          </table:table-cell>
          <table:table-cell office:value-type="float" office:value="7312" table:formula="of:=[.AJ15]+4" table:style-name="ce2">
            <text:p>7312</text:p>
          </table:table-cell>
          <table:table-cell office:value-type="float" office:value="7316" table:formula="of:=[.AK15]+4" table:style-name="ce2">
            <text:p>7316</text:p>
          </table:table-cell>
          <table:table-cell office:value-type="float" office:value="7320" table:formula="of:=[.AL15]+4" table:style-name="ce2">
            <text:p>7320</text:p>
          </table:table-cell>
          <table:table-cell office:value-type="float" office:value="7324" table:formula="of:=[.AM15]+4" table:style-name="ce2">
            <text:p>7324</text:p>
          </table:table-cell>
          <table:table-cell office:value-type="float" office:value="7328" table:formula="of:=[.AN15]+4" table:style-name="ce2">
            <text:p>7328</text:p>
          </table:table-cell>
          <table:table-cell office:value-type="float" office:value="7332" table:formula="of:=[.AO15]+4" table:style-name="ce2">
            <text:p>7332</text:p>
          </table:table-cell>
          <table:table-cell office:value-type="float" office:value="7336" table:formula="of:=[.AP15]+4" table:style-name="ce2">
            <text:p>7336</text:p>
          </table:table-cell>
          <table:table-cell office:value-type="float" office:value="7340" table:formula="of:=[.AQ15]+4" table:style-name="ce2">
            <text:p>7340</text:p>
          </table:table-cell>
          <table:table-cell office:value-type="float" office:value="7344" table:formula="of:=[.AR15]+4" table:style-name="ce2">
            <text:p>7344</text:p>
          </table:table-cell>
          <table:table-cell office:value-type="float" office:value="7348" table:formula="of:=[.AS15]+4" table:style-name="ce2">
            <text:p>7348</text:p>
          </table:table-cell>
          <table:table-cell office:value-type="float" office:value="7352" table:formula="of:=[.AT15]+4" table:style-name="ce2">
            <text:p>7352</text:p>
          </table:table-cell>
          <table:table-cell office:value-type="float" office:value="7356" table:formula="of:=[.AU15]+4" table:style-name="ce2">
            <text:p>7356</text:p>
          </table:table-cell>
          <table:table-cell office:value-type="float" office:value="7360" table:formula="of:=[.AV15]+4" table:style-name="ce2">
            <text:p>7360</text:p>
          </table:table-cell>
          <table:table-cell office:value-type="float" office:value="7364" table:formula="of:=[.AW15]+4" table:style-name="ce2">
            <text:p>7364</text:p>
          </table:table-cell>
          <table:table-cell office:value-type="float" office:value="7368" table:formula="of:=[.AX15]+4" table:style-name="ce2">
            <text:p>7368</text:p>
          </table:table-cell>
          <table:table-cell office:value-type="float" office:value="7372" table:formula="of:=[.AY15]+4" table:style-name="ce2">
            <text:p>7372</text:p>
          </table:table-cell>
          <table:table-cell office:value-type="float" office:value="7376" table:formula="of:=[.AZ15]+4" table:style-name="ce2">
            <text:p>7376</text:p>
          </table:table-cell>
          <table:table-cell office:value-type="float" office:value="7380" table:formula="of:=[.BA15]+4" table:style-name="ce2">
            <text:p>7380</text:p>
          </table:table-cell>
          <table:table-cell office:value-type="float" office:value="7384" table:formula="of:=[.BB15]+4" table:style-name="ce2">
            <text:p>7384</text:p>
          </table:table-cell>
          <table:table-cell office:value-type="float" office:value="7388" table:formula="of:=[.BC15]+4" table:style-name="ce2">
            <text:p>7388</text:p>
          </table:table-cell>
          <table:table-cell office:value-type="float" office:value="7392" table:formula="of:=[.BD15]+4" table:style-name="ce2">
            <text:p>7392</text:p>
          </table:table-cell>
          <table:table-cell office:value-type="float" office:value="7396" table:formula="of:=[.BE15]+4" table:style-name="ce2">
            <text:p>7396</text:p>
          </table:table-cell>
          <table:table-cell office:value-type="float" office:value="7400" table:formula="of:=[.BF15]+4" table:style-name="ce2">
            <text:p>7400</text:p>
          </table:table-cell>
          <table:table-cell office:value-type="float" office:value="7404" table:formula="of:=[.BG15]+4" table:style-name="ce2">
            <text:p>7404</text:p>
          </table:table-cell>
          <table:table-cell office:value-type="float" office:value="7408" table:formula="of:=[.BH15]+4" table:style-name="ce2">
            <text:p>7408</text:p>
          </table:table-cell>
          <table:table-cell office:value-type="float" office:value="7412" table:formula="of:=[.BI15]+4" table:style-name="ce2">
            <text:p>7412</text:p>
          </table:table-cell>
          <table:table-cell office:value-type="float" office:value="7416" table:formula="of:=[.BJ15]+4" table:style-name="ce2">
            <text:p>7416</text:p>
          </table:table-cell>
          <table:table-cell office:value-type="float" office:value="7420" table:formula="of:=[.BK15]+4" table:style-name="ce2">
            <text:p>7420</text:p>
          </table:table-cell>
          <table:table-cell office:value-type="float" office:value="7424" table:formula="of:=[.BL15]+4" table:style-name="ce2">
            <text:p>7424</text:p>
          </table:table-cell>
          <table:table-cell office:value-type="float" office:value="7428" table:formula="of:=[.BM15]+4" table:style-name="ce2">
            <text:p>7428</text:p>
          </table:table-cell>
          <table:table-cell office:value-type="float" office:value="7432" table:formula="of:=[.BN15]+4" table:style-name="ce2">
            <text:p>7432</text:p>
          </table:table-cell>
          <table:table-cell office:value-type="float" office:value="7436" table:formula="of:=[.BO15]+4" table:style-name="ce2">
            <text:p>7436</text:p>
          </table:table-cell>
          <table:table-cell office:value-type="float" office:value="7440" table:formula="of:=[.BP15]+4" table:style-name="ce2">
            <text:p>7440</text:p>
          </table:table-cell>
          <table:table-cell office:value-type="float" office:value="7444" table:formula="of:=[.BQ15]+4" table:style-name="ce2">
            <text:p>7444</text:p>
          </table:table-cell>
          <table:table-cell office:value-type="float" office:value="7448" table:formula="of:=[.BR15]+4" table:style-name="ce2">
            <text:p>7448</text:p>
          </table:table-cell>
          <table:table-cell office:value-type="float" office:value="7452" table:formula="of:=[.BS15]+4" table:style-name="ce2">
            <text:p>7452</text:p>
          </table:table-cell>
          <table:table-cell office:value-type="float" office:value="7456" table:formula="of:=[.BT15]+4" table:style-name="ce2">
            <text:p>7456</text:p>
          </table:table-cell>
          <table:table-cell office:value-type="float" office:value="7460" table:formula="of:=[.BU15]+4" table:style-name="ce2">
            <text:p>7460</text:p>
          </table:table-cell>
          <table:table-cell office:value-type="float" office:value="7464" table:formula="of:=[.BV15]+4" table:style-name="ce2">
            <text:p>7464</text:p>
          </table:table-cell>
          <table:table-cell office:value-type="float" office:value="7468" table:formula="of:=[.BW15]+4" table:style-name="ce2">
            <text:p>7468</text:p>
          </table:table-cell>
          <table:table-cell office:value-type="float" office:value="7472" table:formula="of:=[.BX15]+4" table:style-name="ce2">
            <text:p>7472</text:p>
          </table:table-cell>
          <table:table-cell office:value-type="float" office:value="7476" table:formula="of:=[.BY15]+4" table:style-name="ce2">
            <text:p>7476</text:p>
          </table:table-cell>
          <table:table-cell office:value-type="float" office:value="7480" table:formula="of:=[.BZ15]+4" table:style-name="ce2">
            <text:p>7480</text:p>
          </table:table-cell>
          <table:table-cell office:value-type="float" office:value="7484" table:formula="of:=[.CA15]+4" table:style-name="ce2">
            <text:p>7484</text:p>
          </table:table-cell>
          <table:table-cell office:value-type="float" office:value="7488" table:formula="of:=[.CB15]+4" table:style-name="ce2">
            <text:p>7488</text:p>
          </table:table-cell>
          <table:table-cell office:value-type="float" office:value="7492" table:formula="of:=[.CC15]+4" table:style-name="ce2">
            <text:p>7492</text:p>
          </table:table-cell>
          <table:table-cell office:value-type="float" office:value="7496" table:formula="of:=[.CD15]+4" table:style-name="ce2">
            <text:p>7496</text:p>
          </table:table-cell>
          <table:table-cell office:value-type="float" office:value="7500" table:formula="of:=[.CE15]+4" table:style-name="ce2">
            <text:p>7500</text:p>
          </table:table-cell>
          <table:table-cell office:value-type="float" office:value="7504" table:formula="of:=[.CF15]+4" table:style-name="ce2">
            <text:p>7504</text:p>
          </table:table-cell>
          <table:table-cell office:value-type="float" office:value="7508" table:formula="of:=[.CG15]+4" table:style-name="ce2">
            <text:p>7508</text:p>
          </table:table-cell>
          <table:table-cell office:value-type="float" office:value="7512" table:formula="of:=[.CH15]+4" table:style-name="ce2">
            <text:p>7512</text:p>
          </table:table-cell>
          <table:table-cell office:value-type="float" office:value="7516" table:formula="of:=[.CI15]+4" table:style-name="ce2">
            <text:p>7516</text:p>
          </table:table-cell>
          <table:table-cell office:value-type="float" office:value="7520" table:formula="of:=[.CJ15]+4" table:style-name="ce2">
            <text:p>7520</text:p>
          </table:table-cell>
          <table:table-cell office:value-type="float" office:value="7524" table:formula="of:=[.CK15]+4" table:style-name="ce2">
            <text:p>7524</text:p>
          </table:table-cell>
          <table:table-cell office:value-type="float" office:value="7528" table:formula="of:=[.CL15]+4" table:style-name="ce2">
            <text:p>7528</text:p>
          </table:table-cell>
          <table:table-cell office:value-type="float" office:value="7532" table:formula="of:=[.CM15]+4" table:style-name="ce2">
            <text:p>7532</text:p>
          </table:table-cell>
          <table:table-cell office:value-type="float" office:value="7536" table:formula="of:=[.CN15]+4" table:style-name="ce2">
            <text:p>7536</text:p>
          </table:table-cell>
          <table:table-cell office:value-type="float" office:value="7540" table:formula="of:=[.CO15]+4" table:style-name="ce2">
            <text:p>7540</text:p>
          </table:table-cell>
          <table:table-cell office:value-type="float" office:value="7544" table:formula="of:=[.CP15]+4" table:style-name="ce2">
            <text:p>7544</text:p>
          </table:table-cell>
          <table:table-cell office:value-type="float" office:value="7548" table:formula="of:=[.CQ15]+4" table:style-name="ce2">
            <text:p>7548</text:p>
          </table:table-cell>
          <table:table-cell office:value-type="float" office:value="7552" table:formula="of:=[.CR15]+4" table:style-name="ce2">
            <text:p>7552</text:p>
          </table:table-cell>
          <table:table-cell office:value-type="float" office:value="7556" table:formula="of:=[.CS15]+4" table:style-name="ce2">
            <text:p>7556</text:p>
          </table:table-cell>
          <table:table-cell office:value-type="float" office:value="7560" table:formula="of:=[.CT15]+4" table:style-name="ce2">
            <text:p>7560</text:p>
          </table:table-cell>
          <table:table-cell office:value-type="float" office:value="7564" table:formula="of:=[.CU15]+4" table:style-name="ce2">
            <text:p>7564</text:p>
          </table:table-cell>
          <table:table-cell office:value-type="float" office:value="7568" table:formula="of:=[.CV15]+4" table:style-name="ce2">
            <text:p>7568</text:p>
          </table:table-cell>
          <table:table-cell office:value-type="float" office:value="7572" table:formula="of:=[.CW15]+4" table:style-name="ce2">
            <text:p>7572</text:p>
          </table:table-cell>
          <table:table-cell office:value-type="float" office:value="7576" table:formula="of:=[.CX15]+4" table:style-name="ce2">
            <text:p>7576</text:p>
          </table:table-cell>
          <table:table-cell office:value-type="float" office:value="7580" table:formula="of:=[.CY15]+4" table:style-name="ce2">
            <text:p>7580</text:p>
          </table:table-cell>
          <table:table-cell office:value-type="float" office:value="7584" table:formula="of:=[.CZ15]+4" table:style-name="ce2">
            <text:p>7584</text:p>
          </table:table-cell>
          <table:table-cell office:value-type="float" office:value="7588" table:formula="of:=[.DA15]+4" table:style-name="ce2">
            <text:p>7588</text:p>
          </table:table-cell>
          <table:table-cell office:value-type="float" office:value="7592" table:formula="of:=[.DB15]+4" table:style-name="ce2">
            <text:p>7592</text:p>
          </table:table-cell>
          <table:table-cell office:value-type="float" office:value="7596" table:formula="of:=[.DC15]+4" table:style-name="ce2">
            <text:p>7596</text:p>
          </table:table-cell>
          <table:table-cell office:value-type="float" office:value="7600" table:formula="of:=[.DD15]+4" table:style-name="ce2">
            <text:p>7600</text:p>
          </table:table-cell>
          <table:table-cell office:value-type="float" office:value="7604" table:formula="of:=[.DE15]+4" table:style-name="ce2">
            <text:p>7604</text:p>
          </table:table-cell>
          <table:table-cell office:value-type="float" office:value="7608" table:formula="of:=[.DF15]+4" table:style-name="ce2">
            <text:p>7608</text:p>
          </table:table-cell>
          <table:table-cell office:value-type="float" office:value="7612" table:formula="of:=[.DG15]+4" table:style-name="ce2">
            <text:p>7612</text:p>
          </table:table-cell>
          <table:table-cell office:value-type="float" office:value="7616" table:formula="of:=[.DH15]+4" table:style-name="ce2">
            <text:p>7616</text:p>
          </table:table-cell>
          <table:table-cell office:value-type="float" office:value="7620" table:formula="of:=[.DI15]+4" table:style-name="ce2">
            <text:p>7620</text:p>
          </table:table-cell>
          <table:table-cell office:value-type="float" office:value="7624" table:formula="of:=[.DJ15]+4" table:style-name="ce2">
            <text:p>7624</text:p>
          </table:table-cell>
          <table:table-cell office:value-type="float" office:value="7628" table:formula="of:=[.DK15]+4" table:style-name="ce2">
            <text:p>7628</text:p>
          </table:table-cell>
          <table:table-cell office:value-type="float" office:value="7632" table:formula="of:=[.DL15]+4" table:style-name="ce2">
            <text:p>7632</text:p>
          </table:table-cell>
          <table:table-cell office:value-type="float" office:value="7636" table:formula="of:=[.DM15]+4" table:style-name="ce2">
            <text:p>7636</text:p>
          </table:table-cell>
          <table:table-cell office:value-type="float" office:value="7640" table:formula="of:=[.DN15]+4" table:style-name="ce2">
            <text:p>7640</text:p>
          </table:table-cell>
          <table:table-cell office:value-type="float" office:value="7644" table:formula="of:=[.DO15]+4" table:style-name="ce2">
            <text:p>7644</text:p>
          </table:table-cell>
          <table:table-cell office:value-type="float" office:value="7648" table:formula="of:=[.DP15]+4" table:style-name="ce2">
            <text:p>7648</text:p>
          </table:table-cell>
          <table:table-cell office:value-type="float" office:value="7652" table:formula="of:=[.DQ15]+4" table:style-name="ce2">
            <text:p>7652</text:p>
          </table:table-cell>
          <table:table-cell office:value-type="float" office:value="7656" table:formula="of:=[.DR15]+4" table:style-name="ce2">
            <text:p>7656</text:p>
          </table:table-cell>
          <table:table-cell office:value-type="float" office:value="7660" table:formula="of:=[.DS15]+4" table:style-name="ce2">
            <text:p>7660</text:p>
          </table:table-cell>
          <table:table-cell office:value-type="float" office:value="7664" table:formula="of:=[.DT15]+4" table:style-name="ce2">
            <text:p>7664</text:p>
          </table:table-cell>
          <table:table-cell office:value-type="float" office:value="7668" table:formula="of:=[.DU15]+4" table:style-name="ce2">
            <text:p>7668</text:p>
          </table:table-cell>
          <table:table-cell office:value-type="float" office:value="7672" table:formula="of:=[.DV15]+4" table:style-name="ce2">
            <text:p>7672</text:p>
          </table:table-cell>
          <table:table-cell office:value-type="float" office:value="7676" table:formula="of:=[.DW15]+4" table:style-name="ce2">
            <text:p>7676</text:p>
          </table:table-cell>
          <table:table-cell table:number-columns-repeated="16256"/>
        </table:table-row>
        <table:table-row table:style-name="ro1">
          <table:table-cell office:value-type="float" office:value="7680" table:formula="of:=[.A15]+512" table:style-name="ce2">
            <text:p>7680</text:p>
          </table:table-cell>
          <table:table-cell office:value-type="float" office:value="7684" table:formula="of:=[.A16]+4" table:style-name="ce2">
            <text:p>7684</text:p>
          </table:table-cell>
          <table:table-cell office:value-type="float" office:value="7688" table:formula="of:=[.B16]+4" table:style-name="ce2">
            <text:p>7688</text:p>
          </table:table-cell>
          <table:table-cell office:value-type="float" office:value="7692" table:formula="of:=[.C16]+4" table:style-name="ce2">
            <text:p>7692</text:p>
          </table:table-cell>
          <table:table-cell office:value-type="float" office:value="7696" table:formula="of:=[.D16]+4" table:style-name="ce2">
            <text:p>7696</text:p>
          </table:table-cell>
          <table:table-cell office:value-type="float" office:value="7700" table:formula="of:=[.E16]+4" table:style-name="ce2">
            <text:p>7700</text:p>
          </table:table-cell>
          <table:table-cell office:value-type="float" office:value="7704" table:formula="of:=[.F16]+4" table:style-name="ce2">
            <text:p>7704</text:p>
          </table:table-cell>
          <table:table-cell office:value-type="float" office:value="7708" table:formula="of:=[.G16]+4" table:style-name="ce2">
            <text:p>7708</text:p>
          </table:table-cell>
          <table:table-cell office:value-type="float" office:value="7712" table:formula="of:=[.H16]+4" table:style-name="ce2">
            <text:p>7712</text:p>
          </table:table-cell>
          <table:table-cell office:value-type="float" office:value="7716" table:formula="of:=[.I16]+4" table:style-name="ce2">
            <text:p>7716</text:p>
          </table:table-cell>
          <table:table-cell office:value-type="float" office:value="7720" table:formula="of:=[.J16]+4" table:style-name="ce2">
            <text:p>7720</text:p>
          </table:table-cell>
          <table:table-cell office:value-type="float" office:value="7724" table:formula="of:=[.K16]+4" table:style-name="ce2">
            <text:p>7724</text:p>
          </table:table-cell>
          <table:table-cell office:value-type="float" office:value="7728" table:formula="of:=[.L16]+4" table:style-name="ce2">
            <text:p>7728</text:p>
          </table:table-cell>
          <table:table-cell office:value-type="float" office:value="7732" table:formula="of:=[.M16]+4" table:style-name="ce2">
            <text:p>7732</text:p>
          </table:table-cell>
          <table:table-cell office:value-type="float" office:value="7736" table:formula="of:=[.N16]+4" table:style-name="ce2">
            <text:p>7736</text:p>
          </table:table-cell>
          <table:table-cell office:value-type="float" office:value="7740" table:formula="of:=[.O16]+4" table:style-name="ce2">
            <text:p>7740</text:p>
          </table:table-cell>
          <table:table-cell office:value-type="float" office:value="7744" table:formula="of:=[.P16]+4" table:style-name="ce2">
            <text:p>7744</text:p>
          </table:table-cell>
          <table:table-cell office:value-type="float" office:value="7748" table:formula="of:=[.Q16]+4" table:style-name="ce2">
            <text:p>7748</text:p>
          </table:table-cell>
          <table:table-cell office:value-type="float" office:value="7752" table:formula="of:=[.R16]+4" table:style-name="ce2">
            <text:p>7752</text:p>
          </table:table-cell>
          <table:table-cell office:value-type="float" office:value="7756" table:formula="of:=[.S16]+4" table:style-name="ce2">
            <text:p>7756</text:p>
          </table:table-cell>
          <table:table-cell office:value-type="float" office:value="7760" table:formula="of:=[.T16]+4" table:style-name="ce2">
            <text:p>7760</text:p>
          </table:table-cell>
          <table:table-cell office:value-type="float" office:value="7764" table:formula="of:=[.U16]+4" table:style-name="ce2">
            <text:p>7764</text:p>
          </table:table-cell>
          <table:table-cell office:value-type="float" office:value="7768" table:formula="of:=[.V16]+4" table:style-name="ce2">
            <text:p>7768</text:p>
          </table:table-cell>
          <table:table-cell office:value-type="float" office:value="7772" table:formula="of:=[.W16]+4" table:style-name="ce2">
            <text:p>7772</text:p>
          </table:table-cell>
          <table:table-cell office:value-type="float" office:value="7776" table:formula="of:=[.X16]+4" table:style-name="ce2">
            <text:p>7776</text:p>
          </table:table-cell>
          <table:table-cell office:value-type="float" office:value="7780" table:formula="of:=[.Y16]+4" table:style-name="ce2">
            <text:p>7780</text:p>
          </table:table-cell>
          <table:table-cell office:value-type="float" office:value="7784" table:formula="of:=[.Z16]+4" table:style-name="ce2">
            <text:p>7784</text:p>
          </table:table-cell>
          <table:table-cell office:value-type="float" office:value="7788" table:formula="of:=[.AA16]+4" table:style-name="ce2">
            <text:p>7788</text:p>
          </table:table-cell>
          <table:table-cell office:value-type="float" office:value="7792" table:formula="of:=[.AB16]+4" table:style-name="ce2">
            <text:p>7792</text:p>
          </table:table-cell>
          <table:table-cell office:value-type="float" office:value="7796" table:formula="of:=[.AC16]+4" table:style-name="ce2">
            <text:p>7796</text:p>
          </table:table-cell>
          <table:table-cell office:value-type="float" office:value="7800" table:formula="of:=[.AD16]+4" table:style-name="ce2">
            <text:p>7800</text:p>
          </table:table-cell>
          <table:table-cell office:value-type="float" office:value="7804" table:formula="of:=[.AE16]+4" table:style-name="ce2">
            <text:p>7804</text:p>
          </table:table-cell>
          <table:table-cell office:value-type="float" office:value="7808" table:formula="of:=[.AF16]+4" table:style-name="ce2">
            <text:p>7808</text:p>
          </table:table-cell>
          <table:table-cell office:value-type="float" office:value="7812" table:formula="of:=[.AG16]+4" table:style-name="ce2">
            <text:p>7812</text:p>
          </table:table-cell>
          <table:table-cell office:value-type="float" office:value="7816" table:formula="of:=[.AH16]+4" table:style-name="ce2">
            <text:p>7816</text:p>
          </table:table-cell>
          <table:table-cell office:value-type="float" office:value="7820" table:formula="of:=[.AI16]+4" table:style-name="ce2">
            <text:p>7820</text:p>
          </table:table-cell>
          <table:table-cell office:value-type="float" office:value="7824" table:formula="of:=[.AJ16]+4" table:style-name="ce2">
            <text:p>7824</text:p>
          </table:table-cell>
          <table:table-cell office:value-type="float" office:value="7828" table:formula="of:=[.AK16]+4" table:style-name="ce2">
            <text:p>7828</text:p>
          </table:table-cell>
          <table:table-cell office:value-type="float" office:value="7832" table:formula="of:=[.AL16]+4" table:style-name="ce2">
            <text:p>7832</text:p>
          </table:table-cell>
          <table:table-cell office:value-type="float" office:value="7836" table:formula="of:=[.AM16]+4" table:style-name="ce2">
            <text:p>7836</text:p>
          </table:table-cell>
          <table:table-cell office:value-type="float" office:value="7840" table:formula="of:=[.AN16]+4" table:style-name="ce2">
            <text:p>7840</text:p>
          </table:table-cell>
          <table:table-cell office:value-type="float" office:value="7844" table:formula="of:=[.AO16]+4" table:style-name="ce2">
            <text:p>7844</text:p>
          </table:table-cell>
          <table:table-cell office:value-type="float" office:value="7848" table:formula="of:=[.AP16]+4" table:style-name="ce2">
            <text:p>7848</text:p>
          </table:table-cell>
          <table:table-cell office:value-type="float" office:value="7852" table:formula="of:=[.AQ16]+4" table:style-name="ce2">
            <text:p>7852</text:p>
          </table:table-cell>
          <table:table-cell office:value-type="float" office:value="7856" table:formula="of:=[.AR16]+4" table:style-name="ce2">
            <text:p>7856</text:p>
          </table:table-cell>
          <table:table-cell office:value-type="float" office:value="7860" table:formula="of:=[.AS16]+4" table:style-name="ce2">
            <text:p>7860</text:p>
          </table:table-cell>
          <table:table-cell office:value-type="float" office:value="7864" table:formula="of:=[.AT16]+4" table:style-name="ce2">
            <text:p>7864</text:p>
          </table:table-cell>
          <table:table-cell office:value-type="float" office:value="7868" table:formula="of:=[.AU16]+4" table:style-name="ce2">
            <text:p>7868</text:p>
          </table:table-cell>
          <table:table-cell office:value-type="float" office:value="7872" table:formula="of:=[.AV16]+4" table:style-name="ce2">
            <text:p>7872</text:p>
          </table:table-cell>
          <table:table-cell office:value-type="float" office:value="7876" table:formula="of:=[.AW16]+4" table:style-name="ce2">
            <text:p>7876</text:p>
          </table:table-cell>
          <table:table-cell office:value-type="float" office:value="7880" table:formula="of:=[.AX16]+4" table:style-name="ce2">
            <text:p>7880</text:p>
          </table:table-cell>
          <table:table-cell office:value-type="float" office:value="7884" table:formula="of:=[.AY16]+4" table:style-name="ce2">
            <text:p>7884</text:p>
          </table:table-cell>
          <table:table-cell office:value-type="float" office:value="7888" table:formula="of:=[.AZ16]+4" table:style-name="ce2">
            <text:p>7888</text:p>
          </table:table-cell>
          <table:table-cell office:value-type="float" office:value="7892" table:formula="of:=[.BA16]+4" table:style-name="ce2">
            <text:p>7892</text:p>
          </table:table-cell>
          <table:table-cell office:value-type="float" office:value="7896" table:formula="of:=[.BB16]+4" table:style-name="ce2">
            <text:p>7896</text:p>
          </table:table-cell>
          <table:table-cell office:value-type="float" office:value="7900" table:formula="of:=[.BC16]+4" table:style-name="ce2">
            <text:p>7900</text:p>
          </table:table-cell>
          <table:table-cell office:value-type="float" office:value="7904" table:formula="of:=[.BD16]+4" table:style-name="ce2">
            <text:p>7904</text:p>
          </table:table-cell>
          <table:table-cell office:value-type="float" office:value="7908" table:formula="of:=[.BE16]+4" table:style-name="ce2">
            <text:p>7908</text:p>
          </table:table-cell>
          <table:table-cell office:value-type="float" office:value="7912" table:formula="of:=[.BF16]+4" table:style-name="ce2">
            <text:p>7912</text:p>
          </table:table-cell>
          <table:table-cell office:value-type="float" office:value="7916" table:formula="of:=[.BG16]+4" table:style-name="ce2">
            <text:p>7916</text:p>
          </table:table-cell>
          <table:table-cell office:value-type="float" office:value="7920" table:formula="of:=[.BH16]+4" table:style-name="ce2">
            <text:p>7920</text:p>
          </table:table-cell>
          <table:table-cell office:value-type="float" office:value="7924" table:formula="of:=[.BI16]+4" table:style-name="ce2">
            <text:p>7924</text:p>
          </table:table-cell>
          <table:table-cell office:value-type="float" office:value="7928" table:formula="of:=[.BJ16]+4" table:style-name="ce2">
            <text:p>7928</text:p>
          </table:table-cell>
          <table:table-cell office:value-type="float" office:value="7932" table:formula="of:=[.BK16]+4" table:style-name="ce2">
            <text:p>7932</text:p>
          </table:table-cell>
          <table:table-cell office:value-type="float" office:value="7936" table:formula="of:=[.BL16]+4" table:style-name="ce2">
            <text:p>7936</text:p>
          </table:table-cell>
          <table:table-cell office:value-type="float" office:value="7940" table:formula="of:=[.BM16]+4" table:style-name="ce2">
            <text:p>7940</text:p>
          </table:table-cell>
          <table:table-cell office:value-type="float" office:value="7944" table:formula="of:=[.BN16]+4" table:style-name="ce2">
            <text:p>7944</text:p>
          </table:table-cell>
          <table:table-cell office:value-type="float" office:value="7948" table:formula="of:=[.BO16]+4" table:style-name="ce2">
            <text:p>7948</text:p>
          </table:table-cell>
          <table:table-cell office:value-type="float" office:value="7952" table:formula="of:=[.BP16]+4" table:style-name="ce2">
            <text:p>7952</text:p>
          </table:table-cell>
          <table:table-cell office:value-type="float" office:value="7956" table:formula="of:=[.BQ16]+4" table:style-name="ce2">
            <text:p>7956</text:p>
          </table:table-cell>
          <table:table-cell office:value-type="float" office:value="7960" table:formula="of:=[.BR16]+4" table:style-name="ce2">
            <text:p>7960</text:p>
          </table:table-cell>
          <table:table-cell office:value-type="float" office:value="7964" table:formula="of:=[.BS16]+4" table:style-name="ce2">
            <text:p>7964</text:p>
          </table:table-cell>
          <table:table-cell office:value-type="float" office:value="7968" table:formula="of:=[.BT16]+4" table:style-name="ce2">
            <text:p>7968</text:p>
          </table:table-cell>
          <table:table-cell office:value-type="float" office:value="7972" table:formula="of:=[.BU16]+4" table:style-name="ce2">
            <text:p>7972</text:p>
          </table:table-cell>
          <table:table-cell office:value-type="float" office:value="7976" table:formula="of:=[.BV16]+4" table:style-name="ce2">
            <text:p>7976</text:p>
          </table:table-cell>
          <table:table-cell office:value-type="float" office:value="7980" table:formula="of:=[.BW16]+4" table:style-name="ce2">
            <text:p>7980</text:p>
          </table:table-cell>
          <table:table-cell office:value-type="float" office:value="7984" table:formula="of:=[.BX16]+4" table:style-name="ce2">
            <text:p>7984</text:p>
          </table:table-cell>
          <table:table-cell office:value-type="float" office:value="7988" table:formula="of:=[.BY16]+4" table:style-name="ce2">
            <text:p>7988</text:p>
          </table:table-cell>
          <table:table-cell office:value-type="float" office:value="7992" table:formula="of:=[.BZ16]+4" table:style-name="ce2">
            <text:p>7992</text:p>
          </table:table-cell>
          <table:table-cell office:value-type="float" office:value="7996" table:formula="of:=[.CA16]+4" table:style-name="ce2">
            <text:p>7996</text:p>
          </table:table-cell>
          <table:table-cell office:value-type="float" office:value="8000" table:formula="of:=[.CB16]+4" table:style-name="ce2">
            <text:p>8000</text:p>
          </table:table-cell>
          <table:table-cell office:value-type="float" office:value="8004" table:formula="of:=[.CC16]+4" table:style-name="ce2">
            <text:p>8004</text:p>
          </table:table-cell>
          <table:table-cell office:value-type="float" office:value="8008" table:formula="of:=[.CD16]+4" table:style-name="ce2">
            <text:p>8008</text:p>
          </table:table-cell>
          <table:table-cell office:value-type="float" office:value="8012" table:formula="of:=[.CE16]+4" table:style-name="ce2">
            <text:p>8012</text:p>
          </table:table-cell>
          <table:table-cell office:value-type="float" office:value="8016" table:formula="of:=[.CF16]+4" table:style-name="ce2">
            <text:p>8016</text:p>
          </table:table-cell>
          <table:table-cell office:value-type="float" office:value="8020" table:formula="of:=[.CG16]+4" table:style-name="ce2">
            <text:p>8020</text:p>
          </table:table-cell>
          <table:table-cell office:value-type="float" office:value="8024" table:formula="of:=[.CH16]+4" table:style-name="ce2">
            <text:p>8024</text:p>
          </table:table-cell>
          <table:table-cell office:value-type="float" office:value="8028" table:formula="of:=[.CI16]+4" table:style-name="ce2">
            <text:p>8028</text:p>
          </table:table-cell>
          <table:table-cell office:value-type="float" office:value="8032" table:formula="of:=[.CJ16]+4" table:style-name="ce2">
            <text:p>8032</text:p>
          </table:table-cell>
          <table:table-cell office:value-type="float" office:value="8036" table:formula="of:=[.CK16]+4" table:style-name="ce2">
            <text:p>8036</text:p>
          </table:table-cell>
          <table:table-cell office:value-type="float" office:value="8040" table:formula="of:=[.CL16]+4" table:style-name="ce2">
            <text:p>8040</text:p>
          </table:table-cell>
          <table:table-cell office:value-type="float" office:value="8044" table:formula="of:=[.CM16]+4" table:style-name="ce2">
            <text:p>8044</text:p>
          </table:table-cell>
          <table:table-cell office:value-type="float" office:value="8048" table:formula="of:=[.CN16]+4" table:style-name="ce2">
            <text:p>8048</text:p>
          </table:table-cell>
          <table:table-cell office:value-type="float" office:value="8052" table:formula="of:=[.CO16]+4" table:style-name="ce2">
            <text:p>8052</text:p>
          </table:table-cell>
          <table:table-cell office:value-type="float" office:value="8056" table:formula="of:=[.CP16]+4" table:style-name="ce2">
            <text:p>8056</text:p>
          </table:table-cell>
          <table:table-cell office:value-type="float" office:value="8060" table:formula="of:=[.CQ16]+4" table:style-name="ce2">
            <text:p>8060</text:p>
          </table:table-cell>
          <table:table-cell office:value-type="float" office:value="8064" table:formula="of:=[.CR16]+4" table:style-name="ce2">
            <text:p>8064</text:p>
          </table:table-cell>
          <table:table-cell office:value-type="float" office:value="8068" table:formula="of:=[.CS16]+4" table:style-name="ce2">
            <text:p>8068</text:p>
          </table:table-cell>
          <table:table-cell office:value-type="float" office:value="8072" table:formula="of:=[.CT16]+4" table:style-name="ce2">
            <text:p>8072</text:p>
          </table:table-cell>
          <table:table-cell office:value-type="float" office:value="8076" table:formula="of:=[.CU16]+4" table:style-name="ce2">
            <text:p>8076</text:p>
          </table:table-cell>
          <table:table-cell office:value-type="float" office:value="8080" table:formula="of:=[.CV16]+4" table:style-name="ce2">
            <text:p>8080</text:p>
          </table:table-cell>
          <table:table-cell office:value-type="float" office:value="8084" table:formula="of:=[.CW16]+4" table:style-name="ce2">
            <text:p>8084</text:p>
          </table:table-cell>
          <table:table-cell office:value-type="float" office:value="8088" table:formula="of:=[.CX16]+4" table:style-name="ce2">
            <text:p>8088</text:p>
          </table:table-cell>
          <table:table-cell office:value-type="float" office:value="8092" table:formula="of:=[.CY16]+4" table:style-name="ce2">
            <text:p>8092</text:p>
          </table:table-cell>
          <table:table-cell office:value-type="float" office:value="8096" table:formula="of:=[.CZ16]+4" table:style-name="ce2">
            <text:p>8096</text:p>
          </table:table-cell>
          <table:table-cell office:value-type="float" office:value="8100" table:formula="of:=[.DA16]+4" table:style-name="ce2">
            <text:p>8100</text:p>
          </table:table-cell>
          <table:table-cell office:value-type="float" office:value="8104" table:formula="of:=[.DB16]+4" table:style-name="ce2">
            <text:p>8104</text:p>
          </table:table-cell>
          <table:table-cell office:value-type="float" office:value="8108" table:formula="of:=[.DC16]+4" table:style-name="ce2">
            <text:p>8108</text:p>
          </table:table-cell>
          <table:table-cell office:value-type="float" office:value="8112" table:formula="of:=[.DD16]+4" table:style-name="ce2">
            <text:p>8112</text:p>
          </table:table-cell>
          <table:table-cell office:value-type="float" office:value="8116" table:formula="of:=[.DE16]+4" table:style-name="ce2">
            <text:p>8116</text:p>
          </table:table-cell>
          <table:table-cell office:value-type="float" office:value="8120" table:formula="of:=[.DF16]+4" table:style-name="ce2">
            <text:p>8120</text:p>
          </table:table-cell>
          <table:table-cell office:value-type="float" office:value="8124" table:formula="of:=[.DG16]+4" table:style-name="ce2">
            <text:p>8124</text:p>
          </table:table-cell>
          <table:table-cell office:value-type="float" office:value="8128" table:formula="of:=[.DH16]+4" table:style-name="ce2">
            <text:p>8128</text:p>
          </table:table-cell>
          <table:table-cell office:value-type="float" office:value="8132" table:formula="of:=[.DI16]+4" table:style-name="ce2">
            <text:p>8132</text:p>
          </table:table-cell>
          <table:table-cell office:value-type="float" office:value="8136" table:formula="of:=[.DJ16]+4" table:style-name="ce2">
            <text:p>8136</text:p>
          </table:table-cell>
          <table:table-cell office:value-type="float" office:value="8140" table:formula="of:=[.DK16]+4" table:style-name="ce2">
            <text:p>8140</text:p>
          </table:table-cell>
          <table:table-cell office:value-type="float" office:value="8144" table:formula="of:=[.DL16]+4" table:style-name="ce2">
            <text:p>8144</text:p>
          </table:table-cell>
          <table:table-cell office:value-type="float" office:value="8148" table:formula="of:=[.DM16]+4" table:style-name="ce2">
            <text:p>8148</text:p>
          </table:table-cell>
          <table:table-cell office:value-type="float" office:value="8152" table:formula="of:=[.DN16]+4" table:style-name="ce2">
            <text:p>8152</text:p>
          </table:table-cell>
          <table:table-cell office:value-type="float" office:value="8156" table:formula="of:=[.DO16]+4" table:style-name="ce2">
            <text:p>8156</text:p>
          </table:table-cell>
          <table:table-cell office:value-type="float" office:value="8160" table:formula="of:=[.DP16]+4" table:style-name="ce2">
            <text:p>8160</text:p>
          </table:table-cell>
          <table:table-cell office:value-type="float" office:value="8164" table:formula="of:=[.DQ16]+4" table:style-name="ce2">
            <text:p>8164</text:p>
          </table:table-cell>
          <table:table-cell office:value-type="float" office:value="8168" table:formula="of:=[.DR16]+4" table:style-name="ce2">
            <text:p>8168</text:p>
          </table:table-cell>
          <table:table-cell office:value-type="float" office:value="8172" table:formula="of:=[.DS16]+4" table:style-name="ce2">
            <text:p>8172</text:p>
          </table:table-cell>
          <table:table-cell office:value-type="float" office:value="8176" table:formula="of:=[.DT16]+4" table:style-name="ce2">
            <text:p>8176</text:p>
          </table:table-cell>
          <table:table-cell office:value-type="float" office:value="8180" table:formula="of:=[.DU16]+4" table:style-name="ce2">
            <text:p>8180</text:p>
          </table:table-cell>
          <table:table-cell office:value-type="float" office:value="8184" table:formula="of:=[.DV16]+4" table:style-name="ce2">
            <text:p>8184</text:p>
          </table:table-cell>
          <table:table-cell office:value-type="float" office:value="8188" table:formula="of:=[.DW16]+4" table:style-name="ce2">
            <text:p>8188</text:p>
          </table:table-cell>
          <table:table-cell table:number-columns-repeated="16256"/>
        </table:table-row>
        <table:table-row table:style-name="ro1">
          <table:table-cell office:value-type="float" office:value="8192" table:formula="of:=[.A16]+512" table:style-name="ce2">
            <text:p>8192</text:p>
          </table:table-cell>
          <table:table-cell office:value-type="float" office:value="8196" table:formula="of:=[.A17]+4" table:style-name="ce2">
            <text:p>8196</text:p>
          </table:table-cell>
          <table:table-cell office:value-type="float" office:value="8200" table:formula="of:=[.B17]+4" table:style-name="ce2">
            <text:p>8200</text:p>
          </table:table-cell>
          <table:table-cell office:value-type="float" office:value="8204" table:formula="of:=[.C17]+4" table:style-name="ce2">
            <text:p>8204</text:p>
          </table:table-cell>
          <table:table-cell office:value-type="float" office:value="8208" table:formula="of:=[.D17]+4" table:style-name="ce2">
            <text:p>8208</text:p>
          </table:table-cell>
          <table:table-cell office:value-type="float" office:value="8212" table:formula="of:=[.E17]+4" table:style-name="ce2">
            <text:p>8212</text:p>
          </table:table-cell>
          <table:table-cell office:value-type="float" office:value="8216" table:formula="of:=[.F17]+4" table:style-name="ce2">
            <text:p>8216</text:p>
          </table:table-cell>
          <table:table-cell office:value-type="float" office:value="8220" table:formula="of:=[.G17]+4" table:style-name="ce2">
            <text:p>8220</text:p>
          </table:table-cell>
          <table:table-cell office:value-type="float" office:value="8224" table:formula="of:=[.H17]+4" table:style-name="ce2">
            <text:p>8224</text:p>
          </table:table-cell>
          <table:table-cell office:value-type="float" office:value="8228" table:formula="of:=[.I17]+4" table:style-name="ce2">
            <text:p>8228</text:p>
          </table:table-cell>
          <table:table-cell office:value-type="float" office:value="8232" table:formula="of:=[.J17]+4" table:style-name="ce2">
            <text:p>8232</text:p>
          </table:table-cell>
          <table:table-cell office:value-type="float" office:value="8236" table:formula="of:=[.K17]+4" table:style-name="ce2">
            <text:p>8236</text:p>
          </table:table-cell>
          <table:table-cell office:value-type="float" office:value="8240" table:formula="of:=[.L17]+4" table:style-name="ce2">
            <text:p>8240</text:p>
          </table:table-cell>
          <table:table-cell office:value-type="float" office:value="8244" table:formula="of:=[.M17]+4" table:style-name="ce2">
            <text:p>8244</text:p>
          </table:table-cell>
          <table:table-cell office:value-type="float" office:value="8248" table:formula="of:=[.N17]+4" table:style-name="ce2">
            <text:p>8248</text:p>
          </table:table-cell>
          <table:table-cell office:value-type="float" office:value="8252" table:formula="of:=[.O17]+4" table:style-name="ce2">
            <text:p>8252</text:p>
          </table:table-cell>
          <table:table-cell office:value-type="float" office:value="8256" table:formula="of:=[.P17]+4" table:style-name="ce2">
            <text:p>8256</text:p>
          </table:table-cell>
          <table:table-cell office:value-type="float" office:value="8260" table:formula="of:=[.Q17]+4" table:style-name="ce2">
            <text:p>8260</text:p>
          </table:table-cell>
          <table:table-cell office:value-type="float" office:value="8264" table:formula="of:=[.R17]+4" table:style-name="ce2">
            <text:p>8264</text:p>
          </table:table-cell>
          <table:table-cell office:value-type="float" office:value="8268" table:formula="of:=[.S17]+4" table:style-name="ce2">
            <text:p>8268</text:p>
          </table:table-cell>
          <table:table-cell office:value-type="float" office:value="8272" table:formula="of:=[.T17]+4" table:style-name="ce2">
            <text:p>8272</text:p>
          </table:table-cell>
          <table:table-cell office:value-type="float" office:value="8276" table:formula="of:=[.U17]+4" table:style-name="ce2">
            <text:p>8276</text:p>
          </table:table-cell>
          <table:table-cell office:value-type="float" office:value="8280" table:formula="of:=[.V17]+4" table:style-name="ce2">
            <text:p>8280</text:p>
          </table:table-cell>
          <table:table-cell office:value-type="float" office:value="8284" table:formula="of:=[.W17]+4" table:style-name="ce2">
            <text:p>8284</text:p>
          </table:table-cell>
          <table:table-cell office:value-type="float" office:value="8288" table:formula="of:=[.X17]+4" table:style-name="ce2">
            <text:p>8288</text:p>
          </table:table-cell>
          <table:table-cell office:value-type="float" office:value="8292" table:formula="of:=[.Y17]+4" table:style-name="ce2">
            <text:p>8292</text:p>
          </table:table-cell>
          <table:table-cell office:value-type="float" office:value="8296" table:formula="of:=[.Z17]+4" table:style-name="ce2">
            <text:p>8296</text:p>
          </table:table-cell>
          <table:table-cell office:value-type="float" office:value="8300" table:formula="of:=[.AA17]+4" table:style-name="ce2">
            <text:p>8300</text:p>
          </table:table-cell>
          <table:table-cell office:value-type="float" office:value="8304" table:formula="of:=[.AB17]+4" table:style-name="ce2">
            <text:p>8304</text:p>
          </table:table-cell>
          <table:table-cell office:value-type="float" office:value="8308" table:formula="of:=[.AC17]+4" table:style-name="ce2">
            <text:p>8308</text:p>
          </table:table-cell>
          <table:table-cell office:value-type="float" office:value="8312" table:formula="of:=[.AD17]+4" table:style-name="ce2">
            <text:p>8312</text:p>
          </table:table-cell>
          <table:table-cell office:value-type="float" office:value="8316" table:formula="of:=[.AE17]+4" table:style-name="ce2">
            <text:p>8316</text:p>
          </table:table-cell>
          <table:table-cell office:value-type="float" office:value="8320" table:formula="of:=[.AF17]+4" table:style-name="ce2">
            <text:p>8320</text:p>
          </table:table-cell>
          <table:table-cell office:value-type="float" office:value="8324" table:formula="of:=[.AG17]+4" table:style-name="ce2">
            <text:p>8324</text:p>
          </table:table-cell>
          <table:table-cell office:value-type="float" office:value="8328" table:formula="of:=[.AH17]+4" table:style-name="ce2">
            <text:p>8328</text:p>
          </table:table-cell>
          <table:table-cell office:value-type="float" office:value="8332" table:formula="of:=[.AI17]+4" table:style-name="ce2">
            <text:p>8332</text:p>
          </table:table-cell>
          <table:table-cell office:value-type="float" office:value="8336" table:formula="of:=[.AJ17]+4" table:style-name="ce2">
            <text:p>8336</text:p>
          </table:table-cell>
          <table:table-cell office:value-type="float" office:value="8340" table:formula="of:=[.AK17]+4" table:style-name="ce2">
            <text:p>8340</text:p>
          </table:table-cell>
          <table:table-cell office:value-type="float" office:value="8344" table:formula="of:=[.AL17]+4" table:style-name="ce2">
            <text:p>8344</text:p>
          </table:table-cell>
          <table:table-cell office:value-type="float" office:value="8348" table:formula="of:=[.AM17]+4" table:style-name="ce2">
            <text:p>8348</text:p>
          </table:table-cell>
          <table:table-cell office:value-type="float" office:value="8352" table:formula="of:=[.AN17]+4" table:style-name="ce2">
            <text:p>8352</text:p>
          </table:table-cell>
          <table:table-cell office:value-type="float" office:value="8356" table:formula="of:=[.AO17]+4" table:style-name="ce2">
            <text:p>8356</text:p>
          </table:table-cell>
          <table:table-cell office:value-type="float" office:value="8360" table:formula="of:=[.AP17]+4" table:style-name="ce2">
            <text:p>8360</text:p>
          </table:table-cell>
          <table:table-cell office:value-type="float" office:value="8364" table:formula="of:=[.AQ17]+4" table:style-name="ce2">
            <text:p>8364</text:p>
          </table:table-cell>
          <table:table-cell office:value-type="float" office:value="8368" table:formula="of:=[.AR17]+4" table:style-name="ce2">
            <text:p>8368</text:p>
          </table:table-cell>
          <table:table-cell office:value-type="float" office:value="8372" table:formula="of:=[.AS17]+4" table:style-name="ce2">
            <text:p>8372</text:p>
          </table:table-cell>
          <table:table-cell office:value-type="float" office:value="8376" table:formula="of:=[.AT17]+4" table:style-name="ce2">
            <text:p>8376</text:p>
          </table:table-cell>
          <table:table-cell office:value-type="float" office:value="8380" table:formula="of:=[.AU17]+4" table:style-name="ce2">
            <text:p>8380</text:p>
          </table:table-cell>
          <table:table-cell office:value-type="float" office:value="8384" table:formula="of:=[.AV17]+4" table:style-name="ce2">
            <text:p>8384</text:p>
          </table:table-cell>
          <table:table-cell office:value-type="float" office:value="8388" table:formula="of:=[.AW17]+4" table:style-name="ce2">
            <text:p>8388</text:p>
          </table:table-cell>
          <table:table-cell office:value-type="float" office:value="8392" table:formula="of:=[.AX17]+4" table:style-name="ce2">
            <text:p>8392</text:p>
          </table:table-cell>
          <table:table-cell office:value-type="float" office:value="8396" table:formula="of:=[.AY17]+4" table:style-name="ce2">
            <text:p>8396</text:p>
          </table:table-cell>
          <table:table-cell office:value-type="float" office:value="8400" table:formula="of:=[.AZ17]+4" table:style-name="ce2">
            <text:p>8400</text:p>
          </table:table-cell>
          <table:table-cell office:value-type="float" office:value="8404" table:formula="of:=[.BA17]+4" table:style-name="ce2">
            <text:p>8404</text:p>
          </table:table-cell>
          <table:table-cell office:value-type="float" office:value="8408" table:formula="of:=[.BB17]+4" table:style-name="ce2">
            <text:p>8408</text:p>
          </table:table-cell>
          <table:table-cell office:value-type="float" office:value="8412" table:formula="of:=[.BC17]+4" table:style-name="ce2">
            <text:p>8412</text:p>
          </table:table-cell>
          <table:table-cell office:value-type="float" office:value="8416" table:formula="of:=[.BD17]+4" table:style-name="ce2">
            <text:p>8416</text:p>
          </table:table-cell>
          <table:table-cell office:value-type="float" office:value="8420" table:formula="of:=[.BE17]+4" table:style-name="ce2">
            <text:p>8420</text:p>
          </table:table-cell>
          <table:table-cell office:value-type="float" office:value="8424" table:formula="of:=[.BF17]+4" table:style-name="ce2">
            <text:p>8424</text:p>
          </table:table-cell>
          <table:table-cell office:value-type="float" office:value="8428" table:formula="of:=[.BG17]+4" table:style-name="ce2">
            <text:p>8428</text:p>
          </table:table-cell>
          <table:table-cell office:value-type="float" office:value="8432" table:formula="of:=[.BH17]+4" table:style-name="ce2">
            <text:p>8432</text:p>
          </table:table-cell>
          <table:table-cell office:value-type="float" office:value="8436" table:formula="of:=[.BI17]+4" table:style-name="ce2">
            <text:p>8436</text:p>
          </table:table-cell>
          <table:table-cell office:value-type="float" office:value="8440" table:formula="of:=[.BJ17]+4" table:style-name="ce2">
            <text:p>8440</text:p>
          </table:table-cell>
          <table:table-cell office:value-type="float" office:value="8444" table:formula="of:=[.BK17]+4" table:style-name="ce2">
            <text:p>8444</text:p>
          </table:table-cell>
          <table:table-cell office:value-type="float" office:value="8448" table:formula="of:=[.BL17]+4" table:style-name="ce2">
            <text:p>8448</text:p>
          </table:table-cell>
          <table:table-cell office:value-type="float" office:value="8452" table:formula="of:=[.BM17]+4" table:style-name="ce2">
            <text:p>8452</text:p>
          </table:table-cell>
          <table:table-cell office:value-type="float" office:value="8456" table:formula="of:=[.BN17]+4" table:style-name="ce2">
            <text:p>8456</text:p>
          </table:table-cell>
          <table:table-cell office:value-type="float" office:value="8460" table:formula="of:=[.BO17]+4" table:style-name="ce2">
            <text:p>8460</text:p>
          </table:table-cell>
          <table:table-cell office:value-type="float" office:value="8464" table:formula="of:=[.BP17]+4" table:style-name="ce2">
            <text:p>8464</text:p>
          </table:table-cell>
          <table:table-cell office:value-type="float" office:value="8468" table:formula="of:=[.BQ17]+4" table:style-name="ce2">
            <text:p>8468</text:p>
          </table:table-cell>
          <table:table-cell office:value-type="float" office:value="8472" table:formula="of:=[.BR17]+4" table:style-name="ce2">
            <text:p>8472</text:p>
          </table:table-cell>
          <table:table-cell office:value-type="float" office:value="8476" table:formula="of:=[.BS17]+4" table:style-name="ce2">
            <text:p>8476</text:p>
          </table:table-cell>
          <table:table-cell office:value-type="float" office:value="8480" table:formula="of:=[.BT17]+4" table:style-name="ce2">
            <text:p>8480</text:p>
          </table:table-cell>
          <table:table-cell office:value-type="float" office:value="8484" table:formula="of:=[.BU17]+4" table:style-name="ce2">
            <text:p>8484</text:p>
          </table:table-cell>
          <table:table-cell office:value-type="float" office:value="8488" table:formula="of:=[.BV17]+4" table:style-name="ce2">
            <text:p>8488</text:p>
          </table:table-cell>
          <table:table-cell office:value-type="float" office:value="8492" table:formula="of:=[.BW17]+4" table:style-name="ce2">
            <text:p>8492</text:p>
          </table:table-cell>
          <table:table-cell office:value-type="float" office:value="8496" table:formula="of:=[.BX17]+4" table:style-name="ce2">
            <text:p>8496</text:p>
          </table:table-cell>
          <table:table-cell office:value-type="float" office:value="8500" table:formula="of:=[.BY17]+4" table:style-name="ce2">
            <text:p>8500</text:p>
          </table:table-cell>
          <table:table-cell office:value-type="float" office:value="8504" table:formula="of:=[.BZ17]+4" table:style-name="ce2">
            <text:p>8504</text:p>
          </table:table-cell>
          <table:table-cell office:value-type="float" office:value="8508" table:formula="of:=[.CA17]+4" table:style-name="ce2">
            <text:p>8508</text:p>
          </table:table-cell>
          <table:table-cell office:value-type="float" office:value="8512" table:formula="of:=[.CB17]+4" table:style-name="ce2">
            <text:p>8512</text:p>
          </table:table-cell>
          <table:table-cell office:value-type="float" office:value="8516" table:formula="of:=[.CC17]+4" table:style-name="ce2">
            <text:p>8516</text:p>
          </table:table-cell>
          <table:table-cell office:value-type="float" office:value="8520" table:formula="of:=[.CD17]+4" table:style-name="ce2">
            <text:p>8520</text:p>
          </table:table-cell>
          <table:table-cell office:value-type="float" office:value="8524" table:formula="of:=[.CE17]+4" table:style-name="ce2">
            <text:p>8524</text:p>
          </table:table-cell>
          <table:table-cell office:value-type="float" office:value="8528" table:formula="of:=[.CF17]+4" table:style-name="ce2">
            <text:p>8528</text:p>
          </table:table-cell>
          <table:table-cell office:value-type="float" office:value="8532" table:formula="of:=[.CG17]+4" table:style-name="ce2">
            <text:p>8532</text:p>
          </table:table-cell>
          <table:table-cell office:value-type="float" office:value="8536" table:formula="of:=[.CH17]+4" table:style-name="ce2">
            <text:p>8536</text:p>
          </table:table-cell>
          <table:table-cell office:value-type="float" office:value="8540" table:formula="of:=[.CI17]+4" table:style-name="ce2">
            <text:p>8540</text:p>
          </table:table-cell>
          <table:table-cell office:value-type="float" office:value="8544" table:formula="of:=[.CJ17]+4" table:style-name="ce2">
            <text:p>8544</text:p>
          </table:table-cell>
          <table:table-cell office:value-type="float" office:value="8548" table:formula="of:=[.CK17]+4" table:style-name="ce2">
            <text:p>8548</text:p>
          </table:table-cell>
          <table:table-cell office:value-type="float" office:value="8552" table:formula="of:=[.CL17]+4" table:style-name="ce2">
            <text:p>8552</text:p>
          </table:table-cell>
          <table:table-cell office:value-type="float" office:value="8556" table:formula="of:=[.CM17]+4" table:style-name="ce2">
            <text:p>8556</text:p>
          </table:table-cell>
          <table:table-cell office:value-type="float" office:value="8560" table:formula="of:=[.CN17]+4" table:style-name="ce2">
            <text:p>8560</text:p>
          </table:table-cell>
          <table:table-cell office:value-type="float" office:value="8564" table:formula="of:=[.CO17]+4" table:style-name="ce2">
            <text:p>8564</text:p>
          </table:table-cell>
          <table:table-cell office:value-type="float" office:value="8568" table:formula="of:=[.CP17]+4" table:style-name="ce2">
            <text:p>8568</text:p>
          </table:table-cell>
          <table:table-cell office:value-type="float" office:value="8572" table:formula="of:=[.CQ17]+4" table:style-name="ce2">
            <text:p>8572</text:p>
          </table:table-cell>
          <table:table-cell office:value-type="float" office:value="8576" table:formula="of:=[.CR17]+4" table:style-name="ce2">
            <text:p>8576</text:p>
          </table:table-cell>
          <table:table-cell office:value-type="float" office:value="8580" table:formula="of:=[.CS17]+4" table:style-name="ce2">
            <text:p>8580</text:p>
          </table:table-cell>
          <table:table-cell office:value-type="float" office:value="8584" table:formula="of:=[.CT17]+4" table:style-name="ce2">
            <text:p>8584</text:p>
          </table:table-cell>
          <table:table-cell office:value-type="float" office:value="8588" table:formula="of:=[.CU17]+4" table:style-name="ce2">
            <text:p>8588</text:p>
          </table:table-cell>
          <table:table-cell office:value-type="float" office:value="8592" table:formula="of:=[.CV17]+4" table:style-name="ce2">
            <text:p>8592</text:p>
          </table:table-cell>
          <table:table-cell office:value-type="float" office:value="8596" table:formula="of:=[.CW17]+4" table:style-name="ce2">
            <text:p>8596</text:p>
          </table:table-cell>
          <table:table-cell office:value-type="float" office:value="8600" table:formula="of:=[.CX17]+4" table:style-name="ce2">
            <text:p>8600</text:p>
          </table:table-cell>
          <table:table-cell office:value-type="float" office:value="8604" table:formula="of:=[.CY17]+4" table:style-name="ce2">
            <text:p>8604</text:p>
          </table:table-cell>
          <table:table-cell office:value-type="float" office:value="8608" table:formula="of:=[.CZ17]+4" table:style-name="ce2">
            <text:p>8608</text:p>
          </table:table-cell>
          <table:table-cell office:value-type="float" office:value="8612" table:formula="of:=[.DA17]+4" table:style-name="ce2">
            <text:p>8612</text:p>
          </table:table-cell>
          <table:table-cell office:value-type="float" office:value="8616" table:formula="of:=[.DB17]+4" table:style-name="ce2">
            <text:p>8616</text:p>
          </table:table-cell>
          <table:table-cell office:value-type="float" office:value="8620" table:formula="of:=[.DC17]+4" table:style-name="ce2">
            <text:p>8620</text:p>
          </table:table-cell>
          <table:table-cell office:value-type="float" office:value="8624" table:formula="of:=[.DD17]+4" table:style-name="ce2">
            <text:p>8624</text:p>
          </table:table-cell>
          <table:table-cell office:value-type="float" office:value="8628" table:formula="of:=[.DE17]+4" table:style-name="ce2">
            <text:p>8628</text:p>
          </table:table-cell>
          <table:table-cell office:value-type="float" office:value="8632" table:formula="of:=[.DF17]+4" table:style-name="ce2">
            <text:p>8632</text:p>
          </table:table-cell>
          <table:table-cell office:value-type="float" office:value="8636" table:formula="of:=[.DG17]+4" table:style-name="ce2">
            <text:p>8636</text:p>
          </table:table-cell>
          <table:table-cell office:value-type="float" office:value="8640" table:formula="of:=[.DH17]+4" table:style-name="ce2">
            <text:p>8640</text:p>
          </table:table-cell>
          <table:table-cell office:value-type="float" office:value="8644" table:formula="of:=[.DI17]+4" table:style-name="ce2">
            <text:p>8644</text:p>
          </table:table-cell>
          <table:table-cell office:value-type="float" office:value="8648" table:formula="of:=[.DJ17]+4" table:style-name="ce2">
            <text:p>8648</text:p>
          </table:table-cell>
          <table:table-cell office:value-type="float" office:value="8652" table:formula="of:=[.DK17]+4" table:style-name="ce2">
            <text:p>8652</text:p>
          </table:table-cell>
          <table:table-cell office:value-type="float" office:value="8656" table:formula="of:=[.DL17]+4" table:style-name="ce2">
            <text:p>8656</text:p>
          </table:table-cell>
          <table:table-cell office:value-type="float" office:value="8660" table:formula="of:=[.DM17]+4" table:style-name="ce2">
            <text:p>8660</text:p>
          </table:table-cell>
          <table:table-cell office:value-type="float" office:value="8664" table:formula="of:=[.DN17]+4" table:style-name="ce2">
            <text:p>8664</text:p>
          </table:table-cell>
          <table:table-cell office:value-type="float" office:value="8668" table:formula="of:=[.DO17]+4" table:style-name="ce2">
            <text:p>8668</text:p>
          </table:table-cell>
          <table:table-cell office:value-type="float" office:value="8672" table:formula="of:=[.DP17]+4" table:style-name="ce2">
            <text:p>8672</text:p>
          </table:table-cell>
          <table:table-cell office:value-type="float" office:value="8676" table:formula="of:=[.DQ17]+4" table:style-name="ce2">
            <text:p>8676</text:p>
          </table:table-cell>
          <table:table-cell office:value-type="float" office:value="8680" table:formula="of:=[.DR17]+4" table:style-name="ce2">
            <text:p>8680</text:p>
          </table:table-cell>
          <table:table-cell office:value-type="float" office:value="8684" table:formula="of:=[.DS17]+4" table:style-name="ce2">
            <text:p>8684</text:p>
          </table:table-cell>
          <table:table-cell office:value-type="float" office:value="8688" table:formula="of:=[.DT17]+4" table:style-name="ce2">
            <text:p>8688</text:p>
          </table:table-cell>
          <table:table-cell office:value-type="float" office:value="8692" table:formula="of:=[.DU17]+4" table:style-name="ce2">
            <text:p>8692</text:p>
          </table:table-cell>
          <table:table-cell office:value-type="float" office:value="8696" table:formula="of:=[.DV17]+4" table:style-name="ce2">
            <text:p>8696</text:p>
          </table:table-cell>
          <table:table-cell office:value-type="float" office:value="8700" table:formula="of:=[.DW17]+4" table:style-name="ce2">
            <text:p>8700</text:p>
          </table:table-cell>
          <table:table-cell table:number-columns-repeated="16256"/>
        </table:table-row>
        <table:table-row table:style-name="ro1">
          <table:table-cell office:value-type="float" office:value="8704" table:formula="of:=[.A17]+512" table:style-name="ce2">
            <text:p>8704</text:p>
          </table:table-cell>
          <table:table-cell office:value-type="float" office:value="8708" table:formula="of:=[.A18]+4" table:style-name="ce2">
            <text:p>8708</text:p>
          </table:table-cell>
          <table:table-cell office:value-type="float" office:value="8712" table:formula="of:=[.B18]+4" table:style-name="ce2">
            <text:p>8712</text:p>
          </table:table-cell>
          <table:table-cell office:value-type="float" office:value="8716" table:formula="of:=[.C18]+4" table:style-name="ce2">
            <text:p>8716</text:p>
          </table:table-cell>
          <table:table-cell office:value-type="float" office:value="8720" table:formula="of:=[.D18]+4" table:style-name="ce2">
            <text:p>8720</text:p>
          </table:table-cell>
          <table:table-cell office:value-type="float" office:value="8724" table:formula="of:=[.E18]+4" table:style-name="ce2">
            <text:p>8724</text:p>
          </table:table-cell>
          <table:table-cell office:value-type="float" office:value="8728" table:formula="of:=[.F18]+4" table:style-name="ce2">
            <text:p>8728</text:p>
          </table:table-cell>
          <table:table-cell office:value-type="float" office:value="8732" table:formula="of:=[.G18]+4" table:style-name="ce2">
            <text:p>8732</text:p>
          </table:table-cell>
          <table:table-cell office:value-type="float" office:value="8736" table:formula="of:=[.H18]+4" table:style-name="ce2">
            <text:p>8736</text:p>
          </table:table-cell>
          <table:table-cell office:value-type="float" office:value="8740" table:formula="of:=[.I18]+4" table:style-name="ce2">
            <text:p>8740</text:p>
          </table:table-cell>
          <table:table-cell office:value-type="float" office:value="8744" table:formula="of:=[.J18]+4" table:style-name="ce2">
            <text:p>8744</text:p>
          </table:table-cell>
          <table:table-cell office:value-type="float" office:value="8748" table:formula="of:=[.K18]+4" table:style-name="ce2">
            <text:p>8748</text:p>
          </table:table-cell>
          <table:table-cell office:value-type="float" office:value="8752" table:formula="of:=[.L18]+4" table:style-name="ce2">
            <text:p>8752</text:p>
          </table:table-cell>
          <table:table-cell office:value-type="float" office:value="8756" table:formula="of:=[.M18]+4" table:style-name="ce2">
            <text:p>8756</text:p>
          </table:table-cell>
          <table:table-cell office:value-type="float" office:value="8760" table:formula="of:=[.N18]+4" table:style-name="ce2">
            <text:p>8760</text:p>
          </table:table-cell>
          <table:table-cell office:value-type="float" office:value="8764" table:formula="of:=[.O18]+4" table:style-name="ce2">
            <text:p>8764</text:p>
          </table:table-cell>
          <table:table-cell office:value-type="float" office:value="8768" table:formula="of:=[.P18]+4" table:style-name="ce2">
            <text:p>8768</text:p>
          </table:table-cell>
          <table:table-cell office:value-type="float" office:value="8772" table:formula="of:=[.Q18]+4" table:style-name="ce2">
            <text:p>8772</text:p>
          </table:table-cell>
          <table:table-cell office:value-type="float" office:value="8776" table:formula="of:=[.R18]+4" table:style-name="ce2">
            <text:p>8776</text:p>
          </table:table-cell>
          <table:table-cell office:value-type="float" office:value="8780" table:formula="of:=[.S18]+4" table:style-name="ce2">
            <text:p>8780</text:p>
          </table:table-cell>
          <table:table-cell office:value-type="float" office:value="8784" table:formula="of:=[.T18]+4" table:style-name="ce2">
            <text:p>8784</text:p>
          </table:table-cell>
          <table:table-cell office:value-type="float" office:value="8788" table:formula="of:=[.U18]+4" table:style-name="ce2">
            <text:p>8788</text:p>
          </table:table-cell>
          <table:table-cell office:value-type="float" office:value="8792" table:formula="of:=[.V18]+4" table:style-name="ce2">
            <text:p>8792</text:p>
          </table:table-cell>
          <table:table-cell office:value-type="float" office:value="8796" table:formula="of:=[.W18]+4" table:style-name="ce2">
            <text:p>8796</text:p>
          </table:table-cell>
          <table:table-cell office:value-type="float" office:value="8800" table:formula="of:=[.X18]+4" table:style-name="ce2">
            <text:p>8800</text:p>
          </table:table-cell>
          <table:table-cell office:value-type="float" office:value="8804" table:formula="of:=[.Y18]+4" table:style-name="ce2">
            <text:p>8804</text:p>
          </table:table-cell>
          <table:table-cell office:value-type="float" office:value="8808" table:formula="of:=[.Z18]+4" table:style-name="ce2">
            <text:p>8808</text:p>
          </table:table-cell>
          <table:table-cell office:value-type="float" office:value="8812" table:formula="of:=[.AA18]+4" table:style-name="ce2">
            <text:p>8812</text:p>
          </table:table-cell>
          <table:table-cell office:value-type="float" office:value="8816" table:formula="of:=[.AB18]+4" table:style-name="ce2">
            <text:p>8816</text:p>
          </table:table-cell>
          <table:table-cell office:value-type="float" office:value="8820" table:formula="of:=[.AC18]+4" table:style-name="ce2">
            <text:p>8820</text:p>
          </table:table-cell>
          <table:table-cell office:value-type="float" office:value="8824" table:formula="of:=[.AD18]+4" table:style-name="ce2">
            <text:p>8824</text:p>
          </table:table-cell>
          <table:table-cell office:value-type="float" office:value="8828" table:formula="of:=[.AE18]+4" table:style-name="ce2">
            <text:p>8828</text:p>
          </table:table-cell>
          <table:table-cell office:value-type="float" office:value="8832" table:formula="of:=[.AF18]+4" table:style-name="ce2">
            <text:p>8832</text:p>
          </table:table-cell>
          <table:table-cell office:value-type="float" office:value="8836" table:formula="of:=[.AG18]+4" table:style-name="ce2">
            <text:p>8836</text:p>
          </table:table-cell>
          <table:table-cell office:value-type="float" office:value="8840" table:formula="of:=[.AH18]+4" table:style-name="ce2">
            <text:p>8840</text:p>
          </table:table-cell>
          <table:table-cell office:value-type="float" office:value="8844" table:formula="of:=[.AI18]+4" table:style-name="ce2">
            <text:p>8844</text:p>
          </table:table-cell>
          <table:table-cell office:value-type="float" office:value="8848" table:formula="of:=[.AJ18]+4" table:style-name="ce2">
            <text:p>8848</text:p>
          </table:table-cell>
          <table:table-cell office:value-type="float" office:value="8852" table:formula="of:=[.AK18]+4" table:style-name="ce2">
            <text:p>8852</text:p>
          </table:table-cell>
          <table:table-cell office:value-type="float" office:value="8856" table:formula="of:=[.AL18]+4" table:style-name="ce2">
            <text:p>8856</text:p>
          </table:table-cell>
          <table:table-cell office:value-type="float" office:value="8860" table:formula="of:=[.AM18]+4" table:style-name="ce2">
            <text:p>8860</text:p>
          </table:table-cell>
          <table:table-cell office:value-type="float" office:value="8864" table:formula="of:=[.AN18]+4" table:style-name="ce2">
            <text:p>8864</text:p>
          </table:table-cell>
          <table:table-cell office:value-type="float" office:value="8868" table:formula="of:=[.AO18]+4" table:style-name="ce2">
            <text:p>8868</text:p>
          </table:table-cell>
          <table:table-cell office:value-type="float" office:value="8872" table:formula="of:=[.AP18]+4" table:style-name="ce2">
            <text:p>8872</text:p>
          </table:table-cell>
          <table:table-cell office:value-type="float" office:value="8876" table:formula="of:=[.AQ18]+4" table:style-name="ce2">
            <text:p>8876</text:p>
          </table:table-cell>
          <table:table-cell office:value-type="float" office:value="8880" table:formula="of:=[.AR18]+4" table:style-name="ce2">
            <text:p>8880</text:p>
          </table:table-cell>
          <table:table-cell office:value-type="float" office:value="8884" table:formula="of:=[.AS18]+4" table:style-name="ce2">
            <text:p>8884</text:p>
          </table:table-cell>
          <table:table-cell office:value-type="float" office:value="8888" table:formula="of:=[.AT18]+4" table:style-name="ce2">
            <text:p>8888</text:p>
          </table:table-cell>
          <table:table-cell office:value-type="float" office:value="8892" table:formula="of:=[.AU18]+4" table:style-name="ce2">
            <text:p>8892</text:p>
          </table:table-cell>
          <table:table-cell office:value-type="float" office:value="8896" table:formula="of:=[.AV18]+4" table:style-name="ce2">
            <text:p>8896</text:p>
          </table:table-cell>
          <table:table-cell office:value-type="float" office:value="8900" table:formula="of:=[.AW18]+4" table:style-name="ce2">
            <text:p>8900</text:p>
          </table:table-cell>
          <table:table-cell office:value-type="float" office:value="8904" table:formula="of:=[.AX18]+4" table:style-name="ce2">
            <text:p>8904</text:p>
          </table:table-cell>
          <table:table-cell office:value-type="float" office:value="8908" table:formula="of:=[.AY18]+4" table:style-name="ce2">
            <text:p>8908</text:p>
          </table:table-cell>
          <table:table-cell office:value-type="float" office:value="8912" table:formula="of:=[.AZ18]+4" table:style-name="ce2">
            <text:p>8912</text:p>
          </table:table-cell>
          <table:table-cell office:value-type="float" office:value="8916" table:formula="of:=[.BA18]+4" table:style-name="ce2">
            <text:p>8916</text:p>
          </table:table-cell>
          <table:table-cell office:value-type="float" office:value="8920" table:formula="of:=[.BB18]+4" table:style-name="ce2">
            <text:p>8920</text:p>
          </table:table-cell>
          <table:table-cell office:value-type="float" office:value="8924" table:formula="of:=[.BC18]+4" table:style-name="ce2">
            <text:p>8924</text:p>
          </table:table-cell>
          <table:table-cell office:value-type="float" office:value="8928" table:formula="of:=[.BD18]+4" table:style-name="ce2">
            <text:p>8928</text:p>
          </table:table-cell>
          <table:table-cell office:value-type="float" office:value="8932" table:formula="of:=[.BE18]+4" table:style-name="ce2">
            <text:p>8932</text:p>
          </table:table-cell>
          <table:table-cell office:value-type="float" office:value="8936" table:formula="of:=[.BF18]+4" table:style-name="ce2">
            <text:p>8936</text:p>
          </table:table-cell>
          <table:table-cell office:value-type="float" office:value="8940" table:formula="of:=[.BG18]+4" table:style-name="ce2">
            <text:p>8940</text:p>
          </table:table-cell>
          <table:table-cell office:value-type="float" office:value="8944" table:formula="of:=[.BH18]+4" table:style-name="ce2">
            <text:p>8944</text:p>
          </table:table-cell>
          <table:table-cell office:value-type="float" office:value="8948" table:formula="of:=[.BI18]+4" table:style-name="ce2">
            <text:p>8948</text:p>
          </table:table-cell>
          <table:table-cell office:value-type="float" office:value="8952" table:formula="of:=[.BJ18]+4" table:style-name="ce2">
            <text:p>8952</text:p>
          </table:table-cell>
          <table:table-cell office:value-type="float" office:value="8956" table:formula="of:=[.BK18]+4" table:style-name="ce2">
            <text:p>8956</text:p>
          </table:table-cell>
          <table:table-cell office:value-type="float" office:value="8960" table:formula="of:=[.BL18]+4" table:style-name="ce2">
            <text:p>8960</text:p>
          </table:table-cell>
          <table:table-cell office:value-type="float" office:value="8964" table:formula="of:=[.BM18]+4" table:style-name="ce2">
            <text:p>8964</text:p>
          </table:table-cell>
          <table:table-cell office:value-type="float" office:value="8968" table:formula="of:=[.BN18]+4" table:style-name="ce2">
            <text:p>8968</text:p>
          </table:table-cell>
          <table:table-cell office:value-type="float" office:value="8972" table:formula="of:=[.BO18]+4" table:style-name="ce2">
            <text:p>8972</text:p>
          </table:table-cell>
          <table:table-cell office:value-type="float" office:value="8976" table:formula="of:=[.BP18]+4" table:style-name="ce2">
            <text:p>8976</text:p>
          </table:table-cell>
          <table:table-cell office:value-type="float" office:value="8980" table:formula="of:=[.BQ18]+4" table:style-name="ce2">
            <text:p>8980</text:p>
          </table:table-cell>
          <table:table-cell office:value-type="float" office:value="8984" table:formula="of:=[.BR18]+4" table:style-name="ce2">
            <text:p>8984</text:p>
          </table:table-cell>
          <table:table-cell office:value-type="float" office:value="8988" table:formula="of:=[.BS18]+4" table:style-name="ce2">
            <text:p>8988</text:p>
          </table:table-cell>
          <table:table-cell office:value-type="float" office:value="8992" table:formula="of:=[.BT18]+4" table:style-name="ce2">
            <text:p>8992</text:p>
          </table:table-cell>
          <table:table-cell office:value-type="float" office:value="8996" table:formula="of:=[.BU18]+4" table:style-name="ce2">
            <text:p>8996</text:p>
          </table:table-cell>
          <table:table-cell office:value-type="float" office:value="9000" table:formula="of:=[.BV18]+4" table:style-name="ce2">
            <text:p>9000</text:p>
          </table:table-cell>
          <table:table-cell office:value-type="float" office:value="9004" table:formula="of:=[.BW18]+4" table:style-name="ce2">
            <text:p>9004</text:p>
          </table:table-cell>
          <table:table-cell office:value-type="float" office:value="9008" table:formula="of:=[.BX18]+4" table:style-name="ce2">
            <text:p>9008</text:p>
          </table:table-cell>
          <table:table-cell office:value-type="float" office:value="9012" table:formula="of:=[.BY18]+4" table:style-name="ce2">
            <text:p>9012</text:p>
          </table:table-cell>
          <table:table-cell office:value-type="float" office:value="9016" table:formula="of:=[.BZ18]+4" table:style-name="ce2">
            <text:p>9016</text:p>
          </table:table-cell>
          <table:table-cell office:value-type="float" office:value="9020" table:formula="of:=[.CA18]+4" table:style-name="ce2">
            <text:p>9020</text:p>
          </table:table-cell>
          <table:table-cell office:value-type="float" office:value="9024" table:formula="of:=[.CB18]+4" table:style-name="ce2">
            <text:p>9024</text:p>
          </table:table-cell>
          <table:table-cell office:value-type="float" office:value="9028" table:formula="of:=[.CC18]+4" table:style-name="ce2">
            <text:p>9028</text:p>
          </table:table-cell>
          <table:table-cell office:value-type="float" office:value="9032" table:formula="of:=[.CD18]+4" table:style-name="ce2">
            <text:p>9032</text:p>
          </table:table-cell>
          <table:table-cell office:value-type="float" office:value="9036" table:formula="of:=[.CE18]+4" table:style-name="ce2">
            <text:p>9036</text:p>
          </table:table-cell>
          <table:table-cell office:value-type="float" office:value="9040" table:formula="of:=[.CF18]+4" table:style-name="ce2">
            <text:p>9040</text:p>
          </table:table-cell>
          <table:table-cell office:value-type="float" office:value="9044" table:formula="of:=[.CG18]+4" table:style-name="ce2">
            <text:p>9044</text:p>
          </table:table-cell>
          <table:table-cell office:value-type="float" office:value="9048" table:formula="of:=[.CH18]+4" table:style-name="ce2">
            <text:p>9048</text:p>
          </table:table-cell>
          <table:table-cell office:value-type="float" office:value="9052" table:formula="of:=[.CI18]+4" table:style-name="ce2">
            <text:p>9052</text:p>
          </table:table-cell>
          <table:table-cell office:value-type="float" office:value="9056" table:formula="of:=[.CJ18]+4" table:style-name="ce2">
            <text:p>9056</text:p>
          </table:table-cell>
          <table:table-cell office:value-type="float" office:value="9060" table:formula="of:=[.CK18]+4" table:style-name="ce2">
            <text:p>9060</text:p>
          </table:table-cell>
          <table:table-cell office:value-type="float" office:value="9064" table:formula="of:=[.CL18]+4" table:style-name="ce2">
            <text:p>9064</text:p>
          </table:table-cell>
          <table:table-cell office:value-type="float" office:value="9068" table:formula="of:=[.CM18]+4" table:style-name="ce2">
            <text:p>9068</text:p>
          </table:table-cell>
          <table:table-cell office:value-type="float" office:value="9072" table:formula="of:=[.CN18]+4" table:style-name="ce2">
            <text:p>9072</text:p>
          </table:table-cell>
          <table:table-cell office:value-type="float" office:value="9076" table:formula="of:=[.CO18]+4" table:style-name="ce2">
            <text:p>9076</text:p>
          </table:table-cell>
          <table:table-cell office:value-type="float" office:value="9080" table:formula="of:=[.CP18]+4" table:style-name="ce2">
            <text:p>9080</text:p>
          </table:table-cell>
          <table:table-cell office:value-type="float" office:value="9084" table:formula="of:=[.CQ18]+4" table:style-name="ce2">
            <text:p>9084</text:p>
          </table:table-cell>
          <table:table-cell office:value-type="float" office:value="9088" table:formula="of:=[.CR18]+4" table:style-name="ce2">
            <text:p>9088</text:p>
          </table:table-cell>
          <table:table-cell office:value-type="float" office:value="9092" table:formula="of:=[.CS18]+4" table:style-name="ce2">
            <text:p>9092</text:p>
          </table:table-cell>
          <table:table-cell office:value-type="float" office:value="9096" table:formula="of:=[.CT18]+4" table:style-name="ce2">
            <text:p>9096</text:p>
          </table:table-cell>
          <table:table-cell office:value-type="float" office:value="9100" table:formula="of:=[.CU18]+4" table:style-name="ce2">
            <text:p>9100</text:p>
          </table:table-cell>
          <table:table-cell office:value-type="float" office:value="9104" table:formula="of:=[.CV18]+4" table:style-name="ce2">
            <text:p>9104</text:p>
          </table:table-cell>
          <table:table-cell office:value-type="float" office:value="9108" table:formula="of:=[.CW18]+4" table:style-name="ce2">
            <text:p>9108</text:p>
          </table:table-cell>
          <table:table-cell office:value-type="float" office:value="9112" table:formula="of:=[.CX18]+4" table:style-name="ce2">
            <text:p>9112</text:p>
          </table:table-cell>
          <table:table-cell office:value-type="float" office:value="9116" table:formula="of:=[.CY18]+4" table:style-name="ce2">
            <text:p>9116</text:p>
          </table:table-cell>
          <table:table-cell office:value-type="float" office:value="9120" table:formula="of:=[.CZ18]+4" table:style-name="ce2">
            <text:p>9120</text:p>
          </table:table-cell>
          <table:table-cell office:value-type="float" office:value="9124" table:formula="of:=[.DA18]+4" table:style-name="ce2">
            <text:p>9124</text:p>
          </table:table-cell>
          <table:table-cell office:value-type="float" office:value="9128" table:formula="of:=[.DB18]+4" table:style-name="ce2">
            <text:p>9128</text:p>
          </table:table-cell>
          <table:table-cell office:value-type="float" office:value="9132" table:formula="of:=[.DC18]+4" table:style-name="ce2">
            <text:p>9132</text:p>
          </table:table-cell>
          <table:table-cell office:value-type="float" office:value="9136" table:formula="of:=[.DD18]+4" table:style-name="ce2">
            <text:p>9136</text:p>
          </table:table-cell>
          <table:table-cell office:value-type="float" office:value="9140" table:formula="of:=[.DE18]+4" table:style-name="ce2">
            <text:p>9140</text:p>
          </table:table-cell>
          <table:table-cell office:value-type="float" office:value="9144" table:formula="of:=[.DF18]+4" table:style-name="ce2">
            <text:p>9144</text:p>
          </table:table-cell>
          <table:table-cell office:value-type="float" office:value="9148" table:formula="of:=[.DG18]+4" table:style-name="ce2">
            <text:p>9148</text:p>
          </table:table-cell>
          <table:table-cell office:value-type="float" office:value="9152" table:formula="of:=[.DH18]+4" table:style-name="ce2">
            <text:p>9152</text:p>
          </table:table-cell>
          <table:table-cell office:value-type="float" office:value="9156" table:formula="of:=[.DI18]+4" table:style-name="ce2">
            <text:p>9156</text:p>
          </table:table-cell>
          <table:table-cell office:value-type="float" office:value="9160" table:formula="of:=[.DJ18]+4" table:style-name="ce2">
            <text:p>9160</text:p>
          </table:table-cell>
          <table:table-cell office:value-type="float" office:value="9164" table:formula="of:=[.DK18]+4" table:style-name="ce2">
            <text:p>9164</text:p>
          </table:table-cell>
          <table:table-cell office:value-type="float" office:value="9168" table:formula="of:=[.DL18]+4" table:style-name="ce2">
            <text:p>9168</text:p>
          </table:table-cell>
          <table:table-cell office:value-type="float" office:value="9172" table:formula="of:=[.DM18]+4" table:style-name="ce2">
            <text:p>9172</text:p>
          </table:table-cell>
          <table:table-cell office:value-type="float" office:value="9176" table:formula="of:=[.DN18]+4" table:style-name="ce2">
            <text:p>9176</text:p>
          </table:table-cell>
          <table:table-cell office:value-type="float" office:value="9180" table:formula="of:=[.DO18]+4" table:style-name="ce2">
            <text:p>9180</text:p>
          </table:table-cell>
          <table:table-cell office:value-type="float" office:value="9184" table:formula="of:=[.DP18]+4" table:style-name="ce2">
            <text:p>9184</text:p>
          </table:table-cell>
          <table:table-cell office:value-type="float" office:value="9188" table:formula="of:=[.DQ18]+4" table:style-name="ce2">
            <text:p>9188</text:p>
          </table:table-cell>
          <table:table-cell office:value-type="float" office:value="9192" table:formula="of:=[.DR18]+4" table:style-name="ce2">
            <text:p>9192</text:p>
          </table:table-cell>
          <table:table-cell office:value-type="float" office:value="9196" table:formula="of:=[.DS18]+4" table:style-name="ce2">
            <text:p>9196</text:p>
          </table:table-cell>
          <table:table-cell office:value-type="float" office:value="9200" table:formula="of:=[.DT18]+4" table:style-name="ce2">
            <text:p>9200</text:p>
          </table:table-cell>
          <table:table-cell office:value-type="float" office:value="9204" table:formula="of:=[.DU18]+4" table:style-name="ce2">
            <text:p>9204</text:p>
          </table:table-cell>
          <table:table-cell office:value-type="float" office:value="9208" table:formula="of:=[.DV18]+4" table:style-name="ce2">
            <text:p>9208</text:p>
          </table:table-cell>
          <table:table-cell office:value-type="float" office:value="9212" table:formula="of:=[.DW18]+4" table:style-name="ce2">
            <text:p>9212</text:p>
          </table:table-cell>
          <table:table-cell table:number-columns-repeated="16256"/>
        </table:table-row>
        <table:table-row table:style-name="ro1">
          <table:table-cell office:value-type="float" office:value="9216" table:formula="of:=[.A18]+512" table:style-name="ce2">
            <text:p>9216</text:p>
          </table:table-cell>
          <table:table-cell office:value-type="float" office:value="9220" table:formula="of:=[.A19]+4" table:style-name="ce2">
            <text:p>9220</text:p>
          </table:table-cell>
          <table:table-cell office:value-type="float" office:value="9224" table:formula="of:=[.B19]+4" table:style-name="ce2">
            <text:p>9224</text:p>
          </table:table-cell>
          <table:table-cell office:value-type="float" office:value="9228" table:formula="of:=[.C19]+4" table:style-name="ce2">
            <text:p>9228</text:p>
          </table:table-cell>
          <table:table-cell office:value-type="float" office:value="9232" table:formula="of:=[.D19]+4" table:style-name="ce2">
            <text:p>9232</text:p>
          </table:table-cell>
          <table:table-cell office:value-type="float" office:value="9236" table:formula="of:=[.E19]+4" table:style-name="ce2">
            <text:p>9236</text:p>
          </table:table-cell>
          <table:table-cell office:value-type="float" office:value="9240" table:formula="of:=[.F19]+4" table:style-name="ce2">
            <text:p>9240</text:p>
          </table:table-cell>
          <table:table-cell office:value-type="float" office:value="9244" table:formula="of:=[.G19]+4" table:style-name="ce2">
            <text:p>9244</text:p>
          </table:table-cell>
          <table:table-cell office:value-type="float" office:value="9248" table:formula="of:=[.H19]+4" table:style-name="ce2">
            <text:p>9248</text:p>
          </table:table-cell>
          <table:table-cell office:value-type="float" office:value="9252" table:formula="of:=[.I19]+4" table:style-name="ce2">
            <text:p>9252</text:p>
          </table:table-cell>
          <table:table-cell office:value-type="float" office:value="9256" table:formula="of:=[.J19]+4" table:style-name="ce2">
            <text:p>9256</text:p>
          </table:table-cell>
          <table:table-cell office:value-type="float" office:value="9260" table:formula="of:=[.K19]+4" table:style-name="ce2">
            <text:p>9260</text:p>
          </table:table-cell>
          <table:table-cell office:value-type="float" office:value="9264" table:formula="of:=[.L19]+4" table:style-name="ce2">
            <text:p>9264</text:p>
          </table:table-cell>
          <table:table-cell office:value-type="float" office:value="9268" table:formula="of:=[.M19]+4" table:style-name="ce2">
            <text:p>9268</text:p>
          </table:table-cell>
          <table:table-cell office:value-type="float" office:value="9272" table:formula="of:=[.N19]+4" table:style-name="ce2">
            <text:p>9272</text:p>
          </table:table-cell>
          <table:table-cell office:value-type="float" office:value="9276" table:formula="of:=[.O19]+4" table:style-name="ce2">
            <text:p>9276</text:p>
          </table:table-cell>
          <table:table-cell office:value-type="float" office:value="9280" table:formula="of:=[.P19]+4" table:style-name="ce2">
            <text:p>9280</text:p>
          </table:table-cell>
          <table:table-cell office:value-type="float" office:value="9284" table:formula="of:=[.Q19]+4" table:style-name="ce2">
            <text:p>9284</text:p>
          </table:table-cell>
          <table:table-cell office:value-type="float" office:value="9288" table:formula="of:=[.R19]+4" table:style-name="ce2">
            <text:p>9288</text:p>
          </table:table-cell>
          <table:table-cell office:value-type="float" office:value="9292" table:formula="of:=[.S19]+4" table:style-name="ce2">
            <text:p>9292</text:p>
          </table:table-cell>
          <table:table-cell office:value-type="float" office:value="9296" table:formula="of:=[.T19]+4" table:style-name="ce2">
            <text:p>9296</text:p>
          </table:table-cell>
          <table:table-cell office:value-type="float" office:value="9300" table:formula="of:=[.U19]+4" table:style-name="ce2">
            <text:p>9300</text:p>
          </table:table-cell>
          <table:table-cell office:value-type="float" office:value="9304" table:formula="of:=[.V19]+4" table:style-name="ce2">
            <text:p>9304</text:p>
          </table:table-cell>
          <table:table-cell office:value-type="float" office:value="9308" table:formula="of:=[.W19]+4" table:style-name="ce2">
            <text:p>9308</text:p>
          </table:table-cell>
          <table:table-cell office:value-type="float" office:value="9312" table:formula="of:=[.X19]+4" table:style-name="ce2">
            <text:p>9312</text:p>
          </table:table-cell>
          <table:table-cell office:value-type="float" office:value="9316" table:formula="of:=[.Y19]+4" table:style-name="ce2">
            <text:p>9316</text:p>
          </table:table-cell>
          <table:table-cell office:value-type="float" office:value="9320" table:formula="of:=[.Z19]+4" table:style-name="ce2">
            <text:p>9320</text:p>
          </table:table-cell>
          <table:table-cell office:value-type="float" office:value="9324" table:formula="of:=[.AA19]+4" table:style-name="ce2">
            <text:p>9324</text:p>
          </table:table-cell>
          <table:table-cell office:value-type="float" office:value="9328" table:formula="of:=[.AB19]+4" table:style-name="ce2">
            <text:p>9328</text:p>
          </table:table-cell>
          <table:table-cell office:value-type="float" office:value="9332" table:formula="of:=[.AC19]+4" table:style-name="ce2">
            <text:p>9332</text:p>
          </table:table-cell>
          <table:table-cell office:value-type="float" office:value="9336" table:formula="of:=[.AD19]+4" table:style-name="ce2">
            <text:p>9336</text:p>
          </table:table-cell>
          <table:table-cell office:value-type="float" office:value="9340" table:formula="of:=[.AE19]+4" table:style-name="ce2">
            <text:p>9340</text:p>
          </table:table-cell>
          <table:table-cell office:value-type="float" office:value="9344" table:formula="of:=[.AF19]+4" table:style-name="ce2">
            <text:p>9344</text:p>
          </table:table-cell>
          <table:table-cell office:value-type="float" office:value="9348" table:formula="of:=[.AG19]+4" table:style-name="ce2">
            <text:p>9348</text:p>
          </table:table-cell>
          <table:table-cell office:value-type="float" office:value="9352" table:formula="of:=[.AH19]+4" table:style-name="ce2">
            <text:p>9352</text:p>
          </table:table-cell>
          <table:table-cell office:value-type="float" office:value="9356" table:formula="of:=[.AI19]+4" table:style-name="ce2">
            <text:p>9356</text:p>
          </table:table-cell>
          <table:table-cell office:value-type="float" office:value="9360" table:formula="of:=[.AJ19]+4" table:style-name="ce2">
            <text:p>9360</text:p>
          </table:table-cell>
          <table:table-cell office:value-type="float" office:value="9364" table:formula="of:=[.AK19]+4" table:style-name="ce2">
            <text:p>9364</text:p>
          </table:table-cell>
          <table:table-cell office:value-type="float" office:value="9368" table:formula="of:=[.AL19]+4" table:style-name="ce2">
            <text:p>9368</text:p>
          </table:table-cell>
          <table:table-cell office:value-type="float" office:value="9372" table:formula="of:=[.AM19]+4" table:style-name="ce2">
            <text:p>9372</text:p>
          </table:table-cell>
          <table:table-cell office:value-type="float" office:value="9376" table:formula="of:=[.AN19]+4" table:style-name="ce2">
            <text:p>9376</text:p>
          </table:table-cell>
          <table:table-cell office:value-type="float" office:value="9380" table:formula="of:=[.AO19]+4" table:style-name="ce2">
            <text:p>9380</text:p>
          </table:table-cell>
          <table:table-cell office:value-type="float" office:value="9384" table:formula="of:=[.AP19]+4" table:style-name="ce2">
            <text:p>9384</text:p>
          </table:table-cell>
          <table:table-cell office:value-type="float" office:value="9388" table:formula="of:=[.AQ19]+4" table:style-name="ce2">
            <text:p>9388</text:p>
          </table:table-cell>
          <table:table-cell office:value-type="float" office:value="9392" table:formula="of:=[.AR19]+4" table:style-name="ce2">
            <text:p>9392</text:p>
          </table:table-cell>
          <table:table-cell office:value-type="float" office:value="9396" table:formula="of:=[.AS19]+4" table:style-name="ce2">
            <text:p>9396</text:p>
          </table:table-cell>
          <table:table-cell office:value-type="float" office:value="9400" table:formula="of:=[.AT19]+4" table:style-name="ce2">
            <text:p>9400</text:p>
          </table:table-cell>
          <table:table-cell office:value-type="float" office:value="9404" table:formula="of:=[.AU19]+4" table:style-name="ce2">
            <text:p>9404</text:p>
          </table:table-cell>
          <table:table-cell office:value-type="float" office:value="9408" table:formula="of:=[.AV19]+4" table:style-name="ce2">
            <text:p>9408</text:p>
          </table:table-cell>
          <table:table-cell office:value-type="float" office:value="9412" table:formula="of:=[.AW19]+4" table:style-name="ce2">
            <text:p>9412</text:p>
          </table:table-cell>
          <table:table-cell office:value-type="float" office:value="9416" table:formula="of:=[.AX19]+4" table:style-name="ce2">
            <text:p>9416</text:p>
          </table:table-cell>
          <table:table-cell office:value-type="float" office:value="9420" table:formula="of:=[.AY19]+4" table:style-name="ce2">
            <text:p>9420</text:p>
          </table:table-cell>
          <table:table-cell office:value-type="float" office:value="9424" table:formula="of:=[.AZ19]+4" table:style-name="ce2">
            <text:p>9424</text:p>
          </table:table-cell>
          <table:table-cell office:value-type="float" office:value="9428" table:formula="of:=[.BA19]+4" table:style-name="ce2">
            <text:p>9428</text:p>
          </table:table-cell>
          <table:table-cell office:value-type="float" office:value="9432" table:formula="of:=[.BB19]+4" table:style-name="ce2">
            <text:p>9432</text:p>
          </table:table-cell>
          <table:table-cell office:value-type="float" office:value="9436" table:formula="of:=[.BC19]+4" table:style-name="ce2">
            <text:p>9436</text:p>
          </table:table-cell>
          <table:table-cell office:value-type="float" office:value="9440" table:formula="of:=[.BD19]+4" table:style-name="ce2">
            <text:p>9440</text:p>
          </table:table-cell>
          <table:table-cell office:value-type="float" office:value="9444" table:formula="of:=[.BE19]+4" table:style-name="ce2">
            <text:p>9444</text:p>
          </table:table-cell>
          <table:table-cell office:value-type="float" office:value="9448" table:formula="of:=[.BF19]+4" table:style-name="ce2">
            <text:p>9448</text:p>
          </table:table-cell>
          <table:table-cell office:value-type="float" office:value="9452" table:formula="of:=[.BG19]+4" table:style-name="ce2">
            <text:p>9452</text:p>
          </table:table-cell>
          <table:table-cell office:value-type="float" office:value="9456" table:formula="of:=[.BH19]+4" table:style-name="ce2">
            <text:p>9456</text:p>
          </table:table-cell>
          <table:table-cell office:value-type="float" office:value="9460" table:formula="of:=[.BI19]+4" table:style-name="ce2">
            <text:p>9460</text:p>
          </table:table-cell>
          <table:table-cell office:value-type="float" office:value="9464" table:formula="of:=[.BJ19]+4" table:style-name="ce2">
            <text:p>9464</text:p>
          </table:table-cell>
          <table:table-cell office:value-type="float" office:value="9468" table:formula="of:=[.BK19]+4" table:style-name="ce2">
            <text:p>9468</text:p>
          </table:table-cell>
          <table:table-cell office:value-type="float" office:value="9472" table:formula="of:=[.BL19]+4" table:style-name="ce2">
            <text:p>9472</text:p>
          </table:table-cell>
          <table:table-cell office:value-type="float" office:value="9476" table:formula="of:=[.BM19]+4" table:style-name="ce2">
            <text:p>9476</text:p>
          </table:table-cell>
          <table:table-cell office:value-type="float" office:value="9480" table:formula="of:=[.BN19]+4" table:style-name="ce2">
            <text:p>9480</text:p>
          </table:table-cell>
          <table:table-cell office:value-type="float" office:value="9484" table:formula="of:=[.BO19]+4" table:style-name="ce2">
            <text:p>9484</text:p>
          </table:table-cell>
          <table:table-cell office:value-type="float" office:value="9488" table:formula="of:=[.BP19]+4" table:style-name="ce2">
            <text:p>9488</text:p>
          </table:table-cell>
          <table:table-cell office:value-type="float" office:value="9492" table:formula="of:=[.BQ19]+4" table:style-name="ce2">
            <text:p>9492</text:p>
          </table:table-cell>
          <table:table-cell office:value-type="float" office:value="9496" table:formula="of:=[.BR19]+4" table:style-name="ce2">
            <text:p>9496</text:p>
          </table:table-cell>
          <table:table-cell office:value-type="float" office:value="9500" table:formula="of:=[.BS19]+4" table:style-name="ce2">
            <text:p>9500</text:p>
          </table:table-cell>
          <table:table-cell office:value-type="float" office:value="9504" table:formula="of:=[.BT19]+4" table:style-name="ce2">
            <text:p>9504</text:p>
          </table:table-cell>
          <table:table-cell office:value-type="float" office:value="9508" table:formula="of:=[.BU19]+4" table:style-name="ce2">
            <text:p>9508</text:p>
          </table:table-cell>
          <table:table-cell office:value-type="float" office:value="9512" table:formula="of:=[.BV19]+4" table:style-name="ce2">
            <text:p>9512</text:p>
          </table:table-cell>
          <table:table-cell office:value-type="float" office:value="9516" table:formula="of:=[.BW19]+4" table:style-name="ce2">
            <text:p>9516</text:p>
          </table:table-cell>
          <table:table-cell office:value-type="float" office:value="9520" table:formula="of:=[.BX19]+4" table:style-name="ce2">
            <text:p>9520</text:p>
          </table:table-cell>
          <table:table-cell office:value-type="float" office:value="9524" table:formula="of:=[.BY19]+4" table:style-name="ce2">
            <text:p>9524</text:p>
          </table:table-cell>
          <table:table-cell office:value-type="float" office:value="9528" table:formula="of:=[.BZ19]+4" table:style-name="ce2">
            <text:p>9528</text:p>
          </table:table-cell>
          <table:table-cell office:value-type="float" office:value="9532" table:formula="of:=[.CA19]+4" table:style-name="ce2">
            <text:p>9532</text:p>
          </table:table-cell>
          <table:table-cell office:value-type="float" office:value="9536" table:formula="of:=[.CB19]+4" table:style-name="ce2">
            <text:p>9536</text:p>
          </table:table-cell>
          <table:table-cell office:value-type="float" office:value="9540" table:formula="of:=[.CC19]+4" table:style-name="ce2">
            <text:p>9540</text:p>
          </table:table-cell>
          <table:table-cell office:value-type="float" office:value="9544" table:formula="of:=[.CD19]+4" table:style-name="ce2">
            <text:p>9544</text:p>
          </table:table-cell>
          <table:table-cell office:value-type="float" office:value="9548" table:formula="of:=[.CE19]+4" table:style-name="ce2">
            <text:p>9548</text:p>
          </table:table-cell>
          <table:table-cell office:value-type="float" office:value="9552" table:formula="of:=[.CF19]+4" table:style-name="ce2">
            <text:p>9552</text:p>
          </table:table-cell>
          <table:table-cell office:value-type="float" office:value="9556" table:formula="of:=[.CG19]+4" table:style-name="ce2">
            <text:p>9556</text:p>
          </table:table-cell>
          <table:table-cell office:value-type="float" office:value="9560" table:formula="of:=[.CH19]+4" table:style-name="ce2">
            <text:p>9560</text:p>
          </table:table-cell>
          <table:table-cell office:value-type="float" office:value="9564" table:formula="of:=[.CI19]+4" table:style-name="ce2">
            <text:p>9564</text:p>
          </table:table-cell>
          <table:table-cell office:value-type="float" office:value="9568" table:formula="of:=[.CJ19]+4" table:style-name="ce2">
            <text:p>9568</text:p>
          </table:table-cell>
          <table:table-cell office:value-type="float" office:value="9572" table:formula="of:=[.CK19]+4" table:style-name="ce2">
            <text:p>9572</text:p>
          </table:table-cell>
          <table:table-cell office:value-type="float" office:value="9576" table:formula="of:=[.CL19]+4" table:style-name="ce2">
            <text:p>9576</text:p>
          </table:table-cell>
          <table:table-cell office:value-type="float" office:value="9580" table:formula="of:=[.CM19]+4" table:style-name="ce2">
            <text:p>9580</text:p>
          </table:table-cell>
          <table:table-cell office:value-type="float" office:value="9584" table:formula="of:=[.CN19]+4" table:style-name="ce2">
            <text:p>9584</text:p>
          </table:table-cell>
          <table:table-cell office:value-type="float" office:value="9588" table:formula="of:=[.CO19]+4" table:style-name="ce2">
            <text:p>9588</text:p>
          </table:table-cell>
          <table:table-cell office:value-type="float" office:value="9592" table:formula="of:=[.CP19]+4" table:style-name="ce2">
            <text:p>9592</text:p>
          </table:table-cell>
          <table:table-cell office:value-type="float" office:value="9596" table:formula="of:=[.CQ19]+4" table:style-name="ce2">
            <text:p>9596</text:p>
          </table:table-cell>
          <table:table-cell office:value-type="float" office:value="9600" table:formula="of:=[.CR19]+4" table:style-name="ce2">
            <text:p>9600</text:p>
          </table:table-cell>
          <table:table-cell office:value-type="float" office:value="9604" table:formula="of:=[.CS19]+4" table:style-name="ce2">
            <text:p>9604</text:p>
          </table:table-cell>
          <table:table-cell office:value-type="float" office:value="9608" table:formula="of:=[.CT19]+4" table:style-name="ce2">
            <text:p>9608</text:p>
          </table:table-cell>
          <table:table-cell office:value-type="float" office:value="9612" table:formula="of:=[.CU19]+4" table:style-name="ce2">
            <text:p>9612</text:p>
          </table:table-cell>
          <table:table-cell office:value-type="float" office:value="9616" table:formula="of:=[.CV19]+4" table:style-name="ce2">
            <text:p>9616</text:p>
          </table:table-cell>
          <table:table-cell office:value-type="float" office:value="9620" table:formula="of:=[.CW19]+4" table:style-name="ce2">
            <text:p>9620</text:p>
          </table:table-cell>
          <table:table-cell office:value-type="float" office:value="9624" table:formula="of:=[.CX19]+4" table:style-name="ce2">
            <text:p>9624</text:p>
          </table:table-cell>
          <table:table-cell office:value-type="float" office:value="9628" table:formula="of:=[.CY19]+4" table:style-name="ce2">
            <text:p>9628</text:p>
          </table:table-cell>
          <table:table-cell office:value-type="float" office:value="9632" table:formula="of:=[.CZ19]+4" table:style-name="ce2">
            <text:p>9632</text:p>
          </table:table-cell>
          <table:table-cell office:value-type="float" office:value="9636" table:formula="of:=[.DA19]+4" table:style-name="ce2">
            <text:p>9636</text:p>
          </table:table-cell>
          <table:table-cell office:value-type="float" office:value="9640" table:formula="of:=[.DB19]+4" table:style-name="ce2">
            <text:p>9640</text:p>
          </table:table-cell>
          <table:table-cell office:value-type="float" office:value="9644" table:formula="of:=[.DC19]+4" table:style-name="ce2">
            <text:p>9644</text:p>
          </table:table-cell>
          <table:table-cell office:value-type="float" office:value="9648" table:formula="of:=[.DD19]+4" table:style-name="ce2">
            <text:p>9648</text:p>
          </table:table-cell>
          <table:table-cell office:value-type="float" office:value="9652" table:formula="of:=[.DE19]+4" table:style-name="ce2">
            <text:p>9652</text:p>
          </table:table-cell>
          <table:table-cell office:value-type="float" office:value="9656" table:formula="of:=[.DF19]+4" table:style-name="ce2">
            <text:p>9656</text:p>
          </table:table-cell>
          <table:table-cell office:value-type="float" office:value="9660" table:formula="of:=[.DG19]+4" table:style-name="ce2">
            <text:p>9660</text:p>
          </table:table-cell>
          <table:table-cell office:value-type="float" office:value="9664" table:formula="of:=[.DH19]+4" table:style-name="ce2">
            <text:p>9664</text:p>
          </table:table-cell>
          <table:table-cell office:value-type="float" office:value="9668" table:formula="of:=[.DI19]+4" table:style-name="ce2">
            <text:p>9668</text:p>
          </table:table-cell>
          <table:table-cell office:value-type="float" office:value="9672" table:formula="of:=[.DJ19]+4" table:style-name="ce2">
            <text:p>9672</text:p>
          </table:table-cell>
          <table:table-cell office:value-type="float" office:value="9676" table:formula="of:=[.DK19]+4" table:style-name="ce2">
            <text:p>9676</text:p>
          </table:table-cell>
          <table:table-cell office:value-type="float" office:value="9680" table:formula="of:=[.DL19]+4" table:style-name="ce2">
            <text:p>9680</text:p>
          </table:table-cell>
          <table:table-cell office:value-type="float" office:value="9684" table:formula="of:=[.DM19]+4" table:style-name="ce2">
            <text:p>9684</text:p>
          </table:table-cell>
          <table:table-cell office:value-type="float" office:value="9688" table:formula="of:=[.DN19]+4" table:style-name="ce2">
            <text:p>9688</text:p>
          </table:table-cell>
          <table:table-cell office:value-type="float" office:value="9692" table:formula="of:=[.DO19]+4" table:style-name="ce2">
            <text:p>9692</text:p>
          </table:table-cell>
          <table:table-cell office:value-type="float" office:value="9696" table:formula="of:=[.DP19]+4" table:style-name="ce2">
            <text:p>9696</text:p>
          </table:table-cell>
          <table:table-cell office:value-type="float" office:value="9700" table:formula="of:=[.DQ19]+4" table:style-name="ce2">
            <text:p>9700</text:p>
          </table:table-cell>
          <table:table-cell office:value-type="float" office:value="9704" table:formula="of:=[.DR19]+4" table:style-name="ce2">
            <text:p>9704</text:p>
          </table:table-cell>
          <table:table-cell office:value-type="float" office:value="9708" table:formula="of:=[.DS19]+4" table:style-name="ce2">
            <text:p>9708</text:p>
          </table:table-cell>
          <table:table-cell office:value-type="float" office:value="9712" table:formula="of:=[.DT19]+4" table:style-name="ce2">
            <text:p>9712</text:p>
          </table:table-cell>
          <table:table-cell office:value-type="float" office:value="9716" table:formula="of:=[.DU19]+4" table:style-name="ce2">
            <text:p>9716</text:p>
          </table:table-cell>
          <table:table-cell office:value-type="float" office:value="9720" table:formula="of:=[.DV19]+4" table:style-name="ce2">
            <text:p>9720</text:p>
          </table:table-cell>
          <table:table-cell office:value-type="float" office:value="9724" table:formula="of:=[.DW19]+4" table:style-name="ce2">
            <text:p>9724</text:p>
          </table:table-cell>
          <table:table-cell table:number-columns-repeated="16256"/>
        </table:table-row>
        <table:table-row table:style-name="ro1">
          <table:table-cell office:value-type="float" office:value="9728" table:formula="of:=[.A19]+512" table:style-name="ce2">
            <text:p>9728</text:p>
          </table:table-cell>
          <table:table-cell office:value-type="float" office:value="9732" table:formula="of:=[.A20]+4" table:style-name="ce2">
            <text:p>9732</text:p>
          </table:table-cell>
          <table:table-cell office:value-type="float" office:value="9736" table:formula="of:=[.B20]+4" table:style-name="ce2">
            <text:p>9736</text:p>
          </table:table-cell>
          <table:table-cell office:value-type="float" office:value="9740" table:formula="of:=[.C20]+4" table:style-name="ce2">
            <text:p>9740</text:p>
          </table:table-cell>
          <table:table-cell office:value-type="float" office:value="9744" table:formula="of:=[.D20]+4" table:style-name="ce2">
            <text:p>9744</text:p>
          </table:table-cell>
          <table:table-cell office:value-type="float" office:value="9748" table:formula="of:=[.E20]+4" table:style-name="ce2">
            <text:p>9748</text:p>
          </table:table-cell>
          <table:table-cell office:value-type="float" office:value="9752" table:formula="of:=[.F20]+4" table:style-name="ce2">
            <text:p>9752</text:p>
          </table:table-cell>
          <table:table-cell office:value-type="float" office:value="9756" table:formula="of:=[.G20]+4" table:style-name="ce2">
            <text:p>9756</text:p>
          </table:table-cell>
          <table:table-cell office:value-type="float" office:value="9760" table:formula="of:=[.H20]+4" table:style-name="ce2">
            <text:p>9760</text:p>
          </table:table-cell>
          <table:table-cell office:value-type="float" office:value="9764" table:formula="of:=[.I20]+4" table:style-name="ce2">
            <text:p>9764</text:p>
          </table:table-cell>
          <table:table-cell office:value-type="float" office:value="9768" table:formula="of:=[.J20]+4" table:style-name="ce2">
            <text:p>9768</text:p>
          </table:table-cell>
          <table:table-cell office:value-type="float" office:value="9772" table:formula="of:=[.K20]+4" table:style-name="ce2">
            <text:p>9772</text:p>
          </table:table-cell>
          <table:table-cell office:value-type="float" office:value="9776" table:formula="of:=[.L20]+4" table:style-name="ce2">
            <text:p>9776</text:p>
          </table:table-cell>
          <table:table-cell office:value-type="float" office:value="9780" table:formula="of:=[.M20]+4" table:style-name="ce2">
            <text:p>9780</text:p>
          </table:table-cell>
          <table:table-cell office:value-type="float" office:value="9784" table:formula="of:=[.N20]+4" table:style-name="ce2">
            <text:p>9784</text:p>
          </table:table-cell>
          <table:table-cell office:value-type="float" office:value="9788" table:formula="of:=[.O20]+4" table:style-name="ce2">
            <text:p>9788</text:p>
          </table:table-cell>
          <table:table-cell office:value-type="float" office:value="9792" table:formula="of:=[.P20]+4" table:style-name="ce2">
            <text:p>9792</text:p>
          </table:table-cell>
          <table:table-cell office:value-type="float" office:value="9796" table:formula="of:=[.Q20]+4" table:style-name="ce2">
            <text:p>9796</text:p>
          </table:table-cell>
          <table:table-cell office:value-type="float" office:value="9800" table:formula="of:=[.R20]+4" table:style-name="ce2">
            <text:p>9800</text:p>
          </table:table-cell>
          <table:table-cell office:value-type="float" office:value="9804" table:formula="of:=[.S20]+4" table:style-name="ce2">
            <text:p>9804</text:p>
          </table:table-cell>
          <table:table-cell office:value-type="float" office:value="9808" table:formula="of:=[.T20]+4" table:style-name="ce2">
            <text:p>9808</text:p>
          </table:table-cell>
          <table:table-cell office:value-type="float" office:value="9812" table:formula="of:=[.U20]+4" table:style-name="ce2">
            <text:p>9812</text:p>
          </table:table-cell>
          <table:table-cell office:value-type="float" office:value="9816" table:formula="of:=[.V20]+4" table:style-name="ce2">
            <text:p>9816</text:p>
          </table:table-cell>
          <table:table-cell office:value-type="float" office:value="9820" table:formula="of:=[.W20]+4" table:style-name="ce2">
            <text:p>9820</text:p>
          </table:table-cell>
          <table:table-cell office:value-type="float" office:value="9824" table:formula="of:=[.X20]+4" table:style-name="ce2">
            <text:p>9824</text:p>
          </table:table-cell>
          <table:table-cell office:value-type="float" office:value="9828" table:formula="of:=[.Y20]+4" table:style-name="ce2">
            <text:p>9828</text:p>
          </table:table-cell>
          <table:table-cell office:value-type="float" office:value="9832" table:formula="of:=[.Z20]+4" table:style-name="ce2">
            <text:p>9832</text:p>
          </table:table-cell>
          <table:table-cell office:value-type="float" office:value="9836" table:formula="of:=[.AA20]+4" table:style-name="ce2">
            <text:p>9836</text:p>
          </table:table-cell>
          <table:table-cell office:value-type="float" office:value="9840" table:formula="of:=[.AB20]+4" table:style-name="ce2">
            <text:p>9840</text:p>
          </table:table-cell>
          <table:table-cell office:value-type="float" office:value="9844" table:formula="of:=[.AC20]+4" table:style-name="ce2">
            <text:p>9844</text:p>
          </table:table-cell>
          <table:table-cell office:value-type="float" office:value="9848" table:formula="of:=[.AD20]+4" table:style-name="ce2">
            <text:p>9848</text:p>
          </table:table-cell>
          <table:table-cell office:value-type="float" office:value="9852" table:formula="of:=[.AE20]+4" table:style-name="ce2">
            <text:p>9852</text:p>
          </table:table-cell>
          <table:table-cell office:value-type="float" office:value="9856" table:formula="of:=[.AF20]+4" table:style-name="ce2">
            <text:p>9856</text:p>
          </table:table-cell>
          <table:table-cell office:value-type="float" office:value="9860" table:formula="of:=[.AG20]+4" table:style-name="ce2">
            <text:p>9860</text:p>
          </table:table-cell>
          <table:table-cell office:value-type="float" office:value="9864" table:formula="of:=[.AH20]+4" table:style-name="ce2">
            <text:p>9864</text:p>
          </table:table-cell>
          <table:table-cell office:value-type="float" office:value="9868" table:formula="of:=[.AI20]+4" table:style-name="ce2">
            <text:p>9868</text:p>
          </table:table-cell>
          <table:table-cell office:value-type="float" office:value="9872" table:formula="of:=[.AJ20]+4" table:style-name="ce2">
            <text:p>9872</text:p>
          </table:table-cell>
          <table:table-cell office:value-type="float" office:value="9876" table:formula="of:=[.AK20]+4" table:style-name="ce2">
            <text:p>9876</text:p>
          </table:table-cell>
          <table:table-cell office:value-type="float" office:value="9880" table:formula="of:=[.AL20]+4" table:style-name="ce2">
            <text:p>9880</text:p>
          </table:table-cell>
          <table:table-cell office:value-type="float" office:value="9884" table:formula="of:=[.AM20]+4" table:style-name="ce2">
            <text:p>9884</text:p>
          </table:table-cell>
          <table:table-cell office:value-type="float" office:value="9888" table:formula="of:=[.AN20]+4" table:style-name="ce2">
            <text:p>9888</text:p>
          </table:table-cell>
          <table:table-cell office:value-type="float" office:value="9892" table:formula="of:=[.AO20]+4" table:style-name="ce2">
            <text:p>9892</text:p>
          </table:table-cell>
          <table:table-cell office:value-type="float" office:value="9896" table:formula="of:=[.AP20]+4" table:style-name="ce2">
            <text:p>9896</text:p>
          </table:table-cell>
          <table:table-cell office:value-type="float" office:value="9900" table:formula="of:=[.AQ20]+4" table:style-name="ce2">
            <text:p>9900</text:p>
          </table:table-cell>
          <table:table-cell office:value-type="float" office:value="9904" table:formula="of:=[.AR20]+4" table:style-name="ce2">
            <text:p>9904</text:p>
          </table:table-cell>
          <table:table-cell office:value-type="float" office:value="9908" table:formula="of:=[.AS20]+4" table:style-name="ce2">
            <text:p>9908</text:p>
          </table:table-cell>
          <table:table-cell office:value-type="float" office:value="9912" table:formula="of:=[.AT20]+4" table:style-name="ce2">
            <text:p>9912</text:p>
          </table:table-cell>
          <table:table-cell office:value-type="float" office:value="9916" table:formula="of:=[.AU20]+4" table:style-name="ce2">
            <text:p>9916</text:p>
          </table:table-cell>
          <table:table-cell office:value-type="float" office:value="9920" table:formula="of:=[.AV20]+4" table:style-name="ce2">
            <text:p>9920</text:p>
          </table:table-cell>
          <table:table-cell office:value-type="float" office:value="9924" table:formula="of:=[.AW20]+4" table:style-name="ce2">
            <text:p>9924</text:p>
          </table:table-cell>
          <table:table-cell office:value-type="float" office:value="9928" table:formula="of:=[.AX20]+4" table:style-name="ce2">
            <text:p>9928</text:p>
          </table:table-cell>
          <table:table-cell office:value-type="float" office:value="9932" table:formula="of:=[.AY20]+4" table:style-name="ce2">
            <text:p>9932</text:p>
          </table:table-cell>
          <table:table-cell office:value-type="float" office:value="9936" table:formula="of:=[.AZ20]+4" table:style-name="ce2">
            <text:p>9936</text:p>
          </table:table-cell>
          <table:table-cell office:value-type="float" office:value="9940" table:formula="of:=[.BA20]+4" table:style-name="ce2">
            <text:p>9940</text:p>
          </table:table-cell>
          <table:table-cell office:value-type="float" office:value="9944" table:formula="of:=[.BB20]+4" table:style-name="ce2">
            <text:p>9944</text:p>
          </table:table-cell>
          <table:table-cell office:value-type="float" office:value="9948" table:formula="of:=[.BC20]+4" table:style-name="ce2">
            <text:p>9948</text:p>
          </table:table-cell>
          <table:table-cell office:value-type="float" office:value="9952" table:formula="of:=[.BD20]+4" table:style-name="ce2">
            <text:p>9952</text:p>
          </table:table-cell>
          <table:table-cell office:value-type="float" office:value="9956" table:formula="of:=[.BE20]+4" table:style-name="ce2">
            <text:p>9956</text:p>
          </table:table-cell>
          <table:table-cell office:value-type="float" office:value="9960" table:formula="of:=[.BF20]+4" table:style-name="ce2">
            <text:p>9960</text:p>
          </table:table-cell>
          <table:table-cell office:value-type="float" office:value="9964" table:formula="of:=[.BG20]+4" table:style-name="ce2">
            <text:p>9964</text:p>
          </table:table-cell>
          <table:table-cell office:value-type="float" office:value="9968" table:formula="of:=[.BH20]+4" table:style-name="ce2">
            <text:p>9968</text:p>
          </table:table-cell>
          <table:table-cell office:value-type="float" office:value="9972" table:formula="of:=[.BI20]+4" table:style-name="ce2">
            <text:p>9972</text:p>
          </table:table-cell>
          <table:table-cell office:value-type="float" office:value="9976" table:formula="of:=[.BJ20]+4" table:style-name="ce2">
            <text:p>9976</text:p>
          </table:table-cell>
          <table:table-cell office:value-type="float" office:value="9980" table:formula="of:=[.BK20]+4" table:style-name="ce2">
            <text:p>9980</text:p>
          </table:table-cell>
          <table:table-cell office:value-type="float" office:value="9984" table:formula="of:=[.BL20]+4" table:style-name="ce2">
            <text:p>9984</text:p>
          </table:table-cell>
          <table:table-cell office:value-type="float" office:value="9988" table:formula="of:=[.BM20]+4" table:style-name="ce2">
            <text:p>9988</text:p>
          </table:table-cell>
          <table:table-cell office:value-type="float" office:value="9992" table:formula="of:=[.BN20]+4" table:style-name="ce2">
            <text:p>9992</text:p>
          </table:table-cell>
          <table:table-cell office:value-type="float" office:value="9996" table:formula="of:=[.BO20]+4" table:style-name="ce2">
            <text:p>9996</text:p>
          </table:table-cell>
          <table:table-cell office:value-type="float" office:value="10000" table:formula="of:=[.BP20]+4" table:style-name="ce2">
            <text:p>10000</text:p>
          </table:table-cell>
          <table:table-cell office:value-type="float" office:value="10004" table:formula="of:=[.BQ20]+4" table:style-name="ce2">
            <text:p>10004</text:p>
          </table:table-cell>
          <table:table-cell office:value-type="float" office:value="10008" table:formula="of:=[.BR20]+4" table:style-name="ce2">
            <text:p>10008</text:p>
          </table:table-cell>
          <table:table-cell office:value-type="float" office:value="10012" table:formula="of:=[.BS20]+4" table:style-name="ce2">
            <text:p>10012</text:p>
          </table:table-cell>
          <table:table-cell office:value-type="float" office:value="10016" table:formula="of:=[.BT20]+4" table:style-name="ce2">
            <text:p>10016</text:p>
          </table:table-cell>
          <table:table-cell office:value-type="float" office:value="10020" table:formula="of:=[.BU20]+4" table:style-name="ce2">
            <text:p>10020</text:p>
          </table:table-cell>
          <table:table-cell office:value-type="float" office:value="10024" table:formula="of:=[.BV20]+4" table:style-name="ce2">
            <text:p>10024</text:p>
          </table:table-cell>
          <table:table-cell office:value-type="float" office:value="10028" table:formula="of:=[.BW20]+4" table:style-name="ce2">
            <text:p>10028</text:p>
          </table:table-cell>
          <table:table-cell office:value-type="float" office:value="10032" table:formula="of:=[.BX20]+4" table:style-name="ce2">
            <text:p>10032</text:p>
          </table:table-cell>
          <table:table-cell office:value-type="float" office:value="10036" table:formula="of:=[.BY20]+4" table:style-name="ce2">
            <text:p>10036</text:p>
          </table:table-cell>
          <table:table-cell office:value-type="float" office:value="10040" table:formula="of:=[.BZ20]+4" table:style-name="ce2">
            <text:p>10040</text:p>
          </table:table-cell>
          <table:table-cell office:value-type="float" office:value="10044" table:formula="of:=[.CA20]+4" table:style-name="ce2">
            <text:p>10044</text:p>
          </table:table-cell>
          <table:table-cell office:value-type="float" office:value="10048" table:formula="of:=[.CB20]+4" table:style-name="ce2">
            <text:p>10048</text:p>
          </table:table-cell>
          <table:table-cell office:value-type="float" office:value="10052" table:formula="of:=[.CC20]+4" table:style-name="ce2">
            <text:p>10052</text:p>
          </table:table-cell>
          <table:table-cell office:value-type="float" office:value="10056" table:formula="of:=[.CD20]+4" table:style-name="ce2">
            <text:p>10056</text:p>
          </table:table-cell>
          <table:table-cell office:value-type="float" office:value="10060" table:formula="of:=[.CE20]+4" table:style-name="ce2">
            <text:p>10060</text:p>
          </table:table-cell>
          <table:table-cell office:value-type="float" office:value="10064" table:formula="of:=[.CF20]+4" table:style-name="ce2">
            <text:p>10064</text:p>
          </table:table-cell>
          <table:table-cell office:value-type="float" office:value="10068" table:formula="of:=[.CG20]+4" table:style-name="ce2">
            <text:p>10068</text:p>
          </table:table-cell>
          <table:table-cell office:value-type="float" office:value="10072" table:formula="of:=[.CH20]+4" table:style-name="ce2">
            <text:p>10072</text:p>
          </table:table-cell>
          <table:table-cell office:value-type="float" office:value="10076" table:formula="of:=[.CI20]+4" table:style-name="ce2">
            <text:p>10076</text:p>
          </table:table-cell>
          <table:table-cell office:value-type="float" office:value="10080" table:formula="of:=[.CJ20]+4" table:style-name="ce2">
            <text:p>10080</text:p>
          </table:table-cell>
          <table:table-cell office:value-type="float" office:value="10084" table:formula="of:=[.CK20]+4" table:style-name="ce2">
            <text:p>10084</text:p>
          </table:table-cell>
          <table:table-cell office:value-type="float" office:value="10088" table:formula="of:=[.CL20]+4" table:style-name="ce2">
            <text:p>10088</text:p>
          </table:table-cell>
          <table:table-cell office:value-type="float" office:value="10092" table:formula="of:=[.CM20]+4" table:style-name="ce2">
            <text:p>10092</text:p>
          </table:table-cell>
          <table:table-cell office:value-type="float" office:value="10096" table:formula="of:=[.CN20]+4" table:style-name="ce2">
            <text:p>10096</text:p>
          </table:table-cell>
          <table:table-cell office:value-type="float" office:value="10100" table:formula="of:=[.CO20]+4" table:style-name="ce2">
            <text:p>10100</text:p>
          </table:table-cell>
          <table:table-cell office:value-type="float" office:value="10104" table:formula="of:=[.CP20]+4" table:style-name="ce2">
            <text:p>10104</text:p>
          </table:table-cell>
          <table:table-cell office:value-type="float" office:value="10108" table:formula="of:=[.CQ20]+4" table:style-name="ce2">
            <text:p>10108</text:p>
          </table:table-cell>
          <table:table-cell office:value-type="float" office:value="10112" table:formula="of:=[.CR20]+4" table:style-name="ce2">
            <text:p>10112</text:p>
          </table:table-cell>
          <table:table-cell office:value-type="float" office:value="10116" table:formula="of:=[.CS20]+4" table:style-name="ce2">
            <text:p>10116</text:p>
          </table:table-cell>
          <table:table-cell office:value-type="float" office:value="10120" table:formula="of:=[.CT20]+4" table:style-name="ce2">
            <text:p>10120</text:p>
          </table:table-cell>
          <table:table-cell office:value-type="float" office:value="10124" table:formula="of:=[.CU20]+4" table:style-name="ce2">
            <text:p>10124</text:p>
          </table:table-cell>
          <table:table-cell office:value-type="float" office:value="10128" table:formula="of:=[.CV20]+4" table:style-name="ce2">
            <text:p>10128</text:p>
          </table:table-cell>
          <table:table-cell office:value-type="float" office:value="10132" table:formula="of:=[.CW20]+4" table:style-name="ce2">
            <text:p>10132</text:p>
          </table:table-cell>
          <table:table-cell office:value-type="float" office:value="10136" table:formula="of:=[.CX20]+4" table:style-name="ce2">
            <text:p>10136</text:p>
          </table:table-cell>
          <table:table-cell office:value-type="float" office:value="10140" table:formula="of:=[.CY20]+4" table:style-name="ce2">
            <text:p>10140</text:p>
          </table:table-cell>
          <table:table-cell office:value-type="float" office:value="10144" table:formula="of:=[.CZ20]+4" table:style-name="ce2">
            <text:p>10144</text:p>
          </table:table-cell>
          <table:table-cell office:value-type="float" office:value="10148" table:formula="of:=[.DA20]+4" table:style-name="ce2">
            <text:p>10148</text:p>
          </table:table-cell>
          <table:table-cell office:value-type="float" office:value="10152" table:formula="of:=[.DB20]+4" table:style-name="ce2">
            <text:p>10152</text:p>
          </table:table-cell>
          <table:table-cell office:value-type="float" office:value="10156" table:formula="of:=[.DC20]+4" table:style-name="ce2">
            <text:p>10156</text:p>
          </table:table-cell>
          <table:table-cell office:value-type="float" office:value="10160" table:formula="of:=[.DD20]+4" table:style-name="ce2">
            <text:p>10160</text:p>
          </table:table-cell>
          <table:table-cell office:value-type="float" office:value="10164" table:formula="of:=[.DE20]+4" table:style-name="ce2">
            <text:p>10164</text:p>
          </table:table-cell>
          <table:table-cell office:value-type="float" office:value="10168" table:formula="of:=[.DF20]+4" table:style-name="ce2">
            <text:p>10168</text:p>
          </table:table-cell>
          <table:table-cell office:value-type="float" office:value="10172" table:formula="of:=[.DG20]+4" table:style-name="ce2">
            <text:p>10172</text:p>
          </table:table-cell>
          <table:table-cell office:value-type="float" office:value="10176" table:formula="of:=[.DH20]+4" table:style-name="ce2">
            <text:p>10176</text:p>
          </table:table-cell>
          <table:table-cell office:value-type="float" office:value="10180" table:formula="of:=[.DI20]+4" table:style-name="ce2">
            <text:p>10180</text:p>
          </table:table-cell>
          <table:table-cell office:value-type="float" office:value="10184" table:formula="of:=[.DJ20]+4" table:style-name="ce2">
            <text:p>10184</text:p>
          </table:table-cell>
          <table:table-cell office:value-type="float" office:value="10188" table:formula="of:=[.DK20]+4" table:style-name="ce2">
            <text:p>10188</text:p>
          </table:table-cell>
          <table:table-cell office:value-type="float" office:value="10192" table:formula="of:=[.DL20]+4" table:style-name="ce2">
            <text:p>10192</text:p>
          </table:table-cell>
          <table:table-cell office:value-type="float" office:value="10196" table:formula="of:=[.DM20]+4" table:style-name="ce2">
            <text:p>10196</text:p>
          </table:table-cell>
          <table:table-cell office:value-type="float" office:value="10200" table:formula="of:=[.DN20]+4" table:style-name="ce2">
            <text:p>10200</text:p>
          </table:table-cell>
          <table:table-cell office:value-type="float" office:value="10204" table:formula="of:=[.DO20]+4" table:style-name="ce2">
            <text:p>10204</text:p>
          </table:table-cell>
          <table:table-cell office:value-type="float" office:value="10208" table:formula="of:=[.DP20]+4" table:style-name="ce2">
            <text:p>10208</text:p>
          </table:table-cell>
          <table:table-cell office:value-type="float" office:value="10212" table:formula="of:=[.DQ20]+4" table:style-name="ce2">
            <text:p>10212</text:p>
          </table:table-cell>
          <table:table-cell office:value-type="float" office:value="10216" table:formula="of:=[.DR20]+4" table:style-name="ce2">
            <text:p>10216</text:p>
          </table:table-cell>
          <table:table-cell office:value-type="float" office:value="10220" table:formula="of:=[.DS20]+4" table:style-name="ce2">
            <text:p>10220</text:p>
          </table:table-cell>
          <table:table-cell office:value-type="float" office:value="10224" table:formula="of:=[.DT20]+4" table:style-name="ce2">
            <text:p>10224</text:p>
          </table:table-cell>
          <table:table-cell office:value-type="float" office:value="10228" table:formula="of:=[.DU20]+4" table:style-name="ce2">
            <text:p>10228</text:p>
          </table:table-cell>
          <table:table-cell office:value-type="float" office:value="10232" table:formula="of:=[.DV20]+4" table:style-name="ce2">
            <text:p>10232</text:p>
          </table:table-cell>
          <table:table-cell office:value-type="float" office:value="10236" table:formula="of:=[.DW20]+4" table:style-name="ce2">
            <text:p>10236</text:p>
          </table:table-cell>
          <table:table-cell table:number-columns-repeated="16256"/>
        </table:table-row>
        <table:table-row table:style-name="ro1">
          <table:table-cell office:value-type="float" office:value="10240" table:formula="of:=[.A20]+512" table:style-name="ce2">
            <text:p>10240</text:p>
          </table:table-cell>
          <table:table-cell office:value-type="float" office:value="10244" table:formula="of:=[.A21]+4" table:style-name="ce2">
            <text:p>10244</text:p>
          </table:table-cell>
          <table:table-cell office:value-type="float" office:value="10248" table:formula="of:=[.B21]+4" table:style-name="ce2">
            <text:p>10248</text:p>
          </table:table-cell>
          <table:table-cell office:value-type="float" office:value="10252" table:formula="of:=[.C21]+4" table:style-name="ce2">
            <text:p>10252</text:p>
          </table:table-cell>
          <table:table-cell office:value-type="float" office:value="10256" table:formula="of:=[.D21]+4" table:style-name="ce2">
            <text:p>10256</text:p>
          </table:table-cell>
          <table:table-cell office:value-type="float" office:value="10260" table:formula="of:=[.E21]+4" table:style-name="ce2">
            <text:p>10260</text:p>
          </table:table-cell>
          <table:table-cell office:value-type="float" office:value="10264" table:formula="of:=[.F21]+4" table:style-name="ce2">
            <text:p>10264</text:p>
          </table:table-cell>
          <table:table-cell office:value-type="float" office:value="10268" table:formula="of:=[.G21]+4" table:style-name="ce2">
            <text:p>10268</text:p>
          </table:table-cell>
          <table:table-cell office:value-type="float" office:value="10272" table:formula="of:=[.H21]+4" table:style-name="ce2">
            <text:p>10272</text:p>
          </table:table-cell>
          <table:table-cell office:value-type="float" office:value="10276" table:formula="of:=[.I21]+4" table:style-name="ce2">
            <text:p>10276</text:p>
          </table:table-cell>
          <table:table-cell office:value-type="float" office:value="10280" table:formula="of:=[.J21]+4" table:style-name="ce2">
            <text:p>10280</text:p>
          </table:table-cell>
          <table:table-cell office:value-type="float" office:value="10284" table:formula="of:=[.K21]+4" table:style-name="ce2">
            <text:p>10284</text:p>
          </table:table-cell>
          <table:table-cell office:value-type="float" office:value="10288" table:formula="of:=[.L21]+4" table:style-name="ce2">
            <text:p>10288</text:p>
          </table:table-cell>
          <table:table-cell office:value-type="float" office:value="10292" table:formula="of:=[.M21]+4" table:style-name="ce2">
            <text:p>10292</text:p>
          </table:table-cell>
          <table:table-cell office:value-type="float" office:value="10296" table:formula="of:=[.N21]+4" table:style-name="ce2">
            <text:p>10296</text:p>
          </table:table-cell>
          <table:table-cell office:value-type="float" office:value="10300" table:formula="of:=[.O21]+4" table:style-name="ce2">
            <text:p>10300</text:p>
          </table:table-cell>
          <table:table-cell office:value-type="float" office:value="10304" table:formula="of:=[.P21]+4" table:style-name="ce2">
            <text:p>10304</text:p>
          </table:table-cell>
          <table:table-cell office:value-type="float" office:value="10308" table:formula="of:=[.Q21]+4" table:style-name="ce2">
            <text:p>10308</text:p>
          </table:table-cell>
          <table:table-cell office:value-type="float" office:value="10312" table:formula="of:=[.R21]+4" table:style-name="ce2">
            <text:p>10312</text:p>
          </table:table-cell>
          <table:table-cell office:value-type="float" office:value="10316" table:formula="of:=[.S21]+4" table:style-name="ce2">
            <text:p>10316</text:p>
          </table:table-cell>
          <table:table-cell office:value-type="float" office:value="10320" table:formula="of:=[.T21]+4" table:style-name="ce2">
            <text:p>10320</text:p>
          </table:table-cell>
          <table:table-cell office:value-type="float" office:value="10324" table:formula="of:=[.U21]+4" table:style-name="ce2">
            <text:p>10324</text:p>
          </table:table-cell>
          <table:table-cell office:value-type="float" office:value="10328" table:formula="of:=[.V21]+4" table:style-name="ce2">
            <text:p>10328</text:p>
          </table:table-cell>
          <table:table-cell office:value-type="float" office:value="10332" table:formula="of:=[.W21]+4" table:style-name="ce2">
            <text:p>10332</text:p>
          </table:table-cell>
          <table:table-cell office:value-type="float" office:value="10336" table:formula="of:=[.X21]+4" table:style-name="ce2">
            <text:p>10336</text:p>
          </table:table-cell>
          <table:table-cell office:value-type="float" office:value="10340" table:formula="of:=[.Y21]+4" table:style-name="ce2">
            <text:p>10340</text:p>
          </table:table-cell>
          <table:table-cell office:value-type="float" office:value="10344" table:formula="of:=[.Z21]+4" table:style-name="ce2">
            <text:p>10344</text:p>
          </table:table-cell>
          <table:table-cell office:value-type="float" office:value="10348" table:formula="of:=[.AA21]+4" table:style-name="ce2">
            <text:p>10348</text:p>
          </table:table-cell>
          <table:table-cell office:value-type="float" office:value="10352" table:formula="of:=[.AB21]+4" table:style-name="ce2">
            <text:p>10352</text:p>
          </table:table-cell>
          <table:table-cell office:value-type="float" office:value="10356" table:formula="of:=[.AC21]+4" table:style-name="ce2">
            <text:p>10356</text:p>
          </table:table-cell>
          <table:table-cell office:value-type="float" office:value="10360" table:formula="of:=[.AD21]+4" table:style-name="ce2">
            <text:p>10360</text:p>
          </table:table-cell>
          <table:table-cell office:value-type="float" office:value="10364" table:formula="of:=[.AE21]+4" table:style-name="ce2">
            <text:p>10364</text:p>
          </table:table-cell>
          <table:table-cell office:value-type="float" office:value="10368" table:formula="of:=[.AF21]+4" table:style-name="ce2">
            <text:p>10368</text:p>
          </table:table-cell>
          <table:table-cell office:value-type="float" office:value="10372" table:formula="of:=[.AG21]+4" table:style-name="ce2">
            <text:p>10372</text:p>
          </table:table-cell>
          <table:table-cell office:value-type="float" office:value="10376" table:formula="of:=[.AH21]+4" table:style-name="ce2">
            <text:p>10376</text:p>
          </table:table-cell>
          <table:table-cell office:value-type="float" office:value="10380" table:formula="of:=[.AI21]+4" table:style-name="ce2">
            <text:p>10380</text:p>
          </table:table-cell>
          <table:table-cell office:value-type="float" office:value="10384" table:formula="of:=[.AJ21]+4" table:style-name="ce2">
            <text:p>10384</text:p>
          </table:table-cell>
          <table:table-cell office:value-type="float" office:value="10388" table:formula="of:=[.AK21]+4" table:style-name="ce2">
            <text:p>10388</text:p>
          </table:table-cell>
          <table:table-cell office:value-type="float" office:value="10392" table:formula="of:=[.AL21]+4" table:style-name="ce2">
            <text:p>10392</text:p>
          </table:table-cell>
          <table:table-cell office:value-type="float" office:value="10396" table:formula="of:=[.AM21]+4" table:style-name="ce2">
            <text:p>10396</text:p>
          </table:table-cell>
          <table:table-cell office:value-type="float" office:value="10400" table:formula="of:=[.AN21]+4" table:style-name="ce2">
            <text:p>10400</text:p>
          </table:table-cell>
          <table:table-cell office:value-type="float" office:value="10404" table:formula="of:=[.AO21]+4" table:style-name="ce2">
            <text:p>10404</text:p>
          </table:table-cell>
          <table:table-cell office:value-type="float" office:value="10408" table:formula="of:=[.AP21]+4" table:style-name="ce2">
            <text:p>10408</text:p>
          </table:table-cell>
          <table:table-cell office:value-type="float" office:value="10412" table:formula="of:=[.AQ21]+4" table:style-name="ce2">
            <text:p>10412</text:p>
          </table:table-cell>
          <table:table-cell office:value-type="float" office:value="10416" table:formula="of:=[.AR21]+4" table:style-name="ce2">
            <text:p>10416</text:p>
          </table:table-cell>
          <table:table-cell office:value-type="float" office:value="10420" table:formula="of:=[.AS21]+4" table:style-name="ce2">
            <text:p>10420</text:p>
          </table:table-cell>
          <table:table-cell office:value-type="float" office:value="10424" table:formula="of:=[.AT21]+4" table:style-name="ce2">
            <text:p>10424</text:p>
          </table:table-cell>
          <table:table-cell office:value-type="float" office:value="10428" table:formula="of:=[.AU21]+4" table:style-name="ce2">
            <text:p>10428</text:p>
          </table:table-cell>
          <table:table-cell office:value-type="float" office:value="10432" table:formula="of:=[.AV21]+4" table:style-name="ce2">
            <text:p>10432</text:p>
          </table:table-cell>
          <table:table-cell office:value-type="float" office:value="10436" table:formula="of:=[.AW21]+4" table:style-name="ce2">
            <text:p>10436</text:p>
          </table:table-cell>
          <table:table-cell office:value-type="float" office:value="10440" table:formula="of:=[.AX21]+4" table:style-name="ce2">
            <text:p>10440</text:p>
          </table:table-cell>
          <table:table-cell office:value-type="float" office:value="10444" table:formula="of:=[.AY21]+4" table:style-name="ce2">
            <text:p>10444</text:p>
          </table:table-cell>
          <table:table-cell office:value-type="float" office:value="10448" table:formula="of:=[.AZ21]+4" table:style-name="ce2">
            <text:p>10448</text:p>
          </table:table-cell>
          <table:table-cell office:value-type="float" office:value="10452" table:formula="of:=[.BA21]+4" table:style-name="ce2">
            <text:p>10452</text:p>
          </table:table-cell>
          <table:table-cell office:value-type="float" office:value="10456" table:formula="of:=[.BB21]+4" table:style-name="ce2">
            <text:p>10456</text:p>
          </table:table-cell>
          <table:table-cell office:value-type="float" office:value="10460" table:formula="of:=[.BC21]+4" table:style-name="ce2">
            <text:p>10460</text:p>
          </table:table-cell>
          <table:table-cell office:value-type="float" office:value="10464" table:formula="of:=[.BD21]+4" table:style-name="ce2">
            <text:p>10464</text:p>
          </table:table-cell>
          <table:table-cell office:value-type="float" office:value="10468" table:formula="of:=[.BE21]+4" table:style-name="ce2">
            <text:p>10468</text:p>
          </table:table-cell>
          <table:table-cell office:value-type="float" office:value="10472" table:formula="of:=[.BF21]+4" table:style-name="ce2">
            <text:p>10472</text:p>
          </table:table-cell>
          <table:table-cell office:value-type="float" office:value="10476" table:formula="of:=[.BG21]+4" table:style-name="ce2">
            <text:p>10476</text:p>
          </table:table-cell>
          <table:table-cell office:value-type="float" office:value="10480" table:formula="of:=[.BH21]+4" table:style-name="ce2">
            <text:p>10480</text:p>
          </table:table-cell>
          <table:table-cell office:value-type="float" office:value="10484" table:formula="of:=[.BI21]+4" table:style-name="ce2">
            <text:p>10484</text:p>
          </table:table-cell>
          <table:table-cell office:value-type="float" office:value="10488" table:formula="of:=[.BJ21]+4" table:style-name="ce2">
            <text:p>10488</text:p>
          </table:table-cell>
          <table:table-cell office:value-type="float" office:value="10492" table:formula="of:=[.BK21]+4" table:style-name="ce2">
            <text:p>10492</text:p>
          </table:table-cell>
          <table:table-cell office:value-type="float" office:value="10496" table:formula="of:=[.BL21]+4" table:style-name="ce2">
            <text:p>10496</text:p>
          </table:table-cell>
          <table:table-cell office:value-type="float" office:value="10500" table:formula="of:=[.BM21]+4" table:style-name="ce2">
            <text:p>10500</text:p>
          </table:table-cell>
          <table:table-cell office:value-type="float" office:value="10504" table:formula="of:=[.BN21]+4" table:style-name="ce2">
            <text:p>10504</text:p>
          </table:table-cell>
          <table:table-cell office:value-type="float" office:value="10508" table:formula="of:=[.BO21]+4" table:style-name="ce2">
            <text:p>10508</text:p>
          </table:table-cell>
          <table:table-cell office:value-type="float" office:value="10512" table:formula="of:=[.BP21]+4" table:style-name="ce2">
            <text:p>10512</text:p>
          </table:table-cell>
          <table:table-cell office:value-type="float" office:value="10516" table:formula="of:=[.BQ21]+4" table:style-name="ce2">
            <text:p>10516</text:p>
          </table:table-cell>
          <table:table-cell office:value-type="float" office:value="10520" table:formula="of:=[.BR21]+4" table:style-name="ce2">
            <text:p>10520</text:p>
          </table:table-cell>
          <table:table-cell office:value-type="float" office:value="10524" table:formula="of:=[.BS21]+4" table:style-name="ce2">
            <text:p>10524</text:p>
          </table:table-cell>
          <table:table-cell office:value-type="float" office:value="10528" table:formula="of:=[.BT21]+4" table:style-name="ce2">
            <text:p>10528</text:p>
          </table:table-cell>
          <table:table-cell office:value-type="float" office:value="10532" table:formula="of:=[.BU21]+4" table:style-name="ce2">
            <text:p>10532</text:p>
          </table:table-cell>
          <table:table-cell office:value-type="float" office:value="10536" table:formula="of:=[.BV21]+4" table:style-name="ce2">
            <text:p>10536</text:p>
          </table:table-cell>
          <table:table-cell office:value-type="float" office:value="10540" table:formula="of:=[.BW21]+4" table:style-name="ce2">
            <text:p>10540</text:p>
          </table:table-cell>
          <table:table-cell office:value-type="float" office:value="10544" table:formula="of:=[.BX21]+4" table:style-name="ce2">
            <text:p>10544</text:p>
          </table:table-cell>
          <table:table-cell office:value-type="float" office:value="10548" table:formula="of:=[.BY21]+4" table:style-name="ce2">
            <text:p>10548</text:p>
          </table:table-cell>
          <table:table-cell office:value-type="float" office:value="10552" table:formula="of:=[.BZ21]+4" table:style-name="ce2">
            <text:p>10552</text:p>
          </table:table-cell>
          <table:table-cell office:value-type="float" office:value="10556" table:formula="of:=[.CA21]+4" table:style-name="ce2">
            <text:p>10556</text:p>
          </table:table-cell>
          <table:table-cell office:value-type="float" office:value="10560" table:formula="of:=[.CB21]+4" table:style-name="ce2">
            <text:p>10560</text:p>
          </table:table-cell>
          <table:table-cell office:value-type="float" office:value="10564" table:formula="of:=[.CC21]+4" table:style-name="ce2">
            <text:p>10564</text:p>
          </table:table-cell>
          <table:table-cell office:value-type="float" office:value="10568" table:formula="of:=[.CD21]+4" table:style-name="ce2">
            <text:p>10568</text:p>
          </table:table-cell>
          <table:table-cell office:value-type="float" office:value="10572" table:formula="of:=[.CE21]+4" table:style-name="ce2">
            <text:p>10572</text:p>
          </table:table-cell>
          <table:table-cell office:value-type="float" office:value="10576" table:formula="of:=[.CF21]+4" table:style-name="ce2">
            <text:p>10576</text:p>
          </table:table-cell>
          <table:table-cell office:value-type="float" office:value="10580" table:formula="of:=[.CG21]+4" table:style-name="ce2">
            <text:p>10580</text:p>
          </table:table-cell>
          <table:table-cell office:value-type="float" office:value="10584" table:formula="of:=[.CH21]+4" table:style-name="ce2">
            <text:p>10584</text:p>
          </table:table-cell>
          <table:table-cell office:value-type="float" office:value="10588" table:formula="of:=[.CI21]+4" table:style-name="ce2">
            <text:p>10588</text:p>
          </table:table-cell>
          <table:table-cell office:value-type="float" office:value="10592" table:formula="of:=[.CJ21]+4" table:style-name="ce2">
            <text:p>10592</text:p>
          </table:table-cell>
          <table:table-cell office:value-type="float" office:value="10596" table:formula="of:=[.CK21]+4" table:style-name="ce2">
            <text:p>10596</text:p>
          </table:table-cell>
          <table:table-cell office:value-type="float" office:value="10600" table:formula="of:=[.CL21]+4" table:style-name="ce2">
            <text:p>10600</text:p>
          </table:table-cell>
          <table:table-cell office:value-type="float" office:value="10604" table:formula="of:=[.CM21]+4" table:style-name="ce2">
            <text:p>10604</text:p>
          </table:table-cell>
          <table:table-cell office:value-type="float" office:value="10608" table:formula="of:=[.CN21]+4" table:style-name="ce2">
            <text:p>10608</text:p>
          </table:table-cell>
          <table:table-cell office:value-type="float" office:value="10612" table:formula="of:=[.CO21]+4" table:style-name="ce2">
            <text:p>10612</text:p>
          </table:table-cell>
          <table:table-cell office:value-type="float" office:value="10616" table:formula="of:=[.CP21]+4" table:style-name="ce2">
            <text:p>10616</text:p>
          </table:table-cell>
          <table:table-cell office:value-type="float" office:value="10620" table:formula="of:=[.CQ21]+4" table:style-name="ce2">
            <text:p>10620</text:p>
          </table:table-cell>
          <table:table-cell office:value-type="float" office:value="10624" table:formula="of:=[.CR21]+4" table:style-name="ce2">
            <text:p>10624</text:p>
          </table:table-cell>
          <table:table-cell office:value-type="float" office:value="10628" table:formula="of:=[.CS21]+4" table:style-name="ce2">
            <text:p>10628</text:p>
          </table:table-cell>
          <table:table-cell office:value-type="float" office:value="10632" table:formula="of:=[.CT21]+4" table:style-name="ce2">
            <text:p>10632</text:p>
          </table:table-cell>
          <table:table-cell office:value-type="float" office:value="10636" table:formula="of:=[.CU21]+4" table:style-name="ce2">
            <text:p>10636</text:p>
          </table:table-cell>
          <table:table-cell office:value-type="float" office:value="10640" table:formula="of:=[.CV21]+4" table:style-name="ce2">
            <text:p>10640</text:p>
          </table:table-cell>
          <table:table-cell office:value-type="float" office:value="10644" table:formula="of:=[.CW21]+4" table:style-name="ce2">
            <text:p>10644</text:p>
          </table:table-cell>
          <table:table-cell office:value-type="float" office:value="10648" table:formula="of:=[.CX21]+4" table:style-name="ce2">
            <text:p>10648</text:p>
          </table:table-cell>
          <table:table-cell office:value-type="float" office:value="10652" table:formula="of:=[.CY21]+4" table:style-name="ce2">
            <text:p>10652</text:p>
          </table:table-cell>
          <table:table-cell office:value-type="float" office:value="10656" table:formula="of:=[.CZ21]+4" table:style-name="ce2">
            <text:p>10656</text:p>
          </table:table-cell>
          <table:table-cell office:value-type="float" office:value="10660" table:formula="of:=[.DA21]+4" table:style-name="ce2">
            <text:p>10660</text:p>
          </table:table-cell>
          <table:table-cell office:value-type="float" office:value="10664" table:formula="of:=[.DB21]+4" table:style-name="ce2">
            <text:p>10664</text:p>
          </table:table-cell>
          <table:table-cell office:value-type="float" office:value="10668" table:formula="of:=[.DC21]+4" table:style-name="ce2">
            <text:p>10668</text:p>
          </table:table-cell>
          <table:table-cell office:value-type="float" office:value="10672" table:formula="of:=[.DD21]+4" table:style-name="ce2">
            <text:p>10672</text:p>
          </table:table-cell>
          <table:table-cell office:value-type="float" office:value="10676" table:formula="of:=[.DE21]+4" table:style-name="ce2">
            <text:p>10676</text:p>
          </table:table-cell>
          <table:table-cell office:value-type="float" office:value="10680" table:formula="of:=[.DF21]+4" table:style-name="ce2">
            <text:p>10680</text:p>
          </table:table-cell>
          <table:table-cell office:value-type="float" office:value="10684" table:formula="of:=[.DG21]+4" table:style-name="ce2">
            <text:p>10684</text:p>
          </table:table-cell>
          <table:table-cell office:value-type="float" office:value="10688" table:formula="of:=[.DH21]+4" table:style-name="ce2">
            <text:p>10688</text:p>
          </table:table-cell>
          <table:table-cell office:value-type="float" office:value="10692" table:formula="of:=[.DI21]+4" table:style-name="ce2">
            <text:p>10692</text:p>
          </table:table-cell>
          <table:table-cell office:value-type="float" office:value="10696" table:formula="of:=[.DJ21]+4" table:style-name="ce2">
            <text:p>10696</text:p>
          </table:table-cell>
          <table:table-cell office:value-type="float" office:value="10700" table:formula="of:=[.DK21]+4" table:style-name="ce2">
            <text:p>10700</text:p>
          </table:table-cell>
          <table:table-cell office:value-type="float" office:value="10704" table:formula="of:=[.DL21]+4" table:style-name="ce2">
            <text:p>10704</text:p>
          </table:table-cell>
          <table:table-cell office:value-type="float" office:value="10708" table:formula="of:=[.DM21]+4" table:style-name="ce2">
            <text:p>10708</text:p>
          </table:table-cell>
          <table:table-cell office:value-type="float" office:value="10712" table:formula="of:=[.DN21]+4" table:style-name="ce2">
            <text:p>10712</text:p>
          </table:table-cell>
          <table:table-cell office:value-type="float" office:value="10716" table:formula="of:=[.DO21]+4" table:style-name="ce2">
            <text:p>10716</text:p>
          </table:table-cell>
          <table:table-cell office:value-type="float" office:value="10720" table:formula="of:=[.DP21]+4" table:style-name="ce2">
            <text:p>10720</text:p>
          </table:table-cell>
          <table:table-cell office:value-type="float" office:value="10724" table:formula="of:=[.DQ21]+4" table:style-name="ce2">
            <text:p>10724</text:p>
          </table:table-cell>
          <table:table-cell office:value-type="float" office:value="10728" table:formula="of:=[.DR21]+4" table:style-name="ce2">
            <text:p>10728</text:p>
          </table:table-cell>
          <table:table-cell office:value-type="float" office:value="10732" table:formula="of:=[.DS21]+4" table:style-name="ce2">
            <text:p>10732</text:p>
          </table:table-cell>
          <table:table-cell office:value-type="float" office:value="10736" table:formula="of:=[.DT21]+4" table:style-name="ce2">
            <text:p>10736</text:p>
          </table:table-cell>
          <table:table-cell office:value-type="float" office:value="10740" table:formula="of:=[.DU21]+4" table:style-name="ce2">
            <text:p>10740</text:p>
          </table:table-cell>
          <table:table-cell office:value-type="float" office:value="10744" table:formula="of:=[.DV21]+4" table:style-name="ce2">
            <text:p>10744</text:p>
          </table:table-cell>
          <table:table-cell office:value-type="float" office:value="10748" table:formula="of:=[.DW21]+4" table:style-name="ce2">
            <text:p>10748</text:p>
          </table:table-cell>
          <table:table-cell table:number-columns-repeated="16256"/>
        </table:table-row>
        <table:table-row table:style-name="ro1">
          <table:table-cell office:value-type="float" office:value="10752" table:formula="of:=[.A21]+512" table:style-name="ce2">
            <text:p>10752</text:p>
          </table:table-cell>
          <table:table-cell office:value-type="float" office:value="10756" table:formula="of:=[.A22]+4" table:style-name="ce2">
            <text:p>10756</text:p>
          </table:table-cell>
          <table:table-cell office:value-type="float" office:value="10760" table:formula="of:=[.B22]+4" table:style-name="ce2">
            <text:p>10760</text:p>
          </table:table-cell>
          <table:table-cell office:value-type="float" office:value="10764" table:formula="of:=[.C22]+4" table:style-name="ce2">
            <text:p>10764</text:p>
          </table:table-cell>
          <table:table-cell office:value-type="float" office:value="10768" table:formula="of:=[.D22]+4" table:style-name="ce2">
            <text:p>10768</text:p>
          </table:table-cell>
          <table:table-cell office:value-type="float" office:value="10772" table:formula="of:=[.E22]+4" table:style-name="ce2">
            <text:p>10772</text:p>
          </table:table-cell>
          <table:table-cell office:value-type="float" office:value="10776" table:formula="of:=[.F22]+4" table:style-name="ce2">
            <text:p>10776</text:p>
          </table:table-cell>
          <table:table-cell office:value-type="float" office:value="10780" table:formula="of:=[.G22]+4" table:style-name="ce2">
            <text:p>10780</text:p>
          </table:table-cell>
          <table:table-cell office:value-type="float" office:value="10784" table:formula="of:=[.H22]+4" table:style-name="ce2">
            <text:p>10784</text:p>
          </table:table-cell>
          <table:table-cell office:value-type="float" office:value="10788" table:formula="of:=[.I22]+4" table:style-name="ce2">
            <text:p>10788</text:p>
          </table:table-cell>
          <table:table-cell office:value-type="float" office:value="10792" table:formula="of:=[.J22]+4" table:style-name="ce2">
            <text:p>10792</text:p>
          </table:table-cell>
          <table:table-cell office:value-type="float" office:value="10796" table:formula="of:=[.K22]+4" table:style-name="ce2">
            <text:p>10796</text:p>
          </table:table-cell>
          <table:table-cell office:value-type="float" office:value="10800" table:formula="of:=[.L22]+4" table:style-name="ce2">
            <text:p>10800</text:p>
          </table:table-cell>
          <table:table-cell office:value-type="float" office:value="10804" table:formula="of:=[.M22]+4" table:style-name="ce2">
            <text:p>10804</text:p>
          </table:table-cell>
          <table:table-cell office:value-type="float" office:value="10808" table:formula="of:=[.N22]+4" table:style-name="ce2">
            <text:p>10808</text:p>
          </table:table-cell>
          <table:table-cell office:value-type="float" office:value="10812" table:formula="of:=[.O22]+4" table:style-name="ce2">
            <text:p>10812</text:p>
          </table:table-cell>
          <table:table-cell office:value-type="float" office:value="10816" table:formula="of:=[.P22]+4" table:style-name="ce2">
            <text:p>10816</text:p>
          </table:table-cell>
          <table:table-cell office:value-type="float" office:value="10820" table:formula="of:=[.Q22]+4" table:style-name="ce2">
            <text:p>10820</text:p>
          </table:table-cell>
          <table:table-cell office:value-type="float" office:value="10824" table:formula="of:=[.R22]+4" table:style-name="ce2">
            <text:p>10824</text:p>
          </table:table-cell>
          <table:table-cell office:value-type="float" office:value="10828" table:formula="of:=[.S22]+4" table:style-name="ce2">
            <text:p>10828</text:p>
          </table:table-cell>
          <table:table-cell office:value-type="float" office:value="10832" table:formula="of:=[.T22]+4" table:style-name="ce2">
            <text:p>10832</text:p>
          </table:table-cell>
          <table:table-cell office:value-type="float" office:value="10836" table:formula="of:=[.U22]+4" table:style-name="ce2">
            <text:p>10836</text:p>
          </table:table-cell>
          <table:table-cell office:value-type="float" office:value="10840" table:formula="of:=[.V22]+4" table:style-name="ce2">
            <text:p>10840</text:p>
          </table:table-cell>
          <table:table-cell office:value-type="float" office:value="10844" table:formula="of:=[.W22]+4" table:style-name="ce2">
            <text:p>10844</text:p>
          </table:table-cell>
          <table:table-cell office:value-type="float" office:value="10848" table:formula="of:=[.X22]+4" table:style-name="ce2">
            <text:p>10848</text:p>
          </table:table-cell>
          <table:table-cell office:value-type="float" office:value="10852" table:formula="of:=[.Y22]+4" table:style-name="ce2">
            <text:p>10852</text:p>
          </table:table-cell>
          <table:table-cell office:value-type="float" office:value="10856" table:formula="of:=[.Z22]+4" table:style-name="ce2">
            <text:p>10856</text:p>
          </table:table-cell>
          <table:table-cell office:value-type="float" office:value="10860" table:formula="of:=[.AA22]+4" table:style-name="ce2">
            <text:p>10860</text:p>
          </table:table-cell>
          <table:table-cell office:value-type="float" office:value="10864" table:formula="of:=[.AB22]+4" table:style-name="ce2">
            <text:p>10864</text:p>
          </table:table-cell>
          <table:table-cell office:value-type="float" office:value="10868" table:formula="of:=[.AC22]+4" table:style-name="ce2">
            <text:p>10868</text:p>
          </table:table-cell>
          <table:table-cell office:value-type="float" office:value="10872" table:formula="of:=[.AD22]+4" table:style-name="ce2">
            <text:p>10872</text:p>
          </table:table-cell>
          <table:table-cell office:value-type="float" office:value="10876" table:formula="of:=[.AE22]+4" table:style-name="ce2">
            <text:p>10876</text:p>
          </table:table-cell>
          <table:table-cell office:value-type="float" office:value="10880" table:formula="of:=[.AF22]+4" table:style-name="ce2">
            <text:p>10880</text:p>
          </table:table-cell>
          <table:table-cell office:value-type="float" office:value="10884" table:formula="of:=[.AG22]+4" table:style-name="ce2">
            <text:p>10884</text:p>
          </table:table-cell>
          <table:table-cell office:value-type="float" office:value="10888" table:formula="of:=[.AH22]+4" table:style-name="ce2">
            <text:p>10888</text:p>
          </table:table-cell>
          <table:table-cell office:value-type="float" office:value="10892" table:formula="of:=[.AI22]+4" table:style-name="ce2">
            <text:p>10892</text:p>
          </table:table-cell>
          <table:table-cell office:value-type="float" office:value="10896" table:formula="of:=[.AJ22]+4" table:style-name="ce2">
            <text:p>10896</text:p>
          </table:table-cell>
          <table:table-cell office:value-type="float" office:value="10900" table:formula="of:=[.AK22]+4" table:style-name="ce2">
            <text:p>10900</text:p>
          </table:table-cell>
          <table:table-cell office:value-type="float" office:value="10904" table:formula="of:=[.AL22]+4" table:style-name="ce2">
            <text:p>10904</text:p>
          </table:table-cell>
          <table:table-cell office:value-type="float" office:value="10908" table:formula="of:=[.AM22]+4" table:style-name="ce2">
            <text:p>10908</text:p>
          </table:table-cell>
          <table:table-cell office:value-type="float" office:value="10912" table:formula="of:=[.AN22]+4" table:style-name="ce2">
            <text:p>10912</text:p>
          </table:table-cell>
          <table:table-cell office:value-type="float" office:value="10916" table:formula="of:=[.AO22]+4" table:style-name="ce2">
            <text:p>10916</text:p>
          </table:table-cell>
          <table:table-cell office:value-type="float" office:value="10920" table:formula="of:=[.AP22]+4" table:style-name="ce2">
            <text:p>10920</text:p>
          </table:table-cell>
          <table:table-cell office:value-type="float" office:value="10924" table:formula="of:=[.AQ22]+4" table:style-name="ce2">
            <text:p>10924</text:p>
          </table:table-cell>
          <table:table-cell office:value-type="float" office:value="10928" table:formula="of:=[.AR22]+4" table:style-name="ce2">
            <text:p>10928</text:p>
          </table:table-cell>
          <table:table-cell office:value-type="float" office:value="10932" table:formula="of:=[.AS22]+4" table:style-name="ce2">
            <text:p>10932</text:p>
          </table:table-cell>
          <table:table-cell office:value-type="float" office:value="10936" table:formula="of:=[.AT22]+4" table:style-name="ce2">
            <text:p>10936</text:p>
          </table:table-cell>
          <table:table-cell office:value-type="float" office:value="10940" table:formula="of:=[.AU22]+4" table:style-name="ce2">
            <text:p>10940</text:p>
          </table:table-cell>
          <table:table-cell office:value-type="float" office:value="10944" table:formula="of:=[.AV22]+4" table:style-name="ce2">
            <text:p>10944</text:p>
          </table:table-cell>
          <table:table-cell office:value-type="float" office:value="10948" table:formula="of:=[.AW22]+4" table:style-name="ce2">
            <text:p>10948</text:p>
          </table:table-cell>
          <table:table-cell office:value-type="float" office:value="10952" table:formula="of:=[.AX22]+4" table:style-name="ce2">
            <text:p>10952</text:p>
          </table:table-cell>
          <table:table-cell office:value-type="float" office:value="10956" table:formula="of:=[.AY22]+4" table:style-name="ce2">
            <text:p>10956</text:p>
          </table:table-cell>
          <table:table-cell office:value-type="float" office:value="10960" table:formula="of:=[.AZ22]+4" table:style-name="ce2">
            <text:p>10960</text:p>
          </table:table-cell>
          <table:table-cell office:value-type="float" office:value="10964" table:formula="of:=[.BA22]+4" table:style-name="ce2">
            <text:p>10964</text:p>
          </table:table-cell>
          <table:table-cell office:value-type="float" office:value="10968" table:formula="of:=[.BB22]+4" table:style-name="ce2">
            <text:p>10968</text:p>
          </table:table-cell>
          <table:table-cell office:value-type="float" office:value="10972" table:formula="of:=[.BC22]+4" table:style-name="ce2">
            <text:p>10972</text:p>
          </table:table-cell>
          <table:table-cell office:value-type="float" office:value="10976" table:formula="of:=[.BD22]+4" table:style-name="ce2">
            <text:p>10976</text:p>
          </table:table-cell>
          <table:table-cell office:value-type="float" office:value="10980" table:formula="of:=[.BE22]+4" table:style-name="ce2">
            <text:p>10980</text:p>
          </table:table-cell>
          <table:table-cell office:value-type="float" office:value="10984" table:formula="of:=[.BF22]+4" table:style-name="ce2">
            <text:p>10984</text:p>
          </table:table-cell>
          <table:table-cell office:value-type="float" office:value="10988" table:formula="of:=[.BG22]+4" table:style-name="ce2">
            <text:p>10988</text:p>
          </table:table-cell>
          <table:table-cell office:value-type="float" office:value="10992" table:formula="of:=[.BH22]+4" table:style-name="ce2">
            <text:p>10992</text:p>
          </table:table-cell>
          <table:table-cell office:value-type="float" office:value="10996" table:formula="of:=[.BI22]+4" table:style-name="ce2">
            <text:p>10996</text:p>
          </table:table-cell>
          <table:table-cell office:value-type="float" office:value="11000" table:formula="of:=[.BJ22]+4" table:style-name="ce2">
            <text:p>11000</text:p>
          </table:table-cell>
          <table:table-cell office:value-type="float" office:value="11004" table:formula="of:=[.BK22]+4" table:style-name="ce2">
            <text:p>11004</text:p>
          </table:table-cell>
          <table:table-cell office:value-type="float" office:value="11008" table:formula="of:=[.BL22]+4" table:style-name="ce2">
            <text:p>11008</text:p>
          </table:table-cell>
          <table:table-cell office:value-type="float" office:value="11012" table:formula="of:=[.BM22]+4" table:style-name="ce2">
            <text:p>11012</text:p>
          </table:table-cell>
          <table:table-cell office:value-type="float" office:value="11016" table:formula="of:=[.BN22]+4" table:style-name="ce2">
            <text:p>11016</text:p>
          </table:table-cell>
          <table:table-cell office:value-type="float" office:value="11020" table:formula="of:=[.BO22]+4" table:style-name="ce2">
            <text:p>11020</text:p>
          </table:table-cell>
          <table:table-cell office:value-type="float" office:value="11024" table:formula="of:=[.BP22]+4" table:style-name="ce2">
            <text:p>11024</text:p>
          </table:table-cell>
          <table:table-cell office:value-type="float" office:value="11028" table:formula="of:=[.BQ22]+4" table:style-name="ce2">
            <text:p>11028</text:p>
          </table:table-cell>
          <table:table-cell office:value-type="float" office:value="11032" table:formula="of:=[.BR22]+4" table:style-name="ce2">
            <text:p>11032</text:p>
          </table:table-cell>
          <table:table-cell office:value-type="float" office:value="11036" table:formula="of:=[.BS22]+4" table:style-name="ce2">
            <text:p>11036</text:p>
          </table:table-cell>
          <table:table-cell office:value-type="float" office:value="11040" table:formula="of:=[.BT22]+4" table:style-name="ce2">
            <text:p>11040</text:p>
          </table:table-cell>
          <table:table-cell office:value-type="float" office:value="11044" table:formula="of:=[.BU22]+4" table:style-name="ce2">
            <text:p>11044</text:p>
          </table:table-cell>
          <table:table-cell office:value-type="float" office:value="11048" table:formula="of:=[.BV22]+4" table:style-name="ce2">
            <text:p>11048</text:p>
          </table:table-cell>
          <table:table-cell office:value-type="float" office:value="11052" table:formula="of:=[.BW22]+4" table:style-name="ce2">
            <text:p>11052</text:p>
          </table:table-cell>
          <table:table-cell office:value-type="float" office:value="11056" table:formula="of:=[.BX22]+4" table:style-name="ce2">
            <text:p>11056</text:p>
          </table:table-cell>
          <table:table-cell office:value-type="float" office:value="11060" table:formula="of:=[.BY22]+4" table:style-name="ce2">
            <text:p>11060</text:p>
          </table:table-cell>
          <table:table-cell office:value-type="float" office:value="11064" table:formula="of:=[.BZ22]+4" table:style-name="ce2">
            <text:p>11064</text:p>
          </table:table-cell>
          <table:table-cell office:value-type="float" office:value="11068" table:formula="of:=[.CA22]+4" table:style-name="ce2">
            <text:p>11068</text:p>
          </table:table-cell>
          <table:table-cell office:value-type="float" office:value="11072" table:formula="of:=[.CB22]+4" table:style-name="ce2">
            <text:p>11072</text:p>
          </table:table-cell>
          <table:table-cell office:value-type="float" office:value="11076" table:formula="of:=[.CC22]+4" table:style-name="ce2">
            <text:p>11076</text:p>
          </table:table-cell>
          <table:table-cell office:value-type="float" office:value="11080" table:formula="of:=[.CD22]+4" table:style-name="ce2">
            <text:p>11080</text:p>
          </table:table-cell>
          <table:table-cell office:value-type="float" office:value="11084" table:formula="of:=[.CE22]+4" table:style-name="ce2">
            <text:p>11084</text:p>
          </table:table-cell>
          <table:table-cell office:value-type="float" office:value="11088" table:formula="of:=[.CF22]+4" table:style-name="ce2">
            <text:p>11088</text:p>
          </table:table-cell>
          <table:table-cell office:value-type="float" office:value="11092" table:formula="of:=[.CG22]+4" table:style-name="ce2">
            <text:p>11092</text:p>
          </table:table-cell>
          <table:table-cell office:value-type="float" office:value="11096" table:formula="of:=[.CH22]+4" table:style-name="ce2">
            <text:p>11096</text:p>
          </table:table-cell>
          <table:table-cell office:value-type="float" office:value="11100" table:formula="of:=[.CI22]+4" table:style-name="ce2">
            <text:p>11100</text:p>
          </table:table-cell>
          <table:table-cell office:value-type="float" office:value="11104" table:formula="of:=[.CJ22]+4" table:style-name="ce2">
            <text:p>11104</text:p>
          </table:table-cell>
          <table:table-cell office:value-type="float" office:value="11108" table:formula="of:=[.CK22]+4" table:style-name="ce2">
            <text:p>11108</text:p>
          </table:table-cell>
          <table:table-cell office:value-type="float" office:value="11112" table:formula="of:=[.CL22]+4" table:style-name="ce2">
            <text:p>11112</text:p>
          </table:table-cell>
          <table:table-cell office:value-type="float" office:value="11116" table:formula="of:=[.CM22]+4" table:style-name="ce2">
            <text:p>11116</text:p>
          </table:table-cell>
          <table:table-cell office:value-type="float" office:value="11120" table:formula="of:=[.CN22]+4" table:style-name="ce2">
            <text:p>11120</text:p>
          </table:table-cell>
          <table:table-cell office:value-type="float" office:value="11124" table:formula="of:=[.CO22]+4" table:style-name="ce2">
            <text:p>11124</text:p>
          </table:table-cell>
          <table:table-cell office:value-type="float" office:value="11128" table:formula="of:=[.CP22]+4" table:style-name="ce2">
            <text:p>11128</text:p>
          </table:table-cell>
          <table:table-cell office:value-type="float" office:value="11132" table:formula="of:=[.CQ22]+4" table:style-name="ce2">
            <text:p>11132</text:p>
          </table:table-cell>
          <table:table-cell office:value-type="float" office:value="11136" table:formula="of:=[.CR22]+4" table:style-name="ce2">
            <text:p>11136</text:p>
          </table:table-cell>
          <table:table-cell office:value-type="float" office:value="11140" table:formula="of:=[.CS22]+4" table:style-name="ce2">
            <text:p>11140</text:p>
          </table:table-cell>
          <table:table-cell office:value-type="float" office:value="11144" table:formula="of:=[.CT22]+4" table:style-name="ce2">
            <text:p>11144</text:p>
          </table:table-cell>
          <table:table-cell office:value-type="float" office:value="11148" table:formula="of:=[.CU22]+4" table:style-name="ce2">
            <text:p>11148</text:p>
          </table:table-cell>
          <table:table-cell office:value-type="float" office:value="11152" table:formula="of:=[.CV22]+4" table:style-name="ce2">
            <text:p>11152</text:p>
          </table:table-cell>
          <table:table-cell office:value-type="float" office:value="11156" table:formula="of:=[.CW22]+4" table:style-name="ce2">
            <text:p>11156</text:p>
          </table:table-cell>
          <table:table-cell office:value-type="float" office:value="11160" table:formula="of:=[.CX22]+4" table:style-name="ce2">
            <text:p>11160</text:p>
          </table:table-cell>
          <table:table-cell office:value-type="float" office:value="11164" table:formula="of:=[.CY22]+4" table:style-name="ce2">
            <text:p>11164</text:p>
          </table:table-cell>
          <table:table-cell office:value-type="float" office:value="11168" table:formula="of:=[.CZ22]+4" table:style-name="ce2">
            <text:p>11168</text:p>
          </table:table-cell>
          <table:table-cell office:value-type="float" office:value="11172" table:formula="of:=[.DA22]+4" table:style-name="ce2">
            <text:p>11172</text:p>
          </table:table-cell>
          <table:table-cell office:value-type="float" office:value="11176" table:formula="of:=[.DB22]+4" table:style-name="ce2">
            <text:p>11176</text:p>
          </table:table-cell>
          <table:table-cell office:value-type="float" office:value="11180" table:formula="of:=[.DC22]+4" table:style-name="ce2">
            <text:p>11180</text:p>
          </table:table-cell>
          <table:table-cell office:value-type="float" office:value="11184" table:formula="of:=[.DD22]+4" table:style-name="ce2">
            <text:p>11184</text:p>
          </table:table-cell>
          <table:table-cell office:value-type="float" office:value="11188" table:formula="of:=[.DE22]+4" table:style-name="ce2">
            <text:p>11188</text:p>
          </table:table-cell>
          <table:table-cell office:value-type="float" office:value="11192" table:formula="of:=[.DF22]+4" table:style-name="ce2">
            <text:p>11192</text:p>
          </table:table-cell>
          <table:table-cell office:value-type="float" office:value="11196" table:formula="of:=[.DG22]+4" table:style-name="ce2">
            <text:p>11196</text:p>
          </table:table-cell>
          <table:table-cell office:value-type="float" office:value="11200" table:formula="of:=[.DH22]+4" table:style-name="ce2">
            <text:p>11200</text:p>
          </table:table-cell>
          <table:table-cell office:value-type="float" office:value="11204" table:formula="of:=[.DI22]+4" table:style-name="ce2">
            <text:p>11204</text:p>
          </table:table-cell>
          <table:table-cell office:value-type="float" office:value="11208" table:formula="of:=[.DJ22]+4" table:style-name="ce2">
            <text:p>11208</text:p>
          </table:table-cell>
          <table:table-cell office:value-type="float" office:value="11212" table:formula="of:=[.DK22]+4" table:style-name="ce2">
            <text:p>11212</text:p>
          </table:table-cell>
          <table:table-cell office:value-type="float" office:value="11216" table:formula="of:=[.DL22]+4" table:style-name="ce2">
            <text:p>11216</text:p>
          </table:table-cell>
          <table:table-cell office:value-type="float" office:value="11220" table:formula="of:=[.DM22]+4" table:style-name="ce2">
            <text:p>11220</text:p>
          </table:table-cell>
          <table:table-cell office:value-type="float" office:value="11224" table:formula="of:=[.DN22]+4" table:style-name="ce2">
            <text:p>11224</text:p>
          </table:table-cell>
          <table:table-cell office:value-type="float" office:value="11228" table:formula="of:=[.DO22]+4" table:style-name="ce2">
            <text:p>11228</text:p>
          </table:table-cell>
          <table:table-cell office:value-type="float" office:value="11232" table:formula="of:=[.DP22]+4" table:style-name="ce2">
            <text:p>11232</text:p>
          </table:table-cell>
          <table:table-cell office:value-type="float" office:value="11236" table:formula="of:=[.DQ22]+4" table:style-name="ce2">
            <text:p>11236</text:p>
          </table:table-cell>
          <table:table-cell office:value-type="float" office:value="11240" table:formula="of:=[.DR22]+4" table:style-name="ce2">
            <text:p>11240</text:p>
          </table:table-cell>
          <table:table-cell office:value-type="float" office:value="11244" table:formula="of:=[.DS22]+4" table:style-name="ce2">
            <text:p>11244</text:p>
          </table:table-cell>
          <table:table-cell office:value-type="float" office:value="11248" table:formula="of:=[.DT22]+4" table:style-name="ce2">
            <text:p>11248</text:p>
          </table:table-cell>
          <table:table-cell office:value-type="float" office:value="11252" table:formula="of:=[.DU22]+4" table:style-name="ce2">
            <text:p>11252</text:p>
          </table:table-cell>
          <table:table-cell office:value-type="float" office:value="11256" table:formula="of:=[.DV22]+4" table:style-name="ce2">
            <text:p>11256</text:p>
          </table:table-cell>
          <table:table-cell office:value-type="float" office:value="11260" table:formula="of:=[.DW22]+4" table:style-name="ce2">
            <text:p>11260</text:p>
          </table:table-cell>
          <table:table-cell table:number-columns-repeated="16256"/>
        </table:table-row>
        <table:table-row table:style-name="ro1">
          <table:table-cell office:value-type="float" office:value="11264" table:formula="of:=[.A22]+512" table:style-name="ce2">
            <text:p>11264</text:p>
          </table:table-cell>
          <table:table-cell office:value-type="float" office:value="11268" table:formula="of:=[.A23]+4" table:style-name="ce2">
            <text:p>11268</text:p>
          </table:table-cell>
          <table:table-cell office:value-type="float" office:value="11272" table:formula="of:=[.B23]+4" table:style-name="ce2">
            <text:p>11272</text:p>
          </table:table-cell>
          <table:table-cell office:value-type="float" office:value="11276" table:formula="of:=[.C23]+4" table:style-name="ce2">
            <text:p>11276</text:p>
          </table:table-cell>
          <table:table-cell office:value-type="float" office:value="11280" table:formula="of:=[.D23]+4" table:style-name="ce2">
            <text:p>11280</text:p>
          </table:table-cell>
          <table:table-cell office:value-type="float" office:value="11284" table:formula="of:=[.E23]+4" table:style-name="ce2">
            <text:p>11284</text:p>
          </table:table-cell>
          <table:table-cell office:value-type="float" office:value="11288" table:formula="of:=[.F23]+4" table:style-name="ce2">
            <text:p>11288</text:p>
          </table:table-cell>
          <table:table-cell office:value-type="float" office:value="11292" table:formula="of:=[.G23]+4" table:style-name="ce2">
            <text:p>11292</text:p>
          </table:table-cell>
          <table:table-cell office:value-type="float" office:value="11296" table:formula="of:=[.H23]+4" table:style-name="ce2">
            <text:p>11296</text:p>
          </table:table-cell>
          <table:table-cell office:value-type="float" office:value="11300" table:formula="of:=[.I23]+4" table:style-name="ce2">
            <text:p>11300</text:p>
          </table:table-cell>
          <table:table-cell office:value-type="float" office:value="11304" table:formula="of:=[.J23]+4" table:style-name="ce2">
            <text:p>11304</text:p>
          </table:table-cell>
          <table:table-cell office:value-type="float" office:value="11308" table:formula="of:=[.K23]+4" table:style-name="ce2">
            <text:p>11308</text:p>
          </table:table-cell>
          <table:table-cell office:value-type="float" office:value="11312" table:formula="of:=[.L23]+4" table:style-name="ce2">
            <text:p>11312</text:p>
          </table:table-cell>
          <table:table-cell office:value-type="float" office:value="11316" table:formula="of:=[.M23]+4" table:style-name="ce2">
            <text:p>11316</text:p>
          </table:table-cell>
          <table:table-cell office:value-type="float" office:value="11320" table:formula="of:=[.N23]+4" table:style-name="ce2">
            <text:p>11320</text:p>
          </table:table-cell>
          <table:table-cell office:value-type="float" office:value="11324" table:formula="of:=[.O23]+4" table:style-name="ce2">
            <text:p>11324</text:p>
          </table:table-cell>
          <table:table-cell office:value-type="float" office:value="11328" table:formula="of:=[.P23]+4" table:style-name="ce2">
            <text:p>11328</text:p>
          </table:table-cell>
          <table:table-cell office:value-type="float" office:value="11332" table:formula="of:=[.Q23]+4" table:style-name="ce2">
            <text:p>11332</text:p>
          </table:table-cell>
          <table:table-cell office:value-type="float" office:value="11336" table:formula="of:=[.R23]+4" table:style-name="ce2">
            <text:p>11336</text:p>
          </table:table-cell>
          <table:table-cell office:value-type="float" office:value="11340" table:formula="of:=[.S23]+4" table:style-name="ce2">
            <text:p>11340</text:p>
          </table:table-cell>
          <table:table-cell office:value-type="float" office:value="11344" table:formula="of:=[.T23]+4" table:style-name="ce2">
            <text:p>11344</text:p>
          </table:table-cell>
          <table:table-cell office:value-type="float" office:value="11348" table:formula="of:=[.U23]+4" table:style-name="ce2">
            <text:p>11348</text:p>
          </table:table-cell>
          <table:table-cell office:value-type="float" office:value="11352" table:formula="of:=[.V23]+4" table:style-name="ce2">
            <text:p>11352</text:p>
          </table:table-cell>
          <table:table-cell office:value-type="float" office:value="11356" table:formula="of:=[.W23]+4" table:style-name="ce2">
            <text:p>11356</text:p>
          </table:table-cell>
          <table:table-cell office:value-type="float" office:value="11360" table:formula="of:=[.X23]+4" table:style-name="ce2">
            <text:p>11360</text:p>
          </table:table-cell>
          <table:table-cell office:value-type="float" office:value="11364" table:formula="of:=[.Y23]+4" table:style-name="ce2">
            <text:p>11364</text:p>
          </table:table-cell>
          <table:table-cell office:value-type="float" office:value="11368" table:formula="of:=[.Z23]+4" table:style-name="ce2">
            <text:p>11368</text:p>
          </table:table-cell>
          <table:table-cell office:value-type="float" office:value="11372" table:formula="of:=[.AA23]+4" table:style-name="ce2">
            <text:p>11372</text:p>
          </table:table-cell>
          <table:table-cell office:value-type="float" office:value="11376" table:formula="of:=[.AB23]+4" table:style-name="ce2">
            <text:p>11376</text:p>
          </table:table-cell>
          <table:table-cell office:value-type="float" office:value="11380" table:formula="of:=[.AC23]+4" table:style-name="ce2">
            <text:p>11380</text:p>
          </table:table-cell>
          <table:table-cell office:value-type="float" office:value="11384" table:formula="of:=[.AD23]+4" table:style-name="ce2">
            <text:p>11384</text:p>
          </table:table-cell>
          <table:table-cell office:value-type="float" office:value="11388" table:formula="of:=[.AE23]+4" table:style-name="ce2">
            <text:p>11388</text:p>
          </table:table-cell>
          <table:table-cell office:value-type="float" office:value="11392" table:formula="of:=[.AF23]+4" table:style-name="ce2">
            <text:p>11392</text:p>
          </table:table-cell>
          <table:table-cell office:value-type="float" office:value="11396" table:formula="of:=[.AG23]+4" table:style-name="ce2">
            <text:p>11396</text:p>
          </table:table-cell>
          <table:table-cell office:value-type="float" office:value="11400" table:formula="of:=[.AH23]+4" table:style-name="ce2">
            <text:p>11400</text:p>
          </table:table-cell>
          <table:table-cell office:value-type="float" office:value="11404" table:formula="of:=[.AI23]+4" table:style-name="ce2">
            <text:p>11404</text:p>
          </table:table-cell>
          <table:table-cell office:value-type="float" office:value="11408" table:formula="of:=[.AJ23]+4" table:style-name="ce2">
            <text:p>11408</text:p>
          </table:table-cell>
          <table:table-cell office:value-type="float" office:value="11412" table:formula="of:=[.AK23]+4" table:style-name="ce2">
            <text:p>11412</text:p>
          </table:table-cell>
          <table:table-cell office:value-type="float" office:value="11416" table:formula="of:=[.AL23]+4" table:style-name="ce2">
            <text:p>11416</text:p>
          </table:table-cell>
          <table:table-cell office:value-type="float" office:value="11420" table:formula="of:=[.AM23]+4" table:style-name="ce2">
            <text:p>11420</text:p>
          </table:table-cell>
          <table:table-cell office:value-type="float" office:value="11424" table:formula="of:=[.AN23]+4" table:style-name="ce2">
            <text:p>11424</text:p>
          </table:table-cell>
          <table:table-cell office:value-type="float" office:value="11428" table:formula="of:=[.AO23]+4" table:style-name="ce2">
            <text:p>11428</text:p>
          </table:table-cell>
          <table:table-cell office:value-type="float" office:value="11432" table:formula="of:=[.AP23]+4" table:style-name="ce2">
            <text:p>11432</text:p>
          </table:table-cell>
          <table:table-cell office:value-type="float" office:value="11436" table:formula="of:=[.AQ23]+4" table:style-name="ce2">
            <text:p>11436</text:p>
          </table:table-cell>
          <table:table-cell office:value-type="float" office:value="11440" table:formula="of:=[.AR23]+4" table:style-name="ce2">
            <text:p>11440</text:p>
          </table:table-cell>
          <table:table-cell office:value-type="float" office:value="11444" table:formula="of:=[.AS23]+4" table:style-name="ce2">
            <text:p>11444</text:p>
          </table:table-cell>
          <table:table-cell office:value-type="float" office:value="11448" table:formula="of:=[.AT23]+4" table:style-name="ce2">
            <text:p>11448</text:p>
          </table:table-cell>
          <table:table-cell office:value-type="float" office:value="11452" table:formula="of:=[.AU23]+4" table:style-name="ce2">
            <text:p>11452</text:p>
          </table:table-cell>
          <table:table-cell office:value-type="float" office:value="11456" table:formula="of:=[.AV23]+4" table:style-name="ce2">
            <text:p>11456</text:p>
          </table:table-cell>
          <table:table-cell office:value-type="float" office:value="11460" table:formula="of:=[.AW23]+4" table:style-name="ce2">
            <text:p>11460</text:p>
          </table:table-cell>
          <table:table-cell office:value-type="float" office:value="11464" table:formula="of:=[.AX23]+4" table:style-name="ce2">
            <text:p>11464</text:p>
          </table:table-cell>
          <table:table-cell office:value-type="float" office:value="11468" table:formula="of:=[.AY23]+4" table:style-name="ce2">
            <text:p>11468</text:p>
          </table:table-cell>
          <table:table-cell office:value-type="float" office:value="11472" table:formula="of:=[.AZ23]+4" table:style-name="ce2">
            <text:p>11472</text:p>
          </table:table-cell>
          <table:table-cell office:value-type="float" office:value="11476" table:formula="of:=[.BA23]+4" table:style-name="ce2">
            <text:p>11476</text:p>
          </table:table-cell>
          <table:table-cell office:value-type="float" office:value="11480" table:formula="of:=[.BB23]+4" table:style-name="ce2">
            <text:p>11480</text:p>
          </table:table-cell>
          <table:table-cell office:value-type="float" office:value="11484" table:formula="of:=[.BC23]+4" table:style-name="ce2">
            <text:p>11484</text:p>
          </table:table-cell>
          <table:table-cell office:value-type="float" office:value="11488" table:formula="of:=[.BD23]+4" table:style-name="ce2">
            <text:p>11488</text:p>
          </table:table-cell>
          <table:table-cell office:value-type="float" office:value="11492" table:formula="of:=[.BE23]+4" table:style-name="ce2">
            <text:p>11492</text:p>
          </table:table-cell>
          <table:table-cell office:value-type="float" office:value="11496" table:formula="of:=[.BF23]+4" table:style-name="ce2">
            <text:p>11496</text:p>
          </table:table-cell>
          <table:table-cell office:value-type="float" office:value="11500" table:formula="of:=[.BG23]+4" table:style-name="ce2">
            <text:p>11500</text:p>
          </table:table-cell>
          <table:table-cell office:value-type="float" office:value="11504" table:formula="of:=[.BH23]+4" table:style-name="ce2">
            <text:p>11504</text:p>
          </table:table-cell>
          <table:table-cell office:value-type="float" office:value="11508" table:formula="of:=[.BI23]+4" table:style-name="ce2">
            <text:p>11508</text:p>
          </table:table-cell>
          <table:table-cell office:value-type="float" office:value="11512" table:formula="of:=[.BJ23]+4" table:style-name="ce2">
            <text:p>11512</text:p>
          </table:table-cell>
          <table:table-cell office:value-type="float" office:value="11516" table:formula="of:=[.BK23]+4" table:style-name="ce2">
            <text:p>11516</text:p>
          </table:table-cell>
          <table:table-cell office:value-type="float" office:value="11520" table:formula="of:=[.BL23]+4" table:style-name="ce2">
            <text:p>11520</text:p>
          </table:table-cell>
          <table:table-cell office:value-type="float" office:value="11524" table:formula="of:=[.BM23]+4" table:style-name="ce2">
            <text:p>11524</text:p>
          </table:table-cell>
          <table:table-cell office:value-type="float" office:value="11528" table:formula="of:=[.BN23]+4" table:style-name="ce2">
            <text:p>11528</text:p>
          </table:table-cell>
          <table:table-cell office:value-type="float" office:value="11532" table:formula="of:=[.BO23]+4" table:style-name="ce2">
            <text:p>11532</text:p>
          </table:table-cell>
          <table:table-cell office:value-type="float" office:value="11536" table:formula="of:=[.BP23]+4" table:style-name="ce2">
            <text:p>11536</text:p>
          </table:table-cell>
          <table:table-cell office:value-type="float" office:value="11540" table:formula="of:=[.BQ23]+4" table:style-name="ce2">
            <text:p>11540</text:p>
          </table:table-cell>
          <table:table-cell office:value-type="float" office:value="11544" table:formula="of:=[.BR23]+4" table:style-name="ce2">
            <text:p>11544</text:p>
          </table:table-cell>
          <table:table-cell office:value-type="float" office:value="11548" table:formula="of:=[.BS23]+4" table:style-name="ce2">
            <text:p>11548</text:p>
          </table:table-cell>
          <table:table-cell office:value-type="float" office:value="11552" table:formula="of:=[.BT23]+4" table:style-name="ce2">
            <text:p>11552</text:p>
          </table:table-cell>
          <table:table-cell office:value-type="float" office:value="11556" table:formula="of:=[.BU23]+4" table:style-name="ce2">
            <text:p>11556</text:p>
          </table:table-cell>
          <table:table-cell office:value-type="float" office:value="11560" table:formula="of:=[.BV23]+4" table:style-name="ce2">
            <text:p>11560</text:p>
          </table:table-cell>
          <table:table-cell office:value-type="float" office:value="11564" table:formula="of:=[.BW23]+4" table:style-name="ce2">
            <text:p>11564</text:p>
          </table:table-cell>
          <table:table-cell office:value-type="float" office:value="11568" table:formula="of:=[.BX23]+4" table:style-name="ce2">
            <text:p>11568</text:p>
          </table:table-cell>
          <table:table-cell office:value-type="float" office:value="11572" table:formula="of:=[.BY23]+4" table:style-name="ce2">
            <text:p>11572</text:p>
          </table:table-cell>
          <table:table-cell office:value-type="float" office:value="11576" table:formula="of:=[.BZ23]+4" table:style-name="ce2">
            <text:p>11576</text:p>
          </table:table-cell>
          <table:table-cell office:value-type="float" office:value="11580" table:formula="of:=[.CA23]+4" table:style-name="ce2">
            <text:p>11580</text:p>
          </table:table-cell>
          <table:table-cell office:value-type="float" office:value="11584" table:formula="of:=[.CB23]+4" table:style-name="ce2">
            <text:p>11584</text:p>
          </table:table-cell>
          <table:table-cell office:value-type="float" office:value="11588" table:formula="of:=[.CC23]+4" table:style-name="ce2">
            <text:p>11588</text:p>
          </table:table-cell>
          <table:table-cell office:value-type="float" office:value="11592" table:formula="of:=[.CD23]+4" table:style-name="ce2">
            <text:p>11592</text:p>
          </table:table-cell>
          <table:table-cell office:value-type="float" office:value="11596" table:formula="of:=[.CE23]+4" table:style-name="ce2">
            <text:p>11596</text:p>
          </table:table-cell>
          <table:table-cell office:value-type="float" office:value="11600" table:formula="of:=[.CF23]+4" table:style-name="ce2">
            <text:p>11600</text:p>
          </table:table-cell>
          <table:table-cell office:value-type="float" office:value="11604" table:formula="of:=[.CG23]+4" table:style-name="ce2">
            <text:p>11604</text:p>
          </table:table-cell>
          <table:table-cell office:value-type="float" office:value="11608" table:formula="of:=[.CH23]+4" table:style-name="ce2">
            <text:p>11608</text:p>
          </table:table-cell>
          <table:table-cell office:value-type="float" office:value="11612" table:formula="of:=[.CI23]+4" table:style-name="ce2">
            <text:p>11612</text:p>
          </table:table-cell>
          <table:table-cell office:value-type="float" office:value="11616" table:formula="of:=[.CJ23]+4" table:style-name="ce2">
            <text:p>11616</text:p>
          </table:table-cell>
          <table:table-cell office:value-type="float" office:value="11620" table:formula="of:=[.CK23]+4" table:style-name="ce2">
            <text:p>11620</text:p>
          </table:table-cell>
          <table:table-cell office:value-type="float" office:value="11624" table:formula="of:=[.CL23]+4" table:style-name="ce2">
            <text:p>11624</text:p>
          </table:table-cell>
          <table:table-cell office:value-type="float" office:value="11628" table:formula="of:=[.CM23]+4" table:style-name="ce2">
            <text:p>11628</text:p>
          </table:table-cell>
          <table:table-cell office:value-type="float" office:value="11632" table:formula="of:=[.CN23]+4" table:style-name="ce2">
            <text:p>11632</text:p>
          </table:table-cell>
          <table:table-cell office:value-type="float" office:value="11636" table:formula="of:=[.CO23]+4" table:style-name="ce2">
            <text:p>11636</text:p>
          </table:table-cell>
          <table:table-cell office:value-type="float" office:value="11640" table:formula="of:=[.CP23]+4" table:style-name="ce2">
            <text:p>11640</text:p>
          </table:table-cell>
          <table:table-cell office:value-type="float" office:value="11644" table:formula="of:=[.CQ23]+4" table:style-name="ce2">
            <text:p>11644</text:p>
          </table:table-cell>
          <table:table-cell office:value-type="float" office:value="11648" table:formula="of:=[.CR23]+4" table:style-name="ce2">
            <text:p>11648</text:p>
          </table:table-cell>
          <table:table-cell office:value-type="float" office:value="11652" table:formula="of:=[.CS23]+4" table:style-name="ce2">
            <text:p>11652</text:p>
          </table:table-cell>
          <table:table-cell office:value-type="float" office:value="11656" table:formula="of:=[.CT23]+4" table:style-name="ce2">
            <text:p>11656</text:p>
          </table:table-cell>
          <table:table-cell office:value-type="float" office:value="11660" table:formula="of:=[.CU23]+4" table:style-name="ce2">
            <text:p>11660</text:p>
          </table:table-cell>
          <table:table-cell office:value-type="float" office:value="11664" table:formula="of:=[.CV23]+4" table:style-name="ce2">
            <text:p>11664</text:p>
          </table:table-cell>
          <table:table-cell office:value-type="float" office:value="11668" table:formula="of:=[.CW23]+4" table:style-name="ce2">
            <text:p>11668</text:p>
          </table:table-cell>
          <table:table-cell office:value-type="float" office:value="11672" table:formula="of:=[.CX23]+4" table:style-name="ce2">
            <text:p>11672</text:p>
          </table:table-cell>
          <table:table-cell office:value-type="float" office:value="11676" table:formula="of:=[.CY23]+4" table:style-name="ce2">
            <text:p>11676</text:p>
          </table:table-cell>
          <table:table-cell office:value-type="float" office:value="11680" table:formula="of:=[.CZ23]+4" table:style-name="ce2">
            <text:p>11680</text:p>
          </table:table-cell>
          <table:table-cell office:value-type="float" office:value="11684" table:formula="of:=[.DA23]+4" table:style-name="ce2">
            <text:p>11684</text:p>
          </table:table-cell>
          <table:table-cell office:value-type="float" office:value="11688" table:formula="of:=[.DB23]+4" table:style-name="ce2">
            <text:p>11688</text:p>
          </table:table-cell>
          <table:table-cell office:value-type="float" office:value="11692" table:formula="of:=[.DC23]+4" table:style-name="ce2">
            <text:p>11692</text:p>
          </table:table-cell>
          <table:table-cell office:value-type="float" office:value="11696" table:formula="of:=[.DD23]+4" table:style-name="ce2">
            <text:p>11696</text:p>
          </table:table-cell>
          <table:table-cell office:value-type="float" office:value="11700" table:formula="of:=[.DE23]+4" table:style-name="ce2">
            <text:p>11700</text:p>
          </table:table-cell>
          <table:table-cell office:value-type="float" office:value="11704" table:formula="of:=[.DF23]+4" table:style-name="ce2">
            <text:p>11704</text:p>
          </table:table-cell>
          <table:table-cell office:value-type="float" office:value="11708" table:formula="of:=[.DG23]+4" table:style-name="ce2">
            <text:p>11708</text:p>
          </table:table-cell>
          <table:table-cell office:value-type="float" office:value="11712" table:formula="of:=[.DH23]+4" table:style-name="ce2">
            <text:p>11712</text:p>
          </table:table-cell>
          <table:table-cell office:value-type="float" office:value="11716" table:formula="of:=[.DI23]+4" table:style-name="ce2">
            <text:p>11716</text:p>
          </table:table-cell>
          <table:table-cell office:value-type="float" office:value="11720" table:formula="of:=[.DJ23]+4" table:style-name="ce2">
            <text:p>11720</text:p>
          </table:table-cell>
          <table:table-cell office:value-type="float" office:value="11724" table:formula="of:=[.DK23]+4" table:style-name="ce2">
            <text:p>11724</text:p>
          </table:table-cell>
          <table:table-cell office:value-type="float" office:value="11728" table:formula="of:=[.DL23]+4" table:style-name="ce2">
            <text:p>11728</text:p>
          </table:table-cell>
          <table:table-cell office:value-type="float" office:value="11732" table:formula="of:=[.DM23]+4" table:style-name="ce2">
            <text:p>11732</text:p>
          </table:table-cell>
          <table:table-cell office:value-type="float" office:value="11736" table:formula="of:=[.DN23]+4" table:style-name="ce2">
            <text:p>11736</text:p>
          </table:table-cell>
          <table:table-cell office:value-type="float" office:value="11740" table:formula="of:=[.DO23]+4" table:style-name="ce2">
            <text:p>11740</text:p>
          </table:table-cell>
          <table:table-cell office:value-type="float" office:value="11744" table:formula="of:=[.DP23]+4" table:style-name="ce2">
            <text:p>11744</text:p>
          </table:table-cell>
          <table:table-cell office:value-type="float" office:value="11748" table:formula="of:=[.DQ23]+4" table:style-name="ce2">
            <text:p>11748</text:p>
          </table:table-cell>
          <table:table-cell office:value-type="float" office:value="11752" table:formula="of:=[.DR23]+4" table:style-name="ce2">
            <text:p>11752</text:p>
          </table:table-cell>
          <table:table-cell office:value-type="float" office:value="11756" table:formula="of:=[.DS23]+4" table:style-name="ce2">
            <text:p>11756</text:p>
          </table:table-cell>
          <table:table-cell office:value-type="float" office:value="11760" table:formula="of:=[.DT23]+4" table:style-name="ce2">
            <text:p>11760</text:p>
          </table:table-cell>
          <table:table-cell office:value-type="float" office:value="11764" table:formula="of:=[.DU23]+4" table:style-name="ce2">
            <text:p>11764</text:p>
          </table:table-cell>
          <table:table-cell office:value-type="float" office:value="11768" table:formula="of:=[.DV23]+4" table:style-name="ce2">
            <text:p>11768</text:p>
          </table:table-cell>
          <table:table-cell office:value-type="float" office:value="11772" table:formula="of:=[.DW23]+4" table:style-name="ce2">
            <text:p>11772</text:p>
          </table:table-cell>
          <table:table-cell table:number-columns-repeated="16256"/>
        </table:table-row>
        <table:table-row table:style-name="ro1">
          <table:table-cell office:value-type="float" office:value="11776" table:formula="of:=[.A23]+512" table:style-name="ce2">
            <text:p>11776</text:p>
          </table:table-cell>
          <table:table-cell office:value-type="float" office:value="11780" table:formula="of:=[.A24]+4" table:style-name="ce2">
            <text:p>11780</text:p>
          </table:table-cell>
          <table:table-cell office:value-type="float" office:value="11784" table:formula="of:=[.B24]+4" table:style-name="ce2">
            <text:p>11784</text:p>
          </table:table-cell>
          <table:table-cell office:value-type="float" office:value="11788" table:formula="of:=[.C24]+4" table:style-name="ce2">
            <text:p>11788</text:p>
          </table:table-cell>
          <table:table-cell office:value-type="float" office:value="11792" table:formula="of:=[.D24]+4" table:style-name="ce2">
            <text:p>11792</text:p>
          </table:table-cell>
          <table:table-cell office:value-type="float" office:value="11796" table:formula="of:=[.E24]+4" table:style-name="ce2">
            <text:p>11796</text:p>
          </table:table-cell>
          <table:table-cell office:value-type="float" office:value="11800" table:formula="of:=[.F24]+4" table:style-name="ce2">
            <text:p>11800</text:p>
          </table:table-cell>
          <table:table-cell office:value-type="float" office:value="11804" table:formula="of:=[.G24]+4" table:style-name="ce2">
            <text:p>11804</text:p>
          </table:table-cell>
          <table:table-cell office:value-type="float" office:value="11808" table:formula="of:=[.H24]+4" table:style-name="ce2">
            <text:p>11808</text:p>
          </table:table-cell>
          <table:table-cell office:value-type="float" office:value="11812" table:formula="of:=[.I24]+4" table:style-name="ce2">
            <text:p>11812</text:p>
          </table:table-cell>
          <table:table-cell office:value-type="float" office:value="11816" table:formula="of:=[.J24]+4" table:style-name="ce2">
            <text:p>11816</text:p>
          </table:table-cell>
          <table:table-cell office:value-type="float" office:value="11820" table:formula="of:=[.K24]+4" table:style-name="ce2">
            <text:p>11820</text:p>
          </table:table-cell>
          <table:table-cell office:value-type="float" office:value="11824" table:formula="of:=[.L24]+4" table:style-name="ce2">
            <text:p>11824</text:p>
          </table:table-cell>
          <table:table-cell office:value-type="float" office:value="11828" table:formula="of:=[.M24]+4" table:style-name="ce2">
            <text:p>11828</text:p>
          </table:table-cell>
          <table:table-cell office:value-type="float" office:value="11832" table:formula="of:=[.N24]+4" table:style-name="ce2">
            <text:p>11832</text:p>
          </table:table-cell>
          <table:table-cell office:value-type="float" office:value="11836" table:formula="of:=[.O24]+4" table:style-name="ce2">
            <text:p>11836</text:p>
          </table:table-cell>
          <table:table-cell office:value-type="float" office:value="11840" table:formula="of:=[.P24]+4" table:style-name="ce2">
            <text:p>11840</text:p>
          </table:table-cell>
          <table:table-cell office:value-type="float" office:value="11844" table:formula="of:=[.Q24]+4" table:style-name="ce2">
            <text:p>11844</text:p>
          </table:table-cell>
          <table:table-cell office:value-type="float" office:value="11848" table:formula="of:=[.R24]+4" table:style-name="ce2">
            <text:p>11848</text:p>
          </table:table-cell>
          <table:table-cell office:value-type="float" office:value="11852" table:formula="of:=[.S24]+4" table:style-name="ce2">
            <text:p>11852</text:p>
          </table:table-cell>
          <table:table-cell office:value-type="float" office:value="11856" table:formula="of:=[.T24]+4" table:style-name="ce2">
            <text:p>11856</text:p>
          </table:table-cell>
          <table:table-cell office:value-type="float" office:value="11860" table:formula="of:=[.U24]+4" table:style-name="ce2">
            <text:p>11860</text:p>
          </table:table-cell>
          <table:table-cell office:value-type="float" office:value="11864" table:formula="of:=[.V24]+4" table:style-name="ce2">
            <text:p>11864</text:p>
          </table:table-cell>
          <table:table-cell office:value-type="float" office:value="11868" table:formula="of:=[.W24]+4" table:style-name="ce2">
            <text:p>11868</text:p>
          </table:table-cell>
          <table:table-cell office:value-type="float" office:value="11872" table:formula="of:=[.X24]+4" table:style-name="ce2">
            <text:p>11872</text:p>
          </table:table-cell>
          <table:table-cell office:value-type="float" office:value="11876" table:formula="of:=[.Y24]+4" table:style-name="ce2">
            <text:p>11876</text:p>
          </table:table-cell>
          <table:table-cell office:value-type="float" office:value="11880" table:formula="of:=[.Z24]+4" table:style-name="ce2">
            <text:p>11880</text:p>
          </table:table-cell>
          <table:table-cell office:value-type="float" office:value="11884" table:formula="of:=[.AA24]+4" table:style-name="ce2">
            <text:p>11884</text:p>
          </table:table-cell>
          <table:table-cell office:value-type="float" office:value="11888" table:formula="of:=[.AB24]+4" table:style-name="ce2">
            <text:p>11888</text:p>
          </table:table-cell>
          <table:table-cell office:value-type="float" office:value="11892" table:formula="of:=[.AC24]+4" table:style-name="ce2">
            <text:p>11892</text:p>
          </table:table-cell>
          <table:table-cell office:value-type="float" office:value="11896" table:formula="of:=[.AD24]+4" table:style-name="ce2">
            <text:p>11896</text:p>
          </table:table-cell>
          <table:table-cell office:value-type="float" office:value="11900" table:formula="of:=[.AE24]+4" table:style-name="ce2">
            <text:p>11900</text:p>
          </table:table-cell>
          <table:table-cell office:value-type="float" office:value="11904" table:formula="of:=[.AF24]+4" table:style-name="ce2">
            <text:p>11904</text:p>
          </table:table-cell>
          <table:table-cell office:value-type="float" office:value="11908" table:formula="of:=[.AG24]+4" table:style-name="ce2">
            <text:p>11908</text:p>
          </table:table-cell>
          <table:table-cell office:value-type="float" office:value="11912" table:formula="of:=[.AH24]+4" table:style-name="ce2">
            <text:p>11912</text:p>
          </table:table-cell>
          <table:table-cell office:value-type="float" office:value="11916" table:formula="of:=[.AI24]+4" table:style-name="ce2">
            <text:p>11916</text:p>
          </table:table-cell>
          <table:table-cell office:value-type="float" office:value="11920" table:formula="of:=[.AJ24]+4" table:style-name="ce2">
            <text:p>11920</text:p>
          </table:table-cell>
          <table:table-cell office:value-type="float" office:value="11924" table:formula="of:=[.AK24]+4" table:style-name="ce2">
            <text:p>11924</text:p>
          </table:table-cell>
          <table:table-cell office:value-type="float" office:value="11928" table:formula="of:=[.AL24]+4" table:style-name="ce2">
            <text:p>11928</text:p>
          </table:table-cell>
          <table:table-cell office:value-type="float" office:value="11932" table:formula="of:=[.AM24]+4" table:style-name="ce2">
            <text:p>11932</text:p>
          </table:table-cell>
          <table:table-cell office:value-type="float" office:value="11936" table:formula="of:=[.AN24]+4" table:style-name="ce2">
            <text:p>11936</text:p>
          </table:table-cell>
          <table:table-cell office:value-type="float" office:value="11940" table:formula="of:=[.AO24]+4" table:style-name="ce2">
            <text:p>11940</text:p>
          </table:table-cell>
          <table:table-cell office:value-type="float" office:value="11944" table:formula="of:=[.AP24]+4" table:style-name="ce2">
            <text:p>11944</text:p>
          </table:table-cell>
          <table:table-cell office:value-type="float" office:value="11948" table:formula="of:=[.AQ24]+4" table:style-name="ce2">
            <text:p>11948</text:p>
          </table:table-cell>
          <table:table-cell office:value-type="float" office:value="11952" table:formula="of:=[.AR24]+4" table:style-name="ce2">
            <text:p>11952</text:p>
          </table:table-cell>
          <table:table-cell office:value-type="float" office:value="11956" table:formula="of:=[.AS24]+4" table:style-name="ce2">
            <text:p>11956</text:p>
          </table:table-cell>
          <table:table-cell office:value-type="float" office:value="11960" table:formula="of:=[.AT24]+4" table:style-name="ce2">
            <text:p>11960</text:p>
          </table:table-cell>
          <table:table-cell office:value-type="float" office:value="11964" table:formula="of:=[.AU24]+4" table:style-name="ce2">
            <text:p>11964</text:p>
          </table:table-cell>
          <table:table-cell office:value-type="float" office:value="11968" table:formula="of:=[.AV24]+4" table:style-name="ce2">
            <text:p>11968</text:p>
          </table:table-cell>
          <table:table-cell office:value-type="float" office:value="11972" table:formula="of:=[.AW24]+4" table:style-name="ce2">
            <text:p>11972</text:p>
          </table:table-cell>
          <table:table-cell office:value-type="float" office:value="11976" table:formula="of:=[.AX24]+4" table:style-name="ce2">
            <text:p>11976</text:p>
          </table:table-cell>
          <table:table-cell office:value-type="float" office:value="11980" table:formula="of:=[.AY24]+4" table:style-name="ce2">
            <text:p>11980</text:p>
          </table:table-cell>
          <table:table-cell office:value-type="float" office:value="11984" table:formula="of:=[.AZ24]+4" table:style-name="ce2">
            <text:p>11984</text:p>
          </table:table-cell>
          <table:table-cell office:value-type="float" office:value="11988" table:formula="of:=[.BA24]+4" table:style-name="ce2">
            <text:p>11988</text:p>
          </table:table-cell>
          <table:table-cell office:value-type="float" office:value="11992" table:formula="of:=[.BB24]+4" table:style-name="ce2">
            <text:p>11992</text:p>
          </table:table-cell>
          <table:table-cell office:value-type="float" office:value="11996" table:formula="of:=[.BC24]+4" table:style-name="ce2">
            <text:p>11996</text:p>
          </table:table-cell>
          <table:table-cell office:value-type="float" office:value="12000" table:formula="of:=[.BD24]+4" table:style-name="ce2">
            <text:p>12000</text:p>
          </table:table-cell>
          <table:table-cell office:value-type="float" office:value="12004" table:formula="of:=[.BE24]+4" table:style-name="ce2">
            <text:p>12004</text:p>
          </table:table-cell>
          <table:table-cell office:value-type="float" office:value="12008" table:formula="of:=[.BF24]+4" table:style-name="ce2">
            <text:p>12008</text:p>
          </table:table-cell>
          <table:table-cell office:value-type="float" office:value="12012" table:formula="of:=[.BG24]+4" table:style-name="ce2">
            <text:p>12012</text:p>
          </table:table-cell>
          <table:table-cell office:value-type="float" office:value="12016" table:formula="of:=[.BH24]+4" table:style-name="ce2">
            <text:p>12016</text:p>
          </table:table-cell>
          <table:table-cell office:value-type="float" office:value="12020" table:formula="of:=[.BI24]+4" table:style-name="ce2">
            <text:p>12020</text:p>
          </table:table-cell>
          <table:table-cell office:value-type="float" office:value="12024" table:formula="of:=[.BJ24]+4" table:style-name="ce2">
            <text:p>12024</text:p>
          </table:table-cell>
          <table:table-cell office:value-type="float" office:value="12028" table:formula="of:=[.BK24]+4" table:style-name="ce2">
            <text:p>12028</text:p>
          </table:table-cell>
          <table:table-cell office:value-type="float" office:value="12032" table:formula="of:=[.BL24]+4" table:style-name="ce2">
            <text:p>12032</text:p>
          </table:table-cell>
          <table:table-cell office:value-type="float" office:value="12036" table:formula="of:=[.BM24]+4" table:style-name="ce2">
            <text:p>12036</text:p>
          </table:table-cell>
          <table:table-cell office:value-type="float" office:value="12040" table:formula="of:=[.BN24]+4" table:style-name="ce2">
            <text:p>12040</text:p>
          </table:table-cell>
          <table:table-cell office:value-type="float" office:value="12044" table:formula="of:=[.BO24]+4" table:style-name="ce2">
            <text:p>12044</text:p>
          </table:table-cell>
          <table:table-cell office:value-type="float" office:value="12048" table:formula="of:=[.BP24]+4" table:style-name="ce2">
            <text:p>12048</text:p>
          </table:table-cell>
          <table:table-cell office:value-type="float" office:value="12052" table:formula="of:=[.BQ24]+4" table:style-name="ce2">
            <text:p>12052</text:p>
          </table:table-cell>
          <table:table-cell office:value-type="float" office:value="12056" table:formula="of:=[.BR24]+4" table:style-name="ce2">
            <text:p>12056</text:p>
          </table:table-cell>
          <table:table-cell office:value-type="float" office:value="12060" table:formula="of:=[.BS24]+4" table:style-name="ce2">
            <text:p>12060</text:p>
          </table:table-cell>
          <table:table-cell office:value-type="float" office:value="12064" table:formula="of:=[.BT24]+4" table:style-name="ce2">
            <text:p>12064</text:p>
          </table:table-cell>
          <table:table-cell office:value-type="float" office:value="12068" table:formula="of:=[.BU24]+4" table:style-name="ce2">
            <text:p>12068</text:p>
          </table:table-cell>
          <table:table-cell office:value-type="float" office:value="12072" table:formula="of:=[.BV24]+4" table:style-name="ce2">
            <text:p>12072</text:p>
          </table:table-cell>
          <table:table-cell office:value-type="float" office:value="12076" table:formula="of:=[.BW24]+4" table:style-name="ce2">
            <text:p>12076</text:p>
          </table:table-cell>
          <table:table-cell office:value-type="float" office:value="12080" table:formula="of:=[.BX24]+4" table:style-name="ce2">
            <text:p>12080</text:p>
          </table:table-cell>
          <table:table-cell office:value-type="float" office:value="12084" table:formula="of:=[.BY24]+4" table:style-name="ce2">
            <text:p>12084</text:p>
          </table:table-cell>
          <table:table-cell office:value-type="float" office:value="12088" table:formula="of:=[.BZ24]+4" table:style-name="ce2">
            <text:p>12088</text:p>
          </table:table-cell>
          <table:table-cell office:value-type="float" office:value="12092" table:formula="of:=[.CA24]+4" table:style-name="ce2">
            <text:p>12092</text:p>
          </table:table-cell>
          <table:table-cell office:value-type="float" office:value="12096" table:formula="of:=[.CB24]+4" table:style-name="ce2">
            <text:p>12096</text:p>
          </table:table-cell>
          <table:table-cell office:value-type="float" office:value="12100" table:formula="of:=[.CC24]+4" table:style-name="ce2">
            <text:p>12100</text:p>
          </table:table-cell>
          <table:table-cell office:value-type="float" office:value="12104" table:formula="of:=[.CD24]+4" table:style-name="ce2">
            <text:p>12104</text:p>
          </table:table-cell>
          <table:table-cell office:value-type="float" office:value="12108" table:formula="of:=[.CE24]+4" table:style-name="ce2">
            <text:p>12108</text:p>
          </table:table-cell>
          <table:table-cell office:value-type="float" office:value="12112" table:formula="of:=[.CF24]+4" table:style-name="ce2">
            <text:p>12112</text:p>
          </table:table-cell>
          <table:table-cell office:value-type="float" office:value="12116" table:formula="of:=[.CG24]+4" table:style-name="ce2">
            <text:p>12116</text:p>
          </table:table-cell>
          <table:table-cell office:value-type="float" office:value="12120" table:formula="of:=[.CH24]+4" table:style-name="ce2">
            <text:p>12120</text:p>
          </table:table-cell>
          <table:table-cell office:value-type="float" office:value="12124" table:formula="of:=[.CI24]+4" table:style-name="ce2">
            <text:p>12124</text:p>
          </table:table-cell>
          <table:table-cell office:value-type="float" office:value="12128" table:formula="of:=[.CJ24]+4" table:style-name="ce2">
            <text:p>12128</text:p>
          </table:table-cell>
          <table:table-cell office:value-type="float" office:value="12132" table:formula="of:=[.CK24]+4" table:style-name="ce2">
            <text:p>12132</text:p>
          </table:table-cell>
          <table:table-cell office:value-type="float" office:value="12136" table:formula="of:=[.CL24]+4" table:style-name="ce2">
            <text:p>12136</text:p>
          </table:table-cell>
          <table:table-cell office:value-type="float" office:value="12140" table:formula="of:=[.CM24]+4" table:style-name="ce2">
            <text:p>12140</text:p>
          </table:table-cell>
          <table:table-cell office:value-type="float" office:value="12144" table:formula="of:=[.CN24]+4" table:style-name="ce2">
            <text:p>12144</text:p>
          </table:table-cell>
          <table:table-cell office:value-type="float" office:value="12148" table:formula="of:=[.CO24]+4" table:style-name="ce2">
            <text:p>12148</text:p>
          </table:table-cell>
          <table:table-cell office:value-type="float" office:value="12152" table:formula="of:=[.CP24]+4" table:style-name="ce2">
            <text:p>12152</text:p>
          </table:table-cell>
          <table:table-cell office:value-type="float" office:value="12156" table:formula="of:=[.CQ24]+4" table:style-name="ce2">
            <text:p>12156</text:p>
          </table:table-cell>
          <table:table-cell office:value-type="float" office:value="12160" table:formula="of:=[.CR24]+4" table:style-name="ce2">
            <text:p>12160</text:p>
          </table:table-cell>
          <table:table-cell office:value-type="float" office:value="12164" table:formula="of:=[.CS24]+4" table:style-name="ce2">
            <text:p>12164</text:p>
          </table:table-cell>
          <table:table-cell office:value-type="float" office:value="12168" table:formula="of:=[.CT24]+4" table:style-name="ce2">
            <text:p>12168</text:p>
          </table:table-cell>
          <table:table-cell office:value-type="float" office:value="12172" table:formula="of:=[.CU24]+4" table:style-name="ce2">
            <text:p>12172</text:p>
          </table:table-cell>
          <table:table-cell office:value-type="float" office:value="12176" table:formula="of:=[.CV24]+4" table:style-name="ce2">
            <text:p>12176</text:p>
          </table:table-cell>
          <table:table-cell office:value-type="float" office:value="12180" table:formula="of:=[.CW24]+4" table:style-name="ce2">
            <text:p>12180</text:p>
          </table:table-cell>
          <table:table-cell office:value-type="float" office:value="12184" table:formula="of:=[.CX24]+4" table:style-name="ce2">
            <text:p>12184</text:p>
          </table:table-cell>
          <table:table-cell office:value-type="float" office:value="12188" table:formula="of:=[.CY24]+4" table:style-name="ce2">
            <text:p>12188</text:p>
          </table:table-cell>
          <table:table-cell office:value-type="float" office:value="12192" table:formula="of:=[.CZ24]+4" table:style-name="ce2">
            <text:p>12192</text:p>
          </table:table-cell>
          <table:table-cell office:value-type="float" office:value="12196" table:formula="of:=[.DA24]+4" table:style-name="ce2">
            <text:p>12196</text:p>
          </table:table-cell>
          <table:table-cell office:value-type="float" office:value="12200" table:formula="of:=[.DB24]+4" table:style-name="ce2">
            <text:p>12200</text:p>
          </table:table-cell>
          <table:table-cell office:value-type="float" office:value="12204" table:formula="of:=[.DC24]+4" table:style-name="ce2">
            <text:p>12204</text:p>
          </table:table-cell>
          <table:table-cell office:value-type="float" office:value="12208" table:formula="of:=[.DD24]+4" table:style-name="ce2">
            <text:p>12208</text:p>
          </table:table-cell>
          <table:table-cell office:value-type="float" office:value="12212" table:formula="of:=[.DE24]+4" table:style-name="ce2">
            <text:p>12212</text:p>
          </table:table-cell>
          <table:table-cell office:value-type="float" office:value="12216" table:formula="of:=[.DF24]+4" table:style-name="ce2">
            <text:p>12216</text:p>
          </table:table-cell>
          <table:table-cell office:value-type="float" office:value="12220" table:formula="of:=[.DG24]+4" table:style-name="ce2">
            <text:p>12220</text:p>
          </table:table-cell>
          <table:table-cell office:value-type="float" office:value="12224" table:formula="of:=[.DH24]+4" table:style-name="ce2">
            <text:p>12224</text:p>
          </table:table-cell>
          <table:table-cell office:value-type="float" office:value="12228" table:formula="of:=[.DI24]+4" table:style-name="ce2">
            <text:p>12228</text:p>
          </table:table-cell>
          <table:table-cell office:value-type="float" office:value="12232" table:formula="of:=[.DJ24]+4" table:style-name="ce2">
            <text:p>12232</text:p>
          </table:table-cell>
          <table:table-cell office:value-type="float" office:value="12236" table:formula="of:=[.DK24]+4" table:style-name="ce2">
            <text:p>12236</text:p>
          </table:table-cell>
          <table:table-cell office:value-type="float" office:value="12240" table:formula="of:=[.DL24]+4" table:style-name="ce2">
            <text:p>12240</text:p>
          </table:table-cell>
          <table:table-cell office:value-type="float" office:value="12244" table:formula="of:=[.DM24]+4" table:style-name="ce2">
            <text:p>12244</text:p>
          </table:table-cell>
          <table:table-cell office:value-type="float" office:value="12248" table:formula="of:=[.DN24]+4" table:style-name="ce2">
            <text:p>12248</text:p>
          </table:table-cell>
          <table:table-cell office:value-type="float" office:value="12252" table:formula="of:=[.DO24]+4" table:style-name="ce2">
            <text:p>12252</text:p>
          </table:table-cell>
          <table:table-cell office:value-type="float" office:value="12256" table:formula="of:=[.DP24]+4" table:style-name="ce2">
            <text:p>12256</text:p>
          </table:table-cell>
          <table:table-cell office:value-type="float" office:value="12260" table:formula="of:=[.DQ24]+4" table:style-name="ce2">
            <text:p>12260</text:p>
          </table:table-cell>
          <table:table-cell office:value-type="float" office:value="12264" table:formula="of:=[.DR24]+4" table:style-name="ce2">
            <text:p>12264</text:p>
          </table:table-cell>
          <table:table-cell office:value-type="float" office:value="12268" table:formula="of:=[.DS24]+4" table:style-name="ce2">
            <text:p>12268</text:p>
          </table:table-cell>
          <table:table-cell office:value-type="float" office:value="12272" table:formula="of:=[.DT24]+4" table:style-name="ce2">
            <text:p>12272</text:p>
          </table:table-cell>
          <table:table-cell office:value-type="float" office:value="12276" table:formula="of:=[.DU24]+4" table:style-name="ce2">
            <text:p>12276</text:p>
          </table:table-cell>
          <table:table-cell office:value-type="float" office:value="12280" table:formula="of:=[.DV24]+4" table:style-name="ce2">
            <text:p>12280</text:p>
          </table:table-cell>
          <table:table-cell office:value-type="float" office:value="12284" table:formula="of:=[.DW24]+4" table:style-name="ce2">
            <text:p>12284</text:p>
          </table:table-cell>
          <table:table-cell table:number-columns-repeated="16256"/>
        </table:table-row>
        <table:table-row table:style-name="ro1">
          <table:table-cell office:value-type="float" office:value="12288" table:formula="of:=[.A24]+512" table:style-name="ce2">
            <text:p>12288</text:p>
          </table:table-cell>
          <table:table-cell office:value-type="float" office:value="12292" table:formula="of:=[.A25]+4" table:style-name="ce2">
            <text:p>12292</text:p>
          </table:table-cell>
          <table:table-cell office:value-type="float" office:value="12296" table:formula="of:=[.B25]+4" table:style-name="ce2">
            <text:p>12296</text:p>
          </table:table-cell>
          <table:table-cell office:value-type="float" office:value="12300" table:formula="of:=[.C25]+4" table:style-name="ce2">
            <text:p>12300</text:p>
          </table:table-cell>
          <table:table-cell office:value-type="float" office:value="12304" table:formula="of:=[.D25]+4" table:style-name="ce2">
            <text:p>12304</text:p>
          </table:table-cell>
          <table:table-cell office:value-type="float" office:value="12308" table:formula="of:=[.E25]+4" table:style-name="ce2">
            <text:p>12308</text:p>
          </table:table-cell>
          <table:table-cell office:value-type="float" office:value="12312" table:formula="of:=[.F25]+4" table:style-name="ce2">
            <text:p>12312</text:p>
          </table:table-cell>
          <table:table-cell office:value-type="float" office:value="12316" table:formula="of:=[.G25]+4" table:style-name="ce2">
            <text:p>12316</text:p>
          </table:table-cell>
          <table:table-cell office:value-type="float" office:value="12320" table:formula="of:=[.H25]+4" table:style-name="ce2">
            <text:p>12320</text:p>
          </table:table-cell>
          <table:table-cell office:value-type="float" office:value="12324" table:formula="of:=[.I25]+4" table:style-name="ce2">
            <text:p>12324</text:p>
          </table:table-cell>
          <table:table-cell office:value-type="float" office:value="12328" table:formula="of:=[.J25]+4" table:style-name="ce2">
            <text:p>12328</text:p>
          </table:table-cell>
          <table:table-cell office:value-type="float" office:value="12332" table:formula="of:=[.K25]+4" table:style-name="ce2">
            <text:p>12332</text:p>
          </table:table-cell>
          <table:table-cell office:value-type="float" office:value="12336" table:formula="of:=[.L25]+4" table:style-name="ce2">
            <text:p>12336</text:p>
          </table:table-cell>
          <table:table-cell office:value-type="float" office:value="12340" table:formula="of:=[.M25]+4" table:style-name="ce2">
            <text:p>12340</text:p>
          </table:table-cell>
          <table:table-cell office:value-type="float" office:value="12344" table:formula="of:=[.N25]+4" table:style-name="ce2">
            <text:p>12344</text:p>
          </table:table-cell>
          <table:table-cell office:value-type="float" office:value="12348" table:formula="of:=[.O25]+4" table:style-name="ce2">
            <text:p>12348</text:p>
          </table:table-cell>
          <table:table-cell office:value-type="float" office:value="12352" table:formula="of:=[.P25]+4" table:style-name="ce2">
            <text:p>12352</text:p>
          </table:table-cell>
          <table:table-cell office:value-type="float" office:value="12356" table:formula="of:=[.Q25]+4" table:style-name="ce2">
            <text:p>12356</text:p>
          </table:table-cell>
          <table:table-cell office:value-type="float" office:value="12360" table:formula="of:=[.R25]+4" table:style-name="ce2">
            <text:p>12360</text:p>
          </table:table-cell>
          <table:table-cell office:value-type="float" office:value="12364" table:formula="of:=[.S25]+4" table:style-name="ce2">
            <text:p>12364</text:p>
          </table:table-cell>
          <table:table-cell office:value-type="float" office:value="12368" table:formula="of:=[.T25]+4" table:style-name="ce2">
            <text:p>12368</text:p>
          </table:table-cell>
          <table:table-cell office:value-type="float" office:value="12372" table:formula="of:=[.U25]+4" table:style-name="ce2">
            <text:p>12372</text:p>
          </table:table-cell>
          <table:table-cell office:value-type="float" office:value="12376" table:formula="of:=[.V25]+4" table:style-name="ce2">
            <text:p>12376</text:p>
          </table:table-cell>
          <table:table-cell office:value-type="float" office:value="12380" table:formula="of:=[.W25]+4" table:style-name="ce2">
            <text:p>12380</text:p>
          </table:table-cell>
          <table:table-cell office:value-type="float" office:value="12384" table:formula="of:=[.X25]+4" table:style-name="ce2">
            <text:p>12384</text:p>
          </table:table-cell>
          <table:table-cell office:value-type="float" office:value="12388" table:formula="of:=[.Y25]+4" table:style-name="ce2">
            <text:p>12388</text:p>
          </table:table-cell>
          <table:table-cell office:value-type="float" office:value="12392" table:formula="of:=[.Z25]+4" table:style-name="ce2">
            <text:p>12392</text:p>
          </table:table-cell>
          <table:table-cell office:value-type="float" office:value="12396" table:formula="of:=[.AA25]+4" table:style-name="ce2">
            <text:p>12396</text:p>
          </table:table-cell>
          <table:table-cell office:value-type="float" office:value="12400" table:formula="of:=[.AB25]+4" table:style-name="ce2">
            <text:p>12400</text:p>
          </table:table-cell>
          <table:table-cell office:value-type="float" office:value="12404" table:formula="of:=[.AC25]+4" table:style-name="ce2">
            <text:p>12404</text:p>
          </table:table-cell>
          <table:table-cell office:value-type="float" office:value="12408" table:formula="of:=[.AD25]+4" table:style-name="ce2">
            <text:p>12408</text:p>
          </table:table-cell>
          <table:table-cell office:value-type="float" office:value="12412" table:formula="of:=[.AE25]+4" table:style-name="ce2">
            <text:p>12412</text:p>
          </table:table-cell>
          <table:table-cell office:value-type="float" office:value="12416" table:formula="of:=[.AF25]+4" table:style-name="ce2">
            <text:p>12416</text:p>
          </table:table-cell>
          <table:table-cell office:value-type="float" office:value="12420" table:formula="of:=[.AG25]+4" table:style-name="ce2">
            <text:p>12420</text:p>
          </table:table-cell>
          <table:table-cell office:value-type="float" office:value="12424" table:formula="of:=[.AH25]+4" table:style-name="ce2">
            <text:p>12424</text:p>
          </table:table-cell>
          <table:table-cell office:value-type="float" office:value="12428" table:formula="of:=[.AI25]+4" table:style-name="ce2">
            <text:p>12428</text:p>
          </table:table-cell>
          <table:table-cell office:value-type="float" office:value="12432" table:formula="of:=[.AJ25]+4" table:style-name="ce2">
            <text:p>12432</text:p>
          </table:table-cell>
          <table:table-cell office:value-type="float" office:value="12436" table:formula="of:=[.AK25]+4" table:style-name="ce2">
            <text:p>12436</text:p>
          </table:table-cell>
          <table:table-cell office:value-type="float" office:value="12440" table:formula="of:=[.AL25]+4" table:style-name="ce2">
            <text:p>12440</text:p>
          </table:table-cell>
          <table:table-cell office:value-type="float" office:value="12444" table:formula="of:=[.AM25]+4" table:style-name="ce2">
            <text:p>12444</text:p>
          </table:table-cell>
          <table:table-cell office:value-type="float" office:value="12448" table:formula="of:=[.AN25]+4" table:style-name="ce2">
            <text:p>12448</text:p>
          </table:table-cell>
          <table:table-cell office:value-type="float" office:value="12452" table:formula="of:=[.AO25]+4" table:style-name="ce2">
            <text:p>12452</text:p>
          </table:table-cell>
          <table:table-cell office:value-type="float" office:value="12456" table:formula="of:=[.AP25]+4" table:style-name="ce2">
            <text:p>12456</text:p>
          </table:table-cell>
          <table:table-cell office:value-type="float" office:value="12460" table:formula="of:=[.AQ25]+4" table:style-name="ce2">
            <text:p>12460</text:p>
          </table:table-cell>
          <table:table-cell office:value-type="float" office:value="12464" table:formula="of:=[.AR25]+4" table:style-name="ce2">
            <text:p>12464</text:p>
          </table:table-cell>
          <table:table-cell office:value-type="float" office:value="12468" table:formula="of:=[.AS25]+4" table:style-name="ce2">
            <text:p>12468</text:p>
          </table:table-cell>
          <table:table-cell office:value-type="float" office:value="12472" table:formula="of:=[.AT25]+4" table:style-name="ce2">
            <text:p>12472</text:p>
          </table:table-cell>
          <table:table-cell office:value-type="float" office:value="12476" table:formula="of:=[.AU25]+4" table:style-name="ce2">
            <text:p>12476</text:p>
          </table:table-cell>
          <table:table-cell office:value-type="float" office:value="12480" table:formula="of:=[.AV25]+4" table:style-name="ce2">
            <text:p>12480</text:p>
          </table:table-cell>
          <table:table-cell office:value-type="float" office:value="12484" table:formula="of:=[.AW25]+4" table:style-name="ce2">
            <text:p>12484</text:p>
          </table:table-cell>
          <table:table-cell office:value-type="float" office:value="12488" table:formula="of:=[.AX25]+4" table:style-name="ce2">
            <text:p>12488</text:p>
          </table:table-cell>
          <table:table-cell office:value-type="float" office:value="12492" table:formula="of:=[.AY25]+4" table:style-name="ce2">
            <text:p>12492</text:p>
          </table:table-cell>
          <table:table-cell office:value-type="float" office:value="12496" table:formula="of:=[.AZ25]+4" table:style-name="ce2">
            <text:p>12496</text:p>
          </table:table-cell>
          <table:table-cell office:value-type="float" office:value="12500" table:formula="of:=[.BA25]+4" table:style-name="ce2">
            <text:p>12500</text:p>
          </table:table-cell>
          <table:table-cell office:value-type="float" office:value="12504" table:formula="of:=[.BB25]+4" table:style-name="ce2">
            <text:p>12504</text:p>
          </table:table-cell>
          <table:table-cell office:value-type="float" office:value="12508" table:formula="of:=[.BC25]+4" table:style-name="ce2">
            <text:p>12508</text:p>
          </table:table-cell>
          <table:table-cell office:value-type="float" office:value="12512" table:formula="of:=[.BD25]+4" table:style-name="ce2">
            <text:p>12512</text:p>
          </table:table-cell>
          <table:table-cell office:value-type="float" office:value="12516" table:formula="of:=[.BE25]+4" table:style-name="ce2">
            <text:p>12516</text:p>
          </table:table-cell>
          <table:table-cell office:value-type="float" office:value="12520" table:formula="of:=[.BF25]+4" table:style-name="ce2">
            <text:p>12520</text:p>
          </table:table-cell>
          <table:table-cell office:value-type="float" office:value="12524" table:formula="of:=[.BG25]+4" table:style-name="ce2">
            <text:p>12524</text:p>
          </table:table-cell>
          <table:table-cell office:value-type="float" office:value="12528" table:formula="of:=[.BH25]+4" table:style-name="ce2">
            <text:p>12528</text:p>
          </table:table-cell>
          <table:table-cell office:value-type="float" office:value="12532" table:formula="of:=[.BI25]+4" table:style-name="ce2">
            <text:p>12532</text:p>
          </table:table-cell>
          <table:table-cell office:value-type="float" office:value="12536" table:formula="of:=[.BJ25]+4" table:style-name="ce2">
            <text:p>12536</text:p>
          </table:table-cell>
          <table:table-cell office:value-type="float" office:value="12540" table:formula="of:=[.BK25]+4" table:style-name="ce2">
            <text:p>12540</text:p>
          </table:table-cell>
          <table:table-cell office:value-type="float" office:value="12544" table:formula="of:=[.BL25]+4" table:style-name="ce2">
            <text:p>12544</text:p>
          </table:table-cell>
          <table:table-cell office:value-type="float" office:value="12548" table:formula="of:=[.BM25]+4" table:style-name="ce2">
            <text:p>12548</text:p>
          </table:table-cell>
          <table:table-cell office:value-type="float" office:value="12552" table:formula="of:=[.BN25]+4" table:style-name="ce2">
            <text:p>12552</text:p>
          </table:table-cell>
          <table:table-cell office:value-type="float" office:value="12556" table:formula="of:=[.BO25]+4" table:style-name="ce2">
            <text:p>12556</text:p>
          </table:table-cell>
          <table:table-cell office:value-type="float" office:value="12560" table:formula="of:=[.BP25]+4" table:style-name="ce2">
            <text:p>12560</text:p>
          </table:table-cell>
          <table:table-cell office:value-type="float" office:value="12564" table:formula="of:=[.BQ25]+4" table:style-name="ce2">
            <text:p>12564</text:p>
          </table:table-cell>
          <table:table-cell office:value-type="float" office:value="12568" table:formula="of:=[.BR25]+4" table:style-name="ce2">
            <text:p>12568</text:p>
          </table:table-cell>
          <table:table-cell office:value-type="float" office:value="12572" table:formula="of:=[.BS25]+4" table:style-name="ce2">
            <text:p>12572</text:p>
          </table:table-cell>
          <table:table-cell office:value-type="float" office:value="12576" table:formula="of:=[.BT25]+4" table:style-name="ce2">
            <text:p>12576</text:p>
          </table:table-cell>
          <table:table-cell office:value-type="float" office:value="12580" table:formula="of:=[.BU25]+4" table:style-name="ce2">
            <text:p>12580</text:p>
          </table:table-cell>
          <table:table-cell office:value-type="float" office:value="12584" table:formula="of:=[.BV25]+4" table:style-name="ce2">
            <text:p>12584</text:p>
          </table:table-cell>
          <table:table-cell office:value-type="float" office:value="12588" table:formula="of:=[.BW25]+4" table:style-name="ce2">
            <text:p>12588</text:p>
          </table:table-cell>
          <table:table-cell office:value-type="float" office:value="12592" table:formula="of:=[.BX25]+4" table:style-name="ce2">
            <text:p>12592</text:p>
          </table:table-cell>
          <table:table-cell office:value-type="float" office:value="12596" table:formula="of:=[.BY25]+4" table:style-name="ce2">
            <text:p>12596</text:p>
          </table:table-cell>
          <table:table-cell office:value-type="float" office:value="12600" table:formula="of:=[.BZ25]+4" table:style-name="ce2">
            <text:p>12600</text:p>
          </table:table-cell>
          <table:table-cell office:value-type="float" office:value="12604" table:formula="of:=[.CA25]+4" table:style-name="ce2">
            <text:p>12604</text:p>
          </table:table-cell>
          <table:table-cell office:value-type="float" office:value="12608" table:formula="of:=[.CB25]+4" table:style-name="ce2">
            <text:p>12608</text:p>
          </table:table-cell>
          <table:table-cell office:value-type="float" office:value="12612" table:formula="of:=[.CC25]+4" table:style-name="ce2">
            <text:p>12612</text:p>
          </table:table-cell>
          <table:table-cell office:value-type="float" office:value="12616" table:formula="of:=[.CD25]+4" table:style-name="ce2">
            <text:p>12616</text:p>
          </table:table-cell>
          <table:table-cell office:value-type="float" office:value="12620" table:formula="of:=[.CE25]+4" table:style-name="ce2">
            <text:p>12620</text:p>
          </table:table-cell>
          <table:table-cell office:value-type="float" office:value="12624" table:formula="of:=[.CF25]+4" table:style-name="ce2">
            <text:p>12624</text:p>
          </table:table-cell>
          <table:table-cell office:value-type="float" office:value="12628" table:formula="of:=[.CG25]+4" table:style-name="ce2">
            <text:p>12628</text:p>
          </table:table-cell>
          <table:table-cell office:value-type="float" office:value="12632" table:formula="of:=[.CH25]+4" table:style-name="ce2">
            <text:p>12632</text:p>
          </table:table-cell>
          <table:table-cell office:value-type="float" office:value="12636" table:formula="of:=[.CI25]+4" table:style-name="ce2">
            <text:p>12636</text:p>
          </table:table-cell>
          <table:table-cell office:value-type="float" office:value="12640" table:formula="of:=[.CJ25]+4" table:style-name="ce2">
            <text:p>12640</text:p>
          </table:table-cell>
          <table:table-cell office:value-type="float" office:value="12644" table:formula="of:=[.CK25]+4" table:style-name="ce2">
            <text:p>12644</text:p>
          </table:table-cell>
          <table:table-cell office:value-type="float" office:value="12648" table:formula="of:=[.CL25]+4" table:style-name="ce2">
            <text:p>12648</text:p>
          </table:table-cell>
          <table:table-cell office:value-type="float" office:value="12652" table:formula="of:=[.CM25]+4" table:style-name="ce2">
            <text:p>12652</text:p>
          </table:table-cell>
          <table:table-cell office:value-type="float" office:value="12656" table:formula="of:=[.CN25]+4" table:style-name="ce2">
            <text:p>12656</text:p>
          </table:table-cell>
          <table:table-cell office:value-type="float" office:value="12660" table:formula="of:=[.CO25]+4" table:style-name="ce2">
            <text:p>12660</text:p>
          </table:table-cell>
          <table:table-cell office:value-type="float" office:value="12664" table:formula="of:=[.CP25]+4" table:style-name="ce2">
            <text:p>12664</text:p>
          </table:table-cell>
          <table:table-cell office:value-type="float" office:value="12668" table:formula="of:=[.CQ25]+4" table:style-name="ce2">
            <text:p>12668</text:p>
          </table:table-cell>
          <table:table-cell office:value-type="float" office:value="12672" table:formula="of:=[.CR25]+4" table:style-name="ce2">
            <text:p>12672</text:p>
          </table:table-cell>
          <table:table-cell office:value-type="float" office:value="12676" table:formula="of:=[.CS25]+4" table:style-name="ce2">
            <text:p>12676</text:p>
          </table:table-cell>
          <table:table-cell office:value-type="float" office:value="12680" table:formula="of:=[.CT25]+4" table:style-name="ce2">
            <text:p>12680</text:p>
          </table:table-cell>
          <table:table-cell office:value-type="float" office:value="12684" table:formula="of:=[.CU25]+4" table:style-name="ce2">
            <text:p>12684</text:p>
          </table:table-cell>
          <table:table-cell office:value-type="float" office:value="12688" table:formula="of:=[.CV25]+4" table:style-name="ce2">
            <text:p>12688</text:p>
          </table:table-cell>
          <table:table-cell office:value-type="float" office:value="12692" table:formula="of:=[.CW25]+4" table:style-name="ce2">
            <text:p>12692</text:p>
          </table:table-cell>
          <table:table-cell office:value-type="float" office:value="12696" table:formula="of:=[.CX25]+4" table:style-name="ce2">
            <text:p>12696</text:p>
          </table:table-cell>
          <table:table-cell office:value-type="float" office:value="12700" table:formula="of:=[.CY25]+4" table:style-name="ce2">
            <text:p>12700</text:p>
          </table:table-cell>
          <table:table-cell office:value-type="float" office:value="12704" table:formula="of:=[.CZ25]+4" table:style-name="ce2">
            <text:p>12704</text:p>
          </table:table-cell>
          <table:table-cell office:value-type="float" office:value="12708" table:formula="of:=[.DA25]+4" table:style-name="ce2">
            <text:p>12708</text:p>
          </table:table-cell>
          <table:table-cell office:value-type="float" office:value="12712" table:formula="of:=[.DB25]+4" table:style-name="ce2">
            <text:p>12712</text:p>
          </table:table-cell>
          <table:table-cell office:value-type="float" office:value="12716" table:formula="of:=[.DC25]+4" table:style-name="ce2">
            <text:p>12716</text:p>
          </table:table-cell>
          <table:table-cell office:value-type="float" office:value="12720" table:formula="of:=[.DD25]+4" table:style-name="ce2">
            <text:p>12720</text:p>
          </table:table-cell>
          <table:table-cell office:value-type="float" office:value="12724" table:formula="of:=[.DE25]+4" table:style-name="ce2">
            <text:p>12724</text:p>
          </table:table-cell>
          <table:table-cell office:value-type="float" office:value="12728" table:formula="of:=[.DF25]+4" table:style-name="ce2">
            <text:p>12728</text:p>
          </table:table-cell>
          <table:table-cell office:value-type="float" office:value="12732" table:formula="of:=[.DG25]+4" table:style-name="ce2">
            <text:p>12732</text:p>
          </table:table-cell>
          <table:table-cell office:value-type="float" office:value="12736" table:formula="of:=[.DH25]+4" table:style-name="ce2">
            <text:p>12736</text:p>
          </table:table-cell>
          <table:table-cell office:value-type="float" office:value="12740" table:formula="of:=[.DI25]+4" table:style-name="ce2">
            <text:p>12740</text:p>
          </table:table-cell>
          <table:table-cell office:value-type="float" office:value="12744" table:formula="of:=[.DJ25]+4" table:style-name="ce2">
            <text:p>12744</text:p>
          </table:table-cell>
          <table:table-cell office:value-type="float" office:value="12748" table:formula="of:=[.DK25]+4" table:style-name="ce2">
            <text:p>12748</text:p>
          </table:table-cell>
          <table:table-cell office:value-type="float" office:value="12752" table:formula="of:=[.DL25]+4" table:style-name="ce2">
            <text:p>12752</text:p>
          </table:table-cell>
          <table:table-cell office:value-type="float" office:value="12756" table:formula="of:=[.DM25]+4" table:style-name="ce2">
            <text:p>12756</text:p>
          </table:table-cell>
          <table:table-cell office:value-type="float" office:value="12760" table:formula="of:=[.DN25]+4" table:style-name="ce2">
            <text:p>12760</text:p>
          </table:table-cell>
          <table:table-cell office:value-type="float" office:value="12764" table:formula="of:=[.DO25]+4" table:style-name="ce2">
            <text:p>12764</text:p>
          </table:table-cell>
          <table:table-cell office:value-type="float" office:value="12768" table:formula="of:=[.DP25]+4" table:style-name="ce2">
            <text:p>12768</text:p>
          </table:table-cell>
          <table:table-cell office:value-type="float" office:value="12772" table:formula="of:=[.DQ25]+4" table:style-name="ce2">
            <text:p>12772</text:p>
          </table:table-cell>
          <table:table-cell office:value-type="float" office:value="12776" table:formula="of:=[.DR25]+4" table:style-name="ce2">
            <text:p>12776</text:p>
          </table:table-cell>
          <table:table-cell office:value-type="float" office:value="12780" table:formula="of:=[.DS25]+4" table:style-name="ce2">
            <text:p>12780</text:p>
          </table:table-cell>
          <table:table-cell office:value-type="float" office:value="12784" table:formula="of:=[.DT25]+4" table:style-name="ce2">
            <text:p>12784</text:p>
          </table:table-cell>
          <table:table-cell office:value-type="float" office:value="12788" table:formula="of:=[.DU25]+4" table:style-name="ce2">
            <text:p>12788</text:p>
          </table:table-cell>
          <table:table-cell office:value-type="float" office:value="12792" table:formula="of:=[.DV25]+4" table:style-name="ce2">
            <text:p>12792</text:p>
          </table:table-cell>
          <table:table-cell office:value-type="float" office:value="12796" table:formula="of:=[.DW25]+4" table:style-name="ce2">
            <text:p>12796</text:p>
          </table:table-cell>
          <table:table-cell table:number-columns-repeated="16256"/>
        </table:table-row>
        <table:table-row table:style-name="ro1">
          <table:table-cell office:value-type="float" office:value="12800" table:formula="of:=[.A25]+512" table:style-name="ce2">
            <text:p>12800</text:p>
          </table:table-cell>
          <table:table-cell office:value-type="float" office:value="12804" table:formula="of:=[.A26]+4" table:style-name="ce2">
            <text:p>12804</text:p>
          </table:table-cell>
          <table:table-cell office:value-type="float" office:value="12808" table:formula="of:=[.B26]+4" table:style-name="ce2">
            <text:p>12808</text:p>
          </table:table-cell>
          <table:table-cell office:value-type="float" office:value="12812" table:formula="of:=[.C26]+4" table:style-name="ce2">
            <text:p>12812</text:p>
          </table:table-cell>
          <table:table-cell office:value-type="float" office:value="12816" table:formula="of:=[.D26]+4" table:style-name="ce2">
            <text:p>12816</text:p>
          </table:table-cell>
          <table:table-cell office:value-type="float" office:value="12820" table:formula="of:=[.E26]+4" table:style-name="ce2">
            <text:p>12820</text:p>
          </table:table-cell>
          <table:table-cell office:value-type="float" office:value="12824" table:formula="of:=[.F26]+4" table:style-name="ce2">
            <text:p>12824</text:p>
          </table:table-cell>
          <table:table-cell office:value-type="float" office:value="12828" table:formula="of:=[.G26]+4" table:style-name="ce2">
            <text:p>12828</text:p>
          </table:table-cell>
          <table:table-cell office:value-type="float" office:value="12832" table:formula="of:=[.H26]+4" table:style-name="ce2">
            <text:p>12832</text:p>
          </table:table-cell>
          <table:table-cell office:value-type="float" office:value="12836" table:formula="of:=[.I26]+4" table:style-name="ce2">
            <text:p>12836</text:p>
          </table:table-cell>
          <table:table-cell office:value-type="float" office:value="12840" table:formula="of:=[.J26]+4" table:style-name="ce2">
            <text:p>12840</text:p>
          </table:table-cell>
          <table:table-cell office:value-type="float" office:value="12844" table:formula="of:=[.K26]+4" table:style-name="ce2">
            <text:p>12844</text:p>
          </table:table-cell>
          <table:table-cell office:value-type="float" office:value="12848" table:formula="of:=[.L26]+4" table:style-name="ce2">
            <text:p>12848</text:p>
          </table:table-cell>
          <table:table-cell office:value-type="float" office:value="12852" table:formula="of:=[.M26]+4" table:style-name="ce2">
            <text:p>12852</text:p>
          </table:table-cell>
          <table:table-cell office:value-type="float" office:value="12856" table:formula="of:=[.N26]+4" table:style-name="ce2">
            <text:p>12856</text:p>
          </table:table-cell>
          <table:table-cell office:value-type="float" office:value="12860" table:formula="of:=[.O26]+4" table:style-name="ce2">
            <text:p>12860</text:p>
          </table:table-cell>
          <table:table-cell office:value-type="float" office:value="12864" table:formula="of:=[.P26]+4" table:style-name="ce2">
            <text:p>12864</text:p>
          </table:table-cell>
          <table:table-cell office:value-type="float" office:value="12868" table:formula="of:=[.Q26]+4" table:style-name="ce2">
            <text:p>12868</text:p>
          </table:table-cell>
          <table:table-cell office:value-type="float" office:value="12872" table:formula="of:=[.R26]+4" table:style-name="ce2">
            <text:p>12872</text:p>
          </table:table-cell>
          <table:table-cell office:value-type="float" office:value="12876" table:formula="of:=[.S26]+4" table:style-name="ce2">
            <text:p>12876</text:p>
          </table:table-cell>
          <table:table-cell office:value-type="float" office:value="12880" table:formula="of:=[.T26]+4" table:style-name="ce2">
            <text:p>12880</text:p>
          </table:table-cell>
          <table:table-cell office:value-type="float" office:value="12884" table:formula="of:=[.U26]+4" table:style-name="ce2">
            <text:p>12884</text:p>
          </table:table-cell>
          <table:table-cell office:value-type="float" office:value="12888" table:formula="of:=[.V26]+4" table:style-name="ce2">
            <text:p>12888</text:p>
          </table:table-cell>
          <table:table-cell office:value-type="float" office:value="12892" table:formula="of:=[.W26]+4" table:style-name="ce2">
            <text:p>12892</text:p>
          </table:table-cell>
          <table:table-cell office:value-type="float" office:value="12896" table:formula="of:=[.X26]+4" table:style-name="ce2">
            <text:p>12896</text:p>
          </table:table-cell>
          <table:table-cell office:value-type="float" office:value="12900" table:formula="of:=[.Y26]+4" table:style-name="ce2">
            <text:p>12900</text:p>
          </table:table-cell>
          <table:table-cell office:value-type="float" office:value="12904" table:formula="of:=[.Z26]+4" table:style-name="ce2">
            <text:p>12904</text:p>
          </table:table-cell>
          <table:table-cell office:value-type="float" office:value="12908" table:formula="of:=[.AA26]+4" table:style-name="ce2">
            <text:p>12908</text:p>
          </table:table-cell>
          <table:table-cell office:value-type="float" office:value="12912" table:formula="of:=[.AB26]+4" table:style-name="ce2">
            <text:p>12912</text:p>
          </table:table-cell>
          <table:table-cell office:value-type="float" office:value="12916" table:formula="of:=[.AC26]+4" table:style-name="ce2">
            <text:p>12916</text:p>
          </table:table-cell>
          <table:table-cell office:value-type="float" office:value="12920" table:formula="of:=[.AD26]+4" table:style-name="ce2">
            <text:p>12920</text:p>
          </table:table-cell>
          <table:table-cell office:value-type="float" office:value="12924" table:formula="of:=[.AE26]+4" table:style-name="ce2">
            <text:p>12924</text:p>
          </table:table-cell>
          <table:table-cell office:value-type="float" office:value="12928" table:formula="of:=[.AF26]+4" table:style-name="ce2">
            <text:p>12928</text:p>
          </table:table-cell>
          <table:table-cell office:value-type="float" office:value="12932" table:formula="of:=[.AG26]+4" table:style-name="ce2">
            <text:p>12932</text:p>
          </table:table-cell>
          <table:table-cell office:value-type="float" office:value="12936" table:formula="of:=[.AH26]+4" table:style-name="ce2">
            <text:p>12936</text:p>
          </table:table-cell>
          <table:table-cell office:value-type="float" office:value="12940" table:formula="of:=[.AI26]+4" table:style-name="ce2">
            <text:p>12940</text:p>
          </table:table-cell>
          <table:table-cell office:value-type="float" office:value="12944" table:formula="of:=[.AJ26]+4" table:style-name="ce2">
            <text:p>12944</text:p>
          </table:table-cell>
          <table:table-cell office:value-type="float" office:value="12948" table:formula="of:=[.AK26]+4" table:style-name="ce2">
            <text:p>12948</text:p>
          </table:table-cell>
          <table:table-cell office:value-type="float" office:value="12952" table:formula="of:=[.AL26]+4" table:style-name="ce2">
            <text:p>12952</text:p>
          </table:table-cell>
          <table:table-cell office:value-type="float" office:value="12956" table:formula="of:=[.AM26]+4" table:style-name="ce2">
            <text:p>12956</text:p>
          </table:table-cell>
          <table:table-cell office:value-type="float" office:value="12960" table:formula="of:=[.AN26]+4" table:style-name="ce2">
            <text:p>12960</text:p>
          </table:table-cell>
          <table:table-cell office:value-type="float" office:value="12964" table:formula="of:=[.AO26]+4" table:style-name="ce2">
            <text:p>12964</text:p>
          </table:table-cell>
          <table:table-cell office:value-type="float" office:value="12968" table:formula="of:=[.AP26]+4" table:style-name="ce2">
            <text:p>12968</text:p>
          </table:table-cell>
          <table:table-cell office:value-type="float" office:value="12972" table:formula="of:=[.AQ26]+4" table:style-name="ce2">
            <text:p>12972</text:p>
          </table:table-cell>
          <table:table-cell office:value-type="float" office:value="12976" table:formula="of:=[.AR26]+4" table:style-name="ce2">
            <text:p>12976</text:p>
          </table:table-cell>
          <table:table-cell office:value-type="float" office:value="12980" table:formula="of:=[.AS26]+4" table:style-name="ce2">
            <text:p>12980</text:p>
          </table:table-cell>
          <table:table-cell office:value-type="float" office:value="12984" table:formula="of:=[.AT26]+4" table:style-name="ce2">
            <text:p>12984</text:p>
          </table:table-cell>
          <table:table-cell office:value-type="float" office:value="12988" table:formula="of:=[.AU26]+4" table:style-name="ce2">
            <text:p>12988</text:p>
          </table:table-cell>
          <table:table-cell office:value-type="float" office:value="12992" table:formula="of:=[.AV26]+4" table:style-name="ce2">
            <text:p>12992</text:p>
          </table:table-cell>
          <table:table-cell office:value-type="float" office:value="12996" table:formula="of:=[.AW26]+4" table:style-name="ce2">
            <text:p>12996</text:p>
          </table:table-cell>
          <table:table-cell office:value-type="float" office:value="13000" table:formula="of:=[.AX26]+4" table:style-name="ce2">
            <text:p>13000</text:p>
          </table:table-cell>
          <table:table-cell office:value-type="float" office:value="13004" table:formula="of:=[.AY26]+4" table:style-name="ce2">
            <text:p>13004</text:p>
          </table:table-cell>
          <table:table-cell office:value-type="float" office:value="13008" table:formula="of:=[.AZ26]+4" table:style-name="ce2">
            <text:p>13008</text:p>
          </table:table-cell>
          <table:table-cell office:value-type="float" office:value="13012" table:formula="of:=[.BA26]+4" table:style-name="ce2">
            <text:p>13012</text:p>
          </table:table-cell>
          <table:table-cell office:value-type="float" office:value="13016" table:formula="of:=[.BB26]+4" table:style-name="ce2">
            <text:p>13016</text:p>
          </table:table-cell>
          <table:table-cell office:value-type="float" office:value="13020" table:formula="of:=[.BC26]+4" table:style-name="ce2">
            <text:p>13020</text:p>
          </table:table-cell>
          <table:table-cell office:value-type="float" office:value="13024" table:formula="of:=[.BD26]+4" table:style-name="ce2">
            <text:p>13024</text:p>
          </table:table-cell>
          <table:table-cell office:value-type="float" office:value="13028" table:formula="of:=[.BE26]+4" table:style-name="ce2">
            <text:p>13028</text:p>
          </table:table-cell>
          <table:table-cell office:value-type="float" office:value="13032" table:formula="of:=[.BF26]+4" table:style-name="ce2">
            <text:p>13032</text:p>
          </table:table-cell>
          <table:table-cell office:value-type="float" office:value="13036" table:formula="of:=[.BG26]+4" table:style-name="ce2">
            <text:p>13036</text:p>
          </table:table-cell>
          <table:table-cell office:value-type="float" office:value="13040" table:formula="of:=[.BH26]+4" table:style-name="ce2">
            <text:p>13040</text:p>
          </table:table-cell>
          <table:table-cell office:value-type="float" office:value="13044" table:formula="of:=[.BI26]+4" table:style-name="ce2">
            <text:p>13044</text:p>
          </table:table-cell>
          <table:table-cell office:value-type="float" office:value="13048" table:formula="of:=[.BJ26]+4" table:style-name="ce2">
            <text:p>13048</text:p>
          </table:table-cell>
          <table:table-cell office:value-type="float" office:value="13052" table:formula="of:=[.BK26]+4" table:style-name="ce2">
            <text:p>13052</text:p>
          </table:table-cell>
          <table:table-cell office:value-type="float" office:value="13056" table:formula="of:=[.BL26]+4" table:style-name="ce2">
            <text:p>13056</text:p>
          </table:table-cell>
          <table:table-cell office:value-type="float" office:value="13060" table:formula="of:=[.BM26]+4" table:style-name="ce2">
            <text:p>13060</text:p>
          </table:table-cell>
          <table:table-cell office:value-type="float" office:value="13064" table:formula="of:=[.BN26]+4" table:style-name="ce2">
            <text:p>13064</text:p>
          </table:table-cell>
          <table:table-cell office:value-type="float" office:value="13068" table:formula="of:=[.BO26]+4" table:style-name="ce2">
            <text:p>13068</text:p>
          </table:table-cell>
          <table:table-cell office:value-type="float" office:value="13072" table:formula="of:=[.BP26]+4" table:style-name="ce2">
            <text:p>13072</text:p>
          </table:table-cell>
          <table:table-cell office:value-type="float" office:value="13076" table:formula="of:=[.BQ26]+4" table:style-name="ce2">
            <text:p>13076</text:p>
          </table:table-cell>
          <table:table-cell office:value-type="float" office:value="13080" table:formula="of:=[.BR26]+4" table:style-name="ce2">
            <text:p>13080</text:p>
          </table:table-cell>
          <table:table-cell office:value-type="float" office:value="13084" table:formula="of:=[.BS26]+4" table:style-name="ce2">
            <text:p>13084</text:p>
          </table:table-cell>
          <table:table-cell office:value-type="float" office:value="13088" table:formula="of:=[.BT26]+4" table:style-name="ce2">
            <text:p>13088</text:p>
          </table:table-cell>
          <table:table-cell office:value-type="float" office:value="13092" table:formula="of:=[.BU26]+4" table:style-name="ce2">
            <text:p>13092</text:p>
          </table:table-cell>
          <table:table-cell office:value-type="float" office:value="13096" table:formula="of:=[.BV26]+4" table:style-name="ce2">
            <text:p>13096</text:p>
          </table:table-cell>
          <table:table-cell office:value-type="float" office:value="13100" table:formula="of:=[.BW26]+4" table:style-name="ce2">
            <text:p>13100</text:p>
          </table:table-cell>
          <table:table-cell office:value-type="float" office:value="13104" table:formula="of:=[.BX26]+4" table:style-name="ce2">
            <text:p>13104</text:p>
          </table:table-cell>
          <table:table-cell office:value-type="float" office:value="13108" table:formula="of:=[.BY26]+4" table:style-name="ce2">
            <text:p>13108</text:p>
          </table:table-cell>
          <table:table-cell office:value-type="float" office:value="13112" table:formula="of:=[.BZ26]+4" table:style-name="ce2">
            <text:p>13112</text:p>
          </table:table-cell>
          <table:table-cell office:value-type="float" office:value="13116" table:formula="of:=[.CA26]+4" table:style-name="ce2">
            <text:p>13116</text:p>
          </table:table-cell>
          <table:table-cell office:value-type="float" office:value="13120" table:formula="of:=[.CB26]+4" table:style-name="ce2">
            <text:p>13120</text:p>
          </table:table-cell>
          <table:table-cell office:value-type="float" office:value="13124" table:formula="of:=[.CC26]+4" table:style-name="ce2">
            <text:p>13124</text:p>
          </table:table-cell>
          <table:table-cell office:value-type="float" office:value="13128" table:formula="of:=[.CD26]+4" table:style-name="ce2">
            <text:p>13128</text:p>
          </table:table-cell>
          <table:table-cell office:value-type="float" office:value="13132" table:formula="of:=[.CE26]+4" table:style-name="ce2">
            <text:p>13132</text:p>
          </table:table-cell>
          <table:table-cell office:value-type="float" office:value="13136" table:formula="of:=[.CF26]+4" table:style-name="ce2">
            <text:p>13136</text:p>
          </table:table-cell>
          <table:table-cell office:value-type="float" office:value="13140" table:formula="of:=[.CG26]+4" table:style-name="ce2">
            <text:p>13140</text:p>
          </table:table-cell>
          <table:table-cell office:value-type="float" office:value="13144" table:formula="of:=[.CH26]+4" table:style-name="ce2">
            <text:p>13144</text:p>
          </table:table-cell>
          <table:table-cell office:value-type="float" office:value="13148" table:formula="of:=[.CI26]+4" table:style-name="ce2">
            <text:p>13148</text:p>
          </table:table-cell>
          <table:table-cell office:value-type="float" office:value="13152" table:formula="of:=[.CJ26]+4" table:style-name="ce2">
            <text:p>13152</text:p>
          </table:table-cell>
          <table:table-cell office:value-type="float" office:value="13156" table:formula="of:=[.CK26]+4" table:style-name="ce2">
            <text:p>13156</text:p>
          </table:table-cell>
          <table:table-cell office:value-type="float" office:value="13160" table:formula="of:=[.CL26]+4" table:style-name="ce2">
            <text:p>13160</text:p>
          </table:table-cell>
          <table:table-cell office:value-type="float" office:value="13164" table:formula="of:=[.CM26]+4" table:style-name="ce2">
            <text:p>13164</text:p>
          </table:table-cell>
          <table:table-cell office:value-type="float" office:value="13168" table:formula="of:=[.CN26]+4" table:style-name="ce2">
            <text:p>13168</text:p>
          </table:table-cell>
          <table:table-cell office:value-type="float" office:value="13172" table:formula="of:=[.CO26]+4" table:style-name="ce2">
            <text:p>13172</text:p>
          </table:table-cell>
          <table:table-cell office:value-type="float" office:value="13176" table:formula="of:=[.CP26]+4" table:style-name="ce2">
            <text:p>13176</text:p>
          </table:table-cell>
          <table:table-cell office:value-type="float" office:value="13180" table:formula="of:=[.CQ26]+4" table:style-name="ce2">
            <text:p>13180</text:p>
          </table:table-cell>
          <table:table-cell office:value-type="float" office:value="13184" table:formula="of:=[.CR26]+4" table:style-name="ce2">
            <text:p>13184</text:p>
          </table:table-cell>
          <table:table-cell office:value-type="float" office:value="13188" table:formula="of:=[.CS26]+4" table:style-name="ce2">
            <text:p>13188</text:p>
          </table:table-cell>
          <table:table-cell office:value-type="float" office:value="13192" table:formula="of:=[.CT26]+4" table:style-name="ce2">
            <text:p>13192</text:p>
          </table:table-cell>
          <table:table-cell office:value-type="float" office:value="13196" table:formula="of:=[.CU26]+4" table:style-name="ce2">
            <text:p>13196</text:p>
          </table:table-cell>
          <table:table-cell office:value-type="float" office:value="13200" table:formula="of:=[.CV26]+4" table:style-name="ce2">
            <text:p>13200</text:p>
          </table:table-cell>
          <table:table-cell office:value-type="float" office:value="13204" table:formula="of:=[.CW26]+4" table:style-name="ce2">
            <text:p>13204</text:p>
          </table:table-cell>
          <table:table-cell office:value-type="float" office:value="13208" table:formula="of:=[.CX26]+4" table:style-name="ce2">
            <text:p>13208</text:p>
          </table:table-cell>
          <table:table-cell office:value-type="float" office:value="13212" table:formula="of:=[.CY26]+4" table:style-name="ce2">
            <text:p>13212</text:p>
          </table:table-cell>
          <table:table-cell office:value-type="float" office:value="13216" table:formula="of:=[.CZ26]+4" table:style-name="ce2">
            <text:p>13216</text:p>
          </table:table-cell>
          <table:table-cell office:value-type="float" office:value="13220" table:formula="of:=[.DA26]+4" table:style-name="ce2">
            <text:p>13220</text:p>
          </table:table-cell>
          <table:table-cell office:value-type="float" office:value="13224" table:formula="of:=[.DB26]+4" table:style-name="ce2">
            <text:p>13224</text:p>
          </table:table-cell>
          <table:table-cell office:value-type="float" office:value="13228" table:formula="of:=[.DC26]+4" table:style-name="ce2">
            <text:p>13228</text:p>
          </table:table-cell>
          <table:table-cell office:value-type="float" office:value="13232" table:formula="of:=[.DD26]+4" table:style-name="ce2">
            <text:p>13232</text:p>
          </table:table-cell>
          <table:table-cell office:value-type="float" office:value="13236" table:formula="of:=[.DE26]+4" table:style-name="ce2">
            <text:p>13236</text:p>
          </table:table-cell>
          <table:table-cell office:value-type="float" office:value="13240" table:formula="of:=[.DF26]+4" table:style-name="ce2">
            <text:p>13240</text:p>
          </table:table-cell>
          <table:table-cell office:value-type="float" office:value="13244" table:formula="of:=[.DG26]+4" table:style-name="ce2">
            <text:p>13244</text:p>
          </table:table-cell>
          <table:table-cell office:value-type="float" office:value="13248" table:formula="of:=[.DH26]+4" table:style-name="ce2">
            <text:p>13248</text:p>
          </table:table-cell>
          <table:table-cell office:value-type="float" office:value="13252" table:formula="of:=[.DI26]+4" table:style-name="ce2">
            <text:p>13252</text:p>
          </table:table-cell>
          <table:table-cell office:value-type="float" office:value="13256" table:formula="of:=[.DJ26]+4" table:style-name="ce2">
            <text:p>13256</text:p>
          </table:table-cell>
          <table:table-cell office:value-type="float" office:value="13260" table:formula="of:=[.DK26]+4" table:style-name="ce2">
            <text:p>13260</text:p>
          </table:table-cell>
          <table:table-cell office:value-type="float" office:value="13264" table:formula="of:=[.DL26]+4" table:style-name="ce2">
            <text:p>13264</text:p>
          </table:table-cell>
          <table:table-cell office:value-type="float" office:value="13268" table:formula="of:=[.DM26]+4" table:style-name="ce2">
            <text:p>13268</text:p>
          </table:table-cell>
          <table:table-cell office:value-type="float" office:value="13272" table:formula="of:=[.DN26]+4" table:style-name="ce2">
            <text:p>13272</text:p>
          </table:table-cell>
          <table:table-cell office:value-type="float" office:value="13276" table:formula="of:=[.DO26]+4" table:style-name="ce2">
            <text:p>13276</text:p>
          </table:table-cell>
          <table:table-cell office:value-type="float" office:value="13280" table:formula="of:=[.DP26]+4" table:style-name="ce2">
            <text:p>13280</text:p>
          </table:table-cell>
          <table:table-cell office:value-type="float" office:value="13284" table:formula="of:=[.DQ26]+4" table:style-name="ce2">
            <text:p>13284</text:p>
          </table:table-cell>
          <table:table-cell office:value-type="float" office:value="13288" table:formula="of:=[.DR26]+4" table:style-name="ce2">
            <text:p>13288</text:p>
          </table:table-cell>
          <table:table-cell office:value-type="float" office:value="13292" table:formula="of:=[.DS26]+4" table:style-name="ce2">
            <text:p>13292</text:p>
          </table:table-cell>
          <table:table-cell office:value-type="float" office:value="13296" table:formula="of:=[.DT26]+4" table:style-name="ce2">
            <text:p>13296</text:p>
          </table:table-cell>
          <table:table-cell office:value-type="float" office:value="13300" table:formula="of:=[.DU26]+4" table:style-name="ce2">
            <text:p>13300</text:p>
          </table:table-cell>
          <table:table-cell office:value-type="float" office:value="13304" table:formula="of:=[.DV26]+4" table:style-name="ce2">
            <text:p>13304</text:p>
          </table:table-cell>
          <table:table-cell office:value-type="float" office:value="13308" table:formula="of:=[.DW26]+4" table:style-name="ce2">
            <text:p>13308</text:p>
          </table:table-cell>
          <table:table-cell table:number-columns-repeated="16256"/>
        </table:table-row>
        <table:table-row table:style-name="ro1">
          <table:table-cell office:value-type="float" office:value="13312" table:formula="of:=[.A26]+512" table:style-name="ce2">
            <text:p>13312</text:p>
          </table:table-cell>
          <table:table-cell office:value-type="float" office:value="13316" table:formula="of:=[.A27]+4" table:style-name="ce2">
            <text:p>13316</text:p>
          </table:table-cell>
          <table:table-cell office:value-type="float" office:value="13320" table:formula="of:=[.B27]+4" table:style-name="ce2">
            <text:p>13320</text:p>
          </table:table-cell>
          <table:table-cell office:value-type="float" office:value="13324" table:formula="of:=[.C27]+4" table:style-name="ce2">
            <text:p>13324</text:p>
          </table:table-cell>
          <table:table-cell office:value-type="float" office:value="13328" table:formula="of:=[.D27]+4" table:style-name="ce2">
            <text:p>13328</text:p>
          </table:table-cell>
          <table:table-cell office:value-type="float" office:value="13332" table:formula="of:=[.E27]+4" table:style-name="ce2">
            <text:p>13332</text:p>
          </table:table-cell>
          <table:table-cell office:value-type="float" office:value="13336" table:formula="of:=[.F27]+4" table:style-name="ce2">
            <text:p>13336</text:p>
          </table:table-cell>
          <table:table-cell office:value-type="float" office:value="13340" table:formula="of:=[.G27]+4" table:style-name="ce2">
            <text:p>13340</text:p>
          </table:table-cell>
          <table:table-cell office:value-type="float" office:value="13344" table:formula="of:=[.H27]+4" table:style-name="ce2">
            <text:p>13344</text:p>
          </table:table-cell>
          <table:table-cell office:value-type="float" office:value="13348" table:formula="of:=[.I27]+4" table:style-name="ce2">
            <text:p>13348</text:p>
          </table:table-cell>
          <table:table-cell office:value-type="float" office:value="13352" table:formula="of:=[.J27]+4" table:style-name="ce2">
            <text:p>13352</text:p>
          </table:table-cell>
          <table:table-cell office:value-type="float" office:value="13356" table:formula="of:=[.K27]+4" table:style-name="ce2">
            <text:p>13356</text:p>
          </table:table-cell>
          <table:table-cell office:value-type="float" office:value="13360" table:formula="of:=[.L27]+4" table:style-name="ce2">
            <text:p>13360</text:p>
          </table:table-cell>
          <table:table-cell office:value-type="float" office:value="13364" table:formula="of:=[.M27]+4" table:style-name="ce2">
            <text:p>13364</text:p>
          </table:table-cell>
          <table:table-cell office:value-type="float" office:value="13368" table:formula="of:=[.N27]+4" table:style-name="ce2">
            <text:p>13368</text:p>
          </table:table-cell>
          <table:table-cell office:value-type="float" office:value="13372" table:formula="of:=[.O27]+4" table:style-name="ce2">
            <text:p>13372</text:p>
          </table:table-cell>
          <table:table-cell office:value-type="float" office:value="13376" table:formula="of:=[.P27]+4" table:style-name="ce2">
            <text:p>13376</text:p>
          </table:table-cell>
          <table:table-cell office:value-type="float" office:value="13380" table:formula="of:=[.Q27]+4" table:style-name="ce2">
            <text:p>13380</text:p>
          </table:table-cell>
          <table:table-cell office:value-type="float" office:value="13384" table:formula="of:=[.R27]+4" table:style-name="ce2">
            <text:p>13384</text:p>
          </table:table-cell>
          <table:table-cell office:value-type="float" office:value="13388" table:formula="of:=[.S27]+4" table:style-name="ce2">
            <text:p>13388</text:p>
          </table:table-cell>
          <table:table-cell office:value-type="float" office:value="13392" table:formula="of:=[.T27]+4" table:style-name="ce2">
            <text:p>13392</text:p>
          </table:table-cell>
          <table:table-cell office:value-type="float" office:value="13396" table:formula="of:=[.U27]+4" table:style-name="ce2">
            <text:p>13396</text:p>
          </table:table-cell>
          <table:table-cell office:value-type="float" office:value="13400" table:formula="of:=[.V27]+4" table:style-name="ce2">
            <text:p>13400</text:p>
          </table:table-cell>
          <table:table-cell office:value-type="float" office:value="13404" table:formula="of:=[.W27]+4" table:style-name="ce2">
            <text:p>13404</text:p>
          </table:table-cell>
          <table:table-cell office:value-type="float" office:value="13408" table:formula="of:=[.X27]+4" table:style-name="ce2">
            <text:p>13408</text:p>
          </table:table-cell>
          <table:table-cell office:value-type="float" office:value="13412" table:formula="of:=[.Y27]+4" table:style-name="ce2">
            <text:p>13412</text:p>
          </table:table-cell>
          <table:table-cell office:value-type="float" office:value="13416" table:formula="of:=[.Z27]+4" table:style-name="ce2">
            <text:p>13416</text:p>
          </table:table-cell>
          <table:table-cell office:value-type="float" office:value="13420" table:formula="of:=[.AA27]+4" table:style-name="ce2">
            <text:p>13420</text:p>
          </table:table-cell>
          <table:table-cell office:value-type="float" office:value="13424" table:formula="of:=[.AB27]+4" table:style-name="ce2">
            <text:p>13424</text:p>
          </table:table-cell>
          <table:table-cell office:value-type="float" office:value="13428" table:formula="of:=[.AC27]+4" table:style-name="ce2">
            <text:p>13428</text:p>
          </table:table-cell>
          <table:table-cell office:value-type="float" office:value="13432" table:formula="of:=[.AD27]+4" table:style-name="ce2">
            <text:p>13432</text:p>
          </table:table-cell>
          <table:table-cell office:value-type="float" office:value="13436" table:formula="of:=[.AE27]+4" table:style-name="ce2">
            <text:p>13436</text:p>
          </table:table-cell>
          <table:table-cell office:value-type="float" office:value="13440" table:formula="of:=[.AF27]+4" table:style-name="ce2">
            <text:p>13440</text:p>
          </table:table-cell>
          <table:table-cell office:value-type="float" office:value="13444" table:formula="of:=[.AG27]+4" table:style-name="ce2">
            <text:p>13444</text:p>
          </table:table-cell>
          <table:table-cell office:value-type="float" office:value="13448" table:formula="of:=[.AH27]+4" table:style-name="ce2">
            <text:p>13448</text:p>
          </table:table-cell>
          <table:table-cell office:value-type="float" office:value="13452" table:formula="of:=[.AI27]+4" table:style-name="ce2">
            <text:p>13452</text:p>
          </table:table-cell>
          <table:table-cell office:value-type="float" office:value="13456" table:formula="of:=[.AJ27]+4" table:style-name="ce2">
            <text:p>13456</text:p>
          </table:table-cell>
          <table:table-cell office:value-type="float" office:value="13460" table:formula="of:=[.AK27]+4" table:style-name="ce2">
            <text:p>13460</text:p>
          </table:table-cell>
          <table:table-cell office:value-type="float" office:value="13464" table:formula="of:=[.AL27]+4" table:style-name="ce2">
            <text:p>13464</text:p>
          </table:table-cell>
          <table:table-cell office:value-type="float" office:value="13468" table:formula="of:=[.AM27]+4" table:style-name="ce2">
            <text:p>13468</text:p>
          </table:table-cell>
          <table:table-cell office:value-type="float" office:value="13472" table:formula="of:=[.AN27]+4" table:style-name="ce2">
            <text:p>13472</text:p>
          </table:table-cell>
          <table:table-cell office:value-type="float" office:value="13476" table:formula="of:=[.AO27]+4" table:style-name="ce2">
            <text:p>13476</text:p>
          </table:table-cell>
          <table:table-cell office:value-type="float" office:value="13480" table:formula="of:=[.AP27]+4" table:style-name="ce2">
            <text:p>13480</text:p>
          </table:table-cell>
          <table:table-cell office:value-type="float" office:value="13484" table:formula="of:=[.AQ27]+4" table:style-name="ce2">
            <text:p>13484</text:p>
          </table:table-cell>
          <table:table-cell office:value-type="float" office:value="13488" table:formula="of:=[.AR27]+4" table:style-name="ce2">
            <text:p>13488</text:p>
          </table:table-cell>
          <table:table-cell office:value-type="float" office:value="13492" table:formula="of:=[.AS27]+4" table:style-name="ce2">
            <text:p>13492</text:p>
          </table:table-cell>
          <table:table-cell office:value-type="float" office:value="13496" table:formula="of:=[.AT27]+4" table:style-name="ce2">
            <text:p>13496</text:p>
          </table:table-cell>
          <table:table-cell office:value-type="float" office:value="13500" table:formula="of:=[.AU27]+4" table:style-name="ce2">
            <text:p>13500</text:p>
          </table:table-cell>
          <table:table-cell office:value-type="float" office:value="13504" table:formula="of:=[.AV27]+4" table:style-name="ce2">
            <text:p>13504</text:p>
          </table:table-cell>
          <table:table-cell office:value-type="float" office:value="13508" table:formula="of:=[.AW27]+4" table:style-name="ce2">
            <text:p>13508</text:p>
          </table:table-cell>
          <table:table-cell office:value-type="float" office:value="13512" table:formula="of:=[.AX27]+4" table:style-name="ce2">
            <text:p>13512</text:p>
          </table:table-cell>
          <table:table-cell office:value-type="float" office:value="13516" table:formula="of:=[.AY27]+4" table:style-name="ce2">
            <text:p>13516</text:p>
          </table:table-cell>
          <table:table-cell office:value-type="float" office:value="13520" table:formula="of:=[.AZ27]+4" table:style-name="ce2">
            <text:p>13520</text:p>
          </table:table-cell>
          <table:table-cell office:value-type="float" office:value="13524" table:formula="of:=[.BA27]+4" table:style-name="ce2">
            <text:p>13524</text:p>
          </table:table-cell>
          <table:table-cell office:value-type="float" office:value="13528" table:formula="of:=[.BB27]+4" table:style-name="ce2">
            <text:p>13528</text:p>
          </table:table-cell>
          <table:table-cell office:value-type="float" office:value="13532" table:formula="of:=[.BC27]+4" table:style-name="ce2">
            <text:p>13532</text:p>
          </table:table-cell>
          <table:table-cell office:value-type="float" office:value="13536" table:formula="of:=[.BD27]+4" table:style-name="ce2">
            <text:p>13536</text:p>
          </table:table-cell>
          <table:table-cell office:value-type="float" office:value="13540" table:formula="of:=[.BE27]+4" table:style-name="ce2">
            <text:p>13540</text:p>
          </table:table-cell>
          <table:table-cell office:value-type="float" office:value="13544" table:formula="of:=[.BF27]+4" table:style-name="ce2">
            <text:p>13544</text:p>
          </table:table-cell>
          <table:table-cell office:value-type="float" office:value="13548" table:formula="of:=[.BG27]+4" table:style-name="ce2">
            <text:p>13548</text:p>
          </table:table-cell>
          <table:table-cell office:value-type="float" office:value="13552" table:formula="of:=[.BH27]+4" table:style-name="ce2">
            <text:p>13552</text:p>
          </table:table-cell>
          <table:table-cell office:value-type="float" office:value="13556" table:formula="of:=[.BI27]+4" table:style-name="ce2">
            <text:p>13556</text:p>
          </table:table-cell>
          <table:table-cell office:value-type="float" office:value="13560" table:formula="of:=[.BJ27]+4" table:style-name="ce2">
            <text:p>13560</text:p>
          </table:table-cell>
          <table:table-cell office:value-type="float" office:value="13564" table:formula="of:=[.BK27]+4" table:style-name="ce2">
            <text:p>13564</text:p>
          </table:table-cell>
          <table:table-cell office:value-type="float" office:value="13568" table:formula="of:=[.BL27]+4" table:style-name="ce2">
            <text:p>13568</text:p>
          </table:table-cell>
          <table:table-cell office:value-type="float" office:value="13572" table:formula="of:=[.BM27]+4" table:style-name="ce2">
            <text:p>13572</text:p>
          </table:table-cell>
          <table:table-cell office:value-type="float" office:value="13576" table:formula="of:=[.BN27]+4" table:style-name="ce2">
            <text:p>13576</text:p>
          </table:table-cell>
          <table:table-cell office:value-type="float" office:value="13580" table:formula="of:=[.BO27]+4" table:style-name="ce2">
            <text:p>13580</text:p>
          </table:table-cell>
          <table:table-cell office:value-type="float" office:value="13584" table:formula="of:=[.BP27]+4" table:style-name="ce2">
            <text:p>13584</text:p>
          </table:table-cell>
          <table:table-cell office:value-type="float" office:value="13588" table:formula="of:=[.BQ27]+4" table:style-name="ce2">
            <text:p>13588</text:p>
          </table:table-cell>
          <table:table-cell office:value-type="float" office:value="13592" table:formula="of:=[.BR27]+4" table:style-name="ce2">
            <text:p>13592</text:p>
          </table:table-cell>
          <table:table-cell office:value-type="float" office:value="13596" table:formula="of:=[.BS27]+4" table:style-name="ce2">
            <text:p>13596</text:p>
          </table:table-cell>
          <table:table-cell office:value-type="float" office:value="13600" table:formula="of:=[.BT27]+4" table:style-name="ce2">
            <text:p>13600</text:p>
          </table:table-cell>
          <table:table-cell office:value-type="float" office:value="13604" table:formula="of:=[.BU27]+4" table:style-name="ce2">
            <text:p>13604</text:p>
          </table:table-cell>
          <table:table-cell office:value-type="float" office:value="13608" table:formula="of:=[.BV27]+4" table:style-name="ce2">
            <text:p>13608</text:p>
          </table:table-cell>
          <table:table-cell office:value-type="float" office:value="13612" table:formula="of:=[.BW27]+4" table:style-name="ce2">
            <text:p>13612</text:p>
          </table:table-cell>
          <table:table-cell office:value-type="float" office:value="13616" table:formula="of:=[.BX27]+4" table:style-name="ce2">
            <text:p>13616</text:p>
          </table:table-cell>
          <table:table-cell office:value-type="float" office:value="13620" table:formula="of:=[.BY27]+4" table:style-name="ce2">
            <text:p>13620</text:p>
          </table:table-cell>
          <table:table-cell office:value-type="float" office:value="13624" table:formula="of:=[.BZ27]+4" table:style-name="ce2">
            <text:p>13624</text:p>
          </table:table-cell>
          <table:table-cell office:value-type="float" office:value="13628" table:formula="of:=[.CA27]+4" table:style-name="ce2">
            <text:p>13628</text:p>
          </table:table-cell>
          <table:table-cell office:value-type="float" office:value="13632" table:formula="of:=[.CB27]+4" table:style-name="ce2">
            <text:p>13632</text:p>
          </table:table-cell>
          <table:table-cell office:value-type="float" office:value="13636" table:formula="of:=[.CC27]+4" table:style-name="ce2">
            <text:p>13636</text:p>
          </table:table-cell>
          <table:table-cell office:value-type="float" office:value="13640" table:formula="of:=[.CD27]+4" table:style-name="ce2">
            <text:p>13640</text:p>
          </table:table-cell>
          <table:table-cell office:value-type="float" office:value="13644" table:formula="of:=[.CE27]+4" table:style-name="ce2">
            <text:p>13644</text:p>
          </table:table-cell>
          <table:table-cell office:value-type="float" office:value="13648" table:formula="of:=[.CF27]+4" table:style-name="ce2">
            <text:p>13648</text:p>
          </table:table-cell>
          <table:table-cell office:value-type="float" office:value="13652" table:formula="of:=[.CG27]+4" table:style-name="ce2">
            <text:p>13652</text:p>
          </table:table-cell>
          <table:table-cell office:value-type="float" office:value="13656" table:formula="of:=[.CH27]+4" table:style-name="ce2">
            <text:p>13656</text:p>
          </table:table-cell>
          <table:table-cell office:value-type="float" office:value="13660" table:formula="of:=[.CI27]+4" table:style-name="ce2">
            <text:p>13660</text:p>
          </table:table-cell>
          <table:table-cell office:value-type="float" office:value="13664" table:formula="of:=[.CJ27]+4" table:style-name="ce2">
            <text:p>13664</text:p>
          </table:table-cell>
          <table:table-cell office:value-type="float" office:value="13668" table:formula="of:=[.CK27]+4" table:style-name="ce2">
            <text:p>13668</text:p>
          </table:table-cell>
          <table:table-cell office:value-type="float" office:value="13672" table:formula="of:=[.CL27]+4" table:style-name="ce2">
            <text:p>13672</text:p>
          </table:table-cell>
          <table:table-cell office:value-type="float" office:value="13676" table:formula="of:=[.CM27]+4" table:style-name="ce2">
            <text:p>13676</text:p>
          </table:table-cell>
          <table:table-cell office:value-type="float" office:value="13680" table:formula="of:=[.CN27]+4" table:style-name="ce2">
            <text:p>13680</text:p>
          </table:table-cell>
          <table:table-cell office:value-type="float" office:value="13684" table:formula="of:=[.CO27]+4" table:style-name="ce2">
            <text:p>13684</text:p>
          </table:table-cell>
          <table:table-cell office:value-type="float" office:value="13688" table:formula="of:=[.CP27]+4" table:style-name="ce2">
            <text:p>13688</text:p>
          </table:table-cell>
          <table:table-cell office:value-type="float" office:value="13692" table:formula="of:=[.CQ27]+4" table:style-name="ce2">
            <text:p>13692</text:p>
          </table:table-cell>
          <table:table-cell office:value-type="float" office:value="13696" table:formula="of:=[.CR27]+4" table:style-name="ce2">
            <text:p>13696</text:p>
          </table:table-cell>
          <table:table-cell office:value-type="float" office:value="13700" table:formula="of:=[.CS27]+4" table:style-name="ce2">
            <text:p>13700</text:p>
          </table:table-cell>
          <table:table-cell office:value-type="float" office:value="13704" table:formula="of:=[.CT27]+4" table:style-name="ce2">
            <text:p>13704</text:p>
          </table:table-cell>
          <table:table-cell office:value-type="float" office:value="13708" table:formula="of:=[.CU27]+4" table:style-name="ce2">
            <text:p>13708</text:p>
          </table:table-cell>
          <table:table-cell office:value-type="float" office:value="13712" table:formula="of:=[.CV27]+4" table:style-name="ce2">
            <text:p>13712</text:p>
          </table:table-cell>
          <table:table-cell office:value-type="float" office:value="13716" table:formula="of:=[.CW27]+4" table:style-name="ce2">
            <text:p>13716</text:p>
          </table:table-cell>
          <table:table-cell office:value-type="float" office:value="13720" table:formula="of:=[.CX27]+4" table:style-name="ce2">
            <text:p>13720</text:p>
          </table:table-cell>
          <table:table-cell office:value-type="float" office:value="13724" table:formula="of:=[.CY27]+4" table:style-name="ce2">
            <text:p>13724</text:p>
          </table:table-cell>
          <table:table-cell office:value-type="float" office:value="13728" table:formula="of:=[.CZ27]+4" table:style-name="ce2">
            <text:p>13728</text:p>
          </table:table-cell>
          <table:table-cell office:value-type="float" office:value="13732" table:formula="of:=[.DA27]+4" table:style-name="ce2">
            <text:p>13732</text:p>
          </table:table-cell>
          <table:table-cell office:value-type="float" office:value="13736" table:formula="of:=[.DB27]+4" table:style-name="ce2">
            <text:p>13736</text:p>
          </table:table-cell>
          <table:table-cell office:value-type="float" office:value="13740" table:formula="of:=[.DC27]+4" table:style-name="ce2">
            <text:p>13740</text:p>
          </table:table-cell>
          <table:table-cell office:value-type="float" office:value="13744" table:formula="of:=[.DD27]+4" table:style-name="ce2">
            <text:p>13744</text:p>
          </table:table-cell>
          <table:table-cell office:value-type="float" office:value="13748" table:formula="of:=[.DE27]+4" table:style-name="ce2">
            <text:p>13748</text:p>
          </table:table-cell>
          <table:table-cell office:value-type="float" office:value="13752" table:formula="of:=[.DF27]+4" table:style-name="ce2">
            <text:p>13752</text:p>
          </table:table-cell>
          <table:table-cell office:value-type="float" office:value="13756" table:formula="of:=[.DG27]+4" table:style-name="ce2">
            <text:p>13756</text:p>
          </table:table-cell>
          <table:table-cell office:value-type="float" office:value="13760" table:formula="of:=[.DH27]+4" table:style-name="ce2">
            <text:p>13760</text:p>
          </table:table-cell>
          <table:table-cell office:value-type="float" office:value="13764" table:formula="of:=[.DI27]+4" table:style-name="ce2">
            <text:p>13764</text:p>
          </table:table-cell>
          <table:table-cell office:value-type="float" office:value="13768" table:formula="of:=[.DJ27]+4" table:style-name="ce2">
            <text:p>13768</text:p>
          </table:table-cell>
          <table:table-cell office:value-type="float" office:value="13772" table:formula="of:=[.DK27]+4" table:style-name="ce2">
            <text:p>13772</text:p>
          </table:table-cell>
          <table:table-cell office:value-type="float" office:value="13776" table:formula="of:=[.DL27]+4" table:style-name="ce2">
            <text:p>13776</text:p>
          </table:table-cell>
          <table:table-cell office:value-type="float" office:value="13780" table:formula="of:=[.DM27]+4" table:style-name="ce2">
            <text:p>13780</text:p>
          </table:table-cell>
          <table:table-cell office:value-type="float" office:value="13784" table:formula="of:=[.DN27]+4" table:style-name="ce2">
            <text:p>13784</text:p>
          </table:table-cell>
          <table:table-cell office:value-type="float" office:value="13788" table:formula="of:=[.DO27]+4" table:style-name="ce2">
            <text:p>13788</text:p>
          </table:table-cell>
          <table:table-cell office:value-type="float" office:value="13792" table:formula="of:=[.DP27]+4" table:style-name="ce2">
            <text:p>13792</text:p>
          </table:table-cell>
          <table:table-cell office:value-type="float" office:value="13796" table:formula="of:=[.DQ27]+4" table:style-name="ce2">
            <text:p>13796</text:p>
          </table:table-cell>
          <table:table-cell office:value-type="float" office:value="13800" table:formula="of:=[.DR27]+4" table:style-name="ce2">
            <text:p>13800</text:p>
          </table:table-cell>
          <table:table-cell office:value-type="float" office:value="13804" table:formula="of:=[.DS27]+4" table:style-name="ce2">
            <text:p>13804</text:p>
          </table:table-cell>
          <table:table-cell office:value-type="float" office:value="13808" table:formula="of:=[.DT27]+4" table:style-name="ce2">
            <text:p>13808</text:p>
          </table:table-cell>
          <table:table-cell office:value-type="float" office:value="13812" table:formula="of:=[.DU27]+4" table:style-name="ce2">
            <text:p>13812</text:p>
          </table:table-cell>
          <table:table-cell office:value-type="float" office:value="13816" table:formula="of:=[.DV27]+4" table:style-name="ce2">
            <text:p>13816</text:p>
          </table:table-cell>
          <table:table-cell office:value-type="float" office:value="13820" table:formula="of:=[.DW27]+4" table:style-name="ce2">
            <text:p>13820</text:p>
          </table:table-cell>
          <table:table-cell table:number-columns-repeated="16256"/>
        </table:table-row>
        <table:table-row table:style-name="ro1">
          <table:table-cell office:value-type="float" office:value="13824" table:formula="of:=[.A27]+512" table:style-name="ce2">
            <text:p>13824</text:p>
          </table:table-cell>
          <table:table-cell office:value-type="float" office:value="13828" table:formula="of:=[.A28]+4" table:style-name="ce2">
            <text:p>13828</text:p>
          </table:table-cell>
          <table:table-cell office:value-type="float" office:value="13832" table:formula="of:=[.B28]+4" table:style-name="ce2">
            <text:p>13832</text:p>
          </table:table-cell>
          <table:table-cell office:value-type="float" office:value="13836" table:formula="of:=[.C28]+4" table:style-name="ce2">
            <text:p>13836</text:p>
          </table:table-cell>
          <table:table-cell office:value-type="float" office:value="13840" table:formula="of:=[.D28]+4" table:style-name="ce2">
            <text:p>13840</text:p>
          </table:table-cell>
          <table:table-cell office:value-type="float" office:value="13844" table:formula="of:=[.E28]+4" table:style-name="ce2">
            <text:p>13844</text:p>
          </table:table-cell>
          <table:table-cell office:value-type="float" office:value="13848" table:formula="of:=[.F28]+4" table:style-name="ce2">
            <text:p>13848</text:p>
          </table:table-cell>
          <table:table-cell office:value-type="float" office:value="13852" table:formula="of:=[.G28]+4" table:style-name="ce2">
            <text:p>13852</text:p>
          </table:table-cell>
          <table:table-cell office:value-type="float" office:value="13856" table:formula="of:=[.H28]+4" table:style-name="ce2">
            <text:p>13856</text:p>
          </table:table-cell>
          <table:table-cell office:value-type="float" office:value="13860" table:formula="of:=[.I28]+4" table:style-name="ce2">
            <text:p>13860</text:p>
          </table:table-cell>
          <table:table-cell office:value-type="float" office:value="13864" table:formula="of:=[.J28]+4" table:style-name="ce2">
            <text:p>13864</text:p>
          </table:table-cell>
          <table:table-cell office:value-type="float" office:value="13868" table:formula="of:=[.K28]+4" table:style-name="ce2">
            <text:p>13868</text:p>
          </table:table-cell>
          <table:table-cell office:value-type="float" office:value="13872" table:formula="of:=[.L28]+4" table:style-name="ce2">
            <text:p>13872</text:p>
          </table:table-cell>
          <table:table-cell office:value-type="float" office:value="13876" table:formula="of:=[.M28]+4" table:style-name="ce2">
            <text:p>13876</text:p>
          </table:table-cell>
          <table:table-cell office:value-type="float" office:value="13880" table:formula="of:=[.N28]+4" table:style-name="ce2">
            <text:p>13880</text:p>
          </table:table-cell>
          <table:table-cell office:value-type="float" office:value="13884" table:formula="of:=[.O28]+4" table:style-name="ce2">
            <text:p>13884</text:p>
          </table:table-cell>
          <table:table-cell office:value-type="float" office:value="13888" table:formula="of:=[.P28]+4" table:style-name="ce2">
            <text:p>13888</text:p>
          </table:table-cell>
          <table:table-cell office:value-type="float" office:value="13892" table:formula="of:=[.Q28]+4" table:style-name="ce2">
            <text:p>13892</text:p>
          </table:table-cell>
          <table:table-cell office:value-type="float" office:value="13896" table:formula="of:=[.R28]+4" table:style-name="ce2">
            <text:p>13896</text:p>
          </table:table-cell>
          <table:table-cell office:value-type="float" office:value="13900" table:formula="of:=[.S28]+4" table:style-name="ce2">
            <text:p>13900</text:p>
          </table:table-cell>
          <table:table-cell office:value-type="float" office:value="13904" table:formula="of:=[.T28]+4" table:style-name="ce2">
            <text:p>13904</text:p>
          </table:table-cell>
          <table:table-cell office:value-type="float" office:value="13908" table:formula="of:=[.U28]+4" table:style-name="ce2">
            <text:p>13908</text:p>
          </table:table-cell>
          <table:table-cell office:value-type="float" office:value="13912" table:formula="of:=[.V28]+4" table:style-name="ce2">
            <text:p>13912</text:p>
          </table:table-cell>
          <table:table-cell office:value-type="float" office:value="13916" table:formula="of:=[.W28]+4" table:style-name="ce2">
            <text:p>13916</text:p>
          </table:table-cell>
          <table:table-cell office:value-type="float" office:value="13920" table:formula="of:=[.X28]+4" table:style-name="ce2">
            <text:p>13920</text:p>
          </table:table-cell>
          <table:table-cell office:value-type="float" office:value="13924" table:formula="of:=[.Y28]+4" table:style-name="ce2">
            <text:p>13924</text:p>
          </table:table-cell>
          <table:table-cell office:value-type="float" office:value="13928" table:formula="of:=[.Z28]+4" table:style-name="ce2">
            <text:p>13928</text:p>
          </table:table-cell>
          <table:table-cell office:value-type="float" office:value="13932" table:formula="of:=[.AA28]+4" table:style-name="ce2">
            <text:p>13932</text:p>
          </table:table-cell>
          <table:table-cell office:value-type="float" office:value="13936" table:formula="of:=[.AB28]+4" table:style-name="ce2">
            <text:p>13936</text:p>
          </table:table-cell>
          <table:table-cell office:value-type="float" office:value="13940" table:formula="of:=[.AC28]+4" table:style-name="ce2">
            <text:p>13940</text:p>
          </table:table-cell>
          <table:table-cell office:value-type="float" office:value="13944" table:formula="of:=[.AD28]+4" table:style-name="ce2">
            <text:p>13944</text:p>
          </table:table-cell>
          <table:table-cell office:value-type="float" office:value="13948" table:formula="of:=[.AE28]+4" table:style-name="ce2">
            <text:p>13948</text:p>
          </table:table-cell>
          <table:table-cell office:value-type="float" office:value="13952" table:formula="of:=[.AF28]+4" table:style-name="ce2">
            <text:p>13952</text:p>
          </table:table-cell>
          <table:table-cell office:value-type="float" office:value="13956" table:formula="of:=[.AG28]+4" table:style-name="ce2">
            <text:p>13956</text:p>
          </table:table-cell>
          <table:table-cell office:value-type="float" office:value="13960" table:formula="of:=[.AH28]+4" table:style-name="ce2">
            <text:p>13960</text:p>
          </table:table-cell>
          <table:table-cell office:value-type="float" office:value="13964" table:formula="of:=[.AI28]+4" table:style-name="ce2">
            <text:p>13964</text:p>
          </table:table-cell>
          <table:table-cell office:value-type="float" office:value="13968" table:formula="of:=[.AJ28]+4" table:style-name="ce2">
            <text:p>13968</text:p>
          </table:table-cell>
          <table:table-cell office:value-type="float" office:value="13972" table:formula="of:=[.AK28]+4" table:style-name="ce2">
            <text:p>13972</text:p>
          </table:table-cell>
          <table:table-cell office:value-type="float" office:value="13976" table:formula="of:=[.AL28]+4" table:style-name="ce2">
            <text:p>13976</text:p>
          </table:table-cell>
          <table:table-cell office:value-type="float" office:value="13980" table:formula="of:=[.AM28]+4" table:style-name="ce2">
            <text:p>13980</text:p>
          </table:table-cell>
          <table:table-cell office:value-type="float" office:value="13984" table:formula="of:=[.AN28]+4" table:style-name="ce2">
            <text:p>13984</text:p>
          </table:table-cell>
          <table:table-cell office:value-type="float" office:value="13988" table:formula="of:=[.AO28]+4" table:style-name="ce2">
            <text:p>13988</text:p>
          </table:table-cell>
          <table:table-cell office:value-type="float" office:value="13992" table:formula="of:=[.AP28]+4" table:style-name="ce2">
            <text:p>13992</text:p>
          </table:table-cell>
          <table:table-cell office:value-type="float" office:value="13996" table:formula="of:=[.AQ28]+4" table:style-name="ce2">
            <text:p>13996</text:p>
          </table:table-cell>
          <table:table-cell office:value-type="float" office:value="14000" table:formula="of:=[.AR28]+4" table:style-name="ce2">
            <text:p>14000</text:p>
          </table:table-cell>
          <table:table-cell office:value-type="float" office:value="14004" table:formula="of:=[.AS28]+4" table:style-name="ce2">
            <text:p>14004</text:p>
          </table:table-cell>
          <table:table-cell office:value-type="float" office:value="14008" table:formula="of:=[.AT28]+4" table:style-name="ce2">
            <text:p>14008</text:p>
          </table:table-cell>
          <table:table-cell office:value-type="float" office:value="14012" table:formula="of:=[.AU28]+4" table:style-name="ce2">
            <text:p>14012</text:p>
          </table:table-cell>
          <table:table-cell office:value-type="float" office:value="14016" table:formula="of:=[.AV28]+4" table:style-name="ce2">
            <text:p>14016</text:p>
          </table:table-cell>
          <table:table-cell office:value-type="float" office:value="14020" table:formula="of:=[.AW28]+4" table:style-name="ce2">
            <text:p>14020</text:p>
          </table:table-cell>
          <table:table-cell office:value-type="float" office:value="14024" table:formula="of:=[.AX28]+4" table:style-name="ce2">
            <text:p>14024</text:p>
          </table:table-cell>
          <table:table-cell office:value-type="float" office:value="14028" table:formula="of:=[.AY28]+4" table:style-name="ce2">
            <text:p>14028</text:p>
          </table:table-cell>
          <table:table-cell office:value-type="float" office:value="14032" table:formula="of:=[.AZ28]+4" table:style-name="ce2">
            <text:p>14032</text:p>
          </table:table-cell>
          <table:table-cell office:value-type="float" office:value="14036" table:formula="of:=[.BA28]+4" table:style-name="ce2">
            <text:p>14036</text:p>
          </table:table-cell>
          <table:table-cell office:value-type="float" office:value="14040" table:formula="of:=[.BB28]+4" table:style-name="ce2">
            <text:p>14040</text:p>
          </table:table-cell>
          <table:table-cell office:value-type="float" office:value="14044" table:formula="of:=[.BC28]+4" table:style-name="ce2">
            <text:p>14044</text:p>
          </table:table-cell>
          <table:table-cell office:value-type="float" office:value="14048" table:formula="of:=[.BD28]+4" table:style-name="ce2">
            <text:p>14048</text:p>
          </table:table-cell>
          <table:table-cell office:value-type="float" office:value="14052" table:formula="of:=[.BE28]+4" table:style-name="ce2">
            <text:p>14052</text:p>
          </table:table-cell>
          <table:table-cell office:value-type="float" office:value="14056" table:formula="of:=[.BF28]+4" table:style-name="ce2">
            <text:p>14056</text:p>
          </table:table-cell>
          <table:table-cell office:value-type="float" office:value="14060" table:formula="of:=[.BG28]+4" table:style-name="ce2">
            <text:p>14060</text:p>
          </table:table-cell>
          <table:table-cell office:value-type="float" office:value="14064" table:formula="of:=[.BH28]+4" table:style-name="ce2">
            <text:p>14064</text:p>
          </table:table-cell>
          <table:table-cell office:value-type="float" office:value="14068" table:formula="of:=[.BI28]+4" table:style-name="ce2">
            <text:p>14068</text:p>
          </table:table-cell>
          <table:table-cell office:value-type="float" office:value="14072" table:formula="of:=[.BJ28]+4" table:style-name="ce2">
            <text:p>14072</text:p>
          </table:table-cell>
          <table:table-cell office:value-type="float" office:value="14076" table:formula="of:=[.BK28]+4" table:style-name="ce2">
            <text:p>14076</text:p>
          </table:table-cell>
          <table:table-cell office:value-type="float" office:value="14080" table:formula="of:=[.BL28]+4" table:style-name="ce2">
            <text:p>14080</text:p>
          </table:table-cell>
          <table:table-cell office:value-type="float" office:value="14084" table:formula="of:=[.BM28]+4" table:style-name="ce2">
            <text:p>14084</text:p>
          </table:table-cell>
          <table:table-cell office:value-type="float" office:value="14088" table:formula="of:=[.BN28]+4" table:style-name="ce2">
            <text:p>14088</text:p>
          </table:table-cell>
          <table:table-cell office:value-type="float" office:value="14092" table:formula="of:=[.BO28]+4" table:style-name="ce2">
            <text:p>14092</text:p>
          </table:table-cell>
          <table:table-cell office:value-type="float" office:value="14096" table:formula="of:=[.BP28]+4" table:style-name="ce2">
            <text:p>14096</text:p>
          </table:table-cell>
          <table:table-cell office:value-type="float" office:value="14100" table:formula="of:=[.BQ28]+4" table:style-name="ce2">
            <text:p>14100</text:p>
          </table:table-cell>
          <table:table-cell office:value-type="float" office:value="14104" table:formula="of:=[.BR28]+4" table:style-name="ce2">
            <text:p>14104</text:p>
          </table:table-cell>
          <table:table-cell office:value-type="float" office:value="14108" table:formula="of:=[.BS28]+4" table:style-name="ce2">
            <text:p>14108</text:p>
          </table:table-cell>
          <table:table-cell office:value-type="float" office:value="14112" table:formula="of:=[.BT28]+4" table:style-name="ce2">
            <text:p>14112</text:p>
          </table:table-cell>
          <table:table-cell office:value-type="float" office:value="14116" table:formula="of:=[.BU28]+4" table:style-name="ce2">
            <text:p>14116</text:p>
          </table:table-cell>
          <table:table-cell office:value-type="float" office:value="14120" table:formula="of:=[.BV28]+4" table:style-name="ce2">
            <text:p>14120</text:p>
          </table:table-cell>
          <table:table-cell office:value-type="float" office:value="14124" table:formula="of:=[.BW28]+4" table:style-name="ce2">
            <text:p>14124</text:p>
          </table:table-cell>
          <table:table-cell office:value-type="float" office:value="14128" table:formula="of:=[.BX28]+4" table:style-name="ce2">
            <text:p>14128</text:p>
          </table:table-cell>
          <table:table-cell office:value-type="float" office:value="14132" table:formula="of:=[.BY28]+4" table:style-name="ce2">
            <text:p>14132</text:p>
          </table:table-cell>
          <table:table-cell office:value-type="float" office:value="14136" table:formula="of:=[.BZ28]+4" table:style-name="ce2">
            <text:p>14136</text:p>
          </table:table-cell>
          <table:table-cell office:value-type="float" office:value="14140" table:formula="of:=[.CA28]+4" table:style-name="ce2">
            <text:p>14140</text:p>
          </table:table-cell>
          <table:table-cell office:value-type="float" office:value="14144" table:formula="of:=[.CB28]+4" table:style-name="ce2">
            <text:p>14144</text:p>
          </table:table-cell>
          <table:table-cell office:value-type="float" office:value="14148" table:formula="of:=[.CC28]+4" table:style-name="ce2">
            <text:p>14148</text:p>
          </table:table-cell>
          <table:table-cell office:value-type="float" office:value="14152" table:formula="of:=[.CD28]+4" table:style-name="ce2">
            <text:p>14152</text:p>
          </table:table-cell>
          <table:table-cell office:value-type="float" office:value="14156" table:formula="of:=[.CE28]+4" table:style-name="ce2">
            <text:p>14156</text:p>
          </table:table-cell>
          <table:table-cell office:value-type="float" office:value="14160" table:formula="of:=[.CF28]+4" table:style-name="ce2">
            <text:p>14160</text:p>
          </table:table-cell>
          <table:table-cell office:value-type="float" office:value="14164" table:formula="of:=[.CG28]+4" table:style-name="ce2">
            <text:p>14164</text:p>
          </table:table-cell>
          <table:table-cell office:value-type="float" office:value="14168" table:formula="of:=[.CH28]+4" table:style-name="ce2">
            <text:p>14168</text:p>
          </table:table-cell>
          <table:table-cell office:value-type="float" office:value="14172" table:formula="of:=[.CI28]+4" table:style-name="ce2">
            <text:p>14172</text:p>
          </table:table-cell>
          <table:table-cell office:value-type="float" office:value="14176" table:formula="of:=[.CJ28]+4" table:style-name="ce2">
            <text:p>14176</text:p>
          </table:table-cell>
          <table:table-cell office:value-type="float" office:value="14180" table:formula="of:=[.CK28]+4" table:style-name="ce2">
            <text:p>14180</text:p>
          </table:table-cell>
          <table:table-cell office:value-type="float" office:value="14184" table:formula="of:=[.CL28]+4" table:style-name="ce2">
            <text:p>14184</text:p>
          </table:table-cell>
          <table:table-cell office:value-type="float" office:value="14188" table:formula="of:=[.CM28]+4" table:style-name="ce2">
            <text:p>14188</text:p>
          </table:table-cell>
          <table:table-cell office:value-type="float" office:value="14192" table:formula="of:=[.CN28]+4" table:style-name="ce2">
            <text:p>14192</text:p>
          </table:table-cell>
          <table:table-cell office:value-type="float" office:value="14196" table:formula="of:=[.CO28]+4" table:style-name="ce2">
            <text:p>14196</text:p>
          </table:table-cell>
          <table:table-cell office:value-type="float" office:value="14200" table:formula="of:=[.CP28]+4" table:style-name="ce2">
            <text:p>14200</text:p>
          </table:table-cell>
          <table:table-cell office:value-type="float" office:value="14204" table:formula="of:=[.CQ28]+4" table:style-name="ce2">
            <text:p>14204</text:p>
          </table:table-cell>
          <table:table-cell office:value-type="float" office:value="14208" table:formula="of:=[.CR28]+4" table:style-name="ce2">
            <text:p>14208</text:p>
          </table:table-cell>
          <table:table-cell office:value-type="float" office:value="14212" table:formula="of:=[.CS28]+4" table:style-name="ce2">
            <text:p>14212</text:p>
          </table:table-cell>
          <table:table-cell office:value-type="float" office:value="14216" table:formula="of:=[.CT28]+4" table:style-name="ce2">
            <text:p>14216</text:p>
          </table:table-cell>
          <table:table-cell office:value-type="float" office:value="14220" table:formula="of:=[.CU28]+4" table:style-name="ce2">
            <text:p>14220</text:p>
          </table:table-cell>
          <table:table-cell office:value-type="float" office:value="14224" table:formula="of:=[.CV28]+4" table:style-name="ce2">
            <text:p>14224</text:p>
          </table:table-cell>
          <table:table-cell office:value-type="float" office:value="14228" table:formula="of:=[.CW28]+4" table:style-name="ce2">
            <text:p>14228</text:p>
          </table:table-cell>
          <table:table-cell office:value-type="float" office:value="14232" table:formula="of:=[.CX28]+4" table:style-name="ce2">
            <text:p>14232</text:p>
          </table:table-cell>
          <table:table-cell office:value-type="float" office:value="14236" table:formula="of:=[.CY28]+4" table:style-name="ce2">
            <text:p>14236</text:p>
          </table:table-cell>
          <table:table-cell office:value-type="float" office:value="14240" table:formula="of:=[.CZ28]+4" table:style-name="ce2">
            <text:p>14240</text:p>
          </table:table-cell>
          <table:table-cell office:value-type="float" office:value="14244" table:formula="of:=[.DA28]+4" table:style-name="ce2">
            <text:p>14244</text:p>
          </table:table-cell>
          <table:table-cell office:value-type="float" office:value="14248" table:formula="of:=[.DB28]+4" table:style-name="ce2">
            <text:p>14248</text:p>
          </table:table-cell>
          <table:table-cell office:value-type="float" office:value="14252" table:formula="of:=[.DC28]+4" table:style-name="ce2">
            <text:p>14252</text:p>
          </table:table-cell>
          <table:table-cell office:value-type="float" office:value="14256" table:formula="of:=[.DD28]+4" table:style-name="ce2">
            <text:p>14256</text:p>
          </table:table-cell>
          <table:table-cell office:value-type="float" office:value="14260" table:formula="of:=[.DE28]+4" table:style-name="ce2">
            <text:p>14260</text:p>
          </table:table-cell>
          <table:table-cell office:value-type="float" office:value="14264" table:formula="of:=[.DF28]+4" table:style-name="ce2">
            <text:p>14264</text:p>
          </table:table-cell>
          <table:table-cell office:value-type="float" office:value="14268" table:formula="of:=[.DG28]+4" table:style-name="ce2">
            <text:p>14268</text:p>
          </table:table-cell>
          <table:table-cell office:value-type="float" office:value="14272" table:formula="of:=[.DH28]+4" table:style-name="ce2">
            <text:p>14272</text:p>
          </table:table-cell>
          <table:table-cell office:value-type="float" office:value="14276" table:formula="of:=[.DI28]+4" table:style-name="ce2">
            <text:p>14276</text:p>
          </table:table-cell>
          <table:table-cell office:value-type="float" office:value="14280" table:formula="of:=[.DJ28]+4" table:style-name="ce2">
            <text:p>14280</text:p>
          </table:table-cell>
          <table:table-cell office:value-type="float" office:value="14284" table:formula="of:=[.DK28]+4" table:style-name="ce2">
            <text:p>14284</text:p>
          </table:table-cell>
          <table:table-cell office:value-type="float" office:value="14288" table:formula="of:=[.DL28]+4" table:style-name="ce2">
            <text:p>14288</text:p>
          </table:table-cell>
          <table:table-cell office:value-type="float" office:value="14292" table:formula="of:=[.DM28]+4" table:style-name="ce2">
            <text:p>14292</text:p>
          </table:table-cell>
          <table:table-cell office:value-type="float" office:value="14296" table:formula="of:=[.DN28]+4" table:style-name="ce2">
            <text:p>14296</text:p>
          </table:table-cell>
          <table:table-cell office:value-type="float" office:value="14300" table:formula="of:=[.DO28]+4" table:style-name="ce2">
            <text:p>14300</text:p>
          </table:table-cell>
          <table:table-cell office:value-type="float" office:value="14304" table:formula="of:=[.DP28]+4" table:style-name="ce2">
            <text:p>14304</text:p>
          </table:table-cell>
          <table:table-cell office:value-type="float" office:value="14308" table:formula="of:=[.DQ28]+4" table:style-name="ce2">
            <text:p>14308</text:p>
          </table:table-cell>
          <table:table-cell office:value-type="float" office:value="14312" table:formula="of:=[.DR28]+4" table:style-name="ce2">
            <text:p>14312</text:p>
          </table:table-cell>
          <table:table-cell office:value-type="float" office:value="14316" table:formula="of:=[.DS28]+4" table:style-name="ce2">
            <text:p>14316</text:p>
          </table:table-cell>
          <table:table-cell office:value-type="float" office:value="14320" table:formula="of:=[.DT28]+4" table:style-name="ce2">
            <text:p>14320</text:p>
          </table:table-cell>
          <table:table-cell office:value-type="float" office:value="14324" table:formula="of:=[.DU28]+4" table:style-name="ce2">
            <text:p>14324</text:p>
          </table:table-cell>
          <table:table-cell office:value-type="float" office:value="14328" table:formula="of:=[.DV28]+4" table:style-name="ce2">
            <text:p>14328</text:p>
          </table:table-cell>
          <table:table-cell office:value-type="float" office:value="14332" table:formula="of:=[.DW28]+4" table:style-name="ce2">
            <text:p>14332</text:p>
          </table:table-cell>
          <table:table-cell table:number-columns-repeated="16256"/>
        </table:table-row>
        <table:table-row table:style-name="ro1">
          <table:table-cell office:value-type="float" office:value="14336" table:formula="of:=[.A28]+512" table:style-name="ce2">
            <text:p>14336</text:p>
          </table:table-cell>
          <table:table-cell office:value-type="float" office:value="14340" table:formula="of:=[.A29]+4" table:style-name="ce2">
            <text:p>14340</text:p>
          </table:table-cell>
          <table:table-cell office:value-type="float" office:value="14344" table:formula="of:=[.B29]+4" table:style-name="ce2">
            <text:p>14344</text:p>
          </table:table-cell>
          <table:table-cell office:value-type="float" office:value="14348" table:formula="of:=[.C29]+4" table:style-name="ce2">
            <text:p>14348</text:p>
          </table:table-cell>
          <table:table-cell office:value-type="float" office:value="14352" table:formula="of:=[.D29]+4" table:style-name="ce2">
            <text:p>14352</text:p>
          </table:table-cell>
          <table:table-cell office:value-type="float" office:value="14356" table:formula="of:=[.E29]+4" table:style-name="ce2">
            <text:p>14356</text:p>
          </table:table-cell>
          <table:table-cell office:value-type="float" office:value="14360" table:formula="of:=[.F29]+4" table:style-name="ce2">
            <text:p>14360</text:p>
          </table:table-cell>
          <table:table-cell office:value-type="float" office:value="14364" table:formula="of:=[.G29]+4" table:style-name="ce2">
            <text:p>14364</text:p>
          </table:table-cell>
          <table:table-cell office:value-type="float" office:value="14368" table:formula="of:=[.H29]+4" table:style-name="ce2">
            <text:p>14368</text:p>
          </table:table-cell>
          <table:table-cell office:value-type="float" office:value="14372" table:formula="of:=[.I29]+4" table:style-name="ce2">
            <text:p>14372</text:p>
          </table:table-cell>
          <table:table-cell office:value-type="float" office:value="14376" table:formula="of:=[.J29]+4" table:style-name="ce2">
            <text:p>14376</text:p>
          </table:table-cell>
          <table:table-cell office:value-type="float" office:value="14380" table:formula="of:=[.K29]+4" table:style-name="ce2">
            <text:p>14380</text:p>
          </table:table-cell>
          <table:table-cell office:value-type="float" office:value="14384" table:formula="of:=[.L29]+4" table:style-name="ce2">
            <text:p>14384</text:p>
          </table:table-cell>
          <table:table-cell office:value-type="float" office:value="14388" table:formula="of:=[.M29]+4" table:style-name="ce2">
            <text:p>14388</text:p>
          </table:table-cell>
          <table:table-cell office:value-type="float" office:value="14392" table:formula="of:=[.N29]+4" table:style-name="ce2">
            <text:p>14392</text:p>
          </table:table-cell>
          <table:table-cell office:value-type="float" office:value="14396" table:formula="of:=[.O29]+4" table:style-name="ce2">
            <text:p>14396</text:p>
          </table:table-cell>
          <table:table-cell office:value-type="float" office:value="14400" table:formula="of:=[.P29]+4" table:style-name="ce2">
            <text:p>14400</text:p>
          </table:table-cell>
          <table:table-cell office:value-type="float" office:value="14404" table:formula="of:=[.Q29]+4" table:style-name="ce2">
            <text:p>14404</text:p>
          </table:table-cell>
          <table:table-cell office:value-type="float" office:value="14408" table:formula="of:=[.R29]+4" table:style-name="ce2">
            <text:p>14408</text:p>
          </table:table-cell>
          <table:table-cell office:value-type="float" office:value="14412" table:formula="of:=[.S29]+4" table:style-name="ce2">
            <text:p>14412</text:p>
          </table:table-cell>
          <table:table-cell office:value-type="float" office:value="14416" table:formula="of:=[.T29]+4" table:style-name="ce2">
            <text:p>14416</text:p>
          </table:table-cell>
          <table:table-cell office:value-type="float" office:value="14420" table:formula="of:=[.U29]+4" table:style-name="ce2">
            <text:p>14420</text:p>
          </table:table-cell>
          <table:table-cell office:value-type="float" office:value="14424" table:formula="of:=[.V29]+4" table:style-name="ce2">
            <text:p>14424</text:p>
          </table:table-cell>
          <table:table-cell office:value-type="float" office:value="14428" table:formula="of:=[.W29]+4" table:style-name="ce2">
            <text:p>14428</text:p>
          </table:table-cell>
          <table:table-cell office:value-type="float" office:value="14432" table:formula="of:=[.X29]+4" table:style-name="ce2">
            <text:p>14432</text:p>
          </table:table-cell>
          <table:table-cell office:value-type="float" office:value="14436" table:formula="of:=[.Y29]+4" table:style-name="ce2">
            <text:p>14436</text:p>
          </table:table-cell>
          <table:table-cell office:value-type="float" office:value="14440" table:formula="of:=[.Z29]+4" table:style-name="ce2">
            <text:p>14440</text:p>
          </table:table-cell>
          <table:table-cell office:value-type="float" office:value="14444" table:formula="of:=[.AA29]+4" table:style-name="ce2">
            <text:p>14444</text:p>
          </table:table-cell>
          <table:table-cell office:value-type="float" office:value="14448" table:formula="of:=[.AB29]+4" table:style-name="ce2">
            <text:p>14448</text:p>
          </table:table-cell>
          <table:table-cell office:value-type="float" office:value="14452" table:formula="of:=[.AC29]+4" table:style-name="ce2">
            <text:p>14452</text:p>
          </table:table-cell>
          <table:table-cell office:value-type="float" office:value="14456" table:formula="of:=[.AD29]+4" table:style-name="ce2">
            <text:p>14456</text:p>
          </table:table-cell>
          <table:table-cell office:value-type="float" office:value="14460" table:formula="of:=[.AE29]+4" table:style-name="ce2">
            <text:p>14460</text:p>
          </table:table-cell>
          <table:table-cell office:value-type="float" office:value="14464" table:formula="of:=[.AF29]+4" table:style-name="ce2">
            <text:p>14464</text:p>
          </table:table-cell>
          <table:table-cell office:value-type="float" office:value="14468" table:formula="of:=[.AG29]+4" table:style-name="ce2">
            <text:p>14468</text:p>
          </table:table-cell>
          <table:table-cell office:value-type="float" office:value="14472" table:formula="of:=[.AH29]+4" table:style-name="ce2">
            <text:p>14472</text:p>
          </table:table-cell>
          <table:table-cell office:value-type="float" office:value="14476" table:formula="of:=[.AI29]+4" table:style-name="ce2">
            <text:p>14476</text:p>
          </table:table-cell>
          <table:table-cell office:value-type="float" office:value="14480" table:formula="of:=[.AJ29]+4" table:style-name="ce2">
            <text:p>14480</text:p>
          </table:table-cell>
          <table:table-cell office:value-type="float" office:value="14484" table:formula="of:=[.AK29]+4" table:style-name="ce2">
            <text:p>14484</text:p>
          </table:table-cell>
          <table:table-cell office:value-type="float" office:value="14488" table:formula="of:=[.AL29]+4" table:style-name="ce2">
            <text:p>14488</text:p>
          </table:table-cell>
          <table:table-cell office:value-type="float" office:value="14492" table:formula="of:=[.AM29]+4" table:style-name="ce2">
            <text:p>14492</text:p>
          </table:table-cell>
          <table:table-cell office:value-type="float" office:value="14496" table:formula="of:=[.AN29]+4" table:style-name="ce2">
            <text:p>14496</text:p>
          </table:table-cell>
          <table:table-cell office:value-type="float" office:value="14500" table:formula="of:=[.AO29]+4" table:style-name="ce2">
            <text:p>14500</text:p>
          </table:table-cell>
          <table:table-cell office:value-type="float" office:value="14504" table:formula="of:=[.AP29]+4" table:style-name="ce2">
            <text:p>14504</text:p>
          </table:table-cell>
          <table:table-cell office:value-type="float" office:value="14508" table:formula="of:=[.AQ29]+4" table:style-name="ce2">
            <text:p>14508</text:p>
          </table:table-cell>
          <table:table-cell office:value-type="float" office:value="14512" table:formula="of:=[.AR29]+4" table:style-name="ce2">
            <text:p>14512</text:p>
          </table:table-cell>
          <table:table-cell office:value-type="float" office:value="14516" table:formula="of:=[.AS29]+4" table:style-name="ce2">
            <text:p>14516</text:p>
          </table:table-cell>
          <table:table-cell office:value-type="float" office:value="14520" table:formula="of:=[.AT29]+4" table:style-name="ce2">
            <text:p>14520</text:p>
          </table:table-cell>
          <table:table-cell office:value-type="float" office:value="14524" table:formula="of:=[.AU29]+4" table:style-name="ce2">
            <text:p>14524</text:p>
          </table:table-cell>
          <table:table-cell office:value-type="float" office:value="14528" table:formula="of:=[.AV29]+4" table:style-name="ce2">
            <text:p>14528</text:p>
          </table:table-cell>
          <table:table-cell office:value-type="float" office:value="14532" table:formula="of:=[.AW29]+4" table:style-name="ce2">
            <text:p>14532</text:p>
          </table:table-cell>
          <table:table-cell office:value-type="float" office:value="14536" table:formula="of:=[.AX29]+4" table:style-name="ce2">
            <text:p>14536</text:p>
          </table:table-cell>
          <table:table-cell office:value-type="float" office:value="14540" table:formula="of:=[.AY29]+4" table:style-name="ce2">
            <text:p>14540</text:p>
          </table:table-cell>
          <table:table-cell office:value-type="float" office:value="14544" table:formula="of:=[.AZ29]+4" table:style-name="ce2">
            <text:p>14544</text:p>
          </table:table-cell>
          <table:table-cell office:value-type="float" office:value="14548" table:formula="of:=[.BA29]+4" table:style-name="ce2">
            <text:p>14548</text:p>
          </table:table-cell>
          <table:table-cell office:value-type="float" office:value="14552" table:formula="of:=[.BB29]+4" table:style-name="ce2">
            <text:p>14552</text:p>
          </table:table-cell>
          <table:table-cell office:value-type="float" office:value="14556" table:formula="of:=[.BC29]+4" table:style-name="ce2">
            <text:p>14556</text:p>
          </table:table-cell>
          <table:table-cell office:value-type="float" office:value="14560" table:formula="of:=[.BD29]+4" table:style-name="ce2">
            <text:p>14560</text:p>
          </table:table-cell>
          <table:table-cell office:value-type="float" office:value="14564" table:formula="of:=[.BE29]+4" table:style-name="ce2">
            <text:p>14564</text:p>
          </table:table-cell>
          <table:table-cell office:value-type="float" office:value="14568" table:formula="of:=[.BF29]+4" table:style-name="ce2">
            <text:p>14568</text:p>
          </table:table-cell>
          <table:table-cell office:value-type="float" office:value="14572" table:formula="of:=[.BG29]+4" table:style-name="ce2">
            <text:p>14572</text:p>
          </table:table-cell>
          <table:table-cell office:value-type="float" office:value="14576" table:formula="of:=[.BH29]+4" table:style-name="ce2">
            <text:p>14576</text:p>
          </table:table-cell>
          <table:table-cell office:value-type="float" office:value="14580" table:formula="of:=[.BI29]+4" table:style-name="ce2">
            <text:p>14580</text:p>
          </table:table-cell>
          <table:table-cell office:value-type="float" office:value="14584" table:formula="of:=[.BJ29]+4" table:style-name="ce2">
            <text:p>14584</text:p>
          </table:table-cell>
          <table:table-cell office:value-type="float" office:value="14588" table:formula="of:=[.BK29]+4" table:style-name="ce2">
            <text:p>14588</text:p>
          </table:table-cell>
          <table:table-cell office:value-type="float" office:value="14592" table:formula="of:=[.BL29]+4" table:style-name="ce2">
            <text:p>14592</text:p>
          </table:table-cell>
          <table:table-cell office:value-type="float" office:value="14596" table:formula="of:=[.BM29]+4" table:style-name="ce2">
            <text:p>14596</text:p>
          </table:table-cell>
          <table:table-cell office:value-type="float" office:value="14600" table:formula="of:=[.BN29]+4" table:style-name="ce2">
            <text:p>14600</text:p>
          </table:table-cell>
          <table:table-cell office:value-type="float" office:value="14604" table:formula="of:=[.BO29]+4" table:style-name="ce2">
            <text:p>14604</text:p>
          </table:table-cell>
          <table:table-cell office:value-type="float" office:value="14608" table:formula="of:=[.BP29]+4" table:style-name="ce2">
            <text:p>14608</text:p>
          </table:table-cell>
          <table:table-cell office:value-type="float" office:value="14612" table:formula="of:=[.BQ29]+4" table:style-name="ce2">
            <text:p>14612</text:p>
          </table:table-cell>
          <table:table-cell office:value-type="float" office:value="14616" table:formula="of:=[.BR29]+4" table:style-name="ce2">
            <text:p>14616</text:p>
          </table:table-cell>
          <table:table-cell office:value-type="float" office:value="14620" table:formula="of:=[.BS29]+4" table:style-name="ce2">
            <text:p>14620</text:p>
          </table:table-cell>
          <table:table-cell office:value-type="float" office:value="14624" table:formula="of:=[.BT29]+4" table:style-name="ce2">
            <text:p>14624</text:p>
          </table:table-cell>
          <table:table-cell office:value-type="float" office:value="14628" table:formula="of:=[.BU29]+4" table:style-name="ce2">
            <text:p>14628</text:p>
          </table:table-cell>
          <table:table-cell office:value-type="float" office:value="14632" table:formula="of:=[.BV29]+4" table:style-name="ce2">
            <text:p>14632</text:p>
          </table:table-cell>
          <table:table-cell office:value-type="float" office:value="14636" table:formula="of:=[.BW29]+4" table:style-name="ce2">
            <text:p>14636</text:p>
          </table:table-cell>
          <table:table-cell office:value-type="float" office:value="14640" table:formula="of:=[.BX29]+4" table:style-name="ce2">
            <text:p>14640</text:p>
          </table:table-cell>
          <table:table-cell office:value-type="float" office:value="14644" table:formula="of:=[.BY29]+4" table:style-name="ce2">
            <text:p>14644</text:p>
          </table:table-cell>
          <table:table-cell office:value-type="float" office:value="14648" table:formula="of:=[.BZ29]+4" table:style-name="ce2">
            <text:p>14648</text:p>
          </table:table-cell>
          <table:table-cell office:value-type="float" office:value="14652" table:formula="of:=[.CA29]+4" table:style-name="ce2">
            <text:p>14652</text:p>
          </table:table-cell>
          <table:table-cell office:value-type="float" office:value="14656" table:formula="of:=[.CB29]+4" table:style-name="ce2">
            <text:p>14656</text:p>
          </table:table-cell>
          <table:table-cell office:value-type="float" office:value="14660" table:formula="of:=[.CC29]+4" table:style-name="ce2">
            <text:p>14660</text:p>
          </table:table-cell>
          <table:table-cell office:value-type="float" office:value="14664" table:formula="of:=[.CD29]+4" table:style-name="ce2">
            <text:p>14664</text:p>
          </table:table-cell>
          <table:table-cell office:value-type="float" office:value="14668" table:formula="of:=[.CE29]+4" table:style-name="ce2">
            <text:p>14668</text:p>
          </table:table-cell>
          <table:table-cell office:value-type="float" office:value="14672" table:formula="of:=[.CF29]+4" table:style-name="ce2">
            <text:p>14672</text:p>
          </table:table-cell>
          <table:table-cell office:value-type="float" office:value="14676" table:formula="of:=[.CG29]+4" table:style-name="ce2">
            <text:p>14676</text:p>
          </table:table-cell>
          <table:table-cell office:value-type="float" office:value="14680" table:formula="of:=[.CH29]+4" table:style-name="ce2">
            <text:p>14680</text:p>
          </table:table-cell>
          <table:table-cell office:value-type="float" office:value="14684" table:formula="of:=[.CI29]+4" table:style-name="ce2">
            <text:p>14684</text:p>
          </table:table-cell>
          <table:table-cell office:value-type="float" office:value="14688" table:formula="of:=[.CJ29]+4" table:style-name="ce2">
            <text:p>14688</text:p>
          </table:table-cell>
          <table:table-cell office:value-type="float" office:value="14692" table:formula="of:=[.CK29]+4" table:style-name="ce2">
            <text:p>14692</text:p>
          </table:table-cell>
          <table:table-cell office:value-type="float" office:value="14696" table:formula="of:=[.CL29]+4" table:style-name="ce2">
            <text:p>14696</text:p>
          </table:table-cell>
          <table:table-cell office:value-type="float" office:value="14700" table:formula="of:=[.CM29]+4" table:style-name="ce2">
            <text:p>14700</text:p>
          </table:table-cell>
          <table:table-cell office:value-type="float" office:value="14704" table:formula="of:=[.CN29]+4" table:style-name="ce2">
            <text:p>14704</text:p>
          </table:table-cell>
          <table:table-cell office:value-type="float" office:value="14708" table:formula="of:=[.CO29]+4" table:style-name="ce2">
            <text:p>14708</text:p>
          </table:table-cell>
          <table:table-cell office:value-type="float" office:value="14712" table:formula="of:=[.CP29]+4" table:style-name="ce2">
            <text:p>14712</text:p>
          </table:table-cell>
          <table:table-cell office:value-type="float" office:value="14716" table:formula="of:=[.CQ29]+4" table:style-name="ce2">
            <text:p>14716</text:p>
          </table:table-cell>
          <table:table-cell office:value-type="float" office:value="14720" table:formula="of:=[.CR29]+4" table:style-name="ce2">
            <text:p>14720</text:p>
          </table:table-cell>
          <table:table-cell office:value-type="float" office:value="14724" table:formula="of:=[.CS29]+4" table:style-name="ce2">
            <text:p>14724</text:p>
          </table:table-cell>
          <table:table-cell office:value-type="float" office:value="14728" table:formula="of:=[.CT29]+4" table:style-name="ce2">
            <text:p>14728</text:p>
          </table:table-cell>
          <table:table-cell office:value-type="float" office:value="14732" table:formula="of:=[.CU29]+4" table:style-name="ce2">
            <text:p>14732</text:p>
          </table:table-cell>
          <table:table-cell office:value-type="float" office:value="14736" table:formula="of:=[.CV29]+4" table:style-name="ce2">
            <text:p>14736</text:p>
          </table:table-cell>
          <table:table-cell office:value-type="float" office:value="14740" table:formula="of:=[.CW29]+4" table:style-name="ce2">
            <text:p>14740</text:p>
          </table:table-cell>
          <table:table-cell office:value-type="float" office:value="14744" table:formula="of:=[.CX29]+4" table:style-name="ce2">
            <text:p>14744</text:p>
          </table:table-cell>
          <table:table-cell office:value-type="float" office:value="14748" table:formula="of:=[.CY29]+4" table:style-name="ce2">
            <text:p>14748</text:p>
          </table:table-cell>
          <table:table-cell office:value-type="float" office:value="14752" table:formula="of:=[.CZ29]+4" table:style-name="ce2">
            <text:p>14752</text:p>
          </table:table-cell>
          <table:table-cell office:value-type="float" office:value="14756" table:formula="of:=[.DA29]+4" table:style-name="ce2">
            <text:p>14756</text:p>
          </table:table-cell>
          <table:table-cell office:value-type="float" office:value="14760" table:formula="of:=[.DB29]+4" table:style-name="ce2">
            <text:p>14760</text:p>
          </table:table-cell>
          <table:table-cell office:value-type="float" office:value="14764" table:formula="of:=[.DC29]+4" table:style-name="ce2">
            <text:p>14764</text:p>
          </table:table-cell>
          <table:table-cell office:value-type="float" office:value="14768" table:formula="of:=[.DD29]+4" table:style-name="ce2">
            <text:p>14768</text:p>
          </table:table-cell>
          <table:table-cell office:value-type="float" office:value="14772" table:formula="of:=[.DE29]+4" table:style-name="ce2">
            <text:p>14772</text:p>
          </table:table-cell>
          <table:table-cell office:value-type="float" office:value="14776" table:formula="of:=[.DF29]+4" table:style-name="ce2">
            <text:p>14776</text:p>
          </table:table-cell>
          <table:table-cell office:value-type="float" office:value="14780" table:formula="of:=[.DG29]+4" table:style-name="ce2">
            <text:p>14780</text:p>
          </table:table-cell>
          <table:table-cell office:value-type="float" office:value="14784" table:formula="of:=[.DH29]+4" table:style-name="ce2">
            <text:p>14784</text:p>
          </table:table-cell>
          <table:table-cell office:value-type="float" office:value="14788" table:formula="of:=[.DI29]+4" table:style-name="ce2">
            <text:p>14788</text:p>
          </table:table-cell>
          <table:table-cell office:value-type="float" office:value="14792" table:formula="of:=[.DJ29]+4" table:style-name="ce2">
            <text:p>14792</text:p>
          </table:table-cell>
          <table:table-cell office:value-type="float" office:value="14796" table:formula="of:=[.DK29]+4" table:style-name="ce2">
            <text:p>14796</text:p>
          </table:table-cell>
          <table:table-cell office:value-type="float" office:value="14800" table:formula="of:=[.DL29]+4" table:style-name="ce2">
            <text:p>14800</text:p>
          </table:table-cell>
          <table:table-cell office:value-type="float" office:value="14804" table:formula="of:=[.DM29]+4" table:style-name="ce2">
            <text:p>14804</text:p>
          </table:table-cell>
          <table:table-cell office:value-type="float" office:value="14808" table:formula="of:=[.DN29]+4" table:style-name="ce2">
            <text:p>14808</text:p>
          </table:table-cell>
          <table:table-cell office:value-type="float" office:value="14812" table:formula="of:=[.DO29]+4" table:style-name="ce2">
            <text:p>14812</text:p>
          </table:table-cell>
          <table:table-cell office:value-type="float" office:value="14816" table:formula="of:=[.DP29]+4" table:style-name="ce2">
            <text:p>14816</text:p>
          </table:table-cell>
          <table:table-cell office:value-type="float" office:value="14820" table:formula="of:=[.DQ29]+4" table:style-name="ce2">
            <text:p>14820</text:p>
          </table:table-cell>
          <table:table-cell office:value-type="float" office:value="14824" table:formula="of:=[.DR29]+4" table:style-name="ce2">
            <text:p>14824</text:p>
          </table:table-cell>
          <table:table-cell office:value-type="float" office:value="14828" table:formula="of:=[.DS29]+4" table:style-name="ce2">
            <text:p>14828</text:p>
          </table:table-cell>
          <table:table-cell office:value-type="float" office:value="14832" table:formula="of:=[.DT29]+4" table:style-name="ce2">
            <text:p>14832</text:p>
          </table:table-cell>
          <table:table-cell office:value-type="float" office:value="14836" table:formula="of:=[.DU29]+4" table:style-name="ce2">
            <text:p>14836</text:p>
          </table:table-cell>
          <table:table-cell office:value-type="float" office:value="14840" table:formula="of:=[.DV29]+4" table:style-name="ce2">
            <text:p>14840</text:p>
          </table:table-cell>
          <table:table-cell office:value-type="float" office:value="14844" table:formula="of:=[.DW29]+4" table:style-name="ce2">
            <text:p>14844</text:p>
          </table:table-cell>
          <table:table-cell table:number-columns-repeated="16256"/>
        </table:table-row>
        <table:table-row table:style-name="ro1">
          <table:table-cell office:value-type="float" office:value="14848" table:formula="of:=[.A29]+512" table:style-name="ce2">
            <text:p>14848</text:p>
          </table:table-cell>
          <table:table-cell office:value-type="float" office:value="14852" table:formula="of:=[.A30]+4" table:style-name="ce2">
            <text:p>14852</text:p>
          </table:table-cell>
          <table:table-cell office:value-type="float" office:value="14856" table:formula="of:=[.B30]+4" table:style-name="ce2">
            <text:p>14856</text:p>
          </table:table-cell>
          <table:table-cell office:value-type="float" office:value="14860" table:formula="of:=[.C30]+4" table:style-name="ce2">
            <text:p>14860</text:p>
          </table:table-cell>
          <table:table-cell office:value-type="float" office:value="14864" table:formula="of:=[.D30]+4" table:style-name="ce2">
            <text:p>14864</text:p>
          </table:table-cell>
          <table:table-cell office:value-type="float" office:value="14868" table:formula="of:=[.E30]+4" table:style-name="ce2">
            <text:p>14868</text:p>
          </table:table-cell>
          <table:table-cell office:value-type="float" office:value="14872" table:formula="of:=[.F30]+4" table:style-name="ce2">
            <text:p>14872</text:p>
          </table:table-cell>
          <table:table-cell office:value-type="float" office:value="14876" table:formula="of:=[.G30]+4" table:style-name="ce2">
            <text:p>14876</text:p>
          </table:table-cell>
          <table:table-cell office:value-type="float" office:value="14880" table:formula="of:=[.H30]+4" table:style-name="ce2">
            <text:p>14880</text:p>
          </table:table-cell>
          <table:table-cell office:value-type="float" office:value="14884" table:formula="of:=[.I30]+4" table:style-name="ce2">
            <text:p>14884</text:p>
          </table:table-cell>
          <table:table-cell office:value-type="float" office:value="14888" table:formula="of:=[.J30]+4" table:style-name="ce2">
            <text:p>14888</text:p>
          </table:table-cell>
          <table:table-cell office:value-type="float" office:value="14892" table:formula="of:=[.K30]+4" table:style-name="ce2">
            <text:p>14892</text:p>
          </table:table-cell>
          <table:table-cell office:value-type="float" office:value="14896" table:formula="of:=[.L30]+4" table:style-name="ce2">
            <text:p>14896</text:p>
          </table:table-cell>
          <table:table-cell office:value-type="float" office:value="14900" table:formula="of:=[.M30]+4" table:style-name="ce2">
            <text:p>14900</text:p>
          </table:table-cell>
          <table:table-cell office:value-type="float" office:value="14904" table:formula="of:=[.N30]+4" table:style-name="ce2">
            <text:p>14904</text:p>
          </table:table-cell>
          <table:table-cell office:value-type="float" office:value="14908" table:formula="of:=[.O30]+4" table:style-name="ce2">
            <text:p>14908</text:p>
          </table:table-cell>
          <table:table-cell office:value-type="float" office:value="14912" table:formula="of:=[.P30]+4" table:style-name="ce2">
            <text:p>14912</text:p>
          </table:table-cell>
          <table:table-cell office:value-type="float" office:value="14916" table:formula="of:=[.Q30]+4" table:style-name="ce2">
            <text:p>14916</text:p>
          </table:table-cell>
          <table:table-cell office:value-type="float" office:value="14920" table:formula="of:=[.R30]+4" table:style-name="ce2">
            <text:p>14920</text:p>
          </table:table-cell>
          <table:table-cell office:value-type="float" office:value="14924" table:formula="of:=[.S30]+4" table:style-name="ce2">
            <text:p>14924</text:p>
          </table:table-cell>
          <table:table-cell office:value-type="float" office:value="14928" table:formula="of:=[.T30]+4" table:style-name="ce2">
            <text:p>14928</text:p>
          </table:table-cell>
          <table:table-cell office:value-type="float" office:value="14932" table:formula="of:=[.U30]+4" table:style-name="ce2">
            <text:p>14932</text:p>
          </table:table-cell>
          <table:table-cell office:value-type="float" office:value="14936" table:formula="of:=[.V30]+4" table:style-name="ce2">
            <text:p>14936</text:p>
          </table:table-cell>
          <table:table-cell office:value-type="float" office:value="14940" table:formula="of:=[.W30]+4" table:style-name="ce2">
            <text:p>14940</text:p>
          </table:table-cell>
          <table:table-cell office:value-type="float" office:value="14944" table:formula="of:=[.X30]+4" table:style-name="ce2">
            <text:p>14944</text:p>
          </table:table-cell>
          <table:table-cell office:value-type="float" office:value="14948" table:formula="of:=[.Y30]+4" table:style-name="ce2">
            <text:p>14948</text:p>
          </table:table-cell>
          <table:table-cell office:value-type="float" office:value="14952" table:formula="of:=[.Z30]+4" table:style-name="ce2">
            <text:p>14952</text:p>
          </table:table-cell>
          <table:table-cell office:value-type="float" office:value="14956" table:formula="of:=[.AA30]+4" table:style-name="ce2">
            <text:p>14956</text:p>
          </table:table-cell>
          <table:table-cell office:value-type="float" office:value="14960" table:formula="of:=[.AB30]+4" table:style-name="ce2">
            <text:p>14960</text:p>
          </table:table-cell>
          <table:table-cell office:value-type="float" office:value="14964" table:formula="of:=[.AC30]+4" table:style-name="ce2">
            <text:p>14964</text:p>
          </table:table-cell>
          <table:table-cell office:value-type="float" office:value="14968" table:formula="of:=[.AD30]+4" table:style-name="ce2">
            <text:p>14968</text:p>
          </table:table-cell>
          <table:table-cell office:value-type="float" office:value="14972" table:formula="of:=[.AE30]+4" table:style-name="ce2">
            <text:p>14972</text:p>
          </table:table-cell>
          <table:table-cell office:value-type="float" office:value="14976" table:formula="of:=[.AF30]+4" table:style-name="ce2">
            <text:p>14976</text:p>
          </table:table-cell>
          <table:table-cell office:value-type="float" office:value="14980" table:formula="of:=[.AG30]+4" table:style-name="ce2">
            <text:p>14980</text:p>
          </table:table-cell>
          <table:table-cell office:value-type="float" office:value="14984" table:formula="of:=[.AH30]+4" table:style-name="ce2">
            <text:p>14984</text:p>
          </table:table-cell>
          <table:table-cell office:value-type="float" office:value="14988" table:formula="of:=[.AI30]+4" table:style-name="ce2">
            <text:p>14988</text:p>
          </table:table-cell>
          <table:table-cell office:value-type="float" office:value="14992" table:formula="of:=[.AJ30]+4" table:style-name="ce2">
            <text:p>14992</text:p>
          </table:table-cell>
          <table:table-cell office:value-type="float" office:value="14996" table:formula="of:=[.AK30]+4" table:style-name="ce2">
            <text:p>14996</text:p>
          </table:table-cell>
          <table:table-cell office:value-type="float" office:value="15000" table:formula="of:=[.AL30]+4" table:style-name="ce2">
            <text:p>15000</text:p>
          </table:table-cell>
          <table:table-cell office:value-type="float" office:value="15004" table:formula="of:=[.AM30]+4" table:style-name="ce2">
            <text:p>15004</text:p>
          </table:table-cell>
          <table:table-cell office:value-type="float" office:value="15008" table:formula="of:=[.AN30]+4" table:style-name="ce2">
            <text:p>15008</text:p>
          </table:table-cell>
          <table:table-cell office:value-type="float" office:value="15012" table:formula="of:=[.AO30]+4" table:style-name="ce2">
            <text:p>15012</text:p>
          </table:table-cell>
          <table:table-cell office:value-type="float" office:value="15016" table:formula="of:=[.AP30]+4" table:style-name="ce2">
            <text:p>15016</text:p>
          </table:table-cell>
          <table:table-cell office:value-type="float" office:value="15020" table:formula="of:=[.AQ30]+4" table:style-name="ce2">
            <text:p>15020</text:p>
          </table:table-cell>
          <table:table-cell office:value-type="float" office:value="15024" table:formula="of:=[.AR30]+4" table:style-name="ce2">
            <text:p>15024</text:p>
          </table:table-cell>
          <table:table-cell office:value-type="float" office:value="15028" table:formula="of:=[.AS30]+4" table:style-name="ce2">
            <text:p>15028</text:p>
          </table:table-cell>
          <table:table-cell office:value-type="float" office:value="15032" table:formula="of:=[.AT30]+4" table:style-name="ce2">
            <text:p>15032</text:p>
          </table:table-cell>
          <table:table-cell office:value-type="float" office:value="15036" table:formula="of:=[.AU30]+4" table:style-name="ce2">
            <text:p>15036</text:p>
          </table:table-cell>
          <table:table-cell office:value-type="float" office:value="15040" table:formula="of:=[.AV30]+4" table:style-name="ce2">
            <text:p>15040</text:p>
          </table:table-cell>
          <table:table-cell office:value-type="float" office:value="15044" table:formula="of:=[.AW30]+4" table:style-name="ce2">
            <text:p>15044</text:p>
          </table:table-cell>
          <table:table-cell office:value-type="float" office:value="15048" table:formula="of:=[.AX30]+4" table:style-name="ce2">
            <text:p>15048</text:p>
          </table:table-cell>
          <table:table-cell office:value-type="float" office:value="15052" table:formula="of:=[.AY30]+4" table:style-name="ce2">
            <text:p>15052</text:p>
          </table:table-cell>
          <table:table-cell office:value-type="float" office:value="15056" table:formula="of:=[.AZ30]+4" table:style-name="ce2">
            <text:p>15056</text:p>
          </table:table-cell>
          <table:table-cell office:value-type="float" office:value="15060" table:formula="of:=[.BA30]+4" table:style-name="ce2">
            <text:p>15060</text:p>
          </table:table-cell>
          <table:table-cell office:value-type="float" office:value="15064" table:formula="of:=[.BB30]+4" table:style-name="ce2">
            <text:p>15064</text:p>
          </table:table-cell>
          <table:table-cell office:value-type="float" office:value="15068" table:formula="of:=[.BC30]+4" table:style-name="ce2">
            <text:p>15068</text:p>
          </table:table-cell>
          <table:table-cell office:value-type="float" office:value="15072" table:formula="of:=[.BD30]+4" table:style-name="ce2">
            <text:p>15072</text:p>
          </table:table-cell>
          <table:table-cell office:value-type="float" office:value="15076" table:formula="of:=[.BE30]+4" table:style-name="ce2">
            <text:p>15076</text:p>
          </table:table-cell>
          <table:table-cell office:value-type="float" office:value="15080" table:formula="of:=[.BF30]+4" table:style-name="ce2">
            <text:p>15080</text:p>
          </table:table-cell>
          <table:table-cell office:value-type="float" office:value="15084" table:formula="of:=[.BG30]+4" table:style-name="ce2">
            <text:p>15084</text:p>
          </table:table-cell>
          <table:table-cell office:value-type="float" office:value="15088" table:formula="of:=[.BH30]+4" table:style-name="ce2">
            <text:p>15088</text:p>
          </table:table-cell>
          <table:table-cell office:value-type="float" office:value="15092" table:formula="of:=[.BI30]+4" table:style-name="ce2">
            <text:p>15092</text:p>
          </table:table-cell>
          <table:table-cell office:value-type="float" office:value="15096" table:formula="of:=[.BJ30]+4" table:style-name="ce2">
            <text:p>15096</text:p>
          </table:table-cell>
          <table:table-cell office:value-type="float" office:value="15100" table:formula="of:=[.BK30]+4" table:style-name="ce2">
            <text:p>15100</text:p>
          </table:table-cell>
          <table:table-cell office:value-type="float" office:value="15104" table:formula="of:=[.BL30]+4" table:style-name="ce2">
            <text:p>15104</text:p>
          </table:table-cell>
          <table:table-cell office:value-type="float" office:value="15108" table:formula="of:=[.BM30]+4" table:style-name="ce2">
            <text:p>15108</text:p>
          </table:table-cell>
          <table:table-cell office:value-type="float" office:value="15112" table:formula="of:=[.BN30]+4" table:style-name="ce2">
            <text:p>15112</text:p>
          </table:table-cell>
          <table:table-cell office:value-type="float" office:value="15116" table:formula="of:=[.BO30]+4" table:style-name="ce2">
            <text:p>15116</text:p>
          </table:table-cell>
          <table:table-cell office:value-type="float" office:value="15120" table:formula="of:=[.BP30]+4" table:style-name="ce2">
            <text:p>15120</text:p>
          </table:table-cell>
          <table:table-cell office:value-type="float" office:value="15124" table:formula="of:=[.BQ30]+4" table:style-name="ce2">
            <text:p>15124</text:p>
          </table:table-cell>
          <table:table-cell office:value-type="float" office:value="15128" table:formula="of:=[.BR30]+4" table:style-name="ce2">
            <text:p>15128</text:p>
          </table:table-cell>
          <table:table-cell office:value-type="float" office:value="15132" table:formula="of:=[.BS30]+4" table:style-name="ce2">
            <text:p>15132</text:p>
          </table:table-cell>
          <table:table-cell office:value-type="float" office:value="15136" table:formula="of:=[.BT30]+4" table:style-name="ce2">
            <text:p>15136</text:p>
          </table:table-cell>
          <table:table-cell office:value-type="float" office:value="15140" table:formula="of:=[.BU30]+4" table:style-name="ce2">
            <text:p>15140</text:p>
          </table:table-cell>
          <table:table-cell office:value-type="float" office:value="15144" table:formula="of:=[.BV30]+4" table:style-name="ce2">
            <text:p>15144</text:p>
          </table:table-cell>
          <table:table-cell office:value-type="float" office:value="15148" table:formula="of:=[.BW30]+4" table:style-name="ce2">
            <text:p>15148</text:p>
          </table:table-cell>
          <table:table-cell office:value-type="float" office:value="15152" table:formula="of:=[.BX30]+4" table:style-name="ce2">
            <text:p>15152</text:p>
          </table:table-cell>
          <table:table-cell office:value-type="float" office:value="15156" table:formula="of:=[.BY30]+4" table:style-name="ce2">
            <text:p>15156</text:p>
          </table:table-cell>
          <table:table-cell office:value-type="float" office:value="15160" table:formula="of:=[.BZ30]+4" table:style-name="ce2">
            <text:p>15160</text:p>
          </table:table-cell>
          <table:table-cell office:value-type="float" office:value="15164" table:formula="of:=[.CA30]+4" table:style-name="ce2">
            <text:p>15164</text:p>
          </table:table-cell>
          <table:table-cell office:value-type="float" office:value="15168" table:formula="of:=[.CB30]+4" table:style-name="ce2">
            <text:p>15168</text:p>
          </table:table-cell>
          <table:table-cell office:value-type="float" office:value="15172" table:formula="of:=[.CC30]+4" table:style-name="ce2">
            <text:p>15172</text:p>
          </table:table-cell>
          <table:table-cell office:value-type="float" office:value="15176" table:formula="of:=[.CD30]+4" table:style-name="ce2">
            <text:p>15176</text:p>
          </table:table-cell>
          <table:table-cell office:value-type="float" office:value="15180" table:formula="of:=[.CE30]+4" table:style-name="ce2">
            <text:p>15180</text:p>
          </table:table-cell>
          <table:table-cell office:value-type="float" office:value="15184" table:formula="of:=[.CF30]+4" table:style-name="ce2">
            <text:p>15184</text:p>
          </table:table-cell>
          <table:table-cell office:value-type="float" office:value="15188" table:formula="of:=[.CG30]+4" table:style-name="ce2">
            <text:p>15188</text:p>
          </table:table-cell>
          <table:table-cell office:value-type="float" office:value="15192" table:formula="of:=[.CH30]+4" table:style-name="ce2">
            <text:p>15192</text:p>
          </table:table-cell>
          <table:table-cell office:value-type="float" office:value="15196" table:formula="of:=[.CI30]+4" table:style-name="ce2">
            <text:p>15196</text:p>
          </table:table-cell>
          <table:table-cell office:value-type="float" office:value="15200" table:formula="of:=[.CJ30]+4" table:style-name="ce2">
            <text:p>15200</text:p>
          </table:table-cell>
          <table:table-cell office:value-type="float" office:value="15204" table:formula="of:=[.CK30]+4" table:style-name="ce2">
            <text:p>15204</text:p>
          </table:table-cell>
          <table:table-cell office:value-type="float" office:value="15208" table:formula="of:=[.CL30]+4" table:style-name="ce2">
            <text:p>15208</text:p>
          </table:table-cell>
          <table:table-cell office:value-type="float" office:value="15212" table:formula="of:=[.CM30]+4" table:style-name="ce2">
            <text:p>15212</text:p>
          </table:table-cell>
          <table:table-cell office:value-type="float" office:value="15216" table:formula="of:=[.CN30]+4" table:style-name="ce2">
            <text:p>15216</text:p>
          </table:table-cell>
          <table:table-cell office:value-type="float" office:value="15220" table:formula="of:=[.CO30]+4" table:style-name="ce2">
            <text:p>15220</text:p>
          </table:table-cell>
          <table:table-cell office:value-type="float" office:value="15224" table:formula="of:=[.CP30]+4" table:style-name="ce2">
            <text:p>15224</text:p>
          </table:table-cell>
          <table:table-cell office:value-type="float" office:value="15228" table:formula="of:=[.CQ30]+4" table:style-name="ce2">
            <text:p>15228</text:p>
          </table:table-cell>
          <table:table-cell office:value-type="float" office:value="15232" table:formula="of:=[.CR30]+4" table:style-name="ce2">
            <text:p>15232</text:p>
          </table:table-cell>
          <table:table-cell office:value-type="float" office:value="15236" table:formula="of:=[.CS30]+4" table:style-name="ce2">
            <text:p>15236</text:p>
          </table:table-cell>
          <table:table-cell office:value-type="float" office:value="15240" table:formula="of:=[.CT30]+4" table:style-name="ce2">
            <text:p>15240</text:p>
          </table:table-cell>
          <table:table-cell office:value-type="float" office:value="15244" table:formula="of:=[.CU30]+4" table:style-name="ce2">
            <text:p>15244</text:p>
          </table:table-cell>
          <table:table-cell office:value-type="float" office:value="15248" table:formula="of:=[.CV30]+4" table:style-name="ce2">
            <text:p>15248</text:p>
          </table:table-cell>
          <table:table-cell office:value-type="float" office:value="15252" table:formula="of:=[.CW30]+4" table:style-name="ce2">
            <text:p>15252</text:p>
          </table:table-cell>
          <table:table-cell office:value-type="float" office:value="15256" table:formula="of:=[.CX30]+4" table:style-name="ce2">
            <text:p>15256</text:p>
          </table:table-cell>
          <table:table-cell office:value-type="float" office:value="15260" table:formula="of:=[.CY30]+4" table:style-name="ce2">
            <text:p>15260</text:p>
          </table:table-cell>
          <table:table-cell office:value-type="float" office:value="15264" table:formula="of:=[.CZ30]+4" table:style-name="ce2">
            <text:p>15264</text:p>
          </table:table-cell>
          <table:table-cell office:value-type="float" office:value="15268" table:formula="of:=[.DA30]+4" table:style-name="ce2">
            <text:p>15268</text:p>
          </table:table-cell>
          <table:table-cell office:value-type="float" office:value="15272" table:formula="of:=[.DB30]+4" table:style-name="ce2">
            <text:p>15272</text:p>
          </table:table-cell>
          <table:table-cell office:value-type="float" office:value="15276" table:formula="of:=[.DC30]+4" table:style-name="ce2">
            <text:p>15276</text:p>
          </table:table-cell>
          <table:table-cell office:value-type="float" office:value="15280" table:formula="of:=[.DD30]+4" table:style-name="ce2">
            <text:p>15280</text:p>
          </table:table-cell>
          <table:table-cell office:value-type="float" office:value="15284" table:formula="of:=[.DE30]+4" table:style-name="ce2">
            <text:p>15284</text:p>
          </table:table-cell>
          <table:table-cell office:value-type="float" office:value="15288" table:formula="of:=[.DF30]+4" table:style-name="ce2">
            <text:p>15288</text:p>
          </table:table-cell>
          <table:table-cell office:value-type="float" office:value="15292" table:formula="of:=[.DG30]+4" table:style-name="ce2">
            <text:p>15292</text:p>
          </table:table-cell>
          <table:table-cell office:value-type="float" office:value="15296" table:formula="of:=[.DH30]+4" table:style-name="ce2">
            <text:p>15296</text:p>
          </table:table-cell>
          <table:table-cell office:value-type="float" office:value="15300" table:formula="of:=[.DI30]+4" table:style-name="ce2">
            <text:p>15300</text:p>
          </table:table-cell>
          <table:table-cell office:value-type="float" office:value="15304" table:formula="of:=[.DJ30]+4" table:style-name="ce2">
            <text:p>15304</text:p>
          </table:table-cell>
          <table:table-cell office:value-type="float" office:value="15308" table:formula="of:=[.DK30]+4" table:style-name="ce2">
            <text:p>15308</text:p>
          </table:table-cell>
          <table:table-cell office:value-type="float" office:value="15312" table:formula="of:=[.DL30]+4" table:style-name="ce2">
            <text:p>15312</text:p>
          </table:table-cell>
          <table:table-cell office:value-type="float" office:value="15316" table:formula="of:=[.DM30]+4" table:style-name="ce2">
            <text:p>15316</text:p>
          </table:table-cell>
          <table:table-cell office:value-type="float" office:value="15320" table:formula="of:=[.DN30]+4" table:style-name="ce2">
            <text:p>15320</text:p>
          </table:table-cell>
          <table:table-cell office:value-type="float" office:value="15324" table:formula="of:=[.DO30]+4" table:style-name="ce2">
            <text:p>15324</text:p>
          </table:table-cell>
          <table:table-cell office:value-type="float" office:value="15328" table:formula="of:=[.DP30]+4" table:style-name="ce2">
            <text:p>15328</text:p>
          </table:table-cell>
          <table:table-cell office:value-type="float" office:value="15332" table:formula="of:=[.DQ30]+4" table:style-name="ce2">
            <text:p>15332</text:p>
          </table:table-cell>
          <table:table-cell office:value-type="float" office:value="15336" table:formula="of:=[.DR30]+4" table:style-name="ce2">
            <text:p>15336</text:p>
          </table:table-cell>
          <table:table-cell office:value-type="float" office:value="15340" table:formula="of:=[.DS30]+4" table:style-name="ce2">
            <text:p>15340</text:p>
          </table:table-cell>
          <table:table-cell office:value-type="float" office:value="15344" table:formula="of:=[.DT30]+4" table:style-name="ce2">
            <text:p>15344</text:p>
          </table:table-cell>
          <table:table-cell office:value-type="float" office:value="15348" table:formula="of:=[.DU30]+4" table:style-name="ce2">
            <text:p>15348</text:p>
          </table:table-cell>
          <table:table-cell office:value-type="float" office:value="15352" table:formula="of:=[.DV30]+4" table:style-name="ce2">
            <text:p>15352</text:p>
          </table:table-cell>
          <table:table-cell office:value-type="float" office:value="15356" table:formula="of:=[.DW30]+4" table:style-name="ce2">
            <text:p>15356</text:p>
          </table:table-cell>
          <table:table-cell table:number-columns-repeated="16256"/>
        </table:table-row>
        <table:table-row table:style-name="ro1">
          <table:table-cell office:value-type="float" office:value="15360" table:formula="of:=[.A30]+512" table:style-name="ce2">
            <text:p>15360</text:p>
          </table:table-cell>
          <table:table-cell office:value-type="float" office:value="15364" table:formula="of:=[.A31]+4" table:style-name="ce2">
            <text:p>15364</text:p>
          </table:table-cell>
          <table:table-cell office:value-type="float" office:value="15368" table:formula="of:=[.B31]+4" table:style-name="ce2">
            <text:p>15368</text:p>
          </table:table-cell>
          <table:table-cell office:value-type="float" office:value="15372" table:formula="of:=[.C31]+4" table:style-name="ce2">
            <text:p>15372</text:p>
          </table:table-cell>
          <table:table-cell office:value-type="float" office:value="15376" table:formula="of:=[.D31]+4" table:style-name="ce2">
            <text:p>15376</text:p>
          </table:table-cell>
          <table:table-cell office:value-type="float" office:value="15380" table:formula="of:=[.E31]+4" table:style-name="ce2">
            <text:p>15380</text:p>
          </table:table-cell>
          <table:table-cell office:value-type="float" office:value="15384" table:formula="of:=[.F31]+4" table:style-name="ce2">
            <text:p>15384</text:p>
          </table:table-cell>
          <table:table-cell office:value-type="float" office:value="15388" table:formula="of:=[.G31]+4" table:style-name="ce2">
            <text:p>15388</text:p>
          </table:table-cell>
          <table:table-cell office:value-type="float" office:value="15392" table:formula="of:=[.H31]+4" table:style-name="ce2">
            <text:p>15392</text:p>
          </table:table-cell>
          <table:table-cell office:value-type="float" office:value="15396" table:formula="of:=[.I31]+4" table:style-name="ce2">
            <text:p>15396</text:p>
          </table:table-cell>
          <table:table-cell office:value-type="float" office:value="15400" table:formula="of:=[.J31]+4" table:style-name="ce2">
            <text:p>15400</text:p>
          </table:table-cell>
          <table:table-cell office:value-type="float" office:value="15404" table:formula="of:=[.K31]+4" table:style-name="ce2">
            <text:p>15404</text:p>
          </table:table-cell>
          <table:table-cell office:value-type="float" office:value="15408" table:formula="of:=[.L31]+4" table:style-name="ce2">
            <text:p>15408</text:p>
          </table:table-cell>
          <table:table-cell office:value-type="float" office:value="15412" table:formula="of:=[.M31]+4" table:style-name="ce2">
            <text:p>15412</text:p>
          </table:table-cell>
          <table:table-cell office:value-type="float" office:value="15416" table:formula="of:=[.N31]+4" table:style-name="ce2">
            <text:p>15416</text:p>
          </table:table-cell>
          <table:table-cell office:value-type="float" office:value="15420" table:formula="of:=[.O31]+4" table:style-name="ce2">
            <text:p>15420</text:p>
          </table:table-cell>
          <table:table-cell office:value-type="float" office:value="15424" table:formula="of:=[.P31]+4" table:style-name="ce2">
            <text:p>15424</text:p>
          </table:table-cell>
          <table:table-cell office:value-type="float" office:value="15428" table:formula="of:=[.Q31]+4" table:style-name="ce2">
            <text:p>15428</text:p>
          </table:table-cell>
          <table:table-cell office:value-type="float" office:value="15432" table:formula="of:=[.R31]+4" table:style-name="ce2">
            <text:p>15432</text:p>
          </table:table-cell>
          <table:table-cell office:value-type="float" office:value="15436" table:formula="of:=[.S31]+4" table:style-name="ce2">
            <text:p>15436</text:p>
          </table:table-cell>
          <table:table-cell office:value-type="float" office:value="15440" table:formula="of:=[.T31]+4" table:style-name="ce2">
            <text:p>15440</text:p>
          </table:table-cell>
          <table:table-cell office:value-type="float" office:value="15444" table:formula="of:=[.U31]+4" table:style-name="ce2">
            <text:p>15444</text:p>
          </table:table-cell>
          <table:table-cell office:value-type="float" office:value="15448" table:formula="of:=[.V31]+4" table:style-name="ce2">
            <text:p>15448</text:p>
          </table:table-cell>
          <table:table-cell office:value-type="float" office:value="15452" table:formula="of:=[.W31]+4" table:style-name="ce2">
            <text:p>15452</text:p>
          </table:table-cell>
          <table:table-cell office:value-type="float" office:value="15456" table:formula="of:=[.X31]+4" table:style-name="ce2">
            <text:p>15456</text:p>
          </table:table-cell>
          <table:table-cell office:value-type="float" office:value="15460" table:formula="of:=[.Y31]+4" table:style-name="ce2">
            <text:p>15460</text:p>
          </table:table-cell>
          <table:table-cell office:value-type="float" office:value="15464" table:formula="of:=[.Z31]+4" table:style-name="ce2">
            <text:p>15464</text:p>
          </table:table-cell>
          <table:table-cell office:value-type="float" office:value="15468" table:formula="of:=[.AA31]+4" table:style-name="ce2">
            <text:p>15468</text:p>
          </table:table-cell>
          <table:table-cell office:value-type="float" office:value="15472" table:formula="of:=[.AB31]+4" table:style-name="ce2">
            <text:p>15472</text:p>
          </table:table-cell>
          <table:table-cell office:value-type="float" office:value="15476" table:formula="of:=[.AC31]+4" table:style-name="ce2">
            <text:p>15476</text:p>
          </table:table-cell>
          <table:table-cell office:value-type="float" office:value="15480" table:formula="of:=[.AD31]+4" table:style-name="ce2">
            <text:p>15480</text:p>
          </table:table-cell>
          <table:table-cell office:value-type="float" office:value="15484" table:formula="of:=[.AE31]+4" table:style-name="ce2">
            <text:p>15484</text:p>
          </table:table-cell>
          <table:table-cell office:value-type="float" office:value="15488" table:formula="of:=[.AF31]+4" table:style-name="ce2">
            <text:p>15488</text:p>
          </table:table-cell>
          <table:table-cell office:value-type="float" office:value="15492" table:formula="of:=[.AG31]+4" table:style-name="ce2">
            <text:p>15492</text:p>
          </table:table-cell>
          <table:table-cell office:value-type="float" office:value="15496" table:formula="of:=[.AH31]+4" table:style-name="ce2">
            <text:p>15496</text:p>
          </table:table-cell>
          <table:table-cell office:value-type="float" office:value="15500" table:formula="of:=[.AI31]+4" table:style-name="ce2">
            <text:p>15500</text:p>
          </table:table-cell>
          <table:table-cell office:value-type="float" office:value="15504" table:formula="of:=[.AJ31]+4" table:style-name="ce2">
            <text:p>15504</text:p>
          </table:table-cell>
          <table:table-cell office:value-type="float" office:value="15508" table:formula="of:=[.AK31]+4" table:style-name="ce2">
            <text:p>15508</text:p>
          </table:table-cell>
          <table:table-cell office:value-type="float" office:value="15512" table:formula="of:=[.AL31]+4" table:style-name="ce2">
            <text:p>15512</text:p>
          </table:table-cell>
          <table:table-cell office:value-type="float" office:value="15516" table:formula="of:=[.AM31]+4" table:style-name="ce2">
            <text:p>15516</text:p>
          </table:table-cell>
          <table:table-cell office:value-type="float" office:value="15520" table:formula="of:=[.AN31]+4" table:style-name="ce2">
            <text:p>15520</text:p>
          </table:table-cell>
          <table:table-cell office:value-type="float" office:value="15524" table:formula="of:=[.AO31]+4" table:style-name="ce2">
            <text:p>15524</text:p>
          </table:table-cell>
          <table:table-cell office:value-type="float" office:value="15528" table:formula="of:=[.AP31]+4" table:style-name="ce2">
            <text:p>15528</text:p>
          </table:table-cell>
          <table:table-cell office:value-type="float" office:value="15532" table:formula="of:=[.AQ31]+4" table:style-name="ce2">
            <text:p>15532</text:p>
          </table:table-cell>
          <table:table-cell office:value-type="float" office:value="15536" table:formula="of:=[.AR31]+4" table:style-name="ce2">
            <text:p>15536</text:p>
          </table:table-cell>
          <table:table-cell office:value-type="float" office:value="15540" table:formula="of:=[.AS31]+4" table:style-name="ce2">
            <text:p>15540</text:p>
          </table:table-cell>
          <table:table-cell office:value-type="float" office:value="15544" table:formula="of:=[.AT31]+4" table:style-name="ce2">
            <text:p>15544</text:p>
          </table:table-cell>
          <table:table-cell office:value-type="float" office:value="15548" table:formula="of:=[.AU31]+4" table:style-name="ce2">
            <text:p>15548</text:p>
          </table:table-cell>
          <table:table-cell office:value-type="float" office:value="15552" table:formula="of:=[.AV31]+4" table:style-name="ce2">
            <text:p>15552</text:p>
          </table:table-cell>
          <table:table-cell office:value-type="float" office:value="15556" table:formula="of:=[.AW31]+4" table:style-name="ce2">
            <text:p>15556</text:p>
          </table:table-cell>
          <table:table-cell office:value-type="float" office:value="15560" table:formula="of:=[.AX31]+4" table:style-name="ce2">
            <text:p>15560</text:p>
          </table:table-cell>
          <table:table-cell office:value-type="float" office:value="15564" table:formula="of:=[.AY31]+4" table:style-name="ce2">
            <text:p>15564</text:p>
          </table:table-cell>
          <table:table-cell office:value-type="float" office:value="15568" table:formula="of:=[.AZ31]+4" table:style-name="ce2">
            <text:p>15568</text:p>
          </table:table-cell>
          <table:table-cell office:value-type="float" office:value="15572" table:formula="of:=[.BA31]+4" table:style-name="ce2">
            <text:p>15572</text:p>
          </table:table-cell>
          <table:table-cell office:value-type="float" office:value="15576" table:formula="of:=[.BB31]+4" table:style-name="ce2">
            <text:p>15576</text:p>
          </table:table-cell>
          <table:table-cell office:value-type="float" office:value="15580" table:formula="of:=[.BC31]+4" table:style-name="ce2">
            <text:p>15580</text:p>
          </table:table-cell>
          <table:table-cell office:value-type="float" office:value="15584" table:formula="of:=[.BD31]+4" table:style-name="ce2">
            <text:p>15584</text:p>
          </table:table-cell>
          <table:table-cell office:value-type="float" office:value="15588" table:formula="of:=[.BE31]+4" table:style-name="ce2">
            <text:p>15588</text:p>
          </table:table-cell>
          <table:table-cell office:value-type="float" office:value="15592" table:formula="of:=[.BF31]+4" table:style-name="ce2">
            <text:p>15592</text:p>
          </table:table-cell>
          <table:table-cell office:value-type="float" office:value="15596" table:formula="of:=[.BG31]+4" table:style-name="ce2">
            <text:p>15596</text:p>
          </table:table-cell>
          <table:table-cell office:value-type="float" office:value="15600" table:formula="of:=[.BH31]+4" table:style-name="ce2">
            <text:p>15600</text:p>
          </table:table-cell>
          <table:table-cell office:value-type="float" office:value="15604" table:formula="of:=[.BI31]+4" table:style-name="ce2">
            <text:p>15604</text:p>
          </table:table-cell>
          <table:table-cell office:value-type="float" office:value="15608" table:formula="of:=[.BJ31]+4" table:style-name="ce2">
            <text:p>15608</text:p>
          </table:table-cell>
          <table:table-cell office:value-type="float" office:value="15612" table:formula="of:=[.BK31]+4" table:style-name="ce2">
            <text:p>15612</text:p>
          </table:table-cell>
          <table:table-cell office:value-type="float" office:value="15616" table:formula="of:=[.BL31]+4" table:style-name="ce2">
            <text:p>15616</text:p>
          </table:table-cell>
          <table:table-cell office:value-type="float" office:value="15620" table:formula="of:=[.BM31]+4" table:style-name="ce2">
            <text:p>15620</text:p>
          </table:table-cell>
          <table:table-cell office:value-type="float" office:value="15624" table:formula="of:=[.BN31]+4" table:style-name="ce2">
            <text:p>15624</text:p>
          </table:table-cell>
          <table:table-cell office:value-type="float" office:value="15628" table:formula="of:=[.BO31]+4" table:style-name="ce2">
            <text:p>15628</text:p>
          </table:table-cell>
          <table:table-cell office:value-type="float" office:value="15632" table:formula="of:=[.BP31]+4" table:style-name="ce2">
            <text:p>15632</text:p>
          </table:table-cell>
          <table:table-cell office:value-type="float" office:value="15636" table:formula="of:=[.BQ31]+4" table:style-name="ce2">
            <text:p>15636</text:p>
          </table:table-cell>
          <table:table-cell office:value-type="float" office:value="15640" table:formula="of:=[.BR31]+4" table:style-name="ce2">
            <text:p>15640</text:p>
          </table:table-cell>
          <table:table-cell office:value-type="float" office:value="15644" table:formula="of:=[.BS31]+4" table:style-name="ce2">
            <text:p>15644</text:p>
          </table:table-cell>
          <table:table-cell office:value-type="float" office:value="15648" table:formula="of:=[.BT31]+4" table:style-name="ce2">
            <text:p>15648</text:p>
          </table:table-cell>
          <table:table-cell office:value-type="float" office:value="15652" table:formula="of:=[.BU31]+4" table:style-name="ce2">
            <text:p>15652</text:p>
          </table:table-cell>
          <table:table-cell office:value-type="float" office:value="15656" table:formula="of:=[.BV31]+4" table:style-name="ce2">
            <text:p>15656</text:p>
          </table:table-cell>
          <table:table-cell office:value-type="float" office:value="15660" table:formula="of:=[.BW31]+4" table:style-name="ce2">
            <text:p>15660</text:p>
          </table:table-cell>
          <table:table-cell office:value-type="float" office:value="15664" table:formula="of:=[.BX31]+4" table:style-name="ce2">
            <text:p>15664</text:p>
          </table:table-cell>
          <table:table-cell office:value-type="float" office:value="15668" table:formula="of:=[.BY31]+4" table:style-name="ce2">
            <text:p>15668</text:p>
          </table:table-cell>
          <table:table-cell office:value-type="float" office:value="15672" table:formula="of:=[.BZ31]+4" table:style-name="ce2">
            <text:p>15672</text:p>
          </table:table-cell>
          <table:table-cell office:value-type="float" office:value="15676" table:formula="of:=[.CA31]+4" table:style-name="ce2">
            <text:p>15676</text:p>
          </table:table-cell>
          <table:table-cell office:value-type="float" office:value="15680" table:formula="of:=[.CB31]+4" table:style-name="ce2">
            <text:p>15680</text:p>
          </table:table-cell>
          <table:table-cell office:value-type="float" office:value="15684" table:formula="of:=[.CC31]+4" table:style-name="ce2">
            <text:p>15684</text:p>
          </table:table-cell>
          <table:table-cell office:value-type="float" office:value="15688" table:formula="of:=[.CD31]+4" table:style-name="ce2">
            <text:p>15688</text:p>
          </table:table-cell>
          <table:table-cell office:value-type="float" office:value="15692" table:formula="of:=[.CE31]+4" table:style-name="ce2">
            <text:p>15692</text:p>
          </table:table-cell>
          <table:table-cell office:value-type="float" office:value="15696" table:formula="of:=[.CF31]+4" table:style-name="ce2">
            <text:p>15696</text:p>
          </table:table-cell>
          <table:table-cell office:value-type="float" office:value="15700" table:formula="of:=[.CG31]+4" table:style-name="ce2">
            <text:p>15700</text:p>
          </table:table-cell>
          <table:table-cell office:value-type="float" office:value="15704" table:formula="of:=[.CH31]+4" table:style-name="ce2">
            <text:p>15704</text:p>
          </table:table-cell>
          <table:table-cell office:value-type="float" office:value="15708" table:formula="of:=[.CI31]+4" table:style-name="ce2">
            <text:p>15708</text:p>
          </table:table-cell>
          <table:table-cell office:value-type="float" office:value="15712" table:formula="of:=[.CJ31]+4" table:style-name="ce2">
            <text:p>15712</text:p>
          </table:table-cell>
          <table:table-cell office:value-type="float" office:value="15716" table:formula="of:=[.CK31]+4" table:style-name="ce2">
            <text:p>15716</text:p>
          </table:table-cell>
          <table:table-cell office:value-type="float" office:value="15720" table:formula="of:=[.CL31]+4" table:style-name="ce2">
            <text:p>15720</text:p>
          </table:table-cell>
          <table:table-cell office:value-type="float" office:value="15724" table:formula="of:=[.CM31]+4" table:style-name="ce2">
            <text:p>15724</text:p>
          </table:table-cell>
          <table:table-cell office:value-type="float" office:value="15728" table:formula="of:=[.CN31]+4" table:style-name="ce2">
            <text:p>15728</text:p>
          </table:table-cell>
          <table:table-cell office:value-type="float" office:value="15732" table:formula="of:=[.CO31]+4" table:style-name="ce2">
            <text:p>15732</text:p>
          </table:table-cell>
          <table:table-cell office:value-type="float" office:value="15736" table:formula="of:=[.CP31]+4" table:style-name="ce2">
            <text:p>15736</text:p>
          </table:table-cell>
          <table:table-cell office:value-type="float" office:value="15740" table:formula="of:=[.CQ31]+4" table:style-name="ce2">
            <text:p>15740</text:p>
          </table:table-cell>
          <table:table-cell office:value-type="float" office:value="15744" table:formula="of:=[.CR31]+4" table:style-name="ce2">
            <text:p>15744</text:p>
          </table:table-cell>
          <table:table-cell office:value-type="float" office:value="15748" table:formula="of:=[.CS31]+4" table:style-name="ce2">
            <text:p>15748</text:p>
          </table:table-cell>
          <table:table-cell office:value-type="float" office:value="15752" table:formula="of:=[.CT31]+4" table:style-name="ce2">
            <text:p>15752</text:p>
          </table:table-cell>
          <table:table-cell office:value-type="float" office:value="15756" table:formula="of:=[.CU31]+4" table:style-name="ce2">
            <text:p>15756</text:p>
          </table:table-cell>
          <table:table-cell office:value-type="float" office:value="15760" table:formula="of:=[.CV31]+4" table:style-name="ce2">
            <text:p>15760</text:p>
          </table:table-cell>
          <table:table-cell office:value-type="float" office:value="15764" table:formula="of:=[.CW31]+4" table:style-name="ce2">
            <text:p>15764</text:p>
          </table:table-cell>
          <table:table-cell office:value-type="float" office:value="15768" table:formula="of:=[.CX31]+4" table:style-name="ce2">
            <text:p>15768</text:p>
          </table:table-cell>
          <table:table-cell office:value-type="float" office:value="15772" table:formula="of:=[.CY31]+4" table:style-name="ce2">
            <text:p>15772</text:p>
          </table:table-cell>
          <table:table-cell office:value-type="float" office:value="15776" table:formula="of:=[.CZ31]+4" table:style-name="ce2">
            <text:p>15776</text:p>
          </table:table-cell>
          <table:table-cell office:value-type="float" office:value="15780" table:formula="of:=[.DA31]+4" table:style-name="ce2">
            <text:p>15780</text:p>
          </table:table-cell>
          <table:table-cell office:value-type="float" office:value="15784" table:formula="of:=[.DB31]+4" table:style-name="ce2">
            <text:p>15784</text:p>
          </table:table-cell>
          <table:table-cell office:value-type="float" office:value="15788" table:formula="of:=[.DC31]+4" table:style-name="ce2">
            <text:p>15788</text:p>
          </table:table-cell>
          <table:table-cell office:value-type="float" office:value="15792" table:formula="of:=[.DD31]+4" table:style-name="ce2">
            <text:p>15792</text:p>
          </table:table-cell>
          <table:table-cell office:value-type="float" office:value="15796" table:formula="of:=[.DE31]+4" table:style-name="ce2">
            <text:p>15796</text:p>
          </table:table-cell>
          <table:table-cell office:value-type="float" office:value="15800" table:formula="of:=[.DF31]+4" table:style-name="ce2">
            <text:p>15800</text:p>
          </table:table-cell>
          <table:table-cell office:value-type="float" office:value="15804" table:formula="of:=[.DG31]+4" table:style-name="ce2">
            <text:p>15804</text:p>
          </table:table-cell>
          <table:table-cell office:value-type="float" office:value="15808" table:formula="of:=[.DH31]+4" table:style-name="ce2">
            <text:p>15808</text:p>
          </table:table-cell>
          <table:table-cell office:value-type="float" office:value="15812" table:formula="of:=[.DI31]+4" table:style-name="ce2">
            <text:p>15812</text:p>
          </table:table-cell>
          <table:table-cell office:value-type="float" office:value="15816" table:formula="of:=[.DJ31]+4" table:style-name="ce2">
            <text:p>15816</text:p>
          </table:table-cell>
          <table:table-cell office:value-type="float" office:value="15820" table:formula="of:=[.DK31]+4" table:style-name="ce2">
            <text:p>15820</text:p>
          </table:table-cell>
          <table:table-cell office:value-type="float" office:value="15824" table:formula="of:=[.DL31]+4" table:style-name="ce2">
            <text:p>15824</text:p>
          </table:table-cell>
          <table:table-cell office:value-type="float" office:value="15828" table:formula="of:=[.DM31]+4" table:style-name="ce2">
            <text:p>15828</text:p>
          </table:table-cell>
          <table:table-cell office:value-type="float" office:value="15832" table:formula="of:=[.DN31]+4" table:style-name="ce2">
            <text:p>15832</text:p>
          </table:table-cell>
          <table:table-cell office:value-type="float" office:value="15836" table:formula="of:=[.DO31]+4" table:style-name="ce2">
            <text:p>15836</text:p>
          </table:table-cell>
          <table:table-cell office:value-type="float" office:value="15840" table:formula="of:=[.DP31]+4" table:style-name="ce2">
            <text:p>15840</text:p>
          </table:table-cell>
          <table:table-cell office:value-type="float" office:value="15844" table:formula="of:=[.DQ31]+4" table:style-name="ce2">
            <text:p>15844</text:p>
          </table:table-cell>
          <table:table-cell office:value-type="float" office:value="15848" table:formula="of:=[.DR31]+4" table:style-name="ce2">
            <text:p>15848</text:p>
          </table:table-cell>
          <table:table-cell office:value-type="float" office:value="15852" table:formula="of:=[.DS31]+4" table:style-name="ce2">
            <text:p>15852</text:p>
          </table:table-cell>
          <table:table-cell office:value-type="float" office:value="15856" table:formula="of:=[.DT31]+4" table:style-name="ce2">
            <text:p>15856</text:p>
          </table:table-cell>
          <table:table-cell office:value-type="float" office:value="15860" table:formula="of:=[.DU31]+4" table:style-name="ce2">
            <text:p>15860</text:p>
          </table:table-cell>
          <table:table-cell office:value-type="float" office:value="15864" table:formula="of:=[.DV31]+4" table:style-name="ce2">
            <text:p>15864</text:p>
          </table:table-cell>
          <table:table-cell office:value-type="float" office:value="15868" table:formula="of:=[.DW31]+4" table:style-name="ce2">
            <text:p>15868</text:p>
          </table:table-cell>
          <table:table-cell table:number-columns-repeated="16256"/>
        </table:table-row>
        <table:table-row table:style-name="ro1">
          <table:table-cell office:value-type="float" office:value="15872" table:formula="of:=[.A31]+512" table:style-name="ce2">
            <text:p>15872</text:p>
          </table:table-cell>
          <table:table-cell office:value-type="float" office:value="15876" table:formula="of:=[.A32]+4" table:style-name="ce2">
            <text:p>15876</text:p>
          </table:table-cell>
          <table:table-cell office:value-type="float" office:value="15880" table:formula="of:=[.B32]+4" table:style-name="ce2">
            <text:p>15880</text:p>
          </table:table-cell>
          <table:table-cell office:value-type="float" office:value="15884" table:formula="of:=[.C32]+4" table:style-name="ce2">
            <text:p>15884</text:p>
          </table:table-cell>
          <table:table-cell office:value-type="float" office:value="15888" table:formula="of:=[.D32]+4" table:style-name="ce2">
            <text:p>15888</text:p>
          </table:table-cell>
          <table:table-cell office:value-type="float" office:value="15892" table:formula="of:=[.E32]+4" table:style-name="ce2">
            <text:p>15892</text:p>
          </table:table-cell>
          <table:table-cell office:value-type="float" office:value="15896" table:formula="of:=[.F32]+4" table:style-name="ce2">
            <text:p>15896</text:p>
          </table:table-cell>
          <table:table-cell office:value-type="float" office:value="15900" table:formula="of:=[.G32]+4" table:style-name="ce2">
            <text:p>15900</text:p>
          </table:table-cell>
          <table:table-cell office:value-type="float" office:value="15904" table:formula="of:=[.H32]+4" table:style-name="ce2">
            <text:p>15904</text:p>
          </table:table-cell>
          <table:table-cell office:value-type="float" office:value="15908" table:formula="of:=[.I32]+4" table:style-name="ce2">
            <text:p>15908</text:p>
          </table:table-cell>
          <table:table-cell office:value-type="float" office:value="15912" table:formula="of:=[.J32]+4" table:style-name="ce2">
            <text:p>15912</text:p>
          </table:table-cell>
          <table:table-cell office:value-type="float" office:value="15916" table:formula="of:=[.K32]+4" table:style-name="ce2">
            <text:p>15916</text:p>
          </table:table-cell>
          <table:table-cell office:value-type="float" office:value="15920" table:formula="of:=[.L32]+4" table:style-name="ce2">
            <text:p>15920</text:p>
          </table:table-cell>
          <table:table-cell office:value-type="float" office:value="15924" table:formula="of:=[.M32]+4" table:style-name="ce2">
            <text:p>15924</text:p>
          </table:table-cell>
          <table:table-cell office:value-type="float" office:value="15928" table:formula="of:=[.N32]+4" table:style-name="ce2">
            <text:p>15928</text:p>
          </table:table-cell>
          <table:table-cell office:value-type="float" office:value="15932" table:formula="of:=[.O32]+4" table:style-name="ce2">
            <text:p>15932</text:p>
          </table:table-cell>
          <table:table-cell office:value-type="float" office:value="15936" table:formula="of:=[.P32]+4" table:style-name="ce2">
            <text:p>15936</text:p>
          </table:table-cell>
          <table:table-cell office:value-type="float" office:value="15940" table:formula="of:=[.Q32]+4" table:style-name="ce2">
            <text:p>15940</text:p>
          </table:table-cell>
          <table:table-cell office:value-type="float" office:value="15944" table:formula="of:=[.R32]+4" table:style-name="ce2">
            <text:p>15944</text:p>
          </table:table-cell>
          <table:table-cell office:value-type="float" office:value="15948" table:formula="of:=[.S32]+4" table:style-name="ce2">
            <text:p>15948</text:p>
          </table:table-cell>
          <table:table-cell office:value-type="float" office:value="15952" table:formula="of:=[.T32]+4" table:style-name="ce2">
            <text:p>15952</text:p>
          </table:table-cell>
          <table:table-cell office:value-type="float" office:value="15956" table:formula="of:=[.U32]+4" table:style-name="ce2">
            <text:p>15956</text:p>
          </table:table-cell>
          <table:table-cell office:value-type="float" office:value="15960" table:formula="of:=[.V32]+4" table:style-name="ce2">
            <text:p>15960</text:p>
          </table:table-cell>
          <table:table-cell office:value-type="float" office:value="15964" table:formula="of:=[.W32]+4" table:style-name="ce2">
            <text:p>15964</text:p>
          </table:table-cell>
          <table:table-cell office:value-type="float" office:value="15968" table:formula="of:=[.X32]+4" table:style-name="ce2">
            <text:p>15968</text:p>
          </table:table-cell>
          <table:table-cell office:value-type="float" office:value="15972" table:formula="of:=[.Y32]+4" table:style-name="ce2">
            <text:p>15972</text:p>
          </table:table-cell>
          <table:table-cell office:value-type="float" office:value="15976" table:formula="of:=[.Z32]+4" table:style-name="ce2">
            <text:p>15976</text:p>
          </table:table-cell>
          <table:table-cell office:value-type="float" office:value="15980" table:formula="of:=[.AA32]+4" table:style-name="ce2">
            <text:p>15980</text:p>
          </table:table-cell>
          <table:table-cell office:value-type="float" office:value="15984" table:formula="of:=[.AB32]+4" table:style-name="ce2">
            <text:p>15984</text:p>
          </table:table-cell>
          <table:table-cell office:value-type="float" office:value="15988" table:formula="of:=[.AC32]+4" table:style-name="ce2">
            <text:p>15988</text:p>
          </table:table-cell>
          <table:table-cell office:value-type="float" office:value="15992" table:formula="of:=[.AD32]+4" table:style-name="ce2">
            <text:p>15992</text:p>
          </table:table-cell>
          <table:table-cell office:value-type="float" office:value="15996" table:formula="of:=[.AE32]+4" table:style-name="ce2">
            <text:p>15996</text:p>
          </table:table-cell>
          <table:table-cell office:value-type="float" office:value="16000" table:formula="of:=[.AF32]+4" table:style-name="ce2">
            <text:p>16000</text:p>
          </table:table-cell>
          <table:table-cell office:value-type="float" office:value="16004" table:formula="of:=[.AG32]+4" table:style-name="ce2">
            <text:p>16004</text:p>
          </table:table-cell>
          <table:table-cell office:value-type="float" office:value="16008" table:formula="of:=[.AH32]+4" table:style-name="ce2">
            <text:p>16008</text:p>
          </table:table-cell>
          <table:table-cell office:value-type="float" office:value="16012" table:formula="of:=[.AI32]+4" table:style-name="ce2">
            <text:p>16012</text:p>
          </table:table-cell>
          <table:table-cell office:value-type="float" office:value="16016" table:formula="of:=[.AJ32]+4" table:style-name="ce2">
            <text:p>16016</text:p>
          </table:table-cell>
          <table:table-cell office:value-type="float" office:value="16020" table:formula="of:=[.AK32]+4" table:style-name="ce2">
            <text:p>16020</text:p>
          </table:table-cell>
          <table:table-cell office:value-type="float" office:value="16024" table:formula="of:=[.AL32]+4" table:style-name="ce2">
            <text:p>16024</text:p>
          </table:table-cell>
          <table:table-cell office:value-type="float" office:value="16028" table:formula="of:=[.AM32]+4" table:style-name="ce2">
            <text:p>16028</text:p>
          </table:table-cell>
          <table:table-cell office:value-type="float" office:value="16032" table:formula="of:=[.AN32]+4" table:style-name="ce2">
            <text:p>16032</text:p>
          </table:table-cell>
          <table:table-cell office:value-type="float" office:value="16036" table:formula="of:=[.AO32]+4" table:style-name="ce2">
            <text:p>16036</text:p>
          </table:table-cell>
          <table:table-cell office:value-type="float" office:value="16040" table:formula="of:=[.AP32]+4" table:style-name="ce2">
            <text:p>16040</text:p>
          </table:table-cell>
          <table:table-cell office:value-type="float" office:value="16044" table:formula="of:=[.AQ32]+4" table:style-name="ce2">
            <text:p>16044</text:p>
          </table:table-cell>
          <table:table-cell office:value-type="float" office:value="16048" table:formula="of:=[.AR32]+4" table:style-name="ce2">
            <text:p>16048</text:p>
          </table:table-cell>
          <table:table-cell office:value-type="float" office:value="16052" table:formula="of:=[.AS32]+4" table:style-name="ce2">
            <text:p>16052</text:p>
          </table:table-cell>
          <table:table-cell office:value-type="float" office:value="16056" table:formula="of:=[.AT32]+4" table:style-name="ce2">
            <text:p>16056</text:p>
          </table:table-cell>
          <table:table-cell office:value-type="float" office:value="16060" table:formula="of:=[.AU32]+4" table:style-name="ce2">
            <text:p>16060</text:p>
          </table:table-cell>
          <table:table-cell office:value-type="float" office:value="16064" table:formula="of:=[.AV32]+4" table:style-name="ce2">
            <text:p>16064</text:p>
          </table:table-cell>
          <table:table-cell office:value-type="float" office:value="16068" table:formula="of:=[.AW32]+4" table:style-name="ce2">
            <text:p>16068</text:p>
          </table:table-cell>
          <table:table-cell office:value-type="float" office:value="16072" table:formula="of:=[.AX32]+4" table:style-name="ce2">
            <text:p>16072</text:p>
          </table:table-cell>
          <table:table-cell office:value-type="float" office:value="16076" table:formula="of:=[.AY32]+4" table:style-name="ce2">
            <text:p>16076</text:p>
          </table:table-cell>
          <table:table-cell office:value-type="float" office:value="16080" table:formula="of:=[.AZ32]+4" table:style-name="ce2">
            <text:p>16080</text:p>
          </table:table-cell>
          <table:table-cell office:value-type="float" office:value="16084" table:formula="of:=[.BA32]+4" table:style-name="ce2">
            <text:p>16084</text:p>
          </table:table-cell>
          <table:table-cell office:value-type="float" office:value="16088" table:formula="of:=[.BB32]+4" table:style-name="ce2">
            <text:p>16088</text:p>
          </table:table-cell>
          <table:table-cell office:value-type="float" office:value="16092" table:formula="of:=[.BC32]+4" table:style-name="ce2">
            <text:p>16092</text:p>
          </table:table-cell>
          <table:table-cell office:value-type="float" office:value="16096" table:formula="of:=[.BD32]+4" table:style-name="ce2">
            <text:p>16096</text:p>
          </table:table-cell>
          <table:table-cell office:value-type="float" office:value="16100" table:formula="of:=[.BE32]+4" table:style-name="ce2">
            <text:p>16100</text:p>
          </table:table-cell>
          <table:table-cell office:value-type="float" office:value="16104" table:formula="of:=[.BF32]+4" table:style-name="ce2">
            <text:p>16104</text:p>
          </table:table-cell>
          <table:table-cell office:value-type="float" office:value="16108" table:formula="of:=[.BG32]+4" table:style-name="ce2">
            <text:p>16108</text:p>
          </table:table-cell>
          <table:table-cell office:value-type="float" office:value="16112" table:formula="of:=[.BH32]+4" table:style-name="ce2">
            <text:p>16112</text:p>
          </table:table-cell>
          <table:table-cell office:value-type="float" office:value="16116" table:formula="of:=[.BI32]+4" table:style-name="ce2">
            <text:p>16116</text:p>
          </table:table-cell>
          <table:table-cell office:value-type="float" office:value="16120" table:formula="of:=[.BJ32]+4" table:style-name="ce2">
            <text:p>16120</text:p>
          </table:table-cell>
          <table:table-cell office:value-type="float" office:value="16124" table:formula="of:=[.BK32]+4" table:style-name="ce2">
            <text:p>16124</text:p>
          </table:table-cell>
          <table:table-cell office:value-type="float" office:value="16128" table:formula="of:=[.BL32]+4" table:style-name="ce2">
            <text:p>16128</text:p>
          </table:table-cell>
          <table:table-cell office:value-type="float" office:value="16132" table:formula="of:=[.BM32]+4" table:style-name="ce2">
            <text:p>16132</text:p>
          </table:table-cell>
          <table:table-cell office:value-type="float" office:value="16136" table:formula="of:=[.BN32]+4" table:style-name="ce2">
            <text:p>16136</text:p>
          </table:table-cell>
          <table:table-cell office:value-type="float" office:value="16140" table:formula="of:=[.BO32]+4" table:style-name="ce2">
            <text:p>16140</text:p>
          </table:table-cell>
          <table:table-cell office:value-type="float" office:value="16144" table:formula="of:=[.BP32]+4" table:style-name="ce2">
            <text:p>16144</text:p>
          </table:table-cell>
          <table:table-cell office:value-type="float" office:value="16148" table:formula="of:=[.BQ32]+4" table:style-name="ce2">
            <text:p>16148</text:p>
          </table:table-cell>
          <table:table-cell office:value-type="float" office:value="16152" table:formula="of:=[.BR32]+4" table:style-name="ce2">
            <text:p>16152</text:p>
          </table:table-cell>
          <table:table-cell office:value-type="float" office:value="16156" table:formula="of:=[.BS32]+4" table:style-name="ce2">
            <text:p>16156</text:p>
          </table:table-cell>
          <table:table-cell office:value-type="float" office:value="16160" table:formula="of:=[.BT32]+4" table:style-name="ce2">
            <text:p>16160</text:p>
          </table:table-cell>
          <table:table-cell office:value-type="float" office:value="16164" table:formula="of:=[.BU32]+4" table:style-name="ce2">
            <text:p>16164</text:p>
          </table:table-cell>
          <table:table-cell office:value-type="float" office:value="16168" table:formula="of:=[.BV32]+4" table:style-name="ce2">
            <text:p>16168</text:p>
          </table:table-cell>
          <table:table-cell office:value-type="float" office:value="16172" table:formula="of:=[.BW32]+4" table:style-name="ce2">
            <text:p>16172</text:p>
          </table:table-cell>
          <table:table-cell office:value-type="float" office:value="16176" table:formula="of:=[.BX32]+4" table:style-name="ce2">
            <text:p>16176</text:p>
          </table:table-cell>
          <table:table-cell office:value-type="float" office:value="16180" table:formula="of:=[.BY32]+4" table:style-name="ce2">
            <text:p>16180</text:p>
          </table:table-cell>
          <table:table-cell office:value-type="float" office:value="16184" table:formula="of:=[.BZ32]+4" table:style-name="ce2">
            <text:p>16184</text:p>
          </table:table-cell>
          <table:table-cell office:value-type="float" office:value="16188" table:formula="of:=[.CA32]+4" table:style-name="ce2">
            <text:p>16188</text:p>
          </table:table-cell>
          <table:table-cell office:value-type="float" office:value="16192" table:formula="of:=[.CB32]+4" table:style-name="ce2">
            <text:p>16192</text:p>
          </table:table-cell>
          <table:table-cell office:value-type="float" office:value="16196" table:formula="of:=[.CC32]+4" table:style-name="ce2">
            <text:p>16196</text:p>
          </table:table-cell>
          <table:table-cell office:value-type="float" office:value="16200" table:formula="of:=[.CD32]+4" table:style-name="ce2">
            <text:p>16200</text:p>
          </table:table-cell>
          <table:table-cell office:value-type="float" office:value="16204" table:formula="of:=[.CE32]+4" table:style-name="ce2">
            <text:p>16204</text:p>
          </table:table-cell>
          <table:table-cell office:value-type="float" office:value="16208" table:formula="of:=[.CF32]+4" table:style-name="ce2">
            <text:p>16208</text:p>
          </table:table-cell>
          <table:table-cell office:value-type="float" office:value="16212" table:formula="of:=[.CG32]+4" table:style-name="ce2">
            <text:p>16212</text:p>
          </table:table-cell>
          <table:table-cell office:value-type="float" office:value="16216" table:formula="of:=[.CH32]+4" table:style-name="ce2">
            <text:p>16216</text:p>
          </table:table-cell>
          <table:table-cell office:value-type="float" office:value="16220" table:formula="of:=[.CI32]+4" table:style-name="ce2">
            <text:p>16220</text:p>
          </table:table-cell>
          <table:table-cell office:value-type="float" office:value="16224" table:formula="of:=[.CJ32]+4" table:style-name="ce2">
            <text:p>16224</text:p>
          </table:table-cell>
          <table:table-cell office:value-type="float" office:value="16228" table:formula="of:=[.CK32]+4" table:style-name="ce2">
            <text:p>16228</text:p>
          </table:table-cell>
          <table:table-cell office:value-type="float" office:value="16232" table:formula="of:=[.CL32]+4" table:style-name="ce2">
            <text:p>16232</text:p>
          </table:table-cell>
          <table:table-cell office:value-type="float" office:value="16236" table:formula="of:=[.CM32]+4" table:style-name="ce2">
            <text:p>16236</text:p>
          </table:table-cell>
          <table:table-cell office:value-type="float" office:value="16240" table:formula="of:=[.CN32]+4" table:style-name="ce2">
            <text:p>16240</text:p>
          </table:table-cell>
          <table:table-cell office:value-type="float" office:value="16244" table:formula="of:=[.CO32]+4" table:style-name="ce2">
            <text:p>16244</text:p>
          </table:table-cell>
          <table:table-cell office:value-type="float" office:value="16248" table:formula="of:=[.CP32]+4" table:style-name="ce2">
            <text:p>16248</text:p>
          </table:table-cell>
          <table:table-cell office:value-type="float" office:value="16252" table:formula="of:=[.CQ32]+4" table:style-name="ce2">
            <text:p>16252</text:p>
          </table:table-cell>
          <table:table-cell office:value-type="float" office:value="16256" table:formula="of:=[.CR32]+4" table:style-name="ce2">
            <text:p>16256</text:p>
          </table:table-cell>
          <table:table-cell office:value-type="float" office:value="16260" table:formula="of:=[.CS32]+4" table:style-name="ce2">
            <text:p>16260</text:p>
          </table:table-cell>
          <table:table-cell office:value-type="float" office:value="16264" table:formula="of:=[.CT32]+4" table:style-name="ce2">
            <text:p>16264</text:p>
          </table:table-cell>
          <table:table-cell office:value-type="float" office:value="16268" table:formula="of:=[.CU32]+4" table:style-name="ce2">
            <text:p>16268</text:p>
          </table:table-cell>
          <table:table-cell office:value-type="float" office:value="16272" table:formula="of:=[.CV32]+4" table:style-name="ce2">
            <text:p>16272</text:p>
          </table:table-cell>
          <table:table-cell office:value-type="float" office:value="16276" table:formula="of:=[.CW32]+4" table:style-name="ce2">
            <text:p>16276</text:p>
          </table:table-cell>
          <table:table-cell office:value-type="float" office:value="16280" table:formula="of:=[.CX32]+4" table:style-name="ce2">
            <text:p>16280</text:p>
          </table:table-cell>
          <table:table-cell office:value-type="float" office:value="16284" table:formula="of:=[.CY32]+4" table:style-name="ce2">
            <text:p>16284</text:p>
          </table:table-cell>
          <table:table-cell office:value-type="float" office:value="16288" table:formula="of:=[.CZ32]+4" table:style-name="ce2">
            <text:p>16288</text:p>
          </table:table-cell>
          <table:table-cell office:value-type="float" office:value="16292" table:formula="of:=[.DA32]+4" table:style-name="ce2">
            <text:p>16292</text:p>
          </table:table-cell>
          <table:table-cell office:value-type="float" office:value="16296" table:formula="of:=[.DB32]+4" table:style-name="ce2">
            <text:p>16296</text:p>
          </table:table-cell>
          <table:table-cell office:value-type="float" office:value="16300" table:formula="of:=[.DC32]+4" table:style-name="ce2">
            <text:p>16300</text:p>
          </table:table-cell>
          <table:table-cell office:value-type="float" office:value="16304" table:formula="of:=[.DD32]+4" table:style-name="ce2">
            <text:p>16304</text:p>
          </table:table-cell>
          <table:table-cell office:value-type="float" office:value="16308" table:formula="of:=[.DE32]+4" table:style-name="ce2">
            <text:p>16308</text:p>
          </table:table-cell>
          <table:table-cell office:value-type="float" office:value="16312" table:formula="of:=[.DF32]+4" table:style-name="ce2">
            <text:p>16312</text:p>
          </table:table-cell>
          <table:table-cell office:value-type="float" office:value="16316" table:formula="of:=[.DG32]+4" table:style-name="ce2">
            <text:p>16316</text:p>
          </table:table-cell>
          <table:table-cell office:value-type="float" office:value="16320" table:formula="of:=[.DH32]+4" table:style-name="ce2">
            <text:p>16320</text:p>
          </table:table-cell>
          <table:table-cell office:value-type="float" office:value="16324" table:formula="of:=[.DI32]+4" table:style-name="ce2">
            <text:p>16324</text:p>
          </table:table-cell>
          <table:table-cell office:value-type="float" office:value="16328" table:formula="of:=[.DJ32]+4" table:style-name="ce2">
            <text:p>16328</text:p>
          </table:table-cell>
          <table:table-cell office:value-type="float" office:value="16332" table:formula="of:=[.DK32]+4" table:style-name="ce2">
            <text:p>16332</text:p>
          </table:table-cell>
          <table:table-cell office:value-type="float" office:value="16336" table:formula="of:=[.DL32]+4" table:style-name="ce2">
            <text:p>16336</text:p>
          </table:table-cell>
          <table:table-cell office:value-type="float" office:value="16340" table:formula="of:=[.DM32]+4" table:style-name="ce2">
            <text:p>16340</text:p>
          </table:table-cell>
          <table:table-cell office:value-type="float" office:value="16344" table:formula="of:=[.DN32]+4" table:style-name="ce2">
            <text:p>16344</text:p>
          </table:table-cell>
          <table:table-cell office:value-type="float" office:value="16348" table:formula="of:=[.DO32]+4" table:style-name="ce2">
            <text:p>16348</text:p>
          </table:table-cell>
          <table:table-cell office:value-type="float" office:value="16352" table:formula="of:=[.DP32]+4" table:style-name="ce2">
            <text:p>16352</text:p>
          </table:table-cell>
          <table:table-cell office:value-type="float" office:value="16356" table:formula="of:=[.DQ32]+4" table:style-name="ce2">
            <text:p>16356</text:p>
          </table:table-cell>
          <table:table-cell office:value-type="float" office:value="16360" table:formula="of:=[.DR32]+4" table:style-name="ce2">
            <text:p>16360</text:p>
          </table:table-cell>
          <table:table-cell office:value-type="float" office:value="16364" table:formula="of:=[.DS32]+4" table:style-name="ce2">
            <text:p>16364</text:p>
          </table:table-cell>
          <table:table-cell office:value-type="float" office:value="16368" table:formula="of:=[.DT32]+4" table:style-name="ce2">
            <text:p>16368</text:p>
          </table:table-cell>
          <table:table-cell office:value-type="float" office:value="16372" table:formula="of:=[.DU32]+4" table:style-name="ce2">
            <text:p>16372</text:p>
          </table:table-cell>
          <table:table-cell office:value-type="float" office:value="16376" table:formula="of:=[.DV32]+4" table:style-name="ce2">
            <text:p>16376</text:p>
          </table:table-cell>
          <table:table-cell office:value-type="float" office:value="16380" table:formula="of:=[.DW32]+4" table:style-name="ce2">
            <text:p>16380</text:p>
          </table:table-cell>
          <table:table-cell table:number-columns-repeated="16256"/>
        </table:table-row>
        <table:table-row table:style-name="ro1">
          <table:table-cell office:value-type="float" office:value="16384" table:formula="of:=[.A32]+512" table:style-name="ce2">
            <text:p>16384</text:p>
          </table:table-cell>
          <table:table-cell office:value-type="float" office:value="16388" table:formula="of:=[.A33]+4" table:style-name="ce2">
            <text:p>16388</text:p>
          </table:table-cell>
          <table:table-cell office:value-type="float" office:value="16392" table:formula="of:=[.B33]+4" table:style-name="ce2">
            <text:p>16392</text:p>
          </table:table-cell>
          <table:table-cell office:value-type="float" office:value="16396" table:formula="of:=[.C33]+4" table:style-name="ce2">
            <text:p>16396</text:p>
          </table:table-cell>
          <table:table-cell office:value-type="float" office:value="16400" table:formula="of:=[.D33]+4" table:style-name="ce2">
            <text:p>16400</text:p>
          </table:table-cell>
          <table:table-cell office:value-type="float" office:value="16404" table:formula="of:=[.E33]+4" table:style-name="ce2">
            <text:p>16404</text:p>
          </table:table-cell>
          <table:table-cell office:value-type="float" office:value="16408" table:formula="of:=[.F33]+4" table:style-name="ce2">
            <text:p>16408</text:p>
          </table:table-cell>
          <table:table-cell office:value-type="float" office:value="16412" table:formula="of:=[.G33]+4" table:style-name="ce2">
            <text:p>16412</text:p>
          </table:table-cell>
          <table:table-cell office:value-type="float" office:value="16416" table:formula="of:=[.H33]+4" table:style-name="ce2">
            <text:p>16416</text:p>
          </table:table-cell>
          <table:table-cell office:value-type="float" office:value="16420" table:formula="of:=[.I33]+4" table:style-name="ce2">
            <text:p>16420</text:p>
          </table:table-cell>
          <table:table-cell office:value-type="float" office:value="16424" table:formula="of:=[.J33]+4" table:style-name="ce2">
            <text:p>16424</text:p>
          </table:table-cell>
          <table:table-cell office:value-type="float" office:value="16428" table:formula="of:=[.K33]+4" table:style-name="ce2">
            <text:p>16428</text:p>
          </table:table-cell>
          <table:table-cell office:value-type="float" office:value="16432" table:formula="of:=[.L33]+4" table:style-name="ce2">
            <text:p>16432</text:p>
          </table:table-cell>
          <table:table-cell office:value-type="float" office:value="16436" table:formula="of:=[.M33]+4" table:style-name="ce2">
            <text:p>16436</text:p>
          </table:table-cell>
          <table:table-cell office:value-type="float" office:value="16440" table:formula="of:=[.N33]+4" table:style-name="ce2">
            <text:p>16440</text:p>
          </table:table-cell>
          <table:table-cell office:value-type="float" office:value="16444" table:formula="of:=[.O33]+4" table:style-name="ce2">
            <text:p>16444</text:p>
          </table:table-cell>
          <table:table-cell office:value-type="float" office:value="16448" table:formula="of:=[.P33]+4" table:style-name="ce2">
            <text:p>16448</text:p>
          </table:table-cell>
          <table:table-cell office:value-type="float" office:value="16452" table:formula="of:=[.Q33]+4" table:style-name="ce2">
            <text:p>16452</text:p>
          </table:table-cell>
          <table:table-cell office:value-type="float" office:value="16456" table:formula="of:=[.R33]+4" table:style-name="ce2">
            <text:p>16456</text:p>
          </table:table-cell>
          <table:table-cell office:value-type="float" office:value="16460" table:formula="of:=[.S33]+4" table:style-name="ce2">
            <text:p>16460</text:p>
          </table:table-cell>
          <table:table-cell office:value-type="float" office:value="16464" table:formula="of:=[.T33]+4" table:style-name="ce2">
            <text:p>16464</text:p>
          </table:table-cell>
          <table:table-cell office:value-type="float" office:value="16468" table:formula="of:=[.U33]+4" table:style-name="ce2">
            <text:p>16468</text:p>
          </table:table-cell>
          <table:table-cell office:value-type="float" office:value="16472" table:formula="of:=[.V33]+4" table:style-name="ce2">
            <text:p>16472</text:p>
          </table:table-cell>
          <table:table-cell office:value-type="float" office:value="16476" table:formula="of:=[.W33]+4" table:style-name="ce2">
            <text:p>16476</text:p>
          </table:table-cell>
          <table:table-cell office:value-type="float" office:value="16480" table:formula="of:=[.X33]+4" table:style-name="ce2">
            <text:p>16480</text:p>
          </table:table-cell>
          <table:table-cell office:value-type="float" office:value="16484" table:formula="of:=[.Y33]+4" table:style-name="ce2">
            <text:p>16484</text:p>
          </table:table-cell>
          <table:table-cell office:value-type="float" office:value="16488" table:formula="of:=[.Z33]+4" table:style-name="ce2">
            <text:p>16488</text:p>
          </table:table-cell>
          <table:table-cell office:value-type="float" office:value="16492" table:formula="of:=[.AA33]+4" table:style-name="ce2">
            <text:p>16492</text:p>
          </table:table-cell>
          <table:table-cell office:value-type="float" office:value="16496" table:formula="of:=[.AB33]+4" table:style-name="ce2">
            <text:p>16496</text:p>
          </table:table-cell>
          <table:table-cell office:value-type="float" office:value="16500" table:formula="of:=[.AC33]+4" table:style-name="ce2">
            <text:p>16500</text:p>
          </table:table-cell>
          <table:table-cell office:value-type="float" office:value="16504" table:formula="of:=[.AD33]+4" table:style-name="ce2">
            <text:p>16504</text:p>
          </table:table-cell>
          <table:table-cell office:value-type="float" office:value="16508" table:formula="of:=[.AE33]+4" table:style-name="ce2">
            <text:p>16508</text:p>
          </table:table-cell>
          <table:table-cell office:value-type="float" office:value="16512" table:formula="of:=[.AF33]+4" table:style-name="ce2">
            <text:p>16512</text:p>
          </table:table-cell>
          <table:table-cell office:value-type="float" office:value="16516" table:formula="of:=[.AG33]+4" table:style-name="ce2">
            <text:p>16516</text:p>
          </table:table-cell>
          <table:table-cell office:value-type="float" office:value="16520" table:formula="of:=[.AH33]+4" table:style-name="ce2">
            <text:p>16520</text:p>
          </table:table-cell>
          <table:table-cell office:value-type="float" office:value="16524" table:formula="of:=[.AI33]+4" table:style-name="ce2">
            <text:p>16524</text:p>
          </table:table-cell>
          <table:table-cell office:value-type="float" office:value="16528" table:formula="of:=[.AJ33]+4" table:style-name="ce2">
            <text:p>16528</text:p>
          </table:table-cell>
          <table:table-cell office:value-type="float" office:value="16532" table:formula="of:=[.AK33]+4" table:style-name="ce2">
            <text:p>16532</text:p>
          </table:table-cell>
          <table:table-cell office:value-type="float" office:value="16536" table:formula="of:=[.AL33]+4" table:style-name="ce2">
            <text:p>16536</text:p>
          </table:table-cell>
          <table:table-cell office:value-type="float" office:value="16540" table:formula="of:=[.AM33]+4" table:style-name="ce2">
            <text:p>16540</text:p>
          </table:table-cell>
          <table:table-cell office:value-type="float" office:value="16544" table:formula="of:=[.AN33]+4" table:style-name="ce2">
            <text:p>16544</text:p>
          </table:table-cell>
          <table:table-cell office:value-type="float" office:value="16548" table:formula="of:=[.AO33]+4" table:style-name="ce2">
            <text:p>16548</text:p>
          </table:table-cell>
          <table:table-cell office:value-type="float" office:value="16552" table:formula="of:=[.AP33]+4" table:style-name="ce2">
            <text:p>16552</text:p>
          </table:table-cell>
          <table:table-cell office:value-type="float" office:value="16556" table:formula="of:=[.AQ33]+4" table:style-name="ce2">
            <text:p>16556</text:p>
          </table:table-cell>
          <table:table-cell office:value-type="float" office:value="16560" table:formula="of:=[.AR33]+4" table:style-name="ce2">
            <text:p>16560</text:p>
          </table:table-cell>
          <table:table-cell office:value-type="float" office:value="16564" table:formula="of:=[.AS33]+4" table:style-name="ce2">
            <text:p>16564</text:p>
          </table:table-cell>
          <table:table-cell office:value-type="float" office:value="16568" table:formula="of:=[.AT33]+4" table:style-name="ce2">
            <text:p>16568</text:p>
          </table:table-cell>
          <table:table-cell office:value-type="float" office:value="16572" table:formula="of:=[.AU33]+4" table:style-name="ce2">
            <text:p>16572</text:p>
          </table:table-cell>
          <table:table-cell office:value-type="float" office:value="16576" table:formula="of:=[.AV33]+4" table:style-name="ce2">
            <text:p>16576</text:p>
          </table:table-cell>
          <table:table-cell office:value-type="float" office:value="16580" table:formula="of:=[.AW33]+4" table:style-name="ce2">
            <text:p>16580</text:p>
          </table:table-cell>
          <table:table-cell office:value-type="float" office:value="16584" table:formula="of:=[.AX33]+4" table:style-name="ce2">
            <text:p>16584</text:p>
          </table:table-cell>
          <table:table-cell office:value-type="float" office:value="16588" table:formula="of:=[.AY33]+4" table:style-name="ce2">
            <text:p>16588</text:p>
          </table:table-cell>
          <table:table-cell office:value-type="float" office:value="16592" table:formula="of:=[.AZ33]+4" table:style-name="ce2">
            <text:p>16592</text:p>
          </table:table-cell>
          <table:table-cell office:value-type="float" office:value="16596" table:formula="of:=[.BA33]+4" table:style-name="ce2">
            <text:p>16596</text:p>
          </table:table-cell>
          <table:table-cell office:value-type="float" office:value="16600" table:formula="of:=[.BB33]+4" table:style-name="ce2">
            <text:p>16600</text:p>
          </table:table-cell>
          <table:table-cell office:value-type="float" office:value="16604" table:formula="of:=[.BC33]+4" table:style-name="ce2">
            <text:p>16604</text:p>
          </table:table-cell>
          <table:table-cell office:value-type="float" office:value="16608" table:formula="of:=[.BD33]+4" table:style-name="ce2">
            <text:p>16608</text:p>
          </table:table-cell>
          <table:table-cell office:value-type="float" office:value="16612" table:formula="of:=[.BE33]+4" table:style-name="ce2">
            <text:p>16612</text:p>
          </table:table-cell>
          <table:table-cell office:value-type="float" office:value="16616" table:formula="of:=[.BF33]+4" table:style-name="ce2">
            <text:p>16616</text:p>
          </table:table-cell>
          <table:table-cell office:value-type="float" office:value="16620" table:formula="of:=[.BG33]+4" table:style-name="ce2">
            <text:p>16620</text:p>
          </table:table-cell>
          <table:table-cell office:value-type="float" office:value="16624" table:formula="of:=[.BH33]+4" table:style-name="ce2">
            <text:p>16624</text:p>
          </table:table-cell>
          <table:table-cell office:value-type="float" office:value="16628" table:formula="of:=[.BI33]+4" table:style-name="ce2">
            <text:p>16628</text:p>
          </table:table-cell>
          <table:table-cell office:value-type="float" office:value="16632" table:formula="of:=[.BJ33]+4" table:style-name="ce2">
            <text:p>16632</text:p>
          </table:table-cell>
          <table:table-cell office:value-type="float" office:value="16636" table:formula="of:=[.BK33]+4" table:style-name="ce2">
            <text:p>16636</text:p>
          </table:table-cell>
          <table:table-cell office:value-type="float" office:value="16640" table:formula="of:=[.BL33]+4" table:style-name="ce2">
            <text:p>16640</text:p>
          </table:table-cell>
          <table:table-cell office:value-type="float" office:value="16644" table:formula="of:=[.BM33]+4" table:style-name="ce2">
            <text:p>16644</text:p>
          </table:table-cell>
          <table:table-cell office:value-type="float" office:value="16648" table:formula="of:=[.BN33]+4" table:style-name="ce2">
            <text:p>16648</text:p>
          </table:table-cell>
          <table:table-cell office:value-type="float" office:value="16652" table:formula="of:=[.BO33]+4" table:style-name="ce2">
            <text:p>16652</text:p>
          </table:table-cell>
          <table:table-cell office:value-type="float" office:value="16656" table:formula="of:=[.BP33]+4" table:style-name="ce2">
            <text:p>16656</text:p>
          </table:table-cell>
          <table:table-cell office:value-type="float" office:value="16660" table:formula="of:=[.BQ33]+4" table:style-name="ce2">
            <text:p>16660</text:p>
          </table:table-cell>
          <table:table-cell office:value-type="float" office:value="16664" table:formula="of:=[.BR33]+4" table:style-name="ce2">
            <text:p>16664</text:p>
          </table:table-cell>
          <table:table-cell office:value-type="float" office:value="16668" table:formula="of:=[.BS33]+4" table:style-name="ce2">
            <text:p>16668</text:p>
          </table:table-cell>
          <table:table-cell office:value-type="float" office:value="16672" table:formula="of:=[.BT33]+4" table:style-name="ce2">
            <text:p>16672</text:p>
          </table:table-cell>
          <table:table-cell office:value-type="float" office:value="16676" table:formula="of:=[.BU33]+4" table:style-name="ce2">
            <text:p>16676</text:p>
          </table:table-cell>
          <table:table-cell office:value-type="float" office:value="16680" table:formula="of:=[.BV33]+4" table:style-name="ce2">
            <text:p>16680</text:p>
          </table:table-cell>
          <table:table-cell office:value-type="float" office:value="16684" table:formula="of:=[.BW33]+4" table:style-name="ce2">
            <text:p>16684</text:p>
          </table:table-cell>
          <table:table-cell office:value-type="float" office:value="16688" table:formula="of:=[.BX33]+4" table:style-name="ce2">
            <text:p>16688</text:p>
          </table:table-cell>
          <table:table-cell office:value-type="float" office:value="16692" table:formula="of:=[.BY33]+4" table:style-name="ce2">
            <text:p>16692</text:p>
          </table:table-cell>
          <table:table-cell office:value-type="float" office:value="16696" table:formula="of:=[.BZ33]+4" table:style-name="ce2">
            <text:p>16696</text:p>
          </table:table-cell>
          <table:table-cell office:value-type="float" office:value="16700" table:formula="of:=[.CA33]+4" table:style-name="ce2">
            <text:p>16700</text:p>
          </table:table-cell>
          <table:table-cell office:value-type="float" office:value="16704" table:formula="of:=[.CB33]+4" table:style-name="ce2">
            <text:p>16704</text:p>
          </table:table-cell>
          <table:table-cell office:value-type="float" office:value="16708" table:formula="of:=[.CC33]+4" table:style-name="ce2">
            <text:p>16708</text:p>
          </table:table-cell>
          <table:table-cell office:value-type="float" office:value="16712" table:formula="of:=[.CD33]+4" table:style-name="ce2">
            <text:p>16712</text:p>
          </table:table-cell>
          <table:table-cell office:value-type="float" office:value="16716" table:formula="of:=[.CE33]+4" table:style-name="ce2">
            <text:p>16716</text:p>
          </table:table-cell>
          <table:table-cell office:value-type="float" office:value="16720" table:formula="of:=[.CF33]+4" table:style-name="ce2">
            <text:p>16720</text:p>
          </table:table-cell>
          <table:table-cell office:value-type="float" office:value="16724" table:formula="of:=[.CG33]+4" table:style-name="ce2">
            <text:p>16724</text:p>
          </table:table-cell>
          <table:table-cell office:value-type="float" office:value="16728" table:formula="of:=[.CH33]+4" table:style-name="ce2">
            <text:p>16728</text:p>
          </table:table-cell>
          <table:table-cell office:value-type="float" office:value="16732" table:formula="of:=[.CI33]+4" table:style-name="ce2">
            <text:p>16732</text:p>
          </table:table-cell>
          <table:table-cell office:value-type="float" office:value="16736" table:formula="of:=[.CJ33]+4" table:style-name="ce2">
            <text:p>16736</text:p>
          </table:table-cell>
          <table:table-cell office:value-type="float" office:value="16740" table:formula="of:=[.CK33]+4" table:style-name="ce2">
            <text:p>16740</text:p>
          </table:table-cell>
          <table:table-cell office:value-type="float" office:value="16744" table:formula="of:=[.CL33]+4" table:style-name="ce2">
            <text:p>16744</text:p>
          </table:table-cell>
          <table:table-cell office:value-type="float" office:value="16748" table:formula="of:=[.CM33]+4" table:style-name="ce2">
            <text:p>16748</text:p>
          </table:table-cell>
          <table:table-cell office:value-type="float" office:value="16752" table:formula="of:=[.CN33]+4" table:style-name="ce2">
            <text:p>16752</text:p>
          </table:table-cell>
          <table:table-cell office:value-type="float" office:value="16756" table:formula="of:=[.CO33]+4" table:style-name="ce2">
            <text:p>16756</text:p>
          </table:table-cell>
          <table:table-cell office:value-type="float" office:value="16760" table:formula="of:=[.CP33]+4" table:style-name="ce2">
            <text:p>16760</text:p>
          </table:table-cell>
          <table:table-cell office:value-type="float" office:value="16764" table:formula="of:=[.CQ33]+4" table:style-name="ce2">
            <text:p>16764</text:p>
          </table:table-cell>
          <table:table-cell office:value-type="float" office:value="16768" table:formula="of:=[.CR33]+4" table:style-name="ce2">
            <text:p>16768</text:p>
          </table:table-cell>
          <table:table-cell office:value-type="float" office:value="16772" table:formula="of:=[.CS33]+4" table:style-name="ce2">
            <text:p>16772</text:p>
          </table:table-cell>
          <table:table-cell office:value-type="float" office:value="16776" table:formula="of:=[.CT33]+4" table:style-name="ce2">
            <text:p>16776</text:p>
          </table:table-cell>
          <table:table-cell office:value-type="float" office:value="16780" table:formula="of:=[.CU33]+4" table:style-name="ce2">
            <text:p>16780</text:p>
          </table:table-cell>
          <table:table-cell office:value-type="float" office:value="16784" table:formula="of:=[.CV33]+4" table:style-name="ce2">
            <text:p>16784</text:p>
          </table:table-cell>
          <table:table-cell office:value-type="float" office:value="16788" table:formula="of:=[.CW33]+4" table:style-name="ce2">
            <text:p>16788</text:p>
          </table:table-cell>
          <table:table-cell office:value-type="float" office:value="16792" table:formula="of:=[.CX33]+4" table:style-name="ce2">
            <text:p>16792</text:p>
          </table:table-cell>
          <table:table-cell office:value-type="float" office:value="16796" table:formula="of:=[.CY33]+4" table:style-name="ce2">
            <text:p>16796</text:p>
          </table:table-cell>
          <table:table-cell office:value-type="float" office:value="16800" table:formula="of:=[.CZ33]+4" table:style-name="ce2">
            <text:p>16800</text:p>
          </table:table-cell>
          <table:table-cell office:value-type="float" office:value="16804" table:formula="of:=[.DA33]+4" table:style-name="ce2">
            <text:p>16804</text:p>
          </table:table-cell>
          <table:table-cell office:value-type="float" office:value="16808" table:formula="of:=[.DB33]+4" table:style-name="ce2">
            <text:p>16808</text:p>
          </table:table-cell>
          <table:table-cell office:value-type="float" office:value="16812" table:formula="of:=[.DC33]+4" table:style-name="ce2">
            <text:p>16812</text:p>
          </table:table-cell>
          <table:table-cell office:value-type="float" office:value="16816" table:formula="of:=[.DD33]+4" table:style-name="ce2">
            <text:p>16816</text:p>
          </table:table-cell>
          <table:table-cell office:value-type="float" office:value="16820" table:formula="of:=[.DE33]+4" table:style-name="ce2">
            <text:p>16820</text:p>
          </table:table-cell>
          <table:table-cell office:value-type="float" office:value="16824" table:formula="of:=[.DF33]+4" table:style-name="ce2">
            <text:p>16824</text:p>
          </table:table-cell>
          <table:table-cell office:value-type="float" office:value="16828" table:formula="of:=[.DG33]+4" table:style-name="ce2">
            <text:p>16828</text:p>
          </table:table-cell>
          <table:table-cell office:value-type="float" office:value="16832" table:formula="of:=[.DH33]+4" table:style-name="ce2">
            <text:p>16832</text:p>
          </table:table-cell>
          <table:table-cell office:value-type="float" office:value="16836" table:formula="of:=[.DI33]+4" table:style-name="ce2">
            <text:p>16836</text:p>
          </table:table-cell>
          <table:table-cell office:value-type="float" office:value="16840" table:formula="of:=[.DJ33]+4" table:style-name="ce2">
            <text:p>16840</text:p>
          </table:table-cell>
          <table:table-cell office:value-type="float" office:value="16844" table:formula="of:=[.DK33]+4" table:style-name="ce2">
            <text:p>16844</text:p>
          </table:table-cell>
          <table:table-cell office:value-type="float" office:value="16848" table:formula="of:=[.DL33]+4" table:style-name="ce2">
            <text:p>16848</text:p>
          </table:table-cell>
          <table:table-cell office:value-type="float" office:value="16852" table:formula="of:=[.DM33]+4" table:style-name="ce2">
            <text:p>16852</text:p>
          </table:table-cell>
          <table:table-cell office:value-type="float" office:value="16856" table:formula="of:=[.DN33]+4" table:style-name="ce2">
            <text:p>16856</text:p>
          </table:table-cell>
          <table:table-cell office:value-type="float" office:value="16860" table:formula="of:=[.DO33]+4" table:style-name="ce2">
            <text:p>16860</text:p>
          </table:table-cell>
          <table:table-cell office:value-type="float" office:value="16864" table:formula="of:=[.DP33]+4" table:style-name="ce2">
            <text:p>16864</text:p>
          </table:table-cell>
          <table:table-cell office:value-type="float" office:value="16868" table:formula="of:=[.DQ33]+4" table:style-name="ce2">
            <text:p>16868</text:p>
          </table:table-cell>
          <table:table-cell office:value-type="float" office:value="16872" table:formula="of:=[.DR33]+4" table:style-name="ce2">
            <text:p>16872</text:p>
          </table:table-cell>
          <table:table-cell office:value-type="float" office:value="16876" table:formula="of:=[.DS33]+4" table:style-name="ce2">
            <text:p>16876</text:p>
          </table:table-cell>
          <table:table-cell office:value-type="float" office:value="16880" table:formula="of:=[.DT33]+4" table:style-name="ce2">
            <text:p>16880</text:p>
          </table:table-cell>
          <table:table-cell office:value-type="float" office:value="16884" table:formula="of:=[.DU33]+4" table:style-name="ce2">
            <text:p>16884</text:p>
          </table:table-cell>
          <table:table-cell office:value-type="float" office:value="16888" table:formula="of:=[.DV33]+4" table:style-name="ce2">
            <text:p>16888</text:p>
          </table:table-cell>
          <table:table-cell office:value-type="float" office:value="16892" table:formula="of:=[.DW33]+4" table:style-name="ce2">
            <text:p>16892</text:p>
          </table:table-cell>
          <table:table-cell table:number-columns-repeated="16256"/>
        </table:table-row>
        <table:table-row table:style-name="ro1">
          <table:table-cell office:value-type="float" office:value="16896" table:formula="of:=[.A33]+512" table:style-name="ce2">
            <text:p>16896</text:p>
          </table:table-cell>
          <table:table-cell office:value-type="float" office:value="16900" table:formula="of:=[.A34]+4" table:style-name="ce2">
            <text:p>16900</text:p>
          </table:table-cell>
          <table:table-cell office:value-type="float" office:value="16904" table:formula="of:=[.B34]+4" table:style-name="ce2">
            <text:p>16904</text:p>
          </table:table-cell>
          <table:table-cell office:value-type="float" office:value="16908" table:formula="of:=[.C34]+4" table:style-name="ce2">
            <text:p>16908</text:p>
          </table:table-cell>
          <table:table-cell office:value-type="float" office:value="16912" table:formula="of:=[.D34]+4" table:style-name="ce2">
            <text:p>16912</text:p>
          </table:table-cell>
          <table:table-cell office:value-type="float" office:value="16916" table:formula="of:=[.E34]+4" table:style-name="ce2">
            <text:p>16916</text:p>
          </table:table-cell>
          <table:table-cell office:value-type="float" office:value="16920" table:formula="of:=[.F34]+4" table:style-name="ce2">
            <text:p>16920</text:p>
          </table:table-cell>
          <table:table-cell office:value-type="float" office:value="16924" table:formula="of:=[.G34]+4" table:style-name="ce2">
            <text:p>16924</text:p>
          </table:table-cell>
          <table:table-cell office:value-type="float" office:value="16928" table:formula="of:=[.H34]+4" table:style-name="ce2">
            <text:p>16928</text:p>
          </table:table-cell>
          <table:table-cell office:value-type="float" office:value="16932" table:formula="of:=[.I34]+4" table:style-name="ce2">
            <text:p>16932</text:p>
          </table:table-cell>
          <table:table-cell office:value-type="float" office:value="16936" table:formula="of:=[.J34]+4" table:style-name="ce2">
            <text:p>16936</text:p>
          </table:table-cell>
          <table:table-cell office:value-type="float" office:value="16940" table:formula="of:=[.K34]+4" table:style-name="ce2">
            <text:p>16940</text:p>
          </table:table-cell>
          <table:table-cell office:value-type="float" office:value="16944" table:formula="of:=[.L34]+4" table:style-name="ce2">
            <text:p>16944</text:p>
          </table:table-cell>
          <table:table-cell office:value-type="float" office:value="16948" table:formula="of:=[.M34]+4" table:style-name="ce2">
            <text:p>16948</text:p>
          </table:table-cell>
          <table:table-cell office:value-type="float" office:value="16952" table:formula="of:=[.N34]+4" table:style-name="ce2">
            <text:p>16952</text:p>
          </table:table-cell>
          <table:table-cell office:value-type="float" office:value="16956" table:formula="of:=[.O34]+4" table:style-name="ce2">
            <text:p>16956</text:p>
          </table:table-cell>
          <table:table-cell office:value-type="float" office:value="16960" table:formula="of:=[.P34]+4" table:style-name="ce2">
            <text:p>16960</text:p>
          </table:table-cell>
          <table:table-cell office:value-type="float" office:value="16964" table:formula="of:=[.Q34]+4" table:style-name="ce2">
            <text:p>16964</text:p>
          </table:table-cell>
          <table:table-cell office:value-type="float" office:value="16968" table:formula="of:=[.R34]+4" table:style-name="ce2">
            <text:p>16968</text:p>
          </table:table-cell>
          <table:table-cell office:value-type="float" office:value="16972" table:formula="of:=[.S34]+4" table:style-name="ce2">
            <text:p>16972</text:p>
          </table:table-cell>
          <table:table-cell office:value-type="float" office:value="16976" table:formula="of:=[.T34]+4" table:style-name="ce2">
            <text:p>16976</text:p>
          </table:table-cell>
          <table:table-cell office:value-type="float" office:value="16980" table:formula="of:=[.U34]+4" table:style-name="ce2">
            <text:p>16980</text:p>
          </table:table-cell>
          <table:table-cell office:value-type="float" office:value="16984" table:formula="of:=[.V34]+4" table:style-name="ce2">
            <text:p>16984</text:p>
          </table:table-cell>
          <table:table-cell office:value-type="float" office:value="16988" table:formula="of:=[.W34]+4" table:style-name="ce2">
            <text:p>16988</text:p>
          </table:table-cell>
          <table:table-cell office:value-type="float" office:value="16992" table:formula="of:=[.X34]+4" table:style-name="ce2">
            <text:p>16992</text:p>
          </table:table-cell>
          <table:table-cell office:value-type="float" office:value="16996" table:formula="of:=[.Y34]+4" table:style-name="ce2">
            <text:p>16996</text:p>
          </table:table-cell>
          <table:table-cell office:value-type="float" office:value="17000" table:formula="of:=[.Z34]+4" table:style-name="ce2">
            <text:p>17000</text:p>
          </table:table-cell>
          <table:table-cell office:value-type="float" office:value="17004" table:formula="of:=[.AA34]+4" table:style-name="ce2">
            <text:p>17004</text:p>
          </table:table-cell>
          <table:table-cell office:value-type="float" office:value="17008" table:formula="of:=[.AB34]+4" table:style-name="ce2">
            <text:p>17008</text:p>
          </table:table-cell>
          <table:table-cell office:value-type="float" office:value="17012" table:formula="of:=[.AC34]+4" table:style-name="ce2">
            <text:p>17012</text:p>
          </table:table-cell>
          <table:table-cell office:value-type="float" office:value="17016" table:formula="of:=[.AD34]+4" table:style-name="ce2">
            <text:p>17016</text:p>
          </table:table-cell>
          <table:table-cell office:value-type="float" office:value="17020" table:formula="of:=[.AE34]+4" table:style-name="ce2">
            <text:p>17020</text:p>
          </table:table-cell>
          <table:table-cell office:value-type="float" office:value="17024" table:formula="of:=[.AF34]+4" table:style-name="ce2">
            <text:p>17024</text:p>
          </table:table-cell>
          <table:table-cell office:value-type="float" office:value="17028" table:formula="of:=[.AG34]+4" table:style-name="ce2">
            <text:p>17028</text:p>
          </table:table-cell>
          <table:table-cell office:value-type="float" office:value="17032" table:formula="of:=[.AH34]+4" table:style-name="ce2">
            <text:p>17032</text:p>
          </table:table-cell>
          <table:table-cell office:value-type="float" office:value="17036" table:formula="of:=[.AI34]+4" table:style-name="ce2">
            <text:p>17036</text:p>
          </table:table-cell>
          <table:table-cell office:value-type="float" office:value="17040" table:formula="of:=[.AJ34]+4" table:style-name="ce2">
            <text:p>17040</text:p>
          </table:table-cell>
          <table:table-cell office:value-type="float" office:value="17044" table:formula="of:=[.AK34]+4" table:style-name="ce2">
            <text:p>17044</text:p>
          </table:table-cell>
          <table:table-cell office:value-type="float" office:value="17048" table:formula="of:=[.AL34]+4" table:style-name="ce2">
            <text:p>17048</text:p>
          </table:table-cell>
          <table:table-cell office:value-type="float" office:value="17052" table:formula="of:=[.AM34]+4" table:style-name="ce2">
            <text:p>17052</text:p>
          </table:table-cell>
          <table:table-cell office:value-type="float" office:value="17056" table:formula="of:=[.AN34]+4" table:style-name="ce2">
            <text:p>17056</text:p>
          </table:table-cell>
          <table:table-cell office:value-type="float" office:value="17060" table:formula="of:=[.AO34]+4" table:style-name="ce2">
            <text:p>17060</text:p>
          </table:table-cell>
          <table:table-cell office:value-type="float" office:value="17064" table:formula="of:=[.AP34]+4" table:style-name="ce2">
            <text:p>17064</text:p>
          </table:table-cell>
          <table:table-cell office:value-type="float" office:value="17068" table:formula="of:=[.AQ34]+4" table:style-name="ce2">
            <text:p>17068</text:p>
          </table:table-cell>
          <table:table-cell office:value-type="float" office:value="17072" table:formula="of:=[.AR34]+4" table:style-name="ce2">
            <text:p>17072</text:p>
          </table:table-cell>
          <table:table-cell office:value-type="float" office:value="17076" table:formula="of:=[.AS34]+4" table:style-name="ce2">
            <text:p>17076</text:p>
          </table:table-cell>
          <table:table-cell office:value-type="float" office:value="17080" table:formula="of:=[.AT34]+4" table:style-name="ce2">
            <text:p>17080</text:p>
          </table:table-cell>
          <table:table-cell office:value-type="float" office:value="17084" table:formula="of:=[.AU34]+4" table:style-name="ce2">
            <text:p>17084</text:p>
          </table:table-cell>
          <table:table-cell office:value-type="float" office:value="17088" table:formula="of:=[.AV34]+4" table:style-name="ce2">
            <text:p>17088</text:p>
          </table:table-cell>
          <table:table-cell office:value-type="float" office:value="17092" table:formula="of:=[.AW34]+4" table:style-name="ce2">
            <text:p>17092</text:p>
          </table:table-cell>
          <table:table-cell office:value-type="float" office:value="17096" table:formula="of:=[.AX34]+4" table:style-name="ce2">
            <text:p>17096</text:p>
          </table:table-cell>
          <table:table-cell office:value-type="float" office:value="17100" table:formula="of:=[.AY34]+4" table:style-name="ce2">
            <text:p>17100</text:p>
          </table:table-cell>
          <table:table-cell office:value-type="float" office:value="17104" table:formula="of:=[.AZ34]+4" table:style-name="ce2">
            <text:p>17104</text:p>
          </table:table-cell>
          <table:table-cell office:value-type="float" office:value="17108" table:formula="of:=[.BA34]+4" table:style-name="ce2">
            <text:p>17108</text:p>
          </table:table-cell>
          <table:table-cell office:value-type="float" office:value="17112" table:formula="of:=[.BB34]+4" table:style-name="ce2">
            <text:p>17112</text:p>
          </table:table-cell>
          <table:table-cell office:value-type="float" office:value="17116" table:formula="of:=[.BC34]+4" table:style-name="ce2">
            <text:p>17116</text:p>
          </table:table-cell>
          <table:table-cell office:value-type="float" office:value="17120" table:formula="of:=[.BD34]+4" table:style-name="ce2">
            <text:p>17120</text:p>
          </table:table-cell>
          <table:table-cell office:value-type="float" office:value="17124" table:formula="of:=[.BE34]+4" table:style-name="ce2">
            <text:p>17124</text:p>
          </table:table-cell>
          <table:table-cell office:value-type="float" office:value="17128" table:formula="of:=[.BF34]+4" table:style-name="ce2">
            <text:p>17128</text:p>
          </table:table-cell>
          <table:table-cell office:value-type="float" office:value="17132" table:formula="of:=[.BG34]+4" table:style-name="ce2">
            <text:p>17132</text:p>
          </table:table-cell>
          <table:table-cell office:value-type="float" office:value="17136" table:formula="of:=[.BH34]+4" table:style-name="ce2">
            <text:p>17136</text:p>
          </table:table-cell>
          <table:table-cell office:value-type="float" office:value="17140" table:formula="of:=[.BI34]+4" table:style-name="ce2">
            <text:p>17140</text:p>
          </table:table-cell>
          <table:table-cell office:value-type="float" office:value="17144" table:formula="of:=[.BJ34]+4" table:style-name="ce2">
            <text:p>17144</text:p>
          </table:table-cell>
          <table:table-cell office:value-type="float" office:value="17148" table:formula="of:=[.BK34]+4" table:style-name="ce2">
            <text:p>17148</text:p>
          </table:table-cell>
          <table:table-cell office:value-type="float" office:value="17152" table:formula="of:=[.BL34]+4" table:style-name="ce2">
            <text:p>17152</text:p>
          </table:table-cell>
          <table:table-cell office:value-type="float" office:value="17156" table:formula="of:=[.BM34]+4" table:style-name="ce2">
            <text:p>17156</text:p>
          </table:table-cell>
          <table:table-cell office:value-type="float" office:value="17160" table:formula="of:=[.BN34]+4" table:style-name="ce2">
            <text:p>17160</text:p>
          </table:table-cell>
          <table:table-cell office:value-type="float" office:value="17164" table:formula="of:=[.BO34]+4" table:style-name="ce2">
            <text:p>17164</text:p>
          </table:table-cell>
          <table:table-cell office:value-type="float" office:value="17168" table:formula="of:=[.BP34]+4" table:style-name="ce2">
            <text:p>17168</text:p>
          </table:table-cell>
          <table:table-cell office:value-type="float" office:value="17172" table:formula="of:=[.BQ34]+4" table:style-name="ce2">
            <text:p>17172</text:p>
          </table:table-cell>
          <table:table-cell office:value-type="float" office:value="17176" table:formula="of:=[.BR34]+4" table:style-name="ce2">
            <text:p>17176</text:p>
          </table:table-cell>
          <table:table-cell office:value-type="float" office:value="17180" table:formula="of:=[.BS34]+4" table:style-name="ce2">
            <text:p>17180</text:p>
          </table:table-cell>
          <table:table-cell office:value-type="float" office:value="17184" table:formula="of:=[.BT34]+4" table:style-name="ce2">
            <text:p>17184</text:p>
          </table:table-cell>
          <table:table-cell office:value-type="float" office:value="17188" table:formula="of:=[.BU34]+4" table:style-name="ce2">
            <text:p>17188</text:p>
          </table:table-cell>
          <table:table-cell office:value-type="float" office:value="17192" table:formula="of:=[.BV34]+4" table:style-name="ce2">
            <text:p>17192</text:p>
          </table:table-cell>
          <table:table-cell office:value-type="float" office:value="17196" table:formula="of:=[.BW34]+4" table:style-name="ce2">
            <text:p>17196</text:p>
          </table:table-cell>
          <table:table-cell office:value-type="float" office:value="17200" table:formula="of:=[.BX34]+4" table:style-name="ce2">
            <text:p>17200</text:p>
          </table:table-cell>
          <table:table-cell office:value-type="float" office:value="17204" table:formula="of:=[.BY34]+4" table:style-name="ce2">
            <text:p>17204</text:p>
          </table:table-cell>
          <table:table-cell office:value-type="float" office:value="17208" table:formula="of:=[.BZ34]+4" table:style-name="ce2">
            <text:p>17208</text:p>
          </table:table-cell>
          <table:table-cell office:value-type="float" office:value="17212" table:formula="of:=[.CA34]+4" table:style-name="ce2">
            <text:p>17212</text:p>
          </table:table-cell>
          <table:table-cell office:value-type="float" office:value="17216" table:formula="of:=[.CB34]+4" table:style-name="ce2">
            <text:p>17216</text:p>
          </table:table-cell>
          <table:table-cell office:value-type="float" office:value="17220" table:formula="of:=[.CC34]+4" table:style-name="ce2">
            <text:p>17220</text:p>
          </table:table-cell>
          <table:table-cell office:value-type="float" office:value="17224" table:formula="of:=[.CD34]+4" table:style-name="ce2">
            <text:p>17224</text:p>
          </table:table-cell>
          <table:table-cell office:value-type="float" office:value="17228" table:formula="of:=[.CE34]+4" table:style-name="ce2">
            <text:p>17228</text:p>
          </table:table-cell>
          <table:table-cell office:value-type="float" office:value="17232" table:formula="of:=[.CF34]+4" table:style-name="ce2">
            <text:p>17232</text:p>
          </table:table-cell>
          <table:table-cell office:value-type="float" office:value="17236" table:formula="of:=[.CG34]+4" table:style-name="ce2">
            <text:p>17236</text:p>
          </table:table-cell>
          <table:table-cell office:value-type="float" office:value="17240" table:formula="of:=[.CH34]+4" table:style-name="ce2">
            <text:p>17240</text:p>
          </table:table-cell>
          <table:table-cell office:value-type="float" office:value="17244" table:formula="of:=[.CI34]+4" table:style-name="ce2">
            <text:p>17244</text:p>
          </table:table-cell>
          <table:table-cell office:value-type="float" office:value="17248" table:formula="of:=[.CJ34]+4" table:style-name="ce2">
            <text:p>17248</text:p>
          </table:table-cell>
          <table:table-cell office:value-type="float" office:value="17252" table:formula="of:=[.CK34]+4" table:style-name="ce2">
            <text:p>17252</text:p>
          </table:table-cell>
          <table:table-cell office:value-type="float" office:value="17256" table:formula="of:=[.CL34]+4" table:style-name="ce2">
            <text:p>17256</text:p>
          </table:table-cell>
          <table:table-cell office:value-type="float" office:value="17260" table:formula="of:=[.CM34]+4" table:style-name="ce2">
            <text:p>17260</text:p>
          </table:table-cell>
          <table:table-cell office:value-type="float" office:value="17264" table:formula="of:=[.CN34]+4" table:style-name="ce2">
            <text:p>17264</text:p>
          </table:table-cell>
          <table:table-cell office:value-type="float" office:value="17268" table:formula="of:=[.CO34]+4" table:style-name="ce2">
            <text:p>17268</text:p>
          </table:table-cell>
          <table:table-cell office:value-type="float" office:value="17272" table:formula="of:=[.CP34]+4" table:style-name="ce2">
            <text:p>17272</text:p>
          </table:table-cell>
          <table:table-cell office:value-type="float" office:value="17276" table:formula="of:=[.CQ34]+4" table:style-name="ce2">
            <text:p>17276</text:p>
          </table:table-cell>
          <table:table-cell office:value-type="float" office:value="17280" table:formula="of:=[.CR34]+4" table:style-name="ce2">
            <text:p>17280</text:p>
          </table:table-cell>
          <table:table-cell office:value-type="float" office:value="17284" table:formula="of:=[.CS34]+4" table:style-name="ce2">
            <text:p>17284</text:p>
          </table:table-cell>
          <table:table-cell office:value-type="float" office:value="17288" table:formula="of:=[.CT34]+4" table:style-name="ce2">
            <text:p>17288</text:p>
          </table:table-cell>
          <table:table-cell office:value-type="float" office:value="17292" table:formula="of:=[.CU34]+4" table:style-name="ce2">
            <text:p>17292</text:p>
          </table:table-cell>
          <table:table-cell office:value-type="float" office:value="17296" table:formula="of:=[.CV34]+4" table:style-name="ce2">
            <text:p>17296</text:p>
          </table:table-cell>
          <table:table-cell office:value-type="float" office:value="17300" table:formula="of:=[.CW34]+4" table:style-name="ce2">
            <text:p>17300</text:p>
          </table:table-cell>
          <table:table-cell office:value-type="float" office:value="17304" table:formula="of:=[.CX34]+4" table:style-name="ce2">
            <text:p>17304</text:p>
          </table:table-cell>
          <table:table-cell office:value-type="float" office:value="17308" table:formula="of:=[.CY34]+4" table:style-name="ce2">
            <text:p>17308</text:p>
          </table:table-cell>
          <table:table-cell office:value-type="float" office:value="17312" table:formula="of:=[.CZ34]+4" table:style-name="ce2">
            <text:p>17312</text:p>
          </table:table-cell>
          <table:table-cell office:value-type="float" office:value="17316" table:formula="of:=[.DA34]+4" table:style-name="ce2">
            <text:p>17316</text:p>
          </table:table-cell>
          <table:table-cell office:value-type="float" office:value="17320" table:formula="of:=[.DB34]+4" table:style-name="ce2">
            <text:p>17320</text:p>
          </table:table-cell>
          <table:table-cell office:value-type="float" office:value="17324" table:formula="of:=[.DC34]+4" table:style-name="ce2">
            <text:p>17324</text:p>
          </table:table-cell>
          <table:table-cell office:value-type="float" office:value="17328" table:formula="of:=[.DD34]+4" table:style-name="ce2">
            <text:p>17328</text:p>
          </table:table-cell>
          <table:table-cell office:value-type="float" office:value="17332" table:formula="of:=[.DE34]+4" table:style-name="ce2">
            <text:p>17332</text:p>
          </table:table-cell>
          <table:table-cell office:value-type="float" office:value="17336" table:formula="of:=[.DF34]+4" table:style-name="ce2">
            <text:p>17336</text:p>
          </table:table-cell>
          <table:table-cell office:value-type="float" office:value="17340" table:formula="of:=[.DG34]+4" table:style-name="ce2">
            <text:p>17340</text:p>
          </table:table-cell>
          <table:table-cell office:value-type="float" office:value="17344" table:formula="of:=[.DH34]+4" table:style-name="ce2">
            <text:p>17344</text:p>
          </table:table-cell>
          <table:table-cell office:value-type="float" office:value="17348" table:formula="of:=[.DI34]+4" table:style-name="ce2">
            <text:p>17348</text:p>
          </table:table-cell>
          <table:table-cell office:value-type="float" office:value="17352" table:formula="of:=[.DJ34]+4" table:style-name="ce2">
            <text:p>17352</text:p>
          </table:table-cell>
          <table:table-cell office:value-type="float" office:value="17356" table:formula="of:=[.DK34]+4" table:style-name="ce2">
            <text:p>17356</text:p>
          </table:table-cell>
          <table:table-cell office:value-type="float" office:value="17360" table:formula="of:=[.DL34]+4" table:style-name="ce2">
            <text:p>17360</text:p>
          </table:table-cell>
          <table:table-cell office:value-type="float" office:value="17364" table:formula="of:=[.DM34]+4" table:style-name="ce2">
            <text:p>17364</text:p>
          </table:table-cell>
          <table:table-cell office:value-type="float" office:value="17368" table:formula="of:=[.DN34]+4" table:style-name="ce2">
            <text:p>17368</text:p>
          </table:table-cell>
          <table:table-cell office:value-type="float" office:value="17372" table:formula="of:=[.DO34]+4" table:style-name="ce2">
            <text:p>17372</text:p>
          </table:table-cell>
          <table:table-cell office:value-type="float" office:value="17376" table:formula="of:=[.DP34]+4" table:style-name="ce2">
            <text:p>17376</text:p>
          </table:table-cell>
          <table:table-cell office:value-type="float" office:value="17380" table:formula="of:=[.DQ34]+4" table:style-name="ce2">
            <text:p>17380</text:p>
          </table:table-cell>
          <table:table-cell office:value-type="float" office:value="17384" table:formula="of:=[.DR34]+4" table:style-name="ce2">
            <text:p>17384</text:p>
          </table:table-cell>
          <table:table-cell office:value-type="float" office:value="17388" table:formula="of:=[.DS34]+4" table:style-name="ce2">
            <text:p>17388</text:p>
          </table:table-cell>
          <table:table-cell office:value-type="float" office:value="17392" table:formula="of:=[.DT34]+4" table:style-name="ce2">
            <text:p>17392</text:p>
          </table:table-cell>
          <table:table-cell office:value-type="float" office:value="17396" table:formula="of:=[.DU34]+4" table:style-name="ce2">
            <text:p>17396</text:p>
          </table:table-cell>
          <table:table-cell office:value-type="float" office:value="17400" table:formula="of:=[.DV34]+4" table:style-name="ce2">
            <text:p>17400</text:p>
          </table:table-cell>
          <table:table-cell office:value-type="float" office:value="17404" table:formula="of:=[.DW34]+4" table:style-name="ce2">
            <text:p>17404</text:p>
          </table:table-cell>
          <table:table-cell table:number-columns-repeated="16256"/>
        </table:table-row>
        <table:table-row table:style-name="ro1">
          <table:table-cell office:value-type="float" office:value="17408" table:formula="of:=[.A34]+512" table:style-name="ce2">
            <text:p>17408</text:p>
          </table:table-cell>
          <table:table-cell office:value-type="float" office:value="17412" table:formula="of:=[.A35]+4" table:style-name="ce2">
            <text:p>17412</text:p>
          </table:table-cell>
          <table:table-cell office:value-type="float" office:value="17416" table:formula="of:=[.B35]+4" table:style-name="ce2">
            <text:p>17416</text:p>
          </table:table-cell>
          <table:table-cell office:value-type="float" office:value="17420" table:formula="of:=[.C35]+4" table:style-name="ce2">
            <text:p>17420</text:p>
          </table:table-cell>
          <table:table-cell office:value-type="float" office:value="17424" table:formula="of:=[.D35]+4" table:style-name="ce2">
            <text:p>17424</text:p>
          </table:table-cell>
          <table:table-cell office:value-type="float" office:value="17428" table:formula="of:=[.E35]+4" table:style-name="ce2">
            <text:p>17428</text:p>
          </table:table-cell>
          <table:table-cell office:value-type="float" office:value="17432" table:formula="of:=[.F35]+4" table:style-name="ce2">
            <text:p>17432</text:p>
          </table:table-cell>
          <table:table-cell office:value-type="float" office:value="17436" table:formula="of:=[.G35]+4" table:style-name="ce2">
            <text:p>17436</text:p>
          </table:table-cell>
          <table:table-cell office:value-type="float" office:value="17440" table:formula="of:=[.H35]+4" table:style-name="ce2">
            <text:p>17440</text:p>
          </table:table-cell>
          <table:table-cell office:value-type="float" office:value="17444" table:formula="of:=[.I35]+4" table:style-name="ce2">
            <text:p>17444</text:p>
          </table:table-cell>
          <table:table-cell office:value-type="float" office:value="17448" table:formula="of:=[.J35]+4" table:style-name="ce2">
            <text:p>17448</text:p>
          </table:table-cell>
          <table:table-cell office:value-type="float" office:value="17452" table:formula="of:=[.K35]+4" table:style-name="ce2">
            <text:p>17452</text:p>
          </table:table-cell>
          <table:table-cell office:value-type="float" office:value="17456" table:formula="of:=[.L35]+4" table:style-name="ce2">
            <text:p>17456</text:p>
          </table:table-cell>
          <table:table-cell office:value-type="float" office:value="17460" table:formula="of:=[.M35]+4" table:style-name="ce2">
            <text:p>17460</text:p>
          </table:table-cell>
          <table:table-cell office:value-type="float" office:value="17464" table:formula="of:=[.N35]+4" table:style-name="ce2">
            <text:p>17464</text:p>
          </table:table-cell>
          <table:table-cell office:value-type="float" office:value="17468" table:formula="of:=[.O35]+4" table:style-name="ce2">
            <text:p>17468</text:p>
          </table:table-cell>
          <table:table-cell office:value-type="float" office:value="17472" table:formula="of:=[.P35]+4" table:style-name="ce2">
            <text:p>17472</text:p>
          </table:table-cell>
          <table:table-cell office:value-type="float" office:value="17476" table:formula="of:=[.Q35]+4" table:style-name="ce2">
            <text:p>17476</text:p>
          </table:table-cell>
          <table:table-cell office:value-type="float" office:value="17480" table:formula="of:=[.R35]+4" table:style-name="ce2">
            <text:p>17480</text:p>
          </table:table-cell>
          <table:table-cell office:value-type="float" office:value="17484" table:formula="of:=[.S35]+4" table:style-name="ce2">
            <text:p>17484</text:p>
          </table:table-cell>
          <table:table-cell office:value-type="float" office:value="17488" table:formula="of:=[.T35]+4" table:style-name="ce2">
            <text:p>17488</text:p>
          </table:table-cell>
          <table:table-cell office:value-type="float" office:value="17492" table:formula="of:=[.U35]+4" table:style-name="ce2">
            <text:p>17492</text:p>
          </table:table-cell>
          <table:table-cell office:value-type="float" office:value="17496" table:formula="of:=[.V35]+4" table:style-name="ce2">
            <text:p>17496</text:p>
          </table:table-cell>
          <table:table-cell office:value-type="float" office:value="17500" table:formula="of:=[.W35]+4" table:style-name="ce2">
            <text:p>17500</text:p>
          </table:table-cell>
          <table:table-cell office:value-type="float" office:value="17504" table:formula="of:=[.X35]+4" table:style-name="ce2">
            <text:p>17504</text:p>
          </table:table-cell>
          <table:table-cell office:value-type="float" office:value="17508" table:formula="of:=[.Y35]+4" table:style-name="ce2">
            <text:p>17508</text:p>
          </table:table-cell>
          <table:table-cell office:value-type="float" office:value="17512" table:formula="of:=[.Z35]+4" table:style-name="ce2">
            <text:p>17512</text:p>
          </table:table-cell>
          <table:table-cell office:value-type="float" office:value="17516" table:formula="of:=[.AA35]+4" table:style-name="ce2">
            <text:p>17516</text:p>
          </table:table-cell>
          <table:table-cell office:value-type="float" office:value="17520" table:formula="of:=[.AB35]+4" table:style-name="ce2">
            <text:p>17520</text:p>
          </table:table-cell>
          <table:table-cell office:value-type="float" office:value="17524" table:formula="of:=[.AC35]+4" table:style-name="ce2">
            <text:p>17524</text:p>
          </table:table-cell>
          <table:table-cell office:value-type="float" office:value="17528" table:formula="of:=[.AD35]+4" table:style-name="ce2">
            <text:p>17528</text:p>
          </table:table-cell>
          <table:table-cell office:value-type="float" office:value="17532" table:formula="of:=[.AE35]+4" table:style-name="ce2">
            <text:p>17532</text:p>
          </table:table-cell>
          <table:table-cell office:value-type="float" office:value="17536" table:formula="of:=[.AF35]+4" table:style-name="ce2">
            <text:p>17536</text:p>
          </table:table-cell>
          <table:table-cell office:value-type="float" office:value="17540" table:formula="of:=[.AG35]+4" table:style-name="ce2">
            <text:p>17540</text:p>
          </table:table-cell>
          <table:table-cell office:value-type="float" office:value="17544" table:formula="of:=[.AH35]+4" table:style-name="ce2">
            <text:p>17544</text:p>
          </table:table-cell>
          <table:table-cell office:value-type="float" office:value="17548" table:formula="of:=[.AI35]+4" table:style-name="ce2">
            <text:p>17548</text:p>
          </table:table-cell>
          <table:table-cell office:value-type="float" office:value="17552" table:formula="of:=[.AJ35]+4" table:style-name="ce2">
            <text:p>17552</text:p>
          </table:table-cell>
          <table:table-cell office:value-type="float" office:value="17556" table:formula="of:=[.AK35]+4" table:style-name="ce2">
            <text:p>17556</text:p>
          </table:table-cell>
          <table:table-cell office:value-type="float" office:value="17560" table:formula="of:=[.AL35]+4" table:style-name="ce2">
            <text:p>17560</text:p>
          </table:table-cell>
          <table:table-cell office:value-type="float" office:value="17564" table:formula="of:=[.AM35]+4" table:style-name="ce2">
            <text:p>17564</text:p>
          </table:table-cell>
          <table:table-cell office:value-type="float" office:value="17568" table:formula="of:=[.AN35]+4" table:style-name="ce2">
            <text:p>17568</text:p>
          </table:table-cell>
          <table:table-cell office:value-type="float" office:value="17572" table:formula="of:=[.AO35]+4" table:style-name="ce2">
            <text:p>17572</text:p>
          </table:table-cell>
          <table:table-cell office:value-type="float" office:value="17576" table:formula="of:=[.AP35]+4" table:style-name="ce2">
            <text:p>17576</text:p>
          </table:table-cell>
          <table:table-cell office:value-type="float" office:value="17580" table:formula="of:=[.AQ35]+4" table:style-name="ce2">
            <text:p>17580</text:p>
          </table:table-cell>
          <table:table-cell office:value-type="float" office:value="17584" table:formula="of:=[.AR35]+4" table:style-name="ce2">
            <text:p>17584</text:p>
          </table:table-cell>
          <table:table-cell office:value-type="float" office:value="17588" table:formula="of:=[.AS35]+4" table:style-name="ce2">
            <text:p>17588</text:p>
          </table:table-cell>
          <table:table-cell office:value-type="float" office:value="17592" table:formula="of:=[.AT35]+4" table:style-name="ce2">
            <text:p>17592</text:p>
          </table:table-cell>
          <table:table-cell office:value-type="float" office:value="17596" table:formula="of:=[.AU35]+4" table:style-name="ce2">
            <text:p>17596</text:p>
          </table:table-cell>
          <table:table-cell office:value-type="float" office:value="17600" table:formula="of:=[.AV35]+4" table:style-name="ce2">
            <text:p>17600</text:p>
          </table:table-cell>
          <table:table-cell office:value-type="float" office:value="17604" table:formula="of:=[.AW35]+4" table:style-name="ce2">
            <text:p>17604</text:p>
          </table:table-cell>
          <table:table-cell office:value-type="float" office:value="17608" table:formula="of:=[.AX35]+4" table:style-name="ce2">
            <text:p>17608</text:p>
          </table:table-cell>
          <table:table-cell office:value-type="float" office:value="17612" table:formula="of:=[.AY35]+4" table:style-name="ce2">
            <text:p>17612</text:p>
          </table:table-cell>
          <table:table-cell office:value-type="float" office:value="17616" table:formula="of:=[.AZ35]+4" table:style-name="ce2">
            <text:p>17616</text:p>
          </table:table-cell>
          <table:table-cell office:value-type="float" office:value="17620" table:formula="of:=[.BA35]+4" table:style-name="ce2">
            <text:p>17620</text:p>
          </table:table-cell>
          <table:table-cell office:value-type="float" office:value="17624" table:formula="of:=[.BB35]+4" table:style-name="ce2">
            <text:p>17624</text:p>
          </table:table-cell>
          <table:table-cell office:value-type="float" office:value="17628" table:formula="of:=[.BC35]+4" table:style-name="ce2">
            <text:p>17628</text:p>
          </table:table-cell>
          <table:table-cell office:value-type="float" office:value="17632" table:formula="of:=[.BD35]+4" table:style-name="ce2">
            <text:p>17632</text:p>
          </table:table-cell>
          <table:table-cell office:value-type="float" office:value="17636" table:formula="of:=[.BE35]+4" table:style-name="ce2">
            <text:p>17636</text:p>
          </table:table-cell>
          <table:table-cell office:value-type="float" office:value="17640" table:formula="of:=[.BF35]+4" table:style-name="ce2">
            <text:p>17640</text:p>
          </table:table-cell>
          <table:table-cell office:value-type="float" office:value="17644" table:formula="of:=[.BG35]+4" table:style-name="ce2">
            <text:p>17644</text:p>
          </table:table-cell>
          <table:table-cell office:value-type="float" office:value="17648" table:formula="of:=[.BH35]+4" table:style-name="ce2">
            <text:p>17648</text:p>
          </table:table-cell>
          <table:table-cell office:value-type="float" office:value="17652" table:formula="of:=[.BI35]+4" table:style-name="ce2">
            <text:p>17652</text:p>
          </table:table-cell>
          <table:table-cell office:value-type="float" office:value="17656" table:formula="of:=[.BJ35]+4" table:style-name="ce2">
            <text:p>17656</text:p>
          </table:table-cell>
          <table:table-cell office:value-type="float" office:value="17660" table:formula="of:=[.BK35]+4" table:style-name="ce2">
            <text:p>17660</text:p>
          </table:table-cell>
          <table:table-cell office:value-type="float" office:value="17664" table:formula="of:=[.BL35]+4" table:style-name="ce2">
            <text:p>17664</text:p>
          </table:table-cell>
          <table:table-cell office:value-type="float" office:value="17668" table:formula="of:=[.BM35]+4" table:style-name="ce2">
            <text:p>17668</text:p>
          </table:table-cell>
          <table:table-cell office:value-type="float" office:value="17672" table:formula="of:=[.BN35]+4" table:style-name="ce2">
            <text:p>17672</text:p>
          </table:table-cell>
          <table:table-cell office:value-type="float" office:value="17676" table:formula="of:=[.BO35]+4" table:style-name="ce2">
            <text:p>17676</text:p>
          </table:table-cell>
          <table:table-cell office:value-type="float" office:value="17680" table:formula="of:=[.BP35]+4" table:style-name="ce2">
            <text:p>17680</text:p>
          </table:table-cell>
          <table:table-cell office:value-type="float" office:value="17684" table:formula="of:=[.BQ35]+4" table:style-name="ce2">
            <text:p>17684</text:p>
          </table:table-cell>
          <table:table-cell office:value-type="float" office:value="17688" table:formula="of:=[.BR35]+4" table:style-name="ce2">
            <text:p>17688</text:p>
          </table:table-cell>
          <table:table-cell office:value-type="float" office:value="17692" table:formula="of:=[.BS35]+4" table:style-name="ce2">
            <text:p>17692</text:p>
          </table:table-cell>
          <table:table-cell office:value-type="float" office:value="17696" table:formula="of:=[.BT35]+4" table:style-name="ce2">
            <text:p>17696</text:p>
          </table:table-cell>
          <table:table-cell office:value-type="float" office:value="17700" table:formula="of:=[.BU35]+4" table:style-name="ce2">
            <text:p>17700</text:p>
          </table:table-cell>
          <table:table-cell office:value-type="float" office:value="17704" table:formula="of:=[.BV35]+4" table:style-name="ce2">
            <text:p>17704</text:p>
          </table:table-cell>
          <table:table-cell office:value-type="float" office:value="17708" table:formula="of:=[.BW35]+4" table:style-name="ce2">
            <text:p>17708</text:p>
          </table:table-cell>
          <table:table-cell office:value-type="float" office:value="17712" table:formula="of:=[.BX35]+4" table:style-name="ce2">
            <text:p>17712</text:p>
          </table:table-cell>
          <table:table-cell office:value-type="float" office:value="17716" table:formula="of:=[.BY35]+4" table:style-name="ce2">
            <text:p>17716</text:p>
          </table:table-cell>
          <table:table-cell office:value-type="float" office:value="17720" table:formula="of:=[.BZ35]+4" table:style-name="ce2">
            <text:p>17720</text:p>
          </table:table-cell>
          <table:table-cell office:value-type="float" office:value="17724" table:formula="of:=[.CA35]+4" table:style-name="ce2">
            <text:p>17724</text:p>
          </table:table-cell>
          <table:table-cell office:value-type="float" office:value="17728" table:formula="of:=[.CB35]+4" table:style-name="ce2">
            <text:p>17728</text:p>
          </table:table-cell>
          <table:table-cell office:value-type="float" office:value="17732" table:formula="of:=[.CC35]+4" table:style-name="ce2">
            <text:p>17732</text:p>
          </table:table-cell>
          <table:table-cell office:value-type="float" office:value="17736" table:formula="of:=[.CD35]+4" table:style-name="ce2">
            <text:p>17736</text:p>
          </table:table-cell>
          <table:table-cell office:value-type="float" office:value="17740" table:formula="of:=[.CE35]+4" table:style-name="ce2">
            <text:p>17740</text:p>
          </table:table-cell>
          <table:table-cell office:value-type="float" office:value="17744" table:formula="of:=[.CF35]+4" table:style-name="ce2">
            <text:p>17744</text:p>
          </table:table-cell>
          <table:table-cell office:value-type="float" office:value="17748" table:formula="of:=[.CG35]+4" table:style-name="ce2">
            <text:p>17748</text:p>
          </table:table-cell>
          <table:table-cell office:value-type="float" office:value="17752" table:formula="of:=[.CH35]+4" table:style-name="ce2">
            <text:p>17752</text:p>
          </table:table-cell>
          <table:table-cell office:value-type="float" office:value="17756" table:formula="of:=[.CI35]+4" table:style-name="ce2">
            <text:p>17756</text:p>
          </table:table-cell>
          <table:table-cell office:value-type="float" office:value="17760" table:formula="of:=[.CJ35]+4" table:style-name="ce2">
            <text:p>17760</text:p>
          </table:table-cell>
          <table:table-cell office:value-type="float" office:value="17764" table:formula="of:=[.CK35]+4" table:style-name="ce2">
            <text:p>17764</text:p>
          </table:table-cell>
          <table:table-cell office:value-type="float" office:value="17768" table:formula="of:=[.CL35]+4" table:style-name="ce2">
            <text:p>17768</text:p>
          </table:table-cell>
          <table:table-cell office:value-type="float" office:value="17772" table:formula="of:=[.CM35]+4" table:style-name="ce2">
            <text:p>17772</text:p>
          </table:table-cell>
          <table:table-cell office:value-type="float" office:value="17776" table:formula="of:=[.CN35]+4" table:style-name="ce2">
            <text:p>17776</text:p>
          </table:table-cell>
          <table:table-cell office:value-type="float" office:value="17780" table:formula="of:=[.CO35]+4" table:style-name="ce2">
            <text:p>17780</text:p>
          </table:table-cell>
          <table:table-cell office:value-type="float" office:value="17784" table:formula="of:=[.CP35]+4" table:style-name="ce2">
            <text:p>17784</text:p>
          </table:table-cell>
          <table:table-cell office:value-type="float" office:value="17788" table:formula="of:=[.CQ35]+4" table:style-name="ce2">
            <text:p>17788</text:p>
          </table:table-cell>
          <table:table-cell office:value-type="float" office:value="17792" table:formula="of:=[.CR35]+4" table:style-name="ce2">
            <text:p>17792</text:p>
          </table:table-cell>
          <table:table-cell office:value-type="float" office:value="17796" table:formula="of:=[.CS35]+4" table:style-name="ce2">
            <text:p>17796</text:p>
          </table:table-cell>
          <table:table-cell office:value-type="float" office:value="17800" table:formula="of:=[.CT35]+4" table:style-name="ce2">
            <text:p>17800</text:p>
          </table:table-cell>
          <table:table-cell office:value-type="float" office:value="17804" table:formula="of:=[.CU35]+4" table:style-name="ce2">
            <text:p>17804</text:p>
          </table:table-cell>
          <table:table-cell office:value-type="float" office:value="17808" table:formula="of:=[.CV35]+4" table:style-name="ce2">
            <text:p>17808</text:p>
          </table:table-cell>
          <table:table-cell office:value-type="float" office:value="17812" table:formula="of:=[.CW35]+4" table:style-name="ce2">
            <text:p>17812</text:p>
          </table:table-cell>
          <table:table-cell office:value-type="float" office:value="17816" table:formula="of:=[.CX35]+4" table:style-name="ce2">
            <text:p>17816</text:p>
          </table:table-cell>
          <table:table-cell office:value-type="float" office:value="17820" table:formula="of:=[.CY35]+4" table:style-name="ce2">
            <text:p>17820</text:p>
          </table:table-cell>
          <table:table-cell office:value-type="float" office:value="17824" table:formula="of:=[.CZ35]+4" table:style-name="ce2">
            <text:p>17824</text:p>
          </table:table-cell>
          <table:table-cell office:value-type="float" office:value="17828" table:formula="of:=[.DA35]+4" table:style-name="ce2">
            <text:p>17828</text:p>
          </table:table-cell>
          <table:table-cell office:value-type="float" office:value="17832" table:formula="of:=[.DB35]+4" table:style-name="ce2">
            <text:p>17832</text:p>
          </table:table-cell>
          <table:table-cell office:value-type="float" office:value="17836" table:formula="of:=[.DC35]+4" table:style-name="ce2">
            <text:p>17836</text:p>
          </table:table-cell>
          <table:table-cell office:value-type="float" office:value="17840" table:formula="of:=[.DD35]+4" table:style-name="ce2">
            <text:p>17840</text:p>
          </table:table-cell>
          <table:table-cell office:value-type="float" office:value="17844" table:formula="of:=[.DE35]+4" table:style-name="ce2">
            <text:p>17844</text:p>
          </table:table-cell>
          <table:table-cell office:value-type="float" office:value="17848" table:formula="of:=[.DF35]+4" table:style-name="ce2">
            <text:p>17848</text:p>
          </table:table-cell>
          <table:table-cell office:value-type="float" office:value="17852" table:formula="of:=[.DG35]+4" table:style-name="ce2">
            <text:p>17852</text:p>
          </table:table-cell>
          <table:table-cell office:value-type="float" office:value="17856" table:formula="of:=[.DH35]+4" table:style-name="ce2">
            <text:p>17856</text:p>
          </table:table-cell>
          <table:table-cell office:value-type="float" office:value="17860" table:formula="of:=[.DI35]+4" table:style-name="ce2">
            <text:p>17860</text:p>
          </table:table-cell>
          <table:table-cell office:value-type="float" office:value="17864" table:formula="of:=[.DJ35]+4" table:style-name="ce2">
            <text:p>17864</text:p>
          </table:table-cell>
          <table:table-cell office:value-type="float" office:value="17868" table:formula="of:=[.DK35]+4" table:style-name="ce2">
            <text:p>17868</text:p>
          </table:table-cell>
          <table:table-cell office:value-type="float" office:value="17872" table:formula="of:=[.DL35]+4" table:style-name="ce2">
            <text:p>17872</text:p>
          </table:table-cell>
          <table:table-cell office:value-type="float" office:value="17876" table:formula="of:=[.DM35]+4" table:style-name="ce2">
            <text:p>17876</text:p>
          </table:table-cell>
          <table:table-cell office:value-type="float" office:value="17880" table:formula="of:=[.DN35]+4" table:style-name="ce2">
            <text:p>17880</text:p>
          </table:table-cell>
          <table:table-cell office:value-type="float" office:value="17884" table:formula="of:=[.DO35]+4" table:style-name="ce2">
            <text:p>17884</text:p>
          </table:table-cell>
          <table:table-cell office:value-type="float" office:value="17888" table:formula="of:=[.DP35]+4" table:style-name="ce2">
            <text:p>17888</text:p>
          </table:table-cell>
          <table:table-cell office:value-type="float" office:value="17892" table:formula="of:=[.DQ35]+4" table:style-name="ce2">
            <text:p>17892</text:p>
          </table:table-cell>
          <table:table-cell office:value-type="float" office:value="17896" table:formula="of:=[.DR35]+4" table:style-name="ce2">
            <text:p>17896</text:p>
          </table:table-cell>
          <table:table-cell office:value-type="float" office:value="17900" table:formula="of:=[.DS35]+4" table:style-name="ce2">
            <text:p>17900</text:p>
          </table:table-cell>
          <table:table-cell office:value-type="float" office:value="17904" table:formula="of:=[.DT35]+4" table:style-name="ce2">
            <text:p>17904</text:p>
          </table:table-cell>
          <table:table-cell office:value-type="float" office:value="17908" table:formula="of:=[.DU35]+4" table:style-name="ce2">
            <text:p>17908</text:p>
          </table:table-cell>
          <table:table-cell office:value-type="float" office:value="17912" table:formula="of:=[.DV35]+4" table:style-name="ce2">
            <text:p>17912</text:p>
          </table:table-cell>
          <table:table-cell office:value-type="float" office:value="17916" table:formula="of:=[.DW35]+4" table:style-name="ce2">
            <text:p>17916</text:p>
          </table:table-cell>
          <table:table-cell table:number-columns-repeated="16256"/>
        </table:table-row>
        <table:table-row table:style-name="ro1">
          <table:table-cell office:value-type="float" office:value="17920" table:formula="of:=[.A35]+512" table:style-name="ce2">
            <text:p>17920</text:p>
          </table:table-cell>
          <table:table-cell office:value-type="float" office:value="17924" table:formula="of:=[.A36]+4" table:style-name="ce2">
            <text:p>17924</text:p>
          </table:table-cell>
          <table:table-cell office:value-type="float" office:value="17928" table:formula="of:=[.B36]+4" table:style-name="ce2">
            <text:p>17928</text:p>
          </table:table-cell>
          <table:table-cell office:value-type="float" office:value="17932" table:formula="of:=[.C36]+4" table:style-name="ce2">
            <text:p>17932</text:p>
          </table:table-cell>
          <table:table-cell office:value-type="float" office:value="17936" table:formula="of:=[.D36]+4" table:style-name="ce2">
            <text:p>17936</text:p>
          </table:table-cell>
          <table:table-cell office:value-type="float" office:value="17940" table:formula="of:=[.E36]+4" table:style-name="ce2">
            <text:p>17940</text:p>
          </table:table-cell>
          <table:table-cell office:value-type="float" office:value="17944" table:formula="of:=[.F36]+4" table:style-name="ce2">
            <text:p>17944</text:p>
          </table:table-cell>
          <table:table-cell office:value-type="float" office:value="17948" table:formula="of:=[.G36]+4" table:style-name="ce2">
            <text:p>17948</text:p>
          </table:table-cell>
          <table:table-cell office:value-type="float" office:value="17952" table:formula="of:=[.H36]+4" table:style-name="ce2">
            <text:p>17952</text:p>
          </table:table-cell>
          <table:table-cell office:value-type="float" office:value="17956" table:formula="of:=[.I36]+4" table:style-name="ce2">
            <text:p>17956</text:p>
          </table:table-cell>
          <table:table-cell office:value-type="float" office:value="17960" table:formula="of:=[.J36]+4" table:style-name="ce2">
            <text:p>17960</text:p>
          </table:table-cell>
          <table:table-cell office:value-type="float" office:value="17964" table:formula="of:=[.K36]+4" table:style-name="ce2">
            <text:p>17964</text:p>
          </table:table-cell>
          <table:table-cell office:value-type="float" office:value="17968" table:formula="of:=[.L36]+4" table:style-name="ce2">
            <text:p>17968</text:p>
          </table:table-cell>
          <table:table-cell office:value-type="float" office:value="17972" table:formula="of:=[.M36]+4" table:style-name="ce2">
            <text:p>17972</text:p>
          </table:table-cell>
          <table:table-cell office:value-type="float" office:value="17976" table:formula="of:=[.N36]+4" table:style-name="ce2">
            <text:p>17976</text:p>
          </table:table-cell>
          <table:table-cell office:value-type="float" office:value="17980" table:formula="of:=[.O36]+4" table:style-name="ce2">
            <text:p>17980</text:p>
          </table:table-cell>
          <table:table-cell office:value-type="float" office:value="17984" table:formula="of:=[.P36]+4" table:style-name="ce2">
            <text:p>17984</text:p>
          </table:table-cell>
          <table:table-cell office:value-type="float" office:value="17988" table:formula="of:=[.Q36]+4" table:style-name="ce2">
            <text:p>17988</text:p>
          </table:table-cell>
          <table:table-cell office:value-type="float" office:value="17992" table:formula="of:=[.R36]+4" table:style-name="ce2">
            <text:p>17992</text:p>
          </table:table-cell>
          <table:table-cell office:value-type="float" office:value="17996" table:formula="of:=[.S36]+4" table:style-name="ce2">
            <text:p>17996</text:p>
          </table:table-cell>
          <table:table-cell office:value-type="float" office:value="18000" table:formula="of:=[.T36]+4" table:style-name="ce2">
            <text:p>18000</text:p>
          </table:table-cell>
          <table:table-cell office:value-type="float" office:value="18004" table:formula="of:=[.U36]+4" table:style-name="ce2">
            <text:p>18004</text:p>
          </table:table-cell>
          <table:table-cell office:value-type="float" office:value="18008" table:formula="of:=[.V36]+4" table:style-name="ce2">
            <text:p>18008</text:p>
          </table:table-cell>
          <table:table-cell office:value-type="float" office:value="18012" table:formula="of:=[.W36]+4" table:style-name="ce2">
            <text:p>18012</text:p>
          </table:table-cell>
          <table:table-cell office:value-type="float" office:value="18016" table:formula="of:=[.X36]+4" table:style-name="ce2">
            <text:p>18016</text:p>
          </table:table-cell>
          <table:table-cell office:value-type="float" office:value="18020" table:formula="of:=[.Y36]+4" table:style-name="ce2">
            <text:p>18020</text:p>
          </table:table-cell>
          <table:table-cell office:value-type="float" office:value="18024" table:formula="of:=[.Z36]+4" table:style-name="ce2">
            <text:p>18024</text:p>
          </table:table-cell>
          <table:table-cell office:value-type="float" office:value="18028" table:formula="of:=[.AA36]+4" table:style-name="ce2">
            <text:p>18028</text:p>
          </table:table-cell>
          <table:table-cell office:value-type="float" office:value="18032" table:formula="of:=[.AB36]+4" table:style-name="ce2">
            <text:p>18032</text:p>
          </table:table-cell>
          <table:table-cell office:value-type="float" office:value="18036" table:formula="of:=[.AC36]+4" table:style-name="ce2">
            <text:p>18036</text:p>
          </table:table-cell>
          <table:table-cell office:value-type="float" office:value="18040" table:formula="of:=[.AD36]+4" table:style-name="ce2">
            <text:p>18040</text:p>
          </table:table-cell>
          <table:table-cell office:value-type="float" office:value="18044" table:formula="of:=[.AE36]+4" table:style-name="ce2">
            <text:p>18044</text:p>
          </table:table-cell>
          <table:table-cell office:value-type="float" office:value="18048" table:formula="of:=[.AF36]+4" table:style-name="ce2">
            <text:p>18048</text:p>
          </table:table-cell>
          <table:table-cell office:value-type="float" office:value="18052" table:formula="of:=[.AG36]+4" table:style-name="ce2">
            <text:p>18052</text:p>
          </table:table-cell>
          <table:table-cell office:value-type="float" office:value="18056" table:formula="of:=[.AH36]+4" table:style-name="ce2">
            <text:p>18056</text:p>
          </table:table-cell>
          <table:table-cell office:value-type="float" office:value="18060" table:formula="of:=[.AI36]+4" table:style-name="ce2">
            <text:p>18060</text:p>
          </table:table-cell>
          <table:table-cell office:value-type="float" office:value="18064" table:formula="of:=[.AJ36]+4" table:style-name="ce2">
            <text:p>18064</text:p>
          </table:table-cell>
          <table:table-cell office:value-type="float" office:value="18068" table:formula="of:=[.AK36]+4" table:style-name="ce2">
            <text:p>18068</text:p>
          </table:table-cell>
          <table:table-cell office:value-type="float" office:value="18072" table:formula="of:=[.AL36]+4" table:style-name="ce2">
            <text:p>18072</text:p>
          </table:table-cell>
          <table:table-cell office:value-type="float" office:value="18076" table:formula="of:=[.AM36]+4" table:style-name="ce2">
            <text:p>18076</text:p>
          </table:table-cell>
          <table:table-cell office:value-type="float" office:value="18080" table:formula="of:=[.AN36]+4" table:style-name="ce2">
            <text:p>18080</text:p>
          </table:table-cell>
          <table:table-cell office:value-type="float" office:value="18084" table:formula="of:=[.AO36]+4" table:style-name="ce2">
            <text:p>18084</text:p>
          </table:table-cell>
          <table:table-cell office:value-type="float" office:value="18088" table:formula="of:=[.AP36]+4" table:style-name="ce2">
            <text:p>18088</text:p>
          </table:table-cell>
          <table:table-cell office:value-type="float" office:value="18092" table:formula="of:=[.AQ36]+4" table:style-name="ce2">
            <text:p>18092</text:p>
          </table:table-cell>
          <table:table-cell office:value-type="float" office:value="18096" table:formula="of:=[.AR36]+4" table:style-name="ce2">
            <text:p>18096</text:p>
          </table:table-cell>
          <table:table-cell office:value-type="float" office:value="18100" table:formula="of:=[.AS36]+4" table:style-name="ce2">
            <text:p>18100</text:p>
          </table:table-cell>
          <table:table-cell office:value-type="float" office:value="18104" table:formula="of:=[.AT36]+4" table:style-name="ce2">
            <text:p>18104</text:p>
          </table:table-cell>
          <table:table-cell office:value-type="float" office:value="18108" table:formula="of:=[.AU36]+4" table:style-name="ce2">
            <text:p>18108</text:p>
          </table:table-cell>
          <table:table-cell office:value-type="float" office:value="18112" table:formula="of:=[.AV36]+4" table:style-name="ce2">
            <text:p>18112</text:p>
          </table:table-cell>
          <table:table-cell office:value-type="float" office:value="18116" table:formula="of:=[.AW36]+4" table:style-name="ce2">
            <text:p>18116</text:p>
          </table:table-cell>
          <table:table-cell office:value-type="float" office:value="18120" table:formula="of:=[.AX36]+4" table:style-name="ce2">
            <text:p>18120</text:p>
          </table:table-cell>
          <table:table-cell office:value-type="float" office:value="18124" table:formula="of:=[.AY36]+4" table:style-name="ce2">
            <text:p>18124</text:p>
          </table:table-cell>
          <table:table-cell office:value-type="float" office:value="18128" table:formula="of:=[.AZ36]+4" table:style-name="ce2">
            <text:p>18128</text:p>
          </table:table-cell>
          <table:table-cell office:value-type="float" office:value="18132" table:formula="of:=[.BA36]+4" table:style-name="ce2">
            <text:p>18132</text:p>
          </table:table-cell>
          <table:table-cell office:value-type="float" office:value="18136" table:formula="of:=[.BB36]+4" table:style-name="ce2">
            <text:p>18136</text:p>
          </table:table-cell>
          <table:table-cell office:value-type="float" office:value="18140" table:formula="of:=[.BC36]+4" table:style-name="ce2">
            <text:p>18140</text:p>
          </table:table-cell>
          <table:table-cell office:value-type="float" office:value="18144" table:formula="of:=[.BD36]+4" table:style-name="ce2">
            <text:p>18144</text:p>
          </table:table-cell>
          <table:table-cell office:value-type="float" office:value="18148" table:formula="of:=[.BE36]+4" table:style-name="ce2">
            <text:p>18148</text:p>
          </table:table-cell>
          <table:table-cell office:value-type="float" office:value="18152" table:formula="of:=[.BF36]+4" table:style-name="ce2">
            <text:p>18152</text:p>
          </table:table-cell>
          <table:table-cell office:value-type="float" office:value="18156" table:formula="of:=[.BG36]+4" table:style-name="ce2">
            <text:p>18156</text:p>
          </table:table-cell>
          <table:table-cell office:value-type="float" office:value="18160" table:formula="of:=[.BH36]+4" table:style-name="ce2">
            <text:p>18160</text:p>
          </table:table-cell>
          <table:table-cell office:value-type="float" office:value="18164" table:formula="of:=[.BI36]+4" table:style-name="ce2">
            <text:p>18164</text:p>
          </table:table-cell>
          <table:table-cell office:value-type="float" office:value="18168" table:formula="of:=[.BJ36]+4" table:style-name="ce2">
            <text:p>18168</text:p>
          </table:table-cell>
          <table:table-cell office:value-type="float" office:value="18172" table:formula="of:=[.BK36]+4" table:style-name="ce2">
            <text:p>18172</text:p>
          </table:table-cell>
          <table:table-cell office:value-type="float" office:value="18176" table:formula="of:=[.BL36]+4" table:style-name="ce2">
            <text:p>18176</text:p>
          </table:table-cell>
          <table:table-cell office:value-type="float" office:value="18180" table:formula="of:=[.BM36]+4" table:style-name="ce2">
            <text:p>18180</text:p>
          </table:table-cell>
          <table:table-cell office:value-type="float" office:value="18184" table:formula="of:=[.BN36]+4" table:style-name="ce2">
            <text:p>18184</text:p>
          </table:table-cell>
          <table:table-cell office:value-type="float" office:value="18188" table:formula="of:=[.BO36]+4" table:style-name="ce2">
            <text:p>18188</text:p>
          </table:table-cell>
          <table:table-cell office:value-type="float" office:value="18192" table:formula="of:=[.BP36]+4" table:style-name="ce2">
            <text:p>18192</text:p>
          </table:table-cell>
          <table:table-cell office:value-type="float" office:value="18196" table:formula="of:=[.BQ36]+4" table:style-name="ce2">
            <text:p>18196</text:p>
          </table:table-cell>
          <table:table-cell office:value-type="float" office:value="18200" table:formula="of:=[.BR36]+4" table:style-name="ce2">
            <text:p>18200</text:p>
          </table:table-cell>
          <table:table-cell office:value-type="float" office:value="18204" table:formula="of:=[.BS36]+4" table:style-name="ce2">
            <text:p>18204</text:p>
          </table:table-cell>
          <table:table-cell office:value-type="float" office:value="18208" table:formula="of:=[.BT36]+4" table:style-name="ce2">
            <text:p>18208</text:p>
          </table:table-cell>
          <table:table-cell office:value-type="float" office:value="18212" table:formula="of:=[.BU36]+4" table:style-name="ce2">
            <text:p>18212</text:p>
          </table:table-cell>
          <table:table-cell office:value-type="float" office:value="18216" table:formula="of:=[.BV36]+4" table:style-name="ce2">
            <text:p>18216</text:p>
          </table:table-cell>
          <table:table-cell office:value-type="float" office:value="18220" table:formula="of:=[.BW36]+4" table:style-name="ce2">
            <text:p>18220</text:p>
          </table:table-cell>
          <table:table-cell office:value-type="float" office:value="18224" table:formula="of:=[.BX36]+4" table:style-name="ce2">
            <text:p>18224</text:p>
          </table:table-cell>
          <table:table-cell office:value-type="float" office:value="18228" table:formula="of:=[.BY36]+4" table:style-name="ce2">
            <text:p>18228</text:p>
          </table:table-cell>
          <table:table-cell office:value-type="float" office:value="18232" table:formula="of:=[.BZ36]+4" table:style-name="ce2">
            <text:p>18232</text:p>
          </table:table-cell>
          <table:table-cell office:value-type="float" office:value="18236" table:formula="of:=[.CA36]+4" table:style-name="ce2">
            <text:p>18236</text:p>
          </table:table-cell>
          <table:table-cell office:value-type="float" office:value="18240" table:formula="of:=[.CB36]+4" table:style-name="ce2">
            <text:p>18240</text:p>
          </table:table-cell>
          <table:table-cell office:value-type="float" office:value="18244" table:formula="of:=[.CC36]+4" table:style-name="ce2">
            <text:p>18244</text:p>
          </table:table-cell>
          <table:table-cell office:value-type="float" office:value="18248" table:formula="of:=[.CD36]+4" table:style-name="ce2">
            <text:p>18248</text:p>
          </table:table-cell>
          <table:table-cell office:value-type="float" office:value="18252" table:formula="of:=[.CE36]+4" table:style-name="ce2">
            <text:p>18252</text:p>
          </table:table-cell>
          <table:table-cell office:value-type="float" office:value="18256" table:formula="of:=[.CF36]+4" table:style-name="ce2">
            <text:p>18256</text:p>
          </table:table-cell>
          <table:table-cell office:value-type="float" office:value="18260" table:formula="of:=[.CG36]+4" table:style-name="ce2">
            <text:p>18260</text:p>
          </table:table-cell>
          <table:table-cell office:value-type="float" office:value="18264" table:formula="of:=[.CH36]+4" table:style-name="ce2">
            <text:p>18264</text:p>
          </table:table-cell>
          <table:table-cell office:value-type="float" office:value="18268" table:formula="of:=[.CI36]+4" table:style-name="ce2">
            <text:p>18268</text:p>
          </table:table-cell>
          <table:table-cell office:value-type="float" office:value="18272" table:formula="of:=[.CJ36]+4" table:style-name="ce2">
            <text:p>18272</text:p>
          </table:table-cell>
          <table:table-cell office:value-type="float" office:value="18276" table:formula="of:=[.CK36]+4" table:style-name="ce2">
            <text:p>18276</text:p>
          </table:table-cell>
          <table:table-cell office:value-type="float" office:value="18280" table:formula="of:=[.CL36]+4" table:style-name="ce2">
            <text:p>18280</text:p>
          </table:table-cell>
          <table:table-cell office:value-type="float" office:value="18284" table:formula="of:=[.CM36]+4" table:style-name="ce2">
            <text:p>18284</text:p>
          </table:table-cell>
          <table:table-cell office:value-type="float" office:value="18288" table:formula="of:=[.CN36]+4" table:style-name="ce2">
            <text:p>18288</text:p>
          </table:table-cell>
          <table:table-cell office:value-type="float" office:value="18292" table:formula="of:=[.CO36]+4" table:style-name="ce2">
            <text:p>18292</text:p>
          </table:table-cell>
          <table:table-cell office:value-type="float" office:value="18296" table:formula="of:=[.CP36]+4" table:style-name="ce2">
            <text:p>18296</text:p>
          </table:table-cell>
          <table:table-cell office:value-type="float" office:value="18300" table:formula="of:=[.CQ36]+4" table:style-name="ce2">
            <text:p>18300</text:p>
          </table:table-cell>
          <table:table-cell office:value-type="float" office:value="18304" table:formula="of:=[.CR36]+4" table:style-name="ce2">
            <text:p>18304</text:p>
          </table:table-cell>
          <table:table-cell office:value-type="float" office:value="18308" table:formula="of:=[.CS36]+4" table:style-name="ce2">
            <text:p>18308</text:p>
          </table:table-cell>
          <table:table-cell office:value-type="float" office:value="18312" table:formula="of:=[.CT36]+4" table:style-name="ce2">
            <text:p>18312</text:p>
          </table:table-cell>
          <table:table-cell office:value-type="float" office:value="18316" table:formula="of:=[.CU36]+4" table:style-name="ce2">
            <text:p>18316</text:p>
          </table:table-cell>
          <table:table-cell office:value-type="float" office:value="18320" table:formula="of:=[.CV36]+4" table:style-name="ce2">
            <text:p>18320</text:p>
          </table:table-cell>
          <table:table-cell office:value-type="float" office:value="18324" table:formula="of:=[.CW36]+4" table:style-name="ce2">
            <text:p>18324</text:p>
          </table:table-cell>
          <table:table-cell office:value-type="float" office:value="18328" table:formula="of:=[.CX36]+4" table:style-name="ce2">
            <text:p>18328</text:p>
          </table:table-cell>
          <table:table-cell office:value-type="float" office:value="18332" table:formula="of:=[.CY36]+4" table:style-name="ce2">
            <text:p>18332</text:p>
          </table:table-cell>
          <table:table-cell office:value-type="float" office:value="18336" table:formula="of:=[.CZ36]+4" table:style-name="ce2">
            <text:p>18336</text:p>
          </table:table-cell>
          <table:table-cell office:value-type="float" office:value="18340" table:formula="of:=[.DA36]+4" table:style-name="ce2">
            <text:p>18340</text:p>
          </table:table-cell>
          <table:table-cell office:value-type="float" office:value="18344" table:formula="of:=[.DB36]+4" table:style-name="ce2">
            <text:p>18344</text:p>
          </table:table-cell>
          <table:table-cell office:value-type="float" office:value="18348" table:formula="of:=[.DC36]+4" table:style-name="ce2">
            <text:p>18348</text:p>
          </table:table-cell>
          <table:table-cell office:value-type="float" office:value="18352" table:formula="of:=[.DD36]+4" table:style-name="ce2">
            <text:p>18352</text:p>
          </table:table-cell>
          <table:table-cell office:value-type="float" office:value="18356" table:formula="of:=[.DE36]+4" table:style-name="ce2">
            <text:p>18356</text:p>
          </table:table-cell>
          <table:table-cell office:value-type="float" office:value="18360" table:formula="of:=[.DF36]+4" table:style-name="ce2">
            <text:p>18360</text:p>
          </table:table-cell>
          <table:table-cell office:value-type="float" office:value="18364" table:formula="of:=[.DG36]+4" table:style-name="ce2">
            <text:p>18364</text:p>
          </table:table-cell>
          <table:table-cell office:value-type="float" office:value="18368" table:formula="of:=[.DH36]+4" table:style-name="ce2">
            <text:p>18368</text:p>
          </table:table-cell>
          <table:table-cell office:value-type="float" office:value="18372" table:formula="of:=[.DI36]+4" table:style-name="ce2">
            <text:p>18372</text:p>
          </table:table-cell>
          <table:table-cell office:value-type="float" office:value="18376" table:formula="of:=[.DJ36]+4" table:style-name="ce2">
            <text:p>18376</text:p>
          </table:table-cell>
          <table:table-cell office:value-type="float" office:value="18380" table:formula="of:=[.DK36]+4" table:style-name="ce2">
            <text:p>18380</text:p>
          </table:table-cell>
          <table:table-cell office:value-type="float" office:value="18384" table:formula="of:=[.DL36]+4" table:style-name="ce2">
            <text:p>18384</text:p>
          </table:table-cell>
          <table:table-cell office:value-type="float" office:value="18388" table:formula="of:=[.DM36]+4" table:style-name="ce2">
            <text:p>18388</text:p>
          </table:table-cell>
          <table:table-cell office:value-type="float" office:value="18392" table:formula="of:=[.DN36]+4" table:style-name="ce2">
            <text:p>18392</text:p>
          </table:table-cell>
          <table:table-cell office:value-type="float" office:value="18396" table:formula="of:=[.DO36]+4" table:style-name="ce2">
            <text:p>18396</text:p>
          </table:table-cell>
          <table:table-cell office:value-type="float" office:value="18400" table:formula="of:=[.DP36]+4" table:style-name="ce2">
            <text:p>18400</text:p>
          </table:table-cell>
          <table:table-cell office:value-type="float" office:value="18404" table:formula="of:=[.DQ36]+4" table:style-name="ce2">
            <text:p>18404</text:p>
          </table:table-cell>
          <table:table-cell office:value-type="float" office:value="18408" table:formula="of:=[.DR36]+4" table:style-name="ce2">
            <text:p>18408</text:p>
          </table:table-cell>
          <table:table-cell office:value-type="float" office:value="18412" table:formula="of:=[.DS36]+4" table:style-name="ce2">
            <text:p>18412</text:p>
          </table:table-cell>
          <table:table-cell office:value-type="float" office:value="18416" table:formula="of:=[.DT36]+4" table:style-name="ce2">
            <text:p>18416</text:p>
          </table:table-cell>
          <table:table-cell office:value-type="float" office:value="18420" table:formula="of:=[.DU36]+4" table:style-name="ce2">
            <text:p>18420</text:p>
          </table:table-cell>
          <table:table-cell office:value-type="float" office:value="18424" table:formula="of:=[.DV36]+4" table:style-name="ce2">
            <text:p>18424</text:p>
          </table:table-cell>
          <table:table-cell office:value-type="float" office:value="18428" table:formula="of:=[.DW36]+4" table:style-name="ce2">
            <text:p>18428</text:p>
          </table:table-cell>
          <table:table-cell table:number-columns-repeated="16256"/>
        </table:table-row>
        <table:table-row table:style-name="ro1">
          <table:table-cell office:value-type="float" office:value="18432" table:formula="of:=[.A36]+512" table:style-name="ce2">
            <text:p>18432</text:p>
          </table:table-cell>
          <table:table-cell office:value-type="float" office:value="18436" table:formula="of:=[.A37]+4" table:style-name="ce2">
            <text:p>18436</text:p>
          </table:table-cell>
          <table:table-cell office:value-type="float" office:value="18440" table:formula="of:=[.B37]+4" table:style-name="ce2">
            <text:p>18440</text:p>
          </table:table-cell>
          <table:table-cell office:value-type="float" office:value="18444" table:formula="of:=[.C37]+4" table:style-name="ce2">
            <text:p>18444</text:p>
          </table:table-cell>
          <table:table-cell office:value-type="float" office:value="18448" table:formula="of:=[.D37]+4" table:style-name="ce2">
            <text:p>18448</text:p>
          </table:table-cell>
          <table:table-cell office:value-type="float" office:value="18452" table:formula="of:=[.E37]+4" table:style-name="ce2">
            <text:p>18452</text:p>
          </table:table-cell>
          <table:table-cell office:value-type="float" office:value="18456" table:formula="of:=[.F37]+4" table:style-name="ce2">
            <text:p>18456</text:p>
          </table:table-cell>
          <table:table-cell office:value-type="float" office:value="18460" table:formula="of:=[.G37]+4" table:style-name="ce2">
            <text:p>18460</text:p>
          </table:table-cell>
          <table:table-cell office:value-type="float" office:value="18464" table:formula="of:=[.H37]+4" table:style-name="ce2">
            <text:p>18464</text:p>
          </table:table-cell>
          <table:table-cell office:value-type="float" office:value="18468" table:formula="of:=[.I37]+4" table:style-name="ce2">
            <text:p>18468</text:p>
          </table:table-cell>
          <table:table-cell office:value-type="float" office:value="18472" table:formula="of:=[.J37]+4" table:style-name="ce2">
            <text:p>18472</text:p>
          </table:table-cell>
          <table:table-cell office:value-type="float" office:value="18476" table:formula="of:=[.K37]+4" table:style-name="ce2">
            <text:p>18476</text:p>
          </table:table-cell>
          <table:table-cell office:value-type="float" office:value="18480" table:formula="of:=[.L37]+4" table:style-name="ce2">
            <text:p>18480</text:p>
          </table:table-cell>
          <table:table-cell office:value-type="float" office:value="18484" table:formula="of:=[.M37]+4" table:style-name="ce2">
            <text:p>18484</text:p>
          </table:table-cell>
          <table:table-cell office:value-type="float" office:value="18488" table:formula="of:=[.N37]+4" table:style-name="ce2">
            <text:p>18488</text:p>
          </table:table-cell>
          <table:table-cell office:value-type="float" office:value="18492" table:formula="of:=[.O37]+4" table:style-name="ce2">
            <text:p>18492</text:p>
          </table:table-cell>
          <table:table-cell office:value-type="float" office:value="18496" table:formula="of:=[.P37]+4" table:style-name="ce2">
            <text:p>18496</text:p>
          </table:table-cell>
          <table:table-cell office:value-type="float" office:value="18500" table:formula="of:=[.Q37]+4" table:style-name="ce2">
            <text:p>18500</text:p>
          </table:table-cell>
          <table:table-cell office:value-type="float" office:value="18504" table:formula="of:=[.R37]+4" table:style-name="ce2">
            <text:p>18504</text:p>
          </table:table-cell>
          <table:table-cell office:value-type="float" office:value="18508" table:formula="of:=[.S37]+4" table:style-name="ce2">
            <text:p>18508</text:p>
          </table:table-cell>
          <table:table-cell office:value-type="float" office:value="18512" table:formula="of:=[.T37]+4" table:style-name="ce2">
            <text:p>18512</text:p>
          </table:table-cell>
          <table:table-cell office:value-type="float" office:value="18516" table:formula="of:=[.U37]+4" table:style-name="ce2">
            <text:p>18516</text:p>
          </table:table-cell>
          <table:table-cell office:value-type="float" office:value="18520" table:formula="of:=[.V37]+4" table:style-name="ce2">
            <text:p>18520</text:p>
          </table:table-cell>
          <table:table-cell office:value-type="float" office:value="18524" table:formula="of:=[.W37]+4" table:style-name="ce2">
            <text:p>18524</text:p>
          </table:table-cell>
          <table:table-cell office:value-type="float" office:value="18528" table:formula="of:=[.X37]+4" table:style-name="ce2">
            <text:p>18528</text:p>
          </table:table-cell>
          <table:table-cell office:value-type="float" office:value="18532" table:formula="of:=[.Y37]+4" table:style-name="ce2">
            <text:p>18532</text:p>
          </table:table-cell>
          <table:table-cell office:value-type="float" office:value="18536" table:formula="of:=[.Z37]+4" table:style-name="ce2">
            <text:p>18536</text:p>
          </table:table-cell>
          <table:table-cell office:value-type="float" office:value="18540" table:formula="of:=[.AA37]+4" table:style-name="ce2">
            <text:p>18540</text:p>
          </table:table-cell>
          <table:table-cell office:value-type="float" office:value="18544" table:formula="of:=[.AB37]+4" table:style-name="ce2">
            <text:p>18544</text:p>
          </table:table-cell>
          <table:table-cell office:value-type="float" office:value="18548" table:formula="of:=[.AC37]+4" table:style-name="ce2">
            <text:p>18548</text:p>
          </table:table-cell>
          <table:table-cell office:value-type="float" office:value="18552" table:formula="of:=[.AD37]+4" table:style-name="ce2">
            <text:p>18552</text:p>
          </table:table-cell>
          <table:table-cell office:value-type="float" office:value="18556" table:formula="of:=[.AE37]+4" table:style-name="ce2">
            <text:p>18556</text:p>
          </table:table-cell>
          <table:table-cell office:value-type="float" office:value="18560" table:formula="of:=[.AF37]+4" table:style-name="ce2">
            <text:p>18560</text:p>
          </table:table-cell>
          <table:table-cell office:value-type="float" office:value="18564" table:formula="of:=[.AG37]+4" table:style-name="ce2">
            <text:p>18564</text:p>
          </table:table-cell>
          <table:table-cell office:value-type="float" office:value="18568" table:formula="of:=[.AH37]+4" table:style-name="ce2">
            <text:p>18568</text:p>
          </table:table-cell>
          <table:table-cell office:value-type="float" office:value="18572" table:formula="of:=[.AI37]+4" table:style-name="ce2">
            <text:p>18572</text:p>
          </table:table-cell>
          <table:table-cell office:value-type="float" office:value="18576" table:formula="of:=[.AJ37]+4" table:style-name="ce2">
            <text:p>18576</text:p>
          </table:table-cell>
          <table:table-cell office:value-type="float" office:value="18580" table:formula="of:=[.AK37]+4" table:style-name="ce2">
            <text:p>18580</text:p>
          </table:table-cell>
          <table:table-cell office:value-type="float" office:value="18584" table:formula="of:=[.AL37]+4" table:style-name="ce2">
            <text:p>18584</text:p>
          </table:table-cell>
          <table:table-cell office:value-type="float" office:value="18588" table:formula="of:=[.AM37]+4" table:style-name="ce2">
            <text:p>18588</text:p>
          </table:table-cell>
          <table:table-cell office:value-type="float" office:value="18592" table:formula="of:=[.AN37]+4" table:style-name="ce2">
            <text:p>18592</text:p>
          </table:table-cell>
          <table:table-cell office:value-type="float" office:value="18596" table:formula="of:=[.AO37]+4" table:style-name="ce2">
            <text:p>18596</text:p>
          </table:table-cell>
          <table:table-cell office:value-type="float" office:value="18600" table:formula="of:=[.AP37]+4" table:style-name="ce2">
            <text:p>18600</text:p>
          </table:table-cell>
          <table:table-cell office:value-type="float" office:value="18604" table:formula="of:=[.AQ37]+4" table:style-name="ce2">
            <text:p>18604</text:p>
          </table:table-cell>
          <table:table-cell office:value-type="float" office:value="18608" table:formula="of:=[.AR37]+4" table:style-name="ce2">
            <text:p>18608</text:p>
          </table:table-cell>
          <table:table-cell office:value-type="float" office:value="18612" table:formula="of:=[.AS37]+4" table:style-name="ce2">
            <text:p>18612</text:p>
          </table:table-cell>
          <table:table-cell office:value-type="float" office:value="18616" table:formula="of:=[.AT37]+4" table:style-name="ce2">
            <text:p>18616</text:p>
          </table:table-cell>
          <table:table-cell office:value-type="float" office:value="18620" table:formula="of:=[.AU37]+4" table:style-name="ce2">
            <text:p>18620</text:p>
          </table:table-cell>
          <table:table-cell office:value-type="float" office:value="18624" table:formula="of:=[.AV37]+4" table:style-name="ce2">
            <text:p>18624</text:p>
          </table:table-cell>
          <table:table-cell office:value-type="float" office:value="18628" table:formula="of:=[.AW37]+4" table:style-name="ce2">
            <text:p>18628</text:p>
          </table:table-cell>
          <table:table-cell office:value-type="float" office:value="18632" table:formula="of:=[.AX37]+4" table:style-name="ce2">
            <text:p>18632</text:p>
          </table:table-cell>
          <table:table-cell office:value-type="float" office:value="18636" table:formula="of:=[.AY37]+4" table:style-name="ce2">
            <text:p>18636</text:p>
          </table:table-cell>
          <table:table-cell office:value-type="float" office:value="18640" table:formula="of:=[.AZ37]+4" table:style-name="ce2">
            <text:p>18640</text:p>
          </table:table-cell>
          <table:table-cell office:value-type="float" office:value="18644" table:formula="of:=[.BA37]+4" table:style-name="ce2">
            <text:p>18644</text:p>
          </table:table-cell>
          <table:table-cell office:value-type="float" office:value="18648" table:formula="of:=[.BB37]+4" table:style-name="ce2">
            <text:p>18648</text:p>
          </table:table-cell>
          <table:table-cell office:value-type="float" office:value="18652" table:formula="of:=[.BC37]+4" table:style-name="ce2">
            <text:p>18652</text:p>
          </table:table-cell>
          <table:table-cell office:value-type="float" office:value="18656" table:formula="of:=[.BD37]+4" table:style-name="ce2">
            <text:p>18656</text:p>
          </table:table-cell>
          <table:table-cell office:value-type="float" office:value="18660" table:formula="of:=[.BE37]+4" table:style-name="ce2">
            <text:p>18660</text:p>
          </table:table-cell>
          <table:table-cell office:value-type="float" office:value="18664" table:formula="of:=[.BF37]+4" table:style-name="ce2">
            <text:p>18664</text:p>
          </table:table-cell>
          <table:table-cell office:value-type="float" office:value="18668" table:formula="of:=[.BG37]+4" table:style-name="ce2">
            <text:p>18668</text:p>
          </table:table-cell>
          <table:table-cell office:value-type="float" office:value="18672" table:formula="of:=[.BH37]+4" table:style-name="ce2">
            <text:p>18672</text:p>
          </table:table-cell>
          <table:table-cell office:value-type="float" office:value="18676" table:formula="of:=[.BI37]+4" table:style-name="ce2">
            <text:p>18676</text:p>
          </table:table-cell>
          <table:table-cell office:value-type="float" office:value="18680" table:formula="of:=[.BJ37]+4" table:style-name="ce2">
            <text:p>18680</text:p>
          </table:table-cell>
          <table:table-cell office:value-type="float" office:value="18684" table:formula="of:=[.BK37]+4" table:style-name="ce2">
            <text:p>18684</text:p>
          </table:table-cell>
          <table:table-cell office:value-type="float" office:value="18688" table:formula="of:=[.BL37]+4" table:style-name="ce2">
            <text:p>18688</text:p>
          </table:table-cell>
          <table:table-cell office:value-type="float" office:value="18692" table:formula="of:=[.BM37]+4" table:style-name="ce2">
            <text:p>18692</text:p>
          </table:table-cell>
          <table:table-cell office:value-type="float" office:value="18696" table:formula="of:=[.BN37]+4" table:style-name="ce2">
            <text:p>18696</text:p>
          </table:table-cell>
          <table:table-cell office:value-type="float" office:value="18700" table:formula="of:=[.BO37]+4" table:style-name="ce2">
            <text:p>18700</text:p>
          </table:table-cell>
          <table:table-cell office:value-type="float" office:value="18704" table:formula="of:=[.BP37]+4" table:style-name="ce2">
            <text:p>18704</text:p>
          </table:table-cell>
          <table:table-cell office:value-type="float" office:value="18708" table:formula="of:=[.BQ37]+4" table:style-name="ce2">
            <text:p>18708</text:p>
          </table:table-cell>
          <table:table-cell office:value-type="float" office:value="18712" table:formula="of:=[.BR37]+4" table:style-name="ce2">
            <text:p>18712</text:p>
          </table:table-cell>
          <table:table-cell office:value-type="float" office:value="18716" table:formula="of:=[.BS37]+4" table:style-name="ce2">
            <text:p>18716</text:p>
          </table:table-cell>
          <table:table-cell office:value-type="float" office:value="18720" table:formula="of:=[.BT37]+4" table:style-name="ce2">
            <text:p>18720</text:p>
          </table:table-cell>
          <table:table-cell office:value-type="float" office:value="18724" table:formula="of:=[.BU37]+4" table:style-name="ce2">
            <text:p>18724</text:p>
          </table:table-cell>
          <table:table-cell office:value-type="float" office:value="18728" table:formula="of:=[.BV37]+4" table:style-name="ce2">
            <text:p>18728</text:p>
          </table:table-cell>
          <table:table-cell office:value-type="float" office:value="18732" table:formula="of:=[.BW37]+4" table:style-name="ce2">
            <text:p>18732</text:p>
          </table:table-cell>
          <table:table-cell office:value-type="float" office:value="18736" table:formula="of:=[.BX37]+4" table:style-name="ce2">
            <text:p>18736</text:p>
          </table:table-cell>
          <table:table-cell office:value-type="float" office:value="18740" table:formula="of:=[.BY37]+4" table:style-name="ce2">
            <text:p>18740</text:p>
          </table:table-cell>
          <table:table-cell office:value-type="float" office:value="18744" table:formula="of:=[.BZ37]+4" table:style-name="ce2">
            <text:p>18744</text:p>
          </table:table-cell>
          <table:table-cell office:value-type="float" office:value="18748" table:formula="of:=[.CA37]+4" table:style-name="ce2">
            <text:p>18748</text:p>
          </table:table-cell>
          <table:table-cell office:value-type="float" office:value="18752" table:formula="of:=[.CB37]+4" table:style-name="ce2">
            <text:p>18752</text:p>
          </table:table-cell>
          <table:table-cell office:value-type="float" office:value="18756" table:formula="of:=[.CC37]+4" table:style-name="ce2">
            <text:p>18756</text:p>
          </table:table-cell>
          <table:table-cell office:value-type="float" office:value="18760" table:formula="of:=[.CD37]+4" table:style-name="ce2">
            <text:p>18760</text:p>
          </table:table-cell>
          <table:table-cell office:value-type="float" office:value="18764" table:formula="of:=[.CE37]+4" table:style-name="ce2">
            <text:p>18764</text:p>
          </table:table-cell>
          <table:table-cell office:value-type="float" office:value="18768" table:formula="of:=[.CF37]+4" table:style-name="ce2">
            <text:p>18768</text:p>
          </table:table-cell>
          <table:table-cell office:value-type="float" office:value="18772" table:formula="of:=[.CG37]+4" table:style-name="ce2">
            <text:p>18772</text:p>
          </table:table-cell>
          <table:table-cell office:value-type="float" office:value="18776" table:formula="of:=[.CH37]+4" table:style-name="ce2">
            <text:p>18776</text:p>
          </table:table-cell>
          <table:table-cell office:value-type="float" office:value="18780" table:formula="of:=[.CI37]+4" table:style-name="ce2">
            <text:p>18780</text:p>
          </table:table-cell>
          <table:table-cell office:value-type="float" office:value="18784" table:formula="of:=[.CJ37]+4" table:style-name="ce2">
            <text:p>18784</text:p>
          </table:table-cell>
          <table:table-cell office:value-type="float" office:value="18788" table:formula="of:=[.CK37]+4" table:style-name="ce2">
            <text:p>18788</text:p>
          </table:table-cell>
          <table:table-cell office:value-type="float" office:value="18792" table:formula="of:=[.CL37]+4" table:style-name="ce2">
            <text:p>18792</text:p>
          </table:table-cell>
          <table:table-cell office:value-type="float" office:value="18796" table:formula="of:=[.CM37]+4" table:style-name="ce2">
            <text:p>18796</text:p>
          </table:table-cell>
          <table:table-cell office:value-type="float" office:value="18800" table:formula="of:=[.CN37]+4" table:style-name="ce2">
            <text:p>18800</text:p>
          </table:table-cell>
          <table:table-cell office:value-type="float" office:value="18804" table:formula="of:=[.CO37]+4" table:style-name="ce2">
            <text:p>18804</text:p>
          </table:table-cell>
          <table:table-cell office:value-type="float" office:value="18808" table:formula="of:=[.CP37]+4" table:style-name="ce2">
            <text:p>18808</text:p>
          </table:table-cell>
          <table:table-cell office:value-type="float" office:value="18812" table:formula="of:=[.CQ37]+4" table:style-name="ce2">
            <text:p>18812</text:p>
          </table:table-cell>
          <table:table-cell office:value-type="float" office:value="18816" table:formula="of:=[.CR37]+4" table:style-name="ce2">
            <text:p>18816</text:p>
          </table:table-cell>
          <table:table-cell office:value-type="float" office:value="18820" table:formula="of:=[.CS37]+4" table:style-name="ce2">
            <text:p>18820</text:p>
          </table:table-cell>
          <table:table-cell office:value-type="float" office:value="18824" table:formula="of:=[.CT37]+4" table:style-name="ce2">
            <text:p>18824</text:p>
          </table:table-cell>
          <table:table-cell office:value-type="float" office:value="18828" table:formula="of:=[.CU37]+4" table:style-name="ce2">
            <text:p>18828</text:p>
          </table:table-cell>
          <table:table-cell office:value-type="float" office:value="18832" table:formula="of:=[.CV37]+4" table:style-name="ce2">
            <text:p>18832</text:p>
          </table:table-cell>
          <table:table-cell office:value-type="float" office:value="18836" table:formula="of:=[.CW37]+4" table:style-name="ce2">
            <text:p>18836</text:p>
          </table:table-cell>
          <table:table-cell office:value-type="float" office:value="18840" table:formula="of:=[.CX37]+4" table:style-name="ce2">
            <text:p>18840</text:p>
          </table:table-cell>
          <table:table-cell office:value-type="float" office:value="18844" table:formula="of:=[.CY37]+4" table:style-name="ce2">
            <text:p>18844</text:p>
          </table:table-cell>
          <table:table-cell office:value-type="float" office:value="18848" table:formula="of:=[.CZ37]+4" table:style-name="ce2">
            <text:p>18848</text:p>
          </table:table-cell>
          <table:table-cell office:value-type="float" office:value="18852" table:formula="of:=[.DA37]+4" table:style-name="ce2">
            <text:p>18852</text:p>
          </table:table-cell>
          <table:table-cell office:value-type="float" office:value="18856" table:formula="of:=[.DB37]+4" table:style-name="ce2">
            <text:p>18856</text:p>
          </table:table-cell>
          <table:table-cell office:value-type="float" office:value="18860" table:formula="of:=[.DC37]+4" table:style-name="ce2">
            <text:p>18860</text:p>
          </table:table-cell>
          <table:table-cell office:value-type="float" office:value="18864" table:formula="of:=[.DD37]+4" table:style-name="ce2">
            <text:p>18864</text:p>
          </table:table-cell>
          <table:table-cell office:value-type="float" office:value="18868" table:formula="of:=[.DE37]+4" table:style-name="ce2">
            <text:p>18868</text:p>
          </table:table-cell>
          <table:table-cell office:value-type="float" office:value="18872" table:formula="of:=[.DF37]+4" table:style-name="ce2">
            <text:p>18872</text:p>
          </table:table-cell>
          <table:table-cell office:value-type="float" office:value="18876" table:formula="of:=[.DG37]+4" table:style-name="ce2">
            <text:p>18876</text:p>
          </table:table-cell>
          <table:table-cell office:value-type="float" office:value="18880" table:formula="of:=[.DH37]+4" table:style-name="ce2">
            <text:p>18880</text:p>
          </table:table-cell>
          <table:table-cell office:value-type="float" office:value="18884" table:formula="of:=[.DI37]+4" table:style-name="ce2">
            <text:p>18884</text:p>
          </table:table-cell>
          <table:table-cell office:value-type="float" office:value="18888" table:formula="of:=[.DJ37]+4" table:style-name="ce2">
            <text:p>18888</text:p>
          </table:table-cell>
          <table:table-cell office:value-type="float" office:value="18892" table:formula="of:=[.DK37]+4" table:style-name="ce2">
            <text:p>18892</text:p>
          </table:table-cell>
          <table:table-cell office:value-type="float" office:value="18896" table:formula="of:=[.DL37]+4" table:style-name="ce2">
            <text:p>18896</text:p>
          </table:table-cell>
          <table:table-cell office:value-type="float" office:value="18900" table:formula="of:=[.DM37]+4" table:style-name="ce2">
            <text:p>18900</text:p>
          </table:table-cell>
          <table:table-cell office:value-type="float" office:value="18904" table:formula="of:=[.DN37]+4" table:style-name="ce2">
            <text:p>18904</text:p>
          </table:table-cell>
          <table:table-cell office:value-type="float" office:value="18908" table:formula="of:=[.DO37]+4" table:style-name="ce2">
            <text:p>18908</text:p>
          </table:table-cell>
          <table:table-cell office:value-type="float" office:value="18912" table:formula="of:=[.DP37]+4" table:style-name="ce2">
            <text:p>18912</text:p>
          </table:table-cell>
          <table:table-cell office:value-type="float" office:value="18916" table:formula="of:=[.DQ37]+4" table:style-name="ce2">
            <text:p>18916</text:p>
          </table:table-cell>
          <table:table-cell office:value-type="float" office:value="18920" table:formula="of:=[.DR37]+4" table:style-name="ce2">
            <text:p>18920</text:p>
          </table:table-cell>
          <table:table-cell office:value-type="float" office:value="18924" table:formula="of:=[.DS37]+4" table:style-name="ce2">
            <text:p>18924</text:p>
          </table:table-cell>
          <table:table-cell office:value-type="float" office:value="18928" table:formula="of:=[.DT37]+4" table:style-name="ce2">
            <text:p>18928</text:p>
          </table:table-cell>
          <table:table-cell office:value-type="float" office:value="18932" table:formula="of:=[.DU37]+4" table:style-name="ce2">
            <text:p>18932</text:p>
          </table:table-cell>
          <table:table-cell office:value-type="float" office:value="18936" table:formula="of:=[.DV37]+4" table:style-name="ce2">
            <text:p>18936</text:p>
          </table:table-cell>
          <table:table-cell office:value-type="float" office:value="18940" table:formula="of:=[.DW37]+4" table:style-name="ce2">
            <text:p>18940</text:p>
          </table:table-cell>
          <table:table-cell table:number-columns-repeated="16256"/>
        </table:table-row>
        <table:table-row table:style-name="ro1">
          <table:table-cell office:value-type="float" office:value="18944" table:formula="of:=[.A37]+512" table:style-name="ce2">
            <text:p>18944</text:p>
          </table:table-cell>
          <table:table-cell office:value-type="float" office:value="18948" table:formula="of:=[.A38]+4" table:style-name="ce2">
            <text:p>18948</text:p>
          </table:table-cell>
          <table:table-cell office:value-type="float" office:value="18952" table:formula="of:=[.B38]+4" table:style-name="ce2">
            <text:p>18952</text:p>
          </table:table-cell>
          <table:table-cell office:value-type="float" office:value="18956" table:formula="of:=[.C38]+4" table:style-name="ce2">
            <text:p>18956</text:p>
          </table:table-cell>
          <table:table-cell office:value-type="float" office:value="18960" table:formula="of:=[.D38]+4" table:style-name="ce2">
            <text:p>18960</text:p>
          </table:table-cell>
          <table:table-cell office:value-type="float" office:value="18964" table:formula="of:=[.E38]+4" table:style-name="ce2">
            <text:p>18964</text:p>
          </table:table-cell>
          <table:table-cell office:value-type="float" office:value="18968" table:formula="of:=[.F38]+4" table:style-name="ce2">
            <text:p>18968</text:p>
          </table:table-cell>
          <table:table-cell office:value-type="float" office:value="18972" table:formula="of:=[.G38]+4" table:style-name="ce2">
            <text:p>18972</text:p>
          </table:table-cell>
          <table:table-cell office:value-type="float" office:value="18976" table:formula="of:=[.H38]+4" table:style-name="ce2">
            <text:p>18976</text:p>
          </table:table-cell>
          <table:table-cell office:value-type="float" office:value="18980" table:formula="of:=[.I38]+4" table:style-name="ce2">
            <text:p>18980</text:p>
          </table:table-cell>
          <table:table-cell office:value-type="float" office:value="18984" table:formula="of:=[.J38]+4" table:style-name="ce2">
            <text:p>18984</text:p>
          </table:table-cell>
          <table:table-cell office:value-type="float" office:value="18988" table:formula="of:=[.K38]+4" table:style-name="ce2">
            <text:p>18988</text:p>
          </table:table-cell>
          <table:table-cell office:value-type="float" office:value="18992" table:formula="of:=[.L38]+4" table:style-name="ce2">
            <text:p>18992</text:p>
          </table:table-cell>
          <table:table-cell office:value-type="float" office:value="18996" table:formula="of:=[.M38]+4" table:style-name="ce2">
            <text:p>18996</text:p>
          </table:table-cell>
          <table:table-cell office:value-type="float" office:value="19000" table:formula="of:=[.N38]+4" table:style-name="ce2">
            <text:p>19000</text:p>
          </table:table-cell>
          <table:table-cell office:value-type="float" office:value="19004" table:formula="of:=[.O38]+4" table:style-name="ce2">
            <text:p>19004</text:p>
          </table:table-cell>
          <table:table-cell office:value-type="float" office:value="19008" table:formula="of:=[.P38]+4" table:style-name="ce2">
            <text:p>19008</text:p>
          </table:table-cell>
          <table:table-cell office:value-type="float" office:value="19012" table:formula="of:=[.Q38]+4" table:style-name="ce2">
            <text:p>19012</text:p>
          </table:table-cell>
          <table:table-cell office:value-type="float" office:value="19016" table:formula="of:=[.R38]+4" table:style-name="ce2">
            <text:p>19016</text:p>
          </table:table-cell>
          <table:table-cell office:value-type="float" office:value="19020" table:formula="of:=[.S38]+4" table:style-name="ce2">
            <text:p>19020</text:p>
          </table:table-cell>
          <table:table-cell office:value-type="float" office:value="19024" table:formula="of:=[.T38]+4" table:style-name="ce2">
            <text:p>19024</text:p>
          </table:table-cell>
          <table:table-cell office:value-type="float" office:value="19028" table:formula="of:=[.U38]+4" table:style-name="ce2">
            <text:p>19028</text:p>
          </table:table-cell>
          <table:table-cell office:value-type="float" office:value="19032" table:formula="of:=[.V38]+4" table:style-name="ce2">
            <text:p>19032</text:p>
          </table:table-cell>
          <table:table-cell office:value-type="float" office:value="19036" table:formula="of:=[.W38]+4" table:style-name="ce2">
            <text:p>19036</text:p>
          </table:table-cell>
          <table:table-cell office:value-type="float" office:value="19040" table:formula="of:=[.X38]+4" table:style-name="ce2">
            <text:p>19040</text:p>
          </table:table-cell>
          <table:table-cell office:value-type="float" office:value="19044" table:formula="of:=[.Y38]+4" table:style-name="ce2">
            <text:p>19044</text:p>
          </table:table-cell>
          <table:table-cell office:value-type="float" office:value="19048" table:formula="of:=[.Z38]+4" table:style-name="ce2">
            <text:p>19048</text:p>
          </table:table-cell>
          <table:table-cell office:value-type="float" office:value="19052" table:formula="of:=[.AA38]+4" table:style-name="ce2">
            <text:p>19052</text:p>
          </table:table-cell>
          <table:table-cell office:value-type="float" office:value="19056" table:formula="of:=[.AB38]+4" table:style-name="ce2">
            <text:p>19056</text:p>
          </table:table-cell>
          <table:table-cell office:value-type="float" office:value="19060" table:formula="of:=[.AC38]+4" table:style-name="ce2">
            <text:p>19060</text:p>
          </table:table-cell>
          <table:table-cell office:value-type="float" office:value="19064" table:formula="of:=[.AD38]+4" table:style-name="ce2">
            <text:p>19064</text:p>
          </table:table-cell>
          <table:table-cell office:value-type="float" office:value="19068" table:formula="of:=[.AE38]+4" table:style-name="ce2">
            <text:p>19068</text:p>
          </table:table-cell>
          <table:table-cell office:value-type="float" office:value="19072" table:formula="of:=[.AF38]+4" table:style-name="ce2">
            <text:p>19072</text:p>
          </table:table-cell>
          <table:table-cell office:value-type="float" office:value="19076" table:formula="of:=[.AG38]+4" table:style-name="ce2">
            <text:p>19076</text:p>
          </table:table-cell>
          <table:table-cell office:value-type="float" office:value="19080" table:formula="of:=[.AH38]+4" table:style-name="ce2">
            <text:p>19080</text:p>
          </table:table-cell>
          <table:table-cell office:value-type="float" office:value="19084" table:formula="of:=[.AI38]+4" table:style-name="ce2">
            <text:p>19084</text:p>
          </table:table-cell>
          <table:table-cell office:value-type="float" office:value="19088" table:formula="of:=[.AJ38]+4" table:style-name="ce2">
            <text:p>19088</text:p>
          </table:table-cell>
          <table:table-cell office:value-type="float" office:value="19092" table:formula="of:=[.AK38]+4" table:style-name="ce2">
            <text:p>19092</text:p>
          </table:table-cell>
          <table:table-cell office:value-type="float" office:value="19096" table:formula="of:=[.AL38]+4" table:style-name="ce2">
            <text:p>19096</text:p>
          </table:table-cell>
          <table:table-cell office:value-type="float" office:value="19100" table:formula="of:=[.AM38]+4" table:style-name="ce2">
            <text:p>19100</text:p>
          </table:table-cell>
          <table:table-cell office:value-type="float" office:value="19104" table:formula="of:=[.AN38]+4" table:style-name="ce2">
            <text:p>19104</text:p>
          </table:table-cell>
          <table:table-cell office:value-type="float" office:value="19108" table:formula="of:=[.AO38]+4" table:style-name="ce2">
            <text:p>19108</text:p>
          </table:table-cell>
          <table:table-cell office:value-type="float" office:value="19112" table:formula="of:=[.AP38]+4" table:style-name="ce2">
            <text:p>19112</text:p>
          </table:table-cell>
          <table:table-cell office:value-type="float" office:value="19116" table:formula="of:=[.AQ38]+4" table:style-name="ce2">
            <text:p>19116</text:p>
          </table:table-cell>
          <table:table-cell office:value-type="float" office:value="19120" table:formula="of:=[.AR38]+4" table:style-name="ce2">
            <text:p>19120</text:p>
          </table:table-cell>
          <table:table-cell office:value-type="float" office:value="19124" table:formula="of:=[.AS38]+4" table:style-name="ce2">
            <text:p>19124</text:p>
          </table:table-cell>
          <table:table-cell office:value-type="float" office:value="19128" table:formula="of:=[.AT38]+4" table:style-name="ce2">
            <text:p>19128</text:p>
          </table:table-cell>
          <table:table-cell office:value-type="float" office:value="19132" table:formula="of:=[.AU38]+4" table:style-name="ce2">
            <text:p>19132</text:p>
          </table:table-cell>
          <table:table-cell office:value-type="float" office:value="19136" table:formula="of:=[.AV38]+4" table:style-name="ce2">
            <text:p>19136</text:p>
          </table:table-cell>
          <table:table-cell office:value-type="float" office:value="19140" table:formula="of:=[.AW38]+4" table:style-name="ce2">
            <text:p>19140</text:p>
          </table:table-cell>
          <table:table-cell office:value-type="float" office:value="19144" table:formula="of:=[.AX38]+4" table:style-name="ce2">
            <text:p>19144</text:p>
          </table:table-cell>
          <table:table-cell office:value-type="float" office:value="19148" table:formula="of:=[.AY38]+4" table:style-name="ce2">
            <text:p>19148</text:p>
          </table:table-cell>
          <table:table-cell office:value-type="float" office:value="19152" table:formula="of:=[.AZ38]+4" table:style-name="ce2">
            <text:p>19152</text:p>
          </table:table-cell>
          <table:table-cell office:value-type="float" office:value="19156" table:formula="of:=[.BA38]+4" table:style-name="ce2">
            <text:p>19156</text:p>
          </table:table-cell>
          <table:table-cell office:value-type="float" office:value="19160" table:formula="of:=[.BB38]+4" table:style-name="ce2">
            <text:p>19160</text:p>
          </table:table-cell>
          <table:table-cell office:value-type="float" office:value="19164" table:formula="of:=[.BC38]+4" table:style-name="ce2">
            <text:p>19164</text:p>
          </table:table-cell>
          <table:table-cell office:value-type="float" office:value="19168" table:formula="of:=[.BD38]+4" table:style-name="ce2">
            <text:p>19168</text:p>
          </table:table-cell>
          <table:table-cell office:value-type="float" office:value="19172" table:formula="of:=[.BE38]+4" table:style-name="ce2">
            <text:p>19172</text:p>
          </table:table-cell>
          <table:table-cell office:value-type="float" office:value="19176" table:formula="of:=[.BF38]+4" table:style-name="ce2">
            <text:p>19176</text:p>
          </table:table-cell>
          <table:table-cell office:value-type="float" office:value="19180" table:formula="of:=[.BG38]+4" table:style-name="ce2">
            <text:p>19180</text:p>
          </table:table-cell>
          <table:table-cell office:value-type="float" office:value="19184" table:formula="of:=[.BH38]+4" table:style-name="ce2">
            <text:p>19184</text:p>
          </table:table-cell>
          <table:table-cell office:value-type="float" office:value="19188" table:formula="of:=[.BI38]+4" table:style-name="ce2">
            <text:p>19188</text:p>
          </table:table-cell>
          <table:table-cell office:value-type="float" office:value="19192" table:formula="of:=[.BJ38]+4" table:style-name="ce2">
            <text:p>19192</text:p>
          </table:table-cell>
          <table:table-cell office:value-type="float" office:value="19196" table:formula="of:=[.BK38]+4" table:style-name="ce2">
            <text:p>19196</text:p>
          </table:table-cell>
          <table:table-cell office:value-type="float" office:value="19200" table:formula="of:=[.BL38]+4" table:style-name="ce2">
            <text:p>19200</text:p>
          </table:table-cell>
          <table:table-cell office:value-type="float" office:value="19204" table:formula="of:=[.BM38]+4" table:style-name="ce2">
            <text:p>19204</text:p>
          </table:table-cell>
          <table:table-cell office:value-type="float" office:value="19208" table:formula="of:=[.BN38]+4" table:style-name="ce2">
            <text:p>19208</text:p>
          </table:table-cell>
          <table:table-cell office:value-type="float" office:value="19212" table:formula="of:=[.BO38]+4" table:style-name="ce2">
            <text:p>19212</text:p>
          </table:table-cell>
          <table:table-cell office:value-type="float" office:value="19216" table:formula="of:=[.BP38]+4" table:style-name="ce2">
            <text:p>19216</text:p>
          </table:table-cell>
          <table:table-cell office:value-type="float" office:value="19220" table:formula="of:=[.BQ38]+4" table:style-name="ce2">
            <text:p>19220</text:p>
          </table:table-cell>
          <table:table-cell office:value-type="float" office:value="19224" table:formula="of:=[.BR38]+4" table:style-name="ce2">
            <text:p>19224</text:p>
          </table:table-cell>
          <table:table-cell office:value-type="float" office:value="19228" table:formula="of:=[.BS38]+4" table:style-name="ce2">
            <text:p>19228</text:p>
          </table:table-cell>
          <table:table-cell office:value-type="float" office:value="19232" table:formula="of:=[.BT38]+4" table:style-name="ce2">
            <text:p>19232</text:p>
          </table:table-cell>
          <table:table-cell office:value-type="float" office:value="19236" table:formula="of:=[.BU38]+4" table:style-name="ce2">
            <text:p>19236</text:p>
          </table:table-cell>
          <table:table-cell office:value-type="float" office:value="19240" table:formula="of:=[.BV38]+4" table:style-name="ce2">
            <text:p>19240</text:p>
          </table:table-cell>
          <table:table-cell office:value-type="float" office:value="19244" table:formula="of:=[.BW38]+4" table:style-name="ce2">
            <text:p>19244</text:p>
          </table:table-cell>
          <table:table-cell office:value-type="float" office:value="19248" table:formula="of:=[.BX38]+4" table:style-name="ce2">
            <text:p>19248</text:p>
          </table:table-cell>
          <table:table-cell office:value-type="float" office:value="19252" table:formula="of:=[.BY38]+4" table:style-name="ce2">
            <text:p>19252</text:p>
          </table:table-cell>
          <table:table-cell office:value-type="float" office:value="19256" table:formula="of:=[.BZ38]+4" table:style-name="ce2">
            <text:p>19256</text:p>
          </table:table-cell>
          <table:table-cell office:value-type="float" office:value="19260" table:formula="of:=[.CA38]+4" table:style-name="ce2">
            <text:p>19260</text:p>
          </table:table-cell>
          <table:table-cell office:value-type="float" office:value="19264" table:formula="of:=[.CB38]+4" table:style-name="ce2">
            <text:p>19264</text:p>
          </table:table-cell>
          <table:table-cell office:value-type="float" office:value="19268" table:formula="of:=[.CC38]+4" table:style-name="ce2">
            <text:p>19268</text:p>
          </table:table-cell>
          <table:table-cell office:value-type="float" office:value="19272" table:formula="of:=[.CD38]+4" table:style-name="ce2">
            <text:p>19272</text:p>
          </table:table-cell>
          <table:table-cell office:value-type="float" office:value="19276" table:formula="of:=[.CE38]+4" table:style-name="ce2">
            <text:p>19276</text:p>
          </table:table-cell>
          <table:table-cell office:value-type="float" office:value="19280" table:formula="of:=[.CF38]+4" table:style-name="ce2">
            <text:p>19280</text:p>
          </table:table-cell>
          <table:table-cell office:value-type="float" office:value="19284" table:formula="of:=[.CG38]+4" table:style-name="ce2">
            <text:p>19284</text:p>
          </table:table-cell>
          <table:table-cell office:value-type="float" office:value="19288" table:formula="of:=[.CH38]+4" table:style-name="ce2">
            <text:p>19288</text:p>
          </table:table-cell>
          <table:table-cell office:value-type="float" office:value="19292" table:formula="of:=[.CI38]+4" table:style-name="ce2">
            <text:p>19292</text:p>
          </table:table-cell>
          <table:table-cell office:value-type="float" office:value="19296" table:formula="of:=[.CJ38]+4" table:style-name="ce2">
            <text:p>19296</text:p>
          </table:table-cell>
          <table:table-cell office:value-type="float" office:value="19300" table:formula="of:=[.CK38]+4" table:style-name="ce2">
            <text:p>19300</text:p>
          </table:table-cell>
          <table:table-cell office:value-type="float" office:value="19304" table:formula="of:=[.CL38]+4" table:style-name="ce2">
            <text:p>19304</text:p>
          </table:table-cell>
          <table:table-cell office:value-type="float" office:value="19308" table:formula="of:=[.CM38]+4" table:style-name="ce2">
            <text:p>19308</text:p>
          </table:table-cell>
          <table:table-cell office:value-type="float" office:value="19312" table:formula="of:=[.CN38]+4" table:style-name="ce2">
            <text:p>19312</text:p>
          </table:table-cell>
          <table:table-cell office:value-type="float" office:value="19316" table:formula="of:=[.CO38]+4" table:style-name="ce2">
            <text:p>19316</text:p>
          </table:table-cell>
          <table:table-cell office:value-type="float" office:value="19320" table:formula="of:=[.CP38]+4" table:style-name="ce2">
            <text:p>19320</text:p>
          </table:table-cell>
          <table:table-cell office:value-type="float" office:value="19324" table:formula="of:=[.CQ38]+4" table:style-name="ce2">
            <text:p>19324</text:p>
          </table:table-cell>
          <table:table-cell office:value-type="float" office:value="19328" table:formula="of:=[.CR38]+4" table:style-name="ce2">
            <text:p>19328</text:p>
          </table:table-cell>
          <table:table-cell office:value-type="float" office:value="19332" table:formula="of:=[.CS38]+4" table:style-name="ce2">
            <text:p>19332</text:p>
          </table:table-cell>
          <table:table-cell office:value-type="float" office:value="19336" table:formula="of:=[.CT38]+4" table:style-name="ce2">
            <text:p>19336</text:p>
          </table:table-cell>
          <table:table-cell office:value-type="float" office:value="19340" table:formula="of:=[.CU38]+4" table:style-name="ce2">
            <text:p>19340</text:p>
          </table:table-cell>
          <table:table-cell office:value-type="float" office:value="19344" table:formula="of:=[.CV38]+4" table:style-name="ce2">
            <text:p>19344</text:p>
          </table:table-cell>
          <table:table-cell office:value-type="float" office:value="19348" table:formula="of:=[.CW38]+4" table:style-name="ce2">
            <text:p>19348</text:p>
          </table:table-cell>
          <table:table-cell office:value-type="float" office:value="19352" table:formula="of:=[.CX38]+4" table:style-name="ce2">
            <text:p>19352</text:p>
          </table:table-cell>
          <table:table-cell office:value-type="float" office:value="19356" table:formula="of:=[.CY38]+4" table:style-name="ce2">
            <text:p>19356</text:p>
          </table:table-cell>
          <table:table-cell office:value-type="float" office:value="19360" table:formula="of:=[.CZ38]+4" table:style-name="ce2">
            <text:p>19360</text:p>
          </table:table-cell>
          <table:table-cell office:value-type="float" office:value="19364" table:formula="of:=[.DA38]+4" table:style-name="ce2">
            <text:p>19364</text:p>
          </table:table-cell>
          <table:table-cell office:value-type="float" office:value="19368" table:formula="of:=[.DB38]+4" table:style-name="ce2">
            <text:p>19368</text:p>
          </table:table-cell>
          <table:table-cell office:value-type="float" office:value="19372" table:formula="of:=[.DC38]+4" table:style-name="ce2">
            <text:p>19372</text:p>
          </table:table-cell>
          <table:table-cell office:value-type="float" office:value="19376" table:formula="of:=[.DD38]+4" table:style-name="ce2">
            <text:p>19376</text:p>
          </table:table-cell>
          <table:table-cell office:value-type="float" office:value="19380" table:formula="of:=[.DE38]+4" table:style-name="ce2">
            <text:p>19380</text:p>
          </table:table-cell>
          <table:table-cell office:value-type="float" office:value="19384" table:formula="of:=[.DF38]+4" table:style-name="ce2">
            <text:p>19384</text:p>
          </table:table-cell>
          <table:table-cell office:value-type="float" office:value="19388" table:formula="of:=[.DG38]+4" table:style-name="ce2">
            <text:p>19388</text:p>
          </table:table-cell>
          <table:table-cell office:value-type="float" office:value="19392" table:formula="of:=[.DH38]+4" table:style-name="ce2">
            <text:p>19392</text:p>
          </table:table-cell>
          <table:table-cell office:value-type="float" office:value="19396" table:formula="of:=[.DI38]+4" table:style-name="ce2">
            <text:p>19396</text:p>
          </table:table-cell>
          <table:table-cell office:value-type="float" office:value="19400" table:formula="of:=[.DJ38]+4" table:style-name="ce2">
            <text:p>19400</text:p>
          </table:table-cell>
          <table:table-cell office:value-type="float" office:value="19404" table:formula="of:=[.DK38]+4" table:style-name="ce2">
            <text:p>19404</text:p>
          </table:table-cell>
          <table:table-cell office:value-type="float" office:value="19408" table:formula="of:=[.DL38]+4" table:style-name="ce2">
            <text:p>19408</text:p>
          </table:table-cell>
          <table:table-cell office:value-type="float" office:value="19412" table:formula="of:=[.DM38]+4" table:style-name="ce2">
            <text:p>19412</text:p>
          </table:table-cell>
          <table:table-cell office:value-type="float" office:value="19416" table:formula="of:=[.DN38]+4" table:style-name="ce2">
            <text:p>19416</text:p>
          </table:table-cell>
          <table:table-cell office:value-type="float" office:value="19420" table:formula="of:=[.DO38]+4" table:style-name="ce2">
            <text:p>19420</text:p>
          </table:table-cell>
          <table:table-cell office:value-type="float" office:value="19424" table:formula="of:=[.DP38]+4" table:style-name="ce2">
            <text:p>19424</text:p>
          </table:table-cell>
          <table:table-cell office:value-type="float" office:value="19428" table:formula="of:=[.DQ38]+4" table:style-name="ce2">
            <text:p>19428</text:p>
          </table:table-cell>
          <table:table-cell office:value-type="float" office:value="19432" table:formula="of:=[.DR38]+4" table:style-name="ce2">
            <text:p>19432</text:p>
          </table:table-cell>
          <table:table-cell office:value-type="float" office:value="19436" table:formula="of:=[.DS38]+4" table:style-name="ce2">
            <text:p>19436</text:p>
          </table:table-cell>
          <table:table-cell office:value-type="float" office:value="19440" table:formula="of:=[.DT38]+4" table:style-name="ce2">
            <text:p>19440</text:p>
          </table:table-cell>
          <table:table-cell office:value-type="float" office:value="19444" table:formula="of:=[.DU38]+4" table:style-name="ce2">
            <text:p>19444</text:p>
          </table:table-cell>
          <table:table-cell office:value-type="float" office:value="19448" table:formula="of:=[.DV38]+4" table:style-name="ce2">
            <text:p>19448</text:p>
          </table:table-cell>
          <table:table-cell office:value-type="float" office:value="19452" table:formula="of:=[.DW38]+4" table:style-name="ce2">
            <text:p>19452</text:p>
          </table:table-cell>
          <table:table-cell table:number-columns-repeated="16256"/>
        </table:table-row>
        <table:table-row table:style-name="ro1">
          <table:table-cell office:value-type="float" office:value="19456" table:formula="of:=[.A38]+512" table:style-name="ce2">
            <text:p>19456</text:p>
          </table:table-cell>
          <table:table-cell office:value-type="float" office:value="19460" table:formula="of:=[.A39]+4" table:style-name="ce2">
            <text:p>19460</text:p>
          </table:table-cell>
          <table:table-cell office:value-type="float" office:value="19464" table:formula="of:=[.B39]+4" table:style-name="ce2">
            <text:p>19464</text:p>
          </table:table-cell>
          <table:table-cell office:value-type="float" office:value="19468" table:formula="of:=[.C39]+4" table:style-name="ce2">
            <text:p>19468</text:p>
          </table:table-cell>
          <table:table-cell office:value-type="float" office:value="19472" table:formula="of:=[.D39]+4" table:style-name="ce2">
            <text:p>19472</text:p>
          </table:table-cell>
          <table:table-cell office:value-type="float" office:value="19476" table:formula="of:=[.E39]+4" table:style-name="ce2">
            <text:p>19476</text:p>
          </table:table-cell>
          <table:table-cell office:value-type="float" office:value="19480" table:formula="of:=[.F39]+4" table:style-name="ce2">
            <text:p>19480</text:p>
          </table:table-cell>
          <table:table-cell office:value-type="float" office:value="19484" table:formula="of:=[.G39]+4" table:style-name="ce2">
            <text:p>19484</text:p>
          </table:table-cell>
          <table:table-cell office:value-type="float" office:value="19488" table:formula="of:=[.H39]+4" table:style-name="ce2">
            <text:p>19488</text:p>
          </table:table-cell>
          <table:table-cell office:value-type="float" office:value="19492" table:formula="of:=[.I39]+4" table:style-name="ce2">
            <text:p>19492</text:p>
          </table:table-cell>
          <table:table-cell office:value-type="float" office:value="19496" table:formula="of:=[.J39]+4" table:style-name="ce2">
            <text:p>19496</text:p>
          </table:table-cell>
          <table:table-cell office:value-type="float" office:value="19500" table:formula="of:=[.K39]+4" table:style-name="ce2">
            <text:p>19500</text:p>
          </table:table-cell>
          <table:table-cell office:value-type="float" office:value="19504" table:formula="of:=[.L39]+4" table:style-name="ce2">
            <text:p>19504</text:p>
          </table:table-cell>
          <table:table-cell office:value-type="float" office:value="19508" table:formula="of:=[.M39]+4" table:style-name="ce2">
            <text:p>19508</text:p>
          </table:table-cell>
          <table:table-cell office:value-type="float" office:value="19512" table:formula="of:=[.N39]+4" table:style-name="ce2">
            <text:p>19512</text:p>
          </table:table-cell>
          <table:table-cell office:value-type="float" office:value="19516" table:formula="of:=[.O39]+4" table:style-name="ce2">
            <text:p>19516</text:p>
          </table:table-cell>
          <table:table-cell office:value-type="float" office:value="19520" table:formula="of:=[.P39]+4" table:style-name="ce2">
            <text:p>19520</text:p>
          </table:table-cell>
          <table:table-cell office:value-type="float" office:value="19524" table:formula="of:=[.Q39]+4" table:style-name="ce2">
            <text:p>19524</text:p>
          </table:table-cell>
          <table:table-cell office:value-type="float" office:value="19528" table:formula="of:=[.R39]+4" table:style-name="ce2">
            <text:p>19528</text:p>
          </table:table-cell>
          <table:table-cell office:value-type="float" office:value="19532" table:formula="of:=[.S39]+4" table:style-name="ce2">
            <text:p>19532</text:p>
          </table:table-cell>
          <table:table-cell office:value-type="float" office:value="19536" table:formula="of:=[.T39]+4" table:style-name="ce2">
            <text:p>19536</text:p>
          </table:table-cell>
          <table:table-cell office:value-type="float" office:value="19540" table:formula="of:=[.U39]+4" table:style-name="ce2">
            <text:p>19540</text:p>
          </table:table-cell>
          <table:table-cell office:value-type="float" office:value="19544" table:formula="of:=[.V39]+4" table:style-name="ce2">
            <text:p>19544</text:p>
          </table:table-cell>
          <table:table-cell office:value-type="float" office:value="19548" table:formula="of:=[.W39]+4" table:style-name="ce2">
            <text:p>19548</text:p>
          </table:table-cell>
          <table:table-cell office:value-type="float" office:value="19552" table:formula="of:=[.X39]+4" table:style-name="ce2">
            <text:p>19552</text:p>
          </table:table-cell>
          <table:table-cell office:value-type="float" office:value="19556" table:formula="of:=[.Y39]+4" table:style-name="ce2">
            <text:p>19556</text:p>
          </table:table-cell>
          <table:table-cell office:value-type="float" office:value="19560" table:formula="of:=[.Z39]+4" table:style-name="ce2">
            <text:p>19560</text:p>
          </table:table-cell>
          <table:table-cell office:value-type="float" office:value="19564" table:formula="of:=[.AA39]+4" table:style-name="ce2">
            <text:p>19564</text:p>
          </table:table-cell>
          <table:table-cell office:value-type="float" office:value="19568" table:formula="of:=[.AB39]+4" table:style-name="ce2">
            <text:p>19568</text:p>
          </table:table-cell>
          <table:table-cell office:value-type="float" office:value="19572" table:formula="of:=[.AC39]+4" table:style-name="ce2">
            <text:p>19572</text:p>
          </table:table-cell>
          <table:table-cell office:value-type="float" office:value="19576" table:formula="of:=[.AD39]+4" table:style-name="ce2">
            <text:p>19576</text:p>
          </table:table-cell>
          <table:table-cell office:value-type="float" office:value="19580" table:formula="of:=[.AE39]+4" table:style-name="ce2">
            <text:p>19580</text:p>
          </table:table-cell>
          <table:table-cell office:value-type="float" office:value="19584" table:formula="of:=[.AF39]+4" table:style-name="ce2">
            <text:p>19584</text:p>
          </table:table-cell>
          <table:table-cell office:value-type="float" office:value="19588" table:formula="of:=[.AG39]+4" table:style-name="ce2">
            <text:p>19588</text:p>
          </table:table-cell>
          <table:table-cell office:value-type="float" office:value="19592" table:formula="of:=[.AH39]+4" table:style-name="ce2">
            <text:p>19592</text:p>
          </table:table-cell>
          <table:table-cell office:value-type="float" office:value="19596" table:formula="of:=[.AI39]+4" table:style-name="ce2">
            <text:p>19596</text:p>
          </table:table-cell>
          <table:table-cell office:value-type="float" office:value="19600" table:formula="of:=[.AJ39]+4" table:style-name="ce2">
            <text:p>19600</text:p>
          </table:table-cell>
          <table:table-cell office:value-type="float" office:value="19604" table:formula="of:=[.AK39]+4" table:style-name="ce2">
            <text:p>19604</text:p>
          </table:table-cell>
          <table:table-cell office:value-type="float" office:value="19608" table:formula="of:=[.AL39]+4" table:style-name="ce2">
            <text:p>19608</text:p>
          </table:table-cell>
          <table:table-cell office:value-type="float" office:value="19612" table:formula="of:=[.AM39]+4" table:style-name="ce2">
            <text:p>19612</text:p>
          </table:table-cell>
          <table:table-cell office:value-type="float" office:value="19616" table:formula="of:=[.AN39]+4" table:style-name="ce2">
            <text:p>19616</text:p>
          </table:table-cell>
          <table:table-cell office:value-type="float" office:value="19620" table:formula="of:=[.AO39]+4" table:style-name="ce2">
            <text:p>19620</text:p>
          </table:table-cell>
          <table:table-cell office:value-type="float" office:value="19624" table:formula="of:=[.AP39]+4" table:style-name="ce2">
            <text:p>19624</text:p>
          </table:table-cell>
          <table:table-cell office:value-type="float" office:value="19628" table:formula="of:=[.AQ39]+4" table:style-name="ce2">
            <text:p>19628</text:p>
          </table:table-cell>
          <table:table-cell office:value-type="float" office:value="19632" table:formula="of:=[.AR39]+4" table:style-name="ce2">
            <text:p>19632</text:p>
          </table:table-cell>
          <table:table-cell office:value-type="float" office:value="19636" table:formula="of:=[.AS39]+4" table:style-name="ce2">
            <text:p>19636</text:p>
          </table:table-cell>
          <table:table-cell office:value-type="float" office:value="19640" table:formula="of:=[.AT39]+4" table:style-name="ce2">
            <text:p>19640</text:p>
          </table:table-cell>
          <table:table-cell office:value-type="float" office:value="19644" table:formula="of:=[.AU39]+4" table:style-name="ce2">
            <text:p>19644</text:p>
          </table:table-cell>
          <table:table-cell office:value-type="float" office:value="19648" table:formula="of:=[.AV39]+4" table:style-name="ce2">
            <text:p>19648</text:p>
          </table:table-cell>
          <table:table-cell office:value-type="float" office:value="19652" table:formula="of:=[.AW39]+4" table:style-name="ce2">
            <text:p>19652</text:p>
          </table:table-cell>
          <table:table-cell office:value-type="float" office:value="19656" table:formula="of:=[.AX39]+4" table:style-name="ce2">
            <text:p>19656</text:p>
          </table:table-cell>
          <table:table-cell office:value-type="float" office:value="19660" table:formula="of:=[.AY39]+4" table:style-name="ce2">
            <text:p>19660</text:p>
          </table:table-cell>
          <table:table-cell office:value-type="float" office:value="19664" table:formula="of:=[.AZ39]+4" table:style-name="ce2">
            <text:p>19664</text:p>
          </table:table-cell>
          <table:table-cell office:value-type="float" office:value="19668" table:formula="of:=[.BA39]+4" table:style-name="ce2">
            <text:p>19668</text:p>
          </table:table-cell>
          <table:table-cell office:value-type="float" office:value="19672" table:formula="of:=[.BB39]+4" table:style-name="ce2">
            <text:p>19672</text:p>
          </table:table-cell>
          <table:table-cell office:value-type="float" office:value="19676" table:formula="of:=[.BC39]+4" table:style-name="ce2">
            <text:p>19676</text:p>
          </table:table-cell>
          <table:table-cell office:value-type="float" office:value="19680" table:formula="of:=[.BD39]+4" table:style-name="ce2">
            <text:p>19680</text:p>
          </table:table-cell>
          <table:table-cell office:value-type="float" office:value="19684" table:formula="of:=[.BE39]+4" table:style-name="ce2">
            <text:p>19684</text:p>
          </table:table-cell>
          <table:table-cell office:value-type="float" office:value="19688" table:formula="of:=[.BF39]+4" table:style-name="ce2">
            <text:p>19688</text:p>
          </table:table-cell>
          <table:table-cell office:value-type="float" office:value="19692" table:formula="of:=[.BG39]+4" table:style-name="ce2">
            <text:p>19692</text:p>
          </table:table-cell>
          <table:table-cell office:value-type="float" office:value="19696" table:formula="of:=[.BH39]+4" table:style-name="ce2">
            <text:p>19696</text:p>
          </table:table-cell>
          <table:table-cell office:value-type="float" office:value="19700" table:formula="of:=[.BI39]+4" table:style-name="ce2">
            <text:p>19700</text:p>
          </table:table-cell>
          <table:table-cell office:value-type="float" office:value="19704" table:formula="of:=[.BJ39]+4" table:style-name="ce2">
            <text:p>19704</text:p>
          </table:table-cell>
          <table:table-cell office:value-type="float" office:value="19708" table:formula="of:=[.BK39]+4" table:style-name="ce2">
            <text:p>19708</text:p>
          </table:table-cell>
          <table:table-cell office:value-type="float" office:value="19712" table:formula="of:=[.BL39]+4" table:style-name="ce2">
            <text:p>19712</text:p>
          </table:table-cell>
          <table:table-cell office:value-type="float" office:value="19716" table:formula="of:=[.BM39]+4" table:style-name="ce2">
            <text:p>19716</text:p>
          </table:table-cell>
          <table:table-cell office:value-type="float" office:value="19720" table:formula="of:=[.BN39]+4" table:style-name="ce2">
            <text:p>19720</text:p>
          </table:table-cell>
          <table:table-cell office:value-type="float" office:value="19724" table:formula="of:=[.BO39]+4" table:style-name="ce2">
            <text:p>19724</text:p>
          </table:table-cell>
          <table:table-cell office:value-type="float" office:value="19728" table:formula="of:=[.BP39]+4" table:style-name="ce2">
            <text:p>19728</text:p>
          </table:table-cell>
          <table:table-cell office:value-type="float" office:value="19732" table:formula="of:=[.BQ39]+4" table:style-name="ce2">
            <text:p>19732</text:p>
          </table:table-cell>
          <table:table-cell office:value-type="float" office:value="19736" table:formula="of:=[.BR39]+4" table:style-name="ce2">
            <text:p>19736</text:p>
          </table:table-cell>
          <table:table-cell office:value-type="float" office:value="19740" table:formula="of:=[.BS39]+4" table:style-name="ce2">
            <text:p>19740</text:p>
          </table:table-cell>
          <table:table-cell office:value-type="float" office:value="19744" table:formula="of:=[.BT39]+4" table:style-name="ce2">
            <text:p>19744</text:p>
          </table:table-cell>
          <table:table-cell office:value-type="float" office:value="19748" table:formula="of:=[.BU39]+4" table:style-name="ce2">
            <text:p>19748</text:p>
          </table:table-cell>
          <table:table-cell office:value-type="float" office:value="19752" table:formula="of:=[.BV39]+4" table:style-name="ce2">
            <text:p>19752</text:p>
          </table:table-cell>
          <table:table-cell office:value-type="float" office:value="19756" table:formula="of:=[.BW39]+4" table:style-name="ce2">
            <text:p>19756</text:p>
          </table:table-cell>
          <table:table-cell office:value-type="float" office:value="19760" table:formula="of:=[.BX39]+4" table:style-name="ce2">
            <text:p>19760</text:p>
          </table:table-cell>
          <table:table-cell office:value-type="float" office:value="19764" table:formula="of:=[.BY39]+4" table:style-name="ce2">
            <text:p>19764</text:p>
          </table:table-cell>
          <table:table-cell office:value-type="float" office:value="19768" table:formula="of:=[.BZ39]+4" table:style-name="ce2">
            <text:p>19768</text:p>
          </table:table-cell>
          <table:table-cell office:value-type="float" office:value="19772" table:formula="of:=[.CA39]+4" table:style-name="ce2">
            <text:p>19772</text:p>
          </table:table-cell>
          <table:table-cell office:value-type="float" office:value="19776" table:formula="of:=[.CB39]+4" table:style-name="ce2">
            <text:p>19776</text:p>
          </table:table-cell>
          <table:table-cell office:value-type="float" office:value="19780" table:formula="of:=[.CC39]+4" table:style-name="ce2">
            <text:p>19780</text:p>
          </table:table-cell>
          <table:table-cell office:value-type="float" office:value="19784" table:formula="of:=[.CD39]+4" table:style-name="ce2">
            <text:p>19784</text:p>
          </table:table-cell>
          <table:table-cell office:value-type="float" office:value="19788" table:formula="of:=[.CE39]+4" table:style-name="ce2">
            <text:p>19788</text:p>
          </table:table-cell>
          <table:table-cell office:value-type="float" office:value="19792" table:formula="of:=[.CF39]+4" table:style-name="ce2">
            <text:p>19792</text:p>
          </table:table-cell>
          <table:table-cell office:value-type="float" office:value="19796" table:formula="of:=[.CG39]+4" table:style-name="ce2">
            <text:p>19796</text:p>
          </table:table-cell>
          <table:table-cell office:value-type="float" office:value="19800" table:formula="of:=[.CH39]+4" table:style-name="ce2">
            <text:p>19800</text:p>
          </table:table-cell>
          <table:table-cell office:value-type="float" office:value="19804" table:formula="of:=[.CI39]+4" table:style-name="ce2">
            <text:p>19804</text:p>
          </table:table-cell>
          <table:table-cell office:value-type="float" office:value="19808" table:formula="of:=[.CJ39]+4" table:style-name="ce2">
            <text:p>19808</text:p>
          </table:table-cell>
          <table:table-cell office:value-type="float" office:value="19812" table:formula="of:=[.CK39]+4" table:style-name="ce2">
            <text:p>19812</text:p>
          </table:table-cell>
          <table:table-cell office:value-type="float" office:value="19816" table:formula="of:=[.CL39]+4" table:style-name="ce2">
            <text:p>19816</text:p>
          </table:table-cell>
          <table:table-cell office:value-type="float" office:value="19820" table:formula="of:=[.CM39]+4" table:style-name="ce2">
            <text:p>19820</text:p>
          </table:table-cell>
          <table:table-cell office:value-type="float" office:value="19824" table:formula="of:=[.CN39]+4" table:style-name="ce2">
            <text:p>19824</text:p>
          </table:table-cell>
          <table:table-cell office:value-type="float" office:value="19828" table:formula="of:=[.CO39]+4" table:style-name="ce2">
            <text:p>19828</text:p>
          </table:table-cell>
          <table:table-cell office:value-type="float" office:value="19832" table:formula="of:=[.CP39]+4" table:style-name="ce2">
            <text:p>19832</text:p>
          </table:table-cell>
          <table:table-cell office:value-type="float" office:value="19836" table:formula="of:=[.CQ39]+4" table:style-name="ce2">
            <text:p>19836</text:p>
          </table:table-cell>
          <table:table-cell office:value-type="float" office:value="19840" table:formula="of:=[.CR39]+4" table:style-name="ce2">
            <text:p>19840</text:p>
          </table:table-cell>
          <table:table-cell office:value-type="float" office:value="19844" table:formula="of:=[.CS39]+4" table:style-name="ce2">
            <text:p>19844</text:p>
          </table:table-cell>
          <table:table-cell office:value-type="float" office:value="19848" table:formula="of:=[.CT39]+4" table:style-name="ce2">
            <text:p>19848</text:p>
          </table:table-cell>
          <table:table-cell office:value-type="float" office:value="19852" table:formula="of:=[.CU39]+4" table:style-name="ce2">
            <text:p>19852</text:p>
          </table:table-cell>
          <table:table-cell office:value-type="float" office:value="19856" table:formula="of:=[.CV39]+4" table:style-name="ce2">
            <text:p>19856</text:p>
          </table:table-cell>
          <table:table-cell office:value-type="float" office:value="19860" table:formula="of:=[.CW39]+4" table:style-name="ce2">
            <text:p>19860</text:p>
          </table:table-cell>
          <table:table-cell office:value-type="float" office:value="19864" table:formula="of:=[.CX39]+4" table:style-name="ce2">
            <text:p>19864</text:p>
          </table:table-cell>
          <table:table-cell office:value-type="float" office:value="19868" table:formula="of:=[.CY39]+4" table:style-name="ce2">
            <text:p>19868</text:p>
          </table:table-cell>
          <table:table-cell office:value-type="float" office:value="19872" table:formula="of:=[.CZ39]+4" table:style-name="ce2">
            <text:p>19872</text:p>
          </table:table-cell>
          <table:table-cell office:value-type="float" office:value="19876" table:formula="of:=[.DA39]+4" table:style-name="ce2">
            <text:p>19876</text:p>
          </table:table-cell>
          <table:table-cell office:value-type="float" office:value="19880" table:formula="of:=[.DB39]+4" table:style-name="ce2">
            <text:p>19880</text:p>
          </table:table-cell>
          <table:table-cell office:value-type="float" office:value="19884" table:formula="of:=[.DC39]+4" table:style-name="ce2">
            <text:p>19884</text:p>
          </table:table-cell>
          <table:table-cell office:value-type="float" office:value="19888" table:formula="of:=[.DD39]+4" table:style-name="ce2">
            <text:p>19888</text:p>
          </table:table-cell>
          <table:table-cell office:value-type="float" office:value="19892" table:formula="of:=[.DE39]+4" table:style-name="ce2">
            <text:p>19892</text:p>
          </table:table-cell>
          <table:table-cell office:value-type="float" office:value="19896" table:formula="of:=[.DF39]+4" table:style-name="ce2">
            <text:p>19896</text:p>
          </table:table-cell>
          <table:table-cell office:value-type="float" office:value="19900" table:formula="of:=[.DG39]+4" table:style-name="ce2">
            <text:p>19900</text:p>
          </table:table-cell>
          <table:table-cell office:value-type="float" office:value="19904" table:formula="of:=[.DH39]+4" table:style-name="ce2">
            <text:p>19904</text:p>
          </table:table-cell>
          <table:table-cell office:value-type="float" office:value="19908" table:formula="of:=[.DI39]+4" table:style-name="ce2">
            <text:p>19908</text:p>
          </table:table-cell>
          <table:table-cell office:value-type="float" office:value="19912" table:formula="of:=[.DJ39]+4" table:style-name="ce2">
            <text:p>19912</text:p>
          </table:table-cell>
          <table:table-cell office:value-type="float" office:value="19916" table:formula="of:=[.DK39]+4" table:style-name="ce2">
            <text:p>19916</text:p>
          </table:table-cell>
          <table:table-cell office:value-type="float" office:value="19920" table:formula="of:=[.DL39]+4" table:style-name="ce2">
            <text:p>19920</text:p>
          </table:table-cell>
          <table:table-cell office:value-type="float" office:value="19924" table:formula="of:=[.DM39]+4" table:style-name="ce2">
            <text:p>19924</text:p>
          </table:table-cell>
          <table:table-cell office:value-type="float" office:value="19928" table:formula="of:=[.DN39]+4" table:style-name="ce2">
            <text:p>19928</text:p>
          </table:table-cell>
          <table:table-cell office:value-type="float" office:value="19932" table:formula="of:=[.DO39]+4" table:style-name="ce2">
            <text:p>19932</text:p>
          </table:table-cell>
          <table:table-cell office:value-type="float" office:value="19936" table:formula="of:=[.DP39]+4" table:style-name="ce2">
            <text:p>19936</text:p>
          </table:table-cell>
          <table:table-cell office:value-type="float" office:value="19940" table:formula="of:=[.DQ39]+4" table:style-name="ce2">
            <text:p>19940</text:p>
          </table:table-cell>
          <table:table-cell office:value-type="float" office:value="19944" table:formula="of:=[.DR39]+4" table:style-name="ce2">
            <text:p>19944</text:p>
          </table:table-cell>
          <table:table-cell office:value-type="float" office:value="19948" table:formula="of:=[.DS39]+4" table:style-name="ce2">
            <text:p>19948</text:p>
          </table:table-cell>
          <table:table-cell office:value-type="float" office:value="19952" table:formula="of:=[.DT39]+4" table:style-name="ce2">
            <text:p>19952</text:p>
          </table:table-cell>
          <table:table-cell office:value-type="float" office:value="19956" table:formula="of:=[.DU39]+4" table:style-name="ce2">
            <text:p>19956</text:p>
          </table:table-cell>
          <table:table-cell office:value-type="float" office:value="19960" table:formula="of:=[.DV39]+4" table:style-name="ce2">
            <text:p>19960</text:p>
          </table:table-cell>
          <table:table-cell office:value-type="float" office:value="19964" table:formula="of:=[.DW39]+4" table:style-name="ce2">
            <text:p>19964</text:p>
          </table:table-cell>
          <table:table-cell table:number-columns-repeated="16256"/>
        </table:table-row>
        <table:table-row table:style-name="ro1">
          <table:table-cell office:value-type="float" office:value="19968" table:formula="of:=[.A39]+512" table:style-name="ce2">
            <text:p>19968</text:p>
          </table:table-cell>
          <table:table-cell office:value-type="float" office:value="19972" table:formula="of:=[.A40]+4" table:style-name="ce2">
            <text:p>19972</text:p>
          </table:table-cell>
          <table:table-cell office:value-type="float" office:value="19976" table:formula="of:=[.B40]+4" table:style-name="ce2">
            <text:p>19976</text:p>
          </table:table-cell>
          <table:table-cell office:value-type="float" office:value="19980" table:formula="of:=[.C40]+4" table:style-name="ce2">
            <text:p>19980</text:p>
          </table:table-cell>
          <table:table-cell office:value-type="float" office:value="19984" table:formula="of:=[.D40]+4" table:style-name="ce2">
            <text:p>19984</text:p>
          </table:table-cell>
          <table:table-cell office:value-type="float" office:value="19988" table:formula="of:=[.E40]+4" table:style-name="ce2">
            <text:p>19988</text:p>
          </table:table-cell>
          <table:table-cell office:value-type="float" office:value="19992" table:formula="of:=[.F40]+4" table:style-name="ce2">
            <text:p>19992</text:p>
          </table:table-cell>
          <table:table-cell office:value-type="float" office:value="19996" table:formula="of:=[.G40]+4" table:style-name="ce2">
            <text:p>19996</text:p>
          </table:table-cell>
          <table:table-cell office:value-type="float" office:value="20000" table:formula="of:=[.H40]+4" table:style-name="ce2">
            <text:p>20000</text:p>
          </table:table-cell>
          <table:table-cell office:value-type="float" office:value="20004" table:formula="of:=[.I40]+4" table:style-name="ce2">
            <text:p>20004</text:p>
          </table:table-cell>
          <table:table-cell office:value-type="float" office:value="20008" table:formula="of:=[.J40]+4" table:style-name="ce2">
            <text:p>20008</text:p>
          </table:table-cell>
          <table:table-cell office:value-type="float" office:value="20012" table:formula="of:=[.K40]+4" table:style-name="ce2">
            <text:p>20012</text:p>
          </table:table-cell>
          <table:table-cell office:value-type="float" office:value="20016" table:formula="of:=[.L40]+4" table:style-name="ce2">
            <text:p>20016</text:p>
          </table:table-cell>
          <table:table-cell office:value-type="float" office:value="20020" table:formula="of:=[.M40]+4" table:style-name="ce2">
            <text:p>20020</text:p>
          </table:table-cell>
          <table:table-cell office:value-type="float" office:value="20024" table:formula="of:=[.N40]+4" table:style-name="ce2">
            <text:p>20024</text:p>
          </table:table-cell>
          <table:table-cell office:value-type="float" office:value="20028" table:formula="of:=[.O40]+4" table:style-name="ce2">
            <text:p>20028</text:p>
          </table:table-cell>
          <table:table-cell office:value-type="float" office:value="20032" table:formula="of:=[.P40]+4" table:style-name="ce2">
            <text:p>20032</text:p>
          </table:table-cell>
          <table:table-cell office:value-type="float" office:value="20036" table:formula="of:=[.Q40]+4" table:style-name="ce2">
            <text:p>20036</text:p>
          </table:table-cell>
          <table:table-cell office:value-type="float" office:value="20040" table:formula="of:=[.R40]+4" table:style-name="ce2">
            <text:p>20040</text:p>
          </table:table-cell>
          <table:table-cell office:value-type="float" office:value="20044" table:formula="of:=[.S40]+4" table:style-name="ce2">
            <text:p>20044</text:p>
          </table:table-cell>
          <table:table-cell office:value-type="float" office:value="20048" table:formula="of:=[.T40]+4" table:style-name="ce2">
            <text:p>20048</text:p>
          </table:table-cell>
          <table:table-cell office:value-type="float" office:value="20052" table:formula="of:=[.U40]+4" table:style-name="ce2">
            <text:p>20052</text:p>
          </table:table-cell>
          <table:table-cell office:value-type="float" office:value="20056" table:formula="of:=[.V40]+4" table:style-name="ce2">
            <text:p>20056</text:p>
          </table:table-cell>
          <table:table-cell office:value-type="float" office:value="20060" table:formula="of:=[.W40]+4" table:style-name="ce2">
            <text:p>20060</text:p>
          </table:table-cell>
          <table:table-cell office:value-type="float" office:value="20064" table:formula="of:=[.X40]+4" table:style-name="ce2">
            <text:p>20064</text:p>
          </table:table-cell>
          <table:table-cell office:value-type="float" office:value="20068" table:formula="of:=[.Y40]+4" table:style-name="ce2">
            <text:p>20068</text:p>
          </table:table-cell>
          <table:table-cell office:value-type="float" office:value="20072" table:formula="of:=[.Z40]+4" table:style-name="ce2">
            <text:p>20072</text:p>
          </table:table-cell>
          <table:table-cell office:value-type="float" office:value="20076" table:formula="of:=[.AA40]+4" table:style-name="ce2">
            <text:p>20076</text:p>
          </table:table-cell>
          <table:table-cell office:value-type="float" office:value="20080" table:formula="of:=[.AB40]+4" table:style-name="ce2">
            <text:p>20080</text:p>
          </table:table-cell>
          <table:table-cell office:value-type="float" office:value="20084" table:formula="of:=[.AC40]+4" table:style-name="ce2">
            <text:p>20084</text:p>
          </table:table-cell>
          <table:table-cell office:value-type="float" office:value="20088" table:formula="of:=[.AD40]+4" table:style-name="ce2">
            <text:p>20088</text:p>
          </table:table-cell>
          <table:table-cell office:value-type="float" office:value="20092" table:formula="of:=[.AE40]+4" table:style-name="ce2">
            <text:p>20092</text:p>
          </table:table-cell>
          <table:table-cell office:value-type="float" office:value="20096" table:formula="of:=[.AF40]+4" table:style-name="ce2">
            <text:p>20096</text:p>
          </table:table-cell>
          <table:table-cell office:value-type="float" office:value="20100" table:formula="of:=[.AG40]+4" table:style-name="ce2">
            <text:p>20100</text:p>
          </table:table-cell>
          <table:table-cell office:value-type="float" office:value="20104" table:formula="of:=[.AH40]+4" table:style-name="ce2">
            <text:p>20104</text:p>
          </table:table-cell>
          <table:table-cell office:value-type="float" office:value="20108" table:formula="of:=[.AI40]+4" table:style-name="ce2">
            <text:p>20108</text:p>
          </table:table-cell>
          <table:table-cell office:value-type="float" office:value="20112" table:formula="of:=[.AJ40]+4" table:style-name="ce2">
            <text:p>20112</text:p>
          </table:table-cell>
          <table:table-cell office:value-type="float" office:value="20116" table:formula="of:=[.AK40]+4" table:style-name="ce2">
            <text:p>20116</text:p>
          </table:table-cell>
          <table:table-cell office:value-type="float" office:value="20120" table:formula="of:=[.AL40]+4" table:style-name="ce2">
            <text:p>20120</text:p>
          </table:table-cell>
          <table:table-cell office:value-type="float" office:value="20124" table:formula="of:=[.AM40]+4" table:style-name="ce2">
            <text:p>20124</text:p>
          </table:table-cell>
          <table:table-cell office:value-type="float" office:value="20128" table:formula="of:=[.AN40]+4" table:style-name="ce2">
            <text:p>20128</text:p>
          </table:table-cell>
          <table:table-cell office:value-type="float" office:value="20132" table:formula="of:=[.AO40]+4" table:style-name="ce2">
            <text:p>20132</text:p>
          </table:table-cell>
          <table:table-cell office:value-type="float" office:value="20136" table:formula="of:=[.AP40]+4" table:style-name="ce2">
            <text:p>20136</text:p>
          </table:table-cell>
          <table:table-cell office:value-type="float" office:value="20140" table:formula="of:=[.AQ40]+4" table:style-name="ce2">
            <text:p>20140</text:p>
          </table:table-cell>
          <table:table-cell office:value-type="float" office:value="20144" table:formula="of:=[.AR40]+4" table:style-name="ce2">
            <text:p>20144</text:p>
          </table:table-cell>
          <table:table-cell office:value-type="float" office:value="20148" table:formula="of:=[.AS40]+4" table:style-name="ce2">
            <text:p>20148</text:p>
          </table:table-cell>
          <table:table-cell office:value-type="float" office:value="20152" table:formula="of:=[.AT40]+4" table:style-name="ce2">
            <text:p>20152</text:p>
          </table:table-cell>
          <table:table-cell office:value-type="float" office:value="20156" table:formula="of:=[.AU40]+4" table:style-name="ce2">
            <text:p>20156</text:p>
          </table:table-cell>
          <table:table-cell office:value-type="float" office:value="20160" table:formula="of:=[.AV40]+4" table:style-name="ce2">
            <text:p>20160</text:p>
          </table:table-cell>
          <table:table-cell office:value-type="float" office:value="20164" table:formula="of:=[.AW40]+4" table:style-name="ce2">
            <text:p>20164</text:p>
          </table:table-cell>
          <table:table-cell office:value-type="float" office:value="20168" table:formula="of:=[.AX40]+4" table:style-name="ce2">
            <text:p>20168</text:p>
          </table:table-cell>
          <table:table-cell office:value-type="float" office:value="20172" table:formula="of:=[.AY40]+4" table:style-name="ce2">
            <text:p>20172</text:p>
          </table:table-cell>
          <table:table-cell office:value-type="float" office:value="20176" table:formula="of:=[.AZ40]+4" table:style-name="ce2">
            <text:p>20176</text:p>
          </table:table-cell>
          <table:table-cell office:value-type="float" office:value="20180" table:formula="of:=[.BA40]+4" table:style-name="ce2">
            <text:p>20180</text:p>
          </table:table-cell>
          <table:table-cell office:value-type="float" office:value="20184" table:formula="of:=[.BB40]+4" table:style-name="ce2">
            <text:p>20184</text:p>
          </table:table-cell>
          <table:table-cell office:value-type="float" office:value="20188" table:formula="of:=[.BC40]+4" table:style-name="ce2">
            <text:p>20188</text:p>
          </table:table-cell>
          <table:table-cell office:value-type="float" office:value="20192" table:formula="of:=[.BD40]+4" table:style-name="ce2">
            <text:p>20192</text:p>
          </table:table-cell>
          <table:table-cell office:value-type="float" office:value="20196" table:formula="of:=[.BE40]+4" table:style-name="ce2">
            <text:p>20196</text:p>
          </table:table-cell>
          <table:table-cell office:value-type="float" office:value="20200" table:formula="of:=[.BF40]+4" table:style-name="ce2">
            <text:p>20200</text:p>
          </table:table-cell>
          <table:table-cell office:value-type="float" office:value="20204" table:formula="of:=[.BG40]+4" table:style-name="ce2">
            <text:p>20204</text:p>
          </table:table-cell>
          <table:table-cell office:value-type="float" office:value="20208" table:formula="of:=[.BH40]+4" table:style-name="ce2">
            <text:p>20208</text:p>
          </table:table-cell>
          <table:table-cell office:value-type="float" office:value="20212" table:formula="of:=[.BI40]+4" table:style-name="ce2">
            <text:p>20212</text:p>
          </table:table-cell>
          <table:table-cell office:value-type="float" office:value="20216" table:formula="of:=[.BJ40]+4" table:style-name="ce2">
            <text:p>20216</text:p>
          </table:table-cell>
          <table:table-cell office:value-type="float" office:value="20220" table:formula="of:=[.BK40]+4" table:style-name="ce2">
            <text:p>20220</text:p>
          </table:table-cell>
          <table:table-cell office:value-type="float" office:value="20224" table:formula="of:=[.BL40]+4" table:style-name="ce2">
            <text:p>20224</text:p>
          </table:table-cell>
          <table:table-cell office:value-type="float" office:value="20228" table:formula="of:=[.BM40]+4" table:style-name="ce2">
            <text:p>20228</text:p>
          </table:table-cell>
          <table:table-cell office:value-type="float" office:value="20232" table:formula="of:=[.BN40]+4" table:style-name="ce2">
            <text:p>20232</text:p>
          </table:table-cell>
          <table:table-cell office:value-type="float" office:value="20236" table:formula="of:=[.BO40]+4" table:style-name="ce2">
            <text:p>20236</text:p>
          </table:table-cell>
          <table:table-cell office:value-type="float" office:value="20240" table:formula="of:=[.BP40]+4" table:style-name="ce2">
            <text:p>20240</text:p>
          </table:table-cell>
          <table:table-cell office:value-type="float" office:value="20244" table:formula="of:=[.BQ40]+4" table:style-name="ce2">
            <text:p>20244</text:p>
          </table:table-cell>
          <table:table-cell office:value-type="float" office:value="20248" table:formula="of:=[.BR40]+4" table:style-name="ce2">
            <text:p>20248</text:p>
          </table:table-cell>
          <table:table-cell office:value-type="float" office:value="20252" table:formula="of:=[.BS40]+4" table:style-name="ce2">
            <text:p>20252</text:p>
          </table:table-cell>
          <table:table-cell office:value-type="float" office:value="20256" table:formula="of:=[.BT40]+4" table:style-name="ce2">
            <text:p>20256</text:p>
          </table:table-cell>
          <table:table-cell office:value-type="float" office:value="20260" table:formula="of:=[.BU40]+4" table:style-name="ce2">
            <text:p>20260</text:p>
          </table:table-cell>
          <table:table-cell office:value-type="float" office:value="20264" table:formula="of:=[.BV40]+4" table:style-name="ce2">
            <text:p>20264</text:p>
          </table:table-cell>
          <table:table-cell office:value-type="float" office:value="20268" table:formula="of:=[.BW40]+4" table:style-name="ce2">
            <text:p>20268</text:p>
          </table:table-cell>
          <table:table-cell office:value-type="float" office:value="20272" table:formula="of:=[.BX40]+4" table:style-name="ce2">
            <text:p>20272</text:p>
          </table:table-cell>
          <table:table-cell office:value-type="float" office:value="20276" table:formula="of:=[.BY40]+4" table:style-name="ce2">
            <text:p>20276</text:p>
          </table:table-cell>
          <table:table-cell office:value-type="float" office:value="20280" table:formula="of:=[.BZ40]+4" table:style-name="ce2">
            <text:p>20280</text:p>
          </table:table-cell>
          <table:table-cell office:value-type="float" office:value="20284" table:formula="of:=[.CA40]+4" table:style-name="ce2">
            <text:p>20284</text:p>
          </table:table-cell>
          <table:table-cell office:value-type="float" office:value="20288" table:formula="of:=[.CB40]+4" table:style-name="ce2">
            <text:p>20288</text:p>
          </table:table-cell>
          <table:table-cell office:value-type="float" office:value="20292" table:formula="of:=[.CC40]+4" table:style-name="ce2">
            <text:p>20292</text:p>
          </table:table-cell>
          <table:table-cell office:value-type="float" office:value="20296" table:formula="of:=[.CD40]+4" table:style-name="ce2">
            <text:p>20296</text:p>
          </table:table-cell>
          <table:table-cell office:value-type="float" office:value="20300" table:formula="of:=[.CE40]+4" table:style-name="ce2">
            <text:p>20300</text:p>
          </table:table-cell>
          <table:table-cell office:value-type="float" office:value="20304" table:formula="of:=[.CF40]+4" table:style-name="ce2">
            <text:p>20304</text:p>
          </table:table-cell>
          <table:table-cell office:value-type="float" office:value="20308" table:formula="of:=[.CG40]+4" table:style-name="ce2">
            <text:p>20308</text:p>
          </table:table-cell>
          <table:table-cell office:value-type="float" office:value="20312" table:formula="of:=[.CH40]+4" table:style-name="ce2">
            <text:p>20312</text:p>
          </table:table-cell>
          <table:table-cell office:value-type="float" office:value="20316" table:formula="of:=[.CI40]+4" table:style-name="ce2">
            <text:p>20316</text:p>
          </table:table-cell>
          <table:table-cell office:value-type="float" office:value="20320" table:formula="of:=[.CJ40]+4" table:style-name="ce2">
            <text:p>20320</text:p>
          </table:table-cell>
          <table:table-cell office:value-type="float" office:value="20324" table:formula="of:=[.CK40]+4" table:style-name="ce2">
            <text:p>20324</text:p>
          </table:table-cell>
          <table:table-cell office:value-type="float" office:value="20328" table:formula="of:=[.CL40]+4" table:style-name="ce2">
            <text:p>20328</text:p>
          </table:table-cell>
          <table:table-cell office:value-type="float" office:value="20332" table:formula="of:=[.CM40]+4" table:style-name="ce2">
            <text:p>20332</text:p>
          </table:table-cell>
          <table:table-cell office:value-type="float" office:value="20336" table:formula="of:=[.CN40]+4" table:style-name="ce2">
            <text:p>20336</text:p>
          </table:table-cell>
          <table:table-cell office:value-type="float" office:value="20340" table:formula="of:=[.CO40]+4" table:style-name="ce2">
            <text:p>20340</text:p>
          </table:table-cell>
          <table:table-cell office:value-type="float" office:value="20344" table:formula="of:=[.CP40]+4" table:style-name="ce2">
            <text:p>20344</text:p>
          </table:table-cell>
          <table:table-cell office:value-type="float" office:value="20348" table:formula="of:=[.CQ40]+4" table:style-name="ce2">
            <text:p>20348</text:p>
          </table:table-cell>
          <table:table-cell office:value-type="float" office:value="20352" table:formula="of:=[.CR40]+4" table:style-name="ce2">
            <text:p>20352</text:p>
          </table:table-cell>
          <table:table-cell office:value-type="float" office:value="20356" table:formula="of:=[.CS40]+4" table:style-name="ce2">
            <text:p>20356</text:p>
          </table:table-cell>
          <table:table-cell office:value-type="float" office:value="20360" table:formula="of:=[.CT40]+4" table:style-name="ce2">
            <text:p>20360</text:p>
          </table:table-cell>
          <table:table-cell office:value-type="float" office:value="20364" table:formula="of:=[.CU40]+4" table:style-name="ce2">
            <text:p>20364</text:p>
          </table:table-cell>
          <table:table-cell office:value-type="float" office:value="20368" table:formula="of:=[.CV40]+4" table:style-name="ce2">
            <text:p>20368</text:p>
          </table:table-cell>
          <table:table-cell office:value-type="float" office:value="20372" table:formula="of:=[.CW40]+4" table:style-name="ce2">
            <text:p>20372</text:p>
          </table:table-cell>
          <table:table-cell office:value-type="float" office:value="20376" table:formula="of:=[.CX40]+4" table:style-name="ce2">
            <text:p>20376</text:p>
          </table:table-cell>
          <table:table-cell office:value-type="float" office:value="20380" table:formula="of:=[.CY40]+4" table:style-name="ce2">
            <text:p>20380</text:p>
          </table:table-cell>
          <table:table-cell office:value-type="float" office:value="20384" table:formula="of:=[.CZ40]+4" table:style-name="ce2">
            <text:p>20384</text:p>
          </table:table-cell>
          <table:table-cell office:value-type="float" office:value="20388" table:formula="of:=[.DA40]+4" table:style-name="ce2">
            <text:p>20388</text:p>
          </table:table-cell>
          <table:table-cell office:value-type="float" office:value="20392" table:formula="of:=[.DB40]+4" table:style-name="ce2">
            <text:p>20392</text:p>
          </table:table-cell>
          <table:table-cell office:value-type="float" office:value="20396" table:formula="of:=[.DC40]+4" table:style-name="ce2">
            <text:p>20396</text:p>
          </table:table-cell>
          <table:table-cell office:value-type="float" office:value="20400" table:formula="of:=[.DD40]+4" table:style-name="ce2">
            <text:p>20400</text:p>
          </table:table-cell>
          <table:table-cell office:value-type="float" office:value="20404" table:formula="of:=[.DE40]+4" table:style-name="ce2">
            <text:p>20404</text:p>
          </table:table-cell>
          <table:table-cell office:value-type="float" office:value="20408" table:formula="of:=[.DF40]+4" table:style-name="ce2">
            <text:p>20408</text:p>
          </table:table-cell>
          <table:table-cell office:value-type="float" office:value="20412" table:formula="of:=[.DG40]+4" table:style-name="ce2">
            <text:p>20412</text:p>
          </table:table-cell>
          <table:table-cell office:value-type="float" office:value="20416" table:formula="of:=[.DH40]+4" table:style-name="ce2">
            <text:p>20416</text:p>
          </table:table-cell>
          <table:table-cell office:value-type="float" office:value="20420" table:formula="of:=[.DI40]+4" table:style-name="ce2">
            <text:p>20420</text:p>
          </table:table-cell>
          <table:table-cell office:value-type="float" office:value="20424" table:formula="of:=[.DJ40]+4" table:style-name="ce2">
            <text:p>20424</text:p>
          </table:table-cell>
          <table:table-cell office:value-type="float" office:value="20428" table:formula="of:=[.DK40]+4" table:style-name="ce2">
            <text:p>20428</text:p>
          </table:table-cell>
          <table:table-cell office:value-type="float" office:value="20432" table:formula="of:=[.DL40]+4" table:style-name="ce2">
            <text:p>20432</text:p>
          </table:table-cell>
          <table:table-cell office:value-type="float" office:value="20436" table:formula="of:=[.DM40]+4" table:style-name="ce2">
            <text:p>20436</text:p>
          </table:table-cell>
          <table:table-cell office:value-type="float" office:value="20440" table:formula="of:=[.DN40]+4" table:style-name="ce2">
            <text:p>20440</text:p>
          </table:table-cell>
          <table:table-cell office:value-type="float" office:value="20444" table:formula="of:=[.DO40]+4" table:style-name="ce2">
            <text:p>20444</text:p>
          </table:table-cell>
          <table:table-cell office:value-type="float" office:value="20448" table:formula="of:=[.DP40]+4" table:style-name="ce2">
            <text:p>20448</text:p>
          </table:table-cell>
          <table:table-cell office:value-type="float" office:value="20452" table:formula="of:=[.DQ40]+4" table:style-name="ce2">
            <text:p>20452</text:p>
          </table:table-cell>
          <table:table-cell office:value-type="float" office:value="20456" table:formula="of:=[.DR40]+4" table:style-name="ce2">
            <text:p>20456</text:p>
          </table:table-cell>
          <table:table-cell office:value-type="float" office:value="20460" table:formula="of:=[.DS40]+4" table:style-name="ce2">
            <text:p>20460</text:p>
          </table:table-cell>
          <table:table-cell office:value-type="float" office:value="20464" table:formula="of:=[.DT40]+4" table:style-name="ce2">
            <text:p>20464</text:p>
          </table:table-cell>
          <table:table-cell office:value-type="float" office:value="20468" table:formula="of:=[.DU40]+4" table:style-name="ce2">
            <text:p>20468</text:p>
          </table:table-cell>
          <table:table-cell office:value-type="float" office:value="20472" table:formula="of:=[.DV40]+4" table:style-name="ce2">
            <text:p>20472</text:p>
          </table:table-cell>
          <table:table-cell office:value-type="float" office:value="20476" table:formula="of:=[.DW40]+4" table:style-name="ce2">
            <text:p>20476</text:p>
          </table:table-cell>
          <table:table-cell table:number-columns-repeated="16256"/>
        </table:table-row>
        <table:table-row table:style-name="ro1">
          <table:table-cell office:value-type="float" office:value="20480" table:formula="of:=[.A40]+512" table:style-name="ce2">
            <text:p>20480</text:p>
          </table:table-cell>
          <table:table-cell office:value-type="float" office:value="20484" table:formula="of:=[.A41]+4" table:style-name="ce2">
            <text:p>20484</text:p>
          </table:table-cell>
          <table:table-cell office:value-type="float" office:value="20488" table:formula="of:=[.B41]+4" table:style-name="ce2">
            <text:p>20488</text:p>
          </table:table-cell>
          <table:table-cell office:value-type="float" office:value="20492" table:formula="of:=[.C41]+4" table:style-name="ce2">
            <text:p>20492</text:p>
          </table:table-cell>
          <table:table-cell office:value-type="float" office:value="20496" table:formula="of:=[.D41]+4" table:style-name="ce2">
            <text:p>20496</text:p>
          </table:table-cell>
          <table:table-cell office:value-type="float" office:value="20500" table:formula="of:=[.E41]+4" table:style-name="ce2">
            <text:p>20500</text:p>
          </table:table-cell>
          <table:table-cell office:value-type="float" office:value="20504" table:formula="of:=[.F41]+4" table:style-name="ce2">
            <text:p>20504</text:p>
          </table:table-cell>
          <table:table-cell office:value-type="float" office:value="20508" table:formula="of:=[.G41]+4" table:style-name="ce2">
            <text:p>20508</text:p>
          </table:table-cell>
          <table:table-cell office:value-type="float" office:value="20512" table:formula="of:=[.H41]+4" table:style-name="ce2">
            <text:p>20512</text:p>
          </table:table-cell>
          <table:table-cell office:value-type="float" office:value="20516" table:formula="of:=[.I41]+4" table:style-name="ce2">
            <text:p>20516</text:p>
          </table:table-cell>
          <table:table-cell office:value-type="float" office:value="20520" table:formula="of:=[.J41]+4" table:style-name="ce2">
            <text:p>20520</text:p>
          </table:table-cell>
          <table:table-cell office:value-type="float" office:value="20524" table:formula="of:=[.K41]+4" table:style-name="ce2">
            <text:p>20524</text:p>
          </table:table-cell>
          <table:table-cell office:value-type="float" office:value="20528" table:formula="of:=[.L41]+4" table:style-name="ce2">
            <text:p>20528</text:p>
          </table:table-cell>
          <table:table-cell office:value-type="float" office:value="20532" table:formula="of:=[.M41]+4" table:style-name="ce2">
            <text:p>20532</text:p>
          </table:table-cell>
          <table:table-cell office:value-type="float" office:value="20536" table:formula="of:=[.N41]+4" table:style-name="ce2">
            <text:p>20536</text:p>
          </table:table-cell>
          <table:table-cell office:value-type="float" office:value="20540" table:formula="of:=[.O41]+4" table:style-name="ce2">
            <text:p>20540</text:p>
          </table:table-cell>
          <table:table-cell office:value-type="float" office:value="20544" table:formula="of:=[.P41]+4" table:style-name="ce2">
            <text:p>20544</text:p>
          </table:table-cell>
          <table:table-cell office:value-type="float" office:value="20548" table:formula="of:=[.Q41]+4" table:style-name="ce2">
            <text:p>20548</text:p>
          </table:table-cell>
          <table:table-cell office:value-type="float" office:value="20552" table:formula="of:=[.R41]+4" table:style-name="ce2">
            <text:p>20552</text:p>
          </table:table-cell>
          <table:table-cell office:value-type="float" office:value="20556" table:formula="of:=[.S41]+4" table:style-name="ce2">
            <text:p>20556</text:p>
          </table:table-cell>
          <table:table-cell office:value-type="float" office:value="20560" table:formula="of:=[.T41]+4" table:style-name="ce2">
            <text:p>20560</text:p>
          </table:table-cell>
          <table:table-cell office:value-type="float" office:value="20564" table:formula="of:=[.U41]+4" table:style-name="ce2">
            <text:p>20564</text:p>
          </table:table-cell>
          <table:table-cell office:value-type="float" office:value="20568" table:formula="of:=[.V41]+4" table:style-name="ce2">
            <text:p>20568</text:p>
          </table:table-cell>
          <table:table-cell office:value-type="float" office:value="20572" table:formula="of:=[.W41]+4" table:style-name="ce2">
            <text:p>20572</text:p>
          </table:table-cell>
          <table:table-cell office:value-type="float" office:value="20576" table:formula="of:=[.X41]+4" table:style-name="ce2">
            <text:p>20576</text:p>
          </table:table-cell>
          <table:table-cell office:value-type="float" office:value="20580" table:formula="of:=[.Y41]+4" table:style-name="ce2">
            <text:p>20580</text:p>
          </table:table-cell>
          <table:table-cell office:value-type="float" office:value="20584" table:formula="of:=[.Z41]+4" table:style-name="ce2">
            <text:p>20584</text:p>
          </table:table-cell>
          <table:table-cell office:value-type="float" office:value="20588" table:formula="of:=[.AA41]+4" table:style-name="ce2">
            <text:p>20588</text:p>
          </table:table-cell>
          <table:table-cell office:value-type="float" office:value="20592" table:formula="of:=[.AB41]+4" table:style-name="ce2">
            <text:p>20592</text:p>
          </table:table-cell>
          <table:table-cell office:value-type="float" office:value="20596" table:formula="of:=[.AC41]+4" table:style-name="ce2">
            <text:p>20596</text:p>
          </table:table-cell>
          <table:table-cell office:value-type="float" office:value="20600" table:formula="of:=[.AD41]+4" table:style-name="ce2">
            <text:p>20600</text:p>
          </table:table-cell>
          <table:table-cell office:value-type="float" office:value="20604" table:formula="of:=[.AE41]+4" table:style-name="ce2">
            <text:p>20604</text:p>
          </table:table-cell>
          <table:table-cell office:value-type="float" office:value="20608" table:formula="of:=[.AF41]+4" table:style-name="ce2">
            <text:p>20608</text:p>
          </table:table-cell>
          <table:table-cell office:value-type="float" office:value="20612" table:formula="of:=[.AG41]+4" table:style-name="ce2">
            <text:p>20612</text:p>
          </table:table-cell>
          <table:table-cell office:value-type="float" office:value="20616" table:formula="of:=[.AH41]+4" table:style-name="ce2">
            <text:p>20616</text:p>
          </table:table-cell>
          <table:table-cell office:value-type="float" office:value="20620" table:formula="of:=[.AI41]+4" table:style-name="ce2">
            <text:p>20620</text:p>
          </table:table-cell>
          <table:table-cell office:value-type="float" office:value="20624" table:formula="of:=[.AJ41]+4" table:style-name="ce2">
            <text:p>20624</text:p>
          </table:table-cell>
          <table:table-cell office:value-type="float" office:value="20628" table:formula="of:=[.AK41]+4" table:style-name="ce2">
            <text:p>20628</text:p>
          </table:table-cell>
          <table:table-cell office:value-type="float" office:value="20632" table:formula="of:=[.AL41]+4" table:style-name="ce2">
            <text:p>20632</text:p>
          </table:table-cell>
          <table:table-cell office:value-type="float" office:value="20636" table:formula="of:=[.AM41]+4" table:style-name="ce2">
            <text:p>20636</text:p>
          </table:table-cell>
          <table:table-cell office:value-type="float" office:value="20640" table:formula="of:=[.AN41]+4" table:style-name="ce2">
            <text:p>20640</text:p>
          </table:table-cell>
          <table:table-cell office:value-type="float" office:value="20644" table:formula="of:=[.AO41]+4" table:style-name="ce2">
            <text:p>20644</text:p>
          </table:table-cell>
          <table:table-cell office:value-type="float" office:value="20648" table:formula="of:=[.AP41]+4" table:style-name="ce2">
            <text:p>20648</text:p>
          </table:table-cell>
          <table:table-cell office:value-type="float" office:value="20652" table:formula="of:=[.AQ41]+4" table:style-name="ce2">
            <text:p>20652</text:p>
          </table:table-cell>
          <table:table-cell office:value-type="float" office:value="20656" table:formula="of:=[.AR41]+4" table:style-name="ce2">
            <text:p>20656</text:p>
          </table:table-cell>
          <table:table-cell office:value-type="float" office:value="20660" table:formula="of:=[.AS41]+4" table:style-name="ce2">
            <text:p>20660</text:p>
          </table:table-cell>
          <table:table-cell office:value-type="float" office:value="20664" table:formula="of:=[.AT41]+4" table:style-name="ce2">
            <text:p>20664</text:p>
          </table:table-cell>
          <table:table-cell office:value-type="float" office:value="20668" table:formula="of:=[.AU41]+4" table:style-name="ce2">
            <text:p>20668</text:p>
          </table:table-cell>
          <table:table-cell office:value-type="float" office:value="20672" table:formula="of:=[.AV41]+4" table:style-name="ce2">
            <text:p>20672</text:p>
          </table:table-cell>
          <table:table-cell office:value-type="float" office:value="20676" table:formula="of:=[.AW41]+4" table:style-name="ce2">
            <text:p>20676</text:p>
          </table:table-cell>
          <table:table-cell office:value-type="float" office:value="20680" table:formula="of:=[.AX41]+4" table:style-name="ce2">
            <text:p>20680</text:p>
          </table:table-cell>
          <table:table-cell office:value-type="float" office:value="20684" table:formula="of:=[.AY41]+4" table:style-name="ce2">
            <text:p>20684</text:p>
          </table:table-cell>
          <table:table-cell office:value-type="float" office:value="20688" table:formula="of:=[.AZ41]+4" table:style-name="ce2">
            <text:p>20688</text:p>
          </table:table-cell>
          <table:table-cell office:value-type="float" office:value="20692" table:formula="of:=[.BA41]+4" table:style-name="ce2">
            <text:p>20692</text:p>
          </table:table-cell>
          <table:table-cell office:value-type="float" office:value="20696" table:formula="of:=[.BB41]+4" table:style-name="ce2">
            <text:p>20696</text:p>
          </table:table-cell>
          <table:table-cell office:value-type="float" office:value="20700" table:formula="of:=[.BC41]+4" table:style-name="ce2">
            <text:p>20700</text:p>
          </table:table-cell>
          <table:table-cell office:value-type="float" office:value="20704" table:formula="of:=[.BD41]+4" table:style-name="ce2">
            <text:p>20704</text:p>
          </table:table-cell>
          <table:table-cell office:value-type="float" office:value="20708" table:formula="of:=[.BE41]+4" table:style-name="ce2">
            <text:p>20708</text:p>
          </table:table-cell>
          <table:table-cell office:value-type="float" office:value="20712" table:formula="of:=[.BF41]+4" table:style-name="ce2">
            <text:p>20712</text:p>
          </table:table-cell>
          <table:table-cell office:value-type="float" office:value="20716" table:formula="of:=[.BG41]+4" table:style-name="ce2">
            <text:p>20716</text:p>
          </table:table-cell>
          <table:table-cell office:value-type="float" office:value="20720" table:formula="of:=[.BH41]+4" table:style-name="ce2">
            <text:p>20720</text:p>
          </table:table-cell>
          <table:table-cell office:value-type="float" office:value="20724" table:formula="of:=[.BI41]+4" table:style-name="ce2">
            <text:p>20724</text:p>
          </table:table-cell>
          <table:table-cell office:value-type="float" office:value="20728" table:formula="of:=[.BJ41]+4" table:style-name="ce2">
            <text:p>20728</text:p>
          </table:table-cell>
          <table:table-cell office:value-type="float" office:value="20732" table:formula="of:=[.BK41]+4" table:style-name="ce2">
            <text:p>20732</text:p>
          </table:table-cell>
          <table:table-cell office:value-type="float" office:value="20736" table:formula="of:=[.BL41]+4" table:style-name="ce2">
            <text:p>20736</text:p>
          </table:table-cell>
          <table:table-cell office:value-type="float" office:value="20740" table:formula="of:=[.BM41]+4" table:style-name="ce2">
            <text:p>20740</text:p>
          </table:table-cell>
          <table:table-cell office:value-type="float" office:value="20744" table:formula="of:=[.BN41]+4" table:style-name="ce2">
            <text:p>20744</text:p>
          </table:table-cell>
          <table:table-cell office:value-type="float" office:value="20748" table:formula="of:=[.BO41]+4" table:style-name="ce2">
            <text:p>20748</text:p>
          </table:table-cell>
          <table:table-cell office:value-type="float" office:value="20752" table:formula="of:=[.BP41]+4" table:style-name="ce2">
            <text:p>20752</text:p>
          </table:table-cell>
          <table:table-cell office:value-type="float" office:value="20756" table:formula="of:=[.BQ41]+4" table:style-name="ce2">
            <text:p>20756</text:p>
          </table:table-cell>
          <table:table-cell office:value-type="float" office:value="20760" table:formula="of:=[.BR41]+4" table:style-name="ce2">
            <text:p>20760</text:p>
          </table:table-cell>
          <table:table-cell office:value-type="float" office:value="20764" table:formula="of:=[.BS41]+4" table:style-name="ce2">
            <text:p>20764</text:p>
          </table:table-cell>
          <table:table-cell office:value-type="float" office:value="20768" table:formula="of:=[.BT41]+4" table:style-name="ce2">
            <text:p>20768</text:p>
          </table:table-cell>
          <table:table-cell office:value-type="float" office:value="20772" table:formula="of:=[.BU41]+4" table:style-name="ce2">
            <text:p>20772</text:p>
          </table:table-cell>
          <table:table-cell office:value-type="float" office:value="20776" table:formula="of:=[.BV41]+4" table:style-name="ce2">
            <text:p>20776</text:p>
          </table:table-cell>
          <table:table-cell office:value-type="float" office:value="20780" table:formula="of:=[.BW41]+4" table:style-name="ce2">
            <text:p>20780</text:p>
          </table:table-cell>
          <table:table-cell office:value-type="float" office:value="20784" table:formula="of:=[.BX41]+4" table:style-name="ce2">
            <text:p>20784</text:p>
          </table:table-cell>
          <table:table-cell office:value-type="float" office:value="20788" table:formula="of:=[.BY41]+4" table:style-name="ce2">
            <text:p>20788</text:p>
          </table:table-cell>
          <table:table-cell office:value-type="float" office:value="20792" table:formula="of:=[.BZ41]+4" table:style-name="ce2">
            <text:p>20792</text:p>
          </table:table-cell>
          <table:table-cell office:value-type="float" office:value="20796" table:formula="of:=[.CA41]+4" table:style-name="ce2">
            <text:p>20796</text:p>
          </table:table-cell>
          <table:table-cell office:value-type="float" office:value="20800" table:formula="of:=[.CB41]+4" table:style-name="ce2">
            <text:p>20800</text:p>
          </table:table-cell>
          <table:table-cell office:value-type="float" office:value="20804" table:formula="of:=[.CC41]+4" table:style-name="ce2">
            <text:p>20804</text:p>
          </table:table-cell>
          <table:table-cell office:value-type="float" office:value="20808" table:formula="of:=[.CD41]+4" table:style-name="ce2">
            <text:p>20808</text:p>
          </table:table-cell>
          <table:table-cell office:value-type="float" office:value="20812" table:formula="of:=[.CE41]+4" table:style-name="ce2">
            <text:p>20812</text:p>
          </table:table-cell>
          <table:table-cell office:value-type="float" office:value="20816" table:formula="of:=[.CF41]+4" table:style-name="ce2">
            <text:p>20816</text:p>
          </table:table-cell>
          <table:table-cell office:value-type="float" office:value="20820" table:formula="of:=[.CG41]+4" table:style-name="ce2">
            <text:p>20820</text:p>
          </table:table-cell>
          <table:table-cell office:value-type="float" office:value="20824" table:formula="of:=[.CH41]+4" table:style-name="ce2">
            <text:p>20824</text:p>
          </table:table-cell>
          <table:table-cell office:value-type="float" office:value="20828" table:formula="of:=[.CI41]+4" table:style-name="ce2">
            <text:p>20828</text:p>
          </table:table-cell>
          <table:table-cell office:value-type="float" office:value="20832" table:formula="of:=[.CJ41]+4" table:style-name="ce2">
            <text:p>20832</text:p>
          </table:table-cell>
          <table:table-cell office:value-type="float" office:value="20836" table:formula="of:=[.CK41]+4" table:style-name="ce2">
            <text:p>20836</text:p>
          </table:table-cell>
          <table:table-cell office:value-type="float" office:value="20840" table:formula="of:=[.CL41]+4" table:style-name="ce2">
            <text:p>20840</text:p>
          </table:table-cell>
          <table:table-cell office:value-type="float" office:value="20844" table:formula="of:=[.CM41]+4" table:style-name="ce2">
            <text:p>20844</text:p>
          </table:table-cell>
          <table:table-cell office:value-type="float" office:value="20848" table:formula="of:=[.CN41]+4" table:style-name="ce2">
            <text:p>20848</text:p>
          </table:table-cell>
          <table:table-cell office:value-type="float" office:value="20852" table:formula="of:=[.CO41]+4" table:style-name="ce2">
            <text:p>20852</text:p>
          </table:table-cell>
          <table:table-cell office:value-type="float" office:value="20856" table:formula="of:=[.CP41]+4" table:style-name="ce2">
            <text:p>20856</text:p>
          </table:table-cell>
          <table:table-cell office:value-type="float" office:value="20860" table:formula="of:=[.CQ41]+4" table:style-name="ce2">
            <text:p>20860</text:p>
          </table:table-cell>
          <table:table-cell office:value-type="float" office:value="20864" table:formula="of:=[.CR41]+4" table:style-name="ce2">
            <text:p>20864</text:p>
          </table:table-cell>
          <table:table-cell office:value-type="float" office:value="20868" table:formula="of:=[.CS41]+4" table:style-name="ce2">
            <text:p>20868</text:p>
          </table:table-cell>
          <table:table-cell office:value-type="float" office:value="20872" table:formula="of:=[.CT41]+4" table:style-name="ce2">
            <text:p>20872</text:p>
          </table:table-cell>
          <table:table-cell office:value-type="float" office:value="20876" table:formula="of:=[.CU41]+4" table:style-name="ce2">
            <text:p>20876</text:p>
          </table:table-cell>
          <table:table-cell office:value-type="float" office:value="20880" table:formula="of:=[.CV41]+4" table:style-name="ce2">
            <text:p>20880</text:p>
          </table:table-cell>
          <table:table-cell office:value-type="float" office:value="20884" table:formula="of:=[.CW41]+4" table:style-name="ce2">
            <text:p>20884</text:p>
          </table:table-cell>
          <table:table-cell office:value-type="float" office:value="20888" table:formula="of:=[.CX41]+4" table:style-name="ce2">
            <text:p>20888</text:p>
          </table:table-cell>
          <table:table-cell office:value-type="float" office:value="20892" table:formula="of:=[.CY41]+4" table:style-name="ce2">
            <text:p>20892</text:p>
          </table:table-cell>
          <table:table-cell office:value-type="float" office:value="20896" table:formula="of:=[.CZ41]+4" table:style-name="ce2">
            <text:p>20896</text:p>
          </table:table-cell>
          <table:table-cell office:value-type="float" office:value="20900" table:formula="of:=[.DA41]+4" table:style-name="ce2">
            <text:p>20900</text:p>
          </table:table-cell>
          <table:table-cell office:value-type="float" office:value="20904" table:formula="of:=[.DB41]+4" table:style-name="ce2">
            <text:p>20904</text:p>
          </table:table-cell>
          <table:table-cell office:value-type="float" office:value="20908" table:formula="of:=[.DC41]+4" table:style-name="ce2">
            <text:p>20908</text:p>
          </table:table-cell>
          <table:table-cell office:value-type="float" office:value="20912" table:formula="of:=[.DD41]+4" table:style-name="ce2">
            <text:p>20912</text:p>
          </table:table-cell>
          <table:table-cell office:value-type="float" office:value="20916" table:formula="of:=[.DE41]+4" table:style-name="ce2">
            <text:p>20916</text:p>
          </table:table-cell>
          <table:table-cell office:value-type="float" office:value="20920" table:formula="of:=[.DF41]+4" table:style-name="ce2">
            <text:p>20920</text:p>
          </table:table-cell>
          <table:table-cell office:value-type="float" office:value="20924" table:formula="of:=[.DG41]+4" table:style-name="ce2">
            <text:p>20924</text:p>
          </table:table-cell>
          <table:table-cell office:value-type="float" office:value="20928" table:formula="of:=[.DH41]+4" table:style-name="ce2">
            <text:p>20928</text:p>
          </table:table-cell>
          <table:table-cell office:value-type="float" office:value="20932" table:formula="of:=[.DI41]+4" table:style-name="ce2">
            <text:p>20932</text:p>
          </table:table-cell>
          <table:table-cell office:value-type="float" office:value="20936" table:formula="of:=[.DJ41]+4" table:style-name="ce2">
            <text:p>20936</text:p>
          </table:table-cell>
          <table:table-cell office:value-type="float" office:value="20940" table:formula="of:=[.DK41]+4" table:style-name="ce2">
            <text:p>20940</text:p>
          </table:table-cell>
          <table:table-cell office:value-type="float" office:value="20944" table:formula="of:=[.DL41]+4" table:style-name="ce2">
            <text:p>20944</text:p>
          </table:table-cell>
          <table:table-cell office:value-type="float" office:value="20948" table:formula="of:=[.DM41]+4" table:style-name="ce2">
            <text:p>20948</text:p>
          </table:table-cell>
          <table:table-cell office:value-type="float" office:value="20952" table:formula="of:=[.DN41]+4" table:style-name="ce2">
            <text:p>20952</text:p>
          </table:table-cell>
          <table:table-cell office:value-type="float" office:value="20956" table:formula="of:=[.DO41]+4" table:style-name="ce2">
            <text:p>20956</text:p>
          </table:table-cell>
          <table:table-cell office:value-type="float" office:value="20960" table:formula="of:=[.DP41]+4" table:style-name="ce2">
            <text:p>20960</text:p>
          </table:table-cell>
          <table:table-cell office:value-type="float" office:value="20964" table:formula="of:=[.DQ41]+4" table:style-name="ce2">
            <text:p>20964</text:p>
          </table:table-cell>
          <table:table-cell office:value-type="float" office:value="20968" table:formula="of:=[.DR41]+4" table:style-name="ce2">
            <text:p>20968</text:p>
          </table:table-cell>
          <table:table-cell office:value-type="float" office:value="20972" table:formula="of:=[.DS41]+4" table:style-name="ce2">
            <text:p>20972</text:p>
          </table:table-cell>
          <table:table-cell office:value-type="float" office:value="20976" table:formula="of:=[.DT41]+4" table:style-name="ce2">
            <text:p>20976</text:p>
          </table:table-cell>
          <table:table-cell office:value-type="float" office:value="20980" table:formula="of:=[.DU41]+4" table:style-name="ce2">
            <text:p>20980</text:p>
          </table:table-cell>
          <table:table-cell office:value-type="float" office:value="20984" table:formula="of:=[.DV41]+4" table:style-name="ce2">
            <text:p>20984</text:p>
          </table:table-cell>
          <table:table-cell office:value-type="float" office:value="20988" table:formula="of:=[.DW41]+4" table:style-name="ce2">
            <text:p>20988</text:p>
          </table:table-cell>
          <table:table-cell table:number-columns-repeated="16256"/>
        </table:table-row>
        <table:table-row table:style-name="ro1">
          <table:table-cell office:value-type="float" office:value="20992" table:formula="of:=[.A41]+512" table:style-name="ce2">
            <text:p>20992</text:p>
          </table:table-cell>
          <table:table-cell office:value-type="float" office:value="20996" table:formula="of:=[.A42]+4" table:style-name="ce2">
            <text:p>20996</text:p>
          </table:table-cell>
          <table:table-cell office:value-type="float" office:value="21000" table:formula="of:=[.B42]+4" table:style-name="ce2">
            <text:p>21000</text:p>
          </table:table-cell>
          <table:table-cell office:value-type="float" office:value="21004" table:formula="of:=[.C42]+4" table:style-name="ce2">
            <text:p>21004</text:p>
          </table:table-cell>
          <table:table-cell office:value-type="float" office:value="21008" table:formula="of:=[.D42]+4" table:style-name="ce2">
            <text:p>21008</text:p>
          </table:table-cell>
          <table:table-cell office:value-type="float" office:value="21012" table:formula="of:=[.E42]+4" table:style-name="ce2">
            <text:p>21012</text:p>
          </table:table-cell>
          <table:table-cell office:value-type="float" office:value="21016" table:formula="of:=[.F42]+4" table:style-name="ce2">
            <text:p>21016</text:p>
          </table:table-cell>
          <table:table-cell office:value-type="float" office:value="21020" table:formula="of:=[.G42]+4" table:style-name="ce2">
            <text:p>21020</text:p>
          </table:table-cell>
          <table:table-cell office:value-type="float" office:value="21024" table:formula="of:=[.H42]+4" table:style-name="ce2">
            <text:p>21024</text:p>
          </table:table-cell>
          <table:table-cell office:value-type="float" office:value="21028" table:formula="of:=[.I42]+4" table:style-name="ce2">
            <text:p>21028</text:p>
          </table:table-cell>
          <table:table-cell office:value-type="float" office:value="21032" table:formula="of:=[.J42]+4" table:style-name="ce2">
            <text:p>21032</text:p>
          </table:table-cell>
          <table:table-cell office:value-type="float" office:value="21036" table:formula="of:=[.K42]+4" table:style-name="ce2">
            <text:p>21036</text:p>
          </table:table-cell>
          <table:table-cell office:value-type="float" office:value="21040" table:formula="of:=[.L42]+4" table:style-name="ce2">
            <text:p>21040</text:p>
          </table:table-cell>
          <table:table-cell office:value-type="float" office:value="21044" table:formula="of:=[.M42]+4" table:style-name="ce2">
            <text:p>21044</text:p>
          </table:table-cell>
          <table:table-cell office:value-type="float" office:value="21048" table:formula="of:=[.N42]+4" table:style-name="ce2">
            <text:p>21048</text:p>
          </table:table-cell>
          <table:table-cell office:value-type="float" office:value="21052" table:formula="of:=[.O42]+4" table:style-name="ce2">
            <text:p>21052</text:p>
          </table:table-cell>
          <table:table-cell office:value-type="float" office:value="21056" table:formula="of:=[.P42]+4" table:style-name="ce2">
            <text:p>21056</text:p>
          </table:table-cell>
          <table:table-cell office:value-type="float" office:value="21060" table:formula="of:=[.Q42]+4" table:style-name="ce2">
            <text:p>21060</text:p>
          </table:table-cell>
          <table:table-cell office:value-type="float" office:value="21064" table:formula="of:=[.R42]+4" table:style-name="ce2">
            <text:p>21064</text:p>
          </table:table-cell>
          <table:table-cell office:value-type="float" office:value="21068" table:formula="of:=[.S42]+4" table:style-name="ce2">
            <text:p>21068</text:p>
          </table:table-cell>
          <table:table-cell office:value-type="float" office:value="21072" table:formula="of:=[.T42]+4" table:style-name="ce2">
            <text:p>21072</text:p>
          </table:table-cell>
          <table:table-cell office:value-type="float" office:value="21076" table:formula="of:=[.U42]+4" table:style-name="ce2">
            <text:p>21076</text:p>
          </table:table-cell>
          <table:table-cell office:value-type="float" office:value="21080" table:formula="of:=[.V42]+4" table:style-name="ce2">
            <text:p>21080</text:p>
          </table:table-cell>
          <table:table-cell office:value-type="float" office:value="21084" table:formula="of:=[.W42]+4" table:style-name="ce2">
            <text:p>21084</text:p>
          </table:table-cell>
          <table:table-cell office:value-type="float" office:value="21088" table:formula="of:=[.X42]+4" table:style-name="ce2">
            <text:p>21088</text:p>
          </table:table-cell>
          <table:table-cell office:value-type="float" office:value="21092" table:formula="of:=[.Y42]+4" table:style-name="ce2">
            <text:p>21092</text:p>
          </table:table-cell>
          <table:table-cell office:value-type="float" office:value="21096" table:formula="of:=[.Z42]+4" table:style-name="ce2">
            <text:p>21096</text:p>
          </table:table-cell>
          <table:table-cell office:value-type="float" office:value="21100" table:formula="of:=[.AA42]+4" table:style-name="ce2">
            <text:p>21100</text:p>
          </table:table-cell>
          <table:table-cell office:value-type="float" office:value="21104" table:formula="of:=[.AB42]+4" table:style-name="ce2">
            <text:p>21104</text:p>
          </table:table-cell>
          <table:table-cell office:value-type="float" office:value="21108" table:formula="of:=[.AC42]+4" table:style-name="ce2">
            <text:p>21108</text:p>
          </table:table-cell>
          <table:table-cell office:value-type="float" office:value="21112" table:formula="of:=[.AD42]+4" table:style-name="ce2">
            <text:p>21112</text:p>
          </table:table-cell>
          <table:table-cell office:value-type="float" office:value="21116" table:formula="of:=[.AE42]+4" table:style-name="ce2">
            <text:p>21116</text:p>
          </table:table-cell>
          <table:table-cell office:value-type="float" office:value="21120" table:formula="of:=[.AF42]+4" table:style-name="ce2">
            <text:p>21120</text:p>
          </table:table-cell>
          <table:table-cell office:value-type="float" office:value="21124" table:formula="of:=[.AG42]+4" table:style-name="ce2">
            <text:p>21124</text:p>
          </table:table-cell>
          <table:table-cell office:value-type="float" office:value="21128" table:formula="of:=[.AH42]+4" table:style-name="ce2">
            <text:p>21128</text:p>
          </table:table-cell>
          <table:table-cell office:value-type="float" office:value="21132" table:formula="of:=[.AI42]+4" table:style-name="ce2">
            <text:p>21132</text:p>
          </table:table-cell>
          <table:table-cell office:value-type="float" office:value="21136" table:formula="of:=[.AJ42]+4" table:style-name="ce2">
            <text:p>21136</text:p>
          </table:table-cell>
          <table:table-cell office:value-type="float" office:value="21140" table:formula="of:=[.AK42]+4" table:style-name="ce2">
            <text:p>21140</text:p>
          </table:table-cell>
          <table:table-cell office:value-type="float" office:value="21144" table:formula="of:=[.AL42]+4" table:style-name="ce2">
            <text:p>21144</text:p>
          </table:table-cell>
          <table:table-cell office:value-type="float" office:value="21148" table:formula="of:=[.AM42]+4" table:style-name="ce2">
            <text:p>21148</text:p>
          </table:table-cell>
          <table:table-cell office:value-type="float" office:value="21152" table:formula="of:=[.AN42]+4" table:style-name="ce2">
            <text:p>21152</text:p>
          </table:table-cell>
          <table:table-cell office:value-type="float" office:value="21156" table:formula="of:=[.AO42]+4" table:style-name="ce2">
            <text:p>21156</text:p>
          </table:table-cell>
          <table:table-cell office:value-type="float" office:value="21160" table:formula="of:=[.AP42]+4" table:style-name="ce2">
            <text:p>21160</text:p>
          </table:table-cell>
          <table:table-cell office:value-type="float" office:value="21164" table:formula="of:=[.AQ42]+4" table:style-name="ce2">
            <text:p>21164</text:p>
          </table:table-cell>
          <table:table-cell office:value-type="float" office:value="21168" table:formula="of:=[.AR42]+4" table:style-name="ce2">
            <text:p>21168</text:p>
          </table:table-cell>
          <table:table-cell office:value-type="float" office:value="21172" table:formula="of:=[.AS42]+4" table:style-name="ce2">
            <text:p>21172</text:p>
          </table:table-cell>
          <table:table-cell office:value-type="float" office:value="21176" table:formula="of:=[.AT42]+4" table:style-name="ce2">
            <text:p>21176</text:p>
          </table:table-cell>
          <table:table-cell office:value-type="float" office:value="21180" table:formula="of:=[.AU42]+4" table:style-name="ce2">
            <text:p>21180</text:p>
          </table:table-cell>
          <table:table-cell office:value-type="float" office:value="21184" table:formula="of:=[.AV42]+4" table:style-name="ce2">
            <text:p>21184</text:p>
          </table:table-cell>
          <table:table-cell office:value-type="float" office:value="21188" table:formula="of:=[.AW42]+4" table:style-name="ce2">
            <text:p>21188</text:p>
          </table:table-cell>
          <table:table-cell office:value-type="float" office:value="21192" table:formula="of:=[.AX42]+4" table:style-name="ce2">
            <text:p>21192</text:p>
          </table:table-cell>
          <table:table-cell office:value-type="float" office:value="21196" table:formula="of:=[.AY42]+4" table:style-name="ce2">
            <text:p>21196</text:p>
          </table:table-cell>
          <table:table-cell office:value-type="float" office:value="21200" table:formula="of:=[.AZ42]+4" table:style-name="ce2">
            <text:p>21200</text:p>
          </table:table-cell>
          <table:table-cell office:value-type="float" office:value="21204" table:formula="of:=[.BA42]+4" table:style-name="ce2">
            <text:p>21204</text:p>
          </table:table-cell>
          <table:table-cell office:value-type="float" office:value="21208" table:formula="of:=[.BB42]+4" table:style-name="ce2">
            <text:p>21208</text:p>
          </table:table-cell>
          <table:table-cell office:value-type="float" office:value="21212" table:formula="of:=[.BC42]+4" table:style-name="ce2">
            <text:p>21212</text:p>
          </table:table-cell>
          <table:table-cell office:value-type="float" office:value="21216" table:formula="of:=[.BD42]+4" table:style-name="ce2">
            <text:p>21216</text:p>
          </table:table-cell>
          <table:table-cell office:value-type="float" office:value="21220" table:formula="of:=[.BE42]+4" table:style-name="ce2">
            <text:p>21220</text:p>
          </table:table-cell>
          <table:table-cell office:value-type="float" office:value="21224" table:formula="of:=[.BF42]+4" table:style-name="ce2">
            <text:p>21224</text:p>
          </table:table-cell>
          <table:table-cell office:value-type="float" office:value="21228" table:formula="of:=[.BG42]+4" table:style-name="ce2">
            <text:p>21228</text:p>
          </table:table-cell>
          <table:table-cell office:value-type="float" office:value="21232" table:formula="of:=[.BH42]+4" table:style-name="ce2">
            <text:p>21232</text:p>
          </table:table-cell>
          <table:table-cell office:value-type="float" office:value="21236" table:formula="of:=[.BI42]+4" table:style-name="ce2">
            <text:p>21236</text:p>
          </table:table-cell>
          <table:table-cell office:value-type="float" office:value="21240" table:formula="of:=[.BJ42]+4" table:style-name="ce2">
            <text:p>21240</text:p>
          </table:table-cell>
          <table:table-cell office:value-type="float" office:value="21244" table:formula="of:=[.BK42]+4" table:style-name="ce2">
            <text:p>21244</text:p>
          </table:table-cell>
          <table:table-cell office:value-type="float" office:value="21248" table:formula="of:=[.BL42]+4" table:style-name="ce2">
            <text:p>21248</text:p>
          </table:table-cell>
          <table:table-cell office:value-type="float" office:value="21252" table:formula="of:=[.BM42]+4" table:style-name="ce2">
            <text:p>21252</text:p>
          </table:table-cell>
          <table:table-cell office:value-type="float" office:value="21256" table:formula="of:=[.BN42]+4" table:style-name="ce2">
            <text:p>21256</text:p>
          </table:table-cell>
          <table:table-cell office:value-type="float" office:value="21260" table:formula="of:=[.BO42]+4" table:style-name="ce2">
            <text:p>21260</text:p>
          </table:table-cell>
          <table:table-cell office:value-type="float" office:value="21264" table:formula="of:=[.BP42]+4" table:style-name="ce2">
            <text:p>21264</text:p>
          </table:table-cell>
          <table:table-cell office:value-type="float" office:value="21268" table:formula="of:=[.BQ42]+4" table:style-name="ce2">
            <text:p>21268</text:p>
          </table:table-cell>
          <table:table-cell office:value-type="float" office:value="21272" table:formula="of:=[.BR42]+4" table:style-name="ce2">
            <text:p>21272</text:p>
          </table:table-cell>
          <table:table-cell office:value-type="float" office:value="21276" table:formula="of:=[.BS42]+4" table:style-name="ce2">
            <text:p>21276</text:p>
          </table:table-cell>
          <table:table-cell office:value-type="float" office:value="21280" table:formula="of:=[.BT42]+4" table:style-name="ce2">
            <text:p>21280</text:p>
          </table:table-cell>
          <table:table-cell office:value-type="float" office:value="21284" table:formula="of:=[.BU42]+4" table:style-name="ce2">
            <text:p>21284</text:p>
          </table:table-cell>
          <table:table-cell office:value-type="float" office:value="21288" table:formula="of:=[.BV42]+4" table:style-name="ce2">
            <text:p>21288</text:p>
          </table:table-cell>
          <table:table-cell office:value-type="float" office:value="21292" table:formula="of:=[.BW42]+4" table:style-name="ce2">
            <text:p>21292</text:p>
          </table:table-cell>
          <table:table-cell office:value-type="float" office:value="21296" table:formula="of:=[.BX42]+4" table:style-name="ce2">
            <text:p>21296</text:p>
          </table:table-cell>
          <table:table-cell office:value-type="float" office:value="21300" table:formula="of:=[.BY42]+4" table:style-name="ce2">
            <text:p>21300</text:p>
          </table:table-cell>
          <table:table-cell office:value-type="float" office:value="21304" table:formula="of:=[.BZ42]+4" table:style-name="ce2">
            <text:p>21304</text:p>
          </table:table-cell>
          <table:table-cell office:value-type="float" office:value="21308" table:formula="of:=[.CA42]+4" table:style-name="ce2">
            <text:p>21308</text:p>
          </table:table-cell>
          <table:table-cell office:value-type="float" office:value="21312" table:formula="of:=[.CB42]+4" table:style-name="ce2">
            <text:p>21312</text:p>
          </table:table-cell>
          <table:table-cell office:value-type="float" office:value="21316" table:formula="of:=[.CC42]+4" table:style-name="ce2">
            <text:p>21316</text:p>
          </table:table-cell>
          <table:table-cell office:value-type="float" office:value="21320" table:formula="of:=[.CD42]+4" table:style-name="ce2">
            <text:p>21320</text:p>
          </table:table-cell>
          <table:table-cell office:value-type="float" office:value="21324" table:formula="of:=[.CE42]+4" table:style-name="ce2">
            <text:p>21324</text:p>
          </table:table-cell>
          <table:table-cell office:value-type="float" office:value="21328" table:formula="of:=[.CF42]+4" table:style-name="ce2">
            <text:p>21328</text:p>
          </table:table-cell>
          <table:table-cell office:value-type="float" office:value="21332" table:formula="of:=[.CG42]+4" table:style-name="ce2">
            <text:p>21332</text:p>
          </table:table-cell>
          <table:table-cell office:value-type="float" office:value="21336" table:formula="of:=[.CH42]+4" table:style-name="ce2">
            <text:p>21336</text:p>
          </table:table-cell>
          <table:table-cell office:value-type="float" office:value="21340" table:formula="of:=[.CI42]+4" table:style-name="ce2">
            <text:p>21340</text:p>
          </table:table-cell>
          <table:table-cell office:value-type="float" office:value="21344" table:formula="of:=[.CJ42]+4" table:style-name="ce2">
            <text:p>21344</text:p>
          </table:table-cell>
          <table:table-cell office:value-type="float" office:value="21348" table:formula="of:=[.CK42]+4" table:style-name="ce2">
            <text:p>21348</text:p>
          </table:table-cell>
          <table:table-cell office:value-type="float" office:value="21352" table:formula="of:=[.CL42]+4" table:style-name="ce2">
            <text:p>21352</text:p>
          </table:table-cell>
          <table:table-cell office:value-type="float" office:value="21356" table:formula="of:=[.CM42]+4" table:style-name="ce2">
            <text:p>21356</text:p>
          </table:table-cell>
          <table:table-cell office:value-type="float" office:value="21360" table:formula="of:=[.CN42]+4" table:style-name="ce2">
            <text:p>21360</text:p>
          </table:table-cell>
          <table:table-cell office:value-type="float" office:value="21364" table:formula="of:=[.CO42]+4" table:style-name="ce2">
            <text:p>21364</text:p>
          </table:table-cell>
          <table:table-cell office:value-type="float" office:value="21368" table:formula="of:=[.CP42]+4" table:style-name="ce2">
            <text:p>21368</text:p>
          </table:table-cell>
          <table:table-cell office:value-type="float" office:value="21372" table:formula="of:=[.CQ42]+4" table:style-name="ce2">
            <text:p>21372</text:p>
          </table:table-cell>
          <table:table-cell office:value-type="float" office:value="21376" table:formula="of:=[.CR42]+4" table:style-name="ce2">
            <text:p>21376</text:p>
          </table:table-cell>
          <table:table-cell office:value-type="float" office:value="21380" table:formula="of:=[.CS42]+4" table:style-name="ce2">
            <text:p>21380</text:p>
          </table:table-cell>
          <table:table-cell office:value-type="float" office:value="21384" table:formula="of:=[.CT42]+4" table:style-name="ce2">
            <text:p>21384</text:p>
          </table:table-cell>
          <table:table-cell office:value-type="float" office:value="21388" table:formula="of:=[.CU42]+4" table:style-name="ce2">
            <text:p>21388</text:p>
          </table:table-cell>
          <table:table-cell office:value-type="float" office:value="21392" table:formula="of:=[.CV42]+4" table:style-name="ce2">
            <text:p>21392</text:p>
          </table:table-cell>
          <table:table-cell office:value-type="float" office:value="21396" table:formula="of:=[.CW42]+4" table:style-name="ce2">
            <text:p>21396</text:p>
          </table:table-cell>
          <table:table-cell office:value-type="float" office:value="21400" table:formula="of:=[.CX42]+4" table:style-name="ce2">
            <text:p>21400</text:p>
          </table:table-cell>
          <table:table-cell office:value-type="float" office:value="21404" table:formula="of:=[.CY42]+4" table:style-name="ce2">
            <text:p>21404</text:p>
          </table:table-cell>
          <table:table-cell office:value-type="float" office:value="21408" table:formula="of:=[.CZ42]+4" table:style-name="ce2">
            <text:p>21408</text:p>
          </table:table-cell>
          <table:table-cell office:value-type="float" office:value="21412" table:formula="of:=[.DA42]+4" table:style-name="ce2">
            <text:p>21412</text:p>
          </table:table-cell>
          <table:table-cell office:value-type="float" office:value="21416" table:formula="of:=[.DB42]+4" table:style-name="ce2">
            <text:p>21416</text:p>
          </table:table-cell>
          <table:table-cell office:value-type="float" office:value="21420" table:formula="of:=[.DC42]+4" table:style-name="ce2">
            <text:p>21420</text:p>
          </table:table-cell>
          <table:table-cell office:value-type="float" office:value="21424" table:formula="of:=[.DD42]+4" table:style-name="ce2">
            <text:p>21424</text:p>
          </table:table-cell>
          <table:table-cell office:value-type="float" office:value="21428" table:formula="of:=[.DE42]+4" table:style-name="ce2">
            <text:p>21428</text:p>
          </table:table-cell>
          <table:table-cell office:value-type="float" office:value="21432" table:formula="of:=[.DF42]+4" table:style-name="ce2">
            <text:p>21432</text:p>
          </table:table-cell>
          <table:table-cell office:value-type="float" office:value="21436" table:formula="of:=[.DG42]+4" table:style-name="ce2">
            <text:p>21436</text:p>
          </table:table-cell>
          <table:table-cell office:value-type="float" office:value="21440" table:formula="of:=[.DH42]+4" table:style-name="ce2">
            <text:p>21440</text:p>
          </table:table-cell>
          <table:table-cell office:value-type="float" office:value="21444" table:formula="of:=[.DI42]+4" table:style-name="ce2">
            <text:p>21444</text:p>
          </table:table-cell>
          <table:table-cell office:value-type="float" office:value="21448" table:formula="of:=[.DJ42]+4" table:style-name="ce2">
            <text:p>21448</text:p>
          </table:table-cell>
          <table:table-cell office:value-type="float" office:value="21452" table:formula="of:=[.DK42]+4" table:style-name="ce2">
            <text:p>21452</text:p>
          </table:table-cell>
          <table:table-cell office:value-type="float" office:value="21456" table:formula="of:=[.DL42]+4" table:style-name="ce2">
            <text:p>21456</text:p>
          </table:table-cell>
          <table:table-cell office:value-type="float" office:value="21460" table:formula="of:=[.DM42]+4" table:style-name="ce2">
            <text:p>21460</text:p>
          </table:table-cell>
          <table:table-cell office:value-type="float" office:value="21464" table:formula="of:=[.DN42]+4" table:style-name="ce2">
            <text:p>21464</text:p>
          </table:table-cell>
          <table:table-cell office:value-type="float" office:value="21468" table:formula="of:=[.DO42]+4" table:style-name="ce2">
            <text:p>21468</text:p>
          </table:table-cell>
          <table:table-cell office:value-type="float" office:value="21472" table:formula="of:=[.DP42]+4" table:style-name="ce2">
            <text:p>21472</text:p>
          </table:table-cell>
          <table:table-cell office:value-type="float" office:value="21476" table:formula="of:=[.DQ42]+4" table:style-name="ce2">
            <text:p>21476</text:p>
          </table:table-cell>
          <table:table-cell office:value-type="float" office:value="21480" table:formula="of:=[.DR42]+4" table:style-name="ce2">
            <text:p>21480</text:p>
          </table:table-cell>
          <table:table-cell office:value-type="float" office:value="21484" table:formula="of:=[.DS42]+4" table:style-name="ce2">
            <text:p>21484</text:p>
          </table:table-cell>
          <table:table-cell office:value-type="float" office:value="21488" table:formula="of:=[.DT42]+4" table:style-name="ce2">
            <text:p>21488</text:p>
          </table:table-cell>
          <table:table-cell office:value-type="float" office:value="21492" table:formula="of:=[.DU42]+4" table:style-name="ce2">
            <text:p>21492</text:p>
          </table:table-cell>
          <table:table-cell office:value-type="float" office:value="21496" table:formula="of:=[.DV42]+4" table:style-name="ce2">
            <text:p>21496</text:p>
          </table:table-cell>
          <table:table-cell office:value-type="float" office:value="21500" table:formula="of:=[.DW42]+4" table:style-name="ce2">
            <text:p>21500</text:p>
          </table:table-cell>
          <table:table-cell table:number-columns-repeated="16256"/>
        </table:table-row>
        <table:table-row table:style-name="ro1">
          <table:table-cell office:value-type="float" office:value="21504" table:formula="of:=[.A42]+512" table:style-name="ce2">
            <text:p>21504</text:p>
          </table:table-cell>
          <table:table-cell office:value-type="float" office:value="21508" table:formula="of:=[.A43]+4" table:style-name="ce2">
            <text:p>21508</text:p>
          </table:table-cell>
          <table:table-cell office:value-type="float" office:value="21512" table:formula="of:=[.B43]+4" table:style-name="ce2">
            <text:p>21512</text:p>
          </table:table-cell>
          <table:table-cell office:value-type="float" office:value="21516" table:formula="of:=[.C43]+4" table:style-name="ce2">
            <text:p>21516</text:p>
          </table:table-cell>
          <table:table-cell office:value-type="float" office:value="21520" table:formula="of:=[.D43]+4" table:style-name="ce2">
            <text:p>21520</text:p>
          </table:table-cell>
          <table:table-cell office:value-type="float" office:value="21524" table:formula="of:=[.E43]+4" table:style-name="ce2">
            <text:p>21524</text:p>
          </table:table-cell>
          <table:table-cell office:value-type="float" office:value="21528" table:formula="of:=[.F43]+4" table:style-name="ce2">
            <text:p>21528</text:p>
          </table:table-cell>
          <table:table-cell office:value-type="float" office:value="21532" table:formula="of:=[.G43]+4" table:style-name="ce2">
            <text:p>21532</text:p>
          </table:table-cell>
          <table:table-cell office:value-type="float" office:value="21536" table:formula="of:=[.H43]+4" table:style-name="ce2">
            <text:p>21536</text:p>
          </table:table-cell>
          <table:table-cell office:value-type="float" office:value="21540" table:formula="of:=[.I43]+4" table:style-name="ce2">
            <text:p>21540</text:p>
          </table:table-cell>
          <table:table-cell office:value-type="float" office:value="21544" table:formula="of:=[.J43]+4" table:style-name="ce2">
            <text:p>21544</text:p>
          </table:table-cell>
          <table:table-cell office:value-type="float" office:value="21548" table:formula="of:=[.K43]+4" table:style-name="ce2">
            <text:p>21548</text:p>
          </table:table-cell>
          <table:table-cell office:value-type="float" office:value="21552" table:formula="of:=[.L43]+4" table:style-name="ce2">
            <text:p>21552</text:p>
          </table:table-cell>
          <table:table-cell office:value-type="float" office:value="21556" table:formula="of:=[.M43]+4" table:style-name="ce2">
            <text:p>21556</text:p>
          </table:table-cell>
          <table:table-cell office:value-type="float" office:value="21560" table:formula="of:=[.N43]+4" table:style-name="ce2">
            <text:p>21560</text:p>
          </table:table-cell>
          <table:table-cell office:value-type="float" office:value="21564" table:formula="of:=[.O43]+4" table:style-name="ce2">
            <text:p>21564</text:p>
          </table:table-cell>
          <table:table-cell office:value-type="float" office:value="21568" table:formula="of:=[.P43]+4" table:style-name="ce2">
            <text:p>21568</text:p>
          </table:table-cell>
          <table:table-cell office:value-type="float" office:value="21572" table:formula="of:=[.Q43]+4" table:style-name="ce2">
            <text:p>21572</text:p>
          </table:table-cell>
          <table:table-cell office:value-type="float" office:value="21576" table:formula="of:=[.R43]+4" table:style-name="ce2">
            <text:p>21576</text:p>
          </table:table-cell>
          <table:table-cell office:value-type="float" office:value="21580" table:formula="of:=[.S43]+4" table:style-name="ce2">
            <text:p>21580</text:p>
          </table:table-cell>
          <table:table-cell office:value-type="float" office:value="21584" table:formula="of:=[.T43]+4" table:style-name="ce2">
            <text:p>21584</text:p>
          </table:table-cell>
          <table:table-cell office:value-type="float" office:value="21588" table:formula="of:=[.U43]+4" table:style-name="ce2">
            <text:p>21588</text:p>
          </table:table-cell>
          <table:table-cell office:value-type="float" office:value="21592" table:formula="of:=[.V43]+4" table:style-name="ce2">
            <text:p>21592</text:p>
          </table:table-cell>
          <table:table-cell office:value-type="float" office:value="21596" table:formula="of:=[.W43]+4" table:style-name="ce2">
            <text:p>21596</text:p>
          </table:table-cell>
          <table:table-cell office:value-type="float" office:value="21600" table:formula="of:=[.X43]+4" table:style-name="ce2">
            <text:p>21600</text:p>
          </table:table-cell>
          <table:table-cell office:value-type="float" office:value="21604" table:formula="of:=[.Y43]+4" table:style-name="ce2">
            <text:p>21604</text:p>
          </table:table-cell>
          <table:table-cell office:value-type="float" office:value="21608" table:formula="of:=[.Z43]+4" table:style-name="ce2">
            <text:p>21608</text:p>
          </table:table-cell>
          <table:table-cell office:value-type="float" office:value="21612" table:formula="of:=[.AA43]+4" table:style-name="ce2">
            <text:p>21612</text:p>
          </table:table-cell>
          <table:table-cell office:value-type="float" office:value="21616" table:formula="of:=[.AB43]+4" table:style-name="ce2">
            <text:p>21616</text:p>
          </table:table-cell>
          <table:table-cell office:value-type="float" office:value="21620" table:formula="of:=[.AC43]+4" table:style-name="ce2">
            <text:p>21620</text:p>
          </table:table-cell>
          <table:table-cell office:value-type="float" office:value="21624" table:formula="of:=[.AD43]+4" table:style-name="ce2">
            <text:p>21624</text:p>
          </table:table-cell>
          <table:table-cell office:value-type="float" office:value="21628" table:formula="of:=[.AE43]+4" table:style-name="ce2">
            <text:p>21628</text:p>
          </table:table-cell>
          <table:table-cell office:value-type="float" office:value="21632" table:formula="of:=[.AF43]+4" table:style-name="ce2">
            <text:p>21632</text:p>
          </table:table-cell>
          <table:table-cell office:value-type="float" office:value="21636" table:formula="of:=[.AG43]+4" table:style-name="ce2">
            <text:p>21636</text:p>
          </table:table-cell>
          <table:table-cell office:value-type="float" office:value="21640" table:formula="of:=[.AH43]+4" table:style-name="ce2">
            <text:p>21640</text:p>
          </table:table-cell>
          <table:table-cell office:value-type="float" office:value="21644" table:formula="of:=[.AI43]+4" table:style-name="ce2">
            <text:p>21644</text:p>
          </table:table-cell>
          <table:table-cell office:value-type="float" office:value="21648" table:formula="of:=[.AJ43]+4" table:style-name="ce2">
            <text:p>21648</text:p>
          </table:table-cell>
          <table:table-cell office:value-type="float" office:value="21652" table:formula="of:=[.AK43]+4" table:style-name="ce2">
            <text:p>21652</text:p>
          </table:table-cell>
          <table:table-cell office:value-type="float" office:value="21656" table:formula="of:=[.AL43]+4" table:style-name="ce2">
            <text:p>21656</text:p>
          </table:table-cell>
          <table:table-cell office:value-type="float" office:value="21660" table:formula="of:=[.AM43]+4" table:style-name="ce2">
            <text:p>21660</text:p>
          </table:table-cell>
          <table:table-cell office:value-type="float" office:value="21664" table:formula="of:=[.AN43]+4" table:style-name="ce2">
            <text:p>21664</text:p>
          </table:table-cell>
          <table:table-cell office:value-type="float" office:value="21668" table:formula="of:=[.AO43]+4" table:style-name="ce2">
            <text:p>21668</text:p>
          </table:table-cell>
          <table:table-cell office:value-type="float" office:value="21672" table:formula="of:=[.AP43]+4" table:style-name="ce2">
            <text:p>21672</text:p>
          </table:table-cell>
          <table:table-cell office:value-type="float" office:value="21676" table:formula="of:=[.AQ43]+4" table:style-name="ce2">
            <text:p>21676</text:p>
          </table:table-cell>
          <table:table-cell office:value-type="float" office:value="21680" table:formula="of:=[.AR43]+4" table:style-name="ce2">
            <text:p>21680</text:p>
          </table:table-cell>
          <table:table-cell office:value-type="float" office:value="21684" table:formula="of:=[.AS43]+4" table:style-name="ce2">
            <text:p>21684</text:p>
          </table:table-cell>
          <table:table-cell office:value-type="float" office:value="21688" table:formula="of:=[.AT43]+4" table:style-name="ce2">
            <text:p>21688</text:p>
          </table:table-cell>
          <table:table-cell office:value-type="float" office:value="21692" table:formula="of:=[.AU43]+4" table:style-name="ce2">
            <text:p>21692</text:p>
          </table:table-cell>
          <table:table-cell office:value-type="float" office:value="21696" table:formula="of:=[.AV43]+4" table:style-name="ce2">
            <text:p>21696</text:p>
          </table:table-cell>
          <table:table-cell office:value-type="float" office:value="21700" table:formula="of:=[.AW43]+4" table:style-name="ce2">
            <text:p>21700</text:p>
          </table:table-cell>
          <table:table-cell office:value-type="float" office:value="21704" table:formula="of:=[.AX43]+4" table:style-name="ce2">
            <text:p>21704</text:p>
          </table:table-cell>
          <table:table-cell office:value-type="float" office:value="21708" table:formula="of:=[.AY43]+4" table:style-name="ce2">
            <text:p>21708</text:p>
          </table:table-cell>
          <table:table-cell office:value-type="float" office:value="21712" table:formula="of:=[.AZ43]+4" table:style-name="ce2">
            <text:p>21712</text:p>
          </table:table-cell>
          <table:table-cell office:value-type="float" office:value="21716" table:formula="of:=[.BA43]+4" table:style-name="ce2">
            <text:p>21716</text:p>
          </table:table-cell>
          <table:table-cell office:value-type="float" office:value="21720" table:formula="of:=[.BB43]+4" table:style-name="ce2">
            <text:p>21720</text:p>
          </table:table-cell>
          <table:table-cell office:value-type="float" office:value="21724" table:formula="of:=[.BC43]+4" table:style-name="ce2">
            <text:p>21724</text:p>
          </table:table-cell>
          <table:table-cell office:value-type="float" office:value="21728" table:formula="of:=[.BD43]+4" table:style-name="ce2">
            <text:p>21728</text:p>
          </table:table-cell>
          <table:table-cell office:value-type="float" office:value="21732" table:formula="of:=[.BE43]+4" table:style-name="ce2">
            <text:p>21732</text:p>
          </table:table-cell>
          <table:table-cell office:value-type="float" office:value="21736" table:formula="of:=[.BF43]+4" table:style-name="ce2">
            <text:p>21736</text:p>
          </table:table-cell>
          <table:table-cell office:value-type="float" office:value="21740" table:formula="of:=[.BG43]+4" table:style-name="ce2">
            <text:p>21740</text:p>
          </table:table-cell>
          <table:table-cell office:value-type="float" office:value="21744" table:formula="of:=[.BH43]+4" table:style-name="ce2">
            <text:p>21744</text:p>
          </table:table-cell>
          <table:table-cell office:value-type="float" office:value="21748" table:formula="of:=[.BI43]+4" table:style-name="ce2">
            <text:p>21748</text:p>
          </table:table-cell>
          <table:table-cell office:value-type="float" office:value="21752" table:formula="of:=[.BJ43]+4" table:style-name="ce2">
            <text:p>21752</text:p>
          </table:table-cell>
          <table:table-cell office:value-type="float" office:value="21756" table:formula="of:=[.BK43]+4" table:style-name="ce2">
            <text:p>21756</text:p>
          </table:table-cell>
          <table:table-cell office:value-type="float" office:value="21760" table:formula="of:=[.BL43]+4" table:style-name="ce2">
            <text:p>21760</text:p>
          </table:table-cell>
          <table:table-cell office:value-type="float" office:value="21764" table:formula="of:=[.BM43]+4" table:style-name="ce2">
            <text:p>21764</text:p>
          </table:table-cell>
          <table:table-cell office:value-type="float" office:value="21768" table:formula="of:=[.BN43]+4" table:style-name="ce2">
            <text:p>21768</text:p>
          </table:table-cell>
          <table:table-cell office:value-type="float" office:value="21772" table:formula="of:=[.BO43]+4" table:style-name="ce2">
            <text:p>21772</text:p>
          </table:table-cell>
          <table:table-cell office:value-type="float" office:value="21776" table:formula="of:=[.BP43]+4" table:style-name="ce2">
            <text:p>21776</text:p>
          </table:table-cell>
          <table:table-cell office:value-type="float" office:value="21780" table:formula="of:=[.BQ43]+4" table:style-name="ce2">
            <text:p>21780</text:p>
          </table:table-cell>
          <table:table-cell office:value-type="float" office:value="21784" table:formula="of:=[.BR43]+4" table:style-name="ce2">
            <text:p>21784</text:p>
          </table:table-cell>
          <table:table-cell office:value-type="float" office:value="21788" table:formula="of:=[.BS43]+4" table:style-name="ce2">
            <text:p>21788</text:p>
          </table:table-cell>
          <table:table-cell office:value-type="float" office:value="21792" table:formula="of:=[.BT43]+4" table:style-name="ce2">
            <text:p>21792</text:p>
          </table:table-cell>
          <table:table-cell office:value-type="float" office:value="21796" table:formula="of:=[.BU43]+4" table:style-name="ce2">
            <text:p>21796</text:p>
          </table:table-cell>
          <table:table-cell office:value-type="float" office:value="21800" table:formula="of:=[.BV43]+4" table:style-name="ce2">
            <text:p>21800</text:p>
          </table:table-cell>
          <table:table-cell office:value-type="float" office:value="21804" table:formula="of:=[.BW43]+4" table:style-name="ce2">
            <text:p>21804</text:p>
          </table:table-cell>
          <table:table-cell office:value-type="float" office:value="21808" table:formula="of:=[.BX43]+4" table:style-name="ce2">
            <text:p>21808</text:p>
          </table:table-cell>
          <table:table-cell office:value-type="float" office:value="21812" table:formula="of:=[.BY43]+4" table:style-name="ce2">
            <text:p>21812</text:p>
          </table:table-cell>
          <table:table-cell office:value-type="float" office:value="21816" table:formula="of:=[.BZ43]+4" table:style-name="ce2">
            <text:p>21816</text:p>
          </table:table-cell>
          <table:table-cell office:value-type="float" office:value="21820" table:formula="of:=[.CA43]+4" table:style-name="ce2">
            <text:p>21820</text:p>
          </table:table-cell>
          <table:table-cell office:value-type="float" office:value="21824" table:formula="of:=[.CB43]+4" table:style-name="ce2">
            <text:p>21824</text:p>
          </table:table-cell>
          <table:table-cell office:value-type="float" office:value="21828" table:formula="of:=[.CC43]+4" table:style-name="ce2">
            <text:p>21828</text:p>
          </table:table-cell>
          <table:table-cell office:value-type="float" office:value="21832" table:formula="of:=[.CD43]+4" table:style-name="ce2">
            <text:p>21832</text:p>
          </table:table-cell>
          <table:table-cell office:value-type="float" office:value="21836" table:formula="of:=[.CE43]+4" table:style-name="ce2">
            <text:p>21836</text:p>
          </table:table-cell>
          <table:table-cell office:value-type="float" office:value="21840" table:formula="of:=[.CF43]+4" table:style-name="ce2">
            <text:p>21840</text:p>
          </table:table-cell>
          <table:table-cell office:value-type="float" office:value="21844" table:formula="of:=[.CG43]+4" table:style-name="ce2">
            <text:p>21844</text:p>
          </table:table-cell>
          <table:table-cell office:value-type="float" office:value="21848" table:formula="of:=[.CH43]+4" table:style-name="ce2">
            <text:p>21848</text:p>
          </table:table-cell>
          <table:table-cell office:value-type="float" office:value="21852" table:formula="of:=[.CI43]+4" table:style-name="ce2">
            <text:p>21852</text:p>
          </table:table-cell>
          <table:table-cell office:value-type="float" office:value="21856" table:formula="of:=[.CJ43]+4" table:style-name="ce2">
            <text:p>21856</text:p>
          </table:table-cell>
          <table:table-cell office:value-type="float" office:value="21860" table:formula="of:=[.CK43]+4" table:style-name="ce2">
            <text:p>21860</text:p>
          </table:table-cell>
          <table:table-cell office:value-type="float" office:value="21864" table:formula="of:=[.CL43]+4" table:style-name="ce2">
            <text:p>21864</text:p>
          </table:table-cell>
          <table:table-cell office:value-type="float" office:value="21868" table:formula="of:=[.CM43]+4" table:style-name="ce2">
            <text:p>21868</text:p>
          </table:table-cell>
          <table:table-cell office:value-type="float" office:value="21872" table:formula="of:=[.CN43]+4" table:style-name="ce2">
            <text:p>21872</text:p>
          </table:table-cell>
          <table:table-cell office:value-type="float" office:value="21876" table:formula="of:=[.CO43]+4" table:style-name="ce2">
            <text:p>21876</text:p>
          </table:table-cell>
          <table:table-cell office:value-type="float" office:value="21880" table:formula="of:=[.CP43]+4" table:style-name="ce2">
            <text:p>21880</text:p>
          </table:table-cell>
          <table:table-cell office:value-type="float" office:value="21884" table:formula="of:=[.CQ43]+4" table:style-name="ce2">
            <text:p>21884</text:p>
          </table:table-cell>
          <table:table-cell office:value-type="float" office:value="21888" table:formula="of:=[.CR43]+4" table:style-name="ce2">
            <text:p>21888</text:p>
          </table:table-cell>
          <table:table-cell office:value-type="float" office:value="21892" table:formula="of:=[.CS43]+4" table:style-name="ce2">
            <text:p>21892</text:p>
          </table:table-cell>
          <table:table-cell office:value-type="float" office:value="21896" table:formula="of:=[.CT43]+4" table:style-name="ce2">
            <text:p>21896</text:p>
          </table:table-cell>
          <table:table-cell office:value-type="float" office:value="21900" table:formula="of:=[.CU43]+4" table:style-name="ce2">
            <text:p>21900</text:p>
          </table:table-cell>
          <table:table-cell office:value-type="float" office:value="21904" table:formula="of:=[.CV43]+4" table:style-name="ce2">
            <text:p>21904</text:p>
          </table:table-cell>
          <table:table-cell office:value-type="float" office:value="21908" table:formula="of:=[.CW43]+4" table:style-name="ce2">
            <text:p>21908</text:p>
          </table:table-cell>
          <table:table-cell office:value-type="float" office:value="21912" table:formula="of:=[.CX43]+4" table:style-name="ce2">
            <text:p>21912</text:p>
          </table:table-cell>
          <table:table-cell office:value-type="float" office:value="21916" table:formula="of:=[.CY43]+4" table:style-name="ce2">
            <text:p>21916</text:p>
          </table:table-cell>
          <table:table-cell office:value-type="float" office:value="21920" table:formula="of:=[.CZ43]+4" table:style-name="ce2">
            <text:p>21920</text:p>
          </table:table-cell>
          <table:table-cell office:value-type="float" office:value="21924" table:formula="of:=[.DA43]+4" table:style-name="ce2">
            <text:p>21924</text:p>
          </table:table-cell>
          <table:table-cell office:value-type="float" office:value="21928" table:formula="of:=[.DB43]+4" table:style-name="ce2">
            <text:p>21928</text:p>
          </table:table-cell>
          <table:table-cell office:value-type="float" office:value="21932" table:formula="of:=[.DC43]+4" table:style-name="ce2">
            <text:p>21932</text:p>
          </table:table-cell>
          <table:table-cell office:value-type="float" office:value="21936" table:formula="of:=[.DD43]+4" table:style-name="ce2">
            <text:p>21936</text:p>
          </table:table-cell>
          <table:table-cell office:value-type="float" office:value="21940" table:formula="of:=[.DE43]+4" table:style-name="ce2">
            <text:p>21940</text:p>
          </table:table-cell>
          <table:table-cell office:value-type="float" office:value="21944" table:formula="of:=[.DF43]+4" table:style-name="ce2">
            <text:p>21944</text:p>
          </table:table-cell>
          <table:table-cell office:value-type="float" office:value="21948" table:formula="of:=[.DG43]+4" table:style-name="ce2">
            <text:p>21948</text:p>
          </table:table-cell>
          <table:table-cell office:value-type="float" office:value="21952" table:formula="of:=[.DH43]+4" table:style-name="ce2">
            <text:p>21952</text:p>
          </table:table-cell>
          <table:table-cell office:value-type="float" office:value="21956" table:formula="of:=[.DI43]+4" table:style-name="ce2">
            <text:p>21956</text:p>
          </table:table-cell>
          <table:table-cell office:value-type="float" office:value="21960" table:formula="of:=[.DJ43]+4" table:style-name="ce2">
            <text:p>21960</text:p>
          </table:table-cell>
          <table:table-cell office:value-type="float" office:value="21964" table:formula="of:=[.DK43]+4" table:style-name="ce2">
            <text:p>21964</text:p>
          </table:table-cell>
          <table:table-cell office:value-type="float" office:value="21968" table:formula="of:=[.DL43]+4" table:style-name="ce2">
            <text:p>21968</text:p>
          </table:table-cell>
          <table:table-cell office:value-type="float" office:value="21972" table:formula="of:=[.DM43]+4" table:style-name="ce2">
            <text:p>21972</text:p>
          </table:table-cell>
          <table:table-cell office:value-type="float" office:value="21976" table:formula="of:=[.DN43]+4" table:style-name="ce2">
            <text:p>21976</text:p>
          </table:table-cell>
          <table:table-cell office:value-type="float" office:value="21980" table:formula="of:=[.DO43]+4" table:style-name="ce2">
            <text:p>21980</text:p>
          </table:table-cell>
          <table:table-cell office:value-type="float" office:value="21984" table:formula="of:=[.DP43]+4" table:style-name="ce2">
            <text:p>21984</text:p>
          </table:table-cell>
          <table:table-cell office:value-type="float" office:value="21988" table:formula="of:=[.DQ43]+4" table:style-name="ce2">
            <text:p>21988</text:p>
          </table:table-cell>
          <table:table-cell office:value-type="float" office:value="21992" table:formula="of:=[.DR43]+4" table:style-name="ce2">
            <text:p>21992</text:p>
          </table:table-cell>
          <table:table-cell office:value-type="float" office:value="21996" table:formula="of:=[.DS43]+4" table:style-name="ce2">
            <text:p>21996</text:p>
          </table:table-cell>
          <table:table-cell office:value-type="float" office:value="22000" table:formula="of:=[.DT43]+4" table:style-name="ce2">
            <text:p>22000</text:p>
          </table:table-cell>
          <table:table-cell office:value-type="float" office:value="22004" table:formula="of:=[.DU43]+4" table:style-name="ce2">
            <text:p>22004</text:p>
          </table:table-cell>
          <table:table-cell office:value-type="float" office:value="22008" table:formula="of:=[.DV43]+4" table:style-name="ce2">
            <text:p>22008</text:p>
          </table:table-cell>
          <table:table-cell office:value-type="float" office:value="22012" table:formula="of:=[.DW43]+4" table:style-name="ce2">
            <text:p>22012</text:p>
          </table:table-cell>
          <table:table-cell table:number-columns-repeated="16256"/>
        </table:table-row>
        <table:table-row table:style-name="ro1">
          <table:table-cell office:value-type="float" office:value="22016" table:formula="of:=[.A43]+512" table:style-name="ce2">
            <text:p>22016</text:p>
          </table:table-cell>
          <table:table-cell office:value-type="float" office:value="22020" table:formula="of:=[.A44]+4" table:style-name="ce2">
            <text:p>22020</text:p>
          </table:table-cell>
          <table:table-cell office:value-type="float" office:value="22024" table:formula="of:=[.B44]+4" table:style-name="ce2">
            <text:p>22024</text:p>
          </table:table-cell>
          <table:table-cell office:value-type="float" office:value="22028" table:formula="of:=[.C44]+4" table:style-name="ce2">
            <text:p>22028</text:p>
          </table:table-cell>
          <table:table-cell office:value-type="float" office:value="22032" table:formula="of:=[.D44]+4" table:style-name="ce2">
            <text:p>22032</text:p>
          </table:table-cell>
          <table:table-cell office:value-type="float" office:value="22036" table:formula="of:=[.E44]+4" table:style-name="ce2">
            <text:p>22036</text:p>
          </table:table-cell>
          <table:table-cell office:value-type="float" office:value="22040" table:formula="of:=[.F44]+4" table:style-name="ce2">
            <text:p>22040</text:p>
          </table:table-cell>
          <table:table-cell office:value-type="float" office:value="22044" table:formula="of:=[.G44]+4" table:style-name="ce2">
            <text:p>22044</text:p>
          </table:table-cell>
          <table:table-cell office:value-type="float" office:value="22048" table:formula="of:=[.H44]+4" table:style-name="ce2">
            <text:p>22048</text:p>
          </table:table-cell>
          <table:table-cell office:value-type="float" office:value="22052" table:formula="of:=[.I44]+4" table:style-name="ce2">
            <text:p>22052</text:p>
          </table:table-cell>
          <table:table-cell office:value-type="float" office:value="22056" table:formula="of:=[.J44]+4" table:style-name="ce2">
            <text:p>22056</text:p>
          </table:table-cell>
          <table:table-cell office:value-type="float" office:value="22060" table:formula="of:=[.K44]+4" table:style-name="ce2">
            <text:p>22060</text:p>
          </table:table-cell>
          <table:table-cell office:value-type="float" office:value="22064" table:formula="of:=[.L44]+4" table:style-name="ce2">
            <text:p>22064</text:p>
          </table:table-cell>
          <table:table-cell office:value-type="float" office:value="22068" table:formula="of:=[.M44]+4" table:style-name="ce2">
            <text:p>22068</text:p>
          </table:table-cell>
          <table:table-cell office:value-type="float" office:value="22072" table:formula="of:=[.N44]+4" table:style-name="ce2">
            <text:p>22072</text:p>
          </table:table-cell>
          <table:table-cell office:value-type="float" office:value="22076" table:formula="of:=[.O44]+4" table:style-name="ce2">
            <text:p>22076</text:p>
          </table:table-cell>
          <table:table-cell office:value-type="float" office:value="22080" table:formula="of:=[.P44]+4" table:style-name="ce2">
            <text:p>22080</text:p>
          </table:table-cell>
          <table:table-cell office:value-type="float" office:value="22084" table:formula="of:=[.Q44]+4" table:style-name="ce2">
            <text:p>22084</text:p>
          </table:table-cell>
          <table:table-cell office:value-type="float" office:value="22088" table:formula="of:=[.R44]+4" table:style-name="ce2">
            <text:p>22088</text:p>
          </table:table-cell>
          <table:table-cell office:value-type="float" office:value="22092" table:formula="of:=[.S44]+4" table:style-name="ce2">
            <text:p>22092</text:p>
          </table:table-cell>
          <table:table-cell office:value-type="float" office:value="22096" table:formula="of:=[.T44]+4" table:style-name="ce2">
            <text:p>22096</text:p>
          </table:table-cell>
          <table:table-cell office:value-type="float" office:value="22100" table:formula="of:=[.U44]+4" table:style-name="ce2">
            <text:p>22100</text:p>
          </table:table-cell>
          <table:table-cell office:value-type="float" office:value="22104" table:formula="of:=[.V44]+4" table:style-name="ce2">
            <text:p>22104</text:p>
          </table:table-cell>
          <table:table-cell office:value-type="float" office:value="22108" table:formula="of:=[.W44]+4" table:style-name="ce2">
            <text:p>22108</text:p>
          </table:table-cell>
          <table:table-cell office:value-type="float" office:value="22112" table:formula="of:=[.X44]+4" table:style-name="ce2">
            <text:p>22112</text:p>
          </table:table-cell>
          <table:table-cell office:value-type="float" office:value="22116" table:formula="of:=[.Y44]+4" table:style-name="ce2">
            <text:p>22116</text:p>
          </table:table-cell>
          <table:table-cell office:value-type="float" office:value="22120" table:formula="of:=[.Z44]+4" table:style-name="ce2">
            <text:p>22120</text:p>
          </table:table-cell>
          <table:table-cell office:value-type="float" office:value="22124" table:formula="of:=[.AA44]+4" table:style-name="ce2">
            <text:p>22124</text:p>
          </table:table-cell>
          <table:table-cell office:value-type="float" office:value="22128" table:formula="of:=[.AB44]+4" table:style-name="ce2">
            <text:p>22128</text:p>
          </table:table-cell>
          <table:table-cell office:value-type="float" office:value="22132" table:formula="of:=[.AC44]+4" table:style-name="ce2">
            <text:p>22132</text:p>
          </table:table-cell>
          <table:table-cell office:value-type="float" office:value="22136" table:formula="of:=[.AD44]+4" table:style-name="ce2">
            <text:p>22136</text:p>
          </table:table-cell>
          <table:table-cell office:value-type="float" office:value="22140" table:formula="of:=[.AE44]+4" table:style-name="ce2">
            <text:p>22140</text:p>
          </table:table-cell>
          <table:table-cell office:value-type="float" office:value="22144" table:formula="of:=[.AF44]+4" table:style-name="ce2">
            <text:p>22144</text:p>
          </table:table-cell>
          <table:table-cell office:value-type="float" office:value="22148" table:formula="of:=[.AG44]+4" table:style-name="ce2">
            <text:p>22148</text:p>
          </table:table-cell>
          <table:table-cell office:value-type="float" office:value="22152" table:formula="of:=[.AH44]+4" table:style-name="ce2">
            <text:p>22152</text:p>
          </table:table-cell>
          <table:table-cell office:value-type="float" office:value="22156" table:formula="of:=[.AI44]+4" table:style-name="ce2">
            <text:p>22156</text:p>
          </table:table-cell>
          <table:table-cell office:value-type="float" office:value="22160" table:formula="of:=[.AJ44]+4" table:style-name="ce2">
            <text:p>22160</text:p>
          </table:table-cell>
          <table:table-cell office:value-type="float" office:value="22164" table:formula="of:=[.AK44]+4" table:style-name="ce2">
            <text:p>22164</text:p>
          </table:table-cell>
          <table:table-cell office:value-type="float" office:value="22168" table:formula="of:=[.AL44]+4" table:style-name="ce2">
            <text:p>22168</text:p>
          </table:table-cell>
          <table:table-cell office:value-type="float" office:value="22172" table:formula="of:=[.AM44]+4" table:style-name="ce2">
            <text:p>22172</text:p>
          </table:table-cell>
          <table:table-cell office:value-type="float" office:value="22176" table:formula="of:=[.AN44]+4" table:style-name="ce2">
            <text:p>22176</text:p>
          </table:table-cell>
          <table:table-cell office:value-type="float" office:value="22180" table:formula="of:=[.AO44]+4" table:style-name="ce2">
            <text:p>22180</text:p>
          </table:table-cell>
          <table:table-cell office:value-type="float" office:value="22184" table:formula="of:=[.AP44]+4" table:style-name="ce2">
            <text:p>22184</text:p>
          </table:table-cell>
          <table:table-cell office:value-type="float" office:value="22188" table:formula="of:=[.AQ44]+4" table:style-name="ce2">
            <text:p>22188</text:p>
          </table:table-cell>
          <table:table-cell office:value-type="float" office:value="22192" table:formula="of:=[.AR44]+4" table:style-name="ce2">
            <text:p>22192</text:p>
          </table:table-cell>
          <table:table-cell office:value-type="float" office:value="22196" table:formula="of:=[.AS44]+4" table:style-name="ce2">
            <text:p>22196</text:p>
          </table:table-cell>
          <table:table-cell office:value-type="float" office:value="22200" table:formula="of:=[.AT44]+4" table:style-name="ce2">
            <text:p>22200</text:p>
          </table:table-cell>
          <table:table-cell office:value-type="float" office:value="22204" table:formula="of:=[.AU44]+4" table:style-name="ce2">
            <text:p>22204</text:p>
          </table:table-cell>
          <table:table-cell office:value-type="float" office:value="22208" table:formula="of:=[.AV44]+4" table:style-name="ce2">
            <text:p>22208</text:p>
          </table:table-cell>
          <table:table-cell office:value-type="float" office:value="22212" table:formula="of:=[.AW44]+4" table:style-name="ce2">
            <text:p>22212</text:p>
          </table:table-cell>
          <table:table-cell office:value-type="float" office:value="22216" table:formula="of:=[.AX44]+4" table:style-name="ce2">
            <text:p>22216</text:p>
          </table:table-cell>
          <table:table-cell office:value-type="float" office:value="22220" table:formula="of:=[.AY44]+4" table:style-name="ce2">
            <text:p>22220</text:p>
          </table:table-cell>
          <table:table-cell office:value-type="float" office:value="22224" table:formula="of:=[.AZ44]+4" table:style-name="ce2">
            <text:p>22224</text:p>
          </table:table-cell>
          <table:table-cell office:value-type="float" office:value="22228" table:formula="of:=[.BA44]+4" table:style-name="ce2">
            <text:p>22228</text:p>
          </table:table-cell>
          <table:table-cell office:value-type="float" office:value="22232" table:formula="of:=[.BB44]+4" table:style-name="ce2">
            <text:p>22232</text:p>
          </table:table-cell>
          <table:table-cell office:value-type="float" office:value="22236" table:formula="of:=[.BC44]+4" table:style-name="ce2">
            <text:p>22236</text:p>
          </table:table-cell>
          <table:table-cell office:value-type="float" office:value="22240" table:formula="of:=[.BD44]+4" table:style-name="ce2">
            <text:p>22240</text:p>
          </table:table-cell>
          <table:table-cell office:value-type="float" office:value="22244" table:formula="of:=[.BE44]+4" table:style-name="ce2">
            <text:p>22244</text:p>
          </table:table-cell>
          <table:table-cell office:value-type="float" office:value="22248" table:formula="of:=[.BF44]+4" table:style-name="ce2">
            <text:p>22248</text:p>
          </table:table-cell>
          <table:table-cell office:value-type="float" office:value="22252" table:formula="of:=[.BG44]+4" table:style-name="ce2">
            <text:p>22252</text:p>
          </table:table-cell>
          <table:table-cell office:value-type="float" office:value="22256" table:formula="of:=[.BH44]+4" table:style-name="ce2">
            <text:p>22256</text:p>
          </table:table-cell>
          <table:table-cell office:value-type="float" office:value="22260" table:formula="of:=[.BI44]+4" table:style-name="ce2">
            <text:p>22260</text:p>
          </table:table-cell>
          <table:table-cell office:value-type="float" office:value="22264" table:formula="of:=[.BJ44]+4" table:style-name="ce2">
            <text:p>22264</text:p>
          </table:table-cell>
          <table:table-cell office:value-type="float" office:value="22268" table:formula="of:=[.BK44]+4" table:style-name="ce2">
            <text:p>22268</text:p>
          </table:table-cell>
          <table:table-cell office:value-type="float" office:value="22272" table:formula="of:=[.BL44]+4" table:style-name="ce2">
            <text:p>22272</text:p>
          </table:table-cell>
          <table:table-cell office:value-type="float" office:value="22276" table:formula="of:=[.BM44]+4" table:style-name="ce2">
            <text:p>22276</text:p>
          </table:table-cell>
          <table:table-cell office:value-type="float" office:value="22280" table:formula="of:=[.BN44]+4" table:style-name="ce2">
            <text:p>22280</text:p>
          </table:table-cell>
          <table:table-cell office:value-type="float" office:value="22284" table:formula="of:=[.BO44]+4" table:style-name="ce2">
            <text:p>22284</text:p>
          </table:table-cell>
          <table:table-cell office:value-type="float" office:value="22288" table:formula="of:=[.BP44]+4" table:style-name="ce2">
            <text:p>22288</text:p>
          </table:table-cell>
          <table:table-cell office:value-type="float" office:value="22292" table:formula="of:=[.BQ44]+4" table:style-name="ce2">
            <text:p>22292</text:p>
          </table:table-cell>
          <table:table-cell office:value-type="float" office:value="22296" table:formula="of:=[.BR44]+4" table:style-name="ce2">
            <text:p>22296</text:p>
          </table:table-cell>
          <table:table-cell office:value-type="float" office:value="22300" table:formula="of:=[.BS44]+4" table:style-name="ce2">
            <text:p>22300</text:p>
          </table:table-cell>
          <table:table-cell office:value-type="float" office:value="22304" table:formula="of:=[.BT44]+4" table:style-name="ce2">
            <text:p>22304</text:p>
          </table:table-cell>
          <table:table-cell office:value-type="float" office:value="22308" table:formula="of:=[.BU44]+4" table:style-name="ce2">
            <text:p>22308</text:p>
          </table:table-cell>
          <table:table-cell office:value-type="float" office:value="22312" table:formula="of:=[.BV44]+4" table:style-name="ce2">
            <text:p>22312</text:p>
          </table:table-cell>
          <table:table-cell office:value-type="float" office:value="22316" table:formula="of:=[.BW44]+4" table:style-name="ce2">
            <text:p>22316</text:p>
          </table:table-cell>
          <table:table-cell office:value-type="float" office:value="22320" table:formula="of:=[.BX44]+4" table:style-name="ce2">
            <text:p>22320</text:p>
          </table:table-cell>
          <table:table-cell office:value-type="float" office:value="22324" table:formula="of:=[.BY44]+4" table:style-name="ce2">
            <text:p>22324</text:p>
          </table:table-cell>
          <table:table-cell office:value-type="float" office:value="22328" table:formula="of:=[.BZ44]+4" table:style-name="ce2">
            <text:p>22328</text:p>
          </table:table-cell>
          <table:table-cell office:value-type="float" office:value="22332" table:formula="of:=[.CA44]+4" table:style-name="ce2">
            <text:p>22332</text:p>
          </table:table-cell>
          <table:table-cell office:value-type="float" office:value="22336" table:formula="of:=[.CB44]+4" table:style-name="ce2">
            <text:p>22336</text:p>
          </table:table-cell>
          <table:table-cell office:value-type="float" office:value="22340" table:formula="of:=[.CC44]+4" table:style-name="ce2">
            <text:p>22340</text:p>
          </table:table-cell>
          <table:table-cell office:value-type="float" office:value="22344" table:formula="of:=[.CD44]+4" table:style-name="ce2">
            <text:p>22344</text:p>
          </table:table-cell>
          <table:table-cell office:value-type="float" office:value="22348" table:formula="of:=[.CE44]+4" table:style-name="ce2">
            <text:p>22348</text:p>
          </table:table-cell>
          <table:table-cell office:value-type="float" office:value="22352" table:formula="of:=[.CF44]+4" table:style-name="ce2">
            <text:p>22352</text:p>
          </table:table-cell>
          <table:table-cell office:value-type="float" office:value="22356" table:formula="of:=[.CG44]+4" table:style-name="ce2">
            <text:p>22356</text:p>
          </table:table-cell>
          <table:table-cell office:value-type="float" office:value="22360" table:formula="of:=[.CH44]+4" table:style-name="ce2">
            <text:p>22360</text:p>
          </table:table-cell>
          <table:table-cell office:value-type="float" office:value="22364" table:formula="of:=[.CI44]+4" table:style-name="ce2">
            <text:p>22364</text:p>
          </table:table-cell>
          <table:table-cell office:value-type="float" office:value="22368" table:formula="of:=[.CJ44]+4" table:style-name="ce2">
            <text:p>22368</text:p>
          </table:table-cell>
          <table:table-cell office:value-type="float" office:value="22372" table:formula="of:=[.CK44]+4" table:style-name="ce2">
            <text:p>22372</text:p>
          </table:table-cell>
          <table:table-cell office:value-type="float" office:value="22376" table:formula="of:=[.CL44]+4" table:style-name="ce2">
            <text:p>22376</text:p>
          </table:table-cell>
          <table:table-cell office:value-type="float" office:value="22380" table:formula="of:=[.CM44]+4" table:style-name="ce2">
            <text:p>22380</text:p>
          </table:table-cell>
          <table:table-cell office:value-type="float" office:value="22384" table:formula="of:=[.CN44]+4" table:style-name="ce2">
            <text:p>22384</text:p>
          </table:table-cell>
          <table:table-cell office:value-type="float" office:value="22388" table:formula="of:=[.CO44]+4" table:style-name="ce2">
            <text:p>22388</text:p>
          </table:table-cell>
          <table:table-cell office:value-type="float" office:value="22392" table:formula="of:=[.CP44]+4" table:style-name="ce2">
            <text:p>22392</text:p>
          </table:table-cell>
          <table:table-cell office:value-type="float" office:value="22396" table:formula="of:=[.CQ44]+4" table:style-name="ce2">
            <text:p>22396</text:p>
          </table:table-cell>
          <table:table-cell office:value-type="float" office:value="22400" table:formula="of:=[.CR44]+4" table:style-name="ce2">
            <text:p>22400</text:p>
          </table:table-cell>
          <table:table-cell office:value-type="float" office:value="22404" table:formula="of:=[.CS44]+4" table:style-name="ce2">
            <text:p>22404</text:p>
          </table:table-cell>
          <table:table-cell office:value-type="float" office:value="22408" table:formula="of:=[.CT44]+4" table:style-name="ce2">
            <text:p>22408</text:p>
          </table:table-cell>
          <table:table-cell office:value-type="float" office:value="22412" table:formula="of:=[.CU44]+4" table:style-name="ce2">
            <text:p>22412</text:p>
          </table:table-cell>
          <table:table-cell office:value-type="float" office:value="22416" table:formula="of:=[.CV44]+4" table:style-name="ce2">
            <text:p>22416</text:p>
          </table:table-cell>
          <table:table-cell office:value-type="float" office:value="22420" table:formula="of:=[.CW44]+4" table:style-name="ce2">
            <text:p>22420</text:p>
          </table:table-cell>
          <table:table-cell office:value-type="float" office:value="22424" table:formula="of:=[.CX44]+4" table:style-name="ce2">
            <text:p>22424</text:p>
          </table:table-cell>
          <table:table-cell office:value-type="float" office:value="22428" table:formula="of:=[.CY44]+4" table:style-name="ce2">
            <text:p>22428</text:p>
          </table:table-cell>
          <table:table-cell office:value-type="float" office:value="22432" table:formula="of:=[.CZ44]+4" table:style-name="ce2">
            <text:p>22432</text:p>
          </table:table-cell>
          <table:table-cell office:value-type="float" office:value="22436" table:formula="of:=[.DA44]+4" table:style-name="ce2">
            <text:p>22436</text:p>
          </table:table-cell>
          <table:table-cell office:value-type="float" office:value="22440" table:formula="of:=[.DB44]+4" table:style-name="ce2">
            <text:p>22440</text:p>
          </table:table-cell>
          <table:table-cell office:value-type="float" office:value="22444" table:formula="of:=[.DC44]+4" table:style-name="ce2">
            <text:p>22444</text:p>
          </table:table-cell>
          <table:table-cell office:value-type="float" office:value="22448" table:formula="of:=[.DD44]+4" table:style-name="ce2">
            <text:p>22448</text:p>
          </table:table-cell>
          <table:table-cell office:value-type="float" office:value="22452" table:formula="of:=[.DE44]+4" table:style-name="ce2">
            <text:p>22452</text:p>
          </table:table-cell>
          <table:table-cell office:value-type="float" office:value="22456" table:formula="of:=[.DF44]+4" table:style-name="ce2">
            <text:p>22456</text:p>
          </table:table-cell>
          <table:table-cell office:value-type="float" office:value="22460" table:formula="of:=[.DG44]+4" table:style-name="ce2">
            <text:p>22460</text:p>
          </table:table-cell>
          <table:table-cell office:value-type="float" office:value="22464" table:formula="of:=[.DH44]+4" table:style-name="ce2">
            <text:p>22464</text:p>
          </table:table-cell>
          <table:table-cell office:value-type="float" office:value="22468" table:formula="of:=[.DI44]+4" table:style-name="ce2">
            <text:p>22468</text:p>
          </table:table-cell>
          <table:table-cell office:value-type="float" office:value="22472" table:formula="of:=[.DJ44]+4" table:style-name="ce2">
            <text:p>22472</text:p>
          </table:table-cell>
          <table:table-cell office:value-type="float" office:value="22476" table:formula="of:=[.DK44]+4" table:style-name="ce2">
            <text:p>22476</text:p>
          </table:table-cell>
          <table:table-cell office:value-type="float" office:value="22480" table:formula="of:=[.DL44]+4" table:style-name="ce2">
            <text:p>22480</text:p>
          </table:table-cell>
          <table:table-cell office:value-type="float" office:value="22484" table:formula="of:=[.DM44]+4" table:style-name="ce2">
            <text:p>22484</text:p>
          </table:table-cell>
          <table:table-cell office:value-type="float" office:value="22488" table:formula="of:=[.DN44]+4" table:style-name="ce2">
            <text:p>22488</text:p>
          </table:table-cell>
          <table:table-cell office:value-type="float" office:value="22492" table:formula="of:=[.DO44]+4" table:style-name="ce2">
            <text:p>22492</text:p>
          </table:table-cell>
          <table:table-cell office:value-type="float" office:value="22496" table:formula="of:=[.DP44]+4" table:style-name="ce2">
            <text:p>22496</text:p>
          </table:table-cell>
          <table:table-cell office:value-type="float" office:value="22500" table:formula="of:=[.DQ44]+4" table:style-name="ce2">
            <text:p>22500</text:p>
          </table:table-cell>
          <table:table-cell office:value-type="float" office:value="22504" table:formula="of:=[.DR44]+4" table:style-name="ce2">
            <text:p>22504</text:p>
          </table:table-cell>
          <table:table-cell office:value-type="float" office:value="22508" table:formula="of:=[.DS44]+4" table:style-name="ce2">
            <text:p>22508</text:p>
          </table:table-cell>
          <table:table-cell office:value-type="float" office:value="22512" table:formula="of:=[.DT44]+4" table:style-name="ce2">
            <text:p>22512</text:p>
          </table:table-cell>
          <table:table-cell office:value-type="float" office:value="22516" table:formula="of:=[.DU44]+4" table:style-name="ce2">
            <text:p>22516</text:p>
          </table:table-cell>
          <table:table-cell office:value-type="float" office:value="22520" table:formula="of:=[.DV44]+4" table:style-name="ce2">
            <text:p>22520</text:p>
          </table:table-cell>
          <table:table-cell office:value-type="float" office:value="22524" table:formula="of:=[.DW44]+4" table:style-name="ce2">
            <text:p>22524</text:p>
          </table:table-cell>
          <table:table-cell table:number-columns-repeated="16256"/>
        </table:table-row>
        <table:table-row table:style-name="ro1">
          <table:table-cell office:value-type="float" office:value="22528" table:formula="of:=[.A44]+512" table:style-name="ce2">
            <text:p>22528</text:p>
          </table:table-cell>
          <table:table-cell office:value-type="float" office:value="22532" table:formula="of:=[.A45]+4" table:style-name="ce2">
            <text:p>22532</text:p>
          </table:table-cell>
          <table:table-cell office:value-type="float" office:value="22536" table:formula="of:=[.B45]+4" table:style-name="ce2">
            <text:p>22536</text:p>
          </table:table-cell>
          <table:table-cell office:value-type="float" office:value="22540" table:formula="of:=[.C45]+4" table:style-name="ce2">
            <text:p>22540</text:p>
          </table:table-cell>
          <table:table-cell office:value-type="float" office:value="22544" table:formula="of:=[.D45]+4" table:style-name="ce2">
            <text:p>22544</text:p>
          </table:table-cell>
          <table:table-cell office:value-type="float" office:value="22548" table:formula="of:=[.E45]+4" table:style-name="ce2">
            <text:p>22548</text:p>
          </table:table-cell>
          <table:table-cell office:value-type="float" office:value="22552" table:formula="of:=[.F45]+4" table:style-name="ce2">
            <text:p>22552</text:p>
          </table:table-cell>
          <table:table-cell office:value-type="float" office:value="22556" table:formula="of:=[.G45]+4" table:style-name="ce2">
            <text:p>22556</text:p>
          </table:table-cell>
          <table:table-cell office:value-type="float" office:value="22560" table:formula="of:=[.H45]+4" table:style-name="ce2">
            <text:p>22560</text:p>
          </table:table-cell>
          <table:table-cell office:value-type="float" office:value="22564" table:formula="of:=[.I45]+4" table:style-name="ce2">
            <text:p>22564</text:p>
          </table:table-cell>
          <table:table-cell office:value-type="float" office:value="22568" table:formula="of:=[.J45]+4" table:style-name="ce2">
            <text:p>22568</text:p>
          </table:table-cell>
          <table:table-cell office:value-type="float" office:value="22572" table:formula="of:=[.K45]+4" table:style-name="ce2">
            <text:p>22572</text:p>
          </table:table-cell>
          <table:table-cell office:value-type="float" office:value="22576" table:formula="of:=[.L45]+4" table:style-name="ce2">
            <text:p>22576</text:p>
          </table:table-cell>
          <table:table-cell office:value-type="float" office:value="22580" table:formula="of:=[.M45]+4" table:style-name="ce2">
            <text:p>22580</text:p>
          </table:table-cell>
          <table:table-cell office:value-type="float" office:value="22584" table:formula="of:=[.N45]+4" table:style-name="ce2">
            <text:p>22584</text:p>
          </table:table-cell>
          <table:table-cell office:value-type="float" office:value="22588" table:formula="of:=[.O45]+4" table:style-name="ce2">
            <text:p>22588</text:p>
          </table:table-cell>
          <table:table-cell office:value-type="float" office:value="22592" table:formula="of:=[.P45]+4" table:style-name="ce2">
            <text:p>22592</text:p>
          </table:table-cell>
          <table:table-cell office:value-type="float" office:value="22596" table:formula="of:=[.Q45]+4" table:style-name="ce2">
            <text:p>22596</text:p>
          </table:table-cell>
          <table:table-cell office:value-type="float" office:value="22600" table:formula="of:=[.R45]+4" table:style-name="ce2">
            <text:p>22600</text:p>
          </table:table-cell>
          <table:table-cell office:value-type="float" office:value="22604" table:formula="of:=[.S45]+4" table:style-name="ce2">
            <text:p>22604</text:p>
          </table:table-cell>
          <table:table-cell office:value-type="float" office:value="22608" table:formula="of:=[.T45]+4" table:style-name="ce2">
            <text:p>22608</text:p>
          </table:table-cell>
          <table:table-cell office:value-type="float" office:value="22612" table:formula="of:=[.U45]+4" table:style-name="ce2">
            <text:p>22612</text:p>
          </table:table-cell>
          <table:table-cell office:value-type="float" office:value="22616" table:formula="of:=[.V45]+4" table:style-name="ce2">
            <text:p>22616</text:p>
          </table:table-cell>
          <table:table-cell office:value-type="float" office:value="22620" table:formula="of:=[.W45]+4" table:style-name="ce2">
            <text:p>22620</text:p>
          </table:table-cell>
          <table:table-cell office:value-type="float" office:value="22624" table:formula="of:=[.X45]+4" table:style-name="ce2">
            <text:p>22624</text:p>
          </table:table-cell>
          <table:table-cell office:value-type="float" office:value="22628" table:formula="of:=[.Y45]+4" table:style-name="ce2">
            <text:p>22628</text:p>
          </table:table-cell>
          <table:table-cell office:value-type="float" office:value="22632" table:formula="of:=[.Z45]+4" table:style-name="ce2">
            <text:p>22632</text:p>
          </table:table-cell>
          <table:table-cell office:value-type="float" office:value="22636" table:formula="of:=[.AA45]+4" table:style-name="ce2">
            <text:p>22636</text:p>
          </table:table-cell>
          <table:table-cell office:value-type="float" office:value="22640" table:formula="of:=[.AB45]+4" table:style-name="ce2">
            <text:p>22640</text:p>
          </table:table-cell>
          <table:table-cell office:value-type="float" office:value="22644" table:formula="of:=[.AC45]+4" table:style-name="ce2">
            <text:p>22644</text:p>
          </table:table-cell>
          <table:table-cell office:value-type="float" office:value="22648" table:formula="of:=[.AD45]+4" table:style-name="ce2">
            <text:p>22648</text:p>
          </table:table-cell>
          <table:table-cell office:value-type="float" office:value="22652" table:formula="of:=[.AE45]+4" table:style-name="ce2">
            <text:p>22652</text:p>
          </table:table-cell>
          <table:table-cell office:value-type="float" office:value="22656" table:formula="of:=[.AF45]+4" table:style-name="ce2">
            <text:p>22656</text:p>
          </table:table-cell>
          <table:table-cell office:value-type="float" office:value="22660" table:formula="of:=[.AG45]+4" table:style-name="ce2">
            <text:p>22660</text:p>
          </table:table-cell>
          <table:table-cell office:value-type="float" office:value="22664" table:formula="of:=[.AH45]+4" table:style-name="ce2">
            <text:p>22664</text:p>
          </table:table-cell>
          <table:table-cell office:value-type="float" office:value="22668" table:formula="of:=[.AI45]+4" table:style-name="ce2">
            <text:p>22668</text:p>
          </table:table-cell>
          <table:table-cell office:value-type="float" office:value="22672" table:formula="of:=[.AJ45]+4" table:style-name="ce2">
            <text:p>22672</text:p>
          </table:table-cell>
          <table:table-cell office:value-type="float" office:value="22676" table:formula="of:=[.AK45]+4" table:style-name="ce2">
            <text:p>22676</text:p>
          </table:table-cell>
          <table:table-cell office:value-type="float" office:value="22680" table:formula="of:=[.AL45]+4" table:style-name="ce2">
            <text:p>22680</text:p>
          </table:table-cell>
          <table:table-cell office:value-type="float" office:value="22684" table:formula="of:=[.AM45]+4" table:style-name="ce2">
            <text:p>22684</text:p>
          </table:table-cell>
          <table:table-cell office:value-type="float" office:value="22688" table:formula="of:=[.AN45]+4" table:style-name="ce2">
            <text:p>22688</text:p>
          </table:table-cell>
          <table:table-cell office:value-type="float" office:value="22692" table:formula="of:=[.AO45]+4" table:style-name="ce2">
            <text:p>22692</text:p>
          </table:table-cell>
          <table:table-cell office:value-type="float" office:value="22696" table:formula="of:=[.AP45]+4" table:style-name="ce2">
            <text:p>22696</text:p>
          </table:table-cell>
          <table:table-cell office:value-type="float" office:value="22700" table:formula="of:=[.AQ45]+4" table:style-name="ce2">
            <text:p>22700</text:p>
          </table:table-cell>
          <table:table-cell office:value-type="float" office:value="22704" table:formula="of:=[.AR45]+4" table:style-name="ce2">
            <text:p>22704</text:p>
          </table:table-cell>
          <table:table-cell office:value-type="float" office:value="22708" table:formula="of:=[.AS45]+4" table:style-name="ce2">
            <text:p>22708</text:p>
          </table:table-cell>
          <table:table-cell office:value-type="float" office:value="22712" table:formula="of:=[.AT45]+4" table:style-name="ce2">
            <text:p>22712</text:p>
          </table:table-cell>
          <table:table-cell office:value-type="float" office:value="22716" table:formula="of:=[.AU45]+4" table:style-name="ce2">
            <text:p>22716</text:p>
          </table:table-cell>
          <table:table-cell office:value-type="float" office:value="22720" table:formula="of:=[.AV45]+4" table:style-name="ce2">
            <text:p>22720</text:p>
          </table:table-cell>
          <table:table-cell office:value-type="float" office:value="22724" table:formula="of:=[.AW45]+4" table:style-name="ce2">
            <text:p>22724</text:p>
          </table:table-cell>
          <table:table-cell office:value-type="float" office:value="22728" table:formula="of:=[.AX45]+4" table:style-name="ce2">
            <text:p>22728</text:p>
          </table:table-cell>
          <table:table-cell office:value-type="float" office:value="22732" table:formula="of:=[.AY45]+4" table:style-name="ce2">
            <text:p>22732</text:p>
          </table:table-cell>
          <table:table-cell office:value-type="float" office:value="22736" table:formula="of:=[.AZ45]+4" table:style-name="ce2">
            <text:p>22736</text:p>
          </table:table-cell>
          <table:table-cell office:value-type="float" office:value="22740" table:formula="of:=[.BA45]+4" table:style-name="ce2">
            <text:p>22740</text:p>
          </table:table-cell>
          <table:table-cell office:value-type="float" office:value="22744" table:formula="of:=[.BB45]+4" table:style-name="ce2">
            <text:p>22744</text:p>
          </table:table-cell>
          <table:table-cell office:value-type="float" office:value="22748" table:formula="of:=[.BC45]+4" table:style-name="ce2">
            <text:p>22748</text:p>
          </table:table-cell>
          <table:table-cell office:value-type="float" office:value="22752" table:formula="of:=[.BD45]+4" table:style-name="ce2">
            <text:p>22752</text:p>
          </table:table-cell>
          <table:table-cell office:value-type="float" office:value="22756" table:formula="of:=[.BE45]+4" table:style-name="ce2">
            <text:p>22756</text:p>
          </table:table-cell>
          <table:table-cell office:value-type="float" office:value="22760" table:formula="of:=[.BF45]+4" table:style-name="ce2">
            <text:p>22760</text:p>
          </table:table-cell>
          <table:table-cell office:value-type="float" office:value="22764" table:formula="of:=[.BG45]+4" table:style-name="ce2">
            <text:p>22764</text:p>
          </table:table-cell>
          <table:table-cell office:value-type="float" office:value="22768" table:formula="of:=[.BH45]+4" table:style-name="ce2">
            <text:p>22768</text:p>
          </table:table-cell>
          <table:table-cell office:value-type="float" office:value="22772" table:formula="of:=[.BI45]+4" table:style-name="ce2">
            <text:p>22772</text:p>
          </table:table-cell>
          <table:table-cell office:value-type="float" office:value="22776" table:formula="of:=[.BJ45]+4" table:style-name="ce2">
            <text:p>22776</text:p>
          </table:table-cell>
          <table:table-cell office:value-type="float" office:value="22780" table:formula="of:=[.BK45]+4" table:style-name="ce2">
            <text:p>22780</text:p>
          </table:table-cell>
          <table:table-cell office:value-type="float" office:value="22784" table:formula="of:=[.BL45]+4" table:style-name="ce2">
            <text:p>22784</text:p>
          </table:table-cell>
          <table:table-cell office:value-type="float" office:value="22788" table:formula="of:=[.BM45]+4" table:style-name="ce2">
            <text:p>22788</text:p>
          </table:table-cell>
          <table:table-cell office:value-type="float" office:value="22792" table:formula="of:=[.BN45]+4" table:style-name="ce2">
            <text:p>22792</text:p>
          </table:table-cell>
          <table:table-cell office:value-type="float" office:value="22796" table:formula="of:=[.BO45]+4" table:style-name="ce2">
            <text:p>22796</text:p>
          </table:table-cell>
          <table:table-cell office:value-type="float" office:value="22800" table:formula="of:=[.BP45]+4" table:style-name="ce2">
            <text:p>22800</text:p>
          </table:table-cell>
          <table:table-cell office:value-type="float" office:value="22804" table:formula="of:=[.BQ45]+4" table:style-name="ce2">
            <text:p>22804</text:p>
          </table:table-cell>
          <table:table-cell office:value-type="float" office:value="22808" table:formula="of:=[.BR45]+4" table:style-name="ce2">
            <text:p>22808</text:p>
          </table:table-cell>
          <table:table-cell office:value-type="float" office:value="22812" table:formula="of:=[.BS45]+4" table:style-name="ce2">
            <text:p>22812</text:p>
          </table:table-cell>
          <table:table-cell office:value-type="float" office:value="22816" table:formula="of:=[.BT45]+4" table:style-name="ce2">
            <text:p>22816</text:p>
          </table:table-cell>
          <table:table-cell office:value-type="float" office:value="22820" table:formula="of:=[.BU45]+4" table:style-name="ce2">
            <text:p>22820</text:p>
          </table:table-cell>
          <table:table-cell office:value-type="float" office:value="22824" table:formula="of:=[.BV45]+4" table:style-name="ce2">
            <text:p>22824</text:p>
          </table:table-cell>
          <table:table-cell office:value-type="float" office:value="22828" table:formula="of:=[.BW45]+4" table:style-name="ce2">
            <text:p>22828</text:p>
          </table:table-cell>
          <table:table-cell office:value-type="float" office:value="22832" table:formula="of:=[.BX45]+4" table:style-name="ce2">
            <text:p>22832</text:p>
          </table:table-cell>
          <table:table-cell office:value-type="float" office:value="22836" table:formula="of:=[.BY45]+4" table:style-name="ce2">
            <text:p>22836</text:p>
          </table:table-cell>
          <table:table-cell office:value-type="float" office:value="22840" table:formula="of:=[.BZ45]+4" table:style-name="ce2">
            <text:p>22840</text:p>
          </table:table-cell>
          <table:table-cell office:value-type="float" office:value="22844" table:formula="of:=[.CA45]+4" table:style-name="ce2">
            <text:p>22844</text:p>
          </table:table-cell>
          <table:table-cell office:value-type="float" office:value="22848" table:formula="of:=[.CB45]+4" table:style-name="ce2">
            <text:p>22848</text:p>
          </table:table-cell>
          <table:table-cell office:value-type="float" office:value="22852" table:formula="of:=[.CC45]+4" table:style-name="ce2">
            <text:p>22852</text:p>
          </table:table-cell>
          <table:table-cell office:value-type="float" office:value="22856" table:formula="of:=[.CD45]+4" table:style-name="ce2">
            <text:p>22856</text:p>
          </table:table-cell>
          <table:table-cell office:value-type="float" office:value="22860" table:formula="of:=[.CE45]+4" table:style-name="ce2">
            <text:p>22860</text:p>
          </table:table-cell>
          <table:table-cell office:value-type="float" office:value="22864" table:formula="of:=[.CF45]+4" table:style-name="ce2">
            <text:p>22864</text:p>
          </table:table-cell>
          <table:table-cell office:value-type="float" office:value="22868" table:formula="of:=[.CG45]+4" table:style-name="ce2">
            <text:p>22868</text:p>
          </table:table-cell>
          <table:table-cell office:value-type="float" office:value="22872" table:formula="of:=[.CH45]+4" table:style-name="ce2">
            <text:p>22872</text:p>
          </table:table-cell>
          <table:table-cell office:value-type="float" office:value="22876" table:formula="of:=[.CI45]+4" table:style-name="ce2">
            <text:p>22876</text:p>
          </table:table-cell>
          <table:table-cell office:value-type="float" office:value="22880" table:formula="of:=[.CJ45]+4" table:style-name="ce2">
            <text:p>22880</text:p>
          </table:table-cell>
          <table:table-cell office:value-type="float" office:value="22884" table:formula="of:=[.CK45]+4" table:style-name="ce2">
            <text:p>22884</text:p>
          </table:table-cell>
          <table:table-cell office:value-type="float" office:value="22888" table:formula="of:=[.CL45]+4" table:style-name="ce2">
            <text:p>22888</text:p>
          </table:table-cell>
          <table:table-cell office:value-type="float" office:value="22892" table:formula="of:=[.CM45]+4" table:style-name="ce2">
            <text:p>22892</text:p>
          </table:table-cell>
          <table:table-cell office:value-type="float" office:value="22896" table:formula="of:=[.CN45]+4" table:style-name="ce2">
            <text:p>22896</text:p>
          </table:table-cell>
          <table:table-cell office:value-type="float" office:value="22900" table:formula="of:=[.CO45]+4" table:style-name="ce2">
            <text:p>22900</text:p>
          </table:table-cell>
          <table:table-cell office:value-type="float" office:value="22904" table:formula="of:=[.CP45]+4" table:style-name="ce2">
            <text:p>22904</text:p>
          </table:table-cell>
          <table:table-cell office:value-type="float" office:value="22908" table:formula="of:=[.CQ45]+4" table:style-name="ce2">
            <text:p>22908</text:p>
          </table:table-cell>
          <table:table-cell office:value-type="float" office:value="22912" table:formula="of:=[.CR45]+4" table:style-name="ce2">
            <text:p>22912</text:p>
          </table:table-cell>
          <table:table-cell office:value-type="float" office:value="22916" table:formula="of:=[.CS45]+4" table:style-name="ce2">
            <text:p>22916</text:p>
          </table:table-cell>
          <table:table-cell office:value-type="float" office:value="22920" table:formula="of:=[.CT45]+4" table:style-name="ce2">
            <text:p>22920</text:p>
          </table:table-cell>
          <table:table-cell office:value-type="float" office:value="22924" table:formula="of:=[.CU45]+4" table:style-name="ce2">
            <text:p>22924</text:p>
          </table:table-cell>
          <table:table-cell office:value-type="float" office:value="22928" table:formula="of:=[.CV45]+4" table:style-name="ce2">
            <text:p>22928</text:p>
          </table:table-cell>
          <table:table-cell office:value-type="float" office:value="22932" table:formula="of:=[.CW45]+4" table:style-name="ce2">
            <text:p>22932</text:p>
          </table:table-cell>
          <table:table-cell office:value-type="float" office:value="22936" table:formula="of:=[.CX45]+4" table:style-name="ce2">
            <text:p>22936</text:p>
          </table:table-cell>
          <table:table-cell office:value-type="float" office:value="22940" table:formula="of:=[.CY45]+4" table:style-name="ce2">
            <text:p>22940</text:p>
          </table:table-cell>
          <table:table-cell office:value-type="float" office:value="22944" table:formula="of:=[.CZ45]+4" table:style-name="ce2">
            <text:p>22944</text:p>
          </table:table-cell>
          <table:table-cell office:value-type="float" office:value="22948" table:formula="of:=[.DA45]+4" table:style-name="ce2">
            <text:p>22948</text:p>
          </table:table-cell>
          <table:table-cell office:value-type="float" office:value="22952" table:formula="of:=[.DB45]+4" table:style-name="ce2">
            <text:p>22952</text:p>
          </table:table-cell>
          <table:table-cell office:value-type="float" office:value="22956" table:formula="of:=[.DC45]+4" table:style-name="ce2">
            <text:p>22956</text:p>
          </table:table-cell>
          <table:table-cell office:value-type="float" office:value="22960" table:formula="of:=[.DD45]+4" table:style-name="ce2">
            <text:p>22960</text:p>
          </table:table-cell>
          <table:table-cell office:value-type="float" office:value="22964" table:formula="of:=[.DE45]+4" table:style-name="ce2">
            <text:p>22964</text:p>
          </table:table-cell>
          <table:table-cell office:value-type="float" office:value="22968" table:formula="of:=[.DF45]+4" table:style-name="ce2">
            <text:p>22968</text:p>
          </table:table-cell>
          <table:table-cell office:value-type="float" office:value="22972" table:formula="of:=[.DG45]+4" table:style-name="ce2">
            <text:p>22972</text:p>
          </table:table-cell>
          <table:table-cell office:value-type="float" office:value="22976" table:formula="of:=[.DH45]+4" table:style-name="ce2">
            <text:p>22976</text:p>
          </table:table-cell>
          <table:table-cell office:value-type="float" office:value="22980" table:formula="of:=[.DI45]+4" table:style-name="ce2">
            <text:p>22980</text:p>
          </table:table-cell>
          <table:table-cell office:value-type="float" office:value="22984" table:formula="of:=[.DJ45]+4" table:style-name="ce2">
            <text:p>22984</text:p>
          </table:table-cell>
          <table:table-cell office:value-type="float" office:value="22988" table:formula="of:=[.DK45]+4" table:style-name="ce2">
            <text:p>22988</text:p>
          </table:table-cell>
          <table:table-cell office:value-type="float" office:value="22992" table:formula="of:=[.DL45]+4" table:style-name="ce2">
            <text:p>22992</text:p>
          </table:table-cell>
          <table:table-cell office:value-type="float" office:value="22996" table:formula="of:=[.DM45]+4" table:style-name="ce2">
            <text:p>22996</text:p>
          </table:table-cell>
          <table:table-cell office:value-type="float" office:value="23000" table:formula="of:=[.DN45]+4" table:style-name="ce2">
            <text:p>23000</text:p>
          </table:table-cell>
          <table:table-cell office:value-type="float" office:value="23004" table:formula="of:=[.DO45]+4" table:style-name="ce2">
            <text:p>23004</text:p>
          </table:table-cell>
          <table:table-cell office:value-type="float" office:value="23008" table:formula="of:=[.DP45]+4" table:style-name="ce2">
            <text:p>23008</text:p>
          </table:table-cell>
          <table:table-cell office:value-type="float" office:value="23012" table:formula="of:=[.DQ45]+4" table:style-name="ce2">
            <text:p>23012</text:p>
          </table:table-cell>
          <table:table-cell office:value-type="float" office:value="23016" table:formula="of:=[.DR45]+4" table:style-name="ce2">
            <text:p>23016</text:p>
          </table:table-cell>
          <table:table-cell office:value-type="float" office:value="23020" table:formula="of:=[.DS45]+4" table:style-name="ce2">
            <text:p>23020</text:p>
          </table:table-cell>
          <table:table-cell office:value-type="float" office:value="23024" table:formula="of:=[.DT45]+4" table:style-name="ce2">
            <text:p>23024</text:p>
          </table:table-cell>
          <table:table-cell office:value-type="float" office:value="23028" table:formula="of:=[.DU45]+4" table:style-name="ce2">
            <text:p>23028</text:p>
          </table:table-cell>
          <table:table-cell office:value-type="float" office:value="23032" table:formula="of:=[.DV45]+4" table:style-name="ce2">
            <text:p>23032</text:p>
          </table:table-cell>
          <table:table-cell office:value-type="float" office:value="23036" table:formula="of:=[.DW45]+4" table:style-name="ce2">
            <text:p>23036</text:p>
          </table:table-cell>
          <table:table-cell table:number-columns-repeated="16256"/>
        </table:table-row>
        <table:table-row table:style-name="ro1">
          <table:table-cell office:value-type="float" office:value="23040" table:formula="of:=[.A45]+512" table:style-name="ce2">
            <text:p>23040</text:p>
          </table:table-cell>
          <table:table-cell office:value-type="float" office:value="23044" table:formula="of:=[.A46]+4" table:style-name="ce2">
            <text:p>23044</text:p>
          </table:table-cell>
          <table:table-cell office:value-type="float" office:value="23048" table:formula="of:=[.B46]+4" table:style-name="ce2">
            <text:p>23048</text:p>
          </table:table-cell>
          <table:table-cell office:value-type="float" office:value="23052" table:formula="of:=[.C46]+4" table:style-name="ce2">
            <text:p>23052</text:p>
          </table:table-cell>
          <table:table-cell office:value-type="float" office:value="23056" table:formula="of:=[.D46]+4" table:style-name="ce2">
            <text:p>23056</text:p>
          </table:table-cell>
          <table:table-cell office:value-type="float" office:value="23060" table:formula="of:=[.E46]+4" table:style-name="ce2">
            <text:p>23060</text:p>
          </table:table-cell>
          <table:table-cell office:value-type="float" office:value="23064" table:formula="of:=[.F46]+4" table:style-name="ce2">
            <text:p>23064</text:p>
          </table:table-cell>
          <table:table-cell office:value-type="float" office:value="23068" table:formula="of:=[.G46]+4" table:style-name="ce2">
            <text:p>23068</text:p>
          </table:table-cell>
          <table:table-cell office:value-type="float" office:value="23072" table:formula="of:=[.H46]+4" table:style-name="ce2">
            <text:p>23072</text:p>
          </table:table-cell>
          <table:table-cell office:value-type="float" office:value="23076" table:formula="of:=[.I46]+4" table:style-name="ce2">
            <text:p>23076</text:p>
          </table:table-cell>
          <table:table-cell office:value-type="float" office:value="23080" table:formula="of:=[.J46]+4" table:style-name="ce2">
            <text:p>23080</text:p>
          </table:table-cell>
          <table:table-cell office:value-type="float" office:value="23084" table:formula="of:=[.K46]+4" table:style-name="ce2">
            <text:p>23084</text:p>
          </table:table-cell>
          <table:table-cell office:value-type="float" office:value="23088" table:formula="of:=[.L46]+4" table:style-name="ce2">
            <text:p>23088</text:p>
          </table:table-cell>
          <table:table-cell office:value-type="float" office:value="23092" table:formula="of:=[.M46]+4" table:style-name="ce2">
            <text:p>23092</text:p>
          </table:table-cell>
          <table:table-cell office:value-type="float" office:value="23096" table:formula="of:=[.N46]+4" table:style-name="ce2">
            <text:p>23096</text:p>
          </table:table-cell>
          <table:table-cell office:value-type="float" office:value="23100" table:formula="of:=[.O46]+4" table:style-name="ce2">
            <text:p>23100</text:p>
          </table:table-cell>
          <table:table-cell office:value-type="float" office:value="23104" table:formula="of:=[.P46]+4" table:style-name="ce2">
            <text:p>23104</text:p>
          </table:table-cell>
          <table:table-cell office:value-type="float" office:value="23108" table:formula="of:=[.Q46]+4" table:style-name="ce2">
            <text:p>23108</text:p>
          </table:table-cell>
          <table:table-cell office:value-type="float" office:value="23112" table:formula="of:=[.R46]+4" table:style-name="ce2">
            <text:p>23112</text:p>
          </table:table-cell>
          <table:table-cell office:value-type="float" office:value="23116" table:formula="of:=[.S46]+4" table:style-name="ce2">
            <text:p>23116</text:p>
          </table:table-cell>
          <table:table-cell office:value-type="float" office:value="23120" table:formula="of:=[.T46]+4" table:style-name="ce2">
            <text:p>23120</text:p>
          </table:table-cell>
          <table:table-cell office:value-type="float" office:value="23124" table:formula="of:=[.U46]+4" table:style-name="ce2">
            <text:p>23124</text:p>
          </table:table-cell>
          <table:table-cell office:value-type="float" office:value="23128" table:formula="of:=[.V46]+4" table:style-name="ce2">
            <text:p>23128</text:p>
          </table:table-cell>
          <table:table-cell office:value-type="float" office:value="23132" table:formula="of:=[.W46]+4" table:style-name="ce2">
            <text:p>23132</text:p>
          </table:table-cell>
          <table:table-cell office:value-type="float" office:value="23136" table:formula="of:=[.X46]+4" table:style-name="ce2">
            <text:p>23136</text:p>
          </table:table-cell>
          <table:table-cell office:value-type="float" office:value="23140" table:formula="of:=[.Y46]+4" table:style-name="ce2">
            <text:p>23140</text:p>
          </table:table-cell>
          <table:table-cell office:value-type="float" office:value="23144" table:formula="of:=[.Z46]+4" table:style-name="ce2">
            <text:p>23144</text:p>
          </table:table-cell>
          <table:table-cell office:value-type="float" office:value="23148" table:formula="of:=[.AA46]+4" table:style-name="ce2">
            <text:p>23148</text:p>
          </table:table-cell>
          <table:table-cell office:value-type="float" office:value="23152" table:formula="of:=[.AB46]+4" table:style-name="ce2">
            <text:p>23152</text:p>
          </table:table-cell>
          <table:table-cell office:value-type="float" office:value="23156" table:formula="of:=[.AC46]+4" table:style-name="ce2">
            <text:p>23156</text:p>
          </table:table-cell>
          <table:table-cell office:value-type="float" office:value="23160" table:formula="of:=[.AD46]+4" table:style-name="ce2">
            <text:p>23160</text:p>
          </table:table-cell>
          <table:table-cell office:value-type="float" office:value="23164" table:formula="of:=[.AE46]+4" table:style-name="ce2">
            <text:p>23164</text:p>
          </table:table-cell>
          <table:table-cell office:value-type="float" office:value="23168" table:formula="of:=[.AF46]+4" table:style-name="ce2">
            <text:p>23168</text:p>
          </table:table-cell>
          <table:table-cell office:value-type="float" office:value="23172" table:formula="of:=[.AG46]+4" table:style-name="ce2">
            <text:p>23172</text:p>
          </table:table-cell>
          <table:table-cell office:value-type="float" office:value="23176" table:formula="of:=[.AH46]+4" table:style-name="ce2">
            <text:p>23176</text:p>
          </table:table-cell>
          <table:table-cell office:value-type="float" office:value="23180" table:formula="of:=[.AI46]+4" table:style-name="ce2">
            <text:p>23180</text:p>
          </table:table-cell>
          <table:table-cell office:value-type="float" office:value="23184" table:formula="of:=[.AJ46]+4" table:style-name="ce2">
            <text:p>23184</text:p>
          </table:table-cell>
          <table:table-cell office:value-type="float" office:value="23188" table:formula="of:=[.AK46]+4" table:style-name="ce2">
            <text:p>23188</text:p>
          </table:table-cell>
          <table:table-cell office:value-type="float" office:value="23192" table:formula="of:=[.AL46]+4" table:style-name="ce2">
            <text:p>23192</text:p>
          </table:table-cell>
          <table:table-cell office:value-type="float" office:value="23196" table:formula="of:=[.AM46]+4" table:style-name="ce2">
            <text:p>23196</text:p>
          </table:table-cell>
          <table:table-cell office:value-type="float" office:value="23200" table:formula="of:=[.AN46]+4" table:style-name="ce2">
            <text:p>23200</text:p>
          </table:table-cell>
          <table:table-cell office:value-type="float" office:value="23204" table:formula="of:=[.AO46]+4" table:style-name="ce2">
            <text:p>23204</text:p>
          </table:table-cell>
          <table:table-cell office:value-type="float" office:value="23208" table:formula="of:=[.AP46]+4" table:style-name="ce2">
            <text:p>23208</text:p>
          </table:table-cell>
          <table:table-cell office:value-type="float" office:value="23212" table:formula="of:=[.AQ46]+4" table:style-name="ce2">
            <text:p>23212</text:p>
          </table:table-cell>
          <table:table-cell office:value-type="float" office:value="23216" table:formula="of:=[.AR46]+4" table:style-name="ce2">
            <text:p>23216</text:p>
          </table:table-cell>
          <table:table-cell office:value-type="float" office:value="23220" table:formula="of:=[.AS46]+4" table:style-name="ce2">
            <text:p>23220</text:p>
          </table:table-cell>
          <table:table-cell office:value-type="float" office:value="23224" table:formula="of:=[.AT46]+4" table:style-name="ce2">
            <text:p>23224</text:p>
          </table:table-cell>
          <table:table-cell office:value-type="float" office:value="23228" table:formula="of:=[.AU46]+4" table:style-name="ce2">
            <text:p>23228</text:p>
          </table:table-cell>
          <table:table-cell office:value-type="float" office:value="23232" table:formula="of:=[.AV46]+4" table:style-name="ce2">
            <text:p>23232</text:p>
          </table:table-cell>
          <table:table-cell office:value-type="float" office:value="23236" table:formula="of:=[.AW46]+4" table:style-name="ce2">
            <text:p>23236</text:p>
          </table:table-cell>
          <table:table-cell office:value-type="float" office:value="23240" table:formula="of:=[.AX46]+4" table:style-name="ce2">
            <text:p>23240</text:p>
          </table:table-cell>
          <table:table-cell office:value-type="float" office:value="23244" table:formula="of:=[.AY46]+4" table:style-name="ce2">
            <text:p>23244</text:p>
          </table:table-cell>
          <table:table-cell office:value-type="float" office:value="23248" table:formula="of:=[.AZ46]+4" table:style-name="ce2">
            <text:p>23248</text:p>
          </table:table-cell>
          <table:table-cell office:value-type="float" office:value="23252" table:formula="of:=[.BA46]+4" table:style-name="ce2">
            <text:p>23252</text:p>
          </table:table-cell>
          <table:table-cell office:value-type="float" office:value="23256" table:formula="of:=[.BB46]+4" table:style-name="ce2">
            <text:p>23256</text:p>
          </table:table-cell>
          <table:table-cell office:value-type="float" office:value="23260" table:formula="of:=[.BC46]+4" table:style-name="ce2">
            <text:p>23260</text:p>
          </table:table-cell>
          <table:table-cell office:value-type="float" office:value="23264" table:formula="of:=[.BD46]+4" table:style-name="ce2">
            <text:p>23264</text:p>
          </table:table-cell>
          <table:table-cell office:value-type="float" office:value="23268" table:formula="of:=[.BE46]+4" table:style-name="ce2">
            <text:p>23268</text:p>
          </table:table-cell>
          <table:table-cell office:value-type="float" office:value="23272" table:formula="of:=[.BF46]+4" table:style-name="ce2">
            <text:p>23272</text:p>
          </table:table-cell>
          <table:table-cell office:value-type="float" office:value="23276" table:formula="of:=[.BG46]+4" table:style-name="ce2">
            <text:p>23276</text:p>
          </table:table-cell>
          <table:table-cell office:value-type="float" office:value="23280" table:formula="of:=[.BH46]+4" table:style-name="ce2">
            <text:p>23280</text:p>
          </table:table-cell>
          <table:table-cell office:value-type="float" office:value="23284" table:formula="of:=[.BI46]+4" table:style-name="ce2">
            <text:p>23284</text:p>
          </table:table-cell>
          <table:table-cell office:value-type="float" office:value="23288" table:formula="of:=[.BJ46]+4" table:style-name="ce2">
            <text:p>23288</text:p>
          </table:table-cell>
          <table:table-cell office:value-type="float" office:value="23292" table:formula="of:=[.BK46]+4" table:style-name="ce2">
            <text:p>23292</text:p>
          </table:table-cell>
          <table:table-cell office:value-type="float" office:value="23296" table:formula="of:=[.BL46]+4" table:style-name="ce2">
            <text:p>23296</text:p>
          </table:table-cell>
          <table:table-cell office:value-type="float" office:value="23300" table:formula="of:=[.BM46]+4" table:style-name="ce2">
            <text:p>23300</text:p>
          </table:table-cell>
          <table:table-cell office:value-type="float" office:value="23304" table:formula="of:=[.BN46]+4" table:style-name="ce2">
            <text:p>23304</text:p>
          </table:table-cell>
          <table:table-cell office:value-type="float" office:value="23308" table:formula="of:=[.BO46]+4" table:style-name="ce2">
            <text:p>23308</text:p>
          </table:table-cell>
          <table:table-cell office:value-type="float" office:value="23312" table:formula="of:=[.BP46]+4" table:style-name="ce2">
            <text:p>23312</text:p>
          </table:table-cell>
          <table:table-cell office:value-type="float" office:value="23316" table:formula="of:=[.BQ46]+4" table:style-name="ce2">
            <text:p>23316</text:p>
          </table:table-cell>
          <table:table-cell office:value-type="float" office:value="23320" table:formula="of:=[.BR46]+4" table:style-name="ce2">
            <text:p>23320</text:p>
          </table:table-cell>
          <table:table-cell office:value-type="float" office:value="23324" table:formula="of:=[.BS46]+4" table:style-name="ce2">
            <text:p>23324</text:p>
          </table:table-cell>
          <table:table-cell office:value-type="float" office:value="23328" table:formula="of:=[.BT46]+4" table:style-name="ce2">
            <text:p>23328</text:p>
          </table:table-cell>
          <table:table-cell office:value-type="float" office:value="23332" table:formula="of:=[.BU46]+4" table:style-name="ce2">
            <text:p>23332</text:p>
          </table:table-cell>
          <table:table-cell office:value-type="float" office:value="23336" table:formula="of:=[.BV46]+4" table:style-name="ce2">
            <text:p>23336</text:p>
          </table:table-cell>
          <table:table-cell office:value-type="float" office:value="23340" table:formula="of:=[.BW46]+4" table:style-name="ce2">
            <text:p>23340</text:p>
          </table:table-cell>
          <table:table-cell office:value-type="float" office:value="23344" table:formula="of:=[.BX46]+4" table:style-name="ce2">
            <text:p>23344</text:p>
          </table:table-cell>
          <table:table-cell office:value-type="float" office:value="23348" table:formula="of:=[.BY46]+4" table:style-name="ce2">
            <text:p>23348</text:p>
          </table:table-cell>
          <table:table-cell office:value-type="float" office:value="23352" table:formula="of:=[.BZ46]+4" table:style-name="ce2">
            <text:p>23352</text:p>
          </table:table-cell>
          <table:table-cell office:value-type="float" office:value="23356" table:formula="of:=[.CA46]+4" table:style-name="ce2">
            <text:p>23356</text:p>
          </table:table-cell>
          <table:table-cell office:value-type="float" office:value="23360" table:formula="of:=[.CB46]+4" table:style-name="ce2">
            <text:p>23360</text:p>
          </table:table-cell>
          <table:table-cell office:value-type="float" office:value="23364" table:formula="of:=[.CC46]+4" table:style-name="ce2">
            <text:p>23364</text:p>
          </table:table-cell>
          <table:table-cell office:value-type="float" office:value="23368" table:formula="of:=[.CD46]+4" table:style-name="ce2">
            <text:p>23368</text:p>
          </table:table-cell>
          <table:table-cell office:value-type="float" office:value="23372" table:formula="of:=[.CE46]+4" table:style-name="ce2">
            <text:p>23372</text:p>
          </table:table-cell>
          <table:table-cell office:value-type="float" office:value="23376" table:formula="of:=[.CF46]+4" table:style-name="ce2">
            <text:p>23376</text:p>
          </table:table-cell>
          <table:table-cell office:value-type="float" office:value="23380" table:formula="of:=[.CG46]+4" table:style-name="ce2">
            <text:p>23380</text:p>
          </table:table-cell>
          <table:table-cell office:value-type="float" office:value="23384" table:formula="of:=[.CH46]+4" table:style-name="ce2">
            <text:p>23384</text:p>
          </table:table-cell>
          <table:table-cell office:value-type="float" office:value="23388" table:formula="of:=[.CI46]+4" table:style-name="ce2">
            <text:p>23388</text:p>
          </table:table-cell>
          <table:table-cell office:value-type="float" office:value="23392" table:formula="of:=[.CJ46]+4" table:style-name="ce2">
            <text:p>23392</text:p>
          </table:table-cell>
          <table:table-cell office:value-type="float" office:value="23396" table:formula="of:=[.CK46]+4" table:style-name="ce2">
            <text:p>23396</text:p>
          </table:table-cell>
          <table:table-cell office:value-type="float" office:value="23400" table:formula="of:=[.CL46]+4" table:style-name="ce2">
            <text:p>23400</text:p>
          </table:table-cell>
          <table:table-cell office:value-type="float" office:value="23404" table:formula="of:=[.CM46]+4" table:style-name="ce2">
            <text:p>23404</text:p>
          </table:table-cell>
          <table:table-cell office:value-type="float" office:value="23408" table:formula="of:=[.CN46]+4" table:style-name="ce2">
            <text:p>23408</text:p>
          </table:table-cell>
          <table:table-cell office:value-type="float" office:value="23412" table:formula="of:=[.CO46]+4" table:style-name="ce2">
            <text:p>23412</text:p>
          </table:table-cell>
          <table:table-cell office:value-type="float" office:value="23416" table:formula="of:=[.CP46]+4" table:style-name="ce2">
            <text:p>23416</text:p>
          </table:table-cell>
          <table:table-cell office:value-type="float" office:value="23420" table:formula="of:=[.CQ46]+4" table:style-name="ce2">
            <text:p>23420</text:p>
          </table:table-cell>
          <table:table-cell office:value-type="float" office:value="23424" table:formula="of:=[.CR46]+4" table:style-name="ce2">
            <text:p>23424</text:p>
          </table:table-cell>
          <table:table-cell office:value-type="float" office:value="23428" table:formula="of:=[.CS46]+4" table:style-name="ce2">
            <text:p>23428</text:p>
          </table:table-cell>
          <table:table-cell office:value-type="float" office:value="23432" table:formula="of:=[.CT46]+4" table:style-name="ce2">
            <text:p>23432</text:p>
          </table:table-cell>
          <table:table-cell office:value-type="float" office:value="23436" table:formula="of:=[.CU46]+4" table:style-name="ce2">
            <text:p>23436</text:p>
          </table:table-cell>
          <table:table-cell office:value-type="float" office:value="23440" table:formula="of:=[.CV46]+4" table:style-name="ce2">
            <text:p>23440</text:p>
          </table:table-cell>
          <table:table-cell office:value-type="float" office:value="23444" table:formula="of:=[.CW46]+4" table:style-name="ce2">
            <text:p>23444</text:p>
          </table:table-cell>
          <table:table-cell office:value-type="float" office:value="23448" table:formula="of:=[.CX46]+4" table:style-name="ce2">
            <text:p>23448</text:p>
          </table:table-cell>
          <table:table-cell office:value-type="float" office:value="23452" table:formula="of:=[.CY46]+4" table:style-name="ce2">
            <text:p>23452</text:p>
          </table:table-cell>
          <table:table-cell office:value-type="float" office:value="23456" table:formula="of:=[.CZ46]+4" table:style-name="ce2">
            <text:p>23456</text:p>
          </table:table-cell>
          <table:table-cell office:value-type="float" office:value="23460" table:formula="of:=[.DA46]+4" table:style-name="ce2">
            <text:p>23460</text:p>
          </table:table-cell>
          <table:table-cell office:value-type="float" office:value="23464" table:formula="of:=[.DB46]+4" table:style-name="ce2">
            <text:p>23464</text:p>
          </table:table-cell>
          <table:table-cell office:value-type="float" office:value="23468" table:formula="of:=[.DC46]+4" table:style-name="ce2">
            <text:p>23468</text:p>
          </table:table-cell>
          <table:table-cell office:value-type="float" office:value="23472" table:formula="of:=[.DD46]+4" table:style-name="ce2">
            <text:p>23472</text:p>
          </table:table-cell>
          <table:table-cell office:value-type="float" office:value="23476" table:formula="of:=[.DE46]+4" table:style-name="ce2">
            <text:p>23476</text:p>
          </table:table-cell>
          <table:table-cell office:value-type="float" office:value="23480" table:formula="of:=[.DF46]+4" table:style-name="ce2">
            <text:p>23480</text:p>
          </table:table-cell>
          <table:table-cell office:value-type="float" office:value="23484" table:formula="of:=[.DG46]+4" table:style-name="ce2">
            <text:p>23484</text:p>
          </table:table-cell>
          <table:table-cell office:value-type="float" office:value="23488" table:formula="of:=[.DH46]+4" table:style-name="ce2">
            <text:p>23488</text:p>
          </table:table-cell>
          <table:table-cell office:value-type="float" office:value="23492" table:formula="of:=[.DI46]+4" table:style-name="ce2">
            <text:p>23492</text:p>
          </table:table-cell>
          <table:table-cell office:value-type="float" office:value="23496" table:formula="of:=[.DJ46]+4" table:style-name="ce2">
            <text:p>23496</text:p>
          </table:table-cell>
          <table:table-cell office:value-type="float" office:value="23500" table:formula="of:=[.DK46]+4" table:style-name="ce2">
            <text:p>23500</text:p>
          </table:table-cell>
          <table:table-cell office:value-type="float" office:value="23504" table:formula="of:=[.DL46]+4" table:style-name="ce2">
            <text:p>23504</text:p>
          </table:table-cell>
          <table:table-cell office:value-type="float" office:value="23508" table:formula="of:=[.DM46]+4" table:style-name="ce2">
            <text:p>23508</text:p>
          </table:table-cell>
          <table:table-cell office:value-type="float" office:value="23512" table:formula="of:=[.DN46]+4" table:style-name="ce2">
            <text:p>23512</text:p>
          </table:table-cell>
          <table:table-cell office:value-type="float" office:value="23516" table:formula="of:=[.DO46]+4" table:style-name="ce2">
            <text:p>23516</text:p>
          </table:table-cell>
          <table:table-cell office:value-type="float" office:value="23520" table:formula="of:=[.DP46]+4" table:style-name="ce2">
            <text:p>23520</text:p>
          </table:table-cell>
          <table:table-cell office:value-type="float" office:value="23524" table:formula="of:=[.DQ46]+4" table:style-name="ce2">
            <text:p>23524</text:p>
          </table:table-cell>
          <table:table-cell office:value-type="float" office:value="23528" table:formula="of:=[.DR46]+4" table:style-name="ce2">
            <text:p>23528</text:p>
          </table:table-cell>
          <table:table-cell office:value-type="float" office:value="23532" table:formula="of:=[.DS46]+4" table:style-name="ce2">
            <text:p>23532</text:p>
          </table:table-cell>
          <table:table-cell office:value-type="float" office:value="23536" table:formula="of:=[.DT46]+4" table:style-name="ce2">
            <text:p>23536</text:p>
          </table:table-cell>
          <table:table-cell office:value-type="float" office:value="23540" table:formula="of:=[.DU46]+4" table:style-name="ce2">
            <text:p>23540</text:p>
          </table:table-cell>
          <table:table-cell office:value-type="float" office:value="23544" table:formula="of:=[.DV46]+4" table:style-name="ce2">
            <text:p>23544</text:p>
          </table:table-cell>
          <table:table-cell office:value-type="float" office:value="23548" table:formula="of:=[.DW46]+4" table:style-name="ce2">
            <text:p>23548</text:p>
          </table:table-cell>
          <table:table-cell table:number-columns-repeated="16256"/>
        </table:table-row>
        <table:table-row table:style-name="ro1">
          <table:table-cell office:value-type="float" office:value="23552" table:formula="of:=[.A46]+512" table:style-name="ce2">
            <text:p>23552</text:p>
          </table:table-cell>
          <table:table-cell office:value-type="float" office:value="23556" table:formula="of:=[.A47]+4" table:style-name="ce2">
            <text:p>23556</text:p>
          </table:table-cell>
          <table:table-cell office:value-type="float" office:value="23560" table:formula="of:=[.B47]+4" table:style-name="ce2">
            <text:p>23560</text:p>
          </table:table-cell>
          <table:table-cell office:value-type="float" office:value="23564" table:formula="of:=[.C47]+4" table:style-name="ce2">
            <text:p>23564</text:p>
          </table:table-cell>
          <table:table-cell office:value-type="float" office:value="23568" table:formula="of:=[.D47]+4" table:style-name="ce2">
            <text:p>23568</text:p>
          </table:table-cell>
          <table:table-cell office:value-type="float" office:value="23572" table:formula="of:=[.E47]+4" table:style-name="ce2">
            <text:p>23572</text:p>
          </table:table-cell>
          <table:table-cell office:value-type="float" office:value="23576" table:formula="of:=[.F47]+4" table:style-name="ce2">
            <text:p>23576</text:p>
          </table:table-cell>
          <table:table-cell office:value-type="float" office:value="23580" table:formula="of:=[.G47]+4" table:style-name="ce2">
            <text:p>23580</text:p>
          </table:table-cell>
          <table:table-cell office:value-type="float" office:value="23584" table:formula="of:=[.H47]+4" table:style-name="ce2">
            <text:p>23584</text:p>
          </table:table-cell>
          <table:table-cell office:value-type="float" office:value="23588" table:formula="of:=[.I47]+4" table:style-name="ce2">
            <text:p>23588</text:p>
          </table:table-cell>
          <table:table-cell office:value-type="float" office:value="23592" table:formula="of:=[.J47]+4" table:style-name="ce2">
            <text:p>23592</text:p>
          </table:table-cell>
          <table:table-cell office:value-type="float" office:value="23596" table:formula="of:=[.K47]+4" table:style-name="ce2">
            <text:p>23596</text:p>
          </table:table-cell>
          <table:table-cell office:value-type="float" office:value="23600" table:formula="of:=[.L47]+4" table:style-name="ce2">
            <text:p>23600</text:p>
          </table:table-cell>
          <table:table-cell office:value-type="float" office:value="23604" table:formula="of:=[.M47]+4" table:style-name="ce2">
            <text:p>23604</text:p>
          </table:table-cell>
          <table:table-cell office:value-type="float" office:value="23608" table:formula="of:=[.N47]+4" table:style-name="ce2">
            <text:p>23608</text:p>
          </table:table-cell>
          <table:table-cell office:value-type="float" office:value="23612" table:formula="of:=[.O47]+4" table:style-name="ce2">
            <text:p>23612</text:p>
          </table:table-cell>
          <table:table-cell office:value-type="float" office:value="23616" table:formula="of:=[.P47]+4" table:style-name="ce2">
            <text:p>23616</text:p>
          </table:table-cell>
          <table:table-cell office:value-type="float" office:value="23620" table:formula="of:=[.Q47]+4" table:style-name="ce2">
            <text:p>23620</text:p>
          </table:table-cell>
          <table:table-cell office:value-type="float" office:value="23624" table:formula="of:=[.R47]+4" table:style-name="ce2">
            <text:p>23624</text:p>
          </table:table-cell>
          <table:table-cell office:value-type="float" office:value="23628" table:formula="of:=[.S47]+4" table:style-name="ce2">
            <text:p>23628</text:p>
          </table:table-cell>
          <table:table-cell office:value-type="float" office:value="23632" table:formula="of:=[.T47]+4" table:style-name="ce2">
            <text:p>23632</text:p>
          </table:table-cell>
          <table:table-cell office:value-type="float" office:value="23636" table:formula="of:=[.U47]+4" table:style-name="ce2">
            <text:p>23636</text:p>
          </table:table-cell>
          <table:table-cell office:value-type="float" office:value="23640" table:formula="of:=[.V47]+4" table:style-name="ce2">
            <text:p>23640</text:p>
          </table:table-cell>
          <table:table-cell office:value-type="float" office:value="23644" table:formula="of:=[.W47]+4" table:style-name="ce2">
            <text:p>23644</text:p>
          </table:table-cell>
          <table:table-cell office:value-type="float" office:value="23648" table:formula="of:=[.X47]+4" table:style-name="ce2">
            <text:p>23648</text:p>
          </table:table-cell>
          <table:table-cell office:value-type="float" office:value="23652" table:formula="of:=[.Y47]+4" table:style-name="ce2">
            <text:p>23652</text:p>
          </table:table-cell>
          <table:table-cell office:value-type="float" office:value="23656" table:formula="of:=[.Z47]+4" table:style-name="ce2">
            <text:p>23656</text:p>
          </table:table-cell>
          <table:table-cell office:value-type="float" office:value="23660" table:formula="of:=[.AA47]+4" table:style-name="ce2">
            <text:p>23660</text:p>
          </table:table-cell>
          <table:table-cell office:value-type="float" office:value="23664" table:formula="of:=[.AB47]+4" table:style-name="ce2">
            <text:p>23664</text:p>
          </table:table-cell>
          <table:table-cell office:value-type="float" office:value="23668" table:formula="of:=[.AC47]+4" table:style-name="ce2">
            <text:p>23668</text:p>
          </table:table-cell>
          <table:table-cell office:value-type="float" office:value="23672" table:formula="of:=[.AD47]+4" table:style-name="ce2">
            <text:p>23672</text:p>
          </table:table-cell>
          <table:table-cell office:value-type="float" office:value="23676" table:formula="of:=[.AE47]+4" table:style-name="ce2">
            <text:p>23676</text:p>
          </table:table-cell>
          <table:table-cell office:value-type="float" office:value="23680" table:formula="of:=[.AF47]+4" table:style-name="ce2">
            <text:p>23680</text:p>
          </table:table-cell>
          <table:table-cell office:value-type="float" office:value="23684" table:formula="of:=[.AG47]+4" table:style-name="ce2">
            <text:p>23684</text:p>
          </table:table-cell>
          <table:table-cell office:value-type="float" office:value="23688" table:formula="of:=[.AH47]+4" table:style-name="ce2">
            <text:p>23688</text:p>
          </table:table-cell>
          <table:table-cell office:value-type="float" office:value="23692" table:formula="of:=[.AI47]+4" table:style-name="ce2">
            <text:p>23692</text:p>
          </table:table-cell>
          <table:table-cell office:value-type="float" office:value="23696" table:formula="of:=[.AJ47]+4" table:style-name="ce2">
            <text:p>23696</text:p>
          </table:table-cell>
          <table:table-cell office:value-type="float" office:value="23700" table:formula="of:=[.AK47]+4" table:style-name="ce2">
            <text:p>23700</text:p>
          </table:table-cell>
          <table:table-cell office:value-type="float" office:value="23704" table:formula="of:=[.AL47]+4" table:style-name="ce2">
            <text:p>23704</text:p>
          </table:table-cell>
          <table:table-cell office:value-type="float" office:value="23708" table:formula="of:=[.AM47]+4" table:style-name="ce2">
            <text:p>23708</text:p>
          </table:table-cell>
          <table:table-cell office:value-type="float" office:value="23712" table:formula="of:=[.AN47]+4" table:style-name="ce2">
            <text:p>23712</text:p>
          </table:table-cell>
          <table:table-cell office:value-type="float" office:value="23716" table:formula="of:=[.AO47]+4" table:style-name="ce2">
            <text:p>23716</text:p>
          </table:table-cell>
          <table:table-cell office:value-type="float" office:value="23720" table:formula="of:=[.AP47]+4" table:style-name="ce2">
            <text:p>23720</text:p>
          </table:table-cell>
          <table:table-cell office:value-type="float" office:value="23724" table:formula="of:=[.AQ47]+4" table:style-name="ce2">
            <text:p>23724</text:p>
          </table:table-cell>
          <table:table-cell office:value-type="float" office:value="23728" table:formula="of:=[.AR47]+4" table:style-name="ce2">
            <text:p>23728</text:p>
          </table:table-cell>
          <table:table-cell office:value-type="float" office:value="23732" table:formula="of:=[.AS47]+4" table:style-name="ce2">
            <text:p>23732</text:p>
          </table:table-cell>
          <table:table-cell office:value-type="float" office:value="23736" table:formula="of:=[.AT47]+4" table:style-name="ce2">
            <text:p>23736</text:p>
          </table:table-cell>
          <table:table-cell office:value-type="float" office:value="23740" table:formula="of:=[.AU47]+4" table:style-name="ce2">
            <text:p>23740</text:p>
          </table:table-cell>
          <table:table-cell office:value-type="float" office:value="23744" table:formula="of:=[.AV47]+4" table:style-name="ce2">
            <text:p>23744</text:p>
          </table:table-cell>
          <table:table-cell office:value-type="float" office:value="23748" table:formula="of:=[.AW47]+4" table:style-name="ce2">
            <text:p>23748</text:p>
          </table:table-cell>
          <table:table-cell office:value-type="float" office:value="23752" table:formula="of:=[.AX47]+4" table:style-name="ce2">
            <text:p>23752</text:p>
          </table:table-cell>
          <table:table-cell office:value-type="float" office:value="23756" table:formula="of:=[.AY47]+4" table:style-name="ce2">
            <text:p>23756</text:p>
          </table:table-cell>
          <table:table-cell office:value-type="float" office:value="23760" table:formula="of:=[.AZ47]+4" table:style-name="ce2">
            <text:p>23760</text:p>
          </table:table-cell>
          <table:table-cell office:value-type="float" office:value="23764" table:formula="of:=[.BA47]+4" table:style-name="ce2">
            <text:p>23764</text:p>
          </table:table-cell>
          <table:table-cell office:value-type="float" office:value="23768" table:formula="of:=[.BB47]+4" table:style-name="ce2">
            <text:p>23768</text:p>
          </table:table-cell>
          <table:table-cell office:value-type="float" office:value="23772" table:formula="of:=[.BC47]+4" table:style-name="ce2">
            <text:p>23772</text:p>
          </table:table-cell>
          <table:table-cell office:value-type="float" office:value="23776" table:formula="of:=[.BD47]+4" table:style-name="ce2">
            <text:p>23776</text:p>
          </table:table-cell>
          <table:table-cell office:value-type="float" office:value="23780" table:formula="of:=[.BE47]+4" table:style-name="ce2">
            <text:p>23780</text:p>
          </table:table-cell>
          <table:table-cell office:value-type="float" office:value="23784" table:formula="of:=[.BF47]+4" table:style-name="ce2">
            <text:p>23784</text:p>
          </table:table-cell>
          <table:table-cell office:value-type="float" office:value="23788" table:formula="of:=[.BG47]+4" table:style-name="ce2">
            <text:p>23788</text:p>
          </table:table-cell>
          <table:table-cell office:value-type="float" office:value="23792" table:formula="of:=[.BH47]+4" table:style-name="ce2">
            <text:p>23792</text:p>
          </table:table-cell>
          <table:table-cell office:value-type="float" office:value="23796" table:formula="of:=[.BI47]+4" table:style-name="ce2">
            <text:p>23796</text:p>
          </table:table-cell>
          <table:table-cell office:value-type="float" office:value="23800" table:formula="of:=[.BJ47]+4" table:style-name="ce2">
            <text:p>23800</text:p>
          </table:table-cell>
          <table:table-cell office:value-type="float" office:value="23804" table:formula="of:=[.BK47]+4" table:style-name="ce2">
            <text:p>23804</text:p>
          </table:table-cell>
          <table:table-cell office:value-type="float" office:value="23808" table:formula="of:=[.BL47]+4" table:style-name="ce2">
            <text:p>23808</text:p>
          </table:table-cell>
          <table:table-cell office:value-type="float" office:value="23812" table:formula="of:=[.BM47]+4" table:style-name="ce2">
            <text:p>23812</text:p>
          </table:table-cell>
          <table:table-cell office:value-type="float" office:value="23816" table:formula="of:=[.BN47]+4" table:style-name="ce2">
            <text:p>23816</text:p>
          </table:table-cell>
          <table:table-cell office:value-type="float" office:value="23820" table:formula="of:=[.BO47]+4" table:style-name="ce2">
            <text:p>23820</text:p>
          </table:table-cell>
          <table:table-cell office:value-type="float" office:value="23824" table:formula="of:=[.BP47]+4" table:style-name="ce2">
            <text:p>23824</text:p>
          </table:table-cell>
          <table:table-cell office:value-type="float" office:value="23828" table:formula="of:=[.BQ47]+4" table:style-name="ce2">
            <text:p>23828</text:p>
          </table:table-cell>
          <table:table-cell office:value-type="float" office:value="23832" table:formula="of:=[.BR47]+4" table:style-name="ce2">
            <text:p>23832</text:p>
          </table:table-cell>
          <table:table-cell office:value-type="float" office:value="23836" table:formula="of:=[.BS47]+4" table:style-name="ce2">
            <text:p>23836</text:p>
          </table:table-cell>
          <table:table-cell office:value-type="float" office:value="23840" table:formula="of:=[.BT47]+4" table:style-name="ce2">
            <text:p>23840</text:p>
          </table:table-cell>
          <table:table-cell office:value-type="float" office:value="23844" table:formula="of:=[.BU47]+4" table:style-name="ce2">
            <text:p>23844</text:p>
          </table:table-cell>
          <table:table-cell office:value-type="float" office:value="23848" table:formula="of:=[.BV47]+4" table:style-name="ce2">
            <text:p>23848</text:p>
          </table:table-cell>
          <table:table-cell office:value-type="float" office:value="23852" table:formula="of:=[.BW47]+4" table:style-name="ce2">
            <text:p>23852</text:p>
          </table:table-cell>
          <table:table-cell office:value-type="float" office:value="23856" table:formula="of:=[.BX47]+4" table:style-name="ce2">
            <text:p>23856</text:p>
          </table:table-cell>
          <table:table-cell office:value-type="float" office:value="23860" table:formula="of:=[.BY47]+4" table:style-name="ce2">
            <text:p>23860</text:p>
          </table:table-cell>
          <table:table-cell office:value-type="float" office:value="23864" table:formula="of:=[.BZ47]+4" table:style-name="ce2">
            <text:p>23864</text:p>
          </table:table-cell>
          <table:table-cell office:value-type="float" office:value="23868" table:formula="of:=[.CA47]+4" table:style-name="ce2">
            <text:p>23868</text:p>
          </table:table-cell>
          <table:table-cell office:value-type="float" office:value="23872" table:formula="of:=[.CB47]+4" table:style-name="ce2">
            <text:p>23872</text:p>
          </table:table-cell>
          <table:table-cell office:value-type="float" office:value="23876" table:formula="of:=[.CC47]+4" table:style-name="ce2">
            <text:p>23876</text:p>
          </table:table-cell>
          <table:table-cell office:value-type="float" office:value="23880" table:formula="of:=[.CD47]+4" table:style-name="ce2">
            <text:p>23880</text:p>
          </table:table-cell>
          <table:table-cell office:value-type="float" office:value="23884" table:formula="of:=[.CE47]+4" table:style-name="ce2">
            <text:p>23884</text:p>
          </table:table-cell>
          <table:table-cell office:value-type="float" office:value="23888" table:formula="of:=[.CF47]+4" table:style-name="ce2">
            <text:p>23888</text:p>
          </table:table-cell>
          <table:table-cell office:value-type="float" office:value="23892" table:formula="of:=[.CG47]+4" table:style-name="ce2">
            <text:p>23892</text:p>
          </table:table-cell>
          <table:table-cell office:value-type="float" office:value="23896" table:formula="of:=[.CH47]+4" table:style-name="ce2">
            <text:p>23896</text:p>
          </table:table-cell>
          <table:table-cell office:value-type="float" office:value="23900" table:formula="of:=[.CI47]+4" table:style-name="ce2">
            <text:p>23900</text:p>
          </table:table-cell>
          <table:table-cell office:value-type="float" office:value="23904" table:formula="of:=[.CJ47]+4" table:style-name="ce2">
            <text:p>23904</text:p>
          </table:table-cell>
          <table:table-cell office:value-type="float" office:value="23908" table:formula="of:=[.CK47]+4" table:style-name="ce2">
            <text:p>23908</text:p>
          </table:table-cell>
          <table:table-cell office:value-type="float" office:value="23912" table:formula="of:=[.CL47]+4" table:style-name="ce2">
            <text:p>23912</text:p>
          </table:table-cell>
          <table:table-cell office:value-type="float" office:value="23916" table:formula="of:=[.CM47]+4" table:style-name="ce2">
            <text:p>23916</text:p>
          </table:table-cell>
          <table:table-cell office:value-type="float" office:value="23920" table:formula="of:=[.CN47]+4" table:style-name="ce2">
            <text:p>23920</text:p>
          </table:table-cell>
          <table:table-cell office:value-type="float" office:value="23924" table:formula="of:=[.CO47]+4" table:style-name="ce2">
            <text:p>23924</text:p>
          </table:table-cell>
          <table:table-cell office:value-type="float" office:value="23928" table:formula="of:=[.CP47]+4" table:style-name="ce2">
            <text:p>23928</text:p>
          </table:table-cell>
          <table:table-cell office:value-type="float" office:value="23932" table:formula="of:=[.CQ47]+4" table:style-name="ce2">
            <text:p>23932</text:p>
          </table:table-cell>
          <table:table-cell office:value-type="float" office:value="23936" table:formula="of:=[.CR47]+4" table:style-name="ce2">
            <text:p>23936</text:p>
          </table:table-cell>
          <table:table-cell office:value-type="float" office:value="23940" table:formula="of:=[.CS47]+4" table:style-name="ce2">
            <text:p>23940</text:p>
          </table:table-cell>
          <table:table-cell office:value-type="float" office:value="23944" table:formula="of:=[.CT47]+4" table:style-name="ce2">
            <text:p>23944</text:p>
          </table:table-cell>
          <table:table-cell office:value-type="float" office:value="23948" table:formula="of:=[.CU47]+4" table:style-name="ce2">
            <text:p>23948</text:p>
          </table:table-cell>
          <table:table-cell office:value-type="float" office:value="23952" table:formula="of:=[.CV47]+4" table:style-name="ce2">
            <text:p>23952</text:p>
          </table:table-cell>
          <table:table-cell office:value-type="float" office:value="23956" table:formula="of:=[.CW47]+4" table:style-name="ce2">
            <text:p>23956</text:p>
          </table:table-cell>
          <table:table-cell office:value-type="float" office:value="23960" table:formula="of:=[.CX47]+4" table:style-name="ce2">
            <text:p>23960</text:p>
          </table:table-cell>
          <table:table-cell office:value-type="float" office:value="23964" table:formula="of:=[.CY47]+4" table:style-name="ce2">
            <text:p>23964</text:p>
          </table:table-cell>
          <table:table-cell office:value-type="float" office:value="23968" table:formula="of:=[.CZ47]+4" table:style-name="ce2">
            <text:p>23968</text:p>
          </table:table-cell>
          <table:table-cell office:value-type="float" office:value="23972" table:formula="of:=[.DA47]+4" table:style-name="ce2">
            <text:p>23972</text:p>
          </table:table-cell>
          <table:table-cell office:value-type="float" office:value="23976" table:formula="of:=[.DB47]+4" table:style-name="ce2">
            <text:p>23976</text:p>
          </table:table-cell>
          <table:table-cell office:value-type="float" office:value="23980" table:formula="of:=[.DC47]+4" table:style-name="ce2">
            <text:p>23980</text:p>
          </table:table-cell>
          <table:table-cell office:value-type="float" office:value="23984" table:formula="of:=[.DD47]+4" table:style-name="ce2">
            <text:p>23984</text:p>
          </table:table-cell>
          <table:table-cell office:value-type="float" office:value="23988" table:formula="of:=[.DE47]+4" table:style-name="ce2">
            <text:p>23988</text:p>
          </table:table-cell>
          <table:table-cell office:value-type="float" office:value="23992" table:formula="of:=[.DF47]+4" table:style-name="ce2">
            <text:p>23992</text:p>
          </table:table-cell>
          <table:table-cell office:value-type="float" office:value="23996" table:formula="of:=[.DG47]+4" table:style-name="ce2">
            <text:p>23996</text:p>
          </table:table-cell>
          <table:table-cell office:value-type="float" office:value="24000" table:formula="of:=[.DH47]+4" table:style-name="ce2">
            <text:p>24000</text:p>
          </table:table-cell>
          <table:table-cell office:value-type="float" office:value="24004" table:formula="of:=[.DI47]+4" table:style-name="ce2">
            <text:p>24004</text:p>
          </table:table-cell>
          <table:table-cell office:value-type="float" office:value="24008" table:formula="of:=[.DJ47]+4" table:style-name="ce2">
            <text:p>24008</text:p>
          </table:table-cell>
          <table:table-cell office:value-type="float" office:value="24012" table:formula="of:=[.DK47]+4" table:style-name="ce2">
            <text:p>24012</text:p>
          </table:table-cell>
          <table:table-cell office:value-type="float" office:value="24016" table:formula="of:=[.DL47]+4" table:style-name="ce2">
            <text:p>24016</text:p>
          </table:table-cell>
          <table:table-cell office:value-type="float" office:value="24020" table:formula="of:=[.DM47]+4" table:style-name="ce2">
            <text:p>24020</text:p>
          </table:table-cell>
          <table:table-cell office:value-type="float" office:value="24024" table:formula="of:=[.DN47]+4" table:style-name="ce2">
            <text:p>24024</text:p>
          </table:table-cell>
          <table:table-cell office:value-type="float" office:value="24028" table:formula="of:=[.DO47]+4" table:style-name="ce2">
            <text:p>24028</text:p>
          </table:table-cell>
          <table:table-cell office:value-type="float" office:value="24032" table:formula="of:=[.DP47]+4" table:style-name="ce2">
            <text:p>24032</text:p>
          </table:table-cell>
          <table:table-cell office:value-type="float" office:value="24036" table:formula="of:=[.DQ47]+4" table:style-name="ce2">
            <text:p>24036</text:p>
          </table:table-cell>
          <table:table-cell office:value-type="float" office:value="24040" table:formula="of:=[.DR47]+4" table:style-name="ce2">
            <text:p>24040</text:p>
          </table:table-cell>
          <table:table-cell office:value-type="float" office:value="24044" table:formula="of:=[.DS47]+4" table:style-name="ce2">
            <text:p>24044</text:p>
          </table:table-cell>
          <table:table-cell office:value-type="float" office:value="24048" table:formula="of:=[.DT47]+4" table:style-name="ce2">
            <text:p>24048</text:p>
          </table:table-cell>
          <table:table-cell office:value-type="float" office:value="24052" table:formula="of:=[.DU47]+4" table:style-name="ce2">
            <text:p>24052</text:p>
          </table:table-cell>
          <table:table-cell office:value-type="float" office:value="24056" table:formula="of:=[.DV47]+4" table:style-name="ce2">
            <text:p>24056</text:p>
          </table:table-cell>
          <table:table-cell office:value-type="float" office:value="24060" table:formula="of:=[.DW47]+4" table:style-name="ce2">
            <text:p>24060</text:p>
          </table:table-cell>
          <table:table-cell table:number-columns-repeated="16256"/>
        </table:table-row>
        <table:table-row table:style-name="ro1">
          <table:table-cell office:value-type="float" office:value="24064" table:formula="of:=[.A47]+512" table:style-name="ce2">
            <text:p>24064</text:p>
          </table:table-cell>
          <table:table-cell office:value-type="float" office:value="24068" table:formula="of:=[.A48]+4" table:style-name="ce2">
            <text:p>24068</text:p>
          </table:table-cell>
          <table:table-cell office:value-type="float" office:value="24072" table:formula="of:=[.B48]+4" table:style-name="ce2">
            <text:p>24072</text:p>
          </table:table-cell>
          <table:table-cell office:value-type="float" office:value="24076" table:formula="of:=[.C48]+4" table:style-name="ce2">
            <text:p>24076</text:p>
          </table:table-cell>
          <table:table-cell office:value-type="float" office:value="24080" table:formula="of:=[.D48]+4" table:style-name="ce2">
            <text:p>24080</text:p>
          </table:table-cell>
          <table:table-cell office:value-type="float" office:value="24084" table:formula="of:=[.E48]+4" table:style-name="ce2">
            <text:p>24084</text:p>
          </table:table-cell>
          <table:table-cell office:value-type="float" office:value="24088" table:formula="of:=[.F48]+4" table:style-name="ce2">
            <text:p>24088</text:p>
          </table:table-cell>
          <table:table-cell office:value-type="float" office:value="24092" table:formula="of:=[.G48]+4" table:style-name="ce2">
            <text:p>24092</text:p>
          </table:table-cell>
          <table:table-cell office:value-type="float" office:value="24096" table:formula="of:=[.H48]+4" table:style-name="ce2">
            <text:p>24096</text:p>
          </table:table-cell>
          <table:table-cell office:value-type="float" office:value="24100" table:formula="of:=[.I48]+4" table:style-name="ce2">
            <text:p>24100</text:p>
          </table:table-cell>
          <table:table-cell office:value-type="float" office:value="24104" table:formula="of:=[.J48]+4" table:style-name="ce2">
            <text:p>24104</text:p>
          </table:table-cell>
          <table:table-cell office:value-type="float" office:value="24108" table:formula="of:=[.K48]+4" table:style-name="ce2">
            <text:p>24108</text:p>
          </table:table-cell>
          <table:table-cell office:value-type="float" office:value="24112" table:formula="of:=[.L48]+4" table:style-name="ce2">
            <text:p>24112</text:p>
          </table:table-cell>
          <table:table-cell office:value-type="float" office:value="24116" table:formula="of:=[.M48]+4" table:style-name="ce2">
            <text:p>24116</text:p>
          </table:table-cell>
          <table:table-cell office:value-type="float" office:value="24120" table:formula="of:=[.N48]+4" table:style-name="ce2">
            <text:p>24120</text:p>
          </table:table-cell>
          <table:table-cell office:value-type="float" office:value="24124" table:formula="of:=[.O48]+4" table:style-name="ce2">
            <text:p>24124</text:p>
          </table:table-cell>
          <table:table-cell office:value-type="float" office:value="24128" table:formula="of:=[.P48]+4" table:style-name="ce2">
            <text:p>24128</text:p>
          </table:table-cell>
          <table:table-cell office:value-type="float" office:value="24132" table:formula="of:=[.Q48]+4" table:style-name="ce2">
            <text:p>24132</text:p>
          </table:table-cell>
          <table:table-cell office:value-type="float" office:value="24136" table:formula="of:=[.R48]+4" table:style-name="ce2">
            <text:p>24136</text:p>
          </table:table-cell>
          <table:table-cell office:value-type="float" office:value="24140" table:formula="of:=[.S48]+4" table:style-name="ce2">
            <text:p>24140</text:p>
          </table:table-cell>
          <table:table-cell office:value-type="float" office:value="24144" table:formula="of:=[.T48]+4" table:style-name="ce2">
            <text:p>24144</text:p>
          </table:table-cell>
          <table:table-cell office:value-type="float" office:value="24148" table:formula="of:=[.U48]+4" table:style-name="ce2">
            <text:p>24148</text:p>
          </table:table-cell>
          <table:table-cell office:value-type="float" office:value="24152" table:formula="of:=[.V48]+4" table:style-name="ce2">
            <text:p>24152</text:p>
          </table:table-cell>
          <table:table-cell office:value-type="float" office:value="24156" table:formula="of:=[.W48]+4" table:style-name="ce2">
            <text:p>24156</text:p>
          </table:table-cell>
          <table:table-cell office:value-type="float" office:value="24160" table:formula="of:=[.X48]+4" table:style-name="ce2">
            <text:p>24160</text:p>
          </table:table-cell>
          <table:table-cell office:value-type="float" office:value="24164" table:formula="of:=[.Y48]+4" table:style-name="ce2">
            <text:p>24164</text:p>
          </table:table-cell>
          <table:table-cell office:value-type="float" office:value="24168" table:formula="of:=[.Z48]+4" table:style-name="ce2">
            <text:p>24168</text:p>
          </table:table-cell>
          <table:table-cell office:value-type="float" office:value="24172" table:formula="of:=[.AA48]+4" table:style-name="ce2">
            <text:p>24172</text:p>
          </table:table-cell>
          <table:table-cell office:value-type="float" office:value="24176" table:formula="of:=[.AB48]+4" table:style-name="ce2">
            <text:p>24176</text:p>
          </table:table-cell>
          <table:table-cell office:value-type="float" office:value="24180" table:formula="of:=[.AC48]+4" table:style-name="ce2">
            <text:p>24180</text:p>
          </table:table-cell>
          <table:table-cell office:value-type="float" office:value="24184" table:formula="of:=[.AD48]+4" table:style-name="ce2">
            <text:p>24184</text:p>
          </table:table-cell>
          <table:table-cell office:value-type="float" office:value="24188" table:formula="of:=[.AE48]+4" table:style-name="ce2">
            <text:p>24188</text:p>
          </table:table-cell>
          <table:table-cell office:value-type="float" office:value="24192" table:formula="of:=[.AF48]+4" table:style-name="ce2">
            <text:p>24192</text:p>
          </table:table-cell>
          <table:table-cell office:value-type="float" office:value="24196" table:formula="of:=[.AG48]+4" table:style-name="ce2">
            <text:p>24196</text:p>
          </table:table-cell>
          <table:table-cell office:value-type="float" office:value="24200" table:formula="of:=[.AH48]+4" table:style-name="ce2">
            <text:p>24200</text:p>
          </table:table-cell>
          <table:table-cell office:value-type="float" office:value="24204" table:formula="of:=[.AI48]+4" table:style-name="ce2">
            <text:p>24204</text:p>
          </table:table-cell>
          <table:table-cell office:value-type="float" office:value="24208" table:formula="of:=[.AJ48]+4" table:style-name="ce2">
            <text:p>24208</text:p>
          </table:table-cell>
          <table:table-cell office:value-type="float" office:value="24212" table:formula="of:=[.AK48]+4" table:style-name="ce2">
            <text:p>24212</text:p>
          </table:table-cell>
          <table:table-cell office:value-type="float" office:value="24216" table:formula="of:=[.AL48]+4" table:style-name="ce2">
            <text:p>24216</text:p>
          </table:table-cell>
          <table:table-cell office:value-type="float" office:value="24220" table:formula="of:=[.AM48]+4" table:style-name="ce2">
            <text:p>24220</text:p>
          </table:table-cell>
          <table:table-cell office:value-type="float" office:value="24224" table:formula="of:=[.AN48]+4" table:style-name="ce2">
            <text:p>24224</text:p>
          </table:table-cell>
          <table:table-cell office:value-type="float" office:value="24228" table:formula="of:=[.AO48]+4" table:style-name="ce2">
            <text:p>24228</text:p>
          </table:table-cell>
          <table:table-cell office:value-type="float" office:value="24232" table:formula="of:=[.AP48]+4" table:style-name="ce2">
            <text:p>24232</text:p>
          </table:table-cell>
          <table:table-cell office:value-type="float" office:value="24236" table:formula="of:=[.AQ48]+4" table:style-name="ce2">
            <text:p>24236</text:p>
          </table:table-cell>
          <table:table-cell office:value-type="float" office:value="24240" table:formula="of:=[.AR48]+4" table:style-name="ce2">
            <text:p>24240</text:p>
          </table:table-cell>
          <table:table-cell office:value-type="float" office:value="24244" table:formula="of:=[.AS48]+4" table:style-name="ce2">
            <text:p>24244</text:p>
          </table:table-cell>
          <table:table-cell office:value-type="float" office:value="24248" table:formula="of:=[.AT48]+4" table:style-name="ce2">
            <text:p>24248</text:p>
          </table:table-cell>
          <table:table-cell office:value-type="float" office:value="24252" table:formula="of:=[.AU48]+4" table:style-name="ce2">
            <text:p>24252</text:p>
          </table:table-cell>
          <table:table-cell office:value-type="float" office:value="24256" table:formula="of:=[.AV48]+4" table:style-name="ce2">
            <text:p>24256</text:p>
          </table:table-cell>
          <table:table-cell office:value-type="float" office:value="24260" table:formula="of:=[.AW48]+4" table:style-name="ce2">
            <text:p>24260</text:p>
          </table:table-cell>
          <table:table-cell office:value-type="float" office:value="24264" table:formula="of:=[.AX48]+4" table:style-name="ce2">
            <text:p>24264</text:p>
          </table:table-cell>
          <table:table-cell office:value-type="float" office:value="24268" table:formula="of:=[.AY48]+4" table:style-name="ce2">
            <text:p>24268</text:p>
          </table:table-cell>
          <table:table-cell office:value-type="float" office:value="24272" table:formula="of:=[.AZ48]+4" table:style-name="ce2">
            <text:p>24272</text:p>
          </table:table-cell>
          <table:table-cell office:value-type="float" office:value="24276" table:formula="of:=[.BA48]+4" table:style-name="ce2">
            <text:p>24276</text:p>
          </table:table-cell>
          <table:table-cell office:value-type="float" office:value="24280" table:formula="of:=[.BB48]+4" table:style-name="ce2">
            <text:p>24280</text:p>
          </table:table-cell>
          <table:table-cell office:value-type="float" office:value="24284" table:formula="of:=[.BC48]+4" table:style-name="ce2">
            <text:p>24284</text:p>
          </table:table-cell>
          <table:table-cell office:value-type="float" office:value="24288" table:formula="of:=[.BD48]+4" table:style-name="ce2">
            <text:p>24288</text:p>
          </table:table-cell>
          <table:table-cell office:value-type="float" office:value="24292" table:formula="of:=[.BE48]+4" table:style-name="ce2">
            <text:p>24292</text:p>
          </table:table-cell>
          <table:table-cell office:value-type="float" office:value="24296" table:formula="of:=[.BF48]+4" table:style-name="ce2">
            <text:p>24296</text:p>
          </table:table-cell>
          <table:table-cell office:value-type="float" office:value="24300" table:formula="of:=[.BG48]+4" table:style-name="ce2">
            <text:p>24300</text:p>
          </table:table-cell>
          <table:table-cell office:value-type="float" office:value="24304" table:formula="of:=[.BH48]+4" table:style-name="ce2">
            <text:p>24304</text:p>
          </table:table-cell>
          <table:table-cell office:value-type="float" office:value="24308" table:formula="of:=[.BI48]+4" table:style-name="ce2">
            <text:p>24308</text:p>
          </table:table-cell>
          <table:table-cell office:value-type="float" office:value="24312" table:formula="of:=[.BJ48]+4" table:style-name="ce2">
            <text:p>24312</text:p>
          </table:table-cell>
          <table:table-cell office:value-type="float" office:value="24316" table:formula="of:=[.BK48]+4" table:style-name="ce2">
            <text:p>24316</text:p>
          </table:table-cell>
          <table:table-cell office:value-type="float" office:value="24320" table:formula="of:=[.BL48]+4" table:style-name="ce2">
            <text:p>24320</text:p>
          </table:table-cell>
          <table:table-cell office:value-type="float" office:value="24324" table:formula="of:=[.BM48]+4" table:style-name="ce2">
            <text:p>24324</text:p>
          </table:table-cell>
          <table:table-cell office:value-type="float" office:value="24328" table:formula="of:=[.BN48]+4" table:style-name="ce2">
            <text:p>24328</text:p>
          </table:table-cell>
          <table:table-cell office:value-type="float" office:value="24332" table:formula="of:=[.BO48]+4" table:style-name="ce2">
            <text:p>24332</text:p>
          </table:table-cell>
          <table:table-cell office:value-type="float" office:value="24336" table:formula="of:=[.BP48]+4" table:style-name="ce2">
            <text:p>24336</text:p>
          </table:table-cell>
          <table:table-cell office:value-type="float" office:value="24340" table:formula="of:=[.BQ48]+4" table:style-name="ce2">
            <text:p>24340</text:p>
          </table:table-cell>
          <table:table-cell office:value-type="float" office:value="24344" table:formula="of:=[.BR48]+4" table:style-name="ce2">
            <text:p>24344</text:p>
          </table:table-cell>
          <table:table-cell office:value-type="float" office:value="24348" table:formula="of:=[.BS48]+4" table:style-name="ce2">
            <text:p>24348</text:p>
          </table:table-cell>
          <table:table-cell office:value-type="float" office:value="24352" table:formula="of:=[.BT48]+4" table:style-name="ce2">
            <text:p>24352</text:p>
          </table:table-cell>
          <table:table-cell office:value-type="float" office:value="24356" table:formula="of:=[.BU48]+4" table:style-name="ce2">
            <text:p>24356</text:p>
          </table:table-cell>
          <table:table-cell office:value-type="float" office:value="24360" table:formula="of:=[.BV48]+4" table:style-name="ce2">
            <text:p>24360</text:p>
          </table:table-cell>
          <table:table-cell office:value-type="float" office:value="24364" table:formula="of:=[.BW48]+4" table:style-name="ce2">
            <text:p>24364</text:p>
          </table:table-cell>
          <table:table-cell office:value-type="float" office:value="24368" table:formula="of:=[.BX48]+4" table:style-name="ce2">
            <text:p>24368</text:p>
          </table:table-cell>
          <table:table-cell office:value-type="float" office:value="24372" table:formula="of:=[.BY48]+4" table:style-name="ce2">
            <text:p>24372</text:p>
          </table:table-cell>
          <table:table-cell office:value-type="float" office:value="24376" table:formula="of:=[.BZ48]+4" table:style-name="ce2">
            <text:p>24376</text:p>
          </table:table-cell>
          <table:table-cell office:value-type="float" office:value="24380" table:formula="of:=[.CA48]+4" table:style-name="ce2">
            <text:p>24380</text:p>
          </table:table-cell>
          <table:table-cell office:value-type="float" office:value="24384" table:formula="of:=[.CB48]+4" table:style-name="ce2">
            <text:p>24384</text:p>
          </table:table-cell>
          <table:table-cell office:value-type="float" office:value="24388" table:formula="of:=[.CC48]+4" table:style-name="ce2">
            <text:p>24388</text:p>
          </table:table-cell>
          <table:table-cell office:value-type="float" office:value="24392" table:formula="of:=[.CD48]+4" table:style-name="ce2">
            <text:p>24392</text:p>
          </table:table-cell>
          <table:table-cell office:value-type="float" office:value="24396" table:formula="of:=[.CE48]+4" table:style-name="ce2">
            <text:p>24396</text:p>
          </table:table-cell>
          <table:table-cell office:value-type="float" office:value="24400" table:formula="of:=[.CF48]+4" table:style-name="ce2">
            <text:p>24400</text:p>
          </table:table-cell>
          <table:table-cell office:value-type="float" office:value="24404" table:formula="of:=[.CG48]+4" table:style-name="ce2">
            <text:p>24404</text:p>
          </table:table-cell>
          <table:table-cell office:value-type="float" office:value="24408" table:formula="of:=[.CH48]+4" table:style-name="ce2">
            <text:p>24408</text:p>
          </table:table-cell>
          <table:table-cell office:value-type="float" office:value="24412" table:formula="of:=[.CI48]+4" table:style-name="ce2">
            <text:p>24412</text:p>
          </table:table-cell>
          <table:table-cell office:value-type="float" office:value="24416" table:formula="of:=[.CJ48]+4" table:style-name="ce2">
            <text:p>24416</text:p>
          </table:table-cell>
          <table:table-cell office:value-type="float" office:value="24420" table:formula="of:=[.CK48]+4" table:style-name="ce2">
            <text:p>24420</text:p>
          </table:table-cell>
          <table:table-cell office:value-type="float" office:value="24424" table:formula="of:=[.CL48]+4" table:style-name="ce2">
            <text:p>24424</text:p>
          </table:table-cell>
          <table:table-cell office:value-type="float" office:value="24428" table:formula="of:=[.CM48]+4" table:style-name="ce2">
            <text:p>24428</text:p>
          </table:table-cell>
          <table:table-cell office:value-type="float" office:value="24432" table:formula="of:=[.CN48]+4" table:style-name="ce2">
            <text:p>24432</text:p>
          </table:table-cell>
          <table:table-cell office:value-type="float" office:value="24436" table:formula="of:=[.CO48]+4" table:style-name="ce2">
            <text:p>24436</text:p>
          </table:table-cell>
          <table:table-cell office:value-type="float" office:value="24440" table:formula="of:=[.CP48]+4" table:style-name="ce2">
            <text:p>24440</text:p>
          </table:table-cell>
          <table:table-cell office:value-type="float" office:value="24444" table:formula="of:=[.CQ48]+4" table:style-name="ce2">
            <text:p>24444</text:p>
          </table:table-cell>
          <table:table-cell office:value-type="float" office:value="24448" table:formula="of:=[.CR48]+4" table:style-name="ce2">
            <text:p>24448</text:p>
          </table:table-cell>
          <table:table-cell office:value-type="float" office:value="24452" table:formula="of:=[.CS48]+4" table:style-name="ce2">
            <text:p>24452</text:p>
          </table:table-cell>
          <table:table-cell office:value-type="float" office:value="24456" table:formula="of:=[.CT48]+4" table:style-name="ce2">
            <text:p>24456</text:p>
          </table:table-cell>
          <table:table-cell office:value-type="float" office:value="24460" table:formula="of:=[.CU48]+4" table:style-name="ce2">
            <text:p>24460</text:p>
          </table:table-cell>
          <table:table-cell office:value-type="float" office:value="24464" table:formula="of:=[.CV48]+4" table:style-name="ce2">
            <text:p>24464</text:p>
          </table:table-cell>
          <table:table-cell office:value-type="float" office:value="24468" table:formula="of:=[.CW48]+4" table:style-name="ce2">
            <text:p>24468</text:p>
          </table:table-cell>
          <table:table-cell office:value-type="float" office:value="24472" table:formula="of:=[.CX48]+4" table:style-name="ce2">
            <text:p>24472</text:p>
          </table:table-cell>
          <table:table-cell office:value-type="float" office:value="24476" table:formula="of:=[.CY48]+4" table:style-name="ce2">
            <text:p>24476</text:p>
          </table:table-cell>
          <table:table-cell office:value-type="float" office:value="24480" table:formula="of:=[.CZ48]+4" table:style-name="ce2">
            <text:p>24480</text:p>
          </table:table-cell>
          <table:table-cell office:value-type="float" office:value="24484" table:formula="of:=[.DA48]+4" table:style-name="ce2">
            <text:p>24484</text:p>
          </table:table-cell>
          <table:table-cell office:value-type="float" office:value="24488" table:formula="of:=[.DB48]+4" table:style-name="ce2">
            <text:p>24488</text:p>
          </table:table-cell>
          <table:table-cell office:value-type="float" office:value="24492" table:formula="of:=[.DC48]+4" table:style-name="ce2">
            <text:p>24492</text:p>
          </table:table-cell>
          <table:table-cell office:value-type="float" office:value="24496" table:formula="of:=[.DD48]+4" table:style-name="ce2">
            <text:p>24496</text:p>
          </table:table-cell>
          <table:table-cell office:value-type="float" office:value="24500" table:formula="of:=[.DE48]+4" table:style-name="ce2">
            <text:p>24500</text:p>
          </table:table-cell>
          <table:table-cell office:value-type="float" office:value="24504" table:formula="of:=[.DF48]+4" table:style-name="ce2">
            <text:p>24504</text:p>
          </table:table-cell>
          <table:table-cell office:value-type="float" office:value="24508" table:formula="of:=[.DG48]+4" table:style-name="ce2">
            <text:p>24508</text:p>
          </table:table-cell>
          <table:table-cell office:value-type="float" office:value="24512" table:formula="of:=[.DH48]+4" table:style-name="ce2">
            <text:p>24512</text:p>
          </table:table-cell>
          <table:table-cell office:value-type="float" office:value="24516" table:formula="of:=[.DI48]+4" table:style-name="ce2">
            <text:p>24516</text:p>
          </table:table-cell>
          <table:table-cell office:value-type="float" office:value="24520" table:formula="of:=[.DJ48]+4" table:style-name="ce2">
            <text:p>24520</text:p>
          </table:table-cell>
          <table:table-cell office:value-type="float" office:value="24524" table:formula="of:=[.DK48]+4" table:style-name="ce2">
            <text:p>24524</text:p>
          </table:table-cell>
          <table:table-cell office:value-type="float" office:value="24528" table:formula="of:=[.DL48]+4" table:style-name="ce2">
            <text:p>24528</text:p>
          </table:table-cell>
          <table:table-cell office:value-type="float" office:value="24532" table:formula="of:=[.DM48]+4" table:style-name="ce2">
            <text:p>24532</text:p>
          </table:table-cell>
          <table:table-cell office:value-type="float" office:value="24536" table:formula="of:=[.DN48]+4" table:style-name="ce2">
            <text:p>24536</text:p>
          </table:table-cell>
          <table:table-cell office:value-type="float" office:value="24540" table:formula="of:=[.DO48]+4" table:style-name="ce2">
            <text:p>24540</text:p>
          </table:table-cell>
          <table:table-cell office:value-type="float" office:value="24544" table:formula="of:=[.DP48]+4" table:style-name="ce2">
            <text:p>24544</text:p>
          </table:table-cell>
          <table:table-cell office:value-type="float" office:value="24548" table:formula="of:=[.DQ48]+4" table:style-name="ce2">
            <text:p>24548</text:p>
          </table:table-cell>
          <table:table-cell office:value-type="float" office:value="24552" table:formula="of:=[.DR48]+4" table:style-name="ce2">
            <text:p>24552</text:p>
          </table:table-cell>
          <table:table-cell office:value-type="float" office:value="24556" table:formula="of:=[.DS48]+4" table:style-name="ce2">
            <text:p>24556</text:p>
          </table:table-cell>
          <table:table-cell office:value-type="float" office:value="24560" table:formula="of:=[.DT48]+4" table:style-name="ce2">
            <text:p>24560</text:p>
          </table:table-cell>
          <table:table-cell office:value-type="float" office:value="24564" table:formula="of:=[.DU48]+4" table:style-name="ce2">
            <text:p>24564</text:p>
          </table:table-cell>
          <table:table-cell office:value-type="float" office:value="24568" table:formula="of:=[.DV48]+4" table:style-name="ce2">
            <text:p>24568</text:p>
          </table:table-cell>
          <table:table-cell office:value-type="float" office:value="24572" table:formula="of:=[.DW48]+4" table:style-name="ce2">
            <text:p>24572</text:p>
          </table:table-cell>
          <table:table-cell table:number-columns-repeated="16256"/>
        </table:table-row>
        <table:table-row table:style-name="ro1">
          <table:table-cell office:value-type="float" office:value="24576" table:formula="of:=[.A48]+512" table:style-name="ce2">
            <text:p>24576</text:p>
          </table:table-cell>
          <table:table-cell office:value-type="float" office:value="24580" table:formula="of:=[.A49]+4" table:style-name="ce2">
            <text:p>24580</text:p>
          </table:table-cell>
          <table:table-cell office:value-type="float" office:value="24584" table:formula="of:=[.B49]+4" table:style-name="ce2">
            <text:p>24584</text:p>
          </table:table-cell>
          <table:table-cell office:value-type="float" office:value="24588" table:formula="of:=[.C49]+4" table:style-name="ce2">
            <text:p>24588</text:p>
          </table:table-cell>
          <table:table-cell office:value-type="float" office:value="24592" table:formula="of:=[.D49]+4" table:style-name="ce2">
            <text:p>24592</text:p>
          </table:table-cell>
          <table:table-cell office:value-type="float" office:value="24596" table:formula="of:=[.E49]+4" table:style-name="ce2">
            <text:p>24596</text:p>
          </table:table-cell>
          <table:table-cell office:value-type="float" office:value="24600" table:formula="of:=[.F49]+4" table:style-name="ce2">
            <text:p>24600</text:p>
          </table:table-cell>
          <table:table-cell office:value-type="float" office:value="24604" table:formula="of:=[.G49]+4" table:style-name="ce2">
            <text:p>24604</text:p>
          </table:table-cell>
          <table:table-cell office:value-type="float" office:value="24608" table:formula="of:=[.H49]+4" table:style-name="ce2">
            <text:p>24608</text:p>
          </table:table-cell>
          <table:table-cell office:value-type="float" office:value="24612" table:formula="of:=[.I49]+4" table:style-name="ce2">
            <text:p>24612</text:p>
          </table:table-cell>
          <table:table-cell office:value-type="float" office:value="24616" table:formula="of:=[.J49]+4" table:style-name="ce2">
            <text:p>24616</text:p>
          </table:table-cell>
          <table:table-cell office:value-type="float" office:value="24620" table:formula="of:=[.K49]+4" table:style-name="ce2">
            <text:p>24620</text:p>
          </table:table-cell>
          <table:table-cell office:value-type="float" office:value="24624" table:formula="of:=[.L49]+4" table:style-name="ce2">
            <text:p>24624</text:p>
          </table:table-cell>
          <table:table-cell office:value-type="float" office:value="24628" table:formula="of:=[.M49]+4" table:style-name="ce2">
            <text:p>24628</text:p>
          </table:table-cell>
          <table:table-cell office:value-type="float" office:value="24632" table:formula="of:=[.N49]+4" table:style-name="ce2">
            <text:p>24632</text:p>
          </table:table-cell>
          <table:table-cell office:value-type="float" office:value="24636" table:formula="of:=[.O49]+4" table:style-name="ce2">
            <text:p>24636</text:p>
          </table:table-cell>
          <table:table-cell office:value-type="float" office:value="24640" table:formula="of:=[.P49]+4" table:style-name="ce2">
            <text:p>24640</text:p>
          </table:table-cell>
          <table:table-cell office:value-type="float" office:value="24644" table:formula="of:=[.Q49]+4" table:style-name="ce2">
            <text:p>24644</text:p>
          </table:table-cell>
          <table:table-cell office:value-type="float" office:value="24648" table:formula="of:=[.R49]+4" table:style-name="ce2">
            <text:p>24648</text:p>
          </table:table-cell>
          <table:table-cell office:value-type="float" office:value="24652" table:formula="of:=[.S49]+4" table:style-name="ce2">
            <text:p>24652</text:p>
          </table:table-cell>
          <table:table-cell office:value-type="float" office:value="24656" table:formula="of:=[.T49]+4" table:style-name="ce2">
            <text:p>24656</text:p>
          </table:table-cell>
          <table:table-cell office:value-type="float" office:value="24660" table:formula="of:=[.U49]+4" table:style-name="ce2">
            <text:p>24660</text:p>
          </table:table-cell>
          <table:table-cell office:value-type="float" office:value="24664" table:formula="of:=[.V49]+4" table:style-name="ce2">
            <text:p>24664</text:p>
          </table:table-cell>
          <table:table-cell office:value-type="float" office:value="24668" table:formula="of:=[.W49]+4" table:style-name="ce2">
            <text:p>24668</text:p>
          </table:table-cell>
          <table:table-cell office:value-type="float" office:value="24672" table:formula="of:=[.X49]+4" table:style-name="ce2">
            <text:p>24672</text:p>
          </table:table-cell>
          <table:table-cell office:value-type="float" office:value="24676" table:formula="of:=[.Y49]+4" table:style-name="ce2">
            <text:p>24676</text:p>
          </table:table-cell>
          <table:table-cell office:value-type="float" office:value="24680" table:formula="of:=[.Z49]+4" table:style-name="ce2">
            <text:p>24680</text:p>
          </table:table-cell>
          <table:table-cell office:value-type="float" office:value="24684" table:formula="of:=[.AA49]+4" table:style-name="ce2">
            <text:p>24684</text:p>
          </table:table-cell>
          <table:table-cell office:value-type="float" office:value="24688" table:formula="of:=[.AB49]+4" table:style-name="ce2">
            <text:p>24688</text:p>
          </table:table-cell>
          <table:table-cell office:value-type="float" office:value="24692" table:formula="of:=[.AC49]+4" table:style-name="ce2">
            <text:p>24692</text:p>
          </table:table-cell>
          <table:table-cell office:value-type="float" office:value="24696" table:formula="of:=[.AD49]+4" table:style-name="ce2">
            <text:p>24696</text:p>
          </table:table-cell>
          <table:table-cell office:value-type="float" office:value="24700" table:formula="of:=[.AE49]+4" table:style-name="ce2">
            <text:p>24700</text:p>
          </table:table-cell>
          <table:table-cell office:value-type="float" office:value="24704" table:formula="of:=[.AF49]+4" table:style-name="ce2">
            <text:p>24704</text:p>
          </table:table-cell>
          <table:table-cell office:value-type="float" office:value="24708" table:formula="of:=[.AG49]+4" table:style-name="ce2">
            <text:p>24708</text:p>
          </table:table-cell>
          <table:table-cell office:value-type="float" office:value="24712" table:formula="of:=[.AH49]+4" table:style-name="ce2">
            <text:p>24712</text:p>
          </table:table-cell>
          <table:table-cell office:value-type="float" office:value="24716" table:formula="of:=[.AI49]+4" table:style-name="ce2">
            <text:p>24716</text:p>
          </table:table-cell>
          <table:table-cell office:value-type="float" office:value="24720" table:formula="of:=[.AJ49]+4" table:style-name="ce2">
            <text:p>24720</text:p>
          </table:table-cell>
          <table:table-cell office:value-type="float" office:value="24724" table:formula="of:=[.AK49]+4" table:style-name="ce2">
            <text:p>24724</text:p>
          </table:table-cell>
          <table:table-cell office:value-type="float" office:value="24728" table:formula="of:=[.AL49]+4" table:style-name="ce2">
            <text:p>24728</text:p>
          </table:table-cell>
          <table:table-cell office:value-type="float" office:value="24732" table:formula="of:=[.AM49]+4" table:style-name="ce2">
            <text:p>24732</text:p>
          </table:table-cell>
          <table:table-cell office:value-type="float" office:value="24736" table:formula="of:=[.AN49]+4" table:style-name="ce2">
            <text:p>24736</text:p>
          </table:table-cell>
          <table:table-cell office:value-type="float" office:value="24740" table:formula="of:=[.AO49]+4" table:style-name="ce2">
            <text:p>24740</text:p>
          </table:table-cell>
          <table:table-cell office:value-type="float" office:value="24744" table:formula="of:=[.AP49]+4" table:style-name="ce2">
            <text:p>24744</text:p>
          </table:table-cell>
          <table:table-cell office:value-type="float" office:value="24748" table:formula="of:=[.AQ49]+4" table:style-name="ce2">
            <text:p>24748</text:p>
          </table:table-cell>
          <table:table-cell office:value-type="float" office:value="24752" table:formula="of:=[.AR49]+4" table:style-name="ce2">
            <text:p>24752</text:p>
          </table:table-cell>
          <table:table-cell office:value-type="float" office:value="24756" table:formula="of:=[.AS49]+4" table:style-name="ce2">
            <text:p>24756</text:p>
          </table:table-cell>
          <table:table-cell office:value-type="float" office:value="24760" table:formula="of:=[.AT49]+4" table:style-name="ce2">
            <text:p>24760</text:p>
          </table:table-cell>
          <table:table-cell office:value-type="float" office:value="24764" table:formula="of:=[.AU49]+4" table:style-name="ce2">
            <text:p>24764</text:p>
          </table:table-cell>
          <table:table-cell office:value-type="float" office:value="24768" table:formula="of:=[.AV49]+4" table:style-name="ce2">
            <text:p>24768</text:p>
          </table:table-cell>
          <table:table-cell office:value-type="float" office:value="24772" table:formula="of:=[.AW49]+4" table:style-name="ce2">
            <text:p>24772</text:p>
          </table:table-cell>
          <table:table-cell office:value-type="float" office:value="24776" table:formula="of:=[.AX49]+4" table:style-name="ce2">
            <text:p>24776</text:p>
          </table:table-cell>
          <table:table-cell office:value-type="float" office:value="24780" table:formula="of:=[.AY49]+4" table:style-name="ce2">
            <text:p>24780</text:p>
          </table:table-cell>
          <table:table-cell office:value-type="float" office:value="24784" table:formula="of:=[.AZ49]+4" table:style-name="ce2">
            <text:p>24784</text:p>
          </table:table-cell>
          <table:table-cell office:value-type="float" office:value="24788" table:formula="of:=[.BA49]+4" table:style-name="ce2">
            <text:p>24788</text:p>
          </table:table-cell>
          <table:table-cell office:value-type="float" office:value="24792" table:formula="of:=[.BB49]+4" table:style-name="ce2">
            <text:p>24792</text:p>
          </table:table-cell>
          <table:table-cell office:value-type="float" office:value="24796" table:formula="of:=[.BC49]+4" table:style-name="ce2">
            <text:p>24796</text:p>
          </table:table-cell>
          <table:table-cell office:value-type="float" office:value="24800" table:formula="of:=[.BD49]+4" table:style-name="ce2">
            <text:p>24800</text:p>
          </table:table-cell>
          <table:table-cell office:value-type="float" office:value="24804" table:formula="of:=[.BE49]+4" table:style-name="ce2">
            <text:p>24804</text:p>
          </table:table-cell>
          <table:table-cell office:value-type="float" office:value="24808" table:formula="of:=[.BF49]+4" table:style-name="ce2">
            <text:p>24808</text:p>
          </table:table-cell>
          <table:table-cell office:value-type="float" office:value="24812" table:formula="of:=[.BG49]+4" table:style-name="ce2">
            <text:p>24812</text:p>
          </table:table-cell>
          <table:table-cell office:value-type="float" office:value="24816" table:formula="of:=[.BH49]+4" table:style-name="ce2">
            <text:p>24816</text:p>
          </table:table-cell>
          <table:table-cell office:value-type="float" office:value="24820" table:formula="of:=[.BI49]+4" table:style-name="ce2">
            <text:p>24820</text:p>
          </table:table-cell>
          <table:table-cell office:value-type="float" office:value="24824" table:formula="of:=[.BJ49]+4" table:style-name="ce2">
            <text:p>24824</text:p>
          </table:table-cell>
          <table:table-cell office:value-type="float" office:value="24828" table:formula="of:=[.BK49]+4" table:style-name="ce2">
            <text:p>24828</text:p>
          </table:table-cell>
          <table:table-cell office:value-type="float" office:value="24832" table:formula="of:=[.BL49]+4" table:style-name="ce2">
            <text:p>24832</text:p>
          </table:table-cell>
          <table:table-cell office:value-type="float" office:value="24836" table:formula="of:=[.BM49]+4" table:style-name="ce2">
            <text:p>24836</text:p>
          </table:table-cell>
          <table:table-cell office:value-type="float" office:value="24840" table:formula="of:=[.BN49]+4" table:style-name="ce2">
            <text:p>24840</text:p>
          </table:table-cell>
          <table:table-cell office:value-type="float" office:value="24844" table:formula="of:=[.BO49]+4" table:style-name="ce2">
            <text:p>24844</text:p>
          </table:table-cell>
          <table:table-cell office:value-type="float" office:value="24848" table:formula="of:=[.BP49]+4" table:style-name="ce2">
            <text:p>24848</text:p>
          </table:table-cell>
          <table:table-cell office:value-type="float" office:value="24852" table:formula="of:=[.BQ49]+4" table:style-name="ce2">
            <text:p>24852</text:p>
          </table:table-cell>
          <table:table-cell office:value-type="float" office:value="24856" table:formula="of:=[.BR49]+4" table:style-name="ce2">
            <text:p>24856</text:p>
          </table:table-cell>
          <table:table-cell office:value-type="float" office:value="24860" table:formula="of:=[.BS49]+4" table:style-name="ce2">
            <text:p>24860</text:p>
          </table:table-cell>
          <table:table-cell office:value-type="float" office:value="24864" table:formula="of:=[.BT49]+4" table:style-name="ce2">
            <text:p>24864</text:p>
          </table:table-cell>
          <table:table-cell office:value-type="float" office:value="24868" table:formula="of:=[.BU49]+4" table:style-name="ce2">
            <text:p>24868</text:p>
          </table:table-cell>
          <table:table-cell office:value-type="float" office:value="24872" table:formula="of:=[.BV49]+4" table:style-name="ce2">
            <text:p>24872</text:p>
          </table:table-cell>
          <table:table-cell office:value-type="float" office:value="24876" table:formula="of:=[.BW49]+4" table:style-name="ce2">
            <text:p>24876</text:p>
          </table:table-cell>
          <table:table-cell office:value-type="float" office:value="24880" table:formula="of:=[.BX49]+4" table:style-name="ce2">
            <text:p>24880</text:p>
          </table:table-cell>
          <table:table-cell office:value-type="float" office:value="24884" table:formula="of:=[.BY49]+4" table:style-name="ce2">
            <text:p>24884</text:p>
          </table:table-cell>
          <table:table-cell office:value-type="float" office:value="24888" table:formula="of:=[.BZ49]+4" table:style-name="ce2">
            <text:p>24888</text:p>
          </table:table-cell>
          <table:table-cell office:value-type="float" office:value="24892" table:formula="of:=[.CA49]+4" table:style-name="ce2">
            <text:p>24892</text:p>
          </table:table-cell>
          <table:table-cell office:value-type="float" office:value="24896" table:formula="of:=[.CB49]+4" table:style-name="ce2">
            <text:p>24896</text:p>
          </table:table-cell>
          <table:table-cell office:value-type="float" office:value="24900" table:formula="of:=[.CC49]+4" table:style-name="ce2">
            <text:p>24900</text:p>
          </table:table-cell>
          <table:table-cell office:value-type="float" office:value="24904" table:formula="of:=[.CD49]+4" table:style-name="ce2">
            <text:p>24904</text:p>
          </table:table-cell>
          <table:table-cell office:value-type="float" office:value="24908" table:formula="of:=[.CE49]+4" table:style-name="ce2">
            <text:p>24908</text:p>
          </table:table-cell>
          <table:table-cell office:value-type="float" office:value="24912" table:formula="of:=[.CF49]+4" table:style-name="ce2">
            <text:p>24912</text:p>
          </table:table-cell>
          <table:table-cell office:value-type="float" office:value="24916" table:formula="of:=[.CG49]+4" table:style-name="ce2">
            <text:p>24916</text:p>
          </table:table-cell>
          <table:table-cell office:value-type="float" office:value="24920" table:formula="of:=[.CH49]+4" table:style-name="ce2">
            <text:p>24920</text:p>
          </table:table-cell>
          <table:table-cell office:value-type="float" office:value="24924" table:formula="of:=[.CI49]+4" table:style-name="ce2">
            <text:p>24924</text:p>
          </table:table-cell>
          <table:table-cell office:value-type="float" office:value="24928" table:formula="of:=[.CJ49]+4" table:style-name="ce2">
            <text:p>24928</text:p>
          </table:table-cell>
          <table:table-cell office:value-type="float" office:value="24932" table:formula="of:=[.CK49]+4" table:style-name="ce2">
            <text:p>24932</text:p>
          </table:table-cell>
          <table:table-cell office:value-type="float" office:value="24936" table:formula="of:=[.CL49]+4" table:style-name="ce2">
            <text:p>24936</text:p>
          </table:table-cell>
          <table:table-cell office:value-type="float" office:value="24940" table:formula="of:=[.CM49]+4" table:style-name="ce2">
            <text:p>24940</text:p>
          </table:table-cell>
          <table:table-cell office:value-type="float" office:value="24944" table:formula="of:=[.CN49]+4" table:style-name="ce2">
            <text:p>24944</text:p>
          </table:table-cell>
          <table:table-cell office:value-type="float" office:value="24948" table:formula="of:=[.CO49]+4" table:style-name="ce2">
            <text:p>24948</text:p>
          </table:table-cell>
          <table:table-cell office:value-type="float" office:value="24952" table:formula="of:=[.CP49]+4" table:style-name="ce2">
            <text:p>24952</text:p>
          </table:table-cell>
          <table:table-cell office:value-type="float" office:value="24956" table:formula="of:=[.CQ49]+4" table:style-name="ce2">
            <text:p>24956</text:p>
          </table:table-cell>
          <table:table-cell office:value-type="float" office:value="24960" table:formula="of:=[.CR49]+4" table:style-name="ce2">
            <text:p>24960</text:p>
          </table:table-cell>
          <table:table-cell office:value-type="float" office:value="24964" table:formula="of:=[.CS49]+4" table:style-name="ce2">
            <text:p>24964</text:p>
          </table:table-cell>
          <table:table-cell office:value-type="float" office:value="24968" table:formula="of:=[.CT49]+4" table:style-name="ce2">
            <text:p>24968</text:p>
          </table:table-cell>
          <table:table-cell office:value-type="float" office:value="24972" table:formula="of:=[.CU49]+4" table:style-name="ce2">
            <text:p>24972</text:p>
          </table:table-cell>
          <table:table-cell office:value-type="float" office:value="24976" table:formula="of:=[.CV49]+4" table:style-name="ce2">
            <text:p>24976</text:p>
          </table:table-cell>
          <table:table-cell office:value-type="float" office:value="24980" table:formula="of:=[.CW49]+4" table:style-name="ce2">
            <text:p>24980</text:p>
          </table:table-cell>
          <table:table-cell office:value-type="float" office:value="24984" table:formula="of:=[.CX49]+4" table:style-name="ce2">
            <text:p>24984</text:p>
          </table:table-cell>
          <table:table-cell office:value-type="float" office:value="24988" table:formula="of:=[.CY49]+4" table:style-name="ce2">
            <text:p>24988</text:p>
          </table:table-cell>
          <table:table-cell office:value-type="float" office:value="24992" table:formula="of:=[.CZ49]+4" table:style-name="ce2">
            <text:p>24992</text:p>
          </table:table-cell>
          <table:table-cell office:value-type="float" office:value="24996" table:formula="of:=[.DA49]+4" table:style-name="ce2">
            <text:p>24996</text:p>
          </table:table-cell>
          <table:table-cell office:value-type="float" office:value="25000" table:formula="of:=[.DB49]+4" table:style-name="ce2">
            <text:p>25000</text:p>
          </table:table-cell>
          <table:table-cell office:value-type="float" office:value="25004" table:formula="of:=[.DC49]+4" table:style-name="ce2">
            <text:p>25004</text:p>
          </table:table-cell>
          <table:table-cell office:value-type="float" office:value="25008" table:formula="of:=[.DD49]+4" table:style-name="ce2">
            <text:p>25008</text:p>
          </table:table-cell>
          <table:table-cell office:value-type="float" office:value="25012" table:formula="of:=[.DE49]+4" table:style-name="ce2">
            <text:p>25012</text:p>
          </table:table-cell>
          <table:table-cell office:value-type="float" office:value="25016" table:formula="of:=[.DF49]+4" table:style-name="ce2">
            <text:p>25016</text:p>
          </table:table-cell>
          <table:table-cell office:value-type="float" office:value="25020" table:formula="of:=[.DG49]+4" table:style-name="ce2">
            <text:p>25020</text:p>
          </table:table-cell>
          <table:table-cell office:value-type="float" office:value="25024" table:formula="of:=[.DH49]+4" table:style-name="ce2">
            <text:p>25024</text:p>
          </table:table-cell>
          <table:table-cell office:value-type="float" office:value="25028" table:formula="of:=[.DI49]+4" table:style-name="ce2">
            <text:p>25028</text:p>
          </table:table-cell>
          <table:table-cell office:value-type="float" office:value="25032" table:formula="of:=[.DJ49]+4" table:style-name="ce2">
            <text:p>25032</text:p>
          </table:table-cell>
          <table:table-cell office:value-type="float" office:value="25036" table:formula="of:=[.DK49]+4" table:style-name="ce2">
            <text:p>25036</text:p>
          </table:table-cell>
          <table:table-cell office:value-type="float" office:value="25040" table:formula="of:=[.DL49]+4" table:style-name="ce2">
            <text:p>25040</text:p>
          </table:table-cell>
          <table:table-cell office:value-type="float" office:value="25044" table:formula="of:=[.DM49]+4" table:style-name="ce2">
            <text:p>25044</text:p>
          </table:table-cell>
          <table:table-cell office:value-type="float" office:value="25048" table:formula="of:=[.DN49]+4" table:style-name="ce2">
            <text:p>25048</text:p>
          </table:table-cell>
          <table:table-cell office:value-type="float" office:value="25052" table:formula="of:=[.DO49]+4" table:style-name="ce2">
            <text:p>25052</text:p>
          </table:table-cell>
          <table:table-cell office:value-type="float" office:value="25056" table:formula="of:=[.DP49]+4" table:style-name="ce2">
            <text:p>25056</text:p>
          </table:table-cell>
          <table:table-cell office:value-type="float" office:value="25060" table:formula="of:=[.DQ49]+4" table:style-name="ce2">
            <text:p>25060</text:p>
          </table:table-cell>
          <table:table-cell office:value-type="float" office:value="25064" table:formula="of:=[.DR49]+4" table:style-name="ce2">
            <text:p>25064</text:p>
          </table:table-cell>
          <table:table-cell office:value-type="float" office:value="25068" table:formula="of:=[.DS49]+4" table:style-name="ce2">
            <text:p>25068</text:p>
          </table:table-cell>
          <table:table-cell office:value-type="float" office:value="25072" table:formula="of:=[.DT49]+4" table:style-name="ce2">
            <text:p>25072</text:p>
          </table:table-cell>
          <table:table-cell office:value-type="float" office:value="25076" table:formula="of:=[.DU49]+4" table:style-name="ce2">
            <text:p>25076</text:p>
          </table:table-cell>
          <table:table-cell office:value-type="float" office:value="25080" table:formula="of:=[.DV49]+4" table:style-name="ce2">
            <text:p>25080</text:p>
          </table:table-cell>
          <table:table-cell office:value-type="float" office:value="25084" table:formula="of:=[.DW49]+4" table:style-name="ce2">
            <text:p>25084</text:p>
          </table:table-cell>
          <table:table-cell table:number-columns-repeated="16256"/>
        </table:table-row>
        <table:table-row table:style-name="ro1">
          <table:table-cell office:value-type="float" office:value="25088" table:formula="of:=[.A49]+512" table:style-name="ce2">
            <text:p>25088</text:p>
          </table:table-cell>
          <table:table-cell office:value-type="float" office:value="25092" table:formula="of:=[.A50]+4" table:style-name="ce2">
            <text:p>25092</text:p>
          </table:table-cell>
          <table:table-cell office:value-type="float" office:value="25096" table:formula="of:=[.B50]+4" table:style-name="ce2">
            <text:p>25096</text:p>
          </table:table-cell>
          <table:table-cell office:value-type="float" office:value="25100" table:formula="of:=[.C50]+4" table:style-name="ce2">
            <text:p>25100</text:p>
          </table:table-cell>
          <table:table-cell office:value-type="float" office:value="25104" table:formula="of:=[.D50]+4" table:style-name="ce2">
            <text:p>25104</text:p>
          </table:table-cell>
          <table:table-cell office:value-type="float" office:value="25108" table:formula="of:=[.E50]+4" table:style-name="ce2">
            <text:p>25108</text:p>
          </table:table-cell>
          <table:table-cell office:value-type="float" office:value="25112" table:formula="of:=[.F50]+4" table:style-name="ce2">
            <text:p>25112</text:p>
          </table:table-cell>
          <table:table-cell office:value-type="float" office:value="25116" table:formula="of:=[.G50]+4" table:style-name="ce2">
            <text:p>25116</text:p>
          </table:table-cell>
          <table:table-cell office:value-type="float" office:value="25120" table:formula="of:=[.H50]+4" table:style-name="ce2">
            <text:p>25120</text:p>
          </table:table-cell>
          <table:table-cell office:value-type="float" office:value="25124" table:formula="of:=[.I50]+4" table:style-name="ce2">
            <text:p>25124</text:p>
          </table:table-cell>
          <table:table-cell office:value-type="float" office:value="25128" table:formula="of:=[.J50]+4" table:style-name="ce2">
            <text:p>25128</text:p>
          </table:table-cell>
          <table:table-cell office:value-type="float" office:value="25132" table:formula="of:=[.K50]+4" table:style-name="ce2">
            <text:p>25132</text:p>
          </table:table-cell>
          <table:table-cell office:value-type="float" office:value="25136" table:formula="of:=[.L50]+4" table:style-name="ce2">
            <text:p>25136</text:p>
          </table:table-cell>
          <table:table-cell office:value-type="float" office:value="25140" table:formula="of:=[.M50]+4" table:style-name="ce2">
            <text:p>25140</text:p>
          </table:table-cell>
          <table:table-cell office:value-type="float" office:value="25144" table:formula="of:=[.N50]+4" table:style-name="ce2">
            <text:p>25144</text:p>
          </table:table-cell>
          <table:table-cell office:value-type="float" office:value="25148" table:formula="of:=[.O50]+4" table:style-name="ce2">
            <text:p>25148</text:p>
          </table:table-cell>
          <table:table-cell office:value-type="float" office:value="25152" table:formula="of:=[.P50]+4" table:style-name="ce2">
            <text:p>25152</text:p>
          </table:table-cell>
          <table:table-cell office:value-type="float" office:value="25156" table:formula="of:=[.Q50]+4" table:style-name="ce2">
            <text:p>25156</text:p>
          </table:table-cell>
          <table:table-cell office:value-type="float" office:value="25160" table:formula="of:=[.R50]+4" table:style-name="ce2">
            <text:p>25160</text:p>
          </table:table-cell>
          <table:table-cell office:value-type="float" office:value="25164" table:formula="of:=[.S50]+4" table:style-name="ce2">
            <text:p>25164</text:p>
          </table:table-cell>
          <table:table-cell office:value-type="float" office:value="25168" table:formula="of:=[.T50]+4" table:style-name="ce2">
            <text:p>25168</text:p>
          </table:table-cell>
          <table:table-cell office:value-type="float" office:value="25172" table:formula="of:=[.U50]+4" table:style-name="ce2">
            <text:p>25172</text:p>
          </table:table-cell>
          <table:table-cell office:value-type="float" office:value="25176" table:formula="of:=[.V50]+4" table:style-name="ce2">
            <text:p>25176</text:p>
          </table:table-cell>
          <table:table-cell office:value-type="float" office:value="25180" table:formula="of:=[.W50]+4" table:style-name="ce2">
            <text:p>25180</text:p>
          </table:table-cell>
          <table:table-cell office:value-type="float" office:value="25184" table:formula="of:=[.X50]+4" table:style-name="ce2">
            <text:p>25184</text:p>
          </table:table-cell>
          <table:table-cell office:value-type="float" office:value="25188" table:formula="of:=[.Y50]+4" table:style-name="ce2">
            <text:p>25188</text:p>
          </table:table-cell>
          <table:table-cell office:value-type="float" office:value="25192" table:formula="of:=[.Z50]+4" table:style-name="ce2">
            <text:p>25192</text:p>
          </table:table-cell>
          <table:table-cell office:value-type="float" office:value="25196" table:formula="of:=[.AA50]+4" table:style-name="ce2">
            <text:p>25196</text:p>
          </table:table-cell>
          <table:table-cell office:value-type="float" office:value="25200" table:formula="of:=[.AB50]+4" table:style-name="ce2">
            <text:p>25200</text:p>
          </table:table-cell>
          <table:table-cell office:value-type="float" office:value="25204" table:formula="of:=[.AC50]+4" table:style-name="ce2">
            <text:p>25204</text:p>
          </table:table-cell>
          <table:table-cell office:value-type="float" office:value="25208" table:formula="of:=[.AD50]+4" table:style-name="ce2">
            <text:p>25208</text:p>
          </table:table-cell>
          <table:table-cell office:value-type="float" office:value="25212" table:formula="of:=[.AE50]+4" table:style-name="ce2">
            <text:p>25212</text:p>
          </table:table-cell>
          <table:table-cell office:value-type="float" office:value="25216" table:formula="of:=[.AF50]+4" table:style-name="ce2">
            <text:p>25216</text:p>
          </table:table-cell>
          <table:table-cell office:value-type="float" office:value="25220" table:formula="of:=[.AG50]+4" table:style-name="ce2">
            <text:p>25220</text:p>
          </table:table-cell>
          <table:table-cell office:value-type="float" office:value="25224" table:formula="of:=[.AH50]+4" table:style-name="ce2">
            <text:p>25224</text:p>
          </table:table-cell>
          <table:table-cell office:value-type="float" office:value="25228" table:formula="of:=[.AI50]+4" table:style-name="ce2">
            <text:p>25228</text:p>
          </table:table-cell>
          <table:table-cell office:value-type="float" office:value="25232" table:formula="of:=[.AJ50]+4" table:style-name="ce2">
            <text:p>25232</text:p>
          </table:table-cell>
          <table:table-cell office:value-type="float" office:value="25236" table:formula="of:=[.AK50]+4" table:style-name="ce2">
            <text:p>25236</text:p>
          </table:table-cell>
          <table:table-cell office:value-type="float" office:value="25240" table:formula="of:=[.AL50]+4" table:style-name="ce2">
            <text:p>25240</text:p>
          </table:table-cell>
          <table:table-cell office:value-type="float" office:value="25244" table:formula="of:=[.AM50]+4" table:style-name="ce2">
            <text:p>25244</text:p>
          </table:table-cell>
          <table:table-cell office:value-type="float" office:value="25248" table:formula="of:=[.AN50]+4" table:style-name="ce2">
            <text:p>25248</text:p>
          </table:table-cell>
          <table:table-cell office:value-type="float" office:value="25252" table:formula="of:=[.AO50]+4" table:style-name="ce2">
            <text:p>25252</text:p>
          </table:table-cell>
          <table:table-cell office:value-type="float" office:value="25256" table:formula="of:=[.AP50]+4" table:style-name="ce2">
            <text:p>25256</text:p>
          </table:table-cell>
          <table:table-cell office:value-type="float" office:value="25260" table:formula="of:=[.AQ50]+4" table:style-name="ce2">
            <text:p>25260</text:p>
          </table:table-cell>
          <table:table-cell office:value-type="float" office:value="25264" table:formula="of:=[.AR50]+4" table:style-name="ce2">
            <text:p>25264</text:p>
          </table:table-cell>
          <table:table-cell office:value-type="float" office:value="25268" table:formula="of:=[.AS50]+4" table:style-name="ce2">
            <text:p>25268</text:p>
          </table:table-cell>
          <table:table-cell office:value-type="float" office:value="25272" table:formula="of:=[.AT50]+4" table:style-name="ce2">
            <text:p>25272</text:p>
          </table:table-cell>
          <table:table-cell office:value-type="float" office:value="25276" table:formula="of:=[.AU50]+4" table:style-name="ce2">
            <text:p>25276</text:p>
          </table:table-cell>
          <table:table-cell office:value-type="float" office:value="25280" table:formula="of:=[.AV50]+4" table:style-name="ce2">
            <text:p>25280</text:p>
          </table:table-cell>
          <table:table-cell office:value-type="float" office:value="25284" table:formula="of:=[.AW50]+4" table:style-name="ce2">
            <text:p>25284</text:p>
          </table:table-cell>
          <table:table-cell office:value-type="float" office:value="25288" table:formula="of:=[.AX50]+4" table:style-name="ce2">
            <text:p>25288</text:p>
          </table:table-cell>
          <table:table-cell office:value-type="float" office:value="25292" table:formula="of:=[.AY50]+4" table:style-name="ce2">
            <text:p>25292</text:p>
          </table:table-cell>
          <table:table-cell office:value-type="float" office:value="25296" table:formula="of:=[.AZ50]+4" table:style-name="ce2">
            <text:p>25296</text:p>
          </table:table-cell>
          <table:table-cell office:value-type="float" office:value="25300" table:formula="of:=[.BA50]+4" table:style-name="ce2">
            <text:p>25300</text:p>
          </table:table-cell>
          <table:table-cell office:value-type="float" office:value="25304" table:formula="of:=[.BB50]+4" table:style-name="ce2">
            <text:p>25304</text:p>
          </table:table-cell>
          <table:table-cell office:value-type="float" office:value="25308" table:formula="of:=[.BC50]+4" table:style-name="ce2">
            <text:p>25308</text:p>
          </table:table-cell>
          <table:table-cell office:value-type="float" office:value="25312" table:formula="of:=[.BD50]+4" table:style-name="ce2">
            <text:p>25312</text:p>
          </table:table-cell>
          <table:table-cell office:value-type="float" office:value="25316" table:formula="of:=[.BE50]+4" table:style-name="ce2">
            <text:p>25316</text:p>
          </table:table-cell>
          <table:table-cell office:value-type="float" office:value="25320" table:formula="of:=[.BF50]+4" table:style-name="ce2">
            <text:p>25320</text:p>
          </table:table-cell>
          <table:table-cell office:value-type="float" office:value="25324" table:formula="of:=[.BG50]+4" table:style-name="ce2">
            <text:p>25324</text:p>
          </table:table-cell>
          <table:table-cell office:value-type="float" office:value="25328" table:formula="of:=[.BH50]+4" table:style-name="ce2">
            <text:p>25328</text:p>
          </table:table-cell>
          <table:table-cell office:value-type="float" office:value="25332" table:formula="of:=[.BI50]+4" table:style-name="ce2">
            <text:p>25332</text:p>
          </table:table-cell>
          <table:table-cell office:value-type="float" office:value="25336" table:formula="of:=[.BJ50]+4" table:style-name="ce2">
            <text:p>25336</text:p>
          </table:table-cell>
          <table:table-cell office:value-type="float" office:value="25340" table:formula="of:=[.BK50]+4" table:style-name="ce2">
            <text:p>25340</text:p>
          </table:table-cell>
          <table:table-cell office:value-type="float" office:value="25344" table:formula="of:=[.BL50]+4" table:style-name="ce2">
            <text:p>25344</text:p>
          </table:table-cell>
          <table:table-cell office:value-type="float" office:value="25348" table:formula="of:=[.BM50]+4" table:style-name="ce2">
            <text:p>25348</text:p>
          </table:table-cell>
          <table:table-cell office:value-type="float" office:value="25352" table:formula="of:=[.BN50]+4" table:style-name="ce2">
            <text:p>25352</text:p>
          </table:table-cell>
          <table:table-cell office:value-type="float" office:value="25356" table:formula="of:=[.BO50]+4" table:style-name="ce2">
            <text:p>25356</text:p>
          </table:table-cell>
          <table:table-cell office:value-type="float" office:value="25360" table:formula="of:=[.BP50]+4" table:style-name="ce2">
            <text:p>25360</text:p>
          </table:table-cell>
          <table:table-cell office:value-type="float" office:value="25364" table:formula="of:=[.BQ50]+4" table:style-name="ce2">
            <text:p>25364</text:p>
          </table:table-cell>
          <table:table-cell office:value-type="float" office:value="25368" table:formula="of:=[.BR50]+4" table:style-name="ce2">
            <text:p>25368</text:p>
          </table:table-cell>
          <table:table-cell office:value-type="float" office:value="25372" table:formula="of:=[.BS50]+4" table:style-name="ce2">
            <text:p>25372</text:p>
          </table:table-cell>
          <table:table-cell office:value-type="float" office:value="25376" table:formula="of:=[.BT50]+4" table:style-name="ce2">
            <text:p>25376</text:p>
          </table:table-cell>
          <table:table-cell office:value-type="float" office:value="25380" table:formula="of:=[.BU50]+4" table:style-name="ce2">
            <text:p>25380</text:p>
          </table:table-cell>
          <table:table-cell office:value-type="float" office:value="25384" table:formula="of:=[.BV50]+4" table:style-name="ce2">
            <text:p>25384</text:p>
          </table:table-cell>
          <table:table-cell office:value-type="float" office:value="25388" table:formula="of:=[.BW50]+4" table:style-name="ce2">
            <text:p>25388</text:p>
          </table:table-cell>
          <table:table-cell office:value-type="float" office:value="25392" table:formula="of:=[.BX50]+4" table:style-name="ce2">
            <text:p>25392</text:p>
          </table:table-cell>
          <table:table-cell office:value-type="float" office:value="25396" table:formula="of:=[.BY50]+4" table:style-name="ce2">
            <text:p>25396</text:p>
          </table:table-cell>
          <table:table-cell office:value-type="float" office:value="25400" table:formula="of:=[.BZ50]+4" table:style-name="ce2">
            <text:p>25400</text:p>
          </table:table-cell>
          <table:table-cell office:value-type="float" office:value="25404" table:formula="of:=[.CA50]+4" table:style-name="ce2">
            <text:p>25404</text:p>
          </table:table-cell>
          <table:table-cell office:value-type="float" office:value="25408" table:formula="of:=[.CB50]+4" table:style-name="ce2">
            <text:p>25408</text:p>
          </table:table-cell>
          <table:table-cell office:value-type="float" office:value="25412" table:formula="of:=[.CC50]+4" table:style-name="ce2">
            <text:p>25412</text:p>
          </table:table-cell>
          <table:table-cell office:value-type="float" office:value="25416" table:formula="of:=[.CD50]+4" table:style-name="ce2">
            <text:p>25416</text:p>
          </table:table-cell>
          <table:table-cell office:value-type="float" office:value="25420" table:formula="of:=[.CE50]+4" table:style-name="ce2">
            <text:p>25420</text:p>
          </table:table-cell>
          <table:table-cell office:value-type="float" office:value="25424" table:formula="of:=[.CF50]+4" table:style-name="ce2">
            <text:p>25424</text:p>
          </table:table-cell>
          <table:table-cell office:value-type="float" office:value="25428" table:formula="of:=[.CG50]+4" table:style-name="ce2">
            <text:p>25428</text:p>
          </table:table-cell>
          <table:table-cell office:value-type="float" office:value="25432" table:formula="of:=[.CH50]+4" table:style-name="ce2">
            <text:p>25432</text:p>
          </table:table-cell>
          <table:table-cell office:value-type="float" office:value="25436" table:formula="of:=[.CI50]+4" table:style-name="ce2">
            <text:p>25436</text:p>
          </table:table-cell>
          <table:table-cell office:value-type="float" office:value="25440" table:formula="of:=[.CJ50]+4" table:style-name="ce2">
            <text:p>25440</text:p>
          </table:table-cell>
          <table:table-cell office:value-type="float" office:value="25444" table:formula="of:=[.CK50]+4" table:style-name="ce2">
            <text:p>25444</text:p>
          </table:table-cell>
          <table:table-cell office:value-type="float" office:value="25448" table:formula="of:=[.CL50]+4" table:style-name="ce2">
            <text:p>25448</text:p>
          </table:table-cell>
          <table:table-cell office:value-type="float" office:value="25452" table:formula="of:=[.CM50]+4" table:style-name="ce2">
            <text:p>25452</text:p>
          </table:table-cell>
          <table:table-cell office:value-type="float" office:value="25456" table:formula="of:=[.CN50]+4" table:style-name="ce2">
            <text:p>25456</text:p>
          </table:table-cell>
          <table:table-cell office:value-type="float" office:value="25460" table:formula="of:=[.CO50]+4" table:style-name="ce2">
            <text:p>25460</text:p>
          </table:table-cell>
          <table:table-cell office:value-type="float" office:value="25464" table:formula="of:=[.CP50]+4" table:style-name="ce2">
            <text:p>25464</text:p>
          </table:table-cell>
          <table:table-cell office:value-type="float" office:value="25468" table:formula="of:=[.CQ50]+4" table:style-name="ce2">
            <text:p>25468</text:p>
          </table:table-cell>
          <table:table-cell office:value-type="float" office:value="25472" table:formula="of:=[.CR50]+4" table:style-name="ce2">
            <text:p>25472</text:p>
          </table:table-cell>
          <table:table-cell office:value-type="float" office:value="25476" table:formula="of:=[.CS50]+4" table:style-name="ce2">
            <text:p>25476</text:p>
          </table:table-cell>
          <table:table-cell office:value-type="float" office:value="25480" table:formula="of:=[.CT50]+4" table:style-name="ce2">
            <text:p>25480</text:p>
          </table:table-cell>
          <table:table-cell office:value-type="float" office:value="25484" table:formula="of:=[.CU50]+4" table:style-name="ce2">
            <text:p>25484</text:p>
          </table:table-cell>
          <table:table-cell office:value-type="float" office:value="25488" table:formula="of:=[.CV50]+4" table:style-name="ce2">
            <text:p>25488</text:p>
          </table:table-cell>
          <table:table-cell office:value-type="float" office:value="25492" table:formula="of:=[.CW50]+4" table:style-name="ce2">
            <text:p>25492</text:p>
          </table:table-cell>
          <table:table-cell office:value-type="float" office:value="25496" table:formula="of:=[.CX50]+4" table:style-name="ce2">
            <text:p>25496</text:p>
          </table:table-cell>
          <table:table-cell office:value-type="float" office:value="25500" table:formula="of:=[.CY50]+4" table:style-name="ce2">
            <text:p>25500</text:p>
          </table:table-cell>
          <table:table-cell office:value-type="float" office:value="25504" table:formula="of:=[.CZ50]+4" table:style-name="ce2">
            <text:p>25504</text:p>
          </table:table-cell>
          <table:table-cell office:value-type="float" office:value="25508" table:formula="of:=[.DA50]+4" table:style-name="ce2">
            <text:p>25508</text:p>
          </table:table-cell>
          <table:table-cell office:value-type="float" office:value="25512" table:formula="of:=[.DB50]+4" table:style-name="ce2">
            <text:p>25512</text:p>
          </table:table-cell>
          <table:table-cell office:value-type="float" office:value="25516" table:formula="of:=[.DC50]+4" table:style-name="ce2">
            <text:p>25516</text:p>
          </table:table-cell>
          <table:table-cell office:value-type="float" office:value="25520" table:formula="of:=[.DD50]+4" table:style-name="ce2">
            <text:p>25520</text:p>
          </table:table-cell>
          <table:table-cell office:value-type="float" office:value="25524" table:formula="of:=[.DE50]+4" table:style-name="ce2">
            <text:p>25524</text:p>
          </table:table-cell>
          <table:table-cell office:value-type="float" office:value="25528" table:formula="of:=[.DF50]+4" table:style-name="ce2">
            <text:p>25528</text:p>
          </table:table-cell>
          <table:table-cell office:value-type="float" office:value="25532" table:formula="of:=[.DG50]+4" table:style-name="ce2">
            <text:p>25532</text:p>
          </table:table-cell>
          <table:table-cell office:value-type="float" office:value="25536" table:formula="of:=[.DH50]+4" table:style-name="ce2">
            <text:p>25536</text:p>
          </table:table-cell>
          <table:table-cell office:value-type="float" office:value="25540" table:formula="of:=[.DI50]+4" table:style-name="ce2">
            <text:p>25540</text:p>
          </table:table-cell>
          <table:table-cell office:value-type="float" office:value="25544" table:formula="of:=[.DJ50]+4" table:style-name="ce2">
            <text:p>25544</text:p>
          </table:table-cell>
          <table:table-cell office:value-type="float" office:value="25548" table:formula="of:=[.DK50]+4" table:style-name="ce2">
            <text:p>25548</text:p>
          </table:table-cell>
          <table:table-cell office:value-type="float" office:value="25552" table:formula="of:=[.DL50]+4" table:style-name="ce2">
            <text:p>25552</text:p>
          </table:table-cell>
          <table:table-cell office:value-type="float" office:value="25556" table:formula="of:=[.DM50]+4" table:style-name="ce2">
            <text:p>25556</text:p>
          </table:table-cell>
          <table:table-cell office:value-type="float" office:value="25560" table:formula="of:=[.DN50]+4" table:style-name="ce2">
            <text:p>25560</text:p>
          </table:table-cell>
          <table:table-cell office:value-type="float" office:value="25564" table:formula="of:=[.DO50]+4" table:style-name="ce2">
            <text:p>25564</text:p>
          </table:table-cell>
          <table:table-cell office:value-type="float" office:value="25568" table:formula="of:=[.DP50]+4" table:style-name="ce2">
            <text:p>25568</text:p>
          </table:table-cell>
          <table:table-cell office:value-type="float" office:value="25572" table:formula="of:=[.DQ50]+4" table:style-name="ce2">
            <text:p>25572</text:p>
          </table:table-cell>
          <table:table-cell office:value-type="float" office:value="25576" table:formula="of:=[.DR50]+4" table:style-name="ce2">
            <text:p>25576</text:p>
          </table:table-cell>
          <table:table-cell office:value-type="float" office:value="25580" table:formula="of:=[.DS50]+4" table:style-name="ce2">
            <text:p>25580</text:p>
          </table:table-cell>
          <table:table-cell office:value-type="float" office:value="25584" table:formula="of:=[.DT50]+4" table:style-name="ce2">
            <text:p>25584</text:p>
          </table:table-cell>
          <table:table-cell office:value-type="float" office:value="25588" table:formula="of:=[.DU50]+4" table:style-name="ce2">
            <text:p>25588</text:p>
          </table:table-cell>
          <table:table-cell office:value-type="float" office:value="25592" table:formula="of:=[.DV50]+4" table:style-name="ce2">
            <text:p>25592</text:p>
          </table:table-cell>
          <table:table-cell office:value-type="float" office:value="25596" table:formula="of:=[.DW50]+4" table:style-name="ce2">
            <text:p>25596</text:p>
          </table:table-cell>
          <table:table-cell table:number-columns-repeated="16256"/>
        </table:table-row>
        <table:table-row table:style-name="ro1">
          <table:table-cell office:value-type="float" office:value="25600" table:formula="of:=[.A50]+512" table:style-name="ce2">
            <text:p>25600</text:p>
          </table:table-cell>
          <table:table-cell office:value-type="float" office:value="25604" table:formula="of:=[.A51]+4" table:style-name="ce2">
            <text:p>25604</text:p>
          </table:table-cell>
          <table:table-cell office:value-type="float" office:value="25608" table:formula="of:=[.B51]+4" table:style-name="ce2">
            <text:p>25608</text:p>
          </table:table-cell>
          <table:table-cell office:value-type="float" office:value="25612" table:formula="of:=[.C51]+4" table:style-name="ce2">
            <text:p>25612</text:p>
          </table:table-cell>
          <table:table-cell office:value-type="float" office:value="25616" table:formula="of:=[.D51]+4" table:style-name="ce2">
            <text:p>25616</text:p>
          </table:table-cell>
          <table:table-cell office:value-type="float" office:value="25620" table:formula="of:=[.E51]+4" table:style-name="ce2">
            <text:p>25620</text:p>
          </table:table-cell>
          <table:table-cell office:value-type="float" office:value="25624" table:formula="of:=[.F51]+4" table:style-name="ce2">
            <text:p>25624</text:p>
          </table:table-cell>
          <table:table-cell office:value-type="float" office:value="25628" table:formula="of:=[.G51]+4" table:style-name="ce2">
            <text:p>25628</text:p>
          </table:table-cell>
          <table:table-cell office:value-type="float" office:value="25632" table:formula="of:=[.H51]+4" table:style-name="ce2">
            <text:p>25632</text:p>
          </table:table-cell>
          <table:table-cell office:value-type="float" office:value="25636" table:formula="of:=[.I51]+4" table:style-name="ce2">
            <text:p>25636</text:p>
          </table:table-cell>
          <table:table-cell office:value-type="float" office:value="25640" table:formula="of:=[.J51]+4" table:style-name="ce2">
            <text:p>25640</text:p>
          </table:table-cell>
          <table:table-cell office:value-type="float" office:value="25644" table:formula="of:=[.K51]+4" table:style-name="ce2">
            <text:p>25644</text:p>
          </table:table-cell>
          <table:table-cell office:value-type="float" office:value="25648" table:formula="of:=[.L51]+4" table:style-name="ce2">
            <text:p>25648</text:p>
          </table:table-cell>
          <table:table-cell office:value-type="float" office:value="25652" table:formula="of:=[.M51]+4" table:style-name="ce2">
            <text:p>25652</text:p>
          </table:table-cell>
          <table:table-cell office:value-type="float" office:value="25656" table:formula="of:=[.N51]+4" table:style-name="ce2">
            <text:p>25656</text:p>
          </table:table-cell>
          <table:table-cell office:value-type="float" office:value="25660" table:formula="of:=[.O51]+4" table:style-name="ce2">
            <text:p>25660</text:p>
          </table:table-cell>
          <table:table-cell office:value-type="float" office:value="25664" table:formula="of:=[.P51]+4" table:style-name="ce2">
            <text:p>25664</text:p>
          </table:table-cell>
          <table:table-cell office:value-type="float" office:value="25668" table:formula="of:=[.Q51]+4" table:style-name="ce2">
            <text:p>25668</text:p>
          </table:table-cell>
          <table:table-cell office:value-type="float" office:value="25672" table:formula="of:=[.R51]+4" table:style-name="ce2">
            <text:p>25672</text:p>
          </table:table-cell>
          <table:table-cell office:value-type="float" office:value="25676" table:formula="of:=[.S51]+4" table:style-name="ce2">
            <text:p>25676</text:p>
          </table:table-cell>
          <table:table-cell office:value-type="float" office:value="25680" table:formula="of:=[.T51]+4" table:style-name="ce2">
            <text:p>25680</text:p>
          </table:table-cell>
          <table:table-cell office:value-type="float" office:value="25684" table:formula="of:=[.U51]+4" table:style-name="ce2">
            <text:p>25684</text:p>
          </table:table-cell>
          <table:table-cell office:value-type="float" office:value="25688" table:formula="of:=[.V51]+4" table:style-name="ce2">
            <text:p>25688</text:p>
          </table:table-cell>
          <table:table-cell office:value-type="float" office:value="25692" table:formula="of:=[.W51]+4" table:style-name="ce2">
            <text:p>25692</text:p>
          </table:table-cell>
          <table:table-cell office:value-type="float" office:value="25696" table:formula="of:=[.X51]+4" table:style-name="ce2">
            <text:p>25696</text:p>
          </table:table-cell>
          <table:table-cell office:value-type="float" office:value="25700" table:formula="of:=[.Y51]+4" table:style-name="ce2">
            <text:p>25700</text:p>
          </table:table-cell>
          <table:table-cell office:value-type="float" office:value="25704" table:formula="of:=[.Z51]+4" table:style-name="ce2">
            <text:p>25704</text:p>
          </table:table-cell>
          <table:table-cell office:value-type="float" office:value="25708" table:formula="of:=[.AA51]+4" table:style-name="ce2">
            <text:p>25708</text:p>
          </table:table-cell>
          <table:table-cell office:value-type="float" office:value="25712" table:formula="of:=[.AB51]+4" table:style-name="ce2">
            <text:p>25712</text:p>
          </table:table-cell>
          <table:table-cell office:value-type="float" office:value="25716" table:formula="of:=[.AC51]+4" table:style-name="ce2">
            <text:p>25716</text:p>
          </table:table-cell>
          <table:table-cell office:value-type="float" office:value="25720" table:formula="of:=[.AD51]+4" table:style-name="ce2">
            <text:p>25720</text:p>
          </table:table-cell>
          <table:table-cell office:value-type="float" office:value="25724" table:formula="of:=[.AE51]+4" table:style-name="ce2">
            <text:p>25724</text:p>
          </table:table-cell>
          <table:table-cell office:value-type="float" office:value="25728" table:formula="of:=[.AF51]+4" table:style-name="ce2">
            <text:p>25728</text:p>
          </table:table-cell>
          <table:table-cell office:value-type="float" office:value="25732" table:formula="of:=[.AG51]+4" table:style-name="ce2">
            <text:p>25732</text:p>
          </table:table-cell>
          <table:table-cell office:value-type="float" office:value="25736" table:formula="of:=[.AH51]+4" table:style-name="ce2">
            <text:p>25736</text:p>
          </table:table-cell>
          <table:table-cell office:value-type="float" office:value="25740" table:formula="of:=[.AI51]+4" table:style-name="ce2">
            <text:p>25740</text:p>
          </table:table-cell>
          <table:table-cell office:value-type="float" office:value="25744" table:formula="of:=[.AJ51]+4" table:style-name="ce2">
            <text:p>25744</text:p>
          </table:table-cell>
          <table:table-cell office:value-type="float" office:value="25748" table:formula="of:=[.AK51]+4" table:style-name="ce2">
            <text:p>25748</text:p>
          </table:table-cell>
          <table:table-cell office:value-type="float" office:value="25752" table:formula="of:=[.AL51]+4" table:style-name="ce2">
            <text:p>25752</text:p>
          </table:table-cell>
          <table:table-cell office:value-type="float" office:value="25756" table:formula="of:=[.AM51]+4" table:style-name="ce2">
            <text:p>25756</text:p>
          </table:table-cell>
          <table:table-cell office:value-type="float" office:value="25760" table:formula="of:=[.AN51]+4" table:style-name="ce2">
            <text:p>25760</text:p>
          </table:table-cell>
          <table:table-cell office:value-type="float" office:value="25764" table:formula="of:=[.AO51]+4" table:style-name="ce2">
            <text:p>25764</text:p>
          </table:table-cell>
          <table:table-cell office:value-type="float" office:value="25768" table:formula="of:=[.AP51]+4" table:style-name="ce2">
            <text:p>25768</text:p>
          </table:table-cell>
          <table:table-cell office:value-type="float" office:value="25772" table:formula="of:=[.AQ51]+4" table:style-name="ce2">
            <text:p>25772</text:p>
          </table:table-cell>
          <table:table-cell office:value-type="float" office:value="25776" table:formula="of:=[.AR51]+4" table:style-name="ce2">
            <text:p>25776</text:p>
          </table:table-cell>
          <table:table-cell office:value-type="float" office:value="25780" table:formula="of:=[.AS51]+4" table:style-name="ce2">
            <text:p>25780</text:p>
          </table:table-cell>
          <table:table-cell office:value-type="float" office:value="25784" table:formula="of:=[.AT51]+4" table:style-name="ce2">
            <text:p>25784</text:p>
          </table:table-cell>
          <table:table-cell office:value-type="float" office:value="25788" table:formula="of:=[.AU51]+4" table:style-name="ce2">
            <text:p>25788</text:p>
          </table:table-cell>
          <table:table-cell office:value-type="float" office:value="25792" table:formula="of:=[.AV51]+4" table:style-name="ce2">
            <text:p>25792</text:p>
          </table:table-cell>
          <table:table-cell office:value-type="float" office:value="25796" table:formula="of:=[.AW51]+4" table:style-name="ce2">
            <text:p>25796</text:p>
          </table:table-cell>
          <table:table-cell office:value-type="float" office:value="25800" table:formula="of:=[.AX51]+4" table:style-name="ce2">
            <text:p>25800</text:p>
          </table:table-cell>
          <table:table-cell office:value-type="float" office:value="25804" table:formula="of:=[.AY51]+4" table:style-name="ce2">
            <text:p>25804</text:p>
          </table:table-cell>
          <table:table-cell office:value-type="float" office:value="25808" table:formula="of:=[.AZ51]+4" table:style-name="ce2">
            <text:p>25808</text:p>
          </table:table-cell>
          <table:table-cell office:value-type="float" office:value="25812" table:formula="of:=[.BA51]+4" table:style-name="ce2">
            <text:p>25812</text:p>
          </table:table-cell>
          <table:table-cell office:value-type="float" office:value="25816" table:formula="of:=[.BB51]+4" table:style-name="ce2">
            <text:p>25816</text:p>
          </table:table-cell>
          <table:table-cell office:value-type="float" office:value="25820" table:formula="of:=[.BC51]+4" table:style-name="ce2">
            <text:p>25820</text:p>
          </table:table-cell>
          <table:table-cell office:value-type="float" office:value="25824" table:formula="of:=[.BD51]+4" table:style-name="ce2">
            <text:p>25824</text:p>
          </table:table-cell>
          <table:table-cell office:value-type="float" office:value="25828" table:formula="of:=[.BE51]+4" table:style-name="ce2">
            <text:p>25828</text:p>
          </table:table-cell>
          <table:table-cell office:value-type="float" office:value="25832" table:formula="of:=[.BF51]+4" table:style-name="ce2">
            <text:p>25832</text:p>
          </table:table-cell>
          <table:table-cell office:value-type="float" office:value="25836" table:formula="of:=[.BG51]+4" table:style-name="ce2">
            <text:p>25836</text:p>
          </table:table-cell>
          <table:table-cell office:value-type="float" office:value="25840" table:formula="of:=[.BH51]+4" table:style-name="ce2">
            <text:p>25840</text:p>
          </table:table-cell>
          <table:table-cell office:value-type="float" office:value="25844" table:formula="of:=[.BI51]+4" table:style-name="ce2">
            <text:p>25844</text:p>
          </table:table-cell>
          <table:table-cell office:value-type="float" office:value="25848" table:formula="of:=[.BJ51]+4" table:style-name="ce2">
            <text:p>25848</text:p>
          </table:table-cell>
          <table:table-cell office:value-type="float" office:value="25852" table:formula="of:=[.BK51]+4" table:style-name="ce2">
            <text:p>25852</text:p>
          </table:table-cell>
          <table:table-cell office:value-type="float" office:value="25856" table:formula="of:=[.BL51]+4" table:style-name="ce2">
            <text:p>25856</text:p>
          </table:table-cell>
          <table:table-cell office:value-type="float" office:value="25860" table:formula="of:=[.BM51]+4" table:style-name="ce2">
            <text:p>25860</text:p>
          </table:table-cell>
          <table:table-cell office:value-type="float" office:value="25864" table:formula="of:=[.BN51]+4" table:style-name="ce2">
            <text:p>25864</text:p>
          </table:table-cell>
          <table:table-cell office:value-type="float" office:value="25868" table:formula="of:=[.BO51]+4" table:style-name="ce2">
            <text:p>25868</text:p>
          </table:table-cell>
          <table:table-cell office:value-type="float" office:value="25872" table:formula="of:=[.BP51]+4" table:style-name="ce2">
            <text:p>25872</text:p>
          </table:table-cell>
          <table:table-cell office:value-type="float" office:value="25876" table:formula="of:=[.BQ51]+4" table:style-name="ce2">
            <text:p>25876</text:p>
          </table:table-cell>
          <table:table-cell office:value-type="float" office:value="25880" table:formula="of:=[.BR51]+4" table:style-name="ce2">
            <text:p>25880</text:p>
          </table:table-cell>
          <table:table-cell office:value-type="float" office:value="25884" table:formula="of:=[.BS51]+4" table:style-name="ce2">
            <text:p>25884</text:p>
          </table:table-cell>
          <table:table-cell office:value-type="float" office:value="25888" table:formula="of:=[.BT51]+4" table:style-name="ce2">
            <text:p>25888</text:p>
          </table:table-cell>
          <table:table-cell office:value-type="float" office:value="25892" table:formula="of:=[.BU51]+4" table:style-name="ce2">
            <text:p>25892</text:p>
          </table:table-cell>
          <table:table-cell office:value-type="float" office:value="25896" table:formula="of:=[.BV51]+4" table:style-name="ce2">
            <text:p>25896</text:p>
          </table:table-cell>
          <table:table-cell office:value-type="float" office:value="25900" table:formula="of:=[.BW51]+4" table:style-name="ce2">
            <text:p>25900</text:p>
          </table:table-cell>
          <table:table-cell office:value-type="float" office:value="25904" table:formula="of:=[.BX51]+4" table:style-name="ce2">
            <text:p>25904</text:p>
          </table:table-cell>
          <table:table-cell office:value-type="float" office:value="25908" table:formula="of:=[.BY51]+4" table:style-name="ce2">
            <text:p>25908</text:p>
          </table:table-cell>
          <table:table-cell office:value-type="float" office:value="25912" table:formula="of:=[.BZ51]+4" table:style-name="ce2">
            <text:p>25912</text:p>
          </table:table-cell>
          <table:table-cell office:value-type="float" office:value="25916" table:formula="of:=[.CA51]+4" table:style-name="ce2">
            <text:p>25916</text:p>
          </table:table-cell>
          <table:table-cell office:value-type="float" office:value="25920" table:formula="of:=[.CB51]+4" table:style-name="ce2">
            <text:p>25920</text:p>
          </table:table-cell>
          <table:table-cell office:value-type="float" office:value="25924" table:formula="of:=[.CC51]+4" table:style-name="ce2">
            <text:p>25924</text:p>
          </table:table-cell>
          <table:table-cell office:value-type="float" office:value="25928" table:formula="of:=[.CD51]+4" table:style-name="ce2">
            <text:p>25928</text:p>
          </table:table-cell>
          <table:table-cell office:value-type="float" office:value="25932" table:formula="of:=[.CE51]+4" table:style-name="ce2">
            <text:p>25932</text:p>
          </table:table-cell>
          <table:table-cell office:value-type="float" office:value="25936" table:formula="of:=[.CF51]+4" table:style-name="ce2">
            <text:p>25936</text:p>
          </table:table-cell>
          <table:table-cell office:value-type="float" office:value="25940" table:formula="of:=[.CG51]+4" table:style-name="ce2">
            <text:p>25940</text:p>
          </table:table-cell>
          <table:table-cell office:value-type="float" office:value="25944" table:formula="of:=[.CH51]+4" table:style-name="ce2">
            <text:p>25944</text:p>
          </table:table-cell>
          <table:table-cell office:value-type="float" office:value="25948" table:formula="of:=[.CI51]+4" table:style-name="ce2">
            <text:p>25948</text:p>
          </table:table-cell>
          <table:table-cell office:value-type="float" office:value="25952" table:formula="of:=[.CJ51]+4" table:style-name="ce2">
            <text:p>25952</text:p>
          </table:table-cell>
          <table:table-cell office:value-type="float" office:value="25956" table:formula="of:=[.CK51]+4" table:style-name="ce2">
            <text:p>25956</text:p>
          </table:table-cell>
          <table:table-cell office:value-type="float" office:value="25960" table:formula="of:=[.CL51]+4" table:style-name="ce2">
            <text:p>25960</text:p>
          </table:table-cell>
          <table:table-cell office:value-type="float" office:value="25964" table:formula="of:=[.CM51]+4" table:style-name="ce2">
            <text:p>25964</text:p>
          </table:table-cell>
          <table:table-cell office:value-type="float" office:value="25968" table:formula="of:=[.CN51]+4" table:style-name="ce2">
            <text:p>25968</text:p>
          </table:table-cell>
          <table:table-cell office:value-type="float" office:value="25972" table:formula="of:=[.CO51]+4" table:style-name="ce2">
            <text:p>25972</text:p>
          </table:table-cell>
          <table:table-cell office:value-type="float" office:value="25976" table:formula="of:=[.CP51]+4" table:style-name="ce2">
            <text:p>25976</text:p>
          </table:table-cell>
          <table:table-cell office:value-type="float" office:value="25980" table:formula="of:=[.CQ51]+4" table:style-name="ce2">
            <text:p>25980</text:p>
          </table:table-cell>
          <table:table-cell office:value-type="float" office:value="25984" table:formula="of:=[.CR51]+4" table:style-name="ce2">
            <text:p>25984</text:p>
          </table:table-cell>
          <table:table-cell office:value-type="float" office:value="25988" table:formula="of:=[.CS51]+4" table:style-name="ce2">
            <text:p>25988</text:p>
          </table:table-cell>
          <table:table-cell office:value-type="float" office:value="25992" table:formula="of:=[.CT51]+4" table:style-name="ce2">
            <text:p>25992</text:p>
          </table:table-cell>
          <table:table-cell office:value-type="float" office:value="25996" table:formula="of:=[.CU51]+4" table:style-name="ce2">
            <text:p>25996</text:p>
          </table:table-cell>
          <table:table-cell office:value-type="float" office:value="26000" table:formula="of:=[.CV51]+4" table:style-name="ce2">
            <text:p>26000</text:p>
          </table:table-cell>
          <table:table-cell office:value-type="float" office:value="26004" table:formula="of:=[.CW51]+4" table:style-name="ce2">
            <text:p>26004</text:p>
          </table:table-cell>
          <table:table-cell office:value-type="float" office:value="26008" table:formula="of:=[.CX51]+4" table:style-name="ce2">
            <text:p>26008</text:p>
          </table:table-cell>
          <table:table-cell office:value-type="float" office:value="26012" table:formula="of:=[.CY51]+4" table:style-name="ce2">
            <text:p>26012</text:p>
          </table:table-cell>
          <table:table-cell office:value-type="float" office:value="26016" table:formula="of:=[.CZ51]+4" table:style-name="ce2">
            <text:p>26016</text:p>
          </table:table-cell>
          <table:table-cell office:value-type="float" office:value="26020" table:formula="of:=[.DA51]+4" table:style-name="ce2">
            <text:p>26020</text:p>
          </table:table-cell>
          <table:table-cell office:value-type="float" office:value="26024" table:formula="of:=[.DB51]+4" table:style-name="ce2">
            <text:p>26024</text:p>
          </table:table-cell>
          <table:table-cell office:value-type="float" office:value="26028" table:formula="of:=[.DC51]+4" table:style-name="ce2">
            <text:p>26028</text:p>
          </table:table-cell>
          <table:table-cell office:value-type="float" office:value="26032" table:formula="of:=[.DD51]+4" table:style-name="ce2">
            <text:p>26032</text:p>
          </table:table-cell>
          <table:table-cell office:value-type="float" office:value="26036" table:formula="of:=[.DE51]+4" table:style-name="ce2">
            <text:p>26036</text:p>
          </table:table-cell>
          <table:table-cell office:value-type="float" office:value="26040" table:formula="of:=[.DF51]+4" table:style-name="ce2">
            <text:p>26040</text:p>
          </table:table-cell>
          <table:table-cell office:value-type="float" office:value="26044" table:formula="of:=[.DG51]+4" table:style-name="ce2">
            <text:p>26044</text:p>
          </table:table-cell>
          <table:table-cell office:value-type="float" office:value="26048" table:formula="of:=[.DH51]+4" table:style-name="ce2">
            <text:p>26048</text:p>
          </table:table-cell>
          <table:table-cell office:value-type="float" office:value="26052" table:formula="of:=[.DI51]+4" table:style-name="ce2">
            <text:p>26052</text:p>
          </table:table-cell>
          <table:table-cell office:value-type="float" office:value="26056" table:formula="of:=[.DJ51]+4" table:style-name="ce2">
            <text:p>26056</text:p>
          </table:table-cell>
          <table:table-cell office:value-type="float" office:value="26060" table:formula="of:=[.DK51]+4" table:style-name="ce2">
            <text:p>26060</text:p>
          </table:table-cell>
          <table:table-cell office:value-type="float" office:value="26064" table:formula="of:=[.DL51]+4" table:style-name="ce2">
            <text:p>26064</text:p>
          </table:table-cell>
          <table:table-cell office:value-type="float" office:value="26068" table:formula="of:=[.DM51]+4" table:style-name="ce2">
            <text:p>26068</text:p>
          </table:table-cell>
          <table:table-cell office:value-type="float" office:value="26072" table:formula="of:=[.DN51]+4" table:style-name="ce2">
            <text:p>26072</text:p>
          </table:table-cell>
          <table:table-cell office:value-type="float" office:value="26076" table:formula="of:=[.DO51]+4" table:style-name="ce2">
            <text:p>26076</text:p>
          </table:table-cell>
          <table:table-cell office:value-type="float" office:value="26080" table:formula="of:=[.DP51]+4" table:style-name="ce2">
            <text:p>26080</text:p>
          </table:table-cell>
          <table:table-cell office:value-type="float" office:value="26084" table:formula="of:=[.DQ51]+4" table:style-name="ce2">
            <text:p>26084</text:p>
          </table:table-cell>
          <table:table-cell office:value-type="float" office:value="26088" table:formula="of:=[.DR51]+4" table:style-name="ce2">
            <text:p>26088</text:p>
          </table:table-cell>
          <table:table-cell office:value-type="float" office:value="26092" table:formula="of:=[.DS51]+4" table:style-name="ce2">
            <text:p>26092</text:p>
          </table:table-cell>
          <table:table-cell office:value-type="float" office:value="26096" table:formula="of:=[.DT51]+4" table:style-name="ce2">
            <text:p>26096</text:p>
          </table:table-cell>
          <table:table-cell office:value-type="float" office:value="26100" table:formula="of:=[.DU51]+4" table:style-name="ce2">
            <text:p>26100</text:p>
          </table:table-cell>
          <table:table-cell office:value-type="float" office:value="26104" table:formula="of:=[.DV51]+4" table:style-name="ce2">
            <text:p>26104</text:p>
          </table:table-cell>
          <table:table-cell office:value-type="float" office:value="26108" table:formula="of:=[.DW51]+4" table:style-name="ce2">
            <text:p>26108</text:p>
          </table:table-cell>
          <table:table-cell table:number-columns-repeated="16256"/>
        </table:table-row>
        <table:table-row table:style-name="ro1">
          <table:table-cell office:value-type="float" office:value="26112" table:formula="of:=[.A51]+512" table:style-name="ce2">
            <text:p>26112</text:p>
          </table:table-cell>
          <table:table-cell office:value-type="float" office:value="26116" table:formula="of:=[.A52]+4" table:style-name="ce2">
            <text:p>26116</text:p>
          </table:table-cell>
          <table:table-cell office:value-type="float" office:value="26120" table:formula="of:=[.B52]+4" table:style-name="ce2">
            <text:p>26120</text:p>
          </table:table-cell>
          <table:table-cell office:value-type="float" office:value="26124" table:formula="of:=[.C52]+4" table:style-name="ce2">
            <text:p>26124</text:p>
          </table:table-cell>
          <table:table-cell office:value-type="float" office:value="26128" table:formula="of:=[.D52]+4" table:style-name="ce2">
            <text:p>26128</text:p>
          </table:table-cell>
          <table:table-cell office:value-type="float" office:value="28200" table:formula="of:=[.K56]" table:style-name="ce2">
            <text:p>28200</text:p>
          </table:table-cell>
          <table:table-cell office:value-type="float" office:value="28204" table:formula="of:=[.F52]+4" table:style-name="ce2">
            <text:p>28204</text:p>
          </table:table-cell>
          <table:table-cell office:value-type="float" office:value="28208" table:formula="of:=[.G52]+4" table:style-name="ce2">
            <text:p>28208</text:p>
          </table:table-cell>
          <table:table-cell office:value-type="float" office:value="28212" table:formula="of:=[.H52]+4" table:style-name="ce2">
            <text:p>28212</text:p>
          </table:table-cell>
          <table:table-cell office:value-type="float" office:value="28216" table:formula="of:=[.I52]+4" table:style-name="ce2">
            <text:p>28216</text:p>
          </table:table-cell>
          <table:table-cell office:value-type="float" office:value="28220" table:formula="of:=[.J52]+4" table:style-name="ce2">
            <text:p>28220</text:p>
          </table:table-cell>
          <table:table-cell office:value-type="float" office:value="28224" table:formula="of:=[.K52]+4" table:style-name="ce2">
            <text:p>28224</text:p>
          </table:table-cell>
          <table:table-cell office:value-type="float" office:value="28228" table:formula="of:=[.L52]+4" table:style-name="ce2">
            <text:p>28228</text:p>
          </table:table-cell>
          <table:table-cell office:value-type="float" office:value="28232" table:formula="of:=[.M52]+4" table:style-name="ce2">
            <text:p>28232</text:p>
          </table:table-cell>
          <table:table-cell office:value-type="float" office:value="28236" table:formula="of:=[.N52]+4" table:style-name="ce2">
            <text:p>28236</text:p>
          </table:table-cell>
          <table:table-cell office:value-type="float" office:value="28240" table:formula="of:=[.O52]+4" table:style-name="ce2">
            <text:p>28240</text:p>
          </table:table-cell>
          <table:table-cell office:value-type="float" office:value="28244" table:formula="of:=[.P52]+4" table:style-name="ce2">
            <text:p>28244</text:p>
          </table:table-cell>
          <table:table-cell office:value-type="float" office:value="28248" table:formula="of:=[.Q52]+4" table:style-name="ce2">
            <text:p>28248</text:p>
          </table:table-cell>
          <table:table-cell office:value-type="float" office:value="28252" table:formula="of:=[.R52]+4" table:style-name="ce2">
            <text:p>28252</text:p>
          </table:table-cell>
          <table:table-cell office:value-type="float" office:value="28256" table:formula="of:=[.S52]+4" table:style-name="ce2">
            <text:p>28256</text:p>
          </table:table-cell>
          <table:table-cell office:value-type="float" office:value="28260" table:formula="of:=[.T52]+4" table:style-name="ce2">
            <text:p>28260</text:p>
          </table:table-cell>
          <table:table-cell office:value-type="float" office:value="28264" table:formula="of:=[.U52]+4" table:style-name="ce2">
            <text:p>28264</text:p>
          </table:table-cell>
          <table:table-cell office:value-type="float" office:value="28268" table:formula="of:=[.V52]+4" table:style-name="ce2">
            <text:p>28268</text:p>
          </table:table-cell>
          <table:table-cell office:value-type="float" office:value="28272" table:formula="of:=[.W52]+4" table:style-name="ce2">
            <text:p>28272</text:p>
          </table:table-cell>
          <table:table-cell office:value-type="float" office:value="28276" table:formula="of:=[.X52]+4" table:style-name="ce2">
            <text:p>28276</text:p>
          </table:table-cell>
          <table:table-cell office:value-type="float" office:value="28280" table:formula="of:=[.Y52]+4" table:style-name="ce2">
            <text:p>28280</text:p>
          </table:table-cell>
          <table:table-cell office:value-type="float" office:value="28284" table:formula="of:=[.Z52]+4" table:style-name="ce2">
            <text:p>28284</text:p>
          </table:table-cell>
          <table:table-cell office:value-type="float" office:value="28288" table:formula="of:=[.AA52]+4" table:style-name="ce2">
            <text:p>28288</text:p>
          </table:table-cell>
          <table:table-cell office:value-type="float" office:value="28292" table:formula="of:=[.AB52]+4" table:style-name="ce2">
            <text:p>28292</text:p>
          </table:table-cell>
          <table:table-cell office:value-type="float" office:value="28296" table:formula="of:=[.AC52]+4" table:style-name="ce2">
            <text:p>28296</text:p>
          </table:table-cell>
          <table:table-cell office:value-type="float" office:value="28300" table:formula="of:=[.AD52]+4" table:style-name="ce2">
            <text:p>28300</text:p>
          </table:table-cell>
          <table:table-cell office:value-type="float" office:value="28304" table:formula="of:=[.AE52]+4" table:style-name="ce2">
            <text:p>28304</text:p>
          </table:table-cell>
          <table:table-cell office:value-type="float" office:value="28308" table:formula="of:=[.AF52]+4" table:style-name="ce2">
            <text:p>28308</text:p>
          </table:table-cell>
          <table:table-cell office:value-type="float" office:value="28312" table:formula="of:=[.AG52]+4" table:style-name="ce2">
            <text:p>28312</text:p>
          </table:table-cell>
          <table:table-cell office:value-type="float" office:value="28316" table:formula="of:=[.AH52]+4" table:style-name="ce2">
            <text:p>28316</text:p>
          </table:table-cell>
          <table:table-cell office:value-type="float" office:value="28320" table:formula="of:=[.AI52]+4" table:style-name="ce2">
            <text:p>28320</text:p>
          </table:table-cell>
          <table:table-cell office:value-type="float" office:value="28324" table:formula="of:=[.AJ52]+4" table:style-name="ce2">
            <text:p>28324</text:p>
          </table:table-cell>
          <table:table-cell office:value-type="float" office:value="28328" table:formula="of:=[.AK52]+4" table:style-name="ce2">
            <text:p>28328</text:p>
          </table:table-cell>
          <table:table-cell office:value-type="float" office:value="28332" table:formula="of:=[.AL52]+4" table:style-name="ce2">
            <text:p>28332</text:p>
          </table:table-cell>
          <table:table-cell office:value-type="float" office:value="28336" table:formula="of:=[.AM52]+4" table:style-name="ce2">
            <text:p>28336</text:p>
          </table:table-cell>
          <table:table-cell office:value-type="float" office:value="28340" table:formula="of:=[.AN52]+4" table:style-name="ce2">
            <text:p>28340</text:p>
          </table:table-cell>
          <table:table-cell office:value-type="float" office:value="28344" table:formula="of:=[.AO52]+4" table:style-name="ce2">
            <text:p>28344</text:p>
          </table:table-cell>
          <table:table-cell office:value-type="float" office:value="28348" table:formula="of:=[.AP52]+4" table:style-name="ce2">
            <text:p>28348</text:p>
          </table:table-cell>
          <table:table-cell office:value-type="float" office:value="28352" table:formula="of:=[.AQ52]+4" table:style-name="ce2">
            <text:p>28352</text:p>
          </table:table-cell>
          <table:table-cell office:value-type="float" office:value="28356" table:formula="of:=[.AR52]+4" table:style-name="ce2">
            <text:p>28356</text:p>
          </table:table-cell>
          <table:table-cell office:value-type="float" office:value="28360" table:formula="of:=[.AS52]+4" table:style-name="ce2">
            <text:p>28360</text:p>
          </table:table-cell>
          <table:table-cell office:value-type="float" office:value="28364" table:formula="of:=[.AT52]+4" table:style-name="ce2">
            <text:p>28364</text:p>
          </table:table-cell>
          <table:table-cell office:value-type="float" office:value="28368" table:formula="of:=[.AU52]+4" table:style-name="ce2">
            <text:p>28368</text:p>
          </table:table-cell>
          <table:table-cell office:value-type="float" office:value="28372" table:formula="of:=[.AV52]+4" table:style-name="ce2">
            <text:p>28372</text:p>
          </table:table-cell>
          <table:table-cell office:value-type="float" office:value="28376" table:formula="of:=[.AW52]+4" table:style-name="ce2">
            <text:p>28376</text:p>
          </table:table-cell>
          <table:table-cell office:value-type="float" office:value="28380" table:formula="of:=[.AX52]+4" table:style-name="ce2">
            <text:p>28380</text:p>
          </table:table-cell>
          <table:table-cell office:value-type="float" office:value="28384" table:formula="of:=[.AY52]+4" table:style-name="ce2">
            <text:p>28384</text:p>
          </table:table-cell>
          <table:table-cell office:value-type="float" office:value="28388" table:formula="of:=[.AZ52]+4" table:style-name="ce2">
            <text:p>28388</text:p>
          </table:table-cell>
          <table:table-cell office:value-type="float" office:value="28392" table:formula="of:=[.BA52]+4" table:style-name="ce2">
            <text:p>28392</text:p>
          </table:table-cell>
          <table:table-cell office:value-type="float" office:value="28396" table:formula="of:=[.BB52]+4" table:style-name="ce2">
            <text:p>28396</text:p>
          </table:table-cell>
          <table:table-cell office:value-type="float" office:value="28400" table:formula="of:=[.BC52]+4" table:style-name="ce2">
            <text:p>28400</text:p>
          </table:table-cell>
          <table:table-cell office:value-type="float" office:value="28404" table:formula="of:=[.BD52]+4" table:style-name="ce2">
            <text:p>28404</text:p>
          </table:table-cell>
          <table:table-cell office:value-type="float" office:value="28408" table:formula="of:=[.BE52]+4" table:style-name="ce2">
            <text:p>28408</text:p>
          </table:table-cell>
          <table:table-cell office:value-type="float" office:value="28412" table:formula="of:=[.BF52]+4" table:style-name="ce2">
            <text:p>28412</text:p>
          </table:table-cell>
          <table:table-cell office:value-type="float" office:value="28416" table:formula="of:=[.BG52]+4" table:style-name="ce2">
            <text:p>28416</text:p>
          </table:table-cell>
          <table:table-cell office:value-type="float" office:value="28420" table:formula="of:=[.BH52]+4" table:style-name="ce2">
            <text:p>28420</text:p>
          </table:table-cell>
          <table:table-cell office:value-type="float" office:value="28424" table:formula="of:=[.BI52]+4" table:style-name="ce2">
            <text:p>28424</text:p>
          </table:table-cell>
          <table:table-cell office:value-type="float" office:value="28428" table:formula="of:=[.BJ52]+4" table:style-name="ce2">
            <text:p>28428</text:p>
          </table:table-cell>
          <table:table-cell office:value-type="float" office:value="28432" table:formula="of:=[.BK52]+4" table:style-name="ce2">
            <text:p>28432</text:p>
          </table:table-cell>
          <table:table-cell office:value-type="float" office:value="28436" table:formula="of:=[.BL52]+4" table:style-name="ce2">
            <text:p>28436</text:p>
          </table:table-cell>
          <table:table-cell office:value-type="float" office:value="28440" table:formula="of:=[.BM52]+4" table:style-name="ce2">
            <text:p>28440</text:p>
          </table:table-cell>
          <table:table-cell office:value-type="float" office:value="28444" table:formula="of:=[.BN52]+4" table:style-name="ce2">
            <text:p>28444</text:p>
          </table:table-cell>
          <table:table-cell office:value-type="float" office:value="28448" table:formula="of:=[.BO52]+4" table:style-name="ce2">
            <text:p>28448</text:p>
          </table:table-cell>
          <table:table-cell office:value-type="float" office:value="28452" table:formula="of:=[.BP52]+4" table:style-name="ce2">
            <text:p>28452</text:p>
          </table:table-cell>
          <table:table-cell office:value-type="float" office:value="28456" table:formula="of:=[.BQ52]+4" table:style-name="ce2">
            <text:p>28456</text:p>
          </table:table-cell>
          <table:table-cell office:value-type="float" office:value="28460" table:formula="of:=[.BR52]+4" table:style-name="ce2">
            <text:p>28460</text:p>
          </table:table-cell>
          <table:table-cell office:value-type="float" office:value="28464" table:formula="of:=[.BS52]+4" table:style-name="ce2">
            <text:p>28464</text:p>
          </table:table-cell>
          <table:table-cell office:value-type="float" office:value="28468" table:formula="of:=[.BT52]+4" table:style-name="ce2">
            <text:p>28468</text:p>
          </table:table-cell>
          <table:table-cell office:value-type="float" office:value="28472" table:formula="of:=[.BU52]+4" table:style-name="ce2">
            <text:p>28472</text:p>
          </table:table-cell>
          <table:table-cell office:value-type="float" office:value="28476" table:formula="of:=[.BV52]+4" table:style-name="ce2">
            <text:p>28476</text:p>
          </table:table-cell>
          <table:table-cell office:value-type="float" office:value="28480" table:formula="of:=[.BW52]+4" table:style-name="ce2">
            <text:p>28480</text:p>
          </table:table-cell>
          <table:table-cell office:value-type="float" office:value="28484" table:formula="of:=[.BX52]+4" table:style-name="ce2">
            <text:p>28484</text:p>
          </table:table-cell>
          <table:table-cell office:value-type="float" office:value="28488" table:formula="of:=[.BY52]+4" table:style-name="ce2">
            <text:p>28488</text:p>
          </table:table-cell>
          <table:table-cell office:value-type="float" office:value="28492" table:formula="of:=[.BZ52]+4" table:style-name="ce2">
            <text:p>28492</text:p>
          </table:table-cell>
          <table:table-cell office:value-type="float" office:value="28496" table:formula="of:=[.CA52]+4" table:style-name="ce2">
            <text:p>28496</text:p>
          </table:table-cell>
          <table:table-cell office:value-type="float" office:value="28500" table:formula="of:=[.CB52]+4" table:style-name="ce2">
            <text:p>28500</text:p>
          </table:table-cell>
          <table:table-cell office:value-type="float" office:value="28504" table:formula="of:=[.CC52]+4" table:style-name="ce2">
            <text:p>28504</text:p>
          </table:table-cell>
          <table:table-cell office:value-type="float" office:value="28508" table:formula="of:=[.CD52]+4" table:style-name="ce2">
            <text:p>28508</text:p>
          </table:table-cell>
          <table:table-cell office:value-type="float" office:value="28512" table:formula="of:=[.CE52]+4" table:style-name="ce2">
            <text:p>28512</text:p>
          </table:table-cell>
          <table:table-cell office:value-type="float" office:value="28516" table:formula="of:=[.CF52]+4" table:style-name="ce2">
            <text:p>28516</text:p>
          </table:table-cell>
          <table:table-cell office:value-type="float" office:value="28520" table:formula="of:=[.CG52]+4" table:style-name="ce2">
            <text:p>28520</text:p>
          </table:table-cell>
          <table:table-cell office:value-type="float" office:value="28524" table:formula="of:=[.CH52]+4" table:style-name="ce2">
            <text:p>28524</text:p>
          </table:table-cell>
          <table:table-cell office:value-type="float" office:value="28528" table:formula="of:=[.CI52]+4" table:style-name="ce2">
            <text:p>28528</text:p>
          </table:table-cell>
          <table:table-cell office:value-type="float" office:value="28532" table:formula="of:=[.CJ52]+4" table:style-name="ce2">
            <text:p>28532</text:p>
          </table:table-cell>
          <table:table-cell office:value-type="float" office:value="28536" table:formula="of:=[.CK52]+4" table:style-name="ce2">
            <text:p>28536</text:p>
          </table:table-cell>
          <table:table-cell office:value-type="float" office:value="28540" table:formula="of:=[.CL52]+4" table:style-name="ce2">
            <text:p>28540</text:p>
          </table:table-cell>
          <table:table-cell office:value-type="float" office:value="28544" table:formula="of:=[.CM52]+4" table:style-name="ce2">
            <text:p>28544</text:p>
          </table:table-cell>
          <table:table-cell office:value-type="float" office:value="28548" table:formula="of:=[.CN52]+4" table:style-name="ce2">
            <text:p>28548</text:p>
          </table:table-cell>
          <table:table-cell office:value-type="float" office:value="28552" table:formula="of:=[.CO52]+4" table:style-name="ce2">
            <text:p>28552</text:p>
          </table:table-cell>
          <table:table-cell office:value-type="float" office:value="28556" table:formula="of:=[.CP52]+4" table:style-name="ce2">
            <text:p>28556</text:p>
          </table:table-cell>
          <table:table-cell office:value-type="float" office:value="28560" table:formula="of:=[.CQ52]+4" table:style-name="ce2">
            <text:p>28560</text:p>
          </table:table-cell>
          <table:table-cell office:value-type="float" office:value="28564" table:formula="of:=[.CR52]+4" table:style-name="ce2">
            <text:p>28564</text:p>
          </table:table-cell>
          <table:table-cell office:value-type="float" office:value="28568" table:formula="of:=[.CS52]+4" table:style-name="ce2">
            <text:p>28568</text:p>
          </table:table-cell>
          <table:table-cell office:value-type="float" office:value="28572" table:formula="of:=[.CT52]+4" table:style-name="ce2">
            <text:p>28572</text:p>
          </table:table-cell>
          <table:table-cell office:value-type="float" office:value="28576" table:formula="of:=[.CU52]+4" table:style-name="ce2">
            <text:p>28576</text:p>
          </table:table-cell>
          <table:table-cell office:value-type="float" office:value="28580" table:formula="of:=[.CV52]+4" table:style-name="ce2">
            <text:p>28580</text:p>
          </table:table-cell>
          <table:table-cell office:value-type="float" office:value="28584" table:formula="of:=[.CW52]+4" table:style-name="ce2">
            <text:p>28584</text:p>
          </table:table-cell>
          <table:table-cell office:value-type="float" office:value="28588" table:formula="of:=[.CX52]+4" table:style-name="ce2">
            <text:p>28588</text:p>
          </table:table-cell>
          <table:table-cell office:value-type="float" office:value="28592" table:formula="of:=[.CY52]+4" table:style-name="ce2">
            <text:p>28592</text:p>
          </table:table-cell>
          <table:table-cell office:value-type="float" office:value="28596" table:formula="of:=[.CZ52]+4" table:style-name="ce2">
            <text:p>28596</text:p>
          </table:table-cell>
          <table:table-cell office:value-type="float" office:value="28600" table:formula="of:=[.DA52]+4" table:style-name="ce2">
            <text:p>28600</text:p>
          </table:table-cell>
          <table:table-cell office:value-type="float" office:value="28604" table:formula="of:=[.DB52]+4" table:style-name="ce2">
            <text:p>28604</text:p>
          </table:table-cell>
          <table:table-cell office:value-type="float" office:value="28608" table:formula="of:=[.DC52]+4" table:style-name="ce2">
            <text:p>28608</text:p>
          </table:table-cell>
          <table:table-cell office:value-type="float" office:value="28612" table:formula="of:=[.DD52]+4" table:style-name="ce2">
            <text:p>28612</text:p>
          </table:table-cell>
          <table:table-cell office:value-type="float" office:value="28616" table:formula="of:=[.DE52]+4" table:style-name="ce2">
            <text:p>28616</text:p>
          </table:table-cell>
          <table:table-cell office:value-type="float" office:value="28620" table:formula="of:=[.DF52]+4" table:style-name="ce2">
            <text:p>28620</text:p>
          </table:table-cell>
          <table:table-cell office:value-type="float" office:value="28624" table:formula="of:=[.DG52]+4" table:style-name="ce2">
            <text:p>28624</text:p>
          </table:table-cell>
          <table:table-cell office:value-type="float" office:value="28628" table:formula="of:=[.DH52]+4" table:style-name="ce2">
            <text:p>28628</text:p>
          </table:table-cell>
          <table:table-cell office:value-type="float" office:value="28632" table:formula="of:=[.DI52]+4" table:style-name="ce2">
            <text:p>28632</text:p>
          </table:table-cell>
          <table:table-cell office:value-type="float" office:value="28636" table:formula="of:=[.DJ52]+4" table:style-name="ce2">
            <text:p>28636</text:p>
          </table:table-cell>
          <table:table-cell office:value-type="float" office:value="28640" table:formula="of:=[.DK52]+4" table:style-name="ce2">
            <text:p>28640</text:p>
          </table:table-cell>
          <table:table-cell office:value-type="float" office:value="28644" table:formula="of:=[.DL52]+4" table:style-name="ce2">
            <text:p>28644</text:p>
          </table:table-cell>
          <table:table-cell office:value-type="float" office:value="28648" table:formula="of:=[.DM52]+4" table:style-name="ce2">
            <text:p>28648</text:p>
          </table:table-cell>
          <table:table-cell office:value-type="float" office:value="28652" table:formula="of:=[.DN52]+4" table:style-name="ce2">
            <text:p>28652</text:p>
          </table:table-cell>
          <table:table-cell office:value-type="float" office:value="28656" table:formula="of:=[.DO52]+4" table:style-name="ce2">
            <text:p>28656</text:p>
          </table:table-cell>
          <table:table-cell office:value-type="float" office:value="28660" table:formula="of:=[.DP52]+4" table:style-name="ce2">
            <text:p>28660</text:p>
          </table:table-cell>
          <table:table-cell office:value-type="float" office:value="28664" table:formula="of:=[.DQ52]+4" table:style-name="ce2">
            <text:p>28664</text:p>
          </table:table-cell>
          <table:table-cell office:value-type="float" office:value="28668" table:formula="of:=[.DR52]+4" table:style-name="ce2">
            <text:p>28668</text:p>
          </table:table-cell>
          <table:table-cell office:value-type="float" office:value="28672" table:formula="of:=[.DS52]+4" table:style-name="ce2">
            <text:p>28672</text:p>
          </table:table-cell>
          <table:table-cell office:value-type="float" office:value="28676" table:formula="of:=[.DT52]+4" table:style-name="ce2">
            <text:p>28676</text:p>
          </table:table-cell>
          <table:table-cell office:value-type="float" office:value="28680" table:formula="of:=[.DU52]+4" table:style-name="ce2">
            <text:p>28680</text:p>
          </table:table-cell>
          <table:table-cell office:value-type="float" office:value="28684" table:formula="of:=[.DV52]+4" table:style-name="ce2">
            <text:p>28684</text:p>
          </table:table-cell>
          <table:table-cell office:value-type="float" office:value="28688" table:formula="of:=[.DW52]+4" table:style-name="ce2">
            <text:p>28688</text:p>
          </table:table-cell>
          <table:table-cell table:number-columns-repeated="16256"/>
        </table:table-row>
        <table:table-row table:style-name="ro1">
          <table:table-cell office:value-type="float" office:value="26624" table:formula="of:=[.A52]+512" table:style-name="ce2">
            <text:p>26624</text:p>
          </table:table-cell>
          <table:table-cell office:value-type="float" office:value="26628" table:formula="of:=[.A53]+4" table:style-name="ce2">
            <text:p>26628</text:p>
          </table:table-cell>
          <table:table-cell office:value-type="float" office:value="26632" table:formula="of:=[.B53]+4" table:style-name="ce2">
            <text:p>26632</text:p>
          </table:table-cell>
          <table:table-cell office:value-type="float" office:value="26636" table:formula="of:=[.C53]+4" table:style-name="ce2">
            <text:p>26636</text:p>
          </table:table-cell>
          <table:table-cell office:value-type="float" office:value="26640" table:formula="of:=[.D53]+4" table:style-name="ce2">
            <text:p>26640</text:p>
          </table:table-cell>
          <table:table-cell office:value-type="float" office:value="26644" table:formula="of:=[.E53]+4" table:style-name="ce2">
            <text:p>26644</text:p>
          </table:table-cell>
          <table:table-cell office:value-type="float" office:value="26648" table:formula="of:=[.F53]+4" table:style-name="ce2">
            <text:p>26648</text:p>
          </table:table-cell>
          <table:table-cell office:value-type="float" office:value="26652" table:formula="of:=[.G53]+4" table:style-name="ce2">
            <text:p>26652</text:p>
          </table:table-cell>
          <table:table-cell office:value-type="float" office:value="26656" table:formula="of:=[.H53]+4" table:style-name="ce2">
            <text:p>26656</text:p>
          </table:table-cell>
          <table:table-cell office:value-type="float" office:value="26660" table:formula="of:=[.I53]+4" table:style-name="ce2">
            <text:p>26660</text:p>
          </table:table-cell>
          <table:table-cell office:value-type="float" office:value="26664" table:formula="of:=[.J53]+4" table:style-name="ce2">
            <text:p>26664</text:p>
          </table:table-cell>
          <table:table-cell office:value-type="float" office:value="26668" table:formula="of:=[.K53]+4" table:style-name="ce2">
            <text:p>26668</text:p>
          </table:table-cell>
          <table:table-cell office:value-type="float" office:value="26672" table:formula="of:=[.L53]+4" table:style-name="ce2">
            <text:p>26672</text:p>
          </table:table-cell>
          <table:table-cell office:value-type="float" office:value="26676" table:formula="of:=[.M53]+4" table:style-name="ce2">
            <text:p>26676</text:p>
          </table:table-cell>
          <table:table-cell office:value-type="float" office:value="26680" table:formula="of:=[.N53]+4" table:style-name="ce2">
            <text:p>26680</text:p>
          </table:table-cell>
          <table:table-cell office:value-type="float" office:value="26684" table:formula="of:=[.O53]+4" table:style-name="ce2">
            <text:p>26684</text:p>
          </table:table-cell>
          <table:table-cell office:value-type="float" office:value="26688" table:formula="of:=[.P53]+4" table:style-name="ce2">
            <text:p>26688</text:p>
          </table:table-cell>
          <table:table-cell office:value-type="float" office:value="26692" table:formula="of:=[.Q53]+4" table:style-name="ce2">
            <text:p>26692</text:p>
          </table:table-cell>
          <table:table-cell office:value-type="float" office:value="26696" table:formula="of:=[.R53]+4" table:style-name="ce2">
            <text:p>26696</text:p>
          </table:table-cell>
          <table:table-cell office:value-type="float" office:value="26700" table:formula="of:=[.S53]+4" table:style-name="ce2">
            <text:p>26700</text:p>
          </table:table-cell>
          <table:table-cell office:value-type="float" office:value="26704" table:formula="of:=[.T53]+4" table:style-name="ce2">
            <text:p>26704</text:p>
          </table:table-cell>
          <table:table-cell office:value-type="float" office:value="26708" table:formula="of:=[.U53]+4" table:style-name="ce2">
            <text:p>26708</text:p>
          </table:table-cell>
          <table:table-cell office:value-type="float" office:value="26712" table:formula="of:=[.V53]+4" table:style-name="ce2">
            <text:p>26712</text:p>
          </table:table-cell>
          <table:table-cell office:value-type="float" office:value="26716" table:formula="of:=[.W53]+4" table:style-name="ce2">
            <text:p>26716</text:p>
          </table:table-cell>
          <table:table-cell office:value-type="float" office:value="26720" table:formula="of:=[.X53]+4" table:style-name="ce2">
            <text:p>26720</text:p>
          </table:table-cell>
          <table:table-cell office:value-type="float" office:value="26724" table:formula="of:=[.Y53]+4" table:style-name="ce2">
            <text:p>26724</text:p>
          </table:table-cell>
          <table:table-cell office:value-type="float" office:value="26728" table:formula="of:=[.Z53]+4" table:style-name="ce2">
            <text:p>26728</text:p>
          </table:table-cell>
          <table:table-cell office:value-type="float" office:value="26732" table:formula="of:=[.AA53]+4" table:style-name="ce2">
            <text:p>26732</text:p>
          </table:table-cell>
          <table:table-cell office:value-type="float" office:value="26736" table:formula="of:=[.AB53]+4" table:style-name="ce2">
            <text:p>26736</text:p>
          </table:table-cell>
          <table:table-cell office:value-type="float" office:value="26740" table:formula="of:=[.AC53]+4" table:style-name="ce2">
            <text:p>26740</text:p>
          </table:table-cell>
          <table:table-cell office:value-type="float" office:value="26744" table:formula="of:=[.AD53]+4" table:style-name="ce2">
            <text:p>26744</text:p>
          </table:table-cell>
          <table:table-cell office:value-type="float" office:value="26748" table:formula="of:=[.AE53]+4" table:style-name="ce2">
            <text:p>26748</text:p>
          </table:table-cell>
          <table:table-cell office:value-type="float" office:value="26752" table:formula="of:=[.AF53]+4" table:style-name="ce2">
            <text:p>26752</text:p>
          </table:table-cell>
          <table:table-cell office:value-type="float" office:value="26756" table:formula="of:=[.AG53]+4" table:style-name="ce2">
            <text:p>26756</text:p>
          </table:table-cell>
          <table:table-cell office:value-type="float" office:value="26760" table:formula="of:=[.AH53]+4" table:style-name="ce2">
            <text:p>26760</text:p>
          </table:table-cell>
          <table:table-cell office:value-type="float" office:value="26764" table:formula="of:=[.AI53]+4" table:style-name="ce2">
            <text:p>26764</text:p>
          </table:table-cell>
          <table:table-cell office:value-type="float" office:value="26768" table:formula="of:=[.AJ53]+4" table:style-name="ce2">
            <text:p>26768</text:p>
          </table:table-cell>
          <table:table-cell office:value-type="float" office:value="26772" table:formula="of:=[.AK53]+4" table:style-name="ce2">
            <text:p>26772</text:p>
          </table:table-cell>
          <table:table-cell office:value-type="float" office:value="26776" table:formula="of:=[.AL53]+4" table:style-name="ce2">
            <text:p>26776</text:p>
          </table:table-cell>
          <table:table-cell office:value-type="float" office:value="26780" table:formula="of:=[.AM53]+4" table:style-name="ce2">
            <text:p>26780</text:p>
          </table:table-cell>
          <table:table-cell office:value-type="float" office:value="26784" table:formula="of:=[.AN53]+4" table:style-name="ce2">
            <text:p>26784</text:p>
          </table:table-cell>
          <table:table-cell office:value-type="float" office:value="26788" table:formula="of:=[.AO53]+4" table:style-name="ce2">
            <text:p>26788</text:p>
          </table:table-cell>
          <table:table-cell office:value-type="float" office:value="26792" table:formula="of:=[.AP53]+4" table:style-name="ce2">
            <text:p>26792</text:p>
          </table:table-cell>
          <table:table-cell office:value-type="float" office:value="26796" table:formula="of:=[.AQ53]+4" table:style-name="ce2">
            <text:p>26796</text:p>
          </table:table-cell>
          <table:table-cell office:value-type="float" office:value="26800" table:formula="of:=[.AR53]+4" table:style-name="ce2">
            <text:p>26800</text:p>
          </table:table-cell>
          <table:table-cell office:value-type="float" office:value="26804" table:formula="of:=[.AS53]+4" table:style-name="ce2">
            <text:p>26804</text:p>
          </table:table-cell>
          <table:table-cell office:value-type="float" office:value="26808" table:formula="of:=[.AT53]+4" table:style-name="ce2">
            <text:p>26808</text:p>
          </table:table-cell>
          <table:table-cell office:value-type="float" office:value="26812" table:formula="of:=[.AU53]+4" table:style-name="ce2">
            <text:p>26812</text:p>
          </table:table-cell>
          <table:table-cell office:value-type="float" office:value="26816" table:formula="of:=[.AV53]+4" table:style-name="ce2">
            <text:p>26816</text:p>
          </table:table-cell>
          <table:table-cell office:value-type="float" office:value="26820" table:formula="of:=[.AW53]+4" table:style-name="ce2">
            <text:p>26820</text:p>
          </table:table-cell>
          <table:table-cell office:value-type="float" office:value="26824" table:formula="of:=[.AX53]+4" table:style-name="ce2">
            <text:p>26824</text:p>
          </table:table-cell>
          <table:table-cell office:value-type="float" office:value="26828" table:formula="of:=[.AY53]+4" table:style-name="ce2">
            <text:p>26828</text:p>
          </table:table-cell>
          <table:table-cell office:value-type="float" office:value="26832" table:formula="of:=[.AZ53]+4" table:style-name="ce2">
            <text:p>26832</text:p>
          </table:table-cell>
          <table:table-cell office:value-type="float" office:value="26836" table:formula="of:=[.BA53]+4" table:style-name="ce2">
            <text:p>26836</text:p>
          </table:table-cell>
          <table:table-cell office:value-type="float" office:value="26840" table:formula="of:=[.BB53]+4" table:style-name="ce2">
            <text:p>26840</text:p>
          </table:table-cell>
          <table:table-cell office:value-type="float" office:value="26844" table:formula="of:=[.BC53]+4" table:style-name="ce2">
            <text:p>26844</text:p>
          </table:table-cell>
          <table:table-cell office:value-type="float" office:value="26848" table:formula="of:=[.BD53]+4" table:style-name="ce2">
            <text:p>26848</text:p>
          </table:table-cell>
          <table:table-cell office:value-type="float" office:value="26852" table:formula="of:=[.BE53]+4" table:style-name="ce2">
            <text:p>26852</text:p>
          </table:table-cell>
          <table:table-cell office:value-type="float" office:value="26856" table:formula="of:=[.BF53]+4" table:style-name="ce2">
            <text:p>26856</text:p>
          </table:table-cell>
          <table:table-cell office:value-type="float" office:value="26860" table:formula="of:=[.BG53]+4" table:style-name="ce2">
            <text:p>26860</text:p>
          </table:table-cell>
          <table:table-cell office:value-type="float" office:value="26864" table:formula="of:=[.BH53]+4" table:style-name="ce2">
            <text:p>26864</text:p>
          </table:table-cell>
          <table:table-cell office:value-type="float" office:value="26868" table:formula="of:=[.BI53]+4" table:style-name="ce2">
            <text:p>26868</text:p>
          </table:table-cell>
          <table:table-cell office:value-type="float" office:value="26872" table:formula="of:=[.BJ53]+4" table:style-name="ce2">
            <text:p>26872</text:p>
          </table:table-cell>
          <table:table-cell office:value-type="float" office:value="26876" table:formula="of:=[.BK53]+4" table:style-name="ce2">
            <text:p>26876</text:p>
          </table:table-cell>
          <table:table-cell office:value-type="float" office:value="26880" table:formula="of:=[.BL53]+4" table:style-name="ce2">
            <text:p>26880</text:p>
          </table:table-cell>
          <table:table-cell office:value-type="float" office:value="26884" table:formula="of:=[.BM53]+4" table:style-name="ce2">
            <text:p>26884</text:p>
          </table:table-cell>
          <table:table-cell office:value-type="float" office:value="26888" table:formula="of:=[.BN53]+4" table:style-name="ce2">
            <text:p>26888</text:p>
          </table:table-cell>
          <table:table-cell office:value-type="float" office:value="26892" table:formula="of:=[.BO53]+4" table:style-name="ce2">
            <text:p>26892</text:p>
          </table:table-cell>
          <table:table-cell office:value-type="float" office:value="26896" table:formula="of:=[.BP53]+4" table:style-name="ce2">
            <text:p>26896</text:p>
          </table:table-cell>
          <table:table-cell office:value-type="float" office:value="26900" table:formula="of:=[.BQ53]+4" table:style-name="ce2">
            <text:p>26900</text:p>
          </table:table-cell>
          <table:table-cell office:value-type="float" office:value="26904" table:formula="of:=[.BR53]+4" table:style-name="ce2">
            <text:p>26904</text:p>
          </table:table-cell>
          <table:table-cell office:value-type="float" office:value="26908" table:formula="of:=[.BS53]+4" table:style-name="ce2">
            <text:p>26908</text:p>
          </table:table-cell>
          <table:table-cell office:value-type="float" office:value="26912" table:formula="of:=[.BT53]+4" table:style-name="ce2">
            <text:p>26912</text:p>
          </table:table-cell>
          <table:table-cell office:value-type="float" office:value="26916" table:formula="of:=[.BU53]+4" table:style-name="ce2">
            <text:p>26916</text:p>
          </table:table-cell>
          <table:table-cell office:value-type="float" office:value="26920" table:formula="of:=[.BV53]+4" table:style-name="ce2">
            <text:p>26920</text:p>
          </table:table-cell>
          <table:table-cell office:value-type="float" office:value="26924" table:formula="of:=[.BW53]+4" table:style-name="ce2">
            <text:p>26924</text:p>
          </table:table-cell>
          <table:table-cell office:value-type="float" office:value="26928" table:formula="of:=[.BX53]+4" table:style-name="ce2">
            <text:p>26928</text:p>
          </table:table-cell>
          <table:table-cell office:value-type="float" office:value="26932" table:formula="of:=[.BY53]+4" table:style-name="ce2">
            <text:p>26932</text:p>
          </table:table-cell>
          <table:table-cell office:value-type="float" office:value="26936" table:formula="of:=[.BZ53]+4" table:style-name="ce2">
            <text:p>26936</text:p>
          </table:table-cell>
          <table:table-cell office:value-type="float" office:value="26940" table:formula="of:=[.CA53]+4" table:style-name="ce2">
            <text:p>26940</text:p>
          </table:table-cell>
          <table:table-cell office:value-type="float" office:value="26944" table:formula="of:=[.CB53]+4" table:style-name="ce2">
            <text:p>26944</text:p>
          </table:table-cell>
          <table:table-cell office:value-type="float" office:value="26948" table:formula="of:=[.CC53]+4" table:style-name="ce2">
            <text:p>26948</text:p>
          </table:table-cell>
          <table:table-cell office:value-type="float" office:value="26952" table:formula="of:=[.CD53]+4" table:style-name="ce2">
            <text:p>26952</text:p>
          </table:table-cell>
          <table:table-cell office:value-type="float" office:value="26956" table:formula="of:=[.CE53]+4" table:style-name="ce2">
            <text:p>26956</text:p>
          </table:table-cell>
          <table:table-cell office:value-type="float" office:value="26960" table:formula="of:=[.CF53]+4" table:style-name="ce2">
            <text:p>26960</text:p>
          </table:table-cell>
          <table:table-cell office:value-type="float" office:value="26964" table:formula="of:=[.CG53]+4" table:style-name="ce2">
            <text:p>26964</text:p>
          </table:table-cell>
          <table:table-cell office:value-type="float" office:value="26968" table:formula="of:=[.CH53]+4" table:style-name="ce2">
            <text:p>26968</text:p>
          </table:table-cell>
          <table:table-cell office:value-type="float" office:value="26972" table:formula="of:=[.CI53]+4" table:style-name="ce2">
            <text:p>26972</text:p>
          </table:table-cell>
          <table:table-cell office:value-type="float" office:value="26976" table:formula="of:=[.CJ53]+4" table:style-name="ce2">
            <text:p>26976</text:p>
          </table:table-cell>
          <table:table-cell office:value-type="float" office:value="26980" table:formula="of:=[.CK53]+4" table:style-name="ce2">
            <text:p>26980</text:p>
          </table:table-cell>
          <table:table-cell office:value-type="float" office:value="26984" table:formula="of:=[.CL53]+4" table:style-name="ce2">
            <text:p>26984</text:p>
          </table:table-cell>
          <table:table-cell office:value-type="float" office:value="26988" table:formula="of:=[.CM53]+4" table:style-name="ce2">
            <text:p>26988</text:p>
          </table:table-cell>
          <table:table-cell office:value-type="float" office:value="26992" table:formula="of:=[.CN53]+4" table:style-name="ce2">
            <text:p>26992</text:p>
          </table:table-cell>
          <table:table-cell office:value-type="float" office:value="26996" table:formula="of:=[.CO53]+4" table:style-name="ce2">
            <text:p>26996</text:p>
          </table:table-cell>
          <table:table-cell office:value-type="float" office:value="27000" table:formula="of:=[.CP53]+4" table:style-name="ce2">
            <text:p>27000</text:p>
          </table:table-cell>
          <table:table-cell office:value-type="float" office:value="27004" table:formula="of:=[.CQ53]+4" table:style-name="ce2">
            <text:p>27004</text:p>
          </table:table-cell>
          <table:table-cell office:value-type="float" office:value="27008" table:formula="of:=[.CR53]+4" table:style-name="ce2">
            <text:p>27008</text:p>
          </table:table-cell>
          <table:table-cell office:value-type="float" office:value="27012" table:formula="of:=[.CS53]+4" table:style-name="ce2">
            <text:p>27012</text:p>
          </table:table-cell>
          <table:table-cell office:value-type="float" office:value="27016" table:formula="of:=[.CT53]+4" table:style-name="ce2">
            <text:p>27016</text:p>
          </table:table-cell>
          <table:table-cell office:value-type="float" office:value="27020" table:formula="of:=[.CU53]+4" table:style-name="ce2">
            <text:p>27020</text:p>
          </table:table-cell>
          <table:table-cell office:value-type="float" office:value="27024" table:formula="of:=[.CV53]+4" table:style-name="ce2">
            <text:p>27024</text:p>
          </table:table-cell>
          <table:table-cell office:value-type="float" office:value="27028" table:formula="of:=[.CW53]+4" table:style-name="ce2">
            <text:p>27028</text:p>
          </table:table-cell>
          <table:table-cell office:value-type="float" office:value="27032" table:formula="of:=[.CX53]+4" table:style-name="ce2">
            <text:p>27032</text:p>
          </table:table-cell>
          <table:table-cell office:value-type="float" office:value="27036" table:formula="of:=[.CY53]+4" table:style-name="ce2">
            <text:p>27036</text:p>
          </table:table-cell>
          <table:table-cell office:value-type="float" office:value="27040" table:formula="of:=[.CZ53]+4" table:style-name="ce2">
            <text:p>27040</text:p>
          </table:table-cell>
          <table:table-cell office:value-type="float" office:value="27044" table:formula="of:=[.DA53]+4" table:style-name="ce2">
            <text:p>27044</text:p>
          </table:table-cell>
          <table:table-cell office:value-type="float" office:value="27048" table:formula="of:=[.DB53]+4" table:style-name="ce2">
            <text:p>27048</text:p>
          </table:table-cell>
          <table:table-cell office:value-type="float" office:value="27052" table:formula="of:=[.DC53]+4" table:style-name="ce2">
            <text:p>27052</text:p>
          </table:table-cell>
          <table:table-cell office:value-type="float" office:value="27056" table:formula="of:=[.DD53]+4" table:style-name="ce2">
            <text:p>27056</text:p>
          </table:table-cell>
          <table:table-cell office:value-type="float" office:value="27060" table:formula="of:=[.DE53]+4" table:style-name="ce2">
            <text:p>27060</text:p>
          </table:table-cell>
          <table:table-cell office:value-type="float" office:value="27064" table:formula="of:=[.DF53]+4" table:style-name="ce2">
            <text:p>27064</text:p>
          </table:table-cell>
          <table:table-cell office:value-type="float" office:value="27068" table:formula="of:=[.DG53]+4" table:style-name="ce2">
            <text:p>27068</text:p>
          </table:table-cell>
          <table:table-cell office:value-type="float" office:value="27072" table:formula="of:=[.DH53]+4" table:style-name="ce2">
            <text:p>27072</text:p>
          </table:table-cell>
          <table:table-cell office:value-type="float" office:value="27076" table:formula="of:=[.DI53]+4" table:style-name="ce2">
            <text:p>27076</text:p>
          </table:table-cell>
          <table:table-cell office:value-type="float" office:value="27080" table:formula="of:=[.DJ53]+4" table:style-name="ce2">
            <text:p>27080</text:p>
          </table:table-cell>
          <table:table-cell office:value-type="float" office:value="27084" table:formula="of:=[.DK53]+4" table:style-name="ce2">
            <text:p>27084</text:p>
          </table:table-cell>
          <table:table-cell office:value-type="float" office:value="27088" table:formula="of:=[.DL53]+4" table:style-name="ce2">
            <text:p>27088</text:p>
          </table:table-cell>
          <table:table-cell office:value-type="float" office:value="27092" table:formula="of:=[.DM53]+4" table:style-name="ce2">
            <text:p>27092</text:p>
          </table:table-cell>
          <table:table-cell office:value-type="float" office:value="27096" table:formula="of:=[.DN53]+4" table:style-name="ce2">
            <text:p>27096</text:p>
          </table:table-cell>
          <table:table-cell office:value-type="float" office:value="27100" table:formula="of:=[.DO53]+4" table:style-name="ce2">
            <text:p>27100</text:p>
          </table:table-cell>
          <table:table-cell office:value-type="float" office:value="27104" table:formula="of:=[.DP53]+4" table:style-name="ce2">
            <text:p>27104</text:p>
          </table:table-cell>
          <table:table-cell office:value-type="float" office:value="27108" table:formula="of:=[.DQ53]+4" table:style-name="ce2">
            <text:p>27108</text:p>
          </table:table-cell>
          <table:table-cell office:value-type="float" office:value="27112" table:formula="of:=[.DR53]+4" table:style-name="ce2">
            <text:p>27112</text:p>
          </table:table-cell>
          <table:table-cell office:value-type="float" office:value="27116" table:formula="of:=[.DS53]+4" table:style-name="ce2">
            <text:p>27116</text:p>
          </table:table-cell>
          <table:table-cell office:value-type="float" office:value="27120" table:formula="of:=[.DT53]+4" table:style-name="ce2">
            <text:p>27120</text:p>
          </table:table-cell>
          <table:table-cell office:value-type="float" office:value="27124" table:formula="of:=[.DU53]+4" table:style-name="ce2">
            <text:p>27124</text:p>
          </table:table-cell>
          <table:table-cell office:value-type="float" office:value="27128" table:formula="of:=[.DV53]+4" table:style-name="ce2">
            <text:p>27128</text:p>
          </table:table-cell>
          <table:table-cell office:value-type="float" office:value="27132" table:formula="of:=[.DW53]+4" table:style-name="ce2">
            <text:p>27132</text:p>
          </table:table-cell>
          <table:table-cell table:number-columns-repeated="16256"/>
        </table:table-row>
        <table:table-row table:style-name="ro1">
          <table:table-cell office:value-type="float" office:value="27136" table:formula="of:=[.A53]+512" table:style-name="ce2">
            <text:p>27136</text:p>
          </table:table-cell>
          <table:table-cell office:value-type="float" office:value="27140" table:formula="of:=[.A54]+4" table:style-name="ce2">
            <text:p>27140</text:p>
          </table:table-cell>
          <table:table-cell office:value-type="float" office:value="27144" table:formula="of:=[.B54]+4" table:style-name="ce2">
            <text:p>27144</text:p>
          </table:table-cell>
          <table:table-cell office:value-type="float" office:value="27148" table:formula="of:=[.C54]+4" table:style-name="ce2">
            <text:p>27148</text:p>
          </table:table-cell>
          <table:table-cell office:value-type="float" office:value="27152" table:formula="of:=[.D54]+4" table:style-name="ce2">
            <text:p>27152</text:p>
          </table:table-cell>
          <table:table-cell office:value-type="float" office:value="27156" table:formula="of:=[.E54]+4" table:style-name="ce2">
            <text:p>27156</text:p>
          </table:table-cell>
          <table:table-cell office:value-type="float" office:value="27160" table:formula="of:=[.F54]+4" table:style-name="ce2">
            <text:p>27160</text:p>
          </table:table-cell>
          <table:table-cell office:value-type="float" office:value="27164" table:formula="of:=[.G54]+4" table:style-name="ce2">
            <text:p>27164</text:p>
          </table:table-cell>
          <table:table-cell office:value-type="float" office:value="27168" table:formula="of:=[.H54]+4" table:style-name="ce2">
            <text:p>27168</text:p>
          </table:table-cell>
          <table:table-cell office:value-type="float" office:value="27172" table:formula="of:=[.I54]+4" table:style-name="ce2">
            <text:p>27172</text:p>
          </table:table-cell>
          <table:table-cell office:value-type="float" office:value="27176" table:formula="of:=[.J54]+4" table:style-name="ce2">
            <text:p>27176</text:p>
          </table:table-cell>
          <table:table-cell office:value-type="float" office:value="27180" table:formula="of:=[.K54]+4" table:style-name="ce2">
            <text:p>27180</text:p>
          </table:table-cell>
          <table:table-cell office:value-type="float" office:value="27184" table:formula="of:=[.L54]+4" table:style-name="ce2">
            <text:p>27184</text:p>
          </table:table-cell>
          <table:table-cell office:value-type="float" office:value="27188" table:formula="of:=[.M54]+4" table:style-name="ce2">
            <text:p>27188</text:p>
          </table:table-cell>
          <table:table-cell office:value-type="float" office:value="27192" table:formula="of:=[.N54]+4" table:style-name="ce2">
            <text:p>27192</text:p>
          </table:table-cell>
          <table:table-cell office:value-type="float" office:value="27196" table:formula="of:=[.O54]+4" table:style-name="ce2">
            <text:p>27196</text:p>
          </table:table-cell>
          <table:table-cell office:value-type="float" office:value="27200" table:formula="of:=[.P54]+4" table:style-name="ce2">
            <text:p>27200</text:p>
          </table:table-cell>
          <table:table-cell office:value-type="float" office:value="27204" table:formula="of:=[.Q54]+4" table:style-name="ce2">
            <text:p>27204</text:p>
          </table:table-cell>
          <table:table-cell office:value-type="float" office:value="27208" table:formula="of:=[.R54]+4" table:style-name="ce2">
            <text:p>27208</text:p>
          </table:table-cell>
          <table:table-cell office:value-type="float" office:value="27212" table:formula="of:=[.S54]+4" table:style-name="ce2">
            <text:p>27212</text:p>
          </table:table-cell>
          <table:table-cell office:value-type="float" office:value="27216" table:formula="of:=[.T54]+4" table:style-name="ce2">
            <text:p>27216</text:p>
          </table:table-cell>
          <table:table-cell office:value-type="float" office:value="27220" table:formula="of:=[.U54]+4" table:style-name="ce2">
            <text:p>27220</text:p>
          </table:table-cell>
          <table:table-cell office:value-type="float" office:value="27224" table:formula="of:=[.V54]+4" table:style-name="ce2">
            <text:p>27224</text:p>
          </table:table-cell>
          <table:table-cell office:value-type="float" office:value="27228" table:formula="of:=[.W54]+4" table:style-name="ce2">
            <text:p>27228</text:p>
          </table:table-cell>
          <table:table-cell office:value-type="float" office:value="27232" table:formula="of:=[.X54]+4" table:style-name="ce2">
            <text:p>27232</text:p>
          </table:table-cell>
          <table:table-cell office:value-type="float" office:value="27236" table:formula="of:=[.Y54]+4" table:style-name="ce2">
            <text:p>27236</text:p>
          </table:table-cell>
          <table:table-cell office:value-type="float" office:value="27240" table:formula="of:=[.Z54]+4" table:style-name="ce2">
            <text:p>27240</text:p>
          </table:table-cell>
          <table:table-cell office:value-type="float" office:value="27244" table:formula="of:=[.AA54]+4" table:style-name="ce2">
            <text:p>27244</text:p>
          </table:table-cell>
          <table:table-cell office:value-type="float" office:value="27248" table:formula="of:=[.AB54]+4" table:style-name="ce2">
            <text:p>27248</text:p>
          </table:table-cell>
          <table:table-cell office:value-type="float" office:value="27252" table:formula="of:=[.AC54]+4" table:style-name="ce2">
            <text:p>27252</text:p>
          </table:table-cell>
          <table:table-cell office:value-type="float" office:value="27256" table:formula="of:=[.AD54]+4" table:style-name="ce2">
            <text:p>27256</text:p>
          </table:table-cell>
          <table:table-cell office:value-type="float" office:value="27260" table:formula="of:=[.AE54]+4" table:style-name="ce2">
            <text:p>27260</text:p>
          </table:table-cell>
          <table:table-cell office:value-type="float" office:value="27264" table:formula="of:=[.AF54]+4" table:style-name="ce2">
            <text:p>27264</text:p>
          </table:table-cell>
          <table:table-cell office:value-type="float" office:value="27268" table:formula="of:=[.AG54]+4" table:style-name="ce2">
            <text:p>27268</text:p>
          </table:table-cell>
          <table:table-cell office:value-type="float" office:value="27272" table:formula="of:=[.AH54]+4" table:style-name="ce2">
            <text:p>27272</text:p>
          </table:table-cell>
          <table:table-cell office:value-type="float" office:value="27276" table:formula="of:=[.AI54]+4" table:style-name="ce2">
            <text:p>27276</text:p>
          </table:table-cell>
          <table:table-cell office:value-type="float" office:value="27280" table:formula="of:=[.AJ54]+4" table:style-name="ce2">
            <text:p>27280</text:p>
          </table:table-cell>
          <table:table-cell office:value-type="float" office:value="27284" table:formula="of:=[.AK54]+4" table:style-name="ce2">
            <text:p>27284</text:p>
          </table:table-cell>
          <table:table-cell office:value-type="float" office:value="27288" table:formula="of:=[.AL54]+4" table:style-name="ce2">
            <text:p>27288</text:p>
          </table:table-cell>
          <table:table-cell office:value-type="float" office:value="27292" table:formula="of:=[.AM54]+4" table:style-name="ce2">
            <text:p>27292</text:p>
          </table:table-cell>
          <table:table-cell office:value-type="float" office:value="27296" table:formula="of:=[.AN54]+4" table:style-name="ce2">
            <text:p>27296</text:p>
          </table:table-cell>
          <table:table-cell office:value-type="float" office:value="27300" table:formula="of:=[.AO54]+4" table:style-name="ce2">
            <text:p>27300</text:p>
          </table:table-cell>
          <table:table-cell office:value-type="float" office:value="27304" table:formula="of:=[.AP54]+4" table:style-name="ce2">
            <text:p>27304</text:p>
          </table:table-cell>
          <table:table-cell office:value-type="float" office:value="27308" table:formula="of:=[.AQ54]+4" table:style-name="ce2">
            <text:p>27308</text:p>
          </table:table-cell>
          <table:table-cell office:value-type="float" office:value="27312" table:formula="of:=[.AR54]+4" table:style-name="ce2">
            <text:p>27312</text:p>
          </table:table-cell>
          <table:table-cell office:value-type="float" office:value="27316" table:formula="of:=[.AS54]+4" table:style-name="ce2">
            <text:p>27316</text:p>
          </table:table-cell>
          <table:table-cell office:value-type="float" office:value="27320" table:formula="of:=[.AT54]+4" table:style-name="ce2">
            <text:p>27320</text:p>
          </table:table-cell>
          <table:table-cell office:value-type="float" office:value="27324" table:formula="of:=[.AU54]+4" table:style-name="ce2">
            <text:p>27324</text:p>
          </table:table-cell>
          <table:table-cell office:value-type="float" office:value="27328" table:formula="of:=[.AV54]+4" table:style-name="ce2">
            <text:p>27328</text:p>
          </table:table-cell>
          <table:table-cell office:value-type="float" office:value="27332" table:formula="of:=[.AW54]+4" table:style-name="ce2">
            <text:p>27332</text:p>
          </table:table-cell>
          <table:table-cell office:value-type="float" office:value="27336" table:formula="of:=[.AX54]+4" table:style-name="ce2">
            <text:p>27336</text:p>
          </table:table-cell>
          <table:table-cell office:value-type="float" office:value="27340" table:formula="of:=[.AY54]+4" table:style-name="ce2">
            <text:p>27340</text:p>
          </table:table-cell>
          <table:table-cell office:value-type="float" office:value="27344" table:formula="of:=[.AZ54]+4" table:style-name="ce2">
            <text:p>27344</text:p>
          </table:table-cell>
          <table:table-cell office:value-type="float" office:value="27348" table:formula="of:=[.BA54]+4" table:style-name="ce2">
            <text:p>27348</text:p>
          </table:table-cell>
          <table:table-cell office:value-type="float" office:value="27352" table:formula="of:=[.BB54]+4" table:style-name="ce2">
            <text:p>27352</text:p>
          </table:table-cell>
          <table:table-cell office:value-type="float" office:value="27356" table:formula="of:=[.BC54]+4" table:style-name="ce2">
            <text:p>27356</text:p>
          </table:table-cell>
          <table:table-cell office:value-type="float" office:value="27360" table:formula="of:=[.BD54]+4" table:style-name="ce2">
            <text:p>27360</text:p>
          </table:table-cell>
          <table:table-cell office:value-type="float" office:value="27364" table:formula="of:=[.BE54]+4" table:style-name="ce2">
            <text:p>27364</text:p>
          </table:table-cell>
          <table:table-cell office:value-type="float" office:value="27368" table:formula="of:=[.BF54]+4" table:style-name="ce2">
            <text:p>27368</text:p>
          </table:table-cell>
          <table:table-cell office:value-type="float" office:value="27372" table:formula="of:=[.BG54]+4" table:style-name="ce2">
            <text:p>27372</text:p>
          </table:table-cell>
          <table:table-cell office:value-type="float" office:value="27376" table:formula="of:=[.BH54]+4" table:style-name="ce2">
            <text:p>27376</text:p>
          </table:table-cell>
          <table:table-cell office:value-type="float" office:value="27380" table:formula="of:=[.BI54]+4" table:style-name="ce2">
            <text:p>27380</text:p>
          </table:table-cell>
          <table:table-cell office:value-type="float" office:value="27384" table:formula="of:=[.BJ54]+4" table:style-name="ce2">
            <text:p>27384</text:p>
          </table:table-cell>
          <table:table-cell office:value-type="float" office:value="27388" table:formula="of:=[.BK54]+4" table:style-name="ce2">
            <text:p>27388</text:p>
          </table:table-cell>
          <table:table-cell office:value-type="float" office:value="27392" table:formula="of:=[.BL54]+4" table:style-name="ce2">
            <text:p>27392</text:p>
          </table:table-cell>
          <table:table-cell office:value-type="float" office:value="27396" table:formula="of:=[.BM54]+4" table:style-name="ce2">
            <text:p>27396</text:p>
          </table:table-cell>
          <table:table-cell office:value-type="float" office:value="27400" table:formula="of:=[.BN54]+4" table:style-name="ce2">
            <text:p>27400</text:p>
          </table:table-cell>
          <table:table-cell office:value-type="float" office:value="27404" table:formula="of:=[.BO54]+4" table:style-name="ce2">
            <text:p>27404</text:p>
          </table:table-cell>
          <table:table-cell office:value-type="float" office:value="27408" table:formula="of:=[.BP54]+4" table:style-name="ce2">
            <text:p>27408</text:p>
          </table:table-cell>
          <table:table-cell office:value-type="float" office:value="27412" table:formula="of:=[.BQ54]+4" table:style-name="ce2">
            <text:p>27412</text:p>
          </table:table-cell>
          <table:table-cell office:value-type="float" office:value="27416" table:formula="of:=[.BR54]+4" table:style-name="ce2">
            <text:p>27416</text:p>
          </table:table-cell>
          <table:table-cell office:value-type="float" office:value="27420" table:formula="of:=[.BS54]+4" table:style-name="ce2">
            <text:p>27420</text:p>
          </table:table-cell>
          <table:table-cell office:value-type="float" office:value="27424" table:formula="of:=[.BT54]+4" table:style-name="ce2">
            <text:p>27424</text:p>
          </table:table-cell>
          <table:table-cell office:value-type="float" office:value="27428" table:formula="of:=[.BU54]+4" table:style-name="ce2">
            <text:p>27428</text:p>
          </table:table-cell>
          <table:table-cell office:value-type="float" office:value="27432" table:formula="of:=[.BV54]+4" table:style-name="ce2">
            <text:p>27432</text:p>
          </table:table-cell>
          <table:table-cell office:value-type="float" office:value="27436" table:formula="of:=[.BW54]+4" table:style-name="ce2">
            <text:p>27436</text:p>
          </table:table-cell>
          <table:table-cell office:value-type="float" office:value="27440" table:formula="of:=[.BX54]+4" table:style-name="ce2">
            <text:p>27440</text:p>
          </table:table-cell>
          <table:table-cell office:value-type="float" office:value="27444" table:formula="of:=[.BY54]+4" table:style-name="ce2">
            <text:p>27444</text:p>
          </table:table-cell>
          <table:table-cell office:value-type="float" office:value="27448" table:formula="of:=[.BZ54]+4" table:style-name="ce2">
            <text:p>27448</text:p>
          </table:table-cell>
          <table:table-cell office:value-type="float" office:value="27452" table:formula="of:=[.CA54]+4" table:style-name="ce2">
            <text:p>27452</text:p>
          </table:table-cell>
          <table:table-cell office:value-type="float" office:value="27456" table:formula="of:=[.CB54]+4" table:style-name="ce2">
            <text:p>27456</text:p>
          </table:table-cell>
          <table:table-cell office:value-type="float" office:value="27460" table:formula="of:=[.CC54]+4" table:style-name="ce2">
            <text:p>27460</text:p>
          </table:table-cell>
          <table:table-cell office:value-type="float" office:value="27464" table:formula="of:=[.CD54]+4" table:style-name="ce2">
            <text:p>27464</text:p>
          </table:table-cell>
          <table:table-cell office:value-type="float" office:value="27468" table:formula="of:=[.CE54]+4" table:style-name="ce2">
            <text:p>27468</text:p>
          </table:table-cell>
          <table:table-cell office:value-type="float" office:value="27472" table:formula="of:=[.CF54]+4" table:style-name="ce2">
            <text:p>27472</text:p>
          </table:table-cell>
          <table:table-cell office:value-type="float" office:value="27476" table:formula="of:=[.CG54]+4" table:style-name="ce2">
            <text:p>27476</text:p>
          </table:table-cell>
          <table:table-cell office:value-type="float" office:value="27480" table:formula="of:=[.CH54]+4" table:style-name="ce2">
            <text:p>27480</text:p>
          </table:table-cell>
          <table:table-cell office:value-type="float" office:value="27484" table:formula="of:=[.CI54]+4" table:style-name="ce2">
            <text:p>27484</text:p>
          </table:table-cell>
          <table:table-cell office:value-type="float" office:value="27488" table:formula="of:=[.CJ54]+4" table:style-name="ce2">
            <text:p>27488</text:p>
          </table:table-cell>
          <table:table-cell office:value-type="float" office:value="27492" table:formula="of:=[.CK54]+4" table:style-name="ce2">
            <text:p>27492</text:p>
          </table:table-cell>
          <table:table-cell office:value-type="float" office:value="27496" table:formula="of:=[.CL54]+4" table:style-name="ce2">
            <text:p>27496</text:p>
          </table:table-cell>
          <table:table-cell office:value-type="float" office:value="27500" table:formula="of:=[.CM54]+4" table:style-name="ce2">
            <text:p>27500</text:p>
          </table:table-cell>
          <table:table-cell office:value-type="float" office:value="27504" table:formula="of:=[.CN54]+4" table:style-name="ce2">
            <text:p>27504</text:p>
          </table:table-cell>
          <table:table-cell office:value-type="float" office:value="27508" table:formula="of:=[.CO54]+4" table:style-name="ce2">
            <text:p>27508</text:p>
          </table:table-cell>
          <table:table-cell office:value-type="float" office:value="27512" table:formula="of:=[.CP54]+4" table:style-name="ce2">
            <text:p>27512</text:p>
          </table:table-cell>
          <table:table-cell office:value-type="float" office:value="27516" table:formula="of:=[.CQ54]+4" table:style-name="ce2">
            <text:p>27516</text:p>
          </table:table-cell>
          <table:table-cell office:value-type="float" office:value="27520" table:formula="of:=[.CR54]+4" table:style-name="ce2">
            <text:p>27520</text:p>
          </table:table-cell>
          <table:table-cell office:value-type="float" office:value="27524" table:formula="of:=[.CS54]+4" table:style-name="ce2">
            <text:p>27524</text:p>
          </table:table-cell>
          <table:table-cell office:value-type="float" office:value="27528" table:formula="of:=[.CT54]+4" table:style-name="ce2">
            <text:p>27528</text:p>
          </table:table-cell>
          <table:table-cell office:value-type="float" office:value="27532" table:formula="of:=[.CU54]+4" table:style-name="ce2">
            <text:p>27532</text:p>
          </table:table-cell>
          <table:table-cell office:value-type="float" office:value="27536" table:formula="of:=[.CV54]+4" table:style-name="ce2">
            <text:p>27536</text:p>
          </table:table-cell>
          <table:table-cell office:value-type="float" office:value="27540" table:formula="of:=[.CW54]+4" table:style-name="ce2">
            <text:p>27540</text:p>
          </table:table-cell>
          <table:table-cell office:value-type="float" office:value="27544" table:formula="of:=[.CX54]+4" table:style-name="ce2">
            <text:p>27544</text:p>
          </table:table-cell>
          <table:table-cell office:value-type="float" office:value="27548" table:formula="of:=[.CY54]+4" table:style-name="ce2">
            <text:p>27548</text:p>
          </table:table-cell>
          <table:table-cell office:value-type="float" office:value="27552" table:formula="of:=[.CZ54]+4" table:style-name="ce2">
            <text:p>27552</text:p>
          </table:table-cell>
          <table:table-cell office:value-type="float" office:value="27556" table:formula="of:=[.DA54]+4" table:style-name="ce2">
            <text:p>27556</text:p>
          </table:table-cell>
          <table:table-cell office:value-type="float" office:value="27560" table:formula="of:=[.DB54]+4" table:style-name="ce2">
            <text:p>27560</text:p>
          </table:table-cell>
          <table:table-cell office:value-type="float" office:value="27564" table:formula="of:=[.DC54]+4" table:style-name="ce2">
            <text:p>27564</text:p>
          </table:table-cell>
          <table:table-cell office:value-type="float" office:value="27568" table:formula="of:=[.DD54]+4" table:style-name="ce2">
            <text:p>27568</text:p>
          </table:table-cell>
          <table:table-cell office:value-type="float" office:value="27572" table:formula="of:=[.DE54]+4" table:style-name="ce2">
            <text:p>27572</text:p>
          </table:table-cell>
          <table:table-cell office:value-type="float" office:value="27576" table:formula="of:=[.DF54]+4" table:style-name="ce2">
            <text:p>27576</text:p>
          </table:table-cell>
          <table:table-cell office:value-type="float" office:value="27580" table:formula="of:=[.DG54]+4" table:style-name="ce2">
            <text:p>27580</text:p>
          </table:table-cell>
          <table:table-cell office:value-type="float" office:value="27584" table:formula="of:=[.DH54]+4" table:style-name="ce2">
            <text:p>27584</text:p>
          </table:table-cell>
          <table:table-cell office:value-type="float" office:value="27588" table:formula="of:=[.DI54]+4" table:style-name="ce2">
            <text:p>27588</text:p>
          </table:table-cell>
          <table:table-cell office:value-type="float" office:value="27592" table:formula="of:=[.DJ54]+4" table:style-name="ce2">
            <text:p>27592</text:p>
          </table:table-cell>
          <table:table-cell office:value-type="float" office:value="27596" table:formula="of:=[.DK54]+4" table:style-name="ce2">
            <text:p>27596</text:p>
          </table:table-cell>
          <table:table-cell office:value-type="float" office:value="27600" table:formula="of:=[.DL54]+4" table:style-name="ce2">
            <text:p>27600</text:p>
          </table:table-cell>
          <table:table-cell office:value-type="float" office:value="27604" table:formula="of:=[.DM54]+4" table:style-name="ce2">
            <text:p>27604</text:p>
          </table:table-cell>
          <table:table-cell office:value-type="float" office:value="27608" table:formula="of:=[.DN54]+4" table:style-name="ce2">
            <text:p>27608</text:p>
          </table:table-cell>
          <table:table-cell office:value-type="float" office:value="27612" table:formula="of:=[.DO54]+4" table:style-name="ce2">
            <text:p>27612</text:p>
          </table:table-cell>
          <table:table-cell office:value-type="float" office:value="27616" table:formula="of:=[.DP54]+4" table:style-name="ce2">
            <text:p>27616</text:p>
          </table:table-cell>
          <table:table-cell office:value-type="float" office:value="27620" table:formula="of:=[.DQ54]+4" table:style-name="ce2">
            <text:p>27620</text:p>
          </table:table-cell>
          <table:table-cell office:value-type="float" office:value="27624" table:formula="of:=[.DR54]+4" table:style-name="ce2">
            <text:p>27624</text:p>
          </table:table-cell>
          <table:table-cell office:value-type="float" office:value="27628" table:formula="of:=[.DS54]+4" table:style-name="ce2">
            <text:p>27628</text:p>
          </table:table-cell>
          <table:table-cell office:value-type="float" office:value="27632" table:formula="of:=[.DT54]+4" table:style-name="ce2">
            <text:p>27632</text:p>
          </table:table-cell>
          <table:table-cell office:value-type="float" office:value="27636" table:formula="of:=[.DU54]+4" table:style-name="ce2">
            <text:p>27636</text:p>
          </table:table-cell>
          <table:table-cell office:value-type="float" office:value="27640" table:formula="of:=[.DV54]+4" table:style-name="ce2">
            <text:p>27640</text:p>
          </table:table-cell>
          <table:table-cell office:value-type="float" office:value="27644" table:formula="of:=[.DW54]+4" table:style-name="ce2">
            <text:p>27644</text:p>
          </table:table-cell>
          <table:table-cell table:number-columns-repeated="16256"/>
        </table:table-row>
        <table:table-row table:style-name="ro1">
          <table:table-cell office:value-type="float" office:value="27648" table:formula="of:=[.A54]+512" table:style-name="ce2">
            <text:p>27648</text:p>
          </table:table-cell>
          <table:table-cell office:value-type="float" office:value="27652" table:formula="of:=[.B54]+512" table:style-name="ce2">
            <text:p>27652</text:p>
          </table:table-cell>
          <table:table-cell office:value-type="float" office:value="27656" table:formula="of:=[.B55]+4" table:style-name="ce2">
            <text:p>27656</text:p>
          </table:table-cell>
          <table:table-cell office:value-type="float" office:value="27660" table:formula="of:=[.C55]+4" table:style-name="ce2">
            <text:p>27660</text:p>
          </table:table-cell>
          <table:table-cell office:value-type="float" office:value="27664" table:formula="of:=[.D55]+4" table:style-name="ce2">
            <text:p>27664</text:p>
          </table:table-cell>
          <table:table-cell office:value-type="float" office:value="27668" table:formula="of:=[.E55]+4" table:style-name="ce2">
            <text:p>27668</text:p>
          </table:table-cell>
          <table:table-cell office:value-type="float" office:value="27672" table:formula="of:=[.F55]+4" table:style-name="ce4">
            <text:p>27672</text:p>
          </table:table-cell>
          <table:table-cell office:value-type="float" office:value="27676" table:formula="of:=[.G55]+4" table:style-name="ce4">
            <text:p>27676</text:p>
          </table:table-cell>
          <table:table-cell office:value-type="float" office:value="27680" table:formula="of:=[.H55]+4" table:style-name="ce4">
            <text:p>27680</text:p>
          </table:table-cell>
          <table:table-cell office:value-type="float" office:value="27684" table:formula="of:=[.I55]+4" table:style-name="ce4">
            <text:p>27684</text:p>
          </table:table-cell>
          <table:table-cell office:value-type="float" office:value="27688" table:formula="of:=[.J55]+4" table:style-name="ce4">
            <text:p>27688</text:p>
          </table:table-cell>
          <table:table-cell office:value-type="float" office:value="27692" table:formula="of:=[.K55]+4" table:style-name="ce4">
            <text:p>27692</text:p>
          </table:table-cell>
          <table:table-cell office:value-type="float" office:value="27696" table:formula="of:=[.L55]+4" table:style-name="ce2">
            <text:p>27696</text:p>
          </table:table-cell>
          <table:table-cell office:value-type="float" office:value="27700" table:formula="of:=[.M55]+4" table:style-name="ce2">
            <text:p>27700</text:p>
          </table:table-cell>
          <table:table-cell office:value-type="float" office:value="27704" table:formula="of:=[.N55]+4" table:style-name="ce2">
            <text:p>27704</text:p>
          </table:table-cell>
          <table:table-cell office:value-type="float" office:value="27708" table:formula="of:=[.O55]+4" table:style-name="ce2">
            <text:p>27708</text:p>
          </table:table-cell>
          <table:table-cell office:value-type="float" office:value="27712" table:formula="of:=[.P55]+4" table:style-name="ce2">
            <text:p>27712</text:p>
          </table:table-cell>
          <table:table-cell office:value-type="float" office:value="27716" table:formula="of:=[.Q55]+4" table:style-name="ce2">
            <text:p>27716</text:p>
          </table:table-cell>
          <table:table-cell office:value-type="float" office:value="27720" table:formula="of:=[.R55]+4" table:style-name="ce2">
            <text:p>27720</text:p>
          </table:table-cell>
          <table:table-cell office:value-type="float" office:value="27724" table:formula="of:=[.S55]+4" table:style-name="ce2">
            <text:p>27724</text:p>
          </table:table-cell>
          <table:table-cell office:value-type="float" office:value="27728" table:formula="of:=[.T55]+4" table:style-name="ce2">
            <text:p>27728</text:p>
          </table:table-cell>
          <table:table-cell office:value-type="float" office:value="27732" table:formula="of:=[.U55]+4" table:style-name="ce2">
            <text:p>27732</text:p>
          </table:table-cell>
          <table:table-cell office:value-type="float" office:value="27736" table:formula="of:=[.V55]+4" table:style-name="ce2">
            <text:p>27736</text:p>
          </table:table-cell>
          <table:table-cell office:value-type="float" office:value="27740" table:formula="of:=[.W55]+4" table:style-name="ce2">
            <text:p>27740</text:p>
          </table:table-cell>
          <table:table-cell office:value-type="float" office:value="27744" table:formula="of:=[.X55]+4" table:style-name="ce2">
            <text:p>27744</text:p>
          </table:table-cell>
          <table:table-cell office:value-type="float" office:value="27748" table:formula="of:=[.Y55]+4" table:style-name="ce2">
            <text:p>27748</text:p>
          </table:table-cell>
          <table:table-cell office:value-type="float" office:value="27752" table:formula="of:=[.Z55]+4" table:style-name="ce2">
            <text:p>27752</text:p>
          </table:table-cell>
          <table:table-cell office:value-type="float" office:value="27756" table:formula="of:=[.AA55]+4" table:style-name="ce2">
            <text:p>27756</text:p>
          </table:table-cell>
          <table:table-cell office:value-type="float" office:value="27760" table:formula="of:=[.AB55]+4" table:style-name="ce2">
            <text:p>27760</text:p>
          </table:table-cell>
          <table:table-cell office:value-type="float" office:value="27764" table:formula="of:=[.AC55]+4" table:style-name="ce2">
            <text:p>27764</text:p>
          </table:table-cell>
          <table:table-cell office:value-type="float" office:value="27768" table:formula="of:=[.AD55]+4" table:style-name="ce2">
            <text:p>27768</text:p>
          </table:table-cell>
          <table:table-cell office:value-type="float" office:value="27772" table:formula="of:=[.AE55]+4" table:style-name="ce2">
            <text:p>27772</text:p>
          </table:table-cell>
          <table:table-cell office:value-type="float" office:value="27776" table:formula="of:=[.AF55]+4" table:style-name="ce2">
            <text:p>27776</text:p>
          </table:table-cell>
          <table:table-cell office:value-type="float" office:value="27780" table:formula="of:=[.AG55]+4" table:style-name="ce2">
            <text:p>27780</text:p>
          </table:table-cell>
          <table:table-cell office:value-type="float" office:value="27784" table:formula="of:=[.AH55]+4" table:style-name="ce2">
            <text:p>27784</text:p>
          </table:table-cell>
          <table:table-cell office:value-type="float" office:value="27788" table:formula="of:=[.AI55]+4" table:style-name="ce2">
            <text:p>27788</text:p>
          </table:table-cell>
          <table:table-cell office:value-type="float" office:value="27792" table:formula="of:=[.AJ55]+4" table:style-name="ce2">
            <text:p>27792</text:p>
          </table:table-cell>
          <table:table-cell office:value-type="float" office:value="27796" table:formula="of:=[.AK55]+4" table:style-name="ce2">
            <text:p>27796</text:p>
          </table:table-cell>
          <table:table-cell office:value-type="float" office:value="27800" table:formula="of:=[.AL55]+4" table:style-name="ce2">
            <text:p>27800</text:p>
          </table:table-cell>
          <table:table-cell office:value-type="float" office:value="27804" table:formula="of:=[.AM55]+4" table:style-name="ce2">
            <text:p>27804</text:p>
          </table:table-cell>
          <table:table-cell office:value-type="float" office:value="27808" table:formula="of:=[.AN55]+4" table:style-name="ce2">
            <text:p>27808</text:p>
          </table:table-cell>
          <table:table-cell office:value-type="float" office:value="27812" table:formula="of:=[.AO55]+4" table:style-name="ce2">
            <text:p>27812</text:p>
          </table:table-cell>
          <table:table-cell office:value-type="float" office:value="27816" table:formula="of:=[.AP55]+4" table:style-name="ce2">
            <text:p>27816</text:p>
          </table:table-cell>
          <table:table-cell office:value-type="float" office:value="27820" table:formula="of:=[.AQ55]+4" table:style-name="ce2">
            <text:p>27820</text:p>
          </table:table-cell>
          <table:table-cell office:value-type="float" office:value="27824" table:formula="of:=[.AR55]+4" table:style-name="ce2">
            <text:p>27824</text:p>
          </table:table-cell>
          <table:table-cell office:value-type="float" office:value="27828" table:formula="of:=[.AS55]+4" table:style-name="ce2">
            <text:p>27828</text:p>
          </table:table-cell>
          <table:table-cell office:value-type="float" office:value="27832" table:formula="of:=[.AT55]+4" table:style-name="ce2">
            <text:p>27832</text:p>
          </table:table-cell>
          <table:table-cell office:value-type="float" office:value="27836" table:formula="of:=[.AU55]+4" table:style-name="ce2">
            <text:p>27836</text:p>
          </table:table-cell>
          <table:table-cell office:value-type="float" office:value="27840" table:formula="of:=[.AV55]+4" table:style-name="ce2">
            <text:p>27840</text:p>
          </table:table-cell>
          <table:table-cell office:value-type="float" office:value="27844" table:formula="of:=[.AW55]+4" table:style-name="ce2">
            <text:p>27844</text:p>
          </table:table-cell>
          <table:table-cell office:value-type="float" office:value="27848" table:formula="of:=[.AX55]+4" table:style-name="ce2">
            <text:p>27848</text:p>
          </table:table-cell>
          <table:table-cell office:value-type="float" office:value="27852" table:formula="of:=[.AY55]+4" table:style-name="ce2">
            <text:p>27852</text:p>
          </table:table-cell>
          <table:table-cell office:value-type="float" office:value="27856" table:formula="of:=[.AZ55]+4" table:style-name="ce2">
            <text:p>27856</text:p>
          </table:table-cell>
          <table:table-cell office:value-type="float" office:value="27860" table:formula="of:=[.BA55]+4" table:style-name="ce2">
            <text:p>27860</text:p>
          </table:table-cell>
          <table:table-cell office:value-type="float" office:value="27864" table:formula="of:=[.BB55]+4" table:style-name="ce2">
            <text:p>27864</text:p>
          </table:table-cell>
          <table:table-cell office:value-type="float" office:value="27868" table:formula="of:=[.BC55]+4" table:style-name="ce2">
            <text:p>27868</text:p>
          </table:table-cell>
          <table:table-cell office:value-type="float" office:value="27872" table:formula="of:=[.BD55]+4" table:style-name="ce2">
            <text:p>27872</text:p>
          </table:table-cell>
          <table:table-cell office:value-type="float" office:value="27876" table:formula="of:=[.BE55]+4" table:style-name="ce2">
            <text:p>27876</text:p>
          </table:table-cell>
          <table:table-cell office:value-type="float" office:value="27880" table:formula="of:=[.BF55]+4" table:style-name="ce2">
            <text:p>27880</text:p>
          </table:table-cell>
          <table:table-cell office:value-type="float" office:value="27884" table:formula="of:=[.BG55]+4" table:style-name="ce2">
            <text:p>27884</text:p>
          </table:table-cell>
          <table:table-cell office:value-type="float" office:value="27888" table:formula="of:=[.BH55]+4" table:style-name="ce2">
            <text:p>27888</text:p>
          </table:table-cell>
          <table:table-cell office:value-type="float" office:value="27892" table:formula="of:=[.BI55]+4" table:style-name="ce2">
            <text:p>27892</text:p>
          </table:table-cell>
          <table:table-cell office:value-type="float" office:value="27896" table:formula="of:=[.BJ55]+4" table:style-name="ce2">
            <text:p>27896</text:p>
          </table:table-cell>
          <table:table-cell office:value-type="float" office:value="27900" table:formula="of:=[.BK55]+4" table:style-name="ce2">
            <text:p>27900</text:p>
          </table:table-cell>
          <table:table-cell office:value-type="float" office:value="27904" table:formula="of:=[.BL55]+4" table:style-name="ce2">
            <text:p>27904</text:p>
          </table:table-cell>
          <table:table-cell office:value-type="float" office:value="27908" table:formula="of:=[.BM55]+4" table:style-name="ce2">
            <text:p>27908</text:p>
          </table:table-cell>
          <table:table-cell office:value-type="float" office:value="27912" table:formula="of:=[.BN55]+4" table:style-name="ce2">
            <text:p>27912</text:p>
          </table:table-cell>
          <table:table-cell office:value-type="float" office:value="27916" table:formula="of:=[.BO55]+4" table:style-name="ce2">
            <text:p>27916</text:p>
          </table:table-cell>
          <table:table-cell office:value-type="float" office:value="27920" table:formula="of:=[.BP55]+4" table:style-name="ce2">
            <text:p>27920</text:p>
          </table:table-cell>
          <table:table-cell office:value-type="float" office:value="27924" table:formula="of:=[.BQ55]+4" table:style-name="ce2">
            <text:p>27924</text:p>
          </table:table-cell>
          <table:table-cell office:value-type="float" office:value="27928" table:formula="of:=[.BR55]+4" table:style-name="ce2">
            <text:p>27928</text:p>
          </table:table-cell>
          <table:table-cell office:value-type="float" office:value="27932" table:formula="of:=[.BS55]+4" table:style-name="ce2">
            <text:p>27932</text:p>
          </table:table-cell>
          <table:table-cell office:value-type="float" office:value="27936" table:formula="of:=[.BT55]+4" table:style-name="ce2">
            <text:p>27936</text:p>
          </table:table-cell>
          <table:table-cell office:value-type="float" office:value="27940" table:formula="of:=[.BU55]+4" table:style-name="ce2">
            <text:p>27940</text:p>
          </table:table-cell>
          <table:table-cell office:value-type="float" office:value="27944" table:formula="of:=[.BV55]+4" table:style-name="ce2">
            <text:p>27944</text:p>
          </table:table-cell>
          <table:table-cell office:value-type="float" office:value="27948" table:formula="of:=[.BW55]+4" table:style-name="ce2">
            <text:p>27948</text:p>
          </table:table-cell>
          <table:table-cell office:value-type="float" office:value="27952" table:formula="of:=[.BX55]+4" table:style-name="ce2">
            <text:p>27952</text:p>
          </table:table-cell>
          <table:table-cell office:value-type="float" office:value="27956" table:formula="of:=[.BY55]+4" table:style-name="ce2">
            <text:p>27956</text:p>
          </table:table-cell>
          <table:table-cell office:value-type="float" office:value="27960" table:formula="of:=[.BZ55]+4" table:style-name="ce2">
            <text:p>27960</text:p>
          </table:table-cell>
          <table:table-cell office:value-type="float" office:value="27964" table:formula="of:=[.CA55]+4" table:style-name="ce2">
            <text:p>27964</text:p>
          </table:table-cell>
          <table:table-cell office:value-type="float" office:value="27968" table:formula="of:=[.CB55]+4" table:style-name="ce2">
            <text:p>27968</text:p>
          </table:table-cell>
          <table:table-cell office:value-type="float" office:value="27972" table:formula="of:=[.CC55]+4" table:style-name="ce2">
            <text:p>27972</text:p>
          </table:table-cell>
          <table:table-cell office:value-type="float" office:value="27976" table:formula="of:=[.CD55]+4" table:style-name="ce2">
            <text:p>27976</text:p>
          </table:table-cell>
          <table:table-cell office:value-type="float" office:value="27980" table:formula="of:=[.CE55]+4" table:style-name="ce2">
            <text:p>27980</text:p>
          </table:table-cell>
          <table:table-cell office:value-type="float" office:value="27984" table:formula="of:=[.CF55]+4" table:style-name="ce2">
            <text:p>27984</text:p>
          </table:table-cell>
          <table:table-cell office:value-type="float" office:value="27988" table:formula="of:=[.CG55]+4" table:style-name="ce2">
            <text:p>27988</text:p>
          </table:table-cell>
          <table:table-cell office:value-type="float" office:value="27992" table:formula="of:=[.CH55]+4" table:style-name="ce2">
            <text:p>27992</text:p>
          </table:table-cell>
          <table:table-cell office:value-type="float" office:value="27996" table:formula="of:=[.CI55]+4" table:style-name="ce2">
            <text:p>27996</text:p>
          </table:table-cell>
          <table:table-cell office:value-type="float" office:value="28000" table:formula="of:=[.CJ55]+4" table:style-name="ce2">
            <text:p>28000</text:p>
          </table:table-cell>
          <table:table-cell office:value-type="float" office:value="28004" table:formula="of:=[.CK55]+4" table:style-name="ce2">
            <text:p>28004</text:p>
          </table:table-cell>
          <table:table-cell office:value-type="float" office:value="28008" table:formula="of:=[.CL55]+4" table:style-name="ce2">
            <text:p>28008</text:p>
          </table:table-cell>
          <table:table-cell office:value-type="float" office:value="28012" table:formula="of:=[.CM55]+4" table:style-name="ce2">
            <text:p>28012</text:p>
          </table:table-cell>
          <table:table-cell office:value-type="float" office:value="28016" table:formula="of:=[.CN55]+4" table:style-name="ce2">
            <text:p>28016</text:p>
          </table:table-cell>
          <table:table-cell office:value-type="float" office:value="28020" table:formula="of:=[.CO55]+4" table:style-name="ce2">
            <text:p>28020</text:p>
          </table:table-cell>
          <table:table-cell office:value-type="float" office:value="28024" table:formula="of:=[.CP55]+4" table:style-name="ce2">
            <text:p>28024</text:p>
          </table:table-cell>
          <table:table-cell office:value-type="float" office:value="28028" table:formula="of:=[.CQ55]+4" table:style-name="ce2">
            <text:p>28028</text:p>
          </table:table-cell>
          <table:table-cell office:value-type="float" office:value="28032" table:formula="of:=[.CR55]+4" table:style-name="ce2">
            <text:p>28032</text:p>
          </table:table-cell>
          <table:table-cell office:value-type="float" office:value="28036" table:formula="of:=[.CS55]+4" table:style-name="ce2">
            <text:p>28036</text:p>
          </table:table-cell>
          <table:table-cell office:value-type="float" office:value="28040" table:formula="of:=[.CT55]+4" table:style-name="ce2">
            <text:p>28040</text:p>
          </table:table-cell>
          <table:table-cell office:value-type="float" office:value="28044" table:formula="of:=[.CU55]+4" table:style-name="ce2">
            <text:p>28044</text:p>
          </table:table-cell>
          <table:table-cell office:value-type="float" office:value="28048" table:formula="of:=[.CV55]+4" table:style-name="ce2">
            <text:p>28048</text:p>
          </table:table-cell>
          <table:table-cell office:value-type="float" office:value="28052" table:formula="of:=[.CW55]+4" table:style-name="ce2">
            <text:p>28052</text:p>
          </table:table-cell>
          <table:table-cell office:value-type="float" office:value="28056" table:formula="of:=[.CX55]+4" table:style-name="ce2">
            <text:p>28056</text:p>
          </table:table-cell>
          <table:table-cell office:value-type="float" office:value="28060" table:formula="of:=[.CY55]+4" table:style-name="ce2">
            <text:p>28060</text:p>
          </table:table-cell>
          <table:table-cell office:value-type="float" office:value="28064" table:formula="of:=[.CZ55]+4" table:style-name="ce2">
            <text:p>28064</text:p>
          </table:table-cell>
          <table:table-cell office:value-type="float" office:value="28068" table:formula="of:=[.DA55]+4" table:style-name="ce2">
            <text:p>28068</text:p>
          </table:table-cell>
          <table:table-cell office:value-type="float" office:value="28072" table:formula="of:=[.DB55]+4" table:style-name="ce2">
            <text:p>28072</text:p>
          </table:table-cell>
          <table:table-cell office:value-type="float" office:value="28076" table:formula="of:=[.DC55]+4" table:style-name="ce2">
            <text:p>28076</text:p>
          </table:table-cell>
          <table:table-cell office:value-type="float" office:value="28080" table:formula="of:=[.DD55]+4" table:style-name="ce2">
            <text:p>28080</text:p>
          </table:table-cell>
          <table:table-cell office:value-type="float" office:value="28084" table:formula="of:=[.DE55]+4" table:style-name="ce2">
            <text:p>28084</text:p>
          </table:table-cell>
          <table:table-cell office:value-type="float" office:value="28088" table:formula="of:=[.DF55]+4" table:style-name="ce2">
            <text:p>28088</text:p>
          </table:table-cell>
          <table:table-cell office:value-type="float" office:value="28092" table:formula="of:=[.DG55]+4" table:style-name="ce2">
            <text:p>28092</text:p>
          </table:table-cell>
          <table:table-cell office:value-type="float" office:value="28096" table:formula="of:=[.DH55]+4" table:style-name="ce2">
            <text:p>28096</text:p>
          </table:table-cell>
          <table:table-cell office:value-type="float" office:value="28100" table:formula="of:=[.DI55]+4" table:style-name="ce2">
            <text:p>28100</text:p>
          </table:table-cell>
          <table:table-cell office:value-type="float" office:value="28104" table:formula="of:=[.DJ55]+4" table:style-name="ce2">
            <text:p>28104</text:p>
          </table:table-cell>
          <table:table-cell office:value-type="float" office:value="28108" table:formula="of:=[.DK55]+4" table:style-name="ce2">
            <text:p>28108</text:p>
          </table:table-cell>
          <table:table-cell office:value-type="float" office:value="28112" table:formula="of:=[.DL55]+4" table:style-name="ce2">
            <text:p>28112</text:p>
          </table:table-cell>
          <table:table-cell office:value-type="float" office:value="28116" table:formula="of:=[.DM55]+4" table:style-name="ce2">
            <text:p>28116</text:p>
          </table:table-cell>
          <table:table-cell office:value-type="float" office:value="28120" table:formula="of:=[.DN55]+4" table:style-name="ce2">
            <text:p>28120</text:p>
          </table:table-cell>
          <table:table-cell office:value-type="float" office:value="28124" table:formula="of:=[.DO55]+4" table:style-name="ce2">
            <text:p>28124</text:p>
          </table:table-cell>
          <table:table-cell office:value-type="float" office:value="28128" table:formula="of:=[.DP55]+4" table:style-name="ce2">
            <text:p>28128</text:p>
          </table:table-cell>
          <table:table-cell office:value-type="float" office:value="28132" table:formula="of:=[.DQ55]+4" table:style-name="ce2">
            <text:p>28132</text:p>
          </table:table-cell>
          <table:table-cell office:value-type="float" office:value="28136" table:formula="of:=[.DR55]+4" table:style-name="ce2">
            <text:p>28136</text:p>
          </table:table-cell>
          <table:table-cell office:value-type="float" office:value="28140" table:formula="of:=[.DS55]+4" table:style-name="ce2">
            <text:p>28140</text:p>
          </table:table-cell>
          <table:table-cell office:value-type="float" office:value="28144" table:formula="of:=[.DT55]+4" table:style-name="ce2">
            <text:p>28144</text:p>
          </table:table-cell>
          <table:table-cell office:value-type="float" office:value="28148" table:formula="of:=[.DU55]+4" table:style-name="ce2">
            <text:p>28148</text:p>
          </table:table-cell>
          <table:table-cell office:value-type="float" office:value="28152" table:formula="of:=[.DV55]+4" table:style-name="ce2">
            <text:p>28152</text:p>
          </table:table-cell>
          <table:table-cell office:value-type="float" office:value="28156" table:formula="of:=[.DW55]+4" table:style-name="ce2">
            <text:p>28156</text:p>
          </table:table-cell>
          <table:table-cell table:number-columns-repeated="16256"/>
        </table:table-row>
        <table:table-row table:style-name="ro1">
          <table:table-cell office:value-type="float" office:value="28160" table:formula="of:=[.A55]+512" table:style-name="ce2">
            <text:p>28160</text:p>
          </table:table-cell>
          <table:table-cell office:value-type="float" office:value="28164" table:formula="of:=[.B55]+512" table:style-name="ce2">
            <text:p>28164</text:p>
          </table:table-cell>
          <table:table-cell office:value-type="float" office:value="28168" table:formula="of:=[.B56]+4" table:style-name="ce2">
            <text:p>28168</text:p>
          </table:table-cell>
          <table:table-cell office:value-type="float" office:value="28172" table:formula="of:=[.C56]+4" table:style-name="ce2">
            <text:p>28172</text:p>
          </table:table-cell>
          <table:table-cell office:value-type="float" office:value="28176" table:formula="of:=[.D56]+4" table:style-name="ce2">
            <text:p>28176</text:p>
          </table:table-cell>
          <table:table-cell office:value-type="float" office:value="28180" table:formula="of:=[.E56]+4" table:style-name="ce2">
            <text:p>28180</text:p>
          </table:table-cell>
          <table:table-cell office:value-type="float" office:value="28184" table:formula="of:=[.F56]+4" table:style-name="ce4">
            <text:p>28184</text:p>
          </table:table-cell>
          <table:table-cell office:value-type="float" office:value="28188" table:formula="of:=[.G56]+4" table:style-name="ce4">
            <text:p>28188</text:p>
          </table:table-cell>
          <table:table-cell office:value-type="float" office:value="28192" table:formula="of:=[.H56]+4" table:style-name="ce4">
            <text:p>28192</text:p>
          </table:table-cell>
          <table:table-cell office:value-type="float" office:value="28196" table:formula="of:=[.I56]+4" table:style-name="ce4">
            <text:p>28196</text:p>
          </table:table-cell>
          <table:table-cell office:value-type="float" office:value="28200" table:formula="of:=[.J56]+4" table:style-name="ce4">
            <text:p>28200</text:p>
          </table:table-cell>
          <table:table-cell office:value-type="float" office:value="28204" table:formula="of:=[.K56]+4" table:style-name="ce4">
            <text:p>28204</text:p>
          </table:table-cell>
          <table:table-cell office:value-type="float" office:value="28208" table:formula="of:=[.L56]+4" table:style-name="ce2">
            <text:p>28208</text:p>
          </table:table-cell>
          <table:table-cell office:value-type="float" office:value="28212" table:formula="of:=[.M56]+4" table:style-name="ce2">
            <text:p>28212</text:p>
          </table:table-cell>
          <table:table-cell office:value-type="float" office:value="28216" table:formula="of:=[.N56]+4" table:style-name="ce2">
            <text:p>28216</text:p>
          </table:table-cell>
          <table:table-cell office:value-type="float" office:value="28220" table:formula="of:=[.O56]+4" table:style-name="ce2">
            <text:p>28220</text:p>
          </table:table-cell>
          <table:table-cell office:value-type="float" office:value="28224" table:formula="of:=[.P56]+4" table:style-name="ce2">
            <text:p>28224</text:p>
          </table:table-cell>
          <table:table-cell office:value-type="float" office:value="28228" table:formula="of:=[.Q56]+4" table:style-name="ce2">
            <text:p>28228</text:p>
          </table:table-cell>
          <table:table-cell office:value-type="float" office:value="28232" table:formula="of:=[.R56]+4" table:style-name="ce2">
            <text:p>28232</text:p>
          </table:table-cell>
          <table:table-cell office:value-type="float" office:value="28236" table:formula="of:=[.S56]+4" table:style-name="ce2">
            <text:p>28236</text:p>
          </table:table-cell>
          <table:table-cell office:value-type="float" office:value="28240" table:formula="of:=[.T56]+4" table:style-name="ce2">
            <text:p>28240</text:p>
          </table:table-cell>
          <table:table-cell office:value-type="float" office:value="28244" table:formula="of:=[.U56]+4" table:style-name="ce2">
            <text:p>28244</text:p>
          </table:table-cell>
          <table:table-cell office:value-type="float" office:value="28248" table:formula="of:=[.V56]+4" table:style-name="ce2">
            <text:p>28248</text:p>
          </table:table-cell>
          <table:table-cell office:value-type="float" office:value="28252" table:formula="of:=[.W56]+4" table:style-name="ce2">
            <text:p>28252</text:p>
          </table:table-cell>
          <table:table-cell office:value-type="float" office:value="28256" table:formula="of:=[.X56]+4" table:style-name="ce2">
            <text:p>28256</text:p>
          </table:table-cell>
          <table:table-cell office:value-type="float" office:value="28260" table:formula="of:=[.Y56]+4" table:style-name="ce2">
            <text:p>28260</text:p>
          </table:table-cell>
          <table:table-cell office:value-type="float" office:value="28264" table:formula="of:=[.Z56]+4" table:style-name="ce2">
            <text:p>28264</text:p>
          </table:table-cell>
          <table:table-cell office:value-type="float" office:value="28268" table:formula="of:=[.AA56]+4" table:style-name="ce2">
            <text:p>28268</text:p>
          </table:table-cell>
          <table:table-cell office:value-type="float" office:value="28272" table:formula="of:=[.AB56]+4" table:style-name="ce2">
            <text:p>28272</text:p>
          </table:table-cell>
          <table:table-cell office:value-type="float" office:value="28276" table:formula="of:=[.AC56]+4" table:style-name="ce2">
            <text:p>28276</text:p>
          </table:table-cell>
          <table:table-cell office:value-type="float" office:value="28280" table:formula="of:=[.AD56]+4" table:style-name="ce2">
            <text:p>28280</text:p>
          </table:table-cell>
          <table:table-cell office:value-type="float" office:value="28284" table:formula="of:=[.AE56]+4" table:style-name="ce2">
            <text:p>28284</text:p>
          </table:table-cell>
          <table:table-cell office:value-type="float" office:value="28288" table:formula="of:=[.AF56]+4" table:style-name="ce2">
            <text:p>28288</text:p>
          </table:table-cell>
          <table:table-cell office:value-type="float" office:value="28292" table:formula="of:=[.AG56]+4" table:style-name="ce2">
            <text:p>28292</text:p>
          </table:table-cell>
          <table:table-cell office:value-type="float" office:value="28296" table:formula="of:=[.AH56]+4" table:style-name="ce2">
            <text:p>28296</text:p>
          </table:table-cell>
          <table:table-cell office:value-type="float" office:value="28300" table:formula="of:=[.AI56]+4" table:style-name="ce2">
            <text:p>28300</text:p>
          </table:table-cell>
          <table:table-cell office:value-type="float" office:value="28304" table:formula="of:=[.AJ56]+4" table:style-name="ce2">
            <text:p>28304</text:p>
          </table:table-cell>
          <table:table-cell office:value-type="float" office:value="28308" table:formula="of:=[.AK56]+4" table:style-name="ce2">
            <text:p>28308</text:p>
          </table:table-cell>
          <table:table-cell office:value-type="float" office:value="28312" table:formula="of:=[.AL56]+4" table:style-name="ce2">
            <text:p>28312</text:p>
          </table:table-cell>
          <table:table-cell office:value-type="float" office:value="28316" table:formula="of:=[.AM56]+4" table:style-name="ce2">
            <text:p>28316</text:p>
          </table:table-cell>
          <table:table-cell office:value-type="float" office:value="28320" table:formula="of:=[.AN56]+4" table:style-name="ce2">
            <text:p>28320</text:p>
          </table:table-cell>
          <table:table-cell office:value-type="float" office:value="28324" table:formula="of:=[.AO56]+4" table:style-name="ce2">
            <text:p>28324</text:p>
          </table:table-cell>
          <table:table-cell office:value-type="float" office:value="28328" table:formula="of:=[.AP56]+4" table:style-name="ce2">
            <text:p>28328</text:p>
          </table:table-cell>
          <table:table-cell office:value-type="float" office:value="28332" table:formula="of:=[.AQ56]+4" table:style-name="ce2">
            <text:p>28332</text:p>
          </table:table-cell>
          <table:table-cell office:value-type="float" office:value="28336" table:formula="of:=[.AR56]+4" table:style-name="ce2">
            <text:p>28336</text:p>
          </table:table-cell>
          <table:table-cell office:value-type="float" office:value="28340" table:formula="of:=[.AS56]+4" table:style-name="ce2">
            <text:p>28340</text:p>
          </table:table-cell>
          <table:table-cell office:value-type="float" office:value="28344" table:formula="of:=[.AT56]+4" table:style-name="ce2">
            <text:p>28344</text:p>
          </table:table-cell>
          <table:table-cell office:value-type="float" office:value="28348" table:formula="of:=[.AU56]+4" table:style-name="ce2">
            <text:p>28348</text:p>
          </table:table-cell>
          <table:table-cell office:value-type="float" office:value="28352" table:formula="of:=[.AV56]+4" table:style-name="ce2">
            <text:p>28352</text:p>
          </table:table-cell>
          <table:table-cell office:value-type="float" office:value="28356" table:formula="of:=[.AW56]+4" table:style-name="ce2">
            <text:p>28356</text:p>
          </table:table-cell>
          <table:table-cell office:value-type="float" office:value="28360" table:formula="of:=[.AX56]+4" table:style-name="ce2">
            <text:p>28360</text:p>
          </table:table-cell>
          <table:table-cell office:value-type="float" office:value="28364" table:formula="of:=[.AY56]+4" table:style-name="ce2">
            <text:p>28364</text:p>
          </table:table-cell>
          <table:table-cell office:value-type="float" office:value="28368" table:formula="of:=[.AZ56]+4" table:style-name="ce2">
            <text:p>28368</text:p>
          </table:table-cell>
          <table:table-cell office:value-type="float" office:value="28372" table:formula="of:=[.BA56]+4" table:style-name="ce2">
            <text:p>28372</text:p>
          </table:table-cell>
          <table:table-cell office:value-type="float" office:value="28376" table:formula="of:=[.BB56]+4" table:style-name="ce2">
            <text:p>28376</text:p>
          </table:table-cell>
          <table:table-cell office:value-type="float" office:value="28380" table:formula="of:=[.BC56]+4" table:style-name="ce2">
            <text:p>28380</text:p>
          </table:table-cell>
          <table:table-cell office:value-type="float" office:value="28384" table:formula="of:=[.BD56]+4" table:style-name="ce2">
            <text:p>28384</text:p>
          </table:table-cell>
          <table:table-cell office:value-type="float" office:value="28388" table:formula="of:=[.BE56]+4" table:style-name="ce2">
            <text:p>28388</text:p>
          </table:table-cell>
          <table:table-cell office:value-type="float" office:value="28392" table:formula="of:=[.BF56]+4" table:style-name="ce2">
            <text:p>28392</text:p>
          </table:table-cell>
          <table:table-cell office:value-type="float" office:value="28396" table:formula="of:=[.BG56]+4" table:style-name="ce2">
            <text:p>28396</text:p>
          </table:table-cell>
          <table:table-cell office:value-type="float" office:value="28400" table:formula="of:=[.BH56]+4" table:style-name="ce2">
            <text:p>28400</text:p>
          </table:table-cell>
          <table:table-cell office:value-type="float" office:value="28404" table:formula="of:=[.BI56]+4" table:style-name="ce2">
            <text:p>28404</text:p>
          </table:table-cell>
          <table:table-cell office:value-type="float" office:value="28408" table:formula="of:=[.BJ56]+4" table:style-name="ce2">
            <text:p>28408</text:p>
          </table:table-cell>
          <table:table-cell office:value-type="float" office:value="28412" table:formula="of:=[.BK56]+4" table:style-name="ce2">
            <text:p>28412</text:p>
          </table:table-cell>
          <table:table-cell office:value-type="float" office:value="28416" table:formula="of:=[.BL56]+4" table:style-name="ce2">
            <text:p>28416</text:p>
          </table:table-cell>
          <table:table-cell office:value-type="float" office:value="28420" table:formula="of:=[.BM56]+4" table:style-name="ce2">
            <text:p>28420</text:p>
          </table:table-cell>
          <table:table-cell office:value-type="float" office:value="28424" table:formula="of:=[.BN56]+4" table:style-name="ce2">
            <text:p>28424</text:p>
          </table:table-cell>
          <table:table-cell office:value-type="float" office:value="28428" table:formula="of:=[.BO56]+4" table:style-name="ce2">
            <text:p>28428</text:p>
          </table:table-cell>
          <table:table-cell office:value-type="float" office:value="28432" table:formula="of:=[.BP56]+4" table:style-name="ce2">
            <text:p>28432</text:p>
          </table:table-cell>
          <table:table-cell office:value-type="float" office:value="28436" table:formula="of:=[.BQ56]+4" table:style-name="ce2">
            <text:p>28436</text:p>
          </table:table-cell>
          <table:table-cell office:value-type="float" office:value="28440" table:formula="of:=[.BR56]+4" table:style-name="ce2">
            <text:p>28440</text:p>
          </table:table-cell>
          <table:table-cell office:value-type="float" office:value="28444" table:formula="of:=[.BS56]+4" table:style-name="ce2">
            <text:p>28444</text:p>
          </table:table-cell>
          <table:table-cell office:value-type="float" office:value="28448" table:formula="of:=[.BT56]+4" table:style-name="ce2">
            <text:p>28448</text:p>
          </table:table-cell>
          <table:table-cell office:value-type="float" office:value="28452" table:formula="of:=[.BU56]+4" table:style-name="ce2">
            <text:p>28452</text:p>
          </table:table-cell>
          <table:table-cell office:value-type="float" office:value="28456" table:formula="of:=[.BV56]+4" table:style-name="ce2">
            <text:p>28456</text:p>
          </table:table-cell>
          <table:table-cell office:value-type="float" office:value="28460" table:formula="of:=[.BW56]+4" table:style-name="ce2">
            <text:p>28460</text:p>
          </table:table-cell>
          <table:table-cell office:value-type="float" office:value="28464" table:formula="of:=[.BX56]+4" table:style-name="ce2">
            <text:p>28464</text:p>
          </table:table-cell>
          <table:table-cell office:value-type="float" office:value="28468" table:formula="of:=[.BY56]+4" table:style-name="ce2">
            <text:p>28468</text:p>
          </table:table-cell>
          <table:table-cell office:value-type="float" office:value="28472" table:formula="of:=[.BZ56]+4" table:style-name="ce2">
            <text:p>28472</text:p>
          </table:table-cell>
          <table:table-cell office:value-type="float" office:value="28476" table:formula="of:=[.CA56]+4" table:style-name="ce2">
            <text:p>28476</text:p>
          </table:table-cell>
          <table:table-cell office:value-type="float" office:value="28480" table:formula="of:=[.CB56]+4" table:style-name="ce2">
            <text:p>28480</text:p>
          </table:table-cell>
          <table:table-cell office:value-type="float" office:value="28484" table:formula="of:=[.CC56]+4" table:style-name="ce2">
            <text:p>28484</text:p>
          </table:table-cell>
          <table:table-cell office:value-type="float" office:value="28488" table:formula="of:=[.CD56]+4" table:style-name="ce2">
            <text:p>28488</text:p>
          </table:table-cell>
          <table:table-cell office:value-type="float" office:value="28492" table:formula="of:=[.CE56]+4" table:style-name="ce2">
            <text:p>28492</text:p>
          </table:table-cell>
          <table:table-cell office:value-type="float" office:value="28496" table:formula="of:=[.CF56]+4" table:style-name="ce2">
            <text:p>28496</text:p>
          </table:table-cell>
          <table:table-cell office:value-type="float" office:value="28500" table:formula="of:=[.CG56]+4" table:style-name="ce2">
            <text:p>28500</text:p>
          </table:table-cell>
          <table:table-cell office:value-type="float" office:value="28504" table:formula="of:=[.CH56]+4" table:style-name="ce2">
            <text:p>28504</text:p>
          </table:table-cell>
          <table:table-cell office:value-type="float" office:value="28508" table:formula="of:=[.CI56]+4" table:style-name="ce2">
            <text:p>28508</text:p>
          </table:table-cell>
          <table:table-cell office:value-type="float" office:value="28512" table:formula="of:=[.CJ56]+4" table:style-name="ce2">
            <text:p>28512</text:p>
          </table:table-cell>
          <table:table-cell office:value-type="float" office:value="28516" table:formula="of:=[.CK56]+4" table:style-name="ce2">
            <text:p>28516</text:p>
          </table:table-cell>
          <table:table-cell office:value-type="float" office:value="28520" table:formula="of:=[.CL56]+4" table:style-name="ce2">
            <text:p>28520</text:p>
          </table:table-cell>
          <table:table-cell office:value-type="float" office:value="28524" table:formula="of:=[.CM56]+4" table:style-name="ce2">
            <text:p>28524</text:p>
          </table:table-cell>
          <table:table-cell office:value-type="float" office:value="28528" table:formula="of:=[.CN56]+4" table:style-name="ce2">
            <text:p>28528</text:p>
          </table:table-cell>
          <table:table-cell office:value-type="float" office:value="28532" table:formula="of:=[.CO56]+4" table:style-name="ce2">
            <text:p>28532</text:p>
          </table:table-cell>
          <table:table-cell office:value-type="float" office:value="28536" table:formula="of:=[.CP56]+4" table:style-name="ce2">
            <text:p>28536</text:p>
          </table:table-cell>
          <table:table-cell office:value-type="float" office:value="28540" table:formula="of:=[.CQ56]+4" table:style-name="ce2">
            <text:p>28540</text:p>
          </table:table-cell>
          <table:table-cell office:value-type="float" office:value="28544" table:formula="of:=[.CR56]+4" table:style-name="ce2">
            <text:p>28544</text:p>
          </table:table-cell>
          <table:table-cell office:value-type="float" office:value="28548" table:formula="of:=[.CS56]+4" table:style-name="ce2">
            <text:p>28548</text:p>
          </table:table-cell>
          <table:table-cell office:value-type="float" office:value="28552" table:formula="of:=[.CT56]+4" table:style-name="ce2">
            <text:p>28552</text:p>
          </table:table-cell>
          <table:table-cell office:value-type="float" office:value="28556" table:formula="of:=[.CU56]+4" table:style-name="ce2">
            <text:p>28556</text:p>
          </table:table-cell>
          <table:table-cell office:value-type="float" office:value="28560" table:formula="of:=[.CV56]+4" table:style-name="ce2">
            <text:p>28560</text:p>
          </table:table-cell>
          <table:table-cell office:value-type="float" office:value="28564" table:formula="of:=[.CW56]+4" table:style-name="ce2">
            <text:p>28564</text:p>
          </table:table-cell>
          <table:table-cell office:value-type="float" office:value="28568" table:formula="of:=[.CX56]+4" table:style-name="ce2">
            <text:p>28568</text:p>
          </table:table-cell>
          <table:table-cell office:value-type="float" office:value="28572" table:formula="of:=[.CY56]+4" table:style-name="ce2">
            <text:p>28572</text:p>
          </table:table-cell>
          <table:table-cell office:value-type="float" office:value="28576" table:formula="of:=[.CZ56]+4" table:style-name="ce2">
            <text:p>28576</text:p>
          </table:table-cell>
          <table:table-cell office:value-type="float" office:value="28580" table:formula="of:=[.DA56]+4" table:style-name="ce2">
            <text:p>28580</text:p>
          </table:table-cell>
          <table:table-cell office:value-type="float" office:value="28584" table:formula="of:=[.DB56]+4" table:style-name="ce2">
            <text:p>28584</text:p>
          </table:table-cell>
          <table:table-cell office:value-type="float" office:value="28588" table:formula="of:=[.DC56]+4" table:style-name="ce2">
            <text:p>28588</text:p>
          </table:table-cell>
          <table:table-cell office:value-type="float" office:value="28592" table:formula="of:=[.DD56]+4" table:style-name="ce2">
            <text:p>28592</text:p>
          </table:table-cell>
          <table:table-cell office:value-type="float" office:value="28596" table:formula="of:=[.DE56]+4" table:style-name="ce2">
            <text:p>28596</text:p>
          </table:table-cell>
          <table:table-cell office:value-type="float" office:value="28600" table:formula="of:=[.DF56]+4" table:style-name="ce2">
            <text:p>28600</text:p>
          </table:table-cell>
          <table:table-cell office:value-type="float" office:value="28604" table:formula="of:=[.DG56]+4" table:style-name="ce2">
            <text:p>28604</text:p>
          </table:table-cell>
          <table:table-cell office:value-type="float" office:value="28608" table:formula="of:=[.DH56]+4" table:style-name="ce2">
            <text:p>28608</text:p>
          </table:table-cell>
          <table:table-cell office:value-type="float" office:value="28612" table:formula="of:=[.DI56]+4" table:style-name="ce2">
            <text:p>28612</text:p>
          </table:table-cell>
          <table:table-cell office:value-type="float" office:value="28616" table:formula="of:=[.DJ56]+4" table:style-name="ce2">
            <text:p>28616</text:p>
          </table:table-cell>
          <table:table-cell office:value-type="float" office:value="28620" table:formula="of:=[.DK56]+4" table:style-name="ce2">
            <text:p>28620</text:p>
          </table:table-cell>
          <table:table-cell office:value-type="float" office:value="28624" table:formula="of:=[.DL56]+4" table:style-name="ce2">
            <text:p>28624</text:p>
          </table:table-cell>
          <table:table-cell office:value-type="float" office:value="28628" table:formula="of:=[.DM56]+4" table:style-name="ce2">
            <text:p>28628</text:p>
          </table:table-cell>
          <table:table-cell office:value-type="float" office:value="28632" table:formula="of:=[.DN56]+4" table:style-name="ce2">
            <text:p>28632</text:p>
          </table:table-cell>
          <table:table-cell office:value-type="float" office:value="28636" table:formula="of:=[.DO56]+4" table:style-name="ce2">
            <text:p>28636</text:p>
          </table:table-cell>
          <table:table-cell office:value-type="float" office:value="28640" table:formula="of:=[.DP56]+4" table:style-name="ce2">
            <text:p>28640</text:p>
          </table:table-cell>
          <table:table-cell office:value-type="float" office:value="28644" table:formula="of:=[.DQ56]+4" table:style-name="ce2">
            <text:p>28644</text:p>
          </table:table-cell>
          <table:table-cell office:value-type="float" office:value="28648" table:formula="of:=[.DR56]+4" table:style-name="ce2">
            <text:p>28648</text:p>
          </table:table-cell>
          <table:table-cell office:value-type="float" office:value="28652" table:formula="of:=[.DS56]+4" table:style-name="ce2">
            <text:p>28652</text:p>
          </table:table-cell>
          <table:table-cell office:value-type="float" office:value="28656" table:formula="of:=[.DT56]+4" table:style-name="ce4">
            <text:p>28656</text:p>
          </table:table-cell>
          <table:table-cell office:value-type="float" office:value="28660" table:formula="of:=[.DU56]+4" table:style-name="ce4">
            <text:p>28660</text:p>
          </table:table-cell>
          <table:table-cell office:value-type="float" office:value="28664" table:formula="of:=[.DV56]+4" table:style-name="ce4">
            <text:p>28664</text:p>
          </table:table-cell>
          <table:table-cell office:value-type="float" office:value="28668" table:formula="of:=[.DW56]+4" table:style-name="ce4">
            <text:p>28668</text:p>
          </table:table-cell>
          <table:table-cell table:number-columns-repeated="16256"/>
        </table:table-row>
        <table:table-row table:style-name="ro1">
          <table:table-cell office:value-type="float" office:value="28672" table:formula="of:=[.A56]+512" table:style-name="ce2">
            <text:p>28672</text:p>
          </table:table-cell>
          <table:table-cell office:value-type="float" office:value="28676" table:formula="of:=[.B56]+512" table:style-name="ce4">
            <text:p>28676</text:p>
          </table:table-cell>
          <table:table-cell office:value-type="float" office:value="28680" table:formula="of:=[.B57]+4" table:style-name="ce4">
            <text:p>28680</text:p>
          </table:table-cell>
          <table:table-cell office:value-type="float" office:value="28684" table:formula="of:=[.C57]+4" table:style-name="ce2">
            <text:p>28684</text:p>
          </table:table-cell>
          <table:table-cell office:value-type="float" office:value="28688" table:formula="of:=[.D57]+4" table:style-name="ce2">
            <text:p>28688</text:p>
          </table:table-cell>
          <table:table-cell office:value-type="float" office:value="28692" table:formula="of:=[.E57]+4" table:style-name="ce2">
            <text:p>28692</text:p>
          </table:table-cell>
          <table:table-cell office:value-type="float" office:value="28696" table:formula="of:=[.F57]+4" table:style-name="ce4">
            <text:p>28696</text:p>
          </table:table-cell>
          <table:table-cell office:value-type="float" office:value="28700" table:formula="of:=[.G57]+4" table:style-name="ce4">
            <text:p>28700</text:p>
          </table:table-cell>
          <table:table-cell office:value-type="float" office:value="28704" table:formula="of:=[.H57]+4" table:style-name="ce2">
            <text:p>28704</text:p>
          </table:table-cell>
          <table:table-cell office:value-type="float" office:value="28708" table:formula="of:=[.I57]+4" table:style-name="ce2">
            <text:p>28708</text:p>
          </table:table-cell>
          <table:table-cell office:value-type="float" office:value="28712" table:formula="of:=[.J57]+4" table:style-name="ce2">
            <text:p>28712</text:p>
          </table:table-cell>
          <table:table-cell office:value-type="float" office:value="28716" table:formula="of:=[.K57]+4" table:style-name="ce2">
            <text:p>28716</text:p>
          </table:table-cell>
          <table:table-cell office:value-type="float" office:value="28720" table:formula="of:=[.L57]+4" table:style-name="ce2">
            <text:p>28720</text:p>
          </table:table-cell>
          <table:table-cell office:value-type="float" office:value="28724" table:formula="of:=[.M57]+4" table:style-name="ce2">
            <text:p>28724</text:p>
          </table:table-cell>
          <table:table-cell office:value-type="float" office:value="28728" table:formula="of:=[.N57]+4" table:style-name="ce2">
            <text:p>28728</text:p>
          </table:table-cell>
          <table:table-cell office:value-type="float" office:value="28732" table:formula="of:=[.O57]+4" table:style-name="ce2">
            <text:p>28732</text:p>
          </table:table-cell>
          <table:table-cell office:value-type="float" office:value="28736" table:formula="of:=[.P57]+4" table:style-name="ce2">
            <text:p>28736</text:p>
          </table:table-cell>
          <table:table-cell office:value-type="float" office:value="28740" table:formula="of:=[.Q57]+4" table:style-name="ce2">
            <text:p>28740</text:p>
          </table:table-cell>
          <table:table-cell office:value-type="float" office:value="28744" table:formula="of:=[.R57]+4" table:style-name="ce2">
            <text:p>28744</text:p>
          </table:table-cell>
          <table:table-cell office:value-type="float" office:value="28748" table:formula="of:=[.S57]+4" table:style-name="ce2">
            <text:p>28748</text:p>
          </table:table-cell>
          <table:table-cell office:value-type="float" office:value="28752" table:formula="of:=[.T57]+4" table:style-name="ce2">
            <text:p>28752</text:p>
          </table:table-cell>
          <table:table-cell office:value-type="float" office:value="28756" table:formula="of:=[.U57]+4" table:style-name="ce2">
            <text:p>28756</text:p>
          </table:table-cell>
          <table:table-cell office:value-type="float" office:value="28760" table:formula="of:=[.V57]+4" table:style-name="ce2">
            <text:p>28760</text:p>
          </table:table-cell>
          <table:table-cell office:value-type="float" office:value="28764" table:formula="of:=[.W57]+4" table:style-name="ce2">
            <text:p>28764</text:p>
          </table:table-cell>
          <table:table-cell office:value-type="float" office:value="28768" table:formula="of:=[.X57]+4" table:style-name="ce2">
            <text:p>28768</text:p>
          </table:table-cell>
          <table:table-cell office:value-type="float" office:value="28772" table:formula="of:=[.Y57]+4" table:style-name="ce2">
            <text:p>28772</text:p>
          </table:table-cell>
          <table:table-cell office:value-type="float" office:value="28776" table:formula="of:=[.Z57]+4" table:style-name="ce2">
            <text:p>28776</text:p>
          </table:table-cell>
          <table:table-cell office:value-type="float" office:value="28780" table:formula="of:=[.AA57]+4" table:style-name="ce2">
            <text:p>28780</text:p>
          </table:table-cell>
          <table:table-cell office:value-type="float" office:value="28784" table:formula="of:=[.AB57]+4" table:style-name="ce2">
            <text:p>28784</text:p>
          </table:table-cell>
          <table:table-cell office:value-type="float" office:value="28788" table:formula="of:=[.AC57]+4" table:style-name="ce2">
            <text:p>28788</text:p>
          </table:table-cell>
          <table:table-cell office:value-type="float" office:value="28792" table:formula="of:=[.AD57]+4" table:style-name="ce2">
            <text:p>28792</text:p>
          </table:table-cell>
          <table:table-cell office:value-type="float" office:value="28796" table:formula="of:=[.AE57]+4" table:style-name="ce2">
            <text:p>28796</text:p>
          </table:table-cell>
          <table:table-cell office:value-type="float" office:value="28800" table:formula="of:=[.AF57]+4" table:style-name="ce2">
            <text:p>28800</text:p>
          </table:table-cell>
          <table:table-cell office:value-type="float" office:value="28804" table:formula="of:=[.AG57]+4" table:style-name="ce2">
            <text:p>28804</text:p>
          </table:table-cell>
          <table:table-cell office:value-type="float" office:value="28808" table:formula="of:=[.AH57]+4" table:style-name="ce2">
            <text:p>28808</text:p>
          </table:table-cell>
          <table:table-cell office:value-type="float" office:value="28812" table:formula="of:=[.AI57]+4" table:style-name="ce2">
            <text:p>28812</text:p>
          </table:table-cell>
          <table:table-cell office:value-type="float" office:value="28816" table:formula="of:=[.AJ57]+4" table:style-name="ce2">
            <text:p>28816</text:p>
          </table:table-cell>
          <table:table-cell office:value-type="float" office:value="28820" table:formula="of:=[.AK57]+4" table:style-name="ce2">
            <text:p>28820</text:p>
          </table:table-cell>
          <table:table-cell office:value-type="float" office:value="28824" table:formula="of:=[.AL57]+4" table:style-name="ce2">
            <text:p>28824</text:p>
          </table:table-cell>
          <table:table-cell office:value-type="float" office:value="28828" table:formula="of:=[.AM57]+4" table:style-name="ce2">
            <text:p>28828</text:p>
          </table:table-cell>
          <table:table-cell office:value-type="float" office:value="28832" table:formula="of:=[.AN57]+4" table:style-name="ce2">
            <text:p>28832</text:p>
          </table:table-cell>
          <table:table-cell office:value-type="float" office:value="28836" table:formula="of:=[.AO57]+4" table:style-name="ce2">
            <text:p>28836</text:p>
          </table:table-cell>
          <table:table-cell office:value-type="float" office:value="28840" table:formula="of:=[.AP57]+4" table:style-name="ce2">
            <text:p>28840</text:p>
          </table:table-cell>
          <table:table-cell office:value-type="float" office:value="28844" table:formula="of:=[.AQ57]+4" table:style-name="ce2">
            <text:p>28844</text:p>
          </table:table-cell>
          <table:table-cell office:value-type="float" office:value="28848" table:formula="of:=[.AR57]+4" table:style-name="ce2">
            <text:p>28848</text:p>
          </table:table-cell>
          <table:table-cell office:value-type="float" office:value="28852" table:formula="of:=[.AS57]+4" table:style-name="ce2">
            <text:p>28852</text:p>
          </table:table-cell>
          <table:table-cell office:value-type="float" office:value="28856" table:formula="of:=[.AT57]+4" table:style-name="ce2">
            <text:p>28856</text:p>
          </table:table-cell>
          <table:table-cell office:value-type="float" office:value="28860" table:formula="of:=[.AU57]+4" table:style-name="ce2">
            <text:p>28860</text:p>
          </table:table-cell>
          <table:table-cell office:value-type="float" office:value="28864" table:formula="of:=[.AV57]+4" table:style-name="ce2">
            <text:p>28864</text:p>
          </table:table-cell>
          <table:table-cell office:value-type="float" office:value="28868" table:formula="of:=[.AW57]+4" table:style-name="ce2">
            <text:p>28868</text:p>
          </table:table-cell>
          <table:table-cell office:value-type="float" office:value="28872" table:formula="of:=[.AX57]+4" table:style-name="ce2">
            <text:p>28872</text:p>
          </table:table-cell>
          <table:table-cell office:value-type="float" office:value="28876" table:formula="of:=[.AY57]+4" table:style-name="ce2">
            <text:p>28876</text:p>
          </table:table-cell>
          <table:table-cell office:value-type="float" office:value="28880" table:formula="of:=[.AZ57]+4" table:style-name="ce2">
            <text:p>28880</text:p>
          </table:table-cell>
          <table:table-cell office:value-type="float" office:value="28884" table:formula="of:=[.BA57]+4" table:style-name="ce2">
            <text:p>28884</text:p>
          </table:table-cell>
          <table:table-cell office:value-type="float" office:value="28888" table:formula="of:=[.BB57]+4" table:style-name="ce2">
            <text:p>28888</text:p>
          </table:table-cell>
          <table:table-cell office:value-type="float" office:value="28892" table:formula="of:=[.BC57]+4" table:style-name="ce2">
            <text:p>28892</text:p>
          </table:table-cell>
          <table:table-cell office:value-type="float" office:value="28896" table:formula="of:=[.BD57]+4" table:style-name="ce2">
            <text:p>28896</text:p>
          </table:table-cell>
          <table:table-cell office:value-type="float" office:value="28900" table:formula="of:=[.BE57]+4" table:style-name="ce2">
            <text:p>28900</text:p>
          </table:table-cell>
          <table:table-cell office:value-type="float" office:value="28904" table:formula="of:=[.BF57]+4" table:style-name="ce2">
            <text:p>28904</text:p>
          </table:table-cell>
          <table:table-cell office:value-type="float" office:value="28908" table:formula="of:=[.BG57]+4" table:style-name="ce2">
            <text:p>28908</text:p>
          </table:table-cell>
          <table:table-cell office:value-type="float" office:value="28912" table:formula="of:=[.BH57]+4" table:style-name="ce2">
            <text:p>28912</text:p>
          </table:table-cell>
          <table:table-cell office:value-type="float" office:value="28916" table:formula="of:=[.BI57]+4" table:style-name="ce2">
            <text:p>28916</text:p>
          </table:table-cell>
          <table:table-cell office:value-type="float" office:value="28920" table:formula="of:=[.BJ57]+4" table:style-name="ce2">
            <text:p>28920</text:p>
          </table:table-cell>
          <table:table-cell office:value-type="float" office:value="28924" table:formula="of:=[.BK57]+4" table:style-name="ce2">
            <text:p>28924</text:p>
          </table:table-cell>
          <table:table-cell office:value-type="float" office:value="28928" table:formula="of:=[.BL57]+4" table:style-name="ce2">
            <text:p>28928</text:p>
          </table:table-cell>
          <table:table-cell office:value-type="float" office:value="28932" table:formula="of:=[.BM57]+4" table:style-name="ce2">
            <text:p>28932</text:p>
          </table:table-cell>
          <table:table-cell office:value-type="float" office:value="28936" table:formula="of:=[.BN57]+4" table:style-name="ce2">
            <text:p>28936</text:p>
          </table:table-cell>
          <table:table-cell office:value-type="float" office:value="28940" table:formula="of:=[.BO57]+4" table:style-name="ce2">
            <text:p>28940</text:p>
          </table:table-cell>
          <table:table-cell office:value-type="float" office:value="28944" table:formula="of:=[.BP57]+4" table:style-name="ce2">
            <text:p>28944</text:p>
          </table:table-cell>
          <table:table-cell office:value-type="float" office:value="28948" table:formula="of:=[.BQ57]+4" table:style-name="ce2">
            <text:p>28948</text:p>
          </table:table-cell>
          <table:table-cell office:value-type="float" office:value="28952" table:formula="of:=[.BR57]+4" table:style-name="ce2">
            <text:p>28952</text:p>
          </table:table-cell>
          <table:table-cell office:value-type="float" office:value="28956" table:formula="of:=[.BS57]+4" table:style-name="ce2">
            <text:p>28956</text:p>
          </table:table-cell>
          <table:table-cell office:value-type="float" office:value="28960" table:formula="of:=[.BT57]+4" table:style-name="ce2">
            <text:p>28960</text:p>
          </table:table-cell>
          <table:table-cell office:value-type="float" office:value="28964" table:formula="of:=[.BU57]+4" table:style-name="ce2">
            <text:p>28964</text:p>
          </table:table-cell>
          <table:table-cell office:value-type="float" office:value="28968" table:formula="of:=[.BV57]+4" table:style-name="ce2">
            <text:p>28968</text:p>
          </table:table-cell>
          <table:table-cell office:value-type="float" office:value="28972" table:formula="of:=[.BW57]+4" table:style-name="ce2">
            <text:p>28972</text:p>
          </table:table-cell>
          <table:table-cell office:value-type="float" office:value="28976" table:formula="of:=[.BX57]+4" table:style-name="ce2">
            <text:p>28976</text:p>
          </table:table-cell>
          <table:table-cell office:value-type="float" office:value="28980" table:formula="of:=[.BY57]+4" table:style-name="ce2">
            <text:p>28980</text:p>
          </table:table-cell>
          <table:table-cell office:value-type="float" office:value="28984" table:formula="of:=[.BZ57]+4" table:style-name="ce2">
            <text:p>28984</text:p>
          </table:table-cell>
          <table:table-cell office:value-type="float" office:value="28988" table:formula="of:=[.CA57]+4" table:style-name="ce2">
            <text:p>28988</text:p>
          </table:table-cell>
          <table:table-cell office:value-type="float" office:value="28992" table:formula="of:=[.CB57]+4" table:style-name="ce2">
            <text:p>28992</text:p>
          </table:table-cell>
          <table:table-cell office:value-type="float" office:value="28996" table:formula="of:=[.CC57]+4" table:style-name="ce2">
            <text:p>28996</text:p>
          </table:table-cell>
          <table:table-cell office:value-type="float" office:value="29000" table:formula="of:=[.CD57]+4" table:style-name="ce2">
            <text:p>29000</text:p>
          </table:table-cell>
          <table:table-cell office:value-type="float" office:value="29004" table:formula="of:=[.CE57]+4" table:style-name="ce2">
            <text:p>29004</text:p>
          </table:table-cell>
          <table:table-cell office:value-type="float" office:value="29008" table:formula="of:=[.CF57]+4" table:style-name="ce2">
            <text:p>29008</text:p>
          </table:table-cell>
          <table:table-cell office:value-type="float" office:value="29012" table:formula="of:=[.CG57]+4" table:style-name="ce2">
            <text:p>29012</text:p>
          </table:table-cell>
          <table:table-cell office:value-type="float" office:value="29016" table:formula="of:=[.CH57]+4" table:style-name="ce2">
            <text:p>29016</text:p>
          </table:table-cell>
          <table:table-cell office:value-type="float" office:value="29020" table:formula="of:=[.CI57]+4" table:style-name="ce2">
            <text:p>29020</text:p>
          </table:table-cell>
          <table:table-cell office:value-type="float" office:value="29024" table:formula="of:=[.CJ57]+4" table:style-name="ce2">
            <text:p>29024</text:p>
          </table:table-cell>
          <table:table-cell office:value-type="float" office:value="29028" table:formula="of:=[.CK57]+4" table:style-name="ce2">
            <text:p>29028</text:p>
          </table:table-cell>
          <table:table-cell office:value-type="float" office:value="29032" table:formula="of:=[.CL57]+4" table:style-name="ce2">
            <text:p>29032</text:p>
          </table:table-cell>
          <table:table-cell office:value-type="float" office:value="29036" table:formula="of:=[.CM57]+4" table:style-name="ce2">
            <text:p>29036</text:p>
          </table:table-cell>
          <table:table-cell office:value-type="float" office:value="29040" table:formula="of:=[.CN57]+4" table:style-name="ce2">
            <text:p>29040</text:p>
          </table:table-cell>
          <table:table-cell office:value-type="float" office:value="29044" table:formula="of:=[.CO57]+4" table:style-name="ce2">
            <text:p>29044</text:p>
          </table:table-cell>
          <table:table-cell office:value-type="float" office:value="29048" table:formula="of:=[.CP57]+4" table:style-name="ce2">
            <text:p>29048</text:p>
          </table:table-cell>
          <table:table-cell office:value-type="float" office:value="29052" table:formula="of:=[.CQ57]+4" table:style-name="ce2">
            <text:p>29052</text:p>
          </table:table-cell>
          <table:table-cell office:value-type="float" office:value="29056" table:formula="of:=[.CR57]+4" table:style-name="ce2">
            <text:p>29056</text:p>
          </table:table-cell>
          <table:table-cell office:value-type="float" office:value="29060" table:formula="of:=[.CS57]+4" table:style-name="ce2">
            <text:p>29060</text:p>
          </table:table-cell>
          <table:table-cell office:value-type="float" office:value="29064" table:formula="of:=[.CT57]+4" table:style-name="ce2">
            <text:p>29064</text:p>
          </table:table-cell>
          <table:table-cell office:value-type="float" office:value="29068" table:formula="of:=[.CU57]+4" table:style-name="ce2">
            <text:p>29068</text:p>
          </table:table-cell>
          <table:table-cell office:value-type="float" office:value="29072" table:formula="of:=[.CV57]+4" table:style-name="ce2">
            <text:p>29072</text:p>
          </table:table-cell>
          <table:table-cell office:value-type="float" office:value="29076" table:formula="of:=[.CW57]+4" table:style-name="ce2">
            <text:p>29076</text:p>
          </table:table-cell>
          <table:table-cell office:value-type="float" office:value="29080" table:formula="of:=[.CX57]+4" table:style-name="ce2">
            <text:p>29080</text:p>
          </table:table-cell>
          <table:table-cell office:value-type="float" office:value="29084" table:formula="of:=[.CY57]+4" table:style-name="ce2">
            <text:p>29084</text:p>
          </table:table-cell>
          <table:table-cell office:value-type="float" office:value="29088" table:formula="of:=[.CZ57]+4" table:style-name="ce2">
            <text:p>29088</text:p>
          </table:table-cell>
          <table:table-cell office:value-type="float" office:value="29092" table:formula="of:=[.DA57]+4" table:style-name="ce2">
            <text:p>29092</text:p>
          </table:table-cell>
          <table:table-cell office:value-type="float" office:value="29096" table:formula="of:=[.DB57]+4" table:style-name="ce2">
            <text:p>29096</text:p>
          </table:table-cell>
          <table:table-cell office:value-type="float" office:value="29100" table:formula="of:=[.DC57]+4" table:style-name="ce2">
            <text:p>29100</text:p>
          </table:table-cell>
          <table:table-cell office:value-type="float" office:value="29104" table:formula="of:=[.DD57]+4" table:style-name="ce2">
            <text:p>29104</text:p>
          </table:table-cell>
          <table:table-cell office:value-type="float" office:value="29108" table:formula="of:=[.DE57]+4" table:style-name="ce2">
            <text:p>29108</text:p>
          </table:table-cell>
          <table:table-cell office:value-type="float" office:value="29112" table:formula="of:=[.DF57]+4" table:style-name="ce2">
            <text:p>29112</text:p>
          </table:table-cell>
          <table:table-cell office:value-type="float" office:value="29116" table:formula="of:=[.DG57]+4" table:style-name="ce2">
            <text:p>29116</text:p>
          </table:table-cell>
          <table:table-cell office:value-type="float" office:value="29120" table:formula="of:=[.DH57]+4" table:style-name="ce2">
            <text:p>29120</text:p>
          </table:table-cell>
          <table:table-cell office:value-type="float" office:value="29124" table:formula="of:=[.DI57]+4" table:style-name="ce2">
            <text:p>29124</text:p>
          </table:table-cell>
          <table:table-cell office:value-type="float" office:value="29128" table:formula="of:=[.DJ57]+4" table:style-name="ce2">
            <text:p>29128</text:p>
          </table:table-cell>
          <table:table-cell office:value-type="float" office:value="29132" table:formula="of:=[.DK57]+4" table:style-name="ce2">
            <text:p>29132</text:p>
          </table:table-cell>
          <table:table-cell office:value-type="float" office:value="29136" table:formula="of:=[.DL57]+4" table:style-name="ce2">
            <text:p>29136</text:p>
          </table:table-cell>
          <table:table-cell office:value-type="float" office:value="29140" table:formula="of:=[.DM57]+4" table:style-name="ce2">
            <text:p>29140</text:p>
          </table:table-cell>
          <table:table-cell office:value-type="float" office:value="29144" table:formula="of:=[.DN57]+4" table:style-name="ce2">
            <text:p>29144</text:p>
          </table:table-cell>
          <table:table-cell office:value-type="float" office:value="29148" table:formula="of:=[.DO57]+4" table:style-name="ce2">
            <text:p>29148</text:p>
          </table:table-cell>
          <table:table-cell office:value-type="float" office:value="29152" table:formula="of:=[.DP57]+4" table:style-name="ce2">
            <text:p>29152</text:p>
          </table:table-cell>
          <table:table-cell office:value-type="float" office:value="29156" table:formula="of:=[.DQ57]+4" table:style-name="ce2">
            <text:p>29156</text:p>
          </table:table-cell>
          <table:table-cell office:value-type="float" office:value="29160" table:formula="of:=[.DR57]+4" table:style-name="ce2">
            <text:p>29160</text:p>
          </table:table-cell>
          <table:table-cell office:value-type="float" office:value="29164" table:formula="of:=[.DS57]+4" table:style-name="ce4">
            <text:p>29164</text:p>
          </table:table-cell>
          <table:table-cell office:value-type="float" office:value="29168" table:formula="of:=[.DT57]+4" table:style-name="ce4">
            <text:p>29168</text:p>
          </table:table-cell>
          <table:table-cell office:value-type="float" office:value="29172" table:formula="of:=[.DU57]+4" table:style-name="ce4">
            <text:p>29172</text:p>
          </table:table-cell>
          <table:table-cell office:value-type="float" office:value="29176" table:formula="of:=[.DV57]+4" table:style-name="ce4">
            <text:p>29176</text:p>
          </table:table-cell>
          <table:table-cell office:value-type="float" office:value="29180" table:formula="of:=[.DW57]+4" table:style-name="ce4">
            <text:p>29180</text:p>
          </table:table-cell>
          <table:table-cell table:number-columns-repeated="16256"/>
        </table:table-row>
        <table:table-row table:style-name="ro1">
          <table:table-cell office:value-type="float" office:value="29184" table:formula="of:=[.A57]+512" table:style-name="ce2">
            <text:p>29184</text:p>
          </table:table-cell>
          <table:table-cell office:value-type="float" office:value="29188" table:formula="of:=[.B57]+512" table:style-name="ce4">
            <text:p>29188</text:p>
          </table:table-cell>
          <table:table-cell office:value-type="float" office:value="29192" table:formula="of:=[.B58]+4" table:style-name="ce4">
            <text:p>29192</text:p>
          </table:table-cell>
          <table:table-cell office:value-type="float" office:value="29196" table:formula="of:=[.C58]+4" table:style-name="ce2">
            <text:p>29196</text:p>
          </table:table-cell>
          <table:table-cell office:value-type="float" office:value="29200" table:formula="of:=[.D58]+4" table:style-name="ce2">
            <text:p>29200</text:p>
          </table:table-cell>
          <table:table-cell office:value-type="float" office:value="29204" table:formula="of:=[.E58]+4" table:style-name="ce2">
            <text:p>29204</text:p>
          </table:table-cell>
          <table:table-cell office:value-type="float" office:value="29208" table:formula="of:=[.F58]+4" table:style-name="ce4">
            <text:p>29208</text:p>
          </table:table-cell>
          <table:table-cell office:value-type="float" office:value="29212" table:formula="of:=[.G58]+4" table:style-name="ce4">
            <text:p>29212</text:p>
          </table:table-cell>
          <table:table-cell office:value-type="float" office:value="29216" table:formula="of:=[.H58]+4" table:style-name="ce2">
            <text:p>29216</text:p>
          </table:table-cell>
          <table:table-cell office:value-type="float" office:value="29220" table:formula="of:=[.I58]+4" table:style-name="ce2">
            <text:p>29220</text:p>
          </table:table-cell>
          <table:table-cell office:value-type="float" office:value="29224" table:formula="of:=[.J58]+4" table:style-name="ce2">
            <text:p>29224</text:p>
          </table:table-cell>
          <table:table-cell office:value-type="float" office:value="29228" table:formula="of:=[.K58]+4" table:style-name="ce2">
            <text:p>29228</text:p>
          </table:table-cell>
          <table:table-cell office:value-type="float" office:value="29232" table:formula="of:=[.L58]+4" table:style-name="ce2">
            <text:p>29232</text:p>
          </table:table-cell>
          <table:table-cell office:value-type="float" office:value="29236" table:formula="of:=[.M58]+4" table:style-name="ce2">
            <text:p>29236</text:p>
          </table:table-cell>
          <table:table-cell office:value-type="float" office:value="29240" table:formula="of:=[.N58]+4" table:style-name="ce2">
            <text:p>29240</text:p>
          </table:table-cell>
          <table:table-cell office:value-type="float" office:value="29244" table:formula="of:=[.O58]+4" table:style-name="ce2">
            <text:p>29244</text:p>
          </table:table-cell>
          <table:table-cell office:value-type="float" office:value="29248" table:formula="of:=[.P58]+4" table:style-name="ce2">
            <text:p>29248</text:p>
          </table:table-cell>
          <table:table-cell office:value-type="float" office:value="29252" table:formula="of:=[.Q58]+4" table:style-name="ce2">
            <text:p>29252</text:p>
          </table:table-cell>
          <table:table-cell office:value-type="float" office:value="29256" table:formula="of:=[.R58]+4" table:style-name="ce2">
            <text:p>29256</text:p>
          </table:table-cell>
          <table:table-cell office:value-type="float" office:value="29260" table:formula="of:=[.S58]+4" table:style-name="ce2">
            <text:p>29260</text:p>
          </table:table-cell>
          <table:table-cell office:value-type="float" office:value="29264" table:formula="of:=[.T58]+4" table:style-name="ce2">
            <text:p>29264</text:p>
          </table:table-cell>
          <table:table-cell office:value-type="float" office:value="29268" table:formula="of:=[.U58]+4" table:style-name="ce2">
            <text:p>29268</text:p>
          </table:table-cell>
          <table:table-cell office:value-type="float" office:value="29272" table:formula="of:=[.V58]+4" table:style-name="ce2">
            <text:p>29272</text:p>
          </table:table-cell>
          <table:table-cell office:value-type="float" office:value="29276" table:formula="of:=[.W58]+4" table:style-name="ce2">
            <text:p>29276</text:p>
          </table:table-cell>
          <table:table-cell office:value-type="float" office:value="29280" table:formula="of:=[.X58]+4" table:style-name="ce2">
            <text:p>29280</text:p>
          </table:table-cell>
          <table:table-cell office:value-type="float" office:value="29284" table:formula="of:=[.Y58]+4" table:style-name="ce2">
            <text:p>29284</text:p>
          </table:table-cell>
          <table:table-cell office:value-type="float" office:value="29288" table:formula="of:=[.Z58]+4" table:style-name="ce2">
            <text:p>29288</text:p>
          </table:table-cell>
          <table:table-cell office:value-type="float" office:value="29292" table:formula="of:=[.AA58]+4" table:style-name="ce2">
            <text:p>29292</text:p>
          </table:table-cell>
          <table:table-cell office:value-type="float" office:value="29296" table:formula="of:=[.AB58]+4" table:style-name="ce2">
            <text:p>29296</text:p>
          </table:table-cell>
          <table:table-cell office:value-type="float" office:value="29300" table:formula="of:=[.AC58]+4" table:style-name="ce2">
            <text:p>29300</text:p>
          </table:table-cell>
          <table:table-cell office:value-type="float" office:value="29304" table:formula="of:=[.AD58]+4" table:style-name="ce2">
            <text:p>29304</text:p>
          </table:table-cell>
          <table:table-cell office:value-type="float" office:value="29308" table:formula="of:=[.AE58]+4" table:style-name="ce2">
            <text:p>29308</text:p>
          </table:table-cell>
          <table:table-cell office:value-type="float" office:value="29312" table:formula="of:=[.AF58]+4" table:style-name="ce2">
            <text:p>29312</text:p>
          </table:table-cell>
          <table:table-cell office:value-type="float" office:value="29316" table:formula="of:=[.AG58]+4" table:style-name="ce2">
            <text:p>29316</text:p>
          </table:table-cell>
          <table:table-cell office:value-type="float" office:value="29320" table:formula="of:=[.AH58]+4" table:style-name="ce2">
            <text:p>29320</text:p>
          </table:table-cell>
          <table:table-cell office:value-type="float" office:value="29324" table:formula="of:=[.AI58]+4" table:style-name="ce2">
            <text:p>29324</text:p>
          </table:table-cell>
          <table:table-cell office:value-type="float" office:value="29328" table:formula="of:=[.AJ58]+4" table:style-name="ce2">
            <text:p>29328</text:p>
          </table:table-cell>
          <table:table-cell office:value-type="float" office:value="29332" table:formula="of:=[.AK58]+4" table:style-name="ce2">
            <text:p>29332</text:p>
          </table:table-cell>
          <table:table-cell office:value-type="float" office:value="29336" table:formula="of:=[.AL58]+4" table:style-name="ce2">
            <text:p>29336</text:p>
          </table:table-cell>
          <table:table-cell office:value-type="float" office:value="29340" table:formula="of:=[.AM58]+4" table:style-name="ce2">
            <text:p>29340</text:p>
          </table:table-cell>
          <table:table-cell office:value-type="float" office:value="29344" table:formula="of:=[.AN58]+4" table:style-name="ce2">
            <text:p>29344</text:p>
          </table:table-cell>
          <table:table-cell office:value-type="float" office:value="29348" table:formula="of:=[.AO58]+4" table:style-name="ce2">
            <text:p>29348</text:p>
          </table:table-cell>
          <table:table-cell office:value-type="float" office:value="29352" table:formula="of:=[.AP58]+4" table:style-name="ce2">
            <text:p>29352</text:p>
          </table:table-cell>
          <table:table-cell office:value-type="float" office:value="29356" table:formula="of:=[.AQ58]+4" table:style-name="ce2">
            <text:p>29356</text:p>
          </table:table-cell>
          <table:table-cell office:value-type="float" office:value="29360" table:formula="of:=[.AR58]+4" table:style-name="ce2">
            <text:p>29360</text:p>
          </table:table-cell>
          <table:table-cell office:value-type="float" office:value="29364" table:formula="of:=[.AS58]+4" table:style-name="ce2">
            <text:p>29364</text:p>
          </table:table-cell>
          <table:table-cell office:value-type="float" office:value="29368" table:formula="of:=[.AT58]+4" table:style-name="ce2">
            <text:p>29368</text:p>
          </table:table-cell>
          <table:table-cell office:value-type="float" office:value="29372" table:formula="of:=[.AU58]+4" table:style-name="ce2">
            <text:p>29372</text:p>
          </table:table-cell>
          <table:table-cell office:value-type="float" office:value="29376" table:formula="of:=[.AV58]+4" table:style-name="ce2">
            <text:p>29376</text:p>
          </table:table-cell>
          <table:table-cell office:value-type="float" office:value="29380" table:formula="of:=[.AW58]+4" table:style-name="ce2">
            <text:p>29380</text:p>
          </table:table-cell>
          <table:table-cell office:value-type="float" office:value="29384" table:formula="of:=[.AX58]+4" table:style-name="ce2">
            <text:p>29384</text:p>
          </table:table-cell>
          <table:table-cell office:value-type="float" office:value="29388" table:formula="of:=[.AY58]+4" table:style-name="ce2">
            <text:p>29388</text:p>
          </table:table-cell>
          <table:table-cell office:value-type="float" office:value="29392" table:formula="of:=[.AZ58]+4" table:style-name="ce2">
            <text:p>29392</text:p>
          </table:table-cell>
          <table:table-cell office:value-type="float" office:value="29396" table:formula="of:=[.BA58]+4" table:style-name="ce2">
            <text:p>29396</text:p>
          </table:table-cell>
          <table:table-cell office:value-type="float" office:value="29400" table:formula="of:=[.BB58]+4" table:style-name="ce2">
            <text:p>29400</text:p>
          </table:table-cell>
          <table:table-cell office:value-type="float" office:value="29404" table:formula="of:=[.BC58]+4" table:style-name="ce2">
            <text:p>29404</text:p>
          </table:table-cell>
          <table:table-cell office:value-type="float" office:value="29408" table:formula="of:=[.BD58]+4" table:style-name="ce2">
            <text:p>29408</text:p>
          </table:table-cell>
          <table:table-cell office:value-type="float" office:value="29412" table:formula="of:=[.BE58]+4" table:style-name="ce2">
            <text:p>29412</text:p>
          </table:table-cell>
          <table:table-cell office:value-type="float" office:value="29416" table:formula="of:=[.BF58]+4" table:style-name="ce2">
            <text:p>29416</text:p>
          </table:table-cell>
          <table:table-cell office:value-type="float" office:value="29420" table:formula="of:=[.BG58]+4" table:style-name="ce2">
            <text:p>29420</text:p>
          </table:table-cell>
          <table:table-cell office:value-type="float" office:value="29424" table:formula="of:=[.BH58]+4" table:style-name="ce2">
            <text:p>29424</text:p>
          </table:table-cell>
          <table:table-cell office:value-type="float" office:value="29428" table:formula="of:=[.BI58]+4" table:style-name="ce2">
            <text:p>29428</text:p>
          </table:table-cell>
          <table:table-cell office:value-type="float" office:value="29432" table:formula="of:=[.BJ58]+4" table:style-name="ce2">
            <text:p>29432</text:p>
          </table:table-cell>
          <table:table-cell office:value-type="float" office:value="29436" table:formula="of:=[.BK58]+4" table:style-name="ce2">
            <text:p>29436</text:p>
          </table:table-cell>
          <table:table-cell office:value-type="float" office:value="29440" table:formula="of:=[.BL58]+4" table:style-name="ce2">
            <text:p>29440</text:p>
          </table:table-cell>
          <table:table-cell office:value-type="float" office:value="29444" table:formula="of:=[.BM58]+4" table:style-name="ce2">
            <text:p>29444</text:p>
          </table:table-cell>
          <table:table-cell office:value-type="float" office:value="29448" table:formula="of:=[.BN58]+4" table:style-name="ce2">
            <text:p>29448</text:p>
          </table:table-cell>
          <table:table-cell office:value-type="float" office:value="29452" table:formula="of:=[.BO58]+4" table:style-name="ce2">
            <text:p>29452</text:p>
          </table:table-cell>
          <table:table-cell office:value-type="float" office:value="29456" table:formula="of:=[.BP58]+4" table:style-name="ce2">
            <text:p>29456</text:p>
          </table:table-cell>
          <table:table-cell office:value-type="float" office:value="29460" table:formula="of:=[.BQ58]+4" table:style-name="ce2">
            <text:p>29460</text:p>
          </table:table-cell>
          <table:table-cell office:value-type="float" office:value="29464" table:formula="of:=[.BR58]+4" table:style-name="ce2">
            <text:p>29464</text:p>
          </table:table-cell>
          <table:table-cell office:value-type="float" office:value="29468" table:formula="of:=[.BS58]+4" table:style-name="ce2">
            <text:p>29468</text:p>
          </table:table-cell>
          <table:table-cell office:value-type="float" office:value="29472" table:formula="of:=[.BT58]+4" table:style-name="ce2">
            <text:p>29472</text:p>
          </table:table-cell>
          <table:table-cell office:value-type="float" office:value="29476" table:formula="of:=[.BU58]+4" table:style-name="ce2">
            <text:p>29476</text:p>
          </table:table-cell>
          <table:table-cell office:value-type="float" office:value="29480" table:formula="of:=[.BV58]+4" table:style-name="ce2">
            <text:p>29480</text:p>
          </table:table-cell>
          <table:table-cell office:value-type="float" office:value="29484" table:formula="of:=[.BW58]+4" table:style-name="ce2">
            <text:p>29484</text:p>
          </table:table-cell>
          <table:table-cell office:value-type="float" office:value="29488" table:formula="of:=[.BX58]+4" table:style-name="ce2">
            <text:p>29488</text:p>
          </table:table-cell>
          <table:table-cell office:value-type="float" office:value="29492" table:formula="of:=[.BY58]+4" table:style-name="ce2">
            <text:p>29492</text:p>
          </table:table-cell>
          <table:table-cell office:value-type="float" office:value="29496" table:formula="of:=[.BZ58]+4" table:style-name="ce2">
            <text:p>29496</text:p>
          </table:table-cell>
          <table:table-cell office:value-type="float" office:value="29500" table:formula="of:=[.CA58]+4" table:style-name="ce2">
            <text:p>29500</text:p>
          </table:table-cell>
          <table:table-cell office:value-type="float" office:value="29504" table:formula="of:=[.CB58]+4" table:style-name="ce2">
            <text:p>29504</text:p>
          </table:table-cell>
          <table:table-cell office:value-type="float" office:value="29508" table:formula="of:=[.CC58]+4" table:style-name="ce2">
            <text:p>29508</text:p>
          </table:table-cell>
          <table:table-cell office:value-type="float" office:value="29512" table:formula="of:=[.CD58]+4" table:style-name="ce2">
            <text:p>29512</text:p>
          </table:table-cell>
          <table:table-cell office:value-type="float" office:value="29516" table:formula="of:=[.CE58]+4" table:style-name="ce2">
            <text:p>29516</text:p>
          </table:table-cell>
          <table:table-cell office:value-type="float" office:value="29520" table:formula="of:=[.CF58]+4" table:style-name="ce2">
            <text:p>29520</text:p>
          </table:table-cell>
          <table:table-cell office:value-type="float" office:value="29524" table:formula="of:=[.CG58]+4" table:style-name="ce2">
            <text:p>29524</text:p>
          </table:table-cell>
          <table:table-cell office:value-type="float" office:value="29528" table:formula="of:=[.CH58]+4" table:style-name="ce2">
            <text:p>29528</text:p>
          </table:table-cell>
          <table:table-cell office:value-type="float" office:value="29532" table:formula="of:=[.CI58]+4" table:style-name="ce2">
            <text:p>29532</text:p>
          </table:table-cell>
          <table:table-cell office:value-type="float" office:value="29536" table:formula="of:=[.CJ58]+4" table:style-name="ce2">
            <text:p>29536</text:p>
          </table:table-cell>
          <table:table-cell office:value-type="float" office:value="29540" table:formula="of:=[.CK58]+4" table:style-name="ce2">
            <text:p>29540</text:p>
          </table:table-cell>
          <table:table-cell office:value-type="float" office:value="29544" table:formula="of:=[.CL58]+4" table:style-name="ce2">
            <text:p>29544</text:p>
          </table:table-cell>
          <table:table-cell office:value-type="float" office:value="29548" table:formula="of:=[.CM58]+4" table:style-name="ce2">
            <text:p>29548</text:p>
          </table:table-cell>
          <table:table-cell office:value-type="float" office:value="29552" table:formula="of:=[.CN58]+4" table:style-name="ce2">
            <text:p>29552</text:p>
          </table:table-cell>
          <table:table-cell office:value-type="float" office:value="29556" table:formula="of:=[.CO58]+4" table:style-name="ce2">
            <text:p>29556</text:p>
          </table:table-cell>
          <table:table-cell office:value-type="float" office:value="29560" table:formula="of:=[.CP58]+4" table:style-name="ce2">
            <text:p>29560</text:p>
          </table:table-cell>
          <table:table-cell office:value-type="float" office:value="29564" table:formula="of:=[.CQ58]+4" table:style-name="ce2">
            <text:p>29564</text:p>
          </table:table-cell>
          <table:table-cell office:value-type="float" office:value="29568" table:formula="of:=[.CR58]+4" table:style-name="ce2">
            <text:p>29568</text:p>
          </table:table-cell>
          <table:table-cell office:value-type="float" office:value="29572" table:formula="of:=[.CS58]+4" table:style-name="ce2">
            <text:p>29572</text:p>
          </table:table-cell>
          <table:table-cell office:value-type="float" office:value="29576" table:formula="of:=[.CT58]+4" table:style-name="ce2">
            <text:p>29576</text:p>
          </table:table-cell>
          <table:table-cell office:value-type="float" office:value="29580" table:formula="of:=[.CU58]+4" table:style-name="ce2">
            <text:p>29580</text:p>
          </table:table-cell>
          <table:table-cell office:value-type="float" office:value="29584" table:formula="of:=[.CV58]+4" table:style-name="ce2">
            <text:p>29584</text:p>
          </table:table-cell>
          <table:table-cell office:value-type="float" office:value="29588" table:formula="of:=[.CW58]+4" table:style-name="ce2">
            <text:p>29588</text:p>
          </table:table-cell>
          <table:table-cell office:value-type="float" office:value="29592" table:formula="of:=[.CX58]+4" table:style-name="ce2">
            <text:p>29592</text:p>
          </table:table-cell>
          <table:table-cell office:value-type="float" office:value="29596" table:formula="of:=[.CY58]+4" table:style-name="ce2">
            <text:p>29596</text:p>
          </table:table-cell>
          <table:table-cell office:value-type="float" office:value="29600" table:formula="of:=[.CZ58]+4" table:style-name="ce2">
            <text:p>29600</text:p>
          </table:table-cell>
          <table:table-cell office:value-type="float" office:value="29604" table:formula="of:=[.DA58]+4" table:style-name="ce2">
            <text:p>29604</text:p>
          </table:table-cell>
          <table:table-cell office:value-type="float" office:value="29608" table:formula="of:=[.DB58]+4" table:style-name="ce2">
            <text:p>29608</text:p>
          </table:table-cell>
          <table:table-cell office:value-type="float" office:value="29612" table:formula="of:=[.DC58]+4" table:style-name="ce2">
            <text:p>29612</text:p>
          </table:table-cell>
          <table:table-cell office:value-type="float" office:value="29616" table:formula="of:=[.DD58]+4" table:style-name="ce2">
            <text:p>29616</text:p>
          </table:table-cell>
          <table:table-cell office:value-type="float" office:value="29620" table:formula="of:=[.DE58]+4" table:style-name="ce2">
            <text:p>29620</text:p>
          </table:table-cell>
          <table:table-cell office:value-type="float" office:value="29624" table:formula="of:=[.DF58]+4" table:style-name="ce2">
            <text:p>29624</text:p>
          </table:table-cell>
          <table:table-cell office:value-type="float" office:value="29628" table:formula="of:=[.DG58]+4" table:style-name="ce2">
            <text:p>29628</text:p>
          </table:table-cell>
          <table:table-cell office:value-type="float" office:value="29632" table:formula="of:=[.DH58]+4" table:style-name="ce2">
            <text:p>29632</text:p>
          </table:table-cell>
          <table:table-cell office:value-type="float" office:value="29636" table:formula="of:=[.DI58]+4" table:style-name="ce2">
            <text:p>29636</text:p>
          </table:table-cell>
          <table:table-cell office:value-type="float" office:value="29640" table:formula="of:=[.DJ58]+4" table:style-name="ce2">
            <text:p>29640</text:p>
          </table:table-cell>
          <table:table-cell office:value-type="float" office:value="29644" table:formula="of:=[.DK58]+4" table:style-name="ce2">
            <text:p>29644</text:p>
          </table:table-cell>
          <table:table-cell office:value-type="float" office:value="29648" table:formula="of:=[.DL58]+4" table:style-name="ce2">
            <text:p>29648</text:p>
          </table:table-cell>
          <table:table-cell office:value-type="float" office:value="29652" table:formula="of:=[.DM58]+4" table:style-name="ce2">
            <text:p>29652</text:p>
          </table:table-cell>
          <table:table-cell office:value-type="float" office:value="29656" table:formula="of:=[.DN58]+4" table:style-name="ce2">
            <text:p>29656</text:p>
          </table:table-cell>
          <table:table-cell office:value-type="float" office:value="29660" table:formula="of:=[.DO58]+4" table:style-name="ce2">
            <text:p>29660</text:p>
          </table:table-cell>
          <table:table-cell office:value-type="float" office:value="29664" table:formula="of:=[.DP58]+4" table:style-name="ce2">
            <text:p>29664</text:p>
          </table:table-cell>
          <table:table-cell office:value-type="float" office:value="29668" table:formula="of:=[.DQ58]+4" table:style-name="ce4">
            <text:p>29668</text:p>
          </table:table-cell>
          <table:table-cell office:value-type="float" office:value="29672" table:formula="of:=[.DR58]+4" table:style-name="ce4">
            <text:p>29672</text:p>
          </table:table-cell>
          <table:table-cell office:value-type="float" office:value="29676" table:formula="of:=[.DS58]+4" table:style-name="ce4">
            <text:p>29676</text:p>
          </table:table-cell>
          <table:table-cell office:value-type="float" office:value="29680" table:formula="of:=[.DT58]+4" table:style-name="ce2">
            <text:p>29680</text:p>
          </table:table-cell>
          <table:table-cell office:value-type="float" office:value="29684" table:formula="of:=[.DU58]+4" table:style-name="ce2">
            <text:p>29684</text:p>
          </table:table-cell>
          <table:table-cell office:value-type="float" office:value="29688" table:formula="of:=[.DV58]+4" table:style-name="ce4">
            <text:p>29688</text:p>
          </table:table-cell>
          <table:table-cell office:value-type="float" office:value="29692" table:formula="of:=[.DW58]+4" table:style-name="ce4">
            <text:p>29692</text:p>
          </table:table-cell>
          <table:table-cell table:number-columns-repeated="16256"/>
        </table:table-row>
        <table:table-row table:style-name="ro1">
          <table:table-cell office:value-type="float" office:value="29696" table:formula="of:=[.A58]+512" table:style-name="ce2">
            <text:p>29696</text:p>
          </table:table-cell>
          <table:table-cell office:value-type="float" office:value="29700" table:formula="of:=[.B58]+512" table:style-name="ce4">
            <text:p>29700</text:p>
          </table:table-cell>
          <table:table-cell office:value-type="float" office:value="29704" table:formula="of:=[.B59]+4" table:style-name="ce4">
            <text:p>29704</text:p>
          </table:table-cell>
          <table:table-cell office:value-type="float" office:value="29708" table:formula="of:=[.C59]+4" table:style-name="ce2">
            <text:p>29708</text:p>
          </table:table-cell>
          <table:table-cell office:value-type="float" office:value="29712" table:formula="of:=[.D59]+4" table:style-name="ce2">
            <text:p>29712</text:p>
          </table:table-cell>
          <table:table-cell office:value-type="float" office:value="29716" table:formula="of:=[.E59]+4" table:style-name="ce2">
            <text:p>29716</text:p>
          </table:table-cell>
          <table:table-cell office:value-type="float" office:value="29720" table:formula="of:=[.F59]+4" table:style-name="ce4">
            <text:p>29720</text:p>
          </table:table-cell>
          <table:table-cell office:value-type="float" office:value="29724" table:formula="of:=[.G59]+4" table:style-name="ce4">
            <text:p>29724</text:p>
          </table:table-cell>
          <table:table-cell office:value-type="float" office:value="29728" table:formula="of:=[.H59]+4" table:style-name="ce2">
            <text:p>29728</text:p>
          </table:table-cell>
          <table:table-cell office:value-type="float" office:value="29732" table:formula="of:=[.I59]+4" table:style-name="ce2">
            <text:p>29732</text:p>
          </table:table-cell>
          <table:table-cell office:value-type="float" office:value="29736" table:formula="of:=[.J59]+4" table:style-name="ce2">
            <text:p>29736</text:p>
          </table:table-cell>
          <table:table-cell office:value-type="float" office:value="29740" table:formula="of:=[.K59]+4" table:style-name="ce2">
            <text:p>29740</text:p>
          </table:table-cell>
          <table:table-cell office:value-type="float" office:value="29744" table:formula="of:=[.L59]+4" table:style-name="ce2">
            <text:p>29744</text:p>
          </table:table-cell>
          <table:table-cell office:value-type="float" office:value="29748" table:formula="of:=[.M59]+4" table:style-name="ce2">
            <text:p>29748</text:p>
          </table:table-cell>
          <table:table-cell office:value-type="float" office:value="29752" table:formula="of:=[.N59]+4" table:style-name="ce2">
            <text:p>29752</text:p>
          </table:table-cell>
          <table:table-cell office:value-type="float" office:value="29756" table:formula="of:=[.O59]+4" table:style-name="ce2">
            <text:p>29756</text:p>
          </table:table-cell>
          <table:table-cell office:value-type="float" office:value="29760" table:formula="of:=[.P59]+4" table:style-name="ce2">
            <text:p>29760</text:p>
          </table:table-cell>
          <table:table-cell office:value-type="float" office:value="29764" table:formula="of:=[.Q59]+4" table:style-name="ce2">
            <text:p>29764</text:p>
          </table:table-cell>
          <table:table-cell office:value-type="float" office:value="29768" table:formula="of:=[.R59]+4" table:style-name="ce2">
            <text:p>29768</text:p>
          </table:table-cell>
          <table:table-cell office:value-type="float" office:value="29772" table:formula="of:=[.S59]+4" table:style-name="ce2">
            <text:p>29772</text:p>
          </table:table-cell>
          <table:table-cell office:value-type="float" office:value="29776" table:formula="of:=[.T59]+4" table:style-name="ce2">
            <text:p>29776</text:p>
          </table:table-cell>
          <table:table-cell office:value-type="float" office:value="29780" table:formula="of:=[.U59]+4" table:style-name="ce2">
            <text:p>29780</text:p>
          </table:table-cell>
          <table:table-cell office:value-type="float" office:value="29784" table:formula="of:=[.V59]+4" table:style-name="ce2">
            <text:p>29784</text:p>
          </table:table-cell>
          <table:table-cell office:value-type="float" office:value="29788" table:formula="of:=[.W59]+4" table:style-name="ce2">
            <text:p>29788</text:p>
          </table:table-cell>
          <table:table-cell office:value-type="float" office:value="29792" table:formula="of:=[.X59]+4" table:style-name="ce2">
            <text:p>29792</text:p>
          </table:table-cell>
          <table:table-cell office:value-type="float" office:value="29796" table:formula="of:=[.Y59]+4" table:style-name="ce2">
            <text:p>29796</text:p>
          </table:table-cell>
          <table:table-cell office:value-type="float" office:value="29800" table:formula="of:=[.Z59]+4" table:style-name="ce2">
            <text:p>29800</text:p>
          </table:table-cell>
          <table:table-cell office:value-type="float" office:value="29804" table:formula="of:=[.AA59]+4" table:style-name="ce2">
            <text:p>29804</text:p>
          </table:table-cell>
          <table:table-cell office:value-type="float" office:value="29808" table:formula="of:=[.AB59]+4" table:style-name="ce2">
            <text:p>29808</text:p>
          </table:table-cell>
          <table:table-cell office:value-type="float" office:value="29812" table:formula="of:=[.AC59]+4" table:style-name="ce2">
            <text:p>29812</text:p>
          </table:table-cell>
          <table:table-cell office:value-type="float" office:value="29816" table:formula="of:=[.AD59]+4" table:style-name="ce2">
            <text:p>29816</text:p>
          </table:table-cell>
          <table:table-cell office:value-type="float" office:value="29820" table:formula="of:=[.AE59]+4" table:style-name="ce2">
            <text:p>29820</text:p>
          </table:table-cell>
          <table:table-cell office:value-type="float" office:value="29824" table:formula="of:=[.AF59]+4" table:style-name="ce2">
            <text:p>29824</text:p>
          </table:table-cell>
          <table:table-cell office:value-type="float" office:value="29828" table:formula="of:=[.AG59]+4" table:style-name="ce2">
            <text:p>29828</text:p>
          </table:table-cell>
          <table:table-cell office:value-type="float" office:value="29832" table:formula="of:=[.AH59]+4" table:style-name="ce2">
            <text:p>29832</text:p>
          </table:table-cell>
          <table:table-cell office:value-type="float" office:value="29836" table:formula="of:=[.AI59]+4" table:style-name="ce2">
            <text:p>29836</text:p>
          </table:table-cell>
          <table:table-cell office:value-type="float" office:value="29840" table:formula="of:=[.AJ59]+4" table:style-name="ce2">
            <text:p>29840</text:p>
          </table:table-cell>
          <table:table-cell office:value-type="float" office:value="29844" table:formula="of:=[.AK59]+4" table:style-name="ce2">
            <text:p>29844</text:p>
          </table:table-cell>
          <table:table-cell office:value-type="float" office:value="29848" table:formula="of:=[.AL59]+4" table:style-name="ce2">
            <text:p>29848</text:p>
          </table:table-cell>
          <table:table-cell office:value-type="float" office:value="29852" table:formula="of:=[.AM59]+4" table:style-name="ce2">
            <text:p>29852</text:p>
          </table:table-cell>
          <table:table-cell office:value-type="float" office:value="29856" table:formula="of:=[.AN59]+4" table:style-name="ce2">
            <text:p>29856</text:p>
          </table:table-cell>
          <table:table-cell office:value-type="float" office:value="29860" table:formula="of:=[.AO59]+4" table:style-name="ce2">
            <text:p>29860</text:p>
          </table:table-cell>
          <table:table-cell office:value-type="float" office:value="29864" table:formula="of:=[.AP59]+4" table:style-name="ce2">
            <text:p>29864</text:p>
          </table:table-cell>
          <table:table-cell office:value-type="float" office:value="29868" table:formula="of:=[.AQ59]+4" table:style-name="ce2">
            <text:p>29868</text:p>
          </table:table-cell>
          <table:table-cell office:value-type="float" office:value="29872" table:formula="of:=[.AR59]+4" table:style-name="ce2">
            <text:p>29872</text:p>
          </table:table-cell>
          <table:table-cell office:value-type="float" office:value="29876" table:formula="of:=[.AS59]+4" table:style-name="ce2">
            <text:p>29876</text:p>
          </table:table-cell>
          <table:table-cell office:value-type="float" office:value="29880" table:formula="of:=[.AT59]+4" table:style-name="ce2">
            <text:p>29880</text:p>
          </table:table-cell>
          <table:table-cell office:value-type="float" office:value="29884" table:formula="of:=[.AU59]+4" table:style-name="ce2">
            <text:p>29884</text:p>
          </table:table-cell>
          <table:table-cell office:value-type="float" office:value="29888" table:formula="of:=[.AV59]+4" table:style-name="ce2">
            <text:p>29888</text:p>
          </table:table-cell>
          <table:table-cell office:value-type="float" office:value="29892" table:formula="of:=[.AW59]+4" table:style-name="ce2">
            <text:p>29892</text:p>
          </table:table-cell>
          <table:table-cell office:value-type="float" office:value="29896" table:formula="of:=[.AX59]+4" table:style-name="ce2">
            <text:p>29896</text:p>
          </table:table-cell>
          <table:table-cell office:value-type="float" office:value="29900" table:formula="of:=[.AY59]+4" table:style-name="ce2">
            <text:p>29900</text:p>
          </table:table-cell>
          <table:table-cell office:value-type="float" office:value="29904" table:formula="of:=[.AZ59]+4" table:style-name="ce2">
            <text:p>29904</text:p>
          </table:table-cell>
          <table:table-cell office:value-type="float" office:value="29908" table:formula="of:=[.BA59]+4" table:style-name="ce2">
            <text:p>29908</text:p>
          </table:table-cell>
          <table:table-cell office:value-type="float" office:value="29912" table:formula="of:=[.BB59]+4" table:style-name="ce2">
            <text:p>29912</text:p>
          </table:table-cell>
          <table:table-cell office:value-type="float" office:value="29916" table:formula="of:=[.BC59]+4" table:style-name="ce2">
            <text:p>29916</text:p>
          </table:table-cell>
          <table:table-cell office:value-type="float" office:value="29920" table:formula="of:=[.BD59]+4" table:style-name="ce2">
            <text:p>29920</text:p>
          </table:table-cell>
          <table:table-cell office:value-type="float" office:value="29924" table:formula="of:=[.BE59]+4" table:style-name="ce2">
            <text:p>29924</text:p>
          </table:table-cell>
          <table:table-cell office:value-type="float" office:value="29928" table:formula="of:=[.BF59]+4" table:style-name="ce2">
            <text:p>29928</text:p>
          </table:table-cell>
          <table:table-cell office:value-type="float" office:value="29932" table:formula="of:=[.BG59]+4" table:style-name="ce2">
            <text:p>29932</text:p>
          </table:table-cell>
          <table:table-cell office:value-type="float" office:value="29936" table:formula="of:=[.BH59]+4" table:style-name="ce2">
            <text:p>29936</text:p>
          </table:table-cell>
          <table:table-cell office:value-type="float" office:value="29940" table:formula="of:=[.BI59]+4" table:style-name="ce2">
            <text:p>29940</text:p>
          </table:table-cell>
          <table:table-cell office:value-type="float" office:value="29944" table:formula="of:=[.BJ59]+4" table:style-name="ce2">
            <text:p>29944</text:p>
          </table:table-cell>
          <table:table-cell office:value-type="float" office:value="29948" table:formula="of:=[.BK59]+4" table:style-name="ce2">
            <text:p>29948</text:p>
          </table:table-cell>
          <table:table-cell office:value-type="float" office:value="29952" table:formula="of:=[.BL59]+4" table:style-name="ce2">
            <text:p>29952</text:p>
          </table:table-cell>
          <table:table-cell office:value-type="float" office:value="29956" table:formula="of:=[.BM59]+4" table:style-name="ce2">
            <text:p>29956</text:p>
          </table:table-cell>
          <table:table-cell office:value-type="float" office:value="29960" table:formula="of:=[.BN59]+4" table:style-name="ce2">
            <text:p>29960</text:p>
          </table:table-cell>
          <table:table-cell office:value-type="float" office:value="29964" table:formula="of:=[.BO59]+4" table:style-name="ce2">
            <text:p>29964</text:p>
          </table:table-cell>
          <table:table-cell office:value-type="float" office:value="29968" table:formula="of:=[.BP59]+4" table:style-name="ce2">
            <text:p>29968</text:p>
          </table:table-cell>
          <table:table-cell office:value-type="float" office:value="29972" table:formula="of:=[.BQ59]+4" table:style-name="ce2">
            <text:p>29972</text:p>
          </table:table-cell>
          <table:table-cell office:value-type="float" office:value="29976" table:formula="of:=[.BR59]+4" table:style-name="ce2">
            <text:p>29976</text:p>
          </table:table-cell>
          <table:table-cell office:value-type="float" office:value="29980" table:formula="of:=[.BS59]+4" table:style-name="ce2">
            <text:p>29980</text:p>
          </table:table-cell>
          <table:table-cell office:value-type="float" office:value="29984" table:formula="of:=[.BT59]+4" table:style-name="ce2">
            <text:p>29984</text:p>
          </table:table-cell>
          <table:table-cell office:value-type="float" office:value="29988" table:formula="of:=[.BU59]+4" table:style-name="ce2">
            <text:p>29988</text:p>
          </table:table-cell>
          <table:table-cell office:value-type="float" office:value="29992" table:formula="of:=[.BV59]+4" table:style-name="ce2">
            <text:p>29992</text:p>
          </table:table-cell>
          <table:table-cell office:value-type="float" office:value="29996" table:formula="of:=[.BW59]+4" table:style-name="ce2">
            <text:p>29996</text:p>
          </table:table-cell>
          <table:table-cell office:value-type="float" office:value="30000" table:formula="of:=[.BX59]+4" table:style-name="ce2">
            <text:p>30000</text:p>
          </table:table-cell>
          <table:table-cell office:value-type="float" office:value="30004" table:formula="of:=[.BY59]+4" table:style-name="ce2">
            <text:p>30004</text:p>
          </table:table-cell>
          <table:table-cell office:value-type="float" office:value="30008" table:formula="of:=[.BZ59]+4" table:style-name="ce2">
            <text:p>30008</text:p>
          </table:table-cell>
          <table:table-cell office:value-type="float" office:value="30012" table:formula="of:=[.CA59]+4" table:style-name="ce2">
            <text:p>30012</text:p>
          </table:table-cell>
          <table:table-cell office:value-type="float" office:value="30016" table:formula="of:=[.CB59]+4" table:style-name="ce2">
            <text:p>30016</text:p>
          </table:table-cell>
          <table:table-cell office:value-type="float" office:value="30020" table:formula="of:=[.CC59]+4" table:style-name="ce2">
            <text:p>30020</text:p>
          </table:table-cell>
          <table:table-cell office:value-type="float" office:value="30024" table:formula="of:=[.CD59]+4" table:style-name="ce2">
            <text:p>30024</text:p>
          </table:table-cell>
          <table:table-cell office:value-type="float" office:value="30028" table:formula="of:=[.CE59]+4" table:style-name="ce2">
            <text:p>30028</text:p>
          </table:table-cell>
          <table:table-cell office:value-type="float" office:value="30032" table:formula="of:=[.CF59]+4" table:style-name="ce2">
            <text:p>30032</text:p>
          </table:table-cell>
          <table:table-cell office:value-type="float" office:value="30036" table:formula="of:=[.CG59]+4" table:style-name="ce2">
            <text:p>30036</text:p>
          </table:table-cell>
          <table:table-cell office:value-type="float" office:value="30040" table:formula="of:=[.CH59]+4" table:style-name="ce2">
            <text:p>30040</text:p>
          </table:table-cell>
          <table:table-cell office:value-type="float" office:value="30044" table:formula="of:=[.CI59]+4" table:style-name="ce2">
            <text:p>30044</text:p>
          </table:table-cell>
          <table:table-cell office:value-type="float" office:value="30048" table:formula="of:=[.CJ59]+4" table:style-name="ce2">
            <text:p>30048</text:p>
          </table:table-cell>
          <table:table-cell office:value-type="float" office:value="30052" table:formula="of:=[.CK59]+4" table:style-name="ce2">
            <text:p>30052</text:p>
          </table:table-cell>
          <table:table-cell office:value-type="float" office:value="30056" table:formula="of:=[.CL59]+4" table:style-name="ce2">
            <text:p>30056</text:p>
          </table:table-cell>
          <table:table-cell office:value-type="float" office:value="30060" table:formula="of:=[.CM59]+4" table:style-name="ce2">
            <text:p>30060</text:p>
          </table:table-cell>
          <table:table-cell office:value-type="float" office:value="30064" table:formula="of:=[.CN59]+4" table:style-name="ce2">
            <text:p>30064</text:p>
          </table:table-cell>
          <table:table-cell office:value-type="float" office:value="30068" table:formula="of:=[.CO59]+4" table:style-name="ce2">
            <text:p>30068</text:p>
          </table:table-cell>
          <table:table-cell office:value-type="float" office:value="30072" table:formula="of:=[.CP59]+4" table:style-name="ce2">
            <text:p>30072</text:p>
          </table:table-cell>
          <table:table-cell office:value-type="float" office:value="30076" table:formula="of:=[.CQ59]+4" table:style-name="ce2">
            <text:p>30076</text:p>
          </table:table-cell>
          <table:table-cell office:value-type="float" office:value="30080" table:formula="of:=[.CR59]+4" table:style-name="ce2">
            <text:p>30080</text:p>
          </table:table-cell>
          <table:table-cell office:value-type="float" office:value="30084" table:formula="of:=[.CS59]+4" table:style-name="ce2">
            <text:p>30084</text:p>
          </table:table-cell>
          <table:table-cell office:value-type="float" office:value="30088" table:formula="of:=[.CT59]+4" table:style-name="ce2">
            <text:p>30088</text:p>
          </table:table-cell>
          <table:table-cell office:value-type="float" office:value="30092" table:formula="of:=[.CU59]+4" table:style-name="ce2">
            <text:p>30092</text:p>
          </table:table-cell>
          <table:table-cell office:value-type="float" office:value="30096" table:formula="of:=[.CV59]+4" table:style-name="ce2">
            <text:p>30096</text:p>
          </table:table-cell>
          <table:table-cell office:value-type="float" office:value="30100" table:formula="of:=[.CW59]+4" table:style-name="ce2">
            <text:p>30100</text:p>
          </table:table-cell>
          <table:table-cell office:value-type="float" office:value="30104" table:formula="of:=[.CX59]+4" table:style-name="ce2">
            <text:p>30104</text:p>
          </table:table-cell>
          <table:table-cell office:value-type="float" office:value="30108" table:formula="of:=[.CY59]+4" table:style-name="ce2">
            <text:p>30108</text:p>
          </table:table-cell>
          <table:table-cell office:value-type="float" office:value="30112" table:formula="of:=[.CZ59]+4" table:style-name="ce2">
            <text:p>30112</text:p>
          </table:table-cell>
          <table:table-cell office:value-type="float" office:value="30116" table:formula="of:=[.DA59]+4" table:style-name="ce2">
            <text:p>30116</text:p>
          </table:table-cell>
          <table:table-cell office:value-type="float" office:value="30120" table:formula="of:=[.DB59]+4" table:style-name="ce2">
            <text:p>30120</text:p>
          </table:table-cell>
          <table:table-cell office:value-type="float" office:value="30124" table:formula="of:=[.DC59]+4" table:style-name="ce2">
            <text:p>30124</text:p>
          </table:table-cell>
          <table:table-cell office:value-type="float" office:value="30128" table:formula="of:=[.DD59]+4" table:style-name="ce2">
            <text:p>30128</text:p>
          </table:table-cell>
          <table:table-cell office:value-type="float" office:value="30132" table:formula="of:=[.DE59]+4" table:style-name="ce2">
            <text:p>30132</text:p>
          </table:table-cell>
          <table:table-cell office:value-type="float" office:value="30136" table:formula="of:=[.DF59]+4" table:style-name="ce2">
            <text:p>30136</text:p>
          </table:table-cell>
          <table:table-cell office:value-type="float" office:value="30140" table:formula="of:=[.DG59]+4" table:style-name="ce2">
            <text:p>30140</text:p>
          </table:table-cell>
          <table:table-cell office:value-type="float" office:value="30144" table:formula="of:=[.DH59]+4" table:style-name="ce2">
            <text:p>30144</text:p>
          </table:table-cell>
          <table:table-cell office:value-type="float" office:value="30148" table:formula="of:=[.DI59]+4" table:style-name="ce2">
            <text:p>30148</text:p>
          </table:table-cell>
          <table:table-cell office:value-type="float" office:value="30152" table:formula="of:=[.DJ59]+4" table:style-name="ce2">
            <text:p>30152</text:p>
          </table:table-cell>
          <table:table-cell office:value-type="float" office:value="30156" table:formula="of:=[.DK59]+4" table:style-name="ce2">
            <text:p>30156</text:p>
          </table:table-cell>
          <table:table-cell office:value-type="float" office:value="30160" table:formula="of:=[.DL59]+4" table:style-name="ce2">
            <text:p>30160</text:p>
          </table:table-cell>
          <table:table-cell office:value-type="float" office:value="30164" table:formula="of:=[.DM59]+4" table:style-name="ce2">
            <text:p>30164</text:p>
          </table:table-cell>
          <table:table-cell office:value-type="float" office:value="30168" table:formula="of:=[.DN59]+4" table:style-name="ce2">
            <text:p>30168</text:p>
          </table:table-cell>
          <table:table-cell office:value-type="float" office:value="30172" table:formula="of:=[.DO59]+4" table:style-name="ce4">
            <text:p>30172</text:p>
          </table:table-cell>
          <table:table-cell office:value-type="float" office:value="30176" table:formula="of:=[.DP59]+4" table:style-name="ce4">
            <text:p>30176</text:p>
          </table:table-cell>
          <table:table-cell office:value-type="float" office:value="30180" table:formula="of:=[.DQ59]+4" table:style-name="ce4">
            <text:p>30180</text:p>
          </table:table-cell>
          <table:table-cell office:value-type="float" office:value="30184" table:formula="of:=[.DR59]+4" table:style-name="ce4">
            <text:p>30184</text:p>
          </table:table-cell>
          <table:table-cell office:value-type="float" office:value="30188" table:formula="of:=[.DS59]+4" table:style-name="ce2">
            <text:p>30188</text:p>
          </table:table-cell>
          <table:table-cell office:value-type="float" office:value="30192" table:formula="of:=[.DT59]+4" table:style-name="ce2">
            <text:p>30192</text:p>
          </table:table-cell>
          <table:table-cell office:value-type="float" office:value="30196" table:formula="of:=[.DU59]+4" table:style-name="ce2">
            <text:p>30196</text:p>
          </table:table-cell>
          <table:table-cell office:value-type="float" office:value="30200" table:formula="of:=[.DV59]+4" table:style-name="ce4">
            <text:p>30200</text:p>
          </table:table-cell>
          <table:table-cell office:value-type="float" office:value="30204" table:formula="of:=[.DW59]+4" table:style-name="ce4">
            <text:p>30204</text:p>
          </table:table-cell>
          <table:table-cell table:number-columns-repeated="16256"/>
        </table:table-row>
        <table:table-row table:style-name="ro1">
          <table:table-cell office:value-type="float" office:value="30208" table:formula="of:=[.A59]+512" table:style-name="ce2">
            <text:p>30208</text:p>
          </table:table-cell>
          <table:table-cell office:value-type="float" office:value="30212" table:formula="of:=[.B59]+512" table:style-name="ce4">
            <text:p>30212</text:p>
          </table:table-cell>
          <table:table-cell office:value-type="float" office:value="30216" table:formula="of:=[.B60]+4" table:style-name="ce4">
            <text:p>30216</text:p>
          </table:table-cell>
          <table:table-cell office:value-type="float" office:value="30220" table:formula="of:=[.C60]+4" table:style-name="ce2">
            <text:p>30220</text:p>
          </table:table-cell>
          <table:table-cell office:value-type="float" office:value="30224" table:formula="of:=[.D60]+4" table:style-name="ce2">
            <text:p>30224</text:p>
          </table:table-cell>
          <table:table-cell office:value-type="float" office:value="30228" table:formula="of:=[.E60]+4" table:style-name="ce2">
            <text:p>30228</text:p>
          </table:table-cell>
          <table:table-cell office:value-type="float" office:value="30232" table:formula="of:=[.F60]+4" table:style-name="ce4">
            <text:p>30232</text:p>
          </table:table-cell>
          <table:table-cell office:value-type="float" office:value="30236" table:formula="of:=[.G60]+4" table:style-name="ce4">
            <text:p>30236</text:p>
          </table:table-cell>
          <table:table-cell office:value-type="float" office:value="30240" table:formula="of:=[.H60]+4" table:style-name="ce4">
            <text:p>30240</text:p>
          </table:table-cell>
          <table:table-cell office:value-type="float" office:value="30244" table:formula="of:=[.I60]+4" table:style-name="ce4">
            <text:p>30244</text:p>
          </table:table-cell>
          <table:table-cell office:value-type="float" office:value="30248" table:formula="of:=[.J60]+4" table:style-name="ce2">
            <text:p>30248</text:p>
          </table:table-cell>
          <table:table-cell office:value-type="float" office:value="30252" table:formula="of:=[.K60]+4" table:style-name="ce2">
            <text:p>30252</text:p>
          </table:table-cell>
          <table:table-cell office:value-type="float" office:value="30256" table:formula="of:=[.L60]+4" table:style-name="ce2">
            <text:p>30256</text:p>
          </table:table-cell>
          <table:table-cell office:value-type="float" office:value="30260" table:formula="of:=[.M60]+4" table:style-name="ce4">
            <text:p>30260</text:p>
          </table:table-cell>
          <table:table-cell office:value-type="float" office:value="30264" table:formula="of:=[.N60]+4" table:style-name="ce4">
            <text:p>30264</text:p>
          </table:table-cell>
          <table:table-cell office:value-type="float" office:value="30268" table:formula="of:=[.O60]+4" table:style-name="ce2">
            <text:p>30268</text:p>
          </table:table-cell>
          <table:table-cell office:value-type="float" office:value="30272" table:formula="of:=[.P60]+4" table:style-name="ce2">
            <text:p>30272</text:p>
          </table:table-cell>
          <table:table-cell office:value-type="float" office:value="30276" table:formula="of:=[.Q60]+4" table:style-name="ce2">
            <text:p>30276</text:p>
          </table:table-cell>
          <table:table-cell office:value-type="float" office:value="30280" table:formula="of:=[.R60]+4" table:style-name="ce2">
            <text:p>30280</text:p>
          </table:table-cell>
          <table:table-cell office:value-type="float" office:value="30284" table:formula="of:=[.S60]+4" table:style-name="ce2">
            <text:p>30284</text:p>
          </table:table-cell>
          <table:table-cell office:value-type="float" office:value="30288" table:formula="of:=[.T60]+4" table:style-name="ce2">
            <text:p>30288</text:p>
          </table:table-cell>
          <table:table-cell office:value-type="float" office:value="30292" table:formula="of:=[.U60]+4" table:style-name="ce2">
            <text:p>30292</text:p>
          </table:table-cell>
          <table:table-cell office:value-type="float" office:value="30296" table:formula="of:=[.V60]+4" table:style-name="ce2">
            <text:p>30296</text:p>
          </table:table-cell>
          <table:table-cell office:value-type="float" office:value="30300" table:formula="of:=[.W60]+4" table:style-name="ce2">
            <text:p>30300</text:p>
          </table:table-cell>
          <table:table-cell office:value-type="float" office:value="30304" table:formula="of:=[.X60]+4" table:style-name="ce2">
            <text:p>30304</text:p>
          </table:table-cell>
          <table:table-cell office:value-type="float" office:value="30308" table:formula="of:=[.Y60]+4" table:style-name="ce2">
            <text:p>30308</text:p>
          </table:table-cell>
          <table:table-cell office:value-type="float" office:value="30312" table:formula="of:=[.Z60]+4" table:style-name="ce2">
            <text:p>30312</text:p>
          </table:table-cell>
          <table:table-cell office:value-type="float" office:value="30316" table:formula="of:=[.AA60]+4" table:style-name="ce2">
            <text:p>30316</text:p>
          </table:table-cell>
          <table:table-cell office:value-type="float" office:value="30320" table:formula="of:=[.AB60]+4" table:style-name="ce2">
            <text:p>30320</text:p>
          </table:table-cell>
          <table:table-cell office:value-type="float" office:value="30324" table:formula="of:=[.AC60]+4" table:style-name="ce2">
            <text:p>30324</text:p>
          </table:table-cell>
          <table:table-cell office:value-type="float" office:value="30328" table:formula="of:=[.AD60]+4" table:style-name="ce2">
            <text:p>30328</text:p>
          </table:table-cell>
          <table:table-cell office:value-type="float" office:value="30332" table:formula="of:=[.AE60]+4" table:style-name="ce2">
            <text:p>30332</text:p>
          </table:table-cell>
          <table:table-cell office:value-type="float" office:value="30336" table:formula="of:=[.AF60]+4" table:style-name="ce2">
            <text:p>30336</text:p>
          </table:table-cell>
          <table:table-cell office:value-type="float" office:value="30340" table:formula="of:=[.AG60]+4" table:style-name="ce2">
            <text:p>30340</text:p>
          </table:table-cell>
          <table:table-cell office:value-type="float" office:value="30344" table:formula="of:=[.AH60]+4" table:style-name="ce2">
            <text:p>30344</text:p>
          </table:table-cell>
          <table:table-cell office:value-type="float" office:value="30348" table:formula="of:=[.AI60]+4" table:style-name="ce2">
            <text:p>30348</text:p>
          </table:table-cell>
          <table:table-cell office:value-type="float" office:value="30352" table:formula="of:=[.AJ60]+4" table:style-name="ce2">
            <text:p>30352</text:p>
          </table:table-cell>
          <table:table-cell office:value-type="float" office:value="30356" table:formula="of:=[.AK60]+4" table:style-name="ce2">
            <text:p>30356</text:p>
          </table:table-cell>
          <table:table-cell office:value-type="float" office:value="30360" table:formula="of:=[.AL60]+4" table:style-name="ce2">
            <text:p>30360</text:p>
          </table:table-cell>
          <table:table-cell office:value-type="float" office:value="30364" table:formula="of:=[.AM60]+4" table:style-name="ce2">
            <text:p>30364</text:p>
          </table:table-cell>
          <table:table-cell office:value-type="float" office:value="30368" table:formula="of:=[.AN60]+4" table:style-name="ce2">
            <text:p>30368</text:p>
          </table:table-cell>
          <table:table-cell office:value-type="float" office:value="30372" table:formula="of:=[.AO60]+4" table:style-name="ce2">
            <text:p>30372</text:p>
          </table:table-cell>
          <table:table-cell office:value-type="float" office:value="30376" table:formula="of:=[.AP60]+4" table:style-name="ce2">
            <text:p>30376</text:p>
          </table:table-cell>
          <table:table-cell office:value-type="float" office:value="30380" table:formula="of:=[.AQ60]+4" table:style-name="ce2">
            <text:p>30380</text:p>
          </table:table-cell>
          <table:table-cell office:value-type="float" office:value="30384" table:formula="of:=[.AR60]+4" table:style-name="ce2">
            <text:p>30384</text:p>
          </table:table-cell>
          <table:table-cell office:value-type="float" office:value="30388" table:formula="of:=[.AS60]+4" table:style-name="ce2">
            <text:p>30388</text:p>
          </table:table-cell>
          <table:table-cell office:value-type="float" office:value="30392" table:formula="of:=[.AT60]+4" table:style-name="ce2">
            <text:p>30392</text:p>
          </table:table-cell>
          <table:table-cell office:value-type="float" office:value="30396" table:formula="of:=[.AU60]+4" table:style-name="ce2">
            <text:p>30396</text:p>
          </table:table-cell>
          <table:table-cell office:value-type="float" office:value="30400" table:formula="of:=[.AV60]+4" table:style-name="ce2">
            <text:p>30400</text:p>
          </table:table-cell>
          <table:table-cell office:value-type="float" office:value="30404" table:formula="of:=[.AW60]+4" table:style-name="ce2">
            <text:p>30404</text:p>
          </table:table-cell>
          <table:table-cell office:value-type="float" office:value="30408" table:formula="of:=[.AX60]+4" table:style-name="ce2">
            <text:p>30408</text:p>
          </table:table-cell>
          <table:table-cell office:value-type="float" office:value="30412" table:formula="of:=[.AY60]+4" table:style-name="ce2">
            <text:p>30412</text:p>
          </table:table-cell>
          <table:table-cell office:value-type="float" office:value="30416" table:formula="of:=[.AZ60]+4" table:style-name="ce2">
            <text:p>30416</text:p>
          </table:table-cell>
          <table:table-cell office:value-type="float" office:value="30420" table:formula="of:=[.BA60]+4" table:style-name="ce2">
            <text:p>30420</text:p>
          </table:table-cell>
          <table:table-cell office:value-type="float" office:value="30424" table:formula="of:=[.BB60]+4" table:style-name="ce2">
            <text:p>30424</text:p>
          </table:table-cell>
          <table:table-cell office:value-type="float" office:value="30428" table:formula="of:=[.BC60]+4" table:style-name="ce2">
            <text:p>30428</text:p>
          </table:table-cell>
          <table:table-cell office:value-type="float" office:value="30432" table:formula="of:=[.BD60]+4" table:style-name="ce2">
            <text:p>30432</text:p>
          </table:table-cell>
          <table:table-cell office:value-type="float" office:value="30436" table:formula="of:=[.BE60]+4" table:style-name="ce2">
            <text:p>30436</text:p>
          </table:table-cell>
          <table:table-cell office:value-type="float" office:value="30440" table:formula="of:=[.BF60]+4" table:style-name="ce2">
            <text:p>30440</text:p>
          </table:table-cell>
          <table:table-cell office:value-type="float" office:value="30444" table:formula="of:=[.BG60]+4" table:style-name="ce2">
            <text:p>30444</text:p>
          </table:table-cell>
          <table:table-cell office:value-type="float" office:value="30448" table:formula="of:=[.BH60]+4" table:style-name="ce2">
            <text:p>30448</text:p>
          </table:table-cell>
          <table:table-cell office:value-type="float" office:value="30452" table:formula="of:=[.BI60]+4" table:style-name="ce2">
            <text:p>30452</text:p>
          </table:table-cell>
          <table:table-cell office:value-type="float" office:value="30456" table:formula="of:=[.BJ60]+4" table:style-name="ce2">
            <text:p>30456</text:p>
          </table:table-cell>
          <table:table-cell office:value-type="float" office:value="30460" table:formula="of:=[.BK60]+4" table:style-name="ce2">
            <text:p>30460</text:p>
          </table:table-cell>
          <table:table-cell office:value-type="float" office:value="30464" table:formula="of:=[.BL60]+4" table:style-name="ce2">
            <text:p>30464</text:p>
          </table:table-cell>
          <table:table-cell office:value-type="float" office:value="30468" table:formula="of:=[.BM60]+4" table:style-name="ce2">
            <text:p>30468</text:p>
          </table:table-cell>
          <table:table-cell office:value-type="float" office:value="30472" table:formula="of:=[.BN60]+4" table:style-name="ce2">
            <text:p>30472</text:p>
          </table:table-cell>
          <table:table-cell office:value-type="float" office:value="30476" table:formula="of:=[.BO60]+4" table:style-name="ce2">
            <text:p>30476</text:p>
          </table:table-cell>
          <table:table-cell office:value-type="float" office:value="30480" table:formula="of:=[.BP60]+4" table:style-name="ce2">
            <text:p>30480</text:p>
          </table:table-cell>
          <table:table-cell office:value-type="float" office:value="30484" table:formula="of:=[.BQ60]+4" table:style-name="ce2">
            <text:p>30484</text:p>
          </table:table-cell>
          <table:table-cell office:value-type="float" office:value="30488" table:formula="of:=[.BR60]+4" table:style-name="ce2">
            <text:p>30488</text:p>
          </table:table-cell>
          <table:table-cell office:value-type="float" office:value="30492" table:formula="of:=[.BS60]+4" table:style-name="ce2">
            <text:p>30492</text:p>
          </table:table-cell>
          <table:table-cell office:value-type="float" office:value="30496" table:formula="of:=[.BT60]+4" table:style-name="ce2">
            <text:p>30496</text:p>
          </table:table-cell>
          <table:table-cell office:value-type="float" office:value="30500" table:formula="of:=[.BU60]+4" table:style-name="ce2">
            <text:p>30500</text:p>
          </table:table-cell>
          <table:table-cell office:value-type="float" office:value="30504" table:formula="of:=[.BV60]+4" table:style-name="ce2">
            <text:p>30504</text:p>
          </table:table-cell>
          <table:table-cell office:value-type="float" office:value="30508" table:formula="of:=[.BW60]+4" table:style-name="ce2">
            <text:p>30508</text:p>
          </table:table-cell>
          <table:table-cell office:value-type="float" office:value="30512" table:formula="of:=[.BX60]+4" table:style-name="ce2">
            <text:p>30512</text:p>
          </table:table-cell>
          <table:table-cell office:value-type="float" office:value="30516" table:formula="of:=[.BY60]+4" table:style-name="ce2">
            <text:p>30516</text:p>
          </table:table-cell>
          <table:table-cell office:value-type="float" office:value="30520" table:formula="of:=[.BZ60]+4" table:style-name="ce2">
            <text:p>30520</text:p>
          </table:table-cell>
          <table:table-cell office:value-type="float" office:value="30524" table:formula="of:=[.CA60]+4" table:style-name="ce2">
            <text:p>30524</text:p>
          </table:table-cell>
          <table:table-cell office:value-type="float" office:value="30528" table:formula="of:=[.CB60]+4" table:style-name="ce2">
            <text:p>30528</text:p>
          </table:table-cell>
          <table:table-cell office:value-type="float" office:value="30532" table:formula="of:=[.CC60]+4" table:style-name="ce2">
            <text:p>30532</text:p>
          </table:table-cell>
          <table:table-cell office:value-type="float" office:value="30536" table:formula="of:=[.CD60]+4" table:style-name="ce2">
            <text:p>30536</text:p>
          </table:table-cell>
          <table:table-cell office:value-type="float" office:value="30540" table:formula="of:=[.CE60]+4" table:style-name="ce2">
            <text:p>30540</text:p>
          </table:table-cell>
          <table:table-cell office:value-type="float" office:value="30544" table:formula="of:=[.CF60]+4" table:style-name="ce2">
            <text:p>30544</text:p>
          </table:table-cell>
          <table:table-cell office:value-type="float" office:value="30548" table:formula="of:=[.CG60]+4" table:style-name="ce2">
            <text:p>30548</text:p>
          </table:table-cell>
          <table:table-cell office:value-type="float" office:value="30552" table:formula="of:=[.CH60]+4" table:style-name="ce2">
            <text:p>30552</text:p>
          </table:table-cell>
          <table:table-cell office:value-type="float" office:value="30556" table:formula="of:=[.CI60]+4" table:style-name="ce2">
            <text:p>30556</text:p>
          </table:table-cell>
          <table:table-cell office:value-type="float" office:value="30560" table:formula="of:=[.CJ60]+4" table:style-name="ce2">
            <text:p>30560</text:p>
          </table:table-cell>
          <table:table-cell office:value-type="float" office:value="30564" table:formula="of:=[.CK60]+4" table:style-name="ce2">
            <text:p>30564</text:p>
          </table:table-cell>
          <table:table-cell office:value-type="float" office:value="30568" table:formula="of:=[.CL60]+4" table:style-name="ce2">
            <text:p>30568</text:p>
          </table:table-cell>
          <table:table-cell office:value-type="float" office:value="30572" table:formula="of:=[.CM60]+4" table:style-name="ce2">
            <text:p>30572</text:p>
          </table:table-cell>
          <table:table-cell office:value-type="float" office:value="30576" table:formula="of:=[.CN60]+4" table:style-name="ce2">
            <text:p>30576</text:p>
          </table:table-cell>
          <table:table-cell office:value-type="float" office:value="30580" table:formula="of:=[.CO60]+4" table:style-name="ce2">
            <text:p>30580</text:p>
          </table:table-cell>
          <table:table-cell office:value-type="float" office:value="30584" table:formula="of:=[.CP60]+4" table:style-name="ce2">
            <text:p>30584</text:p>
          </table:table-cell>
          <table:table-cell office:value-type="float" office:value="30588" table:formula="of:=[.CQ60]+4" table:style-name="ce2">
            <text:p>30588</text:p>
          </table:table-cell>
          <table:table-cell office:value-type="float" office:value="30592" table:formula="of:=[.CR60]+4" table:style-name="ce2">
            <text:p>30592</text:p>
          </table:table-cell>
          <table:table-cell office:value-type="float" office:value="30596" table:formula="of:=[.CS60]+4" table:style-name="ce2">
            <text:p>30596</text:p>
          </table:table-cell>
          <table:table-cell office:value-type="float" office:value="30600" table:formula="of:=[.CT60]+4" table:style-name="ce2">
            <text:p>30600</text:p>
          </table:table-cell>
          <table:table-cell office:value-type="float" office:value="30604" table:formula="of:=[.CU60]+4" table:style-name="ce2">
            <text:p>30604</text:p>
          </table:table-cell>
          <table:table-cell office:value-type="float" office:value="30608" table:formula="of:=[.CV60]+4" table:style-name="ce2">
            <text:p>30608</text:p>
          </table:table-cell>
          <table:table-cell office:value-type="float" office:value="30612" table:formula="of:=[.CW60]+4" table:style-name="ce2">
            <text:p>30612</text:p>
          </table:table-cell>
          <table:table-cell office:value-type="float" office:value="30616" table:formula="of:=[.CX60]+4" table:style-name="ce2">
            <text:p>30616</text:p>
          </table:table-cell>
          <table:table-cell office:value-type="float" office:value="30620" table:formula="of:=[.CY60]+4" table:style-name="ce2">
            <text:p>30620</text:p>
          </table:table-cell>
          <table:table-cell office:value-type="float" office:value="30624" table:formula="of:=[.CZ60]+4" table:style-name="ce2">
            <text:p>30624</text:p>
          </table:table-cell>
          <table:table-cell office:value-type="float" office:value="30628" table:formula="of:=[.DA60]+4" table:style-name="ce2">
            <text:p>30628</text:p>
          </table:table-cell>
          <table:table-cell office:value-type="float" office:value="30632" table:formula="of:=[.DB60]+4" table:style-name="ce2">
            <text:p>30632</text:p>
          </table:table-cell>
          <table:table-cell office:value-type="float" office:value="30636" table:formula="of:=[.DC60]+4" table:style-name="ce2">
            <text:p>30636</text:p>
          </table:table-cell>
          <table:table-cell office:value-type="float" office:value="30640" table:formula="of:=[.DD60]+4" table:style-name="ce2">
            <text:p>30640</text:p>
          </table:table-cell>
          <table:table-cell office:value-type="float" office:value="30644" table:formula="of:=[.DE60]+4" table:style-name="ce2">
            <text:p>30644</text:p>
          </table:table-cell>
          <table:table-cell office:value-type="float" office:value="30648" table:formula="of:=[.DF60]+4" table:style-name="ce2">
            <text:p>30648</text:p>
          </table:table-cell>
          <table:table-cell office:value-type="float" office:value="30652" table:formula="of:=[.DG60]+4" table:style-name="ce2">
            <text:p>30652</text:p>
          </table:table-cell>
          <table:table-cell office:value-type="float" office:value="30656" table:formula="of:=[.DH60]+4" table:style-name="ce2">
            <text:p>30656</text:p>
          </table:table-cell>
          <table:table-cell office:value-type="float" office:value="30660" table:formula="of:=[.DI60]+4" table:style-name="ce2">
            <text:p>30660</text:p>
          </table:table-cell>
          <table:table-cell office:value-type="float" office:value="30664" table:formula="of:=[.DJ60]+4" table:style-name="ce2">
            <text:p>30664</text:p>
          </table:table-cell>
          <table:table-cell office:value-type="float" office:value="30668" table:formula="of:=[.DK60]+4" table:style-name="ce2">
            <text:p>30668</text:p>
          </table:table-cell>
          <table:table-cell office:value-type="float" office:value="30672" table:formula="of:=[.DL60]+4" table:style-name="ce2">
            <text:p>30672</text:p>
          </table:table-cell>
          <table:table-cell office:value-type="float" office:value="30676" table:formula="of:=[.DM60]+4" table:style-name="ce4">
            <text:p>30676</text:p>
          </table:table-cell>
          <table:table-cell office:value-type="float" office:value="30680" table:formula="of:=[.DN60]+4" table:style-name="ce4">
            <text:p>30680</text:p>
          </table:table-cell>
          <table:table-cell office:value-type="float" office:value="30684" table:formula="of:=[.DO60]+4" table:style-name="ce4">
            <text:p>30684</text:p>
          </table:table-cell>
          <table:table-cell office:value-type="float" office:value="30688" table:formula="of:=[.DP60]+4" table:style-name="ce4">
            <text:p>30688</text:p>
          </table:table-cell>
          <table:table-cell office:value-type="float" office:value="30692" table:formula="of:=[.DQ60]+4" table:style-name="ce2">
            <text:p>30692</text:p>
          </table:table-cell>
          <table:table-cell office:value-type="float" office:value="30696" table:formula="of:=[.DR60]+4" table:style-name="ce2">
            <text:p>30696</text:p>
          </table:table-cell>
          <table:table-cell office:value-type="float" office:value="30700" table:formula="of:=[.DS60]+4" table:style-name="ce2">
            <text:p>30700</text:p>
          </table:table-cell>
          <table:table-cell office:value-type="float" office:value="30704" table:formula="of:=[.DT60]+4" table:style-name="ce2">
            <text:p>30704</text:p>
          </table:table-cell>
          <table:table-cell office:value-type="float" office:value="30708" table:formula="of:=[.DU60]+4" table:style-name="ce2">
            <text:p>30708</text:p>
          </table:table-cell>
          <table:table-cell office:value-type="float" office:value="30712" table:formula="of:=[.DV60]+4" table:style-name="ce4">
            <text:p>30712</text:p>
          </table:table-cell>
          <table:table-cell office:value-type="float" office:value="30716" table:formula="of:=[.DW60]+4" table:style-name="ce4">
            <text:p>30716</text:p>
          </table:table-cell>
          <table:table-cell table:number-columns-repeated="16256"/>
        </table:table-row>
        <table:table-row table:style-name="ro1">
          <table:table-cell office:value-type="float" office:value="30720" table:formula="of:=[.A60]+512" table:style-name="ce2">
            <text:p>30720</text:p>
          </table:table-cell>
          <table:table-cell office:value-type="float" office:value="30724" table:formula="of:=[.B60]+512" table:style-name="ce4">
            <text:p>30724</text:p>
          </table:table-cell>
          <table:table-cell office:value-type="float" office:value="30728" table:formula="of:=[.B61]+4" table:style-name="ce4">
            <text:p>30728</text:p>
          </table:table-cell>
          <table:table-cell office:value-type="float" office:value="30732" table:formula="of:=[.C61]+4" table:style-name="ce2">
            <text:p>30732</text:p>
          </table:table-cell>
          <table:table-cell office:value-type="float" office:value="30736" table:formula="of:=[.D61]+4" table:style-name="ce2">
            <text:p>30736</text:p>
          </table:table-cell>
          <table:table-cell office:value-type="float" office:value="30740" table:formula="of:=[.E61]+4" table:style-name="ce2">
            <text:p>30740</text:p>
          </table:table-cell>
          <table:table-cell office:value-type="float" office:value="30744" table:formula="of:=[.F61]+4" table:style-name="ce4">
            <text:p>30744</text:p>
          </table:table-cell>
          <table:table-cell office:value-type="float" office:value="30748" table:formula="of:=[.G61]+4" table:style-name="ce4">
            <text:p>30748</text:p>
          </table:table-cell>
          <table:table-cell office:value-type="float" office:value="30752" table:formula="of:=[.H61]+4" table:style-name="ce4">
            <text:p>30752</text:p>
          </table:table-cell>
          <table:table-cell office:value-type="float" office:value="30756" table:formula="of:=[.I61]+4" table:style-name="ce4">
            <text:p>30756</text:p>
          </table:table-cell>
          <table:table-cell office:value-type="float" office:value="30760" table:formula="of:=[.J61]+4" table:style-name="ce2">
            <text:p>30760</text:p>
          </table:table-cell>
          <table:table-cell office:value-type="float" office:value="30764" table:formula="of:=[.K61]+4" table:style-name="ce2">
            <text:p>30764</text:p>
          </table:table-cell>
          <table:table-cell office:value-type="float" office:value="30768" table:formula="of:=[.L61]+4" table:style-name="ce2">
            <text:p>30768</text:p>
          </table:table-cell>
          <table:table-cell office:value-type="float" office:value="30772" table:formula="of:=[.M61]+4" table:style-name="ce4">
            <text:p>30772</text:p>
          </table:table-cell>
          <table:table-cell office:value-type="float" office:value="30776" table:formula="of:=[.N61]+4" table:style-name="ce4">
            <text:p>30776</text:p>
          </table:table-cell>
          <table:table-cell office:value-type="float" office:value="30780" table:formula="of:=[.O61]+4" table:style-name="ce2">
            <text:p>30780</text:p>
          </table:table-cell>
          <table:table-cell office:value-type="float" office:value="30784" table:formula="of:=[.P61]+4" table:style-name="ce2">
            <text:p>30784</text:p>
          </table:table-cell>
          <table:table-cell office:value-type="float" office:value="30788" table:formula="of:=[.Q61]+4" table:style-name="ce2">
            <text:p>30788</text:p>
          </table:table-cell>
          <table:table-cell office:value-type="float" office:value="30792" table:formula="of:=[.R61]+4" table:style-name="ce2">
            <text:p>30792</text:p>
          </table:table-cell>
          <table:table-cell office:value-type="float" office:value="30796" table:formula="of:=[.S61]+4" table:style-name="ce2">
            <text:p>30796</text:p>
          </table:table-cell>
          <table:table-cell office:value-type="float" office:value="30800" table:formula="of:=[.T61]+4" table:style-name="ce2">
            <text:p>30800</text:p>
          </table:table-cell>
          <table:table-cell office:value-type="float" office:value="30804" table:formula="of:=[.U61]+4" table:style-name="ce2">
            <text:p>30804</text:p>
          </table:table-cell>
          <table:table-cell office:value-type="float" office:value="30808" table:formula="of:=[.V61]+4" table:style-name="ce2">
            <text:p>30808</text:p>
          </table:table-cell>
          <table:table-cell office:value-type="float" office:value="30812" table:formula="of:=[.W61]+4" table:style-name="ce2">
            <text:p>30812</text:p>
          </table:table-cell>
          <table:table-cell office:value-type="float" office:value="30816" table:formula="of:=[.X61]+4" table:style-name="ce2">
            <text:p>30816</text:p>
          </table:table-cell>
          <table:table-cell office:value-type="float" office:value="30820" table:formula="of:=[.Y61]+4" table:style-name="ce2">
            <text:p>30820</text:p>
          </table:table-cell>
          <table:table-cell office:value-type="float" office:value="30824" table:formula="of:=[.Z61]+4" table:style-name="ce2">
            <text:p>30824</text:p>
          </table:table-cell>
          <table:table-cell office:value-type="float" office:value="30828" table:formula="of:=[.AA61]+4" table:style-name="ce2">
            <text:p>30828</text:p>
          </table:table-cell>
          <table:table-cell office:value-type="float" office:value="30832" table:formula="of:=[.AB61]+4" table:style-name="ce2">
            <text:p>30832</text:p>
          </table:table-cell>
          <table:table-cell office:value-type="float" office:value="30836" table:formula="of:=[.AC61]+4" table:style-name="ce2">
            <text:p>30836</text:p>
          </table:table-cell>
          <table:table-cell office:value-type="float" office:value="30840" table:formula="of:=[.AD61]+4" table:style-name="ce2">
            <text:p>30840</text:p>
          </table:table-cell>
          <table:table-cell office:value-type="float" office:value="30844" table:formula="of:=[.AE61]+4" table:style-name="ce2">
            <text:p>30844</text:p>
          </table:table-cell>
          <table:table-cell office:value-type="float" office:value="30848" table:formula="of:=[.AF61]+4" table:style-name="ce2">
            <text:p>30848</text:p>
          </table:table-cell>
          <table:table-cell office:value-type="float" office:value="30852" table:formula="of:=[.AG61]+4" table:style-name="ce2">
            <text:p>30852</text:p>
          </table:table-cell>
          <table:table-cell office:value-type="float" office:value="30856" table:formula="of:=[.AH61]+4" table:style-name="ce2">
            <text:p>30856</text:p>
          </table:table-cell>
          <table:table-cell office:value-type="float" office:value="30860" table:formula="of:=[.AI61]+4" table:style-name="ce2">
            <text:p>30860</text:p>
          </table:table-cell>
          <table:table-cell office:value-type="float" office:value="30864" table:formula="of:=[.AJ61]+4" table:style-name="ce2">
            <text:p>30864</text:p>
          </table:table-cell>
          <table:table-cell office:value-type="float" office:value="30868" table:formula="of:=[.AK61]+4" table:style-name="ce2">
            <text:p>30868</text:p>
          </table:table-cell>
          <table:table-cell office:value-type="float" office:value="30872" table:formula="of:=[.AL61]+4" table:style-name="ce2">
            <text:p>30872</text:p>
          </table:table-cell>
          <table:table-cell office:value-type="float" office:value="30876" table:formula="of:=[.AM61]+4" table:style-name="ce2">
            <text:p>30876</text:p>
          </table:table-cell>
          <table:table-cell office:value-type="float" office:value="30880" table:formula="of:=[.AN61]+4" table:style-name="ce2">
            <text:p>30880</text:p>
          </table:table-cell>
          <table:table-cell office:value-type="float" office:value="30884" table:formula="of:=[.AO61]+4" table:style-name="ce2">
            <text:p>30884</text:p>
          </table:table-cell>
          <table:table-cell office:value-type="float" office:value="30888" table:formula="of:=[.AP61]+4" table:style-name="ce2">
            <text:p>30888</text:p>
          </table:table-cell>
          <table:table-cell office:value-type="float" office:value="30892" table:formula="of:=[.AQ61]+4" table:style-name="ce2">
            <text:p>30892</text:p>
          </table:table-cell>
          <table:table-cell office:value-type="float" office:value="30896" table:formula="of:=[.AR61]+4" table:style-name="ce2">
            <text:p>30896</text:p>
          </table:table-cell>
          <table:table-cell office:value-type="float" office:value="30900" table:formula="of:=[.AS61]+4" table:style-name="ce2">
            <text:p>30900</text:p>
          </table:table-cell>
          <table:table-cell office:value-type="float" office:value="30904" table:formula="of:=[.AT61]+4" table:style-name="ce2">
            <text:p>30904</text:p>
          </table:table-cell>
          <table:table-cell office:value-type="float" office:value="30908" table:formula="of:=[.AU61]+4" table:style-name="ce2">
            <text:p>30908</text:p>
          </table:table-cell>
          <table:table-cell office:value-type="float" office:value="30912" table:formula="of:=[.AV61]+4" table:style-name="ce2">
            <text:p>30912</text:p>
          </table:table-cell>
          <table:table-cell office:value-type="float" office:value="30916" table:formula="of:=[.AW61]+4" table:style-name="ce2">
            <text:p>30916</text:p>
          </table:table-cell>
          <table:table-cell office:value-type="float" office:value="30920" table:formula="of:=[.AX61]+4" table:style-name="ce2">
            <text:p>30920</text:p>
          </table:table-cell>
          <table:table-cell office:value-type="float" office:value="30924" table:formula="of:=[.AY61]+4" table:style-name="ce2">
            <text:p>30924</text:p>
          </table:table-cell>
          <table:table-cell office:value-type="float" office:value="30928" table:formula="of:=[.AZ61]+4" table:style-name="ce2">
            <text:p>30928</text:p>
          </table:table-cell>
          <table:table-cell office:value-type="float" office:value="30932" table:formula="of:=[.BA61]+4" table:style-name="ce2">
            <text:p>30932</text:p>
          </table:table-cell>
          <table:table-cell office:value-type="float" office:value="30936" table:formula="of:=[.BB61]+4" table:style-name="ce2">
            <text:p>30936</text:p>
          </table:table-cell>
          <table:table-cell office:value-type="float" office:value="30940" table:formula="of:=[.BC61]+4" table:style-name="ce2">
            <text:p>30940</text:p>
          </table:table-cell>
          <table:table-cell office:value-type="float" office:value="30944" table:formula="of:=[.BD61]+4" table:style-name="ce2">
            <text:p>30944</text:p>
          </table:table-cell>
          <table:table-cell office:value-type="float" office:value="30948" table:formula="of:=[.BE61]+4" table:style-name="ce2">
            <text:p>30948</text:p>
          </table:table-cell>
          <table:table-cell office:value-type="float" office:value="30952" table:formula="of:=[.BF61]+4" table:style-name="ce2">
            <text:p>30952</text:p>
          </table:table-cell>
          <table:table-cell office:value-type="float" office:value="30956" table:formula="of:=[.BG61]+4" table:style-name="ce2">
            <text:p>30956</text:p>
          </table:table-cell>
          <table:table-cell office:value-type="float" office:value="30960" table:formula="of:=[.BH61]+4" table:style-name="ce2">
            <text:p>30960</text:p>
          </table:table-cell>
          <table:table-cell office:value-type="float" office:value="30964" table:formula="of:=[.BI61]+4" table:style-name="ce2">
            <text:p>30964</text:p>
          </table:table-cell>
          <table:table-cell office:value-type="float" office:value="30968" table:formula="of:=[.BJ61]+4" table:style-name="ce2">
            <text:p>30968</text:p>
          </table:table-cell>
          <table:table-cell office:value-type="float" office:value="30972" table:formula="of:=[.BK61]+4" table:style-name="ce2">
            <text:p>30972</text:p>
          </table:table-cell>
          <table:table-cell office:value-type="float" office:value="30976" table:formula="of:=[.BL61]+4" table:style-name="ce2">
            <text:p>30976</text:p>
          </table:table-cell>
          <table:table-cell office:value-type="float" office:value="30980" table:formula="of:=[.BM61]+4" table:style-name="ce2">
            <text:p>30980</text:p>
          </table:table-cell>
          <table:table-cell office:value-type="float" office:value="30984" table:formula="of:=[.BN61]+4" table:style-name="ce2">
            <text:p>30984</text:p>
          </table:table-cell>
          <table:table-cell office:value-type="float" office:value="30988" table:formula="of:=[.BO61]+4" table:style-name="ce2">
            <text:p>30988</text:p>
          </table:table-cell>
          <table:table-cell office:value-type="float" office:value="30992" table:formula="of:=[.BP61]+4" table:style-name="ce2">
            <text:p>30992</text:p>
          </table:table-cell>
          <table:table-cell office:value-type="float" office:value="30996" table:formula="of:=[.BQ61]+4" table:style-name="ce2">
            <text:p>30996</text:p>
          </table:table-cell>
          <table:table-cell office:value-type="float" office:value="31000" table:formula="of:=[.BR61]+4" table:style-name="ce2">
            <text:p>31000</text:p>
          </table:table-cell>
          <table:table-cell office:value-type="float" office:value="31004" table:formula="of:=[.BS61]+4" table:style-name="ce2">
            <text:p>31004</text:p>
          </table:table-cell>
          <table:table-cell office:value-type="float" office:value="31008" table:formula="of:=[.BT61]+4" table:style-name="ce2">
            <text:p>31008</text:p>
          </table:table-cell>
          <table:table-cell office:value-type="float" office:value="31012" table:formula="of:=[.BU61]+4" table:style-name="ce2">
            <text:p>31012</text:p>
          </table:table-cell>
          <table:table-cell office:value-type="float" office:value="31016" table:formula="of:=[.BV61]+4" table:style-name="ce2">
            <text:p>31016</text:p>
          </table:table-cell>
          <table:table-cell office:value-type="float" office:value="31020" table:formula="of:=[.BW61]+4" table:style-name="ce2">
            <text:p>31020</text:p>
          </table:table-cell>
          <table:table-cell office:value-type="float" office:value="31024" table:formula="of:=[.BX61]+4" table:style-name="ce2">
            <text:p>31024</text:p>
          </table:table-cell>
          <table:table-cell office:value-type="float" office:value="31028" table:formula="of:=[.BY61]+4" table:style-name="ce2">
            <text:p>31028</text:p>
          </table:table-cell>
          <table:table-cell office:value-type="float" office:value="31032" table:formula="of:=[.BZ61]+4" table:style-name="ce2">
            <text:p>31032</text:p>
          </table:table-cell>
          <table:table-cell office:value-type="float" office:value="31036" table:formula="of:=[.CA61]+4" table:style-name="ce2">
            <text:p>31036</text:p>
          </table:table-cell>
          <table:table-cell office:value-type="float" office:value="31040" table:formula="of:=[.CB61]+4" table:style-name="ce2">
            <text:p>31040</text:p>
          </table:table-cell>
          <table:table-cell office:value-type="float" office:value="31044" table:formula="of:=[.CC61]+4" table:style-name="ce2">
            <text:p>31044</text:p>
          </table:table-cell>
          <table:table-cell office:value-type="float" office:value="31048" table:formula="of:=[.CD61]+4" table:style-name="ce2">
            <text:p>31048</text:p>
          </table:table-cell>
          <table:table-cell office:value-type="float" office:value="31052" table:formula="of:=[.CE61]+4" table:style-name="ce2">
            <text:p>31052</text:p>
          </table:table-cell>
          <table:table-cell office:value-type="float" office:value="31056" table:formula="of:=[.CF61]+4" table:style-name="ce2">
            <text:p>31056</text:p>
          </table:table-cell>
          <table:table-cell office:value-type="float" office:value="31060" table:formula="of:=[.CG61]+4" table:style-name="ce2">
            <text:p>31060</text:p>
          </table:table-cell>
          <table:table-cell office:value-type="float" office:value="31064" table:formula="of:=[.CH61]+4" table:style-name="ce2">
            <text:p>31064</text:p>
          </table:table-cell>
          <table:table-cell office:value-type="float" office:value="31068" table:formula="of:=[.CI61]+4" table:style-name="ce2">
            <text:p>31068</text:p>
          </table:table-cell>
          <table:table-cell office:value-type="float" office:value="31072" table:formula="of:=[.CJ61]+4" table:style-name="ce2">
            <text:p>31072</text:p>
          </table:table-cell>
          <table:table-cell office:value-type="float" office:value="31076" table:formula="of:=[.CK61]+4" table:style-name="ce2">
            <text:p>31076</text:p>
          </table:table-cell>
          <table:table-cell office:value-type="float" office:value="31080" table:formula="of:=[.CL61]+4" table:style-name="ce2">
            <text:p>31080</text:p>
          </table:table-cell>
          <table:table-cell office:value-type="float" office:value="31084" table:formula="of:=[.CM61]+4" table:style-name="ce2">
            <text:p>31084</text:p>
          </table:table-cell>
          <table:table-cell office:value-type="float" office:value="31088" table:formula="of:=[.CN61]+4" table:style-name="ce2">
            <text:p>31088</text:p>
          </table:table-cell>
          <table:table-cell office:value-type="float" office:value="31092" table:formula="of:=[.CO61]+4" table:style-name="ce2">
            <text:p>31092</text:p>
          </table:table-cell>
          <table:table-cell office:value-type="float" office:value="31096" table:formula="of:=[.CP61]+4" table:style-name="ce2">
            <text:p>31096</text:p>
          </table:table-cell>
          <table:table-cell office:value-type="float" office:value="31100" table:formula="of:=[.CQ61]+4" table:style-name="ce2">
            <text:p>31100</text:p>
          </table:table-cell>
          <table:table-cell office:value-type="float" office:value="31104" table:formula="of:=[.CR61]+4" table:style-name="ce2">
            <text:p>31104</text:p>
          </table:table-cell>
          <table:table-cell office:value-type="float" office:value="31108" table:formula="of:=[.CS61]+4" table:style-name="ce2">
            <text:p>31108</text:p>
          </table:table-cell>
          <table:table-cell office:value-type="float" office:value="31112" table:formula="of:=[.CT61]+4" table:style-name="ce2">
            <text:p>31112</text:p>
          </table:table-cell>
          <table:table-cell office:value-type="float" office:value="31116" table:formula="of:=[.CU61]+4" table:style-name="ce2">
            <text:p>31116</text:p>
          </table:table-cell>
          <table:table-cell office:value-type="float" office:value="31120" table:formula="of:=[.CV61]+4" table:style-name="ce2">
            <text:p>31120</text:p>
          </table:table-cell>
          <table:table-cell office:value-type="float" office:value="31124" table:formula="of:=[.CW61]+4" table:style-name="ce2">
            <text:p>31124</text:p>
          </table:table-cell>
          <table:table-cell office:value-type="float" office:value="31128" table:formula="of:=[.CX61]+4" table:style-name="ce2">
            <text:p>31128</text:p>
          </table:table-cell>
          <table:table-cell office:value-type="float" office:value="31132" table:formula="of:=[.CY61]+4" table:style-name="ce2">
            <text:p>31132</text:p>
          </table:table-cell>
          <table:table-cell office:value-type="float" office:value="31136" table:formula="of:=[.CZ61]+4" table:style-name="ce2">
            <text:p>31136</text:p>
          </table:table-cell>
          <table:table-cell office:value-type="float" office:value="31140" table:formula="of:=[.DA61]+4" table:style-name="ce2">
            <text:p>31140</text:p>
          </table:table-cell>
          <table:table-cell office:value-type="float" office:value="31144" table:formula="of:=[.DB61]+4" table:style-name="ce2">
            <text:p>31144</text:p>
          </table:table-cell>
          <table:table-cell office:value-type="float" office:value="31148" table:formula="of:=[.DC61]+4" table:style-name="ce2">
            <text:p>31148</text:p>
          </table:table-cell>
          <table:table-cell office:value-type="float" office:value="31152" table:formula="of:=[.DD61]+4" table:style-name="ce2">
            <text:p>31152</text:p>
          </table:table-cell>
          <table:table-cell office:value-type="float" office:value="31156" table:formula="of:=[.DE61]+4" table:style-name="ce2">
            <text:p>31156</text:p>
          </table:table-cell>
          <table:table-cell office:value-type="float" office:value="31160" table:formula="of:=[.DF61]+4" table:style-name="ce2">
            <text:p>31160</text:p>
          </table:table-cell>
          <table:table-cell office:value-type="float" office:value="31164" table:formula="of:=[.DG61]+4" table:style-name="ce2">
            <text:p>31164</text:p>
          </table:table-cell>
          <table:table-cell office:value-type="float" office:value="31168" table:formula="of:=[.DH61]+4" table:style-name="ce2">
            <text:p>31168</text:p>
          </table:table-cell>
          <table:table-cell office:value-type="float" office:value="31172" table:formula="of:=[.DI61]+4" table:style-name="ce2">
            <text:p>31172</text:p>
          </table:table-cell>
          <table:table-cell office:value-type="float" office:value="31176" table:formula="of:=[.DJ61]+4" table:style-name="ce2">
            <text:p>31176</text:p>
          </table:table-cell>
          <table:table-cell office:value-type="float" office:value="31180" table:formula="of:=[.DK61]+4" table:style-name="ce4">
            <text:p>31180</text:p>
          </table:table-cell>
          <table:table-cell office:value-type="float" office:value="31184" table:formula="of:=[.DL61]+4" table:style-name="ce4">
            <text:p>31184</text:p>
          </table:table-cell>
          <table:table-cell office:value-type="float" office:value="31188" table:formula="of:=[.DM61]+4" table:style-name="ce4">
            <text:p>31188</text:p>
          </table:table-cell>
          <table:table-cell office:value-type="float" office:value="31192" table:formula="of:=[.DN61]+4" table:style-name="ce4">
            <text:p>31192</text:p>
          </table:table-cell>
          <table:table-cell office:value-type="float" office:value="31196" table:formula="of:=[.DO61]+4" table:style-name="ce2">
            <text:p>31196</text:p>
          </table:table-cell>
          <table:table-cell office:value-type="float" office:value="31200" table:formula="of:=[.DP61]+4" table:style-name="ce2">
            <text:p>31200</text:p>
          </table:table-cell>
          <table:table-cell office:value-type="float" office:value="31204" table:formula="of:=[.DQ61]+4" table:style-name="ce2">
            <text:p>31204</text:p>
          </table:table-cell>
          <table:table-cell office:value-type="float" office:value="31208" table:formula="of:=[.DR61]+4" table:style-name="ce2">
            <text:p>31208</text:p>
          </table:table-cell>
          <table:table-cell office:value-type="float" office:value="31212" table:formula="of:=[.DS61]+4" table:style-name="ce2">
            <text:p>31212</text:p>
          </table:table-cell>
          <table:table-cell office:value-type="float" office:value="31216" table:formula="of:=[.DT61]+4" table:style-name="ce2">
            <text:p>31216</text:p>
          </table:table-cell>
          <table:table-cell office:value-type="float" office:value="31220" table:formula="of:=[.DU61]+4" table:style-name="ce2">
            <text:p>31220</text:p>
          </table:table-cell>
          <table:table-cell office:value-type="float" office:value="31224" table:formula="of:=[.DV61]+4" table:style-name="ce4">
            <text:p>31224</text:p>
          </table:table-cell>
          <table:table-cell office:value-type="float" office:value="31228" table:formula="of:=[.DW61]+4" table:style-name="ce4">
            <text:p>31228</text:p>
          </table:table-cell>
          <table:table-cell table:number-columns-repeated="16256"/>
        </table:table-row>
        <table:table-row table:style-name="ro1">
          <table:table-cell office:value-type="float" office:value="31232" table:formula="of:=[.A61]+512" table:style-name="ce2">
            <text:p>31232</text:p>
          </table:table-cell>
          <table:table-cell office:value-type="float" office:value="31236" table:formula="of:=[.B61]+512" table:style-name="ce4">
            <text:p>31236</text:p>
          </table:table-cell>
          <table:table-cell office:value-type="float" office:value="31240" table:formula="of:=[.B62]+4" table:style-name="ce4">
            <text:p>31240</text:p>
          </table:table-cell>
          <table:table-cell office:value-type="float" office:value="31244" table:formula="of:=[.C62]+4" table:style-name="ce4">
            <text:p>31244</text:p>
          </table:table-cell>
          <table:table-cell office:value-type="float" office:value="31248" table:formula="of:=[.D62]+4" table:style-name="ce4">
            <text:p>31248</text:p>
          </table:table-cell>
          <table:table-cell office:value-type="float" office:value="31252" table:formula="of:=[.E62]+4" table:style-name="ce4">
            <text:p>31252</text:p>
          </table:table-cell>
          <table:table-cell office:value-type="float" office:value="31256" table:formula="of:=[.F62]+4" table:style-name="ce2">
            <text:p>31256</text:p>
          </table:table-cell>
          <table:table-cell office:value-type="float" office:value="31260" table:formula="of:=[.G62]+4" table:style-name="ce2">
            <text:p>31260</text:p>
          </table:table-cell>
          <table:table-cell office:value-type="float" office:value="31264" table:formula="of:=[.H62]+4" table:style-name="ce2">
            <text:p>31264</text:p>
          </table:table-cell>
          <table:table-cell office:value-type="float" office:value="31268" table:formula="of:=[.I62]+4" table:style-name="ce2">
            <text:p>31268</text:p>
          </table:table-cell>
          <table:table-cell office:value-type="float" office:value="31272" table:formula="of:=[.J62]+4" table:style-name="ce4">
            <text:p>31272</text:p>
          </table:table-cell>
          <table:table-cell office:value-type="float" office:value="31276" table:formula="of:=[.K62]+4" table:style-name="ce4">
            <text:p>31276</text:p>
          </table:table-cell>
          <table:table-cell office:value-type="float" office:value="31280" table:formula="of:=[.L62]+4" table:style-name="ce4">
            <text:p>31280</text:p>
          </table:table-cell>
          <table:table-cell office:value-type="float" office:value="31284" table:formula="of:=[.M62]+4" table:style-name="ce2">
            <text:p>31284</text:p>
          </table:table-cell>
          <table:table-cell office:value-type="float" office:value="31288" table:formula="of:=[.N62]+4" table:style-name="ce2">
            <text:p>31288</text:p>
          </table:table-cell>
          <table:table-cell office:value-type="float" office:value="31292" table:formula="of:=[.O62]+4" table:style-name="ce2">
            <text:p>31292</text:p>
          </table:table-cell>
          <table:table-cell office:value-type="float" office:value="31296" table:formula="of:=[.P62]+4" table:style-name="ce2">
            <text:p>31296</text:p>
          </table:table-cell>
          <table:table-cell office:value-type="float" office:value="31300" table:formula="of:=[.Q62]+4" table:style-name="ce2">
            <text:p>31300</text:p>
          </table:table-cell>
          <table:table-cell office:value-type="float" office:value="31304" table:formula="of:=[.R62]+4" table:style-name="ce2">
            <text:p>31304</text:p>
          </table:table-cell>
          <table:table-cell office:value-type="float" office:value="31308" table:formula="of:=[.S62]+4" table:style-name="ce2">
            <text:p>31308</text:p>
          </table:table-cell>
          <table:table-cell office:value-type="float" office:value="31312" table:formula="of:=[.T62]+4" table:style-name="ce2">
            <text:p>31312</text:p>
          </table:table-cell>
          <table:table-cell office:value-type="float" office:value="31316" table:formula="of:=[.U62]+4" table:style-name="ce2">
            <text:p>31316</text:p>
          </table:table-cell>
          <table:table-cell office:value-type="float" office:value="31320" table:formula="of:=[.V62]+4" table:style-name="ce2">
            <text:p>31320</text:p>
          </table:table-cell>
          <table:table-cell office:value-type="float" office:value="31324" table:formula="of:=[.W62]+4" table:style-name="ce2">
            <text:p>31324</text:p>
          </table:table-cell>
          <table:table-cell office:value-type="float" office:value="31328" table:formula="of:=[.X62]+4" table:style-name="ce2">
            <text:p>31328</text:p>
          </table:table-cell>
          <table:table-cell office:value-type="float" office:value="31332" table:formula="of:=[.Y62]+4" table:style-name="ce2">
            <text:p>31332</text:p>
          </table:table-cell>
          <table:table-cell office:value-type="float" office:value="31336" table:formula="of:=[.Z62]+4" table:style-name="ce2">
            <text:p>31336</text:p>
          </table:table-cell>
          <table:table-cell office:value-type="float" office:value="31340" table:formula="of:=[.AA62]+4" table:style-name="ce2">
            <text:p>31340</text:p>
          </table:table-cell>
          <table:table-cell office:value-type="float" office:value="31344" table:formula="of:=[.AB62]+4" table:style-name="ce2">
            <text:p>31344</text:p>
          </table:table-cell>
          <table:table-cell office:value-type="float" office:value="31348" table:formula="of:=[.AC62]+4" table:style-name="ce2">
            <text:p>31348</text:p>
          </table:table-cell>
          <table:table-cell office:value-type="float" office:value="31352" table:formula="of:=[.AD62]+4" table:style-name="ce2">
            <text:p>31352</text:p>
          </table:table-cell>
          <table:table-cell office:value-type="float" office:value="31356" table:formula="of:=[.AE62]+4" table:style-name="ce2">
            <text:p>31356</text:p>
          </table:table-cell>
          <table:table-cell office:value-type="float" office:value="31360" table:formula="of:=[.AF62]+4" table:style-name="ce2">
            <text:p>31360</text:p>
          </table:table-cell>
          <table:table-cell office:value-type="float" office:value="31364" table:formula="of:=[.AG62]+4" table:style-name="ce2">
            <text:p>31364</text:p>
          </table:table-cell>
          <table:table-cell office:value-type="float" office:value="31368" table:formula="of:=[.AH62]+4" table:style-name="ce2">
            <text:p>31368</text:p>
          </table:table-cell>
          <table:table-cell office:value-type="float" office:value="31372" table:formula="of:=[.AI62]+4" table:style-name="ce2">
            <text:p>31372</text:p>
          </table:table-cell>
          <table:table-cell office:value-type="float" office:value="31376" table:formula="of:=[.AJ62]+4" table:style-name="ce2">
            <text:p>31376</text:p>
          </table:table-cell>
          <table:table-cell office:value-type="float" office:value="31380" table:formula="of:=[.AK62]+4" table:style-name="ce2">
            <text:p>31380</text:p>
          </table:table-cell>
          <table:table-cell office:value-type="float" office:value="31384" table:formula="of:=[.AL62]+4" table:style-name="ce2">
            <text:p>31384</text:p>
          </table:table-cell>
          <table:table-cell office:value-type="float" office:value="31388" table:formula="of:=[.AM62]+4" table:style-name="ce2">
            <text:p>31388</text:p>
          </table:table-cell>
          <table:table-cell office:value-type="float" office:value="31392" table:formula="of:=[.AN62]+4" table:style-name="ce2">
            <text:p>31392</text:p>
          </table:table-cell>
          <table:table-cell office:value-type="float" office:value="31396" table:formula="of:=[.AO62]+4" table:style-name="ce2">
            <text:p>31396</text:p>
          </table:table-cell>
          <table:table-cell office:value-type="float" office:value="31400" table:formula="of:=[.AP62]+4" table:style-name="ce2">
            <text:p>31400</text:p>
          </table:table-cell>
          <table:table-cell office:value-type="float" office:value="31404" table:formula="of:=[.AQ62]+4" table:style-name="ce2">
            <text:p>31404</text:p>
          </table:table-cell>
          <table:table-cell office:value-type="float" office:value="31408" table:formula="of:=[.AR62]+4" table:style-name="ce2">
            <text:p>31408</text:p>
          </table:table-cell>
          <table:table-cell office:value-type="float" office:value="31412" table:formula="of:=[.AS62]+4" table:style-name="ce2">
            <text:p>31412</text:p>
          </table:table-cell>
          <table:table-cell office:value-type="float" office:value="31416" table:formula="of:=[.AT62]+4" table:style-name="ce2">
            <text:p>31416</text:p>
          </table:table-cell>
          <table:table-cell office:value-type="float" office:value="31420" table:formula="of:=[.AU62]+4" table:style-name="ce2">
            <text:p>31420</text:p>
          </table:table-cell>
          <table:table-cell office:value-type="float" office:value="31424" table:formula="of:=[.AV62]+4" table:style-name="ce2">
            <text:p>31424</text:p>
          </table:table-cell>
          <table:table-cell office:value-type="float" office:value="31428" table:formula="of:=[.AW62]+4" table:style-name="ce2">
            <text:p>31428</text:p>
          </table:table-cell>
          <table:table-cell office:value-type="float" office:value="31432" table:formula="of:=[.AX62]+4" table:style-name="ce2">
            <text:p>31432</text:p>
          </table:table-cell>
          <table:table-cell office:value-type="float" office:value="31436" table:formula="of:=[.AY62]+4" table:style-name="ce2">
            <text:p>31436</text:p>
          </table:table-cell>
          <table:table-cell office:value-type="float" office:value="31440" table:formula="of:=[.AZ62]+4" table:style-name="ce2">
            <text:p>31440</text:p>
          </table:table-cell>
          <table:table-cell office:value-type="float" office:value="31444" table:formula="of:=[.BA62]+4" table:style-name="ce2">
            <text:p>31444</text:p>
          </table:table-cell>
          <table:table-cell office:value-type="float" office:value="31448" table:formula="of:=[.BB62]+4" table:style-name="ce2">
            <text:p>31448</text:p>
          </table:table-cell>
          <table:table-cell office:value-type="float" office:value="31452" table:formula="of:=[.BC62]+4" table:style-name="ce2">
            <text:p>31452</text:p>
          </table:table-cell>
          <table:table-cell office:value-type="float" office:value="31456" table:formula="of:=[.BD62]+4" table:style-name="ce2">
            <text:p>31456</text:p>
          </table:table-cell>
          <table:table-cell office:value-type="float" office:value="31460" table:formula="of:=[.BE62]+4" table:style-name="ce2">
            <text:p>31460</text:p>
          </table:table-cell>
          <table:table-cell office:value-type="float" office:value="31464" table:formula="of:=[.BF62]+4" table:style-name="ce2">
            <text:p>31464</text:p>
          </table:table-cell>
          <table:table-cell office:value-type="float" office:value="31468" table:formula="of:=[.BG62]+4" table:style-name="ce2">
            <text:p>31468</text:p>
          </table:table-cell>
          <table:table-cell office:value-type="float" office:value="31472" table:formula="of:=[.BH62]+4" table:style-name="ce2">
            <text:p>31472</text:p>
          </table:table-cell>
          <table:table-cell office:value-type="float" office:value="31476" table:formula="of:=[.BI62]+4" table:style-name="ce2">
            <text:p>31476</text:p>
          </table:table-cell>
          <table:table-cell office:value-type="float" office:value="31480" table:formula="of:=[.BJ62]+4" table:style-name="ce2">
            <text:p>31480</text:p>
          </table:table-cell>
          <table:table-cell office:value-type="float" office:value="31484" table:formula="of:=[.BK62]+4" table:style-name="ce2">
            <text:p>31484</text:p>
          </table:table-cell>
          <table:table-cell office:value-type="float" office:value="31488" table:formula="of:=[.BL62]+4" table:style-name="ce2">
            <text:p>31488</text:p>
          </table:table-cell>
          <table:table-cell office:value-type="float" office:value="31492" table:formula="of:=[.BM62]+4" table:style-name="ce2">
            <text:p>31492</text:p>
          </table:table-cell>
          <table:table-cell office:value-type="float" office:value="31496" table:formula="of:=[.BN62]+4" table:style-name="ce2">
            <text:p>31496</text:p>
          </table:table-cell>
          <table:table-cell office:value-type="float" office:value="31500" table:formula="of:=[.BO62]+4" table:style-name="ce2">
            <text:p>31500</text:p>
          </table:table-cell>
          <table:table-cell office:value-type="float" office:value="31504" table:formula="of:=[.BP62]+4" table:style-name="ce2">
            <text:p>31504</text:p>
          </table:table-cell>
          <table:table-cell office:value-type="float" office:value="31508" table:formula="of:=[.BQ62]+4" table:style-name="ce2">
            <text:p>31508</text:p>
          </table:table-cell>
          <table:table-cell office:value-type="float" office:value="31512" table:formula="of:=[.BR62]+4" table:style-name="ce2">
            <text:p>31512</text:p>
          </table:table-cell>
          <table:table-cell office:value-type="float" office:value="31516" table:formula="of:=[.BS62]+4" table:style-name="ce2">
            <text:p>31516</text:p>
          </table:table-cell>
          <table:table-cell office:value-type="float" office:value="31520" table:formula="of:=[.BT62]+4" table:style-name="ce2">
            <text:p>31520</text:p>
          </table:table-cell>
          <table:table-cell office:value-type="float" office:value="31524" table:formula="of:=[.BU62]+4" table:style-name="ce2">
            <text:p>31524</text:p>
          </table:table-cell>
          <table:table-cell office:value-type="float" office:value="31528" table:formula="of:=[.BV62]+4" table:style-name="ce2">
            <text:p>31528</text:p>
          </table:table-cell>
          <table:table-cell office:value-type="float" office:value="31532" table:formula="of:=[.BW62]+4" table:style-name="ce2">
            <text:p>31532</text:p>
          </table:table-cell>
          <table:table-cell office:value-type="float" office:value="31536" table:formula="of:=[.BX62]+4" table:style-name="ce2">
            <text:p>31536</text:p>
          </table:table-cell>
          <table:table-cell office:value-type="float" office:value="31540" table:formula="of:=[.BY62]+4" table:style-name="ce2">
            <text:p>31540</text:p>
          </table:table-cell>
          <table:table-cell office:value-type="float" office:value="31544" table:formula="of:=[.BZ62]+4" table:style-name="ce2">
            <text:p>31544</text:p>
          </table:table-cell>
          <table:table-cell office:value-type="float" office:value="31548" table:formula="of:=[.CA62]+4" table:style-name="ce2">
            <text:p>31548</text:p>
          </table:table-cell>
          <table:table-cell office:value-type="float" office:value="31552" table:formula="of:=[.CB62]+4" table:style-name="ce2">
            <text:p>31552</text:p>
          </table:table-cell>
          <table:table-cell office:value-type="float" office:value="31556" table:formula="of:=[.CC62]+4" table:style-name="ce2">
            <text:p>31556</text:p>
          </table:table-cell>
          <table:table-cell office:value-type="float" office:value="31560" table:formula="of:=[.CD62]+4" table:style-name="ce2">
            <text:p>31560</text:p>
          </table:table-cell>
          <table:table-cell office:value-type="float" office:value="31564" table:formula="of:=[.CE62]+4" table:style-name="ce2">
            <text:p>31564</text:p>
          </table:table-cell>
          <table:table-cell office:value-type="float" office:value="31568" table:formula="of:=[.CF62]+4" table:style-name="ce2">
            <text:p>31568</text:p>
          </table:table-cell>
          <table:table-cell office:value-type="float" office:value="31572" table:formula="of:=[.CG62]+4" table:style-name="ce2">
            <text:p>31572</text:p>
          </table:table-cell>
          <table:table-cell office:value-type="float" office:value="31576" table:formula="of:=[.CH62]+4" table:style-name="ce2">
            <text:p>31576</text:p>
          </table:table-cell>
          <table:table-cell office:value-type="float" office:value="31580" table:formula="of:=[.CI62]+4" table:style-name="ce2">
            <text:p>31580</text:p>
          </table:table-cell>
          <table:table-cell office:value-type="float" office:value="31584" table:formula="of:=[.CJ62]+4" table:style-name="ce2">
            <text:p>31584</text:p>
          </table:table-cell>
          <table:table-cell office:value-type="float" office:value="31588" table:formula="of:=[.CK62]+4" table:style-name="ce2">
            <text:p>31588</text:p>
          </table:table-cell>
          <table:table-cell office:value-type="float" office:value="31592" table:formula="of:=[.CL62]+4" table:style-name="ce2">
            <text:p>31592</text:p>
          </table:table-cell>
          <table:table-cell office:value-type="float" office:value="31596" table:formula="of:=[.CM62]+4" table:style-name="ce2">
            <text:p>31596</text:p>
          </table:table-cell>
          <table:table-cell office:value-type="float" office:value="31600" table:formula="of:=[.CN62]+4" table:style-name="ce2">
            <text:p>31600</text:p>
          </table:table-cell>
          <table:table-cell office:value-type="float" office:value="31604" table:formula="of:=[.CO62]+4" table:style-name="ce2">
            <text:p>31604</text:p>
          </table:table-cell>
          <table:table-cell office:value-type="float" office:value="31608" table:formula="of:=[.CP62]+4" table:style-name="ce2">
            <text:p>31608</text:p>
          </table:table-cell>
          <table:table-cell office:value-type="float" office:value="31612" table:formula="of:=[.CQ62]+4" table:style-name="ce2">
            <text:p>31612</text:p>
          </table:table-cell>
          <table:table-cell office:value-type="float" office:value="31616" table:formula="of:=[.CR62]+4" table:style-name="ce2">
            <text:p>31616</text:p>
          </table:table-cell>
          <table:table-cell office:value-type="float" office:value="31620" table:formula="of:=[.CS62]+4" table:style-name="ce2">
            <text:p>31620</text:p>
          </table:table-cell>
          <table:table-cell office:value-type="float" office:value="31624" table:formula="of:=[.CT62]+4" table:style-name="ce2">
            <text:p>31624</text:p>
          </table:table-cell>
          <table:table-cell office:value-type="float" office:value="31628" table:formula="of:=[.CU62]+4" table:style-name="ce2">
            <text:p>31628</text:p>
          </table:table-cell>
          <table:table-cell office:value-type="float" office:value="31632" table:formula="of:=[.CV62]+4" table:style-name="ce2">
            <text:p>31632</text:p>
          </table:table-cell>
          <table:table-cell office:value-type="float" office:value="31636" table:formula="of:=[.CW62]+4" table:style-name="ce2">
            <text:p>31636</text:p>
          </table:table-cell>
          <table:table-cell office:value-type="float" office:value="31640" table:formula="of:=[.CX62]+4" table:style-name="ce2">
            <text:p>31640</text:p>
          </table:table-cell>
          <table:table-cell office:value-type="float" office:value="31644" table:formula="of:=[.CY62]+4" table:style-name="ce2">
            <text:p>31644</text:p>
          </table:table-cell>
          <table:table-cell office:value-type="float" office:value="31648" table:formula="of:=[.CZ62]+4" table:style-name="ce2">
            <text:p>31648</text:p>
          </table:table-cell>
          <table:table-cell office:value-type="float" office:value="31652" table:formula="of:=[.DA62]+4" table:style-name="ce2">
            <text:p>31652</text:p>
          </table:table-cell>
          <table:table-cell office:value-type="float" office:value="31656" table:formula="of:=[.DB62]+4" table:style-name="ce2">
            <text:p>31656</text:p>
          </table:table-cell>
          <table:table-cell office:value-type="float" office:value="31660" table:formula="of:=[.DC62]+4" table:style-name="ce2">
            <text:p>31660</text:p>
          </table:table-cell>
          <table:table-cell office:value-type="float" office:value="31664" table:formula="of:=[.DD62]+4" table:style-name="ce2">
            <text:p>31664</text:p>
          </table:table-cell>
          <table:table-cell office:value-type="float" office:value="31668" table:formula="of:=[.DE62]+4" table:style-name="ce2">
            <text:p>31668</text:p>
          </table:table-cell>
          <table:table-cell office:value-type="float" office:value="31672" table:formula="of:=[.DF62]+4" table:style-name="ce2">
            <text:p>31672</text:p>
          </table:table-cell>
          <table:table-cell office:value-type="float" office:value="31676" table:formula="of:=[.DG62]+4" table:style-name="ce2">
            <text:p>31676</text:p>
          </table:table-cell>
          <table:table-cell office:value-type="float" office:value="31680" table:formula="of:=[.DH62]+4" table:style-name="ce2">
            <text:p>31680</text:p>
          </table:table-cell>
          <table:table-cell office:value-type="float" office:value="31684" table:formula="of:=[.DI62]+4" table:style-name="ce2">
            <text:p>31684</text:p>
          </table:table-cell>
          <table:table-cell office:value-type="float" office:value="31688" table:formula="of:=[.DJ62]+4" table:style-name="ce2">
            <text:p>31688</text:p>
          </table:table-cell>
          <table:table-cell office:value-type="float" office:value="31692" table:formula="of:=[.DK62]+4" table:style-name="ce4">
            <text:p>31692</text:p>
          </table:table-cell>
          <table:table-cell office:value-type="float" office:value="31696" table:formula="of:=[.DL62]+4" table:style-name="ce4">
            <text:p>31696</text:p>
          </table:table-cell>
          <table:table-cell office:value-type="float" office:value="31700" table:formula="of:=[.DM62]+4" table:style-name="ce4">
            <text:p>31700</text:p>
          </table:table-cell>
          <table:table-cell office:value-type="float" office:value="31704" table:formula="of:=[.DN62]+4" table:style-name="ce4">
            <text:p>31704</text:p>
          </table:table-cell>
          <table:table-cell office:value-type="float" office:value="31708" table:formula="of:=[.DO62]+4" table:style-name="ce4">
            <text:p>31708</text:p>
          </table:table-cell>
          <table:table-cell office:value-type="float" office:value="31712" table:formula="of:=[.DP62]+4" table:style-name="ce4">
            <text:p>31712</text:p>
          </table:table-cell>
          <table:table-cell office:value-type="float" office:value="31716" table:formula="of:=[.DQ62]+4" table:style-name="ce4">
            <text:p>31716</text:p>
          </table:table-cell>
          <table:table-cell office:value-type="float" office:value="31720" table:formula="of:=[.DR62]+4" table:style-name="ce4">
            <text:p>31720</text:p>
          </table:table-cell>
          <table:table-cell office:value-type="float" office:value="31724" table:formula="of:=[.DS62]+4" table:style-name="ce4">
            <text:p>31724</text:p>
          </table:table-cell>
          <table:table-cell office:value-type="float" office:value="31728" table:formula="of:=[.DT62]+4" table:style-name="ce4">
            <text:p>31728</text:p>
          </table:table-cell>
          <table:table-cell office:value-type="float" office:value="31732" table:formula="of:=[.DU62]+4" table:style-name="ce4">
            <text:p>31732</text:p>
          </table:table-cell>
          <table:table-cell office:value-type="float" office:value="31736" table:formula="of:=[.DV62]+4" table:style-name="ce4">
            <text:p>31736</text:p>
          </table:table-cell>
          <table:table-cell office:value-type="float" office:value="31740" table:formula="of:=[.DW62]+4" table:style-name="ce4">
            <text:p>31740</text:p>
          </table:table-cell>
          <table:table-cell table:number-columns-repeated="16256"/>
        </table:table-row>
        <table:table-row table:style-name="ro1">
          <table:table-cell office:value-type="float" office:value="31744" table:formula="of:=[.A62]+512" table:style-name="ce2">
            <text:p>31744</text:p>
          </table:table-cell>
          <table:table-cell office:value-type="float" office:value="31748" table:formula="of:=[.B62]+512" table:style-name="ce4">
            <text:p>31748</text:p>
          </table:table-cell>
          <table:table-cell office:value-type="float" office:value="31752" table:formula="of:=[.B63]+4" table:style-name="ce4">
            <text:p>31752</text:p>
          </table:table-cell>
          <table:table-cell office:value-type="float" office:value="31756" table:formula="of:=[.C63]+4" table:style-name="ce4">
            <text:p>31756</text:p>
          </table:table-cell>
          <table:table-cell office:value-type="float" office:value="31760" table:formula="of:=[.D63]+4" table:style-name="ce4">
            <text:p>31760</text:p>
          </table:table-cell>
          <table:table-cell office:value-type="float" office:value="31764" table:formula="of:=[.E63]+4" table:style-name="ce4">
            <text:p>31764</text:p>
          </table:table-cell>
          <table:table-cell office:value-type="float" office:value="31768" table:formula="of:=[.F63]+4" table:style-name="ce2">
            <text:p>31768</text:p>
          </table:table-cell>
          <table:table-cell office:value-type="float" office:value="31772" table:formula="of:=[.G63]+4" table:style-name="ce2">
            <text:p>31772</text:p>
          </table:table-cell>
          <table:table-cell office:value-type="float" office:value="31776" table:formula="of:=[.H63]+4" table:style-name="ce2">
            <text:p>31776</text:p>
          </table:table-cell>
          <table:table-cell office:value-type="float" office:value="31780" table:formula="of:=[.I63]+4" table:style-name="ce2">
            <text:p>31780</text:p>
          </table:table-cell>
          <table:table-cell office:value-type="float" office:value="31784" table:formula="of:=[.J63]+4" table:style-name="ce4">
            <text:p>31784</text:p>
          </table:table-cell>
          <table:table-cell office:value-type="float" office:value="31788" table:formula="of:=[.K63]+4" table:style-name="ce4">
            <text:p>31788</text:p>
          </table:table-cell>
          <table:table-cell office:value-type="float" office:value="31792" table:formula="of:=[.L63]+4" table:style-name="ce4">
            <text:p>31792</text:p>
          </table:table-cell>
          <table:table-cell office:value-type="float" office:value="31796" table:formula="of:=[.M63]+4" table:style-name="ce2">
            <text:p>31796</text:p>
          </table:table-cell>
          <table:table-cell office:value-type="float" office:value="31800" table:formula="of:=[.N63]+4" table:style-name="ce2">
            <text:p>31800</text:p>
          </table:table-cell>
          <table:table-cell office:value-type="float" office:value="31804" table:formula="of:=[.O63]+4" table:style-name="ce2">
            <text:p>31804</text:p>
          </table:table-cell>
          <table:table-cell office:value-type="float" office:value="31808" table:formula="of:=[.P63]+4" table:style-name="ce2">
            <text:p>31808</text:p>
          </table:table-cell>
          <table:table-cell office:value-type="float" office:value="31812" table:formula="of:=[.Q63]+4" table:style-name="ce2">
            <text:p>31812</text:p>
          </table:table-cell>
          <table:table-cell office:value-type="float" office:value="31816" table:formula="of:=[.R63]+4" table:style-name="ce2">
            <text:p>31816</text:p>
          </table:table-cell>
          <table:table-cell office:value-type="float" office:value="31820" table:formula="of:=[.S63]+4" table:style-name="ce2">
            <text:p>31820</text:p>
          </table:table-cell>
          <table:table-cell office:value-type="float" office:value="31824" table:formula="of:=[.T63]+4" table:style-name="ce2">
            <text:p>31824</text:p>
          </table:table-cell>
          <table:table-cell office:value-type="float" office:value="31828" table:formula="of:=[.U63]+4" table:style-name="ce2">
            <text:p>31828</text:p>
          </table:table-cell>
          <table:table-cell office:value-type="float" office:value="31832" table:formula="of:=[.V63]+4" table:style-name="ce2">
            <text:p>31832</text:p>
          </table:table-cell>
          <table:table-cell office:value-type="float" office:value="31836" table:formula="of:=[.W63]+4" table:style-name="ce2">
            <text:p>31836</text:p>
          </table:table-cell>
          <table:table-cell office:value-type="float" office:value="31840" table:formula="of:=[.X63]+4" table:style-name="ce2">
            <text:p>31840</text:p>
          </table:table-cell>
          <table:table-cell office:value-type="float" office:value="31844" table:formula="of:=[.Y63]+4" table:style-name="ce2">
            <text:p>31844</text:p>
          </table:table-cell>
          <table:table-cell office:value-type="float" office:value="31848" table:formula="of:=[.Z63]+4" table:style-name="ce2">
            <text:p>31848</text:p>
          </table:table-cell>
          <table:table-cell office:value-type="float" office:value="31852" table:formula="of:=[.AA63]+4" table:style-name="ce2">
            <text:p>31852</text:p>
          </table:table-cell>
          <table:table-cell office:value-type="float" office:value="31856" table:formula="of:=[.AB63]+4" table:style-name="ce2">
            <text:p>31856</text:p>
          </table:table-cell>
          <table:table-cell office:value-type="float" office:value="31860" table:formula="of:=[.AC63]+4" table:style-name="ce2">
            <text:p>31860</text:p>
          </table:table-cell>
          <table:table-cell office:value-type="float" office:value="31864" table:formula="of:=[.AD63]+4" table:style-name="ce2">
            <text:p>31864</text:p>
          </table:table-cell>
          <table:table-cell office:value-type="float" office:value="31868" table:formula="of:=[.AE63]+4" table:style-name="ce2">
            <text:p>31868</text:p>
          </table:table-cell>
          <table:table-cell office:value-type="float" office:value="31872" table:formula="of:=[.AF63]+4" table:style-name="ce2">
            <text:p>31872</text:p>
          </table:table-cell>
          <table:table-cell office:value-type="float" office:value="31876" table:formula="of:=[.AG63]+4" table:style-name="ce2">
            <text:p>31876</text:p>
          </table:table-cell>
          <table:table-cell office:value-type="float" office:value="31880" table:formula="of:=[.AH63]+4" table:style-name="ce2">
            <text:p>31880</text:p>
          </table:table-cell>
          <table:table-cell office:value-type="float" office:value="31884" table:formula="of:=[.AI63]+4" table:style-name="ce2">
            <text:p>31884</text:p>
          </table:table-cell>
          <table:table-cell office:value-type="float" office:value="31888" table:formula="of:=[.AJ63]+4" table:style-name="ce2">
            <text:p>31888</text:p>
          </table:table-cell>
          <table:table-cell office:value-type="float" office:value="31892" table:formula="of:=[.AK63]+4" table:style-name="ce2">
            <text:p>31892</text:p>
          </table:table-cell>
          <table:table-cell office:value-type="float" office:value="31896" table:formula="of:=[.AL63]+4" table:style-name="ce2">
            <text:p>31896</text:p>
          </table:table-cell>
          <table:table-cell office:value-type="float" office:value="31900" table:formula="of:=[.AM63]+4" table:style-name="ce2">
            <text:p>31900</text:p>
          </table:table-cell>
          <table:table-cell office:value-type="float" office:value="31904" table:formula="of:=[.AN63]+4" table:style-name="ce2">
            <text:p>31904</text:p>
          </table:table-cell>
          <table:table-cell office:value-type="float" office:value="31908" table:formula="of:=[.AO63]+4" table:style-name="ce2">
            <text:p>31908</text:p>
          </table:table-cell>
          <table:table-cell office:value-type="float" office:value="31912" table:formula="of:=[.AP63]+4" table:style-name="ce2">
            <text:p>31912</text:p>
          </table:table-cell>
          <table:table-cell office:value-type="float" office:value="31916" table:formula="of:=[.AQ63]+4" table:style-name="ce2">
            <text:p>31916</text:p>
          </table:table-cell>
          <table:table-cell office:value-type="float" office:value="31920" table:formula="of:=[.AR63]+4" table:style-name="ce2">
            <text:p>31920</text:p>
          </table:table-cell>
          <table:table-cell office:value-type="float" office:value="31924" table:formula="of:=[.AS63]+4" table:style-name="ce2">
            <text:p>31924</text:p>
          </table:table-cell>
          <table:table-cell office:value-type="float" office:value="31928" table:formula="of:=[.AT63]+4" table:style-name="ce2">
            <text:p>31928</text:p>
          </table:table-cell>
          <table:table-cell office:value-type="float" office:value="31932" table:formula="of:=[.AU63]+4" table:style-name="ce2">
            <text:p>31932</text:p>
          </table:table-cell>
          <table:table-cell office:value-type="float" office:value="31936" table:formula="of:=[.AV63]+4" table:style-name="ce2">
            <text:p>31936</text:p>
          </table:table-cell>
          <table:table-cell office:value-type="float" office:value="31940" table:formula="of:=[.AW63]+4" table:style-name="ce2">
            <text:p>31940</text:p>
          </table:table-cell>
          <table:table-cell office:value-type="float" office:value="31944" table:formula="of:=[.AX63]+4" table:style-name="ce2">
            <text:p>31944</text:p>
          </table:table-cell>
          <table:table-cell office:value-type="float" office:value="31948" table:formula="of:=[.AY63]+4" table:style-name="ce2">
            <text:p>31948</text:p>
          </table:table-cell>
          <table:table-cell office:value-type="float" office:value="31952" table:formula="of:=[.AZ63]+4" table:style-name="ce2">
            <text:p>31952</text:p>
          </table:table-cell>
          <table:table-cell office:value-type="float" office:value="31956" table:formula="of:=[.BA63]+4" table:style-name="ce2">
            <text:p>31956</text:p>
          </table:table-cell>
          <table:table-cell office:value-type="float" office:value="31960" table:formula="of:=[.BB63]+4" table:style-name="ce2">
            <text:p>31960</text:p>
          </table:table-cell>
          <table:table-cell office:value-type="float" office:value="31964" table:formula="of:=[.BC63]+4" table:style-name="ce2">
            <text:p>31964</text:p>
          </table:table-cell>
          <table:table-cell office:value-type="float" office:value="31968" table:formula="of:=[.BD63]+4" table:style-name="ce2">
            <text:p>31968</text:p>
          </table:table-cell>
          <table:table-cell office:value-type="float" office:value="31972" table:formula="of:=[.BE63]+4" table:style-name="ce2">
            <text:p>31972</text:p>
          </table:table-cell>
          <table:table-cell office:value-type="float" office:value="31976" table:formula="of:=[.BF63]+4" table:style-name="ce2">
            <text:p>31976</text:p>
          </table:table-cell>
          <table:table-cell office:value-type="float" office:value="31980" table:formula="of:=[.BG63]+4" table:style-name="ce2">
            <text:p>31980</text:p>
          </table:table-cell>
          <table:table-cell office:value-type="float" office:value="31984" table:formula="of:=[.BH63]+4" table:style-name="ce2">
            <text:p>31984</text:p>
          </table:table-cell>
          <table:table-cell office:value-type="float" office:value="31988" table:formula="of:=[.BI63]+4" table:style-name="ce2">
            <text:p>31988</text:p>
          </table:table-cell>
          <table:table-cell office:value-type="float" office:value="31992" table:formula="of:=[.BJ63]+4" table:style-name="ce2">
            <text:p>31992</text:p>
          </table:table-cell>
          <table:table-cell office:value-type="float" office:value="31996" table:formula="of:=[.BK63]+4" table:style-name="ce2">
            <text:p>31996</text:p>
          </table:table-cell>
          <table:table-cell office:value-type="float" office:value="32000" table:formula="of:=[.BL63]+4" table:style-name="ce2">
            <text:p>32000</text:p>
          </table:table-cell>
          <table:table-cell office:value-type="float" office:value="32004" table:formula="of:=[.BM63]+4" table:style-name="ce2">
            <text:p>32004</text:p>
          </table:table-cell>
          <table:table-cell office:value-type="float" office:value="32008" table:formula="of:=[.BN63]+4" table:style-name="ce2">
            <text:p>32008</text:p>
          </table:table-cell>
          <table:table-cell office:value-type="float" office:value="32012" table:formula="of:=[.BO63]+4" table:style-name="ce2">
            <text:p>32012</text:p>
          </table:table-cell>
          <table:table-cell office:value-type="float" office:value="32016" table:formula="of:=[.BP63]+4" table:style-name="ce2">
            <text:p>32016</text:p>
          </table:table-cell>
          <table:table-cell office:value-type="float" office:value="32020" table:formula="of:=[.BQ63]+4" table:style-name="ce2">
            <text:p>32020</text:p>
          </table:table-cell>
          <table:table-cell office:value-type="float" office:value="32024" table:formula="of:=[.BR63]+4" table:style-name="ce2">
            <text:p>32024</text:p>
          </table:table-cell>
          <table:table-cell office:value-type="float" office:value="32028" table:formula="of:=[.BS63]+4" table:style-name="ce2">
            <text:p>32028</text:p>
          </table:table-cell>
          <table:table-cell office:value-type="float" office:value="32032" table:formula="of:=[.BT63]+4" table:style-name="ce2">
            <text:p>32032</text:p>
          </table:table-cell>
          <table:table-cell office:value-type="float" office:value="32036" table:formula="of:=[.BU63]+4" table:style-name="ce2">
            <text:p>32036</text:p>
          </table:table-cell>
          <table:table-cell office:value-type="float" office:value="32040" table:formula="of:=[.BV63]+4" table:style-name="ce2">
            <text:p>32040</text:p>
          </table:table-cell>
          <table:table-cell office:value-type="float" office:value="32044" table:formula="of:=[.BW63]+4" table:style-name="ce2">
            <text:p>32044</text:p>
          </table:table-cell>
          <table:table-cell office:value-type="float" office:value="32048" table:formula="of:=[.BX63]+4" table:style-name="ce2">
            <text:p>32048</text:p>
          </table:table-cell>
          <table:table-cell office:value-type="float" office:value="32052" table:formula="of:=[.BY63]+4" table:style-name="ce2">
            <text:p>32052</text:p>
          </table:table-cell>
          <table:table-cell office:value-type="float" office:value="32056" table:formula="of:=[.BZ63]+4" table:style-name="ce2">
            <text:p>32056</text:p>
          </table:table-cell>
          <table:table-cell office:value-type="float" office:value="32060" table:formula="of:=[.CA63]+4" table:style-name="ce2">
            <text:p>32060</text:p>
          </table:table-cell>
          <table:table-cell office:value-type="float" office:value="32064" table:formula="of:=[.CB63]+4" table:style-name="ce2">
            <text:p>32064</text:p>
          </table:table-cell>
          <table:table-cell office:value-type="float" office:value="32068" table:formula="of:=[.CC63]+4" table:style-name="ce2">
            <text:p>32068</text:p>
          </table:table-cell>
          <table:table-cell office:value-type="float" office:value="32072" table:formula="of:=[.CD63]+4" table:style-name="ce2">
            <text:p>32072</text:p>
          </table:table-cell>
          <table:table-cell office:value-type="float" office:value="32076" table:formula="of:=[.CE63]+4" table:style-name="ce2">
            <text:p>32076</text:p>
          </table:table-cell>
          <table:table-cell office:value-type="float" office:value="32080" table:formula="of:=[.CF63]+4" table:style-name="ce2">
            <text:p>32080</text:p>
          </table:table-cell>
          <table:table-cell office:value-type="float" office:value="32084" table:formula="of:=[.CG63]+4" table:style-name="ce2">
            <text:p>32084</text:p>
          </table:table-cell>
          <table:table-cell office:value-type="float" office:value="32088" table:formula="of:=[.CH63]+4" table:style-name="ce2">
            <text:p>32088</text:p>
          </table:table-cell>
          <table:table-cell office:value-type="float" office:value="32092" table:formula="of:=[.CI63]+4" table:style-name="ce2">
            <text:p>32092</text:p>
          </table:table-cell>
          <table:table-cell office:value-type="float" office:value="32096" table:formula="of:=[.CJ63]+4" table:style-name="ce2">
            <text:p>32096</text:p>
          </table:table-cell>
          <table:table-cell office:value-type="float" office:value="32100" table:formula="of:=[.CK63]+4" table:style-name="ce2">
            <text:p>32100</text:p>
          </table:table-cell>
          <table:table-cell office:value-type="float" office:value="32104" table:formula="of:=[.CL63]+4" table:style-name="ce2">
            <text:p>32104</text:p>
          </table:table-cell>
          <table:table-cell office:value-type="float" office:value="32108" table:formula="of:=[.CM63]+4" table:style-name="ce2">
            <text:p>32108</text:p>
          </table:table-cell>
          <table:table-cell office:value-type="float" office:value="32112" table:formula="of:=[.CN63]+4" table:style-name="ce2">
            <text:p>32112</text:p>
          </table:table-cell>
          <table:table-cell office:value-type="float" office:value="32116" table:formula="of:=[.CO63]+4" table:style-name="ce2">
            <text:p>32116</text:p>
          </table:table-cell>
          <table:table-cell office:value-type="float" office:value="32120" table:formula="of:=[.CP63]+4" table:style-name="ce2">
            <text:p>32120</text:p>
          </table:table-cell>
          <table:table-cell office:value-type="float" office:value="32124" table:formula="of:=[.CQ63]+4" table:style-name="ce2">
            <text:p>32124</text:p>
          </table:table-cell>
          <table:table-cell office:value-type="float" office:value="32128" table:formula="of:=[.CR63]+4" table:style-name="ce2">
            <text:p>32128</text:p>
          </table:table-cell>
          <table:table-cell office:value-type="float" office:value="32132" table:formula="of:=[.CS63]+4" table:style-name="ce2">
            <text:p>32132</text:p>
          </table:table-cell>
          <table:table-cell office:value-type="float" office:value="32136" table:formula="of:=[.CT63]+4" table:style-name="ce2">
            <text:p>32136</text:p>
          </table:table-cell>
          <table:table-cell office:value-type="float" office:value="32140" table:formula="of:=[.CU63]+4" table:style-name="ce2">
            <text:p>32140</text:p>
          </table:table-cell>
          <table:table-cell office:value-type="float" office:value="32144" table:formula="of:=[.CV63]+4" table:style-name="ce2">
            <text:p>32144</text:p>
          </table:table-cell>
          <table:table-cell office:value-type="float" office:value="32148" table:formula="of:=[.CW63]+4" table:style-name="ce2">
            <text:p>32148</text:p>
          </table:table-cell>
          <table:table-cell office:value-type="float" office:value="32152" table:formula="of:=[.CX63]+4" table:style-name="ce2">
            <text:p>32152</text:p>
          </table:table-cell>
          <table:table-cell office:value-type="float" office:value="32156" table:formula="of:=[.CY63]+4" table:style-name="ce2">
            <text:p>32156</text:p>
          </table:table-cell>
          <table:table-cell office:value-type="float" office:value="32160" table:formula="of:=[.CZ63]+4" table:style-name="ce2">
            <text:p>32160</text:p>
          </table:table-cell>
          <table:table-cell office:value-type="float" office:value="32164" table:formula="of:=[.DA63]+4" table:style-name="ce2">
            <text:p>32164</text:p>
          </table:table-cell>
          <table:table-cell office:value-type="float" office:value="32168" table:formula="of:=[.DB63]+4" table:style-name="ce2">
            <text:p>32168</text:p>
          </table:table-cell>
          <table:table-cell office:value-type="float" office:value="32172" table:formula="of:=[.DC63]+4" table:style-name="ce2">
            <text:p>32172</text:p>
          </table:table-cell>
          <table:table-cell office:value-type="float" office:value="32176" table:formula="of:=[.DD63]+4" table:style-name="ce2">
            <text:p>32176</text:p>
          </table:table-cell>
          <table:table-cell office:value-type="float" office:value="32180" table:formula="of:=[.DE63]+4" table:style-name="ce2">
            <text:p>32180</text:p>
          </table:table-cell>
          <table:table-cell office:value-type="float" office:value="32184" table:formula="of:=[.DF63]+4" table:style-name="ce2">
            <text:p>32184</text:p>
          </table:table-cell>
          <table:table-cell office:value-type="float" office:value="32188" table:formula="of:=[.DG63]+4" table:style-name="ce2">
            <text:p>32188</text:p>
          </table:table-cell>
          <table:table-cell office:value-type="float" office:value="32192" table:formula="of:=[.DH63]+4" table:style-name="ce2">
            <text:p>32192</text:p>
          </table:table-cell>
          <table:table-cell office:value-type="float" office:value="32196" table:formula="of:=[.DI63]+4" table:style-name="ce2">
            <text:p>32196</text:p>
          </table:table-cell>
          <table:table-cell office:value-type="float" office:value="32200" table:formula="of:=[.DJ63]+4" table:style-name="ce2">
            <text:p>32200</text:p>
          </table:table-cell>
          <table:table-cell office:value-type="float" office:value="32204" table:formula="of:=[.DK63]+4" table:style-name="ce4">
            <text:p>32204</text:p>
          </table:table-cell>
          <table:table-cell office:value-type="float" office:value="32208" table:formula="of:=[.DL63]+4" table:style-name="ce4">
            <text:p>32208</text:p>
          </table:table-cell>
          <table:table-cell office:value-type="float" office:value="32212" table:formula="of:=[.DM63]+4" table:style-name="ce4">
            <text:p>32212</text:p>
          </table:table-cell>
          <table:table-cell office:value-type="float" office:value="32216" table:formula="of:=[.DN63]+4" table:style-name="ce4">
            <text:p>32216</text:p>
          </table:table-cell>
          <table:table-cell office:value-type="float" office:value="32220" table:formula="of:=[.DO63]+4" table:style-name="ce4">
            <text:p>32220</text:p>
          </table:table-cell>
          <table:table-cell office:value-type="float" office:value="32224" table:formula="of:=[.DP63]+4" table:style-name="ce4">
            <text:p>32224</text:p>
          </table:table-cell>
          <table:table-cell office:value-type="float" office:value="32228" table:formula="of:=[.DQ63]+4" table:style-name="ce4">
            <text:p>32228</text:p>
          </table:table-cell>
          <table:table-cell office:value-type="float" office:value="32232" table:formula="of:=[.DR63]+4" table:style-name="ce4">
            <text:p>32232</text:p>
          </table:table-cell>
          <table:table-cell office:value-type="float" office:value="32236" table:formula="of:=[.DS63]+4" table:style-name="ce4">
            <text:p>32236</text:p>
          </table:table-cell>
          <table:table-cell office:value-type="float" office:value="32240" table:formula="of:=[.DT63]+4" table:style-name="ce4">
            <text:p>32240</text:p>
          </table:table-cell>
          <table:table-cell office:value-type="float" office:value="32244" table:formula="of:=[.DU63]+4" table:style-name="ce4">
            <text:p>32244</text:p>
          </table:table-cell>
          <table:table-cell office:value-type="float" office:value="32248" table:formula="of:=[.DV63]+4" table:style-name="ce4">
            <text:p>32248</text:p>
          </table:table-cell>
          <table:table-cell office:value-type="float" office:value="32252" table:formula="of:=[.DW63]+4" table:style-name="ce4">
            <text:p>32252</text:p>
          </table:table-cell>
          <table:table-cell table:number-columns-repeated="16256"/>
        </table:table-row>
        <table:table-row table:style-name="ro1">
          <table:table-cell office:value-type="float" office:value="32256" table:formula="of:=[.A63]+512" table:style-name="ce2">
            <text:p>32256</text:p>
          </table:table-cell>
          <table:table-cell office:value-type="float" office:value="32260" table:formula="of:=[.B63]+512" table:style-name="ce4">
            <text:p>32260</text:p>
          </table:table-cell>
          <table:table-cell office:value-type="float" office:value="32264" table:formula="of:=[.B64]+4" table:style-name="ce4">
            <text:p>32264</text:p>
          </table:table-cell>
          <table:table-cell office:value-type="float" office:value="32268" table:formula="of:=[.C64]+4" table:style-name="ce4">
            <text:p>32268</text:p>
          </table:table-cell>
          <table:table-cell office:value-type="float" office:value="32272" table:formula="of:=[.D64]+4" table:style-name="ce4">
            <text:p>32272</text:p>
          </table:table-cell>
          <table:table-cell office:value-type="float" office:value="32276" table:formula="of:=[.E64]+4" table:style-name="ce4">
            <text:p>32276</text:p>
          </table:table-cell>
          <table:table-cell office:value-type="float" office:value="32280" table:formula="of:=[.F64]+4" table:style-name="ce2">
            <text:p>32280</text:p>
          </table:table-cell>
          <table:table-cell office:value-type="float" office:value="32284" table:formula="of:=[.G64]+4" table:style-name="ce2">
            <text:p>32284</text:p>
          </table:table-cell>
          <table:table-cell office:value-type="float" office:value="32288" table:formula="of:=[.H64]+4" table:style-name="ce2">
            <text:p>32288</text:p>
          </table:table-cell>
          <table:table-cell office:value-type="float" office:value="32292" table:formula="of:=[.I64]+4" table:style-name="ce2">
            <text:p>32292</text:p>
          </table:table-cell>
          <table:table-cell office:value-type="float" office:value="32296" table:formula="of:=[.J64]+4" table:style-name="ce4">
            <text:p>32296</text:p>
          </table:table-cell>
          <table:table-cell office:value-type="float" office:value="32300" table:formula="of:=[.K64]+4" table:style-name="ce4">
            <text:p>32300</text:p>
          </table:table-cell>
          <table:table-cell office:value-type="float" office:value="32304" table:formula="of:=[.L64]+4" table:style-name="ce4">
            <text:p>32304</text:p>
          </table:table-cell>
          <table:table-cell office:value-type="float" office:value="32308" table:formula="of:=[.M64]+4" table:style-name="ce2">
            <text:p>32308</text:p>
          </table:table-cell>
          <table:table-cell office:value-type="float" office:value="32312" table:formula="of:=[.N64]+4" table:style-name="ce2">
            <text:p>32312</text:p>
          </table:table-cell>
          <table:table-cell office:value-type="float" office:value="32316" table:formula="of:=[.O64]+4" table:style-name="ce2">
            <text:p>32316</text:p>
          </table:table-cell>
          <table:table-cell office:value-type="float" office:value="32320" table:formula="of:=[.P64]+4" table:style-name="ce2">
            <text:p>32320</text:p>
          </table:table-cell>
          <table:table-cell office:value-type="float" office:value="32324" table:formula="of:=[.Q64]+4" table:style-name="ce2">
            <text:p>32324</text:p>
          </table:table-cell>
          <table:table-cell office:value-type="float" office:value="32328" table:formula="of:=[.R64]+4" table:style-name="ce2">
            <text:p>32328</text:p>
          </table:table-cell>
          <table:table-cell office:value-type="float" office:value="32332" table:formula="of:=[.S64]+4" table:style-name="ce2">
            <text:p>32332</text:p>
          </table:table-cell>
          <table:table-cell office:value-type="float" office:value="32336" table:formula="of:=[.T64]+4" table:style-name="ce2">
            <text:p>32336</text:p>
          </table:table-cell>
          <table:table-cell office:value-type="float" office:value="32340" table:formula="of:=[.U64]+4" table:style-name="ce2">
            <text:p>32340</text:p>
          </table:table-cell>
          <table:table-cell office:value-type="float" office:value="32344" table:formula="of:=[.V64]+4" table:style-name="ce2">
            <text:p>32344</text:p>
          </table:table-cell>
          <table:table-cell office:value-type="float" office:value="32348" table:formula="of:=[.W64]+4" table:style-name="ce2">
            <text:p>32348</text:p>
          </table:table-cell>
          <table:table-cell office:value-type="float" office:value="32352" table:formula="of:=[.X64]+4" table:style-name="ce2">
            <text:p>32352</text:p>
          </table:table-cell>
          <table:table-cell office:value-type="float" office:value="32356" table:formula="of:=[.Y64]+4" table:style-name="ce2">
            <text:p>32356</text:p>
          </table:table-cell>
          <table:table-cell office:value-type="float" office:value="32360" table:formula="of:=[.Z64]+4" table:style-name="ce2">
            <text:p>32360</text:p>
          </table:table-cell>
          <table:table-cell office:value-type="float" office:value="32364" table:formula="of:=[.AA64]+4" table:style-name="ce2">
            <text:p>32364</text:p>
          </table:table-cell>
          <table:table-cell office:value-type="float" office:value="32368" table:formula="of:=[.AB64]+4" table:style-name="ce2">
            <text:p>32368</text:p>
          </table:table-cell>
          <table:table-cell office:value-type="float" office:value="32372" table:formula="of:=[.AC64]+4" table:style-name="ce2">
            <text:p>32372</text:p>
          </table:table-cell>
          <table:table-cell office:value-type="float" office:value="32376" table:formula="of:=[.AD64]+4" table:style-name="ce2">
            <text:p>32376</text:p>
          </table:table-cell>
          <table:table-cell office:value-type="float" office:value="32380" table:formula="of:=[.AE64]+4" table:style-name="ce2">
            <text:p>32380</text:p>
          </table:table-cell>
          <table:table-cell office:value-type="float" office:value="32384" table:formula="of:=[.AF64]+4" table:style-name="ce2">
            <text:p>32384</text:p>
          </table:table-cell>
          <table:table-cell office:value-type="float" office:value="32388" table:formula="of:=[.AG64]+4" table:style-name="ce2">
            <text:p>32388</text:p>
          </table:table-cell>
          <table:table-cell office:value-type="float" office:value="32392" table:formula="of:=[.AH64]+4" table:style-name="ce2">
            <text:p>32392</text:p>
          </table:table-cell>
          <table:table-cell office:value-type="float" office:value="32396" table:formula="of:=[.AI64]+4" table:style-name="ce2">
            <text:p>32396</text:p>
          </table:table-cell>
          <table:table-cell office:value-type="float" office:value="32400" table:formula="of:=[.AJ64]+4" table:style-name="ce2">
            <text:p>32400</text:p>
          </table:table-cell>
          <table:table-cell office:value-type="float" office:value="32404" table:formula="of:=[.AK64]+4" table:style-name="ce2">
            <text:p>32404</text:p>
          </table:table-cell>
          <table:table-cell office:value-type="float" office:value="32408" table:formula="of:=[.AL64]+4" table:style-name="ce2">
            <text:p>32408</text:p>
          </table:table-cell>
          <table:table-cell office:value-type="float" office:value="32412" table:formula="of:=[.AM64]+4" table:style-name="ce2">
            <text:p>32412</text:p>
          </table:table-cell>
          <table:table-cell office:value-type="float" office:value="32416" table:formula="of:=[.AN64]+4" table:style-name="ce2">
            <text:p>32416</text:p>
          </table:table-cell>
          <table:table-cell office:value-type="float" office:value="32420" table:formula="of:=[.AO64]+4" table:style-name="ce2">
            <text:p>32420</text:p>
          </table:table-cell>
          <table:table-cell office:value-type="float" office:value="32424" table:formula="of:=[.AP64]+4" table:style-name="ce2">
            <text:p>32424</text:p>
          </table:table-cell>
          <table:table-cell office:value-type="float" office:value="32428" table:formula="of:=[.AQ64]+4" table:style-name="ce2">
            <text:p>32428</text:p>
          </table:table-cell>
          <table:table-cell office:value-type="float" office:value="32432" table:formula="of:=[.AR64]+4" table:style-name="ce2">
            <text:p>32432</text:p>
          </table:table-cell>
          <table:table-cell office:value-type="float" office:value="32436" table:formula="of:=[.AS64]+4" table:style-name="ce2">
            <text:p>32436</text:p>
          </table:table-cell>
          <table:table-cell office:value-type="float" office:value="32440" table:formula="of:=[.AT64]+4" table:style-name="ce2">
            <text:p>32440</text:p>
          </table:table-cell>
          <table:table-cell office:value-type="float" office:value="32444" table:formula="of:=[.AU64]+4" table:style-name="ce2">
            <text:p>32444</text:p>
          </table:table-cell>
          <table:table-cell office:value-type="float" office:value="32448" table:formula="of:=[.AV64]+4" table:style-name="ce2">
            <text:p>32448</text:p>
          </table:table-cell>
          <table:table-cell office:value-type="float" office:value="32452" table:formula="of:=[.AW64]+4" table:style-name="ce2">
            <text:p>32452</text:p>
          </table:table-cell>
          <table:table-cell office:value-type="float" office:value="32456" table:formula="of:=[.AX64]+4" table:style-name="ce2">
            <text:p>32456</text:p>
          </table:table-cell>
          <table:table-cell office:value-type="float" office:value="32460" table:formula="of:=[.AY64]+4" table:style-name="ce2">
            <text:p>32460</text:p>
          </table:table-cell>
          <table:table-cell office:value-type="float" office:value="32464" table:formula="of:=[.AZ64]+4" table:style-name="ce2">
            <text:p>32464</text:p>
          </table:table-cell>
          <table:table-cell office:value-type="float" office:value="32468" table:formula="of:=[.BA64]+4" table:style-name="ce2">
            <text:p>32468</text:p>
          </table:table-cell>
          <table:table-cell office:value-type="float" office:value="32472" table:formula="of:=[.BB64]+4" table:style-name="ce2">
            <text:p>32472</text:p>
          </table:table-cell>
          <table:table-cell office:value-type="float" office:value="32476" table:formula="of:=[.BC64]+4" table:style-name="ce2">
            <text:p>32476</text:p>
          </table:table-cell>
          <table:table-cell office:value-type="float" office:value="32480" table:formula="of:=[.BD64]+4" table:style-name="ce2">
            <text:p>32480</text:p>
          </table:table-cell>
          <table:table-cell office:value-type="float" office:value="32484" table:formula="of:=[.BE64]+4" table:style-name="ce2">
            <text:p>32484</text:p>
          </table:table-cell>
          <table:table-cell office:value-type="float" office:value="32488" table:formula="of:=[.BF64]+4" table:style-name="ce2">
            <text:p>32488</text:p>
          </table:table-cell>
          <table:table-cell office:value-type="float" office:value="32492" table:formula="of:=[.BG64]+4" table:style-name="ce2">
            <text:p>32492</text:p>
          </table:table-cell>
          <table:table-cell office:value-type="float" office:value="32496" table:formula="of:=[.BH64]+4" table:style-name="ce2">
            <text:p>32496</text:p>
          </table:table-cell>
          <table:table-cell office:value-type="float" office:value="32500" table:formula="of:=[.BI64]+4" table:style-name="ce2">
            <text:p>32500</text:p>
          </table:table-cell>
          <table:table-cell office:value-type="float" office:value="32504" table:formula="of:=[.BJ64]+4" table:style-name="ce2">
            <text:p>32504</text:p>
          </table:table-cell>
          <table:table-cell office:value-type="float" office:value="32508" table:formula="of:=[.BK64]+4" table:style-name="ce2">
            <text:p>32508</text:p>
          </table:table-cell>
          <table:table-cell office:value-type="float" office:value="32512" table:formula="of:=[.BL64]+4" table:style-name="ce2">
            <text:p>32512</text:p>
          </table:table-cell>
          <table:table-cell office:value-type="float" office:value="32516" table:formula="of:=[.BM64]+4" table:style-name="ce2">
            <text:p>32516</text:p>
          </table:table-cell>
          <table:table-cell office:value-type="float" office:value="32520" table:formula="of:=[.BN64]+4" table:style-name="ce2">
            <text:p>32520</text:p>
          </table:table-cell>
          <table:table-cell office:value-type="float" office:value="32524" table:formula="of:=[.BO64]+4" table:style-name="ce2">
            <text:p>32524</text:p>
          </table:table-cell>
          <table:table-cell office:value-type="float" office:value="32528" table:formula="of:=[.BP64]+4" table:style-name="ce2">
            <text:p>32528</text:p>
          </table:table-cell>
          <table:table-cell office:value-type="float" office:value="32532" table:formula="of:=[.BQ64]+4" table:style-name="ce2">
            <text:p>32532</text:p>
          </table:table-cell>
          <table:table-cell office:value-type="float" office:value="32536" table:formula="of:=[.BR64]+4" table:style-name="ce2">
            <text:p>32536</text:p>
          </table:table-cell>
          <table:table-cell office:value-type="float" office:value="32540" table:formula="of:=[.BS64]+4" table:style-name="ce2">
            <text:p>32540</text:p>
          </table:table-cell>
          <table:table-cell office:value-type="float" office:value="32544" table:formula="of:=[.BT64]+4" table:style-name="ce2">
            <text:p>32544</text:p>
          </table:table-cell>
          <table:table-cell office:value-type="float" office:value="32548" table:formula="of:=[.BU64]+4" table:style-name="ce2">
            <text:p>32548</text:p>
          </table:table-cell>
          <table:table-cell office:value-type="float" office:value="32552" table:formula="of:=[.BV64]+4" table:style-name="ce2">
            <text:p>32552</text:p>
          </table:table-cell>
          <table:table-cell office:value-type="float" office:value="32556" table:formula="of:=[.BW64]+4" table:style-name="ce2">
            <text:p>32556</text:p>
          </table:table-cell>
          <table:table-cell office:value-type="float" office:value="32560" table:formula="of:=[.BX64]+4" table:style-name="ce2">
            <text:p>32560</text:p>
          </table:table-cell>
          <table:table-cell office:value-type="float" office:value="32564" table:formula="of:=[.BY64]+4" table:style-name="ce2">
            <text:p>32564</text:p>
          </table:table-cell>
          <table:table-cell office:value-type="float" office:value="32568" table:formula="of:=[.BZ64]+4" table:style-name="ce2">
            <text:p>32568</text:p>
          </table:table-cell>
          <table:table-cell office:value-type="float" office:value="32572" table:formula="of:=[.CA64]+4" table:style-name="ce2">
            <text:p>32572</text:p>
          </table:table-cell>
          <table:table-cell office:value-type="float" office:value="32576" table:formula="of:=[.CB64]+4" table:style-name="ce2">
            <text:p>32576</text:p>
          </table:table-cell>
          <table:table-cell office:value-type="float" office:value="32580" table:formula="of:=[.CC64]+4" table:style-name="ce2">
            <text:p>32580</text:p>
          </table:table-cell>
          <table:table-cell office:value-type="float" office:value="32584" table:formula="of:=[.CD64]+4" table:style-name="ce2">
            <text:p>32584</text:p>
          </table:table-cell>
          <table:table-cell office:value-type="float" office:value="32588" table:formula="of:=[.CE64]+4" table:style-name="ce2">
            <text:p>32588</text:p>
          </table:table-cell>
          <table:table-cell office:value-type="float" office:value="32592" table:formula="of:=[.CF64]+4" table:style-name="ce2">
            <text:p>32592</text:p>
          </table:table-cell>
          <table:table-cell office:value-type="float" office:value="32596" table:formula="of:=[.CG64]+4" table:style-name="ce2">
            <text:p>32596</text:p>
          </table:table-cell>
          <table:table-cell office:value-type="float" office:value="32600" table:formula="of:=[.CH64]+4" table:style-name="ce2">
            <text:p>32600</text:p>
          </table:table-cell>
          <table:table-cell office:value-type="float" office:value="32604" table:formula="of:=[.CI64]+4" table:style-name="ce2">
            <text:p>32604</text:p>
          </table:table-cell>
          <table:table-cell office:value-type="float" office:value="32608" table:formula="of:=[.CJ64]+4" table:style-name="ce2">
            <text:p>32608</text:p>
          </table:table-cell>
          <table:table-cell office:value-type="float" office:value="32612" table:formula="of:=[.CK64]+4" table:style-name="ce2">
            <text:p>32612</text:p>
          </table:table-cell>
          <table:table-cell office:value-type="float" office:value="32616" table:formula="of:=[.CL64]+4" table:style-name="ce2">
            <text:p>32616</text:p>
          </table:table-cell>
          <table:table-cell office:value-type="float" office:value="32620" table:formula="of:=[.CM64]+4" table:style-name="ce2">
            <text:p>32620</text:p>
          </table:table-cell>
          <table:table-cell office:value-type="float" office:value="32624" table:formula="of:=[.CN64]+4" table:style-name="ce2">
            <text:p>32624</text:p>
          </table:table-cell>
          <table:table-cell office:value-type="float" office:value="32628" table:formula="of:=[.CO64]+4" table:style-name="ce2">
            <text:p>32628</text:p>
          </table:table-cell>
          <table:table-cell office:value-type="float" office:value="32632" table:formula="of:=[.CP64]+4" table:style-name="ce2">
            <text:p>32632</text:p>
          </table:table-cell>
          <table:table-cell office:value-type="float" office:value="32636" table:formula="of:=[.CQ64]+4" table:style-name="ce2">
            <text:p>32636</text:p>
          </table:table-cell>
          <table:table-cell office:value-type="float" office:value="32640" table:formula="of:=[.CR64]+4" table:style-name="ce2">
            <text:p>32640</text:p>
          </table:table-cell>
          <table:table-cell office:value-type="float" office:value="32644" table:formula="of:=[.CS64]+4" table:style-name="ce2">
            <text:p>32644</text:p>
          </table:table-cell>
          <table:table-cell office:value-type="float" office:value="32648" table:formula="of:=[.CT64]+4" table:style-name="ce2">
            <text:p>32648</text:p>
          </table:table-cell>
          <table:table-cell office:value-type="float" office:value="32652" table:formula="of:=[.CU64]+4" table:style-name="ce2">
            <text:p>32652</text:p>
          </table:table-cell>
          <table:table-cell office:value-type="float" office:value="32656" table:formula="of:=[.CV64]+4" table:style-name="ce2">
            <text:p>32656</text:p>
          </table:table-cell>
          <table:table-cell office:value-type="float" office:value="32660" table:formula="of:=[.CW64]+4" table:style-name="ce2">
            <text:p>32660</text:p>
          </table:table-cell>
          <table:table-cell office:value-type="float" office:value="32664" table:formula="of:=[.CX64]+4" table:style-name="ce2">
            <text:p>32664</text:p>
          </table:table-cell>
          <table:table-cell office:value-type="float" office:value="32668" table:formula="of:=[.CY64]+4" table:style-name="ce2">
            <text:p>32668</text:p>
          </table:table-cell>
          <table:table-cell office:value-type="float" office:value="32672" table:formula="of:=[.CZ64]+4" table:style-name="ce2">
            <text:p>32672</text:p>
          </table:table-cell>
          <table:table-cell office:value-type="float" office:value="32676" table:formula="of:=[.DA64]+4" table:style-name="ce2">
            <text:p>32676</text:p>
          </table:table-cell>
          <table:table-cell office:value-type="float" office:value="32680" table:formula="of:=[.DB64]+4" table:style-name="ce2">
            <text:p>32680</text:p>
          </table:table-cell>
          <table:table-cell office:value-type="float" office:value="32684" table:formula="of:=[.DC64]+4" table:style-name="ce2">
            <text:p>32684</text:p>
          </table:table-cell>
          <table:table-cell office:value-type="float" office:value="32688" table:formula="of:=[.DD64]+4" table:style-name="ce2">
            <text:p>32688</text:p>
          </table:table-cell>
          <table:table-cell office:value-type="float" office:value="32692" table:formula="of:=[.DE64]+4" table:style-name="ce2">
            <text:p>32692</text:p>
          </table:table-cell>
          <table:table-cell office:value-type="float" office:value="32696" table:formula="of:=[.DF64]+4" table:style-name="ce2">
            <text:p>32696</text:p>
          </table:table-cell>
          <table:table-cell office:value-type="float" office:value="32700" table:formula="of:=[.DG64]+4" table:style-name="ce2">
            <text:p>32700</text:p>
          </table:table-cell>
          <table:table-cell office:value-type="float" office:value="32704" table:formula="of:=[.DH64]+4" table:style-name="ce2">
            <text:p>32704</text:p>
          </table:table-cell>
          <table:table-cell office:value-type="float" office:value="32708" table:formula="of:=[.DI64]+4" table:style-name="ce2">
            <text:p>32708</text:p>
          </table:table-cell>
          <table:table-cell office:value-type="float" office:value="32712" table:formula="of:=[.DJ64]+4" table:style-name="ce2">
            <text:p>32712</text:p>
          </table:table-cell>
          <table:table-cell office:value-type="float" office:value="32716" table:formula="of:=[.DK64]+4" table:style-name="ce4">
            <text:p>32716</text:p>
          </table:table-cell>
          <table:table-cell office:value-type="float" office:value="32720" table:formula="of:=[.DL64]+4" table:style-name="ce4">
            <text:p>32720</text:p>
          </table:table-cell>
          <table:table-cell office:value-type="float" office:value="32724" table:formula="of:=[.DM64]+4" table:style-name="ce4">
            <text:p>32724</text:p>
          </table:table-cell>
          <table:table-cell office:value-type="float" office:value="32728" table:formula="of:=[.DN64]+4" table:style-name="ce4">
            <text:p>32728</text:p>
          </table:table-cell>
          <table:table-cell office:value-type="float" office:value="32732" table:formula="of:=[.DO64]+4" table:style-name="ce2">
            <text:p>32732</text:p>
          </table:table-cell>
          <table:table-cell office:value-type="float" office:value="32736" table:formula="of:=[.DP64]+4" table:style-name="ce2">
            <text:p>32736</text:p>
          </table:table-cell>
          <table:table-cell office:value-type="float" office:value="32740" table:formula="of:=[.DQ64]+4" table:style-name="ce2">
            <text:p>32740</text:p>
          </table:table-cell>
          <table:table-cell office:value-type="float" office:value="32744" table:formula="of:=[.DR64]+4" table:style-name="ce2">
            <text:p>32744</text:p>
          </table:table-cell>
          <table:table-cell office:value-type="float" office:value="32748" table:formula="of:=[.DS64]+4" table:style-name="ce2">
            <text:p>32748</text:p>
          </table:table-cell>
          <table:table-cell office:value-type="float" office:value="32752" table:formula="of:=[.DT64]+4" table:style-name="ce2">
            <text:p>32752</text:p>
          </table:table-cell>
          <table:table-cell office:value-type="float" office:value="32756" table:formula="of:=[.DU64]+4" table:style-name="ce2">
            <text:p>32756</text:p>
          </table:table-cell>
          <table:table-cell office:value-type="float" office:value="32760" table:formula="of:=[.DV64]+4" table:style-name="ce4">
            <text:p>32760</text:p>
          </table:table-cell>
          <table:table-cell office:value-type="float" office:value="32764" table:formula="of:=[.DW64]+4" table:style-name="ce4">
            <text:p>32764</text:p>
          </table:table-cell>
          <table:table-cell table:number-columns-repeated="16256"/>
        </table:table-row>
        <table:table-row table:style-name="ro1">
          <table:table-cell office:value-type="float" office:value="32768" table:formula="of:=[.A64]+512" table:style-name="ce2">
            <text:p>32768</text:p>
          </table:table-cell>
          <table:table-cell office:value-type="float" office:value="32772" table:formula="of:=[.B64]+512" table:style-name="ce4">
            <text:p>32772</text:p>
          </table:table-cell>
          <table:table-cell office:value-type="float" office:value="32776" table:formula="of:=[.B65]+4" table:style-name="ce4">
            <text:p>32776</text:p>
          </table:table-cell>
          <table:table-cell office:value-type="float" office:value="32780" table:formula="of:=[.C65]+4" table:style-name="ce4">
            <text:p>32780</text:p>
          </table:table-cell>
          <table:table-cell office:value-type="float" office:value="32784" table:formula="of:=[.D65]+4" table:style-name="ce4">
            <text:p>32784</text:p>
          </table:table-cell>
          <table:table-cell office:value-type="float" office:value="32788" table:formula="of:=[.E65]+4" table:style-name="ce4">
            <text:p>32788</text:p>
          </table:table-cell>
          <table:table-cell office:value-type="float" office:value="32792" table:formula="of:=[.F65]+4" table:style-name="ce2">
            <text:p>32792</text:p>
          </table:table-cell>
          <table:table-cell office:value-type="float" office:value="32796" table:formula="of:=[.G65]+4" table:style-name="ce2">
            <text:p>32796</text:p>
          </table:table-cell>
          <table:table-cell office:value-type="float" office:value="32800" table:formula="of:=[.H65]+4" table:style-name="ce2">
            <text:p>32800</text:p>
          </table:table-cell>
          <table:table-cell office:value-type="float" office:value="32804" table:formula="of:=[.I65]+4" table:style-name="ce2">
            <text:p>32804</text:p>
          </table:table-cell>
          <table:table-cell office:value-type="float" office:value="32808" table:formula="of:=[.J65]+4" table:style-name="ce4">
            <text:p>32808</text:p>
          </table:table-cell>
          <table:table-cell office:value-type="float" office:value="32812" table:formula="of:=[.K65]+4" table:style-name="ce4">
            <text:p>32812</text:p>
          </table:table-cell>
          <table:table-cell office:value-type="float" office:value="32816" table:formula="of:=[.L65]+4" table:style-name="ce4">
            <text:p>32816</text:p>
          </table:table-cell>
          <table:table-cell office:value-type="float" office:value="32820" table:formula="of:=[.M65]+4" table:style-name="ce2">
            <text:p>32820</text:p>
          </table:table-cell>
          <table:table-cell office:value-type="float" office:value="32824" table:formula="of:=[.N65]+4" table:style-name="ce2">
            <text:p>32824</text:p>
          </table:table-cell>
          <table:table-cell office:value-type="float" office:value="32828" table:formula="of:=[.O65]+4" table:style-name="ce2">
            <text:p>32828</text:p>
          </table:table-cell>
          <table:table-cell office:value-type="float" office:value="32832" table:formula="of:=[.P65]+4" table:style-name="ce2">
            <text:p>32832</text:p>
          </table:table-cell>
          <table:table-cell office:value-type="float" office:value="32836" table:formula="of:=[.Q65]+4" table:style-name="ce2">
            <text:p>32836</text:p>
          </table:table-cell>
          <table:table-cell office:value-type="float" office:value="32840" table:formula="of:=[.R65]+4" table:style-name="ce2">
            <text:p>32840</text:p>
          </table:table-cell>
          <table:table-cell office:value-type="float" office:value="32844" table:formula="of:=[.S65]+4" table:style-name="ce2">
            <text:p>32844</text:p>
          </table:table-cell>
          <table:table-cell office:value-type="float" office:value="32848" table:formula="of:=[.T65]+4" table:style-name="ce2">
            <text:p>32848</text:p>
          </table:table-cell>
          <table:table-cell office:value-type="float" office:value="32852" table:formula="of:=[.U65]+4" table:style-name="ce2">
            <text:p>32852</text:p>
          </table:table-cell>
          <table:table-cell office:value-type="float" office:value="32856" table:formula="of:=[.V65]+4" table:style-name="ce2">
            <text:p>32856</text:p>
          </table:table-cell>
          <table:table-cell office:value-type="float" office:value="32860" table:formula="of:=[.W65]+4" table:style-name="ce2">
            <text:p>32860</text:p>
          </table:table-cell>
          <table:table-cell office:value-type="float" office:value="32864" table:formula="of:=[.X65]+4" table:style-name="ce2">
            <text:p>32864</text:p>
          </table:table-cell>
          <table:table-cell office:value-type="float" office:value="32868" table:formula="of:=[.Y65]+4" table:style-name="ce2">
            <text:p>32868</text:p>
          </table:table-cell>
          <table:table-cell office:value-type="float" office:value="32872" table:formula="of:=[.Z65]+4" table:style-name="ce2">
            <text:p>32872</text:p>
          </table:table-cell>
          <table:table-cell office:value-type="float" office:value="32876" table:formula="of:=[.AA65]+4" table:style-name="ce2">
            <text:p>32876</text:p>
          </table:table-cell>
          <table:table-cell office:value-type="float" office:value="32880" table:formula="of:=[.AB65]+4" table:style-name="ce2">
            <text:p>32880</text:p>
          </table:table-cell>
          <table:table-cell office:value-type="float" office:value="32884" table:formula="of:=[.AC65]+4" table:style-name="ce2">
            <text:p>32884</text:p>
          </table:table-cell>
          <table:table-cell office:value-type="float" office:value="32888" table:formula="of:=[.AD65]+4" table:style-name="ce2">
            <text:p>32888</text:p>
          </table:table-cell>
          <table:table-cell office:value-type="float" office:value="32892" table:formula="of:=[.AE65]+4" table:style-name="ce2">
            <text:p>32892</text:p>
          </table:table-cell>
          <table:table-cell office:value-type="float" office:value="32896" table:formula="of:=[.AF65]+4" table:style-name="ce2">
            <text:p>32896</text:p>
          </table:table-cell>
          <table:table-cell office:value-type="float" office:value="32900" table:formula="of:=[.AG65]+4" table:style-name="ce2">
            <text:p>32900</text:p>
          </table:table-cell>
          <table:table-cell office:value-type="float" office:value="32904" table:formula="of:=[.AH65]+4" table:style-name="ce2">
            <text:p>32904</text:p>
          </table:table-cell>
          <table:table-cell office:value-type="float" office:value="32908" table:formula="of:=[.AI65]+4" table:style-name="ce2">
            <text:p>32908</text:p>
          </table:table-cell>
          <table:table-cell office:value-type="float" office:value="32912" table:formula="of:=[.AJ65]+4" table:style-name="ce2">
            <text:p>32912</text:p>
          </table:table-cell>
          <table:table-cell office:value-type="float" office:value="32916" table:formula="of:=[.AK65]+4" table:style-name="ce2">
            <text:p>32916</text:p>
          </table:table-cell>
          <table:table-cell office:value-type="float" office:value="32920" table:formula="of:=[.AL65]+4" table:style-name="ce2">
            <text:p>32920</text:p>
          </table:table-cell>
          <table:table-cell office:value-type="float" office:value="32924" table:formula="of:=[.AM65]+4" table:style-name="ce2">
            <text:p>32924</text:p>
          </table:table-cell>
          <table:table-cell office:value-type="float" office:value="32928" table:formula="of:=[.AN65]+4" table:style-name="ce2">
            <text:p>32928</text:p>
          </table:table-cell>
          <table:table-cell office:value-type="float" office:value="32932" table:formula="of:=[.AO65]+4" table:style-name="ce2">
            <text:p>32932</text:p>
          </table:table-cell>
          <table:table-cell office:value-type="float" office:value="32936" table:formula="of:=[.AP65]+4" table:style-name="ce2">
            <text:p>32936</text:p>
          </table:table-cell>
          <table:table-cell office:value-type="float" office:value="32940" table:formula="of:=[.AQ65]+4" table:style-name="ce2">
            <text:p>32940</text:p>
          </table:table-cell>
          <table:table-cell office:value-type="float" office:value="32944" table:formula="of:=[.AR65]+4" table:style-name="ce2">
            <text:p>32944</text:p>
          </table:table-cell>
          <table:table-cell office:value-type="float" office:value="32948" table:formula="of:=[.AS65]+4" table:style-name="ce2">
            <text:p>32948</text:p>
          </table:table-cell>
          <table:table-cell office:value-type="float" office:value="32952" table:formula="of:=[.AT65]+4" table:style-name="ce2">
            <text:p>32952</text:p>
          </table:table-cell>
          <table:table-cell office:value-type="float" office:value="32956" table:formula="of:=[.AU65]+4" table:style-name="ce2">
            <text:p>32956</text:p>
          </table:table-cell>
          <table:table-cell office:value-type="float" office:value="32960" table:formula="of:=[.AV65]+4" table:style-name="ce2">
            <text:p>32960</text:p>
          </table:table-cell>
          <table:table-cell office:value-type="float" office:value="32964" table:formula="of:=[.AW65]+4" table:style-name="ce2">
            <text:p>32964</text:p>
          </table:table-cell>
          <table:table-cell office:value-type="float" office:value="32968" table:formula="of:=[.AX65]+4" table:style-name="ce2">
            <text:p>32968</text:p>
          </table:table-cell>
          <table:table-cell office:value-type="float" office:value="32972" table:formula="of:=[.AY65]+4" table:style-name="ce2">
            <text:p>32972</text:p>
          </table:table-cell>
          <table:table-cell office:value-type="float" office:value="32976" table:formula="of:=[.AZ65]+4" table:style-name="ce2">
            <text:p>32976</text:p>
          </table:table-cell>
          <table:table-cell office:value-type="float" office:value="32980" table:formula="of:=[.BA65]+4" table:style-name="ce2">
            <text:p>32980</text:p>
          </table:table-cell>
          <table:table-cell office:value-type="float" office:value="32984" table:formula="of:=[.BB65]+4" table:style-name="ce2">
            <text:p>32984</text:p>
          </table:table-cell>
          <table:table-cell office:value-type="float" office:value="32988" table:formula="of:=[.BC65]+4" table:style-name="ce2">
            <text:p>32988</text:p>
          </table:table-cell>
          <table:table-cell office:value-type="float" office:value="32992" table:formula="of:=[.BD65]+4" table:style-name="ce2">
            <text:p>32992</text:p>
          </table:table-cell>
          <table:table-cell office:value-type="float" office:value="32996" table:formula="of:=[.BE65]+4" table:style-name="ce2">
            <text:p>32996</text:p>
          </table:table-cell>
          <table:table-cell office:value-type="float" office:value="33000" table:formula="of:=[.BF65]+4" table:style-name="ce2">
            <text:p>33000</text:p>
          </table:table-cell>
          <table:table-cell office:value-type="float" office:value="33004" table:formula="of:=[.BG65]+4" table:style-name="ce2">
            <text:p>33004</text:p>
          </table:table-cell>
          <table:table-cell office:value-type="float" office:value="33008" table:formula="of:=[.BH65]+4" table:style-name="ce2">
            <text:p>33008</text:p>
          </table:table-cell>
          <table:table-cell office:value-type="float" office:value="33012" table:formula="of:=[.BI65]+4" table:style-name="ce2">
            <text:p>33012</text:p>
          </table:table-cell>
          <table:table-cell office:value-type="float" office:value="33016" table:formula="of:=[.BJ65]+4" table:style-name="ce2">
            <text:p>33016</text:p>
          </table:table-cell>
          <table:table-cell office:value-type="float" office:value="33020" table:formula="of:=[.BK65]+4" table:style-name="ce2">
            <text:p>33020</text:p>
          </table:table-cell>
          <table:table-cell office:value-type="float" office:value="33024" table:formula="of:=[.BL65]+4" table:style-name="ce2">
            <text:p>33024</text:p>
          </table:table-cell>
          <table:table-cell office:value-type="float" office:value="33028" table:formula="of:=[.BM65]+4" table:style-name="ce2">
            <text:p>33028</text:p>
          </table:table-cell>
          <table:table-cell office:value-type="float" office:value="33032" table:formula="of:=[.BN65]+4" table:style-name="ce2">
            <text:p>33032</text:p>
          </table:table-cell>
          <table:table-cell office:value-type="float" office:value="33036" table:formula="of:=[.BO65]+4" table:style-name="ce2">
            <text:p>33036</text:p>
          </table:table-cell>
          <table:table-cell office:value-type="float" office:value="33040" table:formula="of:=[.BP65]+4" table:style-name="ce2">
            <text:p>33040</text:p>
          </table:table-cell>
          <table:table-cell office:value-type="float" office:value="33044" table:formula="of:=[.BQ65]+4" table:style-name="ce2">
            <text:p>33044</text:p>
          </table:table-cell>
          <table:table-cell office:value-type="float" office:value="33048" table:formula="of:=[.BR65]+4" table:style-name="ce2">
            <text:p>33048</text:p>
          </table:table-cell>
          <table:table-cell office:value-type="float" office:value="33052" table:formula="of:=[.BS65]+4" table:style-name="ce2">
            <text:p>33052</text:p>
          </table:table-cell>
          <table:table-cell office:value-type="float" office:value="33056" table:formula="of:=[.BT65]+4" table:style-name="ce2">
            <text:p>33056</text:p>
          </table:table-cell>
          <table:table-cell office:value-type="float" office:value="33060" table:formula="of:=[.BU65]+4" table:style-name="ce2">
            <text:p>33060</text:p>
          </table:table-cell>
          <table:table-cell office:value-type="float" office:value="33064" table:formula="of:=[.BV65]+4" table:style-name="ce2">
            <text:p>33064</text:p>
          </table:table-cell>
          <table:table-cell office:value-type="float" office:value="33068" table:formula="of:=[.BW65]+4" table:style-name="ce2">
            <text:p>33068</text:p>
          </table:table-cell>
          <table:table-cell office:value-type="float" office:value="33072" table:formula="of:=[.BX65]+4" table:style-name="ce2">
            <text:p>33072</text:p>
          </table:table-cell>
          <table:table-cell office:value-type="float" office:value="33076" table:formula="of:=[.BY65]+4" table:style-name="ce2">
            <text:p>33076</text:p>
          </table:table-cell>
          <table:table-cell office:value-type="float" office:value="33080" table:formula="of:=[.BZ65]+4" table:style-name="ce2">
            <text:p>33080</text:p>
          </table:table-cell>
          <table:table-cell office:value-type="float" office:value="33084" table:formula="of:=[.CA65]+4" table:style-name="ce2">
            <text:p>33084</text:p>
          </table:table-cell>
          <table:table-cell office:value-type="float" office:value="33088" table:formula="of:=[.CB65]+4" table:style-name="ce2">
            <text:p>33088</text:p>
          </table:table-cell>
          <table:table-cell office:value-type="float" office:value="33092" table:formula="of:=[.CC65]+4" table:style-name="ce2">
            <text:p>33092</text:p>
          </table:table-cell>
          <table:table-cell office:value-type="float" office:value="33096" table:formula="of:=[.CD65]+4" table:style-name="ce2">
            <text:p>33096</text:p>
          </table:table-cell>
          <table:table-cell office:value-type="float" office:value="33100" table:formula="of:=[.CE65]+4" table:style-name="ce2">
            <text:p>33100</text:p>
          </table:table-cell>
          <table:table-cell office:value-type="float" office:value="33104" table:formula="of:=[.CF65]+4" table:style-name="ce2">
            <text:p>33104</text:p>
          </table:table-cell>
          <table:table-cell office:value-type="float" office:value="33108" table:formula="of:=[.CG65]+4" table:style-name="ce2">
            <text:p>33108</text:p>
          </table:table-cell>
          <table:table-cell office:value-type="float" office:value="33112" table:formula="of:=[.CH65]+4" table:style-name="ce2">
            <text:p>33112</text:p>
          </table:table-cell>
          <table:table-cell office:value-type="float" office:value="33116" table:formula="of:=[.CI65]+4" table:style-name="ce2">
            <text:p>33116</text:p>
          </table:table-cell>
          <table:table-cell office:value-type="float" office:value="33120" table:formula="of:=[.CJ65]+4" table:style-name="ce2">
            <text:p>33120</text:p>
          </table:table-cell>
          <table:table-cell office:value-type="float" office:value="33124" table:formula="of:=[.CK65]+4" table:style-name="ce2">
            <text:p>33124</text:p>
          </table:table-cell>
          <table:table-cell office:value-type="float" office:value="33128" table:formula="of:=[.CL65]+4" table:style-name="ce2">
            <text:p>33128</text:p>
          </table:table-cell>
          <table:table-cell office:value-type="float" office:value="33132" table:formula="of:=[.CM65]+4" table:style-name="ce2">
            <text:p>33132</text:p>
          </table:table-cell>
          <table:table-cell office:value-type="float" office:value="33136" table:formula="of:=[.CN65]+4" table:style-name="ce2">
            <text:p>33136</text:p>
          </table:table-cell>
          <table:table-cell office:value-type="float" office:value="33140" table:formula="of:=[.CO65]+4" table:style-name="ce2">
            <text:p>33140</text:p>
          </table:table-cell>
          <table:table-cell office:value-type="float" office:value="33144" table:formula="of:=[.CP65]+4" table:style-name="ce2">
            <text:p>33144</text:p>
          </table:table-cell>
          <table:table-cell office:value-type="float" office:value="33148" table:formula="of:=[.CQ65]+4" table:style-name="ce2">
            <text:p>33148</text:p>
          </table:table-cell>
          <table:table-cell office:value-type="float" office:value="33152" table:formula="of:=[.CR65]+4" table:style-name="ce2">
            <text:p>33152</text:p>
          </table:table-cell>
          <table:table-cell office:value-type="float" office:value="33156" table:formula="of:=[.CS65]+4" table:style-name="ce2">
            <text:p>33156</text:p>
          </table:table-cell>
          <table:table-cell office:value-type="float" office:value="33160" table:formula="of:=[.CT65]+4" table:style-name="ce2">
            <text:p>33160</text:p>
          </table:table-cell>
          <table:table-cell office:value-type="float" office:value="33164" table:formula="of:=[.CU65]+4" table:style-name="ce2">
            <text:p>33164</text:p>
          </table:table-cell>
          <table:table-cell office:value-type="float" office:value="33168" table:formula="of:=[.CV65]+4" table:style-name="ce2">
            <text:p>33168</text:p>
          </table:table-cell>
          <table:table-cell office:value-type="float" office:value="33172" table:formula="of:=[.CW65]+4" table:style-name="ce2">
            <text:p>33172</text:p>
          </table:table-cell>
          <table:table-cell office:value-type="float" office:value="33176" table:formula="of:=[.CX65]+4" table:style-name="ce2">
            <text:p>33176</text:p>
          </table:table-cell>
          <table:table-cell office:value-type="float" office:value="33180" table:formula="of:=[.CY65]+4" table:style-name="ce2">
            <text:p>33180</text:p>
          </table:table-cell>
          <table:table-cell office:value-type="float" office:value="33184" table:formula="of:=[.CZ65]+4" table:style-name="ce2">
            <text:p>33184</text:p>
          </table:table-cell>
          <table:table-cell office:value-type="float" office:value="33188" table:formula="of:=[.DA65]+4" table:style-name="ce2">
            <text:p>33188</text:p>
          </table:table-cell>
          <table:table-cell office:value-type="float" office:value="33192" table:formula="of:=[.DB65]+4" table:style-name="ce2">
            <text:p>33192</text:p>
          </table:table-cell>
          <table:table-cell office:value-type="float" office:value="33196" table:formula="of:=[.DC65]+4" table:style-name="ce2">
            <text:p>33196</text:p>
          </table:table-cell>
          <table:table-cell office:value-type="float" office:value="33200" table:formula="of:=[.DD65]+4" table:style-name="ce2">
            <text:p>33200</text:p>
          </table:table-cell>
          <table:table-cell office:value-type="float" office:value="33204" table:formula="of:=[.DE65]+4" table:style-name="ce2">
            <text:p>33204</text:p>
          </table:table-cell>
          <table:table-cell office:value-type="float" office:value="33208" table:formula="of:=[.DF65]+4" table:style-name="ce2">
            <text:p>33208</text:p>
          </table:table-cell>
          <table:table-cell office:value-type="float" office:value="33212" table:formula="of:=[.DG65]+4" table:style-name="ce2">
            <text:p>33212</text:p>
          </table:table-cell>
          <table:table-cell office:value-type="float" office:value="33216" table:formula="of:=[.DH65]+4" table:style-name="ce2">
            <text:p>33216</text:p>
          </table:table-cell>
          <table:table-cell office:value-type="float" office:value="33220" table:formula="of:=[.DI65]+4" table:style-name="ce2">
            <text:p>33220</text:p>
          </table:table-cell>
          <table:table-cell office:value-type="float" office:value="33224" table:formula="of:=[.DJ65]+4" table:style-name="ce2">
            <text:p>33224</text:p>
          </table:table-cell>
          <table:table-cell office:value-type="float" office:value="33228" table:formula="of:=[.DK65]+4" table:style-name="ce2">
            <text:p>33228</text:p>
          </table:table-cell>
          <table:table-cell office:value-type="float" office:value="33232" table:formula="of:=[.DL65]+4" table:style-name="ce2">
            <text:p>33232</text:p>
          </table:table-cell>
          <table:table-cell office:value-type="float" office:value="33236" table:formula="of:=[.DM65]+4" table:style-name="ce4">
            <text:p>33236</text:p>
          </table:table-cell>
          <table:table-cell office:value-type="float" office:value="33240" table:formula="of:=[.DN65]+4" table:style-name="ce4">
            <text:p>33240</text:p>
          </table:table-cell>
          <table:table-cell office:value-type="float" office:value="33244" table:formula="of:=[.DO65]+4" table:style-name="ce4">
            <text:p>33244</text:p>
          </table:table-cell>
          <table:table-cell office:value-type="float" office:value="33248" table:formula="of:=[.DP65]+4" table:style-name="ce4">
            <text:p>33248</text:p>
          </table:table-cell>
          <table:table-cell office:value-type="float" office:value="33252" table:formula="of:=[.DQ65]+4" table:style-name="ce2">
            <text:p>33252</text:p>
          </table:table-cell>
          <table:table-cell office:value-type="float" office:value="33256" table:formula="of:=[.DR65]+4" table:style-name="ce2">
            <text:p>33256</text:p>
          </table:table-cell>
          <table:table-cell office:value-type="float" office:value="33260" table:formula="of:=[.DS65]+4" table:style-name="ce2">
            <text:p>33260</text:p>
          </table:table-cell>
          <table:table-cell office:value-type="float" office:value="33264" table:formula="of:=[.DT65]+4" table:style-name="ce2">
            <text:p>33264</text:p>
          </table:table-cell>
          <table:table-cell office:value-type="float" office:value="33268" table:formula="of:=[.DU65]+4" table:style-name="ce2">
            <text:p>33268</text:p>
          </table:table-cell>
          <table:table-cell office:value-type="float" office:value="33272" table:formula="of:=[.DV65]+4" table:style-name="ce4">
            <text:p>33272</text:p>
          </table:table-cell>
          <table:table-cell office:value-type="float" office:value="33276" table:formula="of:=[.DW65]+4" table:style-name="ce4">
            <text:p>33276</text:p>
          </table:table-cell>
          <table:table-cell table:number-columns-repeated="16256"/>
        </table:table-row>
        <table:table-row table:style-name="ro1">
          <table:table-cell office:value-type="float" office:value="33280" table:formula="of:=[.A65]+512" table:style-name="ce2">
            <text:p>33280</text:p>
          </table:table-cell>
          <table:table-cell office:value-type="float" office:value="33284" table:formula="of:=[.B65]+512" table:style-name="ce4">
            <text:p>33284</text:p>
          </table:table-cell>
          <table:table-cell office:value-type="float" office:value="33288" table:formula="of:=[.B66]+4" table:style-name="ce4">
            <text:p>33288</text:p>
          </table:table-cell>
          <table:table-cell office:value-type="float" office:value="33292" table:formula="of:=[.C66]+4" table:style-name="ce2">
            <text:p>33292</text:p>
          </table:table-cell>
          <table:table-cell office:value-type="float" office:value="33296" table:formula="of:=[.D66]+4" table:style-name="ce2">
            <text:p>33296</text:p>
          </table:table-cell>
          <table:table-cell office:value-type="float" office:value="33300" table:formula="of:=[.E66]+4" table:style-name="ce2">
            <text:p>33300</text:p>
          </table:table-cell>
          <table:table-cell office:value-type="float" office:value="33304" table:formula="of:=[.F66]+4" table:style-name="ce4">
            <text:p>33304</text:p>
          </table:table-cell>
          <table:table-cell office:value-type="float" office:value="33308" table:formula="of:=[.G66]+4" table:style-name="ce4">
            <text:p>33308</text:p>
          </table:table-cell>
          <table:table-cell office:value-type="float" office:value="33312" table:formula="of:=[.H66]+4" table:style-name="ce4">
            <text:p>33312</text:p>
          </table:table-cell>
          <table:table-cell office:value-type="float" office:value="33316" table:formula="of:=[.I66]+4" table:style-name="ce4">
            <text:p>33316</text:p>
          </table:table-cell>
          <table:table-cell office:value-type="float" office:value="33320" table:formula="of:=[.J66]+4" table:style-name="ce2">
            <text:p>33320</text:p>
          </table:table-cell>
          <table:table-cell office:value-type="float" office:value="33324" table:formula="of:=[.K66]+4" table:style-name="ce2">
            <text:p>33324</text:p>
          </table:table-cell>
          <table:table-cell office:value-type="float" office:value="33328" table:formula="of:=[.L66]+4" table:style-name="ce2">
            <text:p>33328</text:p>
          </table:table-cell>
          <table:table-cell office:value-type="float" office:value="33332" table:formula="of:=[.M66]+4" table:style-name="ce4">
            <text:p>33332</text:p>
          </table:table-cell>
          <table:table-cell office:value-type="float" office:value="33336" table:formula="of:=[.N66]+4" table:style-name="ce4">
            <text:p>33336</text:p>
          </table:table-cell>
          <table:table-cell office:value-type="float" office:value="33340" table:formula="of:=[.O66]+4" table:style-name="ce2">
            <text:p>33340</text:p>
          </table:table-cell>
          <table:table-cell office:value-type="float" office:value="33344" table:formula="of:=[.P66]+4" table:style-name="ce2">
            <text:p>33344</text:p>
          </table:table-cell>
          <table:table-cell office:value-type="float" office:value="33348" table:formula="of:=[.Q66]+4" table:style-name="ce2">
            <text:p>33348</text:p>
          </table:table-cell>
          <table:table-cell office:value-type="float" office:value="33352" table:formula="of:=[.R66]+4" table:style-name="ce2">
            <text:p>33352</text:p>
          </table:table-cell>
          <table:table-cell office:value-type="float" office:value="33356" table:formula="of:=[.S66]+4" table:style-name="ce2">
            <text:p>33356</text:p>
          </table:table-cell>
          <table:table-cell office:value-type="float" office:value="33360" table:formula="of:=[.T66]+4" table:style-name="ce2">
            <text:p>33360</text:p>
          </table:table-cell>
          <table:table-cell office:value-type="float" office:value="33364" table:formula="of:=[.U66]+4" table:style-name="ce2">
            <text:p>33364</text:p>
          </table:table-cell>
          <table:table-cell office:value-type="float" office:value="33368" table:formula="of:=[.V66]+4" table:style-name="ce2">
            <text:p>33368</text:p>
          </table:table-cell>
          <table:table-cell office:value-type="float" office:value="33372" table:formula="of:=[.W66]+4" table:style-name="ce2">
            <text:p>33372</text:p>
          </table:table-cell>
          <table:table-cell office:value-type="float" office:value="33376" table:formula="of:=[.X66]+4" table:style-name="ce2">
            <text:p>33376</text:p>
          </table:table-cell>
          <table:table-cell office:value-type="float" office:value="33380" table:formula="of:=[.Y66]+4" table:style-name="ce2">
            <text:p>33380</text:p>
          </table:table-cell>
          <table:table-cell office:value-type="float" office:value="33384" table:formula="of:=[.Z66]+4" table:style-name="ce2">
            <text:p>33384</text:p>
          </table:table-cell>
          <table:table-cell office:value-type="float" office:value="33388" table:formula="of:=[.AA66]+4" table:style-name="ce2">
            <text:p>33388</text:p>
          </table:table-cell>
          <table:table-cell office:value-type="float" office:value="33392" table:formula="of:=[.AB66]+4" table:style-name="ce2">
            <text:p>33392</text:p>
          </table:table-cell>
          <table:table-cell office:value-type="float" office:value="33396" table:formula="of:=[.AC66]+4" table:style-name="ce2">
            <text:p>33396</text:p>
          </table:table-cell>
          <table:table-cell office:value-type="float" office:value="33400" table:formula="of:=[.AD66]+4" table:style-name="ce2">
            <text:p>33400</text:p>
          </table:table-cell>
          <table:table-cell office:value-type="float" office:value="33404" table:formula="of:=[.AE66]+4" table:style-name="ce2">
            <text:p>33404</text:p>
          </table:table-cell>
          <table:table-cell office:value-type="float" office:value="33408" table:formula="of:=[.AF66]+4" table:style-name="ce2">
            <text:p>33408</text:p>
          </table:table-cell>
          <table:table-cell office:value-type="float" office:value="33412" table:formula="of:=[.AG66]+4" table:style-name="ce2">
            <text:p>33412</text:p>
          </table:table-cell>
          <table:table-cell office:value-type="float" office:value="33416" table:formula="of:=[.AH66]+4" table:style-name="ce2">
            <text:p>33416</text:p>
          </table:table-cell>
          <table:table-cell office:value-type="float" office:value="33420" table:formula="of:=[.AI66]+4" table:style-name="ce2">
            <text:p>33420</text:p>
          </table:table-cell>
          <table:table-cell office:value-type="float" office:value="33424" table:formula="of:=[.AJ66]+4" table:style-name="ce2">
            <text:p>33424</text:p>
          </table:table-cell>
          <table:table-cell office:value-type="float" office:value="33428" table:formula="of:=[.AK66]+4" table:style-name="ce2">
            <text:p>33428</text:p>
          </table:table-cell>
          <table:table-cell office:value-type="float" office:value="33432" table:formula="of:=[.AL66]+4" table:style-name="ce2">
            <text:p>33432</text:p>
          </table:table-cell>
          <table:table-cell office:value-type="float" office:value="33436" table:formula="of:=[.AM66]+4" table:style-name="ce2">
            <text:p>33436</text:p>
          </table:table-cell>
          <table:table-cell office:value-type="float" office:value="33440" table:formula="of:=[.AN66]+4" table:style-name="ce2">
            <text:p>33440</text:p>
          </table:table-cell>
          <table:table-cell office:value-type="float" office:value="33444" table:formula="of:=[.AO66]+4" table:style-name="ce2">
            <text:p>33444</text:p>
          </table:table-cell>
          <table:table-cell office:value-type="float" office:value="33448" table:formula="of:=[.AP66]+4" table:style-name="ce2">
            <text:p>33448</text:p>
          </table:table-cell>
          <table:table-cell office:value-type="float" office:value="33452" table:formula="of:=[.AQ66]+4" table:style-name="ce2">
            <text:p>33452</text:p>
          </table:table-cell>
          <table:table-cell office:value-type="float" office:value="33456" table:formula="of:=[.AR66]+4" table:style-name="ce2">
            <text:p>33456</text:p>
          </table:table-cell>
          <table:table-cell office:value-type="float" office:value="33460" table:formula="of:=[.AS66]+4" table:style-name="ce2">
            <text:p>33460</text:p>
          </table:table-cell>
          <table:table-cell office:value-type="float" office:value="33464" table:formula="of:=[.AT66]+4" table:style-name="ce2">
            <text:p>33464</text:p>
          </table:table-cell>
          <table:table-cell office:value-type="float" office:value="33468" table:formula="of:=[.AU66]+4" table:style-name="ce2">
            <text:p>33468</text:p>
          </table:table-cell>
          <table:table-cell office:value-type="float" office:value="33472" table:formula="of:=[.AV66]+4" table:style-name="ce2">
            <text:p>33472</text:p>
          </table:table-cell>
          <table:table-cell office:value-type="float" office:value="33476" table:formula="of:=[.AW66]+4" table:style-name="ce2">
            <text:p>33476</text:p>
          </table:table-cell>
          <table:table-cell office:value-type="float" office:value="33480" table:formula="of:=[.AX66]+4" table:style-name="ce2">
            <text:p>33480</text:p>
          </table:table-cell>
          <table:table-cell office:value-type="float" office:value="33484" table:formula="of:=[.AY66]+4" table:style-name="ce2">
            <text:p>33484</text:p>
          </table:table-cell>
          <table:table-cell office:value-type="float" office:value="33488" table:formula="of:=[.AZ66]+4" table:style-name="ce2">
            <text:p>33488</text:p>
          </table:table-cell>
          <table:table-cell office:value-type="float" office:value="33492" table:formula="of:=[.BA66]+4" table:style-name="ce2">
            <text:p>33492</text:p>
          </table:table-cell>
          <table:table-cell office:value-type="float" office:value="33496" table:formula="of:=[.BB66]+4" table:style-name="ce2">
            <text:p>33496</text:p>
          </table:table-cell>
          <table:table-cell office:value-type="float" office:value="33500" table:formula="of:=[.BC66]+4" table:style-name="ce2">
            <text:p>33500</text:p>
          </table:table-cell>
          <table:table-cell office:value-type="float" office:value="33504" table:formula="of:=[.BD66]+4" table:style-name="ce2">
            <text:p>33504</text:p>
          </table:table-cell>
          <table:table-cell office:value-type="float" office:value="33508" table:formula="of:=[.BE66]+4" table:style-name="ce2">
            <text:p>33508</text:p>
          </table:table-cell>
          <table:table-cell office:value-type="float" office:value="33512" table:formula="of:=[.BF66]+4" table:style-name="ce2">
            <text:p>33512</text:p>
          </table:table-cell>
          <table:table-cell office:value-type="float" office:value="33516" table:formula="of:=[.BG66]+4" table:style-name="ce2">
            <text:p>33516</text:p>
          </table:table-cell>
          <table:table-cell office:value-type="float" office:value="33520" table:formula="of:=[.BH66]+4" table:style-name="ce2">
            <text:p>33520</text:p>
          </table:table-cell>
          <table:table-cell office:value-type="float" office:value="33524" table:formula="of:=[.BI66]+4" table:style-name="ce2">
            <text:p>33524</text:p>
          </table:table-cell>
          <table:table-cell office:value-type="float" office:value="33528" table:formula="of:=[.BJ66]+4" table:style-name="ce2">
            <text:p>33528</text:p>
          </table:table-cell>
          <table:table-cell office:value-type="float" office:value="33532" table:formula="of:=[.BK66]+4" table:style-name="ce2">
            <text:p>33532</text:p>
          </table:table-cell>
          <table:table-cell office:value-type="float" office:value="33536" table:formula="of:=[.BL66]+4" table:style-name="ce2">
            <text:p>33536</text:p>
          </table:table-cell>
          <table:table-cell office:value-type="float" office:value="33540" table:formula="of:=[.BM66]+4" table:style-name="ce2">
            <text:p>33540</text:p>
          </table:table-cell>
          <table:table-cell office:value-type="float" office:value="33544" table:formula="of:=[.BN66]+4" table:style-name="ce2">
            <text:p>33544</text:p>
          </table:table-cell>
          <table:table-cell office:value-type="float" office:value="33548" table:formula="of:=[.BO66]+4" table:style-name="ce2">
            <text:p>33548</text:p>
          </table:table-cell>
          <table:table-cell office:value-type="float" office:value="33552" table:formula="of:=[.BP66]+4" table:style-name="ce2">
            <text:p>33552</text:p>
          </table:table-cell>
          <table:table-cell office:value-type="float" office:value="33556" table:formula="of:=[.BQ66]+4" table:style-name="ce2">
            <text:p>33556</text:p>
          </table:table-cell>
          <table:table-cell office:value-type="float" office:value="33560" table:formula="of:=[.BR66]+4" table:style-name="ce2">
            <text:p>33560</text:p>
          </table:table-cell>
          <table:table-cell office:value-type="float" office:value="33564" table:formula="of:=[.BS66]+4" table:style-name="ce2">
            <text:p>33564</text:p>
          </table:table-cell>
          <table:table-cell office:value-type="float" office:value="33568" table:formula="of:=[.BT66]+4" table:style-name="ce2">
            <text:p>33568</text:p>
          </table:table-cell>
          <table:table-cell office:value-type="float" office:value="33572" table:formula="of:=[.BU66]+4" table:style-name="ce2">
            <text:p>33572</text:p>
          </table:table-cell>
          <table:table-cell office:value-type="float" office:value="33576" table:formula="of:=[.BV66]+4" table:style-name="ce2">
            <text:p>33576</text:p>
          </table:table-cell>
          <table:table-cell office:value-type="float" office:value="33580" table:formula="of:=[.BW66]+4" table:style-name="ce2">
            <text:p>33580</text:p>
          </table:table-cell>
          <table:table-cell office:value-type="float" office:value="33584" table:formula="of:=[.BX66]+4" table:style-name="ce2">
            <text:p>33584</text:p>
          </table:table-cell>
          <table:table-cell office:value-type="float" office:value="33588" table:formula="of:=[.BY66]+4" table:style-name="ce2">
            <text:p>33588</text:p>
          </table:table-cell>
          <table:table-cell office:value-type="float" office:value="33592" table:formula="of:=[.BZ66]+4" table:style-name="ce2">
            <text:p>33592</text:p>
          </table:table-cell>
          <table:table-cell office:value-type="float" office:value="33596" table:formula="of:=[.CA66]+4" table:style-name="ce2">
            <text:p>33596</text:p>
          </table:table-cell>
          <table:table-cell office:value-type="float" office:value="33600" table:formula="of:=[.CB66]+4" table:style-name="ce2">
            <text:p>33600</text:p>
          </table:table-cell>
          <table:table-cell office:value-type="float" office:value="33604" table:formula="of:=[.CC66]+4" table:style-name="ce2">
            <text:p>33604</text:p>
          </table:table-cell>
          <table:table-cell office:value-type="float" office:value="33608" table:formula="of:=[.CD66]+4" table:style-name="ce2">
            <text:p>33608</text:p>
          </table:table-cell>
          <table:table-cell office:value-type="float" office:value="33612" table:formula="of:=[.CE66]+4" table:style-name="ce2">
            <text:p>33612</text:p>
          </table:table-cell>
          <table:table-cell office:value-type="float" office:value="33616" table:formula="of:=[.CF66]+4" table:style-name="ce2">
            <text:p>33616</text:p>
          </table:table-cell>
          <table:table-cell office:value-type="float" office:value="33620" table:formula="of:=[.CG66]+4" table:style-name="ce2">
            <text:p>33620</text:p>
          </table:table-cell>
          <table:table-cell office:value-type="float" office:value="33624" table:formula="of:=[.CH66]+4" table:style-name="ce2">
            <text:p>33624</text:p>
          </table:table-cell>
          <table:table-cell office:value-type="float" office:value="33628" table:formula="of:=[.CI66]+4" table:style-name="ce2">
            <text:p>33628</text:p>
          </table:table-cell>
          <table:table-cell office:value-type="float" office:value="33632" table:formula="of:=[.CJ66]+4" table:style-name="ce2">
            <text:p>33632</text:p>
          </table:table-cell>
          <table:table-cell office:value-type="float" office:value="33636" table:formula="of:=[.CK66]+4" table:style-name="ce2">
            <text:p>33636</text:p>
          </table:table-cell>
          <table:table-cell office:value-type="float" office:value="33640" table:formula="of:=[.CL66]+4" table:style-name="ce2">
            <text:p>33640</text:p>
          </table:table-cell>
          <table:table-cell office:value-type="float" office:value="33644" table:formula="of:=[.CM66]+4" table:style-name="ce2">
            <text:p>33644</text:p>
          </table:table-cell>
          <table:table-cell office:value-type="float" office:value="33648" table:formula="of:=[.CN66]+4" table:style-name="ce2">
            <text:p>33648</text:p>
          </table:table-cell>
          <table:table-cell office:value-type="float" office:value="33652" table:formula="of:=[.CO66]+4" table:style-name="ce2">
            <text:p>33652</text:p>
          </table:table-cell>
          <table:table-cell office:value-type="float" office:value="33656" table:formula="of:=[.CP66]+4" table:style-name="ce2">
            <text:p>33656</text:p>
          </table:table-cell>
          <table:table-cell office:value-type="float" office:value="33660" table:formula="of:=[.CQ66]+4" table:style-name="ce2">
            <text:p>33660</text:p>
          </table:table-cell>
          <table:table-cell office:value-type="float" office:value="33664" table:formula="of:=[.CR66]+4" table:style-name="ce2">
            <text:p>33664</text:p>
          </table:table-cell>
          <table:table-cell office:value-type="float" office:value="33668" table:formula="of:=[.CS66]+4" table:style-name="ce2">
            <text:p>33668</text:p>
          </table:table-cell>
          <table:table-cell office:value-type="float" office:value="33672" table:formula="of:=[.CT66]+4" table:style-name="ce2">
            <text:p>33672</text:p>
          </table:table-cell>
          <table:table-cell office:value-type="float" office:value="33676" table:formula="of:=[.CU66]+4" table:style-name="ce2">
            <text:p>33676</text:p>
          </table:table-cell>
          <table:table-cell office:value-type="float" office:value="33680" table:formula="of:=[.CV66]+4" table:style-name="ce2">
            <text:p>33680</text:p>
          </table:table-cell>
          <table:table-cell office:value-type="float" office:value="33684" table:formula="of:=[.CW66]+4" table:style-name="ce2">
            <text:p>33684</text:p>
          </table:table-cell>
          <table:table-cell office:value-type="float" office:value="33688" table:formula="of:=[.CX66]+4" table:style-name="ce2">
            <text:p>33688</text:p>
          </table:table-cell>
          <table:table-cell office:value-type="float" office:value="33692" table:formula="of:=[.CY66]+4" table:style-name="ce2">
            <text:p>33692</text:p>
          </table:table-cell>
          <table:table-cell office:value-type="float" office:value="33696" table:formula="of:=[.CZ66]+4" table:style-name="ce2">
            <text:p>33696</text:p>
          </table:table-cell>
          <table:table-cell office:value-type="float" office:value="33700" table:formula="of:=[.DA66]+4" table:style-name="ce2">
            <text:p>33700</text:p>
          </table:table-cell>
          <table:table-cell office:value-type="float" office:value="33704" table:formula="of:=[.DB66]+4" table:style-name="ce2">
            <text:p>33704</text:p>
          </table:table-cell>
          <table:table-cell office:value-type="float" office:value="33708" table:formula="of:=[.DC66]+4" table:style-name="ce2">
            <text:p>33708</text:p>
          </table:table-cell>
          <table:table-cell office:value-type="float" office:value="33712" table:formula="of:=[.DD66]+4" table:style-name="ce2">
            <text:p>33712</text:p>
          </table:table-cell>
          <table:table-cell office:value-type="float" office:value="33716" table:formula="of:=[.DE66]+4" table:style-name="ce2">
            <text:p>33716</text:p>
          </table:table-cell>
          <table:table-cell office:value-type="float" office:value="33720" table:formula="of:=[.DF66]+4" table:style-name="ce2">
            <text:p>33720</text:p>
          </table:table-cell>
          <table:table-cell office:value-type="float" office:value="33724" table:formula="of:=[.DG66]+4" table:style-name="ce2">
            <text:p>33724</text:p>
          </table:table-cell>
          <table:table-cell office:value-type="float" office:value="33728" table:formula="of:=[.DH66]+4" table:style-name="ce2">
            <text:p>33728</text:p>
          </table:table-cell>
          <table:table-cell office:value-type="float" office:value="33732" table:formula="of:=[.DI66]+4" table:style-name="ce2">
            <text:p>33732</text:p>
          </table:table-cell>
          <table:table-cell office:value-type="float" office:value="33736" table:formula="of:=[.DJ66]+4" table:style-name="ce2">
            <text:p>33736</text:p>
          </table:table-cell>
          <table:table-cell office:value-type="float" office:value="33740" table:formula="of:=[.DK66]+4" table:style-name="ce2">
            <text:p>33740</text:p>
          </table:table-cell>
          <table:table-cell office:value-type="float" office:value="33744" table:formula="of:=[.DL66]+4" table:style-name="ce2">
            <text:p>33744</text:p>
          </table:table-cell>
          <table:table-cell office:value-type="float" office:value="33748" table:formula="of:=[.DM66]+4" table:style-name="ce2">
            <text:p>33748</text:p>
          </table:table-cell>
          <table:table-cell office:value-type="float" office:value="33752" table:formula="of:=[.DN66]+4" table:style-name="ce2">
            <text:p>33752</text:p>
          </table:table-cell>
          <table:table-cell office:value-type="float" office:value="33756" table:formula="of:=[.DO66]+4" table:style-name="ce4">
            <text:p>33756</text:p>
          </table:table-cell>
          <table:table-cell office:value-type="float" office:value="33760" table:formula="of:=[.DP66]+4" table:style-name="ce4">
            <text:p>33760</text:p>
          </table:table-cell>
          <table:table-cell office:value-type="float" office:value="33764" table:formula="of:=[.DQ66]+4" table:style-name="ce4">
            <text:p>33764</text:p>
          </table:table-cell>
          <table:table-cell office:value-type="float" office:value="33768" table:formula="of:=[.DR66]+4" table:style-name="ce4">
            <text:p>33768</text:p>
          </table:table-cell>
          <table:table-cell office:value-type="float" office:value="33772" table:formula="of:=[.DS66]+4" table:style-name="ce2">
            <text:p>33772</text:p>
          </table:table-cell>
          <table:table-cell office:value-type="float" office:value="33776" table:formula="of:=[.DT66]+4" table:style-name="ce2">
            <text:p>33776</text:p>
          </table:table-cell>
          <table:table-cell office:value-type="float" office:value="33780" table:formula="of:=[.DU66]+4" table:style-name="ce2">
            <text:p>33780</text:p>
          </table:table-cell>
          <table:table-cell office:value-type="float" office:value="33784" table:formula="of:=[.DV66]+4" table:style-name="ce4">
            <text:p>33784</text:p>
          </table:table-cell>
          <table:table-cell office:value-type="float" office:value="33788" table:formula="of:=[.DW66]+4" table:style-name="ce4">
            <text:p>33788</text:p>
          </table:table-cell>
          <table:table-cell table:number-columns-repeated="16256"/>
        </table:table-row>
        <table:table-row table:style-name="ro1">
          <table:table-cell office:value-type="float" office:value="33792" table:formula="of:=[.A66]+512" table:style-name="ce2">
            <text:p>33792</text:p>
          </table:table-cell>
          <table:table-cell office:value-type="float" office:value="33796" table:formula="of:=[.B66]+512" table:style-name="ce4">
            <text:p>33796</text:p>
          </table:table-cell>
          <table:table-cell office:value-type="float" office:value="33800" table:formula="of:=[.B67]+4" table:style-name="ce4">
            <text:p>33800</text:p>
          </table:table-cell>
          <table:table-cell office:value-type="float" office:value="33804" table:formula="of:=[.C67]+4" table:style-name="ce2">
            <text:p>33804</text:p>
          </table:table-cell>
          <table:table-cell office:value-type="float" office:value="33808" table:formula="of:=[.D67]+4" table:style-name="ce2">
            <text:p>33808</text:p>
          </table:table-cell>
          <table:table-cell office:value-type="float" office:value="33812" table:formula="of:=[.E67]+4" table:style-name="ce2">
            <text:p>33812</text:p>
          </table:table-cell>
          <table:table-cell office:value-type="float" office:value="33816" table:formula="of:=[.F67]+4" table:style-name="ce4">
            <text:p>33816</text:p>
          </table:table-cell>
          <table:table-cell office:value-type="float" office:value="33820" table:formula="of:=[.G67]+4" table:style-name="ce4">
            <text:p>33820</text:p>
          </table:table-cell>
          <table:table-cell office:value-type="float" office:value="33824" table:formula="of:=[.H67]+4" table:style-name="ce4">
            <text:p>33824</text:p>
          </table:table-cell>
          <table:table-cell office:value-type="float" office:value="33828" table:formula="of:=[.I67]+4" table:style-name="ce4">
            <text:p>33828</text:p>
          </table:table-cell>
          <table:table-cell office:value-type="float" office:value="33832" table:formula="of:=[.J67]+4" table:style-name="ce2">
            <text:p>33832</text:p>
          </table:table-cell>
          <table:table-cell office:value-type="float" office:value="33836" table:formula="of:=[.K67]+4" table:style-name="ce2">
            <text:p>33836</text:p>
          </table:table-cell>
          <table:table-cell office:value-type="float" office:value="33840" table:formula="of:=[.L67]+4" table:style-name="ce2">
            <text:p>33840</text:p>
          </table:table-cell>
          <table:table-cell office:value-type="float" office:value="33844" table:formula="of:=[.M67]+4" table:style-name="ce4">
            <text:p>33844</text:p>
          </table:table-cell>
          <table:table-cell office:value-type="float" office:value="33848" table:formula="of:=[.N67]+4" table:style-name="ce4">
            <text:p>33848</text:p>
          </table:table-cell>
          <table:table-cell office:value-type="float" office:value="33852" table:formula="of:=[.O67]+4" table:style-name="ce2">
            <text:p>33852</text:p>
          </table:table-cell>
          <table:table-cell office:value-type="float" office:value="33856" table:formula="of:=[.P67]+4" table:style-name="ce2">
            <text:p>33856</text:p>
          </table:table-cell>
          <table:table-cell office:value-type="float" office:value="33860" table:formula="of:=[.Q67]+4" table:style-name="ce2">
            <text:p>33860</text:p>
          </table:table-cell>
          <table:table-cell office:value-type="float" office:value="33864" table:formula="of:=[.R67]+4" table:style-name="ce2">
            <text:p>33864</text:p>
          </table:table-cell>
          <table:table-cell office:value-type="float" office:value="33868" table:formula="of:=[.S67]+4" table:style-name="ce2">
            <text:p>33868</text:p>
          </table:table-cell>
          <table:table-cell office:value-type="float" office:value="33872" table:formula="of:=[.T67]+4" table:style-name="ce2">
            <text:p>33872</text:p>
          </table:table-cell>
          <table:table-cell office:value-type="float" office:value="33876" table:formula="of:=[.U67]+4" table:style-name="ce2">
            <text:p>33876</text:p>
          </table:table-cell>
          <table:table-cell office:value-type="float" office:value="33880" table:formula="of:=[.V67]+4" table:style-name="ce2">
            <text:p>33880</text:p>
          </table:table-cell>
          <table:table-cell office:value-type="float" office:value="33884" table:formula="of:=[.W67]+4" table:style-name="ce2">
            <text:p>33884</text:p>
          </table:table-cell>
          <table:table-cell office:value-type="float" office:value="33888" table:formula="of:=[.X67]+4" table:style-name="ce2">
            <text:p>33888</text:p>
          </table:table-cell>
          <table:table-cell office:value-type="float" office:value="33892" table:formula="of:=[.Y67]+4" table:style-name="ce2">
            <text:p>33892</text:p>
          </table:table-cell>
          <table:table-cell office:value-type="float" office:value="33896" table:formula="of:=[.Z67]+4" table:style-name="ce2">
            <text:p>33896</text:p>
          </table:table-cell>
          <table:table-cell office:value-type="float" office:value="33900" table:formula="of:=[.AA67]+4" table:style-name="ce2">
            <text:p>33900</text:p>
          </table:table-cell>
          <table:table-cell office:value-type="float" office:value="33904" table:formula="of:=[.AB67]+4" table:style-name="ce2">
            <text:p>33904</text:p>
          </table:table-cell>
          <table:table-cell office:value-type="float" office:value="33908" table:formula="of:=[.AC67]+4" table:style-name="ce2">
            <text:p>33908</text:p>
          </table:table-cell>
          <table:table-cell office:value-type="float" office:value="33912" table:formula="of:=[.AD67]+4" table:style-name="ce2">
            <text:p>33912</text:p>
          </table:table-cell>
          <table:table-cell office:value-type="float" office:value="33916" table:formula="of:=[.AE67]+4" table:style-name="ce2">
            <text:p>33916</text:p>
          </table:table-cell>
          <table:table-cell office:value-type="float" office:value="33920" table:formula="of:=[.AF67]+4" table:style-name="ce2">
            <text:p>33920</text:p>
          </table:table-cell>
          <table:table-cell office:value-type="float" office:value="33924" table:formula="of:=[.AG67]+4" table:style-name="ce2">
            <text:p>33924</text:p>
          </table:table-cell>
          <table:table-cell office:value-type="float" office:value="33928" table:formula="of:=[.AH67]+4" table:style-name="ce2">
            <text:p>33928</text:p>
          </table:table-cell>
          <table:table-cell office:value-type="float" office:value="33932" table:formula="of:=[.AI67]+4" table:style-name="ce2">
            <text:p>33932</text:p>
          </table:table-cell>
          <table:table-cell office:value-type="float" office:value="33936" table:formula="of:=[.AJ67]+4" table:style-name="ce2">
            <text:p>33936</text:p>
          </table:table-cell>
          <table:table-cell office:value-type="float" office:value="33940" table:formula="of:=[.AK67]+4" table:style-name="ce2">
            <text:p>33940</text:p>
          </table:table-cell>
          <table:table-cell office:value-type="float" office:value="33944" table:formula="of:=[.AL67]+4" table:style-name="ce2">
            <text:p>33944</text:p>
          </table:table-cell>
          <table:table-cell office:value-type="float" office:value="33948" table:formula="of:=[.AM67]+4" table:style-name="ce2">
            <text:p>33948</text:p>
          </table:table-cell>
          <table:table-cell office:value-type="float" office:value="33952" table:formula="of:=[.AN67]+4" table:style-name="ce2">
            <text:p>33952</text:p>
          </table:table-cell>
          <table:table-cell office:value-type="float" office:value="33956" table:formula="of:=[.AO67]+4" table:style-name="ce2">
            <text:p>33956</text:p>
          </table:table-cell>
          <table:table-cell office:value-type="float" office:value="33960" table:formula="of:=[.AP67]+4" table:style-name="ce2">
            <text:p>33960</text:p>
          </table:table-cell>
          <table:table-cell office:value-type="float" office:value="33964" table:formula="of:=[.AQ67]+4" table:style-name="ce2">
            <text:p>33964</text:p>
          </table:table-cell>
          <table:table-cell office:value-type="float" office:value="33968" table:formula="of:=[.AR67]+4" table:style-name="ce2">
            <text:p>33968</text:p>
          </table:table-cell>
          <table:table-cell office:value-type="float" office:value="33972" table:formula="of:=[.AS67]+4" table:style-name="ce2">
            <text:p>33972</text:p>
          </table:table-cell>
          <table:table-cell office:value-type="float" office:value="33976" table:formula="of:=[.AT67]+4" table:style-name="ce2">
            <text:p>33976</text:p>
          </table:table-cell>
          <table:table-cell office:value-type="float" office:value="33980" table:formula="of:=[.AU67]+4" table:style-name="ce2">
            <text:p>33980</text:p>
          </table:table-cell>
          <table:table-cell office:value-type="float" office:value="33984" table:formula="of:=[.AV67]+4" table:style-name="ce2">
            <text:p>33984</text:p>
          </table:table-cell>
          <table:table-cell office:value-type="float" office:value="33988" table:formula="of:=[.AW67]+4" table:style-name="ce2">
            <text:p>33988</text:p>
          </table:table-cell>
          <table:table-cell office:value-type="float" office:value="33992" table:formula="of:=[.AX67]+4" table:style-name="ce2">
            <text:p>33992</text:p>
          </table:table-cell>
          <table:table-cell office:value-type="float" office:value="33996" table:formula="of:=[.AY67]+4" table:style-name="ce2">
            <text:p>33996</text:p>
          </table:table-cell>
          <table:table-cell office:value-type="float" office:value="34000" table:formula="of:=[.AZ67]+4" table:style-name="ce2">
            <text:p>34000</text:p>
          </table:table-cell>
          <table:table-cell office:value-type="float" office:value="34004" table:formula="of:=[.BA67]+4" table:style-name="ce2">
            <text:p>34004</text:p>
          </table:table-cell>
          <table:table-cell office:value-type="float" office:value="34008" table:formula="of:=[.BB67]+4" table:style-name="ce2">
            <text:p>34008</text:p>
          </table:table-cell>
          <table:table-cell office:value-type="float" office:value="34012" table:formula="of:=[.BC67]+4" table:style-name="ce2">
            <text:p>34012</text:p>
          </table:table-cell>
          <table:table-cell office:value-type="float" office:value="34016" table:formula="of:=[.BD67]+4" table:style-name="ce2">
            <text:p>34016</text:p>
          </table:table-cell>
          <table:table-cell office:value-type="float" office:value="34020" table:formula="of:=[.BE67]+4" table:style-name="ce2">
            <text:p>34020</text:p>
          </table:table-cell>
          <table:table-cell office:value-type="float" office:value="34024" table:formula="of:=[.BF67]+4" table:style-name="ce2">
            <text:p>34024</text:p>
          </table:table-cell>
          <table:table-cell office:value-type="float" office:value="34028" table:formula="of:=[.BG67]+4" table:style-name="ce2">
            <text:p>34028</text:p>
          </table:table-cell>
          <table:table-cell office:value-type="float" office:value="34032" table:formula="of:=[.BH67]+4" table:style-name="ce2">
            <text:p>34032</text:p>
          </table:table-cell>
          <table:table-cell office:value-type="float" office:value="34036" table:formula="of:=[.BI67]+4" table:style-name="ce2">
            <text:p>34036</text:p>
          </table:table-cell>
          <table:table-cell office:value-type="float" office:value="34040" table:formula="of:=[.BJ67]+4" table:style-name="ce2">
            <text:p>34040</text:p>
          </table:table-cell>
          <table:table-cell office:value-type="float" office:value="34044" table:formula="of:=[.BK67]+4" table:style-name="ce2">
            <text:p>34044</text:p>
          </table:table-cell>
          <table:table-cell office:value-type="float" office:value="34048" table:formula="of:=[.BL67]+4" table:style-name="ce2">
            <text:p>34048</text:p>
          </table:table-cell>
          <table:table-cell office:value-type="float" office:value="34052" table:formula="of:=[.BM67]+4" table:style-name="ce2">
            <text:p>34052</text:p>
          </table:table-cell>
          <table:table-cell office:value-type="float" office:value="34056" table:formula="of:=[.BN67]+4" table:style-name="ce2">
            <text:p>34056</text:p>
          </table:table-cell>
          <table:table-cell office:value-type="float" office:value="34060" table:formula="of:=[.BO67]+4" table:style-name="ce2">
            <text:p>34060</text:p>
          </table:table-cell>
          <table:table-cell office:value-type="float" office:value="34064" table:formula="of:=[.BP67]+4" table:style-name="ce2">
            <text:p>34064</text:p>
          </table:table-cell>
          <table:table-cell office:value-type="float" office:value="34068" table:formula="of:=[.BQ67]+4" table:style-name="ce2">
            <text:p>34068</text:p>
          </table:table-cell>
          <table:table-cell office:value-type="float" office:value="34072" table:formula="of:=[.BR67]+4" table:style-name="ce2">
            <text:p>34072</text:p>
          </table:table-cell>
          <table:table-cell office:value-type="float" office:value="34076" table:formula="of:=[.BS67]+4" table:style-name="ce2">
            <text:p>34076</text:p>
          </table:table-cell>
          <table:table-cell office:value-type="float" office:value="34080" table:formula="of:=[.BT67]+4" table:style-name="ce2">
            <text:p>34080</text:p>
          </table:table-cell>
          <table:table-cell office:value-type="float" office:value="34084" table:formula="of:=[.BU67]+4" table:style-name="ce2">
            <text:p>34084</text:p>
          </table:table-cell>
          <table:table-cell office:value-type="float" office:value="34088" table:formula="of:=[.BV67]+4" table:style-name="ce2">
            <text:p>34088</text:p>
          </table:table-cell>
          <table:table-cell office:value-type="float" office:value="34092" table:formula="of:=[.BW67]+4" table:style-name="ce2">
            <text:p>34092</text:p>
          </table:table-cell>
          <table:table-cell office:value-type="float" office:value="34096" table:formula="of:=[.BX67]+4" table:style-name="ce2">
            <text:p>34096</text:p>
          </table:table-cell>
          <table:table-cell office:value-type="float" office:value="34100" table:formula="of:=[.BY67]+4" table:style-name="ce2">
            <text:p>34100</text:p>
          </table:table-cell>
          <table:table-cell office:value-type="float" office:value="34104" table:formula="of:=[.BZ67]+4" table:style-name="ce2">
            <text:p>34104</text:p>
          </table:table-cell>
          <table:table-cell office:value-type="float" office:value="34108" table:formula="of:=[.CA67]+4" table:style-name="ce2">
            <text:p>34108</text:p>
          </table:table-cell>
          <table:table-cell office:value-type="float" office:value="34112" table:formula="of:=[.CB67]+4" table:style-name="ce2">
            <text:p>34112</text:p>
          </table:table-cell>
          <table:table-cell office:value-type="float" office:value="34116" table:formula="of:=[.CC67]+4" table:style-name="ce2">
            <text:p>34116</text:p>
          </table:table-cell>
          <table:table-cell office:value-type="float" office:value="34120" table:formula="of:=[.CD67]+4" table:style-name="ce2">
            <text:p>34120</text:p>
          </table:table-cell>
          <table:table-cell office:value-type="float" office:value="34124" table:formula="of:=[.CE67]+4" table:style-name="ce2">
            <text:p>34124</text:p>
          </table:table-cell>
          <table:table-cell office:value-type="float" office:value="34128" table:formula="of:=[.CF67]+4" table:style-name="ce2">
            <text:p>34128</text:p>
          </table:table-cell>
          <table:table-cell office:value-type="float" office:value="34132" table:formula="of:=[.CG67]+4" table:style-name="ce2">
            <text:p>34132</text:p>
          </table:table-cell>
          <table:table-cell office:value-type="float" office:value="34136" table:formula="of:=[.CH67]+4" table:style-name="ce2">
            <text:p>34136</text:p>
          </table:table-cell>
          <table:table-cell office:value-type="float" office:value="34140" table:formula="of:=[.CI67]+4" table:style-name="ce2">
            <text:p>34140</text:p>
          </table:table-cell>
          <table:table-cell office:value-type="float" office:value="34144" table:formula="of:=[.CJ67]+4" table:style-name="ce2">
            <text:p>34144</text:p>
          </table:table-cell>
          <table:table-cell office:value-type="float" office:value="34148" table:formula="of:=[.CK67]+4" table:style-name="ce2">
            <text:p>34148</text:p>
          </table:table-cell>
          <table:table-cell office:value-type="float" office:value="34152" table:formula="of:=[.CL67]+4" table:style-name="ce2">
            <text:p>34152</text:p>
          </table:table-cell>
          <table:table-cell office:value-type="float" office:value="34156" table:formula="of:=[.CM67]+4" table:style-name="ce2">
            <text:p>34156</text:p>
          </table:table-cell>
          <table:table-cell office:value-type="float" office:value="34160" table:formula="of:=[.CN67]+4" table:style-name="ce2">
            <text:p>34160</text:p>
          </table:table-cell>
          <table:table-cell office:value-type="float" office:value="34164" table:formula="of:=[.CO67]+4" table:style-name="ce2">
            <text:p>34164</text:p>
          </table:table-cell>
          <table:table-cell office:value-type="float" office:value="34168" table:formula="of:=[.CP67]+4" table:style-name="ce2">
            <text:p>34168</text:p>
          </table:table-cell>
          <table:table-cell office:value-type="float" office:value="34172" table:formula="of:=[.CQ67]+4" table:style-name="ce2">
            <text:p>34172</text:p>
          </table:table-cell>
          <table:table-cell office:value-type="float" office:value="34176" table:formula="of:=[.CR67]+4" table:style-name="ce2">
            <text:p>34176</text:p>
          </table:table-cell>
          <table:table-cell office:value-type="float" office:value="34180" table:formula="of:=[.CS67]+4" table:style-name="ce2">
            <text:p>34180</text:p>
          </table:table-cell>
          <table:table-cell office:value-type="float" office:value="34184" table:formula="of:=[.CT67]+4" table:style-name="ce2">
            <text:p>34184</text:p>
          </table:table-cell>
          <table:table-cell office:value-type="float" office:value="34188" table:formula="of:=[.CU67]+4" table:style-name="ce2">
            <text:p>34188</text:p>
          </table:table-cell>
          <table:table-cell office:value-type="float" office:value="34192" table:formula="of:=[.CV67]+4" table:style-name="ce2">
            <text:p>34192</text:p>
          </table:table-cell>
          <table:table-cell office:value-type="float" office:value="34196" table:formula="of:=[.CW67]+4" table:style-name="ce2">
            <text:p>34196</text:p>
          </table:table-cell>
          <table:table-cell office:value-type="float" office:value="34200" table:formula="of:=[.CX67]+4" table:style-name="ce2">
            <text:p>34200</text:p>
          </table:table-cell>
          <table:table-cell office:value-type="float" office:value="34204" table:formula="of:=[.CY67]+4" table:style-name="ce4">
            <text:p>34204</text:p>
          </table:table-cell>
          <table:table-cell office:value-type="float" office:value="34208" table:formula="of:=[.CZ67]+4" table:style-name="ce2">
            <text:p>34208</text:p>
          </table:table-cell>
          <table:table-cell office:value-type="float" office:value="34212" table:formula="of:=[.DA67]+4" table:style-name="ce2">
            <text:p>34212</text:p>
          </table:table-cell>
          <table:table-cell office:value-type="float" office:value="34216" table:formula="of:=[.DB67]+4" table:style-name="ce2">
            <text:p>34216</text:p>
          </table:table-cell>
          <table:table-cell office:value-type="float" office:value="34220" table:formula="of:=[.DC67]+4" table:style-name="ce2">
            <text:p>34220</text:p>
          </table:table-cell>
          <table:table-cell office:value-type="float" office:value="34224" table:formula="of:=[.DD67]+4" table:style-name="ce2">
            <text:p>34224</text:p>
          </table:table-cell>
          <table:table-cell office:value-type="float" office:value="34228" table:formula="of:=[.DE67]+4" table:style-name="ce2">
            <text:p>34228</text:p>
          </table:table-cell>
          <table:table-cell office:value-type="float" office:value="34232" table:formula="of:=[.DF67]+4" table:style-name="ce2">
            <text:p>34232</text:p>
          </table:table-cell>
          <table:table-cell office:value-type="float" office:value="34236" table:formula="of:=[.DG67]+4" table:style-name="ce2">
            <text:p>34236</text:p>
          </table:table-cell>
          <table:table-cell office:value-type="float" office:value="34240" table:formula="of:=[.DH67]+4" table:style-name="ce2">
            <text:p>34240</text:p>
          </table:table-cell>
          <table:table-cell office:value-type="float" office:value="34244" table:formula="of:=[.DI67]+4" table:style-name="ce2">
            <text:p>34244</text:p>
          </table:table-cell>
          <table:table-cell office:value-type="float" office:value="34248" table:formula="of:=[.DJ67]+4" table:style-name="ce2">
            <text:p>34248</text:p>
          </table:table-cell>
          <table:table-cell office:value-type="float" office:value="34252" table:formula="of:=[.DK67]+4" table:style-name="ce2">
            <text:p>34252</text:p>
          </table:table-cell>
          <table:table-cell office:value-type="float" office:value="34256" table:formula="of:=[.DL67]+4" table:style-name="ce2">
            <text:p>34256</text:p>
          </table:table-cell>
          <table:table-cell office:value-type="float" office:value="34260" table:formula="of:=[.DM67]+4" table:style-name="ce2">
            <text:p>34260</text:p>
          </table:table-cell>
          <table:table-cell office:value-type="float" office:value="34264" table:formula="of:=[.DN67]+4" table:style-name="ce2">
            <text:p>34264</text:p>
          </table:table-cell>
          <table:table-cell office:value-type="float" office:value="34268" table:formula="of:=[.DO67]+4" table:style-name="ce2">
            <text:p>34268</text:p>
          </table:table-cell>
          <table:table-cell office:value-type="float" office:value="34272" table:formula="of:=[.DP67]+4" table:style-name="ce2">
            <text:p>34272</text:p>
          </table:table-cell>
          <table:table-cell office:value-type="float" office:value="34276" table:formula="of:=[.DQ67]+4" table:style-name="ce4">
            <text:p>34276</text:p>
          </table:table-cell>
          <table:table-cell office:value-type="float" office:value="34280" table:formula="of:=[.DR67]+4" table:style-name="ce4">
            <text:p>34280</text:p>
          </table:table-cell>
          <table:table-cell office:value-type="float" office:value="34284" table:formula="of:=[.DS67]+4" table:style-name="ce4">
            <text:p>34284</text:p>
          </table:table-cell>
          <table:table-cell office:value-type="float" office:value="34288" table:formula="of:=[.DT67]+4" table:style-name="ce4">
            <text:p>34288</text:p>
          </table:table-cell>
          <table:table-cell office:value-type="float" office:value="34292" table:formula="of:=[.DU67]+4" table:style-name="ce2">
            <text:p>34292</text:p>
          </table:table-cell>
          <table:table-cell office:value-type="float" office:value="34296" table:formula="of:=[.DV67]+4" table:style-name="ce4">
            <text:p>34296</text:p>
          </table:table-cell>
          <table:table-cell office:value-type="float" office:value="34300" table:formula="of:=[.DW67]+4" table:style-name="ce4">
            <text:p>34300</text:p>
          </table:table-cell>
          <table:table-cell table:number-columns-repeated="16256"/>
        </table:table-row>
        <table:table-row table:style-name="ro1">
          <table:table-cell office:value-type="float" office:value="34304" table:formula="of:=[.A67]+512" table:style-name="ce2">
            <text:p>34304</text:p>
          </table:table-cell>
          <table:table-cell office:value-type="float" office:value="34308" table:formula="of:=[.B67]+512" table:style-name="ce4">
            <text:p>34308</text:p>
          </table:table-cell>
          <table:table-cell office:value-type="float" office:value="34312" table:formula="of:=[.B68]+4" table:style-name="ce4">
            <text:p>34312</text:p>
          </table:table-cell>
          <table:table-cell office:value-type="float" office:value="34316" table:formula="of:=[.C68]+4" table:style-name="ce2">
            <text:p>34316</text:p>
          </table:table-cell>
          <table:table-cell office:value-type="float" office:value="34320" table:formula="of:=[.D68]+4" table:style-name="ce2">
            <text:p>34320</text:p>
          </table:table-cell>
          <table:table-cell office:value-type="float" office:value="34324" table:formula="of:=[.E68]+4" table:style-name="ce2">
            <text:p>34324</text:p>
          </table:table-cell>
          <table:table-cell office:value-type="float" office:value="34328" table:formula="of:=[.F68]+4" table:style-name="ce4">
            <text:p>34328</text:p>
          </table:table-cell>
          <table:table-cell office:value-type="float" office:value="34332" table:formula="of:=[.G68]+4" table:style-name="ce4">
            <text:p>34332</text:p>
          </table:table-cell>
          <table:table-cell office:value-type="float" office:value="34336" table:formula="of:=[.H68]+4" table:style-name="ce2">
            <text:p>34336</text:p>
          </table:table-cell>
          <table:table-cell office:value-type="float" office:value="34340" table:formula="of:=[.I68]+4" table:style-name="ce2">
            <text:p>34340</text:p>
          </table:table-cell>
          <table:table-cell office:value-type="float" office:value="34344" table:formula="of:=[.J68]+4" table:style-name="ce2">
            <text:p>34344</text:p>
          </table:table-cell>
          <table:table-cell office:value-type="float" office:value="34348" table:formula="of:=[.K68]+4" table:style-name="ce2">
            <text:p>34348</text:p>
          </table:table-cell>
          <table:table-cell office:value-type="float" office:value="34352" table:formula="of:=[.L68]+4" table:style-name="ce2">
            <text:p>34352</text:p>
          </table:table-cell>
          <table:table-cell office:value-type="float" office:value="34356" table:formula="of:=[.M68]+4" table:style-name="ce2">
            <text:p>34356</text:p>
          </table:table-cell>
          <table:table-cell office:value-type="float" office:value="34360" table:formula="of:=[.N68]+4" table:style-name="ce2">
            <text:p>34360</text:p>
          </table:table-cell>
          <table:table-cell office:value-type="float" office:value="34364" table:formula="of:=[.O68]+4" table:style-name="ce2">
            <text:p>34364</text:p>
          </table:table-cell>
          <table:table-cell office:value-type="float" office:value="34368" table:formula="of:=[.P68]+4" table:style-name="ce2">
            <text:p>34368</text:p>
          </table:table-cell>
          <table:table-cell office:value-type="float" office:value="34372" table:formula="of:=[.Q68]+4" table:style-name="ce2">
            <text:p>34372</text:p>
          </table:table-cell>
          <table:table-cell office:value-type="float" office:value="34376" table:formula="of:=[.R68]+4" table:style-name="ce2">
            <text:p>34376</text:p>
          </table:table-cell>
          <table:table-cell office:value-type="float" office:value="34380" table:formula="of:=[.S68]+4" table:style-name="ce2">
            <text:p>34380</text:p>
          </table:table-cell>
          <table:table-cell office:value-type="float" office:value="34384" table:formula="of:=[.T68]+4" table:style-name="ce2">
            <text:p>34384</text:p>
          </table:table-cell>
          <table:table-cell office:value-type="float" office:value="34388" table:formula="of:=[.U68]+4" table:style-name="ce2">
            <text:p>34388</text:p>
          </table:table-cell>
          <table:table-cell office:value-type="float" office:value="34392" table:formula="of:=[.V68]+4" table:style-name="ce2">
            <text:p>34392</text:p>
          </table:table-cell>
          <table:table-cell office:value-type="float" office:value="34396" table:formula="of:=[.W68]+4" table:style-name="ce2">
            <text:p>34396</text:p>
          </table:table-cell>
          <table:table-cell office:value-type="float" office:value="34400" table:formula="of:=[.X68]+4" table:style-name="ce2">
            <text:p>34400</text:p>
          </table:table-cell>
          <table:table-cell office:value-type="float" office:value="34404" table:formula="of:=[.Y68]+4" table:style-name="ce2">
            <text:p>34404</text:p>
          </table:table-cell>
          <table:table-cell office:value-type="float" office:value="34408" table:formula="of:=[.Z68]+4" table:style-name="ce2">
            <text:p>34408</text:p>
          </table:table-cell>
          <table:table-cell office:value-type="float" office:value="34412" table:formula="of:=[.AA68]+4" table:style-name="ce2">
            <text:p>34412</text:p>
          </table:table-cell>
          <table:table-cell office:value-type="float" office:value="34416" table:formula="of:=[.AB68]+4" table:style-name="ce2">
            <text:p>34416</text:p>
          </table:table-cell>
          <table:table-cell office:value-type="float" office:value="34420" table:formula="of:=[.AC68]+4" table:style-name="ce2">
            <text:p>34420</text:p>
          </table:table-cell>
          <table:table-cell office:value-type="float" office:value="34424" table:formula="of:=[.AD68]+4" table:style-name="ce2">
            <text:p>34424</text:p>
          </table:table-cell>
          <table:table-cell office:value-type="float" office:value="34428" table:formula="of:=[.AE68]+4" table:style-name="ce2">
            <text:p>34428</text:p>
          </table:table-cell>
          <table:table-cell office:value-type="float" office:value="34432" table:formula="of:=[.AF68]+4" table:style-name="ce2">
            <text:p>34432</text:p>
          </table:table-cell>
          <table:table-cell office:value-type="float" office:value="34436" table:formula="of:=[.AG68]+4" table:style-name="ce2">
            <text:p>34436</text:p>
          </table:table-cell>
          <table:table-cell office:value-type="float" office:value="34440" table:formula="of:=[.AH68]+4" table:style-name="ce2">
            <text:p>34440</text:p>
          </table:table-cell>
          <table:table-cell office:value-type="float" office:value="34444" table:formula="of:=[.AI68]+4" table:style-name="ce2">
            <text:p>34444</text:p>
          </table:table-cell>
          <table:table-cell office:value-type="float" office:value="34448" table:formula="of:=[.AJ68]+4" table:style-name="ce2">
            <text:p>34448</text:p>
          </table:table-cell>
          <table:table-cell office:value-type="float" office:value="34452" table:formula="of:=[.AK68]+4" table:style-name="ce2">
            <text:p>34452</text:p>
          </table:table-cell>
          <table:table-cell office:value-type="float" office:value="34456" table:formula="of:=[.AL68]+4" table:style-name="ce2">
            <text:p>34456</text:p>
          </table:table-cell>
          <table:table-cell office:value-type="float" office:value="34460" table:formula="of:=[.AM68]+4" table:style-name="ce2">
            <text:p>34460</text:p>
          </table:table-cell>
          <table:table-cell office:value-type="float" office:value="34464" table:formula="of:=[.AN68]+4" table:style-name="ce2">
            <text:p>34464</text:p>
          </table:table-cell>
          <table:table-cell office:value-type="float" office:value="34468" table:formula="of:=[.AO68]+4" table:style-name="ce2">
            <text:p>34468</text:p>
          </table:table-cell>
          <table:table-cell office:value-type="float" office:value="34472" table:formula="of:=[.AP68]+4" table:style-name="ce2">
            <text:p>34472</text:p>
          </table:table-cell>
          <table:table-cell office:value-type="float" office:value="34476" table:formula="of:=[.AQ68]+4" table:style-name="ce2">
            <text:p>34476</text:p>
          </table:table-cell>
          <table:table-cell office:value-type="float" office:value="34480" table:formula="of:=[.AR68]+4" table:style-name="ce2">
            <text:p>34480</text:p>
          </table:table-cell>
          <table:table-cell office:value-type="float" office:value="34484" table:formula="of:=[.AS68]+4" table:style-name="ce2">
            <text:p>34484</text:p>
          </table:table-cell>
          <table:table-cell office:value-type="float" office:value="34488" table:formula="of:=[.AT68]+4" table:style-name="ce2">
            <text:p>34488</text:p>
          </table:table-cell>
          <table:table-cell office:value-type="float" office:value="34492" table:formula="of:=[.AU68]+4" table:style-name="ce2">
            <text:p>34492</text:p>
          </table:table-cell>
          <table:table-cell office:value-type="float" office:value="34496" table:formula="of:=[.AV68]+4" table:style-name="ce2">
            <text:p>34496</text:p>
          </table:table-cell>
          <table:table-cell office:value-type="float" office:value="34500" table:formula="of:=[.AW68]+4" table:style-name="ce2">
            <text:p>34500</text:p>
          </table:table-cell>
          <table:table-cell office:value-type="float" office:value="34504" table:formula="of:=[.AX68]+4" table:style-name="ce2">
            <text:p>34504</text:p>
          </table:table-cell>
          <table:table-cell office:value-type="float" office:value="34508" table:formula="of:=[.AY68]+4" table:style-name="ce2">
            <text:p>34508</text:p>
          </table:table-cell>
          <table:table-cell office:value-type="float" office:value="34512" table:formula="of:=[.AZ68]+4" table:style-name="ce2">
            <text:p>34512</text:p>
          </table:table-cell>
          <table:table-cell office:value-type="float" office:value="34516" table:formula="of:=[.BA68]+4" table:style-name="ce2">
            <text:p>34516</text:p>
          </table:table-cell>
          <table:table-cell office:value-type="float" office:value="34520" table:formula="of:=[.BB68]+4" table:style-name="ce2">
            <text:p>34520</text:p>
          </table:table-cell>
          <table:table-cell office:value-type="float" office:value="34524" table:formula="of:=[.BC68]+4" table:style-name="ce2">
            <text:p>34524</text:p>
          </table:table-cell>
          <table:table-cell office:value-type="float" office:value="34528" table:formula="of:=[.BD68]+4" table:style-name="ce2">
            <text:p>34528</text:p>
          </table:table-cell>
          <table:table-cell office:value-type="float" office:value="34532" table:formula="of:=[.BE68]+4" table:style-name="ce2">
            <text:p>34532</text:p>
          </table:table-cell>
          <table:table-cell office:value-type="float" office:value="34536" table:formula="of:=[.BF68]+4" table:style-name="ce2">
            <text:p>34536</text:p>
          </table:table-cell>
          <table:table-cell office:value-type="float" office:value="34540" table:formula="of:=[.BG68]+4" table:style-name="ce2">
            <text:p>34540</text:p>
          </table:table-cell>
          <table:table-cell office:value-type="float" office:value="34544" table:formula="of:=[.BH68]+4" table:style-name="ce2">
            <text:p>34544</text:p>
          </table:table-cell>
          <table:table-cell office:value-type="float" office:value="34548" table:formula="of:=[.BI68]+4" table:style-name="ce2">
            <text:p>34548</text:p>
          </table:table-cell>
          <table:table-cell office:value-type="float" office:value="34552" table:formula="of:=[.BJ68]+4" table:style-name="ce2">
            <text:p>34552</text:p>
          </table:table-cell>
          <table:table-cell office:value-type="float" office:value="34556" table:formula="of:=[.BK68]+4" table:style-name="ce2">
            <text:p>34556</text:p>
          </table:table-cell>
          <table:table-cell office:value-type="float" office:value="34560" table:formula="of:=[.BL68]+4" table:style-name="ce2">
            <text:p>34560</text:p>
          </table:table-cell>
          <table:table-cell office:value-type="float" office:value="34564" table:formula="of:=[.BM68]+4" table:style-name="ce2">
            <text:p>34564</text:p>
          </table:table-cell>
          <table:table-cell office:value-type="float" office:value="34568" table:formula="of:=[.BN68]+4" table:style-name="ce2">
            <text:p>34568</text:p>
          </table:table-cell>
          <table:table-cell office:value-type="float" office:value="34572" table:formula="of:=[.BO68]+4" table:style-name="ce2">
            <text:p>34572</text:p>
          </table:table-cell>
          <table:table-cell office:value-type="float" office:value="34576" table:formula="of:=[.BP68]+4" table:style-name="ce2">
            <text:p>34576</text:p>
          </table:table-cell>
          <table:table-cell office:value-type="float" office:value="34580" table:formula="of:=[.BQ68]+4" table:style-name="ce2">
            <text:p>34580</text:p>
          </table:table-cell>
          <table:table-cell office:value-type="float" office:value="34584" table:formula="of:=[.BR68]+4" table:style-name="ce2">
            <text:p>34584</text:p>
          </table:table-cell>
          <table:table-cell office:value-type="float" office:value="34588" table:formula="of:=[.BS68]+4" table:style-name="ce2">
            <text:p>34588</text:p>
          </table:table-cell>
          <table:table-cell office:value-type="float" office:value="34592" table:formula="of:=[.BT68]+4" table:style-name="ce2">
            <text:p>34592</text:p>
          </table:table-cell>
          <table:table-cell office:value-type="float" office:value="34596" table:formula="of:=[.BU68]+4" table:style-name="ce2">
            <text:p>34596</text:p>
          </table:table-cell>
          <table:table-cell office:value-type="float" office:value="34600" table:formula="of:=[.BV68]+4" table:style-name="ce2">
            <text:p>34600</text:p>
          </table:table-cell>
          <table:table-cell office:value-type="float" office:value="34604" table:formula="of:=[.BW68]+4" table:style-name="ce2">
            <text:p>34604</text:p>
          </table:table-cell>
          <table:table-cell office:value-type="float" office:value="34608" table:formula="of:=[.BX68]+4" table:style-name="ce2">
            <text:p>34608</text:p>
          </table:table-cell>
          <table:table-cell office:value-type="float" office:value="34612" table:formula="of:=[.BY68]+4" table:style-name="ce2">
            <text:p>34612</text:p>
          </table:table-cell>
          <table:table-cell office:value-type="float" office:value="34616" table:formula="of:=[.BZ68]+4" table:style-name="ce2">
            <text:p>34616</text:p>
          </table:table-cell>
          <table:table-cell office:value-type="float" office:value="34620" table:formula="of:=[.CA68]+4" table:style-name="ce2">
            <text:p>34620</text:p>
          </table:table-cell>
          <table:table-cell office:value-type="float" office:value="34624" table:formula="of:=[.CB68]+4" table:style-name="ce2">
            <text:p>34624</text:p>
          </table:table-cell>
          <table:table-cell office:value-type="float" office:value="34628" table:formula="of:=[.CC68]+4" table:style-name="ce2">
            <text:p>34628</text:p>
          </table:table-cell>
          <table:table-cell office:value-type="float" office:value="34632" table:formula="of:=[.CD68]+4" table:style-name="ce2">
            <text:p>34632</text:p>
          </table:table-cell>
          <table:table-cell office:value-type="float" office:value="34636" table:formula="of:=[.CE68]+4" table:style-name="ce2">
            <text:p>34636</text:p>
          </table:table-cell>
          <table:table-cell office:value-type="float" office:value="34640" table:formula="of:=[.CF68]+4" table:style-name="ce2">
            <text:p>34640</text:p>
          </table:table-cell>
          <table:table-cell office:value-type="float" office:value="34644" table:formula="of:=[.CG68]+4" table:style-name="ce2">
            <text:p>34644</text:p>
          </table:table-cell>
          <table:table-cell office:value-type="float" office:value="34648" table:formula="of:=[.CH68]+4" table:style-name="ce2">
            <text:p>34648</text:p>
          </table:table-cell>
          <table:table-cell office:value-type="float" office:value="34652" table:formula="of:=[.CI68]+4" table:style-name="ce2">
            <text:p>34652</text:p>
          </table:table-cell>
          <table:table-cell office:value-type="float" office:value="34656" table:formula="of:=[.CJ68]+4" table:style-name="ce2">
            <text:p>34656</text:p>
          </table:table-cell>
          <table:table-cell office:value-type="float" office:value="34660" table:formula="of:=[.CK68]+4" table:style-name="ce2">
            <text:p>34660</text:p>
          </table:table-cell>
          <table:table-cell office:value-type="float" office:value="34664" table:formula="of:=[.CL68]+4" table:style-name="ce2">
            <text:p>34664</text:p>
          </table:table-cell>
          <table:table-cell office:value-type="float" office:value="34668" table:formula="of:=[.CM68]+4" table:style-name="ce2">
            <text:p>34668</text:p>
          </table:table-cell>
          <table:table-cell office:value-type="float" office:value="34672" table:formula="of:=[.CN68]+4" table:style-name="ce2">
            <text:p>34672</text:p>
          </table:table-cell>
          <table:table-cell office:value-type="float" office:value="34676" table:formula="of:=[.CO68]+4" table:style-name="ce2">
            <text:p>34676</text:p>
          </table:table-cell>
          <table:table-cell office:value-type="float" office:value="34680" table:formula="of:=[.CP68]+4" table:style-name="ce2">
            <text:p>34680</text:p>
          </table:table-cell>
          <table:table-cell office:value-type="float" office:value="34684" table:formula="of:=[.CQ68]+4" table:style-name="ce2">
            <text:p>34684</text:p>
          </table:table-cell>
          <table:table-cell office:value-type="float" office:value="34688" table:formula="of:=[.CR68]+4" table:style-name="ce2">
            <text:p>34688</text:p>
          </table:table-cell>
          <table:table-cell office:value-type="float" office:value="34692" table:formula="of:=[.CS68]+4" table:style-name="ce2">
            <text:p>34692</text:p>
          </table:table-cell>
          <table:table-cell office:value-type="float" office:value="34696" table:formula="of:=[.CT68]+4" table:style-name="ce2">
            <text:p>34696</text:p>
          </table:table-cell>
          <table:table-cell office:value-type="float" office:value="34700" table:formula="of:=[.CU68]+4" table:style-name="ce2">
            <text:p>34700</text:p>
          </table:table-cell>
          <table:table-cell office:value-type="float" office:value="34704" table:formula="of:=[.CV68]+4" table:style-name="ce2">
            <text:p>34704</text:p>
          </table:table-cell>
          <table:table-cell office:value-type="float" office:value="34708" table:formula="of:=[.CW68]+4" table:style-name="ce2">
            <text:p>34708</text:p>
          </table:table-cell>
          <table:table-cell office:value-type="float" office:value="34712" table:formula="of:=[.CX68]+4" table:style-name="ce2">
            <text:p>34712</text:p>
          </table:table-cell>
          <table:table-cell office:value-type="float" office:value="34716" table:formula="of:=[.CY68]+4" table:style-name="ce2">
            <text:p>34716</text:p>
          </table:table-cell>
          <table:table-cell office:value-type="float" office:value="34720" table:formula="of:=[.CZ68]+4" table:style-name="ce2">
            <text:p>34720</text:p>
          </table:table-cell>
          <table:table-cell office:value-type="float" office:value="34724" table:formula="of:=[.DA68]+4" table:style-name="ce2">
            <text:p>34724</text:p>
          </table:table-cell>
          <table:table-cell office:value-type="float" office:value="34728" table:formula="of:=[.DB68]+4" table:style-name="ce2">
            <text:p>34728</text:p>
          </table:table-cell>
          <table:table-cell office:value-type="float" office:value="34732" table:formula="of:=[.DC68]+4" table:style-name="ce2">
            <text:p>34732</text:p>
          </table:table-cell>
          <table:table-cell office:value-type="float" office:value="34736" table:formula="of:=[.DD68]+4" table:style-name="ce2">
            <text:p>34736</text:p>
          </table:table-cell>
          <table:table-cell office:value-type="float" office:value="34740" table:formula="of:=[.DE68]+4" table:style-name="ce2">
            <text:p>34740</text:p>
          </table:table-cell>
          <table:table-cell office:value-type="float" office:value="34744" table:formula="of:=[.DF68]+4" table:style-name="ce2">
            <text:p>34744</text:p>
          </table:table-cell>
          <table:table-cell office:value-type="float" office:value="34748" table:formula="of:=[.DG68]+4" table:style-name="ce2">
            <text:p>34748</text:p>
          </table:table-cell>
          <table:table-cell office:value-type="float" office:value="34752" table:formula="of:=[.DH68]+4" table:style-name="ce2">
            <text:p>34752</text:p>
          </table:table-cell>
          <table:table-cell office:value-type="float" office:value="34756" table:formula="of:=[.DI68]+4" table:style-name="ce2">
            <text:p>34756</text:p>
          </table:table-cell>
          <table:table-cell office:value-type="float" office:value="34760" table:formula="of:=[.DJ68]+4" table:style-name="ce2">
            <text:p>34760</text:p>
          </table:table-cell>
          <table:table-cell office:value-type="float" office:value="34764" table:formula="of:=[.DK68]+4" table:style-name="ce2">
            <text:p>34764</text:p>
          </table:table-cell>
          <table:table-cell office:value-type="float" office:value="34768" table:formula="of:=[.DL68]+4" table:style-name="ce2">
            <text:p>34768</text:p>
          </table:table-cell>
          <table:table-cell office:value-type="float" office:value="34772" table:formula="of:=[.DM68]+4" table:style-name="ce2">
            <text:p>34772</text:p>
          </table:table-cell>
          <table:table-cell office:value-type="float" office:value="34776" table:formula="of:=[.DN68]+4" table:style-name="ce2">
            <text:p>34776</text:p>
          </table:table-cell>
          <table:table-cell office:value-type="float" office:value="34780" table:formula="of:=[.DO68]+4" table:style-name="ce2">
            <text:p>34780</text:p>
          </table:table-cell>
          <table:table-cell office:value-type="float" office:value="34784" table:formula="of:=[.DP68]+4" table:style-name="ce2">
            <text:p>34784</text:p>
          </table:table-cell>
          <table:table-cell office:value-type="float" office:value="34788" table:formula="of:=[.DQ68]+4" table:style-name="ce2">
            <text:p>34788</text:p>
          </table:table-cell>
          <table:table-cell office:value-type="float" office:value="34792" table:formula="of:=[.DR68]+4" table:style-name="ce2">
            <text:p>34792</text:p>
          </table:table-cell>
          <table:table-cell office:value-type="float" office:value="34796" table:formula="of:=[.DS68]+4" table:style-name="ce4">
            <text:p>34796</text:p>
          </table:table-cell>
          <table:table-cell office:value-type="float" office:value="34800" table:formula="of:=[.DT68]+4" table:style-name="ce4">
            <text:p>34800</text:p>
          </table:table-cell>
          <table:table-cell office:value-type="float" office:value="34804" table:formula="of:=[.DU68]+4" table:style-name="ce4">
            <text:p>34804</text:p>
          </table:table-cell>
          <table:table-cell office:value-type="float" office:value="34808" table:formula="of:=[.DV68]+4" table:style-name="ce4">
            <text:p>34808</text:p>
          </table:table-cell>
          <table:table-cell office:value-type="float" office:value="34812" table:formula="of:=[.DW68]+4" table:style-name="ce4">
            <text:p>34812</text:p>
          </table:table-cell>
          <table:table-cell table:number-columns-repeated="16256"/>
        </table:table-row>
        <table:table-row table:style-name="ro1">
          <table:table-cell office:value-type="float" office:value="34816" table:formula="of:=[.A68]+512" table:style-name="ce2">
            <text:p>34816</text:p>
          </table:table-cell>
          <table:table-cell office:value-type="float" office:value="34820" table:formula="of:=[.B68]+512" table:style-name="ce4">
            <text:p>34820</text:p>
          </table:table-cell>
          <table:table-cell office:value-type="float" office:value="34824" table:formula="of:=[.B69]+4" table:style-name="ce4">
            <text:p>34824</text:p>
          </table:table-cell>
          <table:table-cell office:value-type="float" office:value="34828" table:formula="of:=[.C69]+4" table:style-name="ce2">
            <text:p>34828</text:p>
          </table:table-cell>
          <table:table-cell office:value-type="float" office:value="34832" table:formula="of:=[.D69]+4" table:style-name="ce2">
            <text:p>34832</text:p>
          </table:table-cell>
          <table:table-cell office:value-type="float" office:value="34836" table:formula="of:=[.E69]+4" table:style-name="ce2">
            <text:p>34836</text:p>
          </table:table-cell>
          <table:table-cell office:value-type="float" office:value="34840" table:formula="of:=[.F69]+4" table:style-name="ce4">
            <text:p>34840</text:p>
          </table:table-cell>
          <table:table-cell office:value-type="float" office:value="34844" table:formula="of:=[.G69]+4" table:style-name="ce4">
            <text:p>34844</text:p>
          </table:table-cell>
          <table:table-cell office:value-type="float" office:value="34848" table:formula="of:=[.H69]+4" table:style-name="ce2">
            <text:p>34848</text:p>
          </table:table-cell>
          <table:table-cell office:value-type="float" office:value="34852" table:formula="of:=[.I69]+4" table:style-name="ce2">
            <text:p>34852</text:p>
          </table:table-cell>
          <table:table-cell office:value-type="float" office:value="34856" table:formula="of:=[.J69]+4" table:style-name="ce2">
            <text:p>34856</text:p>
          </table:table-cell>
          <table:table-cell office:value-type="float" office:value="34860" table:formula="of:=[.K69]+4" table:style-name="ce2">
            <text:p>34860</text:p>
          </table:table-cell>
          <table:table-cell office:value-type="float" office:value="34864" table:formula="of:=[.L69]+4" table:style-name="ce2">
            <text:p>34864</text:p>
          </table:table-cell>
          <table:table-cell office:value-type="float" office:value="34868" table:formula="of:=[.M69]+4" table:style-name="ce2">
            <text:p>34868</text:p>
          </table:table-cell>
          <table:table-cell office:value-type="float" office:value="34872" table:formula="of:=[.N69]+4" table:style-name="ce2">
            <text:p>34872</text:p>
          </table:table-cell>
          <table:table-cell office:value-type="float" office:value="34876" table:formula="of:=[.O69]+4" table:style-name="ce2">
            <text:p>34876</text:p>
          </table:table-cell>
          <table:table-cell office:value-type="float" office:value="34880" table:formula="of:=[.P69]+4" table:style-name="ce2">
            <text:p>34880</text:p>
          </table:table-cell>
          <table:table-cell office:value-type="float" office:value="34884" table:formula="of:=[.Q69]+4" table:style-name="ce2">
            <text:p>34884</text:p>
          </table:table-cell>
          <table:table-cell office:value-type="float" office:value="34888" table:formula="of:=[.R69]+4" table:style-name="ce2">
            <text:p>34888</text:p>
          </table:table-cell>
          <table:table-cell office:value-type="float" office:value="34892" table:formula="of:=[.S69]+4" table:style-name="ce2">
            <text:p>34892</text:p>
          </table:table-cell>
          <table:table-cell office:value-type="float" office:value="34896" table:formula="of:=[.T69]+4" table:style-name="ce2">
            <text:p>34896</text:p>
          </table:table-cell>
          <table:table-cell office:value-type="float" office:value="34900" table:formula="of:=[.U69]+4" table:style-name="ce2">
            <text:p>34900</text:p>
          </table:table-cell>
          <table:table-cell office:value-type="float" office:value="34904" table:formula="of:=[.V69]+4" table:style-name="ce2">
            <text:p>34904</text:p>
          </table:table-cell>
          <table:table-cell office:value-type="float" office:value="34908" table:formula="of:=[.W69]+4" table:style-name="ce2">
            <text:p>34908</text:p>
          </table:table-cell>
          <table:table-cell office:value-type="float" office:value="34912" table:formula="of:=[.X69]+4" table:style-name="ce2">
            <text:p>34912</text:p>
          </table:table-cell>
          <table:table-cell office:value-type="float" office:value="34916" table:formula="of:=[.Y69]+4" table:style-name="ce2">
            <text:p>34916</text:p>
          </table:table-cell>
          <table:table-cell office:value-type="float" office:value="34920" table:formula="of:=[.Z69]+4" table:style-name="ce2">
            <text:p>34920</text:p>
          </table:table-cell>
          <table:table-cell office:value-type="float" office:value="34924" table:formula="of:=[.AA69]+4" table:style-name="ce2">
            <text:p>34924</text:p>
          </table:table-cell>
          <table:table-cell office:value-type="float" office:value="34928" table:formula="of:=[.AB69]+4" table:style-name="ce2">
            <text:p>34928</text:p>
          </table:table-cell>
          <table:table-cell office:value-type="float" office:value="34932" table:formula="of:=[.AC69]+4" table:style-name="ce2">
            <text:p>34932</text:p>
          </table:table-cell>
          <table:table-cell office:value-type="float" office:value="34936" table:formula="of:=[.AD69]+4" table:style-name="ce2">
            <text:p>34936</text:p>
          </table:table-cell>
          <table:table-cell office:value-type="float" office:value="34940" table:formula="of:=[.AE69]+4" table:style-name="ce2">
            <text:p>34940</text:p>
          </table:table-cell>
          <table:table-cell office:value-type="float" office:value="34944" table:formula="of:=[.AF69]+4" table:style-name="ce2">
            <text:p>34944</text:p>
          </table:table-cell>
          <table:table-cell office:value-type="float" office:value="34948" table:formula="of:=[.AG69]+4" table:style-name="ce2">
            <text:p>34948</text:p>
          </table:table-cell>
          <table:table-cell office:value-type="float" office:value="34952" table:formula="of:=[.AH69]+4" table:style-name="ce2">
            <text:p>34952</text:p>
          </table:table-cell>
          <table:table-cell office:value-type="float" office:value="34956" table:formula="of:=[.AI69]+4" table:style-name="ce2">
            <text:p>34956</text:p>
          </table:table-cell>
          <table:table-cell office:value-type="float" office:value="34960" table:formula="of:=[.AJ69]+4" table:style-name="ce2">
            <text:p>34960</text:p>
          </table:table-cell>
          <table:table-cell office:value-type="float" office:value="34964" table:formula="of:=[.AK69]+4" table:style-name="ce2">
            <text:p>34964</text:p>
          </table:table-cell>
          <table:table-cell office:value-type="float" office:value="34968" table:formula="of:=[.AL69]+4" table:style-name="ce2">
            <text:p>34968</text:p>
          </table:table-cell>
          <table:table-cell office:value-type="float" office:value="34972" table:formula="of:=[.AM69]+4" table:style-name="ce2">
            <text:p>34972</text:p>
          </table:table-cell>
          <table:table-cell office:value-type="float" office:value="34976" table:formula="of:=[.AN69]+4" table:style-name="ce2">
            <text:p>34976</text:p>
          </table:table-cell>
          <table:table-cell office:value-type="float" office:value="34980" table:formula="of:=[.AO69]+4" table:style-name="ce2">
            <text:p>34980</text:p>
          </table:table-cell>
          <table:table-cell office:value-type="float" office:value="34984" table:formula="of:=[.AP69]+4" table:style-name="ce2">
            <text:p>34984</text:p>
          </table:table-cell>
          <table:table-cell office:value-type="float" office:value="34988" table:formula="of:=[.AQ69]+4" table:style-name="ce2">
            <text:p>34988</text:p>
          </table:table-cell>
          <table:table-cell office:value-type="float" office:value="34992" table:formula="of:=[.AR69]+4" table:style-name="ce2">
            <text:p>34992</text:p>
          </table:table-cell>
          <table:table-cell office:value-type="float" office:value="34996" table:formula="of:=[.AS69]+4" table:style-name="ce2">
            <text:p>34996</text:p>
          </table:table-cell>
          <table:table-cell office:value-type="float" office:value="35000" table:formula="of:=[.AT69]+4" table:style-name="ce2">
            <text:p>35000</text:p>
          </table:table-cell>
          <table:table-cell office:value-type="float" office:value="35004" table:formula="of:=[.AU69]+4" table:style-name="ce2">
            <text:p>35004</text:p>
          </table:table-cell>
          <table:table-cell office:value-type="float" office:value="35008" table:formula="of:=[.AV69]+4" table:style-name="ce2">
            <text:p>35008</text:p>
          </table:table-cell>
          <table:table-cell office:value-type="float" office:value="35012" table:formula="of:=[.AW69]+4" table:style-name="ce2">
            <text:p>35012</text:p>
          </table:table-cell>
          <table:table-cell office:value-type="float" office:value="35016" table:formula="of:=[.AX69]+4" table:style-name="ce2">
            <text:p>35016</text:p>
          </table:table-cell>
          <table:table-cell office:value-type="float" office:value="35020" table:formula="of:=[.AY69]+4" table:style-name="ce2">
            <text:p>35020</text:p>
          </table:table-cell>
          <table:table-cell office:value-type="float" office:value="35024" table:formula="of:=[.AZ69]+4" table:style-name="ce2">
            <text:p>35024</text:p>
          </table:table-cell>
          <table:table-cell office:value-type="float" office:value="35028" table:formula="of:=[.BA69]+4" table:style-name="ce2">
            <text:p>35028</text:p>
          </table:table-cell>
          <table:table-cell office:value-type="float" office:value="35032" table:formula="of:=[.BB69]+4" table:style-name="ce2">
            <text:p>35032</text:p>
          </table:table-cell>
          <table:table-cell office:value-type="float" office:value="35036" table:formula="of:=[.BC69]+4" table:style-name="ce2">
            <text:p>35036</text:p>
          </table:table-cell>
          <table:table-cell office:value-type="float" office:value="35040" table:formula="of:=[.BD69]+4" table:style-name="ce2">
            <text:p>35040</text:p>
          </table:table-cell>
          <table:table-cell office:value-type="float" office:value="35044" table:formula="of:=[.BE69]+4" table:style-name="ce2">
            <text:p>35044</text:p>
          </table:table-cell>
          <table:table-cell office:value-type="float" office:value="35048" table:formula="of:=[.BF69]+4" table:style-name="ce2">
            <text:p>35048</text:p>
          </table:table-cell>
          <table:table-cell office:value-type="float" office:value="35052" table:formula="of:=[.BG69]+4" table:style-name="ce2">
            <text:p>35052</text:p>
          </table:table-cell>
          <table:table-cell office:value-type="float" office:value="35056" table:formula="of:=[.BH69]+4" table:style-name="ce2">
            <text:p>35056</text:p>
          </table:table-cell>
          <table:table-cell office:value-type="float" office:value="35060" table:formula="of:=[.BI69]+4" table:style-name="ce2">
            <text:p>35060</text:p>
          </table:table-cell>
          <table:table-cell office:value-type="float" office:value="35064" table:formula="of:=[.BJ69]+4" table:style-name="ce2">
            <text:p>35064</text:p>
          </table:table-cell>
          <table:table-cell office:value-type="float" office:value="35068" table:formula="of:=[.BK69]+4" table:style-name="ce2">
            <text:p>35068</text:p>
          </table:table-cell>
          <table:table-cell office:value-type="float" office:value="35072" table:formula="of:=[.BL69]+4" table:style-name="ce2">
            <text:p>35072</text:p>
          </table:table-cell>
          <table:table-cell office:value-type="float" office:value="35076" table:formula="of:=[.BM69]+4" table:style-name="ce2">
            <text:p>35076</text:p>
          </table:table-cell>
          <table:table-cell office:value-type="float" office:value="35080" table:formula="of:=[.BN69]+4" table:style-name="ce2">
            <text:p>35080</text:p>
          </table:table-cell>
          <table:table-cell office:value-type="float" office:value="35084" table:formula="of:=[.BO69]+4" table:style-name="ce2">
            <text:p>35084</text:p>
          </table:table-cell>
          <table:table-cell office:value-type="float" office:value="35088" table:formula="of:=[.BP69]+4" table:style-name="ce2">
            <text:p>35088</text:p>
          </table:table-cell>
          <table:table-cell office:value-type="float" office:value="35092" table:formula="of:=[.BQ69]+4" table:style-name="ce2">
            <text:p>35092</text:p>
          </table:table-cell>
          <table:table-cell office:value-type="float" office:value="35096" table:formula="of:=[.BR69]+4" table:style-name="ce2">
            <text:p>35096</text:p>
          </table:table-cell>
          <table:table-cell office:value-type="float" office:value="35100" table:formula="of:=[.BS69]+4" table:style-name="ce2">
            <text:p>35100</text:p>
          </table:table-cell>
          <table:table-cell office:value-type="float" office:value="35104" table:formula="of:=[.BT69]+4" table:style-name="ce2">
            <text:p>35104</text:p>
          </table:table-cell>
          <table:table-cell office:value-type="float" office:value="35108" table:formula="of:=[.BU69]+4" table:style-name="ce2">
            <text:p>35108</text:p>
          </table:table-cell>
          <table:table-cell office:value-type="float" office:value="35112" table:formula="of:=[.BV69]+4" table:style-name="ce2">
            <text:p>35112</text:p>
          </table:table-cell>
          <table:table-cell office:value-type="float" office:value="35116" table:formula="of:=[.BW69]+4" table:style-name="ce2">
            <text:p>35116</text:p>
          </table:table-cell>
          <table:table-cell office:value-type="float" office:value="35120" table:formula="of:=[.BX69]+4" table:style-name="ce2">
            <text:p>35120</text:p>
          </table:table-cell>
          <table:table-cell office:value-type="float" office:value="35124" table:formula="of:=[.BY69]+4" table:style-name="ce2">
            <text:p>35124</text:p>
          </table:table-cell>
          <table:table-cell office:value-type="float" office:value="35128" table:formula="of:=[.BZ69]+4" table:style-name="ce2">
            <text:p>35128</text:p>
          </table:table-cell>
          <table:table-cell office:value-type="float" office:value="35132" table:formula="of:=[.CA69]+4" table:style-name="ce2">
            <text:p>35132</text:p>
          </table:table-cell>
          <table:table-cell office:value-type="float" office:value="35136" table:formula="of:=[.CB69]+4" table:style-name="ce2">
            <text:p>35136</text:p>
          </table:table-cell>
          <table:table-cell office:value-type="float" office:value="35140" table:formula="of:=[.CC69]+4" table:style-name="ce2">
            <text:p>35140</text:p>
          </table:table-cell>
          <table:table-cell office:value-type="float" office:value="35144" table:formula="of:=[.CD69]+4" table:style-name="ce2">
            <text:p>35144</text:p>
          </table:table-cell>
          <table:table-cell office:value-type="float" office:value="35148" table:formula="of:=[.CE69]+4" table:style-name="ce2">
            <text:p>35148</text:p>
          </table:table-cell>
          <table:table-cell office:value-type="float" office:value="35152" table:formula="of:=[.CF69]+4" table:style-name="ce2">
            <text:p>35152</text:p>
          </table:table-cell>
          <table:table-cell office:value-type="float" office:value="35156" table:formula="of:=[.CG69]+4" table:style-name="ce2">
            <text:p>35156</text:p>
          </table:table-cell>
          <table:table-cell office:value-type="float" office:value="35160" table:formula="of:=[.CH69]+4" table:style-name="ce2">
            <text:p>35160</text:p>
          </table:table-cell>
          <table:table-cell office:value-type="float" office:value="35164" table:formula="of:=[.CI69]+4" table:style-name="ce2">
            <text:p>35164</text:p>
          </table:table-cell>
          <table:table-cell office:value-type="float" office:value="35168" table:formula="of:=[.CJ69]+4" table:style-name="ce2">
            <text:p>35168</text:p>
          </table:table-cell>
          <table:table-cell office:value-type="float" office:value="35172" table:formula="of:=[.CK69]+4" table:style-name="ce2">
            <text:p>35172</text:p>
          </table:table-cell>
          <table:table-cell office:value-type="float" office:value="35176" table:formula="of:=[.CL69]+4" table:style-name="ce2">
            <text:p>35176</text:p>
          </table:table-cell>
          <table:table-cell office:value-type="float" office:value="35180" table:formula="of:=[.CM69]+4" table:style-name="ce2">
            <text:p>35180</text:p>
          </table:table-cell>
          <table:table-cell office:value-type="float" office:value="35184" table:formula="of:=[.CN69]+4" table:style-name="ce2">
            <text:p>35184</text:p>
          </table:table-cell>
          <table:table-cell office:value-type="float" office:value="35188" table:formula="of:=[.CO69]+4" table:style-name="ce2">
            <text:p>35188</text:p>
          </table:table-cell>
          <table:table-cell office:value-type="float" office:value="35192" table:formula="of:=[.CP69]+4" table:style-name="ce2">
            <text:p>35192</text:p>
          </table:table-cell>
          <table:table-cell office:value-type="float" office:value="35196" table:formula="of:=[.CQ69]+4" table:style-name="ce2">
            <text:p>35196</text:p>
          </table:table-cell>
          <table:table-cell office:value-type="float" office:value="35200" table:formula="of:=[.CR69]+4" table:style-name="ce2">
            <text:p>35200</text:p>
          </table:table-cell>
          <table:table-cell office:value-type="float" office:value="35204" table:formula="of:=[.CS69]+4" table:style-name="ce2">
            <text:p>35204</text:p>
          </table:table-cell>
          <table:table-cell office:value-type="float" office:value="35208" table:formula="of:=[.CT69]+4" table:style-name="ce2">
            <text:p>35208</text:p>
          </table:table-cell>
          <table:table-cell office:value-type="float" office:value="35212" table:formula="of:=[.CU69]+4" table:style-name="ce2">
            <text:p>35212</text:p>
          </table:table-cell>
          <table:table-cell office:value-type="float" office:value="35216" table:formula="of:=[.CV69]+4" table:style-name="ce2">
            <text:p>35216</text:p>
          </table:table-cell>
          <table:table-cell office:value-type="float" office:value="35220" table:formula="of:=[.CW69]+4" table:style-name="ce2">
            <text:p>35220</text:p>
          </table:table-cell>
          <table:table-cell office:value-type="float" office:value="35224" table:formula="of:=[.CX69]+4" table:style-name="ce2">
            <text:p>35224</text:p>
          </table:table-cell>
          <table:table-cell office:value-type="float" office:value="35228" table:formula="of:=[.CY69]+4" table:style-name="ce2">
            <text:p>35228</text:p>
          </table:table-cell>
          <table:table-cell office:value-type="float" office:value="35232" table:formula="of:=[.CZ69]+4" table:style-name="ce2">
            <text:p>35232</text:p>
          </table:table-cell>
          <table:table-cell office:value-type="float" office:value="35236" table:formula="of:=[.DA69]+4" table:style-name="ce2">
            <text:p>35236</text:p>
          </table:table-cell>
          <table:table-cell office:value-type="float" office:value="35240" table:formula="of:=[.DB69]+4" table:style-name="ce2">
            <text:p>35240</text:p>
          </table:table-cell>
          <table:table-cell office:value-type="float" office:value="35244" table:formula="of:=[.DC69]+4" table:style-name="ce2">
            <text:p>35244</text:p>
          </table:table-cell>
          <table:table-cell office:value-type="float" office:value="35248" table:formula="of:=[.DD69]+4" table:style-name="ce2">
            <text:p>35248</text:p>
          </table:table-cell>
          <table:table-cell office:value-type="float" office:value="35252" table:formula="of:=[.DE69]+4" table:style-name="ce2">
            <text:p>35252</text:p>
          </table:table-cell>
          <table:table-cell office:value-type="float" office:value="35256" table:formula="of:=[.DF69]+4" table:style-name="ce2">
            <text:p>35256</text:p>
          </table:table-cell>
          <table:table-cell office:value-type="float" office:value="35260" table:formula="of:=[.DG69]+4" table:style-name="ce2">
            <text:p>35260</text:p>
          </table:table-cell>
          <table:table-cell office:value-type="float" office:value="35264" table:formula="of:=[.DH69]+4" table:style-name="ce2">
            <text:p>35264</text:p>
          </table:table-cell>
          <table:table-cell office:value-type="float" office:value="35268" table:formula="of:=[.DI69]+4" table:style-name="ce2">
            <text:p>35268</text:p>
          </table:table-cell>
          <table:table-cell office:value-type="float" office:value="35272" table:formula="of:=[.DJ69]+4" table:style-name="ce2">
            <text:p>35272</text:p>
          </table:table-cell>
          <table:table-cell office:value-type="float" office:value="35276" table:formula="of:=[.DK69]+4" table:style-name="ce2">
            <text:p>35276</text:p>
          </table:table-cell>
          <table:table-cell office:value-type="float" office:value="35280" table:formula="of:=[.DL69]+4" table:style-name="ce2">
            <text:p>35280</text:p>
          </table:table-cell>
          <table:table-cell office:value-type="float" office:value="35284" table:formula="of:=[.DM69]+4" table:style-name="ce2">
            <text:p>35284</text:p>
          </table:table-cell>
          <table:table-cell office:value-type="float" office:value="35288" table:formula="of:=[.DN69]+4" table:style-name="ce2">
            <text:p>35288</text:p>
          </table:table-cell>
          <table:table-cell office:value-type="float" office:value="35292" table:formula="of:=[.DO69]+4" table:style-name="ce2">
            <text:p>35292</text:p>
          </table:table-cell>
          <table:table-cell office:value-type="float" office:value="35296" table:formula="of:=[.DP69]+4" table:style-name="ce2">
            <text:p>35296</text:p>
          </table:table-cell>
          <table:table-cell office:value-type="float" office:value="35300" table:formula="of:=[.DQ69]+4" table:style-name="ce2">
            <text:p>35300</text:p>
          </table:table-cell>
          <table:table-cell office:value-type="float" office:value="35304" table:formula="of:=[.DR69]+4" table:style-name="ce2">
            <text:p>35304</text:p>
          </table:table-cell>
          <table:table-cell office:value-type="float" office:value="35308" table:formula="of:=[.DS69]+4" table:style-name="ce2">
            <text:p>35308</text:p>
          </table:table-cell>
          <table:table-cell office:value-type="float" office:value="35312" table:formula="of:=[.DT69]+4" table:style-name="ce4">
            <text:p>35312</text:p>
          </table:table-cell>
          <table:table-cell office:value-type="float" office:value="35316" table:formula="of:=[.DU69]+4" table:style-name="ce4">
            <text:p>35316</text:p>
          </table:table-cell>
          <table:table-cell office:value-type="float" office:value="35320" table:formula="of:=[.DV69]+4" table:style-name="ce4">
            <text:p>35320</text:p>
          </table:table-cell>
          <table:table-cell office:value-type="float" office:value="35324" table:formula="of:=[.DW69]+4" table:style-name="ce4">
            <text:p>35324</text:p>
          </table:table-cell>
          <table:table-cell table:number-columns-repeated="16256"/>
        </table:table-row>
        <table:table-row table:style-name="ro1">
          <table:table-cell office:value-type="float" office:value="35328" table:formula="of:=[.A69]+512" table:style-name="ce2">
            <text:p>35328</text:p>
          </table:table-cell>
          <table:table-cell office:value-type="float" office:value="35332" table:formula="of:=[.B69]+512" table:style-name="ce4">
            <text:p>35332</text:p>
          </table:table-cell>
          <table:table-cell office:value-type="float" office:value="35336" table:formula="of:=[.B70]+4" table:style-name="ce4">
            <text:p>35336</text:p>
          </table:table-cell>
          <table:table-cell office:value-type="float" office:value="35340" table:formula="of:=[.C70]+4" table:style-name="ce2">
            <text:p>35340</text:p>
          </table:table-cell>
          <table:table-cell office:value-type="float" office:value="35344" table:formula="of:=[.D70]+4" table:style-name="ce2">
            <text:p>35344</text:p>
          </table:table-cell>
          <table:table-cell office:value-type="float" office:value="35348" table:formula="of:=[.E70]+4" table:style-name="ce2">
            <text:p>35348</text:p>
          </table:table-cell>
          <table:table-cell office:value-type="float" office:value="35352" table:formula="of:=[.F70]+4" table:style-name="ce4">
            <text:p>35352</text:p>
          </table:table-cell>
          <table:table-cell office:value-type="float" office:value="35356" table:formula="of:=[.G70]+4" table:style-name="ce4">
            <text:p>35356</text:p>
          </table:table-cell>
          <table:table-cell office:value-type="float" office:value="35360" table:formula="of:=[.H70]+4" table:style-name="ce2">
            <text:p>35360</text:p>
          </table:table-cell>
          <table:table-cell office:value-type="float" office:value="35364" table:formula="of:=[.I70]+4" table:style-name="ce2">
            <text:p>35364</text:p>
          </table:table-cell>
          <table:table-cell office:value-type="float" office:value="35368" table:formula="of:=[.J70]+4" table:style-name="ce2">
            <text:p>35368</text:p>
          </table:table-cell>
          <table:table-cell office:value-type="float" office:value="35372" table:formula="of:=[.K70]+4" table:style-name="ce2">
            <text:p>35372</text:p>
          </table:table-cell>
          <table:table-cell office:value-type="float" office:value="35376" table:formula="of:=[.L70]+4" table:style-name="ce2">
            <text:p>35376</text:p>
          </table:table-cell>
          <table:table-cell office:value-type="float" office:value="35380" table:formula="of:=[.M70]+4" table:style-name="ce2">
            <text:p>35380</text:p>
          </table:table-cell>
          <table:table-cell office:value-type="float" office:value="35384" table:formula="of:=[.N70]+4" table:style-name="ce2">
            <text:p>35384</text:p>
          </table:table-cell>
          <table:table-cell office:value-type="float" office:value="35388" table:formula="of:=[.O70]+4" table:style-name="ce2">
            <text:p>35388</text:p>
          </table:table-cell>
          <table:table-cell office:value-type="float" office:value="35392" table:formula="of:=[.P70]+4" table:style-name="ce2">
            <text:p>35392</text:p>
          </table:table-cell>
          <table:table-cell office:value-type="float" office:value="35396" table:formula="of:=[.Q70]+4" table:style-name="ce2">
            <text:p>35396</text:p>
          </table:table-cell>
          <table:table-cell office:value-type="float" office:value="35400" table:formula="of:=[.R70]+4" table:style-name="ce2">
            <text:p>35400</text:p>
          </table:table-cell>
          <table:table-cell office:value-type="float" office:value="35404" table:formula="of:=[.S70]+4" table:style-name="ce2">
            <text:p>35404</text:p>
          </table:table-cell>
          <table:table-cell office:value-type="float" office:value="35408" table:formula="of:=[.T70]+4" table:style-name="ce2">
            <text:p>35408</text:p>
          </table:table-cell>
          <table:table-cell office:value-type="float" office:value="35412" table:formula="of:=[.U70]+4" table:style-name="ce2">
            <text:p>35412</text:p>
          </table:table-cell>
          <table:table-cell office:value-type="float" office:value="35416" table:formula="of:=[.V70]+4" table:style-name="ce2">
            <text:p>35416</text:p>
          </table:table-cell>
          <table:table-cell office:value-type="float" office:value="35420" table:formula="of:=[.W70]+4" table:style-name="ce2">
            <text:p>35420</text:p>
          </table:table-cell>
          <table:table-cell office:value-type="float" office:value="35424" table:formula="of:=[.X70]+4" table:style-name="ce2">
            <text:p>35424</text:p>
          </table:table-cell>
          <table:table-cell office:value-type="float" office:value="35428" table:formula="of:=[.Y70]+4" table:style-name="ce2">
            <text:p>35428</text:p>
          </table:table-cell>
          <table:table-cell office:value-type="float" office:value="35432" table:formula="of:=[.Z70]+4" table:style-name="ce2">
            <text:p>35432</text:p>
          </table:table-cell>
          <table:table-cell office:value-type="float" office:value="35436" table:formula="of:=[.AA70]+4" table:style-name="ce2">
            <text:p>35436</text:p>
          </table:table-cell>
          <table:table-cell office:value-type="float" office:value="35440" table:formula="of:=[.AB70]+4" table:style-name="ce2">
            <text:p>35440</text:p>
          </table:table-cell>
          <table:table-cell office:value-type="float" office:value="35444" table:formula="of:=[.AC70]+4" table:style-name="ce2">
            <text:p>35444</text:p>
          </table:table-cell>
          <table:table-cell office:value-type="float" office:value="35448" table:formula="of:=[.AD70]+4" table:style-name="ce2">
            <text:p>35448</text:p>
          </table:table-cell>
          <table:table-cell office:value-type="float" office:value="35452" table:formula="of:=[.AE70]+4" table:style-name="ce2">
            <text:p>35452</text:p>
          </table:table-cell>
          <table:table-cell office:value-type="float" office:value="35456" table:formula="of:=[.AF70]+4" table:style-name="ce2">
            <text:p>35456</text:p>
          </table:table-cell>
          <table:table-cell office:value-type="float" office:value="35460" table:formula="of:=[.AG70]+4" table:style-name="ce2">
            <text:p>35460</text:p>
          </table:table-cell>
          <table:table-cell office:value-type="float" office:value="35464" table:formula="of:=[.AH70]+4" table:style-name="ce2">
            <text:p>35464</text:p>
          </table:table-cell>
          <table:table-cell office:value-type="float" office:value="35468" table:formula="of:=[.AI70]+4" table:style-name="ce2">
            <text:p>35468</text:p>
          </table:table-cell>
          <table:table-cell office:value-type="float" office:value="35472" table:formula="of:=[.AJ70]+4" table:style-name="ce2">
            <text:p>35472</text:p>
          </table:table-cell>
          <table:table-cell office:value-type="float" office:value="35476" table:formula="of:=[.AK70]+4" table:style-name="ce2">
            <text:p>35476</text:p>
          </table:table-cell>
          <table:table-cell office:value-type="float" office:value="35480" table:formula="of:=[.AL70]+4" table:style-name="ce2">
            <text:p>35480</text:p>
          </table:table-cell>
          <table:table-cell office:value-type="float" office:value="35484" table:formula="of:=[.AM70]+4" table:style-name="ce2">
            <text:p>35484</text:p>
          </table:table-cell>
          <table:table-cell office:value-type="float" office:value="35488" table:formula="of:=[.AN70]+4" table:style-name="ce2">
            <text:p>35488</text:p>
          </table:table-cell>
          <table:table-cell office:value-type="float" office:value="35492" table:formula="of:=[.AO70]+4" table:style-name="ce2">
            <text:p>35492</text:p>
          </table:table-cell>
          <table:table-cell office:value-type="float" office:value="35496" table:formula="of:=[.AP70]+4" table:style-name="ce2">
            <text:p>35496</text:p>
          </table:table-cell>
          <table:table-cell office:value-type="float" office:value="35500" table:formula="of:=[.AQ70]+4" table:style-name="ce2">
            <text:p>35500</text:p>
          </table:table-cell>
          <table:table-cell office:value-type="float" office:value="35504" table:formula="of:=[.AR70]+4" table:style-name="ce2">
            <text:p>35504</text:p>
          </table:table-cell>
          <table:table-cell office:value-type="float" office:value="35508" table:formula="of:=[.AS70]+4" table:style-name="ce2">
            <text:p>35508</text:p>
          </table:table-cell>
          <table:table-cell office:value-type="float" office:value="35512" table:formula="of:=[.AT70]+4" table:style-name="ce2">
            <text:p>35512</text:p>
          </table:table-cell>
          <table:table-cell office:value-type="float" office:value="35516" table:formula="of:=[.AU70]+4" table:style-name="ce2">
            <text:p>35516</text:p>
          </table:table-cell>
          <table:table-cell office:value-type="float" office:value="35520" table:formula="of:=[.AV70]+4" table:style-name="ce2">
            <text:p>35520</text:p>
          </table:table-cell>
          <table:table-cell office:value-type="float" office:value="35524" table:formula="of:=[.AW70]+4" table:style-name="ce2">
            <text:p>35524</text:p>
          </table:table-cell>
          <table:table-cell office:value-type="float" office:value="35528" table:formula="of:=[.AX70]+4" table:style-name="ce2">
            <text:p>35528</text:p>
          </table:table-cell>
          <table:table-cell office:value-type="float" office:value="35532" table:formula="of:=[.AY70]+4" table:style-name="ce2">
            <text:p>35532</text:p>
          </table:table-cell>
          <table:table-cell office:value-type="float" office:value="35536" table:formula="of:=[.AZ70]+4" table:style-name="ce2">
            <text:p>35536</text:p>
          </table:table-cell>
          <table:table-cell office:value-type="float" office:value="35540" table:formula="of:=[.BA70]+4" table:style-name="ce2">
            <text:p>35540</text:p>
          </table:table-cell>
          <table:table-cell office:value-type="float" office:value="35544" table:formula="of:=[.BB70]+4" table:style-name="ce2">
            <text:p>35544</text:p>
          </table:table-cell>
          <table:table-cell office:value-type="float" office:value="35548" table:formula="of:=[.BC70]+4" table:style-name="ce2">
            <text:p>35548</text:p>
          </table:table-cell>
          <table:table-cell office:value-type="float" office:value="35552" table:formula="of:=[.BD70]+4" table:style-name="ce2">
            <text:p>35552</text:p>
          </table:table-cell>
          <table:table-cell office:value-type="float" office:value="35556" table:formula="of:=[.BE70]+4" table:style-name="ce2">
            <text:p>35556</text:p>
          </table:table-cell>
          <table:table-cell office:value-type="float" office:value="35560" table:formula="of:=[.BF70]+4" table:style-name="ce2">
            <text:p>35560</text:p>
          </table:table-cell>
          <table:table-cell office:value-type="float" office:value="35564" table:formula="of:=[.BG70]+4" table:style-name="ce2">
            <text:p>35564</text:p>
          </table:table-cell>
          <table:table-cell office:value-type="float" office:value="35568" table:formula="of:=[.BH70]+4" table:style-name="ce2">
            <text:p>35568</text:p>
          </table:table-cell>
          <table:table-cell office:value-type="float" office:value="35572" table:formula="of:=[.BI70]+4" table:style-name="ce2">
            <text:p>35572</text:p>
          </table:table-cell>
          <table:table-cell office:value-type="float" office:value="35576" table:formula="of:=[.BJ70]+4" table:style-name="ce2">
            <text:p>35576</text:p>
          </table:table-cell>
          <table:table-cell office:value-type="float" office:value="35580" table:formula="of:=[.BK70]+4" table:style-name="ce2">
            <text:p>35580</text:p>
          </table:table-cell>
          <table:table-cell office:value-type="float" office:value="35584" table:formula="of:=[.BL70]+4" table:style-name="ce2">
            <text:p>35584</text:p>
          </table:table-cell>
          <table:table-cell office:value-type="float" office:value="35588" table:formula="of:=[.BM70]+4" table:style-name="ce2">
            <text:p>35588</text:p>
          </table:table-cell>
          <table:table-cell office:value-type="float" office:value="35592" table:formula="of:=[.BN70]+4" table:style-name="ce2">
            <text:p>35592</text:p>
          </table:table-cell>
          <table:table-cell office:value-type="float" office:value="35596" table:formula="of:=[.BO70]+4" table:style-name="ce2">
            <text:p>35596</text:p>
          </table:table-cell>
          <table:table-cell office:value-type="float" office:value="35600" table:formula="of:=[.BP70]+4" table:style-name="ce2">
            <text:p>35600</text:p>
          </table:table-cell>
          <table:table-cell office:value-type="float" office:value="35604" table:formula="of:=[.BQ70]+4" table:style-name="ce2">
            <text:p>35604</text:p>
          </table:table-cell>
          <table:table-cell office:value-type="float" office:value="35608" table:formula="of:=[.BR70]+4" table:style-name="ce2">
            <text:p>35608</text:p>
          </table:table-cell>
          <table:table-cell office:value-type="float" office:value="35612" table:formula="of:=[.BS70]+4" table:style-name="ce2">
            <text:p>35612</text:p>
          </table:table-cell>
          <table:table-cell office:value-type="float" office:value="35616" table:formula="of:=[.BT70]+4" table:style-name="ce2">
            <text:p>35616</text:p>
          </table:table-cell>
          <table:table-cell office:value-type="float" office:value="35620" table:formula="of:=[.BU70]+4" table:style-name="ce2">
            <text:p>35620</text:p>
          </table:table-cell>
          <table:table-cell office:value-type="float" office:value="35624" table:formula="of:=[.BV70]+4" table:style-name="ce2">
            <text:p>35624</text:p>
          </table:table-cell>
          <table:table-cell office:value-type="float" office:value="35628" table:formula="of:=[.BW70]+4" table:style-name="ce2">
            <text:p>35628</text:p>
          </table:table-cell>
          <table:table-cell office:value-type="float" office:value="35632" table:formula="of:=[.BX70]+4" table:style-name="ce2">
            <text:p>35632</text:p>
          </table:table-cell>
          <table:table-cell office:value-type="float" office:value="35636" table:formula="of:=[.BY70]+4" table:style-name="ce2">
            <text:p>35636</text:p>
          </table:table-cell>
          <table:table-cell office:value-type="float" office:value="35640" table:formula="of:=[.BZ70]+4" table:style-name="ce2">
            <text:p>35640</text:p>
          </table:table-cell>
          <table:table-cell office:value-type="float" office:value="35644" table:formula="of:=[.CA70]+4" table:style-name="ce2">
            <text:p>35644</text:p>
          </table:table-cell>
          <table:table-cell office:value-type="float" office:value="35648" table:formula="of:=[.CB70]+4" table:style-name="ce2">
            <text:p>35648</text:p>
          </table:table-cell>
          <table:table-cell office:value-type="float" office:value="35652" table:formula="of:=[.CC70]+4" table:style-name="ce2">
            <text:p>35652</text:p>
          </table:table-cell>
          <table:table-cell office:value-type="float" office:value="35656" table:formula="of:=[.CD70]+4" table:style-name="ce2">
            <text:p>35656</text:p>
          </table:table-cell>
          <table:table-cell office:value-type="float" office:value="35660" table:formula="of:=[.CE70]+4" table:style-name="ce2">
            <text:p>35660</text:p>
          </table:table-cell>
          <table:table-cell office:value-type="float" office:value="35664" table:formula="of:=[.CF70]+4" table:style-name="ce2">
            <text:p>35664</text:p>
          </table:table-cell>
          <table:table-cell office:value-type="float" office:value="35668" table:formula="of:=[.CG70]+4" table:style-name="ce2">
            <text:p>35668</text:p>
          </table:table-cell>
          <table:table-cell office:value-type="float" office:value="35672" table:formula="of:=[.CH70]+4" table:style-name="ce2">
            <text:p>35672</text:p>
          </table:table-cell>
          <table:table-cell office:value-type="float" office:value="35676" table:formula="of:=[.CI70]+4" table:style-name="ce2">
            <text:p>35676</text:p>
          </table:table-cell>
          <table:table-cell office:value-type="float" office:value="35680" table:formula="of:=[.CJ70]+4" table:style-name="ce2">
            <text:p>35680</text:p>
          </table:table-cell>
          <table:table-cell office:value-type="float" office:value="35684" table:formula="of:=[.CK70]+4" table:style-name="ce2">
            <text:p>35684</text:p>
          </table:table-cell>
          <table:table-cell office:value-type="float" office:value="35688" table:formula="of:=[.CL70]+4" table:style-name="ce2">
            <text:p>35688</text:p>
          </table:table-cell>
          <table:table-cell office:value-type="float" office:value="35692" table:formula="of:=[.CM70]+4" table:style-name="ce2">
            <text:p>35692</text:p>
          </table:table-cell>
          <table:table-cell office:value-type="float" office:value="35696" table:formula="of:=[.CN70]+4" table:style-name="ce2">
            <text:p>35696</text:p>
          </table:table-cell>
          <table:table-cell office:value-type="float" office:value="35700" table:formula="of:=[.CO70]+4" table:style-name="ce2">
            <text:p>35700</text:p>
          </table:table-cell>
          <table:table-cell office:value-type="float" office:value="35704" table:formula="of:=[.CP70]+4" table:style-name="ce2">
            <text:p>35704</text:p>
          </table:table-cell>
          <table:table-cell office:value-type="float" office:value="35708" table:formula="of:=[.CQ70]+4" table:style-name="ce2">
            <text:p>35708</text:p>
          </table:table-cell>
          <table:table-cell office:value-type="float" office:value="35712" table:formula="of:=[.CR70]+4" table:style-name="ce2">
            <text:p>35712</text:p>
          </table:table-cell>
          <table:table-cell office:value-type="float" office:value="35716" table:formula="of:=[.CS70]+4" table:style-name="ce2">
            <text:p>35716</text:p>
          </table:table-cell>
          <table:table-cell office:value-type="float" office:value="35720" table:formula="of:=[.CT70]+4" table:style-name="ce2">
            <text:p>35720</text:p>
          </table:table-cell>
          <table:table-cell office:value-type="float" office:value="35724" table:formula="of:=[.CU70]+4" table:style-name="ce2">
            <text:p>35724</text:p>
          </table:table-cell>
          <table:table-cell office:value-type="float" office:value="35728" table:formula="of:=[.CV70]+4" table:style-name="ce2">
            <text:p>35728</text:p>
          </table:table-cell>
          <table:table-cell office:value-type="float" office:value="35732" table:formula="of:=[.CW70]+4" table:style-name="ce2">
            <text:p>35732</text:p>
          </table:table-cell>
          <table:table-cell office:value-type="float" office:value="35736" table:formula="of:=[.CX70]+4" table:style-name="ce2">
            <text:p>35736</text:p>
          </table:table-cell>
          <table:table-cell office:value-type="float" office:value="35740" table:formula="of:=[.CY70]+4" table:style-name="ce2">
            <text:p>35740</text:p>
          </table:table-cell>
          <table:table-cell office:value-type="float" office:value="35744" table:formula="of:=[.CZ70]+4" table:style-name="ce2">
            <text:p>35744</text:p>
          </table:table-cell>
          <table:table-cell office:value-type="float" office:value="35748" table:formula="of:=[.DA70]+4" table:style-name="ce2">
            <text:p>35748</text:p>
          </table:table-cell>
          <table:table-cell office:value-type="float" office:value="35752" table:formula="of:=[.DB70]+4" table:style-name="ce2">
            <text:p>35752</text:p>
          </table:table-cell>
          <table:table-cell office:value-type="float" office:value="35756" table:formula="of:=[.DC70]+4" table:style-name="ce2">
            <text:p>35756</text:p>
          </table:table-cell>
          <table:table-cell office:value-type="float" office:value="35760" table:formula="of:=[.DD70]+4" table:style-name="ce2">
            <text:p>35760</text:p>
          </table:table-cell>
          <table:table-cell office:value-type="float" office:value="35764" table:formula="of:=[.DE70]+4" table:style-name="ce2">
            <text:p>35764</text:p>
          </table:table-cell>
          <table:table-cell office:value-type="float" office:value="35768" table:formula="of:=[.DF70]+4" table:style-name="ce2">
            <text:p>35768</text:p>
          </table:table-cell>
          <table:table-cell office:value-type="float" office:value="35772" table:formula="of:=[.DG70]+4" table:style-name="ce2">
            <text:p>35772</text:p>
          </table:table-cell>
          <table:table-cell office:value-type="float" office:value="35776" table:formula="of:=[.DH70]+4" table:style-name="ce2">
            <text:p>35776</text:p>
          </table:table-cell>
          <table:table-cell office:value-type="float" office:value="35780" table:formula="of:=[.DI70]+4" table:style-name="ce2">
            <text:p>35780</text:p>
          </table:table-cell>
          <table:table-cell office:value-type="float" office:value="35784" table:formula="of:=[.DJ70]+4" table:style-name="ce2">
            <text:p>35784</text:p>
          </table:table-cell>
          <table:table-cell office:value-type="float" office:value="35788" table:formula="of:=[.DK70]+4" table:style-name="ce2">
            <text:p>35788</text:p>
          </table:table-cell>
          <table:table-cell office:value-type="float" office:value="35792" table:formula="of:=[.DL70]+4" table:style-name="ce2">
            <text:p>35792</text:p>
          </table:table-cell>
          <table:table-cell office:value-type="float" office:value="35796" table:formula="of:=[.DM70]+4" table:style-name="ce2">
            <text:p>35796</text:p>
          </table:table-cell>
          <table:table-cell office:value-type="float" office:value="35800" table:formula="of:=[.DN70]+4" table:style-name="ce2">
            <text:p>35800</text:p>
          </table:table-cell>
          <table:table-cell office:value-type="float" office:value="35804" table:formula="of:=[.DO70]+4" table:style-name="ce2">
            <text:p>35804</text:p>
          </table:table-cell>
          <table:table-cell office:value-type="float" office:value="35808" table:formula="of:=[.DP70]+4" table:style-name="ce2">
            <text:p>35808</text:p>
          </table:table-cell>
          <table:table-cell office:value-type="float" office:value="35812" table:formula="of:=[.DQ70]+4" table:style-name="ce2">
            <text:p>35812</text:p>
          </table:table-cell>
          <table:table-cell office:value-type="float" office:value="35816" table:formula="of:=[.DR70]+4" table:style-name="ce2">
            <text:p>35816</text:p>
          </table:table-cell>
          <table:table-cell office:value-type="float" office:value="35820" table:formula="of:=[.DS70]+4" table:style-name="ce2">
            <text:p>35820</text:p>
          </table:table-cell>
          <table:table-cell office:value-type="float" office:value="35824" table:formula="of:=[.DT70]+4" table:style-name="ce2">
            <text:p>35824</text:p>
          </table:table-cell>
          <table:table-cell office:value-type="float" office:value="35828" table:formula="of:=[.DU70]+4" table:style-name="ce2">
            <text:p>35828</text:p>
          </table:table-cell>
          <table:table-cell office:value-type="float" office:value="35832" table:formula="of:=[.DV70]+4" table:style-name="ce2">
            <text:p>35832</text:p>
          </table:table-cell>
          <table:table-cell office:value-type="float" office:value="35836" table:formula="of:=[.DW70]+4" table:style-name="ce2">
            <text:p>35836</text:p>
          </table:table-cell>
          <table:table-cell table:number-columns-repeated="16256"/>
        </table:table-row>
        <table:table-row table:style-name="ro1">
          <table:table-cell office:value-type="float" office:value="35840" table:formula="of:=[.A70]+512" table:style-name="ce2">
            <text:p>35840</text:p>
          </table:table-cell>
          <table:table-cell office:value-type="float" office:value="35844" table:formula="of:=[.B70]+512" table:style-name="ce2">
            <text:p>35844</text:p>
          </table:table-cell>
          <table:table-cell office:value-type="float" office:value="35848" table:formula="of:=[.B71]+4" table:style-name="ce2">
            <text:p>35848</text:p>
          </table:table-cell>
          <table:table-cell office:value-type="float" office:value="35852" table:formula="of:=[.C71]+4" table:style-name="ce2">
            <text:p>35852</text:p>
          </table:table-cell>
          <table:table-cell office:value-type="float" office:value="35856" table:formula="of:=[.D71]+4" table:style-name="ce2">
            <text:p>35856</text:p>
          </table:table-cell>
          <table:table-cell office:value-type="float" office:value="35860" table:formula="of:=[.E71]+4" table:style-name="ce2">
            <text:p>35860</text:p>
          </table:table-cell>
          <table:table-cell office:value-type="float" office:value="35864" table:formula="of:=[.F71]+4" table:style-name="ce4">
            <text:p>35864</text:p>
          </table:table-cell>
          <table:table-cell office:value-type="float" office:value="35868" table:formula="of:=[.G71]+4" table:style-name="ce4">
            <text:p>35868</text:p>
          </table:table-cell>
          <table:table-cell office:value-type="float" office:value="35872" table:formula="of:=[.H71]+4" table:style-name="ce4">
            <text:p>35872</text:p>
          </table:table-cell>
          <table:table-cell office:value-type="float" office:value="35876" table:formula="of:=[.I71]+4" table:style-name="ce4">
            <text:p>35876</text:p>
          </table:table-cell>
          <table:table-cell office:value-type="float" office:value="35880" table:formula="of:=[.J71]+4" table:style-name="ce4">
            <text:p>35880</text:p>
          </table:table-cell>
          <table:table-cell office:value-type="float" office:value="35884" table:formula="of:=[.K71]+4" table:style-name="ce4">
            <text:p>35884</text:p>
          </table:table-cell>
          <table:table-cell office:value-type="float" office:value="35888" table:formula="of:=[.L71]+4" table:style-name="ce2">
            <text:p>35888</text:p>
          </table:table-cell>
          <table:table-cell office:value-type="float" office:value="35892" table:formula="of:=[.M71]+4" table:style-name="ce2">
            <text:p>35892</text:p>
          </table:table-cell>
          <table:table-cell office:value-type="float" office:value="35896" table:formula="of:=[.N71]+4" table:style-name="ce2">
            <text:p>35896</text:p>
          </table:table-cell>
          <table:table-cell office:value-type="float" office:value="35900" table:formula="of:=[.O71]+4" table:style-name="ce5">
            <text:p>35900</text:p>
          </table:table-cell>
          <table:table-cell office:value-type="float" office:value="35904" table:formula="of:=[.P71]+4" table:style-name="ce2">
            <text:p>35904</text:p>
          </table:table-cell>
          <table:table-cell office:value-type="float" office:value="35908" table:formula="of:=[.Q71]+4" table:style-name="ce2">
            <text:p>35908</text:p>
          </table:table-cell>
          <table:table-cell office:value-type="float" office:value="35912" table:formula="of:=[.R71]+4" table:style-name="ce2">
            <text:p>35912</text:p>
          </table:table-cell>
          <table:table-cell office:value-type="float" office:value="35916" table:formula="of:=[.S71]+4" table:style-name="ce2">
            <text:p>35916</text:p>
          </table:table-cell>
          <table:table-cell office:value-type="float" office:value="35920" table:formula="of:=[.T71]+4" table:style-name="ce2">
            <text:p>35920</text:p>
          </table:table-cell>
          <table:table-cell office:value-type="float" office:value="35924" table:formula="of:=[.U71]+4" table:style-name="ce2">
            <text:p>35924</text:p>
          </table:table-cell>
          <table:table-cell office:value-type="float" office:value="35928" table:formula="of:=[.V71]+4" table:style-name="ce2">
            <text:p>35928</text:p>
          </table:table-cell>
          <table:table-cell office:value-type="float" office:value="35932" table:formula="of:=[.W71]+4" table:style-name="ce2">
            <text:p>35932</text:p>
          </table:table-cell>
          <table:table-cell office:value-type="float" office:value="35936" table:formula="of:=[.X71]+4" table:style-name="ce2">
            <text:p>35936</text:p>
          </table:table-cell>
          <table:table-cell office:value-type="float" office:value="35940" table:formula="of:=[.Y71]+4" table:style-name="ce2">
            <text:p>35940</text:p>
          </table:table-cell>
          <table:table-cell office:value-type="float" office:value="35944" table:formula="of:=[.Z71]+4" table:style-name="ce2">
            <text:p>35944</text:p>
          </table:table-cell>
          <table:table-cell office:value-type="float" office:value="35948" table:formula="of:=[.AA71]+4" table:style-name="ce2">
            <text:p>35948</text:p>
          </table:table-cell>
          <table:table-cell office:value-type="float" office:value="35952" table:formula="of:=[.AB71]+4" table:style-name="ce2">
            <text:p>35952</text:p>
          </table:table-cell>
          <table:table-cell office:value-type="float" office:value="35956" table:formula="of:=[.AC71]+4" table:style-name="ce2">
            <text:p>35956</text:p>
          </table:table-cell>
          <table:table-cell office:value-type="float" office:value="35960" table:formula="of:=[.AD71]+4" table:style-name="ce2">
            <text:p>35960</text:p>
          </table:table-cell>
          <table:table-cell office:value-type="float" office:value="35964" table:formula="of:=[.AE71]+4" table:style-name="ce2">
            <text:p>35964</text:p>
          </table:table-cell>
          <table:table-cell office:value-type="float" office:value="35968" table:formula="of:=[.AF71]+4" table:style-name="ce2">
            <text:p>35968</text:p>
          </table:table-cell>
          <table:table-cell office:value-type="float" office:value="35972" table:formula="of:=[.AG71]+4" table:style-name="ce2">
            <text:p>35972</text:p>
          </table:table-cell>
          <table:table-cell office:value-type="float" office:value="35976" table:formula="of:=[.AH71]+4" table:style-name="ce2">
            <text:p>35976</text:p>
          </table:table-cell>
          <table:table-cell office:value-type="float" office:value="35980" table:formula="of:=[.AI71]+4" table:style-name="ce2">
            <text:p>35980</text:p>
          </table:table-cell>
          <table:table-cell office:value-type="float" office:value="35984" table:formula="of:=[.AJ71]+4" table:style-name="ce2">
            <text:p>35984</text:p>
          </table:table-cell>
          <table:table-cell office:value-type="float" office:value="35988" table:formula="of:=[.AK71]+4" table:style-name="ce2">
            <text:p>35988</text:p>
          </table:table-cell>
          <table:table-cell office:value-type="float" office:value="35992" table:formula="of:=[.AL71]+4" table:style-name="ce2">
            <text:p>35992</text:p>
          </table:table-cell>
          <table:table-cell office:value-type="float" office:value="35996" table:formula="of:=[.AM71]+4" table:style-name="ce2">
            <text:p>35996</text:p>
          </table:table-cell>
          <table:table-cell office:value-type="float" office:value="36000" table:formula="of:=[.AN71]+4" table:style-name="ce2">
            <text:p>36000</text:p>
          </table:table-cell>
          <table:table-cell office:value-type="float" office:value="36004" table:formula="of:=[.AO71]+4" table:style-name="ce2">
            <text:p>36004</text:p>
          </table:table-cell>
          <table:table-cell office:value-type="float" office:value="36008" table:formula="of:=[.AP71]+4" table:style-name="ce2">
            <text:p>36008</text:p>
          </table:table-cell>
          <table:table-cell office:value-type="float" office:value="36012" table:formula="of:=[.AQ71]+4" table:style-name="ce2">
            <text:p>36012</text:p>
          </table:table-cell>
          <table:table-cell office:value-type="float" office:value="36016" table:formula="of:=[.AR71]+4" table:style-name="ce2">
            <text:p>36016</text:p>
          </table:table-cell>
          <table:table-cell office:value-type="float" office:value="36020" table:formula="of:=[.AS71]+4" table:style-name="ce2">
            <text:p>36020</text:p>
          </table:table-cell>
          <table:table-cell office:value-type="float" office:value="36024" table:formula="of:=[.AT71]+4" table:style-name="ce2">
            <text:p>36024</text:p>
          </table:table-cell>
          <table:table-cell office:value-type="float" office:value="36028" table:formula="of:=[.AU71]+4" table:style-name="ce2">
            <text:p>36028</text:p>
          </table:table-cell>
          <table:table-cell office:value-type="float" office:value="36032" table:formula="of:=[.AV71]+4" table:style-name="ce2">
            <text:p>36032</text:p>
          </table:table-cell>
          <table:table-cell office:value-type="float" office:value="36036" table:formula="of:=[.AW71]+4" table:style-name="ce2">
            <text:p>36036</text:p>
          </table:table-cell>
          <table:table-cell office:value-type="float" office:value="36040" table:formula="of:=[.AX71]+4" table:style-name="ce2">
            <text:p>36040</text:p>
          </table:table-cell>
          <table:table-cell office:value-type="float" office:value="36044" table:formula="of:=[.AY71]+4" table:style-name="ce2">
            <text:p>36044</text:p>
          </table:table-cell>
          <table:table-cell office:value-type="float" office:value="36048" table:formula="of:=[.AZ71]+4" table:style-name="ce2">
            <text:p>36048</text:p>
          </table:table-cell>
          <table:table-cell office:value-type="float" office:value="36052" table:formula="of:=[.BA71]+4" table:style-name="ce2">
            <text:p>36052</text:p>
          </table:table-cell>
          <table:table-cell office:value-type="float" office:value="36056" table:formula="of:=[.BB71]+4" table:style-name="ce2">
            <text:p>36056</text:p>
          </table:table-cell>
          <table:table-cell office:value-type="float" office:value="36060" table:formula="of:=[.BC71]+4" table:style-name="ce2">
            <text:p>36060</text:p>
          </table:table-cell>
          <table:table-cell office:value-type="float" office:value="36064" table:formula="of:=[.BD71]+4" table:style-name="ce2">
            <text:p>36064</text:p>
          </table:table-cell>
          <table:table-cell office:value-type="float" office:value="36068" table:formula="of:=[.BE71]+4" table:style-name="ce2">
            <text:p>36068</text:p>
          </table:table-cell>
          <table:table-cell office:value-type="float" office:value="36072" table:formula="of:=[.BF71]+4" table:style-name="ce2">
            <text:p>36072</text:p>
          </table:table-cell>
          <table:table-cell office:value-type="float" office:value="36076" table:formula="of:=[.BG71]+4" table:style-name="ce2">
            <text:p>36076</text:p>
          </table:table-cell>
          <table:table-cell office:value-type="float" office:value="36080" table:formula="of:=[.BH71]+4" table:style-name="ce2">
            <text:p>36080</text:p>
          </table:table-cell>
          <table:table-cell office:value-type="float" office:value="36084" table:formula="of:=[.BI71]+4" table:style-name="ce2">
            <text:p>36084</text:p>
          </table:table-cell>
          <table:table-cell office:value-type="float" office:value="36088" table:formula="of:=[.BJ71]+4" table:style-name="ce2">
            <text:p>36088</text:p>
          </table:table-cell>
          <table:table-cell office:value-type="float" office:value="36092" table:formula="of:=[.BK71]+4" table:style-name="ce2">
            <text:p>36092</text:p>
          </table:table-cell>
          <table:table-cell office:value-type="float" office:value="36096" table:formula="of:=[.BL71]+4" table:style-name="ce2">
            <text:p>36096</text:p>
          </table:table-cell>
          <table:table-cell office:value-type="float" office:value="36100" table:formula="of:=[.BM71]+4" table:style-name="ce2">
            <text:p>36100</text:p>
          </table:table-cell>
          <table:table-cell office:value-type="float" office:value="36104" table:formula="of:=[.BN71]+4" table:style-name="ce2">
            <text:p>36104</text:p>
          </table:table-cell>
          <table:table-cell office:value-type="float" office:value="36108" table:formula="of:=[.BO71]+4" table:style-name="ce2">
            <text:p>36108</text:p>
          </table:table-cell>
          <table:table-cell office:value-type="float" office:value="36112" table:formula="of:=[.BP71]+4" table:style-name="ce2">
            <text:p>36112</text:p>
          </table:table-cell>
          <table:table-cell office:value-type="float" office:value="36116" table:formula="of:=[.BQ71]+4" table:style-name="ce2">
            <text:p>36116</text:p>
          </table:table-cell>
          <table:table-cell office:value-type="float" office:value="36120" table:formula="of:=[.BR71]+4" table:style-name="ce2">
            <text:p>36120</text:p>
          </table:table-cell>
          <table:table-cell office:value-type="float" office:value="36124" table:formula="of:=[.BS71]+4" table:style-name="ce2">
            <text:p>36124</text:p>
          </table:table-cell>
          <table:table-cell office:value-type="float" office:value="36128" table:formula="of:=[.BT71]+4" table:style-name="ce2">
            <text:p>36128</text:p>
          </table:table-cell>
          <table:table-cell office:value-type="float" office:value="36132" table:formula="of:=[.BU71]+4" table:style-name="ce2">
            <text:p>36132</text:p>
          </table:table-cell>
          <table:table-cell office:value-type="float" office:value="36136" table:formula="of:=[.BV71]+4" table:style-name="ce2">
            <text:p>36136</text:p>
          </table:table-cell>
          <table:table-cell office:value-type="float" office:value="36140" table:formula="of:=[.BW71]+4" table:style-name="ce2">
            <text:p>36140</text:p>
          </table:table-cell>
          <table:table-cell office:value-type="float" office:value="36144" table:formula="of:=[.BX71]+4" table:style-name="ce2">
            <text:p>36144</text:p>
          </table:table-cell>
          <table:table-cell office:value-type="float" office:value="36148" table:formula="of:=[.BY71]+4" table:style-name="ce2">
            <text:p>36148</text:p>
          </table:table-cell>
          <table:table-cell office:value-type="float" office:value="36152" table:formula="of:=[.BZ71]+4" table:style-name="ce2">
            <text:p>36152</text:p>
          </table:table-cell>
          <table:table-cell office:value-type="float" office:value="36156" table:formula="of:=[.CA71]+4" table:style-name="ce2">
            <text:p>36156</text:p>
          </table:table-cell>
          <table:table-cell office:value-type="float" office:value="36160" table:formula="of:=[.CB71]+4" table:style-name="ce2">
            <text:p>36160</text:p>
          </table:table-cell>
          <table:table-cell office:value-type="float" office:value="36164" table:formula="of:=[.CC71]+4" table:style-name="ce2">
            <text:p>36164</text:p>
          </table:table-cell>
          <table:table-cell office:value-type="float" office:value="36168" table:formula="of:=[.CD71]+4" table:style-name="ce2">
            <text:p>36168</text:p>
          </table:table-cell>
          <table:table-cell office:value-type="float" office:value="36172" table:formula="of:=[.CE71]+4" table:style-name="ce2">
            <text:p>36172</text:p>
          </table:table-cell>
          <table:table-cell office:value-type="float" office:value="36176" table:formula="of:=[.CF71]+4" table:style-name="ce2">
            <text:p>36176</text:p>
          </table:table-cell>
          <table:table-cell office:value-type="float" office:value="36180" table:formula="of:=[.CG71]+4" table:style-name="ce2">
            <text:p>36180</text:p>
          </table:table-cell>
          <table:table-cell office:value-type="float" office:value="36184" table:formula="of:=[.CH71]+4" table:style-name="ce2">
            <text:p>36184</text:p>
          </table:table-cell>
          <table:table-cell office:value-type="float" office:value="36188" table:formula="of:=[.CI71]+4" table:style-name="ce2">
            <text:p>36188</text:p>
          </table:table-cell>
          <table:table-cell office:value-type="float" office:value="36192" table:formula="of:=[.CJ71]+4" table:style-name="ce2">
            <text:p>36192</text:p>
          </table:table-cell>
          <table:table-cell office:value-type="float" office:value="36196" table:formula="of:=[.CK71]+4" table:style-name="ce2">
            <text:p>36196</text:p>
          </table:table-cell>
          <table:table-cell office:value-type="float" office:value="36200" table:formula="of:=[.CL71]+4" table:style-name="ce2">
            <text:p>36200</text:p>
          </table:table-cell>
          <table:table-cell office:value-type="float" office:value="36204" table:formula="of:=[.CM71]+4" table:style-name="ce2">
            <text:p>36204</text:p>
          </table:table-cell>
          <table:table-cell office:value-type="float" office:value="36208" table:formula="of:=[.CN71]+4" table:style-name="ce2">
            <text:p>36208</text:p>
          </table:table-cell>
          <table:table-cell office:value-type="float" office:value="36212" table:formula="of:=[.CO71]+4" table:style-name="ce2">
            <text:p>36212</text:p>
          </table:table-cell>
          <table:table-cell office:value-type="float" office:value="36216" table:formula="of:=[.CP71]+4" table:style-name="ce2">
            <text:p>36216</text:p>
          </table:table-cell>
          <table:table-cell office:value-type="float" office:value="36220" table:formula="of:=[.CQ71]+4" table:style-name="ce2">
            <text:p>36220</text:p>
          </table:table-cell>
          <table:table-cell office:value-type="float" office:value="36224" table:formula="of:=[.CR71]+4" table:style-name="ce2">
            <text:p>36224</text:p>
          </table:table-cell>
          <table:table-cell office:value-type="float" office:value="36228" table:formula="of:=[.CS71]+4" table:style-name="ce2">
            <text:p>36228</text:p>
          </table:table-cell>
          <table:table-cell office:value-type="float" office:value="36232" table:formula="of:=[.CT71]+4" table:style-name="ce2">
            <text:p>36232</text:p>
          </table:table-cell>
          <table:table-cell office:value-type="float" office:value="36236" table:formula="of:=[.CU71]+4" table:style-name="ce2">
            <text:p>36236</text:p>
          </table:table-cell>
          <table:table-cell office:value-type="float" office:value="36240" table:formula="of:=[.CV71]+4" table:style-name="ce2">
            <text:p>36240</text:p>
          </table:table-cell>
          <table:table-cell office:value-type="float" office:value="36244" table:formula="of:=[.CW71]+4" table:style-name="ce2">
            <text:p>36244</text:p>
          </table:table-cell>
          <table:table-cell office:value-type="float" office:value="36248" table:formula="of:=[.CX71]+4" table:style-name="ce2">
            <text:p>36248</text:p>
          </table:table-cell>
          <table:table-cell office:value-type="float" office:value="36252" table:formula="of:=[.CY71]+4" table:style-name="ce2">
            <text:p>36252</text:p>
          </table:table-cell>
          <table:table-cell office:value-type="float" office:value="36256" table:formula="of:=[.CZ71]+4" table:style-name="ce2">
            <text:p>36256</text:p>
          </table:table-cell>
          <table:table-cell office:value-type="float" office:value="36260" table:formula="of:=[.DA71]+4" table:style-name="ce2">
            <text:p>36260</text:p>
          </table:table-cell>
          <table:table-cell office:value-type="float" office:value="36264" table:formula="of:=[.DB71]+4" table:style-name="ce2">
            <text:p>36264</text:p>
          </table:table-cell>
          <table:table-cell office:value-type="float" office:value="36268" table:formula="of:=[.DC71]+4" table:style-name="ce2">
            <text:p>36268</text:p>
          </table:table-cell>
          <table:table-cell office:value-type="float" office:value="36272" table:formula="of:=[.DD71]+4" table:style-name="ce2">
            <text:p>36272</text:p>
          </table:table-cell>
          <table:table-cell office:value-type="float" office:value="36276" table:formula="of:=[.DE71]+4" table:style-name="ce2">
            <text:p>36276</text:p>
          </table:table-cell>
          <table:table-cell office:value-type="float" office:value="36280" table:formula="of:=[.DF71]+4" table:style-name="ce2">
            <text:p>36280</text:p>
          </table:table-cell>
          <table:table-cell office:value-type="float" office:value="36284" table:formula="of:=[.DG71]+4" table:style-name="ce2">
            <text:p>36284</text:p>
          </table:table-cell>
          <table:table-cell office:value-type="float" office:value="36288" table:formula="of:=[.DH71]+4" table:style-name="ce2">
            <text:p>36288</text:p>
          </table:table-cell>
          <table:table-cell office:value-type="float" office:value="36292" table:formula="of:=[.DI71]+4" table:style-name="ce2">
            <text:p>36292</text:p>
          </table:table-cell>
          <table:table-cell office:value-type="float" office:value="36296" table:formula="of:=[.DJ71]+4" table:style-name="ce2">
            <text:p>36296</text:p>
          </table:table-cell>
          <table:table-cell office:value-type="float" office:value="36300" table:formula="of:=[.DK71]+4" table:style-name="ce2">
            <text:p>36300</text:p>
          </table:table-cell>
          <table:table-cell office:value-type="float" office:value="36304" table:formula="of:=[.DL71]+4" table:style-name="ce2">
            <text:p>36304</text:p>
          </table:table-cell>
          <table:table-cell office:value-type="float" office:value="36308" table:formula="of:=[.DM71]+4" table:style-name="ce2">
            <text:p>36308</text:p>
          </table:table-cell>
          <table:table-cell office:value-type="float" office:value="36312" table:formula="of:=[.DN71]+4" table:style-name="ce2">
            <text:p>36312</text:p>
          </table:table-cell>
          <table:table-cell office:value-type="float" office:value="36316" table:formula="of:=[.DO71]+4" table:style-name="ce2">
            <text:p>36316</text:p>
          </table:table-cell>
          <table:table-cell office:value-type="float" office:value="36320" table:formula="of:=[.DP71]+4" table:style-name="ce2">
            <text:p>36320</text:p>
          </table:table-cell>
          <table:table-cell office:value-type="float" office:value="36324" table:formula="of:=[.DQ71]+4" table:style-name="ce2">
            <text:p>36324</text:p>
          </table:table-cell>
          <table:table-cell office:value-type="float" office:value="36328" table:formula="of:=[.DR71]+4" table:style-name="ce2">
            <text:p>36328</text:p>
          </table:table-cell>
          <table:table-cell office:value-type="float" office:value="36332" table:formula="of:=[.DS71]+4" table:style-name="ce2">
            <text:p>36332</text:p>
          </table:table-cell>
          <table:table-cell office:value-type="float" office:value="36336" table:formula="of:=[.DT71]+4" table:style-name="ce2">
            <text:p>36336</text:p>
          </table:table-cell>
          <table:table-cell office:value-type="float" office:value="36340" table:formula="of:=[.DU71]+4" table:style-name="ce2">
            <text:p>36340</text:p>
          </table:table-cell>
          <table:table-cell office:value-type="float" office:value="36344" table:formula="of:=[.DV71]+4" table:style-name="ce2">
            <text:p>36344</text:p>
          </table:table-cell>
          <table:table-cell office:value-type="float" office:value="36348" table:formula="of:=[.DW71]+4" table:style-name="ce2">
            <text:p>36348</text:p>
          </table:table-cell>
          <table:table-cell table:number-columns-repeated="16256"/>
        </table:table-row>
        <table:table-row table:style-name="ro1">
          <table:table-cell office:value-type="float" office:value="36352" table:formula="of:=[.A71]+512" table:style-name="ce2">
            <text:p>36352</text:p>
          </table:table-cell>
          <table:table-cell office:value-type="float" office:value="36356" table:formula="of:=[.B71]+512" table:style-name="ce2">
            <text:p>36356</text:p>
          </table:table-cell>
          <table:table-cell office:value-type="float" office:value="36360" table:formula="of:=[.B72]+4" table:style-name="ce2">
            <text:p>36360</text:p>
          </table:table-cell>
          <table:table-cell office:value-type="float" office:value="36364" table:formula="of:=[.C72]+4" table:style-name="ce2">
            <text:p>36364</text:p>
          </table:table-cell>
          <table:table-cell office:value-type="float" office:value="36368" table:formula="of:=[.D72]+4" table:style-name="ce2">
            <text:p>36368</text:p>
          </table:table-cell>
          <table:table-cell office:value-type="float" office:value="36372" table:formula="of:=[.E72]+4" table:style-name="ce2">
            <text:p>36372</text:p>
          </table:table-cell>
          <table:table-cell office:value-type="float" office:value="36376" table:formula="of:=[.F72]+4" table:style-name="ce4">
            <text:p>36376</text:p>
          </table:table-cell>
          <table:table-cell office:value-type="float" office:value="36380" table:formula="of:=[.G72]+4" table:style-name="ce4">
            <text:p>36380</text:p>
          </table:table-cell>
          <table:table-cell office:value-type="float" office:value="36384" table:formula="of:=[.H72]+4" table:style-name="ce4">
            <text:p>36384</text:p>
          </table:table-cell>
          <table:table-cell office:value-type="float" office:value="36388" table:formula="of:=[.I72]+4" table:style-name="ce4">
            <text:p>36388</text:p>
          </table:table-cell>
          <table:table-cell office:value-type="float" office:value="36392" table:formula="of:=[.J72]+4" table:style-name="ce4">
            <text:p>36392</text:p>
          </table:table-cell>
          <table:table-cell office:value-type="float" office:value="36396" table:formula="of:=[.K72]+4" table:style-name="ce4">
            <text:p>36396</text:p>
          </table:table-cell>
          <table:table-cell office:value-type="float" office:value="36400" table:formula="of:=[.L72]+4" table:style-name="ce2">
            <text:p>36400</text:p>
          </table:table-cell>
          <table:table-cell office:value-type="float" office:value="36404" table:formula="of:=[.M72]+4" table:style-name="ce2">
            <text:p>36404</text:p>
          </table:table-cell>
          <table:table-cell office:value-type="float" office:value="36408" table:formula="of:=[.N72]+4" table:style-name="ce2">
            <text:p>36408</text:p>
          </table:table-cell>
          <table:table-cell office:value-type="float" office:value="36412" table:formula="of:=[.O72]+4" table:style-name="ce2">
            <text:p>36412</text:p>
          </table:table-cell>
          <table:table-cell office:value-type="float" office:value="36416" table:formula="of:=[.P72]+4" table:style-name="ce2">
            <text:p>36416</text:p>
          </table:table-cell>
          <table:table-cell office:value-type="float" office:value="36420" table:formula="of:=[.Q72]+4" table:style-name="ce2">
            <text:p>36420</text:p>
          </table:table-cell>
          <table:table-cell office:value-type="float" office:value="36424" table:formula="of:=[.R72]+4" table:style-name="ce2">
            <text:p>36424</text:p>
          </table:table-cell>
          <table:table-cell office:value-type="float" office:value="36428" table:formula="of:=[.S72]+4" table:style-name="ce2">
            <text:p>36428</text:p>
          </table:table-cell>
          <table:table-cell office:value-type="float" office:value="36432" table:formula="of:=[.T72]+4" table:style-name="ce2">
            <text:p>36432</text:p>
          </table:table-cell>
          <table:table-cell office:value-type="float" office:value="36436" table:formula="of:=[.U72]+4" table:style-name="ce2">
            <text:p>36436</text:p>
          </table:table-cell>
          <table:table-cell office:value-type="float" office:value="36440" table:formula="of:=[.V72]+4" table:style-name="ce2">
            <text:p>36440</text:p>
          </table:table-cell>
          <table:table-cell office:value-type="float" office:value="36444" table:formula="of:=[.W72]+4" table:style-name="ce2">
            <text:p>36444</text:p>
          </table:table-cell>
          <table:table-cell office:value-type="float" office:value="36448" table:formula="of:=[.X72]+4" table:style-name="ce2">
            <text:p>36448</text:p>
          </table:table-cell>
          <table:table-cell office:value-type="float" office:value="36452" table:formula="of:=[.Y72]+4" table:style-name="ce2">
            <text:p>36452</text:p>
          </table:table-cell>
          <table:table-cell office:value-type="float" office:value="36456" table:formula="of:=[.Z72]+4" table:style-name="ce2">
            <text:p>36456</text:p>
          </table:table-cell>
          <table:table-cell office:value-type="float" office:value="36460" table:formula="of:=[.AA72]+4" table:style-name="ce2">
            <text:p>36460</text:p>
          </table:table-cell>
          <table:table-cell office:value-type="float" office:value="36464" table:formula="of:=[.AB72]+4" table:style-name="ce2">
            <text:p>36464</text:p>
          </table:table-cell>
          <table:table-cell office:value-type="float" office:value="36468" table:formula="of:=[.AC72]+4" table:style-name="ce2">
            <text:p>36468</text:p>
          </table:table-cell>
          <table:table-cell office:value-type="float" office:value="36472" table:formula="of:=[.AD72]+4" table:style-name="ce2">
            <text:p>36472</text:p>
          </table:table-cell>
          <table:table-cell office:value-type="float" office:value="36476" table:formula="of:=[.AE72]+4" table:style-name="ce2">
            <text:p>36476</text:p>
          </table:table-cell>
          <table:table-cell office:value-type="float" office:value="36480" table:formula="of:=[.AF72]+4" table:style-name="ce2">
            <text:p>36480</text:p>
          </table:table-cell>
          <table:table-cell office:value-type="float" office:value="36484" table:formula="of:=[.AG72]+4" table:style-name="ce2">
            <text:p>36484</text:p>
          </table:table-cell>
          <table:table-cell office:value-type="float" office:value="36488" table:formula="of:=[.AH72]+4" table:style-name="ce2">
            <text:p>36488</text:p>
          </table:table-cell>
          <table:table-cell office:value-type="float" office:value="36492" table:formula="of:=[.AI72]+4" table:style-name="ce2">
            <text:p>36492</text:p>
          </table:table-cell>
          <table:table-cell office:value-type="float" office:value="36496" table:formula="of:=[.AJ72]+4" table:style-name="ce2">
            <text:p>36496</text:p>
          </table:table-cell>
          <table:table-cell office:value-type="float" office:value="36500" table:formula="of:=[.AK72]+4" table:style-name="ce2">
            <text:p>36500</text:p>
          </table:table-cell>
          <table:table-cell office:value-type="float" office:value="36504" table:formula="of:=[.AL72]+4" table:style-name="ce2">
            <text:p>36504</text:p>
          </table:table-cell>
          <table:table-cell office:value-type="float" office:value="36508" table:formula="of:=[.AM72]+4" table:style-name="ce2">
            <text:p>36508</text:p>
          </table:table-cell>
          <table:table-cell office:value-type="float" office:value="36512" table:formula="of:=[.AN72]+4" table:style-name="ce2">
            <text:p>36512</text:p>
          </table:table-cell>
          <table:table-cell office:value-type="float" office:value="36516" table:formula="of:=[.AO72]+4" table:style-name="ce2">
            <text:p>36516</text:p>
          </table:table-cell>
          <table:table-cell office:value-type="float" office:value="36520" table:formula="of:=[.AP72]+4" table:style-name="ce2">
            <text:p>36520</text:p>
          </table:table-cell>
          <table:table-cell office:value-type="float" office:value="36524" table:formula="of:=[.AQ72]+4" table:style-name="ce2">
            <text:p>36524</text:p>
          </table:table-cell>
          <table:table-cell office:value-type="float" office:value="36528" table:formula="of:=[.AR72]+4" table:style-name="ce2">
            <text:p>36528</text:p>
          </table:table-cell>
          <table:table-cell office:value-type="float" office:value="36532" table:formula="of:=[.AS72]+4" table:style-name="ce2">
            <text:p>36532</text:p>
          </table:table-cell>
          <table:table-cell office:value-type="float" office:value="36536" table:formula="of:=[.AT72]+4" table:style-name="ce2">
            <text:p>36536</text:p>
          </table:table-cell>
          <table:table-cell office:value-type="float" office:value="36540" table:formula="of:=[.AU72]+4" table:style-name="ce2">
            <text:p>36540</text:p>
          </table:table-cell>
          <table:table-cell office:value-type="float" office:value="36544" table:formula="of:=[.AV72]+4" table:style-name="ce2">
            <text:p>36544</text:p>
          </table:table-cell>
          <table:table-cell office:value-type="float" office:value="36548" table:formula="of:=[.AW72]+4" table:style-name="ce2">
            <text:p>36548</text:p>
          </table:table-cell>
          <table:table-cell office:value-type="float" office:value="36552" table:formula="of:=[.AX72]+4" table:style-name="ce2">
            <text:p>36552</text:p>
          </table:table-cell>
          <table:table-cell office:value-type="float" office:value="36556" table:formula="of:=[.AY72]+4" table:style-name="ce2">
            <text:p>36556</text:p>
          </table:table-cell>
          <table:table-cell office:value-type="float" office:value="36560" table:formula="of:=[.AZ72]+4" table:style-name="ce2">
            <text:p>36560</text:p>
          </table:table-cell>
          <table:table-cell office:value-type="float" office:value="36564" table:formula="of:=[.BA72]+4" table:style-name="ce2">
            <text:p>36564</text:p>
          </table:table-cell>
          <table:table-cell office:value-type="float" office:value="36568" table:formula="of:=[.BB72]+4" table:style-name="ce2">
            <text:p>36568</text:p>
          </table:table-cell>
          <table:table-cell office:value-type="float" office:value="36572" table:formula="of:=[.BC72]+4" table:style-name="ce2">
            <text:p>36572</text:p>
          </table:table-cell>
          <table:table-cell office:value-type="float" office:value="36576" table:formula="of:=[.BD72]+4" table:style-name="ce2">
            <text:p>36576</text:p>
          </table:table-cell>
          <table:table-cell office:value-type="float" office:value="36580" table:formula="of:=[.BE72]+4" table:style-name="ce2">
            <text:p>36580</text:p>
          </table:table-cell>
          <table:table-cell office:value-type="float" office:value="36584" table:formula="of:=[.BF72]+4" table:style-name="ce2">
            <text:p>36584</text:p>
          </table:table-cell>
          <table:table-cell office:value-type="float" office:value="36588" table:formula="of:=[.BG72]+4" table:style-name="ce2">
            <text:p>36588</text:p>
          </table:table-cell>
          <table:table-cell office:value-type="float" office:value="36592" table:formula="of:=[.BH72]+4" table:style-name="ce2">
            <text:p>36592</text:p>
          </table:table-cell>
          <table:table-cell office:value-type="float" office:value="36596" table:formula="of:=[.BI72]+4" table:style-name="ce2">
            <text:p>36596</text:p>
          </table:table-cell>
          <table:table-cell office:value-type="float" office:value="36600" table:formula="of:=[.BJ72]+4" table:style-name="ce2">
            <text:p>36600</text:p>
          </table:table-cell>
          <table:table-cell office:value-type="float" office:value="36604" table:formula="of:=[.BK72]+4" table:style-name="ce2">
            <text:p>36604</text:p>
          </table:table-cell>
          <table:table-cell office:value-type="float" office:value="36608" table:formula="of:=[.BL72]+4" table:style-name="ce2">
            <text:p>36608</text:p>
          </table:table-cell>
          <table:table-cell office:value-type="float" office:value="36612" table:formula="of:=[.BM72]+4" table:style-name="ce2">
            <text:p>36612</text:p>
          </table:table-cell>
          <table:table-cell office:value-type="float" office:value="36616" table:formula="of:=[.BN72]+4" table:style-name="ce2">
            <text:p>36616</text:p>
          </table:table-cell>
          <table:table-cell office:value-type="float" office:value="36620" table:formula="of:=[.BO72]+4" table:style-name="ce2">
            <text:p>36620</text:p>
          </table:table-cell>
          <table:table-cell office:value-type="float" office:value="36624" table:formula="of:=[.BP72]+4" table:style-name="ce2">
            <text:p>36624</text:p>
          </table:table-cell>
          <table:table-cell office:value-type="float" office:value="36628" table:formula="of:=[.BQ72]+4" table:style-name="ce2">
            <text:p>36628</text:p>
          </table:table-cell>
          <table:table-cell office:value-type="float" office:value="36632" table:formula="of:=[.BR72]+4" table:style-name="ce2">
            <text:p>36632</text:p>
          </table:table-cell>
          <table:table-cell office:value-type="float" office:value="36636" table:formula="of:=[.BS72]+4" table:style-name="ce2">
            <text:p>36636</text:p>
          </table:table-cell>
          <table:table-cell office:value-type="float" office:value="36640" table:formula="of:=[.BT72]+4" table:style-name="ce2">
            <text:p>36640</text:p>
          </table:table-cell>
          <table:table-cell office:value-type="float" office:value="36644" table:formula="of:=[.BU72]+4" table:style-name="ce2">
            <text:p>36644</text:p>
          </table:table-cell>
          <table:table-cell office:value-type="float" office:value="36648" table:formula="of:=[.BV72]+4" table:style-name="ce2">
            <text:p>36648</text:p>
          </table:table-cell>
          <table:table-cell office:value-type="float" office:value="36652" table:formula="of:=[.BW72]+4" table:style-name="ce2">
            <text:p>36652</text:p>
          </table:table-cell>
          <table:table-cell office:value-type="float" office:value="36656" table:formula="of:=[.BX72]+4" table:style-name="ce2">
            <text:p>36656</text:p>
          </table:table-cell>
          <table:table-cell office:value-type="float" office:value="36660" table:formula="of:=[.BY72]+4" table:style-name="ce2">
            <text:p>36660</text:p>
          </table:table-cell>
          <table:table-cell office:value-type="float" office:value="36664" table:formula="of:=[.BZ72]+4" table:style-name="ce2">
            <text:p>36664</text:p>
          </table:table-cell>
          <table:table-cell office:value-type="float" office:value="36668" table:formula="of:=[.CA72]+4" table:style-name="ce2">
            <text:p>36668</text:p>
          </table:table-cell>
          <table:table-cell office:value-type="float" office:value="36672" table:formula="of:=[.CB72]+4" table:style-name="ce2">
            <text:p>36672</text:p>
          </table:table-cell>
          <table:table-cell office:value-type="float" office:value="36676" table:formula="of:=[.CC72]+4" table:style-name="ce2">
            <text:p>36676</text:p>
          </table:table-cell>
          <table:table-cell office:value-type="float" office:value="36680" table:formula="of:=[.CD72]+4" table:style-name="ce2">
            <text:p>36680</text:p>
          </table:table-cell>
          <table:table-cell office:value-type="float" office:value="36684" table:formula="of:=[.CE72]+4" table:style-name="ce2">
            <text:p>36684</text:p>
          </table:table-cell>
          <table:table-cell office:value-type="float" office:value="36688" table:formula="of:=[.CF72]+4" table:style-name="ce2">
            <text:p>36688</text:p>
          </table:table-cell>
          <table:table-cell office:value-type="float" office:value="36692" table:formula="of:=[.CG72]+4" table:style-name="ce2">
            <text:p>36692</text:p>
          </table:table-cell>
          <table:table-cell office:value-type="float" office:value="36696" table:formula="of:=[.CH72]+4" table:style-name="ce2">
            <text:p>36696</text:p>
          </table:table-cell>
          <table:table-cell office:value-type="float" office:value="36700" table:formula="of:=[.CI72]+4" table:style-name="ce2">
            <text:p>36700</text:p>
          </table:table-cell>
          <table:table-cell office:value-type="float" office:value="36704" table:formula="of:=[.CJ72]+4" table:style-name="ce2">
            <text:p>36704</text:p>
          </table:table-cell>
          <table:table-cell office:value-type="float" office:value="36708" table:formula="of:=[.CK72]+4" table:style-name="ce2">
            <text:p>36708</text:p>
          </table:table-cell>
          <table:table-cell office:value-type="float" office:value="36712" table:formula="of:=[.CL72]+4" table:style-name="ce2">
            <text:p>36712</text:p>
          </table:table-cell>
          <table:table-cell office:value-type="float" office:value="36716" table:formula="of:=[.CM72]+4" table:style-name="ce2">
            <text:p>36716</text:p>
          </table:table-cell>
          <table:table-cell office:value-type="float" office:value="36720" table:formula="of:=[.CN72]+4" table:style-name="ce2">
            <text:p>36720</text:p>
          </table:table-cell>
          <table:table-cell office:value-type="float" office:value="36724" table:formula="of:=[.CO72]+4" table:style-name="ce2">
            <text:p>36724</text:p>
          </table:table-cell>
          <table:table-cell office:value-type="float" office:value="36728" table:formula="of:=[.CP72]+4" table:style-name="ce2">
            <text:p>36728</text:p>
          </table:table-cell>
          <table:table-cell office:value-type="float" office:value="36732" table:formula="of:=[.CQ72]+4" table:style-name="ce2">
            <text:p>36732</text:p>
          </table:table-cell>
          <table:table-cell office:value-type="float" office:value="36736" table:formula="of:=[.CR72]+4" table:style-name="ce2">
            <text:p>36736</text:p>
          </table:table-cell>
          <table:table-cell office:value-type="float" office:value="36740" table:formula="of:=[.CS72]+4" table:style-name="ce2">
            <text:p>36740</text:p>
          </table:table-cell>
          <table:table-cell office:value-type="float" office:value="36744" table:formula="of:=[.CT72]+4" table:style-name="ce2">
            <text:p>36744</text:p>
          </table:table-cell>
          <table:table-cell office:value-type="float" office:value="36748" table:formula="of:=[.CU72]+4" table:style-name="ce2">
            <text:p>36748</text:p>
          </table:table-cell>
          <table:table-cell office:value-type="float" office:value="36752" table:formula="of:=[.CV72]+4" table:style-name="ce2">
            <text:p>36752</text:p>
          </table:table-cell>
          <table:table-cell office:value-type="float" office:value="36756" table:formula="of:=[.CW72]+4" table:style-name="ce2">
            <text:p>36756</text:p>
          </table:table-cell>
          <table:table-cell office:value-type="float" office:value="36760" table:formula="of:=[.CX72]+4" table:style-name="ce2">
            <text:p>36760</text:p>
          </table:table-cell>
          <table:table-cell office:value-type="float" office:value="36764" table:formula="of:=[.CY72]+4" table:style-name="ce2">
            <text:p>36764</text:p>
          </table:table-cell>
          <table:table-cell office:value-type="float" office:value="36768" table:formula="of:=[.CZ72]+4" table:style-name="ce2">
            <text:p>36768</text:p>
          </table:table-cell>
          <table:table-cell office:value-type="float" office:value="36772" table:formula="of:=[.DA72]+4" table:style-name="ce2">
            <text:p>36772</text:p>
          </table:table-cell>
          <table:table-cell office:value-type="float" office:value="36776" table:formula="of:=[.DB72]+4" table:style-name="ce2">
            <text:p>36776</text:p>
          </table:table-cell>
          <table:table-cell office:value-type="float" office:value="36780" table:formula="of:=[.DC72]+4" table:style-name="ce2">
            <text:p>36780</text:p>
          </table:table-cell>
          <table:table-cell office:value-type="float" office:value="36784" table:formula="of:=[.DD72]+4" table:style-name="ce2">
            <text:p>36784</text:p>
          </table:table-cell>
          <table:table-cell office:value-type="float" office:value="36788" table:formula="of:=[.DE72]+4" table:style-name="ce2">
            <text:p>36788</text:p>
          </table:table-cell>
          <table:table-cell office:value-type="float" office:value="36792" table:formula="of:=[.DF72]+4" table:style-name="ce2">
            <text:p>36792</text:p>
          </table:table-cell>
          <table:table-cell office:value-type="float" office:value="36796" table:formula="of:=[.DG72]+4" table:style-name="ce2">
            <text:p>36796</text:p>
          </table:table-cell>
          <table:table-cell office:value-type="float" office:value="36800" table:formula="of:=[.DH72]+4" table:style-name="ce2">
            <text:p>36800</text:p>
          </table:table-cell>
          <table:table-cell office:value-type="float" office:value="36804" table:formula="of:=[.DI72]+4" table:style-name="ce2">
            <text:p>36804</text:p>
          </table:table-cell>
          <table:table-cell office:value-type="float" office:value="36808" table:formula="of:=[.DJ72]+4" table:style-name="ce2">
            <text:p>36808</text:p>
          </table:table-cell>
          <table:table-cell office:value-type="float" office:value="36812" table:formula="of:=[.DK72]+4" table:style-name="ce2">
            <text:p>36812</text:p>
          </table:table-cell>
          <table:table-cell office:value-type="float" office:value="36816" table:formula="of:=[.DL72]+4" table:style-name="ce2">
            <text:p>36816</text:p>
          </table:table-cell>
          <table:table-cell office:value-type="float" office:value="36820" table:formula="of:=[.DM72]+4" table:style-name="ce2">
            <text:p>36820</text:p>
          </table:table-cell>
          <table:table-cell office:value-type="float" office:value="36824" table:formula="of:=[.DN72]+4" table:style-name="ce2">
            <text:p>36824</text:p>
          </table:table-cell>
          <table:table-cell office:value-type="float" office:value="36828" table:formula="of:=[.DO72]+4" table:style-name="ce2">
            <text:p>36828</text:p>
          </table:table-cell>
          <table:table-cell office:value-type="float" office:value="36832" table:formula="of:=[.DP72]+4" table:style-name="ce2">
            <text:p>36832</text:p>
          </table:table-cell>
          <table:table-cell office:value-type="float" office:value="36836" table:formula="of:=[.DQ72]+4" table:style-name="ce2">
            <text:p>36836</text:p>
          </table:table-cell>
          <table:table-cell office:value-type="float" office:value="36840" table:formula="of:=[.DR72]+4" table:style-name="ce2">
            <text:p>36840</text:p>
          </table:table-cell>
          <table:table-cell office:value-type="float" office:value="36844" table:formula="of:=[.DS72]+4" table:style-name="ce2">
            <text:p>36844</text:p>
          </table:table-cell>
          <table:table-cell office:value-type="float" office:value="36848" table:formula="of:=[.DT72]+4" table:style-name="ce2">
            <text:p>36848</text:p>
          </table:table-cell>
          <table:table-cell office:value-type="float" office:value="36852" table:formula="of:=[.DU72]+4" table:style-name="ce2">
            <text:p>36852</text:p>
          </table:table-cell>
          <table:table-cell office:value-type="float" office:value="36856" table:formula="of:=[.DV72]+4" table:style-name="ce2">
            <text:p>36856</text:p>
          </table:table-cell>
          <table:table-cell office:value-type="float" office:value="36860" table:formula="of:=[.DW72]+4" table:style-name="ce2">
            <text:p>36860</text:p>
          </table:table-cell>
          <table:table-cell table:number-columns-repeated="16256"/>
        </table:table-row>
        <table:table-row table:style-name="ro1">
          <table:table-cell office:value-type="float" office:value="36864" table:formula="of:=[.A72]+512" table:style-name="ce2">
            <text:p>36864</text:p>
          </table:table-cell>
          <table:table-cell office:value-type="float" office:value="36868" table:formula="of:=[.A73]+4" table:style-name="ce2">
            <text:p>36868</text:p>
          </table:table-cell>
          <table:table-cell office:value-type="float" office:value="36872" table:formula="of:=[.B73]+4" table:style-name="ce2">
            <text:p>36872</text:p>
          </table:table-cell>
          <table:table-cell office:value-type="float" office:value="36876" table:formula="of:=[.C73]+4" table:style-name="ce2">
            <text:p>36876</text:p>
          </table:table-cell>
          <table:table-cell office:value-type="float" office:value="36880" table:formula="of:=[.D73]+4" table:style-name="ce2">
            <text:p>36880</text:p>
          </table:table-cell>
          <table:table-cell office:value-type="float" office:value="36884" table:formula="of:=[.E73]+4" table:style-name="ce2">
            <text:p>36884</text:p>
          </table:table-cell>
          <table:table-cell office:value-type="float" office:value="36888" table:formula="of:=[.F73]+4" table:style-name="ce2">
            <text:p>36888</text:p>
          </table:table-cell>
          <table:table-cell office:value-type="float" office:value="36892" table:formula="of:=[.G73]+4" table:style-name="ce2">
            <text:p>36892</text:p>
          </table:table-cell>
          <table:table-cell office:value-type="float" office:value="36896" table:formula="of:=[.H73]+4" table:style-name="ce2">
            <text:p>36896</text:p>
          </table:table-cell>
          <table:table-cell office:value-type="float" office:value="36900" table:formula="of:=[.I73]+4" table:style-name="ce2">
            <text:p>36900</text:p>
          </table:table-cell>
          <table:table-cell office:value-type="float" office:value="36904" table:formula="of:=[.J73]+4" table:style-name="ce2">
            <text:p>36904</text:p>
          </table:table-cell>
          <table:table-cell office:value-type="float" office:value="36908" table:formula="of:=[.K73]+4" table:style-name="ce2">
            <text:p>36908</text:p>
          </table:table-cell>
          <table:table-cell office:value-type="float" office:value="36912" table:formula="of:=[.L73]+4" table:style-name="ce2">
            <text:p>36912</text:p>
          </table:table-cell>
          <table:table-cell office:value-type="float" office:value="36916" table:formula="of:=[.M73]+4" table:style-name="ce2">
            <text:p>36916</text:p>
          </table:table-cell>
          <table:table-cell office:value-type="float" office:value="36920" table:formula="of:=[.N73]+4" table:style-name="ce2">
            <text:p>36920</text:p>
          </table:table-cell>
          <table:table-cell office:value-type="float" office:value="36924" table:formula="of:=[.O73]+4" table:style-name="ce2">
            <text:p>36924</text:p>
          </table:table-cell>
          <table:table-cell office:value-type="float" office:value="36928" table:formula="of:=[.P73]+4" table:style-name="ce2">
            <text:p>36928</text:p>
          </table:table-cell>
          <table:table-cell office:value-type="float" office:value="36932" table:formula="of:=[.Q73]+4" table:style-name="ce2">
            <text:p>36932</text:p>
          </table:table-cell>
          <table:table-cell office:value-type="float" office:value="36936" table:formula="of:=[.R73]+4" table:style-name="ce2">
            <text:p>36936</text:p>
          </table:table-cell>
          <table:table-cell office:value-type="float" office:value="36940" table:formula="of:=[.S73]+4" table:style-name="ce2">
            <text:p>36940</text:p>
          </table:table-cell>
          <table:table-cell office:value-type="float" office:value="36944" table:formula="of:=[.T73]+4" table:style-name="ce2">
            <text:p>36944</text:p>
          </table:table-cell>
          <table:table-cell office:value-type="float" office:value="36948" table:formula="of:=[.U73]+4" table:style-name="ce2">
            <text:p>36948</text:p>
          </table:table-cell>
          <table:table-cell office:value-type="float" office:value="36952" table:formula="of:=[.V73]+4" table:style-name="ce2">
            <text:p>36952</text:p>
          </table:table-cell>
          <table:table-cell office:value-type="float" office:value="36956" table:formula="of:=[.W73]+4" table:style-name="ce2">
            <text:p>36956</text:p>
          </table:table-cell>
          <table:table-cell office:value-type="float" office:value="36960" table:formula="of:=[.X73]+4" table:style-name="ce2">
            <text:p>36960</text:p>
          </table:table-cell>
          <table:table-cell office:value-type="float" office:value="36964" table:formula="of:=[.Y73]+4" table:style-name="ce2">
            <text:p>36964</text:p>
          </table:table-cell>
          <table:table-cell office:value-type="float" office:value="36968" table:formula="of:=[.Z73]+4" table:style-name="ce2">
            <text:p>36968</text:p>
          </table:table-cell>
          <table:table-cell office:value-type="float" office:value="36972" table:formula="of:=[.AA73]+4" table:style-name="ce2">
            <text:p>36972</text:p>
          </table:table-cell>
          <table:table-cell office:value-type="float" office:value="36976" table:formula="of:=[.AB73]+4" table:style-name="ce2">
            <text:p>36976</text:p>
          </table:table-cell>
          <table:table-cell office:value-type="float" office:value="36980" table:formula="of:=[.AC73]+4" table:style-name="ce2">
            <text:p>36980</text:p>
          </table:table-cell>
          <table:table-cell office:value-type="float" office:value="36984" table:formula="of:=[.AD73]+4" table:style-name="ce2">
            <text:p>36984</text:p>
          </table:table-cell>
          <table:table-cell office:value-type="float" office:value="36988" table:formula="of:=[.AE73]+4" table:style-name="ce2">
            <text:p>36988</text:p>
          </table:table-cell>
          <table:table-cell office:value-type="float" office:value="36992" table:formula="of:=[.AF73]+4" table:style-name="ce2">
            <text:p>36992</text:p>
          </table:table-cell>
          <table:table-cell office:value-type="float" office:value="36996" table:formula="of:=[.AG73]+4" table:style-name="ce2">
            <text:p>36996</text:p>
          </table:table-cell>
          <table:table-cell office:value-type="float" office:value="37000" table:formula="of:=[.AH73]+4" table:style-name="ce2">
            <text:p>37000</text:p>
          </table:table-cell>
          <table:table-cell office:value-type="float" office:value="37004" table:formula="of:=[.AI73]+4" table:style-name="ce2">
            <text:p>37004</text:p>
          </table:table-cell>
          <table:table-cell office:value-type="float" office:value="37008" table:formula="of:=[.AJ73]+4" table:style-name="ce2">
            <text:p>37008</text:p>
          </table:table-cell>
          <table:table-cell office:value-type="float" office:value="37012" table:formula="of:=[.AK73]+4" table:style-name="ce2">
            <text:p>37012</text:p>
          </table:table-cell>
          <table:table-cell office:value-type="float" office:value="37016" table:formula="of:=[.AL73]+4" table:style-name="ce2">
            <text:p>37016</text:p>
          </table:table-cell>
          <table:table-cell office:value-type="float" office:value="37020" table:formula="of:=[.AM73]+4" table:style-name="ce2">
            <text:p>37020</text:p>
          </table:table-cell>
          <table:table-cell office:value-type="float" office:value="37024" table:formula="of:=[.AN73]+4" table:style-name="ce2">
            <text:p>37024</text:p>
          </table:table-cell>
          <table:table-cell office:value-type="float" office:value="37028" table:formula="of:=[.AO73]+4" table:style-name="ce2">
            <text:p>37028</text:p>
          </table:table-cell>
          <table:table-cell office:value-type="float" office:value="37032" table:formula="of:=[.AP73]+4" table:style-name="ce2">
            <text:p>37032</text:p>
          </table:table-cell>
          <table:table-cell office:value-type="float" office:value="37036" table:formula="of:=[.AQ73]+4" table:style-name="ce2">
            <text:p>37036</text:p>
          </table:table-cell>
          <table:table-cell office:value-type="float" office:value="37040" table:formula="of:=[.AR73]+4" table:style-name="ce2">
            <text:p>37040</text:p>
          </table:table-cell>
          <table:table-cell office:value-type="float" office:value="37044" table:formula="of:=[.AS73]+4" table:style-name="ce2">
            <text:p>37044</text:p>
          </table:table-cell>
          <table:table-cell office:value-type="float" office:value="37048" table:formula="of:=[.AT73]+4" table:style-name="ce2">
            <text:p>37048</text:p>
          </table:table-cell>
          <table:table-cell office:value-type="float" office:value="37052" table:formula="of:=[.AU73]+4" table:style-name="ce2">
            <text:p>37052</text:p>
          </table:table-cell>
          <table:table-cell office:value-type="float" office:value="37056" table:formula="of:=[.AV73]+4" table:style-name="ce2">
            <text:p>37056</text:p>
          </table:table-cell>
          <table:table-cell office:value-type="float" office:value="37060" table:formula="of:=[.AW73]+4" table:style-name="ce2">
            <text:p>37060</text:p>
          </table:table-cell>
          <table:table-cell office:value-type="float" office:value="37064" table:formula="of:=[.AX73]+4" table:style-name="ce2">
            <text:p>37064</text:p>
          </table:table-cell>
          <table:table-cell office:value-type="float" office:value="37068" table:formula="of:=[.AY73]+4" table:style-name="ce2">
            <text:p>37068</text:p>
          </table:table-cell>
          <table:table-cell office:value-type="float" office:value="37072" table:formula="of:=[.AZ73]+4" table:style-name="ce2">
            <text:p>37072</text:p>
          </table:table-cell>
          <table:table-cell office:value-type="float" office:value="37076" table:formula="of:=[.BA73]+4" table:style-name="ce2">
            <text:p>37076</text:p>
          </table:table-cell>
          <table:table-cell office:value-type="float" office:value="37080" table:formula="of:=[.BB73]+4" table:style-name="ce2">
            <text:p>37080</text:p>
          </table:table-cell>
          <table:table-cell office:value-type="float" office:value="37084" table:formula="of:=[.BC73]+4" table:style-name="ce2">
            <text:p>37084</text:p>
          </table:table-cell>
          <table:table-cell office:value-type="float" office:value="37088" table:formula="of:=[.BD73]+4" table:style-name="ce2">
            <text:p>37088</text:p>
          </table:table-cell>
          <table:table-cell office:value-type="float" office:value="37092" table:formula="of:=[.BE73]+4" table:style-name="ce2">
            <text:p>37092</text:p>
          </table:table-cell>
          <table:table-cell office:value-type="float" office:value="37096" table:formula="of:=[.BF73]+4" table:style-name="ce2">
            <text:p>37096</text:p>
          </table:table-cell>
          <table:table-cell office:value-type="float" office:value="37100" table:formula="of:=[.BG73]+4" table:style-name="ce2">
            <text:p>37100</text:p>
          </table:table-cell>
          <table:table-cell office:value-type="float" office:value="37104" table:formula="of:=[.BH73]+4" table:style-name="ce2">
            <text:p>37104</text:p>
          </table:table-cell>
          <table:table-cell office:value-type="float" office:value="37108" table:formula="of:=[.BI73]+4" table:style-name="ce2">
            <text:p>37108</text:p>
          </table:table-cell>
          <table:table-cell office:value-type="float" office:value="37112" table:formula="of:=[.BJ73]+4" table:style-name="ce2">
            <text:p>37112</text:p>
          </table:table-cell>
          <table:table-cell office:value-type="float" office:value="37116" table:formula="of:=[.BK73]+4" table:style-name="ce2">
            <text:p>37116</text:p>
          </table:table-cell>
          <table:table-cell office:value-type="float" office:value="37120" table:formula="of:=[.BL73]+4" table:style-name="ce2">
            <text:p>37120</text:p>
          </table:table-cell>
          <table:table-cell office:value-type="float" office:value="37124" table:formula="of:=[.BM73]+4" table:style-name="ce2">
            <text:p>37124</text:p>
          </table:table-cell>
          <table:table-cell office:value-type="float" office:value="37128" table:formula="of:=[.BN73]+4" table:style-name="ce2">
            <text:p>37128</text:p>
          </table:table-cell>
          <table:table-cell office:value-type="float" office:value="37132" table:formula="of:=[.BO73]+4" table:style-name="ce2">
            <text:p>37132</text:p>
          </table:table-cell>
          <table:table-cell office:value-type="float" office:value="37136" table:formula="of:=[.BP73]+4" table:style-name="ce2">
            <text:p>37136</text:p>
          </table:table-cell>
          <table:table-cell office:value-type="float" office:value="37140" table:formula="of:=[.BQ73]+4" table:style-name="ce2">
            <text:p>37140</text:p>
          </table:table-cell>
          <table:table-cell office:value-type="float" office:value="37144" table:formula="of:=[.BR73]+4" table:style-name="ce2">
            <text:p>37144</text:p>
          </table:table-cell>
          <table:table-cell office:value-type="float" office:value="37148" table:formula="of:=[.BS73]+4" table:style-name="ce2">
            <text:p>37148</text:p>
          </table:table-cell>
          <table:table-cell office:value-type="float" office:value="37152" table:formula="of:=[.BT73]+4" table:style-name="ce2">
            <text:p>37152</text:p>
          </table:table-cell>
          <table:table-cell office:value-type="float" office:value="37156" table:formula="of:=[.BU73]+4" table:style-name="ce2">
            <text:p>37156</text:p>
          </table:table-cell>
          <table:table-cell office:value-type="float" office:value="37160" table:formula="of:=[.BV73]+4" table:style-name="ce2">
            <text:p>37160</text:p>
          </table:table-cell>
          <table:table-cell office:value-type="float" office:value="37164" table:formula="of:=[.BW73]+4" table:style-name="ce2">
            <text:p>37164</text:p>
          </table:table-cell>
          <table:table-cell office:value-type="float" office:value="37168" table:formula="of:=[.BX73]+4" table:style-name="ce2">
            <text:p>37168</text:p>
          </table:table-cell>
          <table:table-cell office:value-type="float" office:value="37172" table:formula="of:=[.BY73]+4" table:style-name="ce2">
            <text:p>37172</text:p>
          </table:table-cell>
          <table:table-cell office:value-type="float" office:value="37176" table:formula="of:=[.BZ73]+4" table:style-name="ce2">
            <text:p>37176</text:p>
          </table:table-cell>
          <table:table-cell office:value-type="float" office:value="37180" table:formula="of:=[.CA73]+4" table:style-name="ce2">
            <text:p>37180</text:p>
          </table:table-cell>
          <table:table-cell office:value-type="float" office:value="37184" table:formula="of:=[.CB73]+4" table:style-name="ce2">
            <text:p>37184</text:p>
          </table:table-cell>
          <table:table-cell office:value-type="float" office:value="37188" table:formula="of:=[.CC73]+4" table:style-name="ce2">
            <text:p>37188</text:p>
          </table:table-cell>
          <table:table-cell office:value-type="float" office:value="37192" table:formula="of:=[.CD73]+4" table:style-name="ce2">
            <text:p>37192</text:p>
          </table:table-cell>
          <table:table-cell office:value-type="float" office:value="37196" table:formula="of:=[.CE73]+4" table:style-name="ce2">
            <text:p>37196</text:p>
          </table:table-cell>
          <table:table-cell office:value-type="float" office:value="37200" table:formula="of:=[.CF73]+4" table:style-name="ce2">
            <text:p>37200</text:p>
          </table:table-cell>
          <table:table-cell office:value-type="float" office:value="37204" table:formula="of:=[.CG73]+4" table:style-name="ce2">
            <text:p>37204</text:p>
          </table:table-cell>
          <table:table-cell office:value-type="float" office:value="37208" table:formula="of:=[.CH73]+4" table:style-name="ce2">
            <text:p>37208</text:p>
          </table:table-cell>
          <table:table-cell office:value-type="float" office:value="37212" table:formula="of:=[.CI73]+4" table:style-name="ce2">
            <text:p>37212</text:p>
          </table:table-cell>
          <table:table-cell office:value-type="float" office:value="37216" table:formula="of:=[.CJ73]+4" table:style-name="ce2">
            <text:p>37216</text:p>
          </table:table-cell>
          <table:table-cell office:value-type="float" office:value="37220" table:formula="of:=[.CK73]+4" table:style-name="ce2">
            <text:p>37220</text:p>
          </table:table-cell>
          <table:table-cell office:value-type="float" office:value="37224" table:formula="of:=[.CL73]+4" table:style-name="ce2">
            <text:p>37224</text:p>
          </table:table-cell>
          <table:table-cell office:value-type="float" office:value="37228" table:formula="of:=[.CM73]+4" table:style-name="ce2">
            <text:p>37228</text:p>
          </table:table-cell>
          <table:table-cell office:value-type="float" office:value="37232" table:formula="of:=[.CN73]+4" table:style-name="ce2">
            <text:p>37232</text:p>
          </table:table-cell>
          <table:table-cell office:value-type="float" office:value="37236" table:formula="of:=[.CO73]+4" table:style-name="ce2">
            <text:p>37236</text:p>
          </table:table-cell>
          <table:table-cell office:value-type="float" office:value="37240" table:formula="of:=[.CP73]+4" table:style-name="ce2">
            <text:p>37240</text:p>
          </table:table-cell>
          <table:table-cell office:value-type="float" office:value="37244" table:formula="of:=[.CQ73]+4" table:style-name="ce2">
            <text:p>37244</text:p>
          </table:table-cell>
          <table:table-cell office:value-type="float" office:value="37248" table:formula="of:=[.CR73]+4" table:style-name="ce2">
            <text:p>37248</text:p>
          </table:table-cell>
          <table:table-cell office:value-type="float" office:value="37252" table:formula="of:=[.CS73]+4" table:style-name="ce2">
            <text:p>37252</text:p>
          </table:table-cell>
          <table:table-cell office:value-type="float" office:value="37256" table:formula="of:=[.CT73]+4" table:style-name="ce2">
            <text:p>37256</text:p>
          </table:table-cell>
          <table:table-cell office:value-type="float" office:value="37260" table:formula="of:=[.CU73]+4" table:style-name="ce2">
            <text:p>37260</text:p>
          </table:table-cell>
          <table:table-cell office:value-type="float" office:value="37264" table:formula="of:=[.CV73]+4" table:style-name="ce2">
            <text:p>37264</text:p>
          </table:table-cell>
          <table:table-cell office:value-type="float" office:value="37268" table:formula="of:=[.CW73]+4" table:style-name="ce2">
            <text:p>37268</text:p>
          </table:table-cell>
          <table:table-cell office:value-type="float" office:value="37272" table:formula="of:=[.CX73]+4" table:style-name="ce2">
            <text:p>37272</text:p>
          </table:table-cell>
          <table:table-cell office:value-type="float" office:value="37276" table:formula="of:=[.CY73]+4" table:style-name="ce2">
            <text:p>37276</text:p>
          </table:table-cell>
          <table:table-cell office:value-type="float" office:value="37280" table:formula="of:=[.CZ73]+4" table:style-name="ce2">
            <text:p>37280</text:p>
          </table:table-cell>
          <table:table-cell office:value-type="float" office:value="37284" table:formula="of:=[.DA73]+4" table:style-name="ce2">
            <text:p>37284</text:p>
          </table:table-cell>
          <table:table-cell office:value-type="float" office:value="37288" table:formula="of:=[.DB73]+4" table:style-name="ce2">
            <text:p>37288</text:p>
          </table:table-cell>
          <table:table-cell office:value-type="float" office:value="37292" table:formula="of:=[.DC73]+4" table:style-name="ce2">
            <text:p>37292</text:p>
          </table:table-cell>
          <table:table-cell office:value-type="float" office:value="37296" table:formula="of:=[.DD73]+4" table:style-name="ce2">
            <text:p>37296</text:p>
          </table:table-cell>
          <table:table-cell office:value-type="float" office:value="37300" table:formula="of:=[.DE73]+4" table:style-name="ce2">
            <text:p>37300</text:p>
          </table:table-cell>
          <table:table-cell office:value-type="float" office:value="37304" table:formula="of:=[.DF73]+4" table:style-name="ce2">
            <text:p>37304</text:p>
          </table:table-cell>
          <table:table-cell office:value-type="float" office:value="37308" table:formula="of:=[.DG73]+4" table:style-name="ce2">
            <text:p>37308</text:p>
          </table:table-cell>
          <table:table-cell office:value-type="float" office:value="37312" table:formula="of:=[.DH73]+4" table:style-name="ce2">
            <text:p>37312</text:p>
          </table:table-cell>
          <table:table-cell office:value-type="float" office:value="37316" table:formula="of:=[.DI73]+4" table:style-name="ce2">
            <text:p>37316</text:p>
          </table:table-cell>
          <table:table-cell office:value-type="float" office:value="37320" table:formula="of:=[.DJ73]+4" table:style-name="ce2">
            <text:p>37320</text:p>
          </table:table-cell>
          <table:table-cell office:value-type="float" office:value="37324" table:formula="of:=[.DK73]+4" table:style-name="ce2">
            <text:p>37324</text:p>
          </table:table-cell>
          <table:table-cell office:value-type="float" office:value="37328" table:formula="of:=[.DL73]+4" table:style-name="ce2">
            <text:p>37328</text:p>
          </table:table-cell>
          <table:table-cell office:value-type="float" office:value="37332" table:formula="of:=[.DM73]+4" table:style-name="ce2">
            <text:p>37332</text:p>
          </table:table-cell>
          <table:table-cell office:value-type="float" office:value="37336" table:formula="of:=[.DN73]+4" table:style-name="ce2">
            <text:p>37336</text:p>
          </table:table-cell>
          <table:table-cell office:value-type="float" office:value="37340" table:formula="of:=[.DO73]+4" table:style-name="ce2">
            <text:p>37340</text:p>
          </table:table-cell>
          <table:table-cell office:value-type="float" office:value="37344" table:formula="of:=[.DP73]+4" table:style-name="ce2">
            <text:p>37344</text:p>
          </table:table-cell>
          <table:table-cell office:value-type="float" office:value="37348" table:formula="of:=[.DQ73]+4" table:style-name="ce2">
            <text:p>37348</text:p>
          </table:table-cell>
          <table:table-cell office:value-type="float" office:value="37352" table:formula="of:=[.DR73]+4" table:style-name="ce2">
            <text:p>37352</text:p>
          </table:table-cell>
          <table:table-cell office:value-type="float" office:value="37356" table:formula="of:=[.DS73]+4" table:style-name="ce2">
            <text:p>37356</text:p>
          </table:table-cell>
          <table:table-cell office:value-type="float" office:value="37360" table:formula="of:=[.DT73]+4" table:style-name="ce2">
            <text:p>37360</text:p>
          </table:table-cell>
          <table:table-cell office:value-type="float" office:value="37364" table:formula="of:=[.DU73]+4" table:style-name="ce2">
            <text:p>37364</text:p>
          </table:table-cell>
          <table:table-cell office:value-type="float" office:value="37368" table:formula="of:=[.DV73]+4" table:style-name="ce2">
            <text:p>37368</text:p>
          </table:table-cell>
          <table:table-cell office:value-type="float" office:value="37372" table:formula="of:=[.DW73]+4" table:style-name="ce2">
            <text:p>37372</text:p>
          </table:table-cell>
          <table:table-cell table:number-columns-repeated="16256"/>
        </table:table-row>
        <table:table-row table:style-name="ro1">
          <table:table-cell office:value-type="float" office:value="37376" table:formula="of:=[.A73]+512" table:style-name="ce2">
            <text:p>37376</text:p>
          </table:table-cell>
          <table:table-cell office:value-type="float" office:value="37380" table:formula="of:=[.A74]+4" table:style-name="ce2">
            <text:p>37380</text:p>
          </table:table-cell>
          <table:table-cell office:value-type="float" office:value="37384" table:formula="of:=[.B74]+4" table:style-name="ce2">
            <text:p>37384</text:p>
          </table:table-cell>
          <table:table-cell office:value-type="float" office:value="37388" table:formula="of:=[.C74]+4" table:style-name="ce2">
            <text:p>37388</text:p>
          </table:table-cell>
          <table:table-cell office:value-type="float" office:value="37392" table:formula="of:=[.D74]+4" table:style-name="ce2">
            <text:p>37392</text:p>
          </table:table-cell>
          <table:table-cell office:value-type="float" office:value="37396" table:formula="of:=[.E74]+4" table:style-name="ce2">
            <text:p>37396</text:p>
          </table:table-cell>
          <table:table-cell office:value-type="float" office:value="37400" table:formula="of:=[.F74]+4" table:style-name="ce2">
            <text:p>37400</text:p>
          </table:table-cell>
          <table:table-cell office:value-type="float" office:value="37404" table:formula="of:=[.G74]+4" table:style-name="ce2">
            <text:p>37404</text:p>
          </table:table-cell>
          <table:table-cell office:value-type="float" office:value="37408" table:formula="of:=[.H74]+4" table:style-name="ce2">
            <text:p>37408</text:p>
          </table:table-cell>
          <table:table-cell office:value-type="float" office:value="37412" table:formula="of:=[.I74]+4" table:style-name="ce2">
            <text:p>37412</text:p>
          </table:table-cell>
          <table:table-cell office:value-type="float" office:value="37416" table:formula="of:=[.J74]+4" table:style-name="ce2">
            <text:p>37416</text:p>
          </table:table-cell>
          <table:table-cell office:value-type="float" office:value="37420" table:formula="of:=[.K74]+4" table:style-name="ce2">
            <text:p>37420</text:p>
          </table:table-cell>
          <table:table-cell office:value-type="float" office:value="38956" table:formula="of:=[.L77]" table:style-name="ce2">
            <text:p>38956</text:p>
          </table:table-cell>
          <table:table-cell office:value-type="float" office:value="38960" table:formula="of:=[.M74]+4" table:style-name="ce2">
            <text:p>38960</text:p>
          </table:table-cell>
          <table:table-cell office:value-type="float" office:value="38964" table:formula="of:=[.N74]+4" table:style-name="ce2">
            <text:p>38964</text:p>
          </table:table-cell>
          <table:table-cell office:value-type="float" office:value="38968" table:formula="of:=[.O74]+4" table:style-name="ce2">
            <text:p>38968</text:p>
          </table:table-cell>
          <table:table-cell office:value-type="float" office:value="38972" table:formula="of:=[.P74]+4" table:style-name="ce2">
            <text:p>38972</text:p>
          </table:table-cell>
          <table:table-cell office:value-type="float" office:value="38976" table:formula="of:=[.Q74]+4" table:style-name="ce2">
            <text:p>38976</text:p>
          </table:table-cell>
          <table:table-cell office:value-type="float" office:value="38980" table:formula="of:=[.R74]+4" table:style-name="ce2">
            <text:p>38980</text:p>
          </table:table-cell>
          <table:table-cell office:value-type="float" office:value="38984" table:formula="of:=[.S74]+4" table:style-name="ce2">
            <text:p>38984</text:p>
          </table:table-cell>
          <table:table-cell office:value-type="float" office:value="38988" table:formula="of:=[.T74]+4" table:style-name="ce2">
            <text:p>38988</text:p>
          </table:table-cell>
          <table:table-cell office:value-type="float" office:value="38992" table:formula="of:=[.U74]+4" table:style-name="ce2">
            <text:p>38992</text:p>
          </table:table-cell>
          <table:table-cell office:value-type="float" office:value="38996" table:formula="of:=[.V74]+4" table:style-name="ce2">
            <text:p>38996</text:p>
          </table:table-cell>
          <table:table-cell office:value-type="float" office:value="39000" table:formula="of:=[.W74]+4" table:style-name="ce2">
            <text:p>39000</text:p>
          </table:table-cell>
          <table:table-cell office:value-type="float" office:value="39004" table:formula="of:=[.X74]+4" table:style-name="ce2">
            <text:p>39004</text:p>
          </table:table-cell>
          <table:table-cell office:value-type="float" office:value="39008" table:formula="of:=[.Y74]+4" table:style-name="ce2">
            <text:p>39008</text:p>
          </table:table-cell>
          <table:table-cell office:value-type="float" office:value="39012" table:formula="of:=[.Z74]+4" table:style-name="ce2">
            <text:p>39012</text:p>
          </table:table-cell>
          <table:table-cell office:value-type="float" office:value="39016" table:formula="of:=[.AA74]+4" table:style-name="ce2">
            <text:p>39016</text:p>
          </table:table-cell>
          <table:table-cell office:value-type="float" office:value="39020" table:formula="of:=[.AB74]+4" table:style-name="ce2">
            <text:p>39020</text:p>
          </table:table-cell>
          <table:table-cell office:value-type="float" office:value="39024" table:formula="of:=[.AC74]+4" table:style-name="ce2">
            <text:p>39024</text:p>
          </table:table-cell>
          <table:table-cell office:value-type="float" office:value="39028" table:formula="of:=[.AD74]+4" table:style-name="ce2">
            <text:p>39028</text:p>
          </table:table-cell>
          <table:table-cell office:value-type="float" office:value="39032" table:formula="of:=[.AE74]+4" table:style-name="ce2">
            <text:p>39032</text:p>
          </table:table-cell>
          <table:table-cell office:value-type="float" office:value="39036" table:formula="of:=[.AF74]+4" table:style-name="ce2">
            <text:p>39036</text:p>
          </table:table-cell>
          <table:table-cell office:value-type="float" office:value="39040" table:formula="of:=[.AG74]+4" table:style-name="ce2">
            <text:p>39040</text:p>
          </table:table-cell>
          <table:table-cell office:value-type="float" office:value="39044" table:formula="of:=[.AH74]+4" table:style-name="ce2">
            <text:p>39044</text:p>
          </table:table-cell>
          <table:table-cell office:value-type="float" office:value="39048" table:formula="of:=[.AI74]+4" table:style-name="ce2">
            <text:p>39048</text:p>
          </table:table-cell>
          <table:table-cell office:value-type="float" office:value="39052" table:formula="of:=[.AJ74]+4" table:style-name="ce2">
            <text:p>39052</text:p>
          </table:table-cell>
          <table:table-cell office:value-type="float" office:value="39056" table:formula="of:=[.AK74]+4" table:style-name="ce2">
            <text:p>39056</text:p>
          </table:table-cell>
          <table:table-cell office:value-type="float" office:value="39060" table:formula="of:=[.AL74]+4" table:style-name="ce2">
            <text:p>39060</text:p>
          </table:table-cell>
          <table:table-cell office:value-type="float" office:value="39064" table:formula="of:=[.AM74]+4" table:style-name="ce2">
            <text:p>39064</text:p>
          </table:table-cell>
          <table:table-cell office:value-type="float" office:value="39068" table:formula="of:=[.AN74]+4" table:style-name="ce2">
            <text:p>39068</text:p>
          </table:table-cell>
          <table:table-cell office:value-type="float" office:value="39072" table:formula="of:=[.AO74]+4" table:style-name="ce2">
            <text:p>39072</text:p>
          </table:table-cell>
          <table:table-cell office:value-type="float" office:value="39076" table:formula="of:=[.AP74]+4" table:style-name="ce2">
            <text:p>39076</text:p>
          </table:table-cell>
          <table:table-cell office:value-type="float" office:value="39080" table:formula="of:=[.AQ74]+4" table:style-name="ce2">
            <text:p>39080</text:p>
          </table:table-cell>
          <table:table-cell office:value-type="float" office:value="39084" table:formula="of:=[.AR74]+4" table:style-name="ce2">
            <text:p>39084</text:p>
          </table:table-cell>
          <table:table-cell office:value-type="float" office:value="39088" table:formula="of:=[.AS74]+4" table:style-name="ce2">
            <text:p>39088</text:p>
          </table:table-cell>
          <table:table-cell office:value-type="float" office:value="39092" table:formula="of:=[.AT74]+4" table:style-name="ce2">
            <text:p>39092</text:p>
          </table:table-cell>
          <table:table-cell office:value-type="float" office:value="39096" table:formula="of:=[.AU74]+4" table:style-name="ce2">
            <text:p>39096</text:p>
          </table:table-cell>
          <table:table-cell office:value-type="float" office:value="39100" table:formula="of:=[.AV74]+4" table:style-name="ce2">
            <text:p>39100</text:p>
          </table:table-cell>
          <table:table-cell office:value-type="float" office:value="39104" table:formula="of:=[.AW74]+4" table:style-name="ce2">
            <text:p>39104</text:p>
          </table:table-cell>
          <table:table-cell office:value-type="float" office:value="39108" table:formula="of:=[.AX74]+4" table:style-name="ce2">
            <text:p>39108</text:p>
          </table:table-cell>
          <table:table-cell office:value-type="float" office:value="39112" table:formula="of:=[.AY74]+4" table:style-name="ce2">
            <text:p>39112</text:p>
          </table:table-cell>
          <table:table-cell office:value-type="float" office:value="39116" table:formula="of:=[.AZ74]+4" table:style-name="ce2">
            <text:p>39116</text:p>
          </table:table-cell>
          <table:table-cell office:value-type="float" office:value="39120" table:formula="of:=[.BA74]+4" table:style-name="ce2">
            <text:p>39120</text:p>
          </table:table-cell>
          <table:table-cell office:value-type="float" office:value="39124" table:formula="of:=[.BB74]+4" table:style-name="ce2">
            <text:p>39124</text:p>
          </table:table-cell>
          <table:table-cell office:value-type="float" office:value="39128" table:formula="of:=[.BC74]+4" table:style-name="ce2">
            <text:p>39128</text:p>
          </table:table-cell>
          <table:table-cell office:value-type="float" office:value="39132" table:formula="of:=[.BD74]+4" table:style-name="ce2">
            <text:p>39132</text:p>
          </table:table-cell>
          <table:table-cell office:value-type="float" office:value="39136" table:formula="of:=[.BE74]+4" table:style-name="ce2">
            <text:p>39136</text:p>
          </table:table-cell>
          <table:table-cell office:value-type="float" office:value="39140" table:formula="of:=[.BF74]+4" table:style-name="ce2">
            <text:p>39140</text:p>
          </table:table-cell>
          <table:table-cell office:value-type="float" office:value="39144" table:formula="of:=[.BG74]+4" table:style-name="ce2">
            <text:p>39144</text:p>
          </table:table-cell>
          <table:table-cell office:value-type="float" office:value="39148" table:formula="of:=[.BH74]+4" table:style-name="ce2">
            <text:p>39148</text:p>
          </table:table-cell>
          <table:table-cell office:value-type="float" office:value="39152" table:formula="of:=[.BI74]+4" table:style-name="ce2">
            <text:p>39152</text:p>
          </table:table-cell>
          <table:table-cell office:value-type="float" office:value="39156" table:formula="of:=[.BJ74]+4" table:style-name="ce2">
            <text:p>39156</text:p>
          </table:table-cell>
          <table:table-cell office:value-type="float" office:value="39160" table:formula="of:=[.BK74]+4" table:style-name="ce2">
            <text:p>39160</text:p>
          </table:table-cell>
          <table:table-cell office:value-type="float" office:value="39164" table:formula="of:=[.BL74]+4" table:style-name="ce2">
            <text:p>39164</text:p>
          </table:table-cell>
          <table:table-cell office:value-type="float" office:value="39168" table:formula="of:=[.BM74]+4" table:style-name="ce2">
            <text:p>39168</text:p>
          </table:table-cell>
          <table:table-cell office:value-type="float" office:value="39172" table:formula="of:=[.BN74]+4" table:style-name="ce2">
            <text:p>39172</text:p>
          </table:table-cell>
          <table:table-cell office:value-type="float" office:value="39176" table:formula="of:=[.BO74]+4" table:style-name="ce2">
            <text:p>39176</text:p>
          </table:table-cell>
          <table:table-cell office:value-type="float" office:value="39180" table:formula="of:=[.BP74]+4" table:style-name="ce2">
            <text:p>39180</text:p>
          </table:table-cell>
          <table:table-cell office:value-type="float" office:value="39184" table:formula="of:=[.BQ74]+4" table:style-name="ce2">
            <text:p>39184</text:p>
          </table:table-cell>
          <table:table-cell office:value-type="float" office:value="39188" table:formula="of:=[.BR74]+4" table:style-name="ce2">
            <text:p>39188</text:p>
          </table:table-cell>
          <table:table-cell office:value-type="float" office:value="39192" table:formula="of:=[.BS74]+4" table:style-name="ce2">
            <text:p>39192</text:p>
          </table:table-cell>
          <table:table-cell office:value-type="float" office:value="39196" table:formula="of:=[.BT74]+4" table:style-name="ce2">
            <text:p>39196</text:p>
          </table:table-cell>
          <table:table-cell office:value-type="float" office:value="39200" table:formula="of:=[.BU74]+4" table:style-name="ce2">
            <text:p>39200</text:p>
          </table:table-cell>
          <table:table-cell office:value-type="float" office:value="39204" table:formula="of:=[.BV74]+4" table:style-name="ce2">
            <text:p>39204</text:p>
          </table:table-cell>
          <table:table-cell office:value-type="float" office:value="39208" table:formula="of:=[.BW74]+4" table:style-name="ce2">
            <text:p>39208</text:p>
          </table:table-cell>
          <table:table-cell office:value-type="float" office:value="39212" table:formula="of:=[.BX74]+4" table:style-name="ce2">
            <text:p>39212</text:p>
          </table:table-cell>
          <table:table-cell office:value-type="float" office:value="39216" table:formula="of:=[.BY74]+4" table:style-name="ce2">
            <text:p>39216</text:p>
          </table:table-cell>
          <table:table-cell office:value-type="float" office:value="39220" table:formula="of:=[.BZ74]+4" table:style-name="ce2">
            <text:p>39220</text:p>
          </table:table-cell>
          <table:table-cell office:value-type="float" office:value="39224" table:formula="of:=[.CA74]+4" table:style-name="ce2">
            <text:p>39224</text:p>
          </table:table-cell>
          <table:table-cell office:value-type="float" office:value="39228" table:formula="of:=[.CB74]+4" table:style-name="ce2">
            <text:p>39228</text:p>
          </table:table-cell>
          <table:table-cell office:value-type="float" office:value="39232" table:formula="of:=[.CC74]+4" table:style-name="ce2">
            <text:p>39232</text:p>
          </table:table-cell>
          <table:table-cell office:value-type="float" office:value="39236" table:formula="of:=[.CD74]+4" table:style-name="ce2">
            <text:p>39236</text:p>
          </table:table-cell>
          <table:table-cell office:value-type="float" office:value="39240" table:formula="of:=[.CE74]+4" table:style-name="ce2">
            <text:p>39240</text:p>
          </table:table-cell>
          <table:table-cell office:value-type="float" office:value="39244" table:formula="of:=[.CF74]+4" table:style-name="ce2">
            <text:p>39244</text:p>
          </table:table-cell>
          <table:table-cell office:value-type="float" office:value="39248" table:formula="of:=[.CG74]+4" table:style-name="ce2">
            <text:p>39248</text:p>
          </table:table-cell>
          <table:table-cell office:value-type="float" office:value="39252" table:formula="of:=[.CH74]+4" table:style-name="ce2">
            <text:p>39252</text:p>
          </table:table-cell>
          <table:table-cell office:value-type="float" office:value="39256" table:formula="of:=[.CI74]+4" table:style-name="ce2">
            <text:p>39256</text:p>
          </table:table-cell>
          <table:table-cell office:value-type="float" office:value="39260" table:formula="of:=[.CJ74]+4" table:style-name="ce2">
            <text:p>39260</text:p>
          </table:table-cell>
          <table:table-cell office:value-type="float" office:value="39264" table:formula="of:=[.CK74]+4" table:style-name="ce2">
            <text:p>39264</text:p>
          </table:table-cell>
          <table:table-cell office:value-type="float" office:value="39268" table:formula="of:=[.CL74]+4" table:style-name="ce2">
            <text:p>39268</text:p>
          </table:table-cell>
          <table:table-cell office:value-type="float" office:value="39272" table:formula="of:=[.CM74]+4" table:style-name="ce2">
            <text:p>39272</text:p>
          </table:table-cell>
          <table:table-cell office:value-type="float" office:value="39276" table:formula="of:=[.CN74]+4" table:style-name="ce2">
            <text:p>39276</text:p>
          </table:table-cell>
          <table:table-cell office:value-type="float" office:value="39280" table:formula="of:=[.CO74]+4" table:style-name="ce2">
            <text:p>39280</text:p>
          </table:table-cell>
          <table:table-cell office:value-type="float" office:value="39284" table:formula="of:=[.CP74]+4" table:style-name="ce2">
            <text:p>39284</text:p>
          </table:table-cell>
          <table:table-cell office:value-type="float" office:value="39288" table:formula="of:=[.CQ74]+4" table:style-name="ce2">
            <text:p>39288</text:p>
          </table:table-cell>
          <table:table-cell office:value-type="float" office:value="39292" table:formula="of:=[.CR74]+4" table:style-name="ce2">
            <text:p>39292</text:p>
          </table:table-cell>
          <table:table-cell office:value-type="float" office:value="39296" table:formula="of:=[.CS74]+4" table:style-name="ce2">
            <text:p>39296</text:p>
          </table:table-cell>
          <table:table-cell office:value-type="float" office:value="39300" table:formula="of:=[.CT74]+4" table:style-name="ce2">
            <text:p>39300</text:p>
          </table:table-cell>
          <table:table-cell office:value-type="float" office:value="39304" table:formula="of:=[.CU74]+4" table:style-name="ce2">
            <text:p>39304</text:p>
          </table:table-cell>
          <table:table-cell office:value-type="float" office:value="39308" table:formula="of:=[.CV74]+4" table:style-name="ce2">
            <text:p>39308</text:p>
          </table:table-cell>
          <table:table-cell office:value-type="float" office:value="39312" table:formula="of:=[.CW74]+4" table:style-name="ce2">
            <text:p>39312</text:p>
          </table:table-cell>
          <table:table-cell office:value-type="float" office:value="39316" table:formula="of:=[.CX74]+4" table:style-name="ce2">
            <text:p>39316</text:p>
          </table:table-cell>
          <table:table-cell office:value-type="float" office:value="39320" table:formula="of:=[.CY74]+4" table:style-name="ce2">
            <text:p>39320</text:p>
          </table:table-cell>
          <table:table-cell office:value-type="float" office:value="39324" table:formula="of:=[.CZ74]+4" table:style-name="ce2">
            <text:p>39324</text:p>
          </table:table-cell>
          <table:table-cell office:value-type="float" office:value="39328" table:formula="of:=[.DA74]+4" table:style-name="ce2">
            <text:p>39328</text:p>
          </table:table-cell>
          <table:table-cell office:value-type="float" office:value="39332" table:formula="of:=[.DB74]+4" table:style-name="ce2">
            <text:p>39332</text:p>
          </table:table-cell>
          <table:table-cell office:value-type="float" office:value="39336" table:formula="of:=[.DC74]+4" table:style-name="ce2">
            <text:p>39336</text:p>
          </table:table-cell>
          <table:table-cell office:value-type="float" office:value="39340" table:formula="of:=[.DD74]+4" table:style-name="ce2">
            <text:p>39340</text:p>
          </table:table-cell>
          <table:table-cell office:value-type="float" office:value="39344" table:formula="of:=[.DE74]+4" table:style-name="ce2">
            <text:p>39344</text:p>
          </table:table-cell>
          <table:table-cell office:value-type="float" office:value="39348" table:formula="of:=[.DF74]+4" table:style-name="ce2">
            <text:p>39348</text:p>
          </table:table-cell>
          <table:table-cell office:value-type="float" office:value="39352" table:formula="of:=[.DG74]+4" table:style-name="ce2">
            <text:p>39352</text:p>
          </table:table-cell>
          <table:table-cell office:value-type="float" office:value="39356" table:formula="of:=[.DH74]+4" table:style-name="ce2">
            <text:p>39356</text:p>
          </table:table-cell>
          <table:table-cell office:value-type="float" office:value="39360" table:formula="of:=[.DI74]+4" table:style-name="ce2">
            <text:p>39360</text:p>
          </table:table-cell>
          <table:table-cell office:value-type="float" office:value="39364" table:formula="of:=[.DJ74]+4" table:style-name="ce2">
            <text:p>39364</text:p>
          </table:table-cell>
          <table:table-cell office:value-type="float" office:value="39368" table:formula="of:=[.DK74]+4" table:style-name="ce2">
            <text:p>39368</text:p>
          </table:table-cell>
          <table:table-cell office:value-type="float" office:value="39372" table:formula="of:=[.DL74]+4" table:style-name="ce2">
            <text:p>39372</text:p>
          </table:table-cell>
          <table:table-cell office:value-type="float" office:value="39376" table:formula="of:=[.DM74]+4" table:style-name="ce2">
            <text:p>39376</text:p>
          </table:table-cell>
          <table:table-cell office:value-type="float" office:value="39380" table:formula="of:=[.DN74]+4" table:style-name="ce2">
            <text:p>39380</text:p>
          </table:table-cell>
          <table:table-cell office:value-type="float" office:value="39384" table:formula="of:=[.DO74]+4" table:style-name="ce2">
            <text:p>39384</text:p>
          </table:table-cell>
          <table:table-cell office:value-type="float" office:value="39388" table:formula="of:=[.DP74]+4" table:style-name="ce2">
            <text:p>39388</text:p>
          </table:table-cell>
          <table:table-cell office:value-type="float" office:value="39392" table:formula="of:=[.DQ74]+4" table:style-name="ce2">
            <text:p>39392</text:p>
          </table:table-cell>
          <table:table-cell office:value-type="float" office:value="39396" table:formula="of:=[.DR74]+4" table:style-name="ce2">
            <text:p>39396</text:p>
          </table:table-cell>
          <table:table-cell office:value-type="float" office:value="39400" table:formula="of:=[.DS74]+4" table:style-name="ce2">
            <text:p>39400</text:p>
          </table:table-cell>
          <table:table-cell office:value-type="float" office:value="39404" table:formula="of:=[.DT74]+4" table:style-name="ce2">
            <text:p>39404</text:p>
          </table:table-cell>
          <table:table-cell office:value-type="float" office:value="39408" table:formula="of:=[.DU74]+4" table:style-name="ce2">
            <text:p>39408</text:p>
          </table:table-cell>
          <table:table-cell office:value-type="float" office:value="39412" table:formula="of:=[.DV74]+4" table:style-name="ce2">
            <text:p>39412</text:p>
          </table:table-cell>
          <table:table-cell office:value-type="float" office:value="39416" table:formula="of:=[.DW74]+4" table:style-name="ce2">
            <text:p>39416</text:p>
          </table:table-cell>
          <table:table-cell table:number-columns-repeated="16256"/>
        </table:table-row>
        <table:table-row table:style-name="ro1">
          <table:table-cell office:value-type="float" office:value="37888" table:formula="of:=[.A74]+512" table:style-name="ce2">
            <text:p>37888</text:p>
          </table:table-cell>
          <table:table-cell office:value-type="float" office:value="37892" table:formula="of:=[.A75]+4" table:style-name="ce2">
            <text:p>37892</text:p>
          </table:table-cell>
          <table:table-cell office:value-type="float" office:value="37896" table:formula="of:=[.B75]+4" table:style-name="ce2">
            <text:p>37896</text:p>
          </table:table-cell>
          <table:table-cell office:value-type="float" office:value="37900" table:formula="of:=[.C75]+4" table:style-name="ce2">
            <text:p>37900</text:p>
          </table:table-cell>
          <table:table-cell office:value-type="float" office:value="37904" table:formula="of:=[.D75]+4" table:style-name="ce2">
            <text:p>37904</text:p>
          </table:table-cell>
          <table:table-cell office:value-type="float" office:value="37908" table:formula="of:=[.E75]+4" table:style-name="ce2">
            <text:p>37908</text:p>
          </table:table-cell>
          <table:table-cell office:value-type="float" office:value="37912" table:formula="of:=[.F75]+4" table:style-name="ce2">
            <text:p>37912</text:p>
          </table:table-cell>
          <table:table-cell office:value-type="float" office:value="37916" table:formula="of:=[.G75]+4" table:style-name="ce2">
            <text:p>37916</text:p>
          </table:table-cell>
          <table:table-cell office:value-type="float" office:value="37920" table:formula="of:=[.H75]+4" table:style-name="ce2">
            <text:p>37920</text:p>
          </table:table-cell>
          <table:table-cell office:value-type="float" office:value="37924" table:formula="of:=[.I75]+4" table:style-name="ce2">
            <text:p>37924</text:p>
          </table:table-cell>
          <table:table-cell office:value-type="float" office:value="37928" table:formula="of:=[.J75]+4" table:style-name="ce2">
            <text:p>37928</text:p>
          </table:table-cell>
          <table:table-cell office:value-type="float" office:value="37932" table:formula="of:=[.K75]+4" table:style-name="ce2">
            <text:p>37932</text:p>
          </table:table-cell>
          <table:table-cell office:value-type="float" office:value="37936" table:formula="of:=[.L75]+4" table:style-name="ce2">
            <text:p>37936</text:p>
          </table:table-cell>
          <table:table-cell office:value-type="float" office:value="37940" table:formula="of:=[.M75]+4" table:style-name="ce2">
            <text:p>37940</text:p>
          </table:table-cell>
          <table:table-cell office:value-type="float" office:value="37944" table:formula="of:=[.N75]+4" table:style-name="ce2">
            <text:p>37944</text:p>
          </table:table-cell>
          <table:table-cell office:value-type="float" office:value="37948" table:formula="of:=[.O75]+4" table:style-name="ce2">
            <text:p>37948</text:p>
          </table:table-cell>
          <table:table-cell office:value-type="float" office:value="37952" table:formula="of:=[.P75]+4" table:style-name="ce2">
            <text:p>37952</text:p>
          </table:table-cell>
          <table:table-cell office:value-type="float" office:value="37956" table:formula="of:=[.Q75]+4" table:style-name="ce2">
            <text:p>37956</text:p>
          </table:table-cell>
          <table:table-cell office:value-type="float" office:value="37960" table:formula="of:=[.R75]+4" table:style-name="ce2">
            <text:p>37960</text:p>
          </table:table-cell>
          <table:table-cell office:value-type="float" office:value="37964" table:formula="of:=[.S75]+4" table:style-name="ce2">
            <text:p>37964</text:p>
          </table:table-cell>
          <table:table-cell office:value-type="float" office:value="37968" table:formula="of:=[.T75]+4" table:style-name="ce2">
            <text:p>37968</text:p>
          </table:table-cell>
          <table:table-cell office:value-type="float" office:value="37972" table:formula="of:=[.U75]+4" table:style-name="ce2">
            <text:p>37972</text:p>
          </table:table-cell>
          <table:table-cell office:value-type="float" office:value="37976" table:formula="of:=[.V75]+4" table:style-name="ce2">
            <text:p>37976</text:p>
          </table:table-cell>
          <table:table-cell office:value-type="float" office:value="37980" table:formula="of:=[.W75]+4" table:style-name="ce2">
            <text:p>37980</text:p>
          </table:table-cell>
          <table:table-cell office:value-type="float" office:value="37984" table:formula="of:=[.X75]+4" table:style-name="ce2">
            <text:p>37984</text:p>
          </table:table-cell>
          <table:table-cell office:value-type="float" office:value="37988" table:formula="of:=[.Y75]+4" table:style-name="ce2">
            <text:p>37988</text:p>
          </table:table-cell>
          <table:table-cell office:value-type="float" office:value="37992" table:formula="of:=[.Z75]+4" table:style-name="ce2">
            <text:p>37992</text:p>
          </table:table-cell>
          <table:table-cell office:value-type="float" office:value="37996" table:formula="of:=[.AA75]+4" table:style-name="ce2">
            <text:p>37996</text:p>
          </table:table-cell>
          <table:table-cell office:value-type="float" office:value="38000" table:formula="of:=[.AB75]+4" table:style-name="ce2">
            <text:p>38000</text:p>
          </table:table-cell>
          <table:table-cell office:value-type="float" office:value="38004" table:formula="of:=[.AC75]+4" table:style-name="ce2">
            <text:p>38004</text:p>
          </table:table-cell>
          <table:table-cell office:value-type="float" office:value="38008" table:formula="of:=[.AD75]+4" table:style-name="ce2">
            <text:p>38008</text:p>
          </table:table-cell>
          <table:table-cell office:value-type="float" office:value="38012" table:formula="of:=[.AE75]+4" table:style-name="ce2">
            <text:p>38012</text:p>
          </table:table-cell>
          <table:table-cell office:value-type="float" office:value="38016" table:formula="of:=[.AF75]+4" table:style-name="ce2">
            <text:p>38016</text:p>
          </table:table-cell>
          <table:table-cell office:value-type="float" office:value="38020" table:formula="of:=[.AG75]+4" table:style-name="ce2">
            <text:p>38020</text:p>
          </table:table-cell>
          <table:table-cell office:value-type="float" office:value="38024" table:formula="of:=[.AH75]+4" table:style-name="ce2">
            <text:p>38024</text:p>
          </table:table-cell>
          <table:table-cell office:value-type="float" office:value="38028" table:formula="of:=[.AI75]+4" table:style-name="ce2">
            <text:p>38028</text:p>
          </table:table-cell>
          <table:table-cell office:value-type="float" office:value="38032" table:formula="of:=[.AJ75]+4" table:style-name="ce2">
            <text:p>38032</text:p>
          </table:table-cell>
          <table:table-cell office:value-type="float" office:value="38036" table:formula="of:=[.AK75]+4" table:style-name="ce2">
            <text:p>38036</text:p>
          </table:table-cell>
          <table:table-cell office:value-type="float" office:value="38040" table:formula="of:=[.AL75]+4" table:style-name="ce2">
            <text:p>38040</text:p>
          </table:table-cell>
          <table:table-cell office:value-type="float" office:value="38044" table:formula="of:=[.AM75]+4" table:style-name="ce2">
            <text:p>38044</text:p>
          </table:table-cell>
          <table:table-cell office:value-type="float" office:value="38048" table:formula="of:=[.AN75]+4" table:style-name="ce2">
            <text:p>38048</text:p>
          </table:table-cell>
          <table:table-cell office:value-type="float" office:value="38052" table:formula="of:=[.AO75]+4" table:style-name="ce2">
            <text:p>38052</text:p>
          </table:table-cell>
          <table:table-cell office:value-type="float" office:value="38056" table:formula="of:=[.AP75]+4" table:style-name="ce2">
            <text:p>38056</text:p>
          </table:table-cell>
          <table:table-cell office:value-type="float" office:value="38060" table:formula="of:=[.AQ75]+4" table:style-name="ce2">
            <text:p>38060</text:p>
          </table:table-cell>
          <table:table-cell office:value-type="float" office:value="38064" table:formula="of:=[.AR75]+4" table:style-name="ce2">
            <text:p>38064</text:p>
          </table:table-cell>
          <table:table-cell office:value-type="float" office:value="38068" table:formula="of:=[.AS75]+4" table:style-name="ce2">
            <text:p>38068</text:p>
          </table:table-cell>
          <table:table-cell office:value-type="float" office:value="38072" table:formula="of:=[.AT75]+4" table:style-name="ce2">
            <text:p>38072</text:p>
          </table:table-cell>
          <table:table-cell office:value-type="float" office:value="38076" table:formula="of:=[.AU75]+4" table:style-name="ce2">
            <text:p>38076</text:p>
          </table:table-cell>
          <table:table-cell office:value-type="float" office:value="38080" table:formula="of:=[.AV75]+4" table:style-name="ce2">
            <text:p>38080</text:p>
          </table:table-cell>
          <table:table-cell office:value-type="float" office:value="38084" table:formula="of:=[.AW75]+4" table:style-name="ce2">
            <text:p>38084</text:p>
          </table:table-cell>
          <table:table-cell office:value-type="float" office:value="38088" table:formula="of:=[.AX75]+4" table:style-name="ce2">
            <text:p>38088</text:p>
          </table:table-cell>
          <table:table-cell office:value-type="float" office:value="38092" table:formula="of:=[.AY75]+4" table:style-name="ce2">
            <text:p>38092</text:p>
          </table:table-cell>
          <table:table-cell office:value-type="float" office:value="38096" table:formula="of:=[.AZ75]+4" table:style-name="ce2">
            <text:p>38096</text:p>
          </table:table-cell>
          <table:table-cell office:value-type="float" office:value="38100" table:formula="of:=[.BA75]+4" table:style-name="ce2">
            <text:p>38100</text:p>
          </table:table-cell>
          <table:table-cell office:value-type="float" office:value="38104" table:formula="of:=[.BB75]+4" table:style-name="ce2">
            <text:p>38104</text:p>
          </table:table-cell>
          <table:table-cell office:value-type="float" office:value="38108" table:formula="of:=[.BC75]+4" table:style-name="ce2">
            <text:p>38108</text:p>
          </table:table-cell>
          <table:table-cell office:value-type="float" office:value="38112" table:formula="of:=[.BD75]+4" table:style-name="ce2">
            <text:p>38112</text:p>
          </table:table-cell>
          <table:table-cell office:value-type="float" office:value="38116" table:formula="of:=[.BE75]+4" table:style-name="ce2">
            <text:p>38116</text:p>
          </table:table-cell>
          <table:table-cell office:value-type="float" office:value="38120" table:formula="of:=[.BF75]+4" table:style-name="ce2">
            <text:p>38120</text:p>
          </table:table-cell>
          <table:table-cell office:value-type="float" office:value="38124" table:formula="of:=[.BG75]+4" table:style-name="ce2">
            <text:p>38124</text:p>
          </table:table-cell>
          <table:table-cell office:value-type="float" office:value="38128" table:formula="of:=[.BH75]+4" table:style-name="ce2">
            <text:p>38128</text:p>
          </table:table-cell>
          <table:table-cell office:value-type="float" office:value="38132" table:formula="of:=[.BI75]+4" table:style-name="ce2">
            <text:p>38132</text:p>
          </table:table-cell>
          <table:table-cell office:value-type="float" office:value="38136" table:formula="of:=[.BJ75]+4" table:style-name="ce2">
            <text:p>38136</text:p>
          </table:table-cell>
          <table:table-cell office:value-type="float" office:value="38140" table:formula="of:=[.BK75]+4" table:style-name="ce2">
            <text:p>38140</text:p>
          </table:table-cell>
          <table:table-cell office:value-type="float" office:value="38144" table:formula="of:=[.BL75]+4" table:style-name="ce2">
            <text:p>38144</text:p>
          </table:table-cell>
          <table:table-cell office:value-type="float" office:value="38148" table:formula="of:=[.BM75]+4" table:style-name="ce2">
            <text:p>38148</text:p>
          </table:table-cell>
          <table:table-cell office:value-type="float" office:value="38152" table:formula="of:=[.BN75]+4" table:style-name="ce2">
            <text:p>38152</text:p>
          </table:table-cell>
          <table:table-cell office:value-type="float" office:value="38156" table:formula="of:=[.BO75]+4" table:style-name="ce2">
            <text:p>38156</text:p>
          </table:table-cell>
          <table:table-cell office:value-type="float" office:value="38160" table:formula="of:=[.BP75]+4" table:style-name="ce2">
            <text:p>38160</text:p>
          </table:table-cell>
          <table:table-cell office:value-type="float" office:value="38164" table:formula="of:=[.BQ75]+4" table:style-name="ce2">
            <text:p>38164</text:p>
          </table:table-cell>
          <table:table-cell office:value-type="float" office:value="38168" table:formula="of:=[.BR75]+4" table:style-name="ce2">
            <text:p>38168</text:p>
          </table:table-cell>
          <table:table-cell office:value-type="float" office:value="38172" table:formula="of:=[.BS75]+4" table:style-name="ce2">
            <text:p>38172</text:p>
          </table:table-cell>
          <table:table-cell office:value-type="float" office:value="38176" table:formula="of:=[.BT75]+4" table:style-name="ce2">
            <text:p>38176</text:p>
          </table:table-cell>
          <table:table-cell office:value-type="float" office:value="38180" table:formula="of:=[.BU75]+4" table:style-name="ce2">
            <text:p>38180</text:p>
          </table:table-cell>
          <table:table-cell office:value-type="float" office:value="38184" table:formula="of:=[.BV75]+4" table:style-name="ce2">
            <text:p>38184</text:p>
          </table:table-cell>
          <table:table-cell office:value-type="float" office:value="38188" table:formula="of:=[.BW75]+4" table:style-name="ce2">
            <text:p>38188</text:p>
          </table:table-cell>
          <table:table-cell office:value-type="float" office:value="38192" table:formula="of:=[.BX75]+4" table:style-name="ce2">
            <text:p>38192</text:p>
          </table:table-cell>
          <table:table-cell office:value-type="float" office:value="38196" table:formula="of:=[.BY75]+4" table:style-name="ce2">
            <text:p>38196</text:p>
          </table:table-cell>
          <table:table-cell office:value-type="float" office:value="38200" table:formula="of:=[.BZ75]+4" table:style-name="ce2">
            <text:p>38200</text:p>
          </table:table-cell>
          <table:table-cell office:value-type="float" office:value="38204" table:formula="of:=[.CA75]+4" table:style-name="ce2">
            <text:p>38204</text:p>
          </table:table-cell>
          <table:table-cell office:value-type="float" office:value="38208" table:formula="of:=[.CB75]+4" table:style-name="ce2">
            <text:p>38208</text:p>
          </table:table-cell>
          <table:table-cell office:value-type="float" office:value="38212" table:formula="of:=[.CC75]+4" table:style-name="ce2">
            <text:p>38212</text:p>
          </table:table-cell>
          <table:table-cell office:value-type="float" office:value="38216" table:formula="of:=[.CD75]+4" table:style-name="ce2">
            <text:p>38216</text:p>
          </table:table-cell>
          <table:table-cell office:value-type="float" office:value="38220" table:formula="of:=[.CE75]+4" table:style-name="ce2">
            <text:p>38220</text:p>
          </table:table-cell>
          <table:table-cell office:value-type="float" office:value="38224" table:formula="of:=[.CF75]+4" table:style-name="ce2">
            <text:p>38224</text:p>
          </table:table-cell>
          <table:table-cell office:value-type="float" office:value="38228" table:formula="of:=[.CG75]+4" table:style-name="ce2">
            <text:p>38228</text:p>
          </table:table-cell>
          <table:table-cell office:value-type="float" office:value="38232" table:formula="of:=[.CH75]+4" table:style-name="ce2">
            <text:p>38232</text:p>
          </table:table-cell>
          <table:table-cell office:value-type="float" office:value="38236" table:formula="of:=[.CI75]+4" table:style-name="ce2">
            <text:p>38236</text:p>
          </table:table-cell>
          <table:table-cell office:value-type="float" office:value="38240" table:formula="of:=[.CJ75]+4" table:style-name="ce2">
            <text:p>38240</text:p>
          </table:table-cell>
          <table:table-cell office:value-type="float" office:value="38244" table:formula="of:=[.CK75]+4" table:style-name="ce2">
            <text:p>38244</text:p>
          </table:table-cell>
          <table:table-cell office:value-type="float" office:value="38248" table:formula="of:=[.CL75]+4" table:style-name="ce2">
            <text:p>38248</text:p>
          </table:table-cell>
          <table:table-cell office:value-type="float" office:value="38252" table:formula="of:=[.CM75]+4" table:style-name="ce2">
            <text:p>38252</text:p>
          </table:table-cell>
          <table:table-cell office:value-type="float" office:value="38256" table:formula="of:=[.CN75]+4" table:style-name="ce2">
            <text:p>38256</text:p>
          </table:table-cell>
          <table:table-cell office:value-type="float" office:value="38260" table:formula="of:=[.CO75]+4" table:style-name="ce2">
            <text:p>38260</text:p>
          </table:table-cell>
          <table:table-cell office:value-type="float" office:value="38264" table:formula="of:=[.CP75]+4" table:style-name="ce2">
            <text:p>38264</text:p>
          </table:table-cell>
          <table:table-cell office:value-type="float" office:value="38268" table:formula="of:=[.CQ75]+4" table:style-name="ce2">
            <text:p>38268</text:p>
          </table:table-cell>
          <table:table-cell office:value-type="float" office:value="38272" table:formula="of:=[.CR75]+4" table:style-name="ce2">
            <text:p>38272</text:p>
          </table:table-cell>
          <table:table-cell office:value-type="float" office:value="38276" table:formula="of:=[.CS75]+4" table:style-name="ce2">
            <text:p>38276</text:p>
          </table:table-cell>
          <table:table-cell office:value-type="float" office:value="38280" table:formula="of:=[.CT75]+4" table:style-name="ce2">
            <text:p>38280</text:p>
          </table:table-cell>
          <table:table-cell office:value-type="float" office:value="38284" table:formula="of:=[.CU75]+4" table:style-name="ce2">
            <text:p>38284</text:p>
          </table:table-cell>
          <table:table-cell office:value-type="float" office:value="38288" table:formula="of:=[.CV75]+4" table:style-name="ce2">
            <text:p>38288</text:p>
          </table:table-cell>
          <table:table-cell office:value-type="float" office:value="38292" table:formula="of:=[.CW75]+4" table:style-name="ce2">
            <text:p>38292</text:p>
          </table:table-cell>
          <table:table-cell office:value-type="float" office:value="38296" table:formula="of:=[.CX75]+4" table:style-name="ce2">
            <text:p>38296</text:p>
          </table:table-cell>
          <table:table-cell office:value-type="float" office:value="38300" table:formula="of:=[.CY75]+4" table:style-name="ce2">
            <text:p>38300</text:p>
          </table:table-cell>
          <table:table-cell office:value-type="float" office:value="38304" table:formula="of:=[.CZ75]+4" table:style-name="ce2">
            <text:p>38304</text:p>
          </table:table-cell>
          <table:table-cell office:value-type="float" office:value="38308" table:formula="of:=[.DA75]+4" table:style-name="ce2">
            <text:p>38308</text:p>
          </table:table-cell>
          <table:table-cell office:value-type="float" office:value="38312" table:formula="of:=[.DB75]+4" table:style-name="ce2">
            <text:p>38312</text:p>
          </table:table-cell>
          <table:table-cell office:value-type="float" office:value="38316" table:formula="of:=[.DC75]+4" table:style-name="ce2">
            <text:p>38316</text:p>
          </table:table-cell>
          <table:table-cell office:value-type="float" office:value="38320" table:formula="of:=[.DD75]+4" table:style-name="ce2">
            <text:p>38320</text:p>
          </table:table-cell>
          <table:table-cell office:value-type="float" office:value="38324" table:formula="of:=[.DE75]+4" table:style-name="ce2">
            <text:p>38324</text:p>
          </table:table-cell>
          <table:table-cell office:value-type="float" office:value="38328" table:formula="of:=[.DF75]+4" table:style-name="ce2">
            <text:p>38328</text:p>
          </table:table-cell>
          <table:table-cell office:value-type="float" office:value="38332" table:formula="of:=[.DG75]+4" table:style-name="ce2">
            <text:p>38332</text:p>
          </table:table-cell>
          <table:table-cell office:value-type="float" office:value="38336" table:formula="of:=[.DH75]+4" table:style-name="ce2">
            <text:p>38336</text:p>
          </table:table-cell>
          <table:table-cell office:value-type="float" office:value="38340" table:formula="of:=[.DI75]+4" table:style-name="ce2">
            <text:p>38340</text:p>
          </table:table-cell>
          <table:table-cell office:value-type="float" office:value="38344" table:formula="of:=[.DJ75]+4" table:style-name="ce2">
            <text:p>38344</text:p>
          </table:table-cell>
          <table:table-cell office:value-type="float" office:value="38348" table:formula="of:=[.DK75]+4" table:style-name="ce2">
            <text:p>38348</text:p>
          </table:table-cell>
          <table:table-cell office:value-type="float" office:value="38352" table:formula="of:=[.DL75]+4" table:style-name="ce2">
            <text:p>38352</text:p>
          </table:table-cell>
          <table:table-cell office:value-type="float" office:value="38356" table:formula="of:=[.DM75]+4" table:style-name="ce2">
            <text:p>38356</text:p>
          </table:table-cell>
          <table:table-cell office:value-type="float" office:value="38360" table:formula="of:=[.DN75]+4" table:style-name="ce2">
            <text:p>38360</text:p>
          </table:table-cell>
          <table:table-cell office:value-type="float" office:value="38364" table:formula="of:=[.DO75]+4" table:style-name="ce2">
            <text:p>38364</text:p>
          </table:table-cell>
          <table:table-cell office:value-type="float" office:value="38368" table:formula="of:=[.DP75]+4" table:style-name="ce2">
            <text:p>38368</text:p>
          </table:table-cell>
          <table:table-cell office:value-type="float" office:value="38372" table:formula="of:=[.DQ75]+4" table:style-name="ce2">
            <text:p>38372</text:p>
          </table:table-cell>
          <table:table-cell office:value-type="float" office:value="38376" table:formula="of:=[.DR75]+4" table:style-name="ce2">
            <text:p>38376</text:p>
          </table:table-cell>
          <table:table-cell office:value-type="float" office:value="38380" table:formula="of:=[.DS75]+4" table:style-name="ce2">
            <text:p>38380</text:p>
          </table:table-cell>
          <table:table-cell office:value-type="float" office:value="38384" table:formula="of:=[.DT75]+4" table:style-name="ce2">
            <text:p>38384</text:p>
          </table:table-cell>
          <table:table-cell office:value-type="float" office:value="38388" table:formula="of:=[.DU75]+4" table:style-name="ce2">
            <text:p>38388</text:p>
          </table:table-cell>
          <table:table-cell office:value-type="float" office:value="38392" table:formula="of:=[.DV75]+4" table:style-name="ce2">
            <text:p>38392</text:p>
          </table:table-cell>
          <table:table-cell office:value-type="float" office:value="38396" table:formula="of:=[.DW75]+4" table:style-name="ce2">
            <text:p>38396</text:p>
          </table:table-cell>
          <table:table-cell table:number-columns-repeated="16256"/>
        </table:table-row>
        <table:table-row table:style-name="ro1">
          <table:table-cell office:value-type="float" office:value="38400" table:formula="of:=[.A75]+512" table:style-name="ce2">
            <text:p>38400</text:p>
          </table:table-cell>
          <table:table-cell office:value-type="float" office:value="38404" table:formula="of:=[.A76]+4" table:style-name="ce2">
            <text:p>38404</text:p>
          </table:table-cell>
          <table:table-cell office:value-type="float" office:value="38408" table:formula="of:=[.B76]+4" table:style-name="ce2">
            <text:p>38408</text:p>
          </table:table-cell>
          <table:table-cell office:value-type="float" office:value="38412" table:formula="of:=[.C76]+4" table:style-name="ce2">
            <text:p>38412</text:p>
          </table:table-cell>
          <table:table-cell office:value-type="float" office:value="38416" table:formula="of:=[.D76]+4" table:style-name="ce2">
            <text:p>38416</text:p>
          </table:table-cell>
          <table:table-cell office:value-type="float" office:value="38420" table:formula="of:=[.E76]+4" table:style-name="ce2">
            <text:p>38420</text:p>
          </table:table-cell>
          <table:table-cell office:value-type="float" office:value="38424" table:formula="of:=[.F76]+4" table:style-name="ce2">
            <text:p>38424</text:p>
          </table:table-cell>
          <table:table-cell office:value-type="float" office:value="38428" table:formula="of:=[.G76]+4" table:style-name="ce2">
            <text:p>38428</text:p>
          </table:table-cell>
          <table:table-cell office:value-type="float" office:value="38432" table:formula="of:=[.H76]+4" table:style-name="ce2">
            <text:p>38432</text:p>
          </table:table-cell>
          <table:table-cell office:value-type="float" office:value="38436" table:formula="of:=[.I76]+4" table:style-name="ce2">
            <text:p>38436</text:p>
          </table:table-cell>
          <table:table-cell office:value-type="float" office:value="38440" table:formula="of:=[.J76]+4" table:style-name="ce2">
            <text:p>38440</text:p>
          </table:table-cell>
          <table:table-cell office:value-type="float" office:value="38444" table:formula="of:=[.K76]+4" table:style-name="ce2">
            <text:p>38444</text:p>
          </table:table-cell>
          <table:table-cell office:value-type="float" office:value="38448" table:formula="of:=[.L76]+4" table:style-name="ce2">
            <text:p>38448</text:p>
          </table:table-cell>
          <table:table-cell office:value-type="float" office:value="38452" table:formula="of:=[.M76]+4" table:style-name="ce2">
            <text:p>38452</text:p>
          </table:table-cell>
          <table:table-cell office:value-type="float" office:value="38456" table:formula="of:=[.N76]+4" table:style-name="ce2">
            <text:p>38456</text:p>
          </table:table-cell>
          <table:table-cell office:value-type="float" office:value="38460" table:formula="of:=[.O76]+4" table:style-name="ce2">
            <text:p>38460</text:p>
          </table:table-cell>
          <table:table-cell office:value-type="float" office:value="38464" table:formula="of:=[.P76]+4" table:style-name="ce2">
            <text:p>38464</text:p>
          </table:table-cell>
          <table:table-cell office:value-type="float" office:value="38468" table:formula="of:=[.Q76]+4" table:style-name="ce2">
            <text:p>38468</text:p>
          </table:table-cell>
          <table:table-cell office:value-type="float" office:value="38472" table:formula="of:=[.R76]+4" table:style-name="ce2">
            <text:p>38472</text:p>
          </table:table-cell>
          <table:table-cell office:value-type="float" office:value="38476" table:formula="of:=[.S76]+4" table:style-name="ce2">
            <text:p>38476</text:p>
          </table:table-cell>
          <table:table-cell office:value-type="float" office:value="38480" table:formula="of:=[.T76]+4" table:style-name="ce2">
            <text:p>38480</text:p>
          </table:table-cell>
          <table:table-cell office:value-type="float" office:value="38484" table:formula="of:=[.U76]+4" table:style-name="ce2">
            <text:p>38484</text:p>
          </table:table-cell>
          <table:table-cell office:value-type="float" office:value="38488" table:formula="of:=[.V76]+4" table:style-name="ce2">
            <text:p>38488</text:p>
          </table:table-cell>
          <table:table-cell office:value-type="float" office:value="38492" table:formula="of:=[.W76]+4" table:style-name="ce2">
            <text:p>38492</text:p>
          </table:table-cell>
          <table:table-cell office:value-type="float" office:value="38496" table:formula="of:=[.X76]+4" table:style-name="ce2">
            <text:p>38496</text:p>
          </table:table-cell>
          <table:table-cell office:value-type="float" office:value="38500" table:formula="of:=[.Y76]+4" table:style-name="ce2">
            <text:p>38500</text:p>
          </table:table-cell>
          <table:table-cell office:value-type="float" office:value="38504" table:formula="of:=[.Z76]+4" table:style-name="ce2">
            <text:p>38504</text:p>
          </table:table-cell>
          <table:table-cell office:value-type="float" office:value="38508" table:formula="of:=[.AA76]+4" table:style-name="ce2">
            <text:p>38508</text:p>
          </table:table-cell>
          <table:table-cell office:value-type="float" office:value="38512" table:formula="of:=[.AB76]+4" table:style-name="ce2">
            <text:p>38512</text:p>
          </table:table-cell>
          <table:table-cell office:value-type="float" office:value="38516" table:formula="of:=[.AC76]+4" table:style-name="ce2">
            <text:p>38516</text:p>
          </table:table-cell>
          <table:table-cell office:value-type="float" office:value="38520" table:formula="of:=[.AD76]+4" table:style-name="ce2">
            <text:p>38520</text:p>
          </table:table-cell>
          <table:table-cell office:value-type="float" office:value="38524" table:formula="of:=[.AE76]+4" table:style-name="ce2">
            <text:p>38524</text:p>
          </table:table-cell>
          <table:table-cell office:value-type="float" office:value="38528" table:formula="of:=[.AF76]+4" table:style-name="ce2">
            <text:p>38528</text:p>
          </table:table-cell>
          <table:table-cell office:value-type="float" office:value="38532" table:formula="of:=[.AG76]+4" table:style-name="ce2">
            <text:p>38532</text:p>
          </table:table-cell>
          <table:table-cell office:value-type="float" office:value="38536" table:formula="of:=[.AH76]+4" table:style-name="ce2">
            <text:p>38536</text:p>
          </table:table-cell>
          <table:table-cell office:value-type="float" office:value="38540" table:formula="of:=[.AI76]+4" table:style-name="ce2">
            <text:p>38540</text:p>
          </table:table-cell>
          <table:table-cell office:value-type="float" office:value="38544" table:formula="of:=[.AJ76]+4" table:style-name="ce2">
            <text:p>38544</text:p>
          </table:table-cell>
          <table:table-cell office:value-type="float" office:value="38548" table:formula="of:=[.AK76]+4" table:style-name="ce2">
            <text:p>38548</text:p>
          </table:table-cell>
          <table:table-cell office:value-type="float" office:value="38552" table:formula="of:=[.AL76]+4" table:style-name="ce2">
            <text:p>38552</text:p>
          </table:table-cell>
          <table:table-cell office:value-type="float" office:value="38556" table:formula="of:=[.AM76]+4" table:style-name="ce2">
            <text:p>38556</text:p>
          </table:table-cell>
          <table:table-cell office:value-type="float" office:value="38560" table:formula="of:=[.AN76]+4" table:style-name="ce2">
            <text:p>38560</text:p>
          </table:table-cell>
          <table:table-cell office:value-type="float" office:value="38564" table:formula="of:=[.AO76]+4" table:style-name="ce2">
            <text:p>38564</text:p>
          </table:table-cell>
          <table:table-cell office:value-type="float" office:value="38568" table:formula="of:=[.AP76]+4" table:style-name="ce2">
            <text:p>38568</text:p>
          </table:table-cell>
          <table:table-cell office:value-type="float" office:value="38572" table:formula="of:=[.AQ76]+4" table:style-name="ce2">
            <text:p>38572</text:p>
          </table:table-cell>
          <table:table-cell office:value-type="float" office:value="38576" table:formula="of:=[.AR76]+4" table:style-name="ce2">
            <text:p>38576</text:p>
          </table:table-cell>
          <table:table-cell office:value-type="float" office:value="38580" table:formula="of:=[.AS76]+4" table:style-name="ce2">
            <text:p>38580</text:p>
          </table:table-cell>
          <table:table-cell office:value-type="float" office:value="38584" table:formula="of:=[.AT76]+4" table:style-name="ce2">
            <text:p>38584</text:p>
          </table:table-cell>
          <table:table-cell office:value-type="float" office:value="38588" table:formula="of:=[.AU76]+4" table:style-name="ce2">
            <text:p>38588</text:p>
          </table:table-cell>
          <table:table-cell office:value-type="float" office:value="38592" table:formula="of:=[.AV76]+4" table:style-name="ce2">
            <text:p>38592</text:p>
          </table:table-cell>
          <table:table-cell office:value-type="float" office:value="38596" table:formula="of:=[.AW76]+4" table:style-name="ce2">
            <text:p>38596</text:p>
          </table:table-cell>
          <table:table-cell office:value-type="float" office:value="38600" table:formula="of:=[.AX76]+4" table:style-name="ce2">
            <text:p>38600</text:p>
          </table:table-cell>
          <table:table-cell office:value-type="float" office:value="38604" table:formula="of:=[.AY76]+4" table:style-name="ce2">
            <text:p>38604</text:p>
          </table:table-cell>
          <table:table-cell office:value-type="float" office:value="38608" table:formula="of:=[.AZ76]+4" table:style-name="ce2">
            <text:p>38608</text:p>
          </table:table-cell>
          <table:table-cell office:value-type="float" office:value="38612" table:formula="of:=[.BA76]+4" table:style-name="ce2">
            <text:p>38612</text:p>
          </table:table-cell>
          <table:table-cell office:value-type="float" office:value="38616" table:formula="of:=[.BB76]+4" table:style-name="ce2">
            <text:p>38616</text:p>
          </table:table-cell>
          <table:table-cell office:value-type="float" office:value="38620" table:formula="of:=[.BC76]+4" table:style-name="ce2">
            <text:p>38620</text:p>
          </table:table-cell>
          <table:table-cell office:value-type="float" office:value="38624" table:formula="of:=[.BD76]+4" table:style-name="ce2">
            <text:p>38624</text:p>
          </table:table-cell>
          <table:table-cell office:value-type="float" office:value="38628" table:formula="of:=[.BE76]+4" table:style-name="ce2">
            <text:p>38628</text:p>
          </table:table-cell>
          <table:table-cell office:value-type="float" office:value="38632" table:formula="of:=[.BF76]+4" table:style-name="ce2">
            <text:p>38632</text:p>
          </table:table-cell>
          <table:table-cell office:value-type="float" office:value="38636" table:formula="of:=[.BG76]+4" table:style-name="ce2">
            <text:p>38636</text:p>
          </table:table-cell>
          <table:table-cell office:value-type="float" office:value="38640" table:formula="of:=[.BH76]+4" table:style-name="ce2">
            <text:p>38640</text:p>
          </table:table-cell>
          <table:table-cell office:value-type="float" office:value="38644" table:formula="of:=[.BI76]+4" table:style-name="ce2">
            <text:p>38644</text:p>
          </table:table-cell>
          <table:table-cell office:value-type="float" office:value="38648" table:formula="of:=[.BJ76]+4" table:style-name="ce2">
            <text:p>38648</text:p>
          </table:table-cell>
          <table:table-cell office:value-type="float" office:value="38652" table:formula="of:=[.BK76]+4" table:style-name="ce2">
            <text:p>38652</text:p>
          </table:table-cell>
          <table:table-cell office:value-type="float" office:value="38656" table:formula="of:=[.BL76]+4" table:style-name="ce2">
            <text:p>38656</text:p>
          </table:table-cell>
          <table:table-cell office:value-type="float" office:value="38660" table:formula="of:=[.BM76]+4" table:style-name="ce2">
            <text:p>38660</text:p>
          </table:table-cell>
          <table:table-cell office:value-type="float" office:value="38664" table:formula="of:=[.BN76]+4" table:style-name="ce2">
            <text:p>38664</text:p>
          </table:table-cell>
          <table:table-cell office:value-type="float" office:value="38668" table:formula="of:=[.BO76]+4" table:style-name="ce2">
            <text:p>38668</text:p>
          </table:table-cell>
          <table:table-cell office:value-type="float" office:value="38672" table:formula="of:=[.BP76]+4" table:style-name="ce2">
            <text:p>38672</text:p>
          </table:table-cell>
          <table:table-cell office:value-type="float" office:value="38676" table:formula="of:=[.BQ76]+4" table:style-name="ce2">
            <text:p>38676</text:p>
          </table:table-cell>
          <table:table-cell office:value-type="float" office:value="38680" table:formula="of:=[.BR76]+4" table:style-name="ce2">
            <text:p>38680</text:p>
          </table:table-cell>
          <table:table-cell office:value-type="float" office:value="38684" table:formula="of:=[.BS76]+4" table:style-name="ce2">
            <text:p>38684</text:p>
          </table:table-cell>
          <table:table-cell office:value-type="float" office:value="38688" table:formula="of:=[.BT76]+4" table:style-name="ce2">
            <text:p>38688</text:p>
          </table:table-cell>
          <table:table-cell office:value-type="float" office:value="38692" table:formula="of:=[.BU76]+4" table:style-name="ce2">
            <text:p>38692</text:p>
          </table:table-cell>
          <table:table-cell office:value-type="float" office:value="38696" table:formula="of:=[.BV76]+4" table:style-name="ce2">
            <text:p>38696</text:p>
          </table:table-cell>
          <table:table-cell office:value-type="float" office:value="38700" table:formula="of:=[.BW76]+4" table:style-name="ce2">
            <text:p>38700</text:p>
          </table:table-cell>
          <table:table-cell office:value-type="float" office:value="38704" table:formula="of:=[.BX76]+4" table:style-name="ce2">
            <text:p>38704</text:p>
          </table:table-cell>
          <table:table-cell office:value-type="float" office:value="38708" table:formula="of:=[.BY76]+4" table:style-name="ce2">
            <text:p>38708</text:p>
          </table:table-cell>
          <table:table-cell office:value-type="float" office:value="38712" table:formula="of:=[.BZ76]+4" table:style-name="ce2">
            <text:p>38712</text:p>
          </table:table-cell>
          <table:table-cell office:value-type="float" office:value="38716" table:formula="of:=[.CA76]+4" table:style-name="ce2">
            <text:p>38716</text:p>
          </table:table-cell>
          <table:table-cell office:value-type="float" office:value="38720" table:formula="of:=[.CB76]+4" table:style-name="ce2">
            <text:p>38720</text:p>
          </table:table-cell>
          <table:table-cell office:value-type="float" office:value="38724" table:formula="of:=[.CC76]+4" table:style-name="ce2">
            <text:p>38724</text:p>
          </table:table-cell>
          <table:table-cell office:value-type="float" office:value="38728" table:formula="of:=[.CD76]+4" table:style-name="ce2">
            <text:p>38728</text:p>
          </table:table-cell>
          <table:table-cell office:value-type="float" office:value="38732" table:formula="of:=[.CE76]+4" table:style-name="ce2">
            <text:p>38732</text:p>
          </table:table-cell>
          <table:table-cell office:value-type="float" office:value="38736" table:formula="of:=[.CF76]+4" table:style-name="ce2">
            <text:p>38736</text:p>
          </table:table-cell>
          <table:table-cell office:value-type="float" office:value="38740" table:formula="of:=[.CG76]+4" table:style-name="ce2">
            <text:p>38740</text:p>
          </table:table-cell>
          <table:table-cell office:value-type="float" office:value="38744" table:formula="of:=[.CH76]+4" table:style-name="ce2">
            <text:p>38744</text:p>
          </table:table-cell>
          <table:table-cell office:value-type="float" office:value="38748" table:formula="of:=[.CI76]+4" table:style-name="ce2">
            <text:p>38748</text:p>
          </table:table-cell>
          <table:table-cell office:value-type="float" office:value="38752" table:formula="of:=[.CJ76]+4" table:style-name="ce2">
            <text:p>38752</text:p>
          </table:table-cell>
          <table:table-cell office:value-type="float" office:value="38756" table:formula="of:=[.CK76]+4" table:style-name="ce2">
            <text:p>38756</text:p>
          </table:table-cell>
          <table:table-cell office:value-type="float" office:value="38760" table:formula="of:=[.CL76]+4" table:style-name="ce2">
            <text:p>38760</text:p>
          </table:table-cell>
          <table:table-cell office:value-type="float" office:value="38764" table:formula="of:=[.CM76]+4" table:style-name="ce2">
            <text:p>38764</text:p>
          </table:table-cell>
          <table:table-cell office:value-type="float" office:value="38768" table:formula="of:=[.CN76]+4" table:style-name="ce2">
            <text:p>38768</text:p>
          </table:table-cell>
          <table:table-cell office:value-type="float" office:value="38772" table:formula="of:=[.CO76]+4" table:style-name="ce2">
            <text:p>38772</text:p>
          </table:table-cell>
          <table:table-cell office:value-type="float" office:value="38776" table:formula="of:=[.CP76]+4" table:style-name="ce2">
            <text:p>38776</text:p>
          </table:table-cell>
          <table:table-cell office:value-type="float" office:value="38780" table:formula="of:=[.CQ76]+4" table:style-name="ce2">
            <text:p>38780</text:p>
          </table:table-cell>
          <table:table-cell office:value-type="float" office:value="38784" table:formula="of:=[.CR76]+4" table:style-name="ce2">
            <text:p>38784</text:p>
          </table:table-cell>
          <table:table-cell office:value-type="float" office:value="38788" table:formula="of:=[.CS76]+4" table:style-name="ce2">
            <text:p>38788</text:p>
          </table:table-cell>
          <table:table-cell office:value-type="float" office:value="38792" table:formula="of:=[.CT76]+4" table:style-name="ce2">
            <text:p>38792</text:p>
          </table:table-cell>
          <table:table-cell office:value-type="float" office:value="38796" table:formula="of:=[.CU76]+4" table:style-name="ce2">
            <text:p>38796</text:p>
          </table:table-cell>
          <table:table-cell office:value-type="float" office:value="38800" table:formula="of:=[.CV76]+4" table:style-name="ce2">
            <text:p>38800</text:p>
          </table:table-cell>
          <table:table-cell office:value-type="float" office:value="38804" table:formula="of:=[.CW76]+4" table:style-name="ce2">
            <text:p>38804</text:p>
          </table:table-cell>
          <table:table-cell office:value-type="float" office:value="38808" table:formula="of:=[.CX76]+4" table:style-name="ce2">
            <text:p>38808</text:p>
          </table:table-cell>
          <table:table-cell office:value-type="float" office:value="38812" table:formula="of:=[.CY76]+4" table:style-name="ce2">
            <text:p>38812</text:p>
          </table:table-cell>
          <table:table-cell office:value-type="float" office:value="38816" table:formula="of:=[.CZ76]+4" table:style-name="ce2">
            <text:p>38816</text:p>
          </table:table-cell>
          <table:table-cell office:value-type="float" office:value="38820" table:formula="of:=[.DA76]+4" table:style-name="ce2">
            <text:p>38820</text:p>
          </table:table-cell>
          <table:table-cell office:value-type="float" office:value="38824" table:formula="of:=[.DB76]+4" table:style-name="ce2">
            <text:p>38824</text:p>
          </table:table-cell>
          <table:table-cell office:value-type="float" office:value="38828" table:formula="of:=[.DC76]+4" table:style-name="ce2">
            <text:p>38828</text:p>
          </table:table-cell>
          <table:table-cell office:value-type="float" office:value="38832" table:formula="of:=[.DD76]+4" table:style-name="ce2">
            <text:p>38832</text:p>
          </table:table-cell>
          <table:table-cell office:value-type="float" office:value="38836" table:formula="of:=[.DE76]+4" table:style-name="ce2">
            <text:p>38836</text:p>
          </table:table-cell>
          <table:table-cell office:value-type="float" office:value="38840" table:formula="of:=[.DF76]+4" table:style-name="ce2">
            <text:p>38840</text:p>
          </table:table-cell>
          <table:table-cell office:value-type="float" office:value="38844" table:formula="of:=[.DG76]+4" table:style-name="ce2">
            <text:p>38844</text:p>
          </table:table-cell>
          <table:table-cell office:value-type="float" office:value="38848" table:formula="of:=[.DH76]+4" table:style-name="ce2">
            <text:p>38848</text:p>
          </table:table-cell>
          <table:table-cell office:value-type="float" office:value="38852" table:formula="of:=[.DI76]+4" table:style-name="ce2">
            <text:p>38852</text:p>
          </table:table-cell>
          <table:table-cell office:value-type="float" office:value="38856" table:formula="of:=[.DJ76]+4" table:style-name="ce2">
            <text:p>38856</text:p>
          </table:table-cell>
          <table:table-cell office:value-type="float" office:value="38860" table:formula="of:=[.DK76]+4" table:style-name="ce2">
            <text:p>38860</text:p>
          </table:table-cell>
          <table:table-cell office:value-type="float" office:value="38864" table:formula="of:=[.DL76]+4" table:style-name="ce2">
            <text:p>38864</text:p>
          </table:table-cell>
          <table:table-cell office:value-type="float" office:value="38868" table:formula="of:=[.DM76]+4" table:style-name="ce2">
            <text:p>38868</text:p>
          </table:table-cell>
          <table:table-cell office:value-type="float" office:value="38872" table:formula="of:=[.DN76]+4" table:style-name="ce2">
            <text:p>38872</text:p>
          </table:table-cell>
          <table:table-cell office:value-type="float" office:value="38876" table:formula="of:=[.DO76]+4" table:style-name="ce2">
            <text:p>38876</text:p>
          </table:table-cell>
          <table:table-cell office:value-type="float" office:value="38880" table:formula="of:=[.DP76]+4" table:style-name="ce2">
            <text:p>38880</text:p>
          </table:table-cell>
          <table:table-cell office:value-type="float" office:value="38884" table:formula="of:=[.DQ76]+4" table:style-name="ce2">
            <text:p>38884</text:p>
          </table:table-cell>
          <table:table-cell office:value-type="float" office:value="38888" table:formula="of:=[.DR76]+4" table:style-name="ce2">
            <text:p>38888</text:p>
          </table:table-cell>
          <table:table-cell office:value-type="float" office:value="38892" table:formula="of:=[.DS76]+4" table:style-name="ce2">
            <text:p>38892</text:p>
          </table:table-cell>
          <table:table-cell office:value-type="float" office:value="38896" table:formula="of:=[.DT76]+4" table:style-name="ce2">
            <text:p>38896</text:p>
          </table:table-cell>
          <table:table-cell office:value-type="float" office:value="38900" table:formula="of:=[.DU76]+4" table:style-name="ce2">
            <text:p>38900</text:p>
          </table:table-cell>
          <table:table-cell office:value-type="float" office:value="38904" table:formula="of:=[.DV76]+4" table:style-name="ce2">
            <text:p>38904</text:p>
          </table:table-cell>
          <table:table-cell office:value-type="float" office:value="38908" table:formula="of:=[.DW76]+4" table:style-name="ce2">
            <text:p>38908</text:p>
          </table:table-cell>
          <table:table-cell table:number-columns-repeated="16256"/>
        </table:table-row>
        <table:table-row table:style-name="ro1">
          <table:table-cell office:value-type="float" office:value="38912" table:formula="of:=[.A76]+512" table:style-name="ce2">
            <text:p>38912</text:p>
          </table:table-cell>
          <table:table-cell office:value-type="float" office:value="38916" table:formula="of:=[.A77]+4" table:style-name="ce2">
            <text:p>38916</text:p>
          </table:table-cell>
          <table:table-cell office:value-type="float" office:value="38920" table:formula="of:=[.B77]+4" table:style-name="ce2">
            <text:p>38920</text:p>
          </table:table-cell>
          <table:table-cell office:value-type="float" office:value="38924" table:formula="of:=[.C77]+4" table:style-name="ce2">
            <text:p>38924</text:p>
          </table:table-cell>
          <table:table-cell office:value-type="float" office:value="38928" table:formula="of:=[.D77]+4" table:style-name="ce2">
            <text:p>38928</text:p>
          </table:table-cell>
          <table:table-cell office:value-type="float" office:value="38932" table:formula="of:=[.E77]+4" table:style-name="ce2">
            <text:p>38932</text:p>
          </table:table-cell>
          <table:table-cell office:value-type="float" office:value="38936" table:formula="of:=[.F77]+4" table:style-name="ce2">
            <text:p>38936</text:p>
          </table:table-cell>
          <table:table-cell office:value-type="float" office:value="38940" table:formula="of:=[.G77]+4" table:style-name="ce2">
            <text:p>38940</text:p>
          </table:table-cell>
          <table:table-cell office:value-type="float" office:value="38944" table:formula="of:=[.H77]+4" table:style-name="ce2">
            <text:p>38944</text:p>
          </table:table-cell>
          <table:table-cell office:value-type="float" office:value="38948" table:formula="of:=[.I77]+4" table:style-name="ce2">
            <text:p>38948</text:p>
          </table:table-cell>
          <table:table-cell office:value-type="float" office:value="38952" table:formula="of:=[.J77]+4" table:style-name="ce2">
            <text:p>38952</text:p>
          </table:table-cell>
          <table:table-cell office:value-type="float" office:value="38956" table:formula="of:=[.K77]+4" table:style-name="ce2">
            <text:p>38956</text:p>
          </table:table-cell>
          <table:table-cell office:value-type="float" office:value="38960" table:formula="of:=[.L77]+4" table:style-name="ce2">
            <text:p>38960</text:p>
          </table:table-cell>
          <table:table-cell office:value-type="float" office:value="38964" table:formula="of:=[.M77]+4" table:style-name="ce2">
            <text:p>38964</text:p>
          </table:table-cell>
          <table:table-cell office:value-type="float" office:value="38968" table:formula="of:=[.N77]+4" table:style-name="ce2">
            <text:p>38968</text:p>
          </table:table-cell>
          <table:table-cell office:value-type="float" office:value="38972" table:formula="of:=[.O77]+4" table:style-name="ce2">
            <text:p>38972</text:p>
          </table:table-cell>
          <table:table-cell office:value-type="float" office:value="38976" table:formula="of:=[.P77]+4" table:style-name="ce2">
            <text:p>38976</text:p>
          </table:table-cell>
          <table:table-cell office:value-type="float" office:value="38980" table:formula="of:=[.Q77]+4" table:style-name="ce2">
            <text:p>38980</text:p>
          </table:table-cell>
          <table:table-cell office:value-type="float" office:value="38984" table:formula="of:=[.R77]+4" table:style-name="ce2">
            <text:p>38984</text:p>
          </table:table-cell>
          <table:table-cell office:value-type="float" office:value="38988" table:formula="of:=[.S77]+4" table:style-name="ce2">
            <text:p>38988</text:p>
          </table:table-cell>
          <table:table-cell office:value-type="float" office:value="38992" table:formula="of:=[.T77]+4" table:style-name="ce2">
            <text:p>38992</text:p>
          </table:table-cell>
          <table:table-cell office:value-type="float" office:value="38996" table:formula="of:=[.U77]+4" table:style-name="ce2">
            <text:p>38996</text:p>
          </table:table-cell>
          <table:table-cell office:value-type="float" office:value="39000" table:formula="of:=[.V77]+4" table:style-name="ce2">
            <text:p>39000</text:p>
          </table:table-cell>
          <table:table-cell office:value-type="float" office:value="39004" table:formula="of:=[.W77]+4" table:style-name="ce2">
            <text:p>39004</text:p>
          </table:table-cell>
          <table:table-cell office:value-type="float" office:value="39008" table:formula="of:=[.X77]+4" table:style-name="ce2">
            <text:p>39008</text:p>
          </table:table-cell>
          <table:table-cell office:value-type="float" office:value="39012" table:formula="of:=[.Y77]+4" table:style-name="ce2">
            <text:p>39012</text:p>
          </table:table-cell>
          <table:table-cell office:value-type="float" office:value="39016" table:formula="of:=[.Z77]+4" table:style-name="ce2">
            <text:p>39016</text:p>
          </table:table-cell>
          <table:table-cell office:value-type="float" office:value="39020" table:formula="of:=[.AA77]+4" table:style-name="ce2">
            <text:p>39020</text:p>
          </table:table-cell>
          <table:table-cell office:value-type="float" office:value="39024" table:formula="of:=[.AB77]+4" table:style-name="ce2">
            <text:p>39024</text:p>
          </table:table-cell>
          <table:table-cell office:value-type="float" office:value="39028" table:formula="of:=[.AC77]+4" table:style-name="ce2">
            <text:p>39028</text:p>
          </table:table-cell>
          <table:table-cell office:value-type="float" office:value="39032" table:formula="of:=[.AD77]+4" table:style-name="ce2">
            <text:p>39032</text:p>
          </table:table-cell>
          <table:table-cell office:value-type="float" office:value="39036" table:formula="of:=[.AE77]+4" table:style-name="ce2">
            <text:p>39036</text:p>
          </table:table-cell>
          <table:table-cell office:value-type="float" office:value="39040" table:formula="of:=[.AF77]+4" table:style-name="ce2">
            <text:p>39040</text:p>
          </table:table-cell>
          <table:table-cell office:value-type="float" office:value="39044" table:formula="of:=[.AG77]+4" table:style-name="ce2">
            <text:p>39044</text:p>
          </table:table-cell>
          <table:table-cell office:value-type="float" office:value="39048" table:formula="of:=[.AH77]+4" table:style-name="ce2">
            <text:p>39048</text:p>
          </table:table-cell>
          <table:table-cell office:value-type="float" office:value="39052" table:formula="of:=[.AI77]+4" table:style-name="ce2">
            <text:p>39052</text:p>
          </table:table-cell>
          <table:table-cell office:value-type="float" office:value="39056" table:formula="of:=[.AJ77]+4" table:style-name="ce2">
            <text:p>39056</text:p>
          </table:table-cell>
          <table:table-cell office:value-type="float" office:value="39060" table:formula="of:=[.AK77]+4" table:style-name="ce2">
            <text:p>39060</text:p>
          </table:table-cell>
          <table:table-cell office:value-type="float" office:value="39064" table:formula="of:=[.AL77]+4" table:style-name="ce2">
            <text:p>39064</text:p>
          </table:table-cell>
          <table:table-cell office:value-type="float" office:value="39068" table:formula="of:=[.AM77]+4" table:style-name="ce2">
            <text:p>39068</text:p>
          </table:table-cell>
          <table:table-cell office:value-type="float" office:value="39072" table:formula="of:=[.AN77]+4" table:style-name="ce2">
            <text:p>39072</text:p>
          </table:table-cell>
          <table:table-cell office:value-type="float" office:value="39076" table:formula="of:=[.AO77]+4" table:style-name="ce2">
            <text:p>39076</text:p>
          </table:table-cell>
          <table:table-cell office:value-type="float" office:value="39080" table:formula="of:=[.AP77]+4" table:style-name="ce2">
            <text:p>39080</text:p>
          </table:table-cell>
          <table:table-cell office:value-type="float" office:value="39084" table:formula="of:=[.AQ77]+4" table:style-name="ce2">
            <text:p>39084</text:p>
          </table:table-cell>
          <table:table-cell office:value-type="float" office:value="39088" table:formula="of:=[.AR77]+4" table:style-name="ce2">
            <text:p>39088</text:p>
          </table:table-cell>
          <table:table-cell office:value-type="float" office:value="39092" table:formula="of:=[.AS77]+4" table:style-name="ce2">
            <text:p>39092</text:p>
          </table:table-cell>
          <table:table-cell office:value-type="float" office:value="39096" table:formula="of:=[.AT77]+4" table:style-name="ce2">
            <text:p>39096</text:p>
          </table:table-cell>
          <table:table-cell office:value-type="float" office:value="39100" table:formula="of:=[.AU77]+4" table:style-name="ce2">
            <text:p>39100</text:p>
          </table:table-cell>
          <table:table-cell office:value-type="float" office:value="39104" table:formula="of:=[.AV77]+4" table:style-name="ce2">
            <text:p>39104</text:p>
          </table:table-cell>
          <table:table-cell office:value-type="float" office:value="39108" table:formula="of:=[.AW77]+4" table:style-name="ce2">
            <text:p>39108</text:p>
          </table:table-cell>
          <table:table-cell office:value-type="float" office:value="39112" table:formula="of:=[.AX77]+4" table:style-name="ce2">
            <text:p>39112</text:p>
          </table:table-cell>
          <table:table-cell office:value-type="float" office:value="39116" table:formula="of:=[.AY77]+4" table:style-name="ce2">
            <text:p>39116</text:p>
          </table:table-cell>
          <table:table-cell office:value-type="float" office:value="39120" table:formula="of:=[.AZ77]+4" table:style-name="ce2">
            <text:p>39120</text:p>
          </table:table-cell>
          <table:table-cell office:value-type="float" office:value="39124" table:formula="of:=[.BA77]+4" table:style-name="ce2">
            <text:p>39124</text:p>
          </table:table-cell>
          <table:table-cell office:value-type="float" office:value="39128" table:formula="of:=[.BB77]+4" table:style-name="ce2">
            <text:p>39128</text:p>
          </table:table-cell>
          <table:table-cell office:value-type="float" office:value="39132" table:formula="of:=[.BC77]+4" table:style-name="ce2">
            <text:p>39132</text:p>
          </table:table-cell>
          <table:table-cell office:value-type="float" office:value="39136" table:formula="of:=[.BD77]+4" table:style-name="ce2">
            <text:p>39136</text:p>
          </table:table-cell>
          <table:table-cell office:value-type="float" office:value="39140" table:formula="of:=[.BE77]+4" table:style-name="ce2">
            <text:p>39140</text:p>
          </table:table-cell>
          <table:table-cell office:value-type="float" office:value="39144" table:formula="of:=[.BF77]+4" table:style-name="ce2">
            <text:p>39144</text:p>
          </table:table-cell>
          <table:table-cell office:value-type="float" office:value="39148" table:formula="of:=[.BG77]+4" table:style-name="ce2">
            <text:p>39148</text:p>
          </table:table-cell>
          <table:table-cell office:value-type="float" office:value="39152" table:formula="of:=[.BH77]+4" table:style-name="ce2">
            <text:p>39152</text:p>
          </table:table-cell>
          <table:table-cell office:value-type="float" office:value="39156" table:formula="of:=[.BI77]+4" table:style-name="ce2">
            <text:p>39156</text:p>
          </table:table-cell>
          <table:table-cell office:value-type="float" office:value="39160" table:formula="of:=[.BJ77]+4" table:style-name="ce2">
            <text:p>39160</text:p>
          </table:table-cell>
          <table:table-cell office:value-type="float" office:value="39164" table:formula="of:=[.BK77]+4" table:style-name="ce2">
            <text:p>39164</text:p>
          </table:table-cell>
          <table:table-cell office:value-type="float" office:value="39168" table:formula="of:=[.BL77]+4" table:style-name="ce2">
            <text:p>39168</text:p>
          </table:table-cell>
          <table:table-cell office:value-type="float" office:value="39172" table:formula="of:=[.BM77]+4" table:style-name="ce2">
            <text:p>39172</text:p>
          </table:table-cell>
          <table:table-cell office:value-type="float" office:value="39176" table:formula="of:=[.BN77]+4" table:style-name="ce2">
            <text:p>39176</text:p>
          </table:table-cell>
          <table:table-cell office:value-type="float" office:value="39180" table:formula="of:=[.BO77]+4" table:style-name="ce2">
            <text:p>39180</text:p>
          </table:table-cell>
          <table:table-cell office:value-type="float" office:value="39184" table:formula="of:=[.BP77]+4" table:style-name="ce2">
            <text:p>39184</text:p>
          </table:table-cell>
          <table:table-cell office:value-type="float" office:value="39188" table:formula="of:=[.BQ77]+4" table:style-name="ce2">
            <text:p>39188</text:p>
          </table:table-cell>
          <table:table-cell office:value-type="float" office:value="39192" table:formula="of:=[.BR77]+4" table:style-name="ce2">
            <text:p>39192</text:p>
          </table:table-cell>
          <table:table-cell office:value-type="float" office:value="39196" table:formula="of:=[.BS77]+4" table:style-name="ce2">
            <text:p>39196</text:p>
          </table:table-cell>
          <table:table-cell office:value-type="float" office:value="39200" table:formula="of:=[.BT77]+4" table:style-name="ce2">
            <text:p>39200</text:p>
          </table:table-cell>
          <table:table-cell office:value-type="float" office:value="39204" table:formula="of:=[.BU77]+4" table:style-name="ce2">
            <text:p>39204</text:p>
          </table:table-cell>
          <table:table-cell office:value-type="float" office:value="39208" table:formula="of:=[.BV77]+4" table:style-name="ce2">
            <text:p>39208</text:p>
          </table:table-cell>
          <table:table-cell office:value-type="float" office:value="39212" table:formula="of:=[.BW77]+4" table:style-name="ce2">
            <text:p>39212</text:p>
          </table:table-cell>
          <table:table-cell office:value-type="float" office:value="39216" table:formula="of:=[.BX77]+4" table:style-name="ce2">
            <text:p>39216</text:p>
          </table:table-cell>
          <table:table-cell office:value-type="float" office:value="39220" table:formula="of:=[.BY77]+4" table:style-name="ce2">
            <text:p>39220</text:p>
          </table:table-cell>
          <table:table-cell office:value-type="float" office:value="39224" table:formula="of:=[.BZ77]+4" table:style-name="ce2">
            <text:p>39224</text:p>
          </table:table-cell>
          <table:table-cell office:value-type="float" office:value="39228" table:formula="of:=[.CA77]+4" table:style-name="ce2">
            <text:p>39228</text:p>
          </table:table-cell>
          <table:table-cell office:value-type="float" office:value="39232" table:formula="of:=[.CB77]+4" table:style-name="ce2">
            <text:p>39232</text:p>
          </table:table-cell>
          <table:table-cell office:value-type="float" office:value="39236" table:formula="of:=[.CC77]+4" table:style-name="ce2">
            <text:p>39236</text:p>
          </table:table-cell>
          <table:table-cell office:value-type="float" office:value="39240" table:formula="of:=[.CD77]+4" table:style-name="ce2">
            <text:p>39240</text:p>
          </table:table-cell>
          <table:table-cell office:value-type="float" office:value="39244" table:formula="of:=[.CE77]+4" table:style-name="ce2">
            <text:p>39244</text:p>
          </table:table-cell>
          <table:table-cell office:value-type="float" office:value="39248" table:formula="of:=[.CF77]+4" table:style-name="ce2">
            <text:p>39248</text:p>
          </table:table-cell>
          <table:table-cell office:value-type="float" office:value="39252" table:formula="of:=[.CG77]+4" table:style-name="ce2">
            <text:p>39252</text:p>
          </table:table-cell>
          <table:table-cell office:value-type="float" office:value="39256" table:formula="of:=[.CH77]+4" table:style-name="ce2">
            <text:p>39256</text:p>
          </table:table-cell>
          <table:table-cell office:value-type="float" office:value="39260" table:formula="of:=[.CI77]+4" table:style-name="ce2">
            <text:p>39260</text:p>
          </table:table-cell>
          <table:table-cell office:value-type="float" office:value="39264" table:formula="of:=[.CJ77]+4" table:style-name="ce2">
            <text:p>39264</text:p>
          </table:table-cell>
          <table:table-cell office:value-type="float" office:value="39268" table:formula="of:=[.CK77]+4" table:style-name="ce2">
            <text:p>39268</text:p>
          </table:table-cell>
          <table:table-cell office:value-type="float" office:value="39272" table:formula="of:=[.CL77]+4" table:style-name="ce2">
            <text:p>39272</text:p>
          </table:table-cell>
          <table:table-cell office:value-type="float" office:value="39276" table:formula="of:=[.CM77]+4" table:style-name="ce2">
            <text:p>39276</text:p>
          </table:table-cell>
          <table:table-cell office:value-type="float" office:value="39280" table:formula="of:=[.CN77]+4" table:style-name="ce2">
            <text:p>39280</text:p>
          </table:table-cell>
          <table:table-cell office:value-type="float" office:value="39284" table:formula="of:=[.CO77]+4" table:style-name="ce2">
            <text:p>39284</text:p>
          </table:table-cell>
          <table:table-cell office:value-type="float" office:value="39288" table:formula="of:=[.CP77]+4" table:style-name="ce2">
            <text:p>39288</text:p>
          </table:table-cell>
          <table:table-cell office:value-type="float" office:value="39292" table:formula="of:=[.CQ77]+4" table:style-name="ce2">
            <text:p>39292</text:p>
          </table:table-cell>
          <table:table-cell office:value-type="float" office:value="39296" table:formula="of:=[.CR77]+4" table:style-name="ce2">
            <text:p>39296</text:p>
          </table:table-cell>
          <table:table-cell office:value-type="float" office:value="39300" table:formula="of:=[.CS77]+4" table:style-name="ce2">
            <text:p>39300</text:p>
          </table:table-cell>
          <table:table-cell office:value-type="float" office:value="39304" table:formula="of:=[.CT77]+4" table:style-name="ce2">
            <text:p>39304</text:p>
          </table:table-cell>
          <table:table-cell office:value-type="float" office:value="39308" table:formula="of:=[.CU77]+4" table:style-name="ce2">
            <text:p>39308</text:p>
          </table:table-cell>
          <table:table-cell office:value-type="float" office:value="39312" table:formula="of:=[.CV77]+4" table:style-name="ce2">
            <text:p>39312</text:p>
          </table:table-cell>
          <table:table-cell office:value-type="float" office:value="39316" table:formula="of:=[.CW77]+4" table:style-name="ce2">
            <text:p>39316</text:p>
          </table:table-cell>
          <table:table-cell office:value-type="float" office:value="39320" table:formula="of:=[.CX77]+4" table:style-name="ce2">
            <text:p>39320</text:p>
          </table:table-cell>
          <table:table-cell office:value-type="float" office:value="39324" table:formula="of:=[.CY77]+4" table:style-name="ce2">
            <text:p>39324</text:p>
          </table:table-cell>
          <table:table-cell office:value-type="float" office:value="39328" table:formula="of:=[.CZ77]+4" table:style-name="ce2">
            <text:p>39328</text:p>
          </table:table-cell>
          <table:table-cell office:value-type="float" office:value="39332" table:formula="of:=[.DA77]+4" table:style-name="ce2">
            <text:p>39332</text:p>
          </table:table-cell>
          <table:table-cell office:value-type="float" office:value="39336" table:formula="of:=[.DB77]+4" table:style-name="ce2">
            <text:p>39336</text:p>
          </table:table-cell>
          <table:table-cell office:value-type="float" office:value="39340" table:formula="of:=[.DC77]+4" table:style-name="ce2">
            <text:p>39340</text:p>
          </table:table-cell>
          <table:table-cell office:value-type="float" office:value="39344" table:formula="of:=[.DD77]+4" table:style-name="ce2">
            <text:p>39344</text:p>
          </table:table-cell>
          <table:table-cell office:value-type="float" office:value="39348" table:formula="of:=[.DE77]+4" table:style-name="ce2">
            <text:p>39348</text:p>
          </table:table-cell>
          <table:table-cell office:value-type="float" office:value="39352" table:formula="of:=[.DF77]+4" table:style-name="ce2">
            <text:p>39352</text:p>
          </table:table-cell>
          <table:table-cell office:value-type="float" office:value="39356" table:formula="of:=[.DG77]+4" table:style-name="ce2">
            <text:p>39356</text:p>
          </table:table-cell>
          <table:table-cell office:value-type="float" office:value="39360" table:formula="of:=[.DH77]+4" table:style-name="ce2">
            <text:p>39360</text:p>
          </table:table-cell>
          <table:table-cell office:value-type="float" office:value="39364" table:formula="of:=[.DI77]+4" table:style-name="ce2">
            <text:p>39364</text:p>
          </table:table-cell>
          <table:table-cell office:value-type="float" office:value="39368" table:formula="of:=[.DJ77]+4" table:style-name="ce2">
            <text:p>39368</text:p>
          </table:table-cell>
          <table:table-cell office:value-type="float" office:value="39372" table:formula="of:=[.DK77]+4" table:style-name="ce2">
            <text:p>39372</text:p>
          </table:table-cell>
          <table:table-cell office:value-type="float" office:value="39376" table:formula="of:=[.DL77]+4" table:style-name="ce2">
            <text:p>39376</text:p>
          </table:table-cell>
          <table:table-cell office:value-type="float" office:value="39380" table:formula="of:=[.DM77]+4" table:style-name="ce2">
            <text:p>39380</text:p>
          </table:table-cell>
          <table:table-cell office:value-type="float" office:value="39384" table:formula="of:=[.DN77]+4" table:style-name="ce2">
            <text:p>39384</text:p>
          </table:table-cell>
          <table:table-cell office:value-type="float" office:value="39388" table:formula="of:=[.DO77]+4" table:style-name="ce2">
            <text:p>39388</text:p>
          </table:table-cell>
          <table:table-cell office:value-type="float" office:value="39392" table:formula="of:=[.DP77]+4" table:style-name="ce2">
            <text:p>39392</text:p>
          </table:table-cell>
          <table:table-cell office:value-type="float" office:value="39396" table:formula="of:=[.DQ77]+4" table:style-name="ce2">
            <text:p>39396</text:p>
          </table:table-cell>
          <table:table-cell office:value-type="float" office:value="39400" table:formula="of:=[.DR77]+4" table:style-name="ce2">
            <text:p>39400</text:p>
          </table:table-cell>
          <table:table-cell office:value-type="float" office:value="39404" table:formula="of:=[.DS77]+4" table:style-name="ce2">
            <text:p>39404</text:p>
          </table:table-cell>
          <table:table-cell office:value-type="float" office:value="39408" table:formula="of:=[.DT77]+4" table:style-name="ce2">
            <text:p>39408</text:p>
          </table:table-cell>
          <table:table-cell office:value-type="float" office:value="39412" table:formula="of:=[.DU77]+4" table:style-name="ce2">
            <text:p>39412</text:p>
          </table:table-cell>
          <table:table-cell office:value-type="float" office:value="39416" table:formula="of:=[.DV77]+4" table:style-name="ce2">
            <text:p>39416</text:p>
          </table:table-cell>
          <table:table-cell office:value-type="float" office:value="39420" table:formula="of:=[.DW77]+4" table:style-name="ce2">
            <text:p>39420</text:p>
          </table:table-cell>
          <table:table-cell table:number-columns-repeated="16256"/>
        </table:table-row>
        <table:table-row table:style-name="ro1">
          <table:table-cell office:value-type="float" office:value="39424" table:formula="of:=[.A77]+512" table:style-name="ce2">
            <text:p>39424</text:p>
          </table:table-cell>
          <table:table-cell office:value-type="float" office:value="39428" table:formula="of:=[.A78]+4" table:style-name="ce2">
            <text:p>39428</text:p>
          </table:table-cell>
          <table:table-cell office:value-type="float" office:value="39432" table:formula="of:=[.B78]+4" table:style-name="ce2">
            <text:p>39432</text:p>
          </table:table-cell>
          <table:table-cell office:value-type="float" office:value="39436" table:formula="of:=[.C78]+4" table:style-name="ce2">
            <text:p>39436</text:p>
          </table:table-cell>
          <table:table-cell office:value-type="float" office:value="39440" table:formula="of:=[.D78]+4" table:style-name="ce2">
            <text:p>39440</text:p>
          </table:table-cell>
          <table:table-cell office:value-type="float" office:value="39444" table:formula="of:=[.E78]+4" table:style-name="ce2">
            <text:p>39444</text:p>
          </table:table-cell>
          <table:table-cell office:value-type="float" office:value="39448" table:formula="of:=[.F78]+4" table:style-name="ce2">
            <text:p>39448</text:p>
          </table:table-cell>
          <table:table-cell office:value-type="float" office:value="39452" table:formula="of:=[.G78]+4" table:style-name="ce2">
            <text:p>39452</text:p>
          </table:table-cell>
          <table:table-cell office:value-type="float" office:value="39456" table:formula="of:=[.H78]+4" table:style-name="ce2">
            <text:p>39456</text:p>
          </table:table-cell>
          <table:table-cell office:value-type="float" office:value="39460" table:formula="of:=[.I78]+4" table:style-name="ce2">
            <text:p>39460</text:p>
          </table:table-cell>
          <table:table-cell office:value-type="float" office:value="39464" table:formula="of:=[.J78]+4" table:style-name="ce2">
            <text:p>39464</text:p>
          </table:table-cell>
          <table:table-cell office:value-type="float" office:value="39468" table:formula="of:=[.K78]+4" table:style-name="ce2">
            <text:p>39468</text:p>
          </table:table-cell>
          <table:table-cell office:value-type="float" office:value="39472" table:formula="of:=[.L78]+4" table:style-name="ce2">
            <text:p>39472</text:p>
          </table:table-cell>
          <table:table-cell office:value-type="float" office:value="39476" table:formula="of:=[.M78]+4" table:style-name="ce2">
            <text:p>39476</text:p>
          </table:table-cell>
          <table:table-cell office:value-type="float" office:value="39480" table:formula="of:=[.N78]+4" table:style-name="ce2">
            <text:p>39480</text:p>
          </table:table-cell>
          <table:table-cell office:value-type="float" office:value="39484" table:formula="of:=[.O78]+4" table:style-name="ce2">
            <text:p>39484</text:p>
          </table:table-cell>
          <table:table-cell office:value-type="float" office:value="39488" table:formula="of:=[.P78]+4" table:style-name="ce2">
            <text:p>39488</text:p>
          </table:table-cell>
          <table:table-cell office:value-type="float" office:value="39492" table:formula="of:=[.Q78]+4" table:style-name="ce2">
            <text:p>39492</text:p>
          </table:table-cell>
          <table:table-cell office:value-type="float" office:value="39496" table:formula="of:=[.R78]+4" table:style-name="ce2">
            <text:p>39496</text:p>
          </table:table-cell>
          <table:table-cell office:value-type="float" office:value="39500" table:formula="of:=[.S78]+4" table:style-name="ce2">
            <text:p>39500</text:p>
          </table:table-cell>
          <table:table-cell office:value-type="float" office:value="39504" table:formula="of:=[.T78]+4" table:style-name="ce2">
            <text:p>39504</text:p>
          </table:table-cell>
          <table:table-cell office:value-type="float" office:value="39508" table:formula="of:=[.U78]+4" table:style-name="ce2">
            <text:p>39508</text:p>
          </table:table-cell>
          <table:table-cell office:value-type="float" office:value="39512" table:formula="of:=[.V78]+4" table:style-name="ce2">
            <text:p>39512</text:p>
          </table:table-cell>
          <table:table-cell office:value-type="float" office:value="39516" table:formula="of:=[.W78]+4" table:style-name="ce2">
            <text:p>39516</text:p>
          </table:table-cell>
          <table:table-cell office:value-type="float" office:value="39520" table:formula="of:=[.X78]+4" table:style-name="ce2">
            <text:p>39520</text:p>
          </table:table-cell>
          <table:table-cell office:value-type="float" office:value="39524" table:formula="of:=[.Y78]+4" table:style-name="ce2">
            <text:p>39524</text:p>
          </table:table-cell>
          <table:table-cell office:value-type="float" office:value="39528" table:formula="of:=[.Z78]+4" table:style-name="ce2">
            <text:p>39528</text:p>
          </table:table-cell>
          <table:table-cell office:value-type="float" office:value="39532" table:formula="of:=[.AA78]+4" table:style-name="ce2">
            <text:p>39532</text:p>
          </table:table-cell>
          <table:table-cell office:value-type="float" office:value="39536" table:formula="of:=[.AB78]+4" table:style-name="ce2">
            <text:p>39536</text:p>
          </table:table-cell>
          <table:table-cell office:value-type="float" office:value="39540" table:formula="of:=[.AC78]+4" table:style-name="ce2">
            <text:p>39540</text:p>
          </table:table-cell>
          <table:table-cell office:value-type="float" office:value="39544" table:formula="of:=[.AD78]+4" table:style-name="ce2">
            <text:p>39544</text:p>
          </table:table-cell>
          <table:table-cell office:value-type="float" office:value="39548" table:formula="of:=[.AE78]+4" table:style-name="ce2">
            <text:p>39548</text:p>
          </table:table-cell>
          <table:table-cell office:value-type="float" office:value="39552" table:formula="of:=[.AF78]+4" table:style-name="ce2">
            <text:p>39552</text:p>
          </table:table-cell>
          <table:table-cell office:value-type="float" office:value="39556" table:formula="of:=[.AG78]+4" table:style-name="ce2">
            <text:p>39556</text:p>
          </table:table-cell>
          <table:table-cell office:value-type="float" office:value="39560" table:formula="of:=[.AH78]+4" table:style-name="ce2">
            <text:p>39560</text:p>
          </table:table-cell>
          <table:table-cell office:value-type="float" office:value="39564" table:formula="of:=[.AI78]+4" table:style-name="ce2">
            <text:p>39564</text:p>
          </table:table-cell>
          <table:table-cell office:value-type="float" office:value="39568" table:formula="of:=[.AJ78]+4" table:style-name="ce2">
            <text:p>39568</text:p>
          </table:table-cell>
          <table:table-cell office:value-type="float" office:value="39572" table:formula="of:=[.AK78]+4" table:style-name="ce2">
            <text:p>39572</text:p>
          </table:table-cell>
          <table:table-cell office:value-type="float" office:value="39576" table:formula="of:=[.AL78]+4" table:style-name="ce2">
            <text:p>39576</text:p>
          </table:table-cell>
          <table:table-cell office:value-type="float" office:value="39580" table:formula="of:=[.AM78]+4" table:style-name="ce2">
            <text:p>39580</text:p>
          </table:table-cell>
          <table:table-cell office:value-type="float" office:value="39584" table:formula="of:=[.AN78]+4" table:style-name="ce2">
            <text:p>39584</text:p>
          </table:table-cell>
          <table:table-cell office:value-type="float" office:value="39588" table:formula="of:=[.AO78]+4" table:style-name="ce2">
            <text:p>39588</text:p>
          </table:table-cell>
          <table:table-cell office:value-type="float" office:value="39592" table:formula="of:=[.AP78]+4" table:style-name="ce2">
            <text:p>39592</text:p>
          </table:table-cell>
          <table:table-cell office:value-type="float" office:value="39596" table:formula="of:=[.AQ78]+4" table:style-name="ce2">
            <text:p>39596</text:p>
          </table:table-cell>
          <table:table-cell office:value-type="float" office:value="39600" table:formula="of:=[.AR78]+4" table:style-name="ce2">
            <text:p>39600</text:p>
          </table:table-cell>
          <table:table-cell office:value-type="float" office:value="39604" table:formula="of:=[.AS78]+4" table:style-name="ce2">
            <text:p>39604</text:p>
          </table:table-cell>
          <table:table-cell office:value-type="float" office:value="39608" table:formula="of:=[.AT78]+4" table:style-name="ce2">
            <text:p>39608</text:p>
          </table:table-cell>
          <table:table-cell office:value-type="float" office:value="39612" table:formula="of:=[.AU78]+4" table:style-name="ce2">
            <text:p>39612</text:p>
          </table:table-cell>
          <table:table-cell office:value-type="float" office:value="39616" table:formula="of:=[.AV78]+4" table:style-name="ce2">
            <text:p>39616</text:p>
          </table:table-cell>
          <table:table-cell office:value-type="float" office:value="39620" table:formula="of:=[.AW78]+4" table:style-name="ce2">
            <text:p>39620</text:p>
          </table:table-cell>
          <table:table-cell office:value-type="float" office:value="39624" table:formula="of:=[.AX78]+4" table:style-name="ce2">
            <text:p>39624</text:p>
          </table:table-cell>
          <table:table-cell office:value-type="float" office:value="39628" table:formula="of:=[.AY78]+4" table:style-name="ce2">
            <text:p>39628</text:p>
          </table:table-cell>
          <table:table-cell office:value-type="float" office:value="39632" table:formula="of:=[.AZ78]+4" table:style-name="ce2">
            <text:p>39632</text:p>
          </table:table-cell>
          <table:table-cell office:value-type="float" office:value="39636" table:formula="of:=[.BA78]+4" table:style-name="ce2">
            <text:p>39636</text:p>
          </table:table-cell>
          <table:table-cell office:value-type="float" office:value="39640" table:formula="of:=[.BB78]+4" table:style-name="ce2">
            <text:p>39640</text:p>
          </table:table-cell>
          <table:table-cell office:value-type="float" office:value="39644" table:formula="of:=[.BC78]+4" table:style-name="ce2">
            <text:p>39644</text:p>
          </table:table-cell>
          <table:table-cell office:value-type="float" office:value="39648" table:formula="of:=[.BD78]+4" table:style-name="ce2">
            <text:p>39648</text:p>
          </table:table-cell>
          <table:table-cell office:value-type="float" office:value="39652" table:formula="of:=[.BE78]+4" table:style-name="ce2">
            <text:p>39652</text:p>
          </table:table-cell>
          <table:table-cell office:value-type="float" office:value="39656" table:formula="of:=[.BF78]+4" table:style-name="ce2">
            <text:p>39656</text:p>
          </table:table-cell>
          <table:table-cell office:value-type="float" office:value="39660" table:formula="of:=[.BG78]+4" table:style-name="ce2">
            <text:p>39660</text:p>
          </table:table-cell>
          <table:table-cell office:value-type="float" office:value="39664" table:formula="of:=[.BH78]+4" table:style-name="ce2">
            <text:p>39664</text:p>
          </table:table-cell>
          <table:table-cell office:value-type="float" office:value="39668" table:formula="of:=[.BI78]+4" table:style-name="ce2">
            <text:p>39668</text:p>
          </table:table-cell>
          <table:table-cell office:value-type="float" office:value="39672" table:formula="of:=[.BJ78]+4" table:style-name="ce2">
            <text:p>39672</text:p>
          </table:table-cell>
          <table:table-cell office:value-type="float" office:value="39676" table:formula="of:=[.BK78]+4" table:style-name="ce2">
            <text:p>39676</text:p>
          </table:table-cell>
          <table:table-cell office:value-type="float" office:value="39680" table:formula="of:=[.BL78]+4" table:style-name="ce2">
            <text:p>39680</text:p>
          </table:table-cell>
          <table:table-cell office:value-type="float" office:value="39684" table:formula="of:=[.BM78]+4" table:style-name="ce2">
            <text:p>39684</text:p>
          </table:table-cell>
          <table:table-cell office:value-type="float" office:value="39688" table:formula="of:=[.BN78]+4" table:style-name="ce2">
            <text:p>39688</text:p>
          </table:table-cell>
          <table:table-cell office:value-type="float" office:value="39692" table:formula="of:=[.BO78]+4" table:style-name="ce2">
            <text:p>39692</text:p>
          </table:table-cell>
          <table:table-cell office:value-type="float" office:value="39696" table:formula="of:=[.BP78]+4" table:style-name="ce2">
            <text:p>39696</text:p>
          </table:table-cell>
          <table:table-cell office:value-type="float" office:value="39700" table:formula="of:=[.BQ78]+4" table:style-name="ce2">
            <text:p>39700</text:p>
          </table:table-cell>
          <table:table-cell office:value-type="float" office:value="39704" table:formula="of:=[.BR78]+4" table:style-name="ce2">
            <text:p>39704</text:p>
          </table:table-cell>
          <table:table-cell office:value-type="float" office:value="39708" table:formula="of:=[.BS78]+4" table:style-name="ce2">
            <text:p>39708</text:p>
          </table:table-cell>
          <table:table-cell office:value-type="float" office:value="39712" table:formula="of:=[.BT78]+4" table:style-name="ce2">
            <text:p>39712</text:p>
          </table:table-cell>
          <table:table-cell office:value-type="float" office:value="39716" table:formula="of:=[.BU78]+4" table:style-name="ce2">
            <text:p>39716</text:p>
          </table:table-cell>
          <table:table-cell office:value-type="float" office:value="39720" table:formula="of:=[.BV78]+4" table:style-name="ce2">
            <text:p>39720</text:p>
          </table:table-cell>
          <table:table-cell office:value-type="float" office:value="39724" table:formula="of:=[.BW78]+4" table:style-name="ce2">
            <text:p>39724</text:p>
          </table:table-cell>
          <table:table-cell office:value-type="float" office:value="39728" table:formula="of:=[.BX78]+4" table:style-name="ce2">
            <text:p>39728</text:p>
          </table:table-cell>
          <table:table-cell office:value-type="float" office:value="39732" table:formula="of:=[.BY78]+4" table:style-name="ce2">
            <text:p>39732</text:p>
          </table:table-cell>
          <table:table-cell office:value-type="float" office:value="39736" table:formula="of:=[.BZ78]+4" table:style-name="ce2">
            <text:p>39736</text:p>
          </table:table-cell>
          <table:table-cell office:value-type="float" office:value="39740" table:formula="of:=[.CA78]+4" table:style-name="ce2">
            <text:p>39740</text:p>
          </table:table-cell>
          <table:table-cell office:value-type="float" office:value="39744" table:formula="of:=[.CB78]+4" table:style-name="ce2">
            <text:p>39744</text:p>
          </table:table-cell>
          <table:table-cell office:value-type="float" office:value="39748" table:formula="of:=[.CC78]+4" table:style-name="ce2">
            <text:p>39748</text:p>
          </table:table-cell>
          <table:table-cell office:value-type="float" office:value="39752" table:formula="of:=[.CD78]+4" table:style-name="ce2">
            <text:p>39752</text:p>
          </table:table-cell>
          <table:table-cell office:value-type="float" office:value="39756" table:formula="of:=[.CE78]+4" table:style-name="ce2">
            <text:p>39756</text:p>
          </table:table-cell>
          <table:table-cell office:value-type="float" office:value="39760" table:formula="of:=[.CF78]+4" table:style-name="ce2">
            <text:p>39760</text:p>
          </table:table-cell>
          <table:table-cell office:value-type="float" office:value="39764" table:formula="of:=[.CG78]+4" table:style-name="ce2">
            <text:p>39764</text:p>
          </table:table-cell>
          <table:table-cell office:value-type="float" office:value="39768" table:formula="of:=[.CH78]+4" table:style-name="ce2">
            <text:p>39768</text:p>
          </table:table-cell>
          <table:table-cell office:value-type="float" office:value="39772" table:formula="of:=[.CI78]+4" table:style-name="ce2">
            <text:p>39772</text:p>
          </table:table-cell>
          <table:table-cell office:value-type="float" office:value="39776" table:formula="of:=[.CJ78]+4" table:style-name="ce2">
            <text:p>39776</text:p>
          </table:table-cell>
          <table:table-cell office:value-type="float" office:value="39780" table:formula="of:=[.CK78]+4" table:style-name="ce2">
            <text:p>39780</text:p>
          </table:table-cell>
          <table:table-cell office:value-type="float" office:value="39784" table:formula="of:=[.CL78]+4" table:style-name="ce2">
            <text:p>39784</text:p>
          </table:table-cell>
          <table:table-cell office:value-type="float" office:value="39788" table:formula="of:=[.CM78]+4" table:style-name="ce2">
            <text:p>39788</text:p>
          </table:table-cell>
          <table:table-cell office:value-type="float" office:value="39792" table:formula="of:=[.CN78]+4" table:style-name="ce2">
            <text:p>39792</text:p>
          </table:table-cell>
          <table:table-cell office:value-type="float" office:value="39796" table:formula="of:=[.CO78]+4" table:style-name="ce2">
            <text:p>39796</text:p>
          </table:table-cell>
          <table:table-cell office:value-type="float" office:value="39800" table:formula="of:=[.CP78]+4" table:style-name="ce2">
            <text:p>39800</text:p>
          </table:table-cell>
          <table:table-cell office:value-type="float" office:value="39804" table:formula="of:=[.CQ78]+4" table:style-name="ce2">
            <text:p>39804</text:p>
          </table:table-cell>
          <table:table-cell office:value-type="float" office:value="39808" table:formula="of:=[.CR78]+4" table:style-name="ce2">
            <text:p>39808</text:p>
          </table:table-cell>
          <table:table-cell office:value-type="float" office:value="39812" table:formula="of:=[.CS78]+4" table:style-name="ce2">
            <text:p>39812</text:p>
          </table:table-cell>
          <table:table-cell office:value-type="float" office:value="39816" table:formula="of:=[.CT78]+4" table:style-name="ce2">
            <text:p>39816</text:p>
          </table:table-cell>
          <table:table-cell office:value-type="float" office:value="39820" table:formula="of:=[.CU78]+4" table:style-name="ce2">
            <text:p>39820</text:p>
          </table:table-cell>
          <table:table-cell office:value-type="float" office:value="39824" table:formula="of:=[.CV78]+4" table:style-name="ce2">
            <text:p>39824</text:p>
          </table:table-cell>
          <table:table-cell office:value-type="float" office:value="39828" table:formula="of:=[.CW78]+4" table:style-name="ce2">
            <text:p>39828</text:p>
          </table:table-cell>
          <table:table-cell office:value-type="float" office:value="39832" table:formula="of:=[.CX78]+4" table:style-name="ce2">
            <text:p>39832</text:p>
          </table:table-cell>
          <table:table-cell office:value-type="float" office:value="39836" table:formula="of:=[.CY78]+4" table:style-name="ce2">
            <text:p>39836</text:p>
          </table:table-cell>
          <table:table-cell office:value-type="float" office:value="39840" table:formula="of:=[.CZ78]+4" table:style-name="ce2">
            <text:p>39840</text:p>
          </table:table-cell>
          <table:table-cell office:value-type="float" office:value="39844" table:formula="of:=[.DA78]+4" table:style-name="ce2">
            <text:p>39844</text:p>
          </table:table-cell>
          <table:table-cell office:value-type="float" office:value="39848" table:formula="of:=[.DB78]+4" table:style-name="ce2">
            <text:p>39848</text:p>
          </table:table-cell>
          <table:table-cell office:value-type="float" office:value="39852" table:formula="of:=[.DC78]+4" table:style-name="ce2">
            <text:p>39852</text:p>
          </table:table-cell>
          <table:table-cell office:value-type="float" office:value="39856" table:formula="of:=[.DD78]+4" table:style-name="ce2">
            <text:p>39856</text:p>
          </table:table-cell>
          <table:table-cell office:value-type="float" office:value="39860" table:formula="of:=[.DE78]+4" table:style-name="ce2">
            <text:p>39860</text:p>
          </table:table-cell>
          <table:table-cell office:value-type="float" office:value="39864" table:formula="of:=[.DF78]+4" table:style-name="ce2">
            <text:p>39864</text:p>
          </table:table-cell>
          <table:table-cell office:value-type="float" office:value="39868" table:formula="of:=[.DG78]+4" table:style-name="ce2">
            <text:p>39868</text:p>
          </table:table-cell>
          <table:table-cell office:value-type="float" office:value="39872" table:formula="of:=[.DH78]+4" table:style-name="ce2">
            <text:p>39872</text:p>
          </table:table-cell>
          <table:table-cell office:value-type="float" office:value="39876" table:formula="of:=[.DI78]+4" table:style-name="ce2">
            <text:p>39876</text:p>
          </table:table-cell>
          <table:table-cell office:value-type="float" office:value="39880" table:formula="of:=[.DJ78]+4" table:style-name="ce2">
            <text:p>39880</text:p>
          </table:table-cell>
          <table:table-cell office:value-type="float" office:value="39884" table:formula="of:=[.DK78]+4" table:style-name="ce2">
            <text:p>39884</text:p>
          </table:table-cell>
          <table:table-cell office:value-type="float" office:value="39888" table:formula="of:=[.DL78]+4" table:style-name="ce2">
            <text:p>39888</text:p>
          </table:table-cell>
          <table:table-cell office:value-type="float" office:value="39892" table:formula="of:=[.DM78]+4" table:style-name="ce2">
            <text:p>39892</text:p>
          </table:table-cell>
          <table:table-cell office:value-type="float" office:value="39896" table:formula="of:=[.DN78]+4" table:style-name="ce2">
            <text:p>39896</text:p>
          </table:table-cell>
          <table:table-cell office:value-type="float" office:value="39900" table:formula="of:=[.DO78]+4" table:style-name="ce2">
            <text:p>39900</text:p>
          </table:table-cell>
          <table:table-cell office:value-type="float" office:value="39904" table:formula="of:=[.DP78]+4" table:style-name="ce2">
            <text:p>39904</text:p>
          </table:table-cell>
          <table:table-cell office:value-type="float" office:value="39908" table:formula="of:=[.DQ78]+4" table:style-name="ce2">
            <text:p>39908</text:p>
          </table:table-cell>
          <table:table-cell office:value-type="float" office:value="39912" table:formula="of:=[.DR78]+4" table:style-name="ce2">
            <text:p>39912</text:p>
          </table:table-cell>
          <table:table-cell office:value-type="float" office:value="39916" table:formula="of:=[.DS78]+4" table:style-name="ce2">
            <text:p>39916</text:p>
          </table:table-cell>
          <table:table-cell office:value-type="float" office:value="39920" table:formula="of:=[.DT78]+4" table:style-name="ce2">
            <text:p>39920</text:p>
          </table:table-cell>
          <table:table-cell office:value-type="float" office:value="39924" table:formula="of:=[.DU78]+4" table:style-name="ce2">
            <text:p>39924</text:p>
          </table:table-cell>
          <table:table-cell office:value-type="float" office:value="39928" table:formula="of:=[.DV78]+4" table:style-name="ce2">
            <text:p>39928</text:p>
          </table:table-cell>
          <table:table-cell office:value-type="float" office:value="39932" table:formula="of:=[.DW78]+4" table:style-name="ce2">
            <text:p>39932</text:p>
          </table:table-cell>
          <table:table-cell table:number-columns-repeated="16256"/>
        </table:table-row>
        <table:table-row table:style-name="ro1">
          <table:table-cell office:value-type="float" office:value="39936" table:formula="of:=[.A78]+512" table:style-name="ce2">
            <text:p>39936</text:p>
          </table:table-cell>
          <table:table-cell office:value-type="float" office:value="39940" table:formula="of:=[.A79]+4" table:style-name="ce2">
            <text:p>39940</text:p>
          </table:table-cell>
          <table:table-cell office:value-type="float" office:value="39944" table:formula="of:=[.B79]+4" table:style-name="ce2">
            <text:p>39944</text:p>
          </table:table-cell>
          <table:table-cell office:value-type="float" office:value="39948" table:formula="of:=[.C79]+4" table:style-name="ce2">
            <text:p>39948</text:p>
          </table:table-cell>
          <table:table-cell office:value-type="float" office:value="39952" table:formula="of:=[.D79]+4" table:style-name="ce2">
            <text:p>39952</text:p>
          </table:table-cell>
          <table:table-cell office:value-type="float" office:value="39956" table:formula="of:=[.E79]+4" table:style-name="ce2">
            <text:p>39956</text:p>
          </table:table-cell>
          <table:table-cell office:value-type="float" office:value="39960" table:formula="of:=[.F79]+4" table:style-name="ce2">
            <text:p>39960</text:p>
          </table:table-cell>
          <table:table-cell office:value-type="float" office:value="39964" table:formula="of:=[.G79]+4" table:style-name="ce2">
            <text:p>39964</text:p>
          </table:table-cell>
          <table:table-cell office:value-type="float" office:value="39968" table:formula="of:=[.H79]+4" table:style-name="ce2">
            <text:p>39968</text:p>
          </table:table-cell>
          <table:table-cell office:value-type="float" office:value="39972" table:formula="of:=[.I79]+4" table:style-name="ce2">
            <text:p>39972</text:p>
          </table:table-cell>
          <table:table-cell office:value-type="float" office:value="39976" table:formula="of:=[.J79]+4" table:style-name="ce2">
            <text:p>39976</text:p>
          </table:table-cell>
          <table:table-cell office:value-type="float" office:value="39980" table:formula="of:=[.K79]+4" table:style-name="ce2">
            <text:p>39980</text:p>
          </table:table-cell>
          <table:table-cell office:value-type="float" office:value="39984" table:formula="of:=[.L79]+4" table:style-name="ce2">
            <text:p>39984</text:p>
          </table:table-cell>
          <table:table-cell office:value-type="float" office:value="39988" table:formula="of:=[.M79]+4" table:style-name="ce2">
            <text:p>39988</text:p>
          </table:table-cell>
          <table:table-cell office:value-type="float" office:value="39992" table:formula="of:=[.N79]+4" table:style-name="ce2">
            <text:p>39992</text:p>
          </table:table-cell>
          <table:table-cell office:value-type="float" office:value="39996" table:formula="of:=[.O79]+4" table:style-name="ce2">
            <text:p>39996</text:p>
          </table:table-cell>
          <table:table-cell office:value-type="float" office:value="40000" table:formula="of:=[.P79]+4" table:style-name="ce2">
            <text:p>40000</text:p>
          </table:table-cell>
          <table:table-cell office:value-type="float" office:value="40004" table:formula="of:=[.Q79]+4" table:style-name="ce2">
            <text:p>40004</text:p>
          </table:table-cell>
          <table:table-cell office:value-type="float" office:value="40008" table:formula="of:=[.R79]+4" table:style-name="ce2">
            <text:p>40008</text:p>
          </table:table-cell>
          <table:table-cell office:value-type="float" office:value="40012" table:formula="of:=[.S79]+4" table:style-name="ce2">
            <text:p>40012</text:p>
          </table:table-cell>
          <table:table-cell office:value-type="float" office:value="40016" table:formula="of:=[.T79]+4" table:style-name="ce2">
            <text:p>40016</text:p>
          </table:table-cell>
          <table:table-cell office:value-type="float" office:value="40020" table:formula="of:=[.U79]+4" table:style-name="ce2">
            <text:p>40020</text:p>
          </table:table-cell>
          <table:table-cell office:value-type="float" office:value="40024" table:formula="of:=[.V79]+4" table:style-name="ce2">
            <text:p>40024</text:p>
          </table:table-cell>
          <table:table-cell office:value-type="float" office:value="40028" table:formula="of:=[.W79]+4" table:style-name="ce2">
            <text:p>40028</text:p>
          </table:table-cell>
          <table:table-cell office:value-type="float" office:value="40032" table:formula="of:=[.X79]+4" table:style-name="ce2">
            <text:p>40032</text:p>
          </table:table-cell>
          <table:table-cell office:value-type="float" office:value="40036" table:formula="of:=[.Y79]+4" table:style-name="ce2">
            <text:p>40036</text:p>
          </table:table-cell>
          <table:table-cell office:value-type="float" office:value="40040" table:formula="of:=[.Z79]+4" table:style-name="ce2">
            <text:p>40040</text:p>
          </table:table-cell>
          <table:table-cell office:value-type="float" office:value="40044" table:formula="of:=[.AA79]+4" table:style-name="ce2">
            <text:p>40044</text:p>
          </table:table-cell>
          <table:table-cell office:value-type="float" office:value="40048" table:formula="of:=[.AB79]+4" table:style-name="ce2">
            <text:p>40048</text:p>
          </table:table-cell>
          <table:table-cell office:value-type="float" office:value="40052" table:formula="of:=[.AC79]+4" table:style-name="ce2">
            <text:p>40052</text:p>
          </table:table-cell>
          <table:table-cell office:value-type="float" office:value="40056" table:formula="of:=[.AD79]+4" table:style-name="ce2">
            <text:p>40056</text:p>
          </table:table-cell>
          <table:table-cell office:value-type="float" office:value="40060" table:formula="of:=[.AE79]+4" table:style-name="ce2">
            <text:p>40060</text:p>
          </table:table-cell>
          <table:table-cell office:value-type="float" office:value="40064" table:formula="of:=[.AF79]+4" table:style-name="ce2">
            <text:p>40064</text:p>
          </table:table-cell>
          <table:table-cell office:value-type="float" office:value="40068" table:formula="of:=[.AG79]+4" table:style-name="ce2">
            <text:p>40068</text:p>
          </table:table-cell>
          <table:table-cell office:value-type="float" office:value="40072" table:formula="of:=[.AH79]+4" table:style-name="ce2">
            <text:p>40072</text:p>
          </table:table-cell>
          <table:table-cell office:value-type="float" office:value="40076" table:formula="of:=[.AI79]+4" table:style-name="ce2">
            <text:p>40076</text:p>
          </table:table-cell>
          <table:table-cell office:value-type="float" office:value="40080" table:formula="of:=[.AJ79]+4" table:style-name="ce2">
            <text:p>40080</text:p>
          </table:table-cell>
          <table:table-cell office:value-type="float" office:value="40084" table:formula="of:=[.AK79]+4" table:style-name="ce2">
            <text:p>40084</text:p>
          </table:table-cell>
          <table:table-cell office:value-type="float" office:value="40088" table:formula="of:=[.AL79]+4" table:style-name="ce2">
            <text:p>40088</text:p>
          </table:table-cell>
          <table:table-cell office:value-type="float" office:value="40092" table:formula="of:=[.AM79]+4" table:style-name="ce2">
            <text:p>40092</text:p>
          </table:table-cell>
          <table:table-cell office:value-type="float" office:value="40096" table:formula="of:=[.AN79]+4" table:style-name="ce2">
            <text:p>40096</text:p>
          </table:table-cell>
          <table:table-cell office:value-type="float" office:value="40100" table:formula="of:=[.AO79]+4" table:style-name="ce2">
            <text:p>40100</text:p>
          </table:table-cell>
          <table:table-cell office:value-type="float" office:value="40104" table:formula="of:=[.AP79]+4" table:style-name="ce2">
            <text:p>40104</text:p>
          </table:table-cell>
          <table:table-cell office:value-type="float" office:value="40108" table:formula="of:=[.AQ79]+4" table:style-name="ce2">
            <text:p>40108</text:p>
          </table:table-cell>
          <table:table-cell office:value-type="float" office:value="40112" table:formula="of:=[.AR79]+4" table:style-name="ce2">
            <text:p>40112</text:p>
          </table:table-cell>
          <table:table-cell office:value-type="float" office:value="40116" table:formula="of:=[.AS79]+4" table:style-name="ce2">
            <text:p>40116</text:p>
          </table:table-cell>
          <table:table-cell office:value-type="float" office:value="40120" table:formula="of:=[.AT79]+4" table:style-name="ce2">
            <text:p>40120</text:p>
          </table:table-cell>
          <table:table-cell office:value-type="float" office:value="40124" table:formula="of:=[.AU79]+4" table:style-name="ce2">
            <text:p>40124</text:p>
          </table:table-cell>
          <table:table-cell office:value-type="float" office:value="40128" table:formula="of:=[.AV79]+4" table:style-name="ce2">
            <text:p>40128</text:p>
          </table:table-cell>
          <table:table-cell office:value-type="float" office:value="40132" table:formula="of:=[.AW79]+4" table:style-name="ce2">
            <text:p>40132</text:p>
          </table:table-cell>
          <table:table-cell office:value-type="float" office:value="40136" table:formula="of:=[.AX79]+4" table:style-name="ce2">
            <text:p>40136</text:p>
          </table:table-cell>
          <table:table-cell office:value-type="float" office:value="40140" table:formula="of:=[.AY79]+4" table:style-name="ce2">
            <text:p>40140</text:p>
          </table:table-cell>
          <table:table-cell office:value-type="float" office:value="40144" table:formula="of:=[.AZ79]+4" table:style-name="ce2">
            <text:p>40144</text:p>
          </table:table-cell>
          <table:table-cell office:value-type="float" office:value="40148" table:formula="of:=[.BA79]+4" table:style-name="ce2">
            <text:p>40148</text:p>
          </table:table-cell>
          <table:table-cell office:value-type="float" office:value="40152" table:formula="of:=[.BB79]+4" table:style-name="ce2">
            <text:p>40152</text:p>
          </table:table-cell>
          <table:table-cell office:value-type="float" office:value="40156" table:formula="of:=[.BC79]+4" table:style-name="ce2">
            <text:p>40156</text:p>
          </table:table-cell>
          <table:table-cell office:value-type="float" office:value="40160" table:formula="of:=[.BD79]+4" table:style-name="ce2">
            <text:p>40160</text:p>
          </table:table-cell>
          <table:table-cell office:value-type="float" office:value="40164" table:formula="of:=[.BE79]+4" table:style-name="ce2">
            <text:p>40164</text:p>
          </table:table-cell>
          <table:table-cell office:value-type="float" office:value="40168" table:formula="of:=[.BF79]+4" table:style-name="ce2">
            <text:p>40168</text:p>
          </table:table-cell>
          <table:table-cell office:value-type="float" office:value="40172" table:formula="of:=[.BG79]+4" table:style-name="ce2">
            <text:p>40172</text:p>
          </table:table-cell>
          <table:table-cell office:value-type="float" office:value="40176" table:formula="of:=[.BH79]+4" table:style-name="ce2">
            <text:p>40176</text:p>
          </table:table-cell>
          <table:table-cell office:value-type="float" office:value="40180" table:formula="of:=[.BI79]+4" table:style-name="ce2">
            <text:p>40180</text:p>
          </table:table-cell>
          <table:table-cell office:value-type="float" office:value="40184" table:formula="of:=[.BJ79]+4" table:style-name="ce2">
            <text:p>40184</text:p>
          </table:table-cell>
          <table:table-cell office:value-type="float" office:value="40188" table:formula="of:=[.BK79]+4" table:style-name="ce2">
            <text:p>40188</text:p>
          </table:table-cell>
          <table:table-cell office:value-type="float" office:value="40192" table:formula="of:=[.BL79]+4" table:style-name="ce2">
            <text:p>40192</text:p>
          </table:table-cell>
          <table:table-cell office:value-type="float" office:value="40196" table:formula="of:=[.BM79]+4" table:style-name="ce2">
            <text:p>40196</text:p>
          </table:table-cell>
          <table:table-cell office:value-type="float" office:value="40200" table:formula="of:=[.BN79]+4" table:style-name="ce2">
            <text:p>40200</text:p>
          </table:table-cell>
          <table:table-cell office:value-type="float" office:value="40204" table:formula="of:=[.BO79]+4" table:style-name="ce2">
            <text:p>40204</text:p>
          </table:table-cell>
          <table:table-cell office:value-type="float" office:value="40208" table:formula="of:=[.BP79]+4" table:style-name="ce2">
            <text:p>40208</text:p>
          </table:table-cell>
          <table:table-cell office:value-type="float" office:value="40212" table:formula="of:=[.BQ79]+4" table:style-name="ce2">
            <text:p>40212</text:p>
          </table:table-cell>
          <table:table-cell office:value-type="float" office:value="40216" table:formula="of:=[.BR79]+4" table:style-name="ce2">
            <text:p>40216</text:p>
          </table:table-cell>
          <table:table-cell office:value-type="float" office:value="40220" table:formula="of:=[.BS79]+4" table:style-name="ce2">
            <text:p>40220</text:p>
          </table:table-cell>
          <table:table-cell office:value-type="float" office:value="40224" table:formula="of:=[.BT79]+4" table:style-name="ce2">
            <text:p>40224</text:p>
          </table:table-cell>
          <table:table-cell office:value-type="float" office:value="40228" table:formula="of:=[.BU79]+4" table:style-name="ce2">
            <text:p>40228</text:p>
          </table:table-cell>
          <table:table-cell office:value-type="float" office:value="40232" table:formula="of:=[.BV79]+4" table:style-name="ce2">
            <text:p>40232</text:p>
          </table:table-cell>
          <table:table-cell office:value-type="float" office:value="40236" table:formula="of:=[.BW79]+4" table:style-name="ce2">
            <text:p>40236</text:p>
          </table:table-cell>
          <table:table-cell office:value-type="float" office:value="40240" table:formula="of:=[.BX79]+4" table:style-name="ce2">
            <text:p>40240</text:p>
          </table:table-cell>
          <table:table-cell office:value-type="float" office:value="40244" table:formula="of:=[.BY79]+4" table:style-name="ce2">
            <text:p>40244</text:p>
          </table:table-cell>
          <table:table-cell office:value-type="float" office:value="40248" table:formula="of:=[.BZ79]+4" table:style-name="ce2">
            <text:p>40248</text:p>
          </table:table-cell>
          <table:table-cell office:value-type="float" office:value="40252" table:formula="of:=[.CA79]+4" table:style-name="ce2">
            <text:p>40252</text:p>
          </table:table-cell>
          <table:table-cell office:value-type="float" office:value="40256" table:formula="of:=[.CB79]+4" table:style-name="ce2">
            <text:p>40256</text:p>
          </table:table-cell>
          <table:table-cell office:value-type="float" office:value="40260" table:formula="of:=[.CC79]+4" table:style-name="ce2">
            <text:p>40260</text:p>
          </table:table-cell>
          <table:table-cell office:value-type="float" office:value="40264" table:formula="of:=[.CD79]+4" table:style-name="ce2">
            <text:p>40264</text:p>
          </table:table-cell>
          <table:table-cell office:value-type="float" office:value="40268" table:formula="of:=[.CE79]+4" table:style-name="ce2">
            <text:p>40268</text:p>
          </table:table-cell>
          <table:table-cell office:value-type="float" office:value="40272" table:formula="of:=[.CF79]+4" table:style-name="ce2">
            <text:p>40272</text:p>
          </table:table-cell>
          <table:table-cell office:value-type="float" office:value="40276" table:formula="of:=[.CG79]+4" table:style-name="ce2">
            <text:p>40276</text:p>
          </table:table-cell>
          <table:table-cell office:value-type="float" office:value="40280" table:formula="of:=[.CH79]+4" table:style-name="ce2">
            <text:p>40280</text:p>
          </table:table-cell>
          <table:table-cell office:value-type="float" office:value="40284" table:formula="of:=[.CI79]+4" table:style-name="ce2">
            <text:p>40284</text:p>
          </table:table-cell>
          <table:table-cell office:value-type="float" office:value="40288" table:formula="of:=[.CJ79]+4" table:style-name="ce2">
            <text:p>40288</text:p>
          </table:table-cell>
          <table:table-cell office:value-type="float" office:value="40292" table:formula="of:=[.CK79]+4" table:style-name="ce2">
            <text:p>40292</text:p>
          </table:table-cell>
          <table:table-cell office:value-type="float" office:value="40296" table:formula="of:=[.CL79]+4" table:style-name="ce2">
            <text:p>40296</text:p>
          </table:table-cell>
          <table:table-cell office:value-type="float" office:value="40300" table:formula="of:=[.CM79]+4" table:style-name="ce2">
            <text:p>40300</text:p>
          </table:table-cell>
          <table:table-cell office:value-type="float" office:value="40304" table:formula="of:=[.CN79]+4" table:style-name="ce2">
            <text:p>40304</text:p>
          </table:table-cell>
          <table:table-cell office:value-type="float" office:value="40308" table:formula="of:=[.CO79]+4" table:style-name="ce2">
            <text:p>40308</text:p>
          </table:table-cell>
          <table:table-cell office:value-type="float" office:value="40312" table:formula="of:=[.CP79]+4" table:style-name="ce2">
            <text:p>40312</text:p>
          </table:table-cell>
          <table:table-cell office:value-type="float" office:value="40316" table:formula="of:=[.CQ79]+4" table:style-name="ce2">
            <text:p>40316</text:p>
          </table:table-cell>
          <table:table-cell office:value-type="float" office:value="40320" table:formula="of:=[.CR79]+4" table:style-name="ce2">
            <text:p>40320</text:p>
          </table:table-cell>
          <table:table-cell office:value-type="float" office:value="40324" table:formula="of:=[.CS79]+4" table:style-name="ce2">
            <text:p>40324</text:p>
          </table:table-cell>
          <table:table-cell office:value-type="float" office:value="40328" table:formula="of:=[.CT79]+4" table:style-name="ce2">
            <text:p>40328</text:p>
          </table:table-cell>
          <table:table-cell office:value-type="float" office:value="40332" table:formula="of:=[.CU79]+4" table:style-name="ce2">
            <text:p>40332</text:p>
          </table:table-cell>
          <table:table-cell office:value-type="float" office:value="40336" table:formula="of:=[.CV79]+4" table:style-name="ce2">
            <text:p>40336</text:p>
          </table:table-cell>
          <table:table-cell office:value-type="float" office:value="40340" table:formula="of:=[.CW79]+4" table:style-name="ce2">
            <text:p>40340</text:p>
          </table:table-cell>
          <table:table-cell office:value-type="float" office:value="40344" table:formula="of:=[.CX79]+4" table:style-name="ce2">
            <text:p>40344</text:p>
          </table:table-cell>
          <table:table-cell office:value-type="float" office:value="40348" table:formula="of:=[.CY79]+4" table:style-name="ce2">
            <text:p>40348</text:p>
          </table:table-cell>
          <table:table-cell office:value-type="float" office:value="40352" table:formula="of:=[.CZ79]+4" table:style-name="ce2">
            <text:p>40352</text:p>
          </table:table-cell>
          <table:table-cell office:value-type="float" office:value="40356" table:formula="of:=[.DA79]+4" table:style-name="ce2">
            <text:p>40356</text:p>
          </table:table-cell>
          <table:table-cell office:value-type="float" office:value="40360" table:formula="of:=[.DB79]+4" table:style-name="ce2">
            <text:p>40360</text:p>
          </table:table-cell>
          <table:table-cell office:value-type="float" office:value="40364" table:formula="of:=[.DC79]+4" table:style-name="ce2">
            <text:p>40364</text:p>
          </table:table-cell>
          <table:table-cell office:value-type="float" office:value="40368" table:formula="of:=[.DD79]+4" table:style-name="ce2">
            <text:p>40368</text:p>
          </table:table-cell>
          <table:table-cell office:value-type="float" office:value="40372" table:formula="of:=[.DE79]+4" table:style-name="ce2">
            <text:p>40372</text:p>
          </table:table-cell>
          <table:table-cell office:value-type="float" office:value="40376" table:formula="of:=[.DF79]+4" table:style-name="ce2">
            <text:p>40376</text:p>
          </table:table-cell>
          <table:table-cell office:value-type="float" office:value="40380" table:formula="of:=[.DG79]+4" table:style-name="ce2">
            <text:p>40380</text:p>
          </table:table-cell>
          <table:table-cell office:value-type="float" office:value="40384" table:formula="of:=[.DH79]+4" table:style-name="ce2">
            <text:p>40384</text:p>
          </table:table-cell>
          <table:table-cell office:value-type="float" office:value="40388" table:formula="of:=[.DI79]+4" table:style-name="ce2">
            <text:p>40388</text:p>
          </table:table-cell>
          <table:table-cell office:value-type="float" office:value="40392" table:formula="of:=[.DJ79]+4" table:style-name="ce2">
            <text:p>40392</text:p>
          </table:table-cell>
          <table:table-cell office:value-type="float" office:value="40396" table:formula="of:=[.DK79]+4" table:style-name="ce2">
            <text:p>40396</text:p>
          </table:table-cell>
          <table:table-cell office:value-type="float" office:value="40400" table:formula="of:=[.DL79]+4" table:style-name="ce2">
            <text:p>40400</text:p>
          </table:table-cell>
          <table:table-cell office:value-type="float" office:value="40404" table:formula="of:=[.DM79]+4" table:style-name="ce2">
            <text:p>40404</text:p>
          </table:table-cell>
          <table:table-cell office:value-type="float" office:value="40408" table:formula="of:=[.DN79]+4" table:style-name="ce2">
            <text:p>40408</text:p>
          </table:table-cell>
          <table:table-cell office:value-type="float" office:value="40412" table:formula="of:=[.DO79]+4" table:style-name="ce2">
            <text:p>40412</text:p>
          </table:table-cell>
          <table:table-cell office:value-type="float" office:value="40416" table:formula="of:=[.DP79]+4" table:style-name="ce2">
            <text:p>40416</text:p>
          </table:table-cell>
          <table:table-cell office:value-type="float" office:value="40420" table:formula="of:=[.DQ79]+4" table:style-name="ce2">
            <text:p>40420</text:p>
          </table:table-cell>
          <table:table-cell office:value-type="float" office:value="40424" table:formula="of:=[.DR79]+4" table:style-name="ce2">
            <text:p>40424</text:p>
          </table:table-cell>
          <table:table-cell office:value-type="float" office:value="40428" table:formula="of:=[.DS79]+4" table:style-name="ce2">
            <text:p>40428</text:p>
          </table:table-cell>
          <table:table-cell office:value-type="float" office:value="40432" table:formula="of:=[.DT79]+4" table:style-name="ce2">
            <text:p>40432</text:p>
          </table:table-cell>
          <table:table-cell office:value-type="float" office:value="40436" table:formula="of:=[.DU79]+4" table:style-name="ce2">
            <text:p>40436</text:p>
          </table:table-cell>
          <table:table-cell office:value-type="float" office:value="40440" table:formula="of:=[.DV79]+4" table:style-name="ce2">
            <text:p>40440</text:p>
          </table:table-cell>
          <table:table-cell office:value-type="float" office:value="40444" table:formula="of:=[.DW79]+4" table:style-name="ce2">
            <text:p>40444</text:p>
          </table:table-cell>
          <table:table-cell table:number-columns-repeated="16256"/>
        </table:table-row>
        <table:table-row table:style-name="ro1">
          <table:table-cell office:value-type="float" office:value="40448" table:formula="of:=[.A79]+512" table:style-name="ce2">
            <text:p>40448</text:p>
          </table:table-cell>
          <table:table-cell office:value-type="float" office:value="40452" table:formula="of:=[.A80]+4" table:style-name="ce2">
            <text:p>40452</text:p>
          </table:table-cell>
          <table:table-cell office:value-type="float" office:value="40456" table:formula="of:=[.B80]+4" table:style-name="ce2">
            <text:p>40456</text:p>
          </table:table-cell>
          <table:table-cell office:value-type="float" office:value="40460" table:formula="of:=[.C80]+4" table:style-name="ce2">
            <text:p>40460</text:p>
          </table:table-cell>
          <table:table-cell office:value-type="float" office:value="40464" table:formula="of:=[.D80]+4" table:style-name="ce2">
            <text:p>40464</text:p>
          </table:table-cell>
          <table:table-cell office:value-type="float" office:value="40468" table:formula="of:=[.E80]+4" table:style-name="ce2">
            <text:p>40468</text:p>
          </table:table-cell>
          <table:table-cell office:value-type="float" office:value="40472" table:formula="of:=[.F80]+4" table:style-name="ce2">
            <text:p>40472</text:p>
          </table:table-cell>
          <table:table-cell office:value-type="float" office:value="40476" table:formula="of:=[.G80]+4" table:style-name="ce2">
            <text:p>40476</text:p>
          </table:table-cell>
          <table:table-cell office:value-type="float" office:value="40480" table:formula="of:=[.H80]+4" table:style-name="ce2">
            <text:p>40480</text:p>
          </table:table-cell>
          <table:table-cell office:value-type="float" office:value="40484" table:formula="of:=[.I80]+4" table:style-name="ce2">
            <text:p>40484</text:p>
          </table:table-cell>
          <table:table-cell office:value-type="float" office:value="40488" table:formula="of:=[.J80]+4" table:style-name="ce2">
            <text:p>40488</text:p>
          </table:table-cell>
          <table:table-cell office:value-type="float" office:value="40492" table:formula="of:=[.K80]+4" table:style-name="ce2">
            <text:p>40492</text:p>
          </table:table-cell>
          <table:table-cell office:value-type="float" office:value="40496" table:formula="of:=[.L80]+4" table:style-name="ce2">
            <text:p>40496</text:p>
          </table:table-cell>
          <table:table-cell office:value-type="float" office:value="40500" table:formula="of:=[.M80]+4" table:style-name="ce2">
            <text:p>40500</text:p>
          </table:table-cell>
          <table:table-cell office:value-type="float" office:value="40504" table:formula="of:=[.N80]+4" table:style-name="ce2">
            <text:p>40504</text:p>
          </table:table-cell>
          <table:table-cell office:value-type="float" office:value="40508" table:formula="of:=[.O80]+4" table:style-name="ce2">
            <text:p>40508</text:p>
          </table:table-cell>
          <table:table-cell office:value-type="float" office:value="40512" table:formula="of:=[.P80]+4" table:style-name="ce2">
            <text:p>40512</text:p>
          </table:table-cell>
          <table:table-cell office:value-type="float" office:value="40516" table:formula="of:=[.Q80]+4" table:style-name="ce2">
            <text:p>40516</text:p>
          </table:table-cell>
          <table:table-cell office:value-type="float" office:value="40520" table:formula="of:=[.R80]+4" table:style-name="ce2">
            <text:p>40520</text:p>
          </table:table-cell>
          <table:table-cell office:value-type="float" office:value="40524" table:formula="of:=[.S80]+4" table:style-name="ce2">
            <text:p>40524</text:p>
          </table:table-cell>
          <table:table-cell office:value-type="float" office:value="40528" table:formula="of:=[.T80]+4" table:style-name="ce2">
            <text:p>40528</text:p>
          </table:table-cell>
          <table:table-cell office:value-type="float" office:value="40532" table:formula="of:=[.U80]+4" table:style-name="ce2">
            <text:p>40532</text:p>
          </table:table-cell>
          <table:table-cell office:value-type="float" office:value="40536" table:formula="of:=[.V80]+4" table:style-name="ce2">
            <text:p>40536</text:p>
          </table:table-cell>
          <table:table-cell office:value-type="float" office:value="40540" table:formula="of:=[.W80]+4" table:style-name="ce2">
            <text:p>40540</text:p>
          </table:table-cell>
          <table:table-cell office:value-type="float" office:value="40544" table:formula="of:=[.X80]+4" table:style-name="ce2">
            <text:p>40544</text:p>
          </table:table-cell>
          <table:table-cell office:value-type="float" office:value="40548" table:formula="of:=[.Y80]+4" table:style-name="ce2">
            <text:p>40548</text:p>
          </table:table-cell>
          <table:table-cell office:value-type="float" office:value="40552" table:formula="of:=[.Z80]+4" table:style-name="ce2">
            <text:p>40552</text:p>
          </table:table-cell>
          <table:table-cell office:value-type="float" office:value="40556" table:formula="of:=[.AA80]+4" table:style-name="ce2">
            <text:p>40556</text:p>
          </table:table-cell>
          <table:table-cell office:value-type="float" office:value="40560" table:formula="of:=[.AB80]+4" table:style-name="ce2">
            <text:p>40560</text:p>
          </table:table-cell>
          <table:table-cell office:value-type="float" office:value="40564" table:formula="of:=[.AC80]+4" table:style-name="ce2">
            <text:p>40564</text:p>
          </table:table-cell>
          <table:table-cell office:value-type="float" office:value="40568" table:formula="of:=[.AD80]+4" table:style-name="ce2">
            <text:p>40568</text:p>
          </table:table-cell>
          <table:table-cell office:value-type="float" office:value="40572" table:formula="of:=[.AE80]+4" table:style-name="ce2">
            <text:p>40572</text:p>
          </table:table-cell>
          <table:table-cell office:value-type="float" office:value="40576" table:formula="of:=[.AF80]+4" table:style-name="ce2">
            <text:p>40576</text:p>
          </table:table-cell>
          <table:table-cell office:value-type="float" office:value="40580" table:formula="of:=[.AG80]+4" table:style-name="ce2">
            <text:p>40580</text:p>
          </table:table-cell>
          <table:table-cell office:value-type="float" office:value="40584" table:formula="of:=[.AH80]+4" table:style-name="ce2">
            <text:p>40584</text:p>
          </table:table-cell>
          <table:table-cell office:value-type="float" office:value="40588" table:formula="of:=[.AI80]+4" table:style-name="ce2">
            <text:p>40588</text:p>
          </table:table-cell>
          <table:table-cell office:value-type="float" office:value="40592" table:formula="of:=[.AJ80]+4" table:style-name="ce2">
            <text:p>40592</text:p>
          </table:table-cell>
          <table:table-cell office:value-type="float" office:value="40596" table:formula="of:=[.AK80]+4" table:style-name="ce2">
            <text:p>40596</text:p>
          </table:table-cell>
          <table:table-cell office:value-type="float" office:value="40600" table:formula="of:=[.AL80]+4" table:style-name="ce2">
            <text:p>40600</text:p>
          </table:table-cell>
          <table:table-cell office:value-type="float" office:value="40604" table:formula="of:=[.AM80]+4" table:style-name="ce2">
            <text:p>40604</text:p>
          </table:table-cell>
          <table:table-cell office:value-type="float" office:value="40608" table:formula="of:=[.AN80]+4" table:style-name="ce2">
            <text:p>40608</text:p>
          </table:table-cell>
          <table:table-cell office:value-type="float" office:value="40612" table:formula="of:=[.AO80]+4" table:style-name="ce2">
            <text:p>40612</text:p>
          </table:table-cell>
          <table:table-cell office:value-type="float" office:value="40616" table:formula="of:=[.AP80]+4" table:style-name="ce2">
            <text:p>40616</text:p>
          </table:table-cell>
          <table:table-cell office:value-type="float" office:value="40620" table:formula="of:=[.AQ80]+4" table:style-name="ce2">
            <text:p>40620</text:p>
          </table:table-cell>
          <table:table-cell office:value-type="float" office:value="40624" table:formula="of:=[.AR80]+4" table:style-name="ce2">
            <text:p>40624</text:p>
          </table:table-cell>
          <table:table-cell office:value-type="float" office:value="40628" table:formula="of:=[.AS80]+4" table:style-name="ce2">
            <text:p>40628</text:p>
          </table:table-cell>
          <table:table-cell office:value-type="float" office:value="40632" table:formula="of:=[.AT80]+4" table:style-name="ce2">
            <text:p>40632</text:p>
          </table:table-cell>
          <table:table-cell office:value-type="float" office:value="40636" table:formula="of:=[.AU80]+4" table:style-name="ce2">
            <text:p>40636</text:p>
          </table:table-cell>
          <table:table-cell office:value-type="float" office:value="40640" table:formula="of:=[.AV80]+4" table:style-name="ce2">
            <text:p>40640</text:p>
          </table:table-cell>
          <table:table-cell office:value-type="float" office:value="40644" table:formula="of:=[.AW80]+4" table:style-name="ce2">
            <text:p>40644</text:p>
          </table:table-cell>
          <table:table-cell office:value-type="float" office:value="40648" table:formula="of:=[.AX80]+4" table:style-name="ce2">
            <text:p>40648</text:p>
          </table:table-cell>
          <table:table-cell office:value-type="float" office:value="40652" table:formula="of:=[.AY80]+4" table:style-name="ce2">
            <text:p>40652</text:p>
          </table:table-cell>
          <table:table-cell office:value-type="float" office:value="40656" table:formula="of:=[.AZ80]+4" table:style-name="ce2">
            <text:p>40656</text:p>
          </table:table-cell>
          <table:table-cell office:value-type="float" office:value="40660" table:formula="of:=[.BA80]+4" table:style-name="ce2">
            <text:p>40660</text:p>
          </table:table-cell>
          <table:table-cell office:value-type="float" office:value="40664" table:formula="of:=[.BB80]+4" table:style-name="ce2">
            <text:p>40664</text:p>
          </table:table-cell>
          <table:table-cell office:value-type="float" office:value="40668" table:formula="of:=[.BC80]+4" table:style-name="ce2">
            <text:p>40668</text:p>
          </table:table-cell>
          <table:table-cell office:value-type="float" office:value="40672" table:formula="of:=[.BD80]+4" table:style-name="ce2">
            <text:p>40672</text:p>
          </table:table-cell>
          <table:table-cell office:value-type="float" office:value="40676" table:formula="of:=[.BE80]+4" table:style-name="ce2">
            <text:p>40676</text:p>
          </table:table-cell>
          <table:table-cell office:value-type="float" office:value="40680" table:formula="of:=[.BF80]+4" table:style-name="ce2">
            <text:p>40680</text:p>
          </table:table-cell>
          <table:table-cell office:value-type="float" office:value="40684" table:formula="of:=[.BG80]+4" table:style-name="ce2">
            <text:p>40684</text:p>
          </table:table-cell>
          <table:table-cell office:value-type="float" office:value="40688" table:formula="of:=[.BH80]+4" table:style-name="ce2">
            <text:p>40688</text:p>
          </table:table-cell>
          <table:table-cell office:value-type="float" office:value="40692" table:formula="of:=[.BI80]+4" table:style-name="ce2">
            <text:p>40692</text:p>
          </table:table-cell>
          <table:table-cell office:value-type="float" office:value="40696" table:formula="of:=[.BJ80]+4" table:style-name="ce2">
            <text:p>40696</text:p>
          </table:table-cell>
          <table:table-cell office:value-type="float" office:value="40700" table:formula="of:=[.BK80]+4" table:style-name="ce2">
            <text:p>40700</text:p>
          </table:table-cell>
          <table:table-cell office:value-type="float" office:value="40704" table:formula="of:=[.BL80]+4" table:style-name="ce2">
            <text:p>40704</text:p>
          </table:table-cell>
          <table:table-cell office:value-type="float" office:value="40708" table:formula="of:=[.BM80]+4" table:style-name="ce2">
            <text:p>40708</text:p>
          </table:table-cell>
          <table:table-cell office:value-type="float" office:value="40712" table:formula="of:=[.BN80]+4" table:style-name="ce2">
            <text:p>40712</text:p>
          </table:table-cell>
          <table:table-cell office:value-type="float" office:value="40716" table:formula="of:=[.BO80]+4" table:style-name="ce2">
            <text:p>40716</text:p>
          </table:table-cell>
          <table:table-cell office:value-type="float" office:value="40720" table:formula="of:=[.BP80]+4" table:style-name="ce2">
            <text:p>40720</text:p>
          </table:table-cell>
          <table:table-cell office:value-type="float" office:value="40724" table:formula="of:=[.BQ80]+4" table:style-name="ce2">
            <text:p>40724</text:p>
          </table:table-cell>
          <table:table-cell office:value-type="float" office:value="40728" table:formula="of:=[.BR80]+4" table:style-name="ce2">
            <text:p>40728</text:p>
          </table:table-cell>
          <table:table-cell office:value-type="float" office:value="40732" table:formula="of:=[.BS80]+4" table:style-name="ce2">
            <text:p>40732</text:p>
          </table:table-cell>
          <table:table-cell office:value-type="float" office:value="40736" table:formula="of:=[.BT80]+4" table:style-name="ce2">
            <text:p>40736</text:p>
          </table:table-cell>
          <table:table-cell office:value-type="float" office:value="40740" table:formula="of:=[.BU80]+4" table:style-name="ce2">
            <text:p>40740</text:p>
          </table:table-cell>
          <table:table-cell office:value-type="float" office:value="40744" table:formula="of:=[.BV80]+4" table:style-name="ce2">
            <text:p>40744</text:p>
          </table:table-cell>
          <table:table-cell office:value-type="float" office:value="40748" table:formula="of:=[.BW80]+4" table:style-name="ce2">
            <text:p>40748</text:p>
          </table:table-cell>
          <table:table-cell office:value-type="float" office:value="40752" table:formula="of:=[.BX80]+4" table:style-name="ce2">
            <text:p>40752</text:p>
          </table:table-cell>
          <table:table-cell office:value-type="float" office:value="40756" table:formula="of:=[.BY80]+4" table:style-name="ce2">
            <text:p>40756</text:p>
          </table:table-cell>
          <table:table-cell office:value-type="float" office:value="40760" table:formula="of:=[.BZ80]+4" table:style-name="ce2">
            <text:p>40760</text:p>
          </table:table-cell>
          <table:table-cell office:value-type="float" office:value="40764" table:formula="of:=[.CA80]+4" table:style-name="ce2">
            <text:p>40764</text:p>
          </table:table-cell>
          <table:table-cell office:value-type="float" office:value="40768" table:formula="of:=[.CB80]+4" table:style-name="ce2">
            <text:p>40768</text:p>
          </table:table-cell>
          <table:table-cell office:value-type="float" office:value="40772" table:formula="of:=[.CC80]+4" table:style-name="ce2">
            <text:p>40772</text:p>
          </table:table-cell>
          <table:table-cell office:value-type="float" office:value="40776" table:formula="of:=[.CD80]+4" table:style-name="ce2">
            <text:p>40776</text:p>
          </table:table-cell>
          <table:table-cell office:value-type="float" office:value="40780" table:formula="of:=[.CE80]+4" table:style-name="ce2">
            <text:p>40780</text:p>
          </table:table-cell>
          <table:table-cell office:value-type="float" office:value="40784" table:formula="of:=[.CF80]+4" table:style-name="ce2">
            <text:p>40784</text:p>
          </table:table-cell>
          <table:table-cell office:value-type="float" office:value="40788" table:formula="of:=[.CG80]+4" table:style-name="ce2">
            <text:p>40788</text:p>
          </table:table-cell>
          <table:table-cell office:value-type="float" office:value="40792" table:formula="of:=[.CH80]+4" table:style-name="ce2">
            <text:p>40792</text:p>
          </table:table-cell>
          <table:table-cell office:value-type="float" office:value="40796" table:formula="of:=[.CI80]+4" table:style-name="ce2">
            <text:p>40796</text:p>
          </table:table-cell>
          <table:table-cell office:value-type="float" office:value="40800" table:formula="of:=[.CJ80]+4" table:style-name="ce2">
            <text:p>40800</text:p>
          </table:table-cell>
          <table:table-cell office:value-type="float" office:value="40804" table:formula="of:=[.CK80]+4" table:style-name="ce2">
            <text:p>40804</text:p>
          </table:table-cell>
          <table:table-cell office:value-type="float" office:value="40808" table:formula="of:=[.CL80]+4" table:style-name="ce2">
            <text:p>40808</text:p>
          </table:table-cell>
          <table:table-cell office:value-type="float" office:value="40812" table:formula="of:=[.CM80]+4" table:style-name="ce2">
            <text:p>40812</text:p>
          </table:table-cell>
          <table:table-cell office:value-type="float" office:value="40816" table:formula="of:=[.CN80]+4" table:style-name="ce2">
            <text:p>40816</text:p>
          </table:table-cell>
          <table:table-cell office:value-type="float" office:value="40820" table:formula="of:=[.CO80]+4" table:style-name="ce2">
            <text:p>40820</text:p>
          </table:table-cell>
          <table:table-cell office:value-type="float" office:value="40824" table:formula="of:=[.CP80]+4" table:style-name="ce2">
            <text:p>40824</text:p>
          </table:table-cell>
          <table:table-cell office:value-type="float" office:value="40828" table:formula="of:=[.CQ80]+4" table:style-name="ce2">
            <text:p>40828</text:p>
          </table:table-cell>
          <table:table-cell office:value-type="float" office:value="40832" table:formula="of:=[.CR80]+4" table:style-name="ce2">
            <text:p>40832</text:p>
          </table:table-cell>
          <table:table-cell office:value-type="float" office:value="40836" table:formula="of:=[.CS80]+4" table:style-name="ce2">
            <text:p>40836</text:p>
          </table:table-cell>
          <table:table-cell office:value-type="float" office:value="40840" table:formula="of:=[.CT80]+4" table:style-name="ce2">
            <text:p>40840</text:p>
          </table:table-cell>
          <table:table-cell office:value-type="float" office:value="40844" table:formula="of:=[.CU80]+4" table:style-name="ce2">
            <text:p>40844</text:p>
          </table:table-cell>
          <table:table-cell office:value-type="float" office:value="40848" table:formula="of:=[.CV80]+4" table:style-name="ce2">
            <text:p>40848</text:p>
          </table:table-cell>
          <table:table-cell office:value-type="float" office:value="40852" table:formula="of:=[.CW80]+4" table:style-name="ce2">
            <text:p>40852</text:p>
          </table:table-cell>
          <table:table-cell office:value-type="float" office:value="40856" table:formula="of:=[.CX80]+4" table:style-name="ce2">
            <text:p>40856</text:p>
          </table:table-cell>
          <table:table-cell office:value-type="float" office:value="40860" table:formula="of:=[.CY80]+4" table:style-name="ce2">
            <text:p>40860</text:p>
          </table:table-cell>
          <table:table-cell office:value-type="float" office:value="40864" table:formula="of:=[.CZ80]+4" table:style-name="ce2">
            <text:p>40864</text:p>
          </table:table-cell>
          <table:table-cell office:value-type="float" office:value="40868" table:formula="of:=[.DA80]+4" table:style-name="ce2">
            <text:p>40868</text:p>
          </table:table-cell>
          <table:table-cell office:value-type="float" office:value="40872" table:formula="of:=[.DB80]+4" table:style-name="ce2">
            <text:p>40872</text:p>
          </table:table-cell>
          <table:table-cell office:value-type="float" office:value="40876" table:formula="of:=[.DC80]+4" table:style-name="ce2">
            <text:p>40876</text:p>
          </table:table-cell>
          <table:table-cell office:value-type="float" office:value="40880" table:formula="of:=[.DD80]+4" table:style-name="ce2">
            <text:p>40880</text:p>
          </table:table-cell>
          <table:table-cell office:value-type="float" office:value="40884" table:formula="of:=[.DE80]+4" table:style-name="ce2">
            <text:p>40884</text:p>
          </table:table-cell>
          <table:table-cell office:value-type="float" office:value="40888" table:formula="of:=[.DF80]+4" table:style-name="ce2">
            <text:p>40888</text:p>
          </table:table-cell>
          <table:table-cell office:value-type="float" office:value="40892" table:formula="of:=[.DG80]+4" table:style-name="ce2">
            <text:p>40892</text:p>
          </table:table-cell>
          <table:table-cell office:value-type="float" office:value="40896" table:formula="of:=[.DH80]+4" table:style-name="ce2">
            <text:p>40896</text:p>
          </table:table-cell>
          <table:table-cell office:value-type="float" office:value="40900" table:formula="of:=[.DI80]+4" table:style-name="ce2">
            <text:p>40900</text:p>
          </table:table-cell>
          <table:table-cell office:value-type="float" office:value="40904" table:formula="of:=[.DJ80]+4" table:style-name="ce2">
            <text:p>40904</text:p>
          </table:table-cell>
          <table:table-cell office:value-type="float" office:value="40908" table:formula="of:=[.DK80]+4" table:style-name="ce2">
            <text:p>40908</text:p>
          </table:table-cell>
          <table:table-cell office:value-type="float" office:value="40912" table:formula="of:=[.DL80]+4" table:style-name="ce2">
            <text:p>40912</text:p>
          </table:table-cell>
          <table:table-cell office:value-type="float" office:value="40916" table:formula="of:=[.DM80]+4" table:style-name="ce2">
            <text:p>40916</text:p>
          </table:table-cell>
          <table:table-cell office:value-type="float" office:value="40920" table:formula="of:=[.DN80]+4" table:style-name="ce2">
            <text:p>40920</text:p>
          </table:table-cell>
          <table:table-cell office:value-type="float" office:value="40924" table:formula="of:=[.DO80]+4" table:style-name="ce2">
            <text:p>40924</text:p>
          </table:table-cell>
          <table:table-cell office:value-type="float" office:value="40928" table:formula="of:=[.DP80]+4" table:style-name="ce2">
            <text:p>40928</text:p>
          </table:table-cell>
          <table:table-cell office:value-type="float" office:value="40932" table:formula="of:=[.DQ80]+4" table:style-name="ce2">
            <text:p>40932</text:p>
          </table:table-cell>
          <table:table-cell office:value-type="float" office:value="40936" table:formula="of:=[.DR80]+4" table:style-name="ce2">
            <text:p>40936</text:p>
          </table:table-cell>
          <table:table-cell office:value-type="float" office:value="40940" table:formula="of:=[.DS80]+4" table:style-name="ce2">
            <text:p>40940</text:p>
          </table:table-cell>
          <table:table-cell office:value-type="float" office:value="40944" table:formula="of:=[.DT80]+4" table:style-name="ce2">
            <text:p>40944</text:p>
          </table:table-cell>
          <table:table-cell office:value-type="float" office:value="40948" table:formula="of:=[.DU80]+4" table:style-name="ce2">
            <text:p>40948</text:p>
          </table:table-cell>
          <table:table-cell office:value-type="float" office:value="40952" table:formula="of:=[.DV80]+4" table:style-name="ce2">
            <text:p>40952</text:p>
          </table:table-cell>
          <table:table-cell office:value-type="float" office:value="40956" table:formula="of:=[.DW80]+4" table:style-name="ce2">
            <text:p>40956</text:p>
          </table:table-cell>
          <table:table-cell table:number-columns-repeated="16256"/>
        </table:table-row>
        <table:table-row table:style-name="ro1">
          <table:table-cell office:value-type="float" office:value="40960" table:formula="of:=[.A80]+512" table:style-name="ce2">
            <text:p>40960</text:p>
          </table:table-cell>
          <table:table-cell office:value-type="float" office:value="40964" table:formula="of:=[.A81]+4" table:style-name="ce2">
            <text:p>40964</text:p>
          </table:table-cell>
          <table:table-cell office:value-type="float" office:value="40968" table:formula="of:=[.B81]+4" table:style-name="ce2">
            <text:p>40968</text:p>
          </table:table-cell>
          <table:table-cell office:value-type="float" office:value="40972" table:formula="of:=[.C81]+4" table:style-name="ce2">
            <text:p>40972</text:p>
          </table:table-cell>
          <table:table-cell office:value-type="float" office:value="40976" table:formula="of:=[.D81]+4" table:style-name="ce2">
            <text:p>40976</text:p>
          </table:table-cell>
          <table:table-cell office:value-type="float" office:value="40980" table:formula="of:=[.E81]+4" table:style-name="ce2">
            <text:p>40980</text:p>
          </table:table-cell>
          <table:table-cell office:value-type="float" office:value="40984" table:formula="of:=[.F81]+4" table:style-name="ce2">
            <text:p>40984</text:p>
          </table:table-cell>
          <table:table-cell office:value-type="float" office:value="40988" table:formula="of:=[.G81]+4" table:style-name="ce2">
            <text:p>40988</text:p>
          </table:table-cell>
          <table:table-cell office:value-type="float" office:value="40992" table:formula="of:=[.H81]+4" table:style-name="ce2">
            <text:p>40992</text:p>
          </table:table-cell>
          <table:table-cell office:value-type="float" office:value="40996" table:formula="of:=[.I81]+4" table:style-name="ce2">
            <text:p>40996</text:p>
          </table:table-cell>
          <table:table-cell office:value-type="float" office:value="41000" table:formula="of:=[.J81]+4" table:style-name="ce2">
            <text:p>41000</text:p>
          </table:table-cell>
          <table:table-cell office:value-type="float" office:value="41004" table:formula="of:=[.K81]+4" table:style-name="ce2">
            <text:p>41004</text:p>
          </table:table-cell>
          <table:table-cell office:value-type="float" office:value="41008" table:formula="of:=[.L81]+4" table:style-name="ce2">
            <text:p>41008</text:p>
          </table:table-cell>
          <table:table-cell office:value-type="float" office:value="41012" table:formula="of:=[.M81]+4" table:style-name="ce2">
            <text:p>41012</text:p>
          </table:table-cell>
          <table:table-cell office:value-type="float" office:value="41016" table:formula="of:=[.N81]+4" table:style-name="ce2">
            <text:p>41016</text:p>
          </table:table-cell>
          <table:table-cell office:value-type="float" office:value="41020" table:formula="of:=[.O81]+4" table:style-name="ce2">
            <text:p>41020</text:p>
          </table:table-cell>
          <table:table-cell office:value-type="float" office:value="41024" table:formula="of:=[.P81]+4" table:style-name="ce2">
            <text:p>41024</text:p>
          </table:table-cell>
          <table:table-cell office:value-type="float" office:value="41028" table:formula="of:=[.Q81]+4" table:style-name="ce2">
            <text:p>41028</text:p>
          </table:table-cell>
          <table:table-cell office:value-type="float" office:value="41032" table:formula="of:=[.R81]+4" table:style-name="ce2">
            <text:p>41032</text:p>
          </table:table-cell>
          <table:table-cell office:value-type="float" office:value="41036" table:formula="of:=[.S81]+4" table:style-name="ce2">
            <text:p>41036</text:p>
          </table:table-cell>
          <table:table-cell office:value-type="float" office:value="41040" table:formula="of:=[.T81]+4" table:style-name="ce2">
            <text:p>41040</text:p>
          </table:table-cell>
          <table:table-cell office:value-type="float" office:value="41044" table:formula="of:=[.U81]+4" table:style-name="ce2">
            <text:p>41044</text:p>
          </table:table-cell>
          <table:table-cell office:value-type="float" office:value="41048" table:formula="of:=[.V81]+4" table:style-name="ce2">
            <text:p>41048</text:p>
          </table:table-cell>
          <table:table-cell office:value-type="float" office:value="41052" table:formula="of:=[.W81]+4" table:style-name="ce2">
            <text:p>41052</text:p>
          </table:table-cell>
          <table:table-cell office:value-type="float" office:value="41056" table:formula="of:=[.X81]+4" table:style-name="ce2">
            <text:p>41056</text:p>
          </table:table-cell>
          <table:table-cell office:value-type="float" office:value="41060" table:formula="of:=[.Y81]+4" table:style-name="ce2">
            <text:p>41060</text:p>
          </table:table-cell>
          <table:table-cell office:value-type="float" office:value="41064" table:formula="of:=[.Z81]+4" table:style-name="ce2">
            <text:p>41064</text:p>
          </table:table-cell>
          <table:table-cell office:value-type="float" office:value="41068" table:formula="of:=[.AA81]+4" table:style-name="ce2">
            <text:p>41068</text:p>
          </table:table-cell>
          <table:table-cell office:value-type="float" office:value="41072" table:formula="of:=[.AB81]+4" table:style-name="ce2">
            <text:p>41072</text:p>
          </table:table-cell>
          <table:table-cell office:value-type="float" office:value="41076" table:formula="of:=[.AC81]+4" table:style-name="ce2">
            <text:p>41076</text:p>
          </table:table-cell>
          <table:table-cell office:value-type="float" office:value="41080" table:formula="of:=[.AD81]+4" table:style-name="ce2">
            <text:p>41080</text:p>
          </table:table-cell>
          <table:table-cell office:value-type="float" office:value="41084" table:formula="of:=[.AE81]+4" table:style-name="ce2">
            <text:p>41084</text:p>
          </table:table-cell>
          <table:table-cell office:value-type="float" office:value="41088" table:formula="of:=[.AF81]+4" table:style-name="ce2">
            <text:p>41088</text:p>
          </table:table-cell>
          <table:table-cell office:value-type="float" office:value="41092" table:formula="of:=[.AG81]+4" table:style-name="ce2">
            <text:p>41092</text:p>
          </table:table-cell>
          <table:table-cell office:value-type="float" office:value="41096" table:formula="of:=[.AH81]+4" table:style-name="ce2">
            <text:p>41096</text:p>
          </table:table-cell>
          <table:table-cell office:value-type="float" office:value="41100" table:formula="of:=[.AI81]+4" table:style-name="ce2">
            <text:p>41100</text:p>
          </table:table-cell>
          <table:table-cell office:value-type="float" office:value="41104" table:formula="of:=[.AJ81]+4" table:style-name="ce2">
            <text:p>41104</text:p>
          </table:table-cell>
          <table:table-cell office:value-type="float" office:value="41108" table:formula="of:=[.AK81]+4" table:style-name="ce2">
            <text:p>41108</text:p>
          </table:table-cell>
          <table:table-cell office:value-type="float" office:value="41112" table:formula="of:=[.AL81]+4" table:style-name="ce2">
            <text:p>41112</text:p>
          </table:table-cell>
          <table:table-cell office:value-type="float" office:value="41116" table:formula="of:=[.AM81]+4" table:style-name="ce2">
            <text:p>41116</text:p>
          </table:table-cell>
          <table:table-cell office:value-type="float" office:value="41120" table:formula="of:=[.AN81]+4" table:style-name="ce2">
            <text:p>41120</text:p>
          </table:table-cell>
          <table:table-cell office:value-type="float" office:value="41124" table:formula="of:=[.AO81]+4" table:style-name="ce2">
            <text:p>41124</text:p>
          </table:table-cell>
          <table:table-cell office:value-type="float" office:value="41128" table:formula="of:=[.AP81]+4" table:style-name="ce2">
            <text:p>41128</text:p>
          </table:table-cell>
          <table:table-cell office:value-type="float" office:value="41132" table:formula="of:=[.AQ81]+4" table:style-name="ce2">
            <text:p>41132</text:p>
          </table:table-cell>
          <table:table-cell office:value-type="float" office:value="41136" table:formula="of:=[.AR81]+4" table:style-name="ce2">
            <text:p>41136</text:p>
          </table:table-cell>
          <table:table-cell office:value-type="float" office:value="41140" table:formula="of:=[.AS81]+4" table:style-name="ce2">
            <text:p>41140</text:p>
          </table:table-cell>
          <table:table-cell office:value-type="float" office:value="41144" table:formula="of:=[.AT81]+4" table:style-name="ce2">
            <text:p>41144</text:p>
          </table:table-cell>
          <table:table-cell office:value-type="float" office:value="41148" table:formula="of:=[.AU81]+4" table:style-name="ce2">
            <text:p>41148</text:p>
          </table:table-cell>
          <table:table-cell office:value-type="float" office:value="41152" table:formula="of:=[.AV81]+4" table:style-name="ce2">
            <text:p>41152</text:p>
          </table:table-cell>
          <table:table-cell office:value-type="float" office:value="41156" table:formula="of:=[.AW81]+4" table:style-name="ce2">
            <text:p>41156</text:p>
          </table:table-cell>
          <table:table-cell office:value-type="float" office:value="41160" table:formula="of:=[.AX81]+4" table:style-name="ce2">
            <text:p>41160</text:p>
          </table:table-cell>
          <table:table-cell office:value-type="float" office:value="41164" table:formula="of:=[.AY81]+4" table:style-name="ce2">
            <text:p>41164</text:p>
          </table:table-cell>
          <table:table-cell office:value-type="float" office:value="41168" table:formula="of:=[.AZ81]+4" table:style-name="ce2">
            <text:p>41168</text:p>
          </table:table-cell>
          <table:table-cell office:value-type="float" office:value="41172" table:formula="of:=[.BA81]+4" table:style-name="ce2">
            <text:p>41172</text:p>
          </table:table-cell>
          <table:table-cell office:value-type="float" office:value="41176" table:formula="of:=[.BB81]+4" table:style-name="ce2">
            <text:p>41176</text:p>
          </table:table-cell>
          <table:table-cell office:value-type="float" office:value="41180" table:formula="of:=[.BC81]+4" table:style-name="ce2">
            <text:p>41180</text:p>
          </table:table-cell>
          <table:table-cell office:value-type="float" office:value="41184" table:formula="of:=[.BD81]+4" table:style-name="ce2">
            <text:p>41184</text:p>
          </table:table-cell>
          <table:table-cell office:value-type="float" office:value="41188" table:formula="of:=[.BE81]+4" table:style-name="ce2">
            <text:p>41188</text:p>
          </table:table-cell>
          <table:table-cell office:value-type="float" office:value="41192" table:formula="of:=[.BF81]+4" table:style-name="ce2">
            <text:p>41192</text:p>
          </table:table-cell>
          <table:table-cell office:value-type="float" office:value="41196" table:formula="of:=[.BG81]+4" table:style-name="ce2">
            <text:p>41196</text:p>
          </table:table-cell>
          <table:table-cell office:value-type="float" office:value="41200" table:formula="of:=[.BH81]+4" table:style-name="ce2">
            <text:p>41200</text:p>
          </table:table-cell>
          <table:table-cell office:value-type="float" office:value="41204" table:formula="of:=[.BI81]+4" table:style-name="ce2">
            <text:p>41204</text:p>
          </table:table-cell>
          <table:table-cell office:value-type="float" office:value="41208" table:formula="of:=[.BJ81]+4" table:style-name="ce2">
            <text:p>41208</text:p>
          </table:table-cell>
          <table:table-cell office:value-type="float" office:value="41212" table:formula="of:=[.BK81]+4" table:style-name="ce2">
            <text:p>41212</text:p>
          </table:table-cell>
          <table:table-cell office:value-type="float" office:value="41216" table:formula="of:=[.BL81]+4" table:style-name="ce2">
            <text:p>41216</text:p>
          </table:table-cell>
          <table:table-cell office:value-type="float" office:value="41220" table:formula="of:=[.BM81]+4" table:style-name="ce2">
            <text:p>41220</text:p>
          </table:table-cell>
          <table:table-cell office:value-type="float" office:value="41224" table:formula="of:=[.BN81]+4" table:style-name="ce2">
            <text:p>41224</text:p>
          </table:table-cell>
          <table:table-cell office:value-type="float" office:value="41228" table:formula="of:=[.BO81]+4" table:style-name="ce2">
            <text:p>41228</text:p>
          </table:table-cell>
          <table:table-cell office:value-type="float" office:value="41232" table:formula="of:=[.BP81]+4" table:style-name="ce2">
            <text:p>41232</text:p>
          </table:table-cell>
          <table:table-cell office:value-type="float" office:value="41236" table:formula="of:=[.BQ81]+4" table:style-name="ce2">
            <text:p>41236</text:p>
          </table:table-cell>
          <table:table-cell office:value-type="float" office:value="41240" table:formula="of:=[.BR81]+4" table:style-name="ce2">
            <text:p>41240</text:p>
          </table:table-cell>
          <table:table-cell office:value-type="float" office:value="41244" table:formula="of:=[.BS81]+4" table:style-name="ce2">
            <text:p>41244</text:p>
          </table:table-cell>
          <table:table-cell office:value-type="float" office:value="41248" table:formula="of:=[.BT81]+4" table:style-name="ce2">
            <text:p>41248</text:p>
          </table:table-cell>
          <table:table-cell office:value-type="float" office:value="41252" table:formula="of:=[.BU81]+4" table:style-name="ce2">
            <text:p>41252</text:p>
          </table:table-cell>
          <table:table-cell office:value-type="float" office:value="41256" table:formula="of:=[.BV81]+4" table:style-name="ce2">
            <text:p>41256</text:p>
          </table:table-cell>
          <table:table-cell office:value-type="float" office:value="41260" table:formula="of:=[.BW81]+4" table:style-name="ce2">
            <text:p>41260</text:p>
          </table:table-cell>
          <table:table-cell office:value-type="float" office:value="41264" table:formula="of:=[.BX81]+4" table:style-name="ce2">
            <text:p>41264</text:p>
          </table:table-cell>
          <table:table-cell office:value-type="float" office:value="41268" table:formula="of:=[.BY81]+4" table:style-name="ce2">
            <text:p>41268</text:p>
          </table:table-cell>
          <table:table-cell office:value-type="float" office:value="41272" table:formula="of:=[.BZ81]+4" table:style-name="ce2">
            <text:p>41272</text:p>
          </table:table-cell>
          <table:table-cell office:value-type="float" office:value="41276" table:formula="of:=[.CA81]+4" table:style-name="ce2">
            <text:p>41276</text:p>
          </table:table-cell>
          <table:table-cell office:value-type="float" office:value="41280" table:formula="of:=[.CB81]+4" table:style-name="ce2">
            <text:p>41280</text:p>
          </table:table-cell>
          <table:table-cell office:value-type="float" office:value="41284" table:formula="of:=[.CC81]+4" table:style-name="ce2">
            <text:p>41284</text:p>
          </table:table-cell>
          <table:table-cell office:value-type="float" office:value="41288" table:formula="of:=[.CD81]+4" table:style-name="ce2">
            <text:p>41288</text:p>
          </table:table-cell>
          <table:table-cell office:value-type="float" office:value="41292" table:formula="of:=[.CE81]+4" table:style-name="ce2">
            <text:p>41292</text:p>
          </table:table-cell>
          <table:table-cell office:value-type="float" office:value="41296" table:formula="of:=[.CF81]+4" table:style-name="ce2">
            <text:p>41296</text:p>
          </table:table-cell>
          <table:table-cell office:value-type="float" office:value="41300" table:formula="of:=[.CG81]+4" table:style-name="ce2">
            <text:p>41300</text:p>
          </table:table-cell>
          <table:table-cell office:value-type="float" office:value="41304" table:formula="of:=[.CH81]+4" table:style-name="ce2">
            <text:p>41304</text:p>
          </table:table-cell>
          <table:table-cell office:value-type="float" office:value="41308" table:formula="of:=[.CI81]+4" table:style-name="ce2">
            <text:p>41308</text:p>
          </table:table-cell>
          <table:table-cell office:value-type="float" office:value="41312" table:formula="of:=[.CJ81]+4" table:style-name="ce2">
            <text:p>41312</text:p>
          </table:table-cell>
          <table:table-cell office:value-type="float" office:value="41316" table:formula="of:=[.CK81]+4" table:style-name="ce2">
            <text:p>41316</text:p>
          </table:table-cell>
          <table:table-cell office:value-type="float" office:value="41320" table:formula="of:=[.CL81]+4" table:style-name="ce2">
            <text:p>41320</text:p>
          </table:table-cell>
          <table:table-cell office:value-type="float" office:value="41324" table:formula="of:=[.CM81]+4" table:style-name="ce2">
            <text:p>41324</text:p>
          </table:table-cell>
          <table:table-cell office:value-type="float" office:value="41328" table:formula="of:=[.CN81]+4" table:style-name="ce2">
            <text:p>41328</text:p>
          </table:table-cell>
          <table:table-cell office:value-type="float" office:value="41332" table:formula="of:=[.CO81]+4" table:style-name="ce2">
            <text:p>41332</text:p>
          </table:table-cell>
          <table:table-cell office:value-type="float" office:value="41336" table:formula="of:=[.CP81]+4" table:style-name="ce2">
            <text:p>41336</text:p>
          </table:table-cell>
          <table:table-cell office:value-type="float" office:value="41340" table:formula="of:=[.CQ81]+4" table:style-name="ce2">
            <text:p>41340</text:p>
          </table:table-cell>
          <table:table-cell office:value-type="float" office:value="41344" table:formula="of:=[.CR81]+4" table:style-name="ce2">
            <text:p>41344</text:p>
          </table:table-cell>
          <table:table-cell office:value-type="float" office:value="41348" table:formula="of:=[.CS81]+4" table:style-name="ce2">
            <text:p>41348</text:p>
          </table:table-cell>
          <table:table-cell office:value-type="float" office:value="41352" table:formula="of:=[.CT81]+4" table:style-name="ce2">
            <text:p>41352</text:p>
          </table:table-cell>
          <table:table-cell office:value-type="float" office:value="41356" table:formula="of:=[.CU81]+4" table:style-name="ce2">
            <text:p>41356</text:p>
          </table:table-cell>
          <table:table-cell office:value-type="float" office:value="41360" table:formula="of:=[.CV81]+4" table:style-name="ce2">
            <text:p>41360</text:p>
          </table:table-cell>
          <table:table-cell office:value-type="float" office:value="41364" table:formula="of:=[.CW81]+4" table:style-name="ce2">
            <text:p>41364</text:p>
          </table:table-cell>
          <table:table-cell office:value-type="float" office:value="41368" table:formula="of:=[.CX81]+4" table:style-name="ce2">
            <text:p>41368</text:p>
          </table:table-cell>
          <table:table-cell office:value-type="float" office:value="41372" table:formula="of:=[.CY81]+4" table:style-name="ce2">
            <text:p>41372</text:p>
          </table:table-cell>
          <table:table-cell office:value-type="float" office:value="41376" table:formula="of:=[.CZ81]+4" table:style-name="ce2">
            <text:p>41376</text:p>
          </table:table-cell>
          <table:table-cell office:value-type="float" office:value="41380" table:formula="of:=[.DA81]+4" table:style-name="ce2">
            <text:p>41380</text:p>
          </table:table-cell>
          <table:table-cell office:value-type="float" office:value="41384" table:formula="of:=[.DB81]+4" table:style-name="ce2">
            <text:p>41384</text:p>
          </table:table-cell>
          <table:table-cell office:value-type="float" office:value="41388" table:formula="of:=[.DC81]+4" table:style-name="ce2">
            <text:p>41388</text:p>
          </table:table-cell>
          <table:table-cell office:value-type="float" office:value="41392" table:formula="of:=[.DD81]+4" table:style-name="ce2">
            <text:p>41392</text:p>
          </table:table-cell>
          <table:table-cell office:value-type="float" office:value="41396" table:formula="of:=[.DE81]+4" table:style-name="ce2">
            <text:p>41396</text:p>
          </table:table-cell>
          <table:table-cell office:value-type="float" office:value="41400" table:formula="of:=[.DF81]+4" table:style-name="ce2">
            <text:p>41400</text:p>
          </table:table-cell>
          <table:table-cell office:value-type="float" office:value="41404" table:formula="of:=[.DG81]+4" table:style-name="ce2">
            <text:p>41404</text:p>
          </table:table-cell>
          <table:table-cell office:value-type="float" office:value="41408" table:formula="of:=[.DH81]+4" table:style-name="ce2">
            <text:p>41408</text:p>
          </table:table-cell>
          <table:table-cell office:value-type="float" office:value="41412" table:formula="of:=[.DI81]+4" table:style-name="ce2">
            <text:p>41412</text:p>
          </table:table-cell>
          <table:table-cell office:value-type="float" office:value="41416" table:formula="of:=[.DJ81]+4" table:style-name="ce2">
            <text:p>41416</text:p>
          </table:table-cell>
          <table:table-cell office:value-type="float" office:value="41420" table:formula="of:=[.DK81]+4" table:style-name="ce2">
            <text:p>41420</text:p>
          </table:table-cell>
          <table:table-cell office:value-type="float" office:value="41424" table:formula="of:=[.DL81]+4" table:style-name="ce2">
            <text:p>41424</text:p>
          </table:table-cell>
          <table:table-cell office:value-type="float" office:value="41428" table:formula="of:=[.DM81]+4" table:style-name="ce2">
            <text:p>41428</text:p>
          </table:table-cell>
          <table:table-cell office:value-type="float" office:value="41432" table:formula="of:=[.DN81]+4" table:style-name="ce2">
            <text:p>41432</text:p>
          </table:table-cell>
          <table:table-cell office:value-type="float" office:value="41436" table:formula="of:=[.DO81]+4" table:style-name="ce2">
            <text:p>41436</text:p>
          </table:table-cell>
          <table:table-cell office:value-type="float" office:value="41440" table:formula="of:=[.DP81]+4" table:style-name="ce2">
            <text:p>41440</text:p>
          </table:table-cell>
          <table:table-cell office:value-type="float" office:value="41444" table:formula="of:=[.DQ81]+4" table:style-name="ce2">
            <text:p>41444</text:p>
          </table:table-cell>
          <table:table-cell office:value-type="float" office:value="41448" table:formula="of:=[.DR81]+4" table:style-name="ce2">
            <text:p>41448</text:p>
          </table:table-cell>
          <table:table-cell office:value-type="float" office:value="41452" table:formula="of:=[.DS81]+4" table:style-name="ce2">
            <text:p>41452</text:p>
          </table:table-cell>
          <table:table-cell office:value-type="float" office:value="41456" table:formula="of:=[.DT81]+4" table:style-name="ce2">
            <text:p>41456</text:p>
          </table:table-cell>
          <table:table-cell office:value-type="float" office:value="41460" table:formula="of:=[.DU81]+4" table:style-name="ce2">
            <text:p>41460</text:p>
          </table:table-cell>
          <table:table-cell office:value-type="float" office:value="41464" table:formula="of:=[.DV81]+4" table:style-name="ce2">
            <text:p>41464</text:p>
          </table:table-cell>
          <table:table-cell office:value-type="float" office:value="41468" table:formula="of:=[.DW81]+4" table:style-name="ce2">
            <text:p>41468</text:p>
          </table:table-cell>
          <table:table-cell table:number-columns-repeated="16256"/>
        </table:table-row>
        <table:table-row table:style-name="ro1">
          <table:table-cell office:value-type="float" office:value="41472" table:formula="of:=[.A81]+512" table:style-name="ce2">
            <text:p>41472</text:p>
          </table:table-cell>
          <table:table-cell office:value-type="float" office:value="41476" table:formula="of:=[.A82]+4" table:style-name="ce2">
            <text:p>41476</text:p>
          </table:table-cell>
          <table:table-cell office:value-type="float" office:value="41480" table:formula="of:=[.B82]+4" table:style-name="ce2">
            <text:p>41480</text:p>
          </table:table-cell>
          <table:table-cell office:value-type="float" office:value="41484" table:formula="of:=[.C82]+4" table:style-name="ce2">
            <text:p>41484</text:p>
          </table:table-cell>
          <table:table-cell office:value-type="float" office:value="41488" table:formula="of:=[.D82]+4" table:style-name="ce2">
            <text:p>41488</text:p>
          </table:table-cell>
          <table:table-cell office:value-type="float" office:value="41492" table:formula="of:=[.E82]+4" table:style-name="ce2">
            <text:p>41492</text:p>
          </table:table-cell>
          <table:table-cell office:value-type="float" office:value="41496" table:formula="of:=[.F82]+4" table:style-name="ce2">
            <text:p>41496</text:p>
          </table:table-cell>
          <table:table-cell office:value-type="float" office:value="41500" table:formula="of:=[.G82]+4" table:style-name="ce2">
            <text:p>41500</text:p>
          </table:table-cell>
          <table:table-cell office:value-type="float" office:value="41504" table:formula="of:=[.H82]+4" table:style-name="ce2">
            <text:p>41504</text:p>
          </table:table-cell>
          <table:table-cell office:value-type="float" office:value="41508" table:formula="of:=[.I82]+4" table:style-name="ce2">
            <text:p>41508</text:p>
          </table:table-cell>
          <table:table-cell office:value-type="float" office:value="41512" table:formula="of:=[.J82]+4" table:style-name="ce2">
            <text:p>41512</text:p>
          </table:table-cell>
          <table:table-cell office:value-type="float" office:value="41516" table:formula="of:=[.K82]+4" table:style-name="ce2">
            <text:p>41516</text:p>
          </table:table-cell>
          <table:table-cell office:value-type="float" office:value="41520" table:formula="of:=[.L82]+4" table:style-name="ce2">
            <text:p>41520</text:p>
          </table:table-cell>
          <table:table-cell office:value-type="float" office:value="41524" table:formula="of:=[.M82]+4" table:style-name="ce2">
            <text:p>41524</text:p>
          </table:table-cell>
          <table:table-cell office:value-type="float" office:value="41528" table:formula="of:=[.N82]+4" table:style-name="ce2">
            <text:p>41528</text:p>
          </table:table-cell>
          <table:table-cell office:value-type="float" office:value="41532" table:formula="of:=[.O82]+4" table:style-name="ce2">
            <text:p>41532</text:p>
          </table:table-cell>
          <table:table-cell office:value-type="float" office:value="41536" table:formula="of:=[.P82]+4" table:style-name="ce2">
            <text:p>41536</text:p>
          </table:table-cell>
          <table:table-cell office:value-type="float" office:value="41540" table:formula="of:=[.Q82]+4" table:style-name="ce2">
            <text:p>41540</text:p>
          </table:table-cell>
          <table:table-cell office:value-type="float" office:value="41544" table:formula="of:=[.R82]+4" table:style-name="ce2">
            <text:p>41544</text:p>
          </table:table-cell>
          <table:table-cell office:value-type="float" office:value="41548" table:formula="of:=[.S82]+4" table:style-name="ce2">
            <text:p>41548</text:p>
          </table:table-cell>
          <table:table-cell office:value-type="float" office:value="41552" table:formula="of:=[.T82]+4" table:style-name="ce2">
            <text:p>41552</text:p>
          </table:table-cell>
          <table:table-cell office:value-type="float" office:value="41556" table:formula="of:=[.U82]+4" table:style-name="ce2">
            <text:p>41556</text:p>
          </table:table-cell>
          <table:table-cell office:value-type="float" office:value="41560" table:formula="of:=[.V82]+4" table:style-name="ce2">
            <text:p>41560</text:p>
          </table:table-cell>
          <table:table-cell office:value-type="float" office:value="41564" table:formula="of:=[.W82]+4" table:style-name="ce2">
            <text:p>41564</text:p>
          </table:table-cell>
          <table:table-cell office:value-type="float" office:value="41568" table:formula="of:=[.X82]+4" table:style-name="ce2">
            <text:p>41568</text:p>
          </table:table-cell>
          <table:table-cell office:value-type="float" office:value="41572" table:formula="of:=[.Y82]+4" table:style-name="ce2">
            <text:p>41572</text:p>
          </table:table-cell>
          <table:table-cell office:value-type="float" office:value="41576" table:formula="of:=[.Z82]+4" table:style-name="ce2">
            <text:p>41576</text:p>
          </table:table-cell>
          <table:table-cell office:value-type="float" office:value="41580" table:formula="of:=[.AA82]+4" table:style-name="ce2">
            <text:p>41580</text:p>
          </table:table-cell>
          <table:table-cell office:value-type="float" office:value="41584" table:formula="of:=[.AB82]+4" table:style-name="ce2">
            <text:p>41584</text:p>
          </table:table-cell>
          <table:table-cell office:value-type="float" office:value="41588" table:formula="of:=[.AC82]+4" table:style-name="ce2">
            <text:p>41588</text:p>
          </table:table-cell>
          <table:table-cell office:value-type="float" office:value="41592" table:formula="of:=[.AD82]+4" table:style-name="ce2">
            <text:p>41592</text:p>
          </table:table-cell>
          <table:table-cell office:value-type="float" office:value="41596" table:formula="of:=[.AE82]+4" table:style-name="ce2">
            <text:p>41596</text:p>
          </table:table-cell>
          <table:table-cell office:value-type="float" office:value="41600" table:formula="of:=[.AF82]+4" table:style-name="ce2">
            <text:p>41600</text:p>
          </table:table-cell>
          <table:table-cell office:value-type="float" office:value="41604" table:formula="of:=[.AG82]+4" table:style-name="ce2">
            <text:p>41604</text:p>
          </table:table-cell>
          <table:table-cell office:value-type="float" office:value="41608" table:formula="of:=[.AH82]+4" table:style-name="ce2">
            <text:p>41608</text:p>
          </table:table-cell>
          <table:table-cell office:value-type="float" office:value="41612" table:formula="of:=[.AI82]+4" table:style-name="ce2">
            <text:p>41612</text:p>
          </table:table-cell>
          <table:table-cell office:value-type="float" office:value="41616" table:formula="of:=[.AJ82]+4" table:style-name="ce2">
            <text:p>41616</text:p>
          </table:table-cell>
          <table:table-cell office:value-type="float" office:value="41620" table:formula="of:=[.AK82]+4" table:style-name="ce2">
            <text:p>41620</text:p>
          </table:table-cell>
          <table:table-cell office:value-type="float" office:value="41624" table:formula="of:=[.AL82]+4" table:style-name="ce2">
            <text:p>41624</text:p>
          </table:table-cell>
          <table:table-cell office:value-type="float" office:value="41628" table:formula="of:=[.AM82]+4" table:style-name="ce2">
            <text:p>41628</text:p>
          </table:table-cell>
          <table:table-cell office:value-type="float" office:value="41632" table:formula="of:=[.AN82]+4" table:style-name="ce2">
            <text:p>41632</text:p>
          </table:table-cell>
          <table:table-cell office:value-type="float" office:value="41636" table:formula="of:=[.AO82]+4" table:style-name="ce2">
            <text:p>41636</text:p>
          </table:table-cell>
          <table:table-cell office:value-type="float" office:value="41640" table:formula="of:=[.AP82]+4" table:style-name="ce2">
            <text:p>41640</text:p>
          </table:table-cell>
          <table:table-cell office:value-type="float" office:value="41644" table:formula="of:=[.AQ82]+4" table:style-name="ce2">
            <text:p>41644</text:p>
          </table:table-cell>
          <table:table-cell office:value-type="float" office:value="41648" table:formula="of:=[.AR82]+4" table:style-name="ce2">
            <text:p>41648</text:p>
          </table:table-cell>
          <table:table-cell office:value-type="float" office:value="41652" table:formula="of:=[.AS82]+4" table:style-name="ce2">
            <text:p>41652</text:p>
          </table:table-cell>
          <table:table-cell office:value-type="float" office:value="41656" table:formula="of:=[.AT82]+4" table:style-name="ce2">
            <text:p>41656</text:p>
          </table:table-cell>
          <table:table-cell office:value-type="float" office:value="41660" table:formula="of:=[.AU82]+4" table:style-name="ce2">
            <text:p>41660</text:p>
          </table:table-cell>
          <table:table-cell office:value-type="float" office:value="41664" table:formula="of:=[.AV82]+4" table:style-name="ce2">
            <text:p>41664</text:p>
          </table:table-cell>
          <table:table-cell office:value-type="float" office:value="41668" table:formula="of:=[.AW82]+4" table:style-name="ce2">
            <text:p>41668</text:p>
          </table:table-cell>
          <table:table-cell office:value-type="float" office:value="41672" table:formula="of:=[.AX82]+4" table:style-name="ce2">
            <text:p>41672</text:p>
          </table:table-cell>
          <table:table-cell office:value-type="float" office:value="41676" table:formula="of:=[.AY82]+4" table:style-name="ce2">
            <text:p>41676</text:p>
          </table:table-cell>
          <table:table-cell office:value-type="float" office:value="41680" table:formula="of:=[.AZ82]+4" table:style-name="ce2">
            <text:p>41680</text:p>
          </table:table-cell>
          <table:table-cell office:value-type="float" office:value="41684" table:formula="of:=[.BA82]+4" table:style-name="ce2">
            <text:p>41684</text:p>
          </table:table-cell>
          <table:table-cell office:value-type="float" office:value="41688" table:formula="of:=[.BB82]+4" table:style-name="ce2">
            <text:p>41688</text:p>
          </table:table-cell>
          <table:table-cell office:value-type="float" office:value="41692" table:formula="of:=[.BC82]+4" table:style-name="ce2">
            <text:p>41692</text:p>
          </table:table-cell>
          <table:table-cell office:value-type="float" office:value="41696" table:formula="of:=[.BD82]+4" table:style-name="ce2">
            <text:p>41696</text:p>
          </table:table-cell>
          <table:table-cell office:value-type="float" office:value="41700" table:formula="of:=[.BE82]+4" table:style-name="ce2">
            <text:p>41700</text:p>
          </table:table-cell>
          <table:table-cell office:value-type="float" office:value="41704" table:formula="of:=[.BF82]+4" table:style-name="ce2">
            <text:p>41704</text:p>
          </table:table-cell>
          <table:table-cell office:value-type="float" office:value="41708" table:formula="of:=[.BG82]+4" table:style-name="ce2">
            <text:p>41708</text:p>
          </table:table-cell>
          <table:table-cell office:value-type="float" office:value="41712" table:formula="of:=[.BH82]+4" table:style-name="ce2">
            <text:p>41712</text:p>
          </table:table-cell>
          <table:table-cell office:value-type="float" office:value="41716" table:formula="of:=[.BI82]+4" table:style-name="ce2">
            <text:p>41716</text:p>
          </table:table-cell>
          <table:table-cell office:value-type="float" office:value="41720" table:formula="of:=[.BJ82]+4" table:style-name="ce2">
            <text:p>41720</text:p>
          </table:table-cell>
          <table:table-cell office:value-type="float" office:value="41724" table:formula="of:=[.BK82]+4" table:style-name="ce2">
            <text:p>41724</text:p>
          </table:table-cell>
          <table:table-cell office:value-type="float" office:value="41728" table:formula="of:=[.BL82]+4" table:style-name="ce2">
            <text:p>41728</text:p>
          </table:table-cell>
          <table:table-cell office:value-type="float" office:value="41732" table:formula="of:=[.BM82]+4" table:style-name="ce2">
            <text:p>41732</text:p>
          </table:table-cell>
          <table:table-cell office:value-type="float" office:value="41736" table:formula="of:=[.BN82]+4" table:style-name="ce2">
            <text:p>41736</text:p>
          </table:table-cell>
          <table:table-cell office:value-type="float" office:value="41740" table:formula="of:=[.BO82]+4" table:style-name="ce2">
            <text:p>41740</text:p>
          </table:table-cell>
          <table:table-cell office:value-type="float" office:value="41744" table:formula="of:=[.BP82]+4" table:style-name="ce2">
            <text:p>41744</text:p>
          </table:table-cell>
          <table:table-cell office:value-type="float" office:value="41748" table:formula="of:=[.BQ82]+4" table:style-name="ce2">
            <text:p>41748</text:p>
          </table:table-cell>
          <table:table-cell office:value-type="float" office:value="41752" table:formula="of:=[.BR82]+4" table:style-name="ce2">
            <text:p>41752</text:p>
          </table:table-cell>
          <table:table-cell office:value-type="float" office:value="41756" table:formula="of:=[.BS82]+4" table:style-name="ce2">
            <text:p>41756</text:p>
          </table:table-cell>
          <table:table-cell office:value-type="float" office:value="41760" table:formula="of:=[.BT82]+4" table:style-name="ce2">
            <text:p>41760</text:p>
          </table:table-cell>
          <table:table-cell office:value-type="float" office:value="41764" table:formula="of:=[.BU82]+4" table:style-name="ce2">
            <text:p>41764</text:p>
          </table:table-cell>
          <table:table-cell office:value-type="float" office:value="41768" table:formula="of:=[.BV82]+4" table:style-name="ce2">
            <text:p>41768</text:p>
          </table:table-cell>
          <table:table-cell office:value-type="float" office:value="41772" table:formula="of:=[.BW82]+4" table:style-name="ce2">
            <text:p>41772</text:p>
          </table:table-cell>
          <table:table-cell office:value-type="float" office:value="41776" table:formula="of:=[.BX82]+4" table:style-name="ce2">
            <text:p>41776</text:p>
          </table:table-cell>
          <table:table-cell office:value-type="float" office:value="41780" table:formula="of:=[.BY82]+4" table:style-name="ce2">
            <text:p>41780</text:p>
          </table:table-cell>
          <table:table-cell office:value-type="float" office:value="41784" table:formula="of:=[.BZ82]+4" table:style-name="ce2">
            <text:p>41784</text:p>
          </table:table-cell>
          <table:table-cell office:value-type="float" office:value="41788" table:formula="of:=[.CA82]+4" table:style-name="ce2">
            <text:p>41788</text:p>
          </table:table-cell>
          <table:table-cell office:value-type="float" office:value="41792" table:formula="of:=[.CB82]+4" table:style-name="ce2">
            <text:p>41792</text:p>
          </table:table-cell>
          <table:table-cell office:value-type="float" office:value="41796" table:formula="of:=[.CC82]+4" table:style-name="ce2">
            <text:p>41796</text:p>
          </table:table-cell>
          <table:table-cell office:value-type="float" office:value="41800" table:formula="of:=[.CD82]+4" table:style-name="ce2">
            <text:p>41800</text:p>
          </table:table-cell>
          <table:table-cell office:value-type="float" office:value="41804" table:formula="of:=[.CE82]+4" table:style-name="ce2">
            <text:p>41804</text:p>
          </table:table-cell>
          <table:table-cell office:value-type="float" office:value="41808" table:formula="of:=[.CF82]+4" table:style-name="ce2">
            <text:p>41808</text:p>
          </table:table-cell>
          <table:table-cell office:value-type="float" office:value="41812" table:formula="of:=[.CG82]+4" table:style-name="ce2">
            <text:p>41812</text:p>
          </table:table-cell>
          <table:table-cell office:value-type="float" office:value="41816" table:formula="of:=[.CH82]+4" table:style-name="ce2">
            <text:p>41816</text:p>
          </table:table-cell>
          <table:table-cell office:value-type="float" office:value="41820" table:formula="of:=[.CI82]+4" table:style-name="ce2">
            <text:p>41820</text:p>
          </table:table-cell>
          <table:table-cell office:value-type="float" office:value="41824" table:formula="of:=[.CJ82]+4" table:style-name="ce2">
            <text:p>41824</text:p>
          </table:table-cell>
          <table:table-cell office:value-type="float" office:value="41828" table:formula="of:=[.CK82]+4" table:style-name="ce2">
            <text:p>41828</text:p>
          </table:table-cell>
          <table:table-cell office:value-type="float" office:value="41832" table:formula="of:=[.CL82]+4" table:style-name="ce2">
            <text:p>41832</text:p>
          </table:table-cell>
          <table:table-cell office:value-type="float" office:value="41836" table:formula="of:=[.CM82]+4" table:style-name="ce2">
            <text:p>41836</text:p>
          </table:table-cell>
          <table:table-cell office:value-type="float" office:value="41840" table:formula="of:=[.CN82]+4" table:style-name="ce2">
            <text:p>41840</text:p>
          </table:table-cell>
          <table:table-cell office:value-type="float" office:value="41844" table:formula="of:=[.CO82]+4" table:style-name="ce2">
            <text:p>41844</text:p>
          </table:table-cell>
          <table:table-cell office:value-type="float" office:value="41848" table:formula="of:=[.CP82]+4" table:style-name="ce2">
            <text:p>41848</text:p>
          </table:table-cell>
          <table:table-cell office:value-type="float" office:value="41852" table:formula="of:=[.CQ82]+4" table:style-name="ce2">
            <text:p>41852</text:p>
          </table:table-cell>
          <table:table-cell office:value-type="float" office:value="41856" table:formula="of:=[.CR82]+4" table:style-name="ce2">
            <text:p>41856</text:p>
          </table:table-cell>
          <table:table-cell office:value-type="float" office:value="41860" table:formula="of:=[.CS82]+4" table:style-name="ce2">
            <text:p>41860</text:p>
          </table:table-cell>
          <table:table-cell office:value-type="float" office:value="41864" table:formula="of:=[.CT82]+4" table:style-name="ce2">
            <text:p>41864</text:p>
          </table:table-cell>
          <table:table-cell office:value-type="float" office:value="41868" table:formula="of:=[.CU82]+4" table:style-name="ce2">
            <text:p>41868</text:p>
          </table:table-cell>
          <table:table-cell office:value-type="float" office:value="41872" table:formula="of:=[.CV82]+4" table:style-name="ce2">
            <text:p>41872</text:p>
          </table:table-cell>
          <table:table-cell office:value-type="float" office:value="41876" table:formula="of:=[.CW82]+4" table:style-name="ce2">
            <text:p>41876</text:p>
          </table:table-cell>
          <table:table-cell office:value-type="float" office:value="41880" table:formula="of:=[.CX82]+4" table:style-name="ce2">
            <text:p>41880</text:p>
          </table:table-cell>
          <table:table-cell office:value-type="float" office:value="41884" table:formula="of:=[.CY82]+4" table:style-name="ce2">
            <text:p>41884</text:p>
          </table:table-cell>
          <table:table-cell office:value-type="float" office:value="41888" table:formula="of:=[.CZ82]+4" table:style-name="ce2">
            <text:p>41888</text:p>
          </table:table-cell>
          <table:table-cell office:value-type="float" office:value="41892" table:formula="of:=[.DA82]+4" table:style-name="ce2">
            <text:p>41892</text:p>
          </table:table-cell>
          <table:table-cell office:value-type="float" office:value="41896" table:formula="of:=[.DB82]+4" table:style-name="ce2">
            <text:p>41896</text:p>
          </table:table-cell>
          <table:table-cell office:value-type="float" office:value="41900" table:formula="of:=[.DC82]+4" table:style-name="ce2">
            <text:p>41900</text:p>
          </table:table-cell>
          <table:table-cell office:value-type="float" office:value="41904" table:formula="of:=[.DD82]+4" table:style-name="ce2">
            <text:p>41904</text:p>
          </table:table-cell>
          <table:table-cell office:value-type="float" office:value="41908" table:formula="of:=[.DE82]+4" table:style-name="ce2">
            <text:p>41908</text:p>
          </table:table-cell>
          <table:table-cell office:value-type="float" office:value="41912" table:formula="of:=[.DF82]+4" table:style-name="ce2">
            <text:p>41912</text:p>
          </table:table-cell>
          <table:table-cell office:value-type="float" office:value="41916" table:formula="of:=[.DG82]+4" table:style-name="ce2">
            <text:p>41916</text:p>
          </table:table-cell>
          <table:table-cell office:value-type="float" office:value="41920" table:formula="of:=[.DH82]+4" table:style-name="ce2">
            <text:p>41920</text:p>
          </table:table-cell>
          <table:table-cell office:value-type="float" office:value="41924" table:formula="of:=[.DI82]+4" table:style-name="ce2">
            <text:p>41924</text:p>
          </table:table-cell>
          <table:table-cell office:value-type="float" office:value="41928" table:formula="of:=[.DJ82]+4" table:style-name="ce2">
            <text:p>41928</text:p>
          </table:table-cell>
          <table:table-cell office:value-type="float" office:value="41932" table:formula="of:=[.DK82]+4" table:style-name="ce2">
            <text:p>41932</text:p>
          </table:table-cell>
          <table:table-cell office:value-type="float" office:value="41936" table:formula="of:=[.DL82]+4" table:style-name="ce2">
            <text:p>41936</text:p>
          </table:table-cell>
          <table:table-cell office:value-type="float" office:value="41940" table:formula="of:=[.DM82]+4" table:style-name="ce2">
            <text:p>41940</text:p>
          </table:table-cell>
          <table:table-cell office:value-type="float" office:value="41944" table:formula="of:=[.DN82]+4" table:style-name="ce2">
            <text:p>41944</text:p>
          </table:table-cell>
          <table:table-cell office:value-type="float" office:value="41948" table:formula="of:=[.DO82]+4" table:style-name="ce2">
            <text:p>41948</text:p>
          </table:table-cell>
          <table:table-cell office:value-type="float" office:value="41952" table:formula="of:=[.DP82]+4" table:style-name="ce2">
            <text:p>41952</text:p>
          </table:table-cell>
          <table:table-cell office:value-type="float" office:value="41956" table:formula="of:=[.DQ82]+4" table:style-name="ce2">
            <text:p>41956</text:p>
          </table:table-cell>
          <table:table-cell office:value-type="float" office:value="41960" table:formula="of:=[.DR82]+4" table:style-name="ce2">
            <text:p>41960</text:p>
          </table:table-cell>
          <table:table-cell office:value-type="float" office:value="41964" table:formula="of:=[.DS82]+4" table:style-name="ce2">
            <text:p>41964</text:p>
          </table:table-cell>
          <table:table-cell office:value-type="float" office:value="41968" table:formula="of:=[.DT82]+4" table:style-name="ce2">
            <text:p>41968</text:p>
          </table:table-cell>
          <table:table-cell office:value-type="float" office:value="41972" table:formula="of:=[.DU82]+4" table:style-name="ce2">
            <text:p>41972</text:p>
          </table:table-cell>
          <table:table-cell office:value-type="float" office:value="41976" table:formula="of:=[.DV82]+4" table:style-name="ce2">
            <text:p>41976</text:p>
          </table:table-cell>
          <table:table-cell office:value-type="float" office:value="41980" table:formula="of:=[.DW82]+4" table:style-name="ce2">
            <text:p>41980</text:p>
          </table:table-cell>
          <table:table-cell table:number-columns-repeated="16256"/>
        </table:table-row>
        <table:table-row table:style-name="ro1">
          <table:table-cell office:value-type="float" office:value="41984" table:formula="of:=[.A82]+512" table:style-name="ce2">
            <text:p>41984</text:p>
          </table:table-cell>
          <table:table-cell office:value-type="float" office:value="41988" table:formula="of:=[.A83]+4" table:style-name="ce2">
            <text:p>41988</text:p>
          </table:table-cell>
          <table:table-cell office:value-type="float" office:value="41992" table:formula="of:=[.B83]+4" table:style-name="ce2">
            <text:p>41992</text:p>
          </table:table-cell>
          <table:table-cell office:value-type="float" office:value="41996" table:formula="of:=[.C83]+4" table:style-name="ce2">
            <text:p>41996</text:p>
          </table:table-cell>
          <table:table-cell office:value-type="float" office:value="42000" table:formula="of:=[.D83]+4" table:style-name="ce2">
            <text:p>42000</text:p>
          </table:table-cell>
          <table:table-cell office:value-type="float" office:value="42004" table:formula="of:=[.E83]+4" table:style-name="ce2">
            <text:p>42004</text:p>
          </table:table-cell>
          <table:table-cell office:value-type="float" office:value="42008" table:formula="of:=[.F83]+4" table:style-name="ce2">
            <text:p>42008</text:p>
          </table:table-cell>
          <table:table-cell office:value-type="float" office:value="42012" table:formula="of:=[.G83]+4" table:style-name="ce2">
            <text:p>42012</text:p>
          </table:table-cell>
          <table:table-cell office:value-type="float" office:value="42016" table:formula="of:=[.H83]+4" table:style-name="ce2">
            <text:p>42016</text:p>
          </table:table-cell>
          <table:table-cell office:value-type="float" office:value="42020" table:formula="of:=[.I83]+4" table:style-name="ce2">
            <text:p>42020</text:p>
          </table:table-cell>
          <table:table-cell office:value-type="float" office:value="42024" table:formula="of:=[.J83]+4" table:style-name="ce2">
            <text:p>42024</text:p>
          </table:table-cell>
          <table:table-cell office:value-type="float" office:value="42028" table:formula="of:=[.K83]+4" table:style-name="ce2">
            <text:p>42028</text:p>
          </table:table-cell>
          <table:table-cell office:value-type="float" office:value="42032" table:formula="of:=[.L83]+4" table:style-name="ce2">
            <text:p>42032</text:p>
          </table:table-cell>
          <table:table-cell office:value-type="float" office:value="42036" table:formula="of:=[.M83]+4" table:style-name="ce2">
            <text:p>42036</text:p>
          </table:table-cell>
          <table:table-cell office:value-type="float" office:value="42040" table:formula="of:=[.N83]+4" table:style-name="ce2">
            <text:p>42040</text:p>
          </table:table-cell>
          <table:table-cell office:value-type="float" office:value="42044" table:formula="of:=[.O83]+4" table:style-name="ce2">
            <text:p>42044</text:p>
          </table:table-cell>
          <table:table-cell office:value-type="float" office:value="42048" table:formula="of:=[.P83]+4" table:style-name="ce2">
            <text:p>42048</text:p>
          </table:table-cell>
          <table:table-cell office:value-type="float" office:value="42052" table:formula="of:=[.Q83]+4" table:style-name="ce2">
            <text:p>42052</text:p>
          </table:table-cell>
          <table:table-cell office:value-type="float" office:value="42056" table:formula="of:=[.R83]+4" table:style-name="ce2">
            <text:p>42056</text:p>
          </table:table-cell>
          <table:table-cell office:value-type="float" office:value="42060" table:formula="of:=[.S83]+4" table:style-name="ce2">
            <text:p>42060</text:p>
          </table:table-cell>
          <table:table-cell office:value-type="float" office:value="42064" table:formula="of:=[.T83]+4" table:style-name="ce2">
            <text:p>42064</text:p>
          </table:table-cell>
          <table:table-cell office:value-type="float" office:value="42068" table:formula="of:=[.U83]+4" table:style-name="ce2">
            <text:p>42068</text:p>
          </table:table-cell>
          <table:table-cell office:value-type="float" office:value="42072" table:formula="of:=[.V83]+4" table:style-name="ce2">
            <text:p>42072</text:p>
          </table:table-cell>
          <table:table-cell office:value-type="float" office:value="42076" table:formula="of:=[.W83]+4" table:style-name="ce2">
            <text:p>42076</text:p>
          </table:table-cell>
          <table:table-cell office:value-type="float" office:value="42080" table:formula="of:=[.X83]+4" table:style-name="ce2">
            <text:p>42080</text:p>
          </table:table-cell>
          <table:table-cell office:value-type="float" office:value="42084" table:formula="of:=[.Y83]+4" table:style-name="ce2">
            <text:p>42084</text:p>
          </table:table-cell>
          <table:table-cell office:value-type="float" office:value="42088" table:formula="of:=[.Z83]+4" table:style-name="ce2">
            <text:p>42088</text:p>
          </table:table-cell>
          <table:table-cell office:value-type="float" office:value="42092" table:formula="of:=[.AA83]+4" table:style-name="ce2">
            <text:p>42092</text:p>
          </table:table-cell>
          <table:table-cell office:value-type="float" office:value="42096" table:formula="of:=[.AB83]+4" table:style-name="ce2">
            <text:p>42096</text:p>
          </table:table-cell>
          <table:table-cell office:value-type="float" office:value="42100" table:formula="of:=[.AC83]+4" table:style-name="ce2">
            <text:p>42100</text:p>
          </table:table-cell>
          <table:table-cell office:value-type="float" office:value="42104" table:formula="of:=[.AD83]+4" table:style-name="ce2">
            <text:p>42104</text:p>
          </table:table-cell>
          <table:table-cell office:value-type="float" office:value="42108" table:formula="of:=[.AE83]+4" table:style-name="ce2">
            <text:p>42108</text:p>
          </table:table-cell>
          <table:table-cell office:value-type="float" office:value="42112" table:formula="of:=[.AF83]+4" table:style-name="ce2">
            <text:p>42112</text:p>
          </table:table-cell>
          <table:table-cell office:value-type="float" office:value="42116" table:formula="of:=[.AG83]+4" table:style-name="ce2">
            <text:p>42116</text:p>
          </table:table-cell>
          <table:table-cell office:value-type="float" office:value="42120" table:formula="of:=[.AH83]+4" table:style-name="ce2">
            <text:p>42120</text:p>
          </table:table-cell>
          <table:table-cell office:value-type="float" office:value="42124" table:formula="of:=[.AI83]+4" table:style-name="ce2">
            <text:p>42124</text:p>
          </table:table-cell>
          <table:table-cell office:value-type="float" office:value="42128" table:formula="of:=[.AJ83]+4" table:style-name="ce2">
            <text:p>42128</text:p>
          </table:table-cell>
          <table:table-cell office:value-type="float" office:value="42132" table:formula="of:=[.AK83]+4" table:style-name="ce2">
            <text:p>42132</text:p>
          </table:table-cell>
          <table:table-cell office:value-type="float" office:value="42136" table:formula="of:=[.AL83]+4" table:style-name="ce2">
            <text:p>42136</text:p>
          </table:table-cell>
          <table:table-cell office:value-type="float" office:value="42140" table:formula="of:=[.AM83]+4" table:style-name="ce2">
            <text:p>42140</text:p>
          </table:table-cell>
          <table:table-cell office:value-type="float" office:value="42144" table:formula="of:=[.AN83]+4" table:style-name="ce2">
            <text:p>42144</text:p>
          </table:table-cell>
          <table:table-cell office:value-type="float" office:value="42148" table:formula="of:=[.AO83]+4" table:style-name="ce2">
            <text:p>42148</text:p>
          </table:table-cell>
          <table:table-cell office:value-type="float" office:value="42152" table:formula="of:=[.AP83]+4" table:style-name="ce2">
            <text:p>42152</text:p>
          </table:table-cell>
          <table:table-cell office:value-type="float" office:value="42156" table:formula="of:=[.AQ83]+4" table:style-name="ce2">
            <text:p>42156</text:p>
          </table:table-cell>
          <table:table-cell office:value-type="float" office:value="42160" table:formula="of:=[.AR83]+4" table:style-name="ce2">
            <text:p>42160</text:p>
          </table:table-cell>
          <table:table-cell office:value-type="float" office:value="42164" table:formula="of:=[.AS83]+4" table:style-name="ce2">
            <text:p>42164</text:p>
          </table:table-cell>
          <table:table-cell office:value-type="float" office:value="42168" table:formula="of:=[.AT83]+4" table:style-name="ce2">
            <text:p>42168</text:p>
          </table:table-cell>
          <table:table-cell office:value-type="float" office:value="42172" table:formula="of:=[.AU83]+4" table:style-name="ce2">
            <text:p>42172</text:p>
          </table:table-cell>
          <table:table-cell office:value-type="float" office:value="42176" table:formula="of:=[.AV83]+4" table:style-name="ce2">
            <text:p>42176</text:p>
          </table:table-cell>
          <table:table-cell office:value-type="float" office:value="42180" table:formula="of:=[.AW83]+4" table:style-name="ce2">
            <text:p>42180</text:p>
          </table:table-cell>
          <table:table-cell office:value-type="float" office:value="42184" table:formula="of:=[.AX83]+4" table:style-name="ce2">
            <text:p>42184</text:p>
          </table:table-cell>
          <table:table-cell office:value-type="float" office:value="42188" table:formula="of:=[.AY83]+4" table:style-name="ce2">
            <text:p>42188</text:p>
          </table:table-cell>
          <table:table-cell office:value-type="float" office:value="42192" table:formula="of:=[.AZ83]+4" table:style-name="ce2">
            <text:p>42192</text:p>
          </table:table-cell>
          <table:table-cell office:value-type="float" office:value="42196" table:formula="of:=[.BA83]+4" table:style-name="ce2">
            <text:p>42196</text:p>
          </table:table-cell>
          <table:table-cell office:value-type="float" office:value="42200" table:formula="of:=[.BB83]+4" table:style-name="ce2">
            <text:p>42200</text:p>
          </table:table-cell>
          <table:table-cell office:value-type="float" office:value="42204" table:formula="of:=[.BC83]+4" table:style-name="ce2">
            <text:p>42204</text:p>
          </table:table-cell>
          <table:table-cell office:value-type="float" office:value="42208" table:formula="of:=[.BD83]+4" table:style-name="ce2">
            <text:p>42208</text:p>
          </table:table-cell>
          <table:table-cell office:value-type="float" office:value="42212" table:formula="of:=[.BE83]+4" table:style-name="ce2">
            <text:p>42212</text:p>
          </table:table-cell>
          <table:table-cell office:value-type="float" office:value="42216" table:formula="of:=[.BF83]+4" table:style-name="ce2">
            <text:p>42216</text:p>
          </table:table-cell>
          <table:table-cell office:value-type="float" office:value="42220" table:formula="of:=[.BG83]+4" table:style-name="ce2">
            <text:p>42220</text:p>
          </table:table-cell>
          <table:table-cell office:value-type="float" office:value="42224" table:formula="of:=[.BH83]+4" table:style-name="ce2">
            <text:p>42224</text:p>
          </table:table-cell>
          <table:table-cell office:value-type="float" office:value="42228" table:formula="of:=[.BI83]+4" table:style-name="ce2">
            <text:p>42228</text:p>
          </table:table-cell>
          <table:table-cell office:value-type="float" office:value="42232" table:formula="of:=[.BJ83]+4" table:style-name="ce2">
            <text:p>42232</text:p>
          </table:table-cell>
          <table:table-cell office:value-type="float" office:value="42236" table:formula="of:=[.BK83]+4" table:style-name="ce2">
            <text:p>42236</text:p>
          </table:table-cell>
          <table:table-cell office:value-type="float" office:value="42240" table:formula="of:=[.BL83]+4" table:style-name="ce2">
            <text:p>42240</text:p>
          </table:table-cell>
          <table:table-cell office:value-type="float" office:value="42244" table:formula="of:=[.BM83]+4" table:style-name="ce2">
            <text:p>42244</text:p>
          </table:table-cell>
          <table:table-cell office:value-type="float" office:value="42248" table:formula="of:=[.BN83]+4" table:style-name="ce2">
            <text:p>42248</text:p>
          </table:table-cell>
          <table:table-cell office:value-type="float" office:value="42252" table:formula="of:=[.BO83]+4" table:style-name="ce2">
            <text:p>42252</text:p>
          </table:table-cell>
          <table:table-cell office:value-type="float" office:value="42256" table:formula="of:=[.BP83]+4" table:style-name="ce2">
            <text:p>42256</text:p>
          </table:table-cell>
          <table:table-cell office:value-type="float" office:value="42260" table:formula="of:=[.BQ83]+4" table:style-name="ce2">
            <text:p>42260</text:p>
          </table:table-cell>
          <table:table-cell office:value-type="float" office:value="42264" table:formula="of:=[.BR83]+4" table:style-name="ce2">
            <text:p>42264</text:p>
          </table:table-cell>
          <table:table-cell office:value-type="float" office:value="42268" table:formula="of:=[.BS83]+4" table:style-name="ce2">
            <text:p>42268</text:p>
          </table:table-cell>
          <table:table-cell office:value-type="float" office:value="42272" table:formula="of:=[.BT83]+4" table:style-name="ce2">
            <text:p>42272</text:p>
          </table:table-cell>
          <table:table-cell office:value-type="float" office:value="42276" table:formula="of:=[.BU83]+4" table:style-name="ce2">
            <text:p>42276</text:p>
          </table:table-cell>
          <table:table-cell office:value-type="float" office:value="42280" table:formula="of:=[.BV83]+4" table:style-name="ce2">
            <text:p>42280</text:p>
          </table:table-cell>
          <table:table-cell office:value-type="float" office:value="42284" table:formula="of:=[.BW83]+4" table:style-name="ce2">
            <text:p>42284</text:p>
          </table:table-cell>
          <table:table-cell office:value-type="float" office:value="42288" table:formula="of:=[.BX83]+4" table:style-name="ce2">
            <text:p>42288</text:p>
          </table:table-cell>
          <table:table-cell office:value-type="float" office:value="42292" table:formula="of:=[.BY83]+4" table:style-name="ce2">
            <text:p>42292</text:p>
          </table:table-cell>
          <table:table-cell office:value-type="float" office:value="42296" table:formula="of:=[.BZ83]+4" table:style-name="ce2">
            <text:p>42296</text:p>
          </table:table-cell>
          <table:table-cell office:value-type="float" office:value="42300" table:formula="of:=[.CA83]+4" table:style-name="ce2">
            <text:p>42300</text:p>
          </table:table-cell>
          <table:table-cell office:value-type="float" office:value="42304" table:formula="of:=[.CB83]+4" table:style-name="ce2">
            <text:p>42304</text:p>
          </table:table-cell>
          <table:table-cell office:value-type="float" office:value="42308" table:formula="of:=[.CC83]+4" table:style-name="ce2">
            <text:p>42308</text:p>
          </table:table-cell>
          <table:table-cell office:value-type="float" office:value="42312" table:formula="of:=[.CD83]+4" table:style-name="ce2">
            <text:p>42312</text:p>
          </table:table-cell>
          <table:table-cell office:value-type="float" office:value="42316" table:formula="of:=[.CE83]+4" table:style-name="ce2">
            <text:p>42316</text:p>
          </table:table-cell>
          <table:table-cell office:value-type="float" office:value="42320" table:formula="of:=[.CF83]+4" table:style-name="ce2">
            <text:p>42320</text:p>
          </table:table-cell>
          <table:table-cell office:value-type="float" office:value="42324" table:formula="of:=[.CG83]+4" table:style-name="ce2">
            <text:p>42324</text:p>
          </table:table-cell>
          <table:table-cell office:value-type="float" office:value="42328" table:formula="of:=[.CH83]+4" table:style-name="ce2">
            <text:p>42328</text:p>
          </table:table-cell>
          <table:table-cell office:value-type="float" office:value="42332" table:formula="of:=[.CI83]+4" table:style-name="ce2">
            <text:p>42332</text:p>
          </table:table-cell>
          <table:table-cell office:value-type="float" office:value="42336" table:formula="of:=[.CJ83]+4" table:style-name="ce2">
            <text:p>42336</text:p>
          </table:table-cell>
          <table:table-cell office:value-type="float" office:value="42340" table:formula="of:=[.CK83]+4" table:style-name="ce2">
            <text:p>42340</text:p>
          </table:table-cell>
          <table:table-cell office:value-type="float" office:value="42344" table:formula="of:=[.CL83]+4" table:style-name="ce2">
            <text:p>42344</text:p>
          </table:table-cell>
          <table:table-cell office:value-type="float" office:value="42348" table:formula="of:=[.CM83]+4" table:style-name="ce2">
            <text:p>42348</text:p>
          </table:table-cell>
          <table:table-cell office:value-type="float" office:value="42352" table:formula="of:=[.CN83]+4" table:style-name="ce2">
            <text:p>42352</text:p>
          </table:table-cell>
          <table:table-cell office:value-type="float" office:value="42356" table:formula="of:=[.CO83]+4" table:style-name="ce2">
            <text:p>42356</text:p>
          </table:table-cell>
          <table:table-cell office:value-type="float" office:value="42360" table:formula="of:=[.CP83]+4" table:style-name="ce2">
            <text:p>42360</text:p>
          </table:table-cell>
          <table:table-cell office:value-type="float" office:value="42364" table:formula="of:=[.CQ83]+4" table:style-name="ce2">
            <text:p>42364</text:p>
          </table:table-cell>
          <table:table-cell office:value-type="float" office:value="42368" table:formula="of:=[.CR83]+4" table:style-name="ce2">
            <text:p>42368</text:p>
          </table:table-cell>
          <table:table-cell office:value-type="float" office:value="42372" table:formula="of:=[.CS83]+4" table:style-name="ce2">
            <text:p>42372</text:p>
          </table:table-cell>
          <table:table-cell office:value-type="float" office:value="42376" table:formula="of:=[.CT83]+4" table:style-name="ce2">
            <text:p>42376</text:p>
          </table:table-cell>
          <table:table-cell office:value-type="float" office:value="42380" table:formula="of:=[.CU83]+4" table:style-name="ce2">
            <text:p>42380</text:p>
          </table:table-cell>
          <table:table-cell office:value-type="float" office:value="42384" table:formula="of:=[.CV83]+4" table:style-name="ce2">
            <text:p>42384</text:p>
          </table:table-cell>
          <table:table-cell office:value-type="float" office:value="42388" table:formula="of:=[.CW83]+4" table:style-name="ce2">
            <text:p>42388</text:p>
          </table:table-cell>
          <table:table-cell office:value-type="float" office:value="42392" table:formula="of:=[.CX83]+4" table:style-name="ce2">
            <text:p>42392</text:p>
          </table:table-cell>
          <table:table-cell office:value-type="float" office:value="42396" table:formula="of:=[.CY83]+4" table:style-name="ce2">
            <text:p>42396</text:p>
          </table:table-cell>
          <table:table-cell office:value-type="float" office:value="42400" table:formula="of:=[.CZ83]+4" table:style-name="ce2">
            <text:p>42400</text:p>
          </table:table-cell>
          <table:table-cell office:value-type="float" office:value="42404" table:formula="of:=[.DA83]+4" table:style-name="ce2">
            <text:p>42404</text:p>
          </table:table-cell>
          <table:table-cell office:value-type="float" office:value="42408" table:formula="of:=[.DB83]+4" table:style-name="ce2">
            <text:p>42408</text:p>
          </table:table-cell>
          <table:table-cell office:value-type="float" office:value="42412" table:formula="of:=[.DC83]+4" table:style-name="ce2">
            <text:p>42412</text:p>
          </table:table-cell>
          <table:table-cell office:value-type="float" office:value="42416" table:formula="of:=[.DD83]+4" table:style-name="ce2">
            <text:p>42416</text:p>
          </table:table-cell>
          <table:table-cell office:value-type="float" office:value="42420" table:formula="of:=[.DE83]+4" table:style-name="ce2">
            <text:p>42420</text:p>
          </table:table-cell>
          <table:table-cell office:value-type="float" office:value="42424" table:formula="of:=[.DF83]+4" table:style-name="ce2">
            <text:p>42424</text:p>
          </table:table-cell>
          <table:table-cell office:value-type="float" office:value="42428" table:formula="of:=[.DG83]+4" table:style-name="ce2">
            <text:p>42428</text:p>
          </table:table-cell>
          <table:table-cell office:value-type="float" office:value="42432" table:formula="of:=[.DH83]+4" table:style-name="ce2">
            <text:p>42432</text:p>
          </table:table-cell>
          <table:table-cell office:value-type="float" office:value="42436" table:formula="of:=[.DI83]+4" table:style-name="ce2">
            <text:p>42436</text:p>
          </table:table-cell>
          <table:table-cell office:value-type="float" office:value="42440" table:formula="of:=[.DJ83]+4" table:style-name="ce2">
            <text:p>42440</text:p>
          </table:table-cell>
          <table:table-cell office:value-type="float" office:value="42444" table:formula="of:=[.DK83]+4" table:style-name="ce2">
            <text:p>42444</text:p>
          </table:table-cell>
          <table:table-cell office:value-type="float" office:value="42448" table:formula="of:=[.DL83]+4" table:style-name="ce2">
            <text:p>42448</text:p>
          </table:table-cell>
          <table:table-cell office:value-type="float" office:value="42452" table:formula="of:=[.DM83]+4" table:style-name="ce2">
            <text:p>42452</text:p>
          </table:table-cell>
          <table:table-cell office:value-type="float" office:value="42456" table:formula="of:=[.DN83]+4" table:style-name="ce2">
            <text:p>42456</text:p>
          </table:table-cell>
          <table:table-cell office:value-type="float" office:value="42460" table:formula="of:=[.DO83]+4" table:style-name="ce2">
            <text:p>42460</text:p>
          </table:table-cell>
          <table:table-cell office:value-type="float" office:value="42464" table:formula="of:=[.DP83]+4" table:style-name="ce2">
            <text:p>42464</text:p>
          </table:table-cell>
          <table:table-cell office:value-type="float" office:value="42468" table:formula="of:=[.DQ83]+4" table:style-name="ce2">
            <text:p>42468</text:p>
          </table:table-cell>
          <table:table-cell office:value-type="float" office:value="42472" table:formula="of:=[.DR83]+4" table:style-name="ce2">
            <text:p>42472</text:p>
          </table:table-cell>
          <table:table-cell office:value-type="float" office:value="42476" table:formula="of:=[.DS83]+4" table:style-name="ce2">
            <text:p>42476</text:p>
          </table:table-cell>
          <table:table-cell office:value-type="float" office:value="42480" table:formula="of:=[.DT83]+4" table:style-name="ce2">
            <text:p>42480</text:p>
          </table:table-cell>
          <table:table-cell office:value-type="float" office:value="42484" table:formula="of:=[.DU83]+4" table:style-name="ce2">
            <text:p>42484</text:p>
          </table:table-cell>
          <table:table-cell office:value-type="float" office:value="42488" table:formula="of:=[.DV83]+4" table:style-name="ce2">
            <text:p>42488</text:p>
          </table:table-cell>
          <table:table-cell office:value-type="float" office:value="42492" table:formula="of:=[.DW83]+4" table:style-name="ce2">
            <text:p>42492</text:p>
          </table:table-cell>
          <table:table-cell table:number-columns-repeated="16256"/>
        </table:table-row>
        <table:table-row table:style-name="ro1">
          <table:table-cell office:value-type="float" office:value="42496" table:formula="of:=[.A83]+512" table:style-name="ce2">
            <text:p>42496</text:p>
          </table:table-cell>
          <table:table-cell office:value-type="float" office:value="42500" table:formula="of:=[.A84]+4" table:style-name="ce2">
            <text:p>42500</text:p>
          </table:table-cell>
          <table:table-cell office:value-type="float" office:value="42504" table:formula="of:=[.B84]+4" table:style-name="ce2">
            <text:p>42504</text:p>
          </table:table-cell>
          <table:table-cell office:value-type="float" office:value="42508" table:formula="of:=[.C84]+4" table:style-name="ce2">
            <text:p>42508</text:p>
          </table:table-cell>
          <table:table-cell office:value-type="float" office:value="42512" table:formula="of:=[.D84]+4" table:style-name="ce2">
            <text:p>42512</text:p>
          </table:table-cell>
          <table:table-cell office:value-type="float" office:value="42516" table:formula="of:=[.E84]+4" table:style-name="ce2">
            <text:p>42516</text:p>
          </table:table-cell>
          <table:table-cell office:value-type="float" office:value="42520" table:formula="of:=[.F84]+4" table:style-name="ce2">
            <text:p>42520</text:p>
          </table:table-cell>
          <table:table-cell office:value-type="float" office:value="42524" table:formula="of:=[.G84]+4" table:style-name="ce2">
            <text:p>42524</text:p>
          </table:table-cell>
          <table:table-cell office:value-type="float" office:value="42528" table:formula="of:=[.H84]+4" table:style-name="ce2">
            <text:p>42528</text:p>
          </table:table-cell>
          <table:table-cell office:value-type="float" office:value="42532" table:formula="of:=[.I84]+4" table:style-name="ce2">
            <text:p>42532</text:p>
          </table:table-cell>
          <table:table-cell office:value-type="float" office:value="42536" table:formula="of:=[.J84]+4" table:style-name="ce2">
            <text:p>42536</text:p>
          </table:table-cell>
          <table:table-cell office:value-type="float" office:value="42540" table:formula="of:=[.K84]+4" table:style-name="ce2">
            <text:p>42540</text:p>
          </table:table-cell>
          <table:table-cell office:value-type="float" office:value="42544" table:formula="of:=[.L84]+4" table:style-name="ce2">
            <text:p>42544</text:p>
          </table:table-cell>
          <table:table-cell office:value-type="float" office:value="42548" table:formula="of:=[.M84]+4" table:style-name="ce2">
            <text:p>42548</text:p>
          </table:table-cell>
          <table:table-cell office:value-type="float" office:value="42552" table:formula="of:=[.N84]+4" table:style-name="ce2">
            <text:p>42552</text:p>
          </table:table-cell>
          <table:table-cell office:value-type="float" office:value="42556" table:formula="of:=[.O84]+4" table:style-name="ce2">
            <text:p>42556</text:p>
          </table:table-cell>
          <table:table-cell office:value-type="float" office:value="42560" table:formula="of:=[.P84]+4" table:style-name="ce2">
            <text:p>42560</text:p>
          </table:table-cell>
          <table:table-cell office:value-type="float" office:value="42564" table:formula="of:=[.Q84]+4" table:style-name="ce2">
            <text:p>42564</text:p>
          </table:table-cell>
          <table:table-cell office:value-type="float" office:value="42568" table:formula="of:=[.R84]+4" table:style-name="ce2">
            <text:p>42568</text:p>
          </table:table-cell>
          <table:table-cell office:value-type="float" office:value="42572" table:formula="of:=[.S84]+4" table:style-name="ce2">
            <text:p>42572</text:p>
          </table:table-cell>
          <table:table-cell office:value-type="float" office:value="42576" table:formula="of:=[.T84]+4" table:style-name="ce2">
            <text:p>42576</text:p>
          </table:table-cell>
          <table:table-cell office:value-type="float" office:value="42580" table:formula="of:=[.U84]+4" table:style-name="ce2">
            <text:p>42580</text:p>
          </table:table-cell>
          <table:table-cell office:value-type="float" office:value="42584" table:formula="of:=[.V84]+4" table:style-name="ce2">
            <text:p>42584</text:p>
          </table:table-cell>
          <table:table-cell office:value-type="float" office:value="42588" table:formula="of:=[.W84]+4" table:style-name="ce2">
            <text:p>42588</text:p>
          </table:table-cell>
          <table:table-cell office:value-type="float" office:value="42592" table:formula="of:=[.X84]+4" table:style-name="ce2">
            <text:p>42592</text:p>
          </table:table-cell>
          <table:table-cell office:value-type="float" office:value="42596" table:formula="of:=[.Y84]+4" table:style-name="ce2">
            <text:p>42596</text:p>
          </table:table-cell>
          <table:table-cell office:value-type="float" office:value="42600" table:formula="of:=[.Z84]+4" table:style-name="ce2">
            <text:p>42600</text:p>
          </table:table-cell>
          <table:table-cell office:value-type="float" office:value="42604" table:formula="of:=[.AA84]+4" table:style-name="ce2">
            <text:p>42604</text:p>
          </table:table-cell>
          <table:table-cell office:value-type="float" office:value="42608" table:formula="of:=[.AB84]+4" table:style-name="ce2">
            <text:p>42608</text:p>
          </table:table-cell>
          <table:table-cell office:value-type="float" office:value="42612" table:formula="of:=[.AC84]+4" table:style-name="ce2">
            <text:p>42612</text:p>
          </table:table-cell>
          <table:table-cell office:value-type="float" office:value="42616" table:formula="of:=[.AD84]+4" table:style-name="ce2">
            <text:p>42616</text:p>
          </table:table-cell>
          <table:table-cell office:value-type="float" office:value="42620" table:formula="of:=[.AE84]+4" table:style-name="ce2">
            <text:p>42620</text:p>
          </table:table-cell>
          <table:table-cell office:value-type="float" office:value="42624" table:formula="of:=[.AF84]+4" table:style-name="ce2">
            <text:p>42624</text:p>
          </table:table-cell>
          <table:table-cell office:value-type="float" office:value="42628" table:formula="of:=[.AG84]+4" table:style-name="ce2">
            <text:p>42628</text:p>
          </table:table-cell>
          <table:table-cell office:value-type="float" office:value="42632" table:formula="of:=[.AH84]+4" table:style-name="ce2">
            <text:p>42632</text:p>
          </table:table-cell>
          <table:table-cell office:value-type="float" office:value="42636" table:formula="of:=[.AI84]+4" table:style-name="ce2">
            <text:p>42636</text:p>
          </table:table-cell>
          <table:table-cell office:value-type="float" office:value="42640" table:formula="of:=[.AJ84]+4" table:style-name="ce2">
            <text:p>42640</text:p>
          </table:table-cell>
          <table:table-cell office:value-type="float" office:value="42644" table:formula="of:=[.AK84]+4" table:style-name="ce2">
            <text:p>42644</text:p>
          </table:table-cell>
          <table:table-cell office:value-type="float" office:value="42648" table:formula="of:=[.AL84]+4" table:style-name="ce2">
            <text:p>42648</text:p>
          </table:table-cell>
          <table:table-cell office:value-type="float" office:value="42652" table:formula="of:=[.AM84]+4" table:style-name="ce2">
            <text:p>42652</text:p>
          </table:table-cell>
          <table:table-cell office:value-type="float" office:value="42656" table:formula="of:=[.AN84]+4" table:style-name="ce2">
            <text:p>42656</text:p>
          </table:table-cell>
          <table:table-cell office:value-type="float" office:value="42660" table:formula="of:=[.AO84]+4" table:style-name="ce2">
            <text:p>42660</text:p>
          </table:table-cell>
          <table:table-cell office:value-type="float" office:value="42664" table:formula="of:=[.AP84]+4" table:style-name="ce2">
            <text:p>42664</text:p>
          </table:table-cell>
          <table:table-cell office:value-type="float" office:value="42668" table:formula="of:=[.AQ84]+4" table:style-name="ce2">
            <text:p>42668</text:p>
          </table:table-cell>
          <table:table-cell office:value-type="float" office:value="42672" table:formula="of:=[.AR84]+4" table:style-name="ce2">
            <text:p>42672</text:p>
          </table:table-cell>
          <table:table-cell office:value-type="float" office:value="42676" table:formula="of:=[.AS84]+4" table:style-name="ce2">
            <text:p>42676</text:p>
          </table:table-cell>
          <table:table-cell office:value-type="float" office:value="42680" table:formula="of:=[.AT84]+4" table:style-name="ce2">
            <text:p>42680</text:p>
          </table:table-cell>
          <table:table-cell office:value-type="float" office:value="42684" table:formula="of:=[.AU84]+4" table:style-name="ce2">
            <text:p>42684</text:p>
          </table:table-cell>
          <table:table-cell office:value-type="float" office:value="42688" table:formula="of:=[.AV84]+4" table:style-name="ce2">
            <text:p>42688</text:p>
          </table:table-cell>
          <table:table-cell office:value-type="float" office:value="42692" table:formula="of:=[.AW84]+4" table:style-name="ce2">
            <text:p>42692</text:p>
          </table:table-cell>
          <table:table-cell office:value-type="float" office:value="42696" table:formula="of:=[.AX84]+4" table:style-name="ce2">
            <text:p>42696</text:p>
          </table:table-cell>
          <table:table-cell office:value-type="float" office:value="42700" table:formula="of:=[.AY84]+4" table:style-name="ce2">
            <text:p>42700</text:p>
          </table:table-cell>
          <table:table-cell office:value-type="float" office:value="42704" table:formula="of:=[.AZ84]+4" table:style-name="ce2">
            <text:p>42704</text:p>
          </table:table-cell>
          <table:table-cell office:value-type="float" office:value="42708" table:formula="of:=[.BA84]+4" table:style-name="ce2">
            <text:p>42708</text:p>
          </table:table-cell>
          <table:table-cell office:value-type="float" office:value="42712" table:formula="of:=[.BB84]+4" table:style-name="ce2">
            <text:p>42712</text:p>
          </table:table-cell>
          <table:table-cell office:value-type="float" office:value="42716" table:formula="of:=[.BC84]+4" table:style-name="ce2">
            <text:p>42716</text:p>
          </table:table-cell>
          <table:table-cell office:value-type="float" office:value="42720" table:formula="of:=[.BD84]+4" table:style-name="ce2">
            <text:p>42720</text:p>
          </table:table-cell>
          <table:table-cell office:value-type="float" office:value="42724" table:formula="of:=[.BE84]+4" table:style-name="ce2">
            <text:p>42724</text:p>
          </table:table-cell>
          <table:table-cell office:value-type="float" office:value="42728" table:formula="of:=[.BF84]+4" table:style-name="ce2">
            <text:p>42728</text:p>
          </table:table-cell>
          <table:table-cell office:value-type="float" office:value="42732" table:formula="of:=[.BG84]+4" table:style-name="ce2">
            <text:p>42732</text:p>
          </table:table-cell>
          <table:table-cell office:value-type="float" office:value="42736" table:formula="of:=[.BH84]+4" table:style-name="ce2">
            <text:p>42736</text:p>
          </table:table-cell>
          <table:table-cell office:value-type="float" office:value="42740" table:formula="of:=[.BI84]+4" table:style-name="ce2">
            <text:p>42740</text:p>
          </table:table-cell>
          <table:table-cell office:value-type="float" office:value="42744" table:formula="of:=[.BJ84]+4" table:style-name="ce2">
            <text:p>42744</text:p>
          </table:table-cell>
          <table:table-cell office:value-type="float" office:value="42748" table:formula="of:=[.BK84]+4" table:style-name="ce2">
            <text:p>42748</text:p>
          </table:table-cell>
          <table:table-cell office:value-type="float" office:value="42752" table:formula="of:=[.BL84]+4" table:style-name="ce2">
            <text:p>42752</text:p>
          </table:table-cell>
          <table:table-cell office:value-type="float" office:value="42756" table:formula="of:=[.BM84]+4" table:style-name="ce2">
            <text:p>42756</text:p>
          </table:table-cell>
          <table:table-cell office:value-type="float" office:value="42760" table:formula="of:=[.BN84]+4" table:style-name="ce2">
            <text:p>42760</text:p>
          </table:table-cell>
          <table:table-cell office:value-type="float" office:value="42764" table:formula="of:=[.BO84]+4" table:style-name="ce2">
            <text:p>42764</text:p>
          </table:table-cell>
          <table:table-cell office:value-type="float" office:value="42768" table:formula="of:=[.BP84]+4" table:style-name="ce2">
            <text:p>42768</text:p>
          </table:table-cell>
          <table:table-cell office:value-type="float" office:value="42772" table:formula="of:=[.BQ84]+4" table:style-name="ce2">
            <text:p>42772</text:p>
          </table:table-cell>
          <table:table-cell office:value-type="float" office:value="42776" table:formula="of:=[.BR84]+4" table:style-name="ce2">
            <text:p>42776</text:p>
          </table:table-cell>
          <table:table-cell office:value-type="float" office:value="42780" table:formula="of:=[.BS84]+4" table:style-name="ce2">
            <text:p>42780</text:p>
          </table:table-cell>
          <table:table-cell office:value-type="float" office:value="42784" table:formula="of:=[.BT84]+4" table:style-name="ce2">
            <text:p>42784</text:p>
          </table:table-cell>
          <table:table-cell office:value-type="float" office:value="42788" table:formula="of:=[.BU84]+4" table:style-name="ce2">
            <text:p>42788</text:p>
          </table:table-cell>
          <table:table-cell office:value-type="float" office:value="42792" table:formula="of:=[.BV84]+4" table:style-name="ce2">
            <text:p>42792</text:p>
          </table:table-cell>
          <table:table-cell office:value-type="float" office:value="42796" table:formula="of:=[.BW84]+4" table:style-name="ce2">
            <text:p>42796</text:p>
          </table:table-cell>
          <table:table-cell office:value-type="float" office:value="42800" table:formula="of:=[.BX84]+4" table:style-name="ce2">
            <text:p>42800</text:p>
          </table:table-cell>
          <table:table-cell office:value-type="float" office:value="42804" table:formula="of:=[.BY84]+4" table:style-name="ce2">
            <text:p>42804</text:p>
          </table:table-cell>
          <table:table-cell office:value-type="float" office:value="42808" table:formula="of:=[.BZ84]+4" table:style-name="ce2">
            <text:p>42808</text:p>
          </table:table-cell>
          <table:table-cell office:value-type="float" office:value="42812" table:formula="of:=[.CA84]+4" table:style-name="ce2">
            <text:p>42812</text:p>
          </table:table-cell>
          <table:table-cell office:value-type="float" office:value="42816" table:formula="of:=[.CB84]+4" table:style-name="ce2">
            <text:p>42816</text:p>
          </table:table-cell>
          <table:table-cell office:value-type="float" office:value="42820" table:formula="of:=[.CC84]+4" table:style-name="ce2">
            <text:p>42820</text:p>
          </table:table-cell>
          <table:table-cell office:value-type="float" office:value="42824" table:formula="of:=[.CD84]+4" table:style-name="ce2">
            <text:p>42824</text:p>
          </table:table-cell>
          <table:table-cell office:value-type="float" office:value="42828" table:formula="of:=[.CE84]+4" table:style-name="ce2">
            <text:p>42828</text:p>
          </table:table-cell>
          <table:table-cell office:value-type="float" office:value="42832" table:formula="of:=[.CF84]+4" table:style-name="ce2">
            <text:p>42832</text:p>
          </table:table-cell>
          <table:table-cell office:value-type="float" office:value="42836" table:formula="of:=[.CG84]+4" table:style-name="ce2">
            <text:p>42836</text:p>
          </table:table-cell>
          <table:table-cell office:value-type="float" office:value="42840" table:formula="of:=[.CH84]+4" table:style-name="ce2">
            <text:p>42840</text:p>
          </table:table-cell>
          <table:table-cell office:value-type="float" office:value="42844" table:formula="of:=[.CI84]+4" table:style-name="ce2">
            <text:p>42844</text:p>
          </table:table-cell>
          <table:table-cell office:value-type="float" office:value="42848" table:formula="of:=[.CJ84]+4" table:style-name="ce2">
            <text:p>42848</text:p>
          </table:table-cell>
          <table:table-cell office:value-type="float" office:value="42852" table:formula="of:=[.CK84]+4" table:style-name="ce2">
            <text:p>42852</text:p>
          </table:table-cell>
          <table:table-cell office:value-type="float" office:value="42856" table:formula="of:=[.CL84]+4" table:style-name="ce2">
            <text:p>42856</text:p>
          </table:table-cell>
          <table:table-cell office:value-type="float" office:value="42860" table:formula="of:=[.CM84]+4" table:style-name="ce2">
            <text:p>42860</text:p>
          </table:table-cell>
          <table:table-cell office:value-type="float" office:value="42864" table:formula="of:=[.CN84]+4" table:style-name="ce2">
            <text:p>42864</text:p>
          </table:table-cell>
          <table:table-cell office:value-type="float" office:value="42868" table:formula="of:=[.CO84]+4" table:style-name="ce2">
            <text:p>42868</text:p>
          </table:table-cell>
          <table:table-cell office:value-type="float" office:value="42872" table:formula="of:=[.CP84]+4" table:style-name="ce2">
            <text:p>42872</text:p>
          </table:table-cell>
          <table:table-cell office:value-type="float" office:value="42876" table:formula="of:=[.CQ84]+4" table:style-name="ce2">
            <text:p>42876</text:p>
          </table:table-cell>
          <table:table-cell office:value-type="float" office:value="42880" table:formula="of:=[.CR84]+4" table:style-name="ce2">
            <text:p>42880</text:p>
          </table:table-cell>
          <table:table-cell office:value-type="float" office:value="42884" table:formula="of:=[.CS84]+4" table:style-name="ce2">
            <text:p>42884</text:p>
          </table:table-cell>
          <table:table-cell office:value-type="float" office:value="42888" table:formula="of:=[.CT84]+4" table:style-name="ce2">
            <text:p>42888</text:p>
          </table:table-cell>
          <table:table-cell office:value-type="float" office:value="42892" table:formula="of:=[.CU84]+4" table:style-name="ce2">
            <text:p>42892</text:p>
          </table:table-cell>
          <table:table-cell office:value-type="float" office:value="42896" table:formula="of:=[.CV84]+4" table:style-name="ce2">
            <text:p>42896</text:p>
          </table:table-cell>
          <table:table-cell office:value-type="float" office:value="42900" table:formula="of:=[.CW84]+4" table:style-name="ce2">
            <text:p>42900</text:p>
          </table:table-cell>
          <table:table-cell office:value-type="float" office:value="42904" table:formula="of:=[.CX84]+4" table:style-name="ce2">
            <text:p>42904</text:p>
          </table:table-cell>
          <table:table-cell office:value-type="float" office:value="42908" table:formula="of:=[.CY84]+4" table:style-name="ce2">
            <text:p>42908</text:p>
          </table:table-cell>
          <table:table-cell office:value-type="float" office:value="42912" table:formula="of:=[.CZ84]+4" table:style-name="ce2">
            <text:p>42912</text:p>
          </table:table-cell>
          <table:table-cell office:value-type="float" office:value="42916" table:formula="of:=[.DA84]+4" table:style-name="ce2">
            <text:p>42916</text:p>
          </table:table-cell>
          <table:table-cell office:value-type="float" office:value="42920" table:formula="of:=[.DB84]+4" table:style-name="ce2">
            <text:p>42920</text:p>
          </table:table-cell>
          <table:table-cell office:value-type="float" office:value="42924" table:formula="of:=[.DC84]+4" table:style-name="ce2">
            <text:p>42924</text:p>
          </table:table-cell>
          <table:table-cell office:value-type="float" office:value="42928" table:formula="of:=[.DD84]+4" table:style-name="ce2">
            <text:p>42928</text:p>
          </table:table-cell>
          <table:table-cell office:value-type="float" office:value="42932" table:formula="of:=[.DE84]+4" table:style-name="ce2">
            <text:p>42932</text:p>
          </table:table-cell>
          <table:table-cell office:value-type="float" office:value="42936" table:formula="of:=[.DF84]+4" table:style-name="ce2">
            <text:p>42936</text:p>
          </table:table-cell>
          <table:table-cell office:value-type="float" office:value="42940" table:formula="of:=[.DG84]+4" table:style-name="ce2">
            <text:p>42940</text:p>
          </table:table-cell>
          <table:table-cell office:value-type="float" office:value="42944" table:formula="of:=[.DH84]+4" table:style-name="ce2">
            <text:p>42944</text:p>
          </table:table-cell>
          <table:table-cell office:value-type="float" office:value="42948" table:formula="of:=[.DI84]+4" table:style-name="ce2">
            <text:p>42948</text:p>
          </table:table-cell>
          <table:table-cell office:value-type="float" office:value="42952" table:formula="of:=[.DJ84]+4" table:style-name="ce2">
            <text:p>42952</text:p>
          </table:table-cell>
          <table:table-cell office:value-type="float" office:value="42956" table:formula="of:=[.DK84]+4" table:style-name="ce2">
            <text:p>42956</text:p>
          </table:table-cell>
          <table:table-cell office:value-type="float" office:value="42960" table:formula="of:=[.DL84]+4" table:style-name="ce2">
            <text:p>42960</text:p>
          </table:table-cell>
          <table:table-cell office:value-type="float" office:value="42964" table:formula="of:=[.DM84]+4" table:style-name="ce2">
            <text:p>42964</text:p>
          </table:table-cell>
          <table:table-cell office:value-type="float" office:value="42968" table:formula="of:=[.DN84]+4" table:style-name="ce2">
            <text:p>42968</text:p>
          </table:table-cell>
          <table:table-cell office:value-type="float" office:value="42972" table:formula="of:=[.DO84]+4" table:style-name="ce2">
            <text:p>42972</text:p>
          </table:table-cell>
          <table:table-cell office:value-type="float" office:value="42976" table:formula="of:=[.DP84]+4" table:style-name="ce2">
            <text:p>42976</text:p>
          </table:table-cell>
          <table:table-cell office:value-type="float" office:value="42980" table:formula="of:=[.DQ84]+4" table:style-name="ce2">
            <text:p>42980</text:p>
          </table:table-cell>
          <table:table-cell office:value-type="float" office:value="42984" table:formula="of:=[.DR84]+4" table:style-name="ce2">
            <text:p>42984</text:p>
          </table:table-cell>
          <table:table-cell office:value-type="float" office:value="42988" table:formula="of:=[.DS84]+4" table:style-name="ce2">
            <text:p>42988</text:p>
          </table:table-cell>
          <table:table-cell office:value-type="float" office:value="42992" table:formula="of:=[.DT84]+4" table:style-name="ce2">
            <text:p>42992</text:p>
          </table:table-cell>
          <table:table-cell office:value-type="float" office:value="42996" table:formula="of:=[.DU84]+4" table:style-name="ce2">
            <text:p>42996</text:p>
          </table:table-cell>
          <table:table-cell office:value-type="float" office:value="43000" table:formula="of:=[.DV84]+4" table:style-name="ce2">
            <text:p>43000</text:p>
          </table:table-cell>
          <table:table-cell office:value-type="float" office:value="43004" table:formula="of:=[.DW84]+4" table:style-name="ce2">
            <text:p>43004</text:p>
          </table:table-cell>
          <table:table-cell table:number-columns-repeated="16256"/>
        </table:table-row>
        <table:table-row table:style-name="ro1">
          <table:table-cell office:value-type="float" office:value="43008" table:formula="of:=[.A84]+512" table:style-name="ce2">
            <text:p>43008</text:p>
          </table:table-cell>
          <table:table-cell office:value-type="float" office:value="43012" table:formula="of:=[.A85]+4" table:style-name="ce2">
            <text:p>43012</text:p>
          </table:table-cell>
          <table:table-cell office:value-type="float" office:value="43016" table:formula="of:=[.B85]+4" table:style-name="ce2">
            <text:p>43016</text:p>
          </table:table-cell>
          <table:table-cell office:value-type="float" office:value="43020" table:formula="of:=[.C85]+4" table:style-name="ce2">
            <text:p>43020</text:p>
          </table:table-cell>
          <table:table-cell office:value-type="float" office:value="43024" table:formula="of:=[.D85]+4" table:style-name="ce2">
            <text:p>43024</text:p>
          </table:table-cell>
          <table:table-cell office:value-type="float" office:value="43028" table:formula="of:=[.E85]+4" table:style-name="ce2">
            <text:p>43028</text:p>
          </table:table-cell>
          <table:table-cell office:value-type="float" office:value="43032" table:formula="of:=[.F85]+4" table:style-name="ce2">
            <text:p>43032</text:p>
          </table:table-cell>
          <table:table-cell office:value-type="float" office:value="43036" table:formula="of:=[.G85]+4" table:style-name="ce2">
            <text:p>43036</text:p>
          </table:table-cell>
          <table:table-cell office:value-type="float" office:value="43040" table:formula="of:=[.H85]+4" table:style-name="ce2">
            <text:p>43040</text:p>
          </table:table-cell>
          <table:table-cell office:value-type="float" office:value="43044" table:formula="of:=[.I85]+4" table:style-name="ce2">
            <text:p>43044</text:p>
          </table:table-cell>
          <table:table-cell office:value-type="float" office:value="43048" table:formula="of:=[.J85]+4" table:style-name="ce2">
            <text:p>43048</text:p>
          </table:table-cell>
          <table:table-cell office:value-type="float" office:value="43052" table:formula="of:=[.K85]+4" table:style-name="ce2">
            <text:p>43052</text:p>
          </table:table-cell>
          <table:table-cell office:value-type="float" office:value="43056" table:formula="of:=[.L85]+4" table:style-name="ce2">
            <text:p>43056</text:p>
          </table:table-cell>
          <table:table-cell office:value-type="float" office:value="43060" table:formula="of:=[.M85]+4" table:style-name="ce2">
            <text:p>43060</text:p>
          </table:table-cell>
          <table:table-cell office:value-type="float" office:value="43064" table:formula="of:=[.N85]+4" table:style-name="ce2">
            <text:p>43064</text:p>
          </table:table-cell>
          <table:table-cell office:value-type="float" office:value="43068" table:formula="of:=[.O85]+4" table:style-name="ce2">
            <text:p>43068</text:p>
          </table:table-cell>
          <table:table-cell office:value-type="float" office:value="43072" table:formula="of:=[.P85]+4" table:style-name="ce2">
            <text:p>43072</text:p>
          </table:table-cell>
          <table:table-cell office:value-type="float" office:value="43076" table:formula="of:=[.Q85]+4" table:style-name="ce2">
            <text:p>43076</text:p>
          </table:table-cell>
          <table:table-cell office:value-type="float" office:value="43080" table:formula="of:=[.R85]+4" table:style-name="ce2">
            <text:p>43080</text:p>
          </table:table-cell>
          <table:table-cell office:value-type="float" office:value="43084" table:formula="of:=[.S85]+4" table:style-name="ce2">
            <text:p>43084</text:p>
          </table:table-cell>
          <table:table-cell office:value-type="float" office:value="43088" table:formula="of:=[.T85]+4" table:style-name="ce2">
            <text:p>43088</text:p>
          </table:table-cell>
          <table:table-cell office:value-type="float" office:value="43092" table:formula="of:=[.U85]+4" table:style-name="ce2">
            <text:p>43092</text:p>
          </table:table-cell>
          <table:table-cell office:value-type="float" office:value="43096" table:formula="of:=[.V85]+4" table:style-name="ce2">
            <text:p>43096</text:p>
          </table:table-cell>
          <table:table-cell office:value-type="float" office:value="43100" table:formula="of:=[.W85]+4" table:style-name="ce2">
            <text:p>43100</text:p>
          </table:table-cell>
          <table:table-cell office:value-type="float" office:value="43104" table:formula="of:=[.X85]+4" table:style-name="ce2">
            <text:p>43104</text:p>
          </table:table-cell>
          <table:table-cell office:value-type="float" office:value="43108" table:formula="of:=[.Y85]+4" table:style-name="ce2">
            <text:p>43108</text:p>
          </table:table-cell>
          <table:table-cell office:value-type="float" office:value="43112" table:formula="of:=[.Z85]+4" table:style-name="ce2">
            <text:p>43112</text:p>
          </table:table-cell>
          <table:table-cell office:value-type="float" office:value="43116" table:formula="of:=[.AA85]+4" table:style-name="ce2">
            <text:p>43116</text:p>
          </table:table-cell>
          <table:table-cell office:value-type="float" office:value="43120" table:formula="of:=[.AB85]+4" table:style-name="ce2">
            <text:p>43120</text:p>
          </table:table-cell>
          <table:table-cell office:value-type="float" office:value="43124" table:formula="of:=[.AC85]+4" table:style-name="ce2">
            <text:p>43124</text:p>
          </table:table-cell>
          <table:table-cell office:value-type="float" office:value="43128" table:formula="of:=[.AD85]+4" table:style-name="ce2">
            <text:p>43128</text:p>
          </table:table-cell>
          <table:table-cell office:value-type="float" office:value="43132" table:formula="of:=[.AE85]+4" table:style-name="ce2">
            <text:p>43132</text:p>
          </table:table-cell>
          <table:table-cell office:value-type="float" office:value="43136" table:formula="of:=[.AF85]+4" table:style-name="ce2">
            <text:p>43136</text:p>
          </table:table-cell>
          <table:table-cell office:value-type="float" office:value="43140" table:formula="of:=[.AG85]+4" table:style-name="ce2">
            <text:p>43140</text:p>
          </table:table-cell>
          <table:table-cell office:value-type="float" office:value="43144" table:formula="of:=[.AH85]+4" table:style-name="ce2">
            <text:p>43144</text:p>
          </table:table-cell>
          <table:table-cell office:value-type="float" office:value="43148" table:formula="of:=[.AI85]+4" table:style-name="ce2">
            <text:p>43148</text:p>
          </table:table-cell>
          <table:table-cell office:value-type="float" office:value="43152" table:formula="of:=[.AJ85]+4" table:style-name="ce2">
            <text:p>43152</text:p>
          </table:table-cell>
          <table:table-cell office:value-type="float" office:value="43156" table:formula="of:=[.AK85]+4" table:style-name="ce2">
            <text:p>43156</text:p>
          </table:table-cell>
          <table:table-cell office:value-type="float" office:value="43160" table:formula="of:=[.AL85]+4" table:style-name="ce2">
            <text:p>43160</text:p>
          </table:table-cell>
          <table:table-cell office:value-type="float" office:value="43164" table:formula="of:=[.AM85]+4" table:style-name="ce2">
            <text:p>43164</text:p>
          </table:table-cell>
          <table:table-cell office:value-type="float" office:value="43168" table:formula="of:=[.AN85]+4" table:style-name="ce2">
            <text:p>43168</text:p>
          </table:table-cell>
          <table:table-cell office:value-type="float" office:value="43172" table:formula="of:=[.AO85]+4" table:style-name="ce2">
            <text:p>43172</text:p>
          </table:table-cell>
          <table:table-cell office:value-type="float" office:value="43176" table:formula="of:=[.AP85]+4" table:style-name="ce2">
            <text:p>43176</text:p>
          </table:table-cell>
          <table:table-cell office:value-type="float" office:value="43180" table:formula="of:=[.AQ85]+4" table:style-name="ce2">
            <text:p>43180</text:p>
          </table:table-cell>
          <table:table-cell office:value-type="float" office:value="43184" table:formula="of:=[.AR85]+4" table:style-name="ce2">
            <text:p>43184</text:p>
          </table:table-cell>
          <table:table-cell office:value-type="float" office:value="43188" table:formula="of:=[.AS85]+4" table:style-name="ce2">
            <text:p>43188</text:p>
          </table:table-cell>
          <table:table-cell office:value-type="float" office:value="43192" table:formula="of:=[.AT85]+4" table:style-name="ce2">
            <text:p>43192</text:p>
          </table:table-cell>
          <table:table-cell office:value-type="float" office:value="43196" table:formula="of:=[.AU85]+4" table:style-name="ce2">
            <text:p>43196</text:p>
          </table:table-cell>
          <table:table-cell office:value-type="float" office:value="43200" table:formula="of:=[.AV85]+4" table:style-name="ce2">
            <text:p>43200</text:p>
          </table:table-cell>
          <table:table-cell office:value-type="float" office:value="43204" table:formula="of:=[.AW85]+4" table:style-name="ce2">
            <text:p>43204</text:p>
          </table:table-cell>
          <table:table-cell office:value-type="float" office:value="43208" table:formula="of:=[.AX85]+4" table:style-name="ce2">
            <text:p>43208</text:p>
          </table:table-cell>
          <table:table-cell office:value-type="float" office:value="43212" table:formula="of:=[.AY85]+4" table:style-name="ce2">
            <text:p>43212</text:p>
          </table:table-cell>
          <table:table-cell office:value-type="float" office:value="43216" table:formula="of:=[.AZ85]+4" table:style-name="ce2">
            <text:p>43216</text:p>
          </table:table-cell>
          <table:table-cell office:value-type="float" office:value="43220" table:formula="of:=[.BA85]+4" table:style-name="ce2">
            <text:p>43220</text:p>
          </table:table-cell>
          <table:table-cell office:value-type="float" office:value="43224" table:formula="of:=[.BB85]+4" table:style-name="ce2">
            <text:p>43224</text:p>
          </table:table-cell>
          <table:table-cell office:value-type="float" office:value="43228" table:formula="of:=[.BC85]+4" table:style-name="ce2">
            <text:p>43228</text:p>
          </table:table-cell>
          <table:table-cell office:value-type="float" office:value="43232" table:formula="of:=[.BD85]+4" table:style-name="ce2">
            <text:p>43232</text:p>
          </table:table-cell>
          <table:table-cell office:value-type="float" office:value="43236" table:formula="of:=[.BE85]+4" table:style-name="ce2">
            <text:p>43236</text:p>
          </table:table-cell>
          <table:table-cell office:value-type="float" office:value="43240" table:formula="of:=[.BF85]+4" table:style-name="ce2">
            <text:p>43240</text:p>
          </table:table-cell>
          <table:table-cell office:value-type="float" office:value="43244" table:formula="of:=[.BG85]+4" table:style-name="ce2">
            <text:p>43244</text:p>
          </table:table-cell>
          <table:table-cell office:value-type="float" office:value="43248" table:formula="of:=[.BH85]+4" table:style-name="ce2">
            <text:p>43248</text:p>
          </table:table-cell>
          <table:table-cell office:value-type="float" office:value="43252" table:formula="of:=[.BI85]+4" table:style-name="ce2">
            <text:p>43252</text:p>
          </table:table-cell>
          <table:table-cell office:value-type="float" office:value="43256" table:formula="of:=[.BJ85]+4" table:style-name="ce2">
            <text:p>43256</text:p>
          </table:table-cell>
          <table:table-cell office:value-type="float" office:value="43260" table:formula="of:=[.BK85]+4" table:style-name="ce2">
            <text:p>43260</text:p>
          </table:table-cell>
          <table:table-cell office:value-type="float" office:value="43264" table:formula="of:=[.BL85]+4" table:style-name="ce2">
            <text:p>43264</text:p>
          </table:table-cell>
          <table:table-cell office:value-type="float" office:value="43268" table:formula="of:=[.BM85]+4" table:style-name="ce2">
            <text:p>43268</text:p>
          </table:table-cell>
          <table:table-cell office:value-type="float" office:value="43272" table:formula="of:=[.BN85]+4" table:style-name="ce2">
            <text:p>43272</text:p>
          </table:table-cell>
          <table:table-cell office:value-type="float" office:value="43276" table:formula="of:=[.BO85]+4" table:style-name="ce2">
            <text:p>43276</text:p>
          </table:table-cell>
          <table:table-cell office:value-type="float" office:value="43280" table:formula="of:=[.BP85]+4" table:style-name="ce2">
            <text:p>43280</text:p>
          </table:table-cell>
          <table:table-cell office:value-type="float" office:value="43284" table:formula="of:=[.BQ85]+4" table:style-name="ce2">
            <text:p>43284</text:p>
          </table:table-cell>
          <table:table-cell office:value-type="float" office:value="43288" table:formula="of:=[.BR85]+4" table:style-name="ce2">
            <text:p>43288</text:p>
          </table:table-cell>
          <table:table-cell office:value-type="float" office:value="43292" table:formula="of:=[.BS85]+4" table:style-name="ce2">
            <text:p>43292</text:p>
          </table:table-cell>
          <table:table-cell office:value-type="float" office:value="43296" table:formula="of:=[.BT85]+4" table:style-name="ce2">
            <text:p>43296</text:p>
          </table:table-cell>
          <table:table-cell office:value-type="float" office:value="43300" table:formula="of:=[.BU85]+4" table:style-name="ce2">
            <text:p>43300</text:p>
          </table:table-cell>
          <table:table-cell office:value-type="float" office:value="43304" table:formula="of:=[.BV85]+4" table:style-name="ce2">
            <text:p>43304</text:p>
          </table:table-cell>
          <table:table-cell office:value-type="float" office:value="43308" table:formula="of:=[.BW85]+4" table:style-name="ce2">
            <text:p>43308</text:p>
          </table:table-cell>
          <table:table-cell office:value-type="float" office:value="43312" table:formula="of:=[.BX85]+4" table:style-name="ce2">
            <text:p>43312</text:p>
          </table:table-cell>
          <table:table-cell office:value-type="float" office:value="43316" table:formula="of:=[.BY85]+4" table:style-name="ce2">
            <text:p>43316</text:p>
          </table:table-cell>
          <table:table-cell office:value-type="float" office:value="43320" table:formula="of:=[.BZ85]+4" table:style-name="ce2">
            <text:p>43320</text:p>
          </table:table-cell>
          <table:table-cell office:value-type="float" office:value="43324" table:formula="of:=[.CA85]+4" table:style-name="ce2">
            <text:p>43324</text:p>
          </table:table-cell>
          <table:table-cell office:value-type="float" office:value="43328" table:formula="of:=[.CB85]+4" table:style-name="ce2">
            <text:p>43328</text:p>
          </table:table-cell>
          <table:table-cell office:value-type="float" office:value="43332" table:formula="of:=[.CC85]+4" table:style-name="ce2">
            <text:p>43332</text:p>
          </table:table-cell>
          <table:table-cell office:value-type="float" office:value="43336" table:formula="of:=[.CD85]+4" table:style-name="ce2">
            <text:p>43336</text:p>
          </table:table-cell>
          <table:table-cell office:value-type="float" office:value="43340" table:formula="of:=[.CE85]+4" table:style-name="ce2">
            <text:p>43340</text:p>
          </table:table-cell>
          <table:table-cell office:value-type="float" office:value="43344" table:formula="of:=[.CF85]+4" table:style-name="ce2">
            <text:p>43344</text:p>
          </table:table-cell>
          <table:table-cell office:value-type="float" office:value="43348" table:formula="of:=[.CG85]+4" table:style-name="ce2">
            <text:p>43348</text:p>
          </table:table-cell>
          <table:table-cell office:value-type="float" office:value="43352" table:formula="of:=[.CH85]+4" table:style-name="ce2">
            <text:p>43352</text:p>
          </table:table-cell>
          <table:table-cell office:value-type="float" office:value="43356" table:formula="of:=[.CI85]+4" table:style-name="ce2">
            <text:p>43356</text:p>
          </table:table-cell>
          <table:table-cell office:value-type="float" office:value="43360" table:formula="of:=[.CJ85]+4" table:style-name="ce2">
            <text:p>43360</text:p>
          </table:table-cell>
          <table:table-cell office:value-type="float" office:value="43364" table:formula="of:=[.CK85]+4" table:style-name="ce2">
            <text:p>43364</text:p>
          </table:table-cell>
          <table:table-cell office:value-type="float" office:value="43368" table:formula="of:=[.CL85]+4" table:style-name="ce2">
            <text:p>43368</text:p>
          </table:table-cell>
          <table:table-cell office:value-type="float" office:value="43372" table:formula="of:=[.CM85]+4" table:style-name="ce2">
            <text:p>43372</text:p>
          </table:table-cell>
          <table:table-cell office:value-type="float" office:value="43376" table:formula="of:=[.CN85]+4" table:style-name="ce2">
            <text:p>43376</text:p>
          </table:table-cell>
          <table:table-cell office:value-type="float" office:value="43380" table:formula="of:=[.CO85]+4" table:style-name="ce2">
            <text:p>43380</text:p>
          </table:table-cell>
          <table:table-cell office:value-type="float" office:value="43384" table:formula="of:=[.CP85]+4" table:style-name="ce2">
            <text:p>43384</text:p>
          </table:table-cell>
          <table:table-cell office:value-type="float" office:value="43388" table:formula="of:=[.CQ85]+4" table:style-name="ce2">
            <text:p>43388</text:p>
          </table:table-cell>
          <table:table-cell office:value-type="float" office:value="43392" table:formula="of:=[.CR85]+4" table:style-name="ce2">
            <text:p>43392</text:p>
          </table:table-cell>
          <table:table-cell office:value-type="float" office:value="43396" table:formula="of:=[.CS85]+4" table:style-name="ce2">
            <text:p>43396</text:p>
          </table:table-cell>
          <table:table-cell office:value-type="float" office:value="43400" table:formula="of:=[.CT85]+4" table:style-name="ce2">
            <text:p>43400</text:p>
          </table:table-cell>
          <table:table-cell office:value-type="float" office:value="43404" table:formula="of:=[.CU85]+4" table:style-name="ce2">
            <text:p>43404</text:p>
          </table:table-cell>
          <table:table-cell office:value-type="float" office:value="43408" table:formula="of:=[.CV85]+4" table:style-name="ce2">
            <text:p>43408</text:p>
          </table:table-cell>
          <table:table-cell office:value-type="float" office:value="43412" table:formula="of:=[.CW85]+4" table:style-name="ce2">
            <text:p>43412</text:p>
          </table:table-cell>
          <table:table-cell office:value-type="float" office:value="43416" table:formula="of:=[.CX85]+4" table:style-name="ce2">
            <text:p>43416</text:p>
          </table:table-cell>
          <table:table-cell office:value-type="float" office:value="43420" table:formula="of:=[.CY85]+4" table:style-name="ce2">
            <text:p>43420</text:p>
          </table:table-cell>
          <table:table-cell office:value-type="float" office:value="43424" table:formula="of:=[.CZ85]+4" table:style-name="ce2">
            <text:p>43424</text:p>
          </table:table-cell>
          <table:table-cell office:value-type="float" office:value="43428" table:formula="of:=[.DA85]+4" table:style-name="ce2">
            <text:p>43428</text:p>
          </table:table-cell>
          <table:table-cell office:value-type="float" office:value="43432" table:formula="of:=[.DB85]+4" table:style-name="ce2">
            <text:p>43432</text:p>
          </table:table-cell>
          <table:table-cell office:value-type="float" office:value="43436" table:formula="of:=[.DC85]+4" table:style-name="ce2">
            <text:p>43436</text:p>
          </table:table-cell>
          <table:table-cell office:value-type="float" office:value="43440" table:formula="of:=[.DD85]+4" table:style-name="ce2">
            <text:p>43440</text:p>
          </table:table-cell>
          <table:table-cell office:value-type="float" office:value="43444" table:formula="of:=[.DE85]+4" table:style-name="ce2">
            <text:p>43444</text:p>
          </table:table-cell>
          <table:table-cell office:value-type="float" office:value="43448" table:formula="of:=[.DF85]+4" table:style-name="ce2">
            <text:p>43448</text:p>
          </table:table-cell>
          <table:table-cell office:value-type="float" office:value="43452" table:formula="of:=[.DG85]+4" table:style-name="ce2">
            <text:p>43452</text:p>
          </table:table-cell>
          <table:table-cell office:value-type="float" office:value="43456" table:formula="of:=[.DH85]+4" table:style-name="ce2">
            <text:p>43456</text:p>
          </table:table-cell>
          <table:table-cell office:value-type="float" office:value="43460" table:formula="of:=[.DI85]+4" table:style-name="ce2">
            <text:p>43460</text:p>
          </table:table-cell>
          <table:table-cell office:value-type="float" office:value="43464" table:formula="of:=[.DJ85]+4" table:style-name="ce2">
            <text:p>43464</text:p>
          </table:table-cell>
          <table:table-cell office:value-type="float" office:value="43468" table:formula="of:=[.DK85]+4" table:style-name="ce2">
            <text:p>43468</text:p>
          </table:table-cell>
          <table:table-cell office:value-type="float" office:value="43472" table:formula="of:=[.DL85]+4" table:style-name="ce2">
            <text:p>43472</text:p>
          </table:table-cell>
          <table:table-cell office:value-type="float" office:value="43476" table:formula="of:=[.DM85]+4" table:style-name="ce2">
            <text:p>43476</text:p>
          </table:table-cell>
          <table:table-cell office:value-type="float" office:value="43480" table:formula="of:=[.DN85]+4" table:style-name="ce2">
            <text:p>43480</text:p>
          </table:table-cell>
          <table:table-cell office:value-type="float" office:value="43484" table:formula="of:=[.DO85]+4" table:style-name="ce2">
            <text:p>43484</text:p>
          </table:table-cell>
          <table:table-cell office:value-type="float" office:value="43488" table:formula="of:=[.DP85]+4" table:style-name="ce2">
            <text:p>43488</text:p>
          </table:table-cell>
          <table:table-cell office:value-type="float" office:value="43492" table:formula="of:=[.DQ85]+4" table:style-name="ce2">
            <text:p>43492</text:p>
          </table:table-cell>
          <table:table-cell office:value-type="float" office:value="43496" table:formula="of:=[.DR85]+4" table:style-name="ce2">
            <text:p>43496</text:p>
          </table:table-cell>
          <table:table-cell office:value-type="float" office:value="43500" table:formula="of:=[.DS85]+4" table:style-name="ce2">
            <text:p>43500</text:p>
          </table:table-cell>
          <table:table-cell office:value-type="float" office:value="43504" table:formula="of:=[.DT85]+4" table:style-name="ce2">
            <text:p>43504</text:p>
          </table:table-cell>
          <table:table-cell office:value-type="float" office:value="43508" table:formula="of:=[.DU85]+4" table:style-name="ce2">
            <text:p>43508</text:p>
          </table:table-cell>
          <table:table-cell office:value-type="float" office:value="43512" table:formula="of:=[.DV85]+4" table:style-name="ce2">
            <text:p>43512</text:p>
          </table:table-cell>
          <table:table-cell office:value-type="float" office:value="43516" table:formula="of:=[.DW85]+4" table:style-name="ce2">
            <text:p>43516</text:p>
          </table:table-cell>
          <table:table-cell table:number-columns-repeated="16256"/>
        </table:table-row>
        <table:table-row table:style-name="ro1">
          <table:table-cell office:value-type="float" office:value="43520" table:formula="of:=[.A85]+512" table:style-name="ce2">
            <text:p>43520</text:p>
          </table:table-cell>
          <table:table-cell office:value-type="float" office:value="43524" table:formula="of:=[.A86]+4" table:style-name="ce2">
            <text:p>43524</text:p>
          </table:table-cell>
          <table:table-cell office:value-type="float" office:value="43528" table:formula="of:=[.B86]+4" table:style-name="ce2">
            <text:p>43528</text:p>
          </table:table-cell>
          <table:table-cell office:value-type="float" office:value="43532" table:formula="of:=[.C86]+4" table:style-name="ce2">
            <text:p>43532</text:p>
          </table:table-cell>
          <table:table-cell office:value-type="float" office:value="43536" table:formula="of:=[.D86]+4" table:style-name="ce2">
            <text:p>43536</text:p>
          </table:table-cell>
          <table:table-cell office:value-type="float" office:value="43540" table:formula="of:=[.E86]+4" table:style-name="ce2">
            <text:p>43540</text:p>
          </table:table-cell>
          <table:table-cell office:value-type="float" office:value="43544" table:formula="of:=[.F86]+4" table:style-name="ce2">
            <text:p>43544</text:p>
          </table:table-cell>
          <table:table-cell office:value-type="float" office:value="43548" table:formula="of:=[.G86]+4" table:style-name="ce2">
            <text:p>43548</text:p>
          </table:table-cell>
          <table:table-cell office:value-type="float" office:value="43552" table:formula="of:=[.H86]+4" table:style-name="ce2">
            <text:p>43552</text:p>
          </table:table-cell>
          <table:table-cell office:value-type="float" office:value="43556" table:formula="of:=[.I86]+4" table:style-name="ce2">
            <text:p>43556</text:p>
          </table:table-cell>
          <table:table-cell office:value-type="float" office:value="43560" table:formula="of:=[.J86]+4" table:style-name="ce2">
            <text:p>43560</text:p>
          </table:table-cell>
          <table:table-cell office:value-type="float" office:value="43564" table:formula="of:=[.K86]+4" table:style-name="ce2">
            <text:p>43564</text:p>
          </table:table-cell>
          <table:table-cell office:value-type="float" office:value="43568" table:formula="of:=[.L86]+4" table:style-name="ce2">
            <text:p>43568</text:p>
          </table:table-cell>
          <table:table-cell office:value-type="float" office:value="43572" table:formula="of:=[.M86]+4" table:style-name="ce2">
            <text:p>43572</text:p>
          </table:table-cell>
          <table:table-cell office:value-type="float" office:value="43576" table:formula="of:=[.N86]+4" table:style-name="ce2">
            <text:p>43576</text:p>
          </table:table-cell>
          <table:table-cell office:value-type="float" office:value="43580" table:formula="of:=[.O86]+4" table:style-name="ce2">
            <text:p>43580</text:p>
          </table:table-cell>
          <table:table-cell office:value-type="float" office:value="43584" table:formula="of:=[.P86]+4" table:style-name="ce2">
            <text:p>43584</text:p>
          </table:table-cell>
          <table:table-cell office:value-type="float" office:value="43588" table:formula="of:=[.Q86]+4" table:style-name="ce2">
            <text:p>43588</text:p>
          </table:table-cell>
          <table:table-cell office:value-type="float" office:value="43592" table:formula="of:=[.R86]+4" table:style-name="ce2">
            <text:p>43592</text:p>
          </table:table-cell>
          <table:table-cell office:value-type="float" office:value="43596" table:formula="of:=[.S86]+4" table:style-name="ce2">
            <text:p>43596</text:p>
          </table:table-cell>
          <table:table-cell office:value-type="float" office:value="43600" table:formula="of:=[.T86]+4" table:style-name="ce2">
            <text:p>43600</text:p>
          </table:table-cell>
          <table:table-cell office:value-type="float" office:value="43604" table:formula="of:=[.U86]+4" table:style-name="ce2">
            <text:p>43604</text:p>
          </table:table-cell>
          <table:table-cell office:value-type="float" office:value="43608" table:formula="of:=[.V86]+4" table:style-name="ce2">
            <text:p>43608</text:p>
          </table:table-cell>
          <table:table-cell office:value-type="float" office:value="43612" table:formula="of:=[.W86]+4" table:style-name="ce2">
            <text:p>43612</text:p>
          </table:table-cell>
          <table:table-cell office:value-type="float" office:value="43616" table:formula="of:=[.X86]+4" table:style-name="ce2">
            <text:p>43616</text:p>
          </table:table-cell>
          <table:table-cell office:value-type="float" office:value="43620" table:formula="of:=[.Y86]+4" table:style-name="ce2">
            <text:p>43620</text:p>
          </table:table-cell>
          <table:table-cell office:value-type="float" office:value="43624" table:formula="of:=[.Z86]+4" table:style-name="ce2">
            <text:p>43624</text:p>
          </table:table-cell>
          <table:table-cell office:value-type="float" office:value="43628" table:formula="of:=[.AA86]+4" table:style-name="ce2">
            <text:p>43628</text:p>
          </table:table-cell>
          <table:table-cell office:value-type="float" office:value="43632" table:formula="of:=[.AB86]+4" table:style-name="ce2">
            <text:p>43632</text:p>
          </table:table-cell>
          <table:table-cell office:value-type="float" office:value="43636" table:formula="of:=[.AC86]+4" table:style-name="ce2">
            <text:p>43636</text:p>
          </table:table-cell>
          <table:table-cell office:value-type="float" office:value="43640" table:formula="of:=[.AD86]+4" table:style-name="ce2">
            <text:p>43640</text:p>
          </table:table-cell>
          <table:table-cell office:value-type="float" office:value="43644" table:formula="of:=[.AE86]+4" table:style-name="ce2">
            <text:p>43644</text:p>
          </table:table-cell>
          <table:table-cell office:value-type="float" office:value="43648" table:formula="of:=[.AF86]+4" table:style-name="ce2">
            <text:p>43648</text:p>
          </table:table-cell>
          <table:table-cell office:value-type="float" office:value="43652" table:formula="of:=[.AG86]+4" table:style-name="ce2">
            <text:p>43652</text:p>
          </table:table-cell>
          <table:table-cell office:value-type="float" office:value="43656" table:formula="of:=[.AH86]+4" table:style-name="ce2">
            <text:p>43656</text:p>
          </table:table-cell>
          <table:table-cell office:value-type="float" office:value="43660" table:formula="of:=[.AI86]+4" table:style-name="ce2">
            <text:p>43660</text:p>
          </table:table-cell>
          <table:table-cell office:value-type="float" office:value="43664" table:formula="of:=[.AJ86]+4" table:style-name="ce2">
            <text:p>43664</text:p>
          </table:table-cell>
          <table:table-cell office:value-type="float" office:value="43668" table:formula="of:=[.AK86]+4" table:style-name="ce2">
            <text:p>43668</text:p>
          </table:table-cell>
          <table:table-cell office:value-type="float" office:value="43672" table:formula="of:=[.AL86]+4" table:style-name="ce2">
            <text:p>43672</text:p>
          </table:table-cell>
          <table:table-cell office:value-type="float" office:value="43676" table:formula="of:=[.AM86]+4" table:style-name="ce2">
            <text:p>43676</text:p>
          </table:table-cell>
          <table:table-cell office:value-type="float" office:value="43680" table:formula="of:=[.AN86]+4" table:style-name="ce2">
            <text:p>43680</text:p>
          </table:table-cell>
          <table:table-cell office:value-type="float" office:value="43684" table:formula="of:=[.AO86]+4" table:style-name="ce2">
            <text:p>43684</text:p>
          </table:table-cell>
          <table:table-cell office:value-type="float" office:value="43688" table:formula="of:=[.AP86]+4" table:style-name="ce2">
            <text:p>43688</text:p>
          </table:table-cell>
          <table:table-cell office:value-type="float" office:value="43692" table:formula="of:=[.AQ86]+4" table:style-name="ce2">
            <text:p>43692</text:p>
          </table:table-cell>
          <table:table-cell office:value-type="float" office:value="43696" table:formula="of:=[.AR86]+4" table:style-name="ce2">
            <text:p>43696</text:p>
          </table:table-cell>
          <table:table-cell office:value-type="float" office:value="43700" table:formula="of:=[.AS86]+4" table:style-name="ce2">
            <text:p>43700</text:p>
          </table:table-cell>
          <table:table-cell office:value-type="float" office:value="43704" table:formula="of:=[.AT86]+4" table:style-name="ce2">
            <text:p>43704</text:p>
          </table:table-cell>
          <table:table-cell office:value-type="float" office:value="43708" table:formula="of:=[.AU86]+4" table:style-name="ce2">
            <text:p>43708</text:p>
          </table:table-cell>
          <table:table-cell office:value-type="float" office:value="43712" table:formula="of:=[.AV86]+4" table:style-name="ce2">
            <text:p>43712</text:p>
          </table:table-cell>
          <table:table-cell office:value-type="float" office:value="43716" table:formula="of:=[.AW86]+4" table:style-name="ce2">
            <text:p>43716</text:p>
          </table:table-cell>
          <table:table-cell office:value-type="float" office:value="43720" table:formula="of:=[.AX86]+4" table:style-name="ce2">
            <text:p>43720</text:p>
          </table:table-cell>
          <table:table-cell office:value-type="float" office:value="43724" table:formula="of:=[.AY86]+4" table:style-name="ce2">
            <text:p>43724</text:p>
          </table:table-cell>
          <table:table-cell office:value-type="float" office:value="43728" table:formula="of:=[.AZ86]+4" table:style-name="ce2">
            <text:p>43728</text:p>
          </table:table-cell>
          <table:table-cell office:value-type="float" office:value="43732" table:formula="of:=[.BA86]+4" table:style-name="ce2">
            <text:p>43732</text:p>
          </table:table-cell>
          <table:table-cell office:value-type="float" office:value="43736" table:formula="of:=[.BB86]+4" table:style-name="ce2">
            <text:p>43736</text:p>
          </table:table-cell>
          <table:table-cell office:value-type="float" office:value="43740" table:formula="of:=[.BC86]+4" table:style-name="ce2">
            <text:p>43740</text:p>
          </table:table-cell>
          <table:table-cell office:value-type="float" office:value="43744" table:formula="of:=[.BD86]+4" table:style-name="ce2">
            <text:p>43744</text:p>
          </table:table-cell>
          <table:table-cell office:value-type="float" office:value="43748" table:formula="of:=[.BE86]+4" table:style-name="ce2">
            <text:p>43748</text:p>
          </table:table-cell>
          <table:table-cell office:value-type="float" office:value="43752" table:formula="of:=[.BF86]+4" table:style-name="ce2">
            <text:p>43752</text:p>
          </table:table-cell>
          <table:table-cell office:value-type="float" office:value="43756" table:formula="of:=[.BG86]+4" table:style-name="ce2">
            <text:p>43756</text:p>
          </table:table-cell>
          <table:table-cell office:value-type="float" office:value="43760" table:formula="of:=[.BH86]+4" table:style-name="ce2">
            <text:p>43760</text:p>
          </table:table-cell>
          <table:table-cell office:value-type="float" office:value="43764" table:formula="of:=[.BI86]+4" table:style-name="ce2">
            <text:p>43764</text:p>
          </table:table-cell>
          <table:table-cell office:value-type="float" office:value="43768" table:formula="of:=[.BJ86]+4" table:style-name="ce2">
            <text:p>43768</text:p>
          </table:table-cell>
          <table:table-cell office:value-type="float" office:value="43772" table:formula="of:=[.BK86]+4" table:style-name="ce2">
            <text:p>43772</text:p>
          </table:table-cell>
          <table:table-cell office:value-type="float" office:value="43776" table:formula="of:=[.BL86]+4" table:style-name="ce2">
            <text:p>43776</text:p>
          </table:table-cell>
          <table:table-cell office:value-type="float" office:value="43780" table:formula="of:=[.BM86]+4" table:style-name="ce2">
            <text:p>43780</text:p>
          </table:table-cell>
          <table:table-cell office:value-type="float" office:value="43784" table:formula="of:=[.BN86]+4" table:style-name="ce2">
            <text:p>43784</text:p>
          </table:table-cell>
          <table:table-cell office:value-type="float" office:value="43788" table:formula="of:=[.BO86]+4" table:style-name="ce2">
            <text:p>43788</text:p>
          </table:table-cell>
          <table:table-cell office:value-type="float" office:value="43792" table:formula="of:=[.BP86]+4" table:style-name="ce2">
            <text:p>43792</text:p>
          </table:table-cell>
          <table:table-cell office:value-type="float" office:value="43796" table:formula="of:=[.BQ86]+4" table:style-name="ce2">
            <text:p>43796</text:p>
          </table:table-cell>
          <table:table-cell office:value-type="float" office:value="43800" table:formula="of:=[.BR86]+4" table:style-name="ce2">
            <text:p>43800</text:p>
          </table:table-cell>
          <table:table-cell office:value-type="float" office:value="43804" table:formula="of:=[.BS86]+4" table:style-name="ce2">
            <text:p>43804</text:p>
          </table:table-cell>
          <table:table-cell office:value-type="float" office:value="43808" table:formula="of:=[.BT86]+4" table:style-name="ce2">
            <text:p>43808</text:p>
          </table:table-cell>
          <table:table-cell office:value-type="float" office:value="43812" table:formula="of:=[.BU86]+4" table:style-name="ce2">
            <text:p>43812</text:p>
          </table:table-cell>
          <table:table-cell office:value-type="float" office:value="43816" table:formula="of:=[.BV86]+4" table:style-name="ce2">
            <text:p>43816</text:p>
          </table:table-cell>
          <table:table-cell office:value-type="float" office:value="43820" table:formula="of:=[.BW86]+4" table:style-name="ce2">
            <text:p>43820</text:p>
          </table:table-cell>
          <table:table-cell office:value-type="float" office:value="43824" table:formula="of:=[.BX86]+4" table:style-name="ce2">
            <text:p>43824</text:p>
          </table:table-cell>
          <table:table-cell office:value-type="float" office:value="43828" table:formula="of:=[.BY86]+4" table:style-name="ce2">
            <text:p>43828</text:p>
          </table:table-cell>
          <table:table-cell office:value-type="float" office:value="43832" table:formula="of:=[.BZ86]+4" table:style-name="ce2">
            <text:p>43832</text:p>
          </table:table-cell>
          <table:table-cell office:value-type="float" office:value="43836" table:formula="of:=[.CA86]+4" table:style-name="ce2">
            <text:p>43836</text:p>
          </table:table-cell>
          <table:table-cell office:value-type="float" office:value="43840" table:formula="of:=[.CB86]+4" table:style-name="ce2">
            <text:p>43840</text:p>
          </table:table-cell>
          <table:table-cell office:value-type="float" office:value="43844" table:formula="of:=[.CC86]+4" table:style-name="ce2">
            <text:p>43844</text:p>
          </table:table-cell>
          <table:table-cell office:value-type="float" office:value="43848" table:formula="of:=[.CD86]+4" table:style-name="ce2">
            <text:p>43848</text:p>
          </table:table-cell>
          <table:table-cell office:value-type="float" office:value="43852" table:formula="of:=[.CE86]+4" table:style-name="ce2">
            <text:p>43852</text:p>
          </table:table-cell>
          <table:table-cell office:value-type="float" office:value="43856" table:formula="of:=[.CF86]+4" table:style-name="ce2">
            <text:p>43856</text:p>
          </table:table-cell>
          <table:table-cell office:value-type="float" office:value="43860" table:formula="of:=[.CG86]+4" table:style-name="ce2">
            <text:p>43860</text:p>
          </table:table-cell>
          <table:table-cell office:value-type="float" office:value="43864" table:formula="of:=[.CH86]+4" table:style-name="ce2">
            <text:p>43864</text:p>
          </table:table-cell>
          <table:table-cell office:value-type="float" office:value="43868" table:formula="of:=[.CI86]+4" table:style-name="ce2">
            <text:p>43868</text:p>
          </table:table-cell>
          <table:table-cell office:value-type="float" office:value="43872" table:formula="of:=[.CJ86]+4" table:style-name="ce2">
            <text:p>43872</text:p>
          </table:table-cell>
          <table:table-cell office:value-type="float" office:value="43876" table:formula="of:=[.CK86]+4" table:style-name="ce2">
            <text:p>43876</text:p>
          </table:table-cell>
          <table:table-cell office:value-type="float" office:value="43880" table:formula="of:=[.CL86]+4" table:style-name="ce2">
            <text:p>43880</text:p>
          </table:table-cell>
          <table:table-cell office:value-type="float" office:value="43884" table:formula="of:=[.CM86]+4" table:style-name="ce2">
            <text:p>43884</text:p>
          </table:table-cell>
          <table:table-cell office:value-type="float" office:value="43888" table:formula="of:=[.CN86]+4" table:style-name="ce2">
            <text:p>43888</text:p>
          </table:table-cell>
          <table:table-cell office:value-type="float" office:value="43892" table:formula="of:=[.CO86]+4" table:style-name="ce2">
            <text:p>43892</text:p>
          </table:table-cell>
          <table:table-cell office:value-type="float" office:value="43896" table:formula="of:=[.CP86]+4" table:style-name="ce2">
            <text:p>43896</text:p>
          </table:table-cell>
          <table:table-cell office:value-type="float" office:value="43900" table:formula="of:=[.CQ86]+4" table:style-name="ce2">
            <text:p>43900</text:p>
          </table:table-cell>
          <table:table-cell office:value-type="float" office:value="43904" table:formula="of:=[.CR86]+4" table:style-name="ce2">
            <text:p>43904</text:p>
          </table:table-cell>
          <table:table-cell office:value-type="float" office:value="43908" table:formula="of:=[.CS86]+4" table:style-name="ce2">
            <text:p>43908</text:p>
          </table:table-cell>
          <table:table-cell office:value-type="float" office:value="43912" table:formula="of:=[.CT86]+4" table:style-name="ce2">
            <text:p>43912</text:p>
          </table:table-cell>
          <table:table-cell office:value-type="float" office:value="43916" table:formula="of:=[.CU86]+4" table:style-name="ce2">
            <text:p>43916</text:p>
          </table:table-cell>
          <table:table-cell office:value-type="float" office:value="43920" table:formula="of:=[.CV86]+4" table:style-name="ce2">
            <text:p>43920</text:p>
          </table:table-cell>
          <table:table-cell office:value-type="float" office:value="43924" table:formula="of:=[.CW86]+4" table:style-name="ce2">
            <text:p>43924</text:p>
          </table:table-cell>
          <table:table-cell office:value-type="float" office:value="43928" table:formula="of:=[.CX86]+4" table:style-name="ce2">
            <text:p>43928</text:p>
          </table:table-cell>
          <table:table-cell office:value-type="float" office:value="43932" table:formula="of:=[.CY86]+4" table:style-name="ce2">
            <text:p>43932</text:p>
          </table:table-cell>
          <table:table-cell office:value-type="float" office:value="43936" table:formula="of:=[.CZ86]+4" table:style-name="ce2">
            <text:p>43936</text:p>
          </table:table-cell>
          <table:table-cell office:value-type="float" office:value="43940" table:formula="of:=[.DA86]+4" table:style-name="ce2">
            <text:p>43940</text:p>
          </table:table-cell>
          <table:table-cell office:value-type="float" office:value="43944" table:formula="of:=[.DB86]+4" table:style-name="ce2">
            <text:p>43944</text:p>
          </table:table-cell>
          <table:table-cell office:value-type="float" office:value="43948" table:formula="of:=[.DC86]+4" table:style-name="ce2">
            <text:p>43948</text:p>
          </table:table-cell>
          <table:table-cell office:value-type="float" office:value="43952" table:formula="of:=[.DD86]+4" table:style-name="ce2">
            <text:p>43952</text:p>
          </table:table-cell>
          <table:table-cell office:value-type="float" office:value="43956" table:formula="of:=[.DE86]+4" table:style-name="ce2">
            <text:p>43956</text:p>
          </table:table-cell>
          <table:table-cell office:value-type="float" office:value="43960" table:formula="of:=[.DF86]+4" table:style-name="ce2">
            <text:p>43960</text:p>
          </table:table-cell>
          <table:table-cell office:value-type="float" office:value="43964" table:formula="of:=[.DG86]+4" table:style-name="ce2">
            <text:p>43964</text:p>
          </table:table-cell>
          <table:table-cell office:value-type="float" office:value="43968" table:formula="of:=[.DH86]+4" table:style-name="ce2">
            <text:p>43968</text:p>
          </table:table-cell>
          <table:table-cell office:value-type="float" office:value="43972" table:formula="of:=[.DI86]+4" table:style-name="ce2">
            <text:p>43972</text:p>
          </table:table-cell>
          <table:table-cell office:value-type="float" office:value="43976" table:formula="of:=[.DJ86]+4" table:style-name="ce2">
            <text:p>43976</text:p>
          </table:table-cell>
          <table:table-cell office:value-type="float" office:value="43980" table:formula="of:=[.DK86]+4" table:style-name="ce2">
            <text:p>43980</text:p>
          </table:table-cell>
          <table:table-cell office:value-type="float" office:value="43984" table:formula="of:=[.DL86]+4" table:style-name="ce2">
            <text:p>43984</text:p>
          </table:table-cell>
          <table:table-cell office:value-type="float" office:value="43988" table:formula="of:=[.DM86]+4" table:style-name="ce2">
            <text:p>43988</text:p>
          </table:table-cell>
          <table:table-cell office:value-type="float" office:value="43992" table:formula="of:=[.DN86]+4" table:style-name="ce2">
            <text:p>43992</text:p>
          </table:table-cell>
          <table:table-cell office:value-type="float" office:value="43996" table:formula="of:=[.DO86]+4" table:style-name="ce2">
            <text:p>43996</text:p>
          </table:table-cell>
          <table:table-cell office:value-type="float" office:value="44000" table:formula="of:=[.DP86]+4" table:style-name="ce2">
            <text:p>44000</text:p>
          </table:table-cell>
          <table:table-cell office:value-type="float" office:value="44004" table:formula="of:=[.DQ86]+4" table:style-name="ce2">
            <text:p>44004</text:p>
          </table:table-cell>
          <table:table-cell office:value-type="float" office:value="44008" table:formula="of:=[.DR86]+4" table:style-name="ce2">
            <text:p>44008</text:p>
          </table:table-cell>
          <table:table-cell office:value-type="float" office:value="44012" table:formula="of:=[.DS86]+4" table:style-name="ce2">
            <text:p>44012</text:p>
          </table:table-cell>
          <table:table-cell office:value-type="float" office:value="44016" table:formula="of:=[.DT86]+4" table:style-name="ce2">
            <text:p>44016</text:p>
          </table:table-cell>
          <table:table-cell office:value-type="float" office:value="44020" table:formula="of:=[.DU86]+4" table:style-name="ce2">
            <text:p>44020</text:p>
          </table:table-cell>
          <table:table-cell office:value-type="float" office:value="44024" table:formula="of:=[.DV86]+4" table:style-name="ce2">
            <text:p>44024</text:p>
          </table:table-cell>
          <table:table-cell office:value-type="float" office:value="44028" table:formula="of:=[.DW86]+4" table:style-name="ce2">
            <text:p>44028</text:p>
          </table:table-cell>
          <table:table-cell table:number-columns-repeated="16256"/>
        </table:table-row>
        <table:table-row table:style-name="ro1">
          <table:table-cell office:value-type="float" office:value="44032" table:formula="of:=[.A86]+512" table:style-name="ce2">
            <text:p>44032</text:p>
          </table:table-cell>
          <table:table-cell office:value-type="float" office:value="44036" table:formula="of:=[.A87]+4" table:style-name="ce2">
            <text:p>44036</text:p>
          </table:table-cell>
          <table:table-cell office:value-type="float" office:value="44040" table:formula="of:=[.B87]+4" table:style-name="ce2">
            <text:p>44040</text:p>
          </table:table-cell>
          <table:table-cell office:value-type="float" office:value="44044" table:formula="of:=[.C87]+4" table:style-name="ce2">
            <text:p>44044</text:p>
          </table:table-cell>
          <table:table-cell office:value-type="float" office:value="44048" table:formula="of:=[.D87]+4" table:style-name="ce2">
            <text:p>44048</text:p>
          </table:table-cell>
          <table:table-cell office:value-type="float" office:value="44052" table:formula="of:=[.E87]+4" table:style-name="ce2">
            <text:p>44052</text:p>
          </table:table-cell>
          <table:table-cell office:value-type="float" office:value="44056" table:formula="of:=[.F87]+4" table:style-name="ce2">
            <text:p>44056</text:p>
          </table:table-cell>
          <table:table-cell office:value-type="float" office:value="44060" table:formula="of:=[.G87]+4" table:style-name="ce2">
            <text:p>44060</text:p>
          </table:table-cell>
          <table:table-cell office:value-type="float" office:value="44064" table:formula="of:=[.H87]+4" table:style-name="ce2">
            <text:p>44064</text:p>
          </table:table-cell>
          <table:table-cell office:value-type="float" office:value="44068" table:formula="of:=[.I87]+4" table:style-name="ce2">
            <text:p>44068</text:p>
          </table:table-cell>
          <table:table-cell office:value-type="float" office:value="44072" table:formula="of:=[.J87]+4" table:style-name="ce2">
            <text:p>44072</text:p>
          </table:table-cell>
          <table:table-cell office:value-type="float" office:value="44076" table:formula="of:=[.K87]+4" table:style-name="ce2">
            <text:p>44076</text:p>
          </table:table-cell>
          <table:table-cell office:value-type="float" office:value="44080" table:formula="of:=[.L87]+4" table:style-name="ce2">
            <text:p>44080</text:p>
          </table:table-cell>
          <table:table-cell office:value-type="float" office:value="44084" table:formula="of:=[.M87]+4" table:style-name="ce2">
            <text:p>44084</text:p>
          </table:table-cell>
          <table:table-cell office:value-type="float" office:value="44088" table:formula="of:=[.N87]+4" table:style-name="ce2">
            <text:p>44088</text:p>
          </table:table-cell>
          <table:table-cell office:value-type="float" office:value="44092" table:formula="of:=[.O87]+4" table:style-name="ce2">
            <text:p>44092</text:p>
          </table:table-cell>
          <table:table-cell office:value-type="float" office:value="44096" table:formula="of:=[.P87]+4" table:style-name="ce2">
            <text:p>44096</text:p>
          </table:table-cell>
          <table:table-cell office:value-type="float" office:value="44100" table:formula="of:=[.Q87]+4" table:style-name="ce2">
            <text:p>44100</text:p>
          </table:table-cell>
          <table:table-cell office:value-type="float" office:value="44104" table:formula="of:=[.R87]+4" table:style-name="ce2">
            <text:p>44104</text:p>
          </table:table-cell>
          <table:table-cell office:value-type="float" office:value="44108" table:formula="of:=[.S87]+4" table:style-name="ce2">
            <text:p>44108</text:p>
          </table:table-cell>
          <table:table-cell office:value-type="float" office:value="44112" table:formula="of:=[.T87]+4" table:style-name="ce2">
            <text:p>44112</text:p>
          </table:table-cell>
          <table:table-cell office:value-type="float" office:value="44116" table:formula="of:=[.U87]+4" table:style-name="ce2">
            <text:p>44116</text:p>
          </table:table-cell>
          <table:table-cell office:value-type="float" office:value="44120" table:formula="of:=[.V87]+4" table:style-name="ce2">
            <text:p>44120</text:p>
          </table:table-cell>
          <table:table-cell office:value-type="float" office:value="44124" table:formula="of:=[.W87]+4" table:style-name="ce2">
            <text:p>44124</text:p>
          </table:table-cell>
          <table:table-cell office:value-type="float" office:value="44128" table:formula="of:=[.X87]+4" table:style-name="ce2">
            <text:p>44128</text:p>
          </table:table-cell>
          <table:table-cell office:value-type="float" office:value="44132" table:formula="of:=[.Y87]+4" table:style-name="ce2">
            <text:p>44132</text:p>
          </table:table-cell>
          <table:table-cell office:value-type="float" office:value="44136" table:formula="of:=[.Z87]+4" table:style-name="ce2">
            <text:p>44136</text:p>
          </table:table-cell>
          <table:table-cell office:value-type="float" office:value="44140" table:formula="of:=[.AA87]+4" table:style-name="ce2">
            <text:p>44140</text:p>
          </table:table-cell>
          <table:table-cell office:value-type="float" office:value="44144" table:formula="of:=[.AB87]+4" table:style-name="ce2">
            <text:p>44144</text:p>
          </table:table-cell>
          <table:table-cell office:value-type="float" office:value="44148" table:formula="of:=[.AC87]+4" table:style-name="ce2">
            <text:p>44148</text:p>
          </table:table-cell>
          <table:table-cell office:value-type="float" office:value="44152" table:formula="of:=[.AD87]+4" table:style-name="ce2">
            <text:p>44152</text:p>
          </table:table-cell>
          <table:table-cell office:value-type="float" office:value="44156" table:formula="of:=[.AE87]+4" table:style-name="ce2">
            <text:p>44156</text:p>
          </table:table-cell>
          <table:table-cell office:value-type="float" office:value="44160" table:formula="of:=[.AF87]+4" table:style-name="ce2">
            <text:p>44160</text:p>
          </table:table-cell>
          <table:table-cell office:value-type="float" office:value="44164" table:formula="of:=[.AG87]+4" table:style-name="ce2">
            <text:p>44164</text:p>
          </table:table-cell>
          <table:table-cell office:value-type="float" office:value="44168" table:formula="of:=[.AH87]+4" table:style-name="ce2">
            <text:p>44168</text:p>
          </table:table-cell>
          <table:table-cell office:value-type="float" office:value="44172" table:formula="of:=[.AI87]+4" table:style-name="ce2">
            <text:p>44172</text:p>
          </table:table-cell>
          <table:table-cell office:value-type="float" office:value="44176" table:formula="of:=[.AJ87]+4" table:style-name="ce2">
            <text:p>44176</text:p>
          </table:table-cell>
          <table:table-cell office:value-type="float" office:value="44180" table:formula="of:=[.AK87]+4" table:style-name="ce2">
            <text:p>44180</text:p>
          </table:table-cell>
          <table:table-cell office:value-type="float" office:value="44184" table:formula="of:=[.AL87]+4" table:style-name="ce2">
            <text:p>44184</text:p>
          </table:table-cell>
          <table:table-cell office:value-type="float" office:value="44188" table:formula="of:=[.AM87]+4" table:style-name="ce2">
            <text:p>44188</text:p>
          </table:table-cell>
          <table:table-cell office:value-type="float" office:value="44192" table:formula="of:=[.AN87]+4" table:style-name="ce2">
            <text:p>44192</text:p>
          </table:table-cell>
          <table:table-cell office:value-type="float" office:value="44196" table:formula="of:=[.AO87]+4" table:style-name="ce2">
            <text:p>44196</text:p>
          </table:table-cell>
          <table:table-cell office:value-type="float" office:value="44200" table:formula="of:=[.AP87]+4" table:style-name="ce2">
            <text:p>44200</text:p>
          </table:table-cell>
          <table:table-cell office:value-type="float" office:value="44204" table:formula="of:=[.AQ87]+4" table:style-name="ce2">
            <text:p>44204</text:p>
          </table:table-cell>
          <table:table-cell office:value-type="float" office:value="44208" table:formula="of:=[.AR87]+4" table:style-name="ce2">
            <text:p>44208</text:p>
          </table:table-cell>
          <table:table-cell office:value-type="float" office:value="44212" table:formula="of:=[.AS87]+4" table:style-name="ce2">
            <text:p>44212</text:p>
          </table:table-cell>
          <table:table-cell office:value-type="float" office:value="44216" table:formula="of:=[.AT87]+4" table:style-name="ce2">
            <text:p>44216</text:p>
          </table:table-cell>
          <table:table-cell office:value-type="float" office:value="44220" table:formula="of:=[.AU87]+4" table:style-name="ce2">
            <text:p>44220</text:p>
          </table:table-cell>
          <table:table-cell office:value-type="float" office:value="44224" table:formula="of:=[.AV87]+4" table:style-name="ce2">
            <text:p>44224</text:p>
          </table:table-cell>
          <table:table-cell office:value-type="float" office:value="44228" table:formula="of:=[.AW87]+4" table:style-name="ce2">
            <text:p>44228</text:p>
          </table:table-cell>
          <table:table-cell office:value-type="float" office:value="44232" table:formula="of:=[.AX87]+4" table:style-name="ce2">
            <text:p>44232</text:p>
          </table:table-cell>
          <table:table-cell office:value-type="float" office:value="44236" table:formula="of:=[.AY87]+4" table:style-name="ce2">
            <text:p>44236</text:p>
          </table:table-cell>
          <table:table-cell office:value-type="float" office:value="44240" table:formula="of:=[.AZ87]+4" table:style-name="ce2">
            <text:p>44240</text:p>
          </table:table-cell>
          <table:table-cell office:value-type="float" office:value="44244" table:formula="of:=[.BA87]+4" table:style-name="ce2">
            <text:p>44244</text:p>
          </table:table-cell>
          <table:table-cell office:value-type="float" office:value="44248" table:formula="of:=[.BB87]+4" table:style-name="ce2">
            <text:p>44248</text:p>
          </table:table-cell>
          <table:table-cell office:value-type="float" office:value="44252" table:formula="of:=[.BC87]+4" table:style-name="ce2">
            <text:p>44252</text:p>
          </table:table-cell>
          <table:table-cell office:value-type="float" office:value="44256" table:formula="of:=[.BD87]+4" table:style-name="ce2">
            <text:p>44256</text:p>
          </table:table-cell>
          <table:table-cell office:value-type="float" office:value="44260" table:formula="of:=[.BE87]+4" table:style-name="ce2">
            <text:p>44260</text:p>
          </table:table-cell>
          <table:table-cell office:value-type="float" office:value="44264" table:formula="of:=[.BF87]+4" table:style-name="ce2">
            <text:p>44264</text:p>
          </table:table-cell>
          <table:table-cell office:value-type="float" office:value="44268" table:formula="of:=[.BG87]+4" table:style-name="ce2">
            <text:p>44268</text:p>
          </table:table-cell>
          <table:table-cell office:value-type="float" office:value="44272" table:formula="of:=[.BH87]+4" table:style-name="ce2">
            <text:p>44272</text:p>
          </table:table-cell>
          <table:table-cell office:value-type="float" office:value="44276" table:formula="of:=[.BI87]+4" table:style-name="ce2">
            <text:p>44276</text:p>
          </table:table-cell>
          <table:table-cell office:value-type="float" office:value="44280" table:formula="of:=[.BJ87]+4" table:style-name="ce2">
            <text:p>44280</text:p>
          </table:table-cell>
          <table:table-cell office:value-type="float" office:value="44284" table:formula="of:=[.BK87]+4" table:style-name="ce2">
            <text:p>44284</text:p>
          </table:table-cell>
          <table:table-cell office:value-type="float" office:value="44288" table:formula="of:=[.BL87]+4" table:style-name="ce2">
            <text:p>44288</text:p>
          </table:table-cell>
          <table:table-cell office:value-type="float" office:value="44292" table:formula="of:=[.BM87]+4" table:style-name="ce2">
            <text:p>44292</text:p>
          </table:table-cell>
          <table:table-cell office:value-type="float" office:value="44296" table:formula="of:=[.BN87]+4" table:style-name="ce2">
            <text:p>44296</text:p>
          </table:table-cell>
          <table:table-cell office:value-type="float" office:value="44300" table:formula="of:=[.BO87]+4" table:style-name="ce2">
            <text:p>44300</text:p>
          </table:table-cell>
          <table:table-cell office:value-type="float" office:value="44304" table:formula="of:=[.BP87]+4" table:style-name="ce2">
            <text:p>44304</text:p>
          </table:table-cell>
          <table:table-cell office:value-type="float" office:value="44308" table:formula="of:=[.BQ87]+4" table:style-name="ce2">
            <text:p>44308</text:p>
          </table:table-cell>
          <table:table-cell office:value-type="float" office:value="44312" table:formula="of:=[.BR87]+4" table:style-name="ce2">
            <text:p>44312</text:p>
          </table:table-cell>
          <table:table-cell office:value-type="float" office:value="44316" table:formula="of:=[.BS87]+4" table:style-name="ce2">
            <text:p>44316</text:p>
          </table:table-cell>
          <table:table-cell office:value-type="float" office:value="44320" table:formula="of:=[.BT87]+4" table:style-name="ce2">
            <text:p>44320</text:p>
          </table:table-cell>
          <table:table-cell office:value-type="float" office:value="44324" table:formula="of:=[.BU87]+4" table:style-name="ce2">
            <text:p>44324</text:p>
          </table:table-cell>
          <table:table-cell office:value-type="float" office:value="44328" table:formula="of:=[.BV87]+4" table:style-name="ce2">
            <text:p>44328</text:p>
          </table:table-cell>
          <table:table-cell office:value-type="float" office:value="44332" table:formula="of:=[.BW87]+4" table:style-name="ce2">
            <text:p>44332</text:p>
          </table:table-cell>
          <table:table-cell office:value-type="float" office:value="44336" table:formula="of:=[.BX87]+4" table:style-name="ce2">
            <text:p>44336</text:p>
          </table:table-cell>
          <table:table-cell office:value-type="float" office:value="44340" table:formula="of:=[.BY87]+4" table:style-name="ce2">
            <text:p>44340</text:p>
          </table:table-cell>
          <table:table-cell office:value-type="float" office:value="44344" table:formula="of:=[.BZ87]+4" table:style-name="ce2">
            <text:p>44344</text:p>
          </table:table-cell>
          <table:table-cell office:value-type="float" office:value="44348" table:formula="of:=[.CA87]+4" table:style-name="ce2">
            <text:p>44348</text:p>
          </table:table-cell>
          <table:table-cell office:value-type="float" office:value="44352" table:formula="of:=[.CB87]+4" table:style-name="ce2">
            <text:p>44352</text:p>
          </table:table-cell>
          <table:table-cell office:value-type="float" office:value="44356" table:formula="of:=[.CC87]+4" table:style-name="ce2">
            <text:p>44356</text:p>
          </table:table-cell>
          <table:table-cell office:value-type="float" office:value="44360" table:formula="of:=[.CD87]+4" table:style-name="ce2">
            <text:p>44360</text:p>
          </table:table-cell>
          <table:table-cell office:value-type="float" office:value="44364" table:formula="of:=[.CE87]+4" table:style-name="ce2">
            <text:p>44364</text:p>
          </table:table-cell>
          <table:table-cell office:value-type="float" office:value="44368" table:formula="of:=[.CF87]+4" table:style-name="ce2">
            <text:p>44368</text:p>
          </table:table-cell>
          <table:table-cell office:value-type="float" office:value="44372" table:formula="of:=[.CG87]+4" table:style-name="ce2">
            <text:p>44372</text:p>
          </table:table-cell>
          <table:table-cell office:value-type="float" office:value="44376" table:formula="of:=[.CH87]+4" table:style-name="ce2">
            <text:p>44376</text:p>
          </table:table-cell>
          <table:table-cell office:value-type="float" office:value="44380" table:formula="of:=[.CI87]+4" table:style-name="ce2">
            <text:p>44380</text:p>
          </table:table-cell>
          <table:table-cell office:value-type="float" office:value="44384" table:formula="of:=[.CJ87]+4" table:style-name="ce2">
            <text:p>44384</text:p>
          </table:table-cell>
          <table:table-cell office:value-type="float" office:value="44388" table:formula="of:=[.CK87]+4" table:style-name="ce2">
            <text:p>44388</text:p>
          </table:table-cell>
          <table:table-cell office:value-type="float" office:value="44392" table:formula="of:=[.CL87]+4" table:style-name="ce2">
            <text:p>44392</text:p>
          </table:table-cell>
          <table:table-cell office:value-type="float" office:value="44396" table:formula="of:=[.CM87]+4" table:style-name="ce2">
            <text:p>44396</text:p>
          </table:table-cell>
          <table:table-cell office:value-type="float" office:value="44400" table:formula="of:=[.CN87]+4" table:style-name="ce2">
            <text:p>44400</text:p>
          </table:table-cell>
          <table:table-cell office:value-type="float" office:value="44404" table:formula="of:=[.CO87]+4" table:style-name="ce2">
            <text:p>44404</text:p>
          </table:table-cell>
          <table:table-cell office:value-type="float" office:value="44408" table:formula="of:=[.CP87]+4" table:style-name="ce2">
            <text:p>44408</text:p>
          </table:table-cell>
          <table:table-cell office:value-type="float" office:value="44412" table:formula="of:=[.CQ87]+4" table:style-name="ce2">
            <text:p>44412</text:p>
          </table:table-cell>
          <table:table-cell office:value-type="float" office:value="44416" table:formula="of:=[.CR87]+4" table:style-name="ce2">
            <text:p>44416</text:p>
          </table:table-cell>
          <table:table-cell office:value-type="float" office:value="44420" table:formula="of:=[.CS87]+4" table:style-name="ce2">
            <text:p>44420</text:p>
          </table:table-cell>
          <table:table-cell office:value-type="float" office:value="44424" table:formula="of:=[.CT87]+4" table:style-name="ce2">
            <text:p>44424</text:p>
          </table:table-cell>
          <table:table-cell office:value-type="float" office:value="44428" table:formula="of:=[.CU87]+4" table:style-name="ce2">
            <text:p>44428</text:p>
          </table:table-cell>
          <table:table-cell office:value-type="float" office:value="44432" table:formula="of:=[.CV87]+4" table:style-name="ce2">
            <text:p>44432</text:p>
          </table:table-cell>
          <table:table-cell office:value-type="float" office:value="44436" table:formula="of:=[.CW87]+4" table:style-name="ce2">
            <text:p>44436</text:p>
          </table:table-cell>
          <table:table-cell office:value-type="float" office:value="44440" table:formula="of:=[.CX87]+4" table:style-name="ce2">
            <text:p>44440</text:p>
          </table:table-cell>
          <table:table-cell office:value-type="float" office:value="44444" table:formula="of:=[.CY87]+4" table:style-name="ce2">
            <text:p>44444</text:p>
          </table:table-cell>
          <table:table-cell office:value-type="float" office:value="44448" table:formula="of:=[.CZ87]+4" table:style-name="ce2">
            <text:p>44448</text:p>
          </table:table-cell>
          <table:table-cell office:value-type="float" office:value="44452" table:formula="of:=[.DA87]+4" table:style-name="ce2">
            <text:p>44452</text:p>
          </table:table-cell>
          <table:table-cell office:value-type="float" office:value="44456" table:formula="of:=[.DB87]+4" table:style-name="ce2">
            <text:p>44456</text:p>
          </table:table-cell>
          <table:table-cell office:value-type="float" office:value="44460" table:formula="of:=[.DC87]+4" table:style-name="ce2">
            <text:p>44460</text:p>
          </table:table-cell>
          <table:table-cell office:value-type="float" office:value="44464" table:formula="of:=[.DD87]+4" table:style-name="ce2">
            <text:p>44464</text:p>
          </table:table-cell>
          <table:table-cell office:value-type="float" office:value="44468" table:formula="of:=[.DE87]+4" table:style-name="ce2">
            <text:p>44468</text:p>
          </table:table-cell>
          <table:table-cell office:value-type="float" office:value="44472" table:formula="of:=[.DF87]+4" table:style-name="ce2">
            <text:p>44472</text:p>
          </table:table-cell>
          <table:table-cell office:value-type="float" office:value="44476" table:formula="of:=[.DG87]+4" table:style-name="ce2">
            <text:p>44476</text:p>
          </table:table-cell>
          <table:table-cell office:value-type="float" office:value="44480" table:formula="of:=[.DH87]+4" table:style-name="ce2">
            <text:p>44480</text:p>
          </table:table-cell>
          <table:table-cell office:value-type="float" office:value="44484" table:formula="of:=[.DI87]+4" table:style-name="ce2">
            <text:p>44484</text:p>
          </table:table-cell>
          <table:table-cell office:value-type="float" office:value="44488" table:formula="of:=[.DJ87]+4" table:style-name="ce2">
            <text:p>44488</text:p>
          </table:table-cell>
          <table:table-cell office:value-type="float" office:value="44492" table:formula="of:=[.DK87]+4" table:style-name="ce2">
            <text:p>44492</text:p>
          </table:table-cell>
          <table:table-cell office:value-type="float" office:value="44496" table:formula="of:=[.DL87]+4" table:style-name="ce2">
            <text:p>44496</text:p>
          </table:table-cell>
          <table:table-cell office:value-type="float" office:value="44500" table:formula="of:=[.DM87]+4" table:style-name="ce2">
            <text:p>44500</text:p>
          </table:table-cell>
          <table:table-cell office:value-type="float" office:value="44504" table:formula="of:=[.DN87]+4" table:style-name="ce2">
            <text:p>44504</text:p>
          </table:table-cell>
          <table:table-cell office:value-type="float" office:value="44508" table:formula="of:=[.DO87]+4" table:style-name="ce2">
            <text:p>44508</text:p>
          </table:table-cell>
          <table:table-cell office:value-type="float" office:value="44512" table:formula="of:=[.DP87]+4" table:style-name="ce2">
            <text:p>44512</text:p>
          </table:table-cell>
          <table:table-cell office:value-type="float" office:value="44516" table:formula="of:=[.DQ87]+4" table:style-name="ce2">
            <text:p>44516</text:p>
          </table:table-cell>
          <table:table-cell office:value-type="float" office:value="44520" table:formula="of:=[.DR87]+4" table:style-name="ce2">
            <text:p>44520</text:p>
          </table:table-cell>
          <table:table-cell office:value-type="float" office:value="44524" table:formula="of:=[.DS87]+4" table:style-name="ce2">
            <text:p>44524</text:p>
          </table:table-cell>
          <table:table-cell office:value-type="float" office:value="44528" table:formula="of:=[.DT87]+4" table:style-name="ce2">
            <text:p>44528</text:p>
          </table:table-cell>
          <table:table-cell office:value-type="float" office:value="44532" table:formula="of:=[.DU87]+4" table:style-name="ce2">
            <text:p>44532</text:p>
          </table:table-cell>
          <table:table-cell office:value-type="float" office:value="44536" table:formula="of:=[.DV87]+4" table:style-name="ce2">
            <text:p>44536</text:p>
          </table:table-cell>
          <table:table-cell office:value-type="float" office:value="44540" table:formula="of:=[.DW87]+4" table:style-name="ce2">
            <text:p>44540</text:p>
          </table:table-cell>
          <table:table-cell table:number-columns-repeated="16256"/>
        </table:table-row>
        <table:table-row table:style-name="ro1">
          <table:table-cell office:value-type="float" office:value="44544" table:formula="of:=[.A87]+512" table:style-name="ce2">
            <text:p>44544</text:p>
          </table:table-cell>
          <table:table-cell office:value-type="float" office:value="44548" table:formula="of:=[.A88]+4" table:style-name="ce2">
            <text:p>44548</text:p>
          </table:table-cell>
          <table:table-cell office:value-type="float" office:value="44552" table:formula="of:=[.B88]+4" table:style-name="ce2">
            <text:p>44552</text:p>
          </table:table-cell>
          <table:table-cell office:value-type="float" office:value="44556" table:formula="of:=[.C88]+4" table:style-name="ce2">
            <text:p>44556</text:p>
          </table:table-cell>
          <table:table-cell office:value-type="float" office:value="44560" table:formula="of:=[.D88]+4" table:style-name="ce2">
            <text:p>44560</text:p>
          </table:table-cell>
          <table:table-cell office:value-type="float" office:value="44564" table:formula="of:=[.E88]+4" table:style-name="ce2">
            <text:p>44564</text:p>
          </table:table-cell>
          <table:table-cell office:value-type="float" office:value="44568" table:formula="of:=[.F88]+4" table:style-name="ce2">
            <text:p>44568</text:p>
          </table:table-cell>
          <table:table-cell office:value-type="float" office:value="44572" table:formula="of:=[.G88]+4" table:style-name="ce2">
            <text:p>44572</text:p>
          </table:table-cell>
          <table:table-cell office:value-type="float" office:value="44576" table:formula="of:=[.H88]+4" table:style-name="ce2">
            <text:p>44576</text:p>
          </table:table-cell>
          <table:table-cell office:value-type="float" office:value="44580" table:formula="of:=[.I88]+4" table:style-name="ce2">
            <text:p>44580</text:p>
          </table:table-cell>
          <table:table-cell office:value-type="float" office:value="44584" table:formula="of:=[.J88]+4" table:style-name="ce2">
            <text:p>44584</text:p>
          </table:table-cell>
          <table:table-cell office:value-type="float" office:value="44588" table:formula="of:=[.K88]+4" table:style-name="ce2">
            <text:p>44588</text:p>
          </table:table-cell>
          <table:table-cell office:value-type="float" office:value="44592" table:formula="of:=[.L88]+4" table:style-name="ce2">
            <text:p>44592</text:p>
          </table:table-cell>
          <table:table-cell office:value-type="float" office:value="44596" table:formula="of:=[.M88]+4" table:style-name="ce2">
            <text:p>44596</text:p>
          </table:table-cell>
          <table:table-cell office:value-type="float" office:value="44600" table:formula="of:=[.N88]+4" table:style-name="ce2">
            <text:p>44600</text:p>
          </table:table-cell>
          <table:table-cell office:value-type="float" office:value="44604" table:formula="of:=[.O88]+4" table:style-name="ce2">
            <text:p>44604</text:p>
          </table:table-cell>
          <table:table-cell office:value-type="float" office:value="44608" table:formula="of:=[.P88]+4" table:style-name="ce2">
            <text:p>44608</text:p>
          </table:table-cell>
          <table:table-cell office:value-type="float" office:value="44612" table:formula="of:=[.Q88]+4" table:style-name="ce2">
            <text:p>44612</text:p>
          </table:table-cell>
          <table:table-cell office:value-type="float" office:value="44616" table:formula="of:=[.R88]+4" table:style-name="ce2">
            <text:p>44616</text:p>
          </table:table-cell>
          <table:table-cell office:value-type="float" office:value="44620" table:formula="of:=[.S88]+4" table:style-name="ce2">
            <text:p>44620</text:p>
          </table:table-cell>
          <table:table-cell office:value-type="float" office:value="44624" table:formula="of:=[.T88]+4" table:style-name="ce2">
            <text:p>44624</text:p>
          </table:table-cell>
          <table:table-cell office:value-type="float" office:value="44628" table:formula="of:=[.U88]+4" table:style-name="ce2">
            <text:p>44628</text:p>
          </table:table-cell>
          <table:table-cell office:value-type="float" office:value="44632" table:formula="of:=[.V88]+4" table:style-name="ce2">
            <text:p>44632</text:p>
          </table:table-cell>
          <table:table-cell office:value-type="float" office:value="44636" table:formula="of:=[.W88]+4" table:style-name="ce2">
            <text:p>44636</text:p>
          </table:table-cell>
          <table:table-cell office:value-type="float" office:value="44640" table:formula="of:=[.X88]+4" table:style-name="ce2">
            <text:p>44640</text:p>
          </table:table-cell>
          <table:table-cell office:value-type="float" office:value="44644" table:formula="of:=[.Y88]+4" table:style-name="ce2">
            <text:p>44644</text:p>
          </table:table-cell>
          <table:table-cell office:value-type="float" office:value="44648" table:formula="of:=[.Z88]+4" table:style-name="ce2">
            <text:p>44648</text:p>
          </table:table-cell>
          <table:table-cell office:value-type="float" office:value="44652" table:formula="of:=[.AA88]+4" table:style-name="ce2">
            <text:p>44652</text:p>
          </table:table-cell>
          <table:table-cell office:value-type="float" office:value="44656" table:formula="of:=[.AB88]+4" table:style-name="ce2">
            <text:p>44656</text:p>
          </table:table-cell>
          <table:table-cell office:value-type="float" office:value="44660" table:formula="of:=[.AC88]+4" table:style-name="ce2">
            <text:p>44660</text:p>
          </table:table-cell>
          <table:table-cell office:value-type="float" office:value="44664" table:formula="of:=[.AD88]+4" table:style-name="ce2">
            <text:p>44664</text:p>
          </table:table-cell>
          <table:table-cell office:value-type="float" office:value="44668" table:formula="of:=[.AE88]+4" table:style-name="ce2">
            <text:p>44668</text:p>
          </table:table-cell>
          <table:table-cell office:value-type="float" office:value="44672" table:formula="of:=[.AF88]+4" table:style-name="ce2">
            <text:p>44672</text:p>
          </table:table-cell>
          <table:table-cell office:value-type="float" office:value="44676" table:formula="of:=[.AG88]+4" table:style-name="ce2">
            <text:p>44676</text:p>
          </table:table-cell>
          <table:table-cell office:value-type="float" office:value="44680" table:formula="of:=[.AH88]+4" table:style-name="ce2">
            <text:p>44680</text:p>
          </table:table-cell>
          <table:table-cell office:value-type="float" office:value="44684" table:formula="of:=[.AI88]+4" table:style-name="ce2">
            <text:p>44684</text:p>
          </table:table-cell>
          <table:table-cell office:value-type="float" office:value="44688" table:formula="of:=[.AJ88]+4" table:style-name="ce2">
            <text:p>44688</text:p>
          </table:table-cell>
          <table:table-cell office:value-type="float" office:value="44692" table:formula="of:=[.AK88]+4" table:style-name="ce2">
            <text:p>44692</text:p>
          </table:table-cell>
          <table:table-cell office:value-type="float" office:value="44696" table:formula="of:=[.AL88]+4" table:style-name="ce2">
            <text:p>44696</text:p>
          </table:table-cell>
          <table:table-cell office:value-type="float" office:value="44700" table:formula="of:=[.AM88]+4" table:style-name="ce2">
            <text:p>44700</text:p>
          </table:table-cell>
          <table:table-cell office:value-type="float" office:value="44704" table:formula="of:=[.AN88]+4" table:style-name="ce2">
            <text:p>44704</text:p>
          </table:table-cell>
          <table:table-cell office:value-type="float" office:value="44708" table:formula="of:=[.AO88]+4" table:style-name="ce2">
            <text:p>44708</text:p>
          </table:table-cell>
          <table:table-cell office:value-type="float" office:value="44712" table:formula="of:=[.AP88]+4" table:style-name="ce2">
            <text:p>44712</text:p>
          </table:table-cell>
          <table:table-cell office:value-type="float" office:value="44716" table:formula="of:=[.AQ88]+4" table:style-name="ce2">
            <text:p>44716</text:p>
          </table:table-cell>
          <table:table-cell office:value-type="float" office:value="44720" table:formula="of:=[.AR88]+4" table:style-name="ce2">
            <text:p>44720</text:p>
          </table:table-cell>
          <table:table-cell office:value-type="float" office:value="44724" table:formula="of:=[.AS88]+4" table:style-name="ce2">
            <text:p>44724</text:p>
          </table:table-cell>
          <table:table-cell office:value-type="float" office:value="44728" table:formula="of:=[.AT88]+4" table:style-name="ce2">
            <text:p>44728</text:p>
          </table:table-cell>
          <table:table-cell office:value-type="float" office:value="44732" table:formula="of:=[.AU88]+4" table:style-name="ce2">
            <text:p>44732</text:p>
          </table:table-cell>
          <table:table-cell office:value-type="float" office:value="44736" table:formula="of:=[.AV88]+4" table:style-name="ce2">
            <text:p>44736</text:p>
          </table:table-cell>
          <table:table-cell office:value-type="float" office:value="44740" table:formula="of:=[.AW88]+4" table:style-name="ce2">
            <text:p>44740</text:p>
          </table:table-cell>
          <table:table-cell office:value-type="float" office:value="44744" table:formula="of:=[.AX88]+4" table:style-name="ce2">
            <text:p>44744</text:p>
          </table:table-cell>
          <table:table-cell office:value-type="float" office:value="44748" table:formula="of:=[.AY88]+4" table:style-name="ce2">
            <text:p>44748</text:p>
          </table:table-cell>
          <table:table-cell office:value-type="float" office:value="44752" table:formula="of:=[.AZ88]+4" table:style-name="ce2">
            <text:p>44752</text:p>
          </table:table-cell>
          <table:table-cell office:value-type="float" office:value="44756" table:formula="of:=[.BA88]+4" table:style-name="ce2">
            <text:p>44756</text:p>
          </table:table-cell>
          <table:table-cell office:value-type="float" office:value="44760" table:formula="of:=[.BB88]+4" table:style-name="ce2">
            <text:p>44760</text:p>
          </table:table-cell>
          <table:table-cell office:value-type="float" office:value="44764" table:formula="of:=[.BC88]+4" table:style-name="ce2">
            <text:p>44764</text:p>
          </table:table-cell>
          <table:table-cell office:value-type="float" office:value="44768" table:formula="of:=[.BD88]+4" table:style-name="ce2">
            <text:p>44768</text:p>
          </table:table-cell>
          <table:table-cell office:value-type="float" office:value="44772" table:formula="of:=[.BE88]+4" table:style-name="ce2">
            <text:p>44772</text:p>
          </table:table-cell>
          <table:table-cell office:value-type="float" office:value="44776" table:formula="of:=[.BF88]+4" table:style-name="ce2">
            <text:p>44776</text:p>
          </table:table-cell>
          <table:table-cell office:value-type="float" office:value="44780" table:formula="of:=[.BG88]+4" table:style-name="ce2">
            <text:p>44780</text:p>
          </table:table-cell>
          <table:table-cell office:value-type="float" office:value="44784" table:formula="of:=[.BH88]+4" table:style-name="ce2">
            <text:p>44784</text:p>
          </table:table-cell>
          <table:table-cell office:value-type="float" office:value="44788" table:formula="of:=[.BI88]+4" table:style-name="ce2">
            <text:p>44788</text:p>
          </table:table-cell>
          <table:table-cell office:value-type="float" office:value="44792" table:formula="of:=[.BJ88]+4" table:style-name="ce2">
            <text:p>44792</text:p>
          </table:table-cell>
          <table:table-cell office:value-type="float" office:value="44796" table:formula="of:=[.BK88]+4" table:style-name="ce2">
            <text:p>44796</text:p>
          </table:table-cell>
          <table:table-cell office:value-type="float" office:value="44800" table:formula="of:=[.BL88]+4" table:style-name="ce2">
            <text:p>44800</text:p>
          </table:table-cell>
          <table:table-cell office:value-type="float" office:value="44804" table:formula="of:=[.BM88]+4" table:style-name="ce2">
            <text:p>44804</text:p>
          </table:table-cell>
          <table:table-cell office:value-type="float" office:value="44808" table:formula="of:=[.BN88]+4" table:style-name="ce2">
            <text:p>44808</text:p>
          </table:table-cell>
          <table:table-cell office:value-type="float" office:value="44812" table:formula="of:=[.BO88]+4" table:style-name="ce2">
            <text:p>44812</text:p>
          </table:table-cell>
          <table:table-cell office:value-type="float" office:value="44816" table:formula="of:=[.BP88]+4" table:style-name="ce2">
            <text:p>44816</text:p>
          </table:table-cell>
          <table:table-cell office:value-type="float" office:value="44820" table:formula="of:=[.BQ88]+4" table:style-name="ce2">
            <text:p>44820</text:p>
          </table:table-cell>
          <table:table-cell office:value-type="float" office:value="44824" table:formula="of:=[.BR88]+4" table:style-name="ce2">
            <text:p>44824</text:p>
          </table:table-cell>
          <table:table-cell office:value-type="float" office:value="44828" table:formula="of:=[.BS88]+4" table:style-name="ce2">
            <text:p>44828</text:p>
          </table:table-cell>
          <table:table-cell office:value-type="float" office:value="44832" table:formula="of:=[.BT88]+4" table:style-name="ce2">
            <text:p>44832</text:p>
          </table:table-cell>
          <table:table-cell office:value-type="float" office:value="44836" table:formula="of:=[.BU88]+4" table:style-name="ce2">
            <text:p>44836</text:p>
          </table:table-cell>
          <table:table-cell office:value-type="float" office:value="44840" table:formula="of:=[.BV88]+4" table:style-name="ce2">
            <text:p>44840</text:p>
          </table:table-cell>
          <table:table-cell office:value-type="float" office:value="44844" table:formula="of:=[.BW88]+4" table:style-name="ce2">
            <text:p>44844</text:p>
          </table:table-cell>
          <table:table-cell office:value-type="float" office:value="44848" table:formula="of:=[.BX88]+4" table:style-name="ce2">
            <text:p>44848</text:p>
          </table:table-cell>
          <table:table-cell office:value-type="float" office:value="44852" table:formula="of:=[.BY88]+4" table:style-name="ce2">
            <text:p>44852</text:p>
          </table:table-cell>
          <table:table-cell office:value-type="float" office:value="44856" table:formula="of:=[.BZ88]+4" table:style-name="ce2">
            <text:p>44856</text:p>
          </table:table-cell>
          <table:table-cell office:value-type="float" office:value="44860" table:formula="of:=[.CA88]+4" table:style-name="ce2">
            <text:p>44860</text:p>
          </table:table-cell>
          <table:table-cell office:value-type="float" office:value="44864" table:formula="of:=[.CB88]+4" table:style-name="ce2">
            <text:p>44864</text:p>
          </table:table-cell>
          <table:table-cell office:value-type="float" office:value="44868" table:formula="of:=[.CC88]+4" table:style-name="ce2">
            <text:p>44868</text:p>
          </table:table-cell>
          <table:table-cell office:value-type="float" office:value="44872" table:formula="of:=[.CD88]+4" table:style-name="ce2">
            <text:p>44872</text:p>
          </table:table-cell>
          <table:table-cell office:value-type="float" office:value="44876" table:formula="of:=[.CE88]+4" table:style-name="ce2">
            <text:p>44876</text:p>
          </table:table-cell>
          <table:table-cell office:value-type="float" office:value="44880" table:formula="of:=[.CF88]+4" table:style-name="ce2">
            <text:p>44880</text:p>
          </table:table-cell>
          <table:table-cell office:value-type="float" office:value="44884" table:formula="of:=[.CG88]+4" table:style-name="ce2">
            <text:p>44884</text:p>
          </table:table-cell>
          <table:table-cell office:value-type="float" office:value="44888" table:formula="of:=[.CH88]+4" table:style-name="ce2">
            <text:p>44888</text:p>
          </table:table-cell>
          <table:table-cell office:value-type="float" office:value="44892" table:formula="of:=[.CI88]+4" table:style-name="ce2">
            <text:p>44892</text:p>
          </table:table-cell>
          <table:table-cell office:value-type="float" office:value="44896" table:formula="of:=[.CJ88]+4" table:style-name="ce2">
            <text:p>44896</text:p>
          </table:table-cell>
          <table:table-cell office:value-type="float" office:value="44900" table:formula="of:=[.CK88]+4" table:style-name="ce2">
            <text:p>44900</text:p>
          </table:table-cell>
          <table:table-cell office:value-type="float" office:value="44904" table:formula="of:=[.CL88]+4" table:style-name="ce2">
            <text:p>44904</text:p>
          </table:table-cell>
          <table:table-cell office:value-type="float" office:value="44908" table:formula="of:=[.CM88]+4" table:style-name="ce2">
            <text:p>44908</text:p>
          </table:table-cell>
          <table:table-cell office:value-type="float" office:value="44912" table:formula="of:=[.CN88]+4" table:style-name="ce2">
            <text:p>44912</text:p>
          </table:table-cell>
          <table:table-cell office:value-type="float" office:value="44916" table:formula="of:=[.CO88]+4" table:style-name="ce2">
            <text:p>44916</text:p>
          </table:table-cell>
          <table:table-cell office:value-type="float" office:value="44920" table:formula="of:=[.CP88]+4" table:style-name="ce2">
            <text:p>44920</text:p>
          </table:table-cell>
          <table:table-cell office:value-type="float" office:value="44924" table:formula="of:=[.CQ88]+4" table:style-name="ce2">
            <text:p>44924</text:p>
          </table:table-cell>
          <table:table-cell office:value-type="float" office:value="44928" table:formula="of:=[.CR88]+4" table:style-name="ce2">
            <text:p>44928</text:p>
          </table:table-cell>
          <table:table-cell office:value-type="float" office:value="44932" table:formula="of:=[.CS88]+4" table:style-name="ce2">
            <text:p>44932</text:p>
          </table:table-cell>
          <table:table-cell office:value-type="float" office:value="44936" table:formula="of:=[.CT88]+4" table:style-name="ce2">
            <text:p>44936</text:p>
          </table:table-cell>
          <table:table-cell office:value-type="float" office:value="44940" table:formula="of:=[.CU88]+4" table:style-name="ce2">
            <text:p>44940</text:p>
          </table:table-cell>
          <table:table-cell office:value-type="float" office:value="44944" table:formula="of:=[.CV88]+4" table:style-name="ce2">
            <text:p>44944</text:p>
          </table:table-cell>
          <table:table-cell office:value-type="float" office:value="44948" table:formula="of:=[.CW88]+4" table:style-name="ce2">
            <text:p>44948</text:p>
          </table:table-cell>
          <table:table-cell office:value-type="float" office:value="44952" table:formula="of:=[.CX88]+4" table:style-name="ce2">
            <text:p>44952</text:p>
          </table:table-cell>
          <table:table-cell office:value-type="float" office:value="44956" table:formula="of:=[.CY88]+4" table:style-name="ce2">
            <text:p>44956</text:p>
          </table:table-cell>
          <table:table-cell office:value-type="float" office:value="44960" table:formula="of:=[.CZ88]+4" table:style-name="ce2">
            <text:p>44960</text:p>
          </table:table-cell>
          <table:table-cell office:value-type="float" office:value="44964" table:formula="of:=[.DA88]+4" table:style-name="ce2">
            <text:p>44964</text:p>
          </table:table-cell>
          <table:table-cell office:value-type="float" office:value="44968" table:formula="of:=[.DB88]+4" table:style-name="ce2">
            <text:p>44968</text:p>
          </table:table-cell>
          <table:table-cell office:value-type="float" office:value="44972" table:formula="of:=[.DC88]+4" table:style-name="ce2">
            <text:p>44972</text:p>
          </table:table-cell>
          <table:table-cell office:value-type="float" office:value="44976" table:formula="of:=[.DD88]+4" table:style-name="ce2">
            <text:p>44976</text:p>
          </table:table-cell>
          <table:table-cell office:value-type="float" office:value="44980" table:formula="of:=[.DE88]+4" table:style-name="ce2">
            <text:p>44980</text:p>
          </table:table-cell>
          <table:table-cell office:value-type="float" office:value="44984" table:formula="of:=[.DF88]+4" table:style-name="ce2">
            <text:p>44984</text:p>
          </table:table-cell>
          <table:table-cell office:value-type="float" office:value="44988" table:formula="of:=[.DG88]+4" table:style-name="ce2">
            <text:p>44988</text:p>
          </table:table-cell>
          <table:table-cell office:value-type="float" office:value="44992" table:formula="of:=[.DH88]+4" table:style-name="ce2">
            <text:p>44992</text:p>
          </table:table-cell>
          <table:table-cell office:value-type="float" office:value="44996" table:formula="of:=[.DI88]+4" table:style-name="ce2">
            <text:p>44996</text:p>
          </table:table-cell>
          <table:table-cell office:value-type="float" office:value="45000" table:formula="of:=[.DJ88]+4" table:style-name="ce2">
            <text:p>45000</text:p>
          </table:table-cell>
          <table:table-cell office:value-type="float" office:value="45004" table:formula="of:=[.DK88]+4" table:style-name="ce2">
            <text:p>45004</text:p>
          </table:table-cell>
          <table:table-cell office:value-type="float" office:value="45008" table:formula="of:=[.DL88]+4" table:style-name="ce2">
            <text:p>45008</text:p>
          </table:table-cell>
          <table:table-cell office:value-type="float" office:value="45012" table:formula="of:=[.DM88]+4" table:style-name="ce2">
            <text:p>45012</text:p>
          </table:table-cell>
          <table:table-cell office:value-type="float" office:value="45016" table:formula="of:=[.DN88]+4" table:style-name="ce2">
            <text:p>45016</text:p>
          </table:table-cell>
          <table:table-cell office:value-type="float" office:value="45020" table:formula="of:=[.DO88]+4" table:style-name="ce2">
            <text:p>45020</text:p>
          </table:table-cell>
          <table:table-cell office:value-type="float" office:value="45024" table:formula="of:=[.DP88]+4" table:style-name="ce2">
            <text:p>45024</text:p>
          </table:table-cell>
          <table:table-cell office:value-type="float" office:value="45028" table:formula="of:=[.DQ88]+4" table:style-name="ce2">
            <text:p>45028</text:p>
          </table:table-cell>
          <table:table-cell office:value-type="float" office:value="45032" table:formula="of:=[.DR88]+4" table:style-name="ce2">
            <text:p>45032</text:p>
          </table:table-cell>
          <table:table-cell office:value-type="float" office:value="45036" table:formula="of:=[.DS88]+4" table:style-name="ce2">
            <text:p>45036</text:p>
          </table:table-cell>
          <table:table-cell office:value-type="float" office:value="45040" table:formula="of:=[.DT88]+4" table:style-name="ce2">
            <text:p>45040</text:p>
          </table:table-cell>
          <table:table-cell office:value-type="float" office:value="45044" table:formula="of:=[.DU88]+4" table:style-name="ce2">
            <text:p>45044</text:p>
          </table:table-cell>
          <table:table-cell office:value-type="float" office:value="45048" table:formula="of:=[.DV88]+4" table:style-name="ce2">
            <text:p>45048</text:p>
          </table:table-cell>
          <table:table-cell office:value-type="float" office:value="45052" table:formula="of:=[.DW88]+4" table:style-name="ce2">
            <text:p>45052</text:p>
          </table:table-cell>
          <table:table-cell table:number-columns-repeated="16256"/>
        </table:table-row>
        <table:table-row table:style-name="ro1">
          <table:table-cell office:value-type="float" office:value="45056" table:formula="of:=[.A88]+512" table:style-name="ce2">
            <text:p>45056</text:p>
          </table:table-cell>
          <table:table-cell office:value-type="float" office:value="45060" table:formula="of:=[.A89]+4" table:style-name="ce2">
            <text:p>45060</text:p>
          </table:table-cell>
          <table:table-cell office:value-type="float" office:value="45064" table:formula="of:=[.B89]+4" table:style-name="ce2">
            <text:p>45064</text:p>
          </table:table-cell>
          <table:table-cell office:value-type="float" office:value="45068" table:formula="of:=[.C89]+4" table:style-name="ce2">
            <text:p>45068</text:p>
          </table:table-cell>
          <table:table-cell office:value-type="float" office:value="45072" table:formula="of:=[.D89]+4" table:style-name="ce2">
            <text:p>45072</text:p>
          </table:table-cell>
          <table:table-cell office:value-type="float" office:value="45076" table:formula="of:=[.E89]+4" table:style-name="ce2">
            <text:p>45076</text:p>
          </table:table-cell>
          <table:table-cell office:value-type="float" office:value="45080" table:formula="of:=[.F89]+4" table:style-name="ce2">
            <text:p>45080</text:p>
          </table:table-cell>
          <table:table-cell office:value-type="float" office:value="45084" table:formula="of:=[.G89]+4" table:style-name="ce2">
            <text:p>45084</text:p>
          </table:table-cell>
          <table:table-cell office:value-type="float" office:value="45088" table:formula="of:=[.H89]+4" table:style-name="ce2">
            <text:p>45088</text:p>
          </table:table-cell>
          <table:table-cell office:value-type="float" office:value="45092" table:formula="of:=[.I89]+4" table:style-name="ce2">
            <text:p>45092</text:p>
          </table:table-cell>
          <table:table-cell office:value-type="float" office:value="45096" table:formula="of:=[.J89]+4" table:style-name="ce2">
            <text:p>45096</text:p>
          </table:table-cell>
          <table:table-cell office:value-type="float" office:value="45100" table:formula="of:=[.K89]+4" table:style-name="ce2">
            <text:p>45100</text:p>
          </table:table-cell>
          <table:table-cell office:value-type="float" office:value="45104" table:formula="of:=[.L89]+4" table:style-name="ce2">
            <text:p>45104</text:p>
          </table:table-cell>
          <table:table-cell office:value-type="float" office:value="45108" table:formula="of:=[.M89]+4" table:style-name="ce2">
            <text:p>45108</text:p>
          </table:table-cell>
          <table:table-cell office:value-type="float" office:value="45112" table:formula="of:=[.N89]+4" table:style-name="ce2">
            <text:p>45112</text:p>
          </table:table-cell>
          <table:table-cell office:value-type="float" office:value="45116" table:formula="of:=[.O89]+4" table:style-name="ce2">
            <text:p>45116</text:p>
          </table:table-cell>
          <table:table-cell office:value-type="float" office:value="45120" table:formula="of:=[.P89]+4" table:style-name="ce2">
            <text:p>45120</text:p>
          </table:table-cell>
          <table:table-cell office:value-type="float" office:value="45124" table:formula="of:=[.Q89]+4" table:style-name="ce2">
            <text:p>45124</text:p>
          </table:table-cell>
          <table:table-cell office:value-type="float" office:value="45128" table:formula="of:=[.R89]+4" table:style-name="ce2">
            <text:p>45128</text:p>
          </table:table-cell>
          <table:table-cell office:value-type="float" office:value="45132" table:formula="of:=[.S89]+4" table:style-name="ce2">
            <text:p>45132</text:p>
          </table:table-cell>
          <table:table-cell office:value-type="float" office:value="45136" table:formula="of:=[.T89]+4" table:style-name="ce2">
            <text:p>45136</text:p>
          </table:table-cell>
          <table:table-cell office:value-type="float" office:value="45140" table:formula="of:=[.U89]+4" table:style-name="ce2">
            <text:p>45140</text:p>
          </table:table-cell>
          <table:table-cell office:value-type="float" office:value="45144" table:formula="of:=[.V89]+4" table:style-name="ce2">
            <text:p>45144</text:p>
          </table:table-cell>
          <table:table-cell office:value-type="float" office:value="45148" table:formula="of:=[.W89]+4" table:style-name="ce2">
            <text:p>45148</text:p>
          </table:table-cell>
          <table:table-cell office:value-type="float" office:value="45152" table:formula="of:=[.X89]+4" table:style-name="ce2">
            <text:p>45152</text:p>
          </table:table-cell>
          <table:table-cell office:value-type="float" office:value="45156" table:formula="of:=[.Y89]+4" table:style-name="ce2">
            <text:p>45156</text:p>
          </table:table-cell>
          <table:table-cell office:value-type="float" office:value="45160" table:formula="of:=[.Z89]+4" table:style-name="ce2">
            <text:p>45160</text:p>
          </table:table-cell>
          <table:table-cell office:value-type="float" office:value="45164" table:formula="of:=[.AA89]+4" table:style-name="ce2">
            <text:p>45164</text:p>
          </table:table-cell>
          <table:table-cell office:value-type="float" office:value="45168" table:formula="of:=[.AB89]+4" table:style-name="ce2">
            <text:p>45168</text:p>
          </table:table-cell>
          <table:table-cell office:value-type="float" office:value="45172" table:formula="of:=[.AC89]+4" table:style-name="ce2">
            <text:p>45172</text:p>
          </table:table-cell>
          <table:table-cell office:value-type="float" office:value="45176" table:formula="of:=[.AD89]+4" table:style-name="ce2">
            <text:p>45176</text:p>
          </table:table-cell>
          <table:table-cell office:value-type="float" office:value="45180" table:formula="of:=[.AE89]+4" table:style-name="ce2">
            <text:p>45180</text:p>
          </table:table-cell>
          <table:table-cell office:value-type="float" office:value="45184" table:formula="of:=[.AF89]+4" table:style-name="ce2">
            <text:p>45184</text:p>
          </table:table-cell>
          <table:table-cell office:value-type="float" office:value="45188" table:formula="of:=[.AG89]+4" table:style-name="ce2">
            <text:p>45188</text:p>
          </table:table-cell>
          <table:table-cell office:value-type="float" office:value="45192" table:formula="of:=[.AH89]+4" table:style-name="ce2">
            <text:p>45192</text:p>
          </table:table-cell>
          <table:table-cell office:value-type="float" office:value="45196" table:formula="of:=[.AI89]+4" table:style-name="ce2">
            <text:p>45196</text:p>
          </table:table-cell>
          <table:table-cell office:value-type="float" office:value="45200" table:formula="of:=[.AJ89]+4" table:style-name="ce2">
            <text:p>45200</text:p>
          </table:table-cell>
          <table:table-cell office:value-type="float" office:value="45204" table:formula="of:=[.AK89]+4" table:style-name="ce2">
            <text:p>45204</text:p>
          </table:table-cell>
          <table:table-cell office:value-type="float" office:value="45208" table:formula="of:=[.AL89]+4" table:style-name="ce2">
            <text:p>45208</text:p>
          </table:table-cell>
          <table:table-cell office:value-type="float" office:value="45212" table:formula="of:=[.AM89]+4" table:style-name="ce2">
            <text:p>45212</text:p>
          </table:table-cell>
          <table:table-cell office:value-type="float" office:value="45216" table:formula="of:=[.AN89]+4" table:style-name="ce2">
            <text:p>45216</text:p>
          </table:table-cell>
          <table:table-cell office:value-type="float" office:value="45220" table:formula="of:=[.AO89]+4" table:style-name="ce2">
            <text:p>45220</text:p>
          </table:table-cell>
          <table:table-cell office:value-type="float" office:value="45224" table:formula="of:=[.AP89]+4" table:style-name="ce2">
            <text:p>45224</text:p>
          </table:table-cell>
          <table:table-cell office:value-type="float" office:value="45228" table:formula="of:=[.AQ89]+4" table:style-name="ce2">
            <text:p>45228</text:p>
          </table:table-cell>
          <table:table-cell office:value-type="float" office:value="45232" table:formula="of:=[.AR89]+4" table:style-name="ce2">
            <text:p>45232</text:p>
          </table:table-cell>
          <table:table-cell office:value-type="float" office:value="45236" table:formula="of:=[.AS89]+4" table:style-name="ce2">
            <text:p>45236</text:p>
          </table:table-cell>
          <table:table-cell office:value-type="float" office:value="45240" table:formula="of:=[.AT89]+4" table:style-name="ce2">
            <text:p>45240</text:p>
          </table:table-cell>
          <table:table-cell office:value-type="float" office:value="45244" table:formula="of:=[.AU89]+4" table:style-name="ce2">
            <text:p>45244</text:p>
          </table:table-cell>
          <table:table-cell office:value-type="float" office:value="45248" table:formula="of:=[.AV89]+4" table:style-name="ce2">
            <text:p>45248</text:p>
          </table:table-cell>
          <table:table-cell office:value-type="float" office:value="45252" table:formula="of:=[.AW89]+4" table:style-name="ce2">
            <text:p>45252</text:p>
          </table:table-cell>
          <table:table-cell office:value-type="float" office:value="45256" table:formula="of:=[.AX89]+4" table:style-name="ce2">
            <text:p>45256</text:p>
          </table:table-cell>
          <table:table-cell office:value-type="float" office:value="45260" table:formula="of:=[.AY89]+4" table:style-name="ce2">
            <text:p>45260</text:p>
          </table:table-cell>
          <table:table-cell office:value-type="float" office:value="45264" table:formula="of:=[.AZ89]+4" table:style-name="ce2">
            <text:p>45264</text:p>
          </table:table-cell>
          <table:table-cell office:value-type="float" office:value="45268" table:formula="of:=[.BA89]+4" table:style-name="ce2">
            <text:p>45268</text:p>
          </table:table-cell>
          <table:table-cell office:value-type="float" office:value="45272" table:formula="of:=[.BB89]+4" table:style-name="ce2">
            <text:p>45272</text:p>
          </table:table-cell>
          <table:table-cell office:value-type="float" office:value="45276" table:formula="of:=[.BC89]+4" table:style-name="ce2">
            <text:p>45276</text:p>
          </table:table-cell>
          <table:table-cell office:value-type="float" office:value="45280" table:formula="of:=[.BD89]+4" table:style-name="ce2">
            <text:p>45280</text:p>
          </table:table-cell>
          <table:table-cell office:value-type="float" office:value="45284" table:formula="of:=[.BE89]+4" table:style-name="ce2">
            <text:p>45284</text:p>
          </table:table-cell>
          <table:table-cell office:value-type="float" office:value="45288" table:formula="of:=[.BF89]+4" table:style-name="ce2">
            <text:p>45288</text:p>
          </table:table-cell>
          <table:table-cell office:value-type="float" office:value="45292" table:formula="of:=[.BG89]+4" table:style-name="ce2">
            <text:p>45292</text:p>
          </table:table-cell>
          <table:table-cell office:value-type="float" office:value="45296" table:formula="of:=[.BH89]+4" table:style-name="ce2">
            <text:p>45296</text:p>
          </table:table-cell>
          <table:table-cell office:value-type="float" office:value="45300" table:formula="of:=[.BI89]+4" table:style-name="ce2">
            <text:p>45300</text:p>
          </table:table-cell>
          <table:table-cell office:value-type="float" office:value="45304" table:formula="of:=[.BJ89]+4" table:style-name="ce2">
            <text:p>45304</text:p>
          </table:table-cell>
          <table:table-cell office:value-type="float" office:value="45308" table:formula="of:=[.BK89]+4" table:style-name="ce2">
            <text:p>45308</text:p>
          </table:table-cell>
          <table:table-cell office:value-type="float" office:value="45312" table:formula="of:=[.BL89]+4" table:style-name="ce2">
            <text:p>45312</text:p>
          </table:table-cell>
          <table:table-cell office:value-type="float" office:value="45316" table:formula="of:=[.BM89]+4" table:style-name="ce2">
            <text:p>45316</text:p>
          </table:table-cell>
          <table:table-cell office:value-type="float" office:value="45320" table:formula="of:=[.BN89]+4" table:style-name="ce2">
            <text:p>45320</text:p>
          </table:table-cell>
          <table:table-cell office:value-type="float" office:value="45324" table:formula="of:=[.BO89]+4" table:style-name="ce2">
            <text:p>45324</text:p>
          </table:table-cell>
          <table:table-cell office:value-type="float" office:value="45328" table:formula="of:=[.BP89]+4" table:style-name="ce2">
            <text:p>45328</text:p>
          </table:table-cell>
          <table:table-cell office:value-type="float" office:value="45332" table:formula="of:=[.BQ89]+4" table:style-name="ce2">
            <text:p>45332</text:p>
          </table:table-cell>
          <table:table-cell office:value-type="float" office:value="45336" table:formula="of:=[.BR89]+4" table:style-name="ce2">
            <text:p>45336</text:p>
          </table:table-cell>
          <table:table-cell office:value-type="float" office:value="45340" table:formula="of:=[.BS89]+4" table:style-name="ce2">
            <text:p>45340</text:p>
          </table:table-cell>
          <table:table-cell office:value-type="float" office:value="45344" table:formula="of:=[.BT89]+4" table:style-name="ce2">
            <text:p>45344</text:p>
          </table:table-cell>
          <table:table-cell office:value-type="float" office:value="45348" table:formula="of:=[.BU89]+4" table:style-name="ce2">
            <text:p>45348</text:p>
          </table:table-cell>
          <table:table-cell office:value-type="float" office:value="45352" table:formula="of:=[.BV89]+4" table:style-name="ce2">
            <text:p>45352</text:p>
          </table:table-cell>
          <table:table-cell office:value-type="float" office:value="45356" table:formula="of:=[.BW89]+4" table:style-name="ce2">
            <text:p>45356</text:p>
          </table:table-cell>
          <table:table-cell office:value-type="float" office:value="45360" table:formula="of:=[.BX89]+4" table:style-name="ce2">
            <text:p>45360</text:p>
          </table:table-cell>
          <table:table-cell office:value-type="float" office:value="45364" table:formula="of:=[.BY89]+4" table:style-name="ce2">
            <text:p>45364</text:p>
          </table:table-cell>
          <table:table-cell office:value-type="float" office:value="45368" table:formula="of:=[.BZ89]+4" table:style-name="ce2">
            <text:p>45368</text:p>
          </table:table-cell>
          <table:table-cell office:value-type="float" office:value="45372" table:formula="of:=[.CA89]+4" table:style-name="ce2">
            <text:p>45372</text:p>
          </table:table-cell>
          <table:table-cell office:value-type="float" office:value="45376" table:formula="of:=[.CB89]+4" table:style-name="ce2">
            <text:p>45376</text:p>
          </table:table-cell>
          <table:table-cell office:value-type="float" office:value="45380" table:formula="of:=[.CC89]+4" table:style-name="ce2">
            <text:p>45380</text:p>
          </table:table-cell>
          <table:table-cell office:value-type="float" office:value="45384" table:formula="of:=[.CD89]+4" table:style-name="ce2">
            <text:p>45384</text:p>
          </table:table-cell>
          <table:table-cell office:value-type="float" office:value="45388" table:formula="of:=[.CE89]+4" table:style-name="ce2">
            <text:p>45388</text:p>
          </table:table-cell>
          <table:table-cell office:value-type="float" office:value="45392" table:formula="of:=[.CF89]+4" table:style-name="ce2">
            <text:p>45392</text:p>
          </table:table-cell>
          <table:table-cell office:value-type="float" office:value="45396" table:formula="of:=[.CG89]+4" table:style-name="ce2">
            <text:p>45396</text:p>
          </table:table-cell>
          <table:table-cell office:value-type="float" office:value="45400" table:formula="of:=[.CH89]+4" table:style-name="ce2">
            <text:p>45400</text:p>
          </table:table-cell>
          <table:table-cell office:value-type="float" office:value="45404" table:formula="of:=[.CI89]+4" table:style-name="ce2">
            <text:p>45404</text:p>
          </table:table-cell>
          <table:table-cell office:value-type="float" office:value="45408" table:formula="of:=[.CJ89]+4" table:style-name="ce2">
            <text:p>45408</text:p>
          </table:table-cell>
          <table:table-cell office:value-type="float" office:value="45412" table:formula="of:=[.CK89]+4" table:style-name="ce2">
            <text:p>45412</text:p>
          </table:table-cell>
          <table:table-cell office:value-type="float" office:value="45416" table:formula="of:=[.CL89]+4" table:style-name="ce2">
            <text:p>45416</text:p>
          </table:table-cell>
          <table:table-cell office:value-type="float" office:value="45420" table:formula="of:=[.CM89]+4" table:style-name="ce2">
            <text:p>45420</text:p>
          </table:table-cell>
          <table:table-cell office:value-type="float" office:value="45424" table:formula="of:=[.CN89]+4" table:style-name="ce2">
            <text:p>45424</text:p>
          </table:table-cell>
          <table:table-cell office:value-type="float" office:value="45428" table:formula="of:=[.CO89]+4" table:style-name="ce2">
            <text:p>45428</text:p>
          </table:table-cell>
          <table:table-cell office:value-type="float" office:value="45432" table:formula="of:=[.CP89]+4" table:style-name="ce2">
            <text:p>45432</text:p>
          </table:table-cell>
          <table:table-cell office:value-type="float" office:value="45436" table:formula="of:=[.CQ89]+4" table:style-name="ce2">
            <text:p>45436</text:p>
          </table:table-cell>
          <table:table-cell office:value-type="float" office:value="45440" table:formula="of:=[.CR89]+4" table:style-name="ce2">
            <text:p>45440</text:p>
          </table:table-cell>
          <table:table-cell office:value-type="float" office:value="45444" table:formula="of:=[.CS89]+4" table:style-name="ce2">
            <text:p>45444</text:p>
          </table:table-cell>
          <table:table-cell office:value-type="float" office:value="45448" table:formula="of:=[.CT89]+4" table:style-name="ce2">
            <text:p>45448</text:p>
          </table:table-cell>
          <table:table-cell office:value-type="float" office:value="45452" table:formula="of:=[.CU89]+4" table:style-name="ce2">
            <text:p>45452</text:p>
          </table:table-cell>
          <table:table-cell office:value-type="float" office:value="45456" table:formula="of:=[.CV89]+4" table:style-name="ce2">
            <text:p>45456</text:p>
          </table:table-cell>
          <table:table-cell office:value-type="float" office:value="45460" table:formula="of:=[.CW89]+4" table:style-name="ce2">
            <text:p>45460</text:p>
          </table:table-cell>
          <table:table-cell office:value-type="float" office:value="45464" table:formula="of:=[.CX89]+4" table:style-name="ce2">
            <text:p>45464</text:p>
          </table:table-cell>
          <table:table-cell office:value-type="float" office:value="45468" table:formula="of:=[.CY89]+4" table:style-name="ce2">
            <text:p>45468</text:p>
          </table:table-cell>
          <table:table-cell office:value-type="float" office:value="45472" table:formula="of:=[.CZ89]+4" table:style-name="ce2">
            <text:p>45472</text:p>
          </table:table-cell>
          <table:table-cell office:value-type="float" office:value="45476" table:formula="of:=[.DA89]+4" table:style-name="ce2">
            <text:p>45476</text:p>
          </table:table-cell>
          <table:table-cell office:value-type="float" office:value="45480" table:formula="of:=[.DB89]+4" table:style-name="ce2">
            <text:p>45480</text:p>
          </table:table-cell>
          <table:table-cell office:value-type="float" office:value="45484" table:formula="of:=[.DC89]+4" table:style-name="ce2">
            <text:p>45484</text:p>
          </table:table-cell>
          <table:table-cell office:value-type="float" office:value="45488" table:formula="of:=[.DD89]+4" table:style-name="ce2">
            <text:p>45488</text:p>
          </table:table-cell>
          <table:table-cell office:value-type="float" office:value="45492" table:formula="of:=[.DE89]+4" table:style-name="ce2">
            <text:p>45492</text:p>
          </table:table-cell>
          <table:table-cell office:value-type="float" office:value="45496" table:formula="of:=[.DF89]+4" table:style-name="ce2">
            <text:p>45496</text:p>
          </table:table-cell>
          <table:table-cell office:value-type="float" office:value="45500" table:formula="of:=[.DG89]+4" table:style-name="ce2">
            <text:p>45500</text:p>
          </table:table-cell>
          <table:table-cell office:value-type="float" office:value="45504" table:formula="of:=[.DH89]+4" table:style-name="ce2">
            <text:p>45504</text:p>
          </table:table-cell>
          <table:table-cell office:value-type="float" office:value="45508" table:formula="of:=[.DI89]+4" table:style-name="ce2">
            <text:p>45508</text:p>
          </table:table-cell>
          <table:table-cell office:value-type="float" office:value="45512" table:formula="of:=[.DJ89]+4" table:style-name="ce2">
            <text:p>45512</text:p>
          </table:table-cell>
          <table:table-cell office:value-type="float" office:value="45516" table:formula="of:=[.DK89]+4" table:style-name="ce2">
            <text:p>45516</text:p>
          </table:table-cell>
          <table:table-cell office:value-type="float" office:value="45520" table:formula="of:=[.DL89]+4" table:style-name="ce2">
            <text:p>45520</text:p>
          </table:table-cell>
          <table:table-cell office:value-type="float" office:value="45524" table:formula="of:=[.DM89]+4" table:style-name="ce2">
            <text:p>45524</text:p>
          </table:table-cell>
          <table:table-cell office:value-type="float" office:value="45528" table:formula="of:=[.DN89]+4" table:style-name="ce2">
            <text:p>45528</text:p>
          </table:table-cell>
          <table:table-cell office:value-type="float" office:value="45532" table:formula="of:=[.DO89]+4" table:style-name="ce2">
            <text:p>45532</text:p>
          </table:table-cell>
          <table:table-cell office:value-type="float" office:value="45536" table:formula="of:=[.DP89]+4" table:style-name="ce2">
            <text:p>45536</text:p>
          </table:table-cell>
          <table:table-cell office:value-type="float" office:value="45540" table:formula="of:=[.DQ89]+4" table:style-name="ce2">
            <text:p>45540</text:p>
          </table:table-cell>
          <table:table-cell office:value-type="float" office:value="45544" table:formula="of:=[.DR89]+4" table:style-name="ce2">
            <text:p>45544</text:p>
          </table:table-cell>
          <table:table-cell office:value-type="float" office:value="45548" table:formula="of:=[.DS89]+4" table:style-name="ce2">
            <text:p>45548</text:p>
          </table:table-cell>
          <table:table-cell office:value-type="float" office:value="45552" table:formula="of:=[.DT89]+4" table:style-name="ce2">
            <text:p>45552</text:p>
          </table:table-cell>
          <table:table-cell office:value-type="float" office:value="45556" table:formula="of:=[.DU89]+4" table:style-name="ce2">
            <text:p>45556</text:p>
          </table:table-cell>
          <table:table-cell office:value-type="float" office:value="45560" table:formula="of:=[.DV89]+4" table:style-name="ce2">
            <text:p>45560</text:p>
          </table:table-cell>
          <table:table-cell office:value-type="float" office:value="45564" table:formula="of:=[.DW89]+4" table:style-name="ce2">
            <text:p>45564</text:p>
          </table:table-cell>
          <table:table-cell table:number-columns-repeated="16256"/>
        </table:table-row>
        <table:table-row table:style-name="ro1">
          <table:table-cell office:value-type="float" office:value="45568" table:formula="of:=[.A89]+512" table:style-name="ce2">
            <text:p>45568</text:p>
          </table:table-cell>
          <table:table-cell office:value-type="float" office:value="45572" table:formula="of:=[.A90]+4" table:style-name="ce2">
            <text:p>45572</text:p>
          </table:table-cell>
          <table:table-cell office:value-type="float" office:value="45576" table:formula="of:=[.B90]+4" table:style-name="ce2">
            <text:p>45576</text:p>
          </table:table-cell>
          <table:table-cell office:value-type="float" office:value="45580" table:formula="of:=[.C90]+4" table:style-name="ce2">
            <text:p>45580</text:p>
          </table:table-cell>
          <table:table-cell office:value-type="float" office:value="45584" table:formula="of:=[.D90]+4" table:style-name="ce2">
            <text:p>45584</text:p>
          </table:table-cell>
          <table:table-cell office:value-type="float" office:value="45588" table:formula="of:=[.E90]+4" table:style-name="ce2">
            <text:p>45588</text:p>
          </table:table-cell>
          <table:table-cell office:value-type="float" office:value="45592" table:formula="of:=[.F90]+4" table:style-name="ce2">
            <text:p>45592</text:p>
          </table:table-cell>
          <table:table-cell office:value-type="float" office:value="45596" table:formula="of:=[.G90]+4" table:style-name="ce2">
            <text:p>45596</text:p>
          </table:table-cell>
          <table:table-cell office:value-type="float" office:value="45600" table:formula="of:=[.H90]+4" table:style-name="ce2">
            <text:p>45600</text:p>
          </table:table-cell>
          <table:table-cell office:value-type="float" office:value="45604" table:formula="of:=[.I90]+4" table:style-name="ce2">
            <text:p>45604</text:p>
          </table:table-cell>
          <table:table-cell office:value-type="float" office:value="45608" table:formula="of:=[.J90]+4" table:style-name="ce2">
            <text:p>45608</text:p>
          </table:table-cell>
          <table:table-cell office:value-type="float" office:value="45612" table:formula="of:=[.K90]+4" table:style-name="ce2">
            <text:p>45612</text:p>
          </table:table-cell>
          <table:table-cell office:value-type="float" office:value="45616" table:formula="of:=[.L90]+4" table:style-name="ce2">
            <text:p>45616</text:p>
          </table:table-cell>
          <table:table-cell office:value-type="float" office:value="45620" table:formula="of:=[.M90]+4" table:style-name="ce2">
            <text:p>45620</text:p>
          </table:table-cell>
          <table:table-cell office:value-type="float" office:value="45624" table:formula="of:=[.N90]+4" table:style-name="ce2">
            <text:p>45624</text:p>
          </table:table-cell>
          <table:table-cell office:value-type="float" office:value="45628" table:formula="of:=[.O90]+4" table:style-name="ce2">
            <text:p>45628</text:p>
          </table:table-cell>
          <table:table-cell office:value-type="float" office:value="45632" table:formula="of:=[.P90]+4" table:style-name="ce2">
            <text:p>45632</text:p>
          </table:table-cell>
          <table:table-cell office:value-type="float" office:value="45636" table:formula="of:=[.Q90]+4" table:style-name="ce2">
            <text:p>45636</text:p>
          </table:table-cell>
          <table:table-cell office:value-type="float" office:value="45640" table:formula="of:=[.R90]+4" table:style-name="ce2">
            <text:p>45640</text:p>
          </table:table-cell>
          <table:table-cell office:value-type="float" office:value="45644" table:formula="of:=[.S90]+4" table:style-name="ce2">
            <text:p>45644</text:p>
          </table:table-cell>
          <table:table-cell office:value-type="float" office:value="45648" table:formula="of:=[.T90]+4" table:style-name="ce2">
            <text:p>45648</text:p>
          </table:table-cell>
          <table:table-cell office:value-type="float" office:value="45652" table:formula="of:=[.U90]+4" table:style-name="ce2">
            <text:p>45652</text:p>
          </table:table-cell>
          <table:table-cell office:value-type="float" office:value="45656" table:formula="of:=[.V90]+4" table:style-name="ce2">
            <text:p>45656</text:p>
          </table:table-cell>
          <table:table-cell office:value-type="float" office:value="45660" table:formula="of:=[.W90]+4" table:style-name="ce2">
            <text:p>45660</text:p>
          </table:table-cell>
          <table:table-cell office:value-type="float" office:value="45664" table:formula="of:=[.X90]+4" table:style-name="ce2">
            <text:p>45664</text:p>
          </table:table-cell>
          <table:table-cell office:value-type="float" office:value="45668" table:formula="of:=[.Y90]+4" table:style-name="ce2">
            <text:p>45668</text:p>
          </table:table-cell>
          <table:table-cell office:value-type="float" office:value="45672" table:formula="of:=[.Z90]+4" table:style-name="ce2">
            <text:p>45672</text:p>
          </table:table-cell>
          <table:table-cell office:value-type="float" office:value="45676" table:formula="of:=[.AA90]+4" table:style-name="ce2">
            <text:p>45676</text:p>
          </table:table-cell>
          <table:table-cell office:value-type="float" office:value="45680" table:formula="of:=[.AB90]+4" table:style-name="ce2">
            <text:p>45680</text:p>
          </table:table-cell>
          <table:table-cell office:value-type="float" office:value="45684" table:formula="of:=[.AC90]+4" table:style-name="ce2">
            <text:p>45684</text:p>
          </table:table-cell>
          <table:table-cell office:value-type="float" office:value="45688" table:formula="of:=[.AD90]+4" table:style-name="ce2">
            <text:p>45688</text:p>
          </table:table-cell>
          <table:table-cell office:value-type="float" office:value="45692" table:formula="of:=[.AE90]+4" table:style-name="ce2">
            <text:p>45692</text:p>
          </table:table-cell>
          <table:table-cell office:value-type="float" office:value="45696" table:formula="of:=[.AF90]+4" table:style-name="ce2">
            <text:p>45696</text:p>
          </table:table-cell>
          <table:table-cell office:value-type="float" office:value="45700" table:formula="of:=[.AG90]+4" table:style-name="ce2">
            <text:p>45700</text:p>
          </table:table-cell>
          <table:table-cell office:value-type="float" office:value="45704" table:formula="of:=[.AH90]+4" table:style-name="ce2">
            <text:p>45704</text:p>
          </table:table-cell>
          <table:table-cell office:value-type="float" office:value="45708" table:formula="of:=[.AI90]+4" table:style-name="ce2">
            <text:p>45708</text:p>
          </table:table-cell>
          <table:table-cell office:value-type="float" office:value="45712" table:formula="of:=[.AJ90]+4" table:style-name="ce2">
            <text:p>45712</text:p>
          </table:table-cell>
          <table:table-cell office:value-type="float" office:value="45716" table:formula="of:=[.AK90]+4" table:style-name="ce2">
            <text:p>45716</text:p>
          </table:table-cell>
          <table:table-cell office:value-type="float" office:value="45720" table:formula="of:=[.AL90]+4" table:style-name="ce2">
            <text:p>45720</text:p>
          </table:table-cell>
          <table:table-cell office:value-type="float" office:value="45724" table:formula="of:=[.AM90]+4" table:style-name="ce2">
            <text:p>45724</text:p>
          </table:table-cell>
          <table:table-cell office:value-type="float" office:value="45728" table:formula="of:=[.AN90]+4" table:style-name="ce2">
            <text:p>45728</text:p>
          </table:table-cell>
          <table:table-cell office:value-type="float" office:value="45732" table:formula="of:=[.AO90]+4" table:style-name="ce2">
            <text:p>45732</text:p>
          </table:table-cell>
          <table:table-cell office:value-type="float" office:value="45736" table:formula="of:=[.AP90]+4" table:style-name="ce2">
            <text:p>45736</text:p>
          </table:table-cell>
          <table:table-cell office:value-type="float" office:value="45740" table:formula="of:=[.AQ90]+4" table:style-name="ce2">
            <text:p>45740</text:p>
          </table:table-cell>
          <table:table-cell office:value-type="float" office:value="45744" table:formula="of:=[.AR90]+4" table:style-name="ce2">
            <text:p>45744</text:p>
          </table:table-cell>
          <table:table-cell office:value-type="float" office:value="45748" table:formula="of:=[.AS90]+4" table:style-name="ce2">
            <text:p>45748</text:p>
          </table:table-cell>
          <table:table-cell office:value-type="float" office:value="45752" table:formula="of:=[.AT90]+4" table:style-name="ce2">
            <text:p>45752</text:p>
          </table:table-cell>
          <table:table-cell office:value-type="float" office:value="45756" table:formula="of:=[.AU90]+4" table:style-name="ce2">
            <text:p>45756</text:p>
          </table:table-cell>
          <table:table-cell office:value-type="float" office:value="45760" table:formula="of:=[.AV90]+4" table:style-name="ce2">
            <text:p>45760</text:p>
          </table:table-cell>
          <table:table-cell office:value-type="float" office:value="45764" table:formula="of:=[.AW90]+4" table:style-name="ce2">
            <text:p>45764</text:p>
          </table:table-cell>
          <table:table-cell office:value-type="float" office:value="45768" table:formula="of:=[.AX90]+4" table:style-name="ce2">
            <text:p>45768</text:p>
          </table:table-cell>
          <table:table-cell office:value-type="float" office:value="45772" table:formula="of:=[.AY90]+4" table:style-name="ce2">
            <text:p>45772</text:p>
          </table:table-cell>
          <table:table-cell office:value-type="float" office:value="45776" table:formula="of:=[.AZ90]+4" table:style-name="ce2">
            <text:p>45776</text:p>
          </table:table-cell>
          <table:table-cell office:value-type="float" office:value="45780" table:formula="of:=[.BA90]+4" table:style-name="ce2">
            <text:p>45780</text:p>
          </table:table-cell>
          <table:table-cell office:value-type="float" office:value="45784" table:formula="of:=[.BB90]+4" table:style-name="ce2">
            <text:p>45784</text:p>
          </table:table-cell>
          <table:table-cell office:value-type="float" office:value="45788" table:formula="of:=[.BC90]+4" table:style-name="ce2">
            <text:p>45788</text:p>
          </table:table-cell>
          <table:table-cell office:value-type="float" office:value="45792" table:formula="of:=[.BD90]+4" table:style-name="ce2">
            <text:p>45792</text:p>
          </table:table-cell>
          <table:table-cell office:value-type="float" office:value="45796" table:formula="of:=[.BE90]+4" table:style-name="ce2">
            <text:p>45796</text:p>
          </table:table-cell>
          <table:table-cell office:value-type="float" office:value="45800" table:formula="of:=[.BF90]+4" table:style-name="ce2">
            <text:p>45800</text:p>
          </table:table-cell>
          <table:table-cell office:value-type="float" office:value="45804" table:formula="of:=[.BG90]+4" table:style-name="ce2">
            <text:p>45804</text:p>
          </table:table-cell>
          <table:table-cell office:value-type="float" office:value="45808" table:formula="of:=[.BH90]+4" table:style-name="ce2">
            <text:p>45808</text:p>
          </table:table-cell>
          <table:table-cell office:value-type="float" office:value="45812" table:formula="of:=[.BI90]+4" table:style-name="ce2">
            <text:p>45812</text:p>
          </table:table-cell>
          <table:table-cell office:value-type="float" office:value="45816" table:formula="of:=[.BJ90]+4" table:style-name="ce2">
            <text:p>45816</text:p>
          </table:table-cell>
          <table:table-cell office:value-type="float" office:value="45820" table:formula="of:=[.BK90]+4" table:style-name="ce2">
            <text:p>45820</text:p>
          </table:table-cell>
          <table:table-cell office:value-type="float" office:value="45824" table:formula="of:=[.BL90]+4" table:style-name="ce2">
            <text:p>45824</text:p>
          </table:table-cell>
          <table:table-cell office:value-type="float" office:value="45828" table:formula="of:=[.BM90]+4" table:style-name="ce2">
            <text:p>45828</text:p>
          </table:table-cell>
          <table:table-cell office:value-type="float" office:value="45832" table:formula="of:=[.BN90]+4" table:style-name="ce2">
            <text:p>45832</text:p>
          </table:table-cell>
          <table:table-cell office:value-type="float" office:value="45836" table:formula="of:=[.BO90]+4" table:style-name="ce2">
            <text:p>45836</text:p>
          </table:table-cell>
          <table:table-cell office:value-type="float" office:value="45840" table:formula="of:=[.BP90]+4" table:style-name="ce2">
            <text:p>45840</text:p>
          </table:table-cell>
          <table:table-cell office:value-type="float" office:value="45844" table:formula="of:=[.BQ90]+4" table:style-name="ce2">
            <text:p>45844</text:p>
          </table:table-cell>
          <table:table-cell office:value-type="float" office:value="45848" table:formula="of:=[.BR90]+4" table:style-name="ce2">
            <text:p>45848</text:p>
          </table:table-cell>
          <table:table-cell office:value-type="float" office:value="45852" table:formula="of:=[.BS90]+4" table:style-name="ce2">
            <text:p>45852</text:p>
          </table:table-cell>
          <table:table-cell office:value-type="float" office:value="45856" table:formula="of:=[.BT90]+4" table:style-name="ce2">
            <text:p>45856</text:p>
          </table:table-cell>
          <table:table-cell office:value-type="float" office:value="45860" table:formula="of:=[.BU90]+4" table:style-name="ce2">
            <text:p>45860</text:p>
          </table:table-cell>
          <table:table-cell office:value-type="float" office:value="45864" table:formula="of:=[.BV90]+4" table:style-name="ce2">
            <text:p>45864</text:p>
          </table:table-cell>
          <table:table-cell office:value-type="float" office:value="45868" table:formula="of:=[.BW90]+4" table:style-name="ce2">
            <text:p>45868</text:p>
          </table:table-cell>
          <table:table-cell office:value-type="float" office:value="45872" table:formula="of:=[.BX90]+4" table:style-name="ce2">
            <text:p>45872</text:p>
          </table:table-cell>
          <table:table-cell office:value-type="float" office:value="45876" table:formula="of:=[.BY90]+4" table:style-name="ce2">
            <text:p>45876</text:p>
          </table:table-cell>
          <table:table-cell office:value-type="float" office:value="45880" table:formula="of:=[.BZ90]+4" table:style-name="ce2">
            <text:p>45880</text:p>
          </table:table-cell>
          <table:table-cell office:value-type="float" office:value="45884" table:formula="of:=[.CA90]+4" table:style-name="ce2">
            <text:p>45884</text:p>
          </table:table-cell>
          <table:table-cell office:value-type="float" office:value="45888" table:formula="of:=[.CB90]+4" table:style-name="ce2">
            <text:p>45888</text:p>
          </table:table-cell>
          <table:table-cell office:value-type="float" office:value="45892" table:formula="of:=[.CC90]+4" table:style-name="ce2">
            <text:p>45892</text:p>
          </table:table-cell>
          <table:table-cell office:value-type="float" office:value="45896" table:formula="of:=[.CD90]+4" table:style-name="ce2">
            <text:p>45896</text:p>
          </table:table-cell>
          <table:table-cell office:value-type="float" office:value="45900" table:formula="of:=[.CE90]+4" table:style-name="ce2">
            <text:p>45900</text:p>
          </table:table-cell>
          <table:table-cell office:value-type="float" office:value="45904" table:formula="of:=[.CF90]+4" table:style-name="ce2">
            <text:p>45904</text:p>
          </table:table-cell>
          <table:table-cell office:value-type="float" office:value="45908" table:formula="of:=[.CG90]+4" table:style-name="ce2">
            <text:p>45908</text:p>
          </table:table-cell>
          <table:table-cell office:value-type="float" office:value="45912" table:formula="of:=[.CH90]+4" table:style-name="ce2">
            <text:p>45912</text:p>
          </table:table-cell>
          <table:table-cell office:value-type="float" office:value="45916" table:formula="of:=[.CI90]+4" table:style-name="ce2">
            <text:p>45916</text:p>
          </table:table-cell>
          <table:table-cell office:value-type="float" office:value="45920" table:formula="of:=[.CJ90]+4" table:style-name="ce2">
            <text:p>45920</text:p>
          </table:table-cell>
          <table:table-cell office:value-type="float" office:value="45924" table:formula="of:=[.CK90]+4" table:style-name="ce2">
            <text:p>45924</text:p>
          </table:table-cell>
          <table:table-cell office:value-type="float" office:value="45928" table:formula="of:=[.CL90]+4" table:style-name="ce2">
            <text:p>45928</text:p>
          </table:table-cell>
          <table:table-cell office:value-type="float" office:value="45932" table:formula="of:=[.CM90]+4" table:style-name="ce2">
            <text:p>45932</text:p>
          </table:table-cell>
          <table:table-cell office:value-type="float" office:value="45936" table:formula="of:=[.CN90]+4" table:style-name="ce2">
            <text:p>45936</text:p>
          </table:table-cell>
          <table:table-cell office:value-type="float" office:value="45940" table:formula="of:=[.CO90]+4" table:style-name="ce2">
            <text:p>45940</text:p>
          </table:table-cell>
          <table:table-cell office:value-type="float" office:value="45944" table:formula="of:=[.CP90]+4" table:style-name="ce2">
            <text:p>45944</text:p>
          </table:table-cell>
          <table:table-cell office:value-type="float" office:value="45948" table:formula="of:=[.CQ90]+4" table:style-name="ce2">
            <text:p>45948</text:p>
          </table:table-cell>
          <table:table-cell office:value-type="float" office:value="45952" table:formula="of:=[.CR90]+4" table:style-name="ce2">
            <text:p>45952</text:p>
          </table:table-cell>
          <table:table-cell office:value-type="float" office:value="45956" table:formula="of:=[.CS90]+4" table:style-name="ce2">
            <text:p>45956</text:p>
          </table:table-cell>
          <table:table-cell office:value-type="float" office:value="45960" table:formula="of:=[.CT90]+4" table:style-name="ce2">
            <text:p>45960</text:p>
          </table:table-cell>
          <table:table-cell office:value-type="float" office:value="45964" table:formula="of:=[.CU90]+4" table:style-name="ce2">
            <text:p>45964</text:p>
          </table:table-cell>
          <table:table-cell office:value-type="float" office:value="45968" table:formula="of:=[.CV90]+4" table:style-name="ce2">
            <text:p>45968</text:p>
          </table:table-cell>
          <table:table-cell office:value-type="float" office:value="45972" table:formula="of:=[.CW90]+4" table:style-name="ce2">
            <text:p>45972</text:p>
          </table:table-cell>
          <table:table-cell office:value-type="float" office:value="45976" table:formula="of:=[.CX90]+4" table:style-name="ce2">
            <text:p>45976</text:p>
          </table:table-cell>
          <table:table-cell office:value-type="float" office:value="45980" table:formula="of:=[.CY90]+4" table:style-name="ce2">
            <text:p>45980</text:p>
          </table:table-cell>
          <table:table-cell office:value-type="float" office:value="45984" table:formula="of:=[.CZ90]+4" table:style-name="ce2">
            <text:p>45984</text:p>
          </table:table-cell>
          <table:table-cell office:value-type="float" office:value="45988" table:formula="of:=[.DA90]+4" table:style-name="ce2">
            <text:p>45988</text:p>
          </table:table-cell>
          <table:table-cell office:value-type="float" office:value="45992" table:formula="of:=[.DB90]+4" table:style-name="ce2">
            <text:p>45992</text:p>
          </table:table-cell>
          <table:table-cell office:value-type="float" office:value="45996" table:formula="of:=[.DC90]+4" table:style-name="ce2">
            <text:p>45996</text:p>
          </table:table-cell>
          <table:table-cell office:value-type="float" office:value="46000" table:formula="of:=[.DD90]+4" table:style-name="ce2">
            <text:p>46000</text:p>
          </table:table-cell>
          <table:table-cell office:value-type="float" office:value="46004" table:formula="of:=[.DE90]+4" table:style-name="ce2">
            <text:p>46004</text:p>
          </table:table-cell>
          <table:table-cell office:value-type="float" office:value="46008" table:formula="of:=[.DF90]+4" table:style-name="ce2">
            <text:p>46008</text:p>
          </table:table-cell>
          <table:table-cell office:value-type="float" office:value="46012" table:formula="of:=[.DG90]+4" table:style-name="ce2">
            <text:p>46012</text:p>
          </table:table-cell>
          <table:table-cell office:value-type="float" office:value="46016" table:formula="of:=[.DH90]+4" table:style-name="ce2">
            <text:p>46016</text:p>
          </table:table-cell>
          <table:table-cell office:value-type="float" office:value="46020" table:formula="of:=[.DI90]+4" table:style-name="ce2">
            <text:p>46020</text:p>
          </table:table-cell>
          <table:table-cell office:value-type="float" office:value="46024" table:formula="of:=[.DJ90]+4" table:style-name="ce2">
            <text:p>46024</text:p>
          </table:table-cell>
          <table:table-cell office:value-type="float" office:value="46028" table:formula="of:=[.DK90]+4" table:style-name="ce2">
            <text:p>46028</text:p>
          </table:table-cell>
          <table:table-cell office:value-type="float" office:value="46032" table:formula="of:=[.DL90]+4" table:style-name="ce2">
            <text:p>46032</text:p>
          </table:table-cell>
          <table:table-cell office:value-type="float" office:value="46036" table:formula="of:=[.DM90]+4" table:style-name="ce2">
            <text:p>46036</text:p>
          </table:table-cell>
          <table:table-cell office:value-type="float" office:value="46040" table:formula="of:=[.DN90]+4" table:style-name="ce2">
            <text:p>46040</text:p>
          </table:table-cell>
          <table:table-cell office:value-type="float" office:value="46044" table:formula="of:=[.DO90]+4" table:style-name="ce2">
            <text:p>46044</text:p>
          </table:table-cell>
          <table:table-cell office:value-type="float" office:value="46048" table:formula="of:=[.DP90]+4" table:style-name="ce2">
            <text:p>46048</text:p>
          </table:table-cell>
          <table:table-cell office:value-type="float" office:value="46052" table:formula="of:=[.DQ90]+4" table:style-name="ce2">
            <text:p>46052</text:p>
          </table:table-cell>
          <table:table-cell office:value-type="float" office:value="46056" table:formula="of:=[.DR90]+4" table:style-name="ce2">
            <text:p>46056</text:p>
          </table:table-cell>
          <table:table-cell office:value-type="float" office:value="46060" table:formula="of:=[.DS90]+4" table:style-name="ce2">
            <text:p>46060</text:p>
          </table:table-cell>
          <table:table-cell office:value-type="float" office:value="46064" table:formula="of:=[.DT90]+4" table:style-name="ce2">
            <text:p>46064</text:p>
          </table:table-cell>
          <table:table-cell office:value-type="float" office:value="46068" table:formula="of:=[.DU90]+4" table:style-name="ce2">
            <text:p>46068</text:p>
          </table:table-cell>
          <table:table-cell office:value-type="float" office:value="46072" table:formula="of:=[.DV90]+4" table:style-name="ce2">
            <text:p>46072</text:p>
          </table:table-cell>
          <table:table-cell office:value-type="float" office:value="46076" table:formula="of:=[.DW90]+4" table:style-name="ce2">
            <text:p>46076</text:p>
          </table:table-cell>
          <table:table-cell table:number-columns-repeated="16256"/>
        </table:table-row>
        <table:table-row table:style-name="ro1">
          <table:table-cell office:value-type="float" office:value="46080" table:formula="of:=[.A90]+512" table:style-name="ce2">
            <text:p>46080</text:p>
          </table:table-cell>
          <table:table-cell office:value-type="float" office:value="46084" table:formula="of:=[.A91]+4" table:style-name="ce2">
            <text:p>46084</text:p>
          </table:table-cell>
          <table:table-cell office:value-type="float" office:value="46088" table:formula="of:=[.B91]+4" table:style-name="ce2">
            <text:p>46088</text:p>
          </table:table-cell>
          <table:table-cell office:value-type="float" office:value="46092" table:formula="of:=[.C91]+4" table:style-name="ce2">
            <text:p>46092</text:p>
          </table:table-cell>
          <table:table-cell office:value-type="float" office:value="46096" table:formula="of:=[.D91]+4" table:style-name="ce2">
            <text:p>46096</text:p>
          </table:table-cell>
          <table:table-cell office:value-type="float" office:value="46100" table:formula="of:=[.E91]+4" table:style-name="ce2">
            <text:p>46100</text:p>
          </table:table-cell>
          <table:table-cell office:value-type="float" office:value="46104" table:formula="of:=[.F91]+4" table:style-name="ce2">
            <text:p>46104</text:p>
          </table:table-cell>
          <table:table-cell office:value-type="float" office:value="46108" table:formula="of:=[.G91]+4" table:style-name="ce2">
            <text:p>46108</text:p>
          </table:table-cell>
          <table:table-cell office:value-type="float" office:value="46112" table:formula="of:=[.H91]+4" table:style-name="ce2">
            <text:p>46112</text:p>
          </table:table-cell>
          <table:table-cell office:value-type="float" office:value="46116" table:formula="of:=[.I91]+4" table:style-name="ce2">
            <text:p>46116</text:p>
          </table:table-cell>
          <table:table-cell office:value-type="float" office:value="46120" table:formula="of:=[.J91]+4" table:style-name="ce2">
            <text:p>46120</text:p>
          </table:table-cell>
          <table:table-cell office:value-type="float" office:value="46124" table:formula="of:=[.K91]+4" table:style-name="ce2">
            <text:p>46124</text:p>
          </table:table-cell>
          <table:table-cell office:value-type="float" office:value="46128" table:formula="of:=[.L91]+4" table:style-name="ce2">
            <text:p>46128</text:p>
          </table:table-cell>
          <table:table-cell office:value-type="float" office:value="46132" table:formula="of:=[.M91]+4" table:style-name="ce2">
            <text:p>46132</text:p>
          </table:table-cell>
          <table:table-cell office:value-type="float" office:value="46136" table:formula="of:=[.N91]+4" table:style-name="ce2">
            <text:p>46136</text:p>
          </table:table-cell>
          <table:table-cell office:value-type="float" office:value="46140" table:formula="of:=[.O91]+4" table:style-name="ce2">
            <text:p>46140</text:p>
          </table:table-cell>
          <table:table-cell office:value-type="float" office:value="46144" table:formula="of:=[.P91]+4" table:style-name="ce2">
            <text:p>46144</text:p>
          </table:table-cell>
          <table:table-cell office:value-type="float" office:value="46148" table:formula="of:=[.Q91]+4" table:style-name="ce2">
            <text:p>46148</text:p>
          </table:table-cell>
          <table:table-cell office:value-type="float" office:value="46152" table:formula="of:=[.R91]+4" table:style-name="ce2">
            <text:p>46152</text:p>
          </table:table-cell>
          <table:table-cell office:value-type="float" office:value="46156" table:formula="of:=[.S91]+4" table:style-name="ce2">
            <text:p>46156</text:p>
          </table:table-cell>
          <table:table-cell office:value-type="float" office:value="46160" table:formula="of:=[.T91]+4" table:style-name="ce2">
            <text:p>46160</text:p>
          </table:table-cell>
          <table:table-cell office:value-type="float" office:value="46164" table:formula="of:=[.U91]+4" table:style-name="ce2">
            <text:p>46164</text:p>
          </table:table-cell>
          <table:table-cell office:value-type="float" office:value="46168" table:formula="of:=[.V91]+4" table:style-name="ce2">
            <text:p>46168</text:p>
          </table:table-cell>
          <table:table-cell office:value-type="float" office:value="46172" table:formula="of:=[.W91]+4" table:style-name="ce2">
            <text:p>46172</text:p>
          </table:table-cell>
          <table:table-cell office:value-type="float" office:value="46176" table:formula="of:=[.X91]+4" table:style-name="ce2">
            <text:p>46176</text:p>
          </table:table-cell>
          <table:table-cell office:value-type="float" office:value="46180" table:formula="of:=[.Y91]+4" table:style-name="ce2">
            <text:p>46180</text:p>
          </table:table-cell>
          <table:table-cell office:value-type="float" office:value="46184" table:formula="of:=[.Z91]+4" table:style-name="ce2">
            <text:p>46184</text:p>
          </table:table-cell>
          <table:table-cell office:value-type="float" office:value="46188" table:formula="of:=[.AA91]+4" table:style-name="ce2">
            <text:p>46188</text:p>
          </table:table-cell>
          <table:table-cell office:value-type="float" office:value="46192" table:formula="of:=[.AB91]+4" table:style-name="ce2">
            <text:p>46192</text:p>
          </table:table-cell>
          <table:table-cell office:value-type="float" office:value="46196" table:formula="of:=[.AC91]+4" table:style-name="ce2">
            <text:p>46196</text:p>
          </table:table-cell>
          <table:table-cell office:value-type="float" office:value="46200" table:formula="of:=[.AD91]+4" table:style-name="ce2">
            <text:p>46200</text:p>
          </table:table-cell>
          <table:table-cell office:value-type="float" office:value="46204" table:formula="of:=[.AE91]+4" table:style-name="ce2">
            <text:p>46204</text:p>
          </table:table-cell>
          <table:table-cell office:value-type="float" office:value="46208" table:formula="of:=[.AF91]+4" table:style-name="ce2">
            <text:p>46208</text:p>
          </table:table-cell>
          <table:table-cell office:value-type="float" office:value="46212" table:formula="of:=[.AG91]+4" table:style-name="ce2">
            <text:p>46212</text:p>
          </table:table-cell>
          <table:table-cell office:value-type="float" office:value="46216" table:formula="of:=[.AH91]+4" table:style-name="ce2">
            <text:p>46216</text:p>
          </table:table-cell>
          <table:table-cell office:value-type="float" office:value="46220" table:formula="of:=[.AI91]+4" table:style-name="ce2">
            <text:p>46220</text:p>
          </table:table-cell>
          <table:table-cell office:value-type="float" office:value="46224" table:formula="of:=[.AJ91]+4" table:style-name="ce2">
            <text:p>46224</text:p>
          </table:table-cell>
          <table:table-cell office:value-type="float" office:value="46228" table:formula="of:=[.AK91]+4" table:style-name="ce2">
            <text:p>46228</text:p>
          </table:table-cell>
          <table:table-cell office:value-type="float" office:value="46232" table:formula="of:=[.AL91]+4" table:style-name="ce2">
            <text:p>46232</text:p>
          </table:table-cell>
          <table:table-cell office:value-type="float" office:value="46236" table:formula="of:=[.AM91]+4" table:style-name="ce2">
            <text:p>46236</text:p>
          </table:table-cell>
          <table:table-cell office:value-type="float" office:value="46240" table:formula="of:=[.AN91]+4" table:style-name="ce2">
            <text:p>46240</text:p>
          </table:table-cell>
          <table:table-cell office:value-type="float" office:value="46244" table:formula="of:=[.AO91]+4" table:style-name="ce2">
            <text:p>46244</text:p>
          </table:table-cell>
          <table:table-cell office:value-type="float" office:value="46248" table:formula="of:=[.AP91]+4" table:style-name="ce2">
            <text:p>46248</text:p>
          </table:table-cell>
          <table:table-cell office:value-type="float" office:value="46252" table:formula="of:=[.AQ91]+4" table:style-name="ce2">
            <text:p>46252</text:p>
          </table:table-cell>
          <table:table-cell office:value-type="float" office:value="46256" table:formula="of:=[.AR91]+4" table:style-name="ce2">
            <text:p>46256</text:p>
          </table:table-cell>
          <table:table-cell office:value-type="float" office:value="46260" table:formula="of:=[.AS91]+4" table:style-name="ce2">
            <text:p>46260</text:p>
          </table:table-cell>
          <table:table-cell office:value-type="float" office:value="46264" table:formula="of:=[.AT91]+4" table:style-name="ce2">
            <text:p>46264</text:p>
          </table:table-cell>
          <table:table-cell office:value-type="float" office:value="46268" table:formula="of:=[.AU91]+4" table:style-name="ce2">
            <text:p>46268</text:p>
          </table:table-cell>
          <table:table-cell office:value-type="float" office:value="46272" table:formula="of:=[.AV91]+4" table:style-name="ce2">
            <text:p>46272</text:p>
          </table:table-cell>
          <table:table-cell office:value-type="float" office:value="46276" table:formula="of:=[.AW91]+4" table:style-name="ce2">
            <text:p>46276</text:p>
          </table:table-cell>
          <table:table-cell office:value-type="float" office:value="46280" table:formula="of:=[.AX91]+4" table:style-name="ce2">
            <text:p>46280</text:p>
          </table:table-cell>
          <table:table-cell office:value-type="float" office:value="46284" table:formula="of:=[.AY91]+4" table:style-name="ce2">
            <text:p>46284</text:p>
          </table:table-cell>
          <table:table-cell office:value-type="float" office:value="46288" table:formula="of:=[.AZ91]+4" table:style-name="ce2">
            <text:p>46288</text:p>
          </table:table-cell>
          <table:table-cell office:value-type="float" office:value="46292" table:formula="of:=[.BA91]+4" table:style-name="ce2">
            <text:p>46292</text:p>
          </table:table-cell>
          <table:table-cell office:value-type="float" office:value="46296" table:formula="of:=[.BB91]+4" table:style-name="ce2">
            <text:p>46296</text:p>
          </table:table-cell>
          <table:table-cell office:value-type="float" office:value="46300" table:formula="of:=[.BC91]+4" table:style-name="ce2">
            <text:p>46300</text:p>
          </table:table-cell>
          <table:table-cell office:value-type="float" office:value="46304" table:formula="of:=[.BD91]+4" table:style-name="ce2">
            <text:p>46304</text:p>
          </table:table-cell>
          <table:table-cell office:value-type="float" office:value="46308" table:formula="of:=[.BE91]+4" table:style-name="ce2">
            <text:p>46308</text:p>
          </table:table-cell>
          <table:table-cell office:value-type="float" office:value="46312" table:formula="of:=[.BF91]+4" table:style-name="ce2">
            <text:p>46312</text:p>
          </table:table-cell>
          <table:table-cell office:value-type="float" office:value="46316" table:formula="of:=[.BG91]+4" table:style-name="ce2">
            <text:p>46316</text:p>
          </table:table-cell>
          <table:table-cell office:value-type="float" office:value="46320" table:formula="of:=[.BH91]+4" table:style-name="ce2">
            <text:p>46320</text:p>
          </table:table-cell>
          <table:table-cell office:value-type="float" office:value="46324" table:formula="of:=[.BI91]+4" table:style-name="ce2">
            <text:p>46324</text:p>
          </table:table-cell>
          <table:table-cell office:value-type="float" office:value="46328" table:formula="of:=[.BJ91]+4" table:style-name="ce2">
            <text:p>46328</text:p>
          </table:table-cell>
          <table:table-cell office:value-type="float" office:value="46332" table:formula="of:=[.BK91]+4" table:style-name="ce2">
            <text:p>46332</text:p>
          </table:table-cell>
          <table:table-cell office:value-type="float" office:value="46336" table:formula="of:=[.BL91]+4" table:style-name="ce2">
            <text:p>46336</text:p>
          </table:table-cell>
          <table:table-cell office:value-type="float" office:value="46340" table:formula="of:=[.BM91]+4" table:style-name="ce2">
            <text:p>46340</text:p>
          </table:table-cell>
          <table:table-cell office:value-type="float" office:value="46344" table:formula="of:=[.BN91]+4" table:style-name="ce2">
            <text:p>46344</text:p>
          </table:table-cell>
          <table:table-cell office:value-type="float" office:value="46348" table:formula="of:=[.BO91]+4" table:style-name="ce2">
            <text:p>46348</text:p>
          </table:table-cell>
          <table:table-cell office:value-type="float" office:value="46352" table:formula="of:=[.BP91]+4" table:style-name="ce2">
            <text:p>46352</text:p>
          </table:table-cell>
          <table:table-cell office:value-type="float" office:value="46356" table:formula="of:=[.BQ91]+4" table:style-name="ce2">
            <text:p>46356</text:p>
          </table:table-cell>
          <table:table-cell office:value-type="float" office:value="46360" table:formula="of:=[.BR91]+4" table:style-name="ce2">
            <text:p>46360</text:p>
          </table:table-cell>
          <table:table-cell office:value-type="float" office:value="46364" table:formula="of:=[.BS91]+4" table:style-name="ce2">
            <text:p>46364</text:p>
          </table:table-cell>
          <table:table-cell office:value-type="float" office:value="46368" table:formula="of:=[.BT91]+4" table:style-name="ce2">
            <text:p>46368</text:p>
          </table:table-cell>
          <table:table-cell office:value-type="float" office:value="46372" table:formula="of:=[.BU91]+4" table:style-name="ce2">
            <text:p>46372</text:p>
          </table:table-cell>
          <table:table-cell office:value-type="float" office:value="46376" table:formula="of:=[.BV91]+4" table:style-name="ce2">
            <text:p>46376</text:p>
          </table:table-cell>
          <table:table-cell office:value-type="float" office:value="46380" table:formula="of:=[.BW91]+4" table:style-name="ce2">
            <text:p>46380</text:p>
          </table:table-cell>
          <table:table-cell office:value-type="float" office:value="46384" table:formula="of:=[.BX91]+4" table:style-name="ce2">
            <text:p>46384</text:p>
          </table:table-cell>
          <table:table-cell office:value-type="float" office:value="46388" table:formula="of:=[.BY91]+4" table:style-name="ce2">
            <text:p>46388</text:p>
          </table:table-cell>
          <table:table-cell office:value-type="float" office:value="46392" table:formula="of:=[.BZ91]+4" table:style-name="ce2">
            <text:p>46392</text:p>
          </table:table-cell>
          <table:table-cell office:value-type="float" office:value="46396" table:formula="of:=[.CA91]+4" table:style-name="ce2">
            <text:p>46396</text:p>
          </table:table-cell>
          <table:table-cell office:value-type="float" office:value="46400" table:formula="of:=[.CB91]+4" table:style-name="ce2">
            <text:p>46400</text:p>
          </table:table-cell>
          <table:table-cell office:value-type="float" office:value="46404" table:formula="of:=[.CC91]+4" table:style-name="ce2">
            <text:p>46404</text:p>
          </table:table-cell>
          <table:table-cell office:value-type="float" office:value="46408" table:formula="of:=[.CD91]+4" table:style-name="ce2">
            <text:p>46408</text:p>
          </table:table-cell>
          <table:table-cell office:value-type="float" office:value="46412" table:formula="of:=[.CE91]+4" table:style-name="ce2">
            <text:p>46412</text:p>
          </table:table-cell>
          <table:table-cell office:value-type="float" office:value="46416" table:formula="of:=[.CF91]+4" table:style-name="ce2">
            <text:p>46416</text:p>
          </table:table-cell>
          <table:table-cell office:value-type="float" office:value="46420" table:formula="of:=[.CG91]+4" table:style-name="ce2">
            <text:p>46420</text:p>
          </table:table-cell>
          <table:table-cell office:value-type="float" office:value="46424" table:formula="of:=[.CH91]+4" table:style-name="ce2">
            <text:p>46424</text:p>
          </table:table-cell>
          <table:table-cell office:value-type="float" office:value="46428" table:formula="of:=[.CI91]+4" table:style-name="ce2">
            <text:p>46428</text:p>
          </table:table-cell>
          <table:table-cell office:value-type="float" office:value="46432" table:formula="of:=[.CJ91]+4" table:style-name="ce2">
            <text:p>46432</text:p>
          </table:table-cell>
          <table:table-cell office:value-type="float" office:value="46436" table:formula="of:=[.CK91]+4" table:style-name="ce2">
            <text:p>46436</text:p>
          </table:table-cell>
          <table:table-cell office:value-type="float" office:value="46440" table:formula="of:=[.CL91]+4" table:style-name="ce2">
            <text:p>46440</text:p>
          </table:table-cell>
          <table:table-cell office:value-type="float" office:value="46444" table:formula="of:=[.CM91]+4" table:style-name="ce2">
            <text:p>46444</text:p>
          </table:table-cell>
          <table:table-cell office:value-type="float" office:value="46448" table:formula="of:=[.CN91]+4" table:style-name="ce2">
            <text:p>46448</text:p>
          </table:table-cell>
          <table:table-cell office:value-type="float" office:value="46452" table:formula="of:=[.CO91]+4" table:style-name="ce2">
            <text:p>46452</text:p>
          </table:table-cell>
          <table:table-cell office:value-type="float" office:value="46456" table:formula="of:=[.CP91]+4" table:style-name="ce2">
            <text:p>46456</text:p>
          </table:table-cell>
          <table:table-cell office:value-type="float" office:value="46460" table:formula="of:=[.CQ91]+4" table:style-name="ce2">
            <text:p>46460</text:p>
          </table:table-cell>
          <table:table-cell office:value-type="float" office:value="46464" table:formula="of:=[.CR91]+4" table:style-name="ce2">
            <text:p>46464</text:p>
          </table:table-cell>
          <table:table-cell office:value-type="float" office:value="46468" table:formula="of:=[.CS91]+4" table:style-name="ce2">
            <text:p>46468</text:p>
          </table:table-cell>
          <table:table-cell office:value-type="float" office:value="46472" table:formula="of:=[.CT91]+4" table:style-name="ce2">
            <text:p>46472</text:p>
          </table:table-cell>
          <table:table-cell office:value-type="float" office:value="46476" table:formula="of:=[.CU91]+4" table:style-name="ce2">
            <text:p>46476</text:p>
          </table:table-cell>
          <table:table-cell office:value-type="float" office:value="46480" table:formula="of:=[.CV91]+4" table:style-name="ce2">
            <text:p>46480</text:p>
          </table:table-cell>
          <table:table-cell office:value-type="float" office:value="46484" table:formula="of:=[.CW91]+4" table:style-name="ce2">
            <text:p>46484</text:p>
          </table:table-cell>
          <table:table-cell office:value-type="float" office:value="46488" table:formula="of:=[.CX91]+4" table:style-name="ce2">
            <text:p>46488</text:p>
          </table:table-cell>
          <table:table-cell office:value-type="float" office:value="46492" table:formula="of:=[.CY91]+4" table:style-name="ce2">
            <text:p>46492</text:p>
          </table:table-cell>
          <table:table-cell office:value-type="float" office:value="46496" table:formula="of:=[.CZ91]+4" table:style-name="ce2">
            <text:p>46496</text:p>
          </table:table-cell>
          <table:table-cell office:value-type="float" office:value="46500" table:formula="of:=[.DA91]+4" table:style-name="ce2">
            <text:p>46500</text:p>
          </table:table-cell>
          <table:table-cell office:value-type="float" office:value="46504" table:formula="of:=[.DB91]+4" table:style-name="ce2">
            <text:p>46504</text:p>
          </table:table-cell>
          <table:table-cell office:value-type="float" office:value="46508" table:formula="of:=[.DC91]+4" table:style-name="ce2">
            <text:p>46508</text:p>
          </table:table-cell>
          <table:table-cell office:value-type="float" office:value="46512" table:formula="of:=[.DD91]+4" table:style-name="ce2">
            <text:p>46512</text:p>
          </table:table-cell>
          <table:table-cell office:value-type="float" office:value="46516" table:formula="of:=[.DE91]+4" table:style-name="ce2">
            <text:p>46516</text:p>
          </table:table-cell>
          <table:table-cell office:value-type="float" office:value="46520" table:formula="of:=[.DF91]+4" table:style-name="ce2">
            <text:p>46520</text:p>
          </table:table-cell>
          <table:table-cell office:value-type="float" office:value="46524" table:formula="of:=[.DG91]+4" table:style-name="ce2">
            <text:p>46524</text:p>
          </table:table-cell>
          <table:table-cell office:value-type="float" office:value="46528" table:formula="of:=[.DH91]+4" table:style-name="ce2">
            <text:p>46528</text:p>
          </table:table-cell>
          <table:table-cell office:value-type="float" office:value="46532" table:formula="of:=[.DI91]+4" table:style-name="ce2">
            <text:p>46532</text:p>
          </table:table-cell>
          <table:table-cell office:value-type="float" office:value="46536" table:formula="of:=[.DJ91]+4" table:style-name="ce2">
            <text:p>46536</text:p>
          </table:table-cell>
          <table:table-cell office:value-type="float" office:value="46540" table:formula="of:=[.DK91]+4" table:style-name="ce2">
            <text:p>46540</text:p>
          </table:table-cell>
          <table:table-cell office:value-type="float" office:value="46544" table:formula="of:=[.DL91]+4" table:style-name="ce2">
            <text:p>46544</text:p>
          </table:table-cell>
          <table:table-cell office:value-type="float" office:value="46548" table:formula="of:=[.DM91]+4" table:style-name="ce2">
            <text:p>46548</text:p>
          </table:table-cell>
          <table:table-cell office:value-type="float" office:value="46552" table:formula="of:=[.DN91]+4" table:style-name="ce2">
            <text:p>46552</text:p>
          </table:table-cell>
          <table:table-cell office:value-type="float" office:value="46556" table:formula="of:=[.DO91]+4" table:style-name="ce2">
            <text:p>46556</text:p>
          </table:table-cell>
          <table:table-cell office:value-type="float" office:value="46560" table:formula="of:=[.DP91]+4" table:style-name="ce2">
            <text:p>46560</text:p>
          </table:table-cell>
          <table:table-cell office:value-type="float" office:value="46564" table:formula="of:=[.DQ91]+4" table:style-name="ce2">
            <text:p>46564</text:p>
          </table:table-cell>
          <table:table-cell office:value-type="float" office:value="46568" table:formula="of:=[.DR91]+4" table:style-name="ce2">
            <text:p>46568</text:p>
          </table:table-cell>
          <table:table-cell office:value-type="float" office:value="46572" table:formula="of:=[.DS91]+4" table:style-name="ce2">
            <text:p>46572</text:p>
          </table:table-cell>
          <table:table-cell office:value-type="float" office:value="46576" table:formula="of:=[.DT91]+4" table:style-name="ce2">
            <text:p>46576</text:p>
          </table:table-cell>
          <table:table-cell office:value-type="float" office:value="46580" table:formula="of:=[.DU91]+4" table:style-name="ce2">
            <text:p>46580</text:p>
          </table:table-cell>
          <table:table-cell office:value-type="float" office:value="46584" table:formula="of:=[.DV91]+4" table:style-name="ce2">
            <text:p>46584</text:p>
          </table:table-cell>
          <table:table-cell office:value-type="float" office:value="46588" table:formula="of:=[.DW91]+4" table:style-name="ce2">
            <text:p>46588</text:p>
          </table:table-cell>
          <table:table-cell table:number-columns-repeated="16256"/>
        </table:table-row>
        <table:table-row table:style-name="ro1">
          <table:table-cell office:value-type="float" office:value="46592" table:formula="of:=[.A91]+512" table:style-name="ce2">
            <text:p>46592</text:p>
          </table:table-cell>
          <table:table-cell office:value-type="float" office:value="46596" table:formula="of:=[.A92]+4" table:style-name="ce2">
            <text:p>46596</text:p>
          </table:table-cell>
          <table:table-cell office:value-type="float" office:value="46600" table:formula="of:=[.B92]+4" table:style-name="ce2">
            <text:p>46600</text:p>
          </table:table-cell>
          <table:table-cell office:value-type="float" office:value="46604" table:formula="of:=[.C92]+4" table:style-name="ce2">
            <text:p>46604</text:p>
          </table:table-cell>
          <table:table-cell office:value-type="float" office:value="46608" table:formula="of:=[.D92]+4" table:style-name="ce2">
            <text:p>46608</text:p>
          </table:table-cell>
          <table:table-cell office:value-type="float" office:value="46612" table:formula="of:=[.E92]+4" table:style-name="ce2">
            <text:p>46612</text:p>
          </table:table-cell>
          <table:table-cell office:value-type="float" office:value="46616" table:formula="of:=[.F92]+4" table:style-name="ce2">
            <text:p>46616</text:p>
          </table:table-cell>
          <table:table-cell office:value-type="float" office:value="46620" table:formula="of:=[.G92]+4" table:style-name="ce2">
            <text:p>46620</text:p>
          </table:table-cell>
          <table:table-cell office:value-type="float" office:value="46624" table:formula="of:=[.H92]+4" table:style-name="ce2">
            <text:p>46624</text:p>
          </table:table-cell>
          <table:table-cell office:value-type="float" office:value="46628" table:formula="of:=[.I92]+4" table:style-name="ce2">
            <text:p>46628</text:p>
          </table:table-cell>
          <table:table-cell office:value-type="float" office:value="46632" table:formula="of:=[.J92]+4" table:style-name="ce2">
            <text:p>46632</text:p>
          </table:table-cell>
          <table:table-cell office:value-type="float" office:value="46636" table:formula="of:=[.K92]+4" table:style-name="ce2">
            <text:p>46636</text:p>
          </table:table-cell>
          <table:table-cell office:value-type="float" office:value="46640" table:formula="of:=[.L92]+4" table:style-name="ce2">
            <text:p>46640</text:p>
          </table:table-cell>
          <table:table-cell office:value-type="float" office:value="46644" table:formula="of:=[.M92]+4" table:style-name="ce2">
            <text:p>46644</text:p>
          </table:table-cell>
          <table:table-cell office:value-type="float" office:value="46648" table:formula="of:=[.N92]+4" table:style-name="ce2">
            <text:p>46648</text:p>
          </table:table-cell>
          <table:table-cell office:value-type="float" office:value="46652" table:formula="of:=[.O92]+4" table:style-name="ce2">
            <text:p>46652</text:p>
          </table:table-cell>
          <table:table-cell office:value-type="float" office:value="46656" table:formula="of:=[.P92]+4" table:style-name="ce2">
            <text:p>46656</text:p>
          </table:table-cell>
          <table:table-cell office:value-type="float" office:value="46660" table:formula="of:=[.Q92]+4" table:style-name="ce2">
            <text:p>46660</text:p>
          </table:table-cell>
          <table:table-cell office:value-type="float" office:value="46664" table:formula="of:=[.R92]+4" table:style-name="ce2">
            <text:p>46664</text:p>
          </table:table-cell>
          <table:table-cell office:value-type="float" office:value="46668" table:formula="of:=[.S92]+4" table:style-name="ce2">
            <text:p>46668</text:p>
          </table:table-cell>
          <table:table-cell office:value-type="float" office:value="46672" table:formula="of:=[.T92]+4" table:style-name="ce2">
            <text:p>46672</text:p>
          </table:table-cell>
          <table:table-cell office:value-type="float" office:value="46676" table:formula="of:=[.U92]+4" table:style-name="ce2">
            <text:p>46676</text:p>
          </table:table-cell>
          <table:table-cell office:value-type="float" office:value="46680" table:formula="of:=[.V92]+4" table:style-name="ce2">
            <text:p>46680</text:p>
          </table:table-cell>
          <table:table-cell office:value-type="float" office:value="46684" table:formula="of:=[.W92]+4" table:style-name="ce2">
            <text:p>46684</text:p>
          </table:table-cell>
          <table:table-cell office:value-type="float" office:value="46688" table:formula="of:=[.X92]+4" table:style-name="ce2">
            <text:p>46688</text:p>
          </table:table-cell>
          <table:table-cell office:value-type="float" office:value="46692" table:formula="of:=[.Y92]+4" table:style-name="ce2">
            <text:p>46692</text:p>
          </table:table-cell>
          <table:table-cell office:value-type="float" office:value="46696" table:formula="of:=[.Z92]+4" table:style-name="ce2">
            <text:p>46696</text:p>
          </table:table-cell>
          <table:table-cell office:value-type="float" office:value="46700" table:formula="of:=[.AA92]+4" table:style-name="ce2">
            <text:p>46700</text:p>
          </table:table-cell>
          <table:table-cell office:value-type="float" office:value="46704" table:formula="of:=[.AB92]+4" table:style-name="ce2">
            <text:p>46704</text:p>
          </table:table-cell>
          <table:table-cell office:value-type="float" office:value="46708" table:formula="of:=[.AC92]+4" table:style-name="ce2">
            <text:p>46708</text:p>
          </table:table-cell>
          <table:table-cell office:value-type="float" office:value="46712" table:formula="of:=[.AD92]+4" table:style-name="ce2">
            <text:p>46712</text:p>
          </table:table-cell>
          <table:table-cell office:value-type="float" office:value="46716" table:formula="of:=[.AE92]+4" table:style-name="ce2">
            <text:p>46716</text:p>
          </table:table-cell>
          <table:table-cell office:value-type="float" office:value="46720" table:formula="of:=[.AF92]+4" table:style-name="ce2">
            <text:p>46720</text:p>
          </table:table-cell>
          <table:table-cell office:value-type="float" office:value="46724" table:formula="of:=[.AG92]+4" table:style-name="ce2">
            <text:p>46724</text:p>
          </table:table-cell>
          <table:table-cell office:value-type="float" office:value="46728" table:formula="of:=[.AH92]+4" table:style-name="ce2">
            <text:p>46728</text:p>
          </table:table-cell>
          <table:table-cell office:value-type="float" office:value="46732" table:formula="of:=[.AI92]+4" table:style-name="ce2">
            <text:p>46732</text:p>
          </table:table-cell>
          <table:table-cell office:value-type="float" office:value="46736" table:formula="of:=[.AJ92]+4" table:style-name="ce2">
            <text:p>46736</text:p>
          </table:table-cell>
          <table:table-cell office:value-type="float" office:value="46740" table:formula="of:=[.AK92]+4" table:style-name="ce2">
            <text:p>46740</text:p>
          </table:table-cell>
          <table:table-cell office:value-type="float" office:value="46744" table:formula="of:=[.AL92]+4" table:style-name="ce2">
            <text:p>46744</text:p>
          </table:table-cell>
          <table:table-cell office:value-type="float" office:value="46748" table:formula="of:=[.AM92]+4" table:style-name="ce2">
            <text:p>46748</text:p>
          </table:table-cell>
          <table:table-cell office:value-type="float" office:value="46752" table:formula="of:=[.AN92]+4" table:style-name="ce2">
            <text:p>46752</text:p>
          </table:table-cell>
          <table:table-cell office:value-type="float" office:value="46756" table:formula="of:=[.AO92]+4" table:style-name="ce2">
            <text:p>46756</text:p>
          </table:table-cell>
          <table:table-cell office:value-type="float" office:value="46760" table:formula="of:=[.AP92]+4" table:style-name="ce2">
            <text:p>46760</text:p>
          </table:table-cell>
          <table:table-cell office:value-type="float" office:value="46764" table:formula="of:=[.AQ92]+4" table:style-name="ce2">
            <text:p>46764</text:p>
          </table:table-cell>
          <table:table-cell office:value-type="float" office:value="46768" table:formula="of:=[.AR92]+4" table:style-name="ce2">
            <text:p>46768</text:p>
          </table:table-cell>
          <table:table-cell office:value-type="float" office:value="46772" table:formula="of:=[.AS92]+4" table:style-name="ce2">
            <text:p>46772</text:p>
          </table:table-cell>
          <table:table-cell office:value-type="float" office:value="46776" table:formula="of:=[.AT92]+4" table:style-name="ce2">
            <text:p>46776</text:p>
          </table:table-cell>
          <table:table-cell office:value-type="float" office:value="46780" table:formula="of:=[.AU92]+4" table:style-name="ce2">
            <text:p>46780</text:p>
          </table:table-cell>
          <table:table-cell office:value-type="float" office:value="46784" table:formula="of:=[.AV92]+4" table:style-name="ce2">
            <text:p>46784</text:p>
          </table:table-cell>
          <table:table-cell office:value-type="float" office:value="46788" table:formula="of:=[.AW92]+4" table:style-name="ce2">
            <text:p>46788</text:p>
          </table:table-cell>
          <table:table-cell office:value-type="float" office:value="46792" table:formula="of:=[.AX92]+4" table:style-name="ce2">
            <text:p>46792</text:p>
          </table:table-cell>
          <table:table-cell office:value-type="float" office:value="46796" table:formula="of:=[.AY92]+4" table:style-name="ce2">
            <text:p>46796</text:p>
          </table:table-cell>
          <table:table-cell office:value-type="float" office:value="46800" table:formula="of:=[.AZ92]+4" table:style-name="ce2">
            <text:p>46800</text:p>
          </table:table-cell>
          <table:table-cell office:value-type="float" office:value="46804" table:formula="of:=[.BA92]+4" table:style-name="ce2">
            <text:p>46804</text:p>
          </table:table-cell>
          <table:table-cell office:value-type="float" office:value="46808" table:formula="of:=[.BB92]+4" table:style-name="ce2">
            <text:p>46808</text:p>
          </table:table-cell>
          <table:table-cell office:value-type="float" office:value="46812" table:formula="of:=[.BC92]+4" table:style-name="ce2">
            <text:p>46812</text:p>
          </table:table-cell>
          <table:table-cell office:value-type="float" office:value="46816" table:formula="of:=[.BD92]+4" table:style-name="ce2">
            <text:p>46816</text:p>
          </table:table-cell>
          <table:table-cell office:value-type="float" office:value="46820" table:formula="of:=[.BE92]+4" table:style-name="ce2">
            <text:p>46820</text:p>
          </table:table-cell>
          <table:table-cell office:value-type="float" office:value="46824" table:formula="of:=[.BF92]+4" table:style-name="ce2">
            <text:p>46824</text:p>
          </table:table-cell>
          <table:table-cell office:value-type="float" office:value="46828" table:formula="of:=[.BG92]+4" table:style-name="ce2">
            <text:p>46828</text:p>
          </table:table-cell>
          <table:table-cell office:value-type="float" office:value="46832" table:formula="of:=[.BH92]+4" table:style-name="ce2">
            <text:p>46832</text:p>
          </table:table-cell>
          <table:table-cell office:value-type="float" office:value="46836" table:formula="of:=[.BI92]+4" table:style-name="ce2">
            <text:p>46836</text:p>
          </table:table-cell>
          <table:table-cell office:value-type="float" office:value="46840" table:formula="of:=[.BJ92]+4" table:style-name="ce2">
            <text:p>46840</text:p>
          </table:table-cell>
          <table:table-cell office:value-type="float" office:value="46844" table:formula="of:=[.BK92]+4" table:style-name="ce2">
            <text:p>46844</text:p>
          </table:table-cell>
          <table:table-cell office:value-type="float" office:value="46848" table:formula="of:=[.BL92]+4" table:style-name="ce2">
            <text:p>46848</text:p>
          </table:table-cell>
          <table:table-cell office:value-type="float" office:value="46852" table:formula="of:=[.BM92]+4" table:style-name="ce2">
            <text:p>46852</text:p>
          </table:table-cell>
          <table:table-cell office:value-type="float" office:value="46856" table:formula="of:=[.BN92]+4" table:style-name="ce2">
            <text:p>46856</text:p>
          </table:table-cell>
          <table:table-cell office:value-type="float" office:value="46860" table:formula="of:=[.BO92]+4" table:style-name="ce2">
            <text:p>46860</text:p>
          </table:table-cell>
          <table:table-cell office:value-type="float" office:value="46864" table:formula="of:=[.BP92]+4" table:style-name="ce2">
            <text:p>46864</text:p>
          </table:table-cell>
          <table:table-cell office:value-type="float" office:value="46868" table:formula="of:=[.BQ92]+4" table:style-name="ce2">
            <text:p>46868</text:p>
          </table:table-cell>
          <table:table-cell office:value-type="float" office:value="46872" table:formula="of:=[.BR92]+4" table:style-name="ce2">
            <text:p>46872</text:p>
          </table:table-cell>
          <table:table-cell office:value-type="float" office:value="46876" table:formula="of:=[.BS92]+4" table:style-name="ce2">
            <text:p>46876</text:p>
          </table:table-cell>
          <table:table-cell office:value-type="float" office:value="46880" table:formula="of:=[.BT92]+4" table:style-name="ce2">
            <text:p>46880</text:p>
          </table:table-cell>
          <table:table-cell office:value-type="float" office:value="46884" table:formula="of:=[.BU92]+4" table:style-name="ce2">
            <text:p>46884</text:p>
          </table:table-cell>
          <table:table-cell office:value-type="float" office:value="46888" table:formula="of:=[.BV92]+4" table:style-name="ce2">
            <text:p>46888</text:p>
          </table:table-cell>
          <table:table-cell office:value-type="float" office:value="46892" table:formula="of:=[.BW92]+4" table:style-name="ce2">
            <text:p>46892</text:p>
          </table:table-cell>
          <table:table-cell office:value-type="float" office:value="46896" table:formula="of:=[.BX92]+4" table:style-name="ce2">
            <text:p>46896</text:p>
          </table:table-cell>
          <table:table-cell office:value-type="float" office:value="46900" table:formula="of:=[.BY92]+4" table:style-name="ce2">
            <text:p>46900</text:p>
          </table:table-cell>
          <table:table-cell office:value-type="float" office:value="46904" table:formula="of:=[.BZ92]+4" table:style-name="ce2">
            <text:p>46904</text:p>
          </table:table-cell>
          <table:table-cell office:value-type="float" office:value="46908" table:formula="of:=[.CA92]+4" table:style-name="ce2">
            <text:p>46908</text:p>
          </table:table-cell>
          <table:table-cell office:value-type="float" office:value="46912" table:formula="of:=[.CB92]+4" table:style-name="ce2">
            <text:p>46912</text:p>
          </table:table-cell>
          <table:table-cell office:value-type="float" office:value="46916" table:formula="of:=[.CC92]+4" table:style-name="ce2">
            <text:p>46916</text:p>
          </table:table-cell>
          <table:table-cell office:value-type="float" office:value="46920" table:formula="of:=[.CD92]+4" table:style-name="ce2">
            <text:p>46920</text:p>
          </table:table-cell>
          <table:table-cell office:value-type="float" office:value="46924" table:formula="of:=[.CE92]+4" table:style-name="ce2">
            <text:p>46924</text:p>
          </table:table-cell>
          <table:table-cell office:value-type="float" office:value="46928" table:formula="of:=[.CF92]+4" table:style-name="ce2">
            <text:p>46928</text:p>
          </table:table-cell>
          <table:table-cell office:value-type="float" office:value="46932" table:formula="of:=[.CG92]+4" table:style-name="ce2">
            <text:p>46932</text:p>
          </table:table-cell>
          <table:table-cell office:value-type="float" office:value="46936" table:formula="of:=[.CH92]+4" table:style-name="ce2">
            <text:p>46936</text:p>
          </table:table-cell>
          <table:table-cell office:value-type="float" office:value="46940" table:formula="of:=[.CI92]+4" table:style-name="ce2">
            <text:p>46940</text:p>
          </table:table-cell>
          <table:table-cell office:value-type="float" office:value="46944" table:formula="of:=[.CJ92]+4" table:style-name="ce2">
            <text:p>46944</text:p>
          </table:table-cell>
          <table:table-cell office:value-type="float" office:value="46948" table:formula="of:=[.CK92]+4" table:style-name="ce2">
            <text:p>46948</text:p>
          </table:table-cell>
          <table:table-cell office:value-type="float" office:value="46952" table:formula="of:=[.CL92]+4" table:style-name="ce2">
            <text:p>46952</text:p>
          </table:table-cell>
          <table:table-cell office:value-type="float" office:value="46956" table:formula="of:=[.CM92]+4" table:style-name="ce2">
            <text:p>46956</text:p>
          </table:table-cell>
          <table:table-cell office:value-type="float" office:value="46960" table:formula="of:=[.CN92]+4" table:style-name="ce2">
            <text:p>46960</text:p>
          </table:table-cell>
          <table:table-cell office:value-type="float" office:value="46964" table:formula="of:=[.CO92]+4" table:style-name="ce2">
            <text:p>46964</text:p>
          </table:table-cell>
          <table:table-cell office:value-type="float" office:value="46968" table:formula="of:=[.CP92]+4" table:style-name="ce2">
            <text:p>46968</text:p>
          </table:table-cell>
          <table:table-cell office:value-type="float" office:value="46972" table:formula="of:=[.CQ92]+4" table:style-name="ce2">
            <text:p>46972</text:p>
          </table:table-cell>
          <table:table-cell office:value-type="float" office:value="46976" table:formula="of:=[.CR92]+4" table:style-name="ce2">
            <text:p>46976</text:p>
          </table:table-cell>
          <table:table-cell office:value-type="float" office:value="46980" table:formula="of:=[.CS92]+4" table:style-name="ce2">
            <text:p>46980</text:p>
          </table:table-cell>
          <table:table-cell office:value-type="float" office:value="46984" table:formula="of:=[.CT92]+4" table:style-name="ce2">
            <text:p>46984</text:p>
          </table:table-cell>
          <table:table-cell office:value-type="float" office:value="46988" table:formula="of:=[.CU92]+4" table:style-name="ce2">
            <text:p>46988</text:p>
          </table:table-cell>
          <table:table-cell office:value-type="float" office:value="46992" table:formula="of:=[.CV92]+4" table:style-name="ce2">
            <text:p>46992</text:p>
          </table:table-cell>
          <table:table-cell office:value-type="float" office:value="46996" table:formula="of:=[.CW92]+4" table:style-name="ce2">
            <text:p>46996</text:p>
          </table:table-cell>
          <table:table-cell office:value-type="float" office:value="47000" table:formula="of:=[.CX92]+4" table:style-name="ce2">
            <text:p>47000</text:p>
          </table:table-cell>
          <table:table-cell office:value-type="float" office:value="47004" table:formula="of:=[.CY92]+4" table:style-name="ce2">
            <text:p>47004</text:p>
          </table:table-cell>
          <table:table-cell office:value-type="float" office:value="47008" table:formula="of:=[.CZ92]+4" table:style-name="ce2">
            <text:p>47008</text:p>
          </table:table-cell>
          <table:table-cell office:value-type="float" office:value="47012" table:formula="of:=[.DA92]+4" table:style-name="ce2">
            <text:p>47012</text:p>
          </table:table-cell>
          <table:table-cell office:value-type="float" office:value="47016" table:formula="of:=[.DB92]+4" table:style-name="ce2">
            <text:p>47016</text:p>
          </table:table-cell>
          <table:table-cell office:value-type="float" office:value="47020" table:formula="of:=[.DC92]+4" table:style-name="ce2">
            <text:p>47020</text:p>
          </table:table-cell>
          <table:table-cell office:value-type="float" office:value="47024" table:formula="of:=[.DD92]+4" table:style-name="ce2">
            <text:p>47024</text:p>
          </table:table-cell>
          <table:table-cell office:value-type="float" office:value="47028" table:formula="of:=[.DE92]+4" table:style-name="ce2">
            <text:p>47028</text:p>
          </table:table-cell>
          <table:table-cell office:value-type="float" office:value="47032" table:formula="of:=[.DF92]+4" table:style-name="ce2">
            <text:p>47032</text:p>
          </table:table-cell>
          <table:table-cell office:value-type="float" office:value="47036" table:formula="of:=[.DG92]+4" table:style-name="ce2">
            <text:p>47036</text:p>
          </table:table-cell>
          <table:table-cell office:value-type="float" office:value="47040" table:formula="of:=[.DH92]+4" table:style-name="ce2">
            <text:p>47040</text:p>
          </table:table-cell>
          <table:table-cell office:value-type="float" office:value="47044" table:formula="of:=[.DI92]+4" table:style-name="ce2">
            <text:p>47044</text:p>
          </table:table-cell>
          <table:table-cell office:value-type="float" office:value="47048" table:formula="of:=[.DJ92]+4" table:style-name="ce2">
            <text:p>47048</text:p>
          </table:table-cell>
          <table:table-cell office:value-type="float" office:value="47052" table:formula="of:=[.DK92]+4" table:style-name="ce2">
            <text:p>47052</text:p>
          </table:table-cell>
          <table:table-cell office:value-type="float" office:value="47056" table:formula="of:=[.DL92]+4" table:style-name="ce2">
            <text:p>47056</text:p>
          </table:table-cell>
          <table:table-cell office:value-type="float" office:value="47060" table:formula="of:=[.DM92]+4" table:style-name="ce2">
            <text:p>47060</text:p>
          </table:table-cell>
          <table:table-cell office:value-type="float" office:value="47064" table:formula="of:=[.DN92]+4" table:style-name="ce2">
            <text:p>47064</text:p>
          </table:table-cell>
          <table:table-cell office:value-type="float" office:value="47068" table:formula="of:=[.DO92]+4" table:style-name="ce2">
            <text:p>47068</text:p>
          </table:table-cell>
          <table:table-cell office:value-type="float" office:value="47072" table:formula="of:=[.DP92]+4" table:style-name="ce2">
            <text:p>47072</text:p>
          </table:table-cell>
          <table:table-cell office:value-type="float" office:value="47076" table:formula="of:=[.DQ92]+4" table:style-name="ce2">
            <text:p>47076</text:p>
          </table:table-cell>
          <table:table-cell office:value-type="float" office:value="47080" table:formula="of:=[.DR92]+4" table:style-name="ce2">
            <text:p>47080</text:p>
          </table:table-cell>
          <table:table-cell office:value-type="float" office:value="47084" table:formula="of:=[.DS92]+4" table:style-name="ce2">
            <text:p>47084</text:p>
          </table:table-cell>
          <table:table-cell office:value-type="float" office:value="47088" table:formula="of:=[.DT92]+4" table:style-name="ce2">
            <text:p>47088</text:p>
          </table:table-cell>
          <table:table-cell office:value-type="float" office:value="47092" table:formula="of:=[.DU92]+4" table:style-name="ce2">
            <text:p>47092</text:p>
          </table:table-cell>
          <table:table-cell office:value-type="float" office:value="47096" table:formula="of:=[.DV92]+4" table:style-name="ce2">
            <text:p>47096</text:p>
          </table:table-cell>
          <table:table-cell office:value-type="float" office:value="47100" table:formula="of:=[.DW92]+4" table:style-name="ce2">
            <text:p>47100</text:p>
          </table:table-cell>
          <table:table-cell table:number-columns-repeated="16256"/>
        </table:table-row>
        <table:table-row table:style-name="ro1">
          <table:table-cell office:value-type="float" office:value="47104" table:formula="of:=[.A92]+512" table:style-name="ce2">
            <text:p>47104</text:p>
          </table:table-cell>
          <table:table-cell office:value-type="float" office:value="47108" table:formula="of:=[.A93]+4" table:style-name="ce2">
            <text:p>47108</text:p>
          </table:table-cell>
          <table:table-cell office:value-type="float" office:value="47112" table:formula="of:=[.B93]+4" table:style-name="ce2">
            <text:p>47112</text:p>
          </table:table-cell>
          <table:table-cell office:value-type="float" office:value="47116" table:formula="of:=[.C93]+4" table:style-name="ce2">
            <text:p>47116</text:p>
          </table:table-cell>
          <table:table-cell office:value-type="float" office:value="47120" table:formula="of:=[.D93]+4" table:style-name="ce2">
            <text:p>47120</text:p>
          </table:table-cell>
          <table:table-cell office:value-type="float" office:value="47124" table:formula="of:=[.E93]+4" table:style-name="ce2">
            <text:p>47124</text:p>
          </table:table-cell>
          <table:table-cell office:value-type="float" office:value="47128" table:formula="of:=[.F93]+4" table:style-name="ce2">
            <text:p>47128</text:p>
          </table:table-cell>
          <table:table-cell office:value-type="float" office:value="47132" table:formula="of:=[.G93]+4" table:style-name="ce2">
            <text:p>47132</text:p>
          </table:table-cell>
          <table:table-cell office:value-type="float" office:value="47136" table:formula="of:=[.H93]+4" table:style-name="ce2">
            <text:p>47136</text:p>
          </table:table-cell>
          <table:table-cell office:value-type="float" office:value="47140" table:formula="of:=[.I93]+4" table:style-name="ce2">
            <text:p>47140</text:p>
          </table:table-cell>
          <table:table-cell office:value-type="float" office:value="47144" table:formula="of:=[.J93]+4" table:style-name="ce2">
            <text:p>47144</text:p>
          </table:table-cell>
          <table:table-cell office:value-type="float" office:value="47148" table:formula="of:=[.K93]+4" table:style-name="ce2">
            <text:p>47148</text:p>
          </table:table-cell>
          <table:table-cell office:value-type="float" office:value="47152" table:formula="of:=[.L93]+4" table:style-name="ce2">
            <text:p>47152</text:p>
          </table:table-cell>
          <table:table-cell office:value-type="float" office:value="47156" table:formula="of:=[.M93]+4" table:style-name="ce2">
            <text:p>47156</text:p>
          </table:table-cell>
          <table:table-cell office:value-type="float" office:value="47160" table:formula="of:=[.N93]+4" table:style-name="ce2">
            <text:p>47160</text:p>
          </table:table-cell>
          <table:table-cell office:value-type="float" office:value="47164" table:formula="of:=[.O93]+4" table:style-name="ce2">
            <text:p>47164</text:p>
          </table:table-cell>
          <table:table-cell office:value-type="float" office:value="47168" table:formula="of:=[.P93]+4" table:style-name="ce2">
            <text:p>47168</text:p>
          </table:table-cell>
          <table:table-cell office:value-type="float" office:value="47172" table:formula="of:=[.Q93]+4" table:style-name="ce2">
            <text:p>47172</text:p>
          </table:table-cell>
          <table:table-cell office:value-type="float" office:value="47176" table:formula="of:=[.R93]+4" table:style-name="ce2">
            <text:p>47176</text:p>
          </table:table-cell>
          <table:table-cell office:value-type="float" office:value="47180" table:formula="of:=[.S93]+4" table:style-name="ce2">
            <text:p>47180</text:p>
          </table:table-cell>
          <table:table-cell office:value-type="float" office:value="47184" table:formula="of:=[.T93]+4" table:style-name="ce2">
            <text:p>47184</text:p>
          </table:table-cell>
          <table:table-cell office:value-type="float" office:value="47188" table:formula="of:=[.U93]+4" table:style-name="ce2">
            <text:p>47188</text:p>
          </table:table-cell>
          <table:table-cell office:value-type="float" office:value="47192" table:formula="of:=[.V93]+4" table:style-name="ce2">
            <text:p>47192</text:p>
          </table:table-cell>
          <table:table-cell office:value-type="float" office:value="47196" table:formula="of:=[.W93]+4" table:style-name="ce2">
            <text:p>47196</text:p>
          </table:table-cell>
          <table:table-cell office:value-type="float" office:value="47200" table:formula="of:=[.X93]+4" table:style-name="ce2">
            <text:p>47200</text:p>
          </table:table-cell>
          <table:table-cell office:value-type="float" office:value="47204" table:formula="of:=[.Y93]+4" table:style-name="ce2">
            <text:p>47204</text:p>
          </table:table-cell>
          <table:table-cell office:value-type="float" office:value="47208" table:formula="of:=[.Z93]+4" table:style-name="ce2">
            <text:p>47208</text:p>
          </table:table-cell>
          <table:table-cell office:value-type="float" office:value="47212" table:formula="of:=[.AA93]+4" table:style-name="ce2">
            <text:p>47212</text:p>
          </table:table-cell>
          <table:table-cell office:value-type="float" office:value="47216" table:formula="of:=[.AB93]+4" table:style-name="ce2">
            <text:p>47216</text:p>
          </table:table-cell>
          <table:table-cell office:value-type="float" office:value="47220" table:formula="of:=[.AC93]+4" table:style-name="ce2">
            <text:p>47220</text:p>
          </table:table-cell>
          <table:table-cell office:value-type="float" office:value="47224" table:formula="of:=[.AD93]+4" table:style-name="ce2">
            <text:p>47224</text:p>
          </table:table-cell>
          <table:table-cell office:value-type="float" office:value="47228" table:formula="of:=[.AE93]+4" table:style-name="ce2">
            <text:p>47228</text:p>
          </table:table-cell>
          <table:table-cell office:value-type="float" office:value="47232" table:formula="of:=[.AF93]+4" table:style-name="ce2">
            <text:p>47232</text:p>
          </table:table-cell>
          <table:table-cell office:value-type="float" office:value="47236" table:formula="of:=[.AG93]+4" table:style-name="ce2">
            <text:p>47236</text:p>
          </table:table-cell>
          <table:table-cell office:value-type="float" office:value="47240" table:formula="of:=[.AH93]+4" table:style-name="ce2">
            <text:p>47240</text:p>
          </table:table-cell>
          <table:table-cell office:value-type="float" office:value="47244" table:formula="of:=[.AI93]+4" table:style-name="ce2">
            <text:p>47244</text:p>
          </table:table-cell>
          <table:table-cell office:value-type="float" office:value="47248" table:formula="of:=[.AJ93]+4" table:style-name="ce2">
            <text:p>47248</text:p>
          </table:table-cell>
          <table:table-cell office:value-type="float" office:value="47252" table:formula="of:=[.AK93]+4" table:style-name="ce2">
            <text:p>47252</text:p>
          </table:table-cell>
          <table:table-cell office:value-type="float" office:value="47256" table:formula="of:=[.AL93]+4" table:style-name="ce2">
            <text:p>47256</text:p>
          </table:table-cell>
          <table:table-cell office:value-type="float" office:value="47260" table:formula="of:=[.AM93]+4" table:style-name="ce2">
            <text:p>47260</text:p>
          </table:table-cell>
          <table:table-cell office:value-type="float" office:value="47264" table:formula="of:=[.AN93]+4" table:style-name="ce2">
            <text:p>47264</text:p>
          </table:table-cell>
          <table:table-cell office:value-type="float" office:value="47268" table:formula="of:=[.AO93]+4" table:style-name="ce2">
            <text:p>47268</text:p>
          </table:table-cell>
          <table:table-cell office:value-type="float" office:value="47272" table:formula="of:=[.AP93]+4" table:style-name="ce2">
            <text:p>47272</text:p>
          </table:table-cell>
          <table:table-cell office:value-type="float" office:value="47276" table:formula="of:=[.AQ93]+4" table:style-name="ce2">
            <text:p>47276</text:p>
          </table:table-cell>
          <table:table-cell office:value-type="float" office:value="47280" table:formula="of:=[.AR93]+4" table:style-name="ce2">
            <text:p>47280</text:p>
          </table:table-cell>
          <table:table-cell office:value-type="float" office:value="47284" table:formula="of:=[.AS93]+4" table:style-name="ce2">
            <text:p>47284</text:p>
          </table:table-cell>
          <table:table-cell office:value-type="float" office:value="47288" table:formula="of:=[.AT93]+4" table:style-name="ce2">
            <text:p>47288</text:p>
          </table:table-cell>
          <table:table-cell office:value-type="float" office:value="47292" table:formula="of:=[.AU93]+4" table:style-name="ce2">
            <text:p>47292</text:p>
          </table:table-cell>
          <table:table-cell office:value-type="float" office:value="47296" table:formula="of:=[.AV93]+4" table:style-name="ce2">
            <text:p>47296</text:p>
          </table:table-cell>
          <table:table-cell office:value-type="float" office:value="47300" table:formula="of:=[.AW93]+4" table:style-name="ce2">
            <text:p>47300</text:p>
          </table:table-cell>
          <table:table-cell office:value-type="float" office:value="47304" table:formula="of:=[.AX93]+4" table:style-name="ce2">
            <text:p>47304</text:p>
          </table:table-cell>
          <table:table-cell office:value-type="float" office:value="47308" table:formula="of:=[.AY93]+4" table:style-name="ce2">
            <text:p>47308</text:p>
          </table:table-cell>
          <table:table-cell office:value-type="float" office:value="47312" table:formula="of:=[.AZ93]+4" table:style-name="ce2">
            <text:p>47312</text:p>
          </table:table-cell>
          <table:table-cell office:value-type="float" office:value="47316" table:formula="of:=[.BA93]+4" table:style-name="ce2">
            <text:p>47316</text:p>
          </table:table-cell>
          <table:table-cell office:value-type="float" office:value="47320" table:formula="of:=[.BB93]+4" table:style-name="ce2">
            <text:p>47320</text:p>
          </table:table-cell>
          <table:table-cell office:value-type="float" office:value="47324" table:formula="of:=[.BC93]+4" table:style-name="ce2">
            <text:p>47324</text:p>
          </table:table-cell>
          <table:table-cell office:value-type="float" office:value="47328" table:formula="of:=[.BD93]+4" table:style-name="ce2">
            <text:p>47328</text:p>
          </table:table-cell>
          <table:table-cell office:value-type="float" office:value="47332" table:formula="of:=[.BE93]+4" table:style-name="ce2">
            <text:p>47332</text:p>
          </table:table-cell>
          <table:table-cell office:value-type="float" office:value="47336" table:formula="of:=[.BF93]+4" table:style-name="ce2">
            <text:p>47336</text:p>
          </table:table-cell>
          <table:table-cell office:value-type="float" office:value="47340" table:formula="of:=[.BG93]+4" table:style-name="ce2">
            <text:p>47340</text:p>
          </table:table-cell>
          <table:table-cell office:value-type="float" office:value="47344" table:formula="of:=[.BH93]+4" table:style-name="ce2">
            <text:p>47344</text:p>
          </table:table-cell>
          <table:table-cell office:value-type="float" office:value="47348" table:formula="of:=[.BI93]+4" table:style-name="ce2">
            <text:p>47348</text:p>
          </table:table-cell>
          <table:table-cell office:value-type="float" office:value="47352" table:formula="of:=[.BJ93]+4" table:style-name="ce2">
            <text:p>47352</text:p>
          </table:table-cell>
          <table:table-cell office:value-type="float" office:value="47356" table:formula="of:=[.BK93]+4" table:style-name="ce2">
            <text:p>47356</text:p>
          </table:table-cell>
          <table:table-cell office:value-type="float" office:value="47360" table:formula="of:=[.BL93]+4" table:style-name="ce2">
            <text:p>47360</text:p>
          </table:table-cell>
          <table:table-cell office:value-type="float" office:value="47364" table:formula="of:=[.BM93]+4" table:style-name="ce2">
            <text:p>47364</text:p>
          </table:table-cell>
          <table:table-cell office:value-type="float" office:value="47368" table:formula="of:=[.BN93]+4" table:style-name="ce2">
            <text:p>47368</text:p>
          </table:table-cell>
          <table:table-cell office:value-type="float" office:value="47372" table:formula="of:=[.BO93]+4" table:style-name="ce2">
            <text:p>47372</text:p>
          </table:table-cell>
          <table:table-cell office:value-type="float" office:value="47376" table:formula="of:=[.BP93]+4" table:style-name="ce2">
            <text:p>47376</text:p>
          </table:table-cell>
          <table:table-cell office:value-type="float" office:value="47380" table:formula="of:=[.BQ93]+4" table:style-name="ce2">
            <text:p>47380</text:p>
          </table:table-cell>
          <table:table-cell office:value-type="float" office:value="47384" table:formula="of:=[.BR93]+4" table:style-name="ce2">
            <text:p>47384</text:p>
          </table:table-cell>
          <table:table-cell office:value-type="float" office:value="47388" table:formula="of:=[.BS93]+4" table:style-name="ce2">
            <text:p>47388</text:p>
          </table:table-cell>
          <table:table-cell office:value-type="float" office:value="47392" table:formula="of:=[.BT93]+4" table:style-name="ce2">
            <text:p>47392</text:p>
          </table:table-cell>
          <table:table-cell office:value-type="float" office:value="47396" table:formula="of:=[.BU93]+4" table:style-name="ce2">
            <text:p>47396</text:p>
          </table:table-cell>
          <table:table-cell office:value-type="float" office:value="47400" table:formula="of:=[.BV93]+4" table:style-name="ce2">
            <text:p>47400</text:p>
          </table:table-cell>
          <table:table-cell office:value-type="float" office:value="47404" table:formula="of:=[.BW93]+4" table:style-name="ce2">
            <text:p>47404</text:p>
          </table:table-cell>
          <table:table-cell office:value-type="float" office:value="47408" table:formula="of:=[.BX93]+4" table:style-name="ce2">
            <text:p>47408</text:p>
          </table:table-cell>
          <table:table-cell office:value-type="float" office:value="47412" table:formula="of:=[.BY93]+4" table:style-name="ce2">
            <text:p>47412</text:p>
          </table:table-cell>
          <table:table-cell office:value-type="float" office:value="47416" table:formula="of:=[.BZ93]+4" table:style-name="ce2">
            <text:p>47416</text:p>
          </table:table-cell>
          <table:table-cell office:value-type="float" office:value="47420" table:formula="of:=[.CA93]+4" table:style-name="ce2">
            <text:p>47420</text:p>
          </table:table-cell>
          <table:table-cell office:value-type="float" office:value="47424" table:formula="of:=[.CB93]+4" table:style-name="ce2">
            <text:p>47424</text:p>
          </table:table-cell>
          <table:table-cell office:value-type="float" office:value="47428" table:formula="of:=[.CC93]+4" table:style-name="ce2">
            <text:p>47428</text:p>
          </table:table-cell>
          <table:table-cell office:value-type="float" office:value="47432" table:formula="of:=[.CD93]+4" table:style-name="ce2">
            <text:p>47432</text:p>
          </table:table-cell>
          <table:table-cell office:value-type="float" office:value="47436" table:formula="of:=[.CE93]+4" table:style-name="ce2">
            <text:p>47436</text:p>
          </table:table-cell>
          <table:table-cell office:value-type="float" office:value="47440" table:formula="of:=[.CF93]+4" table:style-name="ce2">
            <text:p>47440</text:p>
          </table:table-cell>
          <table:table-cell office:value-type="float" office:value="47444" table:formula="of:=[.CG93]+4" table:style-name="ce2">
            <text:p>47444</text:p>
          </table:table-cell>
          <table:table-cell office:value-type="float" office:value="47448" table:formula="of:=[.CH93]+4" table:style-name="ce2">
            <text:p>47448</text:p>
          </table:table-cell>
          <table:table-cell office:value-type="float" office:value="47452" table:formula="of:=[.CI93]+4" table:style-name="ce2">
            <text:p>47452</text:p>
          </table:table-cell>
          <table:table-cell office:value-type="float" office:value="47456" table:formula="of:=[.CJ93]+4" table:style-name="ce2">
            <text:p>47456</text:p>
          </table:table-cell>
          <table:table-cell office:value-type="float" office:value="47460" table:formula="of:=[.CK93]+4" table:style-name="ce2">
            <text:p>47460</text:p>
          </table:table-cell>
          <table:table-cell office:value-type="float" office:value="47464" table:formula="of:=[.CL93]+4" table:style-name="ce2">
            <text:p>47464</text:p>
          </table:table-cell>
          <table:table-cell office:value-type="float" office:value="47468" table:formula="of:=[.CM93]+4" table:style-name="ce2">
            <text:p>47468</text:p>
          </table:table-cell>
          <table:table-cell office:value-type="float" office:value="47472" table:formula="of:=[.CN93]+4" table:style-name="ce2">
            <text:p>47472</text:p>
          </table:table-cell>
          <table:table-cell office:value-type="float" office:value="47476" table:formula="of:=[.CO93]+4" table:style-name="ce2">
            <text:p>47476</text:p>
          </table:table-cell>
          <table:table-cell office:value-type="float" office:value="47480" table:formula="of:=[.CP93]+4" table:style-name="ce2">
            <text:p>47480</text:p>
          </table:table-cell>
          <table:table-cell office:value-type="float" office:value="47484" table:formula="of:=[.CQ93]+4" table:style-name="ce2">
            <text:p>47484</text:p>
          </table:table-cell>
          <table:table-cell office:value-type="float" office:value="47488" table:formula="of:=[.CR93]+4" table:style-name="ce2">
            <text:p>47488</text:p>
          </table:table-cell>
          <table:table-cell office:value-type="float" office:value="47492" table:formula="of:=[.CS93]+4" table:style-name="ce2">
            <text:p>47492</text:p>
          </table:table-cell>
          <table:table-cell office:value-type="float" office:value="47496" table:formula="of:=[.CT93]+4" table:style-name="ce2">
            <text:p>47496</text:p>
          </table:table-cell>
          <table:table-cell office:value-type="float" office:value="47500" table:formula="of:=[.CU93]+4" table:style-name="ce2">
            <text:p>47500</text:p>
          </table:table-cell>
          <table:table-cell office:value-type="float" office:value="47504" table:formula="of:=[.CV93]+4" table:style-name="ce2">
            <text:p>47504</text:p>
          </table:table-cell>
          <table:table-cell office:value-type="float" office:value="47508" table:formula="of:=[.CW93]+4" table:style-name="ce2">
            <text:p>47508</text:p>
          </table:table-cell>
          <table:table-cell office:value-type="float" office:value="47512" table:formula="of:=[.CX93]+4" table:style-name="ce2">
            <text:p>47512</text:p>
          </table:table-cell>
          <table:table-cell office:value-type="float" office:value="47516" table:formula="of:=[.CY93]+4" table:style-name="ce2">
            <text:p>47516</text:p>
          </table:table-cell>
          <table:table-cell office:value-type="float" office:value="47520" table:formula="of:=[.CZ93]+4" table:style-name="ce2">
            <text:p>47520</text:p>
          </table:table-cell>
          <table:table-cell office:value-type="float" office:value="47524" table:formula="of:=[.DA93]+4" table:style-name="ce2">
            <text:p>47524</text:p>
          </table:table-cell>
          <table:table-cell office:value-type="float" office:value="47528" table:formula="of:=[.DB93]+4" table:style-name="ce2">
            <text:p>47528</text:p>
          </table:table-cell>
          <table:table-cell office:value-type="float" office:value="47532" table:formula="of:=[.DC93]+4" table:style-name="ce2">
            <text:p>47532</text:p>
          </table:table-cell>
          <table:table-cell office:value-type="float" office:value="47536" table:formula="of:=[.DD93]+4" table:style-name="ce2">
            <text:p>47536</text:p>
          </table:table-cell>
          <table:table-cell office:value-type="float" office:value="47540" table:formula="of:=[.DE93]+4" table:style-name="ce2">
            <text:p>47540</text:p>
          </table:table-cell>
          <table:table-cell office:value-type="float" office:value="47544" table:formula="of:=[.DF93]+4" table:style-name="ce2">
            <text:p>47544</text:p>
          </table:table-cell>
          <table:table-cell office:value-type="float" office:value="47548" table:formula="of:=[.DG93]+4" table:style-name="ce2">
            <text:p>47548</text:p>
          </table:table-cell>
          <table:table-cell office:value-type="float" office:value="47552" table:formula="of:=[.DH93]+4" table:style-name="ce2">
            <text:p>47552</text:p>
          </table:table-cell>
          <table:table-cell office:value-type="float" office:value="47556" table:formula="of:=[.DI93]+4" table:style-name="ce2">
            <text:p>47556</text:p>
          </table:table-cell>
          <table:table-cell office:value-type="float" office:value="47560" table:formula="of:=[.DJ93]+4" table:style-name="ce2">
            <text:p>47560</text:p>
          </table:table-cell>
          <table:table-cell office:value-type="float" office:value="47564" table:formula="of:=[.DK93]+4" table:style-name="ce2">
            <text:p>47564</text:p>
          </table:table-cell>
          <table:table-cell office:value-type="float" office:value="47568" table:formula="of:=[.DL93]+4" table:style-name="ce2">
            <text:p>47568</text:p>
          </table:table-cell>
          <table:table-cell office:value-type="float" office:value="47572" table:formula="of:=[.DM93]+4" table:style-name="ce2">
            <text:p>47572</text:p>
          </table:table-cell>
          <table:table-cell office:value-type="float" office:value="47576" table:formula="of:=[.DN93]+4" table:style-name="ce2">
            <text:p>47576</text:p>
          </table:table-cell>
          <table:table-cell office:value-type="float" office:value="47580" table:formula="of:=[.DO93]+4" table:style-name="ce2">
            <text:p>47580</text:p>
          </table:table-cell>
          <table:table-cell office:value-type="float" office:value="47584" table:formula="of:=[.DP93]+4" table:style-name="ce2">
            <text:p>47584</text:p>
          </table:table-cell>
          <table:table-cell office:value-type="float" office:value="47588" table:formula="of:=[.DQ93]+4" table:style-name="ce2">
            <text:p>47588</text:p>
          </table:table-cell>
          <table:table-cell office:value-type="float" office:value="47592" table:formula="of:=[.DR93]+4" table:style-name="ce2">
            <text:p>47592</text:p>
          </table:table-cell>
          <table:table-cell office:value-type="float" office:value="47596" table:formula="of:=[.DS93]+4" table:style-name="ce2">
            <text:p>47596</text:p>
          </table:table-cell>
          <table:table-cell office:value-type="float" office:value="47600" table:formula="of:=[.DT93]+4" table:style-name="ce2">
            <text:p>47600</text:p>
          </table:table-cell>
          <table:table-cell office:value-type="float" office:value="47604" table:formula="of:=[.DU93]+4" table:style-name="ce2">
            <text:p>47604</text:p>
          </table:table-cell>
          <table:table-cell office:value-type="float" office:value="47608" table:formula="of:=[.DV93]+4" table:style-name="ce2">
            <text:p>47608</text:p>
          </table:table-cell>
          <table:table-cell office:value-type="float" office:value="47612" table:formula="of:=[.DW93]+4" table:style-name="ce2">
            <text:p>47612</text:p>
          </table:table-cell>
          <table:table-cell table:number-columns-repeated="16256"/>
        </table:table-row>
        <table:table-row table:style-name="ro1">
          <table:table-cell office:value-type="float" office:value="47616" table:formula="of:=[.A93]+512" table:style-name="ce2">
            <text:p>47616</text:p>
          </table:table-cell>
          <table:table-cell office:value-type="float" office:value="47620" table:formula="of:=[.A94]+4" table:style-name="ce2">
            <text:p>47620</text:p>
          </table:table-cell>
          <table:table-cell office:value-type="float" office:value="47624" table:formula="of:=[.B94]+4" table:style-name="ce2">
            <text:p>47624</text:p>
          </table:table-cell>
          <table:table-cell office:value-type="float" office:value="47628" table:formula="of:=[.C94]+4" table:style-name="ce2">
            <text:p>47628</text:p>
          </table:table-cell>
          <table:table-cell office:value-type="float" office:value="47632" table:formula="of:=[.D94]+4" table:style-name="ce2">
            <text:p>47632</text:p>
          </table:table-cell>
          <table:table-cell office:value-type="float" office:value="47636" table:formula="of:=[.E94]+4" table:style-name="ce2">
            <text:p>47636</text:p>
          </table:table-cell>
          <table:table-cell office:value-type="float" office:value="47640" table:formula="of:=[.F94]+4" table:style-name="ce2">
            <text:p>47640</text:p>
          </table:table-cell>
          <table:table-cell office:value-type="float" office:value="47644" table:formula="of:=[.G94]+4" table:style-name="ce2">
            <text:p>47644</text:p>
          </table:table-cell>
          <table:table-cell office:value-type="float" office:value="47648" table:formula="of:=[.H94]+4" table:style-name="ce2">
            <text:p>47648</text:p>
          </table:table-cell>
          <table:table-cell office:value-type="float" office:value="47652" table:formula="of:=[.I94]+4" table:style-name="ce2">
            <text:p>47652</text:p>
          </table:table-cell>
          <table:table-cell office:value-type="float" office:value="47656" table:formula="of:=[.J94]+4" table:style-name="ce2">
            <text:p>47656</text:p>
          </table:table-cell>
          <table:table-cell office:value-type="float" office:value="47660" table:formula="of:=[.K94]+4" table:style-name="ce2">
            <text:p>47660</text:p>
          </table:table-cell>
          <table:table-cell office:value-type="float" office:value="47664" table:formula="of:=[.L94]+4" table:style-name="ce2">
            <text:p>47664</text:p>
          </table:table-cell>
          <table:table-cell office:value-type="float" office:value="47668" table:formula="of:=[.M94]+4" table:style-name="ce2">
            <text:p>47668</text:p>
          </table:table-cell>
          <table:table-cell office:value-type="float" office:value="47672" table:formula="of:=[.N94]+4" table:style-name="ce2">
            <text:p>47672</text:p>
          </table:table-cell>
          <table:table-cell office:value-type="float" office:value="47676" table:formula="of:=[.O94]+4" table:style-name="ce2">
            <text:p>47676</text:p>
          </table:table-cell>
          <table:table-cell office:value-type="float" office:value="47680" table:formula="of:=[.P94]+4" table:style-name="ce2">
            <text:p>47680</text:p>
          </table:table-cell>
          <table:table-cell office:value-type="float" office:value="47684" table:formula="of:=[.Q94]+4" table:style-name="ce2">
            <text:p>47684</text:p>
          </table:table-cell>
          <table:table-cell office:value-type="float" office:value="47688" table:formula="of:=[.R94]+4" table:style-name="ce2">
            <text:p>47688</text:p>
          </table:table-cell>
          <table:table-cell office:value-type="float" office:value="47692" table:formula="of:=[.S94]+4" table:style-name="ce2">
            <text:p>47692</text:p>
          </table:table-cell>
          <table:table-cell office:value-type="float" office:value="47696" table:formula="of:=[.T94]+4" table:style-name="ce2">
            <text:p>47696</text:p>
          </table:table-cell>
          <table:table-cell office:value-type="float" office:value="47700" table:formula="of:=[.U94]+4" table:style-name="ce2">
            <text:p>47700</text:p>
          </table:table-cell>
          <table:table-cell office:value-type="float" office:value="47704" table:formula="of:=[.V94]+4" table:style-name="ce2">
            <text:p>47704</text:p>
          </table:table-cell>
          <table:table-cell office:value-type="float" office:value="47708" table:formula="of:=[.W94]+4" table:style-name="ce2">
            <text:p>47708</text:p>
          </table:table-cell>
          <table:table-cell office:value-type="float" office:value="47712" table:formula="of:=[.X94]+4" table:style-name="ce2">
            <text:p>47712</text:p>
          </table:table-cell>
          <table:table-cell office:value-type="float" office:value="47716" table:formula="of:=[.Y94]+4" table:style-name="ce2">
            <text:p>47716</text:p>
          </table:table-cell>
          <table:table-cell office:value-type="float" office:value="47720" table:formula="of:=[.Z94]+4" table:style-name="ce2">
            <text:p>47720</text:p>
          </table:table-cell>
          <table:table-cell office:value-type="float" office:value="47724" table:formula="of:=[.AA94]+4" table:style-name="ce2">
            <text:p>47724</text:p>
          </table:table-cell>
          <table:table-cell office:value-type="float" office:value="47728" table:formula="of:=[.AB94]+4" table:style-name="ce2">
            <text:p>47728</text:p>
          </table:table-cell>
          <table:table-cell office:value-type="float" office:value="47732" table:formula="of:=[.AC94]+4" table:style-name="ce2">
            <text:p>47732</text:p>
          </table:table-cell>
          <table:table-cell office:value-type="float" office:value="47736" table:formula="of:=[.AD94]+4" table:style-name="ce2">
            <text:p>47736</text:p>
          </table:table-cell>
          <table:table-cell office:value-type="float" office:value="47740" table:formula="of:=[.AE94]+4" table:style-name="ce2">
            <text:p>47740</text:p>
          </table:table-cell>
          <table:table-cell office:value-type="float" office:value="47744" table:formula="of:=[.AF94]+4" table:style-name="ce2">
            <text:p>47744</text:p>
          </table:table-cell>
          <table:table-cell office:value-type="float" office:value="47748" table:formula="of:=[.AG94]+4" table:style-name="ce2">
            <text:p>47748</text:p>
          </table:table-cell>
          <table:table-cell office:value-type="float" office:value="47752" table:formula="of:=[.AH94]+4" table:style-name="ce2">
            <text:p>47752</text:p>
          </table:table-cell>
          <table:table-cell office:value-type="float" office:value="47756" table:formula="of:=[.AI94]+4" table:style-name="ce2">
            <text:p>47756</text:p>
          </table:table-cell>
          <table:table-cell office:value-type="float" office:value="47760" table:formula="of:=[.AJ94]+4" table:style-name="ce2">
            <text:p>47760</text:p>
          </table:table-cell>
          <table:table-cell office:value-type="float" office:value="47764" table:formula="of:=[.AK94]+4" table:style-name="ce2">
            <text:p>47764</text:p>
          </table:table-cell>
          <table:table-cell office:value-type="float" office:value="47768" table:formula="of:=[.AL94]+4" table:style-name="ce2">
            <text:p>47768</text:p>
          </table:table-cell>
          <table:table-cell office:value-type="float" office:value="47772" table:formula="of:=[.AM94]+4" table:style-name="ce2">
            <text:p>47772</text:p>
          </table:table-cell>
          <table:table-cell office:value-type="float" office:value="47776" table:formula="of:=[.AN94]+4" table:style-name="ce2">
            <text:p>47776</text:p>
          </table:table-cell>
          <table:table-cell office:value-type="float" office:value="47780" table:formula="of:=[.AO94]+4" table:style-name="ce2">
            <text:p>47780</text:p>
          </table:table-cell>
          <table:table-cell office:value-type="float" office:value="47784" table:formula="of:=[.AP94]+4" table:style-name="ce2">
            <text:p>47784</text:p>
          </table:table-cell>
          <table:table-cell office:value-type="float" office:value="47788" table:formula="of:=[.AQ94]+4" table:style-name="ce2">
            <text:p>47788</text:p>
          </table:table-cell>
          <table:table-cell office:value-type="float" office:value="47792" table:formula="of:=[.AR94]+4" table:style-name="ce2">
            <text:p>47792</text:p>
          </table:table-cell>
          <table:table-cell office:value-type="float" office:value="47796" table:formula="of:=[.AS94]+4" table:style-name="ce2">
            <text:p>47796</text:p>
          </table:table-cell>
          <table:table-cell office:value-type="float" office:value="47800" table:formula="of:=[.AT94]+4" table:style-name="ce2">
            <text:p>47800</text:p>
          </table:table-cell>
          <table:table-cell office:value-type="float" office:value="47804" table:formula="of:=[.AU94]+4" table:style-name="ce2">
            <text:p>47804</text:p>
          </table:table-cell>
          <table:table-cell office:value-type="float" office:value="47808" table:formula="of:=[.AV94]+4" table:style-name="ce2">
            <text:p>47808</text:p>
          </table:table-cell>
          <table:table-cell office:value-type="float" office:value="47812" table:formula="of:=[.AW94]+4" table:style-name="ce2">
            <text:p>47812</text:p>
          </table:table-cell>
          <table:table-cell office:value-type="float" office:value="47816" table:formula="of:=[.AX94]+4" table:style-name="ce2">
            <text:p>47816</text:p>
          </table:table-cell>
          <table:table-cell office:value-type="float" office:value="47820" table:formula="of:=[.AY94]+4" table:style-name="ce2">
            <text:p>47820</text:p>
          </table:table-cell>
          <table:table-cell office:value-type="float" office:value="47824" table:formula="of:=[.AZ94]+4" table:style-name="ce2">
            <text:p>47824</text:p>
          </table:table-cell>
          <table:table-cell office:value-type="float" office:value="47828" table:formula="of:=[.BA94]+4" table:style-name="ce2">
            <text:p>47828</text:p>
          </table:table-cell>
          <table:table-cell office:value-type="float" office:value="47832" table:formula="of:=[.BB94]+4" table:style-name="ce2">
            <text:p>47832</text:p>
          </table:table-cell>
          <table:table-cell office:value-type="float" office:value="47836" table:formula="of:=[.BC94]+4" table:style-name="ce2">
            <text:p>47836</text:p>
          </table:table-cell>
          <table:table-cell office:value-type="float" office:value="47840" table:formula="of:=[.BD94]+4" table:style-name="ce2">
            <text:p>47840</text:p>
          </table:table-cell>
          <table:table-cell office:value-type="float" office:value="47844" table:formula="of:=[.BE94]+4" table:style-name="ce2">
            <text:p>47844</text:p>
          </table:table-cell>
          <table:table-cell office:value-type="float" office:value="47848" table:formula="of:=[.BF94]+4" table:style-name="ce2">
            <text:p>47848</text:p>
          </table:table-cell>
          <table:table-cell office:value-type="float" office:value="47852" table:formula="of:=[.BG94]+4" table:style-name="ce2">
            <text:p>47852</text:p>
          </table:table-cell>
          <table:table-cell office:value-type="float" office:value="47856" table:formula="of:=[.BH94]+4" table:style-name="ce2">
            <text:p>47856</text:p>
          </table:table-cell>
          <table:table-cell office:value-type="float" office:value="47860" table:formula="of:=[.BI94]+4" table:style-name="ce2">
            <text:p>47860</text:p>
          </table:table-cell>
          <table:table-cell office:value-type="float" office:value="47864" table:formula="of:=[.BJ94]+4" table:style-name="ce2">
            <text:p>47864</text:p>
          </table:table-cell>
          <table:table-cell office:value-type="float" office:value="47868" table:formula="of:=[.BK94]+4" table:style-name="ce2">
            <text:p>47868</text:p>
          </table:table-cell>
          <table:table-cell office:value-type="float" office:value="47872" table:formula="of:=[.BL94]+4" table:style-name="ce2">
            <text:p>47872</text:p>
          </table:table-cell>
          <table:table-cell office:value-type="float" office:value="47876" table:formula="of:=[.BM94]+4" table:style-name="ce2">
            <text:p>47876</text:p>
          </table:table-cell>
          <table:table-cell office:value-type="float" office:value="47880" table:formula="of:=[.BN94]+4" table:style-name="ce2">
            <text:p>47880</text:p>
          </table:table-cell>
          <table:table-cell office:value-type="float" office:value="47884" table:formula="of:=[.BO94]+4" table:style-name="ce2">
            <text:p>47884</text:p>
          </table:table-cell>
          <table:table-cell office:value-type="float" office:value="47888" table:formula="of:=[.BP94]+4" table:style-name="ce2">
            <text:p>47888</text:p>
          </table:table-cell>
          <table:table-cell office:value-type="float" office:value="47892" table:formula="of:=[.BQ94]+4" table:style-name="ce2">
            <text:p>47892</text:p>
          </table:table-cell>
          <table:table-cell office:value-type="float" office:value="47896" table:formula="of:=[.BR94]+4" table:style-name="ce2">
            <text:p>47896</text:p>
          </table:table-cell>
          <table:table-cell office:value-type="float" office:value="47900" table:formula="of:=[.BS94]+4" table:style-name="ce2">
            <text:p>47900</text:p>
          </table:table-cell>
          <table:table-cell office:value-type="float" office:value="47904" table:formula="of:=[.BT94]+4" table:style-name="ce2">
            <text:p>47904</text:p>
          </table:table-cell>
          <table:table-cell office:value-type="float" office:value="47908" table:formula="of:=[.BU94]+4" table:style-name="ce2">
            <text:p>47908</text:p>
          </table:table-cell>
          <table:table-cell office:value-type="float" office:value="47912" table:formula="of:=[.BV94]+4" table:style-name="ce2">
            <text:p>47912</text:p>
          </table:table-cell>
          <table:table-cell office:value-type="float" office:value="47916" table:formula="of:=[.BW94]+4" table:style-name="ce2">
            <text:p>47916</text:p>
          </table:table-cell>
          <table:table-cell office:value-type="float" office:value="47920" table:formula="of:=[.BX94]+4" table:style-name="ce2">
            <text:p>47920</text:p>
          </table:table-cell>
          <table:table-cell office:value-type="float" office:value="47924" table:formula="of:=[.BY94]+4" table:style-name="ce2">
            <text:p>47924</text:p>
          </table:table-cell>
          <table:table-cell office:value-type="float" office:value="47928" table:formula="of:=[.BZ94]+4" table:style-name="ce2">
            <text:p>47928</text:p>
          </table:table-cell>
          <table:table-cell office:value-type="float" office:value="47932" table:formula="of:=[.CA94]+4" table:style-name="ce2">
            <text:p>47932</text:p>
          </table:table-cell>
          <table:table-cell office:value-type="float" office:value="47936" table:formula="of:=[.CB94]+4" table:style-name="ce2">
            <text:p>47936</text:p>
          </table:table-cell>
          <table:table-cell office:value-type="float" office:value="47940" table:formula="of:=[.CC94]+4" table:style-name="ce2">
            <text:p>47940</text:p>
          </table:table-cell>
          <table:table-cell office:value-type="float" office:value="47944" table:formula="of:=[.CD94]+4" table:style-name="ce2">
            <text:p>47944</text:p>
          </table:table-cell>
          <table:table-cell office:value-type="float" office:value="47948" table:formula="of:=[.CE94]+4" table:style-name="ce2">
            <text:p>47948</text:p>
          </table:table-cell>
          <table:table-cell office:value-type="float" office:value="47952" table:formula="of:=[.CF94]+4" table:style-name="ce2">
            <text:p>47952</text:p>
          </table:table-cell>
          <table:table-cell office:value-type="float" office:value="47956" table:formula="of:=[.CG94]+4" table:style-name="ce2">
            <text:p>47956</text:p>
          </table:table-cell>
          <table:table-cell office:value-type="float" office:value="47960" table:formula="of:=[.CH94]+4" table:style-name="ce2">
            <text:p>47960</text:p>
          </table:table-cell>
          <table:table-cell office:value-type="float" office:value="47964" table:formula="of:=[.CI94]+4" table:style-name="ce2">
            <text:p>47964</text:p>
          </table:table-cell>
          <table:table-cell office:value-type="float" office:value="47968" table:formula="of:=[.CJ94]+4" table:style-name="ce2">
            <text:p>47968</text:p>
          </table:table-cell>
          <table:table-cell office:value-type="float" office:value="47972" table:formula="of:=[.CK94]+4" table:style-name="ce2">
            <text:p>47972</text:p>
          </table:table-cell>
          <table:table-cell office:value-type="float" office:value="47976" table:formula="of:=[.CL94]+4" table:style-name="ce2">
            <text:p>47976</text:p>
          </table:table-cell>
          <table:table-cell office:value-type="float" office:value="47980" table:formula="of:=[.CM94]+4" table:style-name="ce2">
            <text:p>47980</text:p>
          </table:table-cell>
          <table:table-cell office:value-type="float" office:value="47984" table:formula="of:=[.CN94]+4" table:style-name="ce2">
            <text:p>47984</text:p>
          </table:table-cell>
          <table:table-cell office:value-type="float" office:value="47988" table:formula="of:=[.CO94]+4" table:style-name="ce2">
            <text:p>47988</text:p>
          </table:table-cell>
          <table:table-cell office:value-type="float" office:value="47992" table:formula="of:=[.CP94]+4" table:style-name="ce2">
            <text:p>47992</text:p>
          </table:table-cell>
          <table:table-cell office:value-type="float" office:value="47996" table:formula="of:=[.CQ94]+4" table:style-name="ce2">
            <text:p>47996</text:p>
          </table:table-cell>
          <table:table-cell office:value-type="float" office:value="48000" table:formula="of:=[.CR94]+4" table:style-name="ce2">
            <text:p>48000</text:p>
          </table:table-cell>
          <table:table-cell office:value-type="float" office:value="48004" table:formula="of:=[.CS94]+4" table:style-name="ce2">
            <text:p>48004</text:p>
          </table:table-cell>
          <table:table-cell office:value-type="float" office:value="48008" table:formula="of:=[.CT94]+4" table:style-name="ce2">
            <text:p>48008</text:p>
          </table:table-cell>
          <table:table-cell office:value-type="float" office:value="48012" table:formula="of:=[.CU94]+4" table:style-name="ce2">
            <text:p>48012</text:p>
          </table:table-cell>
          <table:table-cell office:value-type="float" office:value="48016" table:formula="of:=[.CV94]+4" table:style-name="ce2">
            <text:p>48016</text:p>
          </table:table-cell>
          <table:table-cell office:value-type="float" office:value="48020" table:formula="of:=[.CW94]+4" table:style-name="ce2">
            <text:p>48020</text:p>
          </table:table-cell>
          <table:table-cell office:value-type="float" office:value="48024" table:formula="of:=[.CX94]+4" table:style-name="ce2">
            <text:p>48024</text:p>
          </table:table-cell>
          <table:table-cell office:value-type="float" office:value="48028" table:formula="of:=[.CY94]+4" table:style-name="ce2">
            <text:p>48028</text:p>
          </table:table-cell>
          <table:table-cell office:value-type="float" office:value="48032" table:formula="of:=[.CZ94]+4" table:style-name="ce2">
            <text:p>48032</text:p>
          </table:table-cell>
          <table:table-cell office:value-type="float" office:value="48036" table:formula="of:=[.DA94]+4" table:style-name="ce2">
            <text:p>48036</text:p>
          </table:table-cell>
          <table:table-cell office:value-type="float" office:value="48040" table:formula="of:=[.DB94]+4" table:style-name="ce2">
            <text:p>48040</text:p>
          </table:table-cell>
          <table:table-cell office:value-type="float" office:value="48044" table:formula="of:=[.DC94]+4" table:style-name="ce2">
            <text:p>48044</text:p>
          </table:table-cell>
          <table:table-cell office:value-type="float" office:value="48048" table:formula="of:=[.DD94]+4" table:style-name="ce2">
            <text:p>48048</text:p>
          </table:table-cell>
          <table:table-cell office:value-type="float" office:value="48052" table:formula="of:=[.DE94]+4" table:style-name="ce2">
            <text:p>48052</text:p>
          </table:table-cell>
          <table:table-cell office:value-type="float" office:value="48056" table:formula="of:=[.DF94]+4" table:style-name="ce2">
            <text:p>48056</text:p>
          </table:table-cell>
          <table:table-cell office:value-type="float" office:value="48060" table:formula="of:=[.DG94]+4" table:style-name="ce2">
            <text:p>48060</text:p>
          </table:table-cell>
          <table:table-cell office:value-type="float" office:value="48064" table:formula="of:=[.DH94]+4" table:style-name="ce2">
            <text:p>48064</text:p>
          </table:table-cell>
          <table:table-cell office:value-type="float" office:value="48068" table:formula="of:=[.DI94]+4" table:style-name="ce2">
            <text:p>48068</text:p>
          </table:table-cell>
          <table:table-cell office:value-type="float" office:value="48072" table:formula="of:=[.DJ94]+4" table:style-name="ce2">
            <text:p>48072</text:p>
          </table:table-cell>
          <table:table-cell office:value-type="float" office:value="48076" table:formula="of:=[.DK94]+4" table:style-name="ce2">
            <text:p>48076</text:p>
          </table:table-cell>
          <table:table-cell office:value-type="float" office:value="48080" table:formula="of:=[.DL94]+4" table:style-name="ce2">
            <text:p>48080</text:p>
          </table:table-cell>
          <table:table-cell office:value-type="float" office:value="48084" table:formula="of:=[.DM94]+4" table:style-name="ce2">
            <text:p>48084</text:p>
          </table:table-cell>
          <table:table-cell office:value-type="float" office:value="48088" table:formula="of:=[.DN94]+4" table:style-name="ce2">
            <text:p>48088</text:p>
          </table:table-cell>
          <table:table-cell office:value-type="float" office:value="48092" table:formula="of:=[.DO94]+4" table:style-name="ce2">
            <text:p>48092</text:p>
          </table:table-cell>
          <table:table-cell office:value-type="float" office:value="48096" table:formula="of:=[.DP94]+4" table:style-name="ce2">
            <text:p>48096</text:p>
          </table:table-cell>
          <table:table-cell office:value-type="float" office:value="48100" table:formula="of:=[.DQ94]+4" table:style-name="ce2">
            <text:p>48100</text:p>
          </table:table-cell>
          <table:table-cell office:value-type="float" office:value="48104" table:formula="of:=[.DR94]+4" table:style-name="ce2">
            <text:p>48104</text:p>
          </table:table-cell>
          <table:table-cell office:value-type="float" office:value="48108" table:formula="of:=[.DS94]+4" table:style-name="ce2">
            <text:p>48108</text:p>
          </table:table-cell>
          <table:table-cell office:value-type="float" office:value="48112" table:formula="of:=[.DT94]+4" table:style-name="ce2">
            <text:p>48112</text:p>
          </table:table-cell>
          <table:table-cell office:value-type="float" office:value="48116" table:formula="of:=[.DU94]+4" table:style-name="ce2">
            <text:p>48116</text:p>
          </table:table-cell>
          <table:table-cell office:value-type="float" office:value="48120" table:formula="of:=[.DV94]+4" table:style-name="ce2">
            <text:p>48120</text:p>
          </table:table-cell>
          <table:table-cell office:value-type="float" office:value="48124" table:formula="of:=[.DW94]+4" table:style-name="ce2">
            <text:p>48124</text:p>
          </table:table-cell>
          <table:table-cell table:number-columns-repeated="16256"/>
        </table:table-row>
        <table:table-row table:style-name="ro1">
          <table:table-cell office:value-type="float" office:value="48128" table:formula="of:=[.A94]+512" table:style-name="ce2">
            <text:p>48128</text:p>
          </table:table-cell>
          <table:table-cell office:value-type="float" office:value="48132" table:formula="of:=[.A95]+4" table:style-name="ce2">
            <text:p>48132</text:p>
          </table:table-cell>
          <table:table-cell office:value-type="float" office:value="48136" table:formula="of:=[.B95]+4" table:style-name="ce2">
            <text:p>48136</text:p>
          </table:table-cell>
          <table:table-cell office:value-type="float" office:value="48140" table:formula="of:=[.C95]+4" table:style-name="ce2">
            <text:p>48140</text:p>
          </table:table-cell>
          <table:table-cell office:value-type="float" office:value="48144" table:formula="of:=[.D95]+4" table:style-name="ce2">
            <text:p>48144</text:p>
          </table:table-cell>
          <table:table-cell office:value-type="float" office:value="48148" table:formula="of:=[.E95]+4" table:style-name="ce2">
            <text:p>48148</text:p>
          </table:table-cell>
          <table:table-cell office:value-type="float" office:value="48152" table:formula="of:=[.F95]+4" table:style-name="ce2">
            <text:p>48152</text:p>
          </table:table-cell>
          <table:table-cell office:value-type="float" office:value="48156" table:formula="of:=[.G95]+4" table:style-name="ce2">
            <text:p>48156</text:p>
          </table:table-cell>
          <table:table-cell office:value-type="float" office:value="48160" table:formula="of:=[.H95]+4" table:style-name="ce2">
            <text:p>48160</text:p>
          </table:table-cell>
          <table:table-cell office:value-type="float" office:value="48164" table:formula="of:=[.I95]+4" table:style-name="ce2">
            <text:p>48164</text:p>
          </table:table-cell>
          <table:table-cell office:value-type="float" office:value="48168" table:formula="of:=[.J95]+4" table:style-name="ce2">
            <text:p>48168</text:p>
          </table:table-cell>
          <table:table-cell office:value-type="float" office:value="48172" table:formula="of:=[.K95]+4" table:style-name="ce2">
            <text:p>48172</text:p>
          </table:table-cell>
          <table:table-cell office:value-type="float" office:value="48176" table:formula="of:=[.L95]+4" table:style-name="ce2">
            <text:p>48176</text:p>
          </table:table-cell>
          <table:table-cell office:value-type="float" office:value="48180" table:formula="of:=[.M95]+4" table:style-name="ce2">
            <text:p>48180</text:p>
          </table:table-cell>
          <table:table-cell office:value-type="float" office:value="48184" table:formula="of:=[.N95]+4" table:style-name="ce2">
            <text:p>48184</text:p>
          </table:table-cell>
          <table:table-cell office:value-type="float" office:value="48188" table:formula="of:=[.O95]+4" table:style-name="ce2">
            <text:p>48188</text:p>
          </table:table-cell>
          <table:table-cell office:value-type="float" office:value="48192" table:formula="of:=[.P95]+4" table:style-name="ce2">
            <text:p>48192</text:p>
          </table:table-cell>
          <table:table-cell office:value-type="float" office:value="48196" table:formula="of:=[.Q95]+4" table:style-name="ce2">
            <text:p>48196</text:p>
          </table:table-cell>
          <table:table-cell office:value-type="float" office:value="48200" table:formula="of:=[.R95]+4" table:style-name="ce2">
            <text:p>48200</text:p>
          </table:table-cell>
          <table:table-cell office:value-type="float" office:value="48204" table:formula="of:=[.S95]+4" table:style-name="ce2">
            <text:p>48204</text:p>
          </table:table-cell>
          <table:table-cell office:value-type="float" office:value="48208" table:formula="of:=[.T95]+4" table:style-name="ce2">
            <text:p>48208</text:p>
          </table:table-cell>
          <table:table-cell office:value-type="float" office:value="48212" table:formula="of:=[.U95]+4" table:style-name="ce2">
            <text:p>48212</text:p>
          </table:table-cell>
          <table:table-cell office:value-type="float" office:value="48216" table:formula="of:=[.V95]+4" table:style-name="ce2">
            <text:p>48216</text:p>
          </table:table-cell>
          <table:table-cell office:value-type="float" office:value="48220" table:formula="of:=[.W95]+4" table:style-name="ce2">
            <text:p>48220</text:p>
          </table:table-cell>
          <table:table-cell office:value-type="float" office:value="48224" table:formula="of:=[.X95]+4" table:style-name="ce2">
            <text:p>48224</text:p>
          </table:table-cell>
          <table:table-cell office:value-type="float" office:value="48228" table:formula="of:=[.Y95]+4" table:style-name="ce2">
            <text:p>48228</text:p>
          </table:table-cell>
          <table:table-cell office:value-type="float" office:value="48232" table:formula="of:=[.Z95]+4" table:style-name="ce2">
            <text:p>48232</text:p>
          </table:table-cell>
          <table:table-cell office:value-type="float" office:value="48236" table:formula="of:=[.AA95]+4" table:style-name="ce2">
            <text:p>48236</text:p>
          </table:table-cell>
          <table:table-cell office:value-type="float" office:value="48240" table:formula="of:=[.AB95]+4" table:style-name="ce2">
            <text:p>48240</text:p>
          </table:table-cell>
          <table:table-cell office:value-type="float" office:value="48244" table:formula="of:=[.AC95]+4" table:style-name="ce2">
            <text:p>48244</text:p>
          </table:table-cell>
          <table:table-cell office:value-type="float" office:value="48248" table:formula="of:=[.AD95]+4" table:style-name="ce2">
            <text:p>48248</text:p>
          </table:table-cell>
          <table:table-cell office:value-type="float" office:value="48252" table:formula="of:=[.AE95]+4" table:style-name="ce2">
            <text:p>48252</text:p>
          </table:table-cell>
          <table:table-cell office:value-type="float" office:value="48256" table:formula="of:=[.AF95]+4" table:style-name="ce2">
            <text:p>48256</text:p>
          </table:table-cell>
          <table:table-cell office:value-type="float" office:value="48260" table:formula="of:=[.AG95]+4" table:style-name="ce2">
            <text:p>48260</text:p>
          </table:table-cell>
          <table:table-cell office:value-type="float" office:value="48264" table:formula="of:=[.AH95]+4" table:style-name="ce2">
            <text:p>48264</text:p>
          </table:table-cell>
          <table:table-cell office:value-type="float" office:value="48268" table:formula="of:=[.AI95]+4" table:style-name="ce2">
            <text:p>48268</text:p>
          </table:table-cell>
          <table:table-cell office:value-type="float" office:value="48272" table:formula="of:=[.AJ95]+4" table:style-name="ce2">
            <text:p>48272</text:p>
          </table:table-cell>
          <table:table-cell office:value-type="float" office:value="48276" table:formula="of:=[.AK95]+4" table:style-name="ce2">
            <text:p>48276</text:p>
          </table:table-cell>
          <table:table-cell office:value-type="float" office:value="48280" table:formula="of:=[.AL95]+4" table:style-name="ce2">
            <text:p>48280</text:p>
          </table:table-cell>
          <table:table-cell office:value-type="float" office:value="48284" table:formula="of:=[.AM95]+4" table:style-name="ce2">
            <text:p>48284</text:p>
          </table:table-cell>
          <table:table-cell office:value-type="float" office:value="48288" table:formula="of:=[.AN95]+4" table:style-name="ce2">
            <text:p>48288</text:p>
          </table:table-cell>
          <table:table-cell office:value-type="float" office:value="48292" table:formula="of:=[.AO95]+4" table:style-name="ce2">
            <text:p>48292</text:p>
          </table:table-cell>
          <table:table-cell office:value-type="float" office:value="48296" table:formula="of:=[.AP95]+4" table:style-name="ce2">
            <text:p>48296</text:p>
          </table:table-cell>
          <table:table-cell office:value-type="float" office:value="48300" table:formula="of:=[.AQ95]+4" table:style-name="ce2">
            <text:p>48300</text:p>
          </table:table-cell>
          <table:table-cell office:value-type="float" office:value="48304" table:formula="of:=[.AR95]+4" table:style-name="ce2">
            <text:p>48304</text:p>
          </table:table-cell>
          <table:table-cell office:value-type="float" office:value="48308" table:formula="of:=[.AS95]+4" table:style-name="ce2">
            <text:p>48308</text:p>
          </table:table-cell>
          <table:table-cell office:value-type="float" office:value="48312" table:formula="of:=[.AT95]+4" table:style-name="ce2">
            <text:p>48312</text:p>
          </table:table-cell>
          <table:table-cell office:value-type="float" office:value="48316" table:formula="of:=[.AU95]+4" table:style-name="ce2">
            <text:p>48316</text:p>
          </table:table-cell>
          <table:table-cell office:value-type="float" office:value="48320" table:formula="of:=[.AV95]+4" table:style-name="ce2">
            <text:p>48320</text:p>
          </table:table-cell>
          <table:table-cell office:value-type="float" office:value="48324" table:formula="of:=[.AW95]+4" table:style-name="ce2">
            <text:p>48324</text:p>
          </table:table-cell>
          <table:table-cell office:value-type="float" office:value="48328" table:formula="of:=[.AX95]+4" table:style-name="ce2">
            <text:p>48328</text:p>
          </table:table-cell>
          <table:table-cell office:value-type="float" office:value="48332" table:formula="of:=[.AY95]+4" table:style-name="ce2">
            <text:p>48332</text:p>
          </table:table-cell>
          <table:table-cell office:value-type="float" office:value="48336" table:formula="of:=[.AZ95]+4" table:style-name="ce2">
            <text:p>48336</text:p>
          </table:table-cell>
          <table:table-cell office:value-type="float" office:value="48340" table:formula="of:=[.BA95]+4" table:style-name="ce2">
            <text:p>48340</text:p>
          </table:table-cell>
          <table:table-cell office:value-type="float" office:value="48344" table:formula="of:=[.BB95]+4" table:style-name="ce2">
            <text:p>48344</text:p>
          </table:table-cell>
          <table:table-cell office:value-type="float" office:value="48348" table:formula="of:=[.BC95]+4" table:style-name="ce2">
            <text:p>48348</text:p>
          </table:table-cell>
          <table:table-cell office:value-type="float" office:value="48352" table:formula="of:=[.BD95]+4" table:style-name="ce2">
            <text:p>48352</text:p>
          </table:table-cell>
          <table:table-cell office:value-type="float" office:value="48356" table:formula="of:=[.BE95]+4" table:style-name="ce2">
            <text:p>48356</text:p>
          </table:table-cell>
          <table:table-cell office:value-type="float" office:value="48360" table:formula="of:=[.BF95]+4" table:style-name="ce2">
            <text:p>48360</text:p>
          </table:table-cell>
          <table:table-cell office:value-type="float" office:value="48364" table:formula="of:=[.BG95]+4" table:style-name="ce2">
            <text:p>48364</text:p>
          </table:table-cell>
          <table:table-cell office:value-type="float" office:value="48368" table:formula="of:=[.BH95]+4" table:style-name="ce2">
            <text:p>48368</text:p>
          </table:table-cell>
          <table:table-cell office:value-type="float" office:value="48372" table:formula="of:=[.BI95]+4" table:style-name="ce2">
            <text:p>48372</text:p>
          </table:table-cell>
          <table:table-cell office:value-type="float" office:value="48376" table:formula="of:=[.BJ95]+4" table:style-name="ce2">
            <text:p>48376</text:p>
          </table:table-cell>
          <table:table-cell office:value-type="float" office:value="48380" table:formula="of:=[.BK95]+4" table:style-name="ce2">
            <text:p>48380</text:p>
          </table:table-cell>
          <table:table-cell office:value-type="float" office:value="48384" table:formula="of:=[.BL95]+4" table:style-name="ce2">
            <text:p>48384</text:p>
          </table:table-cell>
          <table:table-cell office:value-type="float" office:value="48388" table:formula="of:=[.BM95]+4" table:style-name="ce2">
            <text:p>48388</text:p>
          </table:table-cell>
          <table:table-cell office:value-type="float" office:value="48392" table:formula="of:=[.BN95]+4" table:style-name="ce2">
            <text:p>48392</text:p>
          </table:table-cell>
          <table:table-cell office:value-type="float" office:value="48396" table:formula="of:=[.BO95]+4" table:style-name="ce2">
            <text:p>48396</text:p>
          </table:table-cell>
          <table:table-cell office:value-type="float" office:value="48400" table:formula="of:=[.BP95]+4" table:style-name="ce2">
            <text:p>48400</text:p>
          </table:table-cell>
          <table:table-cell office:value-type="float" office:value="48404" table:formula="of:=[.BQ95]+4" table:style-name="ce2">
            <text:p>48404</text:p>
          </table:table-cell>
          <table:table-cell office:value-type="float" office:value="48408" table:formula="of:=[.BR95]+4" table:style-name="ce2">
            <text:p>48408</text:p>
          </table:table-cell>
          <table:table-cell office:value-type="float" office:value="48412" table:formula="of:=[.BS95]+4" table:style-name="ce2">
            <text:p>48412</text:p>
          </table:table-cell>
          <table:table-cell office:value-type="float" office:value="48416" table:formula="of:=[.BT95]+4" table:style-name="ce2">
            <text:p>48416</text:p>
          </table:table-cell>
          <table:table-cell office:value-type="float" office:value="48420" table:formula="of:=[.BU95]+4" table:style-name="ce2">
            <text:p>48420</text:p>
          </table:table-cell>
          <table:table-cell office:value-type="float" office:value="48424" table:formula="of:=[.BV95]+4" table:style-name="ce2">
            <text:p>48424</text:p>
          </table:table-cell>
          <table:table-cell office:value-type="float" office:value="48428" table:formula="of:=[.BW95]+4" table:style-name="ce2">
            <text:p>48428</text:p>
          </table:table-cell>
          <table:table-cell office:value-type="float" office:value="48432" table:formula="of:=[.BX95]+4" table:style-name="ce2">
            <text:p>48432</text:p>
          </table:table-cell>
          <table:table-cell office:value-type="float" office:value="48436" table:formula="of:=[.BY95]+4" table:style-name="ce2">
            <text:p>48436</text:p>
          </table:table-cell>
          <table:table-cell office:value-type="float" office:value="48440" table:formula="of:=[.BZ95]+4" table:style-name="ce2">
            <text:p>48440</text:p>
          </table:table-cell>
          <table:table-cell office:value-type="float" office:value="48444" table:formula="of:=[.CA95]+4" table:style-name="ce2">
            <text:p>48444</text:p>
          </table:table-cell>
          <table:table-cell office:value-type="float" office:value="48448" table:formula="of:=[.CB95]+4" table:style-name="ce2">
            <text:p>48448</text:p>
          </table:table-cell>
          <table:table-cell office:value-type="float" office:value="48452" table:formula="of:=[.CC95]+4" table:style-name="ce2">
            <text:p>48452</text:p>
          </table:table-cell>
          <table:table-cell office:value-type="float" office:value="48456" table:formula="of:=[.CD95]+4" table:style-name="ce2">
            <text:p>48456</text:p>
          </table:table-cell>
          <table:table-cell office:value-type="float" office:value="48460" table:formula="of:=[.CE95]+4" table:style-name="ce2">
            <text:p>48460</text:p>
          </table:table-cell>
          <table:table-cell office:value-type="float" office:value="48464" table:formula="of:=[.CF95]+4" table:style-name="ce2">
            <text:p>48464</text:p>
          </table:table-cell>
          <table:table-cell office:value-type="float" office:value="48468" table:formula="of:=[.CG95]+4" table:style-name="ce2">
            <text:p>48468</text:p>
          </table:table-cell>
          <table:table-cell office:value-type="float" office:value="48472" table:formula="of:=[.CH95]+4" table:style-name="ce2">
            <text:p>48472</text:p>
          </table:table-cell>
          <table:table-cell office:value-type="float" office:value="48476" table:formula="of:=[.CI95]+4" table:style-name="ce2">
            <text:p>48476</text:p>
          </table:table-cell>
          <table:table-cell office:value-type="float" office:value="48480" table:formula="of:=[.CJ95]+4" table:style-name="ce2">
            <text:p>48480</text:p>
          </table:table-cell>
          <table:table-cell office:value-type="float" office:value="48484" table:formula="of:=[.CK95]+4" table:style-name="ce2">
            <text:p>48484</text:p>
          </table:table-cell>
          <table:table-cell office:value-type="float" office:value="48488" table:formula="of:=[.CL95]+4" table:style-name="ce2">
            <text:p>48488</text:p>
          </table:table-cell>
          <table:table-cell office:value-type="float" office:value="48492" table:formula="of:=[.CM95]+4" table:style-name="ce2">
            <text:p>48492</text:p>
          </table:table-cell>
          <table:table-cell office:value-type="float" office:value="48496" table:formula="of:=[.CN95]+4" table:style-name="ce2">
            <text:p>48496</text:p>
          </table:table-cell>
          <table:table-cell office:value-type="float" office:value="48500" table:formula="of:=[.CO95]+4" table:style-name="ce2">
            <text:p>48500</text:p>
          </table:table-cell>
          <table:table-cell office:value-type="float" office:value="48504" table:formula="of:=[.CP95]+4" table:style-name="ce2">
            <text:p>48504</text:p>
          </table:table-cell>
          <table:table-cell office:value-type="float" office:value="48508" table:formula="of:=[.CQ95]+4" table:style-name="ce2">
            <text:p>48508</text:p>
          </table:table-cell>
          <table:table-cell office:value-type="float" office:value="48512" table:formula="of:=[.CR95]+4" table:style-name="ce2">
            <text:p>48512</text:p>
          </table:table-cell>
          <table:table-cell office:value-type="float" office:value="48516" table:formula="of:=[.CS95]+4" table:style-name="ce2">
            <text:p>48516</text:p>
          </table:table-cell>
          <table:table-cell office:value-type="float" office:value="48520" table:formula="of:=[.CT95]+4" table:style-name="ce2">
            <text:p>48520</text:p>
          </table:table-cell>
          <table:table-cell office:value-type="float" office:value="48524" table:formula="of:=[.CU95]+4" table:style-name="ce2">
            <text:p>48524</text:p>
          </table:table-cell>
          <table:table-cell office:value-type="float" office:value="48528" table:formula="of:=[.CV95]+4" table:style-name="ce2">
            <text:p>48528</text:p>
          </table:table-cell>
          <table:table-cell office:value-type="float" office:value="48532" table:formula="of:=[.CW95]+4" table:style-name="ce2">
            <text:p>48532</text:p>
          </table:table-cell>
          <table:table-cell office:value-type="float" office:value="48536" table:formula="of:=[.CX95]+4" table:style-name="ce2">
            <text:p>48536</text:p>
          </table:table-cell>
          <table:table-cell office:value-type="float" office:value="48540" table:formula="of:=[.CY95]+4" table:style-name="ce2">
            <text:p>48540</text:p>
          </table:table-cell>
          <table:table-cell office:value-type="float" office:value="48544" table:formula="of:=[.CZ95]+4" table:style-name="ce2">
            <text:p>48544</text:p>
          </table:table-cell>
          <table:table-cell office:value-type="float" office:value="48548" table:formula="of:=[.DA95]+4" table:style-name="ce2">
            <text:p>48548</text:p>
          </table:table-cell>
          <table:table-cell office:value-type="float" office:value="48552" table:formula="of:=[.DB95]+4" table:style-name="ce2">
            <text:p>48552</text:p>
          </table:table-cell>
          <table:table-cell office:value-type="float" office:value="48556" table:formula="of:=[.DC95]+4" table:style-name="ce2">
            <text:p>48556</text:p>
          </table:table-cell>
          <table:table-cell office:value-type="float" office:value="48560" table:formula="of:=[.DD95]+4" table:style-name="ce2">
            <text:p>48560</text:p>
          </table:table-cell>
          <table:table-cell office:value-type="float" office:value="48564" table:formula="of:=[.DE95]+4" table:style-name="ce2">
            <text:p>48564</text:p>
          </table:table-cell>
          <table:table-cell office:value-type="float" office:value="48568" table:formula="of:=[.DF95]+4" table:style-name="ce2">
            <text:p>48568</text:p>
          </table:table-cell>
          <table:table-cell office:value-type="float" office:value="48572" table:formula="of:=[.DG95]+4" table:style-name="ce2">
            <text:p>48572</text:p>
          </table:table-cell>
          <table:table-cell office:value-type="float" office:value="48576" table:formula="of:=[.DH95]+4" table:style-name="ce2">
            <text:p>48576</text:p>
          </table:table-cell>
          <table:table-cell office:value-type="float" office:value="48580" table:formula="of:=[.DI95]+4" table:style-name="ce2">
            <text:p>48580</text:p>
          </table:table-cell>
          <table:table-cell office:value-type="float" office:value="48584" table:formula="of:=[.DJ95]+4" table:style-name="ce2">
            <text:p>48584</text:p>
          </table:table-cell>
          <table:table-cell office:value-type="float" office:value="48588" table:formula="of:=[.DK95]+4" table:style-name="ce2">
            <text:p>48588</text:p>
          </table:table-cell>
          <table:table-cell office:value-type="float" office:value="48592" table:formula="of:=[.DL95]+4" table:style-name="ce2">
            <text:p>48592</text:p>
          </table:table-cell>
          <table:table-cell office:value-type="float" office:value="48596" table:formula="of:=[.DM95]+4" table:style-name="ce2">
            <text:p>48596</text:p>
          </table:table-cell>
          <table:table-cell office:value-type="float" office:value="48600" table:formula="of:=[.DN95]+4" table:style-name="ce2">
            <text:p>48600</text:p>
          </table:table-cell>
          <table:table-cell office:value-type="float" office:value="48604" table:formula="of:=[.DO95]+4" table:style-name="ce2">
            <text:p>48604</text:p>
          </table:table-cell>
          <table:table-cell office:value-type="float" office:value="48608" table:formula="of:=[.DP95]+4" table:style-name="ce2">
            <text:p>48608</text:p>
          </table:table-cell>
          <table:table-cell office:value-type="float" office:value="48612" table:formula="of:=[.DQ95]+4" table:style-name="ce2">
            <text:p>48612</text:p>
          </table:table-cell>
          <table:table-cell office:value-type="float" office:value="48616" table:formula="of:=[.DR95]+4" table:style-name="ce2">
            <text:p>48616</text:p>
          </table:table-cell>
          <table:table-cell office:value-type="float" office:value="48620" table:formula="of:=[.DS95]+4" table:style-name="ce2">
            <text:p>48620</text:p>
          </table:table-cell>
          <table:table-cell office:value-type="float" office:value="48624" table:formula="of:=[.DT95]+4" table:style-name="ce2">
            <text:p>48624</text:p>
          </table:table-cell>
          <table:table-cell office:value-type="float" office:value="48628" table:formula="of:=[.DU95]+4" table:style-name="ce2">
            <text:p>48628</text:p>
          </table:table-cell>
          <table:table-cell office:value-type="float" office:value="48632" table:formula="of:=[.DV95]+4" table:style-name="ce2">
            <text:p>48632</text:p>
          </table:table-cell>
          <table:table-cell office:value-type="float" office:value="48636" table:formula="of:=[.DW95]+4" table:style-name="ce2">
            <text:p>48636</text:p>
          </table:table-cell>
          <table:table-cell table:number-columns-repeated="16256"/>
        </table:table-row>
        <table:table-row table:style-name="ro1">
          <table:table-cell office:value-type="float" office:value="48640" table:formula="of:=[.A95]+512" table:style-name="ce2">
            <text:p>48640</text:p>
          </table:table-cell>
          <table:table-cell office:value-type="float" office:value="48644" table:formula="of:=[.A96]+4" table:style-name="ce2">
            <text:p>48644</text:p>
          </table:table-cell>
          <table:table-cell office:value-type="float" office:value="48648" table:formula="of:=[.B96]+4" table:style-name="ce2">
            <text:p>48648</text:p>
          </table:table-cell>
          <table:table-cell office:value-type="float" office:value="48652" table:formula="of:=[.C96]+4" table:style-name="ce2">
            <text:p>48652</text:p>
          </table:table-cell>
          <table:table-cell office:value-type="float" office:value="48656" table:formula="of:=[.D96]+4" table:style-name="ce2">
            <text:p>48656</text:p>
          </table:table-cell>
          <table:table-cell office:value-type="float" office:value="48660" table:formula="of:=[.E96]+4" table:style-name="ce2">
            <text:p>48660</text:p>
          </table:table-cell>
          <table:table-cell office:value-type="float" office:value="48664" table:formula="of:=[.F96]+4" table:style-name="ce2">
            <text:p>48664</text:p>
          </table:table-cell>
          <table:table-cell office:value-type="float" office:value="48668" table:formula="of:=[.G96]+4" table:style-name="ce2">
            <text:p>48668</text:p>
          </table:table-cell>
          <table:table-cell office:value-type="float" office:value="48672" table:formula="of:=[.H96]+4" table:style-name="ce2">
            <text:p>48672</text:p>
          </table:table-cell>
          <table:table-cell office:value-type="float" office:value="48676" table:formula="of:=[.I96]+4" table:style-name="ce2">
            <text:p>48676</text:p>
          </table:table-cell>
          <table:table-cell office:value-type="float" office:value="48680" table:formula="of:=[.J96]+4" table:style-name="ce2">
            <text:p>48680</text:p>
          </table:table-cell>
          <table:table-cell office:value-type="float" office:value="48684" table:formula="of:=[.K96]+4" table:style-name="ce2">
            <text:p>48684</text:p>
          </table:table-cell>
          <table:table-cell office:value-type="float" office:value="48688" table:formula="of:=[.L96]+4" table:style-name="ce2">
            <text:p>48688</text:p>
          </table:table-cell>
          <table:table-cell office:value-type="float" office:value="48692" table:formula="of:=[.M96]+4" table:style-name="ce2">
            <text:p>48692</text:p>
          </table:table-cell>
          <table:table-cell office:value-type="float" office:value="48696" table:formula="of:=[.N96]+4" table:style-name="ce2">
            <text:p>48696</text:p>
          </table:table-cell>
          <table:table-cell office:value-type="float" office:value="48700" table:formula="of:=[.O96]+4" table:style-name="ce2">
            <text:p>48700</text:p>
          </table:table-cell>
          <table:table-cell office:value-type="float" office:value="48704" table:formula="of:=[.P96]+4" table:style-name="ce2">
            <text:p>48704</text:p>
          </table:table-cell>
          <table:table-cell office:value-type="float" office:value="48708" table:formula="of:=[.Q96]+4" table:style-name="ce2">
            <text:p>48708</text:p>
          </table:table-cell>
          <table:table-cell office:value-type="float" office:value="48712" table:formula="of:=[.R96]+4" table:style-name="ce2">
            <text:p>48712</text:p>
          </table:table-cell>
          <table:table-cell office:value-type="float" office:value="48716" table:formula="of:=[.S96]+4" table:style-name="ce2">
            <text:p>48716</text:p>
          </table:table-cell>
          <table:table-cell office:value-type="float" office:value="48720" table:formula="of:=[.T96]+4" table:style-name="ce2">
            <text:p>48720</text:p>
          </table:table-cell>
          <table:table-cell office:value-type="float" office:value="48724" table:formula="of:=[.U96]+4" table:style-name="ce2">
            <text:p>48724</text:p>
          </table:table-cell>
          <table:table-cell office:value-type="float" office:value="48728" table:formula="of:=[.V96]+4" table:style-name="ce2">
            <text:p>48728</text:p>
          </table:table-cell>
          <table:table-cell office:value-type="float" office:value="48732" table:formula="of:=[.W96]+4" table:style-name="ce2">
            <text:p>48732</text:p>
          </table:table-cell>
          <table:table-cell office:value-type="float" office:value="48736" table:formula="of:=[.X96]+4" table:style-name="ce2">
            <text:p>48736</text:p>
          </table:table-cell>
          <table:table-cell office:value-type="float" office:value="48740" table:formula="of:=[.Y96]+4" table:style-name="ce2">
            <text:p>48740</text:p>
          </table:table-cell>
          <table:table-cell office:value-type="float" office:value="48744" table:formula="of:=[.Z96]+4" table:style-name="ce2">
            <text:p>48744</text:p>
          </table:table-cell>
          <table:table-cell office:value-type="float" office:value="48748" table:formula="of:=[.AA96]+4" table:style-name="ce2">
            <text:p>48748</text:p>
          </table:table-cell>
          <table:table-cell office:value-type="float" office:value="48752" table:formula="of:=[.AB96]+4" table:style-name="ce2">
            <text:p>48752</text:p>
          </table:table-cell>
          <table:table-cell office:value-type="float" office:value="48756" table:formula="of:=[.AC96]+4" table:style-name="ce2">
            <text:p>48756</text:p>
          </table:table-cell>
          <table:table-cell office:value-type="float" office:value="48760" table:formula="of:=[.AD96]+4" table:style-name="ce2">
            <text:p>48760</text:p>
          </table:table-cell>
          <table:table-cell office:value-type="float" office:value="48764" table:formula="of:=[.AE96]+4" table:style-name="ce2">
            <text:p>48764</text:p>
          </table:table-cell>
          <table:table-cell office:value-type="float" office:value="48768" table:formula="of:=[.AF96]+4" table:style-name="ce2">
            <text:p>48768</text:p>
          </table:table-cell>
          <table:table-cell office:value-type="float" office:value="48772" table:formula="of:=[.AG96]+4" table:style-name="ce2">
            <text:p>48772</text:p>
          </table:table-cell>
          <table:table-cell office:value-type="float" office:value="48776" table:formula="of:=[.AH96]+4" table:style-name="ce2">
            <text:p>48776</text:p>
          </table:table-cell>
          <table:table-cell office:value-type="float" office:value="48780" table:formula="of:=[.AI96]+4" table:style-name="ce2">
            <text:p>48780</text:p>
          </table:table-cell>
          <table:table-cell office:value-type="float" office:value="48784" table:formula="of:=[.AJ96]+4" table:style-name="ce2">
            <text:p>48784</text:p>
          </table:table-cell>
          <table:table-cell office:value-type="float" office:value="48788" table:formula="of:=[.AK96]+4" table:style-name="ce2">
            <text:p>48788</text:p>
          </table:table-cell>
          <table:table-cell office:value-type="float" office:value="48792" table:formula="of:=[.AL96]+4" table:style-name="ce2">
            <text:p>48792</text:p>
          </table:table-cell>
          <table:table-cell office:value-type="float" office:value="48796" table:formula="of:=[.AM96]+4" table:style-name="ce2">
            <text:p>48796</text:p>
          </table:table-cell>
          <table:table-cell office:value-type="float" office:value="48800" table:formula="of:=[.AN96]+4" table:style-name="ce2">
            <text:p>48800</text:p>
          </table:table-cell>
          <table:table-cell office:value-type="float" office:value="48804" table:formula="of:=[.AO96]+4" table:style-name="ce2">
            <text:p>48804</text:p>
          </table:table-cell>
          <table:table-cell office:value-type="float" office:value="48808" table:formula="of:=[.AP96]+4" table:style-name="ce2">
            <text:p>48808</text:p>
          </table:table-cell>
          <table:table-cell office:value-type="float" office:value="48812" table:formula="of:=[.AQ96]+4" table:style-name="ce2">
            <text:p>48812</text:p>
          </table:table-cell>
          <table:table-cell office:value-type="float" office:value="48816" table:formula="of:=[.AR96]+4" table:style-name="ce2">
            <text:p>48816</text:p>
          </table:table-cell>
          <table:table-cell office:value-type="float" office:value="48820" table:formula="of:=[.AS96]+4" table:style-name="ce2">
            <text:p>48820</text:p>
          </table:table-cell>
          <table:table-cell office:value-type="float" office:value="48824" table:formula="of:=[.AT96]+4" table:style-name="ce2">
            <text:p>48824</text:p>
          </table:table-cell>
          <table:table-cell office:value-type="float" office:value="48828" table:formula="of:=[.AU96]+4" table:style-name="ce2">
            <text:p>48828</text:p>
          </table:table-cell>
          <table:table-cell office:value-type="float" office:value="48832" table:formula="of:=[.AV96]+4" table:style-name="ce2">
            <text:p>48832</text:p>
          </table:table-cell>
          <table:table-cell office:value-type="float" office:value="48836" table:formula="of:=[.AW96]+4" table:style-name="ce2">
            <text:p>48836</text:p>
          </table:table-cell>
          <table:table-cell office:value-type="float" office:value="48840" table:formula="of:=[.AX96]+4" table:style-name="ce2">
            <text:p>48840</text:p>
          </table:table-cell>
          <table:table-cell office:value-type="float" office:value="48844" table:formula="of:=[.AY96]+4" table:style-name="ce2">
            <text:p>48844</text:p>
          </table:table-cell>
          <table:table-cell office:value-type="float" office:value="48848" table:formula="of:=[.AZ96]+4" table:style-name="ce2">
            <text:p>48848</text:p>
          </table:table-cell>
          <table:table-cell office:value-type="float" office:value="48852" table:formula="of:=[.BA96]+4" table:style-name="ce2">
            <text:p>48852</text:p>
          </table:table-cell>
          <table:table-cell office:value-type="float" office:value="48856" table:formula="of:=[.BB96]+4" table:style-name="ce2">
            <text:p>48856</text:p>
          </table:table-cell>
          <table:table-cell office:value-type="float" office:value="48860" table:formula="of:=[.BC96]+4" table:style-name="ce2">
            <text:p>48860</text:p>
          </table:table-cell>
          <table:table-cell office:value-type="float" office:value="48864" table:formula="of:=[.BD96]+4" table:style-name="ce2">
            <text:p>48864</text:p>
          </table:table-cell>
          <table:table-cell office:value-type="float" office:value="48868" table:formula="of:=[.BE96]+4" table:style-name="ce2">
            <text:p>48868</text:p>
          </table:table-cell>
          <table:table-cell office:value-type="float" office:value="48872" table:formula="of:=[.BF96]+4" table:style-name="ce2">
            <text:p>48872</text:p>
          </table:table-cell>
          <table:table-cell office:value-type="float" office:value="48876" table:formula="of:=[.BG96]+4" table:style-name="ce2">
            <text:p>48876</text:p>
          </table:table-cell>
          <table:table-cell office:value-type="float" office:value="48880" table:formula="of:=[.BH96]+4" table:style-name="ce2">
            <text:p>48880</text:p>
          </table:table-cell>
          <table:table-cell office:value-type="float" office:value="48884" table:formula="of:=[.BI96]+4" table:style-name="ce2">
            <text:p>48884</text:p>
          </table:table-cell>
          <table:table-cell office:value-type="float" office:value="48888" table:formula="of:=[.BJ96]+4" table:style-name="ce2">
            <text:p>48888</text:p>
          </table:table-cell>
          <table:table-cell office:value-type="float" office:value="48892" table:formula="of:=[.BK96]+4" table:style-name="ce2">
            <text:p>48892</text:p>
          </table:table-cell>
          <table:table-cell office:value-type="float" office:value="48896" table:formula="of:=[.BL96]+4" table:style-name="ce2">
            <text:p>48896</text:p>
          </table:table-cell>
          <table:table-cell office:value-type="float" office:value="48900" table:formula="of:=[.BM96]+4" table:style-name="ce2">
            <text:p>48900</text:p>
          </table:table-cell>
          <table:table-cell office:value-type="float" office:value="48904" table:formula="of:=[.BN96]+4" table:style-name="ce2">
            <text:p>48904</text:p>
          </table:table-cell>
          <table:table-cell office:value-type="float" office:value="48908" table:formula="of:=[.BO96]+4" table:style-name="ce2">
            <text:p>48908</text:p>
          </table:table-cell>
          <table:table-cell office:value-type="float" office:value="48912" table:formula="of:=[.BP96]+4" table:style-name="ce2">
            <text:p>48912</text:p>
          </table:table-cell>
          <table:table-cell office:value-type="float" office:value="48916" table:formula="of:=[.BQ96]+4" table:style-name="ce2">
            <text:p>48916</text:p>
          </table:table-cell>
          <table:table-cell office:value-type="float" office:value="48920" table:formula="of:=[.BR96]+4" table:style-name="ce2">
            <text:p>48920</text:p>
          </table:table-cell>
          <table:table-cell office:value-type="float" office:value="48924" table:formula="of:=[.BS96]+4" table:style-name="ce2">
            <text:p>48924</text:p>
          </table:table-cell>
          <table:table-cell office:value-type="float" office:value="48928" table:formula="of:=[.BT96]+4" table:style-name="ce2">
            <text:p>48928</text:p>
          </table:table-cell>
          <table:table-cell office:value-type="float" office:value="48932" table:formula="of:=[.BU96]+4" table:style-name="ce2">
            <text:p>48932</text:p>
          </table:table-cell>
          <table:table-cell office:value-type="float" office:value="48936" table:formula="of:=[.BV96]+4" table:style-name="ce2">
            <text:p>48936</text:p>
          </table:table-cell>
          <table:table-cell office:value-type="float" office:value="48940" table:formula="of:=[.BW96]+4" table:style-name="ce2">
            <text:p>48940</text:p>
          </table:table-cell>
          <table:table-cell office:value-type="float" office:value="48944" table:formula="of:=[.BX96]+4" table:style-name="ce2">
            <text:p>48944</text:p>
          </table:table-cell>
          <table:table-cell office:value-type="float" office:value="48948" table:formula="of:=[.BY96]+4" table:style-name="ce2">
            <text:p>48948</text:p>
          </table:table-cell>
          <table:table-cell office:value-type="float" office:value="48952" table:formula="of:=[.BZ96]+4" table:style-name="ce2">
            <text:p>48952</text:p>
          </table:table-cell>
          <table:table-cell office:value-type="float" office:value="48956" table:formula="of:=[.CA96]+4" table:style-name="ce2">
            <text:p>48956</text:p>
          </table:table-cell>
          <table:table-cell office:value-type="float" office:value="48960" table:formula="of:=[.CB96]+4" table:style-name="ce2">
            <text:p>48960</text:p>
          </table:table-cell>
          <table:table-cell office:value-type="float" office:value="48964" table:formula="of:=[.CC96]+4" table:style-name="ce2">
            <text:p>48964</text:p>
          </table:table-cell>
          <table:table-cell office:value-type="float" office:value="48968" table:formula="of:=[.CD96]+4" table:style-name="ce2">
            <text:p>48968</text:p>
          </table:table-cell>
          <table:table-cell office:value-type="float" office:value="48972" table:formula="of:=[.CE96]+4" table:style-name="ce2">
            <text:p>48972</text:p>
          </table:table-cell>
          <table:table-cell office:value-type="float" office:value="48976" table:formula="of:=[.CF96]+4" table:style-name="ce2">
            <text:p>48976</text:p>
          </table:table-cell>
          <table:table-cell office:value-type="float" office:value="48980" table:formula="of:=[.CG96]+4" table:style-name="ce2">
            <text:p>48980</text:p>
          </table:table-cell>
          <table:table-cell office:value-type="float" office:value="48984" table:formula="of:=[.CH96]+4" table:style-name="ce2">
            <text:p>48984</text:p>
          </table:table-cell>
          <table:table-cell office:value-type="float" office:value="48988" table:formula="of:=[.CI96]+4" table:style-name="ce2">
            <text:p>48988</text:p>
          </table:table-cell>
          <table:table-cell office:value-type="float" office:value="48992" table:formula="of:=[.CJ96]+4" table:style-name="ce2">
            <text:p>48992</text:p>
          </table:table-cell>
          <table:table-cell office:value-type="float" office:value="48996" table:formula="of:=[.CK96]+4" table:style-name="ce2">
            <text:p>48996</text:p>
          </table:table-cell>
          <table:table-cell office:value-type="float" office:value="49000" table:formula="of:=[.CL96]+4" table:style-name="ce2">
            <text:p>49000</text:p>
          </table:table-cell>
          <table:table-cell office:value-type="float" office:value="49004" table:formula="of:=[.CM96]+4" table:style-name="ce2">
            <text:p>49004</text:p>
          </table:table-cell>
          <table:table-cell office:value-type="float" office:value="49008" table:formula="of:=[.CN96]+4" table:style-name="ce2">
            <text:p>49008</text:p>
          </table:table-cell>
          <table:table-cell office:value-type="float" office:value="49012" table:formula="of:=[.CO96]+4" table:style-name="ce2">
            <text:p>49012</text:p>
          </table:table-cell>
          <table:table-cell office:value-type="float" office:value="49016" table:formula="of:=[.CP96]+4" table:style-name="ce2">
            <text:p>49016</text:p>
          </table:table-cell>
          <table:table-cell office:value-type="float" office:value="49020" table:formula="of:=[.CQ96]+4" table:style-name="ce2">
            <text:p>49020</text:p>
          </table:table-cell>
          <table:table-cell office:value-type="float" office:value="49024" table:formula="of:=[.CR96]+4" table:style-name="ce2">
            <text:p>49024</text:p>
          </table:table-cell>
          <table:table-cell office:value-type="float" office:value="49028" table:formula="of:=[.CS96]+4" table:style-name="ce2">
            <text:p>49028</text:p>
          </table:table-cell>
          <table:table-cell office:value-type="float" office:value="49032" table:formula="of:=[.CT96]+4" table:style-name="ce2">
            <text:p>49032</text:p>
          </table:table-cell>
          <table:table-cell office:value-type="float" office:value="49036" table:formula="of:=[.CU96]+4" table:style-name="ce2">
            <text:p>49036</text:p>
          </table:table-cell>
          <table:table-cell office:value-type="float" office:value="49040" table:formula="of:=[.CV96]+4" table:style-name="ce2">
            <text:p>49040</text:p>
          </table:table-cell>
          <table:table-cell office:value-type="float" office:value="49044" table:formula="of:=[.CW96]+4" table:style-name="ce2">
            <text:p>49044</text:p>
          </table:table-cell>
          <table:table-cell office:value-type="float" office:value="49048" table:formula="of:=[.CX96]+4" table:style-name="ce2">
            <text:p>49048</text:p>
          </table:table-cell>
          <table:table-cell office:value-type="float" office:value="49052" table:formula="of:=[.CY96]+4" table:style-name="ce2">
            <text:p>49052</text:p>
          </table:table-cell>
          <table:table-cell office:value-type="float" office:value="49056" table:formula="of:=[.CZ96]+4" table:style-name="ce2">
            <text:p>49056</text:p>
          </table:table-cell>
          <table:table-cell office:value-type="float" office:value="49060" table:formula="of:=[.DA96]+4" table:style-name="ce2">
            <text:p>49060</text:p>
          </table:table-cell>
          <table:table-cell office:value-type="float" office:value="49064" table:formula="of:=[.DB96]+4" table:style-name="ce2">
            <text:p>49064</text:p>
          </table:table-cell>
          <table:table-cell office:value-type="float" office:value="49068" table:formula="of:=[.DC96]+4" table:style-name="ce2">
            <text:p>49068</text:p>
          </table:table-cell>
          <table:table-cell office:value-type="float" office:value="49072" table:formula="of:=[.DD96]+4" table:style-name="ce2">
            <text:p>49072</text:p>
          </table:table-cell>
          <table:table-cell office:value-type="float" office:value="49076" table:formula="of:=[.DE96]+4" table:style-name="ce2">
            <text:p>49076</text:p>
          </table:table-cell>
          <table:table-cell office:value-type="float" office:value="49080" table:formula="of:=[.DF96]+4" table:style-name="ce2">
            <text:p>49080</text:p>
          </table:table-cell>
          <table:table-cell office:value-type="float" office:value="49084" table:formula="of:=[.DG96]+4" table:style-name="ce2">
            <text:p>49084</text:p>
          </table:table-cell>
          <table:table-cell office:value-type="float" office:value="49088" table:formula="of:=[.DH96]+4" table:style-name="ce2">
            <text:p>49088</text:p>
          </table:table-cell>
          <table:table-cell office:value-type="float" office:value="49092" table:formula="of:=[.DI96]+4" table:style-name="ce2">
            <text:p>49092</text:p>
          </table:table-cell>
          <table:table-cell office:value-type="float" office:value="49096" table:formula="of:=[.DJ96]+4" table:style-name="ce2">
            <text:p>49096</text:p>
          </table:table-cell>
          <table:table-cell office:value-type="float" office:value="49100" table:formula="of:=[.DK96]+4" table:style-name="ce2">
            <text:p>49100</text:p>
          </table:table-cell>
          <table:table-cell office:value-type="float" office:value="49104" table:formula="of:=[.DL96]+4" table:style-name="ce2">
            <text:p>49104</text:p>
          </table:table-cell>
          <table:table-cell office:value-type="float" office:value="49108" table:formula="of:=[.DM96]+4" table:style-name="ce2">
            <text:p>49108</text:p>
          </table:table-cell>
          <table:table-cell office:value-type="float" office:value="49112" table:formula="of:=[.DN96]+4" table:style-name="ce2">
            <text:p>49112</text:p>
          </table:table-cell>
          <table:table-cell office:value-type="float" office:value="49116" table:formula="of:=[.DO96]+4" table:style-name="ce2">
            <text:p>49116</text:p>
          </table:table-cell>
          <table:table-cell office:value-type="float" office:value="49120" table:formula="of:=[.DP96]+4" table:style-name="ce2">
            <text:p>49120</text:p>
          </table:table-cell>
          <table:table-cell office:value-type="float" office:value="49124" table:formula="of:=[.DQ96]+4" table:style-name="ce2">
            <text:p>49124</text:p>
          </table:table-cell>
          <table:table-cell office:value-type="float" office:value="49128" table:formula="of:=[.DR96]+4" table:style-name="ce2">
            <text:p>49128</text:p>
          </table:table-cell>
          <table:table-cell office:value-type="float" office:value="49132" table:formula="of:=[.DS96]+4" table:style-name="ce2">
            <text:p>49132</text:p>
          </table:table-cell>
          <table:table-cell office:value-type="float" office:value="49136" table:formula="of:=[.DT96]+4" table:style-name="ce2">
            <text:p>49136</text:p>
          </table:table-cell>
          <table:table-cell office:value-type="float" office:value="49140" table:formula="of:=[.DU96]+4" table:style-name="ce2">
            <text:p>49140</text:p>
          </table:table-cell>
          <table:table-cell office:value-type="float" office:value="49144" table:formula="of:=[.DV96]+4" table:style-name="ce2">
            <text:p>49144</text:p>
          </table:table-cell>
          <table:table-cell office:value-type="float" office:value="49148" table:formula="of:=[.DW96]+4" table:style-name="ce2">
            <text:p>49148</text:p>
          </table:table-cell>
          <table:table-cell table:number-columns-repeated="16256"/>
        </table:table-row>
        <table:table-row table:style-name="ro1">
          <table:table-cell office:value-type="float" office:value="49152" table:formula="of:=[.A96]+512" table:style-name="ce2">
            <text:p>49152</text:p>
          </table:table-cell>
          <table:table-cell office:value-type="float" office:value="49156" table:formula="of:=[.A97]+4" table:style-name="ce2">
            <text:p>49156</text:p>
          </table:table-cell>
          <table:table-cell office:value-type="float" office:value="49160" table:formula="of:=[.B97]+4" table:style-name="ce2">
            <text:p>49160</text:p>
          </table:table-cell>
          <table:table-cell office:value-type="float" office:value="49164" table:formula="of:=[.C97]+4" table:style-name="ce2">
            <text:p>49164</text:p>
          </table:table-cell>
          <table:table-cell office:value-type="float" office:value="49168" table:formula="of:=[.D97]+4" table:style-name="ce2">
            <text:p>49168</text:p>
          </table:table-cell>
          <table:table-cell office:value-type="float" office:value="49172" table:formula="of:=[.E97]+4" table:style-name="ce2">
            <text:p>49172</text:p>
          </table:table-cell>
          <table:table-cell office:value-type="float" office:value="49176" table:formula="of:=[.F97]+4" table:style-name="ce2">
            <text:p>49176</text:p>
          </table:table-cell>
          <table:table-cell office:value-type="float" office:value="49180" table:formula="of:=[.G97]+4" table:style-name="ce2">
            <text:p>49180</text:p>
          </table:table-cell>
          <table:table-cell office:value-type="float" office:value="49184" table:formula="of:=[.H97]+4" table:style-name="ce2">
            <text:p>49184</text:p>
          </table:table-cell>
          <table:table-cell office:value-type="float" office:value="49188" table:formula="of:=[.I97]+4" table:style-name="ce2">
            <text:p>49188</text:p>
          </table:table-cell>
          <table:table-cell office:value-type="float" office:value="49192" table:formula="of:=[.J97]+4" table:style-name="ce2">
            <text:p>49192</text:p>
          </table:table-cell>
          <table:table-cell office:value-type="float" office:value="49196" table:formula="of:=[.K97]+4" table:style-name="ce2">
            <text:p>49196</text:p>
          </table:table-cell>
          <table:table-cell office:value-type="float" office:value="49200" table:formula="of:=[.L97]+4" table:style-name="ce2">
            <text:p>49200</text:p>
          </table:table-cell>
          <table:table-cell office:value-type="float" office:value="49204" table:formula="of:=[.M97]+4" table:style-name="ce2">
            <text:p>49204</text:p>
          </table:table-cell>
          <table:table-cell office:value-type="float" office:value="49208" table:formula="of:=[.N97]+4" table:style-name="ce2">
            <text:p>49208</text:p>
          </table:table-cell>
          <table:table-cell office:value-type="float" office:value="49212" table:formula="of:=[.O97]+4" table:style-name="ce2">
            <text:p>49212</text:p>
          </table:table-cell>
          <table:table-cell office:value-type="float" office:value="49216" table:formula="of:=[.P97]+4" table:style-name="ce2">
            <text:p>49216</text:p>
          </table:table-cell>
          <table:table-cell office:value-type="float" office:value="49220" table:formula="of:=[.Q97]+4" table:style-name="ce2">
            <text:p>49220</text:p>
          </table:table-cell>
          <table:table-cell office:value-type="float" office:value="49224" table:formula="of:=[.R97]+4" table:style-name="ce2">
            <text:p>49224</text:p>
          </table:table-cell>
          <table:table-cell office:value-type="float" office:value="49228" table:formula="of:=[.S97]+4" table:style-name="ce2">
            <text:p>49228</text:p>
          </table:table-cell>
          <table:table-cell office:value-type="float" office:value="49232" table:formula="of:=[.T97]+4" table:style-name="ce2">
            <text:p>49232</text:p>
          </table:table-cell>
          <table:table-cell office:value-type="float" office:value="49236" table:formula="of:=[.U97]+4" table:style-name="ce2">
            <text:p>49236</text:p>
          </table:table-cell>
          <table:table-cell office:value-type="float" office:value="49240" table:formula="of:=[.V97]+4" table:style-name="ce2">
            <text:p>49240</text:p>
          </table:table-cell>
          <table:table-cell office:value-type="float" office:value="49244" table:formula="of:=[.W97]+4" table:style-name="ce2">
            <text:p>49244</text:p>
          </table:table-cell>
          <table:table-cell office:value-type="float" office:value="49248" table:formula="of:=[.X97]+4" table:style-name="ce2">
            <text:p>49248</text:p>
          </table:table-cell>
          <table:table-cell office:value-type="float" office:value="49252" table:formula="of:=[.Y97]+4" table:style-name="ce2">
            <text:p>49252</text:p>
          </table:table-cell>
          <table:table-cell office:value-type="float" office:value="49256" table:formula="of:=[.Z97]+4" table:style-name="ce2">
            <text:p>49256</text:p>
          </table:table-cell>
          <table:table-cell office:value-type="float" office:value="49260" table:formula="of:=[.AA97]+4" table:style-name="ce2">
            <text:p>49260</text:p>
          </table:table-cell>
          <table:table-cell office:value-type="float" office:value="49264" table:formula="of:=[.AB97]+4" table:style-name="ce2">
            <text:p>49264</text:p>
          </table:table-cell>
          <table:table-cell office:value-type="float" office:value="49268" table:formula="of:=[.AC97]+4" table:style-name="ce2">
            <text:p>49268</text:p>
          </table:table-cell>
          <table:table-cell office:value-type="float" office:value="49272" table:formula="of:=[.AD97]+4" table:style-name="ce2">
            <text:p>49272</text:p>
          </table:table-cell>
          <table:table-cell office:value-type="float" office:value="49276" table:formula="of:=[.AE97]+4" table:style-name="ce2">
            <text:p>49276</text:p>
          </table:table-cell>
          <table:table-cell office:value-type="float" office:value="49280" table:formula="of:=[.AF97]+4" table:style-name="ce2">
            <text:p>49280</text:p>
          </table:table-cell>
          <table:table-cell office:value-type="float" office:value="49284" table:formula="of:=[.AG97]+4" table:style-name="ce2">
            <text:p>49284</text:p>
          </table:table-cell>
          <table:table-cell office:value-type="float" office:value="49288" table:formula="of:=[.AH97]+4" table:style-name="ce2">
            <text:p>49288</text:p>
          </table:table-cell>
          <table:table-cell office:value-type="float" office:value="49292" table:formula="of:=[.AI97]+4" table:style-name="ce2">
            <text:p>49292</text:p>
          </table:table-cell>
          <table:table-cell office:value-type="float" office:value="49296" table:formula="of:=[.AJ97]+4" table:style-name="ce2">
            <text:p>49296</text:p>
          </table:table-cell>
          <table:table-cell office:value-type="float" office:value="49300" table:formula="of:=[.AK97]+4" table:style-name="ce2">
            <text:p>49300</text:p>
          </table:table-cell>
          <table:table-cell office:value-type="float" office:value="49304" table:formula="of:=[.AL97]+4" table:style-name="ce2">
            <text:p>49304</text:p>
          </table:table-cell>
          <table:table-cell office:value-type="float" office:value="49308" table:formula="of:=[.AM97]+4" table:style-name="ce2">
            <text:p>49308</text:p>
          </table:table-cell>
          <table:table-cell office:value-type="float" office:value="49312" table:formula="of:=[.AN97]+4" table:style-name="ce2">
            <text:p>49312</text:p>
          </table:table-cell>
          <table:table-cell office:value-type="float" office:value="49316" table:formula="of:=[.AO97]+4" table:style-name="ce2">
            <text:p>49316</text:p>
          </table:table-cell>
          <table:table-cell office:value-type="float" office:value="49320" table:formula="of:=[.AP97]+4" table:style-name="ce2">
            <text:p>49320</text:p>
          </table:table-cell>
          <table:table-cell office:value-type="float" office:value="49324" table:formula="of:=[.AQ97]+4" table:style-name="ce2">
            <text:p>49324</text:p>
          </table:table-cell>
          <table:table-cell office:value-type="float" office:value="49328" table:formula="of:=[.AR97]+4" table:style-name="ce2">
            <text:p>49328</text:p>
          </table:table-cell>
          <table:table-cell office:value-type="float" office:value="49332" table:formula="of:=[.AS97]+4" table:style-name="ce2">
            <text:p>49332</text:p>
          </table:table-cell>
          <table:table-cell office:value-type="float" office:value="49336" table:formula="of:=[.AT97]+4" table:style-name="ce2">
            <text:p>49336</text:p>
          </table:table-cell>
          <table:table-cell office:value-type="float" office:value="49340" table:formula="of:=[.AU97]+4" table:style-name="ce2">
            <text:p>49340</text:p>
          </table:table-cell>
          <table:table-cell office:value-type="float" office:value="49344" table:formula="of:=[.AV97]+4" table:style-name="ce2">
            <text:p>49344</text:p>
          </table:table-cell>
          <table:table-cell office:value-type="float" office:value="49348" table:formula="of:=[.AW97]+4" table:style-name="ce2">
            <text:p>49348</text:p>
          </table:table-cell>
          <table:table-cell office:value-type="float" office:value="49352" table:formula="of:=[.AX97]+4" table:style-name="ce2">
            <text:p>49352</text:p>
          </table:table-cell>
          <table:table-cell office:value-type="float" office:value="49356" table:formula="of:=[.AY97]+4" table:style-name="ce2">
            <text:p>49356</text:p>
          </table:table-cell>
          <table:table-cell office:value-type="float" office:value="49360" table:formula="of:=[.AZ97]+4" table:style-name="ce2">
            <text:p>49360</text:p>
          </table:table-cell>
          <table:table-cell office:value-type="float" office:value="49364" table:formula="of:=[.BA97]+4" table:style-name="ce2">
            <text:p>49364</text:p>
          </table:table-cell>
          <table:table-cell office:value-type="float" office:value="49368" table:formula="of:=[.BB97]+4" table:style-name="ce2">
            <text:p>49368</text:p>
          </table:table-cell>
          <table:table-cell office:value-type="float" office:value="49372" table:formula="of:=[.BC97]+4" table:style-name="ce2">
            <text:p>49372</text:p>
          </table:table-cell>
          <table:table-cell office:value-type="float" office:value="49376" table:formula="of:=[.BD97]+4" table:style-name="ce2">
            <text:p>49376</text:p>
          </table:table-cell>
          <table:table-cell office:value-type="float" office:value="49380" table:formula="of:=[.BE97]+4" table:style-name="ce2">
            <text:p>49380</text:p>
          </table:table-cell>
          <table:table-cell office:value-type="float" office:value="49384" table:formula="of:=[.BF97]+4" table:style-name="ce2">
            <text:p>49384</text:p>
          </table:table-cell>
          <table:table-cell office:value-type="float" office:value="49388" table:formula="of:=[.BG97]+4" table:style-name="ce2">
            <text:p>49388</text:p>
          </table:table-cell>
          <table:table-cell office:value-type="float" office:value="49392" table:formula="of:=[.BH97]+4" table:style-name="ce2">
            <text:p>49392</text:p>
          </table:table-cell>
          <table:table-cell office:value-type="float" office:value="49396" table:formula="of:=[.BI97]+4" table:style-name="ce2">
            <text:p>49396</text:p>
          </table:table-cell>
          <table:table-cell office:value-type="float" office:value="49400" table:formula="of:=[.BJ97]+4" table:style-name="ce2">
            <text:p>49400</text:p>
          </table:table-cell>
          <table:table-cell office:value-type="float" office:value="49404" table:formula="of:=[.BK97]+4" table:style-name="ce2">
            <text:p>49404</text:p>
          </table:table-cell>
          <table:table-cell office:value-type="float" office:value="49408" table:formula="of:=[.BL97]+4" table:style-name="ce2">
            <text:p>49408</text:p>
          </table:table-cell>
          <table:table-cell office:value-type="float" office:value="49412" table:formula="of:=[.BM97]+4" table:style-name="ce2">
            <text:p>49412</text:p>
          </table:table-cell>
          <table:table-cell office:value-type="float" office:value="49416" table:formula="of:=[.BN97]+4" table:style-name="ce2">
            <text:p>49416</text:p>
          </table:table-cell>
          <table:table-cell office:value-type="float" office:value="49420" table:formula="of:=[.BO97]+4" table:style-name="ce2">
            <text:p>49420</text:p>
          </table:table-cell>
          <table:table-cell office:value-type="float" office:value="49424" table:formula="of:=[.BP97]+4" table:style-name="ce2">
            <text:p>49424</text:p>
          </table:table-cell>
          <table:table-cell office:value-type="float" office:value="49428" table:formula="of:=[.BQ97]+4" table:style-name="ce2">
            <text:p>49428</text:p>
          </table:table-cell>
          <table:table-cell office:value-type="float" office:value="49432" table:formula="of:=[.BR97]+4" table:style-name="ce2">
            <text:p>49432</text:p>
          </table:table-cell>
          <table:table-cell office:value-type="float" office:value="49436" table:formula="of:=[.BS97]+4" table:style-name="ce2">
            <text:p>49436</text:p>
          </table:table-cell>
          <table:table-cell office:value-type="float" office:value="49440" table:formula="of:=[.BT97]+4" table:style-name="ce2">
            <text:p>49440</text:p>
          </table:table-cell>
          <table:table-cell office:value-type="float" office:value="49444" table:formula="of:=[.BU97]+4" table:style-name="ce2">
            <text:p>49444</text:p>
          </table:table-cell>
          <table:table-cell office:value-type="float" office:value="49448" table:formula="of:=[.BV97]+4" table:style-name="ce2">
            <text:p>49448</text:p>
          </table:table-cell>
          <table:table-cell office:value-type="float" office:value="49452" table:formula="of:=[.BW97]+4" table:style-name="ce2">
            <text:p>49452</text:p>
          </table:table-cell>
          <table:table-cell office:value-type="float" office:value="49456" table:formula="of:=[.BX97]+4" table:style-name="ce2">
            <text:p>49456</text:p>
          </table:table-cell>
          <table:table-cell office:value-type="float" office:value="49460" table:formula="of:=[.BY97]+4" table:style-name="ce2">
            <text:p>49460</text:p>
          </table:table-cell>
          <table:table-cell office:value-type="float" office:value="49464" table:formula="of:=[.BZ97]+4" table:style-name="ce2">
            <text:p>49464</text:p>
          </table:table-cell>
          <table:table-cell office:value-type="float" office:value="49468" table:formula="of:=[.CA97]+4" table:style-name="ce2">
            <text:p>49468</text:p>
          </table:table-cell>
          <table:table-cell office:value-type="float" office:value="49472" table:formula="of:=[.CB97]+4" table:style-name="ce2">
            <text:p>49472</text:p>
          </table:table-cell>
          <table:table-cell office:value-type="float" office:value="49476" table:formula="of:=[.CC97]+4" table:style-name="ce2">
            <text:p>49476</text:p>
          </table:table-cell>
          <table:table-cell office:value-type="float" office:value="49480" table:formula="of:=[.CD97]+4" table:style-name="ce2">
            <text:p>49480</text:p>
          </table:table-cell>
          <table:table-cell office:value-type="float" office:value="49484" table:formula="of:=[.CE97]+4" table:style-name="ce2">
            <text:p>49484</text:p>
          </table:table-cell>
          <table:table-cell office:value-type="float" office:value="49488" table:formula="of:=[.CF97]+4" table:style-name="ce2">
            <text:p>49488</text:p>
          </table:table-cell>
          <table:table-cell office:value-type="float" office:value="49492" table:formula="of:=[.CG97]+4" table:style-name="ce2">
            <text:p>49492</text:p>
          </table:table-cell>
          <table:table-cell office:value-type="float" office:value="49496" table:formula="of:=[.CH97]+4" table:style-name="ce2">
            <text:p>49496</text:p>
          </table:table-cell>
          <table:table-cell office:value-type="float" office:value="49500" table:formula="of:=[.CI97]+4" table:style-name="ce2">
            <text:p>49500</text:p>
          </table:table-cell>
          <table:table-cell office:value-type="float" office:value="49504" table:formula="of:=[.CJ97]+4" table:style-name="ce2">
            <text:p>49504</text:p>
          </table:table-cell>
          <table:table-cell office:value-type="float" office:value="49508" table:formula="of:=[.CK97]+4" table:style-name="ce2">
            <text:p>49508</text:p>
          </table:table-cell>
          <table:table-cell office:value-type="float" office:value="49512" table:formula="of:=[.CL97]+4" table:style-name="ce2">
            <text:p>49512</text:p>
          </table:table-cell>
          <table:table-cell office:value-type="float" office:value="49516" table:formula="of:=[.CM97]+4" table:style-name="ce2">
            <text:p>49516</text:p>
          </table:table-cell>
          <table:table-cell office:value-type="float" office:value="49520" table:formula="of:=[.CN97]+4" table:style-name="ce2">
            <text:p>49520</text:p>
          </table:table-cell>
          <table:table-cell office:value-type="float" office:value="49524" table:formula="of:=[.CO97]+4" table:style-name="ce2">
            <text:p>49524</text:p>
          </table:table-cell>
          <table:table-cell office:value-type="float" office:value="49528" table:formula="of:=[.CP97]+4" table:style-name="ce2">
            <text:p>49528</text:p>
          </table:table-cell>
          <table:table-cell office:value-type="float" office:value="49532" table:formula="of:=[.CQ97]+4" table:style-name="ce2">
            <text:p>49532</text:p>
          </table:table-cell>
          <table:table-cell office:value-type="float" office:value="49536" table:formula="of:=[.CR97]+4" table:style-name="ce2">
            <text:p>49536</text:p>
          </table:table-cell>
          <table:table-cell office:value-type="float" office:value="49540" table:formula="of:=[.CS97]+4" table:style-name="ce2">
            <text:p>49540</text:p>
          </table:table-cell>
          <table:table-cell office:value-type="float" office:value="49544" table:formula="of:=[.CT97]+4" table:style-name="ce2">
            <text:p>49544</text:p>
          </table:table-cell>
          <table:table-cell office:value-type="float" office:value="49548" table:formula="of:=[.CU97]+4" table:style-name="ce2">
            <text:p>49548</text:p>
          </table:table-cell>
          <table:table-cell office:value-type="float" office:value="49552" table:formula="of:=[.CV97]+4" table:style-name="ce2">
            <text:p>49552</text:p>
          </table:table-cell>
          <table:table-cell office:value-type="float" office:value="49556" table:formula="of:=[.CW97]+4" table:style-name="ce2">
            <text:p>49556</text:p>
          </table:table-cell>
          <table:table-cell office:value-type="float" office:value="49560" table:formula="of:=[.CX97]+4" table:style-name="ce2">
            <text:p>49560</text:p>
          </table:table-cell>
          <table:table-cell office:value-type="float" office:value="49564" table:formula="of:=[.CY97]+4" table:style-name="ce2">
            <text:p>49564</text:p>
          </table:table-cell>
          <table:table-cell office:value-type="float" office:value="49568" table:formula="of:=[.CZ97]+4" table:style-name="ce2">
            <text:p>49568</text:p>
          </table:table-cell>
          <table:table-cell office:value-type="float" office:value="49572" table:formula="of:=[.DA97]+4" table:style-name="ce2">
            <text:p>49572</text:p>
          </table:table-cell>
          <table:table-cell office:value-type="float" office:value="49576" table:formula="of:=[.DB97]+4" table:style-name="ce2">
            <text:p>49576</text:p>
          </table:table-cell>
          <table:table-cell office:value-type="float" office:value="49580" table:formula="of:=[.DC97]+4" table:style-name="ce2">
            <text:p>49580</text:p>
          </table:table-cell>
          <table:table-cell office:value-type="float" office:value="49584" table:formula="of:=[.DD97]+4" table:style-name="ce2">
            <text:p>49584</text:p>
          </table:table-cell>
          <table:table-cell office:value-type="float" office:value="49588" table:formula="of:=[.DE97]+4" table:style-name="ce2">
            <text:p>49588</text:p>
          </table:table-cell>
          <table:table-cell office:value-type="float" office:value="49592" table:formula="of:=[.DF97]+4" table:style-name="ce2">
            <text:p>49592</text:p>
          </table:table-cell>
          <table:table-cell office:value-type="float" office:value="49596" table:formula="of:=[.DG97]+4" table:style-name="ce2">
            <text:p>49596</text:p>
          </table:table-cell>
          <table:table-cell office:value-type="float" office:value="49600" table:formula="of:=[.DH97]+4" table:style-name="ce2">
            <text:p>49600</text:p>
          </table:table-cell>
          <table:table-cell office:value-type="float" office:value="49604" table:formula="of:=[.DI97]+4" table:style-name="ce2">
            <text:p>49604</text:p>
          </table:table-cell>
          <table:table-cell office:value-type="float" office:value="49608" table:formula="of:=[.DJ97]+4" table:style-name="ce2">
            <text:p>49608</text:p>
          </table:table-cell>
          <table:table-cell office:value-type="float" office:value="49612" table:formula="of:=[.DK97]+4" table:style-name="ce2">
            <text:p>49612</text:p>
          </table:table-cell>
          <table:table-cell office:value-type="float" office:value="49616" table:formula="of:=[.DL97]+4" table:style-name="ce2">
            <text:p>49616</text:p>
          </table:table-cell>
          <table:table-cell office:value-type="float" office:value="49620" table:formula="of:=[.DM97]+4" table:style-name="ce2">
            <text:p>49620</text:p>
          </table:table-cell>
          <table:table-cell office:value-type="float" office:value="49624" table:formula="of:=[.DN97]+4" table:style-name="ce2">
            <text:p>49624</text:p>
          </table:table-cell>
          <table:table-cell office:value-type="float" office:value="49628" table:formula="of:=[.DO97]+4" table:style-name="ce2">
            <text:p>49628</text:p>
          </table:table-cell>
          <table:table-cell office:value-type="float" office:value="49632" table:formula="of:=[.DP97]+4" table:style-name="ce2">
            <text:p>49632</text:p>
          </table:table-cell>
          <table:table-cell office:value-type="float" office:value="49636" table:formula="of:=[.DQ97]+4" table:style-name="ce2">
            <text:p>49636</text:p>
          </table:table-cell>
          <table:table-cell office:value-type="float" office:value="49640" table:formula="of:=[.DR97]+4" table:style-name="ce2">
            <text:p>49640</text:p>
          </table:table-cell>
          <table:table-cell office:value-type="float" office:value="49644" table:formula="of:=[.DS97]+4" table:style-name="ce2">
            <text:p>49644</text:p>
          </table:table-cell>
          <table:table-cell office:value-type="float" office:value="49648" table:formula="of:=[.DT97]+4" table:style-name="ce2">
            <text:p>49648</text:p>
          </table:table-cell>
          <table:table-cell office:value-type="float" office:value="49652" table:formula="of:=[.DU97]+4" table:style-name="ce2">
            <text:p>49652</text:p>
          </table:table-cell>
          <table:table-cell office:value-type="float" office:value="49656" table:formula="of:=[.DV97]+4" table:style-name="ce2">
            <text:p>49656</text:p>
          </table:table-cell>
          <table:table-cell office:value-type="float" office:value="49660" table:formula="of:=[.DW97]+4" table:style-name="ce2">
            <text:p>49660</text:p>
          </table:table-cell>
          <table:table-cell table:number-columns-repeated="16256"/>
        </table:table-row>
        <table:table-row table:style-name="ro1">
          <table:table-cell office:value-type="float" office:value="49664" table:formula="of:=[.A97]+512" table:style-name="ce2">
            <text:p>49664</text:p>
          </table:table-cell>
          <table:table-cell office:value-type="float" office:value="49668" table:formula="of:=[.A98]+4" table:style-name="ce2">
            <text:p>49668</text:p>
          </table:table-cell>
          <table:table-cell office:value-type="float" office:value="49672" table:formula="of:=[.B98]+4" table:style-name="ce2">
            <text:p>49672</text:p>
          </table:table-cell>
          <table:table-cell office:value-type="float" office:value="49676" table:formula="of:=[.C98]+4" table:style-name="ce2">
            <text:p>49676</text:p>
          </table:table-cell>
          <table:table-cell office:value-type="float" office:value="49680" table:formula="of:=[.D98]+4" table:style-name="ce2">
            <text:p>49680</text:p>
          </table:table-cell>
          <table:table-cell office:value-type="float" office:value="49684" table:formula="of:=[.E98]+4" table:style-name="ce2">
            <text:p>49684</text:p>
          </table:table-cell>
          <table:table-cell office:value-type="float" office:value="49688" table:formula="of:=[.F98]+4" table:style-name="ce2">
            <text:p>49688</text:p>
          </table:table-cell>
          <table:table-cell office:value-type="float" office:value="49692" table:formula="of:=[.G98]+4" table:style-name="ce2">
            <text:p>49692</text:p>
          </table:table-cell>
          <table:table-cell office:value-type="float" office:value="49696" table:formula="of:=[.H98]+4" table:style-name="ce2">
            <text:p>49696</text:p>
          </table:table-cell>
          <table:table-cell office:value-type="float" office:value="49700" table:formula="of:=[.I98]+4" table:style-name="ce2">
            <text:p>49700</text:p>
          </table:table-cell>
          <table:table-cell office:value-type="float" office:value="49704" table:formula="of:=[.J98]+4" table:style-name="ce2">
            <text:p>49704</text:p>
          </table:table-cell>
          <table:table-cell office:value-type="float" office:value="49708" table:formula="of:=[.K98]+4" table:style-name="ce2">
            <text:p>49708</text:p>
          </table:table-cell>
          <table:table-cell office:value-type="float" office:value="49712" table:formula="of:=[.L98]+4" table:style-name="ce2">
            <text:p>49712</text:p>
          </table:table-cell>
          <table:table-cell office:value-type="float" office:value="49716" table:formula="of:=[.M98]+4" table:style-name="ce2">
            <text:p>49716</text:p>
          </table:table-cell>
          <table:table-cell office:value-type="float" office:value="49720" table:formula="of:=[.N98]+4" table:style-name="ce2">
            <text:p>49720</text:p>
          </table:table-cell>
          <table:table-cell office:value-type="float" office:value="49724" table:formula="of:=[.O98]+4" table:style-name="ce2">
            <text:p>49724</text:p>
          </table:table-cell>
          <table:table-cell office:value-type="float" office:value="49728" table:formula="of:=[.P98]+4" table:style-name="ce2">
            <text:p>49728</text:p>
          </table:table-cell>
          <table:table-cell office:value-type="float" office:value="49732" table:formula="of:=[.Q98]+4" table:style-name="ce2">
            <text:p>49732</text:p>
          </table:table-cell>
          <table:table-cell office:value-type="float" office:value="49736" table:formula="of:=[.R98]+4" table:style-name="ce2">
            <text:p>49736</text:p>
          </table:table-cell>
          <table:table-cell office:value-type="float" office:value="49740" table:formula="of:=[.S98]+4" table:style-name="ce2">
            <text:p>49740</text:p>
          </table:table-cell>
          <table:table-cell office:value-type="float" office:value="49744" table:formula="of:=[.T98]+4" table:style-name="ce2">
            <text:p>49744</text:p>
          </table:table-cell>
          <table:table-cell office:value-type="float" office:value="49748" table:formula="of:=[.U98]+4" table:style-name="ce2">
            <text:p>49748</text:p>
          </table:table-cell>
          <table:table-cell office:value-type="float" office:value="49752" table:formula="of:=[.V98]+4" table:style-name="ce2">
            <text:p>49752</text:p>
          </table:table-cell>
          <table:table-cell office:value-type="float" office:value="49756" table:formula="of:=[.W98]+4" table:style-name="ce2">
            <text:p>49756</text:p>
          </table:table-cell>
          <table:table-cell office:value-type="float" office:value="49760" table:formula="of:=[.X98]+4" table:style-name="ce2">
            <text:p>49760</text:p>
          </table:table-cell>
          <table:table-cell office:value-type="float" office:value="49764" table:formula="of:=[.Y98]+4" table:style-name="ce2">
            <text:p>49764</text:p>
          </table:table-cell>
          <table:table-cell office:value-type="float" office:value="49768" table:formula="of:=[.Z98]+4" table:style-name="ce2">
            <text:p>49768</text:p>
          </table:table-cell>
          <table:table-cell office:value-type="float" office:value="49772" table:formula="of:=[.AA98]+4" table:style-name="ce2">
            <text:p>49772</text:p>
          </table:table-cell>
          <table:table-cell office:value-type="float" office:value="49776" table:formula="of:=[.AB98]+4" table:style-name="ce2">
            <text:p>49776</text:p>
          </table:table-cell>
          <table:table-cell office:value-type="float" office:value="49780" table:formula="of:=[.AC98]+4" table:style-name="ce2">
            <text:p>49780</text:p>
          </table:table-cell>
          <table:table-cell office:value-type="float" office:value="49784" table:formula="of:=[.AD98]+4" table:style-name="ce2">
            <text:p>49784</text:p>
          </table:table-cell>
          <table:table-cell office:value-type="float" office:value="49788" table:formula="of:=[.AE98]+4" table:style-name="ce2">
            <text:p>49788</text:p>
          </table:table-cell>
          <table:table-cell office:value-type="float" office:value="49792" table:formula="of:=[.AF98]+4" table:style-name="ce2">
            <text:p>49792</text:p>
          </table:table-cell>
          <table:table-cell office:value-type="float" office:value="49796" table:formula="of:=[.AG98]+4" table:style-name="ce2">
            <text:p>49796</text:p>
          </table:table-cell>
          <table:table-cell office:value-type="float" office:value="49800" table:formula="of:=[.AH98]+4" table:style-name="ce2">
            <text:p>49800</text:p>
          </table:table-cell>
          <table:table-cell office:value-type="float" office:value="49804" table:formula="of:=[.AI98]+4" table:style-name="ce2">
            <text:p>49804</text:p>
          </table:table-cell>
          <table:table-cell office:value-type="float" office:value="49808" table:formula="of:=[.AJ98]+4" table:style-name="ce2">
            <text:p>49808</text:p>
          </table:table-cell>
          <table:table-cell office:value-type="float" office:value="49812" table:formula="of:=[.AK98]+4" table:style-name="ce2">
            <text:p>49812</text:p>
          </table:table-cell>
          <table:table-cell office:value-type="float" office:value="49816" table:formula="of:=[.AL98]+4" table:style-name="ce2">
            <text:p>49816</text:p>
          </table:table-cell>
          <table:table-cell office:value-type="float" office:value="49820" table:formula="of:=[.AM98]+4" table:style-name="ce2">
            <text:p>49820</text:p>
          </table:table-cell>
          <table:table-cell office:value-type="float" office:value="49824" table:formula="of:=[.AN98]+4" table:style-name="ce2">
            <text:p>49824</text:p>
          </table:table-cell>
          <table:table-cell office:value-type="float" office:value="49828" table:formula="of:=[.AO98]+4" table:style-name="ce2">
            <text:p>49828</text:p>
          </table:table-cell>
          <table:table-cell office:value-type="float" office:value="49832" table:formula="of:=[.AP98]+4" table:style-name="ce2">
            <text:p>49832</text:p>
          </table:table-cell>
          <table:table-cell office:value-type="float" office:value="49836" table:formula="of:=[.AQ98]+4" table:style-name="ce2">
            <text:p>49836</text:p>
          </table:table-cell>
          <table:table-cell office:value-type="float" office:value="49840" table:formula="of:=[.AR98]+4" table:style-name="ce2">
            <text:p>49840</text:p>
          </table:table-cell>
          <table:table-cell office:value-type="float" office:value="49844" table:formula="of:=[.AS98]+4" table:style-name="ce2">
            <text:p>49844</text:p>
          </table:table-cell>
          <table:table-cell office:value-type="float" office:value="49848" table:formula="of:=[.AT98]+4" table:style-name="ce2">
            <text:p>49848</text:p>
          </table:table-cell>
          <table:table-cell office:value-type="float" office:value="49852" table:formula="of:=[.AU98]+4" table:style-name="ce2">
            <text:p>49852</text:p>
          </table:table-cell>
          <table:table-cell office:value-type="float" office:value="49856" table:formula="of:=[.AV98]+4" table:style-name="ce2">
            <text:p>49856</text:p>
          </table:table-cell>
          <table:table-cell office:value-type="float" office:value="49860" table:formula="of:=[.AW98]+4" table:style-name="ce2">
            <text:p>49860</text:p>
          </table:table-cell>
          <table:table-cell office:value-type="float" office:value="49864" table:formula="of:=[.AX98]+4" table:style-name="ce2">
            <text:p>49864</text:p>
          </table:table-cell>
          <table:table-cell office:value-type="float" office:value="49868" table:formula="of:=[.AY98]+4" table:style-name="ce2">
            <text:p>49868</text:p>
          </table:table-cell>
          <table:table-cell office:value-type="float" office:value="49872" table:formula="of:=[.AZ98]+4" table:style-name="ce2">
            <text:p>49872</text:p>
          </table:table-cell>
          <table:table-cell office:value-type="float" office:value="49876" table:formula="of:=[.BA98]+4" table:style-name="ce2">
            <text:p>49876</text:p>
          </table:table-cell>
          <table:table-cell office:value-type="float" office:value="49880" table:formula="of:=[.BB98]+4" table:style-name="ce2">
            <text:p>49880</text:p>
          </table:table-cell>
          <table:table-cell office:value-type="float" office:value="49884" table:formula="of:=[.BC98]+4" table:style-name="ce2">
            <text:p>49884</text:p>
          </table:table-cell>
          <table:table-cell office:value-type="float" office:value="49888" table:formula="of:=[.BD98]+4" table:style-name="ce2">
            <text:p>49888</text:p>
          </table:table-cell>
          <table:table-cell office:value-type="float" office:value="49892" table:formula="of:=[.BE98]+4" table:style-name="ce2">
            <text:p>49892</text:p>
          </table:table-cell>
          <table:table-cell office:value-type="float" office:value="49896" table:formula="of:=[.BF98]+4" table:style-name="ce2">
            <text:p>49896</text:p>
          </table:table-cell>
          <table:table-cell office:value-type="float" office:value="49900" table:formula="of:=[.BG98]+4" table:style-name="ce2">
            <text:p>49900</text:p>
          </table:table-cell>
          <table:table-cell office:value-type="float" office:value="49904" table:formula="of:=[.BH98]+4" table:style-name="ce2">
            <text:p>49904</text:p>
          </table:table-cell>
          <table:table-cell office:value-type="float" office:value="49908" table:formula="of:=[.BI98]+4" table:style-name="ce2">
            <text:p>49908</text:p>
          </table:table-cell>
          <table:table-cell office:value-type="float" office:value="49912" table:formula="of:=[.BJ98]+4" table:style-name="ce2">
            <text:p>49912</text:p>
          </table:table-cell>
          <table:table-cell office:value-type="float" office:value="49916" table:formula="of:=[.BK98]+4" table:style-name="ce2">
            <text:p>49916</text:p>
          </table:table-cell>
          <table:table-cell office:value-type="float" office:value="49920" table:formula="of:=[.BL98]+4" table:style-name="ce2">
            <text:p>49920</text:p>
          </table:table-cell>
          <table:table-cell office:value-type="float" office:value="49924" table:formula="of:=[.BM98]+4" table:style-name="ce2">
            <text:p>49924</text:p>
          </table:table-cell>
          <table:table-cell office:value-type="float" office:value="49928" table:formula="of:=[.BN98]+4" table:style-name="ce2">
            <text:p>49928</text:p>
          </table:table-cell>
          <table:table-cell office:value-type="float" office:value="49932" table:formula="of:=[.BO98]+4" table:style-name="ce2">
            <text:p>49932</text:p>
          </table:table-cell>
          <table:table-cell office:value-type="float" office:value="49936" table:formula="of:=[.BP98]+4" table:style-name="ce2">
            <text:p>49936</text:p>
          </table:table-cell>
          <table:table-cell office:value-type="float" office:value="49940" table:formula="of:=[.BQ98]+4" table:style-name="ce2">
            <text:p>49940</text:p>
          </table:table-cell>
          <table:table-cell office:value-type="float" office:value="49944" table:formula="of:=[.BR98]+4" table:style-name="ce2">
            <text:p>49944</text:p>
          </table:table-cell>
          <table:table-cell office:value-type="float" office:value="49948" table:formula="of:=[.BS98]+4" table:style-name="ce2">
            <text:p>49948</text:p>
          </table:table-cell>
          <table:table-cell office:value-type="float" office:value="49952" table:formula="of:=[.BT98]+4" table:style-name="ce2">
            <text:p>49952</text:p>
          </table:table-cell>
          <table:table-cell office:value-type="float" office:value="49956" table:formula="of:=[.BU98]+4" table:style-name="ce2">
            <text:p>49956</text:p>
          </table:table-cell>
          <table:table-cell office:value-type="float" office:value="49960" table:formula="of:=[.BV98]+4" table:style-name="ce2">
            <text:p>49960</text:p>
          </table:table-cell>
          <table:table-cell office:value-type="float" office:value="49964" table:formula="of:=[.BW98]+4" table:style-name="ce2">
            <text:p>49964</text:p>
          </table:table-cell>
          <table:table-cell office:value-type="float" office:value="49968" table:formula="of:=[.BX98]+4" table:style-name="ce2">
            <text:p>49968</text:p>
          </table:table-cell>
          <table:table-cell office:value-type="float" office:value="49972" table:formula="of:=[.BY98]+4" table:style-name="ce2">
            <text:p>49972</text:p>
          </table:table-cell>
          <table:table-cell office:value-type="float" office:value="49976" table:formula="of:=[.BZ98]+4" table:style-name="ce2">
            <text:p>49976</text:p>
          </table:table-cell>
          <table:table-cell office:value-type="float" office:value="49980" table:formula="of:=[.CA98]+4" table:style-name="ce2">
            <text:p>49980</text:p>
          </table:table-cell>
          <table:table-cell office:value-type="float" office:value="49984" table:formula="of:=[.CB98]+4" table:style-name="ce2">
            <text:p>49984</text:p>
          </table:table-cell>
          <table:table-cell office:value-type="float" office:value="49988" table:formula="of:=[.CC98]+4" table:style-name="ce2">
            <text:p>49988</text:p>
          </table:table-cell>
          <table:table-cell office:value-type="float" office:value="49992" table:formula="of:=[.CD98]+4" table:style-name="ce2">
            <text:p>49992</text:p>
          </table:table-cell>
          <table:table-cell office:value-type="float" office:value="49996" table:formula="of:=[.CE98]+4" table:style-name="ce2">
            <text:p>49996</text:p>
          </table:table-cell>
          <table:table-cell office:value-type="float" office:value="50000" table:formula="of:=[.CF98]+4" table:style-name="ce2">
            <text:p>50000</text:p>
          </table:table-cell>
          <table:table-cell office:value-type="float" office:value="50004" table:formula="of:=[.CG98]+4" table:style-name="ce2">
            <text:p>50004</text:p>
          </table:table-cell>
          <table:table-cell office:value-type="float" office:value="50008" table:formula="of:=[.CH98]+4" table:style-name="ce2">
            <text:p>50008</text:p>
          </table:table-cell>
          <table:table-cell office:value-type="float" office:value="50012" table:formula="of:=[.CI98]+4" table:style-name="ce2">
            <text:p>50012</text:p>
          </table:table-cell>
          <table:table-cell office:value-type="float" office:value="50016" table:formula="of:=[.CJ98]+4" table:style-name="ce2">
            <text:p>50016</text:p>
          </table:table-cell>
          <table:table-cell office:value-type="float" office:value="50020" table:formula="of:=[.CK98]+4" table:style-name="ce2">
            <text:p>50020</text:p>
          </table:table-cell>
          <table:table-cell office:value-type="float" office:value="50024" table:formula="of:=[.CL98]+4" table:style-name="ce2">
            <text:p>50024</text:p>
          </table:table-cell>
          <table:table-cell office:value-type="float" office:value="50028" table:formula="of:=[.CM98]+4" table:style-name="ce2">
            <text:p>50028</text:p>
          </table:table-cell>
          <table:table-cell office:value-type="float" office:value="50032" table:formula="of:=[.CN98]+4" table:style-name="ce2">
            <text:p>50032</text:p>
          </table:table-cell>
          <table:table-cell office:value-type="float" office:value="50036" table:formula="of:=[.CO98]+4" table:style-name="ce2">
            <text:p>50036</text:p>
          </table:table-cell>
          <table:table-cell office:value-type="float" office:value="50040" table:formula="of:=[.CP98]+4" table:style-name="ce2">
            <text:p>50040</text:p>
          </table:table-cell>
          <table:table-cell office:value-type="float" office:value="50044" table:formula="of:=[.CQ98]+4" table:style-name="ce2">
            <text:p>50044</text:p>
          </table:table-cell>
          <table:table-cell office:value-type="float" office:value="50048" table:formula="of:=[.CR98]+4" table:style-name="ce2">
            <text:p>50048</text:p>
          </table:table-cell>
          <table:table-cell office:value-type="float" office:value="50052" table:formula="of:=[.CS98]+4" table:style-name="ce2">
            <text:p>50052</text:p>
          </table:table-cell>
          <table:table-cell office:value-type="float" office:value="50056" table:formula="of:=[.CT98]+4" table:style-name="ce2">
            <text:p>50056</text:p>
          </table:table-cell>
          <table:table-cell office:value-type="float" office:value="50060" table:formula="of:=[.CU98]+4" table:style-name="ce2">
            <text:p>50060</text:p>
          </table:table-cell>
          <table:table-cell office:value-type="float" office:value="50064" table:formula="of:=[.CV98]+4" table:style-name="ce2">
            <text:p>50064</text:p>
          </table:table-cell>
          <table:table-cell office:value-type="float" office:value="50068" table:formula="of:=[.CW98]+4" table:style-name="ce2">
            <text:p>50068</text:p>
          </table:table-cell>
          <table:table-cell office:value-type="float" office:value="50072" table:formula="of:=[.CX98]+4" table:style-name="ce2">
            <text:p>50072</text:p>
          </table:table-cell>
          <table:table-cell office:value-type="float" office:value="50076" table:formula="of:=[.CY98]+4" table:style-name="ce2">
            <text:p>50076</text:p>
          </table:table-cell>
          <table:table-cell office:value-type="float" office:value="50080" table:formula="of:=[.CZ98]+4" table:style-name="ce2">
            <text:p>50080</text:p>
          </table:table-cell>
          <table:table-cell office:value-type="float" office:value="50084" table:formula="of:=[.DA98]+4" table:style-name="ce2">
            <text:p>50084</text:p>
          </table:table-cell>
          <table:table-cell office:value-type="float" office:value="50088" table:formula="of:=[.DB98]+4" table:style-name="ce2">
            <text:p>50088</text:p>
          </table:table-cell>
          <table:table-cell office:value-type="float" office:value="50092" table:formula="of:=[.DC98]+4" table:style-name="ce2">
            <text:p>50092</text:p>
          </table:table-cell>
          <table:table-cell office:value-type="float" office:value="50096" table:formula="of:=[.DD98]+4" table:style-name="ce2">
            <text:p>50096</text:p>
          </table:table-cell>
          <table:table-cell office:value-type="float" office:value="50100" table:formula="of:=[.DE98]+4" table:style-name="ce2">
            <text:p>50100</text:p>
          </table:table-cell>
          <table:table-cell office:value-type="float" office:value="50104" table:formula="of:=[.DF98]+4" table:style-name="ce2">
            <text:p>50104</text:p>
          </table:table-cell>
          <table:table-cell office:value-type="float" office:value="50108" table:formula="of:=[.DG98]+4" table:style-name="ce2">
            <text:p>50108</text:p>
          </table:table-cell>
          <table:table-cell office:value-type="float" office:value="50112" table:formula="of:=[.DH98]+4" table:style-name="ce2">
            <text:p>50112</text:p>
          </table:table-cell>
          <table:table-cell office:value-type="float" office:value="50116" table:formula="of:=[.DI98]+4" table:style-name="ce2">
            <text:p>50116</text:p>
          </table:table-cell>
          <table:table-cell office:value-type="float" office:value="50120" table:formula="of:=[.DJ98]+4" table:style-name="ce2">
            <text:p>50120</text:p>
          </table:table-cell>
          <table:table-cell office:value-type="float" office:value="50124" table:formula="of:=[.DK98]+4" table:style-name="ce2">
            <text:p>50124</text:p>
          </table:table-cell>
          <table:table-cell office:value-type="float" office:value="50128" table:formula="of:=[.DL98]+4" table:style-name="ce2">
            <text:p>50128</text:p>
          </table:table-cell>
          <table:table-cell office:value-type="float" office:value="50132" table:formula="of:=[.DM98]+4" table:style-name="ce2">
            <text:p>50132</text:p>
          </table:table-cell>
          <table:table-cell office:value-type="float" office:value="50136" table:formula="of:=[.DN98]+4" table:style-name="ce2">
            <text:p>50136</text:p>
          </table:table-cell>
          <table:table-cell office:value-type="float" office:value="50140" table:formula="of:=[.DO98]+4" table:style-name="ce2">
            <text:p>50140</text:p>
          </table:table-cell>
          <table:table-cell office:value-type="float" office:value="50144" table:formula="of:=[.DP98]+4" table:style-name="ce2">
            <text:p>50144</text:p>
          </table:table-cell>
          <table:table-cell office:value-type="float" office:value="50148" table:formula="of:=[.DQ98]+4" table:style-name="ce2">
            <text:p>50148</text:p>
          </table:table-cell>
          <table:table-cell office:value-type="float" office:value="50152" table:formula="of:=[.DR98]+4" table:style-name="ce2">
            <text:p>50152</text:p>
          </table:table-cell>
          <table:table-cell office:value-type="float" office:value="50156" table:formula="of:=[.DS98]+4" table:style-name="ce2">
            <text:p>50156</text:p>
          </table:table-cell>
          <table:table-cell office:value-type="float" office:value="50160" table:formula="of:=[.DT98]+4" table:style-name="ce2">
            <text:p>50160</text:p>
          </table:table-cell>
          <table:table-cell office:value-type="float" office:value="50164" table:formula="of:=[.DU98]+4" table:style-name="ce2">
            <text:p>50164</text:p>
          </table:table-cell>
          <table:table-cell office:value-type="float" office:value="50168" table:formula="of:=[.DV98]+4" table:style-name="ce2">
            <text:p>50168</text:p>
          </table:table-cell>
          <table:table-cell office:value-type="float" office:value="50172" table:formula="of:=[.DW98]+4" table:style-name="ce2">
            <text:p>50172</text:p>
          </table:table-cell>
          <table:table-cell table:number-columns-repeated="16256"/>
        </table:table-row>
        <table:table-row table:style-name="ro1">
          <table:table-cell office:value-type="float" office:value="50176" table:formula="of:=[.A98]+512" table:style-name="ce2">
            <text:p>50176</text:p>
          </table:table-cell>
          <table:table-cell office:value-type="float" office:value="50180" table:formula="of:=[.A99]+4" table:style-name="ce2">
            <text:p>50180</text:p>
          </table:table-cell>
          <table:table-cell office:value-type="float" office:value="50184" table:formula="of:=[.B99]+4" table:style-name="ce2">
            <text:p>50184</text:p>
          </table:table-cell>
          <table:table-cell office:value-type="float" office:value="50188" table:formula="of:=[.C99]+4" table:style-name="ce2">
            <text:p>50188</text:p>
          </table:table-cell>
          <table:table-cell office:value-type="float" office:value="50192" table:formula="of:=[.D99]+4" table:style-name="ce2">
            <text:p>50192</text:p>
          </table:table-cell>
          <table:table-cell office:value-type="float" office:value="50196" table:formula="of:=[.E99]+4" table:style-name="ce2">
            <text:p>50196</text:p>
          </table:table-cell>
          <table:table-cell office:value-type="float" office:value="50200" table:formula="of:=[.F99]+4" table:style-name="ce2">
            <text:p>50200</text:p>
          </table:table-cell>
          <table:table-cell office:value-type="float" office:value="50204" table:formula="of:=[.G99]+4" table:style-name="ce2">
            <text:p>50204</text:p>
          </table:table-cell>
          <table:table-cell office:value-type="float" office:value="50208" table:formula="of:=[.H99]+4" table:style-name="ce2">
            <text:p>50208</text:p>
          </table:table-cell>
          <table:table-cell office:value-type="float" office:value="50212" table:formula="of:=[.I99]+4" table:style-name="ce2">
            <text:p>50212</text:p>
          </table:table-cell>
          <table:table-cell office:value-type="float" office:value="50216" table:formula="of:=[.J99]+4" table:style-name="ce2">
            <text:p>50216</text:p>
          </table:table-cell>
          <table:table-cell office:value-type="float" office:value="50220" table:formula="of:=[.K99]+4" table:style-name="ce2">
            <text:p>50220</text:p>
          </table:table-cell>
          <table:table-cell office:value-type="float" office:value="50224" table:formula="of:=[.L99]+4" table:style-name="ce2">
            <text:p>50224</text:p>
          </table:table-cell>
          <table:table-cell office:value-type="float" office:value="50228" table:formula="of:=[.M99]+4" table:style-name="ce2">
            <text:p>50228</text:p>
          </table:table-cell>
          <table:table-cell office:value-type="float" office:value="50232" table:formula="of:=[.N99]+4" table:style-name="ce2">
            <text:p>50232</text:p>
          </table:table-cell>
          <table:table-cell office:value-type="float" office:value="50236" table:formula="of:=[.O99]+4" table:style-name="ce2">
            <text:p>50236</text:p>
          </table:table-cell>
          <table:table-cell office:value-type="float" office:value="50240" table:formula="of:=[.P99]+4" table:style-name="ce2">
            <text:p>50240</text:p>
          </table:table-cell>
          <table:table-cell office:value-type="float" office:value="50244" table:formula="of:=[.Q99]+4" table:style-name="ce2">
            <text:p>50244</text:p>
          </table:table-cell>
          <table:table-cell office:value-type="float" office:value="50248" table:formula="of:=[.R99]+4" table:style-name="ce2">
            <text:p>50248</text:p>
          </table:table-cell>
          <table:table-cell office:value-type="float" office:value="50252" table:formula="of:=[.S99]+4" table:style-name="ce2">
            <text:p>50252</text:p>
          </table:table-cell>
          <table:table-cell office:value-type="float" office:value="50256" table:formula="of:=[.T99]+4" table:style-name="ce2">
            <text:p>50256</text:p>
          </table:table-cell>
          <table:table-cell office:value-type="float" office:value="50260" table:formula="of:=[.U99]+4" table:style-name="ce2">
            <text:p>50260</text:p>
          </table:table-cell>
          <table:table-cell office:value-type="float" office:value="50264" table:formula="of:=[.V99]+4" table:style-name="ce2">
            <text:p>50264</text:p>
          </table:table-cell>
          <table:table-cell office:value-type="float" office:value="50268" table:formula="of:=[.W99]+4" table:style-name="ce2">
            <text:p>50268</text:p>
          </table:table-cell>
          <table:table-cell office:value-type="float" office:value="50272" table:formula="of:=[.X99]+4" table:style-name="ce2">
            <text:p>50272</text:p>
          </table:table-cell>
          <table:table-cell office:value-type="float" office:value="50276" table:formula="of:=[.Y99]+4" table:style-name="ce2">
            <text:p>50276</text:p>
          </table:table-cell>
          <table:table-cell office:value-type="float" office:value="50280" table:formula="of:=[.Z99]+4" table:style-name="ce2">
            <text:p>50280</text:p>
          </table:table-cell>
          <table:table-cell office:value-type="float" office:value="50284" table:formula="of:=[.AA99]+4" table:style-name="ce2">
            <text:p>50284</text:p>
          </table:table-cell>
          <table:table-cell office:value-type="float" office:value="50288" table:formula="of:=[.AB99]+4" table:style-name="ce2">
            <text:p>50288</text:p>
          </table:table-cell>
          <table:table-cell office:value-type="float" office:value="50292" table:formula="of:=[.AC99]+4" table:style-name="ce2">
            <text:p>50292</text:p>
          </table:table-cell>
          <table:table-cell office:value-type="float" office:value="50296" table:formula="of:=[.AD99]+4" table:style-name="ce2">
            <text:p>50296</text:p>
          </table:table-cell>
          <table:table-cell office:value-type="float" office:value="50300" table:formula="of:=[.AE99]+4" table:style-name="ce2">
            <text:p>50300</text:p>
          </table:table-cell>
          <table:table-cell office:value-type="float" office:value="50304" table:formula="of:=[.AF99]+4" table:style-name="ce2">
            <text:p>50304</text:p>
          </table:table-cell>
          <table:table-cell office:value-type="float" office:value="50308" table:formula="of:=[.AG99]+4" table:style-name="ce2">
            <text:p>50308</text:p>
          </table:table-cell>
          <table:table-cell office:value-type="float" office:value="50312" table:formula="of:=[.AH99]+4" table:style-name="ce2">
            <text:p>50312</text:p>
          </table:table-cell>
          <table:table-cell office:value-type="float" office:value="50316" table:formula="of:=[.AI99]+4" table:style-name="ce2">
            <text:p>50316</text:p>
          </table:table-cell>
          <table:table-cell office:value-type="float" office:value="50320" table:formula="of:=[.AJ99]+4" table:style-name="ce2">
            <text:p>50320</text:p>
          </table:table-cell>
          <table:table-cell office:value-type="float" office:value="50324" table:formula="of:=[.AK99]+4" table:style-name="ce2">
            <text:p>50324</text:p>
          </table:table-cell>
          <table:table-cell office:value-type="float" office:value="50328" table:formula="of:=[.AL99]+4" table:style-name="ce2">
            <text:p>50328</text:p>
          </table:table-cell>
          <table:table-cell office:value-type="float" office:value="50332" table:formula="of:=[.AM99]+4" table:style-name="ce2">
            <text:p>50332</text:p>
          </table:table-cell>
          <table:table-cell office:value-type="float" office:value="50336" table:formula="of:=[.AN99]+4" table:style-name="ce2">
            <text:p>50336</text:p>
          </table:table-cell>
          <table:table-cell office:value-type="float" office:value="50340" table:formula="of:=[.AO99]+4" table:style-name="ce2">
            <text:p>50340</text:p>
          </table:table-cell>
          <table:table-cell office:value-type="float" office:value="50344" table:formula="of:=[.AP99]+4" table:style-name="ce2">
            <text:p>50344</text:p>
          </table:table-cell>
          <table:table-cell office:value-type="float" office:value="50348" table:formula="of:=[.AQ99]+4" table:style-name="ce2">
            <text:p>50348</text:p>
          </table:table-cell>
          <table:table-cell office:value-type="float" office:value="50352" table:formula="of:=[.AR99]+4" table:style-name="ce2">
            <text:p>50352</text:p>
          </table:table-cell>
          <table:table-cell office:value-type="float" office:value="50356" table:formula="of:=[.AS99]+4" table:style-name="ce2">
            <text:p>50356</text:p>
          </table:table-cell>
          <table:table-cell office:value-type="float" office:value="50360" table:formula="of:=[.AT99]+4" table:style-name="ce2">
            <text:p>50360</text:p>
          </table:table-cell>
          <table:table-cell office:value-type="float" office:value="50364" table:formula="of:=[.AU99]+4" table:style-name="ce2">
            <text:p>50364</text:p>
          </table:table-cell>
          <table:table-cell office:value-type="float" office:value="50368" table:formula="of:=[.AV99]+4" table:style-name="ce2">
            <text:p>50368</text:p>
          </table:table-cell>
          <table:table-cell office:value-type="float" office:value="50372" table:formula="of:=[.AW99]+4" table:style-name="ce2">
            <text:p>50372</text:p>
          </table:table-cell>
          <table:table-cell office:value-type="float" office:value="50376" table:formula="of:=[.AX99]+4" table:style-name="ce2">
            <text:p>50376</text:p>
          </table:table-cell>
          <table:table-cell office:value-type="float" office:value="50380" table:formula="of:=[.AY99]+4" table:style-name="ce2">
            <text:p>50380</text:p>
          </table:table-cell>
          <table:table-cell office:value-type="float" office:value="50384" table:formula="of:=[.AZ99]+4" table:style-name="ce2">
            <text:p>50384</text:p>
          </table:table-cell>
          <table:table-cell office:value-type="float" office:value="50388" table:formula="of:=[.BA99]+4" table:style-name="ce2">
            <text:p>50388</text:p>
          </table:table-cell>
          <table:table-cell office:value-type="float" office:value="50392" table:formula="of:=[.BB99]+4" table:style-name="ce2">
            <text:p>50392</text:p>
          </table:table-cell>
          <table:table-cell office:value-type="float" office:value="50396" table:formula="of:=[.BC99]+4" table:style-name="ce2">
            <text:p>50396</text:p>
          </table:table-cell>
          <table:table-cell office:value-type="float" office:value="50400" table:formula="of:=[.BD99]+4" table:style-name="ce2">
            <text:p>50400</text:p>
          </table:table-cell>
          <table:table-cell office:value-type="float" office:value="50404" table:formula="of:=[.BE99]+4" table:style-name="ce2">
            <text:p>50404</text:p>
          </table:table-cell>
          <table:table-cell office:value-type="float" office:value="50408" table:formula="of:=[.BF99]+4" table:style-name="ce2">
            <text:p>50408</text:p>
          </table:table-cell>
          <table:table-cell office:value-type="float" office:value="50412" table:formula="of:=[.BG99]+4" table:style-name="ce2">
            <text:p>50412</text:p>
          </table:table-cell>
          <table:table-cell office:value-type="float" office:value="50416" table:formula="of:=[.BH99]+4" table:style-name="ce2">
            <text:p>50416</text:p>
          </table:table-cell>
          <table:table-cell office:value-type="float" office:value="50420" table:formula="of:=[.BI99]+4" table:style-name="ce2">
            <text:p>50420</text:p>
          </table:table-cell>
          <table:table-cell office:value-type="float" office:value="50424" table:formula="of:=[.BJ99]+4" table:style-name="ce2">
            <text:p>50424</text:p>
          </table:table-cell>
          <table:table-cell office:value-type="float" office:value="50428" table:formula="of:=[.BK99]+4" table:style-name="ce2">
            <text:p>50428</text:p>
          </table:table-cell>
          <table:table-cell office:value-type="float" office:value="50432" table:formula="of:=[.BL99]+4" table:style-name="ce2">
            <text:p>50432</text:p>
          </table:table-cell>
          <table:table-cell office:value-type="float" office:value="50436" table:formula="of:=[.BM99]+4" table:style-name="ce2">
            <text:p>50436</text:p>
          </table:table-cell>
          <table:table-cell office:value-type="float" office:value="50440" table:formula="of:=[.BN99]+4" table:style-name="ce2">
            <text:p>50440</text:p>
          </table:table-cell>
          <table:table-cell office:value-type="float" office:value="50444" table:formula="of:=[.BO99]+4" table:style-name="ce2">
            <text:p>50444</text:p>
          </table:table-cell>
          <table:table-cell office:value-type="float" office:value="50448" table:formula="of:=[.BP99]+4" table:style-name="ce2">
            <text:p>50448</text:p>
          </table:table-cell>
          <table:table-cell office:value-type="float" office:value="50452" table:formula="of:=[.BQ99]+4" table:style-name="ce2">
            <text:p>50452</text:p>
          </table:table-cell>
          <table:table-cell office:value-type="float" office:value="50456" table:formula="of:=[.BR99]+4" table:style-name="ce2">
            <text:p>50456</text:p>
          </table:table-cell>
          <table:table-cell office:value-type="float" office:value="50460" table:formula="of:=[.BS99]+4" table:style-name="ce2">
            <text:p>50460</text:p>
          </table:table-cell>
          <table:table-cell office:value-type="float" office:value="50464" table:formula="of:=[.BT99]+4" table:style-name="ce2">
            <text:p>50464</text:p>
          </table:table-cell>
          <table:table-cell office:value-type="float" office:value="50468" table:formula="of:=[.BU99]+4" table:style-name="ce2">
            <text:p>50468</text:p>
          </table:table-cell>
          <table:table-cell office:value-type="float" office:value="50472" table:formula="of:=[.BV99]+4" table:style-name="ce2">
            <text:p>50472</text:p>
          </table:table-cell>
          <table:table-cell office:value-type="float" office:value="50476" table:formula="of:=[.BW99]+4" table:style-name="ce2">
            <text:p>50476</text:p>
          </table:table-cell>
          <table:table-cell office:value-type="float" office:value="50480" table:formula="of:=[.BX99]+4" table:style-name="ce2">
            <text:p>50480</text:p>
          </table:table-cell>
          <table:table-cell office:value-type="float" office:value="50484" table:formula="of:=[.BY99]+4" table:style-name="ce2">
            <text:p>50484</text:p>
          </table:table-cell>
          <table:table-cell office:value-type="float" office:value="50488" table:formula="of:=[.BZ99]+4" table:style-name="ce2">
            <text:p>50488</text:p>
          </table:table-cell>
          <table:table-cell office:value-type="float" office:value="50492" table:formula="of:=[.CA99]+4" table:style-name="ce2">
            <text:p>50492</text:p>
          </table:table-cell>
          <table:table-cell office:value-type="float" office:value="50496" table:formula="of:=[.CB99]+4" table:style-name="ce2">
            <text:p>50496</text:p>
          </table:table-cell>
          <table:table-cell office:value-type="float" office:value="50500" table:formula="of:=[.CC99]+4" table:style-name="ce2">
            <text:p>50500</text:p>
          </table:table-cell>
          <table:table-cell office:value-type="float" office:value="50504" table:formula="of:=[.CD99]+4" table:style-name="ce2">
            <text:p>50504</text:p>
          </table:table-cell>
          <table:table-cell office:value-type="float" office:value="50508" table:formula="of:=[.CE99]+4" table:style-name="ce2">
            <text:p>50508</text:p>
          </table:table-cell>
          <table:table-cell office:value-type="float" office:value="50512" table:formula="of:=[.CF99]+4" table:style-name="ce2">
            <text:p>50512</text:p>
          </table:table-cell>
          <table:table-cell office:value-type="float" office:value="50516" table:formula="of:=[.CG99]+4" table:style-name="ce2">
            <text:p>50516</text:p>
          </table:table-cell>
          <table:table-cell office:value-type="float" office:value="50520" table:formula="of:=[.CH99]+4" table:style-name="ce2">
            <text:p>50520</text:p>
          </table:table-cell>
          <table:table-cell office:value-type="float" office:value="50524" table:formula="of:=[.CI99]+4" table:style-name="ce2">
            <text:p>50524</text:p>
          </table:table-cell>
          <table:table-cell office:value-type="float" office:value="50528" table:formula="of:=[.CJ99]+4" table:style-name="ce2">
            <text:p>50528</text:p>
          </table:table-cell>
          <table:table-cell office:value-type="float" office:value="50532" table:formula="of:=[.CK99]+4" table:style-name="ce2">
            <text:p>50532</text:p>
          </table:table-cell>
          <table:table-cell office:value-type="float" office:value="50536" table:formula="of:=[.CL99]+4" table:style-name="ce2">
            <text:p>50536</text:p>
          </table:table-cell>
          <table:table-cell office:value-type="float" office:value="50540" table:formula="of:=[.CM99]+4" table:style-name="ce2">
            <text:p>50540</text:p>
          </table:table-cell>
          <table:table-cell office:value-type="float" office:value="50544" table:formula="of:=[.CN99]+4" table:style-name="ce2">
            <text:p>50544</text:p>
          </table:table-cell>
          <table:table-cell office:value-type="float" office:value="50548" table:formula="of:=[.CO99]+4" table:style-name="ce2">
            <text:p>50548</text:p>
          </table:table-cell>
          <table:table-cell office:value-type="float" office:value="50552" table:formula="of:=[.CP99]+4" table:style-name="ce2">
            <text:p>50552</text:p>
          </table:table-cell>
          <table:table-cell office:value-type="float" office:value="50556" table:formula="of:=[.CQ99]+4" table:style-name="ce2">
            <text:p>50556</text:p>
          </table:table-cell>
          <table:table-cell office:value-type="float" office:value="50560" table:formula="of:=[.CR99]+4" table:style-name="ce2">
            <text:p>50560</text:p>
          </table:table-cell>
          <table:table-cell office:value-type="float" office:value="50564" table:formula="of:=[.CS99]+4" table:style-name="ce2">
            <text:p>50564</text:p>
          </table:table-cell>
          <table:table-cell office:value-type="float" office:value="50568" table:formula="of:=[.CT99]+4" table:style-name="ce2">
            <text:p>50568</text:p>
          </table:table-cell>
          <table:table-cell office:value-type="float" office:value="50572" table:formula="of:=[.CU99]+4" table:style-name="ce2">
            <text:p>50572</text:p>
          </table:table-cell>
          <table:table-cell office:value-type="float" office:value="50576" table:formula="of:=[.CV99]+4" table:style-name="ce2">
            <text:p>50576</text:p>
          </table:table-cell>
          <table:table-cell office:value-type="float" office:value="50580" table:formula="of:=[.CW99]+4" table:style-name="ce2">
            <text:p>50580</text:p>
          </table:table-cell>
          <table:table-cell office:value-type="float" office:value="50584" table:formula="of:=[.CX99]+4" table:style-name="ce2">
            <text:p>50584</text:p>
          </table:table-cell>
          <table:table-cell office:value-type="float" office:value="50588" table:formula="of:=[.CY99]+4" table:style-name="ce2">
            <text:p>50588</text:p>
          </table:table-cell>
          <table:table-cell office:value-type="float" office:value="50592" table:formula="of:=[.CZ99]+4" table:style-name="ce2">
            <text:p>50592</text:p>
          </table:table-cell>
          <table:table-cell office:value-type="float" office:value="50596" table:formula="of:=[.DA99]+4" table:style-name="ce2">
            <text:p>50596</text:p>
          </table:table-cell>
          <table:table-cell office:value-type="float" office:value="50600" table:formula="of:=[.DB99]+4" table:style-name="ce2">
            <text:p>50600</text:p>
          </table:table-cell>
          <table:table-cell office:value-type="float" office:value="50604" table:formula="of:=[.DC99]+4" table:style-name="ce2">
            <text:p>50604</text:p>
          </table:table-cell>
          <table:table-cell office:value-type="float" office:value="50608" table:formula="of:=[.DD99]+4" table:style-name="ce2">
            <text:p>50608</text:p>
          </table:table-cell>
          <table:table-cell office:value-type="float" office:value="50612" table:formula="of:=[.DE99]+4" table:style-name="ce2">
            <text:p>50612</text:p>
          </table:table-cell>
          <table:table-cell office:value-type="float" office:value="50616" table:formula="of:=[.DF99]+4" table:style-name="ce2">
            <text:p>50616</text:p>
          </table:table-cell>
          <table:table-cell office:value-type="float" office:value="50620" table:formula="of:=[.DG99]+4" table:style-name="ce2">
            <text:p>50620</text:p>
          </table:table-cell>
          <table:table-cell office:value-type="float" office:value="50624" table:formula="of:=[.DH99]+4" table:style-name="ce2">
            <text:p>50624</text:p>
          </table:table-cell>
          <table:table-cell office:value-type="float" office:value="50628" table:formula="of:=[.DI99]+4" table:style-name="ce2">
            <text:p>50628</text:p>
          </table:table-cell>
          <table:table-cell office:value-type="float" office:value="50632" table:formula="of:=[.DJ99]+4" table:style-name="ce2">
            <text:p>50632</text:p>
          </table:table-cell>
          <table:table-cell office:value-type="float" office:value="50636" table:formula="of:=[.DK99]+4" table:style-name="ce2">
            <text:p>50636</text:p>
          </table:table-cell>
          <table:table-cell office:value-type="float" office:value="50640" table:formula="of:=[.DL99]+4" table:style-name="ce2">
            <text:p>50640</text:p>
          </table:table-cell>
          <table:table-cell office:value-type="float" office:value="50644" table:formula="of:=[.DM99]+4" table:style-name="ce2">
            <text:p>50644</text:p>
          </table:table-cell>
          <table:table-cell office:value-type="float" office:value="50648" table:formula="of:=[.DN99]+4" table:style-name="ce2">
            <text:p>50648</text:p>
          </table:table-cell>
          <table:table-cell office:value-type="float" office:value="50652" table:formula="of:=[.DO99]+4" table:style-name="ce2">
            <text:p>50652</text:p>
          </table:table-cell>
          <table:table-cell office:value-type="float" office:value="50656" table:formula="of:=[.DP99]+4" table:style-name="ce2">
            <text:p>50656</text:p>
          </table:table-cell>
          <table:table-cell office:value-type="float" office:value="50660" table:formula="of:=[.DQ99]+4" table:style-name="ce2">
            <text:p>50660</text:p>
          </table:table-cell>
          <table:table-cell office:value-type="float" office:value="50664" table:formula="of:=[.DR99]+4" table:style-name="ce2">
            <text:p>50664</text:p>
          </table:table-cell>
          <table:table-cell office:value-type="float" office:value="50668" table:formula="of:=[.DS99]+4" table:style-name="ce2">
            <text:p>50668</text:p>
          </table:table-cell>
          <table:table-cell office:value-type="float" office:value="50672" table:formula="of:=[.DT99]+4" table:style-name="ce2">
            <text:p>50672</text:p>
          </table:table-cell>
          <table:table-cell office:value-type="float" office:value="50676" table:formula="of:=[.DU99]+4" table:style-name="ce2">
            <text:p>50676</text:p>
          </table:table-cell>
          <table:table-cell office:value-type="float" office:value="50680" table:formula="of:=[.DV99]+4" table:style-name="ce2">
            <text:p>50680</text:p>
          </table:table-cell>
          <table:table-cell office:value-type="float" office:value="50684" table:formula="of:=[.DW99]+4" table:style-name="ce2">
            <text:p>50684</text:p>
          </table:table-cell>
          <table:table-cell table:number-columns-repeated="16256"/>
        </table:table-row>
        <table:table-row table:style-name="ro1">
          <table:table-cell office:value-type="float" office:value="50688" table:formula="of:=[.A99]+512" table:style-name="ce2">
            <text:p>50688</text:p>
          </table:table-cell>
          <table:table-cell office:value-type="float" office:value="50692" table:formula="of:=[.A100]+4" table:style-name="ce2">
            <text:p>50692</text:p>
          </table:table-cell>
          <table:table-cell office:value-type="float" office:value="50696" table:formula="of:=[.B100]+4" table:style-name="ce2">
            <text:p>50696</text:p>
          </table:table-cell>
          <table:table-cell office:value-type="float" office:value="50700" table:formula="of:=[.C100]+4" table:style-name="ce2">
            <text:p>50700</text:p>
          </table:table-cell>
          <table:table-cell office:value-type="float" office:value="50704" table:formula="of:=[.D100]+4" table:style-name="ce2">
            <text:p>50704</text:p>
          </table:table-cell>
          <table:table-cell office:value-type="float" office:value="50708" table:formula="of:=[.E100]+4" table:style-name="ce2">
            <text:p>50708</text:p>
          </table:table-cell>
          <table:table-cell office:value-type="float" office:value="50712" table:formula="of:=[.F100]+4" table:style-name="ce2">
            <text:p>50712</text:p>
          </table:table-cell>
          <table:table-cell office:value-type="float" office:value="50716" table:formula="of:=[.G100]+4" table:style-name="ce2">
            <text:p>50716</text:p>
          </table:table-cell>
          <table:table-cell office:value-type="float" office:value="50720" table:formula="of:=[.H100]+4" table:style-name="ce2">
            <text:p>50720</text:p>
          </table:table-cell>
          <table:table-cell office:value-type="float" office:value="50724" table:formula="of:=[.I100]+4" table:style-name="ce2">
            <text:p>50724</text:p>
          </table:table-cell>
          <table:table-cell office:value-type="float" office:value="50728" table:formula="of:=[.J100]+4" table:style-name="ce2">
            <text:p>50728</text:p>
          </table:table-cell>
          <table:table-cell office:value-type="float" office:value="50732" table:formula="of:=[.K100]+4" table:style-name="ce2">
            <text:p>50732</text:p>
          </table:table-cell>
          <table:table-cell office:value-type="float" office:value="50736" table:formula="of:=[.L100]+4" table:style-name="ce2">
            <text:p>50736</text:p>
          </table:table-cell>
          <table:table-cell office:value-type="float" office:value="50740" table:formula="of:=[.M100]+4" table:style-name="ce2">
            <text:p>50740</text:p>
          </table:table-cell>
          <table:table-cell office:value-type="float" office:value="50744" table:formula="of:=[.N100]+4" table:style-name="ce2">
            <text:p>50744</text:p>
          </table:table-cell>
          <table:table-cell office:value-type="float" office:value="50748" table:formula="of:=[.O100]+4" table:style-name="ce2">
            <text:p>50748</text:p>
          </table:table-cell>
          <table:table-cell office:value-type="float" office:value="50752" table:formula="of:=[.P100]+4" table:style-name="ce2">
            <text:p>50752</text:p>
          </table:table-cell>
          <table:table-cell office:value-type="float" office:value="50756" table:formula="of:=[.Q100]+4" table:style-name="ce2">
            <text:p>50756</text:p>
          </table:table-cell>
          <table:table-cell office:value-type="float" office:value="50760" table:formula="of:=[.R100]+4" table:style-name="ce2">
            <text:p>50760</text:p>
          </table:table-cell>
          <table:table-cell office:value-type="float" office:value="50764" table:formula="of:=[.S100]+4" table:style-name="ce2">
            <text:p>50764</text:p>
          </table:table-cell>
          <table:table-cell office:value-type="float" office:value="50768" table:formula="of:=[.T100]+4" table:style-name="ce2">
            <text:p>50768</text:p>
          </table:table-cell>
          <table:table-cell office:value-type="float" office:value="50772" table:formula="of:=[.U100]+4" table:style-name="ce2">
            <text:p>50772</text:p>
          </table:table-cell>
          <table:table-cell office:value-type="float" office:value="50776" table:formula="of:=[.V100]+4" table:style-name="ce2">
            <text:p>50776</text:p>
          </table:table-cell>
          <table:table-cell office:value-type="float" office:value="50780" table:formula="of:=[.W100]+4" table:style-name="ce2">
            <text:p>50780</text:p>
          </table:table-cell>
          <table:table-cell office:value-type="float" office:value="50784" table:formula="of:=[.X100]+4" table:style-name="ce2">
            <text:p>50784</text:p>
          </table:table-cell>
          <table:table-cell office:value-type="float" office:value="50788" table:formula="of:=[.Y100]+4" table:style-name="ce2">
            <text:p>50788</text:p>
          </table:table-cell>
          <table:table-cell office:value-type="float" office:value="50792" table:formula="of:=[.Z100]+4" table:style-name="ce2">
            <text:p>50792</text:p>
          </table:table-cell>
          <table:table-cell office:value-type="float" office:value="50796" table:formula="of:=[.AA100]+4" table:style-name="ce2">
            <text:p>50796</text:p>
          </table:table-cell>
          <table:table-cell office:value-type="float" office:value="50800" table:formula="of:=[.AB100]+4" table:style-name="ce2">
            <text:p>50800</text:p>
          </table:table-cell>
          <table:table-cell office:value-type="float" office:value="50804" table:formula="of:=[.AC100]+4" table:style-name="ce2">
            <text:p>50804</text:p>
          </table:table-cell>
          <table:table-cell office:value-type="float" office:value="50808" table:formula="of:=[.AD100]+4" table:style-name="ce2">
            <text:p>50808</text:p>
          </table:table-cell>
          <table:table-cell office:value-type="float" office:value="50812" table:formula="of:=[.AE100]+4" table:style-name="ce2">
            <text:p>50812</text:p>
          </table:table-cell>
          <table:table-cell office:value-type="float" office:value="50816" table:formula="of:=[.AF100]+4" table:style-name="ce2">
            <text:p>50816</text:p>
          </table:table-cell>
          <table:table-cell office:value-type="float" office:value="50820" table:formula="of:=[.AG100]+4" table:style-name="ce2">
            <text:p>50820</text:p>
          </table:table-cell>
          <table:table-cell office:value-type="float" office:value="50824" table:formula="of:=[.AH100]+4" table:style-name="ce2">
            <text:p>50824</text:p>
          </table:table-cell>
          <table:table-cell office:value-type="float" office:value="50828" table:formula="of:=[.AI100]+4" table:style-name="ce2">
            <text:p>50828</text:p>
          </table:table-cell>
          <table:table-cell office:value-type="float" office:value="50832" table:formula="of:=[.AJ100]+4" table:style-name="ce2">
            <text:p>50832</text:p>
          </table:table-cell>
          <table:table-cell office:value-type="float" office:value="50836" table:formula="of:=[.AK100]+4" table:style-name="ce2">
            <text:p>50836</text:p>
          </table:table-cell>
          <table:table-cell office:value-type="float" office:value="50840" table:formula="of:=[.AL100]+4" table:style-name="ce2">
            <text:p>50840</text:p>
          </table:table-cell>
          <table:table-cell office:value-type="float" office:value="50844" table:formula="of:=[.AM100]+4" table:style-name="ce2">
            <text:p>50844</text:p>
          </table:table-cell>
          <table:table-cell office:value-type="float" office:value="50848" table:formula="of:=[.AN100]+4" table:style-name="ce2">
            <text:p>50848</text:p>
          </table:table-cell>
          <table:table-cell office:value-type="float" office:value="50852" table:formula="of:=[.AO100]+4" table:style-name="ce2">
            <text:p>50852</text:p>
          </table:table-cell>
          <table:table-cell office:value-type="float" office:value="50856" table:formula="of:=[.AP100]+4" table:style-name="ce2">
            <text:p>50856</text:p>
          </table:table-cell>
          <table:table-cell office:value-type="float" office:value="50860" table:formula="of:=[.AQ100]+4" table:style-name="ce2">
            <text:p>50860</text:p>
          </table:table-cell>
          <table:table-cell office:value-type="float" office:value="50864" table:formula="of:=[.AR100]+4" table:style-name="ce2">
            <text:p>50864</text:p>
          </table:table-cell>
          <table:table-cell office:value-type="float" office:value="50868" table:formula="of:=[.AS100]+4" table:style-name="ce2">
            <text:p>50868</text:p>
          </table:table-cell>
          <table:table-cell office:value-type="float" office:value="50872" table:formula="of:=[.AT100]+4" table:style-name="ce2">
            <text:p>50872</text:p>
          </table:table-cell>
          <table:table-cell office:value-type="float" office:value="50876" table:formula="of:=[.AU100]+4" table:style-name="ce2">
            <text:p>50876</text:p>
          </table:table-cell>
          <table:table-cell office:value-type="float" office:value="50880" table:formula="of:=[.AV100]+4" table:style-name="ce2">
            <text:p>50880</text:p>
          </table:table-cell>
          <table:table-cell office:value-type="float" office:value="50884" table:formula="of:=[.AW100]+4" table:style-name="ce2">
            <text:p>50884</text:p>
          </table:table-cell>
          <table:table-cell office:value-type="float" office:value="50888" table:formula="of:=[.AX100]+4" table:style-name="ce2">
            <text:p>50888</text:p>
          </table:table-cell>
          <table:table-cell office:value-type="float" office:value="50892" table:formula="of:=[.AY100]+4" table:style-name="ce2">
            <text:p>50892</text:p>
          </table:table-cell>
          <table:table-cell office:value-type="float" office:value="50896" table:formula="of:=[.AZ100]+4" table:style-name="ce2">
            <text:p>50896</text:p>
          </table:table-cell>
          <table:table-cell office:value-type="float" office:value="50900" table:formula="of:=[.BA100]+4" table:style-name="ce2">
            <text:p>50900</text:p>
          </table:table-cell>
          <table:table-cell office:value-type="float" office:value="50904" table:formula="of:=[.BB100]+4" table:style-name="ce2">
            <text:p>50904</text:p>
          </table:table-cell>
          <table:table-cell office:value-type="float" office:value="50908" table:formula="of:=[.BC100]+4" table:style-name="ce2">
            <text:p>50908</text:p>
          </table:table-cell>
          <table:table-cell office:value-type="float" office:value="50912" table:formula="of:=[.BD100]+4" table:style-name="ce2">
            <text:p>50912</text:p>
          </table:table-cell>
          <table:table-cell office:value-type="float" office:value="50916" table:formula="of:=[.BE100]+4" table:style-name="ce2">
            <text:p>50916</text:p>
          </table:table-cell>
          <table:table-cell office:value-type="float" office:value="50920" table:formula="of:=[.BF100]+4" table:style-name="ce2">
            <text:p>50920</text:p>
          </table:table-cell>
          <table:table-cell office:value-type="float" office:value="50924" table:formula="of:=[.BG100]+4" table:style-name="ce2">
            <text:p>50924</text:p>
          </table:table-cell>
          <table:table-cell office:value-type="float" office:value="50928" table:formula="of:=[.BH100]+4" table:style-name="ce2">
            <text:p>50928</text:p>
          </table:table-cell>
          <table:table-cell office:value-type="float" office:value="50932" table:formula="of:=[.BI100]+4" table:style-name="ce2">
            <text:p>50932</text:p>
          </table:table-cell>
          <table:table-cell office:value-type="float" office:value="50936" table:formula="of:=[.BJ100]+4" table:style-name="ce2">
            <text:p>50936</text:p>
          </table:table-cell>
          <table:table-cell office:value-type="float" office:value="50940" table:formula="of:=[.BK100]+4" table:style-name="ce2">
            <text:p>50940</text:p>
          </table:table-cell>
          <table:table-cell office:value-type="float" office:value="50944" table:formula="of:=[.BL100]+4" table:style-name="ce2">
            <text:p>50944</text:p>
          </table:table-cell>
          <table:table-cell office:value-type="float" office:value="50948" table:formula="of:=[.BM100]+4" table:style-name="ce2">
            <text:p>50948</text:p>
          </table:table-cell>
          <table:table-cell office:value-type="float" office:value="50952" table:formula="of:=[.BN100]+4" table:style-name="ce2">
            <text:p>50952</text:p>
          </table:table-cell>
          <table:table-cell office:value-type="float" office:value="50956" table:formula="of:=[.BO100]+4" table:style-name="ce2">
            <text:p>50956</text:p>
          </table:table-cell>
          <table:table-cell office:value-type="float" office:value="50960" table:formula="of:=[.BP100]+4" table:style-name="ce2">
            <text:p>50960</text:p>
          </table:table-cell>
          <table:table-cell office:value-type="float" office:value="50964" table:formula="of:=[.BQ100]+4" table:style-name="ce2">
            <text:p>50964</text:p>
          </table:table-cell>
          <table:table-cell office:value-type="float" office:value="50968" table:formula="of:=[.BR100]+4" table:style-name="ce2">
            <text:p>50968</text:p>
          </table:table-cell>
          <table:table-cell office:value-type="float" office:value="50972" table:formula="of:=[.BS100]+4" table:style-name="ce2">
            <text:p>50972</text:p>
          </table:table-cell>
          <table:table-cell office:value-type="float" office:value="50976" table:formula="of:=[.BT100]+4" table:style-name="ce2">
            <text:p>50976</text:p>
          </table:table-cell>
          <table:table-cell office:value-type="float" office:value="50980" table:formula="of:=[.BU100]+4" table:style-name="ce2">
            <text:p>50980</text:p>
          </table:table-cell>
          <table:table-cell office:value-type="float" office:value="50984" table:formula="of:=[.BV100]+4" table:style-name="ce2">
            <text:p>50984</text:p>
          </table:table-cell>
          <table:table-cell office:value-type="float" office:value="50988" table:formula="of:=[.BW100]+4" table:style-name="ce2">
            <text:p>50988</text:p>
          </table:table-cell>
          <table:table-cell office:value-type="float" office:value="50992" table:formula="of:=[.BX100]+4" table:style-name="ce2">
            <text:p>50992</text:p>
          </table:table-cell>
          <table:table-cell office:value-type="float" office:value="50996" table:formula="of:=[.BY100]+4" table:style-name="ce2">
            <text:p>50996</text:p>
          </table:table-cell>
          <table:table-cell office:value-type="float" office:value="51000" table:formula="of:=[.BZ100]+4" table:style-name="ce2">
            <text:p>51000</text:p>
          </table:table-cell>
          <table:table-cell office:value-type="float" office:value="51004" table:formula="of:=[.CA100]+4" table:style-name="ce2">
            <text:p>51004</text:p>
          </table:table-cell>
          <table:table-cell office:value-type="float" office:value="51008" table:formula="of:=[.CB100]+4" table:style-name="ce2">
            <text:p>51008</text:p>
          </table:table-cell>
          <table:table-cell office:value-type="float" office:value="51012" table:formula="of:=[.CC100]+4" table:style-name="ce2">
            <text:p>51012</text:p>
          </table:table-cell>
          <table:table-cell office:value-type="float" office:value="51016" table:formula="of:=[.CD100]+4" table:style-name="ce2">
            <text:p>51016</text:p>
          </table:table-cell>
          <table:table-cell office:value-type="float" office:value="51020" table:formula="of:=[.CE100]+4" table:style-name="ce2">
            <text:p>51020</text:p>
          </table:table-cell>
          <table:table-cell office:value-type="float" office:value="51024" table:formula="of:=[.CF100]+4" table:style-name="ce2">
            <text:p>51024</text:p>
          </table:table-cell>
          <table:table-cell office:value-type="float" office:value="51028" table:formula="of:=[.CG100]+4" table:style-name="ce2">
            <text:p>51028</text:p>
          </table:table-cell>
          <table:table-cell office:value-type="float" office:value="51032" table:formula="of:=[.CH100]+4" table:style-name="ce2">
            <text:p>51032</text:p>
          </table:table-cell>
          <table:table-cell office:value-type="float" office:value="51036" table:formula="of:=[.CI100]+4" table:style-name="ce2">
            <text:p>51036</text:p>
          </table:table-cell>
          <table:table-cell office:value-type="float" office:value="51040" table:formula="of:=[.CJ100]+4" table:style-name="ce2">
            <text:p>51040</text:p>
          </table:table-cell>
          <table:table-cell office:value-type="float" office:value="51044" table:formula="of:=[.CK100]+4" table:style-name="ce2">
            <text:p>51044</text:p>
          </table:table-cell>
          <table:table-cell office:value-type="float" office:value="51048" table:formula="of:=[.CL100]+4" table:style-name="ce2">
            <text:p>51048</text:p>
          </table:table-cell>
          <table:table-cell office:value-type="float" office:value="51052" table:formula="of:=[.CM100]+4" table:style-name="ce2">
            <text:p>51052</text:p>
          </table:table-cell>
          <table:table-cell office:value-type="float" office:value="51056" table:formula="of:=[.CN100]+4" table:style-name="ce2">
            <text:p>51056</text:p>
          </table:table-cell>
          <table:table-cell office:value-type="float" office:value="51060" table:formula="of:=[.CO100]+4" table:style-name="ce2">
            <text:p>51060</text:p>
          </table:table-cell>
          <table:table-cell office:value-type="float" office:value="51064" table:formula="of:=[.CP100]+4" table:style-name="ce2">
            <text:p>51064</text:p>
          </table:table-cell>
          <table:table-cell office:value-type="float" office:value="51068" table:formula="of:=[.CQ100]+4" table:style-name="ce2">
            <text:p>51068</text:p>
          </table:table-cell>
          <table:table-cell office:value-type="float" office:value="51072" table:formula="of:=[.CR100]+4" table:style-name="ce2">
            <text:p>51072</text:p>
          </table:table-cell>
          <table:table-cell office:value-type="float" office:value="51076" table:formula="of:=[.CS100]+4" table:style-name="ce2">
            <text:p>51076</text:p>
          </table:table-cell>
          <table:table-cell office:value-type="float" office:value="51080" table:formula="of:=[.CT100]+4" table:style-name="ce2">
            <text:p>51080</text:p>
          </table:table-cell>
          <table:table-cell office:value-type="float" office:value="51084" table:formula="of:=[.CU100]+4" table:style-name="ce2">
            <text:p>51084</text:p>
          </table:table-cell>
          <table:table-cell office:value-type="float" office:value="51088" table:formula="of:=[.CV100]+4" table:style-name="ce2">
            <text:p>51088</text:p>
          </table:table-cell>
          <table:table-cell office:value-type="float" office:value="51092" table:formula="of:=[.CW100]+4" table:style-name="ce2">
            <text:p>51092</text:p>
          </table:table-cell>
          <table:table-cell office:value-type="float" office:value="51096" table:formula="of:=[.CX100]+4" table:style-name="ce2">
            <text:p>51096</text:p>
          </table:table-cell>
          <table:table-cell office:value-type="float" office:value="51100" table:formula="of:=[.CY100]+4" table:style-name="ce2">
            <text:p>51100</text:p>
          </table:table-cell>
          <table:table-cell office:value-type="float" office:value="51104" table:formula="of:=[.CZ100]+4" table:style-name="ce2">
            <text:p>51104</text:p>
          </table:table-cell>
          <table:table-cell office:value-type="float" office:value="51108" table:formula="of:=[.DA100]+4" table:style-name="ce2">
            <text:p>51108</text:p>
          </table:table-cell>
          <table:table-cell office:value-type="float" office:value="51112" table:formula="of:=[.DB100]+4" table:style-name="ce2">
            <text:p>51112</text:p>
          </table:table-cell>
          <table:table-cell office:value-type="float" office:value="51116" table:formula="of:=[.DC100]+4" table:style-name="ce2">
            <text:p>51116</text:p>
          </table:table-cell>
          <table:table-cell office:value-type="float" office:value="51120" table:formula="of:=[.DD100]+4" table:style-name="ce2">
            <text:p>51120</text:p>
          </table:table-cell>
          <table:table-cell office:value-type="float" office:value="51124" table:formula="of:=[.DE100]+4" table:style-name="ce2">
            <text:p>51124</text:p>
          </table:table-cell>
          <table:table-cell office:value-type="float" office:value="51128" table:formula="of:=[.DF100]+4" table:style-name="ce2">
            <text:p>51128</text:p>
          </table:table-cell>
          <table:table-cell office:value-type="float" office:value="51132" table:formula="of:=[.DG100]+4" table:style-name="ce2">
            <text:p>51132</text:p>
          </table:table-cell>
          <table:table-cell office:value-type="float" office:value="51136" table:formula="of:=[.DH100]+4" table:style-name="ce2">
            <text:p>51136</text:p>
          </table:table-cell>
          <table:table-cell office:value-type="float" office:value="51140" table:formula="of:=[.DI100]+4" table:style-name="ce2">
            <text:p>51140</text:p>
          </table:table-cell>
          <table:table-cell office:value-type="float" office:value="51144" table:formula="of:=[.DJ100]+4" table:style-name="ce2">
            <text:p>51144</text:p>
          </table:table-cell>
          <table:table-cell office:value-type="float" office:value="51148" table:formula="of:=[.DK100]+4" table:style-name="ce2">
            <text:p>51148</text:p>
          </table:table-cell>
          <table:table-cell office:value-type="float" office:value="51152" table:formula="of:=[.DL100]+4" table:style-name="ce2">
            <text:p>51152</text:p>
          </table:table-cell>
          <table:table-cell office:value-type="float" office:value="51156" table:formula="of:=[.DM100]+4" table:style-name="ce2">
            <text:p>51156</text:p>
          </table:table-cell>
          <table:table-cell office:value-type="float" office:value="51160" table:formula="of:=[.DN100]+4" table:style-name="ce2">
            <text:p>51160</text:p>
          </table:table-cell>
          <table:table-cell office:value-type="float" office:value="51164" table:formula="of:=[.DO100]+4" table:style-name="ce2">
            <text:p>51164</text:p>
          </table:table-cell>
          <table:table-cell office:value-type="float" office:value="51168" table:formula="of:=[.DP100]+4" table:style-name="ce2">
            <text:p>51168</text:p>
          </table:table-cell>
          <table:table-cell office:value-type="float" office:value="51172" table:formula="of:=[.DQ100]+4" table:style-name="ce2">
            <text:p>51172</text:p>
          </table:table-cell>
          <table:table-cell office:value-type="float" office:value="51176" table:formula="of:=[.DR100]+4" table:style-name="ce2">
            <text:p>51176</text:p>
          </table:table-cell>
          <table:table-cell office:value-type="float" office:value="51180" table:formula="of:=[.DS100]+4" table:style-name="ce2">
            <text:p>51180</text:p>
          </table:table-cell>
          <table:table-cell office:value-type="float" office:value="51184" table:formula="of:=[.DT100]+4" table:style-name="ce2">
            <text:p>51184</text:p>
          </table:table-cell>
          <table:table-cell office:value-type="float" office:value="51188" table:formula="of:=[.DU100]+4" table:style-name="ce2">
            <text:p>51188</text:p>
          </table:table-cell>
          <table:table-cell office:value-type="float" office:value="51192" table:formula="of:=[.DV100]+4" table:style-name="ce2">
            <text:p>51192</text:p>
          </table:table-cell>
          <table:table-cell office:value-type="float" office:value="51196" table:formula="of:=[.DW100]+4" table:style-name="ce2">
            <text:p>51196</text:p>
          </table:table-cell>
          <table:table-cell table:number-columns-repeated="16256"/>
        </table:table-row>
        <table:table-row table:style-name="ro1">
          <table:table-cell office:value-type="float" office:value="51200" table:formula="of:=[.A100]+512" table:style-name="ce2">
            <text:p>51200</text:p>
          </table:table-cell>
          <table:table-cell office:value-type="float" office:value="51204" table:formula="of:=[.A101]+4" table:style-name="ce2">
            <text:p>51204</text:p>
          </table:table-cell>
          <table:table-cell office:value-type="float" office:value="51208" table:formula="of:=[.B101]+4" table:style-name="ce2">
            <text:p>51208</text:p>
          </table:table-cell>
          <table:table-cell office:value-type="float" office:value="51212" table:formula="of:=[.C101]+4" table:style-name="ce2">
            <text:p>51212</text:p>
          </table:table-cell>
          <table:table-cell office:value-type="float" office:value="51216" table:formula="of:=[.D101]+4" table:style-name="ce2">
            <text:p>51216</text:p>
          </table:table-cell>
          <table:table-cell office:value-type="float" office:value="51220" table:formula="of:=[.E101]+4" table:style-name="ce2">
            <text:p>51220</text:p>
          </table:table-cell>
          <table:table-cell office:value-type="float" office:value="51224" table:formula="of:=[.F101]+4" table:style-name="ce2">
            <text:p>51224</text:p>
          </table:table-cell>
          <table:table-cell office:value-type="float" office:value="51228" table:formula="of:=[.G101]+4" table:style-name="ce2">
            <text:p>51228</text:p>
          </table:table-cell>
          <table:table-cell office:value-type="float" office:value="51232" table:formula="of:=[.H101]+4" table:style-name="ce2">
            <text:p>51232</text:p>
          </table:table-cell>
          <table:table-cell office:value-type="float" office:value="51236" table:formula="of:=[.I101]+4" table:style-name="ce2">
            <text:p>51236</text:p>
          </table:table-cell>
          <table:table-cell office:value-type="float" office:value="51240" table:formula="of:=[.J101]+4" table:style-name="ce2">
            <text:p>51240</text:p>
          </table:table-cell>
          <table:table-cell office:value-type="float" office:value="51244" table:formula="of:=[.K101]+4" table:style-name="ce2">
            <text:p>51244</text:p>
          </table:table-cell>
          <table:table-cell office:value-type="float" office:value="51248" table:formula="of:=[.L101]+4" table:style-name="ce2">
            <text:p>51248</text:p>
          </table:table-cell>
          <table:table-cell office:value-type="float" office:value="51252" table:formula="of:=[.M101]+4" table:style-name="ce2">
            <text:p>51252</text:p>
          </table:table-cell>
          <table:table-cell office:value-type="float" office:value="51256" table:formula="of:=[.N101]+4" table:style-name="ce2">
            <text:p>51256</text:p>
          </table:table-cell>
          <table:table-cell office:value-type="float" office:value="51260" table:formula="of:=[.O101]+4" table:style-name="ce2">
            <text:p>51260</text:p>
          </table:table-cell>
          <table:table-cell office:value-type="float" office:value="51264" table:formula="of:=[.P101]+4" table:style-name="ce2">
            <text:p>51264</text:p>
          </table:table-cell>
          <table:table-cell office:value-type="float" office:value="51268" table:formula="of:=[.Q101]+4" table:style-name="ce2">
            <text:p>51268</text:p>
          </table:table-cell>
          <table:table-cell office:value-type="float" office:value="51272" table:formula="of:=[.R101]+4" table:style-name="ce2">
            <text:p>51272</text:p>
          </table:table-cell>
          <table:table-cell office:value-type="float" office:value="51276" table:formula="of:=[.S101]+4" table:style-name="ce2">
            <text:p>51276</text:p>
          </table:table-cell>
          <table:table-cell office:value-type="float" office:value="51280" table:formula="of:=[.T101]+4" table:style-name="ce2">
            <text:p>51280</text:p>
          </table:table-cell>
          <table:table-cell office:value-type="float" office:value="51284" table:formula="of:=[.U101]+4" table:style-name="ce2">
            <text:p>51284</text:p>
          </table:table-cell>
          <table:table-cell office:value-type="float" office:value="51288" table:formula="of:=[.V101]+4" table:style-name="ce2">
            <text:p>51288</text:p>
          </table:table-cell>
          <table:table-cell office:value-type="float" office:value="51292" table:formula="of:=[.W101]+4" table:style-name="ce2">
            <text:p>51292</text:p>
          </table:table-cell>
          <table:table-cell office:value-type="float" office:value="51296" table:formula="of:=[.X101]+4" table:style-name="ce2">
            <text:p>51296</text:p>
          </table:table-cell>
          <table:table-cell office:value-type="float" office:value="51300" table:formula="of:=[.Y101]+4" table:style-name="ce2">
            <text:p>51300</text:p>
          </table:table-cell>
          <table:table-cell office:value-type="float" office:value="51304" table:formula="of:=[.Z101]+4" table:style-name="ce2">
            <text:p>51304</text:p>
          </table:table-cell>
          <table:table-cell office:value-type="float" office:value="51308" table:formula="of:=[.AA101]+4" table:style-name="ce2">
            <text:p>51308</text:p>
          </table:table-cell>
          <table:table-cell office:value-type="float" office:value="51312" table:formula="of:=[.AB101]+4" table:style-name="ce2">
            <text:p>51312</text:p>
          </table:table-cell>
          <table:table-cell office:value-type="float" office:value="51316" table:formula="of:=[.AC101]+4" table:style-name="ce2">
            <text:p>51316</text:p>
          </table:table-cell>
          <table:table-cell office:value-type="float" office:value="51320" table:formula="of:=[.AD101]+4" table:style-name="ce2">
            <text:p>51320</text:p>
          </table:table-cell>
          <table:table-cell office:value-type="float" office:value="51324" table:formula="of:=[.AE101]+4" table:style-name="ce2">
            <text:p>51324</text:p>
          </table:table-cell>
          <table:table-cell office:value-type="float" office:value="51328" table:formula="of:=[.AF101]+4" table:style-name="ce2">
            <text:p>51328</text:p>
          </table:table-cell>
          <table:table-cell office:value-type="float" office:value="51332" table:formula="of:=[.AG101]+4" table:style-name="ce2">
            <text:p>51332</text:p>
          </table:table-cell>
          <table:table-cell office:value-type="float" office:value="51336" table:formula="of:=[.AH101]+4" table:style-name="ce2">
            <text:p>51336</text:p>
          </table:table-cell>
          <table:table-cell office:value-type="float" office:value="51340" table:formula="of:=[.AI101]+4" table:style-name="ce2">
            <text:p>51340</text:p>
          </table:table-cell>
          <table:table-cell office:value-type="float" office:value="51344" table:formula="of:=[.AJ101]+4" table:style-name="ce2">
            <text:p>51344</text:p>
          </table:table-cell>
          <table:table-cell office:value-type="float" office:value="51348" table:formula="of:=[.AK101]+4" table:style-name="ce2">
            <text:p>51348</text:p>
          </table:table-cell>
          <table:table-cell office:value-type="float" office:value="51352" table:formula="of:=[.AL101]+4" table:style-name="ce2">
            <text:p>51352</text:p>
          </table:table-cell>
          <table:table-cell office:value-type="float" office:value="51356" table:formula="of:=[.AM101]+4" table:style-name="ce2">
            <text:p>51356</text:p>
          </table:table-cell>
          <table:table-cell office:value-type="float" office:value="51360" table:formula="of:=[.AN101]+4" table:style-name="ce2">
            <text:p>51360</text:p>
          </table:table-cell>
          <table:table-cell office:value-type="float" office:value="51364" table:formula="of:=[.AO101]+4" table:style-name="ce2">
            <text:p>51364</text:p>
          </table:table-cell>
          <table:table-cell office:value-type="float" office:value="51368" table:formula="of:=[.AP101]+4" table:style-name="ce2">
            <text:p>51368</text:p>
          </table:table-cell>
          <table:table-cell office:value-type="float" office:value="51372" table:formula="of:=[.AQ101]+4" table:style-name="ce2">
            <text:p>51372</text:p>
          </table:table-cell>
          <table:table-cell office:value-type="float" office:value="51376" table:formula="of:=[.AR101]+4" table:style-name="ce2">
            <text:p>51376</text:p>
          </table:table-cell>
          <table:table-cell office:value-type="float" office:value="51380" table:formula="of:=[.AS101]+4" table:style-name="ce2">
            <text:p>51380</text:p>
          </table:table-cell>
          <table:table-cell office:value-type="float" office:value="51384" table:formula="of:=[.AT101]+4" table:style-name="ce2">
            <text:p>51384</text:p>
          </table:table-cell>
          <table:table-cell office:value-type="float" office:value="51388" table:formula="of:=[.AU101]+4" table:style-name="ce2">
            <text:p>51388</text:p>
          </table:table-cell>
          <table:table-cell office:value-type="float" office:value="51392" table:formula="of:=[.AV101]+4" table:style-name="ce2">
            <text:p>51392</text:p>
          </table:table-cell>
          <table:table-cell office:value-type="float" office:value="51396" table:formula="of:=[.AW101]+4" table:style-name="ce2">
            <text:p>51396</text:p>
          </table:table-cell>
          <table:table-cell office:value-type="float" office:value="51400" table:formula="of:=[.AX101]+4" table:style-name="ce2">
            <text:p>51400</text:p>
          </table:table-cell>
          <table:table-cell office:value-type="float" office:value="51404" table:formula="of:=[.AY101]+4" table:style-name="ce2">
            <text:p>51404</text:p>
          </table:table-cell>
          <table:table-cell office:value-type="float" office:value="51408" table:formula="of:=[.AZ101]+4" table:style-name="ce2">
            <text:p>51408</text:p>
          </table:table-cell>
          <table:table-cell office:value-type="float" office:value="51412" table:formula="of:=[.BA101]+4" table:style-name="ce2">
            <text:p>51412</text:p>
          </table:table-cell>
          <table:table-cell office:value-type="float" office:value="51416" table:formula="of:=[.BB101]+4" table:style-name="ce2">
            <text:p>51416</text:p>
          </table:table-cell>
          <table:table-cell office:value-type="float" office:value="51420" table:formula="of:=[.BC101]+4" table:style-name="ce2">
            <text:p>51420</text:p>
          </table:table-cell>
          <table:table-cell office:value-type="float" office:value="51424" table:formula="of:=[.BD101]+4" table:style-name="ce2">
            <text:p>51424</text:p>
          </table:table-cell>
          <table:table-cell office:value-type="float" office:value="51428" table:formula="of:=[.BE101]+4" table:style-name="ce2">
            <text:p>51428</text:p>
          </table:table-cell>
          <table:table-cell office:value-type="float" office:value="51432" table:formula="of:=[.BF101]+4" table:style-name="ce2">
            <text:p>51432</text:p>
          </table:table-cell>
          <table:table-cell office:value-type="float" office:value="51436" table:formula="of:=[.BG101]+4" table:style-name="ce2">
            <text:p>51436</text:p>
          </table:table-cell>
          <table:table-cell office:value-type="float" office:value="51440" table:formula="of:=[.BH101]+4" table:style-name="ce2">
            <text:p>51440</text:p>
          </table:table-cell>
          <table:table-cell office:value-type="float" office:value="51444" table:formula="of:=[.BI101]+4" table:style-name="ce2">
            <text:p>51444</text:p>
          </table:table-cell>
          <table:table-cell office:value-type="float" office:value="51448" table:formula="of:=[.BJ101]+4" table:style-name="ce2">
            <text:p>51448</text:p>
          </table:table-cell>
          <table:table-cell office:value-type="float" office:value="51452" table:formula="of:=[.BK101]+4" table:style-name="ce2">
            <text:p>51452</text:p>
          </table:table-cell>
          <table:table-cell office:value-type="float" office:value="51456" table:formula="of:=[.BL101]+4" table:style-name="ce2">
            <text:p>51456</text:p>
          </table:table-cell>
          <table:table-cell office:value-type="float" office:value="51460" table:formula="of:=[.BM101]+4" table:style-name="ce2">
            <text:p>51460</text:p>
          </table:table-cell>
          <table:table-cell office:value-type="float" office:value="51464" table:formula="of:=[.BN101]+4" table:style-name="ce2">
            <text:p>51464</text:p>
          </table:table-cell>
          <table:table-cell office:value-type="float" office:value="51468" table:formula="of:=[.BO101]+4" table:style-name="ce2">
            <text:p>51468</text:p>
          </table:table-cell>
          <table:table-cell office:value-type="float" office:value="51472" table:formula="of:=[.BP101]+4" table:style-name="ce2">
            <text:p>51472</text:p>
          </table:table-cell>
          <table:table-cell office:value-type="float" office:value="51476" table:formula="of:=[.BQ101]+4" table:style-name="ce2">
            <text:p>51476</text:p>
          </table:table-cell>
          <table:table-cell office:value-type="float" office:value="51480" table:formula="of:=[.BR101]+4" table:style-name="ce2">
            <text:p>51480</text:p>
          </table:table-cell>
          <table:table-cell office:value-type="float" office:value="51484" table:formula="of:=[.BS101]+4" table:style-name="ce2">
            <text:p>51484</text:p>
          </table:table-cell>
          <table:table-cell office:value-type="float" office:value="51488" table:formula="of:=[.BT101]+4" table:style-name="ce2">
            <text:p>51488</text:p>
          </table:table-cell>
          <table:table-cell office:value-type="float" office:value="51492" table:formula="of:=[.BU101]+4" table:style-name="ce2">
            <text:p>51492</text:p>
          </table:table-cell>
          <table:table-cell office:value-type="float" office:value="51496" table:formula="of:=[.BV101]+4" table:style-name="ce2">
            <text:p>51496</text:p>
          </table:table-cell>
          <table:table-cell office:value-type="float" office:value="51500" table:formula="of:=[.BW101]+4" table:style-name="ce2">
            <text:p>51500</text:p>
          </table:table-cell>
          <table:table-cell office:value-type="float" office:value="51504" table:formula="of:=[.BX101]+4" table:style-name="ce2">
            <text:p>51504</text:p>
          </table:table-cell>
          <table:table-cell office:value-type="float" office:value="51508" table:formula="of:=[.BY101]+4" table:style-name="ce2">
            <text:p>51508</text:p>
          </table:table-cell>
          <table:table-cell office:value-type="float" office:value="51512" table:formula="of:=[.BZ101]+4" table:style-name="ce2">
            <text:p>51512</text:p>
          </table:table-cell>
          <table:table-cell office:value-type="float" office:value="51516" table:formula="of:=[.CA101]+4" table:style-name="ce2">
            <text:p>51516</text:p>
          </table:table-cell>
          <table:table-cell office:value-type="float" office:value="51520" table:formula="of:=[.CB101]+4" table:style-name="ce2">
            <text:p>51520</text:p>
          </table:table-cell>
          <table:table-cell office:value-type="float" office:value="51524" table:formula="of:=[.CC101]+4" table:style-name="ce2">
            <text:p>51524</text:p>
          </table:table-cell>
          <table:table-cell office:value-type="float" office:value="51528" table:formula="of:=[.CD101]+4" table:style-name="ce2">
            <text:p>51528</text:p>
          </table:table-cell>
          <table:table-cell office:value-type="float" office:value="51532" table:formula="of:=[.CE101]+4" table:style-name="ce2">
            <text:p>51532</text:p>
          </table:table-cell>
          <table:table-cell office:value-type="float" office:value="51536" table:formula="of:=[.CF101]+4" table:style-name="ce2">
            <text:p>51536</text:p>
          </table:table-cell>
          <table:table-cell office:value-type="float" office:value="51540" table:formula="of:=[.CG101]+4" table:style-name="ce2">
            <text:p>51540</text:p>
          </table:table-cell>
          <table:table-cell office:value-type="float" office:value="51544" table:formula="of:=[.CH101]+4" table:style-name="ce2">
            <text:p>51544</text:p>
          </table:table-cell>
          <table:table-cell office:value-type="float" office:value="51548" table:formula="of:=[.CI101]+4" table:style-name="ce2">
            <text:p>51548</text:p>
          </table:table-cell>
          <table:table-cell office:value-type="float" office:value="51552" table:formula="of:=[.CJ101]+4" table:style-name="ce2">
            <text:p>51552</text:p>
          </table:table-cell>
          <table:table-cell office:value-type="float" office:value="51556" table:formula="of:=[.CK101]+4" table:style-name="ce2">
            <text:p>51556</text:p>
          </table:table-cell>
          <table:table-cell office:value-type="float" office:value="51560" table:formula="of:=[.CL101]+4" table:style-name="ce2">
            <text:p>51560</text:p>
          </table:table-cell>
          <table:table-cell office:value-type="float" office:value="51564" table:formula="of:=[.CM101]+4" table:style-name="ce2">
            <text:p>51564</text:p>
          </table:table-cell>
          <table:table-cell office:value-type="float" office:value="51568" table:formula="of:=[.CN101]+4" table:style-name="ce2">
            <text:p>51568</text:p>
          </table:table-cell>
          <table:table-cell office:value-type="float" office:value="51572" table:formula="of:=[.CO101]+4" table:style-name="ce2">
            <text:p>51572</text:p>
          </table:table-cell>
          <table:table-cell office:value-type="float" office:value="51576" table:formula="of:=[.CP101]+4" table:style-name="ce2">
            <text:p>51576</text:p>
          </table:table-cell>
          <table:table-cell office:value-type="float" office:value="51580" table:formula="of:=[.CQ101]+4" table:style-name="ce2">
            <text:p>51580</text:p>
          </table:table-cell>
          <table:table-cell office:value-type="float" office:value="51584" table:formula="of:=[.CR101]+4" table:style-name="ce2">
            <text:p>51584</text:p>
          </table:table-cell>
          <table:table-cell office:value-type="float" office:value="51588" table:formula="of:=[.CS101]+4" table:style-name="ce2">
            <text:p>51588</text:p>
          </table:table-cell>
          <table:table-cell office:value-type="float" office:value="51592" table:formula="of:=[.CT101]+4" table:style-name="ce2">
            <text:p>51592</text:p>
          </table:table-cell>
          <table:table-cell office:value-type="float" office:value="51596" table:formula="of:=[.CU101]+4" table:style-name="ce2">
            <text:p>51596</text:p>
          </table:table-cell>
          <table:table-cell office:value-type="float" office:value="51600" table:formula="of:=[.CV101]+4" table:style-name="ce2">
            <text:p>51600</text:p>
          </table:table-cell>
          <table:table-cell office:value-type="float" office:value="51604" table:formula="of:=[.CW101]+4" table:style-name="ce2">
            <text:p>51604</text:p>
          </table:table-cell>
          <table:table-cell office:value-type="float" office:value="51608" table:formula="of:=[.CX101]+4" table:style-name="ce2">
            <text:p>51608</text:p>
          </table:table-cell>
          <table:table-cell office:value-type="float" office:value="51612" table:formula="of:=[.CY101]+4" table:style-name="ce2">
            <text:p>51612</text:p>
          </table:table-cell>
          <table:table-cell office:value-type="float" office:value="51616" table:formula="of:=[.CZ101]+4" table:style-name="ce2">
            <text:p>51616</text:p>
          </table:table-cell>
          <table:table-cell office:value-type="float" office:value="51620" table:formula="of:=[.DA101]+4" table:style-name="ce2">
            <text:p>51620</text:p>
          </table:table-cell>
          <table:table-cell office:value-type="float" office:value="51624" table:formula="of:=[.DB101]+4" table:style-name="ce2">
            <text:p>51624</text:p>
          </table:table-cell>
          <table:table-cell office:value-type="float" office:value="51628" table:formula="of:=[.DC101]+4" table:style-name="ce2">
            <text:p>51628</text:p>
          </table:table-cell>
          <table:table-cell office:value-type="float" office:value="51632" table:formula="of:=[.DD101]+4" table:style-name="ce2">
            <text:p>51632</text:p>
          </table:table-cell>
          <table:table-cell office:value-type="float" office:value="51636" table:formula="of:=[.DE101]+4" table:style-name="ce2">
            <text:p>51636</text:p>
          </table:table-cell>
          <table:table-cell office:value-type="float" office:value="51640" table:formula="of:=[.DF101]+4" table:style-name="ce2">
            <text:p>51640</text:p>
          </table:table-cell>
          <table:table-cell office:value-type="float" office:value="51644" table:formula="of:=[.DG101]+4" table:style-name="ce2">
            <text:p>51644</text:p>
          </table:table-cell>
          <table:table-cell office:value-type="float" office:value="51648" table:formula="of:=[.DH101]+4" table:style-name="ce2">
            <text:p>51648</text:p>
          </table:table-cell>
          <table:table-cell office:value-type="float" office:value="51652" table:formula="of:=[.DI101]+4" table:style-name="ce2">
            <text:p>51652</text:p>
          </table:table-cell>
          <table:table-cell office:value-type="float" office:value="51656" table:formula="of:=[.DJ101]+4" table:style-name="ce2">
            <text:p>51656</text:p>
          </table:table-cell>
          <table:table-cell office:value-type="float" office:value="51660" table:formula="of:=[.DK101]+4" table:style-name="ce2">
            <text:p>51660</text:p>
          </table:table-cell>
          <table:table-cell office:value-type="float" office:value="51664" table:formula="of:=[.DL101]+4" table:style-name="ce2">
            <text:p>51664</text:p>
          </table:table-cell>
          <table:table-cell office:value-type="float" office:value="51668" table:formula="of:=[.DM101]+4" table:style-name="ce2">
            <text:p>51668</text:p>
          </table:table-cell>
          <table:table-cell office:value-type="float" office:value="51672" table:formula="of:=[.DN101]+4" table:style-name="ce2">
            <text:p>51672</text:p>
          </table:table-cell>
          <table:table-cell office:value-type="float" office:value="51676" table:formula="of:=[.DO101]+4" table:style-name="ce2">
            <text:p>51676</text:p>
          </table:table-cell>
          <table:table-cell office:value-type="float" office:value="51680" table:formula="of:=[.DP101]+4" table:style-name="ce2">
            <text:p>51680</text:p>
          </table:table-cell>
          <table:table-cell office:value-type="float" office:value="51684" table:formula="of:=[.DQ101]+4" table:style-name="ce2">
            <text:p>51684</text:p>
          </table:table-cell>
          <table:table-cell office:value-type="float" office:value="51688" table:formula="of:=[.DR101]+4" table:style-name="ce2">
            <text:p>51688</text:p>
          </table:table-cell>
          <table:table-cell office:value-type="float" office:value="51692" table:formula="of:=[.DS101]+4" table:style-name="ce2">
            <text:p>51692</text:p>
          </table:table-cell>
          <table:table-cell office:value-type="float" office:value="51696" table:formula="of:=[.DT101]+4" table:style-name="ce2">
            <text:p>51696</text:p>
          </table:table-cell>
          <table:table-cell office:value-type="float" office:value="51700" table:formula="of:=[.DU101]+4" table:style-name="ce2">
            <text:p>51700</text:p>
          </table:table-cell>
          <table:table-cell office:value-type="float" office:value="51704" table:formula="of:=[.DV101]+4" table:style-name="ce2">
            <text:p>51704</text:p>
          </table:table-cell>
          <table:table-cell office:value-type="float" office:value="51708" table:formula="of:=[.DW101]+4" table:style-name="ce2">
            <text:p>51708</text:p>
          </table:table-cell>
          <table:table-cell table:number-columns-repeated="16256"/>
        </table:table-row>
        <table:table-row table:style-name="ro1">
          <table:table-cell office:value-type="float" office:value="51712" table:formula="of:=[.A101]+512" table:style-name="ce2">
            <text:p>51712</text:p>
          </table:table-cell>
          <table:table-cell office:value-type="float" office:value="51716" table:formula="of:=[.A102]+4" table:style-name="ce2">
            <text:p>51716</text:p>
          </table:table-cell>
          <table:table-cell office:value-type="float" office:value="51720" table:formula="of:=[.B102]+4" table:style-name="ce2">
            <text:p>51720</text:p>
          </table:table-cell>
          <table:table-cell office:value-type="float" office:value="51724" table:formula="of:=[.C102]+4" table:style-name="ce2">
            <text:p>51724</text:p>
          </table:table-cell>
          <table:table-cell office:value-type="float" office:value="51728" table:formula="of:=[.D102]+4" table:style-name="ce2">
            <text:p>51728</text:p>
          </table:table-cell>
          <table:table-cell office:value-type="float" office:value="51732" table:formula="of:=[.E102]+4" table:style-name="ce2">
            <text:p>51732</text:p>
          </table:table-cell>
          <table:table-cell office:value-type="float" office:value="51736" table:formula="of:=[.F102]+4" table:style-name="ce2">
            <text:p>51736</text:p>
          </table:table-cell>
          <table:table-cell office:value-type="float" office:value="51740" table:formula="of:=[.G102]+4" table:style-name="ce2">
            <text:p>51740</text:p>
          </table:table-cell>
          <table:table-cell office:value-type="float" office:value="51744" table:formula="of:=[.H102]+4" table:style-name="ce2">
            <text:p>51744</text:p>
          </table:table-cell>
          <table:table-cell office:value-type="float" office:value="51748" table:formula="of:=[.I102]+4" table:style-name="ce2">
            <text:p>51748</text:p>
          </table:table-cell>
          <table:table-cell office:value-type="float" office:value="51752" table:formula="of:=[.J102]+4" table:style-name="ce2">
            <text:p>51752</text:p>
          </table:table-cell>
          <table:table-cell office:value-type="float" office:value="51756" table:formula="of:=[.K102]+4" table:style-name="ce2">
            <text:p>51756</text:p>
          </table:table-cell>
          <table:table-cell office:value-type="float" office:value="51760" table:formula="of:=[.L102]+4" table:style-name="ce2">
            <text:p>51760</text:p>
          </table:table-cell>
          <table:table-cell office:value-type="float" office:value="51764" table:formula="of:=[.M102]+4" table:style-name="ce2">
            <text:p>51764</text:p>
          </table:table-cell>
          <table:table-cell office:value-type="float" office:value="51768" table:formula="of:=[.N102]+4" table:style-name="ce2">
            <text:p>51768</text:p>
          </table:table-cell>
          <table:table-cell office:value-type="float" office:value="51772" table:formula="of:=[.O102]+4" table:style-name="ce2">
            <text:p>51772</text:p>
          </table:table-cell>
          <table:table-cell office:value-type="float" office:value="51776" table:formula="of:=[.P102]+4" table:style-name="ce2">
            <text:p>51776</text:p>
          </table:table-cell>
          <table:table-cell office:value-type="float" office:value="51780" table:formula="of:=[.Q102]+4" table:style-name="ce2">
            <text:p>51780</text:p>
          </table:table-cell>
          <table:table-cell office:value-type="float" office:value="51784" table:formula="of:=[.R102]+4" table:style-name="ce2">
            <text:p>51784</text:p>
          </table:table-cell>
          <table:table-cell office:value-type="float" office:value="51788" table:formula="of:=[.S102]+4" table:style-name="ce2">
            <text:p>51788</text:p>
          </table:table-cell>
          <table:table-cell office:value-type="float" office:value="51792" table:formula="of:=[.T102]+4" table:style-name="ce2">
            <text:p>51792</text:p>
          </table:table-cell>
          <table:table-cell office:value-type="float" office:value="51796" table:formula="of:=[.U102]+4" table:style-name="ce2">
            <text:p>51796</text:p>
          </table:table-cell>
          <table:table-cell office:value-type="float" office:value="51800" table:formula="of:=[.V102]+4" table:style-name="ce2">
            <text:p>51800</text:p>
          </table:table-cell>
          <table:table-cell office:value-type="float" office:value="51804" table:formula="of:=[.W102]+4" table:style-name="ce2">
            <text:p>51804</text:p>
          </table:table-cell>
          <table:table-cell office:value-type="float" office:value="51808" table:formula="of:=[.X102]+4" table:style-name="ce2">
            <text:p>51808</text:p>
          </table:table-cell>
          <table:table-cell office:value-type="float" office:value="51812" table:formula="of:=[.Y102]+4" table:style-name="ce2">
            <text:p>51812</text:p>
          </table:table-cell>
          <table:table-cell office:value-type="float" office:value="51816" table:formula="of:=[.Z102]+4" table:style-name="ce2">
            <text:p>51816</text:p>
          </table:table-cell>
          <table:table-cell office:value-type="float" office:value="51820" table:formula="of:=[.AA102]+4" table:style-name="ce2">
            <text:p>51820</text:p>
          </table:table-cell>
          <table:table-cell office:value-type="float" office:value="51824" table:formula="of:=[.AB102]+4" table:style-name="ce2">
            <text:p>51824</text:p>
          </table:table-cell>
          <table:table-cell office:value-type="float" office:value="51828" table:formula="of:=[.AC102]+4" table:style-name="ce2">
            <text:p>51828</text:p>
          </table:table-cell>
          <table:table-cell office:value-type="float" office:value="51832" table:formula="of:=[.AD102]+4" table:style-name="ce2">
            <text:p>51832</text:p>
          </table:table-cell>
          <table:table-cell office:value-type="float" office:value="51836" table:formula="of:=[.AE102]+4" table:style-name="ce2">
            <text:p>51836</text:p>
          </table:table-cell>
          <table:table-cell office:value-type="float" office:value="51840" table:formula="of:=[.AF102]+4" table:style-name="ce2">
            <text:p>51840</text:p>
          </table:table-cell>
          <table:table-cell office:value-type="float" office:value="51844" table:formula="of:=[.AG102]+4" table:style-name="ce2">
            <text:p>51844</text:p>
          </table:table-cell>
          <table:table-cell office:value-type="float" office:value="51848" table:formula="of:=[.AH102]+4" table:style-name="ce2">
            <text:p>51848</text:p>
          </table:table-cell>
          <table:table-cell office:value-type="float" office:value="51852" table:formula="of:=[.AI102]+4" table:style-name="ce2">
            <text:p>51852</text:p>
          </table:table-cell>
          <table:table-cell office:value-type="float" office:value="51856" table:formula="of:=[.AJ102]+4" table:style-name="ce2">
            <text:p>51856</text:p>
          </table:table-cell>
          <table:table-cell office:value-type="float" office:value="51860" table:formula="of:=[.AK102]+4" table:style-name="ce2">
            <text:p>51860</text:p>
          </table:table-cell>
          <table:table-cell office:value-type="float" office:value="51864" table:formula="of:=[.AL102]+4" table:style-name="ce2">
            <text:p>51864</text:p>
          </table:table-cell>
          <table:table-cell office:value-type="float" office:value="51868" table:formula="of:=[.AM102]+4" table:style-name="ce2">
            <text:p>51868</text:p>
          </table:table-cell>
          <table:table-cell office:value-type="float" office:value="51872" table:formula="of:=[.AN102]+4" table:style-name="ce2">
            <text:p>51872</text:p>
          </table:table-cell>
          <table:table-cell office:value-type="float" office:value="51876" table:formula="of:=[.AO102]+4" table:style-name="ce2">
            <text:p>51876</text:p>
          </table:table-cell>
          <table:table-cell office:value-type="float" office:value="51880" table:formula="of:=[.AP102]+4" table:style-name="ce2">
            <text:p>51880</text:p>
          </table:table-cell>
          <table:table-cell office:value-type="float" office:value="51884" table:formula="of:=[.AQ102]+4" table:style-name="ce2">
            <text:p>51884</text:p>
          </table:table-cell>
          <table:table-cell office:value-type="float" office:value="51888" table:formula="of:=[.AR102]+4" table:style-name="ce2">
            <text:p>51888</text:p>
          </table:table-cell>
          <table:table-cell office:value-type="float" office:value="51892" table:formula="of:=[.AS102]+4" table:style-name="ce2">
            <text:p>51892</text:p>
          </table:table-cell>
          <table:table-cell office:value-type="float" office:value="51896" table:formula="of:=[.AT102]+4" table:style-name="ce2">
            <text:p>51896</text:p>
          </table:table-cell>
          <table:table-cell office:value-type="float" office:value="51900" table:formula="of:=[.AU102]+4" table:style-name="ce2">
            <text:p>51900</text:p>
          </table:table-cell>
          <table:table-cell office:value-type="float" office:value="51904" table:formula="of:=[.AV102]+4" table:style-name="ce2">
            <text:p>51904</text:p>
          </table:table-cell>
          <table:table-cell office:value-type="float" office:value="51908" table:formula="of:=[.AW102]+4" table:style-name="ce2">
            <text:p>51908</text:p>
          </table:table-cell>
          <table:table-cell office:value-type="float" office:value="51912" table:formula="of:=[.AX102]+4" table:style-name="ce2">
            <text:p>51912</text:p>
          </table:table-cell>
          <table:table-cell office:value-type="float" office:value="51916" table:formula="of:=[.AY102]+4" table:style-name="ce2">
            <text:p>51916</text:p>
          </table:table-cell>
          <table:table-cell office:value-type="float" office:value="51920" table:formula="of:=[.AZ102]+4" table:style-name="ce2">
            <text:p>51920</text:p>
          </table:table-cell>
          <table:table-cell office:value-type="float" office:value="51924" table:formula="of:=[.BA102]+4" table:style-name="ce2">
            <text:p>51924</text:p>
          </table:table-cell>
          <table:table-cell office:value-type="float" office:value="51928" table:formula="of:=[.BB102]+4" table:style-name="ce2">
            <text:p>51928</text:p>
          </table:table-cell>
          <table:table-cell office:value-type="float" office:value="51932" table:formula="of:=[.BC102]+4" table:style-name="ce2">
            <text:p>51932</text:p>
          </table:table-cell>
          <table:table-cell office:value-type="float" office:value="51936" table:formula="of:=[.BD102]+4" table:style-name="ce2">
            <text:p>51936</text:p>
          </table:table-cell>
          <table:table-cell office:value-type="float" office:value="51940" table:formula="of:=[.BE102]+4" table:style-name="ce2">
            <text:p>51940</text:p>
          </table:table-cell>
          <table:table-cell office:value-type="float" office:value="51944" table:formula="of:=[.BF102]+4" table:style-name="ce2">
            <text:p>51944</text:p>
          </table:table-cell>
          <table:table-cell office:value-type="float" office:value="51948" table:formula="of:=[.BG102]+4" table:style-name="ce2">
            <text:p>51948</text:p>
          </table:table-cell>
          <table:table-cell office:value-type="float" office:value="51952" table:formula="of:=[.BH102]+4" table:style-name="ce2">
            <text:p>51952</text:p>
          </table:table-cell>
          <table:table-cell office:value-type="float" office:value="51956" table:formula="of:=[.BI102]+4" table:style-name="ce2">
            <text:p>51956</text:p>
          </table:table-cell>
          <table:table-cell office:value-type="float" office:value="51960" table:formula="of:=[.BJ102]+4" table:style-name="ce2">
            <text:p>51960</text:p>
          </table:table-cell>
          <table:table-cell office:value-type="float" office:value="51964" table:formula="of:=[.BK102]+4" table:style-name="ce2">
            <text:p>51964</text:p>
          </table:table-cell>
          <table:table-cell office:value-type="float" office:value="51968" table:formula="of:=[.BL102]+4" table:style-name="ce2">
            <text:p>51968</text:p>
          </table:table-cell>
          <table:table-cell office:value-type="float" office:value="51972" table:formula="of:=[.BM102]+4" table:style-name="ce2">
            <text:p>51972</text:p>
          </table:table-cell>
          <table:table-cell office:value-type="float" office:value="51976" table:formula="of:=[.BN102]+4" table:style-name="ce2">
            <text:p>51976</text:p>
          </table:table-cell>
          <table:table-cell office:value-type="float" office:value="51980" table:formula="of:=[.BO102]+4" table:style-name="ce2">
            <text:p>51980</text:p>
          </table:table-cell>
          <table:table-cell office:value-type="float" office:value="51984" table:formula="of:=[.BP102]+4" table:style-name="ce2">
            <text:p>51984</text:p>
          </table:table-cell>
          <table:table-cell office:value-type="float" office:value="51988" table:formula="of:=[.BQ102]+4" table:style-name="ce2">
            <text:p>51988</text:p>
          </table:table-cell>
          <table:table-cell office:value-type="float" office:value="51992" table:formula="of:=[.BR102]+4" table:style-name="ce2">
            <text:p>51992</text:p>
          </table:table-cell>
          <table:table-cell office:value-type="float" office:value="51996" table:formula="of:=[.BS102]+4" table:style-name="ce2">
            <text:p>51996</text:p>
          </table:table-cell>
          <table:table-cell office:value-type="float" office:value="52000" table:formula="of:=[.BT102]+4" table:style-name="ce2">
            <text:p>52000</text:p>
          </table:table-cell>
          <table:table-cell office:value-type="float" office:value="52004" table:formula="of:=[.BU102]+4" table:style-name="ce2">
            <text:p>52004</text:p>
          </table:table-cell>
          <table:table-cell office:value-type="float" office:value="52008" table:formula="of:=[.BV102]+4" table:style-name="ce2">
            <text:p>52008</text:p>
          </table:table-cell>
          <table:table-cell office:value-type="float" office:value="52012" table:formula="of:=[.BW102]+4" table:style-name="ce2">
            <text:p>52012</text:p>
          </table:table-cell>
          <table:table-cell office:value-type="float" office:value="52016" table:formula="of:=[.BX102]+4" table:style-name="ce2">
            <text:p>52016</text:p>
          </table:table-cell>
          <table:table-cell office:value-type="float" office:value="52020" table:formula="of:=[.BY102]+4" table:style-name="ce2">
            <text:p>52020</text:p>
          </table:table-cell>
          <table:table-cell office:value-type="float" office:value="52024" table:formula="of:=[.BZ102]+4" table:style-name="ce2">
            <text:p>52024</text:p>
          </table:table-cell>
          <table:table-cell office:value-type="float" office:value="52028" table:formula="of:=[.CA102]+4" table:style-name="ce2">
            <text:p>52028</text:p>
          </table:table-cell>
          <table:table-cell office:value-type="float" office:value="52032" table:formula="of:=[.CB102]+4" table:style-name="ce2">
            <text:p>52032</text:p>
          </table:table-cell>
          <table:table-cell office:value-type="float" office:value="52036" table:formula="of:=[.CC102]+4" table:style-name="ce2">
            <text:p>52036</text:p>
          </table:table-cell>
          <table:table-cell office:value-type="float" office:value="52040" table:formula="of:=[.CD102]+4" table:style-name="ce2">
            <text:p>52040</text:p>
          </table:table-cell>
          <table:table-cell office:value-type="float" office:value="52044" table:formula="of:=[.CE102]+4" table:style-name="ce2">
            <text:p>52044</text:p>
          </table:table-cell>
          <table:table-cell office:value-type="float" office:value="52048" table:formula="of:=[.CF102]+4" table:style-name="ce2">
            <text:p>52048</text:p>
          </table:table-cell>
          <table:table-cell office:value-type="float" office:value="52052" table:formula="of:=[.CG102]+4" table:style-name="ce2">
            <text:p>52052</text:p>
          </table:table-cell>
          <table:table-cell office:value-type="float" office:value="52056" table:formula="of:=[.CH102]+4" table:style-name="ce2">
            <text:p>52056</text:p>
          </table:table-cell>
          <table:table-cell office:value-type="float" office:value="52060" table:formula="of:=[.CI102]+4" table:style-name="ce2">
            <text:p>52060</text:p>
          </table:table-cell>
          <table:table-cell office:value-type="float" office:value="52064" table:formula="of:=[.CJ102]+4" table:style-name="ce2">
            <text:p>52064</text:p>
          </table:table-cell>
          <table:table-cell office:value-type="float" office:value="52068" table:formula="of:=[.CK102]+4" table:style-name="ce2">
            <text:p>52068</text:p>
          </table:table-cell>
          <table:table-cell office:value-type="float" office:value="52072" table:formula="of:=[.CL102]+4" table:style-name="ce2">
            <text:p>52072</text:p>
          </table:table-cell>
          <table:table-cell office:value-type="float" office:value="52076" table:formula="of:=[.CM102]+4" table:style-name="ce2">
            <text:p>52076</text:p>
          </table:table-cell>
          <table:table-cell office:value-type="float" office:value="52080" table:formula="of:=[.CN102]+4" table:style-name="ce2">
            <text:p>52080</text:p>
          </table:table-cell>
          <table:table-cell office:value-type="float" office:value="52084" table:formula="of:=[.CO102]+4" table:style-name="ce2">
            <text:p>52084</text:p>
          </table:table-cell>
          <table:table-cell office:value-type="float" office:value="52088" table:formula="of:=[.CP102]+4" table:style-name="ce2">
            <text:p>52088</text:p>
          </table:table-cell>
          <table:table-cell office:value-type="float" office:value="52092" table:formula="of:=[.CQ102]+4" table:style-name="ce2">
            <text:p>52092</text:p>
          </table:table-cell>
          <table:table-cell office:value-type="float" office:value="52096" table:formula="of:=[.CR102]+4" table:style-name="ce2">
            <text:p>52096</text:p>
          </table:table-cell>
          <table:table-cell office:value-type="float" office:value="52100" table:formula="of:=[.CS102]+4" table:style-name="ce2">
            <text:p>52100</text:p>
          </table:table-cell>
          <table:table-cell office:value-type="float" office:value="52104" table:formula="of:=[.CT102]+4" table:style-name="ce2">
            <text:p>52104</text:p>
          </table:table-cell>
          <table:table-cell office:value-type="float" office:value="52108" table:formula="of:=[.CU102]+4" table:style-name="ce2">
            <text:p>52108</text:p>
          </table:table-cell>
          <table:table-cell office:value-type="float" office:value="52112" table:formula="of:=[.CV102]+4" table:style-name="ce2">
            <text:p>52112</text:p>
          </table:table-cell>
          <table:table-cell office:value-type="float" office:value="52116" table:formula="of:=[.CW102]+4" table:style-name="ce2">
            <text:p>52116</text:p>
          </table:table-cell>
          <table:table-cell office:value-type="float" office:value="52120" table:formula="of:=[.CX102]+4" table:style-name="ce2">
            <text:p>52120</text:p>
          </table:table-cell>
          <table:table-cell office:value-type="float" office:value="52124" table:formula="of:=[.CY102]+4" table:style-name="ce2">
            <text:p>52124</text:p>
          </table:table-cell>
          <table:table-cell office:value-type="float" office:value="52128" table:formula="of:=[.CZ102]+4" table:style-name="ce2">
            <text:p>52128</text:p>
          </table:table-cell>
          <table:table-cell office:value-type="float" office:value="52132" table:formula="of:=[.DA102]+4" table:style-name="ce2">
            <text:p>52132</text:p>
          </table:table-cell>
          <table:table-cell office:value-type="float" office:value="52136" table:formula="of:=[.DB102]+4" table:style-name="ce2">
            <text:p>52136</text:p>
          </table:table-cell>
          <table:table-cell office:value-type="float" office:value="52140" table:formula="of:=[.DC102]+4" table:style-name="ce2">
            <text:p>52140</text:p>
          </table:table-cell>
          <table:table-cell office:value-type="float" office:value="52144" table:formula="of:=[.DD102]+4" table:style-name="ce2">
            <text:p>52144</text:p>
          </table:table-cell>
          <table:table-cell office:value-type="float" office:value="52148" table:formula="of:=[.DE102]+4" table:style-name="ce2">
            <text:p>52148</text:p>
          </table:table-cell>
          <table:table-cell office:value-type="float" office:value="52152" table:formula="of:=[.DF102]+4" table:style-name="ce2">
            <text:p>52152</text:p>
          </table:table-cell>
          <table:table-cell office:value-type="float" office:value="52156" table:formula="of:=[.DG102]+4" table:style-name="ce2">
            <text:p>52156</text:p>
          </table:table-cell>
          <table:table-cell office:value-type="float" office:value="52160" table:formula="of:=[.DH102]+4" table:style-name="ce2">
            <text:p>52160</text:p>
          </table:table-cell>
          <table:table-cell office:value-type="float" office:value="52164" table:formula="of:=[.DI102]+4" table:style-name="ce2">
            <text:p>52164</text:p>
          </table:table-cell>
          <table:table-cell office:value-type="float" office:value="52168" table:formula="of:=[.DJ102]+4" table:style-name="ce2">
            <text:p>52168</text:p>
          </table:table-cell>
          <table:table-cell office:value-type="float" office:value="52172" table:formula="of:=[.DK102]+4" table:style-name="ce2">
            <text:p>52172</text:p>
          </table:table-cell>
          <table:table-cell office:value-type="float" office:value="52176" table:formula="of:=[.DL102]+4" table:style-name="ce2">
            <text:p>52176</text:p>
          </table:table-cell>
          <table:table-cell office:value-type="float" office:value="52180" table:formula="of:=[.DM102]+4" table:style-name="ce2">
            <text:p>52180</text:p>
          </table:table-cell>
          <table:table-cell office:value-type="float" office:value="52184" table:formula="of:=[.DN102]+4" table:style-name="ce2">
            <text:p>52184</text:p>
          </table:table-cell>
          <table:table-cell office:value-type="float" office:value="52188" table:formula="of:=[.DO102]+4" table:style-name="ce2">
            <text:p>52188</text:p>
          </table:table-cell>
          <table:table-cell office:value-type="float" office:value="52192" table:formula="of:=[.DP102]+4" table:style-name="ce2">
            <text:p>52192</text:p>
          </table:table-cell>
          <table:table-cell office:value-type="float" office:value="52196" table:formula="of:=[.DQ102]+4" table:style-name="ce2">
            <text:p>52196</text:p>
          </table:table-cell>
          <table:table-cell office:value-type="float" office:value="52200" table:formula="of:=[.DR102]+4" table:style-name="ce2">
            <text:p>52200</text:p>
          </table:table-cell>
          <table:table-cell office:value-type="float" office:value="52204" table:formula="of:=[.DS102]+4" table:style-name="ce2">
            <text:p>52204</text:p>
          </table:table-cell>
          <table:table-cell office:value-type="float" office:value="52208" table:formula="of:=[.DT102]+4" table:style-name="ce2">
            <text:p>52208</text:p>
          </table:table-cell>
          <table:table-cell office:value-type="float" office:value="52212" table:formula="of:=[.DU102]+4" table:style-name="ce2">
            <text:p>52212</text:p>
          </table:table-cell>
          <table:table-cell office:value-type="float" office:value="52216" table:formula="of:=[.DV102]+4" table:style-name="ce2">
            <text:p>52216</text:p>
          </table:table-cell>
          <table:table-cell office:value-type="float" office:value="52220" table:formula="of:=[.DW102]+4" table:style-name="ce2">
            <text:p>52220</text:p>
          </table:table-cell>
          <table:table-cell table:number-columns-repeated="16256"/>
        </table:table-row>
        <table:table-row table:style-name="ro1">
          <table:table-cell office:value-type="float" office:value="52224" table:formula="of:=[.A102]+512" table:style-name="ce2">
            <text:p>52224</text:p>
          </table:table-cell>
          <table:table-cell office:value-type="float" office:value="52228" table:formula="of:=[.A103]+4" table:style-name="ce2">
            <text:p>52228</text:p>
          </table:table-cell>
          <table:table-cell office:value-type="float" office:value="52232" table:formula="of:=[.B103]+4" table:style-name="ce2">
            <text:p>52232</text:p>
          </table:table-cell>
          <table:table-cell office:value-type="float" office:value="52236" table:formula="of:=[.C103]+4" table:style-name="ce2">
            <text:p>52236</text:p>
          </table:table-cell>
          <table:table-cell office:value-type="float" office:value="52240" table:formula="of:=[.D103]+4" table:style-name="ce2">
            <text:p>52240</text:p>
          </table:table-cell>
          <table:table-cell office:value-type="float" office:value="52244" table:formula="of:=[.E103]+4" table:style-name="ce2">
            <text:p>52244</text:p>
          </table:table-cell>
          <table:table-cell office:value-type="float" office:value="52248" table:formula="of:=[.F103]+4" table:style-name="ce2">
            <text:p>52248</text:p>
          </table:table-cell>
          <table:table-cell office:value-type="float" office:value="52252" table:formula="of:=[.G103]+4" table:style-name="ce2">
            <text:p>52252</text:p>
          </table:table-cell>
          <table:table-cell office:value-type="float" office:value="52256" table:formula="of:=[.H103]+4" table:style-name="ce2">
            <text:p>52256</text:p>
          </table:table-cell>
          <table:table-cell office:value-type="float" office:value="52260" table:formula="of:=[.I103]+4" table:style-name="ce2">
            <text:p>52260</text:p>
          </table:table-cell>
          <table:table-cell office:value-type="float" office:value="52264" table:formula="of:=[.J103]+4" table:style-name="ce2">
            <text:p>52264</text:p>
          </table:table-cell>
          <table:table-cell office:value-type="float" office:value="52268" table:formula="of:=[.K103]+4" table:style-name="ce2">
            <text:p>52268</text:p>
          </table:table-cell>
          <table:table-cell office:value-type="float" office:value="52272" table:formula="of:=[.L103]+4" table:style-name="ce2">
            <text:p>52272</text:p>
          </table:table-cell>
          <table:table-cell office:value-type="float" office:value="52276" table:formula="of:=[.M103]+4" table:style-name="ce2">
            <text:p>52276</text:p>
          </table:table-cell>
          <table:table-cell office:value-type="float" office:value="52280" table:formula="of:=[.N103]+4" table:style-name="ce2">
            <text:p>52280</text:p>
          </table:table-cell>
          <table:table-cell office:value-type="float" office:value="52284" table:formula="of:=[.O103]+4" table:style-name="ce2">
            <text:p>52284</text:p>
          </table:table-cell>
          <table:table-cell office:value-type="float" office:value="52288" table:formula="of:=[.P103]+4" table:style-name="ce2">
            <text:p>52288</text:p>
          </table:table-cell>
          <table:table-cell office:value-type="float" office:value="52292" table:formula="of:=[.Q103]+4" table:style-name="ce2">
            <text:p>52292</text:p>
          </table:table-cell>
          <table:table-cell office:value-type="float" office:value="52296" table:formula="of:=[.R103]+4" table:style-name="ce2">
            <text:p>52296</text:p>
          </table:table-cell>
          <table:table-cell office:value-type="float" office:value="52300" table:formula="of:=[.S103]+4" table:style-name="ce2">
            <text:p>52300</text:p>
          </table:table-cell>
          <table:table-cell office:value-type="float" office:value="52304" table:formula="of:=[.T103]+4" table:style-name="ce2">
            <text:p>52304</text:p>
          </table:table-cell>
          <table:table-cell office:value-type="float" office:value="52308" table:formula="of:=[.U103]+4" table:style-name="ce2">
            <text:p>52308</text:p>
          </table:table-cell>
          <table:table-cell office:value-type="float" office:value="52312" table:formula="of:=[.V103]+4" table:style-name="ce2">
            <text:p>52312</text:p>
          </table:table-cell>
          <table:table-cell office:value-type="float" office:value="52316" table:formula="of:=[.W103]+4" table:style-name="ce2">
            <text:p>52316</text:p>
          </table:table-cell>
          <table:table-cell office:value-type="float" office:value="52320" table:formula="of:=[.X103]+4" table:style-name="ce2">
            <text:p>52320</text:p>
          </table:table-cell>
          <table:table-cell office:value-type="float" office:value="52324" table:formula="of:=[.Y103]+4" table:style-name="ce2">
            <text:p>52324</text:p>
          </table:table-cell>
          <table:table-cell office:value-type="float" office:value="52328" table:formula="of:=[.Z103]+4" table:style-name="ce2">
            <text:p>52328</text:p>
          </table:table-cell>
          <table:table-cell office:value-type="float" office:value="52332" table:formula="of:=[.AA103]+4" table:style-name="ce2">
            <text:p>52332</text:p>
          </table:table-cell>
          <table:table-cell office:value-type="float" office:value="52336" table:formula="of:=[.AB103]+4" table:style-name="ce2">
            <text:p>52336</text:p>
          </table:table-cell>
          <table:table-cell office:value-type="float" office:value="52340" table:formula="of:=[.AC103]+4" table:style-name="ce2">
            <text:p>52340</text:p>
          </table:table-cell>
          <table:table-cell office:value-type="float" office:value="52344" table:formula="of:=[.AD103]+4" table:style-name="ce2">
            <text:p>52344</text:p>
          </table:table-cell>
          <table:table-cell office:value-type="float" office:value="52348" table:formula="of:=[.AE103]+4" table:style-name="ce2">
            <text:p>52348</text:p>
          </table:table-cell>
          <table:table-cell office:value-type="float" office:value="52352" table:formula="of:=[.AF103]+4" table:style-name="ce2">
            <text:p>52352</text:p>
          </table:table-cell>
          <table:table-cell office:value-type="float" office:value="52356" table:formula="of:=[.AG103]+4" table:style-name="ce2">
            <text:p>52356</text:p>
          </table:table-cell>
          <table:table-cell office:value-type="float" office:value="52360" table:formula="of:=[.AH103]+4" table:style-name="ce2">
            <text:p>52360</text:p>
          </table:table-cell>
          <table:table-cell office:value-type="float" office:value="52364" table:formula="of:=[.AI103]+4" table:style-name="ce2">
            <text:p>52364</text:p>
          </table:table-cell>
          <table:table-cell office:value-type="float" office:value="52368" table:formula="of:=[.AJ103]+4" table:style-name="ce2">
            <text:p>52368</text:p>
          </table:table-cell>
          <table:table-cell office:value-type="float" office:value="52372" table:formula="of:=[.AK103]+4" table:style-name="ce2">
            <text:p>52372</text:p>
          </table:table-cell>
          <table:table-cell office:value-type="float" office:value="52376" table:formula="of:=[.AL103]+4" table:style-name="ce2">
            <text:p>52376</text:p>
          </table:table-cell>
          <table:table-cell office:value-type="float" office:value="52380" table:formula="of:=[.AM103]+4" table:style-name="ce2">
            <text:p>52380</text:p>
          </table:table-cell>
          <table:table-cell office:value-type="float" office:value="52384" table:formula="of:=[.AN103]+4" table:style-name="ce2">
            <text:p>52384</text:p>
          </table:table-cell>
          <table:table-cell office:value-type="float" office:value="52388" table:formula="of:=[.AO103]+4" table:style-name="ce2">
            <text:p>52388</text:p>
          </table:table-cell>
          <table:table-cell office:value-type="float" office:value="52392" table:formula="of:=[.AP103]+4" table:style-name="ce2">
            <text:p>52392</text:p>
          </table:table-cell>
          <table:table-cell office:value-type="float" office:value="52396" table:formula="of:=[.AQ103]+4" table:style-name="ce2">
            <text:p>52396</text:p>
          </table:table-cell>
          <table:table-cell office:value-type="float" office:value="52400" table:formula="of:=[.AR103]+4" table:style-name="ce2">
            <text:p>52400</text:p>
          </table:table-cell>
          <table:table-cell office:value-type="float" office:value="52404" table:formula="of:=[.AS103]+4" table:style-name="ce2">
            <text:p>52404</text:p>
          </table:table-cell>
          <table:table-cell office:value-type="float" office:value="52408" table:formula="of:=[.AT103]+4" table:style-name="ce2">
            <text:p>52408</text:p>
          </table:table-cell>
          <table:table-cell office:value-type="float" office:value="52412" table:formula="of:=[.AU103]+4" table:style-name="ce2">
            <text:p>52412</text:p>
          </table:table-cell>
          <table:table-cell office:value-type="float" office:value="52416" table:formula="of:=[.AV103]+4" table:style-name="ce2">
            <text:p>52416</text:p>
          </table:table-cell>
          <table:table-cell office:value-type="float" office:value="52420" table:formula="of:=[.AW103]+4" table:style-name="ce2">
            <text:p>52420</text:p>
          </table:table-cell>
          <table:table-cell office:value-type="float" office:value="52424" table:formula="of:=[.AX103]+4" table:style-name="ce2">
            <text:p>52424</text:p>
          </table:table-cell>
          <table:table-cell office:value-type="float" office:value="52428" table:formula="of:=[.AY103]+4" table:style-name="ce2">
            <text:p>52428</text:p>
          </table:table-cell>
          <table:table-cell office:value-type="float" office:value="52432" table:formula="of:=[.AZ103]+4" table:style-name="ce2">
            <text:p>52432</text:p>
          </table:table-cell>
          <table:table-cell office:value-type="float" office:value="52436" table:formula="of:=[.BA103]+4" table:style-name="ce2">
            <text:p>52436</text:p>
          </table:table-cell>
          <table:table-cell office:value-type="float" office:value="52440" table:formula="of:=[.BB103]+4" table:style-name="ce2">
            <text:p>52440</text:p>
          </table:table-cell>
          <table:table-cell office:value-type="float" office:value="52444" table:formula="of:=[.BC103]+4" table:style-name="ce2">
            <text:p>52444</text:p>
          </table:table-cell>
          <table:table-cell office:value-type="float" office:value="52448" table:formula="of:=[.BD103]+4" table:style-name="ce2">
            <text:p>52448</text:p>
          </table:table-cell>
          <table:table-cell office:value-type="float" office:value="52452" table:formula="of:=[.BE103]+4" table:style-name="ce2">
            <text:p>52452</text:p>
          </table:table-cell>
          <table:table-cell office:value-type="float" office:value="52456" table:formula="of:=[.BF103]+4" table:style-name="ce6">
            <text:p>52456</text:p>
          </table:table-cell>
          <table:table-cell office:value-type="float" office:value="52460" table:formula="of:=[.BG103]+4" table:style-name="ce2">
            <text:p>52460</text:p>
          </table:table-cell>
          <table:table-cell office:value-type="float" office:value="52464" table:formula="of:=[.BH103]+4" table:style-name="ce2">
            <text:p>52464</text:p>
          </table:table-cell>
          <table:table-cell office:value-type="float" office:value="52468" table:formula="of:=[.BI103]+4" table:style-name="ce2">
            <text:p>52468</text:p>
          </table:table-cell>
          <table:table-cell office:value-type="float" office:value="52472" table:formula="of:=[.BJ103]+4" table:style-name="ce2">
            <text:p>52472</text:p>
          </table:table-cell>
          <table:table-cell office:value-type="float" office:value="52476" table:formula="of:=[.BK103]+4" table:style-name="ce2">
            <text:p>52476</text:p>
          </table:table-cell>
          <table:table-cell office:value-type="float" office:value="52480" table:formula="of:=[.BL103]+4" table:style-name="ce2">
            <text:p>52480</text:p>
          </table:table-cell>
          <table:table-cell office:value-type="float" office:value="52484" table:formula="of:=[.BM103]+4" table:style-name="ce2">
            <text:p>52484</text:p>
          </table:table-cell>
          <table:table-cell office:value-type="float" office:value="52488" table:formula="of:=[.BN103]+4" table:style-name="ce2">
            <text:p>52488</text:p>
          </table:table-cell>
          <table:table-cell office:value-type="float" office:value="52492" table:formula="of:=[.BO103]+4" table:style-name="ce2">
            <text:p>52492</text:p>
          </table:table-cell>
          <table:table-cell office:value-type="float" office:value="52496" table:formula="of:=[.BP103]+4" table:style-name="ce2">
            <text:p>52496</text:p>
          </table:table-cell>
          <table:table-cell office:value-type="float" office:value="52500" table:formula="of:=[.BQ103]+4" table:style-name="ce2">
            <text:p>52500</text:p>
          </table:table-cell>
          <table:table-cell office:value-type="float" office:value="52504" table:formula="of:=[.BR103]+4" table:style-name="ce2">
            <text:p>52504</text:p>
          </table:table-cell>
          <table:table-cell office:value-type="float" office:value="52508" table:formula="of:=[.BS103]+4" table:style-name="ce2">
            <text:p>52508</text:p>
          </table:table-cell>
          <table:table-cell office:value-type="float" office:value="52512" table:formula="of:=[.BT103]+4" table:style-name="ce2">
            <text:p>52512</text:p>
          </table:table-cell>
          <table:table-cell office:value-type="float" office:value="52516" table:formula="of:=[.BU103]+4" table:style-name="ce2">
            <text:p>52516</text:p>
          </table:table-cell>
          <table:table-cell office:value-type="float" office:value="52520" table:formula="of:=[.BV103]+4" table:style-name="ce2">
            <text:p>52520</text:p>
          </table:table-cell>
          <table:table-cell office:value-type="float" office:value="52524" table:formula="of:=[.BW103]+4" table:style-name="ce2">
            <text:p>52524</text:p>
          </table:table-cell>
          <table:table-cell office:value-type="float" office:value="52528" table:formula="of:=[.BX103]+4" table:style-name="ce2">
            <text:p>52528</text:p>
          </table:table-cell>
          <table:table-cell office:value-type="float" office:value="52532" table:formula="of:=[.BY103]+4" table:style-name="ce2">
            <text:p>52532</text:p>
          </table:table-cell>
          <table:table-cell office:value-type="float" office:value="52536" table:formula="of:=[.BZ103]+4" table:style-name="ce2">
            <text:p>52536</text:p>
          </table:table-cell>
          <table:table-cell office:value-type="float" office:value="52540" table:formula="of:=[.CA103]+4" table:style-name="ce2">
            <text:p>52540</text:p>
          </table:table-cell>
          <table:table-cell office:value-type="float" office:value="52544" table:formula="of:=[.CB103]+4" table:style-name="ce2">
            <text:p>52544</text:p>
          </table:table-cell>
          <table:table-cell office:value-type="float" office:value="52548" table:formula="of:=[.CC103]+4" table:style-name="ce2">
            <text:p>52548</text:p>
          </table:table-cell>
          <table:table-cell office:value-type="float" office:value="52552" table:formula="of:=[.CD103]+4" table:style-name="ce2">
            <text:p>52552</text:p>
          </table:table-cell>
          <table:table-cell office:value-type="float" office:value="52556" table:formula="of:=[.CE103]+4" table:style-name="ce2">
            <text:p>52556</text:p>
          </table:table-cell>
          <table:table-cell office:value-type="float" office:value="52560" table:formula="of:=[.CF103]+4" table:style-name="ce2">
            <text:p>52560</text:p>
          </table:table-cell>
          <table:table-cell office:value-type="float" office:value="52564" table:formula="of:=[.CG103]+4" table:style-name="ce2">
            <text:p>52564</text:p>
          </table:table-cell>
          <table:table-cell office:value-type="float" office:value="52568" table:formula="of:=[.CH103]+4" table:style-name="ce2">
            <text:p>52568</text:p>
          </table:table-cell>
          <table:table-cell office:value-type="float" office:value="52572" table:formula="of:=[.CI103]+4" table:style-name="ce2">
            <text:p>52572</text:p>
          </table:table-cell>
          <table:table-cell office:value-type="float" office:value="52576" table:formula="of:=[.CJ103]+4" table:style-name="ce2">
            <text:p>52576</text:p>
          </table:table-cell>
          <table:table-cell office:value-type="float" office:value="52580" table:formula="of:=[.CK103]+4" table:style-name="ce2">
            <text:p>52580</text:p>
          </table:table-cell>
          <table:table-cell office:value-type="float" office:value="52584" table:formula="of:=[.CL103]+4" table:style-name="ce2">
            <text:p>52584</text:p>
          </table:table-cell>
          <table:table-cell office:value-type="float" office:value="52588" table:formula="of:=[.CM103]+4" table:style-name="ce2">
            <text:p>52588</text:p>
          </table:table-cell>
          <table:table-cell office:value-type="float" office:value="52592" table:formula="of:=[.CN103]+4" table:style-name="ce2">
            <text:p>52592</text:p>
          </table:table-cell>
          <table:table-cell office:value-type="float" office:value="52596" table:formula="of:=[.CO103]+4" table:style-name="ce2">
            <text:p>52596</text:p>
          </table:table-cell>
          <table:table-cell office:value-type="float" office:value="52600" table:formula="of:=[.CP103]+4" table:style-name="ce2">
            <text:p>52600</text:p>
          </table:table-cell>
          <table:table-cell office:value-type="float" office:value="52604" table:formula="of:=[.CQ103]+4" table:style-name="ce2">
            <text:p>52604</text:p>
          </table:table-cell>
          <table:table-cell office:value-type="float" office:value="52608" table:formula="of:=[.CR103]+4" table:style-name="ce2">
            <text:p>52608</text:p>
          </table:table-cell>
          <table:table-cell office:value-type="float" office:value="52612" table:formula="of:=[.CS103]+4" table:style-name="ce2">
            <text:p>52612</text:p>
          </table:table-cell>
          <table:table-cell office:value-type="float" office:value="52616" table:formula="of:=[.CT103]+4" table:style-name="ce2">
            <text:p>52616</text:p>
          </table:table-cell>
          <table:table-cell office:value-type="float" office:value="52620" table:formula="of:=[.CU103]+4" table:style-name="ce2">
            <text:p>52620</text:p>
          </table:table-cell>
          <table:table-cell office:value-type="float" office:value="52624" table:formula="of:=[.CV103]+4" table:style-name="ce2">
            <text:p>52624</text:p>
          </table:table-cell>
          <table:table-cell office:value-type="float" office:value="52628" table:formula="of:=[.CW103]+4" table:style-name="ce2">
            <text:p>52628</text:p>
          </table:table-cell>
          <table:table-cell office:value-type="float" office:value="52632" table:formula="of:=[.CX103]+4" table:style-name="ce2">
            <text:p>52632</text:p>
          </table:table-cell>
          <table:table-cell office:value-type="float" office:value="52636" table:formula="of:=[.CY103]+4" table:style-name="ce2">
            <text:p>52636</text:p>
          </table:table-cell>
          <table:table-cell office:value-type="float" office:value="52640" table:formula="of:=[.CZ103]+4" table:style-name="ce2">
            <text:p>52640</text:p>
          </table:table-cell>
          <table:table-cell office:value-type="float" office:value="52644" table:formula="of:=[.DA103]+4" table:style-name="ce2">
            <text:p>52644</text:p>
          </table:table-cell>
          <table:table-cell office:value-type="float" office:value="52648" table:formula="of:=[.DB103]+4" table:style-name="ce2">
            <text:p>52648</text:p>
          </table:table-cell>
          <table:table-cell office:value-type="float" office:value="52652" table:formula="of:=[.DC103]+4" table:style-name="ce2">
            <text:p>52652</text:p>
          </table:table-cell>
          <table:table-cell office:value-type="float" office:value="52656" table:formula="of:=[.DD103]+4" table:style-name="ce2">
            <text:p>52656</text:p>
          </table:table-cell>
          <table:table-cell office:value-type="float" office:value="52660" table:formula="of:=[.DE103]+4" table:style-name="ce2">
            <text:p>52660</text:p>
          </table:table-cell>
          <table:table-cell office:value-type="float" office:value="52664" table:formula="of:=[.DF103]+4" table:style-name="ce2">
            <text:p>52664</text:p>
          </table:table-cell>
          <table:table-cell office:value-type="float" office:value="52668" table:formula="of:=[.DG103]+4" table:style-name="ce2">
            <text:p>52668</text:p>
          </table:table-cell>
          <table:table-cell office:value-type="float" office:value="52672" table:formula="of:=[.DH103]+4" table:style-name="ce2">
            <text:p>52672</text:p>
          </table:table-cell>
          <table:table-cell office:value-type="float" office:value="52676" table:formula="of:=[.DI103]+4" table:style-name="ce2">
            <text:p>52676</text:p>
          </table:table-cell>
          <table:table-cell office:value-type="float" office:value="52680" table:formula="of:=[.DJ103]+4" table:style-name="ce2">
            <text:p>52680</text:p>
          </table:table-cell>
          <table:table-cell office:value-type="float" office:value="52684" table:formula="of:=[.DK103]+4" table:style-name="ce2">
            <text:p>52684</text:p>
          </table:table-cell>
          <table:table-cell office:value-type="float" office:value="52688" table:formula="of:=[.DL103]+4" table:style-name="ce2">
            <text:p>52688</text:p>
          </table:table-cell>
          <table:table-cell office:value-type="float" office:value="52692" table:formula="of:=[.DM103]+4" table:style-name="ce2">
            <text:p>52692</text:p>
          </table:table-cell>
          <table:table-cell office:value-type="float" office:value="52696" table:formula="of:=[.DN103]+4" table:style-name="ce2">
            <text:p>52696</text:p>
          </table:table-cell>
          <table:table-cell office:value-type="float" office:value="52700" table:formula="of:=[.DO103]+4" table:style-name="ce2">
            <text:p>52700</text:p>
          </table:table-cell>
          <table:table-cell office:value-type="float" office:value="52704" table:formula="of:=[.DP103]+4" table:style-name="ce2">
            <text:p>52704</text:p>
          </table:table-cell>
          <table:table-cell office:value-type="float" office:value="52708" table:formula="of:=[.DQ103]+4" table:style-name="ce2">
            <text:p>52708</text:p>
          </table:table-cell>
          <table:table-cell office:value-type="float" office:value="52712" table:formula="of:=[.DR103]+4" table:style-name="ce2">
            <text:p>52712</text:p>
          </table:table-cell>
          <table:table-cell office:value-type="float" office:value="52716" table:formula="of:=[.DS103]+4" table:style-name="ce2">
            <text:p>52716</text:p>
          </table:table-cell>
          <table:table-cell office:value-type="float" office:value="52720" table:formula="of:=[.DT103]+4" table:style-name="ce2">
            <text:p>52720</text:p>
          </table:table-cell>
          <table:table-cell office:value-type="float" office:value="52724" table:formula="of:=[.DU103]+4" table:style-name="ce2">
            <text:p>52724</text:p>
          </table:table-cell>
          <table:table-cell office:value-type="float" office:value="52728" table:formula="of:=[.DV103]+4" table:style-name="ce2">
            <text:p>52728</text:p>
          </table:table-cell>
          <table:table-cell office:value-type="float" office:value="52732" table:formula="of:=[.DW103]+4" table:style-name="ce2">
            <text:p>52732</text:p>
          </table:table-cell>
          <table:table-cell table:number-columns-repeated="16256"/>
        </table:table-row>
        <table:table-row table:style-name="ro1">
          <table:table-cell office:value-type="float" office:value="52736" table:formula="of:=[.A103]+512" table:style-name="ce2">
            <text:p>52736</text:p>
          </table:table-cell>
          <table:table-cell office:value-type="float" office:value="52740" table:formula="of:=[.A104]+4" table:style-name="ce2">
            <text:p>52740</text:p>
          </table:table-cell>
          <table:table-cell office:value-type="float" office:value="52744" table:formula="of:=[.B104]+4" table:style-name="ce2">
            <text:p>52744</text:p>
          </table:table-cell>
          <table:table-cell office:value-type="float" office:value="52748" table:formula="of:=[.C104]+4" table:style-name="ce2">
            <text:p>52748</text:p>
          </table:table-cell>
          <table:table-cell office:value-type="float" office:value="52752" table:formula="of:=[.D104]+4" table:style-name="ce2">
            <text:p>52752</text:p>
          </table:table-cell>
          <table:table-cell office:value-type="float" office:value="52756" table:formula="of:=[.E104]+4" table:style-name="ce2">
            <text:p>52756</text:p>
          </table:table-cell>
          <table:table-cell office:value-type="float" office:value="52760" table:formula="of:=[.F104]+4" table:style-name="ce2">
            <text:p>52760</text:p>
          </table:table-cell>
          <table:table-cell office:value-type="float" office:value="52764" table:formula="of:=[.G104]+4" table:style-name="ce2">
            <text:p>52764</text:p>
          </table:table-cell>
          <table:table-cell office:value-type="float" office:value="52768" table:formula="of:=[.H104]+4" table:style-name="ce2">
            <text:p>52768</text:p>
          </table:table-cell>
          <table:table-cell office:value-type="float" office:value="52772" table:formula="of:=[.I104]+4" table:style-name="ce2">
            <text:p>52772</text:p>
          </table:table-cell>
          <table:table-cell office:value-type="float" office:value="52776" table:formula="of:=[.J104]+4" table:style-name="ce2">
            <text:p>52776</text:p>
          </table:table-cell>
          <table:table-cell office:value-type="float" office:value="52780" table:formula="of:=[.K104]+4" table:style-name="ce2">
            <text:p>52780</text:p>
          </table:table-cell>
          <table:table-cell office:value-type="float" office:value="52784" table:formula="of:=[.L104]+4" table:style-name="ce2">
            <text:p>52784</text:p>
          </table:table-cell>
          <table:table-cell office:value-type="float" office:value="52788" table:formula="of:=[.M104]+4" table:style-name="ce2">
            <text:p>52788</text:p>
          </table:table-cell>
          <table:table-cell office:value-type="float" office:value="52792" table:formula="of:=[.N104]+4" table:style-name="ce2">
            <text:p>52792</text:p>
          </table:table-cell>
          <table:table-cell office:value-type="float" office:value="52796" table:formula="of:=[.O104]+4" table:style-name="ce2">
            <text:p>52796</text:p>
          </table:table-cell>
          <table:table-cell office:value-type="float" office:value="52800" table:formula="of:=[.P104]+4" table:style-name="ce2">
            <text:p>52800</text:p>
          </table:table-cell>
          <table:table-cell office:value-type="float" office:value="52804" table:formula="of:=[.Q104]+4" table:style-name="ce2">
            <text:p>52804</text:p>
          </table:table-cell>
          <table:table-cell office:value-type="float" office:value="52808" table:formula="of:=[.R104]+4" table:style-name="ce2">
            <text:p>52808</text:p>
          </table:table-cell>
          <table:table-cell office:value-type="float" office:value="52812" table:formula="of:=[.S104]+4" table:style-name="ce2">
            <text:p>52812</text:p>
          </table:table-cell>
          <table:table-cell office:value-type="float" office:value="52816" table:formula="of:=[.T104]+4" table:style-name="ce2">
            <text:p>52816</text:p>
          </table:table-cell>
          <table:table-cell office:value-type="float" office:value="52820" table:formula="of:=[.U104]+4" table:style-name="ce2">
            <text:p>52820</text:p>
          </table:table-cell>
          <table:table-cell office:value-type="float" office:value="52824" table:formula="of:=[.V104]+4" table:style-name="ce2">
            <text:p>52824</text:p>
          </table:table-cell>
          <table:table-cell office:value-type="float" office:value="52828" table:formula="of:=[.W104]+4" table:style-name="ce2">
            <text:p>52828</text:p>
          </table:table-cell>
          <table:table-cell office:value-type="float" office:value="52832" table:formula="of:=[.X104]+4" table:style-name="ce2">
            <text:p>52832</text:p>
          </table:table-cell>
          <table:table-cell office:value-type="float" office:value="52836" table:formula="of:=[.Y104]+4" table:style-name="ce2">
            <text:p>52836</text:p>
          </table:table-cell>
          <table:table-cell office:value-type="float" office:value="52840" table:formula="of:=[.Z104]+4" table:style-name="ce2">
            <text:p>52840</text:p>
          </table:table-cell>
          <table:table-cell office:value-type="float" office:value="52844" table:formula="of:=[.AA104]+4" table:style-name="ce2">
            <text:p>52844</text:p>
          </table:table-cell>
          <table:table-cell office:value-type="float" office:value="52848" table:formula="of:=[.AB104]+4" table:style-name="ce2">
            <text:p>52848</text:p>
          </table:table-cell>
          <table:table-cell office:value-type="float" office:value="52852" table:formula="of:=[.AC104]+4" table:style-name="ce2">
            <text:p>52852</text:p>
          </table:table-cell>
          <table:table-cell office:value-type="float" office:value="52856" table:formula="of:=[.AD104]+4" table:style-name="ce2">
            <text:p>52856</text:p>
          </table:table-cell>
          <table:table-cell office:value-type="float" office:value="52860" table:formula="of:=[.AE104]+4" table:style-name="ce2">
            <text:p>52860</text:p>
          </table:table-cell>
          <table:table-cell office:value-type="float" office:value="52864" table:formula="of:=[.AF104]+4" table:style-name="ce2">
            <text:p>52864</text:p>
          </table:table-cell>
          <table:table-cell office:value-type="float" office:value="52868" table:formula="of:=[.AG104]+4" table:style-name="ce2">
            <text:p>52868</text:p>
          </table:table-cell>
          <table:table-cell office:value-type="float" office:value="52872" table:formula="of:=[.AH104]+4" table:style-name="ce2">
            <text:p>52872</text:p>
          </table:table-cell>
          <table:table-cell office:value-type="float" office:value="52876" table:formula="of:=[.AI104]+4" table:style-name="ce2">
            <text:p>52876</text:p>
          </table:table-cell>
          <table:table-cell office:value-type="float" office:value="52880" table:formula="of:=[.AJ104]+4" table:style-name="ce2">
            <text:p>52880</text:p>
          </table:table-cell>
          <table:table-cell office:value-type="float" office:value="52884" table:formula="of:=[.AK104]+4" table:style-name="ce2">
            <text:p>52884</text:p>
          </table:table-cell>
          <table:table-cell office:value-type="float" office:value="52888" table:formula="of:=[.AL104]+4" table:style-name="ce2">
            <text:p>52888</text:p>
          </table:table-cell>
          <table:table-cell office:value-type="float" office:value="52892" table:formula="of:=[.AM104]+4" table:style-name="ce2">
            <text:p>52892</text:p>
          </table:table-cell>
          <table:table-cell office:value-type="float" office:value="52896" table:formula="of:=[.AN104]+4" table:style-name="ce2">
            <text:p>52896</text:p>
          </table:table-cell>
          <table:table-cell office:value-type="float" office:value="52900" table:formula="of:=[.AO104]+4" table:style-name="ce2">
            <text:p>52900</text:p>
          </table:table-cell>
          <table:table-cell office:value-type="float" office:value="52904" table:formula="of:=[.AP104]+4" table:style-name="ce2">
            <text:p>52904</text:p>
          </table:table-cell>
          <table:table-cell office:value-type="float" office:value="52908" table:formula="of:=[.AQ104]+4" table:style-name="ce2">
            <text:p>52908</text:p>
          </table:table-cell>
          <table:table-cell office:value-type="float" office:value="52912" table:formula="of:=[.AR104]+4" table:style-name="ce2">
            <text:p>52912</text:p>
          </table:table-cell>
          <table:table-cell office:value-type="float" office:value="52916" table:formula="of:=[.AS104]+4" table:style-name="ce2">
            <text:p>52916</text:p>
          </table:table-cell>
          <table:table-cell office:value-type="float" office:value="52920" table:formula="of:=[.AT104]+4" table:style-name="ce2">
            <text:p>52920</text:p>
          </table:table-cell>
          <table:table-cell office:value-type="float" office:value="52924" table:formula="of:=[.AU104]+4" table:style-name="ce2">
            <text:p>52924</text:p>
          </table:table-cell>
          <table:table-cell office:value-type="float" office:value="52928" table:formula="of:=[.AV104]+4" table:style-name="ce2">
            <text:p>52928</text:p>
          </table:table-cell>
          <table:table-cell office:value-type="float" office:value="52932" table:formula="of:=[.AW104]+4" table:style-name="ce2">
            <text:p>52932</text:p>
          </table:table-cell>
          <table:table-cell office:value-type="float" office:value="52936" table:formula="of:=[.AX104]+4" table:style-name="ce2">
            <text:p>52936</text:p>
          </table:table-cell>
          <table:table-cell office:value-type="float" office:value="52940" table:formula="of:=[.AY104]+4" table:style-name="ce2">
            <text:p>52940</text:p>
          </table:table-cell>
          <table:table-cell office:value-type="float" office:value="52944" table:formula="of:=[.AZ104]+4" table:style-name="ce2">
            <text:p>52944</text:p>
          </table:table-cell>
          <table:table-cell office:value-type="float" office:value="52948" table:formula="of:=[.BA104]+4" table:style-name="ce2">
            <text:p>52948</text:p>
          </table:table-cell>
          <table:table-cell office:value-type="float" office:value="52952" table:formula="of:=[.BB104]+4" table:style-name="ce2">
            <text:p>52952</text:p>
          </table:table-cell>
          <table:table-cell office:value-type="float" office:value="52956" table:formula="of:=[.BC104]+4" table:style-name="ce2">
            <text:p>52956</text:p>
          </table:table-cell>
          <table:table-cell office:value-type="float" office:value="52960" table:formula="of:=[.BD104]+4" table:style-name="ce2">
            <text:p>52960</text:p>
          </table:table-cell>
          <table:table-cell office:value-type="float" office:value="52964" table:formula="of:=[.BE104]+4" table:style-name="ce2">
            <text:p>52964</text:p>
          </table:table-cell>
          <table:table-cell office:value-type="float" office:value="52968" table:formula="of:=[.BF104]+4" table:style-name="ce6">
            <text:p>52968</text:p>
          </table:table-cell>
          <table:table-cell office:value-type="float" office:value="52972" table:formula="of:=[.BG104]+4" table:style-name="ce2">
            <text:p>52972</text:p>
          </table:table-cell>
          <table:table-cell office:value-type="float" office:value="52976" table:formula="of:=[.BH104]+4" table:style-name="ce2">
            <text:p>52976</text:p>
          </table:table-cell>
          <table:table-cell office:value-type="float" office:value="52980" table:formula="of:=[.BI104]+4" table:style-name="ce2">
            <text:p>52980</text:p>
          </table:table-cell>
          <table:table-cell office:value-type="float" office:value="52984" table:formula="of:=[.BJ104]+4" table:style-name="ce2">
            <text:p>52984</text:p>
          </table:table-cell>
          <table:table-cell office:value-type="float" office:value="52988" table:formula="of:=[.BK104]+4" table:style-name="ce2">
            <text:p>52988</text:p>
          </table:table-cell>
          <table:table-cell office:value-type="float" office:value="52992" table:formula="of:=[.BL104]+4" table:style-name="ce2">
            <text:p>52992</text:p>
          </table:table-cell>
          <table:table-cell office:value-type="float" office:value="52996" table:formula="of:=[.BM104]+4" table:style-name="ce2">
            <text:p>52996</text:p>
          </table:table-cell>
          <table:table-cell office:value-type="float" office:value="53000" table:formula="of:=[.BN104]+4" table:style-name="ce2">
            <text:p>53000</text:p>
          </table:table-cell>
          <table:table-cell office:value-type="float" office:value="53004" table:formula="of:=[.BO104]+4" table:style-name="ce2">
            <text:p>53004</text:p>
          </table:table-cell>
          <table:table-cell office:value-type="float" office:value="53008" table:formula="of:=[.BP104]+4" table:style-name="ce2">
            <text:p>53008</text:p>
          </table:table-cell>
          <table:table-cell office:value-type="float" office:value="53012" table:formula="of:=[.BQ104]+4" table:style-name="ce2">
            <text:p>53012</text:p>
          </table:table-cell>
          <table:table-cell office:value-type="float" office:value="53016" table:formula="of:=[.BR104]+4" table:style-name="ce2">
            <text:p>53016</text:p>
          </table:table-cell>
          <table:table-cell office:value-type="float" office:value="53020" table:formula="of:=[.BS104]+4" table:style-name="ce2">
            <text:p>53020</text:p>
          </table:table-cell>
          <table:table-cell office:value-type="float" office:value="53024" table:formula="of:=[.BT104]+4" table:style-name="ce2">
            <text:p>53024</text:p>
          </table:table-cell>
          <table:table-cell office:value-type="float" office:value="53028" table:formula="of:=[.BU104]+4" table:style-name="ce2">
            <text:p>53028</text:p>
          </table:table-cell>
          <table:table-cell office:value-type="float" office:value="53032" table:formula="of:=[.BV104]+4" table:style-name="ce2">
            <text:p>53032</text:p>
          </table:table-cell>
          <table:table-cell office:value-type="float" office:value="53036" table:formula="of:=[.BW104]+4" table:style-name="ce2">
            <text:p>53036</text:p>
          </table:table-cell>
          <table:table-cell office:value-type="float" office:value="53040" table:formula="of:=[.BX104]+4" table:style-name="ce2">
            <text:p>53040</text:p>
          </table:table-cell>
          <table:table-cell office:value-type="float" office:value="53044" table:formula="of:=[.BY104]+4" table:style-name="ce2">
            <text:p>53044</text:p>
          </table:table-cell>
          <table:table-cell office:value-type="float" office:value="53048" table:formula="of:=[.BZ104]+4" table:style-name="ce2">
            <text:p>53048</text:p>
          </table:table-cell>
          <table:table-cell office:value-type="float" office:value="53052" table:formula="of:=[.CA104]+4" table:style-name="ce2">
            <text:p>53052</text:p>
          </table:table-cell>
          <table:table-cell office:value-type="float" office:value="53056" table:formula="of:=[.CB104]+4" table:style-name="ce2">
            <text:p>53056</text:p>
          </table:table-cell>
          <table:table-cell office:value-type="float" office:value="53060" table:formula="of:=[.CC104]+4" table:style-name="ce2">
            <text:p>53060</text:p>
          </table:table-cell>
          <table:table-cell office:value-type="float" office:value="53064" table:formula="of:=[.CD104]+4" table:style-name="ce2">
            <text:p>53064</text:p>
          </table:table-cell>
          <table:table-cell office:value-type="float" office:value="53068" table:formula="of:=[.CE104]+4" table:style-name="ce2">
            <text:p>53068</text:p>
          </table:table-cell>
          <table:table-cell office:value-type="float" office:value="53072" table:formula="of:=[.CF104]+4" table:style-name="ce2">
            <text:p>53072</text:p>
          </table:table-cell>
          <table:table-cell office:value-type="float" office:value="53076" table:formula="of:=[.CG104]+4" table:style-name="ce2">
            <text:p>53076</text:p>
          </table:table-cell>
          <table:table-cell office:value-type="float" office:value="53080" table:formula="of:=[.CH104]+4" table:style-name="ce2">
            <text:p>53080</text:p>
          </table:table-cell>
          <table:table-cell office:value-type="float" office:value="53084" table:formula="of:=[.CI104]+4" table:style-name="ce2">
            <text:p>53084</text:p>
          </table:table-cell>
          <table:table-cell office:value-type="float" office:value="53088" table:formula="of:=[.CJ104]+4" table:style-name="ce2">
            <text:p>53088</text:p>
          </table:table-cell>
          <table:table-cell office:value-type="float" office:value="53092" table:formula="of:=[.CK104]+4" table:style-name="ce2">
            <text:p>53092</text:p>
          </table:table-cell>
          <table:table-cell office:value-type="float" office:value="53096" table:formula="of:=[.CL104]+4" table:style-name="ce2">
            <text:p>53096</text:p>
          </table:table-cell>
          <table:table-cell office:value-type="float" office:value="53100" table:formula="of:=[.CM104]+4" table:style-name="ce2">
            <text:p>53100</text:p>
          </table:table-cell>
          <table:table-cell office:value-type="float" office:value="53104" table:formula="of:=[.CN104]+4" table:style-name="ce2">
            <text:p>53104</text:p>
          </table:table-cell>
          <table:table-cell office:value-type="float" office:value="53108" table:formula="of:=[.CO104]+4" table:style-name="ce2">
            <text:p>53108</text:p>
          </table:table-cell>
          <table:table-cell office:value-type="float" office:value="53112" table:formula="of:=[.CP104]+4" table:style-name="ce2">
            <text:p>53112</text:p>
          </table:table-cell>
          <table:table-cell office:value-type="float" office:value="53116" table:formula="of:=[.CQ104]+4" table:style-name="ce2">
            <text:p>53116</text:p>
          </table:table-cell>
          <table:table-cell office:value-type="float" office:value="53120" table:formula="of:=[.CR104]+4" table:style-name="ce2">
            <text:p>53120</text:p>
          </table:table-cell>
          <table:table-cell office:value-type="float" office:value="53124" table:formula="of:=[.CS104]+4" table:style-name="ce2">
            <text:p>53124</text:p>
          </table:table-cell>
          <table:table-cell office:value-type="float" office:value="53128" table:formula="of:=[.CT104]+4" table:style-name="ce2">
            <text:p>53128</text:p>
          </table:table-cell>
          <table:table-cell office:value-type="float" office:value="53132" table:formula="of:=[.CU104]+4" table:style-name="ce2">
            <text:p>53132</text:p>
          </table:table-cell>
          <table:table-cell office:value-type="float" office:value="53136" table:formula="of:=[.CV104]+4" table:style-name="ce2">
            <text:p>53136</text:p>
          </table:table-cell>
          <table:table-cell office:value-type="float" office:value="53140" table:formula="of:=[.CW104]+4" table:style-name="ce2">
            <text:p>53140</text:p>
          </table:table-cell>
          <table:table-cell office:value-type="float" office:value="53144" table:formula="of:=[.CX104]+4" table:style-name="ce2">
            <text:p>53144</text:p>
          </table:table-cell>
          <table:table-cell office:value-type="float" office:value="53148" table:formula="of:=[.CY104]+4" table:style-name="ce2">
            <text:p>53148</text:p>
          </table:table-cell>
          <table:table-cell office:value-type="float" office:value="53152" table:formula="of:=[.CZ104]+4" table:style-name="ce2">
            <text:p>53152</text:p>
          </table:table-cell>
          <table:table-cell office:value-type="float" office:value="53156" table:formula="of:=[.DA104]+4" table:style-name="ce2">
            <text:p>53156</text:p>
          </table:table-cell>
          <table:table-cell office:value-type="float" office:value="53160" table:formula="of:=[.DB104]+4" table:style-name="ce2">
            <text:p>53160</text:p>
          </table:table-cell>
          <table:table-cell office:value-type="float" office:value="53164" table:formula="of:=[.DC104]+4" table:style-name="ce2">
            <text:p>53164</text:p>
          </table:table-cell>
          <table:table-cell office:value-type="float" office:value="53168" table:formula="of:=[.DD104]+4" table:style-name="ce2">
            <text:p>53168</text:p>
          </table:table-cell>
          <table:table-cell office:value-type="float" office:value="53172" table:formula="of:=[.DE104]+4" table:style-name="ce2">
            <text:p>53172</text:p>
          </table:table-cell>
          <table:table-cell office:value-type="float" office:value="53176" table:formula="of:=[.DF104]+4" table:style-name="ce2">
            <text:p>53176</text:p>
          </table:table-cell>
          <table:table-cell office:value-type="float" office:value="53180" table:formula="of:=[.DG104]+4" table:style-name="ce2">
            <text:p>53180</text:p>
          </table:table-cell>
          <table:table-cell office:value-type="float" office:value="53184" table:formula="of:=[.DH104]+4" table:style-name="ce2">
            <text:p>53184</text:p>
          </table:table-cell>
          <table:table-cell office:value-type="float" office:value="53188" table:formula="of:=[.DI104]+4" table:style-name="ce2">
            <text:p>53188</text:p>
          </table:table-cell>
          <table:table-cell office:value-type="float" office:value="53192" table:formula="of:=[.DJ104]+4" table:style-name="ce2">
            <text:p>53192</text:p>
          </table:table-cell>
          <table:table-cell office:value-type="float" office:value="53196" table:formula="of:=[.DK104]+4" table:style-name="ce2">
            <text:p>53196</text:p>
          </table:table-cell>
          <table:table-cell office:value-type="float" office:value="53200" table:formula="of:=[.DL104]+4" table:style-name="ce2">
            <text:p>53200</text:p>
          </table:table-cell>
          <table:table-cell office:value-type="float" office:value="53204" table:formula="of:=[.DM104]+4" table:style-name="ce2">
            <text:p>53204</text:p>
          </table:table-cell>
          <table:table-cell office:value-type="float" office:value="53208" table:formula="of:=[.DN104]+4" table:style-name="ce2">
            <text:p>53208</text:p>
          </table:table-cell>
          <table:table-cell office:value-type="float" office:value="53212" table:formula="of:=[.DO104]+4" table:style-name="ce2">
            <text:p>53212</text:p>
          </table:table-cell>
          <table:table-cell office:value-type="float" office:value="53216" table:formula="of:=[.DP104]+4" table:style-name="ce2">
            <text:p>53216</text:p>
          </table:table-cell>
          <table:table-cell office:value-type="float" office:value="53220" table:formula="of:=[.DQ104]+4" table:style-name="ce2">
            <text:p>53220</text:p>
          </table:table-cell>
          <table:table-cell office:value-type="float" office:value="53224" table:formula="of:=[.DR104]+4" table:style-name="ce2">
            <text:p>53224</text:p>
          </table:table-cell>
          <table:table-cell office:value-type="float" office:value="53228" table:formula="of:=[.DS104]+4" table:style-name="ce2">
            <text:p>53228</text:p>
          </table:table-cell>
          <table:table-cell office:value-type="float" office:value="53232" table:formula="of:=[.DT104]+4" table:style-name="ce2">
            <text:p>53232</text:p>
          </table:table-cell>
          <table:table-cell office:value-type="float" office:value="53236" table:formula="of:=[.DU104]+4" table:style-name="ce2">
            <text:p>53236</text:p>
          </table:table-cell>
          <table:table-cell office:value-type="float" office:value="53240" table:formula="of:=[.DV104]+4" table:style-name="ce2">
            <text:p>53240</text:p>
          </table:table-cell>
          <table:table-cell office:value-type="float" office:value="53244" table:formula="of:=[.DW104]+4" table:style-name="ce2">
            <text:p>53244</text:p>
          </table:table-cell>
          <table:table-cell table:number-columns-repeated="16256"/>
        </table:table-row>
        <table:table-row table:style-name="ro1">
          <table:table-cell office:value-type="float" office:value="53248" table:formula="of:=[.A104]+512" table:style-name="ce2">
            <text:p>53248</text:p>
          </table:table-cell>
          <table:table-cell office:value-type="float" office:value="53252" table:formula="of:=[.A105]+4" table:style-name="ce2">
            <text:p>53252</text:p>
          </table:table-cell>
          <table:table-cell office:value-type="float" office:value="53256" table:formula="of:=[.B105]+4" table:style-name="ce2">
            <text:p>53256</text:p>
          </table:table-cell>
          <table:table-cell office:value-type="float" office:value="53260" table:formula="of:=[.C105]+4" table:style-name="ce2">
            <text:p>53260</text:p>
          </table:table-cell>
          <table:table-cell office:value-type="float" office:value="53264" table:formula="of:=[.D105]+4" table:style-name="ce2">
            <text:p>53264</text:p>
          </table:table-cell>
          <table:table-cell office:value-type="float" office:value="53268" table:formula="of:=[.E105]+4" table:style-name="ce2">
            <text:p>53268</text:p>
          </table:table-cell>
          <table:table-cell office:value-type="float" office:value="53272" table:formula="of:=[.F105]+4" table:style-name="ce2">
            <text:p>53272</text:p>
          </table:table-cell>
          <table:table-cell office:value-type="float" office:value="53276" table:formula="of:=[.G105]+4" table:style-name="ce2">
            <text:p>53276</text:p>
          </table:table-cell>
          <table:table-cell office:value-type="float" office:value="53280" table:formula="of:=[.H105]+4" table:style-name="ce2">
            <text:p>53280</text:p>
          </table:table-cell>
          <table:table-cell office:value-type="float" office:value="53284" table:formula="of:=[.I105]+4" table:style-name="ce2">
            <text:p>53284</text:p>
          </table:table-cell>
          <table:table-cell office:value-type="float" office:value="53288" table:formula="of:=[.J105]+4" table:style-name="ce2">
            <text:p>53288</text:p>
          </table:table-cell>
          <table:table-cell office:value-type="float" office:value="53292" table:formula="of:=[.K105]+4" table:style-name="ce2">
            <text:p>53292</text:p>
          </table:table-cell>
          <table:table-cell office:value-type="float" office:value="53296" table:formula="of:=[.L105]+4" table:style-name="ce2">
            <text:p>53296</text:p>
          </table:table-cell>
          <table:table-cell office:value-type="float" office:value="53300" table:formula="of:=[.M105]+4" table:style-name="ce2">
            <text:p>53300</text:p>
          </table:table-cell>
          <table:table-cell office:value-type="float" office:value="53304" table:formula="of:=[.N105]+4" table:style-name="ce2">
            <text:p>53304</text:p>
          </table:table-cell>
          <table:table-cell office:value-type="float" office:value="53308" table:formula="of:=[.O105]+4" table:style-name="ce2">
            <text:p>53308</text:p>
          </table:table-cell>
          <table:table-cell office:value-type="float" office:value="53312" table:formula="of:=[.P105]+4" table:style-name="ce2">
            <text:p>53312</text:p>
          </table:table-cell>
          <table:table-cell office:value-type="float" office:value="53316" table:formula="of:=[.Q105]+4" table:style-name="ce2">
            <text:p>53316</text:p>
          </table:table-cell>
          <table:table-cell office:value-type="float" office:value="53320" table:formula="of:=[.R105]+4" table:style-name="ce2">
            <text:p>53320</text:p>
          </table:table-cell>
          <table:table-cell office:value-type="float" office:value="53324" table:formula="of:=[.S105]+4" table:style-name="ce2">
            <text:p>53324</text:p>
          </table:table-cell>
          <table:table-cell office:value-type="float" office:value="53328" table:formula="of:=[.T105]+4" table:style-name="ce2">
            <text:p>53328</text:p>
          </table:table-cell>
          <table:table-cell office:value-type="float" office:value="53332" table:formula="of:=[.U105]+4" table:style-name="ce2">
            <text:p>53332</text:p>
          </table:table-cell>
          <table:table-cell office:value-type="float" office:value="53336" table:formula="of:=[.V105]+4" table:style-name="ce2">
            <text:p>53336</text:p>
          </table:table-cell>
          <table:table-cell office:value-type="float" office:value="53340" table:formula="of:=[.W105]+4" table:style-name="ce2">
            <text:p>53340</text:p>
          </table:table-cell>
          <table:table-cell office:value-type="float" office:value="53344" table:formula="of:=[.X105]+4" table:style-name="ce2">
            <text:p>53344</text:p>
          </table:table-cell>
          <table:table-cell office:value-type="float" office:value="53348" table:formula="of:=[.Y105]+4" table:style-name="ce2">
            <text:p>53348</text:p>
          </table:table-cell>
          <table:table-cell office:value-type="float" office:value="53352" table:formula="of:=[.Z105]+4" table:style-name="ce2">
            <text:p>53352</text:p>
          </table:table-cell>
          <table:table-cell office:value-type="float" office:value="53356" table:formula="of:=[.AA105]+4" table:style-name="ce2">
            <text:p>53356</text:p>
          </table:table-cell>
          <table:table-cell office:value-type="float" office:value="53360" table:formula="of:=[.AB105]+4" table:style-name="ce2">
            <text:p>53360</text:p>
          </table:table-cell>
          <table:table-cell office:value-type="float" office:value="53364" table:formula="of:=[.AC105]+4" table:style-name="ce2">
            <text:p>53364</text:p>
          </table:table-cell>
          <table:table-cell office:value-type="float" office:value="53368" table:formula="of:=[.AD105]+4" table:style-name="ce2">
            <text:p>53368</text:p>
          </table:table-cell>
          <table:table-cell office:value-type="float" office:value="53372" table:formula="of:=[.AE105]+4" table:style-name="ce2">
            <text:p>53372</text:p>
          </table:table-cell>
          <table:table-cell office:value-type="float" office:value="53376" table:formula="of:=[.AF105]+4" table:style-name="ce2">
            <text:p>53376</text:p>
          </table:table-cell>
          <table:table-cell office:value-type="float" office:value="53380" table:formula="of:=[.AG105]+4" table:style-name="ce2">
            <text:p>53380</text:p>
          </table:table-cell>
          <table:table-cell office:value-type="float" office:value="53384" table:formula="of:=[.AH105]+4" table:style-name="ce2">
            <text:p>53384</text:p>
          </table:table-cell>
          <table:table-cell office:value-type="float" office:value="53388" table:formula="of:=[.AI105]+4" table:style-name="ce2">
            <text:p>53388</text:p>
          </table:table-cell>
          <table:table-cell office:value-type="float" office:value="53392" table:formula="of:=[.AJ105]+4" table:style-name="ce2">
            <text:p>53392</text:p>
          </table:table-cell>
          <table:table-cell office:value-type="float" office:value="53396" table:formula="of:=[.AK105]+4" table:style-name="ce2">
            <text:p>53396</text:p>
          </table:table-cell>
          <table:table-cell office:value-type="float" office:value="53400" table:formula="of:=[.AL105]+4" table:style-name="ce2">
            <text:p>53400</text:p>
          </table:table-cell>
          <table:table-cell office:value-type="float" office:value="53404" table:formula="of:=[.AM105]+4" table:style-name="ce2">
            <text:p>53404</text:p>
          </table:table-cell>
          <table:table-cell office:value-type="float" office:value="53408" table:formula="of:=[.AN105]+4" table:style-name="ce2">
            <text:p>53408</text:p>
          </table:table-cell>
          <table:table-cell office:value-type="float" office:value="53412" table:formula="of:=[.AO105]+4" table:style-name="ce2">
            <text:p>53412</text:p>
          </table:table-cell>
          <table:table-cell office:value-type="float" office:value="53416" table:formula="of:=[.AP105]+4" table:style-name="ce2">
            <text:p>53416</text:p>
          </table:table-cell>
          <table:table-cell office:value-type="float" office:value="53420" table:formula="of:=[.AQ105]+4" table:style-name="ce2">
            <text:p>53420</text:p>
          </table:table-cell>
          <table:table-cell office:value-type="float" office:value="53424" table:formula="of:=[.AR105]+4" table:style-name="ce2">
            <text:p>53424</text:p>
          </table:table-cell>
          <table:table-cell office:value-type="float" office:value="53428" table:formula="of:=[.AS105]+4" table:style-name="ce2">
            <text:p>53428</text:p>
          </table:table-cell>
          <table:table-cell office:value-type="float" office:value="53432" table:formula="of:=[.AT105]+4" table:style-name="ce2">
            <text:p>53432</text:p>
          </table:table-cell>
          <table:table-cell office:value-type="float" office:value="53436" table:formula="of:=[.AU105]+4" table:style-name="ce2">
            <text:p>53436</text:p>
          </table:table-cell>
          <table:table-cell office:value-type="float" office:value="53440" table:formula="of:=[.AV105]+4" table:style-name="ce2">
            <text:p>53440</text:p>
          </table:table-cell>
          <table:table-cell office:value-type="float" office:value="53444" table:formula="of:=[.AW105]+4" table:style-name="ce2">
            <text:p>53444</text:p>
          </table:table-cell>
          <table:table-cell office:value-type="float" office:value="53448" table:formula="of:=[.AX105]+4" table:style-name="ce2">
            <text:p>53448</text:p>
          </table:table-cell>
          <table:table-cell office:value-type="float" office:value="53452" table:formula="of:=[.AY105]+4" table:style-name="ce2">
            <text:p>53452</text:p>
          </table:table-cell>
          <table:table-cell office:value-type="float" office:value="53456" table:formula="of:=[.AZ105]+4" table:style-name="ce2">
            <text:p>53456</text:p>
          </table:table-cell>
          <table:table-cell office:value-type="float" office:value="53460" table:formula="of:=[.BA105]+4" table:style-name="ce2">
            <text:p>53460</text:p>
          </table:table-cell>
          <table:table-cell office:value-type="float" office:value="53464" table:formula="of:=[.BB105]+4" table:style-name="ce2">
            <text:p>53464</text:p>
          </table:table-cell>
          <table:table-cell office:value-type="float" office:value="53468" table:formula="of:=[.BC105]+4" table:style-name="ce2">
            <text:p>53468</text:p>
          </table:table-cell>
          <table:table-cell office:value-type="float" office:value="53472" table:formula="of:=[.BD105]+4" table:style-name="ce2">
            <text:p>53472</text:p>
          </table:table-cell>
          <table:table-cell office:value-type="float" office:value="53476" table:formula="of:=[.BE105]+4" table:style-name="ce2">
            <text:p>53476</text:p>
          </table:table-cell>
          <table:table-cell office:value-type="float" office:value="53480" table:formula="of:=[.BF105]+4" table:style-name="ce6">
            <text:p>53480</text:p>
          </table:table-cell>
          <table:table-cell office:value-type="float" office:value="53484" table:formula="of:=[.BG105]+4" table:style-name="ce2">
            <text:p>53484</text:p>
          </table:table-cell>
          <table:table-cell office:value-type="float" office:value="53488" table:formula="of:=[.BH105]+4" table:style-name="ce2">
            <text:p>53488</text:p>
          </table:table-cell>
          <table:table-cell office:value-type="float" office:value="53492" table:formula="of:=[.BI105]+4" table:style-name="ce2">
            <text:p>53492</text:p>
          </table:table-cell>
          <table:table-cell office:value-type="float" office:value="53496" table:formula="of:=[.BJ105]+4" table:style-name="ce2">
            <text:p>53496</text:p>
          </table:table-cell>
          <table:table-cell office:value-type="float" office:value="53500" table:formula="of:=[.BK105]+4" table:style-name="ce2">
            <text:p>53500</text:p>
          </table:table-cell>
          <table:table-cell office:value-type="float" office:value="53504" table:formula="of:=[.BL105]+4" table:style-name="ce2">
            <text:p>53504</text:p>
          </table:table-cell>
          <table:table-cell office:value-type="float" office:value="53508" table:formula="of:=[.BM105]+4" table:style-name="ce2">
            <text:p>53508</text:p>
          </table:table-cell>
          <table:table-cell office:value-type="float" office:value="53512" table:formula="of:=[.BN105]+4" table:style-name="ce2">
            <text:p>53512</text:p>
          </table:table-cell>
          <table:table-cell office:value-type="float" office:value="53516" table:formula="of:=[.BO105]+4" table:style-name="ce2">
            <text:p>53516</text:p>
          </table:table-cell>
          <table:table-cell office:value-type="float" office:value="53520" table:formula="of:=[.BP105]+4" table:style-name="ce2">
            <text:p>53520</text:p>
          </table:table-cell>
          <table:table-cell office:value-type="float" office:value="53524" table:formula="of:=[.BQ105]+4" table:style-name="ce2">
            <text:p>53524</text:p>
          </table:table-cell>
          <table:table-cell office:value-type="float" office:value="53528" table:formula="of:=[.BR105]+4" table:style-name="ce2">
            <text:p>53528</text:p>
          </table:table-cell>
          <table:table-cell office:value-type="float" office:value="53532" table:formula="of:=[.BS105]+4" table:style-name="ce2">
            <text:p>53532</text:p>
          </table:table-cell>
          <table:table-cell office:value-type="float" office:value="53536" table:formula="of:=[.BT105]+4" table:style-name="ce2">
            <text:p>53536</text:p>
          </table:table-cell>
          <table:table-cell office:value-type="float" office:value="53540" table:formula="of:=[.BU105]+4" table:style-name="ce2">
            <text:p>53540</text:p>
          </table:table-cell>
          <table:table-cell office:value-type="float" office:value="53544" table:formula="of:=[.BV105]+4" table:style-name="ce2">
            <text:p>53544</text:p>
          </table:table-cell>
          <table:table-cell office:value-type="float" office:value="53548" table:formula="of:=[.BW105]+4" table:style-name="ce2">
            <text:p>53548</text:p>
          </table:table-cell>
          <table:table-cell office:value-type="float" office:value="53552" table:formula="of:=[.BX105]+4" table:style-name="ce2">
            <text:p>53552</text:p>
          </table:table-cell>
          <table:table-cell office:value-type="float" office:value="53556" table:formula="of:=[.BY105]+4" table:style-name="ce2">
            <text:p>53556</text:p>
          </table:table-cell>
          <table:table-cell office:value-type="float" office:value="53560" table:formula="of:=[.BZ105]+4" table:style-name="ce2">
            <text:p>53560</text:p>
          </table:table-cell>
          <table:table-cell office:value-type="float" office:value="53564" table:formula="of:=[.CA105]+4" table:style-name="ce2">
            <text:p>53564</text:p>
          </table:table-cell>
          <table:table-cell office:value-type="float" office:value="53568" table:formula="of:=[.CB105]+4" table:style-name="ce2">
            <text:p>53568</text:p>
          </table:table-cell>
          <table:table-cell office:value-type="float" office:value="53572" table:formula="of:=[.CC105]+4" table:style-name="ce2">
            <text:p>53572</text:p>
          </table:table-cell>
          <table:table-cell office:value-type="float" office:value="53576" table:formula="of:=[.CD105]+4" table:style-name="ce2">
            <text:p>53576</text:p>
          </table:table-cell>
          <table:table-cell office:value-type="float" office:value="53580" table:formula="of:=[.CE105]+4" table:style-name="ce2">
            <text:p>53580</text:p>
          </table:table-cell>
          <table:table-cell office:value-type="float" office:value="53584" table:formula="of:=[.CF105]+4" table:style-name="ce2">
            <text:p>53584</text:p>
          </table:table-cell>
          <table:table-cell office:value-type="float" office:value="53588" table:formula="of:=[.CG105]+4" table:style-name="ce2">
            <text:p>53588</text:p>
          </table:table-cell>
          <table:table-cell office:value-type="float" office:value="53592" table:formula="of:=[.CH105]+4" table:style-name="ce2">
            <text:p>53592</text:p>
          </table:table-cell>
          <table:table-cell office:value-type="float" office:value="53596" table:formula="of:=[.CI105]+4" table:style-name="ce2">
            <text:p>53596</text:p>
          </table:table-cell>
          <table:table-cell office:value-type="float" office:value="53600" table:formula="of:=[.CJ105]+4" table:style-name="ce2">
            <text:p>53600</text:p>
          </table:table-cell>
          <table:table-cell office:value-type="float" office:value="53604" table:formula="of:=[.CK105]+4" table:style-name="ce2">
            <text:p>53604</text:p>
          </table:table-cell>
          <table:table-cell office:value-type="float" office:value="53608" table:formula="of:=[.CL105]+4" table:style-name="ce2">
            <text:p>53608</text:p>
          </table:table-cell>
          <table:table-cell office:value-type="float" office:value="53612" table:formula="of:=[.CM105]+4" table:style-name="ce2">
            <text:p>53612</text:p>
          </table:table-cell>
          <table:table-cell office:value-type="float" office:value="53616" table:formula="of:=[.CN105]+4" table:style-name="ce2">
            <text:p>53616</text:p>
          </table:table-cell>
          <table:table-cell office:value-type="float" office:value="53620" table:formula="of:=[.CO105]+4" table:style-name="ce2">
            <text:p>53620</text:p>
          </table:table-cell>
          <table:table-cell office:value-type="float" office:value="53624" table:formula="of:=[.CP105]+4" table:style-name="ce2">
            <text:p>53624</text:p>
          </table:table-cell>
          <table:table-cell office:value-type="float" office:value="53628" table:formula="of:=[.CQ105]+4" table:style-name="ce2">
            <text:p>53628</text:p>
          </table:table-cell>
          <table:table-cell office:value-type="float" office:value="53632" table:formula="of:=[.CR105]+4" table:style-name="ce2">
            <text:p>53632</text:p>
          </table:table-cell>
          <table:table-cell office:value-type="float" office:value="53636" table:formula="of:=[.CS105]+4" table:style-name="ce2">
            <text:p>53636</text:p>
          </table:table-cell>
          <table:table-cell office:value-type="float" office:value="53640" table:formula="of:=[.CT105]+4" table:style-name="ce2">
            <text:p>53640</text:p>
          </table:table-cell>
          <table:table-cell office:value-type="float" office:value="53644" table:formula="of:=[.CU105]+4" table:style-name="ce2">
            <text:p>53644</text:p>
          </table:table-cell>
          <table:table-cell office:value-type="float" office:value="53648" table:formula="of:=[.CV105]+4" table:style-name="ce2">
            <text:p>53648</text:p>
          </table:table-cell>
          <table:table-cell office:value-type="float" office:value="53652" table:formula="of:=[.CW105]+4" table:style-name="ce2">
            <text:p>53652</text:p>
          </table:table-cell>
          <table:table-cell office:value-type="float" office:value="53656" table:formula="of:=[.CX105]+4" table:style-name="ce2">
            <text:p>53656</text:p>
          </table:table-cell>
          <table:table-cell office:value-type="float" office:value="53660" table:formula="of:=[.CY105]+4" table:style-name="ce2">
            <text:p>53660</text:p>
          </table:table-cell>
          <table:table-cell office:value-type="float" office:value="53664" table:formula="of:=[.CZ105]+4" table:style-name="ce2">
            <text:p>53664</text:p>
          </table:table-cell>
          <table:table-cell office:value-type="float" office:value="53668" table:formula="of:=[.DA105]+4" table:style-name="ce2">
            <text:p>53668</text:p>
          </table:table-cell>
          <table:table-cell office:value-type="float" office:value="53672" table:formula="of:=[.DB105]+4" table:style-name="ce2">
            <text:p>53672</text:p>
          </table:table-cell>
          <table:table-cell office:value-type="float" office:value="53676" table:formula="of:=[.DC105]+4" table:style-name="ce2">
            <text:p>53676</text:p>
          </table:table-cell>
          <table:table-cell office:value-type="float" office:value="53680" table:formula="of:=[.DD105]+4" table:style-name="ce2">
            <text:p>53680</text:p>
          </table:table-cell>
          <table:table-cell office:value-type="float" office:value="53684" table:formula="of:=[.DE105]+4" table:style-name="ce2">
            <text:p>53684</text:p>
          </table:table-cell>
          <table:table-cell office:value-type="float" office:value="53688" table:formula="of:=[.DF105]+4" table:style-name="ce2">
            <text:p>53688</text:p>
          </table:table-cell>
          <table:table-cell office:value-type="float" office:value="53692" table:formula="of:=[.DG105]+4" table:style-name="ce2">
            <text:p>53692</text:p>
          </table:table-cell>
          <table:table-cell office:value-type="float" office:value="53696" table:formula="of:=[.DH105]+4" table:style-name="ce2">
            <text:p>53696</text:p>
          </table:table-cell>
          <table:table-cell office:value-type="float" office:value="53700" table:formula="of:=[.DI105]+4" table:style-name="ce2">
            <text:p>53700</text:p>
          </table:table-cell>
          <table:table-cell office:value-type="float" office:value="53704" table:formula="of:=[.DJ105]+4" table:style-name="ce2">
            <text:p>53704</text:p>
          </table:table-cell>
          <table:table-cell office:value-type="float" office:value="53708" table:formula="of:=[.DK105]+4" table:style-name="ce2">
            <text:p>53708</text:p>
          </table:table-cell>
          <table:table-cell office:value-type="float" office:value="53712" table:formula="of:=[.DL105]+4" table:style-name="ce2">
            <text:p>53712</text:p>
          </table:table-cell>
          <table:table-cell office:value-type="float" office:value="53716" table:formula="of:=[.DM105]+4" table:style-name="ce2">
            <text:p>53716</text:p>
          </table:table-cell>
          <table:table-cell office:value-type="float" office:value="53720" table:formula="of:=[.DN105]+4" table:style-name="ce2">
            <text:p>53720</text:p>
          </table:table-cell>
          <table:table-cell office:value-type="float" office:value="53724" table:formula="of:=[.DO105]+4" table:style-name="ce2">
            <text:p>53724</text:p>
          </table:table-cell>
          <table:table-cell office:value-type="float" office:value="53728" table:formula="of:=[.DP105]+4" table:style-name="ce2">
            <text:p>53728</text:p>
          </table:table-cell>
          <table:table-cell office:value-type="float" office:value="53732" table:formula="of:=[.DQ105]+4" table:style-name="ce2">
            <text:p>53732</text:p>
          </table:table-cell>
          <table:table-cell office:value-type="float" office:value="53736" table:formula="of:=[.DR105]+4" table:style-name="ce2">
            <text:p>53736</text:p>
          </table:table-cell>
          <table:table-cell office:value-type="float" office:value="53740" table:formula="of:=[.DS105]+4" table:style-name="ce2">
            <text:p>53740</text:p>
          </table:table-cell>
          <table:table-cell office:value-type="float" office:value="53744" table:formula="of:=[.DT105]+4" table:style-name="ce2">
            <text:p>53744</text:p>
          </table:table-cell>
          <table:table-cell office:value-type="float" office:value="53748" table:formula="of:=[.DU105]+4" table:style-name="ce2">
            <text:p>53748</text:p>
          </table:table-cell>
          <table:table-cell office:value-type="float" office:value="53752" table:formula="of:=[.DV105]+4" table:style-name="ce2">
            <text:p>53752</text:p>
          </table:table-cell>
          <table:table-cell office:value-type="float" office:value="53756" table:formula="of:=[.DW105]+4" table:style-name="ce2">
            <text:p>53756</text:p>
          </table:table-cell>
          <table:table-cell table:number-columns-repeated="16256"/>
        </table:table-row>
        <table:table-row table:style-name="ro1">
          <table:table-cell office:value-type="float" office:value="53760" table:formula="of:=[.A105]+512" table:style-name="ce2">
            <text:p>53760</text:p>
          </table:table-cell>
          <table:table-cell office:value-type="float" office:value="53764" table:formula="of:=[.A106]+4" table:style-name="ce2">
            <text:p>53764</text:p>
          </table:table-cell>
          <table:table-cell office:value-type="float" office:value="53768" table:formula="of:=[.B106]+4" table:style-name="ce2">
            <text:p>53768</text:p>
          </table:table-cell>
          <table:table-cell office:value-type="float" office:value="53772" table:formula="of:=[.C106]+4" table:style-name="ce2">
            <text:p>53772</text:p>
          </table:table-cell>
          <table:table-cell office:value-type="float" office:value="53776" table:formula="of:=[.D106]+4" table:style-name="ce2">
            <text:p>53776</text:p>
          </table:table-cell>
          <table:table-cell office:value-type="float" office:value="53780" table:formula="of:=[.E106]+4" table:style-name="ce2">
            <text:p>53780</text:p>
          </table:table-cell>
          <table:table-cell office:value-type="float" office:value="53784" table:formula="of:=[.F106]+4" table:style-name="ce2">
            <text:p>53784</text:p>
          </table:table-cell>
          <table:table-cell office:value-type="float" office:value="53788" table:formula="of:=[.G106]+4" table:style-name="ce2">
            <text:p>53788</text:p>
          </table:table-cell>
          <table:table-cell office:value-type="float" office:value="53792" table:formula="of:=[.H106]+4" table:style-name="ce2">
            <text:p>53792</text:p>
          </table:table-cell>
          <table:table-cell office:value-type="float" office:value="53796" table:formula="of:=[.I106]+4" table:style-name="ce2">
            <text:p>53796</text:p>
          </table:table-cell>
          <table:table-cell office:value-type="float" office:value="53800" table:formula="of:=[.J106]+4" table:style-name="ce2">
            <text:p>53800</text:p>
          </table:table-cell>
          <table:table-cell office:value-type="float" office:value="53804" table:formula="of:=[.K106]+4" table:style-name="ce2">
            <text:p>53804</text:p>
          </table:table-cell>
          <table:table-cell office:value-type="float" office:value="53808" table:formula="of:=[.L106]+4" table:style-name="ce2">
            <text:p>53808</text:p>
          </table:table-cell>
          <table:table-cell office:value-type="float" office:value="53812" table:formula="of:=[.M106]+4" table:style-name="ce2">
            <text:p>53812</text:p>
          </table:table-cell>
          <table:table-cell office:value-type="float" office:value="53816" table:formula="of:=[.N106]+4" table:style-name="ce2">
            <text:p>53816</text:p>
          </table:table-cell>
          <table:table-cell office:value-type="float" office:value="53820" table:formula="of:=[.O106]+4" table:style-name="ce2">
            <text:p>53820</text:p>
          </table:table-cell>
          <table:table-cell office:value-type="float" office:value="53824" table:formula="of:=[.P106]+4" table:style-name="ce2">
            <text:p>53824</text:p>
          </table:table-cell>
          <table:table-cell office:value-type="float" office:value="53828" table:formula="of:=[.Q106]+4" table:style-name="ce2">
            <text:p>53828</text:p>
          </table:table-cell>
          <table:table-cell office:value-type="float" office:value="53832" table:formula="of:=[.R106]+4" table:style-name="ce2">
            <text:p>53832</text:p>
          </table:table-cell>
          <table:table-cell office:value-type="float" office:value="53836" table:formula="of:=[.S106]+4" table:style-name="ce2">
            <text:p>53836</text:p>
          </table:table-cell>
          <table:table-cell office:value-type="float" office:value="53840" table:formula="of:=[.T106]+4" table:style-name="ce2">
            <text:p>53840</text:p>
          </table:table-cell>
          <table:table-cell office:value-type="float" office:value="53844" table:formula="of:=[.U106]+4" table:style-name="ce2">
            <text:p>53844</text:p>
          </table:table-cell>
          <table:table-cell office:value-type="float" office:value="53848" table:formula="of:=[.V106]+4" table:style-name="ce2">
            <text:p>53848</text:p>
          </table:table-cell>
          <table:table-cell office:value-type="float" office:value="53852" table:formula="of:=[.W106]+4" table:style-name="ce2">
            <text:p>53852</text:p>
          </table:table-cell>
          <table:table-cell office:value-type="float" office:value="53856" table:formula="of:=[.X106]+4" table:style-name="ce2">
            <text:p>53856</text:p>
          </table:table-cell>
          <table:table-cell office:value-type="float" office:value="53860" table:formula="of:=[.Y106]+4" table:style-name="ce2">
            <text:p>53860</text:p>
          </table:table-cell>
          <table:table-cell office:value-type="float" office:value="53864" table:formula="of:=[.Z106]+4" table:style-name="ce2">
            <text:p>53864</text:p>
          </table:table-cell>
          <table:table-cell office:value-type="float" office:value="53868" table:formula="of:=[.AA106]+4" table:style-name="ce2">
            <text:p>53868</text:p>
          </table:table-cell>
          <table:table-cell office:value-type="float" office:value="53872" table:formula="of:=[.AB106]+4" table:style-name="ce2">
            <text:p>53872</text:p>
          </table:table-cell>
          <table:table-cell office:value-type="float" office:value="53876" table:formula="of:=[.AC106]+4" table:style-name="ce2">
            <text:p>53876</text:p>
          </table:table-cell>
          <table:table-cell office:value-type="float" office:value="53880" table:formula="of:=[.AD106]+4" table:style-name="ce2">
            <text:p>53880</text:p>
          </table:table-cell>
          <table:table-cell office:value-type="float" office:value="53884" table:formula="of:=[.AE106]+4" table:style-name="ce2">
            <text:p>53884</text:p>
          </table:table-cell>
          <table:table-cell office:value-type="float" office:value="53888" table:formula="of:=[.AF106]+4" table:style-name="ce2">
            <text:p>53888</text:p>
          </table:table-cell>
          <table:table-cell office:value-type="float" office:value="53892" table:formula="of:=[.AG106]+4" table:style-name="ce2">
            <text:p>53892</text:p>
          </table:table-cell>
          <table:table-cell office:value-type="float" office:value="53896" table:formula="of:=[.AH106]+4" table:style-name="ce2">
            <text:p>53896</text:p>
          </table:table-cell>
          <table:table-cell office:value-type="float" office:value="53900" table:formula="of:=[.AI106]+4" table:style-name="ce2">
            <text:p>53900</text:p>
          </table:table-cell>
          <table:table-cell office:value-type="float" office:value="53904" table:formula="of:=[.AJ106]+4" table:style-name="ce2">
            <text:p>53904</text:p>
          </table:table-cell>
          <table:table-cell office:value-type="float" office:value="53908" table:formula="of:=[.AK106]+4" table:style-name="ce2">
            <text:p>53908</text:p>
          </table:table-cell>
          <table:table-cell office:value-type="float" office:value="53912" table:formula="of:=[.AL106]+4" table:style-name="ce2">
            <text:p>53912</text:p>
          </table:table-cell>
          <table:table-cell office:value-type="float" office:value="53916" table:formula="of:=[.AM106]+4" table:style-name="ce2">
            <text:p>53916</text:p>
          </table:table-cell>
          <table:table-cell office:value-type="float" office:value="53920" table:formula="of:=[.AN106]+4" table:style-name="ce2">
            <text:p>53920</text:p>
          </table:table-cell>
          <table:table-cell office:value-type="float" office:value="53924" table:formula="of:=[.AO106]+4" table:style-name="ce2">
            <text:p>53924</text:p>
          </table:table-cell>
          <table:table-cell office:value-type="float" office:value="53928" table:formula="of:=[.AP106]+4" table:style-name="ce2">
            <text:p>53928</text:p>
          </table:table-cell>
          <table:table-cell office:value-type="float" office:value="53932" table:formula="of:=[.AQ106]+4" table:style-name="ce2">
            <text:p>53932</text:p>
          </table:table-cell>
          <table:table-cell office:value-type="float" office:value="53936" table:formula="of:=[.AR106]+4" table:style-name="ce2">
            <text:p>53936</text:p>
          </table:table-cell>
          <table:table-cell office:value-type="float" office:value="53940" table:formula="of:=[.AS106]+4" table:style-name="ce2">
            <text:p>53940</text:p>
          </table:table-cell>
          <table:table-cell office:value-type="float" office:value="53944" table:formula="of:=[.AT106]+4" table:style-name="ce2">
            <text:p>53944</text:p>
          </table:table-cell>
          <table:table-cell office:value-type="float" office:value="53948" table:formula="of:=[.AU106]+4" table:style-name="ce2">
            <text:p>53948</text:p>
          </table:table-cell>
          <table:table-cell office:value-type="float" office:value="53952" table:formula="of:=[.AV106]+4" table:style-name="ce2">
            <text:p>53952</text:p>
          </table:table-cell>
          <table:table-cell office:value-type="float" office:value="53956" table:formula="of:=[.AW106]+4" table:style-name="ce2">
            <text:p>53956</text:p>
          </table:table-cell>
          <table:table-cell office:value-type="float" office:value="53960" table:formula="of:=[.AX106]+4" table:style-name="ce2">
            <text:p>53960</text:p>
          </table:table-cell>
          <table:table-cell office:value-type="float" office:value="53964" table:formula="of:=[.AY106]+4" table:style-name="ce2">
            <text:p>53964</text:p>
          </table:table-cell>
          <table:table-cell office:value-type="float" office:value="53968" table:formula="of:=[.AZ106]+4" table:style-name="ce2">
            <text:p>53968</text:p>
          </table:table-cell>
          <table:table-cell office:value-type="float" office:value="53972" table:formula="of:=[.BA106]+4" table:style-name="ce2">
            <text:p>53972</text:p>
          </table:table-cell>
          <table:table-cell office:value-type="float" office:value="53976" table:formula="of:=[.BB106]+4" table:style-name="ce2">
            <text:p>53976</text:p>
          </table:table-cell>
          <table:table-cell office:value-type="float" office:value="53980" table:formula="of:=[.BC106]+4" table:style-name="ce2">
            <text:p>53980</text:p>
          </table:table-cell>
          <table:table-cell office:value-type="float" office:value="53984" table:formula="of:=[.BD106]+4" table:style-name="ce2">
            <text:p>53984</text:p>
          </table:table-cell>
          <table:table-cell office:value-type="float" office:value="53988" table:formula="of:=[.BE106]+4" table:style-name="ce6">
            <text:p>53988</text:p>
          </table:table-cell>
          <table:table-cell office:value-type="float" office:value="53992" table:formula="of:=[.BF106]+4" table:style-name="ce6">
            <text:p>53992</text:p>
          </table:table-cell>
          <table:table-cell office:value-type="float" office:value="53996" table:formula="of:=[.BG106]+4" table:style-name="ce6">
            <text:p>53996</text:p>
          </table:table-cell>
          <table:table-cell office:value-type="float" office:value="54000" table:formula="of:=[.BH106]+4" table:style-name="ce2">
            <text:p>54000</text:p>
          </table:table-cell>
          <table:table-cell office:value-type="float" office:value="54004" table:formula="of:=[.BI106]+4" table:style-name="ce2">
            <text:p>54004</text:p>
          </table:table-cell>
          <table:table-cell office:value-type="float" office:value="54008" table:formula="of:=[.BJ106]+4" table:style-name="ce2">
            <text:p>54008</text:p>
          </table:table-cell>
          <table:table-cell office:value-type="float" office:value="54012" table:formula="of:=[.BK106]+4" table:style-name="ce2">
            <text:p>54012</text:p>
          </table:table-cell>
          <table:table-cell office:value-type="float" office:value="54016" table:formula="of:=[.BL106]+4" table:style-name="ce2">
            <text:p>54016</text:p>
          </table:table-cell>
          <table:table-cell office:value-type="float" office:value="54020" table:formula="of:=[.BM106]+4" table:style-name="ce2">
            <text:p>54020</text:p>
          </table:table-cell>
          <table:table-cell office:value-type="float" office:value="54024" table:formula="of:=[.BN106]+4" table:style-name="ce2">
            <text:p>54024</text:p>
          </table:table-cell>
          <table:table-cell office:value-type="float" office:value="54028" table:formula="of:=[.BO106]+4" table:style-name="ce2">
            <text:p>54028</text:p>
          </table:table-cell>
          <table:table-cell office:value-type="float" office:value="54032" table:formula="of:=[.BP106]+4" table:style-name="ce2">
            <text:p>54032</text:p>
          </table:table-cell>
          <table:table-cell office:value-type="float" office:value="54036" table:formula="of:=[.BQ106]+4" table:style-name="ce2">
            <text:p>54036</text:p>
          </table:table-cell>
          <table:table-cell office:value-type="float" office:value="54040" table:formula="of:=[.BR106]+4" table:style-name="ce2">
            <text:p>54040</text:p>
          </table:table-cell>
          <table:table-cell office:value-type="float" office:value="54044" table:formula="of:=[.BS106]+4" table:style-name="ce2">
            <text:p>54044</text:p>
          </table:table-cell>
          <table:table-cell office:value-type="float" office:value="54048" table:formula="of:=[.BT106]+4" table:style-name="ce2">
            <text:p>54048</text:p>
          </table:table-cell>
          <table:table-cell office:value-type="float" office:value="54052" table:formula="of:=[.BU106]+4" table:style-name="ce2">
            <text:p>54052</text:p>
          </table:table-cell>
          <table:table-cell office:value-type="float" office:value="54056" table:formula="of:=[.BV106]+4" table:style-name="ce2">
            <text:p>54056</text:p>
          </table:table-cell>
          <table:table-cell office:value-type="float" office:value="54060" table:formula="of:=[.BW106]+4" table:style-name="ce2">
            <text:p>54060</text:p>
          </table:table-cell>
          <table:table-cell office:value-type="float" office:value="54064" table:formula="of:=[.BX106]+4" table:style-name="ce2">
            <text:p>54064</text:p>
          </table:table-cell>
          <table:table-cell office:value-type="float" office:value="54068" table:formula="of:=[.BY106]+4" table:style-name="ce2">
            <text:p>54068</text:p>
          </table:table-cell>
          <table:table-cell office:value-type="float" office:value="54072" table:formula="of:=[.BZ106]+4" table:style-name="ce2">
            <text:p>54072</text:p>
          </table:table-cell>
          <table:table-cell office:value-type="float" office:value="54076" table:formula="of:=[.CA106]+4" table:style-name="ce2">
            <text:p>54076</text:p>
          </table:table-cell>
          <table:table-cell office:value-type="float" office:value="54080" table:formula="of:=[.CB106]+4" table:style-name="ce2">
            <text:p>54080</text:p>
          </table:table-cell>
          <table:table-cell office:value-type="float" office:value="54084" table:formula="of:=[.CC106]+4" table:style-name="ce2">
            <text:p>54084</text:p>
          </table:table-cell>
          <table:table-cell office:value-type="float" office:value="54088" table:formula="of:=[.CD106]+4" table:style-name="ce2">
            <text:p>54088</text:p>
          </table:table-cell>
          <table:table-cell office:value-type="float" office:value="54092" table:formula="of:=[.CE106]+4" table:style-name="ce2">
            <text:p>54092</text:p>
          </table:table-cell>
          <table:table-cell office:value-type="float" office:value="54096" table:formula="of:=[.CF106]+4" table:style-name="ce2">
            <text:p>54096</text:p>
          </table:table-cell>
          <table:table-cell office:value-type="float" office:value="54100" table:formula="of:=[.CG106]+4" table:style-name="ce2">
            <text:p>54100</text:p>
          </table:table-cell>
          <table:table-cell office:value-type="float" office:value="54104" table:formula="of:=[.CH106]+4" table:style-name="ce2">
            <text:p>54104</text:p>
          </table:table-cell>
          <table:table-cell office:value-type="float" office:value="54108" table:formula="of:=[.CI106]+4" table:style-name="ce2">
            <text:p>54108</text:p>
          </table:table-cell>
          <table:table-cell office:value-type="float" office:value="54112" table:formula="of:=[.CJ106]+4" table:style-name="ce2">
            <text:p>54112</text:p>
          </table:table-cell>
          <table:table-cell office:value-type="float" office:value="54116" table:formula="of:=[.CK106]+4" table:style-name="ce2">
            <text:p>54116</text:p>
          </table:table-cell>
          <table:table-cell office:value-type="float" office:value="54120" table:formula="of:=[.CL106]+4" table:style-name="ce2">
            <text:p>54120</text:p>
          </table:table-cell>
          <table:table-cell office:value-type="float" office:value="54124" table:formula="of:=[.CM106]+4" table:style-name="ce2">
            <text:p>54124</text:p>
          </table:table-cell>
          <table:table-cell office:value-type="float" office:value="54128" table:formula="of:=[.CN106]+4" table:style-name="ce2">
            <text:p>54128</text:p>
          </table:table-cell>
          <table:table-cell office:value-type="float" office:value="54132" table:formula="of:=[.CO106]+4" table:style-name="ce2">
            <text:p>54132</text:p>
          </table:table-cell>
          <table:table-cell office:value-type="float" office:value="54136" table:formula="of:=[.CP106]+4" table:style-name="ce2">
            <text:p>54136</text:p>
          </table:table-cell>
          <table:table-cell office:value-type="float" office:value="54140" table:formula="of:=[.CQ106]+4" table:style-name="ce2">
            <text:p>54140</text:p>
          </table:table-cell>
          <table:table-cell office:value-type="float" office:value="54144" table:formula="of:=[.CR106]+4" table:style-name="ce2">
            <text:p>54144</text:p>
          </table:table-cell>
          <table:table-cell office:value-type="float" office:value="54148" table:formula="of:=[.CS106]+4" table:style-name="ce2">
            <text:p>54148</text:p>
          </table:table-cell>
          <table:table-cell office:value-type="float" office:value="54152" table:formula="of:=[.CT106]+4" table:style-name="ce2">
            <text:p>54152</text:p>
          </table:table-cell>
          <table:table-cell office:value-type="float" office:value="54156" table:formula="of:=[.CU106]+4" table:style-name="ce2">
            <text:p>54156</text:p>
          </table:table-cell>
          <table:table-cell office:value-type="float" office:value="54160" table:formula="of:=[.CV106]+4" table:style-name="ce2">
            <text:p>54160</text:p>
          </table:table-cell>
          <table:table-cell office:value-type="float" office:value="54164" table:formula="of:=[.CW106]+4" table:style-name="ce2">
            <text:p>54164</text:p>
          </table:table-cell>
          <table:table-cell office:value-type="float" office:value="54168" table:formula="of:=[.CX106]+4" table:style-name="ce2">
            <text:p>54168</text:p>
          </table:table-cell>
          <table:table-cell office:value-type="float" office:value="54172" table:formula="of:=[.CY106]+4" table:style-name="ce2">
            <text:p>54172</text:p>
          </table:table-cell>
          <table:table-cell office:value-type="float" office:value="54176" table:formula="of:=[.CZ106]+4" table:style-name="ce2">
            <text:p>54176</text:p>
          </table:table-cell>
          <table:table-cell office:value-type="float" office:value="54180" table:formula="of:=[.DA106]+4" table:style-name="ce2">
            <text:p>54180</text:p>
          </table:table-cell>
          <table:table-cell office:value-type="float" office:value="54184" table:formula="of:=[.DB106]+4" table:style-name="ce2">
            <text:p>54184</text:p>
          </table:table-cell>
          <table:table-cell office:value-type="float" office:value="54188" table:formula="of:=[.DC106]+4" table:style-name="ce2">
            <text:p>54188</text:p>
          </table:table-cell>
          <table:table-cell office:value-type="float" office:value="54192" table:formula="of:=[.DD106]+4" table:style-name="ce2">
            <text:p>54192</text:p>
          </table:table-cell>
          <table:table-cell office:value-type="float" office:value="54196" table:formula="of:=[.DE106]+4" table:style-name="ce2">
            <text:p>54196</text:p>
          </table:table-cell>
          <table:table-cell office:value-type="float" office:value="54200" table:formula="of:=[.DF106]+4" table:style-name="ce2">
            <text:p>54200</text:p>
          </table:table-cell>
          <table:table-cell office:value-type="float" office:value="54204" table:formula="of:=[.DG106]+4" table:style-name="ce2">
            <text:p>54204</text:p>
          </table:table-cell>
          <table:table-cell office:value-type="float" office:value="54208" table:formula="of:=[.DH106]+4" table:style-name="ce2">
            <text:p>54208</text:p>
          </table:table-cell>
          <table:table-cell office:value-type="float" office:value="54212" table:formula="of:=[.DI106]+4" table:style-name="ce2">
            <text:p>54212</text:p>
          </table:table-cell>
          <table:table-cell office:value-type="float" office:value="54216" table:formula="of:=[.DJ106]+4" table:style-name="ce2">
            <text:p>54216</text:p>
          </table:table-cell>
          <table:table-cell office:value-type="float" office:value="54220" table:formula="of:=[.DK106]+4" table:style-name="ce2">
            <text:p>54220</text:p>
          </table:table-cell>
          <table:table-cell office:value-type="float" office:value="54224" table:formula="of:=[.DL106]+4" table:style-name="ce2">
            <text:p>54224</text:p>
          </table:table-cell>
          <table:table-cell office:value-type="float" office:value="54228" table:formula="of:=[.DM106]+4" table:style-name="ce2">
            <text:p>54228</text:p>
          </table:table-cell>
          <table:table-cell office:value-type="float" office:value="54232" table:formula="of:=[.DN106]+4" table:style-name="ce2">
            <text:p>54232</text:p>
          </table:table-cell>
          <table:table-cell office:value-type="float" office:value="54236" table:formula="of:=[.DO106]+4" table:style-name="ce2">
            <text:p>54236</text:p>
          </table:table-cell>
          <table:table-cell office:value-type="float" office:value="54240" table:formula="of:=[.DP106]+4" table:style-name="ce2">
            <text:p>54240</text:p>
          </table:table-cell>
          <table:table-cell office:value-type="float" office:value="54244" table:formula="of:=[.DQ106]+4" table:style-name="ce2">
            <text:p>54244</text:p>
          </table:table-cell>
          <table:table-cell office:value-type="float" office:value="54248" table:formula="of:=[.DR106]+4" table:style-name="ce2">
            <text:p>54248</text:p>
          </table:table-cell>
          <table:table-cell office:value-type="float" office:value="54252" table:formula="of:=[.DS106]+4" table:style-name="ce2">
            <text:p>54252</text:p>
          </table:table-cell>
          <table:table-cell office:value-type="float" office:value="54256" table:formula="of:=[.DT106]+4" table:style-name="ce2">
            <text:p>54256</text:p>
          </table:table-cell>
          <table:table-cell office:value-type="float" office:value="54260" table:formula="of:=[.DU106]+4" table:style-name="ce2">
            <text:p>54260</text:p>
          </table:table-cell>
          <table:table-cell office:value-type="float" office:value="54264" table:formula="of:=[.DV106]+4" table:style-name="ce2">
            <text:p>54264</text:p>
          </table:table-cell>
          <table:table-cell office:value-type="float" office:value="54268" table:formula="of:=[.DW106]+4" table:style-name="ce2">
            <text:p>54268</text:p>
          </table:table-cell>
          <table:table-cell table:number-columns-repeated="16256"/>
        </table:table-row>
        <table:table-row table:style-name="ro1">
          <table:table-cell office:value-type="float" office:value="54272" table:formula="of:=[.A106]+512" table:style-name="ce2">
            <text:p>54272</text:p>
          </table:table-cell>
          <table:table-cell office:value-type="float" office:value="54276" table:formula="of:=[.A107]+4" table:style-name="ce2">
            <text:p>54276</text:p>
          </table:table-cell>
          <table:table-cell office:value-type="float" office:value="54280" table:formula="of:=[.B107]+4" table:style-name="ce2">
            <text:p>54280</text:p>
          </table:table-cell>
          <table:table-cell office:value-type="float" office:value="54284" table:formula="of:=[.C107]+4" table:style-name="ce2">
            <text:p>54284</text:p>
          </table:table-cell>
          <table:table-cell office:value-type="float" office:value="54288" table:formula="of:=[.D107]+4" table:style-name="ce2">
            <text:p>54288</text:p>
          </table:table-cell>
          <table:table-cell office:value-type="float" office:value="54292" table:formula="of:=[.E107]+4" table:style-name="ce2">
            <text:p>54292</text:p>
          </table:table-cell>
          <table:table-cell office:value-type="float" office:value="54296" table:formula="of:=[.F107]+4" table:style-name="ce2">
            <text:p>54296</text:p>
          </table:table-cell>
          <table:table-cell office:value-type="float" office:value="54300" table:formula="of:=[.G107]+4" table:style-name="ce2">
            <text:p>54300</text:p>
          </table:table-cell>
          <table:table-cell office:value-type="float" office:value="54304" table:formula="of:=[.H107]+4" table:style-name="ce2">
            <text:p>54304</text:p>
          </table:table-cell>
          <table:table-cell office:value-type="float" office:value="54308" table:formula="of:=[.I107]+4" table:style-name="ce2">
            <text:p>54308</text:p>
          </table:table-cell>
          <table:table-cell office:value-type="float" office:value="54312" table:formula="of:=[.J107]+4" table:style-name="ce2">
            <text:p>54312</text:p>
          </table:table-cell>
          <table:table-cell office:value-type="float" office:value="54316" table:formula="of:=[.K107]+4" table:style-name="ce2">
            <text:p>54316</text:p>
          </table:table-cell>
          <table:table-cell office:value-type="float" office:value="54320" table:formula="of:=[.L107]+4" table:style-name="ce2">
            <text:p>54320</text:p>
          </table:table-cell>
          <table:table-cell office:value-type="float" office:value="54324" table:formula="of:=[.M107]+4" table:style-name="ce2">
            <text:p>54324</text:p>
          </table:table-cell>
          <table:table-cell office:value-type="float" office:value="54328" table:formula="of:=[.N107]+4" table:style-name="ce2">
            <text:p>54328</text:p>
          </table:table-cell>
          <table:table-cell office:value-type="float" office:value="54332" table:formula="of:=[.O107]+4" table:style-name="ce2">
            <text:p>54332</text:p>
          </table:table-cell>
          <table:table-cell office:value-type="float" office:value="54336" table:formula="of:=[.P107]+4" table:style-name="ce2">
            <text:p>54336</text:p>
          </table:table-cell>
          <table:table-cell office:value-type="float" office:value="54340" table:formula="of:=[.Q107]+4" table:style-name="ce2">
            <text:p>54340</text:p>
          </table:table-cell>
          <table:table-cell office:value-type="float" office:value="54344" table:formula="of:=[.R107]+4" table:style-name="ce2">
            <text:p>54344</text:p>
          </table:table-cell>
          <table:table-cell office:value-type="float" office:value="54348" table:formula="of:=[.S107]+4" table:style-name="ce2">
            <text:p>54348</text:p>
          </table:table-cell>
          <table:table-cell office:value-type="float" office:value="54352" table:formula="of:=[.T107]+4" table:style-name="ce2">
            <text:p>54352</text:p>
          </table:table-cell>
          <table:table-cell office:value-type="float" office:value="54356" table:formula="of:=[.U107]+4" table:style-name="ce2">
            <text:p>54356</text:p>
          </table:table-cell>
          <table:table-cell office:value-type="float" office:value="54360" table:formula="of:=[.V107]+4" table:style-name="ce2">
            <text:p>54360</text:p>
          </table:table-cell>
          <table:table-cell office:value-type="float" office:value="54364" table:formula="of:=[.W107]+4" table:style-name="ce2">
            <text:p>54364</text:p>
          </table:table-cell>
          <table:table-cell office:value-type="float" office:value="54368" table:formula="of:=[.X107]+4" table:style-name="ce2">
            <text:p>54368</text:p>
          </table:table-cell>
          <table:table-cell office:value-type="float" office:value="54372" table:formula="of:=[.Y107]+4" table:style-name="ce2">
            <text:p>54372</text:p>
          </table:table-cell>
          <table:table-cell office:value-type="float" office:value="54376" table:formula="of:=[.Z107]+4" table:style-name="ce2">
            <text:p>54376</text:p>
          </table:table-cell>
          <table:table-cell office:value-type="float" office:value="54380" table:formula="of:=[.AA107]+4" table:style-name="ce2">
            <text:p>54380</text:p>
          </table:table-cell>
          <table:table-cell office:value-type="float" office:value="54384" table:formula="of:=[.AB107]+4" table:style-name="ce2">
            <text:p>54384</text:p>
          </table:table-cell>
          <table:table-cell office:value-type="float" office:value="54388" table:formula="of:=[.AC107]+4" table:style-name="ce2">
            <text:p>54388</text:p>
          </table:table-cell>
          <table:table-cell office:value-type="float" office:value="54392" table:formula="of:=[.AD107]+4" table:style-name="ce2">
            <text:p>54392</text:p>
          </table:table-cell>
          <table:table-cell office:value-type="float" office:value="54396" table:formula="of:=[.AE107]+4" table:style-name="ce2">
            <text:p>54396</text:p>
          </table:table-cell>
          <table:table-cell office:value-type="float" office:value="54400" table:formula="of:=[.AF107]+4" table:style-name="ce2">
            <text:p>54400</text:p>
          </table:table-cell>
          <table:table-cell office:value-type="float" office:value="54404" table:formula="of:=[.AG107]+4" table:style-name="ce2">
            <text:p>54404</text:p>
          </table:table-cell>
          <table:table-cell office:value-type="float" office:value="54408" table:formula="of:=[.AH107]+4" table:style-name="ce2">
            <text:p>54408</text:p>
          </table:table-cell>
          <table:table-cell office:value-type="float" office:value="54412" table:formula="of:=[.AI107]+4" table:style-name="ce2">
            <text:p>54412</text:p>
          </table:table-cell>
          <table:table-cell office:value-type="float" office:value="54416" table:formula="of:=[.AJ107]+4" table:style-name="ce2">
            <text:p>54416</text:p>
          </table:table-cell>
          <table:table-cell office:value-type="float" office:value="54420" table:formula="of:=[.AK107]+4" table:style-name="ce2">
            <text:p>54420</text:p>
          </table:table-cell>
          <table:table-cell office:value-type="float" office:value="54424" table:formula="of:=[.AL107]+4" table:style-name="ce2">
            <text:p>54424</text:p>
          </table:table-cell>
          <table:table-cell office:value-type="float" office:value="54428" table:formula="of:=[.AM107]+4" table:style-name="ce2">
            <text:p>54428</text:p>
          </table:table-cell>
          <table:table-cell office:value-type="float" office:value="54432" table:formula="of:=[.AN107]+4" table:style-name="ce2">
            <text:p>54432</text:p>
          </table:table-cell>
          <table:table-cell office:value-type="float" office:value="54436" table:formula="of:=[.AO107]+4" table:style-name="ce2">
            <text:p>54436</text:p>
          </table:table-cell>
          <table:table-cell office:value-type="float" office:value="54440" table:formula="of:=[.AP107]+4" table:style-name="ce2">
            <text:p>54440</text:p>
          </table:table-cell>
          <table:table-cell office:value-type="float" office:value="54444" table:formula="of:=[.AQ107]+4" table:style-name="ce2">
            <text:p>54444</text:p>
          </table:table-cell>
          <table:table-cell office:value-type="float" office:value="54448" table:formula="of:=[.AR107]+4" table:style-name="ce2">
            <text:p>54448</text:p>
          </table:table-cell>
          <table:table-cell office:value-type="float" office:value="54452" table:formula="of:=[.AS107]+4" table:style-name="ce2">
            <text:p>54452</text:p>
          </table:table-cell>
          <table:table-cell office:value-type="float" office:value="54456" table:formula="of:=[.AT107]+4" table:style-name="ce2">
            <text:p>54456</text:p>
          </table:table-cell>
          <table:table-cell office:value-type="float" office:value="54460" table:formula="of:=[.AU107]+4" table:style-name="ce2">
            <text:p>54460</text:p>
          </table:table-cell>
          <table:table-cell office:value-type="float" office:value="54464" table:formula="of:=[.AV107]+4" table:style-name="ce2">
            <text:p>54464</text:p>
          </table:table-cell>
          <table:table-cell office:value-type="float" office:value="54468" table:formula="of:=[.AW107]+4" table:style-name="ce2">
            <text:p>54468</text:p>
          </table:table-cell>
          <table:table-cell office:value-type="float" office:value="54472" table:formula="of:=[.AX107]+4" table:style-name="ce2">
            <text:p>54472</text:p>
          </table:table-cell>
          <table:table-cell office:value-type="float" office:value="54476" table:formula="of:=[.AY107]+4" table:style-name="ce2">
            <text:p>54476</text:p>
          </table:table-cell>
          <table:table-cell office:value-type="float" office:value="54480" table:formula="of:=[.AZ107]+4" table:style-name="ce2">
            <text:p>54480</text:p>
          </table:table-cell>
          <table:table-cell office:value-type="float" office:value="54484" table:formula="of:=[.BA107]+4" table:style-name="ce2">
            <text:p>54484</text:p>
          </table:table-cell>
          <table:table-cell office:value-type="float" office:value="54488" table:formula="of:=[.BB107]+4" table:style-name="ce2">
            <text:p>54488</text:p>
          </table:table-cell>
          <table:table-cell office:value-type="float" office:value="54492" table:formula="of:=[.BC107]+4" table:style-name="ce2">
            <text:p>54492</text:p>
          </table:table-cell>
          <table:table-cell office:value-type="float" office:value="54496" table:formula="of:=[.BD107]+4" table:style-name="ce2">
            <text:p>54496</text:p>
          </table:table-cell>
          <table:table-cell office:value-type="float" office:value="54500" table:formula="of:=[.BE107]+4" table:style-name="ce6">
            <text:p>54500</text:p>
          </table:table-cell>
          <table:table-cell office:value-type="float" office:value="54504" table:formula="of:=[.BF107]+4" table:style-name="ce6">
            <text:p>54504</text:p>
          </table:table-cell>
          <table:table-cell office:value-type="float" office:value="54508" table:formula="of:=[.BG107]+4" table:style-name="ce6">
            <text:p>54508</text:p>
          </table:table-cell>
          <table:table-cell office:value-type="float" office:value="54512" table:formula="of:=[.BH107]+4" table:style-name="ce2">
            <text:p>54512</text:p>
          </table:table-cell>
          <table:table-cell office:value-type="float" office:value="54516" table:formula="of:=[.BI107]+4" table:style-name="ce2">
            <text:p>54516</text:p>
          </table:table-cell>
          <table:table-cell office:value-type="float" office:value="54520" table:formula="of:=[.BJ107]+4" table:style-name="ce2">
            <text:p>54520</text:p>
          </table:table-cell>
          <table:table-cell office:value-type="float" office:value="54524" table:formula="of:=[.BK107]+4" table:style-name="ce2">
            <text:p>54524</text:p>
          </table:table-cell>
          <table:table-cell office:value-type="float" office:value="54528" table:formula="of:=[.BL107]+4" table:style-name="ce2">
            <text:p>54528</text:p>
          </table:table-cell>
          <table:table-cell office:value-type="float" office:value="54532" table:formula="of:=[.BM107]+4" table:style-name="ce2">
            <text:p>54532</text:p>
          </table:table-cell>
          <table:table-cell office:value-type="float" office:value="54536" table:formula="of:=[.BN107]+4" table:style-name="ce2">
            <text:p>54536</text:p>
          </table:table-cell>
          <table:table-cell office:value-type="float" office:value="54540" table:formula="of:=[.BO107]+4" table:style-name="ce2">
            <text:p>54540</text:p>
          </table:table-cell>
          <table:table-cell office:value-type="float" office:value="54544" table:formula="of:=[.BP107]+4" table:style-name="ce2">
            <text:p>54544</text:p>
          </table:table-cell>
          <table:table-cell office:value-type="float" office:value="54548" table:formula="of:=[.BQ107]+4" table:style-name="ce2">
            <text:p>54548</text:p>
          </table:table-cell>
          <table:table-cell office:value-type="float" office:value="54552" table:formula="of:=[.BR107]+4" table:style-name="ce2">
            <text:p>54552</text:p>
          </table:table-cell>
          <table:table-cell office:value-type="float" office:value="54556" table:formula="of:=[.BS107]+4" table:style-name="ce2">
            <text:p>54556</text:p>
          </table:table-cell>
          <table:table-cell office:value-type="float" office:value="54560" table:formula="of:=[.BT107]+4" table:style-name="ce2">
            <text:p>54560</text:p>
          </table:table-cell>
          <table:table-cell office:value-type="float" office:value="54564" table:formula="of:=[.BU107]+4" table:style-name="ce2">
            <text:p>54564</text:p>
          </table:table-cell>
          <table:table-cell office:value-type="float" office:value="54568" table:formula="of:=[.BV107]+4" table:style-name="ce2">
            <text:p>54568</text:p>
          </table:table-cell>
          <table:table-cell office:value-type="float" office:value="54572" table:formula="of:=[.BW107]+4" table:style-name="ce2">
            <text:p>54572</text:p>
          </table:table-cell>
          <table:table-cell office:value-type="float" office:value="54576" table:formula="of:=[.BX107]+4" table:style-name="ce2">
            <text:p>54576</text:p>
          </table:table-cell>
          <table:table-cell office:value-type="float" office:value="54580" table:formula="of:=[.BY107]+4" table:style-name="ce2">
            <text:p>54580</text:p>
          </table:table-cell>
          <table:table-cell office:value-type="float" office:value="54584" table:formula="of:=[.BZ107]+4" table:style-name="ce2">
            <text:p>54584</text:p>
          </table:table-cell>
          <table:table-cell office:value-type="float" office:value="54588" table:formula="of:=[.CA107]+4" table:style-name="ce2">
            <text:p>54588</text:p>
          </table:table-cell>
          <table:table-cell office:value-type="float" office:value="54592" table:formula="of:=[.CB107]+4" table:style-name="ce2">
            <text:p>54592</text:p>
          </table:table-cell>
          <table:table-cell office:value-type="float" office:value="54596" table:formula="of:=[.CC107]+4" table:style-name="ce2">
            <text:p>54596</text:p>
          </table:table-cell>
          <table:table-cell office:value-type="float" office:value="54600" table:formula="of:=[.CD107]+4" table:style-name="ce2">
            <text:p>54600</text:p>
          </table:table-cell>
          <table:table-cell office:value-type="float" office:value="54604" table:formula="of:=[.CE107]+4" table:style-name="ce2">
            <text:p>54604</text:p>
          </table:table-cell>
          <table:table-cell office:value-type="float" office:value="54608" table:formula="of:=[.CF107]+4" table:style-name="ce2">
            <text:p>54608</text:p>
          </table:table-cell>
          <table:table-cell office:value-type="float" office:value="54612" table:formula="of:=[.CG107]+4" table:style-name="ce2">
            <text:p>54612</text:p>
          </table:table-cell>
          <table:table-cell office:value-type="float" office:value="54616" table:formula="of:=[.CH107]+4" table:style-name="ce2">
            <text:p>54616</text:p>
          </table:table-cell>
          <table:table-cell office:value-type="float" office:value="54620" table:formula="of:=[.CI107]+4" table:style-name="ce2">
            <text:p>54620</text:p>
          </table:table-cell>
          <table:table-cell office:value-type="float" office:value="54624" table:formula="of:=[.CJ107]+4" table:style-name="ce2">
            <text:p>54624</text:p>
          </table:table-cell>
          <table:table-cell office:value-type="float" office:value="54628" table:formula="of:=[.CK107]+4" table:style-name="ce2">
            <text:p>54628</text:p>
          </table:table-cell>
          <table:table-cell office:value-type="float" office:value="54632" table:formula="of:=[.CL107]+4" table:style-name="ce2">
            <text:p>54632</text:p>
          </table:table-cell>
          <table:table-cell office:value-type="float" office:value="54636" table:formula="of:=[.CM107]+4" table:style-name="ce2">
            <text:p>54636</text:p>
          </table:table-cell>
          <table:table-cell office:value-type="float" office:value="54640" table:formula="of:=[.CN107]+4" table:style-name="ce2">
            <text:p>54640</text:p>
          </table:table-cell>
          <table:table-cell office:value-type="float" office:value="54644" table:formula="of:=[.CO107]+4" table:style-name="ce2">
            <text:p>54644</text:p>
          </table:table-cell>
          <table:table-cell office:value-type="float" office:value="54648" table:formula="of:=[.CP107]+4" table:style-name="ce2">
            <text:p>54648</text:p>
          </table:table-cell>
          <table:table-cell office:value-type="float" office:value="54652" table:formula="of:=[.CQ107]+4" table:style-name="ce2">
            <text:p>54652</text:p>
          </table:table-cell>
          <table:table-cell office:value-type="float" office:value="54656" table:formula="of:=[.CR107]+4" table:style-name="ce2">
            <text:p>54656</text:p>
          </table:table-cell>
          <table:table-cell office:value-type="float" office:value="54660" table:formula="of:=[.CS107]+4" table:style-name="ce2">
            <text:p>54660</text:p>
          </table:table-cell>
          <table:table-cell office:value-type="float" office:value="54664" table:formula="of:=[.CT107]+4" table:style-name="ce2">
            <text:p>54664</text:p>
          </table:table-cell>
          <table:table-cell office:value-type="float" office:value="54668" table:formula="of:=[.CU107]+4" table:style-name="ce2">
            <text:p>54668</text:p>
          </table:table-cell>
          <table:table-cell office:value-type="float" office:value="54672" table:formula="of:=[.CV107]+4" table:style-name="ce2">
            <text:p>54672</text:p>
          </table:table-cell>
          <table:table-cell office:value-type="float" office:value="54676" table:formula="of:=[.CW107]+4" table:style-name="ce2">
            <text:p>54676</text:p>
          </table:table-cell>
          <table:table-cell office:value-type="float" office:value="54680" table:formula="of:=[.CX107]+4" table:style-name="ce2">
            <text:p>54680</text:p>
          </table:table-cell>
          <table:table-cell office:value-type="float" office:value="54684" table:formula="of:=[.CY107]+4" table:style-name="ce2">
            <text:p>54684</text:p>
          </table:table-cell>
          <table:table-cell office:value-type="float" office:value="54688" table:formula="of:=[.CZ107]+4" table:style-name="ce2">
            <text:p>54688</text:p>
          </table:table-cell>
          <table:table-cell office:value-type="float" office:value="54692" table:formula="of:=[.DA107]+4" table:style-name="ce2">
            <text:p>54692</text:p>
          </table:table-cell>
          <table:table-cell office:value-type="float" office:value="54696" table:formula="of:=[.DB107]+4" table:style-name="ce2">
            <text:p>54696</text:p>
          </table:table-cell>
          <table:table-cell office:value-type="float" office:value="54700" table:formula="of:=[.DC107]+4" table:style-name="ce2">
            <text:p>54700</text:p>
          </table:table-cell>
          <table:table-cell office:value-type="float" office:value="54704" table:formula="of:=[.DD107]+4" table:style-name="ce2">
            <text:p>54704</text:p>
          </table:table-cell>
          <table:table-cell office:value-type="float" office:value="54708" table:formula="of:=[.DE107]+4" table:style-name="ce2">
            <text:p>54708</text:p>
          </table:table-cell>
          <table:table-cell office:value-type="float" office:value="54712" table:formula="of:=[.DF107]+4" table:style-name="ce2">
            <text:p>54712</text:p>
          </table:table-cell>
          <table:table-cell office:value-type="float" office:value="54716" table:formula="of:=[.DG107]+4" table:style-name="ce2">
            <text:p>54716</text:p>
          </table:table-cell>
          <table:table-cell office:value-type="float" office:value="54720" table:formula="of:=[.DH107]+4" table:style-name="ce2">
            <text:p>54720</text:p>
          </table:table-cell>
          <table:table-cell office:value-type="float" office:value="54724" table:formula="of:=[.DI107]+4" table:style-name="ce2">
            <text:p>54724</text:p>
          </table:table-cell>
          <table:table-cell office:value-type="float" office:value="54728" table:formula="of:=[.DJ107]+4" table:style-name="ce2">
            <text:p>54728</text:p>
          </table:table-cell>
          <table:table-cell office:value-type="float" office:value="54732" table:formula="of:=[.DK107]+4" table:style-name="ce2">
            <text:p>54732</text:p>
          </table:table-cell>
          <table:table-cell office:value-type="float" office:value="54736" table:formula="of:=[.DL107]+4" table:style-name="ce2">
            <text:p>54736</text:p>
          </table:table-cell>
          <table:table-cell office:value-type="float" office:value="54740" table:formula="of:=[.DM107]+4" table:style-name="ce2">
            <text:p>54740</text:p>
          </table:table-cell>
          <table:table-cell office:value-type="float" office:value="54744" table:formula="of:=[.DN107]+4" table:style-name="ce2">
            <text:p>54744</text:p>
          </table:table-cell>
          <table:table-cell office:value-type="float" office:value="54748" table:formula="of:=[.DO107]+4" table:style-name="ce2">
            <text:p>54748</text:p>
          </table:table-cell>
          <table:table-cell office:value-type="float" office:value="54752" table:formula="of:=[.DP107]+4" table:style-name="ce2">
            <text:p>54752</text:p>
          </table:table-cell>
          <table:table-cell office:value-type="float" office:value="54756" table:formula="of:=[.DQ107]+4" table:style-name="ce2">
            <text:p>54756</text:p>
          </table:table-cell>
          <table:table-cell office:value-type="float" office:value="54760" table:formula="of:=[.DR107]+4" table:style-name="ce2">
            <text:p>54760</text:p>
          </table:table-cell>
          <table:table-cell office:value-type="float" office:value="54764" table:formula="of:=[.DS107]+4" table:style-name="ce2">
            <text:p>54764</text:p>
          </table:table-cell>
          <table:table-cell office:value-type="float" office:value="54768" table:formula="of:=[.DT107]+4" table:style-name="ce2">
            <text:p>54768</text:p>
          </table:table-cell>
          <table:table-cell office:value-type="float" office:value="54772" table:formula="of:=[.DU107]+4" table:style-name="ce2">
            <text:p>54772</text:p>
          </table:table-cell>
          <table:table-cell office:value-type="float" office:value="54776" table:formula="of:=[.DV107]+4" table:style-name="ce2">
            <text:p>54776</text:p>
          </table:table-cell>
          <table:table-cell office:value-type="float" office:value="54780" table:formula="of:=[.DW107]+4" table:style-name="ce2">
            <text:p>54780</text:p>
          </table:table-cell>
          <table:table-cell table:number-columns-repeated="16256"/>
        </table:table-row>
        <table:table-row table:style-name="ro1">
          <table:table-cell office:value-type="float" office:value="54784" table:formula="of:=[.A107]+512" table:style-name="ce2">
            <text:p>54784</text:p>
          </table:table-cell>
          <table:table-cell office:value-type="float" office:value="54788" table:formula="of:=[.A108]+4" table:style-name="ce2">
            <text:p>54788</text:p>
          </table:table-cell>
          <table:table-cell office:value-type="float" office:value="54792" table:formula="of:=[.B108]+4" table:style-name="ce2">
            <text:p>54792</text:p>
          </table:table-cell>
          <table:table-cell office:value-type="float" office:value="54796" table:formula="of:=[.C108]+4" table:style-name="ce2">
            <text:p>54796</text:p>
          </table:table-cell>
          <table:table-cell office:value-type="float" office:value="54800" table:formula="of:=[.D108]+4" table:style-name="ce2">
            <text:p>54800</text:p>
          </table:table-cell>
          <table:table-cell office:value-type="float" office:value="54804" table:formula="of:=[.E108]+4" table:style-name="ce2">
            <text:p>54804</text:p>
          </table:table-cell>
          <table:table-cell office:value-type="float" office:value="54808" table:formula="of:=[.F108]+4" table:style-name="ce2">
            <text:p>54808</text:p>
          </table:table-cell>
          <table:table-cell office:value-type="float" office:value="54812" table:formula="of:=[.G108]+4" table:style-name="ce2">
            <text:p>54812</text:p>
          </table:table-cell>
          <table:table-cell office:value-type="float" office:value="54816" table:formula="of:=[.H108]+4" table:style-name="ce2">
            <text:p>54816</text:p>
          </table:table-cell>
          <table:table-cell office:value-type="float" office:value="54820" table:formula="of:=[.I108]+4" table:style-name="ce2">
            <text:p>54820</text:p>
          </table:table-cell>
          <table:table-cell office:value-type="float" office:value="54824" table:formula="of:=[.J108]+4" table:style-name="ce2">
            <text:p>54824</text:p>
          </table:table-cell>
          <table:table-cell office:value-type="float" office:value="54828" table:formula="of:=[.K108]+4" table:style-name="ce2">
            <text:p>54828</text:p>
          </table:table-cell>
          <table:table-cell office:value-type="float" office:value="54832" table:formula="of:=[.L108]+4" table:style-name="ce2">
            <text:p>54832</text:p>
          </table:table-cell>
          <table:table-cell office:value-type="float" office:value="54836" table:formula="of:=[.M108]+4" table:style-name="ce2">
            <text:p>54836</text:p>
          </table:table-cell>
          <table:table-cell office:value-type="float" office:value="54840" table:formula="of:=[.N108]+4" table:style-name="ce2">
            <text:p>54840</text:p>
          </table:table-cell>
          <table:table-cell office:value-type="float" office:value="54844" table:formula="of:=[.O108]+4" table:style-name="ce2">
            <text:p>54844</text:p>
          </table:table-cell>
          <table:table-cell office:value-type="float" office:value="54848" table:formula="of:=[.P108]+4" table:style-name="ce2">
            <text:p>54848</text:p>
          </table:table-cell>
          <table:table-cell office:value-type="float" office:value="54852" table:formula="of:=[.Q108]+4" table:style-name="ce2">
            <text:p>54852</text:p>
          </table:table-cell>
          <table:table-cell office:value-type="float" office:value="54856" table:formula="of:=[.R108]+4" table:style-name="ce2">
            <text:p>54856</text:p>
          </table:table-cell>
          <table:table-cell office:value-type="float" office:value="54860" table:formula="of:=[.S108]+4" table:style-name="ce2">
            <text:p>54860</text:p>
          </table:table-cell>
          <table:table-cell office:value-type="float" office:value="54864" table:formula="of:=[.T108]+4" table:style-name="ce2">
            <text:p>54864</text:p>
          </table:table-cell>
          <table:table-cell office:value-type="float" office:value="54868" table:formula="of:=[.U108]+4" table:style-name="ce2">
            <text:p>54868</text:p>
          </table:table-cell>
          <table:table-cell office:value-type="float" office:value="54872" table:formula="of:=[.V108]+4" table:style-name="ce2">
            <text:p>54872</text:p>
          </table:table-cell>
          <table:table-cell office:value-type="float" office:value="54876" table:formula="of:=[.W108]+4" table:style-name="ce2">
            <text:p>54876</text:p>
          </table:table-cell>
          <table:table-cell office:value-type="float" office:value="54880" table:formula="of:=[.X108]+4" table:style-name="ce2">
            <text:p>54880</text:p>
          </table:table-cell>
          <table:table-cell office:value-type="float" office:value="54884" table:formula="of:=[.Y108]+4" table:style-name="ce2">
            <text:p>54884</text:p>
          </table:table-cell>
          <table:table-cell office:value-type="float" office:value="54888" table:formula="of:=[.Z108]+4" table:style-name="ce2">
            <text:p>54888</text:p>
          </table:table-cell>
          <table:table-cell office:value-type="float" office:value="54892" table:formula="of:=[.AA108]+4" table:style-name="ce2">
            <text:p>54892</text:p>
          </table:table-cell>
          <table:table-cell office:value-type="float" office:value="54896" table:formula="of:=[.AB108]+4" table:style-name="ce2">
            <text:p>54896</text:p>
          </table:table-cell>
          <table:table-cell office:value-type="float" office:value="54900" table:formula="of:=[.AC108]+4" table:style-name="ce2">
            <text:p>54900</text:p>
          </table:table-cell>
          <table:table-cell office:value-type="float" office:value="54904" table:formula="of:=[.AD108]+4" table:style-name="ce2">
            <text:p>54904</text:p>
          </table:table-cell>
          <table:table-cell office:value-type="float" office:value="54908" table:formula="of:=[.AE108]+4" table:style-name="ce2">
            <text:p>54908</text:p>
          </table:table-cell>
          <table:table-cell office:value-type="float" office:value="54912" table:formula="of:=[.AF108]+4" table:style-name="ce2">
            <text:p>54912</text:p>
          </table:table-cell>
          <table:table-cell office:value-type="float" office:value="54916" table:formula="of:=[.AG108]+4" table:style-name="ce2">
            <text:p>54916</text:p>
          </table:table-cell>
          <table:table-cell office:value-type="float" office:value="54920" table:formula="of:=[.AH108]+4" table:style-name="ce2">
            <text:p>54920</text:p>
          </table:table-cell>
          <table:table-cell office:value-type="float" office:value="54924" table:formula="of:=[.AI108]+4" table:style-name="ce2">
            <text:p>54924</text:p>
          </table:table-cell>
          <table:table-cell office:value-type="float" office:value="54928" table:formula="of:=[.AJ108]+4" table:style-name="ce2">
            <text:p>54928</text:p>
          </table:table-cell>
          <table:table-cell office:value-type="float" office:value="54932" table:formula="of:=[.AK108]+4" table:style-name="ce2">
            <text:p>54932</text:p>
          </table:table-cell>
          <table:table-cell office:value-type="float" office:value="54936" table:formula="of:=[.AL108]+4" table:style-name="ce2">
            <text:p>54936</text:p>
          </table:table-cell>
          <table:table-cell office:value-type="float" office:value="54940" table:formula="of:=[.AM108]+4" table:style-name="ce2">
            <text:p>54940</text:p>
          </table:table-cell>
          <table:table-cell office:value-type="float" office:value="54944" table:formula="of:=[.AN108]+4" table:style-name="ce2">
            <text:p>54944</text:p>
          </table:table-cell>
          <table:table-cell office:value-type="float" office:value="54948" table:formula="of:=[.AO108]+4" table:style-name="ce2">
            <text:p>54948</text:p>
          </table:table-cell>
          <table:table-cell office:value-type="float" office:value="54952" table:formula="of:=[.AP108]+4" table:style-name="ce2">
            <text:p>54952</text:p>
          </table:table-cell>
          <table:table-cell office:value-type="float" office:value="54956" table:formula="of:=[.AQ108]+4" table:style-name="ce2">
            <text:p>54956</text:p>
          </table:table-cell>
          <table:table-cell office:value-type="float" office:value="54960" table:formula="of:=[.AR108]+4" table:style-name="ce2">
            <text:p>54960</text:p>
          </table:table-cell>
          <table:table-cell office:value-type="float" office:value="54964" table:formula="of:=[.AS108]+4" table:style-name="ce2">
            <text:p>54964</text:p>
          </table:table-cell>
          <table:table-cell office:value-type="float" office:value="54968" table:formula="of:=[.AT108]+4" table:style-name="ce2">
            <text:p>54968</text:p>
          </table:table-cell>
          <table:table-cell office:value-type="float" office:value="54972" table:formula="of:=[.AU108]+4" table:style-name="ce2">
            <text:p>54972</text:p>
          </table:table-cell>
          <table:table-cell office:value-type="float" office:value="54976" table:formula="of:=[.AV108]+4" table:style-name="ce2">
            <text:p>54976</text:p>
          </table:table-cell>
          <table:table-cell office:value-type="float" office:value="54980" table:formula="of:=[.AW108]+4" table:style-name="ce2">
            <text:p>54980</text:p>
          </table:table-cell>
          <table:table-cell office:value-type="float" office:value="54984" table:formula="of:=[.AX108]+4" table:style-name="ce2">
            <text:p>54984</text:p>
          </table:table-cell>
          <table:table-cell office:value-type="float" office:value="54988" table:formula="of:=[.AY108]+4" table:style-name="ce2">
            <text:p>54988</text:p>
          </table:table-cell>
          <table:table-cell office:value-type="float" office:value="54992" table:formula="of:=[.AZ108]+4" table:style-name="ce2">
            <text:p>54992</text:p>
          </table:table-cell>
          <table:table-cell office:value-type="float" office:value="54996" table:formula="of:=[.BA108]+4" table:style-name="ce2">
            <text:p>54996</text:p>
          </table:table-cell>
          <table:table-cell office:value-type="float" office:value="55000" table:formula="of:=[.BB108]+4" table:style-name="ce2">
            <text:p>55000</text:p>
          </table:table-cell>
          <table:table-cell office:value-type="float" office:value="55004" table:formula="of:=[.BC108]+4" table:style-name="ce2">
            <text:p>55004</text:p>
          </table:table-cell>
          <table:table-cell office:value-type="float" office:value="55008" table:formula="of:=[.BD108]+4" table:style-name="ce6">
            <text:p>55008</text:p>
          </table:table-cell>
          <table:table-cell office:value-type="float" office:value="55012" table:formula="of:=[.BE108]+4" table:style-name="ce6">
            <text:p>55012</text:p>
          </table:table-cell>
          <table:table-cell office:value-type="float" office:value="55016" table:formula="of:=[.BF108]+4" table:style-name="ce6">
            <text:p>55016</text:p>
          </table:table-cell>
          <table:table-cell office:value-type="float" office:value="55020" table:formula="of:=[.BG108]+4" table:style-name="ce6">
            <text:p>55020</text:p>
          </table:table-cell>
          <table:table-cell office:value-type="float" office:value="55024" table:formula="of:=[.BH108]+4" table:style-name="ce6">
            <text:p>55024</text:p>
          </table:table-cell>
          <table:table-cell office:value-type="float" office:value="55028" table:formula="of:=[.BI108]+4" table:style-name="ce2">
            <text:p>55028</text:p>
          </table:table-cell>
          <table:table-cell office:value-type="float" office:value="55032" table:formula="of:=[.BJ108]+4" table:style-name="ce2">
            <text:p>55032</text:p>
          </table:table-cell>
          <table:table-cell office:value-type="float" office:value="55036" table:formula="of:=[.BK108]+4" table:style-name="ce2">
            <text:p>55036</text:p>
          </table:table-cell>
          <table:table-cell office:value-type="float" office:value="55040" table:formula="of:=[.BL108]+4" table:style-name="ce2">
            <text:p>55040</text:p>
          </table:table-cell>
          <table:table-cell office:value-type="float" office:value="55044" table:formula="of:=[.BM108]+4" table:style-name="ce2">
            <text:p>55044</text:p>
          </table:table-cell>
          <table:table-cell office:value-type="float" office:value="55048" table:formula="of:=[.BN108]+4" table:style-name="ce2">
            <text:p>55048</text:p>
          </table:table-cell>
          <table:table-cell office:value-type="float" office:value="55052" table:formula="of:=[.BO108]+4" table:style-name="ce2">
            <text:p>55052</text:p>
          </table:table-cell>
          <table:table-cell office:value-type="float" office:value="55056" table:formula="of:=[.BP108]+4" table:style-name="ce2">
            <text:p>55056</text:p>
          </table:table-cell>
          <table:table-cell office:value-type="float" office:value="55060" table:formula="of:=[.BQ108]+4" table:style-name="ce2">
            <text:p>55060</text:p>
          </table:table-cell>
          <table:table-cell office:value-type="float" office:value="55064" table:formula="of:=[.BR108]+4" table:style-name="ce2">
            <text:p>55064</text:p>
          </table:table-cell>
          <table:table-cell office:value-type="float" office:value="55068" table:formula="of:=[.BS108]+4" table:style-name="ce2">
            <text:p>55068</text:p>
          </table:table-cell>
          <table:table-cell office:value-type="float" office:value="55072" table:formula="of:=[.BT108]+4" table:style-name="ce2">
            <text:p>55072</text:p>
          </table:table-cell>
          <table:table-cell office:value-type="float" office:value="55076" table:formula="of:=[.BU108]+4" table:style-name="ce2">
            <text:p>55076</text:p>
          </table:table-cell>
          <table:table-cell office:value-type="float" office:value="55080" table:formula="of:=[.BV108]+4" table:style-name="ce2">
            <text:p>55080</text:p>
          </table:table-cell>
          <table:table-cell office:value-type="float" office:value="55084" table:formula="of:=[.BW108]+4" table:style-name="ce2">
            <text:p>55084</text:p>
          </table:table-cell>
          <table:table-cell office:value-type="float" office:value="55088" table:formula="of:=[.BX108]+4" table:style-name="ce2">
            <text:p>55088</text:p>
          </table:table-cell>
          <table:table-cell office:value-type="float" office:value="55092" table:formula="of:=[.BY108]+4" table:style-name="ce2">
            <text:p>55092</text:p>
          </table:table-cell>
          <table:table-cell office:value-type="float" office:value="55096" table:formula="of:=[.BZ108]+4" table:style-name="ce2">
            <text:p>55096</text:p>
          </table:table-cell>
          <table:table-cell office:value-type="float" office:value="55100" table:formula="of:=[.CA108]+4" table:style-name="ce2">
            <text:p>55100</text:p>
          </table:table-cell>
          <table:table-cell office:value-type="float" office:value="55104" table:formula="of:=[.CB108]+4" table:style-name="ce2">
            <text:p>55104</text:p>
          </table:table-cell>
          <table:table-cell office:value-type="float" office:value="55108" table:formula="of:=[.CC108]+4" table:style-name="ce2">
            <text:p>55108</text:p>
          </table:table-cell>
          <table:table-cell office:value-type="float" office:value="55112" table:formula="of:=[.CD108]+4" table:style-name="ce2">
            <text:p>55112</text:p>
          </table:table-cell>
          <table:table-cell office:value-type="float" office:value="55116" table:formula="of:=[.CE108]+4" table:style-name="ce2">
            <text:p>55116</text:p>
          </table:table-cell>
          <table:table-cell office:value-type="float" office:value="55120" table:formula="of:=[.CF108]+4" table:style-name="ce2">
            <text:p>55120</text:p>
          </table:table-cell>
          <table:table-cell office:value-type="float" office:value="55124" table:formula="of:=[.CG108]+4" table:style-name="ce2">
            <text:p>55124</text:p>
          </table:table-cell>
          <table:table-cell office:value-type="float" office:value="55128" table:formula="of:=[.CH108]+4" table:style-name="ce2">
            <text:p>55128</text:p>
          </table:table-cell>
          <table:table-cell office:value-type="float" office:value="55132" table:formula="of:=[.CI108]+4" table:style-name="ce2">
            <text:p>55132</text:p>
          </table:table-cell>
          <table:table-cell office:value-type="float" office:value="55136" table:formula="of:=[.CJ108]+4" table:style-name="ce2">
            <text:p>55136</text:p>
          </table:table-cell>
          <table:table-cell office:value-type="float" office:value="55140" table:formula="of:=[.CK108]+4" table:style-name="ce2">
            <text:p>55140</text:p>
          </table:table-cell>
          <table:table-cell office:value-type="float" office:value="55144" table:formula="of:=[.CL108]+4" table:style-name="ce2">
            <text:p>55144</text:p>
          </table:table-cell>
          <table:table-cell office:value-type="float" office:value="55148" table:formula="of:=[.CM108]+4" table:style-name="ce2">
            <text:p>55148</text:p>
          </table:table-cell>
          <table:table-cell office:value-type="float" office:value="55152" table:formula="of:=[.CN108]+4" table:style-name="ce2">
            <text:p>55152</text:p>
          </table:table-cell>
          <table:table-cell office:value-type="float" office:value="55156" table:formula="of:=[.CO108]+4" table:style-name="ce2">
            <text:p>55156</text:p>
          </table:table-cell>
          <table:table-cell office:value-type="float" office:value="55160" table:formula="of:=[.CP108]+4" table:style-name="ce2">
            <text:p>55160</text:p>
          </table:table-cell>
          <table:table-cell office:value-type="float" office:value="55164" table:formula="of:=[.CQ108]+4" table:style-name="ce2">
            <text:p>55164</text:p>
          </table:table-cell>
          <table:table-cell office:value-type="float" office:value="55168" table:formula="of:=[.CR108]+4" table:style-name="ce2">
            <text:p>55168</text:p>
          </table:table-cell>
          <table:table-cell office:value-type="float" office:value="55172" table:formula="of:=[.CS108]+4" table:style-name="ce2">
            <text:p>55172</text:p>
          </table:table-cell>
          <table:table-cell office:value-type="float" office:value="55176" table:formula="of:=[.CT108]+4" table:style-name="ce2">
            <text:p>55176</text:p>
          </table:table-cell>
          <table:table-cell office:value-type="float" office:value="55180" table:formula="of:=[.CU108]+4" table:style-name="ce2">
            <text:p>55180</text:p>
          </table:table-cell>
          <table:table-cell office:value-type="float" office:value="55184" table:formula="of:=[.CV108]+4" table:style-name="ce2">
            <text:p>55184</text:p>
          </table:table-cell>
          <table:table-cell office:value-type="float" office:value="55188" table:formula="of:=[.CW108]+4" table:style-name="ce2">
            <text:p>55188</text:p>
          </table:table-cell>
          <table:table-cell office:value-type="float" office:value="55192" table:formula="of:=[.CX108]+4" table:style-name="ce2">
            <text:p>55192</text:p>
          </table:table-cell>
          <table:table-cell office:value-type="float" office:value="55196" table:formula="of:=[.CY108]+4" table:style-name="ce2">
            <text:p>55196</text:p>
          </table:table-cell>
          <table:table-cell office:value-type="float" office:value="55200" table:formula="of:=[.CZ108]+4" table:style-name="ce2">
            <text:p>55200</text:p>
          </table:table-cell>
          <table:table-cell office:value-type="float" office:value="55204" table:formula="of:=[.DA108]+4" table:style-name="ce2">
            <text:p>55204</text:p>
          </table:table-cell>
          <table:table-cell office:value-type="float" office:value="55208" table:formula="of:=[.DB108]+4" table:style-name="ce2">
            <text:p>55208</text:p>
          </table:table-cell>
          <table:table-cell office:value-type="float" office:value="55212" table:formula="of:=[.DC108]+4" table:style-name="ce2">
            <text:p>55212</text:p>
          </table:table-cell>
          <table:table-cell office:value-type="float" office:value="55216" table:formula="of:=[.DD108]+4" table:style-name="ce2">
            <text:p>55216</text:p>
          </table:table-cell>
          <table:table-cell office:value-type="float" office:value="55220" table:formula="of:=[.DE108]+4" table:style-name="ce2">
            <text:p>55220</text:p>
          </table:table-cell>
          <table:table-cell office:value-type="float" office:value="55224" table:formula="of:=[.DF108]+4" table:style-name="ce2">
            <text:p>55224</text:p>
          </table:table-cell>
          <table:table-cell office:value-type="float" office:value="55228" table:formula="of:=[.DG108]+4" table:style-name="ce2">
            <text:p>55228</text:p>
          </table:table-cell>
          <table:table-cell office:value-type="float" office:value="55232" table:formula="of:=[.DH108]+4" table:style-name="ce2">
            <text:p>55232</text:p>
          </table:table-cell>
          <table:table-cell office:value-type="float" office:value="55236" table:formula="of:=[.DI108]+4" table:style-name="ce2">
            <text:p>55236</text:p>
          </table:table-cell>
          <table:table-cell office:value-type="float" office:value="55240" table:formula="of:=[.DJ108]+4" table:style-name="ce2">
            <text:p>55240</text:p>
          </table:table-cell>
          <table:table-cell office:value-type="float" office:value="55244" table:formula="of:=[.DK108]+4" table:style-name="ce2">
            <text:p>55244</text:p>
          </table:table-cell>
          <table:table-cell office:value-type="float" office:value="55248" table:formula="of:=[.DL108]+4" table:style-name="ce2">
            <text:p>55248</text:p>
          </table:table-cell>
          <table:table-cell office:value-type="float" office:value="55252" table:formula="of:=[.DM108]+4" table:style-name="ce2">
            <text:p>55252</text:p>
          </table:table-cell>
          <table:table-cell office:value-type="float" office:value="55256" table:formula="of:=[.DN108]+4" table:style-name="ce2">
            <text:p>55256</text:p>
          </table:table-cell>
          <table:table-cell office:value-type="float" office:value="55260" table:formula="of:=[.DO108]+4" table:style-name="ce2">
            <text:p>55260</text:p>
          </table:table-cell>
          <table:table-cell office:value-type="float" office:value="55264" table:formula="of:=[.DP108]+4" table:style-name="ce2">
            <text:p>55264</text:p>
          </table:table-cell>
          <table:table-cell office:value-type="float" office:value="55268" table:formula="of:=[.DQ108]+4" table:style-name="ce2">
            <text:p>55268</text:p>
          </table:table-cell>
          <table:table-cell office:value-type="float" office:value="55272" table:formula="of:=[.DR108]+4" table:style-name="ce2">
            <text:p>55272</text:p>
          </table:table-cell>
          <table:table-cell office:value-type="float" office:value="55276" table:formula="of:=[.DS108]+4" table:style-name="ce2">
            <text:p>55276</text:p>
          </table:table-cell>
          <table:table-cell office:value-type="float" office:value="55280" table:formula="of:=[.DT108]+4" table:style-name="ce2">
            <text:p>55280</text:p>
          </table:table-cell>
          <table:table-cell office:value-type="float" office:value="55284" table:formula="of:=[.DU108]+4" table:style-name="ce2">
            <text:p>55284</text:p>
          </table:table-cell>
          <table:table-cell office:value-type="float" office:value="55288" table:formula="of:=[.DV108]+4" table:style-name="ce2">
            <text:p>55288</text:p>
          </table:table-cell>
          <table:table-cell office:value-type="float" office:value="55292" table:formula="of:=[.DW108]+4" table:style-name="ce2">
            <text:p>55292</text:p>
          </table:table-cell>
          <table:table-cell table:number-columns-repeated="16256"/>
        </table:table-row>
        <table:table-row table:style-name="ro1">
          <table:table-cell office:value-type="float" office:value="55296" table:formula="of:=[.A108]+512" table:style-name="ce2">
            <text:p>55296</text:p>
          </table:table-cell>
          <table:table-cell office:value-type="float" office:value="55300" table:formula="of:=[.A109]+4" table:style-name="ce2">
            <text:p>55300</text:p>
          </table:table-cell>
          <table:table-cell office:value-type="float" office:value="55304" table:formula="of:=[.B109]+4" table:style-name="ce2">
            <text:p>55304</text:p>
          </table:table-cell>
          <table:table-cell office:value-type="float" office:value="55308" table:formula="of:=[.C109]+4" table:style-name="ce2">
            <text:p>55308</text:p>
          </table:table-cell>
          <table:table-cell office:value-type="float" office:value="55312" table:formula="of:=[.D109]+4" table:style-name="ce2">
            <text:p>55312</text:p>
          </table:table-cell>
          <table:table-cell office:value-type="float" office:value="55316" table:formula="of:=[.E109]+4" table:style-name="ce2">
            <text:p>55316</text:p>
          </table:table-cell>
          <table:table-cell office:value-type="float" office:value="55320" table:formula="of:=[.F109]+4" table:style-name="ce2">
            <text:p>55320</text:p>
          </table:table-cell>
          <table:table-cell office:value-type="float" office:value="55324" table:formula="of:=[.G109]+4" table:style-name="ce2">
            <text:p>55324</text:p>
          </table:table-cell>
          <table:table-cell office:value-type="float" office:value="55328" table:formula="of:=[.H109]+4" table:style-name="ce2">
            <text:p>55328</text:p>
          </table:table-cell>
          <table:table-cell office:value-type="float" office:value="55332" table:formula="of:=[.I109]+4" table:style-name="ce2">
            <text:p>55332</text:p>
          </table:table-cell>
          <table:table-cell office:value-type="float" office:value="55336" table:formula="of:=[.J109]+4" table:style-name="ce2">
            <text:p>55336</text:p>
          </table:table-cell>
          <table:table-cell office:value-type="float" office:value="55340" table:formula="of:=[.K109]+4" table:style-name="ce2">
            <text:p>55340</text:p>
          </table:table-cell>
          <table:table-cell office:value-type="float" office:value="55344" table:formula="of:=[.L109]+4" table:style-name="ce2">
            <text:p>55344</text:p>
          </table:table-cell>
          <table:table-cell office:value-type="float" office:value="55348" table:formula="of:=[.M109]+4" table:style-name="ce2">
            <text:p>55348</text:p>
          </table:table-cell>
          <table:table-cell office:value-type="float" office:value="55352" table:formula="of:=[.N109]+4" table:style-name="ce2">
            <text:p>55352</text:p>
          </table:table-cell>
          <table:table-cell office:value-type="float" office:value="55356" table:formula="of:=[.O109]+4" table:style-name="ce2">
            <text:p>55356</text:p>
          </table:table-cell>
          <table:table-cell office:value-type="float" office:value="55360" table:formula="of:=[.P109]+4" table:style-name="ce2">
            <text:p>55360</text:p>
          </table:table-cell>
          <table:table-cell office:value-type="float" office:value="55364" table:formula="of:=[.Q109]+4" table:style-name="ce2">
            <text:p>55364</text:p>
          </table:table-cell>
          <table:table-cell office:value-type="float" office:value="55368" table:formula="of:=[.R109]+4" table:style-name="ce2">
            <text:p>55368</text:p>
          </table:table-cell>
          <table:table-cell office:value-type="float" office:value="55372" table:formula="of:=[.S109]+4" table:style-name="ce2">
            <text:p>55372</text:p>
          </table:table-cell>
          <table:table-cell office:value-type="float" office:value="55376" table:formula="of:=[.T109]+4" table:style-name="ce2">
            <text:p>55376</text:p>
          </table:table-cell>
          <table:table-cell office:value-type="float" office:value="55380" table:formula="of:=[.U109]+4" table:style-name="ce2">
            <text:p>55380</text:p>
          </table:table-cell>
          <table:table-cell office:value-type="float" office:value="55384" table:formula="of:=[.V109]+4" table:style-name="ce2">
            <text:p>55384</text:p>
          </table:table-cell>
          <table:table-cell office:value-type="float" office:value="55388" table:formula="of:=[.W109]+4" table:style-name="ce2">
            <text:p>55388</text:p>
          </table:table-cell>
          <table:table-cell office:value-type="float" office:value="55392" table:formula="of:=[.X109]+4" table:style-name="ce2">
            <text:p>55392</text:p>
          </table:table-cell>
          <table:table-cell office:value-type="float" office:value="55396" table:formula="of:=[.Y109]+4" table:style-name="ce2">
            <text:p>55396</text:p>
          </table:table-cell>
          <table:table-cell office:value-type="float" office:value="55400" table:formula="of:=[.Z109]+4" table:style-name="ce2">
            <text:p>55400</text:p>
          </table:table-cell>
          <table:table-cell office:value-type="float" office:value="55404" table:formula="of:=[.AA109]+4" table:style-name="ce2">
            <text:p>55404</text:p>
          </table:table-cell>
          <table:table-cell office:value-type="float" office:value="55408" table:formula="of:=[.AB109]+4" table:style-name="ce2">
            <text:p>55408</text:p>
          </table:table-cell>
          <table:table-cell office:value-type="float" office:value="55412" table:formula="of:=[.AC109]+4" table:style-name="ce2">
            <text:p>55412</text:p>
          </table:table-cell>
          <table:table-cell office:value-type="float" office:value="55416" table:formula="of:=[.AD109]+4" table:style-name="ce2">
            <text:p>55416</text:p>
          </table:table-cell>
          <table:table-cell office:value-type="float" office:value="55420" table:formula="of:=[.AE109]+4" table:style-name="ce2">
            <text:p>55420</text:p>
          </table:table-cell>
          <table:table-cell office:value-type="float" office:value="55424" table:formula="of:=[.AF109]+4" table:style-name="ce2">
            <text:p>55424</text:p>
          </table:table-cell>
          <table:table-cell office:value-type="float" office:value="55428" table:formula="of:=[.AG109]+4" table:style-name="ce2">
            <text:p>55428</text:p>
          </table:table-cell>
          <table:table-cell office:value-type="float" office:value="55432" table:formula="of:=[.AH109]+4" table:style-name="ce2">
            <text:p>55432</text:p>
          </table:table-cell>
          <table:table-cell office:value-type="float" office:value="55436" table:formula="of:=[.AI109]+4" table:style-name="ce2">
            <text:p>55436</text:p>
          </table:table-cell>
          <table:table-cell office:value-type="float" office:value="55440" table:formula="of:=[.AJ109]+4" table:style-name="ce2">
            <text:p>55440</text:p>
          </table:table-cell>
          <table:table-cell office:value-type="float" office:value="55444" table:formula="of:=[.AK109]+4" table:style-name="ce2">
            <text:p>55444</text:p>
          </table:table-cell>
          <table:table-cell office:value-type="float" office:value="55448" table:formula="of:=[.AL109]+4" table:style-name="ce2">
            <text:p>55448</text:p>
          </table:table-cell>
          <table:table-cell office:value-type="float" office:value="55452" table:formula="of:=[.AM109]+4" table:style-name="ce2">
            <text:p>55452</text:p>
          </table:table-cell>
          <table:table-cell office:value-type="float" office:value="55456" table:formula="of:=[.AN109]+4" table:style-name="ce2">
            <text:p>55456</text:p>
          </table:table-cell>
          <table:table-cell office:value-type="float" office:value="55460" table:formula="of:=[.AO109]+4" table:style-name="ce2">
            <text:p>55460</text:p>
          </table:table-cell>
          <table:table-cell office:value-type="float" office:value="55464" table:formula="of:=[.AP109]+4" table:style-name="ce2">
            <text:p>55464</text:p>
          </table:table-cell>
          <table:table-cell office:value-type="float" office:value="55468" table:formula="of:=[.AQ109]+4" table:style-name="ce2">
            <text:p>55468</text:p>
          </table:table-cell>
          <table:table-cell office:value-type="float" office:value="55472" table:formula="of:=[.AR109]+4" table:style-name="ce2">
            <text:p>55472</text:p>
          </table:table-cell>
          <table:table-cell office:value-type="float" office:value="55476" table:formula="of:=[.AS109]+4" table:style-name="ce2">
            <text:p>55476</text:p>
          </table:table-cell>
          <table:table-cell office:value-type="float" office:value="55480" table:formula="of:=[.AT109]+4" table:style-name="ce2">
            <text:p>55480</text:p>
          </table:table-cell>
          <table:table-cell office:value-type="float" office:value="55484" table:formula="of:=[.AU109]+4" table:style-name="ce2">
            <text:p>55484</text:p>
          </table:table-cell>
          <table:table-cell office:value-type="float" office:value="55488" table:formula="of:=[.AV109]+4" table:style-name="ce2">
            <text:p>55488</text:p>
          </table:table-cell>
          <table:table-cell office:value-type="float" office:value="55492" table:formula="of:=[.AW109]+4" table:style-name="ce2">
            <text:p>55492</text:p>
          </table:table-cell>
          <table:table-cell office:value-type="float" office:value="55496" table:formula="of:=[.AX109]+4" table:style-name="ce2">
            <text:p>55496</text:p>
          </table:table-cell>
          <table:table-cell office:value-type="float" office:value="55500" table:formula="of:=[.AY109]+4" table:style-name="ce2">
            <text:p>55500</text:p>
          </table:table-cell>
          <table:table-cell office:value-type="float" office:value="55504" table:formula="of:=[.AZ109]+4" table:style-name="ce2">
            <text:p>55504</text:p>
          </table:table-cell>
          <table:table-cell office:value-type="float" office:value="55508" table:formula="of:=[.BA109]+4" table:style-name="ce2">
            <text:p>55508</text:p>
          </table:table-cell>
          <table:table-cell office:value-type="float" office:value="55512" table:formula="of:=[.BB109]+4" table:style-name="ce2">
            <text:p>55512</text:p>
          </table:table-cell>
          <table:table-cell office:value-type="float" office:value="55516" table:formula="of:=[.BC109]+4" table:style-name="ce6">
            <text:p>55516</text:p>
          </table:table-cell>
          <table:table-cell office:value-type="float" office:value="55520" table:formula="of:=[.BD109]+4" table:style-name="ce6">
            <text:p>55520</text:p>
          </table:table-cell>
          <table:table-cell office:value-type="float" office:value="55524" table:formula="of:=[.BE109]+4" table:style-name="ce6">
            <text:p>55524</text:p>
          </table:table-cell>
          <table:table-cell office:value-type="float" office:value="55528" table:formula="of:=[.BF109]+4" table:style-name="ce6">
            <text:p>55528</text:p>
          </table:table-cell>
          <table:table-cell office:value-type="float" office:value="55532" table:formula="of:=[.BG109]+4" table:style-name="ce6">
            <text:p>55532</text:p>
          </table:table-cell>
          <table:table-cell office:value-type="float" office:value="55536" table:formula="of:=[.BH109]+4" table:style-name="ce6">
            <text:p>55536</text:p>
          </table:table-cell>
          <table:table-cell office:value-type="float" office:value="55540" table:formula="of:=[.BI109]+4" table:style-name="ce6">
            <text:p>55540</text:p>
          </table:table-cell>
          <table:table-cell office:value-type="float" office:value="55544" table:formula="of:=[.BJ109]+4" table:style-name="ce2">
            <text:p>55544</text:p>
          </table:table-cell>
          <table:table-cell office:value-type="float" office:value="55548" table:formula="of:=[.BK109]+4" table:style-name="ce2">
            <text:p>55548</text:p>
          </table:table-cell>
          <table:table-cell office:value-type="float" office:value="55552" table:formula="of:=[.BL109]+4" table:style-name="ce2">
            <text:p>55552</text:p>
          </table:table-cell>
          <table:table-cell office:value-type="float" office:value="55556" table:formula="of:=[.BM109]+4" table:style-name="ce2">
            <text:p>55556</text:p>
          </table:table-cell>
          <table:table-cell office:value-type="float" office:value="55560" table:formula="of:=[.BN109]+4" table:style-name="ce2">
            <text:p>55560</text:p>
          </table:table-cell>
          <table:table-cell office:value-type="float" office:value="55564" table:formula="of:=[.BO109]+4" table:style-name="ce2">
            <text:p>55564</text:p>
          </table:table-cell>
          <table:table-cell office:value-type="float" office:value="55568" table:formula="of:=[.BP109]+4" table:style-name="ce2">
            <text:p>55568</text:p>
          </table:table-cell>
          <table:table-cell office:value-type="float" office:value="55572" table:formula="of:=[.BQ109]+4" table:style-name="ce2">
            <text:p>55572</text:p>
          </table:table-cell>
          <table:table-cell office:value-type="float" office:value="55576" table:formula="of:=[.BR109]+4" table:style-name="ce2">
            <text:p>55576</text:p>
          </table:table-cell>
          <table:table-cell office:value-type="float" office:value="55580" table:formula="of:=[.BS109]+4" table:style-name="ce2">
            <text:p>55580</text:p>
          </table:table-cell>
          <table:table-cell office:value-type="float" office:value="55584" table:formula="of:=[.BT109]+4" table:style-name="ce2">
            <text:p>55584</text:p>
          </table:table-cell>
          <table:table-cell office:value-type="float" office:value="55588" table:formula="of:=[.BU109]+4" table:style-name="ce2">
            <text:p>55588</text:p>
          </table:table-cell>
          <table:table-cell office:value-type="float" office:value="55592" table:formula="of:=[.BV109]+4" table:style-name="ce2">
            <text:p>55592</text:p>
          </table:table-cell>
          <table:table-cell office:value-type="float" office:value="55596" table:formula="of:=[.BW109]+4" table:style-name="ce2">
            <text:p>55596</text:p>
          </table:table-cell>
          <table:table-cell office:value-type="float" office:value="55600" table:formula="of:=[.BX109]+4" table:style-name="ce2">
            <text:p>55600</text:p>
          </table:table-cell>
          <table:table-cell office:value-type="float" office:value="55604" table:formula="of:=[.BY109]+4" table:style-name="ce2">
            <text:p>55604</text:p>
          </table:table-cell>
          <table:table-cell office:value-type="float" office:value="55608" table:formula="of:=[.BZ109]+4" table:style-name="ce2">
            <text:p>55608</text:p>
          </table:table-cell>
          <table:table-cell office:value-type="float" office:value="55612" table:formula="of:=[.CA109]+4" table:style-name="ce2">
            <text:p>55612</text:p>
          </table:table-cell>
          <table:table-cell office:value-type="float" office:value="55616" table:formula="of:=[.CB109]+4" table:style-name="ce2">
            <text:p>55616</text:p>
          </table:table-cell>
          <table:table-cell office:value-type="float" office:value="55620" table:formula="of:=[.CC109]+4" table:style-name="ce2">
            <text:p>55620</text:p>
          </table:table-cell>
          <table:table-cell office:value-type="float" office:value="55624" table:formula="of:=[.CD109]+4" table:style-name="ce2">
            <text:p>55624</text:p>
          </table:table-cell>
          <table:table-cell office:value-type="float" office:value="55628" table:formula="of:=[.CE109]+4" table:style-name="ce2">
            <text:p>55628</text:p>
          </table:table-cell>
          <table:table-cell office:value-type="float" office:value="55632" table:formula="of:=[.CF109]+4" table:style-name="ce2">
            <text:p>55632</text:p>
          </table:table-cell>
          <table:table-cell office:value-type="float" office:value="55636" table:formula="of:=[.CG109]+4" table:style-name="ce2">
            <text:p>55636</text:p>
          </table:table-cell>
          <table:table-cell office:value-type="float" office:value="55640" table:formula="of:=[.CH109]+4" table:style-name="ce2">
            <text:p>55640</text:p>
          </table:table-cell>
          <table:table-cell office:value-type="float" office:value="55644" table:formula="of:=[.CI109]+4" table:style-name="ce2">
            <text:p>55644</text:p>
          </table:table-cell>
          <table:table-cell office:value-type="float" office:value="55648" table:formula="of:=[.CJ109]+4" table:style-name="ce2">
            <text:p>55648</text:p>
          </table:table-cell>
          <table:table-cell office:value-type="float" office:value="55652" table:formula="of:=[.CK109]+4" table:style-name="ce2">
            <text:p>55652</text:p>
          </table:table-cell>
          <table:table-cell office:value-type="float" office:value="55656" table:formula="of:=[.CL109]+4" table:style-name="ce2">
            <text:p>55656</text:p>
          </table:table-cell>
          <table:table-cell office:value-type="float" office:value="55660" table:formula="of:=[.CM109]+4" table:style-name="ce2">
            <text:p>55660</text:p>
          </table:table-cell>
          <table:table-cell office:value-type="float" office:value="55664" table:formula="of:=[.CN109]+4" table:style-name="ce2">
            <text:p>55664</text:p>
          </table:table-cell>
          <table:table-cell office:value-type="float" office:value="55668" table:formula="of:=[.CO109]+4" table:style-name="ce2">
            <text:p>55668</text:p>
          </table:table-cell>
          <table:table-cell office:value-type="float" office:value="55672" table:formula="of:=[.CP109]+4" table:style-name="ce2">
            <text:p>55672</text:p>
          </table:table-cell>
          <table:table-cell office:value-type="float" office:value="55676" table:formula="of:=[.CQ109]+4" table:style-name="ce2">
            <text:p>55676</text:p>
          </table:table-cell>
          <table:table-cell office:value-type="float" office:value="55680" table:formula="of:=[.CR109]+4" table:style-name="ce2">
            <text:p>55680</text:p>
          </table:table-cell>
          <table:table-cell office:value-type="float" office:value="55684" table:formula="of:=[.CS109]+4" table:style-name="ce2">
            <text:p>55684</text:p>
          </table:table-cell>
          <table:table-cell office:value-type="float" office:value="55688" table:formula="of:=[.CT109]+4" table:style-name="ce2">
            <text:p>55688</text:p>
          </table:table-cell>
          <table:table-cell office:value-type="float" office:value="55692" table:formula="of:=[.CU109]+4" table:style-name="ce2">
            <text:p>55692</text:p>
          </table:table-cell>
          <table:table-cell office:value-type="float" office:value="55696" table:formula="of:=[.CV109]+4" table:style-name="ce2">
            <text:p>55696</text:p>
          </table:table-cell>
          <table:table-cell office:value-type="float" office:value="55700" table:formula="of:=[.CW109]+4" table:style-name="ce2">
            <text:p>55700</text:p>
          </table:table-cell>
          <table:table-cell office:value-type="float" office:value="55704" table:formula="of:=[.CX109]+4" table:style-name="ce2">
            <text:p>55704</text:p>
          </table:table-cell>
          <table:table-cell office:value-type="float" office:value="55708" table:formula="of:=[.CY109]+4" table:style-name="ce2">
            <text:p>55708</text:p>
          </table:table-cell>
          <table:table-cell office:value-type="float" office:value="55712" table:formula="of:=[.CZ109]+4" table:style-name="ce2">
            <text:p>55712</text:p>
          </table:table-cell>
          <table:table-cell office:value-type="float" office:value="55716" table:formula="of:=[.DA109]+4" table:style-name="ce2">
            <text:p>55716</text:p>
          </table:table-cell>
          <table:table-cell office:value-type="float" office:value="55720" table:formula="of:=[.DB109]+4" table:style-name="ce2">
            <text:p>55720</text:p>
          </table:table-cell>
          <table:table-cell office:value-type="float" office:value="55724" table:formula="of:=[.DC109]+4" table:style-name="ce2">
            <text:p>55724</text:p>
          </table:table-cell>
          <table:table-cell office:value-type="float" office:value="55728" table:formula="of:=[.DD109]+4" table:style-name="ce2">
            <text:p>55728</text:p>
          </table:table-cell>
          <table:table-cell office:value-type="float" office:value="55732" table:formula="of:=[.DE109]+4" table:style-name="ce2">
            <text:p>55732</text:p>
          </table:table-cell>
          <table:table-cell office:value-type="float" office:value="55736" table:formula="of:=[.DF109]+4" table:style-name="ce2">
            <text:p>55736</text:p>
          </table:table-cell>
          <table:table-cell office:value-type="float" office:value="55740" table:formula="of:=[.DG109]+4" table:style-name="ce2">
            <text:p>55740</text:p>
          </table:table-cell>
          <table:table-cell office:value-type="float" office:value="55744" table:formula="of:=[.DH109]+4" table:style-name="ce2">
            <text:p>55744</text:p>
          </table:table-cell>
          <table:table-cell office:value-type="float" office:value="55748" table:formula="of:=[.DI109]+4" table:style-name="ce2">
            <text:p>55748</text:p>
          </table:table-cell>
          <table:table-cell office:value-type="float" office:value="55752" table:formula="of:=[.DJ109]+4" table:style-name="ce2">
            <text:p>55752</text:p>
          </table:table-cell>
          <table:table-cell office:value-type="float" office:value="55756" table:formula="of:=[.DK109]+4" table:style-name="ce2">
            <text:p>55756</text:p>
          </table:table-cell>
          <table:table-cell office:value-type="float" office:value="55760" table:formula="of:=[.DL109]+4" table:style-name="ce2">
            <text:p>55760</text:p>
          </table:table-cell>
          <table:table-cell office:value-type="float" office:value="55764" table:formula="of:=[.DM109]+4" table:style-name="ce2">
            <text:p>55764</text:p>
          </table:table-cell>
          <table:table-cell office:value-type="float" office:value="55768" table:formula="of:=[.DN109]+4" table:style-name="ce2">
            <text:p>55768</text:p>
          </table:table-cell>
          <table:table-cell office:value-type="float" office:value="55772" table:formula="of:=[.DO109]+4" table:style-name="ce2">
            <text:p>55772</text:p>
          </table:table-cell>
          <table:table-cell office:value-type="float" office:value="55776" table:formula="of:=[.DP109]+4" table:style-name="ce2">
            <text:p>55776</text:p>
          </table:table-cell>
          <table:table-cell office:value-type="float" office:value="55780" table:formula="of:=[.DQ109]+4" table:style-name="ce2">
            <text:p>55780</text:p>
          </table:table-cell>
          <table:table-cell office:value-type="float" office:value="55784" table:formula="of:=[.DR109]+4" table:style-name="ce2">
            <text:p>55784</text:p>
          </table:table-cell>
          <table:table-cell office:value-type="float" office:value="55788" table:formula="of:=[.DS109]+4" table:style-name="ce2">
            <text:p>55788</text:p>
          </table:table-cell>
          <table:table-cell office:value-type="float" office:value="55792" table:formula="of:=[.DT109]+4" table:style-name="ce2">
            <text:p>55792</text:p>
          </table:table-cell>
          <table:table-cell office:value-type="float" office:value="55796" table:formula="of:=[.DU109]+4" table:style-name="ce2">
            <text:p>55796</text:p>
          </table:table-cell>
          <table:table-cell office:value-type="float" office:value="55800" table:formula="of:=[.DV109]+4" table:style-name="ce2">
            <text:p>55800</text:p>
          </table:table-cell>
          <table:table-cell office:value-type="float" office:value="55804" table:formula="of:=[.DW109]+4" table:style-name="ce2">
            <text:p>55804</text:p>
          </table:table-cell>
          <table:table-cell table:number-columns-repeated="16256"/>
        </table:table-row>
        <table:table-row table:style-name="ro1">
          <table:table-cell office:value-type="float" office:value="55808" table:formula="of:=[.A109]+512" table:style-name="ce2">
            <text:p>55808</text:p>
          </table:table-cell>
          <table:table-cell office:value-type="float" office:value="55812" table:formula="of:=[.A110]+4" table:style-name="ce2">
            <text:p>55812</text:p>
          </table:table-cell>
          <table:table-cell office:value-type="float" office:value="55816" table:formula="of:=[.B110]+4" table:style-name="ce2">
            <text:p>55816</text:p>
          </table:table-cell>
          <table:table-cell office:value-type="float" office:value="55820" table:formula="of:=[.C110]+4" table:style-name="ce2">
            <text:p>55820</text:p>
          </table:table-cell>
          <table:table-cell office:value-type="float" office:value="55824" table:formula="of:=[.D110]+4" table:style-name="ce2">
            <text:p>55824</text:p>
          </table:table-cell>
          <table:table-cell office:value-type="float" office:value="55828" table:formula="of:=[.E110]+4" table:style-name="ce2">
            <text:p>55828</text:p>
          </table:table-cell>
          <table:table-cell office:value-type="float" office:value="55832" table:formula="of:=[.F110]+4" table:style-name="ce2">
            <text:p>55832</text:p>
          </table:table-cell>
          <table:table-cell office:value-type="float" office:value="55836" table:formula="of:=[.G110]+4" table:style-name="ce2">
            <text:p>55836</text:p>
          </table:table-cell>
          <table:table-cell office:value-type="float" office:value="55840" table:formula="of:=[.H110]+4" table:style-name="ce2">
            <text:p>55840</text:p>
          </table:table-cell>
          <table:table-cell office:value-type="float" office:value="55844" table:formula="of:=[.I110]+4" table:style-name="ce2">
            <text:p>55844</text:p>
          </table:table-cell>
          <table:table-cell office:value-type="float" office:value="55848" table:formula="of:=[.J110]+4" table:style-name="ce2">
            <text:p>55848</text:p>
          </table:table-cell>
          <table:table-cell office:value-type="float" office:value="55852" table:formula="of:=[.K110]+4" table:style-name="ce2">
            <text:p>55852</text:p>
          </table:table-cell>
          <table:table-cell office:value-type="float" office:value="55856" table:formula="of:=[.L110]+4" table:style-name="ce2">
            <text:p>55856</text:p>
          </table:table-cell>
          <table:table-cell office:value-type="float" office:value="55860" table:formula="of:=[.M110]+4" table:style-name="ce2">
            <text:p>55860</text:p>
          </table:table-cell>
          <table:table-cell office:value-type="float" office:value="55864" table:formula="of:=[.N110]+4" table:style-name="ce2">
            <text:p>55864</text:p>
          </table:table-cell>
          <table:table-cell office:value-type="float" office:value="55868" table:formula="of:=[.O110]+4" table:style-name="ce2">
            <text:p>55868</text:p>
          </table:table-cell>
          <table:table-cell office:value-type="float" office:value="55872" table:formula="of:=[.P110]+4" table:style-name="ce2">
            <text:p>55872</text:p>
          </table:table-cell>
          <table:table-cell office:value-type="float" office:value="55876" table:formula="of:=[.Q110]+4" table:style-name="ce2">
            <text:p>55876</text:p>
          </table:table-cell>
          <table:table-cell office:value-type="float" office:value="55880" table:formula="of:=[.R110]+4" table:style-name="ce2">
            <text:p>55880</text:p>
          </table:table-cell>
          <table:table-cell office:value-type="float" office:value="55884" table:formula="of:=[.S110]+4" table:style-name="ce2">
            <text:p>55884</text:p>
          </table:table-cell>
          <table:table-cell office:value-type="float" office:value="55888" table:formula="of:=[.T110]+4" table:style-name="ce2">
            <text:p>55888</text:p>
          </table:table-cell>
          <table:table-cell office:value-type="float" office:value="55892" table:formula="of:=[.U110]+4" table:style-name="ce2">
            <text:p>55892</text:p>
          </table:table-cell>
          <table:table-cell office:value-type="float" office:value="55896" table:formula="of:=[.V110]+4" table:style-name="ce2">
            <text:p>55896</text:p>
          </table:table-cell>
          <table:table-cell office:value-type="float" office:value="55900" table:formula="of:=[.W110]+4" table:style-name="ce2">
            <text:p>55900</text:p>
          </table:table-cell>
          <table:table-cell office:value-type="float" office:value="55904" table:formula="of:=[.X110]+4" table:style-name="ce2">
            <text:p>55904</text:p>
          </table:table-cell>
          <table:table-cell office:value-type="float" office:value="55908" table:formula="of:=[.Y110]+4" table:style-name="ce2">
            <text:p>55908</text:p>
          </table:table-cell>
          <table:table-cell office:value-type="float" office:value="55912" table:formula="of:=[.Z110]+4" table:style-name="ce2">
            <text:p>55912</text:p>
          </table:table-cell>
          <table:table-cell office:value-type="float" office:value="55916" table:formula="of:=[.AA110]+4" table:style-name="ce2">
            <text:p>55916</text:p>
          </table:table-cell>
          <table:table-cell office:value-type="float" office:value="55920" table:formula="of:=[.AB110]+4" table:style-name="ce2">
            <text:p>55920</text:p>
          </table:table-cell>
          <table:table-cell office:value-type="float" office:value="55924" table:formula="of:=[.AC110]+4" table:style-name="ce2">
            <text:p>55924</text:p>
          </table:table-cell>
          <table:table-cell office:value-type="float" office:value="55928" table:formula="of:=[.AD110]+4" table:style-name="ce2">
            <text:p>55928</text:p>
          </table:table-cell>
          <table:table-cell office:value-type="float" office:value="55932" table:formula="of:=[.AE110]+4" table:style-name="ce2">
            <text:p>55932</text:p>
          </table:table-cell>
          <table:table-cell office:value-type="float" office:value="55936" table:formula="of:=[.AF110]+4" table:style-name="ce2">
            <text:p>55936</text:p>
          </table:table-cell>
          <table:table-cell office:value-type="float" office:value="55940" table:formula="of:=[.AG110]+4" table:style-name="ce2">
            <text:p>55940</text:p>
          </table:table-cell>
          <table:table-cell office:value-type="float" office:value="55944" table:formula="of:=[.AH110]+4" table:style-name="ce2">
            <text:p>55944</text:p>
          </table:table-cell>
          <table:table-cell office:value-type="float" office:value="55948" table:formula="of:=[.AI110]+4" table:style-name="ce2">
            <text:p>55948</text:p>
          </table:table-cell>
          <table:table-cell office:value-type="float" office:value="55952" table:formula="of:=[.AJ110]+4" table:style-name="ce2">
            <text:p>55952</text:p>
          </table:table-cell>
          <table:table-cell office:value-type="float" office:value="55956" table:formula="of:=[.AK110]+4" table:style-name="ce2">
            <text:p>55956</text:p>
          </table:table-cell>
          <table:table-cell office:value-type="float" office:value="55960" table:formula="of:=[.AL110]+4" table:style-name="ce2">
            <text:p>55960</text:p>
          </table:table-cell>
          <table:table-cell office:value-type="float" office:value="55964" table:formula="of:=[.AM110]+4" table:style-name="ce2">
            <text:p>55964</text:p>
          </table:table-cell>
          <table:table-cell office:value-type="float" office:value="55968" table:formula="of:=[.AN110]+4" table:style-name="ce2">
            <text:p>55968</text:p>
          </table:table-cell>
          <table:table-cell office:value-type="float" office:value="55972" table:formula="of:=[.AO110]+4" table:style-name="ce2">
            <text:p>55972</text:p>
          </table:table-cell>
          <table:table-cell office:value-type="float" office:value="55976" table:formula="of:=[.AP110]+4" table:style-name="ce2">
            <text:p>55976</text:p>
          </table:table-cell>
          <table:table-cell office:value-type="float" office:value="55980" table:formula="of:=[.AQ110]+4" table:style-name="ce2">
            <text:p>55980</text:p>
          </table:table-cell>
          <table:table-cell office:value-type="float" office:value="55984" table:formula="of:=[.AR110]+4" table:style-name="ce2">
            <text:p>55984</text:p>
          </table:table-cell>
          <table:table-cell office:value-type="float" office:value="55988" table:formula="of:=[.AS110]+4" table:style-name="ce2">
            <text:p>55988</text:p>
          </table:table-cell>
          <table:table-cell office:value-type="float" office:value="55992" table:formula="of:=[.AT110]+4" table:style-name="ce2">
            <text:p>55992</text:p>
          </table:table-cell>
          <table:table-cell office:value-type="float" office:value="55996" table:formula="of:=[.AU110]+4" table:style-name="ce2">
            <text:p>55996</text:p>
          </table:table-cell>
          <table:table-cell office:value-type="float" office:value="56000" table:formula="of:=[.AV110]+4" table:style-name="ce2">
            <text:p>56000</text:p>
          </table:table-cell>
          <table:table-cell office:value-type="float" office:value="56004" table:formula="of:=[.AW110]+4" table:style-name="ce2">
            <text:p>56004</text:p>
          </table:table-cell>
          <table:table-cell office:value-type="float" office:value="56008" table:formula="of:=[.AX110]+4" table:style-name="ce2">
            <text:p>56008</text:p>
          </table:table-cell>
          <table:table-cell office:value-type="float" office:value="56012" table:formula="of:=[.AY110]+4" table:style-name="ce2">
            <text:p>56012</text:p>
          </table:table-cell>
          <table:table-cell office:value-type="float" office:value="56016" table:formula="of:=[.AZ110]+4" table:style-name="ce2">
            <text:p>56016</text:p>
          </table:table-cell>
          <table:table-cell office:value-type="float" office:value="56020" table:formula="of:=[.BA110]+4" table:style-name="ce2">
            <text:p>56020</text:p>
          </table:table-cell>
          <table:table-cell office:value-type="float" office:value="56024" table:formula="of:=[.BB110]+4" table:style-name="ce2">
            <text:p>56024</text:p>
          </table:table-cell>
          <table:table-cell office:value-type="float" office:value="56028" table:formula="of:=[.BC110]+4" table:style-name="ce6">
            <text:p>56028</text:p>
          </table:table-cell>
          <table:table-cell office:value-type="float" office:value="56032" table:formula="of:=[.BD110]+4" table:style-name="ce6">
            <text:p>56032</text:p>
          </table:table-cell>
          <table:table-cell office:value-type="float" office:value="56036" table:formula="of:=[.BE110]+4" table:style-name="ce6">
            <text:p>56036</text:p>
          </table:table-cell>
          <table:table-cell office:value-type="float" office:value="56040" table:formula="of:=[.BF110]+4" table:style-name="ce6">
            <text:p>56040</text:p>
          </table:table-cell>
          <table:table-cell office:value-type="float" office:value="56044" table:formula="of:=[.BG110]+4" table:style-name="ce6">
            <text:p>56044</text:p>
          </table:table-cell>
          <table:table-cell office:value-type="float" office:value="56048" table:formula="of:=[.BH110]+4" table:style-name="ce6">
            <text:p>56048</text:p>
          </table:table-cell>
          <table:table-cell office:value-type="float" office:value="56052" table:formula="of:=[.BI110]+4" table:style-name="ce6">
            <text:p>56052</text:p>
          </table:table-cell>
          <table:table-cell office:value-type="float" office:value="56056" table:formula="of:=[.BJ110]+4" table:style-name="ce2">
            <text:p>56056</text:p>
          </table:table-cell>
          <table:table-cell office:value-type="float" office:value="56060" table:formula="of:=[.BK110]+4" table:style-name="ce2">
            <text:p>56060</text:p>
          </table:table-cell>
          <table:table-cell office:value-type="float" office:value="56064" table:formula="of:=[.BL110]+4" table:style-name="ce2">
            <text:p>56064</text:p>
          </table:table-cell>
          <table:table-cell office:value-type="float" office:value="56068" table:formula="of:=[.BM110]+4" table:style-name="ce2">
            <text:p>56068</text:p>
          </table:table-cell>
          <table:table-cell office:value-type="float" office:value="56072" table:formula="of:=[.BN110]+4" table:style-name="ce2">
            <text:p>56072</text:p>
          </table:table-cell>
          <table:table-cell office:value-type="float" office:value="56076" table:formula="of:=[.BO110]+4" table:style-name="ce2">
            <text:p>56076</text:p>
          </table:table-cell>
          <table:table-cell office:value-type="float" office:value="56080" table:formula="of:=[.BP110]+4" table:style-name="ce2">
            <text:p>56080</text:p>
          </table:table-cell>
          <table:table-cell office:value-type="float" office:value="56084" table:formula="of:=[.BQ110]+4" table:style-name="ce2">
            <text:p>56084</text:p>
          </table:table-cell>
          <table:table-cell office:value-type="float" office:value="56088" table:formula="of:=[.BR110]+4" table:style-name="ce2">
            <text:p>56088</text:p>
          </table:table-cell>
          <table:table-cell office:value-type="float" office:value="56092" table:formula="of:=[.BS110]+4" table:style-name="ce2">
            <text:p>56092</text:p>
          </table:table-cell>
          <table:table-cell office:value-type="float" office:value="56096" table:formula="of:=[.BT110]+4" table:style-name="ce2">
            <text:p>56096</text:p>
          </table:table-cell>
          <table:table-cell office:value-type="float" office:value="56100" table:formula="of:=[.BU110]+4" table:style-name="ce2">
            <text:p>56100</text:p>
          </table:table-cell>
          <table:table-cell office:value-type="float" office:value="56104" table:formula="of:=[.BV110]+4" table:style-name="ce2">
            <text:p>56104</text:p>
          </table:table-cell>
          <table:table-cell office:value-type="float" office:value="56108" table:formula="of:=[.BW110]+4" table:style-name="ce2">
            <text:p>56108</text:p>
          </table:table-cell>
          <table:table-cell office:value-type="float" office:value="56112" table:formula="of:=[.BX110]+4" table:style-name="ce2">
            <text:p>56112</text:p>
          </table:table-cell>
          <table:table-cell office:value-type="float" office:value="56116" table:formula="of:=[.BY110]+4" table:style-name="ce2">
            <text:p>56116</text:p>
          </table:table-cell>
          <table:table-cell office:value-type="float" office:value="56120" table:formula="of:=[.BZ110]+4" table:style-name="ce2">
            <text:p>56120</text:p>
          </table:table-cell>
          <table:table-cell office:value-type="float" office:value="56124" table:formula="of:=[.CA110]+4" table:style-name="ce2">
            <text:p>56124</text:p>
          </table:table-cell>
          <table:table-cell office:value-type="float" office:value="56128" table:formula="of:=[.CB110]+4" table:style-name="ce2">
            <text:p>56128</text:p>
          </table:table-cell>
          <table:table-cell office:value-type="float" office:value="56132" table:formula="of:=[.CC110]+4" table:style-name="ce2">
            <text:p>56132</text:p>
          </table:table-cell>
          <table:table-cell office:value-type="float" office:value="56136" table:formula="of:=[.CD110]+4" table:style-name="ce2">
            <text:p>56136</text:p>
          </table:table-cell>
          <table:table-cell office:value-type="float" office:value="56140" table:formula="of:=[.CE110]+4" table:style-name="ce2">
            <text:p>56140</text:p>
          </table:table-cell>
          <table:table-cell office:value-type="float" office:value="56144" table:formula="of:=[.CF110]+4" table:style-name="ce2">
            <text:p>56144</text:p>
          </table:table-cell>
          <table:table-cell office:value-type="float" office:value="56148" table:formula="of:=[.CG110]+4" table:style-name="ce2">
            <text:p>56148</text:p>
          </table:table-cell>
          <table:table-cell office:value-type="float" office:value="56152" table:formula="of:=[.CH110]+4" table:style-name="ce2">
            <text:p>56152</text:p>
          </table:table-cell>
          <table:table-cell office:value-type="float" office:value="56156" table:formula="of:=[.CI110]+4" table:style-name="ce2">
            <text:p>56156</text:p>
          </table:table-cell>
          <table:table-cell office:value-type="float" office:value="56160" table:formula="of:=[.CJ110]+4" table:style-name="ce2">
            <text:p>56160</text:p>
          </table:table-cell>
          <table:table-cell office:value-type="float" office:value="56164" table:formula="of:=[.CK110]+4" table:style-name="ce2">
            <text:p>56164</text:p>
          </table:table-cell>
          <table:table-cell office:value-type="float" office:value="56168" table:formula="of:=[.CL110]+4" table:style-name="ce2">
            <text:p>56168</text:p>
          </table:table-cell>
          <table:table-cell office:value-type="float" office:value="56172" table:formula="of:=[.CM110]+4" table:style-name="ce2">
            <text:p>56172</text:p>
          </table:table-cell>
          <table:table-cell office:value-type="float" office:value="56176" table:formula="of:=[.CN110]+4" table:style-name="ce2">
            <text:p>56176</text:p>
          </table:table-cell>
          <table:table-cell office:value-type="float" office:value="56180" table:formula="of:=[.CO110]+4" table:style-name="ce2">
            <text:p>56180</text:p>
          </table:table-cell>
          <table:table-cell office:value-type="float" office:value="56184" table:formula="of:=[.CP110]+4" table:style-name="ce2">
            <text:p>56184</text:p>
          </table:table-cell>
          <table:table-cell office:value-type="float" office:value="56188" table:formula="of:=[.CQ110]+4" table:style-name="ce2">
            <text:p>56188</text:p>
          </table:table-cell>
          <table:table-cell office:value-type="float" office:value="56192" table:formula="of:=[.CR110]+4" table:style-name="ce2">
            <text:p>56192</text:p>
          </table:table-cell>
          <table:table-cell office:value-type="float" office:value="56196" table:formula="of:=[.CS110]+4" table:style-name="ce2">
            <text:p>56196</text:p>
          </table:table-cell>
          <table:table-cell office:value-type="float" office:value="56200" table:formula="of:=[.CT110]+4" table:style-name="ce2">
            <text:p>56200</text:p>
          </table:table-cell>
          <table:table-cell office:value-type="float" office:value="56204" table:formula="of:=[.CU110]+4" table:style-name="ce2">
            <text:p>56204</text:p>
          </table:table-cell>
          <table:table-cell office:value-type="float" office:value="56208" table:formula="of:=[.CV110]+4" table:style-name="ce2">
            <text:p>56208</text:p>
          </table:table-cell>
          <table:table-cell office:value-type="float" office:value="56212" table:formula="of:=[.CW110]+4" table:style-name="ce2">
            <text:p>56212</text:p>
          </table:table-cell>
          <table:table-cell office:value-type="float" office:value="56216" table:formula="of:=[.CX110]+4" table:style-name="ce2">
            <text:p>56216</text:p>
          </table:table-cell>
          <table:table-cell office:value-type="float" office:value="56220" table:formula="of:=[.CY110]+4" table:style-name="ce2">
            <text:p>56220</text:p>
          </table:table-cell>
          <table:table-cell office:value-type="float" office:value="56224" table:formula="of:=[.CZ110]+4" table:style-name="ce2">
            <text:p>56224</text:p>
          </table:table-cell>
          <table:table-cell office:value-type="float" office:value="56228" table:formula="of:=[.DA110]+4" table:style-name="ce2">
            <text:p>56228</text:p>
          </table:table-cell>
          <table:table-cell office:value-type="float" office:value="56232" table:formula="of:=[.DB110]+4" table:style-name="ce2">
            <text:p>56232</text:p>
          </table:table-cell>
          <table:table-cell office:value-type="float" office:value="56236" table:formula="of:=[.DC110]+4" table:style-name="ce2">
            <text:p>56236</text:p>
          </table:table-cell>
          <table:table-cell office:value-type="float" office:value="56240" table:formula="of:=[.DD110]+4" table:style-name="ce2">
            <text:p>56240</text:p>
          </table:table-cell>
          <table:table-cell office:value-type="float" office:value="56244" table:formula="of:=[.DE110]+4" table:style-name="ce2">
            <text:p>56244</text:p>
          </table:table-cell>
          <table:table-cell office:value-type="float" office:value="56248" table:formula="of:=[.DF110]+4" table:style-name="ce2">
            <text:p>56248</text:p>
          </table:table-cell>
          <table:table-cell office:value-type="float" office:value="56252" table:formula="of:=[.DG110]+4" table:style-name="ce2">
            <text:p>56252</text:p>
          </table:table-cell>
          <table:table-cell office:value-type="float" office:value="56256" table:formula="of:=[.DH110]+4" table:style-name="ce2">
            <text:p>56256</text:p>
          </table:table-cell>
          <table:table-cell office:value-type="float" office:value="56260" table:formula="of:=[.DI110]+4" table:style-name="ce2">
            <text:p>56260</text:p>
          </table:table-cell>
          <table:table-cell office:value-type="float" office:value="56264" table:formula="of:=[.DJ110]+4" table:style-name="ce2">
            <text:p>56264</text:p>
          </table:table-cell>
          <table:table-cell office:value-type="float" office:value="56268" table:formula="of:=[.DK110]+4" table:style-name="ce2">
            <text:p>56268</text:p>
          </table:table-cell>
          <table:table-cell office:value-type="float" office:value="56272" table:formula="of:=[.DL110]+4" table:style-name="ce2">
            <text:p>56272</text:p>
          </table:table-cell>
          <table:table-cell office:value-type="float" office:value="56276" table:formula="of:=[.DM110]+4" table:style-name="ce2">
            <text:p>56276</text:p>
          </table:table-cell>
          <table:table-cell office:value-type="float" office:value="56280" table:formula="of:=[.DN110]+4" table:style-name="ce2">
            <text:p>56280</text:p>
          </table:table-cell>
          <table:table-cell office:value-type="float" office:value="56284" table:formula="of:=[.DO110]+4" table:style-name="ce2">
            <text:p>56284</text:p>
          </table:table-cell>
          <table:table-cell office:value-type="float" office:value="56288" table:formula="of:=[.DP110]+4" table:style-name="ce2">
            <text:p>56288</text:p>
          </table:table-cell>
          <table:table-cell office:value-type="float" office:value="56292" table:formula="of:=[.DQ110]+4" table:style-name="ce2">
            <text:p>56292</text:p>
          </table:table-cell>
          <table:table-cell office:value-type="float" office:value="56296" table:formula="of:=[.DR110]+4" table:style-name="ce2">
            <text:p>56296</text:p>
          </table:table-cell>
          <table:table-cell office:value-type="float" office:value="56300" table:formula="of:=[.DS110]+4" table:style-name="ce2">
            <text:p>56300</text:p>
          </table:table-cell>
          <table:table-cell office:value-type="float" office:value="56304" table:formula="of:=[.DT110]+4" table:style-name="ce2">
            <text:p>56304</text:p>
          </table:table-cell>
          <table:table-cell office:value-type="float" office:value="56308" table:formula="of:=[.DU110]+4" table:style-name="ce2">
            <text:p>56308</text:p>
          </table:table-cell>
          <table:table-cell office:value-type="float" office:value="56312" table:formula="of:=[.DV110]+4" table:style-name="ce2">
            <text:p>56312</text:p>
          </table:table-cell>
          <table:table-cell office:value-type="float" office:value="56316" table:formula="of:=[.DW110]+4" table:style-name="ce2">
            <text:p>56316</text:p>
          </table:table-cell>
          <table:table-cell table:number-columns-repeated="16256"/>
        </table:table-row>
        <table:table-row table:style-name="ro1">
          <table:table-cell office:value-type="float" office:value="56320" table:formula="of:=[.A110]+512" table:style-name="ce2">
            <text:p>56320</text:p>
          </table:table-cell>
          <table:table-cell office:value-type="float" office:value="56324" table:formula="of:=[.A111]+4" table:style-name="ce2">
            <text:p>56324</text:p>
          </table:table-cell>
          <table:table-cell office:value-type="float" office:value="56328" table:formula="of:=[.B111]+4" table:style-name="ce2">
            <text:p>56328</text:p>
          </table:table-cell>
          <table:table-cell office:value-type="float" office:value="56332" table:formula="of:=[.C111]+4" table:style-name="ce2">
            <text:p>56332</text:p>
          </table:table-cell>
          <table:table-cell office:value-type="float" office:value="56336" table:formula="of:=[.D111]+4" table:style-name="ce2">
            <text:p>56336</text:p>
          </table:table-cell>
          <table:table-cell office:value-type="float" office:value="56340" table:formula="of:=[.E111]+4" table:style-name="ce2">
            <text:p>56340</text:p>
          </table:table-cell>
          <table:table-cell office:value-type="float" office:value="56344" table:formula="of:=[.F111]+4" table:style-name="ce2">
            <text:p>56344</text:p>
          </table:table-cell>
          <table:table-cell office:value-type="float" office:value="56348" table:formula="of:=[.G111]+4" table:style-name="ce2">
            <text:p>56348</text:p>
          </table:table-cell>
          <table:table-cell office:value-type="float" office:value="56352" table:formula="of:=[.H111]+4" table:style-name="ce2">
            <text:p>56352</text:p>
          </table:table-cell>
          <table:table-cell office:value-type="float" office:value="56356" table:formula="of:=[.I111]+4" table:style-name="ce2">
            <text:p>56356</text:p>
          </table:table-cell>
          <table:table-cell office:value-type="float" office:value="56360" table:formula="of:=[.J111]+4" table:style-name="ce2">
            <text:p>56360</text:p>
          </table:table-cell>
          <table:table-cell office:value-type="float" office:value="56364" table:formula="of:=[.K111]+4" table:style-name="ce2">
            <text:p>56364</text:p>
          </table:table-cell>
          <table:table-cell office:value-type="float" office:value="56368" table:formula="of:=[.L111]+4" table:style-name="ce2">
            <text:p>56368</text:p>
          </table:table-cell>
          <table:table-cell office:value-type="float" office:value="56372" table:formula="of:=[.M111]+4" table:style-name="ce2">
            <text:p>56372</text:p>
          </table:table-cell>
          <table:table-cell office:value-type="float" office:value="56376" table:formula="of:=[.N111]+4" table:style-name="ce2">
            <text:p>56376</text:p>
          </table:table-cell>
          <table:table-cell office:value-type="float" office:value="56380" table:formula="of:=[.O111]+4" table:style-name="ce2">
            <text:p>56380</text:p>
          </table:table-cell>
          <table:table-cell office:value-type="float" office:value="56384" table:formula="of:=[.P111]+4" table:style-name="ce2">
            <text:p>56384</text:p>
          </table:table-cell>
          <table:table-cell office:value-type="float" office:value="56388" table:formula="of:=[.Q111]+4" table:style-name="ce2">
            <text:p>56388</text:p>
          </table:table-cell>
          <table:table-cell office:value-type="float" office:value="56392" table:formula="of:=[.R111]+4" table:style-name="ce2">
            <text:p>56392</text:p>
          </table:table-cell>
          <table:table-cell office:value-type="float" office:value="56396" table:formula="of:=[.S111]+4" table:style-name="ce2">
            <text:p>56396</text:p>
          </table:table-cell>
          <table:table-cell office:value-type="float" office:value="56400" table:formula="of:=[.T111]+4" table:style-name="ce2">
            <text:p>56400</text:p>
          </table:table-cell>
          <table:table-cell office:value-type="float" office:value="56404" table:formula="of:=[.U111]+4" table:style-name="ce2">
            <text:p>56404</text:p>
          </table:table-cell>
          <table:table-cell office:value-type="float" office:value="56408" table:formula="of:=[.V111]+4" table:style-name="ce2">
            <text:p>56408</text:p>
          </table:table-cell>
          <table:table-cell office:value-type="float" office:value="56412" table:formula="of:=[.W111]+4" table:style-name="ce2">
            <text:p>56412</text:p>
          </table:table-cell>
          <table:table-cell office:value-type="float" office:value="56416" table:formula="of:=[.X111]+4" table:style-name="ce2">
            <text:p>56416</text:p>
          </table:table-cell>
          <table:table-cell office:value-type="float" office:value="56420" table:formula="of:=[.Y111]+4" table:style-name="ce2">
            <text:p>56420</text:p>
          </table:table-cell>
          <table:table-cell office:value-type="float" office:value="56424" table:formula="of:=[.Z111]+4" table:style-name="ce2">
            <text:p>56424</text:p>
          </table:table-cell>
          <table:table-cell office:value-type="float" office:value="56428" table:formula="of:=[.AA111]+4" table:style-name="ce2">
            <text:p>56428</text:p>
          </table:table-cell>
          <table:table-cell office:value-type="float" office:value="56432" table:formula="of:=[.AB111]+4" table:style-name="ce2">
            <text:p>56432</text:p>
          </table:table-cell>
          <table:table-cell office:value-type="float" office:value="56436" table:formula="of:=[.AC111]+4" table:style-name="ce2">
            <text:p>56436</text:p>
          </table:table-cell>
          <table:table-cell office:value-type="float" office:value="56440" table:formula="of:=[.AD111]+4" table:style-name="ce2">
            <text:p>56440</text:p>
          </table:table-cell>
          <table:table-cell office:value-type="float" office:value="56444" table:formula="of:=[.AE111]+4" table:style-name="ce2">
            <text:p>56444</text:p>
          </table:table-cell>
          <table:table-cell office:value-type="float" office:value="56448" table:formula="of:=[.AF111]+4" table:style-name="ce2">
            <text:p>56448</text:p>
          </table:table-cell>
          <table:table-cell office:value-type="float" office:value="56452" table:formula="of:=[.AG111]+4" table:style-name="ce2">
            <text:p>56452</text:p>
          </table:table-cell>
          <table:table-cell office:value-type="float" office:value="56456" table:formula="of:=[.AH111]+4" table:style-name="ce2">
            <text:p>56456</text:p>
          </table:table-cell>
          <table:table-cell office:value-type="float" office:value="56460" table:formula="of:=[.AI111]+4" table:style-name="ce2">
            <text:p>56460</text:p>
          </table:table-cell>
          <table:table-cell office:value-type="float" office:value="56464" table:formula="of:=[.AJ111]+4" table:style-name="ce2">
            <text:p>56464</text:p>
          </table:table-cell>
          <table:table-cell office:value-type="float" office:value="56468" table:formula="of:=[.AK111]+4" table:style-name="ce2">
            <text:p>56468</text:p>
          </table:table-cell>
          <table:table-cell office:value-type="float" office:value="56472" table:formula="of:=[.AL111]+4" table:style-name="ce2">
            <text:p>56472</text:p>
          </table:table-cell>
          <table:table-cell office:value-type="float" office:value="56476" table:formula="of:=[.AM111]+4" table:style-name="ce2">
            <text:p>56476</text:p>
          </table:table-cell>
          <table:table-cell office:value-type="float" office:value="56480" table:formula="of:=[.AN111]+4" table:style-name="ce2">
            <text:p>56480</text:p>
          </table:table-cell>
          <table:table-cell office:value-type="float" office:value="56484" table:formula="of:=[.AO111]+4" table:style-name="ce2">
            <text:p>56484</text:p>
          </table:table-cell>
          <table:table-cell office:value-type="float" office:value="56488" table:formula="of:=[.AP111]+4" table:style-name="ce2">
            <text:p>56488</text:p>
          </table:table-cell>
          <table:table-cell office:value-type="float" office:value="56492" table:formula="of:=[.AQ111]+4" table:style-name="ce2">
            <text:p>56492</text:p>
          </table:table-cell>
          <table:table-cell office:value-type="float" office:value="56496" table:formula="of:=[.AR111]+4" table:style-name="ce2">
            <text:p>56496</text:p>
          </table:table-cell>
          <table:table-cell office:value-type="float" office:value="56500" table:formula="of:=[.AS111]+4" table:style-name="ce2">
            <text:p>56500</text:p>
          </table:table-cell>
          <table:table-cell office:value-type="float" office:value="56504" table:formula="of:=[.AT111]+4" table:style-name="ce2">
            <text:p>56504</text:p>
          </table:table-cell>
          <table:table-cell office:value-type="float" office:value="56508" table:formula="of:=[.AU111]+4" table:style-name="ce2">
            <text:p>56508</text:p>
          </table:table-cell>
          <table:table-cell office:value-type="float" office:value="56512" table:formula="of:=[.AV111]+4" table:style-name="ce2">
            <text:p>56512</text:p>
          </table:table-cell>
          <table:table-cell office:value-type="float" office:value="56516" table:formula="of:=[.AW111]+4" table:style-name="ce2">
            <text:p>56516</text:p>
          </table:table-cell>
          <table:table-cell office:value-type="float" office:value="56520" table:formula="of:=[.AX111]+4" table:style-name="ce6">
            <text:p>56520</text:p>
          </table:table-cell>
          <table:table-cell office:value-type="float" office:value="56524" table:formula="of:=[.AY111]+4" table:style-name="ce2">
            <text:p>56524</text:p>
          </table:table-cell>
          <table:table-cell office:value-type="float" office:value="56528" table:formula="of:=[.AZ111]+4" table:style-name="ce2">
            <text:p>56528</text:p>
          </table:table-cell>
          <table:table-cell office:value-type="float" office:value="56532" table:formula="of:=[.BA111]+4" table:style-name="ce2">
            <text:p>56532</text:p>
          </table:table-cell>
          <table:table-cell office:value-type="float" office:value="56536" table:formula="of:=[.BB111]+4" table:style-name="ce2">
            <text:p>56536</text:p>
          </table:table-cell>
          <table:table-cell office:value-type="float" office:value="56540" table:formula="of:=[.BC111]+4" table:style-name="ce6">
            <text:p>56540</text:p>
          </table:table-cell>
          <table:table-cell office:value-type="float" office:value="56544" table:formula="of:=[.BD111]+4" table:style-name="ce6">
            <text:p>56544</text:p>
          </table:table-cell>
          <table:table-cell office:value-type="float" office:value="56548" table:formula="of:=[.BE111]+4" table:style-name="ce6">
            <text:p>56548</text:p>
          </table:table-cell>
          <table:table-cell office:value-type="float" office:value="56552" table:formula="of:=[.BF111]+4" table:style-name="ce6">
            <text:p>56552</text:p>
          </table:table-cell>
          <table:table-cell office:value-type="float" office:value="56556" table:formula="of:=[.BG111]+4" table:style-name="ce6">
            <text:p>56556</text:p>
          </table:table-cell>
          <table:table-cell office:value-type="float" office:value="56560" table:formula="of:=[.BH111]+4" table:style-name="ce6">
            <text:p>56560</text:p>
          </table:table-cell>
          <table:table-cell office:value-type="float" office:value="56564" table:formula="of:=[.BI111]+4" table:style-name="ce6">
            <text:p>56564</text:p>
          </table:table-cell>
          <table:table-cell office:value-type="float" office:value="56568" table:formula="of:=[.BJ111]+4" table:style-name="ce2">
            <text:p>56568</text:p>
          </table:table-cell>
          <table:table-cell office:value-type="float" office:value="56572" table:formula="of:=[.BK111]+4" table:style-name="ce2">
            <text:p>56572</text:p>
          </table:table-cell>
          <table:table-cell office:value-type="float" office:value="56576" table:formula="of:=[.BL111]+4" table:style-name="ce2">
            <text:p>56576</text:p>
          </table:table-cell>
          <table:table-cell office:value-type="float" office:value="56580" table:formula="of:=[.BM111]+4" table:style-name="ce2">
            <text:p>56580</text:p>
          </table:table-cell>
          <table:table-cell office:value-type="float" office:value="56584" table:formula="of:=[.BN111]+4" table:style-name="ce6">
            <text:p>56584</text:p>
          </table:table-cell>
          <table:table-cell office:value-type="float" office:value="56588" table:formula="of:=[.BO111]+4" table:style-name="ce2">
            <text:p>56588</text:p>
          </table:table-cell>
          <table:table-cell office:value-type="float" office:value="56592" table:formula="of:=[.BP111]+4" table:style-name="ce2">
            <text:p>56592</text:p>
          </table:table-cell>
          <table:table-cell office:value-type="float" office:value="56596" table:formula="of:=[.BQ111]+4" table:style-name="ce2">
            <text:p>56596</text:p>
          </table:table-cell>
          <table:table-cell office:value-type="float" office:value="56600" table:formula="of:=[.BR111]+4" table:style-name="ce2">
            <text:p>56600</text:p>
          </table:table-cell>
          <table:table-cell office:value-type="float" office:value="56604" table:formula="of:=[.BS111]+4" table:style-name="ce2">
            <text:p>56604</text:p>
          </table:table-cell>
          <table:table-cell office:value-type="float" office:value="56608" table:formula="of:=[.BT111]+4" table:style-name="ce2">
            <text:p>56608</text:p>
          </table:table-cell>
          <table:table-cell office:value-type="float" office:value="56612" table:formula="of:=[.BU111]+4" table:style-name="ce2">
            <text:p>56612</text:p>
          </table:table-cell>
          <table:table-cell office:value-type="float" office:value="56616" table:formula="of:=[.BV111]+4" table:style-name="ce2">
            <text:p>56616</text:p>
          </table:table-cell>
          <table:table-cell office:value-type="float" office:value="56620" table:formula="of:=[.BW111]+4" table:style-name="ce2">
            <text:p>56620</text:p>
          </table:table-cell>
          <table:table-cell office:value-type="float" office:value="56624" table:formula="of:=[.BX111]+4" table:style-name="ce2">
            <text:p>56624</text:p>
          </table:table-cell>
          <table:table-cell office:value-type="float" office:value="56628" table:formula="of:=[.BY111]+4" table:style-name="ce2">
            <text:p>56628</text:p>
          </table:table-cell>
          <table:table-cell office:value-type="float" office:value="56632" table:formula="of:=[.BZ111]+4" table:style-name="ce2">
            <text:p>56632</text:p>
          </table:table-cell>
          <table:table-cell office:value-type="float" office:value="56636" table:formula="of:=[.CA111]+4" table:style-name="ce2">
            <text:p>56636</text:p>
          </table:table-cell>
          <table:table-cell office:value-type="float" office:value="56640" table:formula="of:=[.CB111]+4" table:style-name="ce2">
            <text:p>56640</text:p>
          </table:table-cell>
          <table:table-cell office:value-type="float" office:value="56644" table:formula="of:=[.CC111]+4" table:style-name="ce2">
            <text:p>56644</text:p>
          </table:table-cell>
          <table:table-cell office:value-type="float" office:value="56648" table:formula="of:=[.CD111]+4" table:style-name="ce2">
            <text:p>56648</text:p>
          </table:table-cell>
          <table:table-cell office:value-type="float" office:value="56652" table:formula="of:=[.CE111]+4" table:style-name="ce2">
            <text:p>56652</text:p>
          </table:table-cell>
          <table:table-cell office:value-type="float" office:value="56656" table:formula="of:=[.CF111]+4" table:style-name="ce2">
            <text:p>56656</text:p>
          </table:table-cell>
          <table:table-cell office:value-type="float" office:value="56660" table:formula="of:=[.CG111]+4" table:style-name="ce2">
            <text:p>56660</text:p>
          </table:table-cell>
          <table:table-cell office:value-type="float" office:value="56664" table:formula="of:=[.CH111]+4" table:style-name="ce2">
            <text:p>56664</text:p>
          </table:table-cell>
          <table:table-cell office:value-type="float" office:value="56668" table:formula="of:=[.CI111]+4" table:style-name="ce2">
            <text:p>56668</text:p>
          </table:table-cell>
          <table:table-cell office:value-type="float" office:value="56672" table:formula="of:=[.CJ111]+4" table:style-name="ce2">
            <text:p>56672</text:p>
          </table:table-cell>
          <table:table-cell office:value-type="float" office:value="56676" table:formula="of:=[.CK111]+4" table:style-name="ce2">
            <text:p>56676</text:p>
          </table:table-cell>
          <table:table-cell office:value-type="float" office:value="56680" table:formula="of:=[.CL111]+4" table:style-name="ce2">
            <text:p>56680</text:p>
          </table:table-cell>
          <table:table-cell office:value-type="float" office:value="56684" table:formula="of:=[.CM111]+4" table:style-name="ce2">
            <text:p>56684</text:p>
          </table:table-cell>
          <table:table-cell office:value-type="float" office:value="56688" table:formula="of:=[.CN111]+4" table:style-name="ce2">
            <text:p>56688</text:p>
          </table:table-cell>
          <table:table-cell office:value-type="float" office:value="56692" table:formula="of:=[.CO111]+4" table:style-name="ce2">
            <text:p>56692</text:p>
          </table:table-cell>
          <table:table-cell office:value-type="float" office:value="56696" table:formula="of:=[.CP111]+4" table:style-name="ce2">
            <text:p>56696</text:p>
          </table:table-cell>
          <table:table-cell office:value-type="float" office:value="56700" table:formula="of:=[.CQ111]+4" table:style-name="ce2">
            <text:p>56700</text:p>
          </table:table-cell>
          <table:table-cell office:value-type="float" office:value="56704" table:formula="of:=[.CR111]+4" table:style-name="ce2">
            <text:p>56704</text:p>
          </table:table-cell>
          <table:table-cell office:value-type="float" office:value="56708" table:formula="of:=[.CS111]+4" table:style-name="ce2">
            <text:p>56708</text:p>
          </table:table-cell>
          <table:table-cell office:value-type="float" office:value="56712" table:formula="of:=[.CT111]+4" table:style-name="ce2">
            <text:p>56712</text:p>
          </table:table-cell>
          <table:table-cell office:value-type="float" office:value="56716" table:formula="of:=[.CU111]+4" table:style-name="ce2">
            <text:p>56716</text:p>
          </table:table-cell>
          <table:table-cell office:value-type="float" office:value="56720" table:formula="of:=[.CV111]+4" table:style-name="ce2">
            <text:p>56720</text:p>
          </table:table-cell>
          <table:table-cell office:value-type="float" office:value="56724" table:formula="of:=[.CW111]+4" table:style-name="ce2">
            <text:p>56724</text:p>
          </table:table-cell>
          <table:table-cell office:value-type="float" office:value="56728" table:formula="of:=[.CX111]+4" table:style-name="ce2">
            <text:p>56728</text:p>
          </table:table-cell>
          <table:table-cell office:value-type="float" office:value="56732" table:formula="of:=[.CY111]+4" table:style-name="ce2">
            <text:p>56732</text:p>
          </table:table-cell>
          <table:table-cell office:value-type="float" office:value="56736" table:formula="of:=[.CZ111]+4" table:style-name="ce2">
            <text:p>56736</text:p>
          </table:table-cell>
          <table:table-cell office:value-type="float" office:value="56740" table:formula="of:=[.DA111]+4" table:style-name="ce2">
            <text:p>56740</text:p>
          </table:table-cell>
          <table:table-cell office:value-type="float" office:value="56744" table:formula="of:=[.DB111]+4" table:style-name="ce2">
            <text:p>56744</text:p>
          </table:table-cell>
          <table:table-cell office:value-type="float" office:value="56748" table:formula="of:=[.DC111]+4" table:style-name="ce2">
            <text:p>56748</text:p>
          </table:table-cell>
          <table:table-cell office:value-type="float" office:value="56752" table:formula="of:=[.DD111]+4" table:style-name="ce2">
            <text:p>56752</text:p>
          </table:table-cell>
          <table:table-cell office:value-type="float" office:value="56756" table:formula="of:=[.DE111]+4" table:style-name="ce2">
            <text:p>56756</text:p>
          </table:table-cell>
          <table:table-cell office:value-type="float" office:value="56760" table:formula="of:=[.DF111]+4" table:style-name="ce2">
            <text:p>56760</text:p>
          </table:table-cell>
          <table:table-cell office:value-type="float" office:value="56764" table:formula="of:=[.DG111]+4" table:style-name="ce2">
            <text:p>56764</text:p>
          </table:table-cell>
          <table:table-cell office:value-type="float" office:value="56768" table:formula="of:=[.DH111]+4" table:style-name="ce2">
            <text:p>56768</text:p>
          </table:table-cell>
          <table:table-cell office:value-type="float" office:value="56772" table:formula="of:=[.DI111]+4" table:style-name="ce2">
            <text:p>56772</text:p>
          </table:table-cell>
          <table:table-cell office:value-type="float" office:value="56776" table:formula="of:=[.DJ111]+4" table:style-name="ce2">
            <text:p>56776</text:p>
          </table:table-cell>
          <table:table-cell office:value-type="float" office:value="56780" table:formula="of:=[.DK111]+4" table:style-name="ce2">
            <text:p>56780</text:p>
          </table:table-cell>
          <table:table-cell office:value-type="float" office:value="56784" table:formula="of:=[.DL111]+4" table:style-name="ce2">
            <text:p>56784</text:p>
          </table:table-cell>
          <table:table-cell office:value-type="float" office:value="56788" table:formula="of:=[.DM111]+4" table:style-name="ce2">
            <text:p>56788</text:p>
          </table:table-cell>
          <table:table-cell office:value-type="float" office:value="56792" table:formula="of:=[.DN111]+4" table:style-name="ce2">
            <text:p>56792</text:p>
          </table:table-cell>
          <table:table-cell office:value-type="float" office:value="56796" table:formula="of:=[.DO111]+4" table:style-name="ce2">
            <text:p>56796</text:p>
          </table:table-cell>
          <table:table-cell office:value-type="float" office:value="56800" table:formula="of:=[.DP111]+4" table:style-name="ce2">
            <text:p>56800</text:p>
          </table:table-cell>
          <table:table-cell office:value-type="float" office:value="56804" table:formula="of:=[.DQ111]+4" table:style-name="ce2">
            <text:p>56804</text:p>
          </table:table-cell>
          <table:table-cell office:value-type="float" office:value="56808" table:formula="of:=[.DR111]+4" table:style-name="ce2">
            <text:p>56808</text:p>
          </table:table-cell>
          <table:table-cell office:value-type="float" office:value="56812" table:formula="of:=[.DS111]+4" table:style-name="ce2">
            <text:p>56812</text:p>
          </table:table-cell>
          <table:table-cell office:value-type="float" office:value="56816" table:formula="of:=[.DT111]+4" table:style-name="ce2">
            <text:p>56816</text:p>
          </table:table-cell>
          <table:table-cell office:value-type="float" office:value="56820" table:formula="of:=[.DU111]+4" table:style-name="ce2">
            <text:p>56820</text:p>
          </table:table-cell>
          <table:table-cell office:value-type="float" office:value="56824" table:formula="of:=[.DV111]+4" table:style-name="ce2">
            <text:p>56824</text:p>
          </table:table-cell>
          <table:table-cell office:value-type="float" office:value="56828" table:formula="of:=[.DW111]+4" table:style-name="ce2">
            <text:p>56828</text:p>
          </table:table-cell>
          <table:table-cell table:number-columns-repeated="16256"/>
        </table:table-row>
        <table:table-row table:style-name="ro1">
          <table:table-cell office:value-type="float" office:value="56832" table:formula="of:=[.A111]+512" table:style-name="ce2">
            <text:p>56832</text:p>
          </table:table-cell>
          <table:table-cell office:value-type="float" office:value="56836" table:formula="of:=[.A112]+4" table:style-name="ce2">
            <text:p>56836</text:p>
          </table:table-cell>
          <table:table-cell office:value-type="float" office:value="56840" table:formula="of:=[.B112]+4" table:style-name="ce2">
            <text:p>56840</text:p>
          </table:table-cell>
          <table:table-cell office:value-type="float" office:value="56844" table:formula="of:=[.C112]+4" table:style-name="ce2">
            <text:p>56844</text:p>
          </table:table-cell>
          <table:table-cell office:value-type="float" office:value="56848" table:formula="of:=[.D112]+4" table:style-name="ce2">
            <text:p>56848</text:p>
          </table:table-cell>
          <table:table-cell office:value-type="float" office:value="56852" table:formula="of:=[.E112]+4" table:style-name="ce2">
            <text:p>56852</text:p>
          </table:table-cell>
          <table:table-cell office:value-type="float" office:value="56856" table:formula="of:=[.F112]+4" table:style-name="ce2">
            <text:p>56856</text:p>
          </table:table-cell>
          <table:table-cell office:value-type="float" office:value="56860" table:formula="of:=[.G112]+4" table:style-name="ce2">
            <text:p>56860</text:p>
          </table:table-cell>
          <table:table-cell office:value-type="float" office:value="56864" table:formula="of:=[.H112]+4" table:style-name="ce2">
            <text:p>56864</text:p>
          </table:table-cell>
          <table:table-cell office:value-type="float" office:value="56868" table:formula="of:=[.I112]+4" table:style-name="ce2">
            <text:p>56868</text:p>
          </table:table-cell>
          <table:table-cell office:value-type="float" office:value="56872" table:formula="of:=[.J112]+4" table:style-name="ce2">
            <text:p>56872</text:p>
          </table:table-cell>
          <table:table-cell office:value-type="float" office:value="56876" table:formula="of:=[.K112]+4" table:style-name="ce2">
            <text:p>56876</text:p>
          </table:table-cell>
          <table:table-cell office:value-type="float" office:value="56880" table:formula="of:=[.L112]+4" table:style-name="ce2">
            <text:p>56880</text:p>
          </table:table-cell>
          <table:table-cell office:value-type="float" office:value="56884" table:formula="of:=[.M112]+4" table:style-name="ce2">
            <text:p>56884</text:p>
          </table:table-cell>
          <table:table-cell office:value-type="float" office:value="56888" table:formula="of:=[.N112]+4" table:style-name="ce2">
            <text:p>56888</text:p>
          </table:table-cell>
          <table:table-cell office:value-type="float" office:value="56892" table:formula="of:=[.O112]+4" table:style-name="ce2">
            <text:p>56892</text:p>
          </table:table-cell>
          <table:table-cell office:value-type="float" office:value="56896" table:formula="of:=[.P112]+4" table:style-name="ce2">
            <text:p>56896</text:p>
          </table:table-cell>
          <table:table-cell office:value-type="float" office:value="56900" table:formula="of:=[.Q112]+4" table:style-name="ce2">
            <text:p>56900</text:p>
          </table:table-cell>
          <table:table-cell office:value-type="float" office:value="56904" table:formula="of:=[.R112]+4" table:style-name="ce2">
            <text:p>56904</text:p>
          </table:table-cell>
          <table:table-cell office:value-type="float" office:value="56908" table:formula="of:=[.S112]+4" table:style-name="ce2">
            <text:p>56908</text:p>
          </table:table-cell>
          <table:table-cell office:value-type="float" office:value="56912" table:formula="of:=[.T112]+4" table:style-name="ce2">
            <text:p>56912</text:p>
          </table:table-cell>
          <table:table-cell office:value-type="float" office:value="56916" table:formula="of:=[.U112]+4" table:style-name="ce2">
            <text:p>56916</text:p>
          </table:table-cell>
          <table:table-cell office:value-type="float" office:value="56920" table:formula="of:=[.V112]+4" table:style-name="ce2">
            <text:p>56920</text:p>
          </table:table-cell>
          <table:table-cell office:value-type="float" office:value="56924" table:formula="of:=[.W112]+4" table:style-name="ce2">
            <text:p>56924</text:p>
          </table:table-cell>
          <table:table-cell office:value-type="float" office:value="56928" table:formula="of:=[.X112]+4" table:style-name="ce2">
            <text:p>56928</text:p>
          </table:table-cell>
          <table:table-cell office:value-type="float" office:value="56932" table:formula="of:=[.Y112]+4" table:style-name="ce2">
            <text:p>56932</text:p>
          </table:table-cell>
          <table:table-cell office:value-type="float" office:value="56936" table:formula="of:=[.Z112]+4" table:style-name="ce2">
            <text:p>56936</text:p>
          </table:table-cell>
          <table:table-cell office:value-type="float" office:value="56940" table:formula="of:=[.AA112]+4" table:style-name="ce2">
            <text:p>56940</text:p>
          </table:table-cell>
          <table:table-cell office:value-type="float" office:value="56944" table:formula="of:=[.AB112]+4" table:style-name="ce2">
            <text:p>56944</text:p>
          </table:table-cell>
          <table:table-cell office:value-type="float" office:value="56948" table:formula="of:=[.AC112]+4" table:style-name="ce2">
            <text:p>56948</text:p>
          </table:table-cell>
          <table:table-cell office:value-type="float" office:value="56952" table:formula="of:=[.AD112]+4" table:style-name="ce2">
            <text:p>56952</text:p>
          </table:table-cell>
          <table:table-cell office:value-type="float" office:value="56956" table:formula="of:=[.AE112]+4" table:style-name="ce2">
            <text:p>56956</text:p>
          </table:table-cell>
          <table:table-cell office:value-type="float" office:value="56960" table:formula="of:=[.AF112]+4" table:style-name="ce2">
            <text:p>56960</text:p>
          </table:table-cell>
          <table:table-cell office:value-type="float" office:value="56964" table:formula="of:=[.AG112]+4" table:style-name="ce2">
            <text:p>56964</text:p>
          </table:table-cell>
          <table:table-cell office:value-type="float" office:value="56968" table:formula="of:=[.AH112]+4" table:style-name="ce2">
            <text:p>56968</text:p>
          </table:table-cell>
          <table:table-cell office:value-type="float" office:value="56972" table:formula="of:=[.AI112]+4" table:style-name="ce2">
            <text:p>56972</text:p>
          </table:table-cell>
          <table:table-cell office:value-type="float" office:value="56976" table:formula="of:=[.AJ112]+4" table:style-name="ce2">
            <text:p>56976</text:p>
          </table:table-cell>
          <table:table-cell office:value-type="float" office:value="56980" table:formula="of:=[.AK112]+4" table:style-name="ce2">
            <text:p>56980</text:p>
          </table:table-cell>
          <table:table-cell office:value-type="float" office:value="56984" table:formula="of:=[.AL112]+4" table:style-name="ce2">
            <text:p>56984</text:p>
          </table:table-cell>
          <table:table-cell office:value-type="float" office:value="56988" table:formula="of:=[.AM112]+4" table:style-name="ce2">
            <text:p>56988</text:p>
          </table:table-cell>
          <table:table-cell office:value-type="float" office:value="56992" table:formula="of:=[.AN112]+4" table:style-name="ce2">
            <text:p>56992</text:p>
          </table:table-cell>
          <table:table-cell office:value-type="float" office:value="56996" table:formula="of:=[.AO112]+4" table:style-name="ce2">
            <text:p>56996</text:p>
          </table:table-cell>
          <table:table-cell office:value-type="float" office:value="57000" table:formula="of:=[.AP112]+4" table:style-name="ce2">
            <text:p>57000</text:p>
          </table:table-cell>
          <table:table-cell office:value-type="float" office:value="57004" table:formula="of:=[.AQ112]+4" table:style-name="ce2">
            <text:p>57004</text:p>
          </table:table-cell>
          <table:table-cell office:value-type="float" office:value="57008" table:formula="of:=[.AR112]+4" table:style-name="ce2">
            <text:p>57008</text:p>
          </table:table-cell>
          <table:table-cell office:value-type="float" office:value="57012" table:formula="of:=[.AS112]+4" table:style-name="ce2">
            <text:p>57012</text:p>
          </table:table-cell>
          <table:table-cell office:value-type="float" office:value="57016" table:formula="of:=[.AT112]+4" table:style-name="ce2">
            <text:p>57016</text:p>
          </table:table-cell>
          <table:table-cell office:value-type="float" office:value="57020" table:formula="of:=[.AU112]+4" table:style-name="ce2">
            <text:p>57020</text:p>
          </table:table-cell>
          <table:table-cell office:value-type="float" office:value="57024" table:formula="of:=[.AV112]+4" table:style-name="ce2">
            <text:p>57024</text:p>
          </table:table-cell>
          <table:table-cell office:value-type="float" office:value="57028" table:formula="of:=[.AW112]+4" table:style-name="ce2">
            <text:p>57028</text:p>
          </table:table-cell>
          <table:table-cell office:value-type="float" office:value="57032" table:formula="of:=[.AX112]+4" table:style-name="ce6">
            <text:p>57032</text:p>
          </table:table-cell>
          <table:table-cell office:value-type="float" office:value="57036" table:formula="of:=[.AY112]+4" table:style-name="ce2">
            <text:p>57036</text:p>
          </table:table-cell>
          <table:table-cell office:value-type="float" office:value="57040" table:formula="of:=[.AZ112]+4" table:style-name="ce2">
            <text:p>57040</text:p>
          </table:table-cell>
          <table:table-cell office:value-type="float" office:value="57044" table:formula="of:=[.BA112]+4" table:style-name="ce2">
            <text:p>57044</text:p>
          </table:table-cell>
          <table:table-cell office:value-type="float" office:value="57048" table:formula="of:=[.BB112]+4" table:style-name="ce2">
            <text:p>57048</text:p>
          </table:table-cell>
          <table:table-cell office:value-type="float" office:value="57052" table:formula="of:=[.BC112]+4" table:style-name="ce6">
            <text:p>57052</text:p>
          </table:table-cell>
          <table:table-cell office:value-type="float" office:value="57056" table:formula="of:=[.BD112]+4" table:style-name="ce6">
            <text:p>57056</text:p>
          </table:table-cell>
          <table:table-cell office:value-type="float" office:value="57060" table:formula="of:=[.BE112]+4" table:style-name="ce6">
            <text:p>57060</text:p>
          </table:table-cell>
          <table:table-cell office:value-type="float" office:value="57064" table:formula="of:=[.BF112]+4" table:style-name="ce6">
            <text:p>57064</text:p>
          </table:table-cell>
          <table:table-cell office:value-type="float" office:value="57068" table:formula="of:=[.BG112]+4" table:style-name="ce6">
            <text:p>57068</text:p>
          </table:table-cell>
          <table:table-cell office:value-type="float" office:value="57072" table:formula="of:=[.BH112]+4" table:style-name="ce6">
            <text:p>57072</text:p>
          </table:table-cell>
          <table:table-cell office:value-type="float" office:value="57076" table:formula="of:=[.BI112]+4" table:style-name="ce6">
            <text:p>57076</text:p>
          </table:table-cell>
          <table:table-cell office:value-type="float" office:value="57080" table:formula="of:=[.BJ112]+4" table:style-name="ce2">
            <text:p>57080</text:p>
          </table:table-cell>
          <table:table-cell office:value-type="float" office:value="57084" table:formula="of:=[.BK112]+4" table:style-name="ce2">
            <text:p>57084</text:p>
          </table:table-cell>
          <table:table-cell office:value-type="float" office:value="57088" table:formula="of:=[.BL112]+4" table:style-name="ce2">
            <text:p>57088</text:p>
          </table:table-cell>
          <table:table-cell office:value-type="float" office:value="57092" table:formula="of:=[.BM112]+4" table:style-name="ce2">
            <text:p>57092</text:p>
          </table:table-cell>
          <table:table-cell office:value-type="float" office:value="57096" table:formula="of:=[.BN112]+4" table:style-name="ce6">
            <text:p>57096</text:p>
          </table:table-cell>
          <table:table-cell office:value-type="float" office:value="57100" table:formula="of:=[.BO112]+4" table:style-name="ce2">
            <text:p>57100</text:p>
          </table:table-cell>
          <table:table-cell office:value-type="float" office:value="57104" table:formula="of:=[.BP112]+4" table:style-name="ce2">
            <text:p>57104</text:p>
          </table:table-cell>
          <table:table-cell office:value-type="float" office:value="57108" table:formula="of:=[.BQ112]+4" table:style-name="ce2">
            <text:p>57108</text:p>
          </table:table-cell>
          <table:table-cell office:value-type="float" office:value="57112" table:formula="of:=[.BR112]+4" table:style-name="ce2">
            <text:p>57112</text:p>
          </table:table-cell>
          <table:table-cell office:value-type="float" office:value="57116" table:formula="of:=[.BS112]+4" table:style-name="ce2">
            <text:p>57116</text:p>
          </table:table-cell>
          <table:table-cell office:value-type="float" office:value="57120" table:formula="of:=[.BT112]+4" table:style-name="ce2">
            <text:p>57120</text:p>
          </table:table-cell>
          <table:table-cell office:value-type="float" office:value="57124" table:formula="of:=[.BU112]+4" table:style-name="ce2">
            <text:p>57124</text:p>
          </table:table-cell>
          <table:table-cell office:value-type="float" office:value="57128" table:formula="of:=[.BV112]+4" table:style-name="ce2">
            <text:p>57128</text:p>
          </table:table-cell>
          <table:table-cell office:value-type="float" office:value="57132" table:formula="of:=[.BW112]+4" table:style-name="ce2">
            <text:p>57132</text:p>
          </table:table-cell>
          <table:table-cell office:value-type="float" office:value="57136" table:formula="of:=[.BX112]+4" table:style-name="ce2">
            <text:p>57136</text:p>
          </table:table-cell>
          <table:table-cell office:value-type="float" office:value="57140" table:formula="of:=[.BY112]+4" table:style-name="ce2">
            <text:p>57140</text:p>
          </table:table-cell>
          <table:table-cell office:value-type="float" office:value="57144" table:formula="of:=[.BZ112]+4" table:style-name="ce2">
            <text:p>57144</text:p>
          </table:table-cell>
          <table:table-cell office:value-type="float" office:value="57148" table:formula="of:=[.CA112]+4" table:style-name="ce2">
            <text:p>57148</text:p>
          </table:table-cell>
          <table:table-cell office:value-type="float" office:value="57152" table:formula="of:=[.CB112]+4" table:style-name="ce2">
            <text:p>57152</text:p>
          </table:table-cell>
          <table:table-cell office:value-type="float" office:value="57156" table:formula="of:=[.CC112]+4" table:style-name="ce2">
            <text:p>57156</text:p>
          </table:table-cell>
          <table:table-cell office:value-type="float" office:value="57160" table:formula="of:=[.CD112]+4" table:style-name="ce2">
            <text:p>57160</text:p>
          </table:table-cell>
          <table:table-cell office:value-type="float" office:value="57164" table:formula="of:=[.CE112]+4" table:style-name="ce2">
            <text:p>57164</text:p>
          </table:table-cell>
          <table:table-cell office:value-type="float" office:value="57168" table:formula="of:=[.CF112]+4" table:style-name="ce2">
            <text:p>57168</text:p>
          </table:table-cell>
          <table:table-cell office:value-type="float" office:value="57172" table:formula="of:=[.CG112]+4" table:style-name="ce2">
            <text:p>57172</text:p>
          </table:table-cell>
          <table:table-cell office:value-type="float" office:value="57176" table:formula="of:=[.CH112]+4" table:style-name="ce2">
            <text:p>57176</text:p>
          </table:table-cell>
          <table:table-cell office:value-type="float" office:value="57180" table:formula="of:=[.CI112]+4" table:style-name="ce2">
            <text:p>57180</text:p>
          </table:table-cell>
          <table:table-cell office:value-type="float" office:value="57184" table:formula="of:=[.CJ112]+4" table:style-name="ce2">
            <text:p>57184</text:p>
          </table:table-cell>
          <table:table-cell office:value-type="float" office:value="57188" table:formula="of:=[.CK112]+4" table:style-name="ce2">
            <text:p>57188</text:p>
          </table:table-cell>
          <table:table-cell office:value-type="float" office:value="57192" table:formula="of:=[.CL112]+4" table:style-name="ce2">
            <text:p>57192</text:p>
          </table:table-cell>
          <table:table-cell office:value-type="float" office:value="57196" table:formula="of:=[.CM112]+4" table:style-name="ce2">
            <text:p>57196</text:p>
          </table:table-cell>
          <table:table-cell office:value-type="float" office:value="57200" table:formula="of:=[.CN112]+4" table:style-name="ce2">
            <text:p>57200</text:p>
          </table:table-cell>
          <table:table-cell office:value-type="float" office:value="57204" table:formula="of:=[.CO112]+4" table:style-name="ce2">
            <text:p>57204</text:p>
          </table:table-cell>
          <table:table-cell office:value-type="float" office:value="57208" table:formula="of:=[.CP112]+4" table:style-name="ce2">
            <text:p>57208</text:p>
          </table:table-cell>
          <table:table-cell office:value-type="float" office:value="57212" table:formula="of:=[.CQ112]+4" table:style-name="ce2">
            <text:p>57212</text:p>
          </table:table-cell>
          <table:table-cell office:value-type="float" office:value="57216" table:formula="of:=[.CR112]+4" table:style-name="ce2">
            <text:p>57216</text:p>
          </table:table-cell>
          <table:table-cell office:value-type="float" office:value="57220" table:formula="of:=[.CS112]+4" table:style-name="ce2">
            <text:p>57220</text:p>
          </table:table-cell>
          <table:table-cell office:value-type="float" office:value="57224" table:formula="of:=[.CT112]+4" table:style-name="ce2">
            <text:p>57224</text:p>
          </table:table-cell>
          <table:table-cell office:value-type="float" office:value="57228" table:formula="of:=[.CU112]+4" table:style-name="ce2">
            <text:p>57228</text:p>
          </table:table-cell>
          <table:table-cell office:value-type="float" office:value="57232" table:formula="of:=[.CV112]+4" table:style-name="ce2">
            <text:p>57232</text:p>
          </table:table-cell>
          <table:table-cell office:value-type="float" office:value="57236" table:formula="of:=[.CW112]+4" table:style-name="ce2">
            <text:p>57236</text:p>
          </table:table-cell>
          <table:table-cell office:value-type="float" office:value="57240" table:formula="of:=[.CX112]+4" table:style-name="ce2">
            <text:p>57240</text:p>
          </table:table-cell>
          <table:table-cell office:value-type="float" office:value="57244" table:formula="of:=[.CY112]+4" table:style-name="ce2">
            <text:p>57244</text:p>
          </table:table-cell>
          <table:table-cell office:value-type="float" office:value="57248" table:formula="of:=[.CZ112]+4" table:style-name="ce2">
            <text:p>57248</text:p>
          </table:table-cell>
          <table:table-cell office:value-type="float" office:value="57252" table:formula="of:=[.DA112]+4" table:style-name="ce2">
            <text:p>57252</text:p>
          </table:table-cell>
          <table:table-cell office:value-type="float" office:value="57256" table:formula="of:=[.DB112]+4" table:style-name="ce2">
            <text:p>57256</text:p>
          </table:table-cell>
          <table:table-cell office:value-type="float" office:value="57260" table:formula="of:=[.DC112]+4" table:style-name="ce2">
            <text:p>57260</text:p>
          </table:table-cell>
          <table:table-cell office:value-type="float" office:value="57264" table:formula="of:=[.DD112]+4" table:style-name="ce2">
            <text:p>57264</text:p>
          </table:table-cell>
          <table:table-cell office:value-type="float" office:value="57268" table:formula="of:=[.DE112]+4" table:style-name="ce2">
            <text:p>57268</text:p>
          </table:table-cell>
          <table:table-cell office:value-type="float" office:value="57272" table:formula="of:=[.DF112]+4" table:style-name="ce2">
            <text:p>57272</text:p>
          </table:table-cell>
          <table:table-cell office:value-type="float" office:value="57276" table:formula="of:=[.DG112]+4" table:style-name="ce2">
            <text:p>57276</text:p>
          </table:table-cell>
          <table:table-cell office:value-type="float" office:value="57280" table:formula="of:=[.DH112]+4" table:style-name="ce2">
            <text:p>57280</text:p>
          </table:table-cell>
          <table:table-cell office:value-type="float" office:value="57284" table:formula="of:=[.DI112]+4" table:style-name="ce2">
            <text:p>57284</text:p>
          </table:table-cell>
          <table:table-cell office:value-type="float" office:value="57288" table:formula="of:=[.DJ112]+4" table:style-name="ce2">
            <text:p>57288</text:p>
          </table:table-cell>
          <table:table-cell office:value-type="float" office:value="57292" table:formula="of:=[.DK112]+4" table:style-name="ce2">
            <text:p>57292</text:p>
          </table:table-cell>
          <table:table-cell office:value-type="float" office:value="57296" table:formula="of:=[.DL112]+4" table:style-name="ce2">
            <text:p>57296</text:p>
          </table:table-cell>
          <table:table-cell office:value-type="float" office:value="57300" table:formula="of:=[.DM112]+4" table:style-name="ce2">
            <text:p>57300</text:p>
          </table:table-cell>
          <table:table-cell office:value-type="float" office:value="57304" table:formula="of:=[.DN112]+4" table:style-name="ce2">
            <text:p>57304</text:p>
          </table:table-cell>
          <table:table-cell office:value-type="float" office:value="57308" table:formula="of:=[.DO112]+4" table:style-name="ce2">
            <text:p>57308</text:p>
          </table:table-cell>
          <table:table-cell office:value-type="float" office:value="57312" table:formula="of:=[.DP112]+4" table:style-name="ce2">
            <text:p>57312</text:p>
          </table:table-cell>
          <table:table-cell office:value-type="float" office:value="57316" table:formula="of:=[.DQ112]+4" table:style-name="ce2">
            <text:p>57316</text:p>
          </table:table-cell>
          <table:table-cell office:value-type="float" office:value="57320" table:formula="of:=[.DR112]+4" table:style-name="ce2">
            <text:p>57320</text:p>
          </table:table-cell>
          <table:table-cell office:value-type="float" office:value="57324" table:formula="of:=[.DS112]+4" table:style-name="ce2">
            <text:p>57324</text:p>
          </table:table-cell>
          <table:table-cell office:value-type="float" office:value="57328" table:formula="of:=[.DT112]+4" table:style-name="ce2">
            <text:p>57328</text:p>
          </table:table-cell>
          <table:table-cell office:value-type="float" office:value="57332" table:formula="of:=[.DU112]+4" table:style-name="ce2">
            <text:p>57332</text:p>
          </table:table-cell>
          <table:table-cell office:value-type="float" office:value="57336" table:formula="of:=[.DV112]+4" table:style-name="ce2">
            <text:p>57336</text:p>
          </table:table-cell>
          <table:table-cell office:value-type="float" office:value="57340" table:formula="of:=[.DW112]+4" table:style-name="ce2">
            <text:p>57340</text:p>
          </table:table-cell>
          <table:table-cell table:number-columns-repeated="16256"/>
        </table:table-row>
        <table:table-row table:style-name="ro1">
          <table:table-cell office:value-type="float" office:value="57344" table:formula="of:=[.A112]+512" table:style-name="ce2">
            <text:p>57344</text:p>
          </table:table-cell>
          <table:table-cell office:value-type="float" office:value="57348" table:formula="of:=[.A113]+4" table:style-name="ce2">
            <text:p>57348</text:p>
          </table:table-cell>
          <table:table-cell office:value-type="float" office:value="57352" table:formula="of:=[.B113]+4" table:style-name="ce2">
            <text:p>57352</text:p>
          </table:table-cell>
          <table:table-cell office:value-type="float" office:value="57356" table:formula="of:=[.C113]+4" table:style-name="ce2">
            <text:p>57356</text:p>
          </table:table-cell>
          <table:table-cell office:value-type="float" office:value="57360" table:formula="of:=[.D113]+4" table:style-name="ce2">
            <text:p>57360</text:p>
          </table:table-cell>
          <table:table-cell office:value-type="float" office:value="57364" table:formula="of:=[.E113]+4" table:style-name="ce2">
            <text:p>57364</text:p>
          </table:table-cell>
          <table:table-cell office:value-type="float" office:value="57368" table:formula="of:=[.F113]+4" table:style-name="ce2">
            <text:p>57368</text:p>
          </table:table-cell>
          <table:table-cell office:value-type="float" office:value="57372" table:formula="of:=[.G113]+4" table:style-name="ce2">
            <text:p>57372</text:p>
          </table:table-cell>
          <table:table-cell office:value-type="float" office:value="57376" table:formula="of:=[.H113]+4" table:style-name="ce2">
            <text:p>57376</text:p>
          </table:table-cell>
          <table:table-cell office:value-type="float" office:value="57380" table:formula="of:=[.I113]+4" table:style-name="ce2">
            <text:p>57380</text:p>
          </table:table-cell>
          <table:table-cell office:value-type="float" office:value="57384" table:formula="of:=[.J113]+4" table:style-name="ce2">
            <text:p>57384</text:p>
          </table:table-cell>
          <table:table-cell office:value-type="float" office:value="57388" table:formula="of:=[.K113]+4" table:style-name="ce2">
            <text:p>57388</text:p>
          </table:table-cell>
          <table:table-cell office:value-type="float" office:value="57392" table:formula="of:=[.L113]+4" table:style-name="ce2">
            <text:p>57392</text:p>
          </table:table-cell>
          <table:table-cell office:value-type="float" office:value="57396" table:formula="of:=[.M113]+4" table:style-name="ce2">
            <text:p>57396</text:p>
          </table:table-cell>
          <table:table-cell office:value-type="float" office:value="57400" table:formula="of:=[.N113]+4" table:style-name="ce2">
            <text:p>57400</text:p>
          </table:table-cell>
          <table:table-cell office:value-type="float" office:value="57404" table:formula="of:=[.O113]+4" table:style-name="ce2">
            <text:p>57404</text:p>
          </table:table-cell>
          <table:table-cell office:value-type="float" office:value="57408" table:formula="of:=[.P113]+4" table:style-name="ce2">
            <text:p>57408</text:p>
          </table:table-cell>
          <table:table-cell office:value-type="float" office:value="57412" table:formula="of:=[.Q113]+4" table:style-name="ce2">
            <text:p>57412</text:p>
          </table:table-cell>
          <table:table-cell office:value-type="float" office:value="57416" table:formula="of:=[.R113]+4" table:style-name="ce2">
            <text:p>57416</text:p>
          </table:table-cell>
          <table:table-cell office:value-type="float" office:value="57420" table:formula="of:=[.S113]+4" table:style-name="ce2">
            <text:p>57420</text:p>
          </table:table-cell>
          <table:table-cell office:value-type="float" office:value="57424" table:formula="of:=[.T113]+4" table:style-name="ce2">
            <text:p>57424</text:p>
          </table:table-cell>
          <table:table-cell office:value-type="float" office:value="57428" table:formula="of:=[.U113]+4" table:style-name="ce2">
            <text:p>57428</text:p>
          </table:table-cell>
          <table:table-cell office:value-type="float" office:value="57432" table:formula="of:=[.V113]+4" table:style-name="ce2">
            <text:p>57432</text:p>
          </table:table-cell>
          <table:table-cell office:value-type="float" office:value="57436" table:formula="of:=[.W113]+4" table:style-name="ce2">
            <text:p>57436</text:p>
          </table:table-cell>
          <table:table-cell office:value-type="float" office:value="57440" table:formula="of:=[.X113]+4" table:style-name="ce2">
            <text:p>57440</text:p>
          </table:table-cell>
          <table:table-cell office:value-type="float" office:value="57444" table:formula="of:=[.Y113]+4" table:style-name="ce2">
            <text:p>57444</text:p>
          </table:table-cell>
          <table:table-cell office:value-type="float" office:value="57448" table:formula="of:=[.Z113]+4" table:style-name="ce2">
            <text:p>57448</text:p>
          </table:table-cell>
          <table:table-cell office:value-type="float" office:value="57452" table:formula="of:=[.AA113]+4" table:style-name="ce2">
            <text:p>57452</text:p>
          </table:table-cell>
          <table:table-cell office:value-type="float" office:value="57456" table:formula="of:=[.AB113]+4" table:style-name="ce2">
            <text:p>57456</text:p>
          </table:table-cell>
          <table:table-cell office:value-type="float" office:value="57460" table:formula="of:=[.AC113]+4" table:style-name="ce2">
            <text:p>57460</text:p>
          </table:table-cell>
          <table:table-cell office:value-type="float" office:value="57464" table:formula="of:=[.AD113]+4" table:style-name="ce2">
            <text:p>57464</text:p>
          </table:table-cell>
          <table:table-cell office:value-type="float" office:value="57468" table:formula="of:=[.AE113]+4" table:style-name="ce2">
            <text:p>57468</text:p>
          </table:table-cell>
          <table:table-cell office:value-type="float" office:value="57472" table:formula="of:=[.AF113]+4" table:style-name="ce2">
            <text:p>57472</text:p>
          </table:table-cell>
          <table:table-cell office:value-type="float" office:value="57476" table:formula="of:=[.AG113]+4" table:style-name="ce2">
            <text:p>57476</text:p>
          </table:table-cell>
          <table:table-cell office:value-type="float" office:value="57480" table:formula="of:=[.AH113]+4" table:style-name="ce2">
            <text:p>57480</text:p>
          </table:table-cell>
          <table:table-cell office:value-type="float" office:value="57484" table:formula="of:=[.AI113]+4" table:style-name="ce2">
            <text:p>57484</text:p>
          </table:table-cell>
          <table:table-cell office:value-type="float" office:value="57488" table:formula="of:=[.AJ113]+4" table:style-name="ce2">
            <text:p>57488</text:p>
          </table:table-cell>
          <table:table-cell office:value-type="float" office:value="57492" table:formula="of:=[.AK113]+4" table:style-name="ce2">
            <text:p>57492</text:p>
          </table:table-cell>
          <table:table-cell office:value-type="float" office:value="57496" table:formula="of:=[.AL113]+4" table:style-name="ce2">
            <text:p>57496</text:p>
          </table:table-cell>
          <table:table-cell office:value-type="float" office:value="57500" table:formula="of:=[.AM113]+4" table:style-name="ce2">
            <text:p>57500</text:p>
          </table:table-cell>
          <table:table-cell office:value-type="float" office:value="57504" table:formula="of:=[.AN113]+4" table:style-name="ce2">
            <text:p>57504</text:p>
          </table:table-cell>
          <table:table-cell office:value-type="float" office:value="57508" table:formula="of:=[.AO113]+4" table:style-name="ce2">
            <text:p>57508</text:p>
          </table:table-cell>
          <table:table-cell office:value-type="float" office:value="57512" table:formula="of:=[.AP113]+4" table:style-name="ce2">
            <text:p>57512</text:p>
          </table:table-cell>
          <table:table-cell office:value-type="float" office:value="57516" table:formula="of:=[.AQ113]+4" table:style-name="ce2">
            <text:p>57516</text:p>
          </table:table-cell>
          <table:table-cell office:value-type="float" office:value="57520" table:formula="of:=[.AR113]+4" table:style-name="ce2">
            <text:p>57520</text:p>
          </table:table-cell>
          <table:table-cell office:value-type="float" office:value="57524" table:formula="of:=[.AS113]+4" table:style-name="ce2">
            <text:p>57524</text:p>
          </table:table-cell>
          <table:table-cell office:value-type="float" office:value="57528" table:formula="of:=[.AT113]+4" table:style-name="ce2">
            <text:p>57528</text:p>
          </table:table-cell>
          <table:table-cell office:value-type="float" office:value="57532" table:formula="of:=[.AU113]+4" table:style-name="ce2">
            <text:p>57532</text:p>
          </table:table-cell>
          <table:table-cell office:value-type="float" office:value="57536" table:formula="of:=[.AV113]+4" table:style-name="ce2">
            <text:p>57536</text:p>
          </table:table-cell>
          <table:table-cell office:value-type="float" office:value="57540" table:formula="of:=[.AW113]+4" table:style-name="ce2">
            <text:p>57540</text:p>
          </table:table-cell>
          <table:table-cell office:value-type="float" office:value="57544" table:formula="of:=[.AX113]+4" table:style-name="ce6">
            <text:p>57544</text:p>
          </table:table-cell>
          <table:table-cell office:value-type="float" office:value="57548" table:formula="of:=[.AY113]+4" table:style-name="ce2">
            <text:p>57548</text:p>
          </table:table-cell>
          <table:table-cell office:value-type="float" office:value="57552" table:formula="of:=[.AZ113]+4" table:style-name="ce2">
            <text:p>57552</text:p>
          </table:table-cell>
          <table:table-cell office:value-type="float" office:value="57556" table:formula="of:=[.BA113]+4" table:style-name="ce2">
            <text:p>57556</text:p>
          </table:table-cell>
          <table:table-cell office:value-type="float" office:value="57560" table:formula="of:=[.BB113]+4" table:style-name="ce2">
            <text:p>57560</text:p>
          </table:table-cell>
          <table:table-cell office:value-type="float" office:value="57564" table:formula="of:=[.BC113]+4" table:style-name="ce6">
            <text:p>57564</text:p>
          </table:table-cell>
          <table:table-cell office:value-type="float" office:value="57568" table:formula="of:=[.BD113]+4" table:style-name="ce6">
            <text:p>57568</text:p>
          </table:table-cell>
          <table:table-cell office:value-type="float" office:value="57572" table:formula="of:=[.BE113]+4" table:style-name="ce6">
            <text:p>57572</text:p>
          </table:table-cell>
          <table:table-cell office:value-type="float" office:value="57576" table:formula="of:=[.BF113]+4" table:style-name="ce6">
            <text:p>57576</text:p>
          </table:table-cell>
          <table:table-cell office:value-type="float" office:value="57580" table:formula="of:=[.BG113]+4" table:style-name="ce6">
            <text:p>57580</text:p>
          </table:table-cell>
          <table:table-cell office:value-type="float" office:value="57584" table:formula="of:=[.BH113]+4" table:style-name="ce6">
            <text:p>57584</text:p>
          </table:table-cell>
          <table:table-cell office:value-type="float" office:value="57588" table:formula="of:=[.BI113]+4" table:style-name="ce6">
            <text:p>57588</text:p>
          </table:table-cell>
          <table:table-cell office:value-type="float" office:value="57592" table:formula="of:=[.BJ113]+4" table:style-name="ce2">
            <text:p>57592</text:p>
          </table:table-cell>
          <table:table-cell office:value-type="float" office:value="57596" table:formula="of:=[.BK113]+4" table:style-name="ce2">
            <text:p>57596</text:p>
          </table:table-cell>
          <table:table-cell office:value-type="float" office:value="57600" table:formula="of:=[.BL113]+4" table:style-name="ce2">
            <text:p>57600</text:p>
          </table:table-cell>
          <table:table-cell office:value-type="float" office:value="57604" table:formula="of:=[.BM113]+4" table:style-name="ce2">
            <text:p>57604</text:p>
          </table:table-cell>
          <table:table-cell office:value-type="float" office:value="57608" table:formula="of:=[.BN113]+4" table:style-name="ce6">
            <text:p>57608</text:p>
          </table:table-cell>
          <table:table-cell office:value-type="float" office:value="57612" table:formula="of:=[.BO113]+4" table:style-name="ce2">
            <text:p>57612</text:p>
          </table:table-cell>
          <table:table-cell office:value-type="float" office:value="57616" table:formula="of:=[.BP113]+4" table:style-name="ce2">
            <text:p>57616</text:p>
          </table:table-cell>
          <table:table-cell office:value-type="float" office:value="57620" table:formula="of:=[.BQ113]+4" table:style-name="ce2">
            <text:p>57620</text:p>
          </table:table-cell>
          <table:table-cell office:value-type="float" office:value="57624" table:formula="of:=[.BR113]+4" table:style-name="ce2">
            <text:p>57624</text:p>
          </table:table-cell>
          <table:table-cell office:value-type="float" office:value="57628" table:formula="of:=[.BS113]+4" table:style-name="ce2">
            <text:p>57628</text:p>
          </table:table-cell>
          <table:table-cell office:value-type="float" office:value="57632" table:formula="of:=[.BT113]+4" table:style-name="ce2">
            <text:p>57632</text:p>
          </table:table-cell>
          <table:table-cell office:value-type="float" office:value="57636" table:formula="of:=[.BU113]+4" table:style-name="ce2">
            <text:p>57636</text:p>
          </table:table-cell>
          <table:table-cell office:value-type="float" office:value="57640" table:formula="of:=[.BV113]+4" table:style-name="ce2">
            <text:p>57640</text:p>
          </table:table-cell>
          <table:table-cell office:value-type="float" office:value="57644" table:formula="of:=[.BW113]+4" table:style-name="ce2">
            <text:p>57644</text:p>
          </table:table-cell>
          <table:table-cell office:value-type="float" office:value="57648" table:formula="of:=[.BX113]+4" table:style-name="ce2">
            <text:p>57648</text:p>
          </table:table-cell>
          <table:table-cell office:value-type="float" office:value="57652" table:formula="of:=[.BY113]+4" table:style-name="ce2">
            <text:p>57652</text:p>
          </table:table-cell>
          <table:table-cell office:value-type="float" office:value="57656" table:formula="of:=[.BZ113]+4" table:style-name="ce2">
            <text:p>57656</text:p>
          </table:table-cell>
          <table:table-cell office:value-type="float" office:value="57660" table:formula="of:=[.CA113]+4" table:style-name="ce2">
            <text:p>57660</text:p>
          </table:table-cell>
          <table:table-cell office:value-type="float" office:value="57664" table:formula="of:=[.CB113]+4" table:style-name="ce2">
            <text:p>57664</text:p>
          </table:table-cell>
          <table:table-cell office:value-type="float" office:value="57668" table:formula="of:=[.CC113]+4" table:style-name="ce2">
            <text:p>57668</text:p>
          </table:table-cell>
          <table:table-cell office:value-type="float" office:value="57672" table:formula="of:=[.CD113]+4" table:style-name="ce2">
            <text:p>57672</text:p>
          </table:table-cell>
          <table:table-cell office:value-type="float" office:value="57676" table:formula="of:=[.CE113]+4" table:style-name="ce2">
            <text:p>57676</text:p>
          </table:table-cell>
          <table:table-cell office:value-type="float" office:value="57680" table:formula="of:=[.CF113]+4" table:style-name="ce2">
            <text:p>57680</text:p>
          </table:table-cell>
          <table:table-cell office:value-type="float" office:value="57684" table:formula="of:=[.CG113]+4" table:style-name="ce2">
            <text:p>57684</text:p>
          </table:table-cell>
          <table:table-cell office:value-type="float" office:value="57688" table:formula="of:=[.CH113]+4" table:style-name="ce2">
            <text:p>57688</text:p>
          </table:table-cell>
          <table:table-cell office:value-type="float" office:value="57692" table:formula="of:=[.CI113]+4" table:style-name="ce2">
            <text:p>57692</text:p>
          </table:table-cell>
          <table:table-cell office:value-type="float" office:value="57696" table:formula="of:=[.CJ113]+4" table:style-name="ce2">
            <text:p>57696</text:p>
          </table:table-cell>
          <table:table-cell office:value-type="float" office:value="57700" table:formula="of:=[.CK113]+4" table:style-name="ce2">
            <text:p>57700</text:p>
          </table:table-cell>
          <table:table-cell office:value-type="float" office:value="57704" table:formula="of:=[.CL113]+4" table:style-name="ce2">
            <text:p>57704</text:p>
          </table:table-cell>
          <table:table-cell office:value-type="float" office:value="57708" table:formula="of:=[.CM113]+4" table:style-name="ce2">
            <text:p>57708</text:p>
          </table:table-cell>
          <table:table-cell office:value-type="float" office:value="57712" table:formula="of:=[.CN113]+4" table:style-name="ce2">
            <text:p>57712</text:p>
          </table:table-cell>
          <table:table-cell office:value-type="float" office:value="57716" table:formula="of:=[.CO113]+4" table:style-name="ce2">
            <text:p>57716</text:p>
          </table:table-cell>
          <table:table-cell office:value-type="float" office:value="57720" table:formula="of:=[.CP113]+4" table:style-name="ce2">
            <text:p>57720</text:p>
          </table:table-cell>
          <table:table-cell office:value-type="float" office:value="57724" table:formula="of:=[.CQ113]+4" table:style-name="ce2">
            <text:p>57724</text:p>
          </table:table-cell>
          <table:table-cell office:value-type="float" office:value="57728" table:formula="of:=[.CR113]+4" table:style-name="ce2">
            <text:p>57728</text:p>
          </table:table-cell>
          <table:table-cell office:value-type="float" office:value="57732" table:formula="of:=[.CS113]+4" table:style-name="ce2">
            <text:p>57732</text:p>
          </table:table-cell>
          <table:table-cell office:value-type="float" office:value="57736" table:formula="of:=[.CT113]+4" table:style-name="ce2">
            <text:p>57736</text:p>
          </table:table-cell>
          <table:table-cell office:value-type="float" office:value="57740" table:formula="of:=[.CU113]+4" table:style-name="ce2">
            <text:p>57740</text:p>
          </table:table-cell>
          <table:table-cell office:value-type="float" office:value="57744" table:formula="of:=[.CV113]+4" table:style-name="ce2">
            <text:p>57744</text:p>
          </table:table-cell>
          <table:table-cell office:value-type="float" office:value="57748" table:formula="of:=[.CW113]+4" table:style-name="ce2">
            <text:p>57748</text:p>
          </table:table-cell>
          <table:table-cell office:value-type="float" office:value="57752" table:formula="of:=[.CX113]+4" table:style-name="ce2">
            <text:p>57752</text:p>
          </table:table-cell>
          <table:table-cell office:value-type="float" office:value="57756" table:formula="of:=[.CY113]+4" table:style-name="ce2">
            <text:p>57756</text:p>
          </table:table-cell>
          <table:table-cell office:value-type="float" office:value="57760" table:formula="of:=[.CZ113]+4" table:style-name="ce2">
            <text:p>57760</text:p>
          </table:table-cell>
          <table:table-cell office:value-type="float" office:value="57764" table:formula="of:=[.DA113]+4" table:style-name="ce2">
            <text:p>57764</text:p>
          </table:table-cell>
          <table:table-cell office:value-type="float" office:value="57768" table:formula="of:=[.DB113]+4" table:style-name="ce2">
            <text:p>57768</text:p>
          </table:table-cell>
          <table:table-cell office:value-type="float" office:value="57772" table:formula="of:=[.DC113]+4" table:style-name="ce2">
            <text:p>57772</text:p>
          </table:table-cell>
          <table:table-cell office:value-type="float" office:value="57776" table:formula="of:=[.DD113]+4" table:style-name="ce2">
            <text:p>57776</text:p>
          </table:table-cell>
          <table:table-cell office:value-type="float" office:value="57780" table:formula="of:=[.DE113]+4" table:style-name="ce2">
            <text:p>57780</text:p>
          </table:table-cell>
          <table:table-cell office:value-type="float" office:value="57784" table:formula="of:=[.DF113]+4" table:style-name="ce2">
            <text:p>57784</text:p>
          </table:table-cell>
          <table:table-cell office:value-type="float" office:value="57788" table:formula="of:=[.DG113]+4" table:style-name="ce2">
            <text:p>57788</text:p>
          </table:table-cell>
          <table:table-cell office:value-type="float" office:value="57792" table:formula="of:=[.DH113]+4" table:style-name="ce2">
            <text:p>57792</text:p>
          </table:table-cell>
          <table:table-cell office:value-type="float" office:value="57796" table:formula="of:=[.DI113]+4" table:style-name="ce2">
            <text:p>57796</text:p>
          </table:table-cell>
          <table:table-cell office:value-type="float" office:value="57800" table:formula="of:=[.DJ113]+4" table:style-name="ce2">
            <text:p>57800</text:p>
          </table:table-cell>
          <table:table-cell office:value-type="float" office:value="57804" table:formula="of:=[.DK113]+4" table:style-name="ce2">
            <text:p>57804</text:p>
          </table:table-cell>
          <table:table-cell office:value-type="float" office:value="57808" table:formula="of:=[.DL113]+4" table:style-name="ce2">
            <text:p>57808</text:p>
          </table:table-cell>
          <table:table-cell office:value-type="float" office:value="57812" table:formula="of:=[.DM113]+4" table:style-name="ce2">
            <text:p>57812</text:p>
          </table:table-cell>
          <table:table-cell office:value-type="float" office:value="57816" table:formula="of:=[.DN113]+4" table:style-name="ce2">
            <text:p>57816</text:p>
          </table:table-cell>
          <table:table-cell office:value-type="float" office:value="57820" table:formula="of:=[.DO113]+4" table:style-name="ce2">
            <text:p>57820</text:p>
          </table:table-cell>
          <table:table-cell office:value-type="float" office:value="57824" table:formula="of:=[.DP113]+4" table:style-name="ce2">
            <text:p>57824</text:p>
          </table:table-cell>
          <table:table-cell office:value-type="float" office:value="57828" table:formula="of:=[.DQ113]+4" table:style-name="ce2">
            <text:p>57828</text:p>
          </table:table-cell>
          <table:table-cell office:value-type="float" office:value="57832" table:formula="of:=[.DR113]+4" table:style-name="ce2">
            <text:p>57832</text:p>
          </table:table-cell>
          <table:table-cell office:value-type="float" office:value="57836" table:formula="of:=[.DS113]+4" table:style-name="ce2">
            <text:p>57836</text:p>
          </table:table-cell>
          <table:table-cell office:value-type="float" office:value="57840" table:formula="of:=[.DT113]+4" table:style-name="ce2">
            <text:p>57840</text:p>
          </table:table-cell>
          <table:table-cell office:value-type="float" office:value="57844" table:formula="of:=[.DU113]+4" table:style-name="ce2">
            <text:p>57844</text:p>
          </table:table-cell>
          <table:table-cell office:value-type="float" office:value="57848" table:formula="of:=[.DV113]+4" table:style-name="ce2">
            <text:p>57848</text:p>
          </table:table-cell>
          <table:table-cell office:value-type="float" office:value="57852" table:formula="of:=[.DW113]+4" table:style-name="ce2">
            <text:p>57852</text:p>
          </table:table-cell>
          <table:table-cell table:number-columns-repeated="16256"/>
        </table:table-row>
        <table:table-row table:style-name="ro1">
          <table:table-cell office:value-type="float" office:value="57856" table:formula="of:=[.A113]+512" table:style-name="ce2">
            <text:p>57856</text:p>
          </table:table-cell>
          <table:table-cell office:value-type="float" office:value="57860" table:formula="of:=[.A114]+4" table:style-name="ce2">
            <text:p>57860</text:p>
          </table:table-cell>
          <table:table-cell office:value-type="float" office:value="57864" table:formula="of:=[.B114]+4" table:style-name="ce2">
            <text:p>57864</text:p>
          </table:table-cell>
          <table:table-cell office:value-type="float" office:value="57868" table:formula="of:=[.C114]+4" table:style-name="ce2">
            <text:p>57868</text:p>
          </table:table-cell>
          <table:table-cell office:value-type="float" office:value="57872" table:formula="of:=[.D114]+4" table:style-name="ce2">
            <text:p>57872</text:p>
          </table:table-cell>
          <table:table-cell office:value-type="float" office:value="57876" table:formula="of:=[.E114]+4" table:style-name="ce2">
            <text:p>57876</text:p>
          </table:table-cell>
          <table:table-cell office:value-type="float" office:value="57880" table:formula="of:=[.F114]+4" table:style-name="ce2">
            <text:p>57880</text:p>
          </table:table-cell>
          <table:table-cell office:value-type="float" office:value="57884" table:formula="of:=[.G114]+4" table:style-name="ce2">
            <text:p>57884</text:p>
          </table:table-cell>
          <table:table-cell office:value-type="float" office:value="57888" table:formula="of:=[.H114]+4" table:style-name="ce2">
            <text:p>57888</text:p>
          </table:table-cell>
          <table:table-cell office:value-type="float" office:value="57892" table:formula="of:=[.I114]+4" table:style-name="ce2">
            <text:p>57892</text:p>
          </table:table-cell>
          <table:table-cell office:value-type="float" office:value="57896" table:formula="of:=[.J114]+4" table:style-name="ce2">
            <text:p>57896</text:p>
          </table:table-cell>
          <table:table-cell office:value-type="float" office:value="57900" table:formula="of:=[.K114]+4" table:style-name="ce2">
            <text:p>57900</text:p>
          </table:table-cell>
          <table:table-cell office:value-type="float" office:value="57904" table:formula="of:=[.L114]+4" table:style-name="ce2">
            <text:p>57904</text:p>
          </table:table-cell>
          <table:table-cell office:value-type="float" office:value="57908" table:formula="of:=[.M114]+4" table:style-name="ce2">
            <text:p>57908</text:p>
          </table:table-cell>
          <table:table-cell office:value-type="float" office:value="57912" table:formula="of:=[.N114]+4" table:style-name="ce2">
            <text:p>57912</text:p>
          </table:table-cell>
          <table:table-cell office:value-type="float" office:value="57916" table:formula="of:=[.O114]+4" table:style-name="ce2">
            <text:p>57916</text:p>
          </table:table-cell>
          <table:table-cell office:value-type="float" office:value="57920" table:formula="of:=[.P114]+4" table:style-name="ce2">
            <text:p>57920</text:p>
          </table:table-cell>
          <table:table-cell office:value-type="float" office:value="57924" table:formula="of:=[.Q114]+4" table:style-name="ce2">
            <text:p>57924</text:p>
          </table:table-cell>
          <table:table-cell office:value-type="float" office:value="57928" table:formula="of:=[.R114]+4" table:style-name="ce2">
            <text:p>57928</text:p>
          </table:table-cell>
          <table:table-cell office:value-type="float" office:value="57932" table:formula="of:=[.S114]+4" table:style-name="ce2">
            <text:p>57932</text:p>
          </table:table-cell>
          <table:table-cell office:value-type="float" office:value="57936" table:formula="of:=[.T114]+4" table:style-name="ce2">
            <text:p>57936</text:p>
          </table:table-cell>
          <table:table-cell office:value-type="float" office:value="57940" table:formula="of:=[.U114]+4" table:style-name="ce2">
            <text:p>57940</text:p>
          </table:table-cell>
          <table:table-cell office:value-type="float" office:value="57944" table:formula="of:=[.V114]+4" table:style-name="ce2">
            <text:p>57944</text:p>
          </table:table-cell>
          <table:table-cell office:value-type="float" office:value="57948" table:formula="of:=[.W114]+4" table:style-name="ce2">
            <text:p>57948</text:p>
          </table:table-cell>
          <table:table-cell office:value-type="float" office:value="57952" table:formula="of:=[.X114]+4" table:style-name="ce2">
            <text:p>57952</text:p>
          </table:table-cell>
          <table:table-cell office:value-type="float" office:value="57956" table:formula="of:=[.Y114]+4" table:style-name="ce2">
            <text:p>57956</text:p>
          </table:table-cell>
          <table:table-cell office:value-type="float" office:value="57960" table:formula="of:=[.Z114]+4" table:style-name="ce2">
            <text:p>57960</text:p>
          </table:table-cell>
          <table:table-cell office:value-type="float" office:value="57964" table:formula="of:=[.AA114]+4" table:style-name="ce2">
            <text:p>57964</text:p>
          </table:table-cell>
          <table:table-cell office:value-type="float" office:value="57968" table:formula="of:=[.AB114]+4" table:style-name="ce2">
            <text:p>57968</text:p>
          </table:table-cell>
          <table:table-cell office:value-type="float" office:value="57972" table:formula="of:=[.AC114]+4" table:style-name="ce2">
            <text:p>57972</text:p>
          </table:table-cell>
          <table:table-cell office:value-type="float" office:value="57976" table:formula="of:=[.AD114]+4" table:style-name="ce2">
            <text:p>57976</text:p>
          </table:table-cell>
          <table:table-cell office:value-type="float" office:value="57980" table:formula="of:=[.AE114]+4" table:style-name="ce2">
            <text:p>57980</text:p>
          </table:table-cell>
          <table:table-cell office:value-type="float" office:value="57984" table:formula="of:=[.AF114]+4" table:style-name="ce2">
            <text:p>57984</text:p>
          </table:table-cell>
          <table:table-cell office:value-type="float" office:value="57988" table:formula="of:=[.AG114]+4" table:style-name="ce2">
            <text:p>57988</text:p>
          </table:table-cell>
          <table:table-cell office:value-type="float" office:value="57992" table:formula="of:=[.AH114]+4" table:style-name="ce2">
            <text:p>57992</text:p>
          </table:table-cell>
          <table:table-cell office:value-type="float" office:value="57996" table:formula="of:=[.AI114]+4" table:style-name="ce2">
            <text:p>57996</text:p>
          </table:table-cell>
          <table:table-cell office:value-type="float" office:value="58000" table:formula="of:=[.AJ114]+4" table:style-name="ce2">
            <text:p>58000</text:p>
          </table:table-cell>
          <table:table-cell office:value-type="float" office:value="58004" table:formula="of:=[.AK114]+4" table:style-name="ce2">
            <text:p>58004</text:p>
          </table:table-cell>
          <table:table-cell office:value-type="float" office:value="58008" table:formula="of:=[.AL114]+4" table:style-name="ce2">
            <text:p>58008</text:p>
          </table:table-cell>
          <table:table-cell office:value-type="float" office:value="58012" table:formula="of:=[.AM114]+4" table:style-name="ce2">
            <text:p>58012</text:p>
          </table:table-cell>
          <table:table-cell office:value-type="float" office:value="58016" table:formula="of:=[.AN114]+4" table:style-name="ce2">
            <text:p>58016</text:p>
          </table:table-cell>
          <table:table-cell office:value-type="float" office:value="58020" table:formula="of:=[.AO114]+4" table:style-name="ce2">
            <text:p>58020</text:p>
          </table:table-cell>
          <table:table-cell office:value-type="float" office:value="58024" table:formula="of:=[.AP114]+4" table:style-name="ce2">
            <text:p>58024</text:p>
          </table:table-cell>
          <table:table-cell office:value-type="float" office:value="58028" table:formula="of:=[.AQ114]+4" table:style-name="ce2">
            <text:p>58028</text:p>
          </table:table-cell>
          <table:table-cell office:value-type="float" office:value="58032" table:formula="of:=[.AR114]+4" table:style-name="ce2">
            <text:p>58032</text:p>
          </table:table-cell>
          <table:table-cell office:value-type="float" office:value="58036" table:formula="of:=[.AS114]+4" table:style-name="ce2">
            <text:p>58036</text:p>
          </table:table-cell>
          <table:table-cell office:value-type="float" office:value="58040" table:formula="of:=[.AT114]+4" table:style-name="ce2">
            <text:p>58040</text:p>
          </table:table-cell>
          <table:table-cell office:value-type="float" office:value="58044" table:formula="of:=[.AU114]+4" table:style-name="ce2">
            <text:p>58044</text:p>
          </table:table-cell>
          <table:table-cell office:value-type="float" office:value="58048" table:formula="of:=[.AV114]+4" table:style-name="ce2">
            <text:p>58048</text:p>
          </table:table-cell>
          <table:table-cell office:value-type="float" office:value="58052" table:formula="of:=[.AW114]+4" table:style-name="ce2">
            <text:p>58052</text:p>
          </table:table-cell>
          <table:table-cell office:value-type="float" office:value="58056" table:formula="of:=[.AX114]+4" table:style-name="ce6">
            <text:p>58056</text:p>
          </table:table-cell>
          <table:table-cell office:value-type="float" office:value="58060" table:formula="of:=[.AY114]+4" table:style-name="ce2">
            <text:p>58060</text:p>
          </table:table-cell>
          <table:table-cell office:value-type="float" office:value="58064" table:formula="of:=[.AZ114]+4" table:style-name="ce2">
            <text:p>58064</text:p>
          </table:table-cell>
          <table:table-cell office:value-type="float" office:value="58068" table:formula="of:=[.BA114]+4" table:style-name="ce2">
            <text:p>58068</text:p>
          </table:table-cell>
          <table:table-cell office:value-type="float" office:value="58072" table:formula="of:=[.BB114]+4" table:style-name="ce6">
            <text:p>58072</text:p>
          </table:table-cell>
          <table:table-cell office:value-type="float" office:value="58076" table:formula="of:=[.BC114]+4" table:style-name="ce6">
            <text:p>58076</text:p>
          </table:table-cell>
          <table:table-cell office:value-type="float" office:value="58080" table:formula="of:=[.BD114]+4" table:style-name="ce6">
            <text:p>58080</text:p>
          </table:table-cell>
          <table:table-cell office:value-type="float" office:value="58084" table:formula="of:=[.BE114]+4" table:style-name="ce6">
            <text:p>58084</text:p>
          </table:table-cell>
          <table:table-cell office:value-type="float" office:value="58088" table:formula="of:=[.BF114]+4" table:style-name="ce7">
            <text:p>58088</text:p>
          </table:table-cell>
          <table:table-cell office:value-type="float" office:value="58092" table:formula="of:=[.BG114]+4" table:style-name="ce6">
            <text:p>58092</text:p>
          </table:table-cell>
          <table:table-cell office:value-type="float" office:value="58096" table:formula="of:=[.BH114]+4" table:style-name="ce6">
            <text:p>58096</text:p>
          </table:table-cell>
          <table:table-cell office:value-type="float" office:value="58100" table:formula="of:=[.BI114]+4" table:style-name="ce6">
            <text:p>58100</text:p>
          </table:table-cell>
          <table:table-cell office:value-type="float" office:value="58104" table:formula="of:=[.BJ114]+4" table:style-name="ce6">
            <text:p>58104</text:p>
          </table:table-cell>
          <table:table-cell office:value-type="float" office:value="58108" table:formula="of:=[.BK114]+4" table:style-name="ce2">
            <text:p>58108</text:p>
          </table:table-cell>
          <table:table-cell office:value-type="float" office:value="58112" table:formula="of:=[.BL114]+4" table:style-name="ce2">
            <text:p>58112</text:p>
          </table:table-cell>
          <table:table-cell office:value-type="float" office:value="58116" table:formula="of:=[.BM114]+4" table:style-name="ce2">
            <text:p>58116</text:p>
          </table:table-cell>
          <table:table-cell office:value-type="float" office:value="58120" table:formula="of:=[.BN114]+4" table:style-name="ce6">
            <text:p>58120</text:p>
          </table:table-cell>
          <table:table-cell office:value-type="float" office:value="58124" table:formula="of:=[.BO114]+4" table:style-name="ce2">
            <text:p>58124</text:p>
          </table:table-cell>
          <table:table-cell office:value-type="float" office:value="58128" table:formula="of:=[.BP114]+4" table:style-name="ce2">
            <text:p>58128</text:p>
          </table:table-cell>
          <table:table-cell office:value-type="float" office:value="58132" table:formula="of:=[.BQ114]+4" table:style-name="ce2">
            <text:p>58132</text:p>
          </table:table-cell>
          <table:table-cell office:value-type="float" office:value="58136" table:formula="of:=[.BR114]+4" table:style-name="ce2">
            <text:p>58136</text:p>
          </table:table-cell>
          <table:table-cell office:value-type="float" office:value="58140" table:formula="of:=[.BS114]+4" table:style-name="ce2">
            <text:p>58140</text:p>
          </table:table-cell>
          <table:table-cell office:value-type="float" office:value="58144" table:formula="of:=[.BT114]+4" table:style-name="ce2">
            <text:p>58144</text:p>
          </table:table-cell>
          <table:table-cell office:value-type="float" office:value="58148" table:formula="of:=[.BU114]+4" table:style-name="ce2">
            <text:p>58148</text:p>
          </table:table-cell>
          <table:table-cell office:value-type="float" office:value="58152" table:formula="of:=[.BV114]+4" table:style-name="ce2">
            <text:p>58152</text:p>
          </table:table-cell>
          <table:table-cell office:value-type="float" office:value="58156" table:formula="of:=[.BW114]+4" table:style-name="ce2">
            <text:p>58156</text:p>
          </table:table-cell>
          <table:table-cell office:value-type="float" office:value="58160" table:formula="of:=[.BX114]+4" table:style-name="ce2">
            <text:p>58160</text:p>
          </table:table-cell>
          <table:table-cell office:value-type="float" office:value="58164" table:formula="of:=[.BY114]+4" table:style-name="ce2">
            <text:p>58164</text:p>
          </table:table-cell>
          <table:table-cell office:value-type="float" office:value="58168" table:formula="of:=[.BZ114]+4" table:style-name="ce2">
            <text:p>58168</text:p>
          </table:table-cell>
          <table:table-cell office:value-type="float" office:value="58172" table:formula="of:=[.CA114]+4" table:style-name="ce2">
            <text:p>58172</text:p>
          </table:table-cell>
          <table:table-cell office:value-type="float" office:value="58176" table:formula="of:=[.CB114]+4" table:style-name="ce2">
            <text:p>58176</text:p>
          </table:table-cell>
          <table:table-cell office:value-type="float" office:value="58180" table:formula="of:=[.CC114]+4" table:style-name="ce2">
            <text:p>58180</text:p>
          </table:table-cell>
          <table:table-cell office:value-type="float" office:value="58184" table:formula="of:=[.CD114]+4" table:style-name="ce2">
            <text:p>58184</text:p>
          </table:table-cell>
          <table:table-cell office:value-type="float" office:value="58188" table:formula="of:=[.CE114]+4" table:style-name="ce2">
            <text:p>58188</text:p>
          </table:table-cell>
          <table:table-cell office:value-type="float" office:value="58192" table:formula="of:=[.CF114]+4" table:style-name="ce2">
            <text:p>58192</text:p>
          </table:table-cell>
          <table:table-cell office:value-type="float" office:value="58196" table:formula="of:=[.CG114]+4" table:style-name="ce2">
            <text:p>58196</text:p>
          </table:table-cell>
          <table:table-cell office:value-type="float" office:value="58200" table:formula="of:=[.CH114]+4" table:style-name="ce2">
            <text:p>58200</text:p>
          </table:table-cell>
          <table:table-cell office:value-type="float" office:value="58204" table:formula="of:=[.CI114]+4" table:style-name="ce2">
            <text:p>58204</text:p>
          </table:table-cell>
          <table:table-cell office:value-type="float" office:value="58208" table:formula="of:=[.CJ114]+4" table:style-name="ce2">
            <text:p>58208</text:p>
          </table:table-cell>
          <table:table-cell office:value-type="float" office:value="58212" table:formula="of:=[.CK114]+4" table:style-name="ce2">
            <text:p>58212</text:p>
          </table:table-cell>
          <table:table-cell office:value-type="float" office:value="58216" table:formula="of:=[.CL114]+4" table:style-name="ce2">
            <text:p>58216</text:p>
          </table:table-cell>
          <table:table-cell office:value-type="float" office:value="58220" table:formula="of:=[.CM114]+4" table:style-name="ce2">
            <text:p>58220</text:p>
          </table:table-cell>
          <table:table-cell office:value-type="float" office:value="58224" table:formula="of:=[.CN114]+4" table:style-name="ce2">
            <text:p>58224</text:p>
          </table:table-cell>
          <table:table-cell office:value-type="float" office:value="58228" table:formula="of:=[.CO114]+4" table:style-name="ce2">
            <text:p>58228</text:p>
          </table:table-cell>
          <table:table-cell office:value-type="float" office:value="58232" table:formula="of:=[.CP114]+4" table:style-name="ce2">
            <text:p>58232</text:p>
          </table:table-cell>
          <table:table-cell office:value-type="float" office:value="58236" table:formula="of:=[.CQ114]+4" table:style-name="ce2">
            <text:p>58236</text:p>
          </table:table-cell>
          <table:table-cell office:value-type="float" office:value="58240" table:formula="of:=[.CR114]+4" table:style-name="ce2">
            <text:p>58240</text:p>
          </table:table-cell>
          <table:table-cell office:value-type="float" office:value="58244" table:formula="of:=[.CS114]+4" table:style-name="ce2">
            <text:p>58244</text:p>
          </table:table-cell>
          <table:table-cell office:value-type="float" office:value="58248" table:formula="of:=[.CT114]+4" table:style-name="ce2">
            <text:p>58248</text:p>
          </table:table-cell>
          <table:table-cell office:value-type="float" office:value="58252" table:formula="of:=[.CU114]+4" table:style-name="ce2">
            <text:p>58252</text:p>
          </table:table-cell>
          <table:table-cell office:value-type="float" office:value="58256" table:formula="of:=[.CV114]+4" table:style-name="ce2">
            <text:p>58256</text:p>
          </table:table-cell>
          <table:table-cell office:value-type="float" office:value="58260" table:formula="of:=[.CW114]+4" table:style-name="ce2">
            <text:p>58260</text:p>
          </table:table-cell>
          <table:table-cell office:value-type="float" office:value="58264" table:formula="of:=[.CX114]+4" table:style-name="ce2">
            <text:p>58264</text:p>
          </table:table-cell>
          <table:table-cell office:value-type="float" office:value="58268" table:formula="of:=[.CY114]+4" table:style-name="ce2">
            <text:p>58268</text:p>
          </table:table-cell>
          <table:table-cell office:value-type="float" office:value="58272" table:formula="of:=[.CZ114]+4" table:style-name="ce2">
            <text:p>58272</text:p>
          </table:table-cell>
          <table:table-cell office:value-type="float" office:value="58276" table:formula="of:=[.DA114]+4" table:style-name="ce2">
            <text:p>58276</text:p>
          </table:table-cell>
          <table:table-cell office:value-type="float" office:value="58280" table:formula="of:=[.DB114]+4" table:style-name="ce2">
            <text:p>58280</text:p>
          </table:table-cell>
          <table:table-cell office:value-type="float" office:value="58284" table:formula="of:=[.DC114]+4" table:style-name="ce2">
            <text:p>58284</text:p>
          </table:table-cell>
          <table:table-cell office:value-type="float" office:value="58288" table:formula="of:=[.DD114]+4" table:style-name="ce2">
            <text:p>58288</text:p>
          </table:table-cell>
          <table:table-cell office:value-type="float" office:value="58292" table:formula="of:=[.DE114]+4" table:style-name="ce2">
            <text:p>58292</text:p>
          </table:table-cell>
          <table:table-cell office:value-type="float" office:value="58296" table:formula="of:=[.DF114]+4" table:style-name="ce2">
            <text:p>58296</text:p>
          </table:table-cell>
          <table:table-cell office:value-type="float" office:value="58300" table:formula="of:=[.DG114]+4" table:style-name="ce2">
            <text:p>58300</text:p>
          </table:table-cell>
          <table:table-cell office:value-type="float" office:value="58304" table:formula="of:=[.DH114]+4" table:style-name="ce2">
            <text:p>58304</text:p>
          </table:table-cell>
          <table:table-cell office:value-type="float" office:value="58308" table:formula="of:=[.DI114]+4" table:style-name="ce2">
            <text:p>58308</text:p>
          </table:table-cell>
          <table:table-cell office:value-type="float" office:value="58312" table:formula="of:=[.DJ114]+4" table:style-name="ce2">
            <text:p>58312</text:p>
          </table:table-cell>
          <table:table-cell office:value-type="float" office:value="58316" table:formula="of:=[.DK114]+4" table:style-name="ce2">
            <text:p>58316</text:p>
          </table:table-cell>
          <table:table-cell office:value-type="float" office:value="58320" table:formula="of:=[.DL114]+4" table:style-name="ce2">
            <text:p>58320</text:p>
          </table:table-cell>
          <table:table-cell office:value-type="float" office:value="58324" table:formula="of:=[.DM114]+4" table:style-name="ce2">
            <text:p>58324</text:p>
          </table:table-cell>
          <table:table-cell office:value-type="float" office:value="58328" table:formula="of:=[.DN114]+4" table:style-name="ce2">
            <text:p>58328</text:p>
          </table:table-cell>
          <table:table-cell office:value-type="float" office:value="58332" table:formula="of:=[.DO114]+4" table:style-name="ce2">
            <text:p>58332</text:p>
          </table:table-cell>
          <table:table-cell office:value-type="float" office:value="58336" table:formula="of:=[.DP114]+4" table:style-name="ce2">
            <text:p>58336</text:p>
          </table:table-cell>
          <table:table-cell office:value-type="float" office:value="58340" table:formula="of:=[.DQ114]+4" table:style-name="ce2">
            <text:p>58340</text:p>
          </table:table-cell>
          <table:table-cell office:value-type="float" office:value="58344" table:formula="of:=[.DR114]+4" table:style-name="ce2">
            <text:p>58344</text:p>
          </table:table-cell>
          <table:table-cell office:value-type="float" office:value="58348" table:formula="of:=[.DS114]+4" table:style-name="ce2">
            <text:p>58348</text:p>
          </table:table-cell>
          <table:table-cell office:value-type="float" office:value="58352" table:formula="of:=[.DT114]+4" table:style-name="ce2">
            <text:p>58352</text:p>
          </table:table-cell>
          <table:table-cell office:value-type="float" office:value="58356" table:formula="of:=[.DU114]+4" table:style-name="ce2">
            <text:p>58356</text:p>
          </table:table-cell>
          <table:table-cell office:value-type="float" office:value="58360" table:formula="of:=[.DV114]+4" table:style-name="ce2">
            <text:p>58360</text:p>
          </table:table-cell>
          <table:table-cell office:value-type="float" office:value="58364" table:formula="of:=[.DW114]+4" table:style-name="ce2">
            <text:p>58364</text:p>
          </table:table-cell>
          <table:table-cell table:number-columns-repeated="16256"/>
        </table:table-row>
        <table:table-row table:style-name="ro1">
          <table:table-cell office:value-type="float" office:value="58368" table:formula="of:=[.A114]+512" table:style-name="ce2">
            <text:p>58368</text:p>
          </table:table-cell>
          <table:table-cell office:value-type="float" office:value="58372" table:formula="of:=[.A115]+4" table:style-name="ce2">
            <text:p>58372</text:p>
          </table:table-cell>
          <table:table-cell office:value-type="float" office:value="58376" table:formula="of:=[.B115]+4" table:style-name="ce2">
            <text:p>58376</text:p>
          </table:table-cell>
          <table:table-cell office:value-type="float" office:value="58380" table:formula="of:=[.C115]+4" table:style-name="ce2">
            <text:p>58380</text:p>
          </table:table-cell>
          <table:table-cell office:value-type="float" office:value="58384" table:formula="of:=[.D115]+4" table:style-name="ce2">
            <text:p>58384</text:p>
          </table:table-cell>
          <table:table-cell office:value-type="float" office:value="58388" table:formula="of:=[.E115]+4" table:style-name="ce2">
            <text:p>58388</text:p>
          </table:table-cell>
          <table:table-cell office:value-type="float" office:value="58392" table:formula="of:=[.F115]+4" table:style-name="ce2">
            <text:p>58392</text:p>
          </table:table-cell>
          <table:table-cell office:value-type="float" office:value="58396" table:formula="of:=[.G115]+4" table:style-name="ce2">
            <text:p>58396</text:p>
          </table:table-cell>
          <table:table-cell office:value-type="float" office:value="58400" table:formula="of:=[.H115]+4" table:style-name="ce2">
            <text:p>58400</text:p>
          </table:table-cell>
          <table:table-cell office:value-type="float" office:value="58404" table:formula="of:=[.I115]+4" table:style-name="ce2">
            <text:p>58404</text:p>
          </table:table-cell>
          <table:table-cell office:value-type="float" office:value="58408" table:formula="of:=[.J115]+4" table:style-name="ce2">
            <text:p>58408</text:p>
          </table:table-cell>
          <table:table-cell office:value-type="float" office:value="58412" table:formula="of:=[.K115]+4" table:style-name="ce2">
            <text:p>58412</text:p>
          </table:table-cell>
          <table:table-cell office:value-type="float" office:value="58416" table:formula="of:=[.L115]+4" table:style-name="ce2">
            <text:p>58416</text:p>
          </table:table-cell>
          <table:table-cell office:value-type="float" office:value="58420" table:formula="of:=[.M115]+4" table:style-name="ce2">
            <text:p>58420</text:p>
          </table:table-cell>
          <table:table-cell office:value-type="float" office:value="58424" table:formula="of:=[.N115]+4" table:style-name="ce2">
            <text:p>58424</text:p>
          </table:table-cell>
          <table:table-cell office:value-type="float" office:value="58428" table:formula="of:=[.O115]+4" table:style-name="ce2">
            <text:p>58428</text:p>
          </table:table-cell>
          <table:table-cell office:value-type="float" office:value="58432" table:formula="of:=[.P115]+4" table:style-name="ce2">
            <text:p>58432</text:p>
          </table:table-cell>
          <table:table-cell office:value-type="float" office:value="58436" table:formula="of:=[.Q115]+4" table:style-name="ce2">
            <text:p>58436</text:p>
          </table:table-cell>
          <table:table-cell office:value-type="float" office:value="58440" table:formula="of:=[.R115]+4" table:style-name="ce2">
            <text:p>58440</text:p>
          </table:table-cell>
          <table:table-cell office:value-type="float" office:value="58444" table:formula="of:=[.S115]+4" table:style-name="ce2">
            <text:p>58444</text:p>
          </table:table-cell>
          <table:table-cell office:value-type="float" office:value="58448" table:formula="of:=[.T115]+4" table:style-name="ce2">
            <text:p>58448</text:p>
          </table:table-cell>
          <table:table-cell office:value-type="float" office:value="58452" table:formula="of:=[.U115]+4" table:style-name="ce2">
            <text:p>58452</text:p>
          </table:table-cell>
          <table:table-cell office:value-type="float" office:value="58456" table:formula="of:=[.V115]+4" table:style-name="ce2">
            <text:p>58456</text:p>
          </table:table-cell>
          <table:table-cell office:value-type="float" office:value="58460" table:formula="of:=[.W115]+4" table:style-name="ce2">
            <text:p>58460</text:p>
          </table:table-cell>
          <table:table-cell office:value-type="float" office:value="58464" table:formula="of:=[.X115]+4" table:style-name="ce2">
            <text:p>58464</text:p>
          </table:table-cell>
          <table:table-cell office:value-type="float" office:value="58468" table:formula="of:=[.Y115]+4" table:style-name="ce2">
            <text:p>58468</text:p>
          </table:table-cell>
          <table:table-cell office:value-type="float" office:value="58472" table:formula="of:=[.Z115]+4" table:style-name="ce2">
            <text:p>58472</text:p>
          </table:table-cell>
          <table:table-cell office:value-type="float" office:value="58476" table:formula="of:=[.AA115]+4" table:style-name="ce2">
            <text:p>58476</text:p>
          </table:table-cell>
          <table:table-cell office:value-type="float" office:value="58480" table:formula="of:=[.AB115]+4" table:style-name="ce2">
            <text:p>58480</text:p>
          </table:table-cell>
          <table:table-cell office:value-type="float" office:value="58484" table:formula="of:=[.AC115]+4" table:style-name="ce2">
            <text:p>58484</text:p>
          </table:table-cell>
          <table:table-cell office:value-type="float" office:value="58488" table:formula="of:=[.AD115]+4" table:style-name="ce2">
            <text:p>58488</text:p>
          </table:table-cell>
          <table:table-cell office:value-type="float" office:value="58492" table:formula="of:=[.AE115]+4" table:style-name="ce2">
            <text:p>58492</text:p>
          </table:table-cell>
          <table:table-cell office:value-type="float" office:value="58496" table:formula="of:=[.AF115]+4" table:style-name="ce2">
            <text:p>58496</text:p>
          </table:table-cell>
          <table:table-cell office:value-type="float" office:value="58500" table:formula="of:=[.AG115]+4" table:style-name="ce2">
            <text:p>58500</text:p>
          </table:table-cell>
          <table:table-cell office:value-type="float" office:value="58504" table:formula="of:=[.AH115]+4" table:style-name="ce2">
            <text:p>58504</text:p>
          </table:table-cell>
          <table:table-cell office:value-type="float" office:value="58508" table:formula="of:=[.AI115]+4" table:style-name="ce2">
            <text:p>58508</text:p>
          </table:table-cell>
          <table:table-cell office:value-type="float" office:value="58512" table:formula="of:=[.AJ115]+4" table:style-name="ce2">
            <text:p>58512</text:p>
          </table:table-cell>
          <table:table-cell office:value-type="float" office:value="58516" table:formula="of:=[.AK115]+4" table:style-name="ce2">
            <text:p>58516</text:p>
          </table:table-cell>
          <table:table-cell office:value-type="float" office:value="58520" table:formula="of:=[.AL115]+4" table:style-name="ce2">
            <text:p>58520</text:p>
          </table:table-cell>
          <table:table-cell office:value-type="float" office:value="58524" table:formula="of:=[.AM115]+4" table:style-name="ce2">
            <text:p>58524</text:p>
          </table:table-cell>
          <table:table-cell office:value-type="float" office:value="58528" table:formula="of:=[.AN115]+4" table:style-name="ce2">
            <text:p>58528</text:p>
          </table:table-cell>
          <table:table-cell office:value-type="float" office:value="58532" table:formula="of:=[.AO115]+4" table:style-name="ce2">
            <text:p>58532</text:p>
          </table:table-cell>
          <table:table-cell office:value-type="float" office:value="58536" table:formula="of:=[.AP115]+4" table:style-name="ce2">
            <text:p>58536</text:p>
          </table:table-cell>
          <table:table-cell office:value-type="float" office:value="58540" table:formula="of:=[.AQ115]+4" table:style-name="ce2">
            <text:p>58540</text:p>
          </table:table-cell>
          <table:table-cell office:value-type="float" office:value="58544" table:formula="of:=[.AR115]+4" table:style-name="ce2">
            <text:p>58544</text:p>
          </table:table-cell>
          <table:table-cell office:value-type="float" office:value="58548" table:formula="of:=[.AS115]+4" table:style-name="ce2">
            <text:p>58548</text:p>
          </table:table-cell>
          <table:table-cell office:value-type="float" office:value="58552" table:formula="of:=[.AT115]+4" table:style-name="ce2">
            <text:p>58552</text:p>
          </table:table-cell>
          <table:table-cell office:value-type="float" office:value="58556" table:formula="of:=[.AU115]+4" table:style-name="ce2">
            <text:p>58556</text:p>
          </table:table-cell>
          <table:table-cell office:value-type="float" office:value="58560" table:formula="of:=[.AV115]+4" table:style-name="ce2">
            <text:p>58560</text:p>
          </table:table-cell>
          <table:table-cell office:value-type="float" office:value="58564" table:formula="of:=[.AW115]+4" table:style-name="ce2">
            <text:p>58564</text:p>
          </table:table-cell>
          <table:table-cell office:value-type="float" office:value="58568" table:formula="of:=[.AX115]+4" table:style-name="ce6">
            <text:p>58568</text:p>
          </table:table-cell>
          <table:table-cell office:value-type="float" office:value="58572" table:formula="of:=[.AY115]+4" table:style-name="ce6">
            <text:p>58572</text:p>
          </table:table-cell>
          <table:table-cell office:value-type="float" office:value="58576" table:formula="of:=[.AZ115]+4" table:style-name="ce2">
            <text:p>58576</text:p>
          </table:table-cell>
          <table:table-cell office:value-type="float" office:value="58580" table:formula="of:=[.BA115]+4" table:style-name="ce6">
            <text:p>58580</text:p>
          </table:table-cell>
          <table:table-cell office:value-type="float" office:value="58584" table:formula="of:=[.BB115]+4" table:style-name="ce6">
            <text:p>58584</text:p>
          </table:table-cell>
          <table:table-cell office:value-type="float" office:value="58588" table:formula="of:=[.BC115]+4" table:style-name="ce6">
            <text:p>58588</text:p>
          </table:table-cell>
          <table:table-cell office:value-type="float" office:value="58592" table:formula="of:=[.BD115]+4" table:style-name="ce6">
            <text:p>58592</text:p>
          </table:table-cell>
          <table:table-cell office:value-type="float" office:value="58596" table:formula="of:=[.BE115]+4" table:style-name="ce6">
            <text:p>58596</text:p>
          </table:table-cell>
          <table:table-cell office:value-type="float" office:value="58600" table:formula="of:=[.BF115]+4" table:style-name="ce7">
            <text:p>58600</text:p>
          </table:table-cell>
          <table:table-cell office:value-type="float" office:value="58604" table:formula="of:=[.BG115]+4" table:style-name="ce6">
            <text:p>58604</text:p>
          </table:table-cell>
          <table:table-cell office:value-type="float" office:value="58608" table:formula="of:=[.BH115]+4" table:style-name="ce6">
            <text:p>58608</text:p>
          </table:table-cell>
          <table:table-cell office:value-type="float" office:value="58612" table:formula="of:=[.BI115]+4" table:style-name="ce6">
            <text:p>58612</text:p>
          </table:table-cell>
          <table:table-cell office:value-type="float" office:value="58616" table:formula="of:=[.BJ115]+4" table:style-name="ce6">
            <text:p>58616</text:p>
          </table:table-cell>
          <table:table-cell office:value-type="float" office:value="58620" table:formula="of:=[.BK115]+4" table:style-name="ce6">
            <text:p>58620</text:p>
          </table:table-cell>
          <table:table-cell office:value-type="float" office:value="58624" table:formula="of:=[.BL115]+4" table:style-name="ce2">
            <text:p>58624</text:p>
          </table:table-cell>
          <table:table-cell office:value-type="float" office:value="58628" table:formula="of:=[.BM115]+4" table:style-name="ce6">
            <text:p>58628</text:p>
          </table:table-cell>
          <table:table-cell office:value-type="float" office:value="58632" table:formula="of:=[.BN115]+4" table:style-name="ce6">
            <text:p>58632</text:p>
          </table:table-cell>
          <table:table-cell office:value-type="float" office:value="58636" table:formula="of:=[.BO115]+4" table:style-name="ce2">
            <text:p>58636</text:p>
          </table:table-cell>
          <table:table-cell office:value-type="float" office:value="58640" table:formula="of:=[.BP115]+4" table:style-name="ce2">
            <text:p>58640</text:p>
          </table:table-cell>
          <table:table-cell office:value-type="float" office:value="58644" table:formula="of:=[.BQ115]+4" table:style-name="ce2">
            <text:p>58644</text:p>
          </table:table-cell>
          <table:table-cell office:value-type="float" office:value="58648" table:formula="of:=[.BR115]+4" table:style-name="ce2">
            <text:p>58648</text:p>
          </table:table-cell>
          <table:table-cell office:value-type="float" office:value="58652" table:formula="of:=[.BS115]+4" table:style-name="ce2">
            <text:p>58652</text:p>
          </table:table-cell>
          <table:table-cell office:value-type="float" office:value="58656" table:formula="of:=[.BT115]+4" table:style-name="ce2">
            <text:p>58656</text:p>
          </table:table-cell>
          <table:table-cell office:value-type="float" office:value="58660" table:formula="of:=[.BU115]+4" table:style-name="ce2">
            <text:p>58660</text:p>
          </table:table-cell>
          <table:table-cell office:value-type="float" office:value="58664" table:formula="of:=[.BV115]+4" table:style-name="ce2">
            <text:p>58664</text:p>
          </table:table-cell>
          <table:table-cell office:value-type="float" office:value="58668" table:formula="of:=[.BW115]+4" table:style-name="ce2">
            <text:p>58668</text:p>
          </table:table-cell>
          <table:table-cell office:value-type="float" office:value="58672" table:formula="of:=[.BX115]+4" table:style-name="ce2">
            <text:p>58672</text:p>
          </table:table-cell>
          <table:table-cell office:value-type="float" office:value="58676" table:formula="of:=[.BY115]+4" table:style-name="ce2">
            <text:p>58676</text:p>
          </table:table-cell>
          <table:table-cell office:value-type="float" office:value="58680" table:formula="of:=[.BZ115]+4" table:style-name="ce2">
            <text:p>58680</text:p>
          </table:table-cell>
          <table:table-cell office:value-type="float" office:value="58684" table:formula="of:=[.CA115]+4" table:style-name="ce2">
            <text:p>58684</text:p>
          </table:table-cell>
          <table:table-cell office:value-type="float" office:value="58688" table:formula="of:=[.CB115]+4" table:style-name="ce2">
            <text:p>58688</text:p>
          </table:table-cell>
          <table:table-cell office:value-type="float" office:value="58692" table:formula="of:=[.CC115]+4" table:style-name="ce2">
            <text:p>58692</text:p>
          </table:table-cell>
          <table:table-cell office:value-type="float" office:value="58696" table:formula="of:=[.CD115]+4" table:style-name="ce2">
            <text:p>58696</text:p>
          </table:table-cell>
          <table:table-cell office:value-type="float" office:value="58700" table:formula="of:=[.CE115]+4" table:style-name="ce2">
            <text:p>58700</text:p>
          </table:table-cell>
          <table:table-cell office:value-type="float" office:value="58704" table:formula="of:=[.CF115]+4" table:style-name="ce2">
            <text:p>58704</text:p>
          </table:table-cell>
          <table:table-cell office:value-type="float" office:value="58708" table:formula="of:=[.CG115]+4" table:style-name="ce2">
            <text:p>58708</text:p>
          </table:table-cell>
          <table:table-cell office:value-type="float" office:value="58712" table:formula="of:=[.CH115]+4" table:style-name="ce2">
            <text:p>58712</text:p>
          </table:table-cell>
          <table:table-cell office:value-type="float" office:value="58716" table:formula="of:=[.CI115]+4" table:style-name="ce2">
            <text:p>58716</text:p>
          </table:table-cell>
          <table:table-cell office:value-type="float" office:value="58720" table:formula="of:=[.CJ115]+4" table:style-name="ce2">
            <text:p>58720</text:p>
          </table:table-cell>
          <table:table-cell office:value-type="float" office:value="58724" table:formula="of:=[.CK115]+4" table:style-name="ce2">
            <text:p>58724</text:p>
          </table:table-cell>
          <table:table-cell office:value-type="float" office:value="58728" table:formula="of:=[.CL115]+4" table:style-name="ce2">
            <text:p>58728</text:p>
          </table:table-cell>
          <table:table-cell office:value-type="float" office:value="58732" table:formula="of:=[.CM115]+4" table:style-name="ce2">
            <text:p>58732</text:p>
          </table:table-cell>
          <table:table-cell office:value-type="float" office:value="58736" table:formula="of:=[.CN115]+4" table:style-name="ce2">
            <text:p>58736</text:p>
          </table:table-cell>
          <table:table-cell office:value-type="float" office:value="58740" table:formula="of:=[.CO115]+4" table:style-name="ce2">
            <text:p>58740</text:p>
          </table:table-cell>
          <table:table-cell office:value-type="float" office:value="58744" table:formula="of:=[.CP115]+4" table:style-name="ce2">
            <text:p>58744</text:p>
          </table:table-cell>
          <table:table-cell office:value-type="float" office:value="58748" table:formula="of:=[.CQ115]+4" table:style-name="ce2">
            <text:p>58748</text:p>
          </table:table-cell>
          <table:table-cell office:value-type="float" office:value="58752" table:formula="of:=[.CR115]+4" table:style-name="ce2">
            <text:p>58752</text:p>
          </table:table-cell>
          <table:table-cell office:value-type="float" office:value="58756" table:formula="of:=[.CS115]+4" table:style-name="ce2">
            <text:p>58756</text:p>
          </table:table-cell>
          <table:table-cell office:value-type="float" office:value="58760" table:formula="of:=[.CT115]+4" table:style-name="ce2">
            <text:p>58760</text:p>
          </table:table-cell>
          <table:table-cell office:value-type="float" office:value="58764" table:formula="of:=[.CU115]+4" table:style-name="ce2">
            <text:p>58764</text:p>
          </table:table-cell>
          <table:table-cell office:value-type="float" office:value="58768" table:formula="of:=[.CV115]+4" table:style-name="ce2">
            <text:p>58768</text:p>
          </table:table-cell>
          <table:table-cell office:value-type="float" office:value="58772" table:formula="of:=[.CW115]+4" table:style-name="ce2">
            <text:p>58772</text:p>
          </table:table-cell>
          <table:table-cell office:value-type="float" office:value="58776" table:formula="of:=[.CX115]+4" table:style-name="ce2">
            <text:p>58776</text:p>
          </table:table-cell>
          <table:table-cell office:value-type="float" office:value="58780" table:formula="of:=[.CY115]+4" table:style-name="ce2">
            <text:p>58780</text:p>
          </table:table-cell>
          <table:table-cell office:value-type="float" office:value="58784" table:formula="of:=[.CZ115]+4" table:style-name="ce2">
            <text:p>58784</text:p>
          </table:table-cell>
          <table:table-cell office:value-type="float" office:value="58788" table:formula="of:=[.DA115]+4" table:style-name="ce2">
            <text:p>58788</text:p>
          </table:table-cell>
          <table:table-cell office:value-type="float" office:value="58792" table:formula="of:=[.DB115]+4" table:style-name="ce2">
            <text:p>58792</text:p>
          </table:table-cell>
          <table:table-cell office:value-type="float" office:value="58796" table:formula="of:=[.DC115]+4" table:style-name="ce2">
            <text:p>58796</text:p>
          </table:table-cell>
          <table:table-cell office:value-type="float" office:value="58800" table:formula="of:=[.DD115]+4" table:style-name="ce2">
            <text:p>58800</text:p>
          </table:table-cell>
          <table:table-cell office:value-type="float" office:value="58804" table:formula="of:=[.DE115]+4" table:style-name="ce2">
            <text:p>58804</text:p>
          </table:table-cell>
          <table:table-cell office:value-type="float" office:value="58808" table:formula="of:=[.DF115]+4" table:style-name="ce2">
            <text:p>58808</text:p>
          </table:table-cell>
          <table:table-cell office:value-type="float" office:value="58812" table:formula="of:=[.DG115]+4" table:style-name="ce2">
            <text:p>58812</text:p>
          </table:table-cell>
          <table:table-cell office:value-type="float" office:value="58816" table:formula="of:=[.DH115]+4" table:style-name="ce2">
            <text:p>58816</text:p>
          </table:table-cell>
          <table:table-cell office:value-type="float" office:value="58820" table:formula="of:=[.DI115]+4" table:style-name="ce2">
            <text:p>58820</text:p>
          </table:table-cell>
          <table:table-cell office:value-type="float" office:value="58824" table:formula="of:=[.DJ115]+4" table:style-name="ce2">
            <text:p>58824</text:p>
          </table:table-cell>
          <table:table-cell office:value-type="float" office:value="58828" table:formula="of:=[.DK115]+4" table:style-name="ce2">
            <text:p>58828</text:p>
          </table:table-cell>
          <table:table-cell office:value-type="float" office:value="58832" table:formula="of:=[.DL115]+4" table:style-name="ce2">
            <text:p>58832</text:p>
          </table:table-cell>
          <table:table-cell office:value-type="float" office:value="58836" table:formula="of:=[.DM115]+4" table:style-name="ce2">
            <text:p>58836</text:p>
          </table:table-cell>
          <table:table-cell office:value-type="float" office:value="58840" table:formula="of:=[.DN115]+4" table:style-name="ce2">
            <text:p>58840</text:p>
          </table:table-cell>
          <table:table-cell office:value-type="float" office:value="58844" table:formula="of:=[.DO115]+4" table:style-name="ce2">
            <text:p>58844</text:p>
          </table:table-cell>
          <table:table-cell office:value-type="float" office:value="58848" table:formula="of:=[.DP115]+4" table:style-name="ce2">
            <text:p>58848</text:p>
          </table:table-cell>
          <table:table-cell office:value-type="float" office:value="58852" table:formula="of:=[.DQ115]+4" table:style-name="ce2">
            <text:p>58852</text:p>
          </table:table-cell>
          <table:table-cell office:value-type="float" office:value="58856" table:formula="of:=[.DR115]+4" table:style-name="ce2">
            <text:p>58856</text:p>
          </table:table-cell>
          <table:table-cell office:value-type="float" office:value="58860" table:formula="of:=[.DS115]+4" table:style-name="ce2">
            <text:p>58860</text:p>
          </table:table-cell>
          <table:table-cell office:value-type="float" office:value="58864" table:formula="of:=[.DT115]+4" table:style-name="ce2">
            <text:p>58864</text:p>
          </table:table-cell>
          <table:table-cell office:value-type="float" office:value="58868" table:formula="of:=[.DU115]+4" table:style-name="ce2">
            <text:p>58868</text:p>
          </table:table-cell>
          <table:table-cell office:value-type="float" office:value="58872" table:formula="of:=[.DV115]+4" table:style-name="ce2">
            <text:p>58872</text:p>
          </table:table-cell>
          <table:table-cell office:value-type="float" office:value="58876" table:formula="of:=[.DW115]+4" table:style-name="ce2">
            <text:p>58876</text:p>
          </table:table-cell>
          <table:table-cell table:number-columns-repeated="16256"/>
        </table:table-row>
        <table:table-row table:style-name="ro1">
          <table:table-cell office:value-type="float" office:value="58880" table:formula="of:=[.A115]+512" table:style-name="ce2">
            <text:p>58880</text:p>
          </table:table-cell>
          <table:table-cell office:value-type="float" office:value="58884" table:formula="of:=[.A116]+4" table:style-name="ce2">
            <text:p>58884</text:p>
          </table:table-cell>
          <table:table-cell office:value-type="float" office:value="58888" table:formula="of:=[.B116]+4" table:style-name="ce2">
            <text:p>58888</text:p>
          </table:table-cell>
          <table:table-cell office:value-type="float" office:value="58892" table:formula="of:=[.C116]+4" table:style-name="ce2">
            <text:p>58892</text:p>
          </table:table-cell>
          <table:table-cell office:value-type="float" office:value="58896" table:formula="of:=[.D116]+4" table:style-name="ce2">
            <text:p>58896</text:p>
          </table:table-cell>
          <table:table-cell office:value-type="float" office:value="58900" table:formula="of:=[.E116]+4" table:style-name="ce2">
            <text:p>58900</text:p>
          </table:table-cell>
          <table:table-cell office:value-type="float" office:value="58904" table:formula="of:=[.F116]+4" table:style-name="ce2">
            <text:p>58904</text:p>
          </table:table-cell>
          <table:table-cell office:value-type="float" office:value="58908" table:formula="of:=[.G116]+4" table:style-name="ce2">
            <text:p>58908</text:p>
          </table:table-cell>
          <table:table-cell office:value-type="float" office:value="58912" table:formula="of:=[.H116]+4" table:style-name="ce2">
            <text:p>58912</text:p>
          </table:table-cell>
          <table:table-cell office:value-type="float" office:value="58916" table:formula="of:=[.I116]+4" table:style-name="ce2">
            <text:p>58916</text:p>
          </table:table-cell>
          <table:table-cell office:value-type="float" office:value="58920" table:formula="of:=[.J116]+4" table:style-name="ce2">
            <text:p>58920</text:p>
          </table:table-cell>
          <table:table-cell office:value-type="float" office:value="58924" table:formula="of:=[.K116]+4" table:style-name="ce2">
            <text:p>58924</text:p>
          </table:table-cell>
          <table:table-cell office:value-type="float" office:value="58928" table:formula="of:=[.L116]+4" table:style-name="ce2">
            <text:p>58928</text:p>
          </table:table-cell>
          <table:table-cell office:value-type="float" office:value="58932" table:formula="of:=[.M116]+4" table:style-name="ce2">
            <text:p>58932</text:p>
          </table:table-cell>
          <table:table-cell office:value-type="float" office:value="58936" table:formula="of:=[.N116]+4" table:style-name="ce2">
            <text:p>58936</text:p>
          </table:table-cell>
          <table:table-cell office:value-type="float" office:value="58940" table:formula="of:=[.O116]+4" table:style-name="ce2">
            <text:p>58940</text:p>
          </table:table-cell>
          <table:table-cell office:value-type="float" office:value="58944" table:formula="of:=[.P116]+4" table:style-name="ce2">
            <text:p>58944</text:p>
          </table:table-cell>
          <table:table-cell office:value-type="float" office:value="58948" table:formula="of:=[.Q116]+4" table:style-name="ce2">
            <text:p>58948</text:p>
          </table:table-cell>
          <table:table-cell office:value-type="float" office:value="58952" table:formula="of:=[.R116]+4" table:style-name="ce2">
            <text:p>58952</text:p>
          </table:table-cell>
          <table:table-cell office:value-type="float" office:value="58956" table:formula="of:=[.S116]+4" table:style-name="ce2">
            <text:p>58956</text:p>
          </table:table-cell>
          <table:table-cell office:value-type="float" office:value="58960" table:formula="of:=[.T116]+4" table:style-name="ce2">
            <text:p>58960</text:p>
          </table:table-cell>
          <table:table-cell office:value-type="float" office:value="58964" table:formula="of:=[.U116]+4" table:style-name="ce2">
            <text:p>58964</text:p>
          </table:table-cell>
          <table:table-cell office:value-type="float" office:value="58968" table:formula="of:=[.V116]+4" table:style-name="ce2">
            <text:p>58968</text:p>
          </table:table-cell>
          <table:table-cell office:value-type="float" office:value="58972" table:formula="of:=[.W116]+4" table:style-name="ce2">
            <text:p>58972</text:p>
          </table:table-cell>
          <table:table-cell office:value-type="float" office:value="58976" table:formula="of:=[.X116]+4" table:style-name="ce2">
            <text:p>58976</text:p>
          </table:table-cell>
          <table:table-cell office:value-type="float" office:value="58980" table:formula="of:=[.Y116]+4" table:style-name="ce2">
            <text:p>58980</text:p>
          </table:table-cell>
          <table:table-cell office:value-type="float" office:value="58984" table:formula="of:=[.Z116]+4" table:style-name="ce2">
            <text:p>58984</text:p>
          </table:table-cell>
          <table:table-cell office:value-type="float" office:value="58988" table:formula="of:=[.AA116]+4" table:style-name="ce2">
            <text:p>58988</text:p>
          </table:table-cell>
          <table:table-cell office:value-type="float" office:value="58992" table:formula="of:=[.AB116]+4" table:style-name="ce2">
            <text:p>58992</text:p>
          </table:table-cell>
          <table:table-cell office:value-type="float" office:value="58996" table:formula="of:=[.AC116]+4" table:style-name="ce2">
            <text:p>58996</text:p>
          </table:table-cell>
          <table:table-cell office:value-type="float" office:value="59000" table:formula="of:=[.AD116]+4" table:style-name="ce2">
            <text:p>59000</text:p>
          </table:table-cell>
          <table:table-cell office:value-type="float" office:value="59004" table:formula="of:=[.AE116]+4" table:style-name="ce2">
            <text:p>59004</text:p>
          </table:table-cell>
          <table:table-cell office:value-type="float" office:value="59008" table:formula="of:=[.AF116]+4" table:style-name="ce2">
            <text:p>59008</text:p>
          </table:table-cell>
          <table:table-cell office:value-type="float" office:value="59012" table:formula="of:=[.AG116]+4" table:style-name="ce2">
            <text:p>59012</text:p>
          </table:table-cell>
          <table:table-cell office:value-type="float" office:value="59016" table:formula="of:=[.AH116]+4" table:style-name="ce2">
            <text:p>59016</text:p>
          </table:table-cell>
          <table:table-cell office:value-type="float" office:value="59020" table:formula="of:=[.AI116]+4" table:style-name="ce2">
            <text:p>59020</text:p>
          </table:table-cell>
          <table:table-cell office:value-type="float" office:value="59024" table:formula="of:=[.AJ116]+4" table:style-name="ce2">
            <text:p>59024</text:p>
          </table:table-cell>
          <table:table-cell office:value-type="float" office:value="59028" table:formula="of:=[.AK116]+4" table:style-name="ce2">
            <text:p>59028</text:p>
          </table:table-cell>
          <table:table-cell office:value-type="float" office:value="59032" table:formula="of:=[.AL116]+4" table:style-name="ce2">
            <text:p>59032</text:p>
          </table:table-cell>
          <table:table-cell office:value-type="float" office:value="59036" table:formula="of:=[.AM116]+4" table:style-name="ce2">
            <text:p>59036</text:p>
          </table:table-cell>
          <table:table-cell office:value-type="float" office:value="59040" table:formula="of:=[.AN116]+4" table:style-name="ce2">
            <text:p>59040</text:p>
          </table:table-cell>
          <table:table-cell office:value-type="float" office:value="59044" table:formula="of:=[.AO116]+4" table:style-name="ce2">
            <text:p>59044</text:p>
          </table:table-cell>
          <table:table-cell office:value-type="float" office:value="59048" table:formula="of:=[.AP116]+4" table:style-name="ce2">
            <text:p>59048</text:p>
          </table:table-cell>
          <table:table-cell office:value-type="float" office:value="59052" table:formula="of:=[.AQ116]+4" table:style-name="ce2">
            <text:p>59052</text:p>
          </table:table-cell>
          <table:table-cell office:value-type="float" office:value="59056" table:formula="of:=[.AR116]+4" table:style-name="ce2">
            <text:p>59056</text:p>
          </table:table-cell>
          <table:table-cell office:value-type="float" office:value="59060" table:formula="of:=[.AS116]+4" table:style-name="ce2">
            <text:p>59060</text:p>
          </table:table-cell>
          <table:table-cell office:value-type="float" office:value="59064" table:formula="of:=[.AT116]+4" table:style-name="ce2">
            <text:p>59064</text:p>
          </table:table-cell>
          <table:table-cell office:value-type="float" office:value="59068" table:formula="of:=[.AU116]+4" table:style-name="ce2">
            <text:p>59068</text:p>
          </table:table-cell>
          <table:table-cell office:value-type="float" office:value="59072" table:formula="of:=[.AV116]+4" table:style-name="ce2">
            <text:p>59072</text:p>
          </table:table-cell>
          <table:table-cell office:value-type="float" office:value="59076" table:formula="of:=[.AW116]+4" table:style-name="ce2">
            <text:p>59076</text:p>
          </table:table-cell>
          <table:table-cell office:value-type="float" office:value="59080" table:formula="of:=[.AX116]+4" table:style-name="ce6">
            <text:p>59080</text:p>
          </table:table-cell>
          <table:table-cell office:value-type="float" office:value="59084" table:formula="of:=[.AY116]+4" table:style-name="ce6">
            <text:p>59084</text:p>
          </table:table-cell>
          <table:table-cell office:value-type="float" office:value="59088" table:formula="of:=[.AZ116]+4" table:style-name="ce6">
            <text:p>59088</text:p>
          </table:table-cell>
          <table:table-cell office:value-type="float" office:value="59092" table:formula="of:=[.BA116]+4" table:style-name="ce6">
            <text:p>59092</text:p>
          </table:table-cell>
          <table:table-cell office:value-type="float" office:value="59096" table:formula="of:=[.BB116]+4" table:style-name="ce6">
            <text:p>59096</text:p>
          </table:table-cell>
          <table:table-cell office:value-type="float" office:value="59100" table:formula="of:=[.BC116]+4" table:style-name="ce6">
            <text:p>59100</text:p>
          </table:table-cell>
          <table:table-cell office:value-type="float" office:value="59104" table:formula="of:=[.BD116]+4" table:style-name="ce6">
            <text:p>59104</text:p>
          </table:table-cell>
          <table:table-cell office:value-type="float" office:value="59108" table:formula="of:=[.BE116]+4" table:style-name="ce6">
            <text:p>59108</text:p>
          </table:table-cell>
          <table:table-cell office:value-type="float" office:value="59112" table:formula="of:=[.BF116]+4" table:style-name="ce7">
            <text:p>59112</text:p>
          </table:table-cell>
          <table:table-cell office:value-type="float" office:value="59116" table:formula="of:=[.BG116]+4" table:style-name="ce6">
            <text:p>59116</text:p>
          </table:table-cell>
          <table:table-cell office:value-type="float" office:value="59120" table:formula="of:=[.BH116]+4" table:style-name="ce6">
            <text:p>59120</text:p>
          </table:table-cell>
          <table:table-cell office:value-type="float" office:value="59124" table:formula="of:=[.BI116]+4" table:style-name="ce6">
            <text:p>59124</text:p>
          </table:table-cell>
          <table:table-cell office:value-type="float" office:value="59128" table:formula="of:=[.BJ116]+4" table:style-name="ce6">
            <text:p>59128</text:p>
          </table:table-cell>
          <table:table-cell office:value-type="float" office:value="59132" table:formula="of:=[.BK116]+4" table:style-name="ce6">
            <text:p>59132</text:p>
          </table:table-cell>
          <table:table-cell office:value-type="float" office:value="59136" table:formula="of:=[.BL116]+4" table:style-name="ce6">
            <text:p>59136</text:p>
          </table:table-cell>
          <table:table-cell office:value-type="float" office:value="59140" table:formula="of:=[.BM116]+4" table:style-name="ce6">
            <text:p>59140</text:p>
          </table:table-cell>
          <table:table-cell office:value-type="float" office:value="59144" table:formula="of:=[.BN116]+4" table:style-name="ce6">
            <text:p>59144</text:p>
          </table:table-cell>
          <table:table-cell office:value-type="float" office:value="59148" table:formula="of:=[.BO116]+4" table:style-name="ce2">
            <text:p>59148</text:p>
          </table:table-cell>
          <table:table-cell office:value-type="float" office:value="59152" table:formula="of:=[.BP116]+4" table:style-name="ce2">
            <text:p>59152</text:p>
          </table:table-cell>
          <table:table-cell office:value-type="float" office:value="59156" table:formula="of:=[.BQ116]+4" table:style-name="ce2">
            <text:p>59156</text:p>
          </table:table-cell>
          <table:table-cell office:value-type="float" office:value="59160" table:formula="of:=[.BR116]+4" table:style-name="ce2">
            <text:p>59160</text:p>
          </table:table-cell>
          <table:table-cell office:value-type="float" office:value="59164" table:formula="of:=[.BS116]+4" table:style-name="ce2">
            <text:p>59164</text:p>
          </table:table-cell>
          <table:table-cell office:value-type="float" office:value="59168" table:formula="of:=[.BT116]+4" table:style-name="ce2">
            <text:p>59168</text:p>
          </table:table-cell>
          <table:table-cell office:value-type="float" office:value="59172" table:formula="of:=[.BU116]+4" table:style-name="ce2">
            <text:p>59172</text:p>
          </table:table-cell>
          <table:table-cell office:value-type="float" office:value="59176" table:formula="of:=[.BV116]+4" table:style-name="ce2">
            <text:p>59176</text:p>
          </table:table-cell>
          <table:table-cell office:value-type="float" office:value="59180" table:formula="of:=[.BW116]+4" table:style-name="ce2">
            <text:p>59180</text:p>
          </table:table-cell>
          <table:table-cell office:value-type="float" office:value="59184" table:formula="of:=[.BX116]+4" table:style-name="ce2">
            <text:p>59184</text:p>
          </table:table-cell>
          <table:table-cell office:value-type="float" office:value="59188" table:formula="of:=[.BY116]+4" table:style-name="ce2">
            <text:p>59188</text:p>
          </table:table-cell>
          <table:table-cell office:value-type="float" office:value="59192" table:formula="of:=[.BZ116]+4" table:style-name="ce2">
            <text:p>59192</text:p>
          </table:table-cell>
          <table:table-cell office:value-type="float" office:value="59196" table:formula="of:=[.CA116]+4" table:style-name="ce2">
            <text:p>59196</text:p>
          </table:table-cell>
          <table:table-cell office:value-type="float" office:value="59200" table:formula="of:=[.CB116]+4" table:style-name="ce2">
            <text:p>59200</text:p>
          </table:table-cell>
          <table:table-cell office:value-type="float" office:value="59204" table:formula="of:=[.CC116]+4" table:style-name="ce2">
            <text:p>59204</text:p>
          </table:table-cell>
          <table:table-cell office:value-type="float" office:value="59208" table:formula="of:=[.CD116]+4" table:style-name="ce2">
            <text:p>59208</text:p>
          </table:table-cell>
          <table:table-cell office:value-type="float" office:value="59212" table:formula="of:=[.CE116]+4" table:style-name="ce2">
            <text:p>59212</text:p>
          </table:table-cell>
          <table:table-cell office:value-type="float" office:value="59216" table:formula="of:=[.CF116]+4" table:style-name="ce2">
            <text:p>59216</text:p>
          </table:table-cell>
          <table:table-cell office:value-type="float" office:value="59220" table:formula="of:=[.CG116]+4" table:style-name="ce2">
            <text:p>59220</text:p>
          </table:table-cell>
          <table:table-cell office:value-type="float" office:value="59224" table:formula="of:=[.CH116]+4" table:style-name="ce2">
            <text:p>59224</text:p>
          </table:table-cell>
          <table:table-cell office:value-type="float" office:value="59228" table:formula="of:=[.CI116]+4" table:style-name="ce2">
            <text:p>59228</text:p>
          </table:table-cell>
          <table:table-cell office:value-type="float" office:value="59232" table:formula="of:=[.CJ116]+4" table:style-name="ce2">
            <text:p>59232</text:p>
          </table:table-cell>
          <table:table-cell office:value-type="float" office:value="59236" table:formula="of:=[.CK116]+4" table:style-name="ce2">
            <text:p>59236</text:p>
          </table:table-cell>
          <table:table-cell office:value-type="float" office:value="59240" table:formula="of:=[.CL116]+4" table:style-name="ce2">
            <text:p>59240</text:p>
          </table:table-cell>
          <table:table-cell office:value-type="float" office:value="59244" table:formula="of:=[.CM116]+4" table:style-name="ce2">
            <text:p>59244</text:p>
          </table:table-cell>
          <table:table-cell office:value-type="float" office:value="59248" table:formula="of:=[.CN116]+4" table:style-name="ce2">
            <text:p>59248</text:p>
          </table:table-cell>
          <table:table-cell office:value-type="float" office:value="59252" table:formula="of:=[.CO116]+4" table:style-name="ce2">
            <text:p>59252</text:p>
          </table:table-cell>
          <table:table-cell office:value-type="float" office:value="59256" table:formula="of:=[.CP116]+4" table:style-name="ce2">
            <text:p>59256</text:p>
          </table:table-cell>
          <table:table-cell office:value-type="float" office:value="59260" table:formula="of:=[.CQ116]+4" table:style-name="ce2">
            <text:p>59260</text:p>
          </table:table-cell>
          <table:table-cell office:value-type="float" office:value="59264" table:formula="of:=[.CR116]+4" table:style-name="ce2">
            <text:p>59264</text:p>
          </table:table-cell>
          <table:table-cell office:value-type="float" office:value="59268" table:formula="of:=[.CS116]+4" table:style-name="ce2">
            <text:p>59268</text:p>
          </table:table-cell>
          <table:table-cell office:value-type="float" office:value="59272" table:formula="of:=[.CT116]+4" table:style-name="ce2">
            <text:p>59272</text:p>
          </table:table-cell>
          <table:table-cell office:value-type="float" office:value="59276" table:formula="of:=[.CU116]+4" table:style-name="ce2">
            <text:p>59276</text:p>
          </table:table-cell>
          <table:table-cell office:value-type="float" office:value="59280" table:formula="of:=[.CV116]+4" table:style-name="ce2">
            <text:p>59280</text:p>
          </table:table-cell>
          <table:table-cell office:value-type="float" office:value="59284" table:formula="of:=[.CW116]+4" table:style-name="ce2">
            <text:p>59284</text:p>
          </table:table-cell>
          <table:table-cell office:value-type="float" office:value="59288" table:formula="of:=[.CX116]+4" table:style-name="ce2">
            <text:p>59288</text:p>
          </table:table-cell>
          <table:table-cell office:value-type="float" office:value="59292" table:formula="of:=[.CY116]+4" table:style-name="ce2">
            <text:p>59292</text:p>
          </table:table-cell>
          <table:table-cell office:value-type="float" office:value="59296" table:formula="of:=[.CZ116]+4" table:style-name="ce2">
            <text:p>59296</text:p>
          </table:table-cell>
          <table:table-cell office:value-type="float" office:value="59300" table:formula="of:=[.DA116]+4" table:style-name="ce2">
            <text:p>59300</text:p>
          </table:table-cell>
          <table:table-cell office:value-type="float" office:value="59304" table:formula="of:=[.DB116]+4" table:style-name="ce2">
            <text:p>59304</text:p>
          </table:table-cell>
          <table:table-cell office:value-type="float" office:value="59308" table:formula="of:=[.DC116]+4" table:style-name="ce2">
            <text:p>59308</text:p>
          </table:table-cell>
          <table:table-cell office:value-type="float" office:value="59312" table:formula="of:=[.DD116]+4" table:style-name="ce2">
            <text:p>59312</text:p>
          </table:table-cell>
          <table:table-cell office:value-type="float" office:value="59316" table:formula="of:=[.DE116]+4" table:style-name="ce2">
            <text:p>59316</text:p>
          </table:table-cell>
          <table:table-cell office:value-type="float" office:value="59320" table:formula="of:=[.DF116]+4" table:style-name="ce2">
            <text:p>59320</text:p>
          </table:table-cell>
          <table:table-cell office:value-type="float" office:value="59324" table:formula="of:=[.DG116]+4" table:style-name="ce2">
            <text:p>59324</text:p>
          </table:table-cell>
          <table:table-cell office:value-type="float" office:value="59328" table:formula="of:=[.DH116]+4" table:style-name="ce2">
            <text:p>59328</text:p>
          </table:table-cell>
          <table:table-cell office:value-type="float" office:value="59332" table:formula="of:=[.DI116]+4" table:style-name="ce2">
            <text:p>59332</text:p>
          </table:table-cell>
          <table:table-cell office:value-type="float" office:value="59336" table:formula="of:=[.DJ116]+4" table:style-name="ce2">
            <text:p>59336</text:p>
          </table:table-cell>
          <table:table-cell office:value-type="float" office:value="59340" table:formula="of:=[.DK116]+4" table:style-name="ce2">
            <text:p>59340</text:p>
          </table:table-cell>
          <table:table-cell office:value-type="float" office:value="59344" table:formula="of:=[.DL116]+4" table:style-name="ce2">
            <text:p>59344</text:p>
          </table:table-cell>
          <table:table-cell office:value-type="float" office:value="59348" table:formula="of:=[.DM116]+4" table:style-name="ce2">
            <text:p>59348</text:p>
          </table:table-cell>
          <table:table-cell office:value-type="float" office:value="59352" table:formula="of:=[.DN116]+4" table:style-name="ce2">
            <text:p>59352</text:p>
          </table:table-cell>
          <table:table-cell office:value-type="float" office:value="59356" table:formula="of:=[.DO116]+4" table:style-name="ce2">
            <text:p>59356</text:p>
          </table:table-cell>
          <table:table-cell office:value-type="float" office:value="59360" table:formula="of:=[.DP116]+4" table:style-name="ce2">
            <text:p>59360</text:p>
          </table:table-cell>
          <table:table-cell office:value-type="float" office:value="59364" table:formula="of:=[.DQ116]+4" table:style-name="ce2">
            <text:p>59364</text:p>
          </table:table-cell>
          <table:table-cell office:value-type="float" office:value="59368" table:formula="of:=[.DR116]+4" table:style-name="ce2">
            <text:p>59368</text:p>
          </table:table-cell>
          <table:table-cell office:value-type="float" office:value="59372" table:formula="of:=[.DS116]+4" table:style-name="ce2">
            <text:p>59372</text:p>
          </table:table-cell>
          <table:table-cell office:value-type="float" office:value="59376" table:formula="of:=[.DT116]+4" table:style-name="ce2">
            <text:p>59376</text:p>
          </table:table-cell>
          <table:table-cell office:value-type="float" office:value="59380" table:formula="of:=[.DU116]+4" table:style-name="ce2">
            <text:p>59380</text:p>
          </table:table-cell>
          <table:table-cell office:value-type="float" office:value="59384" table:formula="of:=[.DV116]+4" table:style-name="ce2">
            <text:p>59384</text:p>
          </table:table-cell>
          <table:table-cell office:value-type="float" office:value="59388" table:formula="of:=[.DW116]+4" table:style-name="ce2">
            <text:p>59388</text:p>
          </table:table-cell>
          <table:table-cell table:number-columns-repeated="16256"/>
        </table:table-row>
        <table:table-row table:style-name="ro1">
          <table:table-cell office:value-type="float" office:value="59392" table:formula="of:=[.A116]+512" table:style-name="ce2">
            <text:p>59392</text:p>
          </table:table-cell>
          <table:table-cell office:value-type="float" office:value="59396" table:formula="of:=[.A117]+4" table:style-name="ce2">
            <text:p>59396</text:p>
          </table:table-cell>
          <table:table-cell office:value-type="float" office:value="59400" table:formula="of:=[.B117]+4" table:style-name="ce2">
            <text:p>59400</text:p>
          </table:table-cell>
          <table:table-cell office:value-type="float" office:value="59404" table:formula="of:=[.C117]+4" table:style-name="ce2">
            <text:p>59404</text:p>
          </table:table-cell>
          <table:table-cell office:value-type="float" office:value="59408" table:formula="of:=[.D117]+4" table:style-name="ce2">
            <text:p>59408</text:p>
          </table:table-cell>
          <table:table-cell office:value-type="float" office:value="59412" table:formula="of:=[.E117]+4" table:style-name="ce2">
            <text:p>59412</text:p>
          </table:table-cell>
          <table:table-cell office:value-type="float" office:value="59416" table:formula="of:=[.F117]+4" table:style-name="ce2">
            <text:p>59416</text:p>
          </table:table-cell>
          <table:table-cell office:value-type="float" office:value="59420" table:formula="of:=[.G117]+4" table:style-name="ce2">
            <text:p>59420</text:p>
          </table:table-cell>
          <table:table-cell office:value-type="float" office:value="59424" table:formula="of:=[.H117]+4" table:style-name="ce2">
            <text:p>59424</text:p>
          </table:table-cell>
          <table:table-cell office:value-type="float" office:value="59428" table:formula="of:=[.I117]+4" table:style-name="ce2">
            <text:p>59428</text:p>
          </table:table-cell>
          <table:table-cell office:value-type="float" office:value="59432" table:formula="of:=[.J117]+4" table:style-name="ce2">
            <text:p>59432</text:p>
          </table:table-cell>
          <table:table-cell office:value-type="float" office:value="59436" table:formula="of:=[.K117]+4" table:style-name="ce2">
            <text:p>59436</text:p>
          </table:table-cell>
          <table:table-cell office:value-type="float" office:value="59440" table:formula="of:=[.L117]+4" table:style-name="ce2">
            <text:p>59440</text:p>
          </table:table-cell>
          <table:table-cell office:value-type="float" office:value="59444" table:formula="of:=[.M117]+4" table:style-name="ce2">
            <text:p>59444</text:p>
          </table:table-cell>
          <table:table-cell office:value-type="float" office:value="59448" table:formula="of:=[.N117]+4" table:style-name="ce2">
            <text:p>59448</text:p>
          </table:table-cell>
          <table:table-cell office:value-type="float" office:value="59452" table:formula="of:=[.O117]+4" table:style-name="ce2">
            <text:p>59452</text:p>
          </table:table-cell>
          <table:table-cell office:value-type="float" office:value="59456" table:formula="of:=[.P117]+4" table:style-name="ce2">
            <text:p>59456</text:p>
          </table:table-cell>
          <table:table-cell office:value-type="float" office:value="59460" table:formula="of:=[.Q117]+4" table:style-name="ce2">
            <text:p>59460</text:p>
          </table:table-cell>
          <table:table-cell office:value-type="float" office:value="59464" table:formula="of:=[.R117]+4" table:style-name="ce2">
            <text:p>59464</text:p>
          </table:table-cell>
          <table:table-cell office:value-type="float" office:value="59468" table:formula="of:=[.S117]+4" table:style-name="ce2">
            <text:p>59468</text:p>
          </table:table-cell>
          <table:table-cell office:value-type="float" office:value="59472" table:formula="of:=[.T117]+4" table:style-name="ce2">
            <text:p>59472</text:p>
          </table:table-cell>
          <table:table-cell office:value-type="float" office:value="59476" table:formula="of:=[.U117]+4" table:style-name="ce2">
            <text:p>59476</text:p>
          </table:table-cell>
          <table:table-cell office:value-type="float" office:value="59480" table:formula="of:=[.V117]+4" table:style-name="ce2">
            <text:p>59480</text:p>
          </table:table-cell>
          <table:table-cell office:value-type="float" office:value="59484" table:formula="of:=[.W117]+4" table:style-name="ce2">
            <text:p>59484</text:p>
          </table:table-cell>
          <table:table-cell office:value-type="float" office:value="59488" table:formula="of:=[.X117]+4" table:style-name="ce2">
            <text:p>59488</text:p>
          </table:table-cell>
          <table:table-cell office:value-type="float" office:value="59492" table:formula="of:=[.Y117]+4" table:style-name="ce2">
            <text:p>59492</text:p>
          </table:table-cell>
          <table:table-cell office:value-type="float" office:value="59496" table:formula="of:=[.Z117]+4" table:style-name="ce2">
            <text:p>59496</text:p>
          </table:table-cell>
          <table:table-cell office:value-type="float" office:value="59500" table:formula="of:=[.AA117]+4" table:style-name="ce2">
            <text:p>59500</text:p>
          </table:table-cell>
          <table:table-cell office:value-type="float" office:value="59504" table:formula="of:=[.AB117]+4" table:style-name="ce2">
            <text:p>59504</text:p>
          </table:table-cell>
          <table:table-cell office:value-type="float" office:value="59508" table:formula="of:=[.AC117]+4" table:style-name="ce2">
            <text:p>59508</text:p>
          </table:table-cell>
          <table:table-cell office:value-type="float" office:value="59512" table:formula="of:=[.AD117]+4" table:style-name="ce2">
            <text:p>59512</text:p>
          </table:table-cell>
          <table:table-cell office:value-type="float" office:value="59516" table:formula="of:=[.AE117]+4" table:style-name="ce2">
            <text:p>59516</text:p>
          </table:table-cell>
          <table:table-cell office:value-type="float" office:value="59520" table:formula="of:=[.AF117]+4" table:style-name="ce2">
            <text:p>59520</text:p>
          </table:table-cell>
          <table:table-cell office:value-type="float" office:value="59524" table:formula="of:=[.AG117]+4" table:style-name="ce2">
            <text:p>59524</text:p>
          </table:table-cell>
          <table:table-cell office:value-type="float" office:value="59528" table:formula="of:=[.AH117]+4" table:style-name="ce2">
            <text:p>59528</text:p>
          </table:table-cell>
          <table:table-cell office:value-type="float" office:value="59532" table:formula="of:=[.AI117]+4" table:style-name="ce2">
            <text:p>59532</text:p>
          </table:table-cell>
          <table:table-cell office:value-type="float" office:value="59536" table:formula="of:=[.AJ117]+4" table:style-name="ce2">
            <text:p>59536</text:p>
          </table:table-cell>
          <table:table-cell office:value-type="float" office:value="59540" table:formula="of:=[.AK117]+4" table:style-name="ce2">
            <text:p>59540</text:p>
          </table:table-cell>
          <table:table-cell office:value-type="float" office:value="59544" table:formula="of:=[.AL117]+4" table:style-name="ce2">
            <text:p>59544</text:p>
          </table:table-cell>
          <table:table-cell office:value-type="float" office:value="59548" table:formula="of:=[.AM117]+4" table:style-name="ce2">
            <text:p>59548</text:p>
          </table:table-cell>
          <table:table-cell office:value-type="float" office:value="59552" table:formula="of:=[.AN117]+4" table:style-name="ce2">
            <text:p>59552</text:p>
          </table:table-cell>
          <table:table-cell office:value-type="float" office:value="59556" table:formula="of:=[.AO117]+4" table:style-name="ce2">
            <text:p>59556</text:p>
          </table:table-cell>
          <table:table-cell office:value-type="float" office:value="59560" table:formula="of:=[.AP117]+4" table:style-name="ce2">
            <text:p>59560</text:p>
          </table:table-cell>
          <table:table-cell office:value-type="float" office:value="59564" table:formula="of:=[.AQ117]+4" table:style-name="ce2">
            <text:p>59564</text:p>
          </table:table-cell>
          <table:table-cell office:value-type="float" office:value="59568" table:formula="of:=[.AR117]+4" table:style-name="ce2">
            <text:p>59568</text:p>
          </table:table-cell>
          <table:table-cell office:value-type="float" office:value="59572" table:formula="of:=[.AS117]+4" table:style-name="ce2">
            <text:p>59572</text:p>
          </table:table-cell>
          <table:table-cell office:value-type="float" office:value="59576" table:formula="of:=[.AT117]+4" table:style-name="ce2">
            <text:p>59576</text:p>
          </table:table-cell>
          <table:table-cell office:value-type="float" office:value="59580" table:formula="of:=[.AU117]+4" table:style-name="ce2">
            <text:p>59580</text:p>
          </table:table-cell>
          <table:table-cell office:value-type="float" office:value="59584" table:formula="of:=[.AV117]+4" table:style-name="ce2">
            <text:p>59584</text:p>
          </table:table-cell>
          <table:table-cell office:value-type="float" office:value="59588" table:formula="of:=[.AW117]+4" table:style-name="ce2">
            <text:p>59588</text:p>
          </table:table-cell>
          <table:table-cell office:value-type="float" office:value="59592" table:formula="of:=[.AX117]+4" table:style-name="ce6">
            <text:p>59592</text:p>
          </table:table-cell>
          <table:table-cell office:value-type="float" office:value="59596" table:formula="of:=[.AY117]+4" table:style-name="ce6">
            <text:p>59596</text:p>
          </table:table-cell>
          <table:table-cell office:value-type="float" office:value="59600" table:formula="of:=[.AZ117]+4" table:style-name="ce6">
            <text:p>59600</text:p>
          </table:table-cell>
          <table:table-cell office:value-type="float" office:value="59604" table:formula="of:=[.BA117]+4" table:style-name="ce6">
            <text:p>59604</text:p>
          </table:table-cell>
          <table:table-cell office:value-type="float" office:value="59608" table:formula="of:=[.BB117]+4" table:style-name="ce6">
            <text:p>59608</text:p>
          </table:table-cell>
          <table:table-cell office:value-type="float" office:value="59612" table:formula="of:=[.BC117]+4" table:style-name="ce7">
            <text:p>59612</text:p>
          </table:table-cell>
          <table:table-cell office:value-type="float" office:value="59616" table:formula="of:=[.BD117]+4" table:style-name="ce7">
            <text:p>59616</text:p>
          </table:table-cell>
          <table:table-cell office:value-type="float" office:value="59620" table:formula="of:=[.BE117]+4" table:style-name="ce7">
            <text:p>59620</text:p>
          </table:table-cell>
          <table:table-cell office:value-type="float" office:value="59624" table:formula="of:=[.BF117]+4" table:style-name="ce7">
            <text:p>59624</text:p>
          </table:table-cell>
          <table:table-cell office:value-type="float" office:value="59628" table:formula="of:=[.BG117]+4" table:style-name="ce7">
            <text:p>59628</text:p>
          </table:table-cell>
          <table:table-cell office:value-type="float" office:value="59632" table:formula="of:=[.BH117]+4" table:style-name="ce7">
            <text:p>59632</text:p>
          </table:table-cell>
          <table:table-cell office:value-type="float" office:value="59636" table:formula="of:=[.BI117]+4" table:style-name="ce7">
            <text:p>59636</text:p>
          </table:table-cell>
          <table:table-cell office:value-type="float" office:value="59640" table:formula="of:=[.BJ117]+4" table:style-name="ce6">
            <text:p>59640</text:p>
          </table:table-cell>
          <table:table-cell office:value-type="float" office:value="59644" table:formula="of:=[.BK117]+4" table:style-name="ce6">
            <text:p>59644</text:p>
          </table:table-cell>
          <table:table-cell office:value-type="float" office:value="59648" table:formula="of:=[.BL117]+4" table:style-name="ce6">
            <text:p>59648</text:p>
          </table:table-cell>
          <table:table-cell office:value-type="float" office:value="59652" table:formula="of:=[.BM117]+4" table:style-name="ce6">
            <text:p>59652</text:p>
          </table:table-cell>
          <table:table-cell office:value-type="float" office:value="59656" table:formula="of:=[.BN117]+4" table:style-name="ce6">
            <text:p>59656</text:p>
          </table:table-cell>
          <table:table-cell office:value-type="float" office:value="59660" table:formula="of:=[.BO117]+4" table:style-name="ce2">
            <text:p>59660</text:p>
          </table:table-cell>
          <table:table-cell office:value-type="float" office:value="59664" table:formula="of:=[.BP117]+4" table:style-name="ce2">
            <text:p>59664</text:p>
          </table:table-cell>
          <table:table-cell office:value-type="float" office:value="59668" table:formula="of:=[.BQ117]+4" table:style-name="ce2">
            <text:p>59668</text:p>
          </table:table-cell>
          <table:table-cell office:value-type="float" office:value="59672" table:formula="of:=[.BR117]+4" table:style-name="ce2">
            <text:p>59672</text:p>
          </table:table-cell>
          <table:table-cell office:value-type="float" office:value="59676" table:formula="of:=[.BS117]+4" table:style-name="ce2">
            <text:p>59676</text:p>
          </table:table-cell>
          <table:table-cell office:value-type="float" office:value="59680" table:formula="of:=[.BT117]+4" table:style-name="ce2">
            <text:p>59680</text:p>
          </table:table-cell>
          <table:table-cell office:value-type="float" office:value="59684" table:formula="of:=[.BU117]+4" table:style-name="ce2">
            <text:p>59684</text:p>
          </table:table-cell>
          <table:table-cell office:value-type="float" office:value="59688" table:formula="of:=[.BV117]+4" table:style-name="ce2">
            <text:p>59688</text:p>
          </table:table-cell>
          <table:table-cell office:value-type="float" office:value="59692" table:formula="of:=[.BW117]+4" table:style-name="ce2">
            <text:p>59692</text:p>
          </table:table-cell>
          <table:table-cell office:value-type="float" office:value="59696" table:formula="of:=[.BX117]+4" table:style-name="ce2">
            <text:p>59696</text:p>
          </table:table-cell>
          <table:table-cell office:value-type="float" office:value="59700" table:formula="of:=[.BY117]+4" table:style-name="ce2">
            <text:p>59700</text:p>
          </table:table-cell>
          <table:table-cell office:value-type="float" office:value="59704" table:formula="of:=[.BZ117]+4" table:style-name="ce2">
            <text:p>59704</text:p>
          </table:table-cell>
          <table:table-cell office:value-type="float" office:value="59708" table:formula="of:=[.CA117]+4" table:style-name="ce2">
            <text:p>59708</text:p>
          </table:table-cell>
          <table:table-cell office:value-type="float" office:value="59712" table:formula="of:=[.CB117]+4" table:style-name="ce2">
            <text:p>59712</text:p>
          </table:table-cell>
          <table:table-cell office:value-type="float" office:value="59716" table:formula="of:=[.CC117]+4" table:style-name="ce2">
            <text:p>59716</text:p>
          </table:table-cell>
          <table:table-cell office:value-type="float" office:value="59720" table:formula="of:=[.CD117]+4" table:style-name="ce2">
            <text:p>59720</text:p>
          </table:table-cell>
          <table:table-cell office:value-type="float" office:value="59724" table:formula="of:=[.CE117]+4" table:style-name="ce2">
            <text:p>59724</text:p>
          </table:table-cell>
          <table:table-cell office:value-type="float" office:value="59728" table:formula="of:=[.CF117]+4" table:style-name="ce2">
            <text:p>59728</text:p>
          </table:table-cell>
          <table:table-cell office:value-type="float" office:value="59732" table:formula="of:=[.CG117]+4" table:style-name="ce2">
            <text:p>59732</text:p>
          </table:table-cell>
          <table:table-cell office:value-type="float" office:value="59736" table:formula="of:=[.CH117]+4" table:style-name="ce2">
            <text:p>59736</text:p>
          </table:table-cell>
          <table:table-cell office:value-type="float" office:value="59740" table:formula="of:=[.CI117]+4" table:style-name="ce2">
            <text:p>59740</text:p>
          </table:table-cell>
          <table:table-cell office:value-type="float" office:value="59744" table:formula="of:=[.CJ117]+4" table:style-name="ce2">
            <text:p>59744</text:p>
          </table:table-cell>
          <table:table-cell office:value-type="float" office:value="59748" table:formula="of:=[.CK117]+4" table:style-name="ce2">
            <text:p>59748</text:p>
          </table:table-cell>
          <table:table-cell office:value-type="float" office:value="59752" table:formula="of:=[.CL117]+4" table:style-name="ce2">
            <text:p>59752</text:p>
          </table:table-cell>
          <table:table-cell office:value-type="float" office:value="59756" table:formula="of:=[.CM117]+4" table:style-name="ce2">
            <text:p>59756</text:p>
          </table:table-cell>
          <table:table-cell office:value-type="float" office:value="59760" table:formula="of:=[.CN117]+4" table:style-name="ce2">
            <text:p>59760</text:p>
          </table:table-cell>
          <table:table-cell office:value-type="float" office:value="59764" table:formula="of:=[.CO117]+4" table:style-name="ce2">
            <text:p>59764</text:p>
          </table:table-cell>
          <table:table-cell office:value-type="float" office:value="59768" table:formula="of:=[.CP117]+4" table:style-name="ce2">
            <text:p>59768</text:p>
          </table:table-cell>
          <table:table-cell office:value-type="float" office:value="59772" table:formula="of:=[.CQ117]+4" table:style-name="ce2">
            <text:p>59772</text:p>
          </table:table-cell>
          <table:table-cell office:value-type="float" office:value="59776" table:formula="of:=[.CR117]+4" table:style-name="ce2">
            <text:p>59776</text:p>
          </table:table-cell>
          <table:table-cell office:value-type="float" office:value="59780" table:formula="of:=[.CS117]+4" table:style-name="ce2">
            <text:p>59780</text:p>
          </table:table-cell>
          <table:table-cell office:value-type="float" office:value="59784" table:formula="of:=[.CT117]+4" table:style-name="ce2">
            <text:p>59784</text:p>
          </table:table-cell>
          <table:table-cell office:value-type="float" office:value="59788" table:formula="of:=[.CU117]+4" table:style-name="ce2">
            <text:p>59788</text:p>
          </table:table-cell>
          <table:table-cell office:value-type="float" office:value="59792" table:formula="of:=[.CV117]+4" table:style-name="ce2">
            <text:p>59792</text:p>
          </table:table-cell>
          <table:table-cell office:value-type="float" office:value="59796" table:formula="of:=[.CW117]+4" table:style-name="ce2">
            <text:p>59796</text:p>
          </table:table-cell>
          <table:table-cell office:value-type="float" office:value="59800" table:formula="of:=[.CX117]+4" table:style-name="ce2">
            <text:p>59800</text:p>
          </table:table-cell>
          <table:table-cell office:value-type="float" office:value="59804" table:formula="of:=[.CY117]+4" table:style-name="ce2">
            <text:p>59804</text:p>
          </table:table-cell>
          <table:table-cell office:value-type="float" office:value="59808" table:formula="of:=[.CZ117]+4" table:style-name="ce2">
            <text:p>59808</text:p>
          </table:table-cell>
          <table:table-cell office:value-type="float" office:value="59812" table:formula="of:=[.DA117]+4" table:style-name="ce2">
            <text:p>59812</text:p>
          </table:table-cell>
          <table:table-cell office:value-type="float" office:value="59816" table:formula="of:=[.DB117]+4" table:style-name="ce2">
            <text:p>59816</text:p>
          </table:table-cell>
          <table:table-cell office:value-type="float" office:value="59820" table:formula="of:=[.DC117]+4" table:style-name="ce2">
            <text:p>59820</text:p>
          </table:table-cell>
          <table:table-cell office:value-type="float" office:value="59824" table:formula="of:=[.DD117]+4" table:style-name="ce2">
            <text:p>59824</text:p>
          </table:table-cell>
          <table:table-cell office:value-type="float" office:value="59828" table:formula="of:=[.DE117]+4" table:style-name="ce2">
            <text:p>59828</text:p>
          </table:table-cell>
          <table:table-cell office:value-type="float" office:value="59832" table:formula="of:=[.DF117]+4" table:style-name="ce2">
            <text:p>59832</text:p>
          </table:table-cell>
          <table:table-cell office:value-type="float" office:value="59836" table:formula="of:=[.DG117]+4" table:style-name="ce2">
            <text:p>59836</text:p>
          </table:table-cell>
          <table:table-cell office:value-type="float" office:value="59840" table:formula="of:=[.DH117]+4" table:style-name="ce2">
            <text:p>59840</text:p>
          </table:table-cell>
          <table:table-cell office:value-type="float" office:value="59844" table:formula="of:=[.DI117]+4" table:style-name="ce2">
            <text:p>59844</text:p>
          </table:table-cell>
          <table:table-cell office:value-type="float" office:value="59848" table:formula="of:=[.DJ117]+4" table:style-name="ce2">
            <text:p>59848</text:p>
          </table:table-cell>
          <table:table-cell office:value-type="float" office:value="59852" table:formula="of:=[.DK117]+4" table:style-name="ce2">
            <text:p>59852</text:p>
          </table:table-cell>
          <table:table-cell office:value-type="float" office:value="59856" table:formula="of:=[.DL117]+4" table:style-name="ce2">
            <text:p>59856</text:p>
          </table:table-cell>
          <table:table-cell office:value-type="float" office:value="59860" table:formula="of:=[.DM117]+4" table:style-name="ce2">
            <text:p>59860</text:p>
          </table:table-cell>
          <table:table-cell office:value-type="float" office:value="59864" table:formula="of:=[.DN117]+4" table:style-name="ce2">
            <text:p>59864</text:p>
          </table:table-cell>
          <table:table-cell office:value-type="float" office:value="59868" table:formula="of:=[.DO117]+4" table:style-name="ce2">
            <text:p>59868</text:p>
          </table:table-cell>
          <table:table-cell office:value-type="float" office:value="59872" table:formula="of:=[.DP117]+4" table:style-name="ce2">
            <text:p>59872</text:p>
          </table:table-cell>
          <table:table-cell office:value-type="float" office:value="59876" table:formula="of:=[.DQ117]+4" table:style-name="ce2">
            <text:p>59876</text:p>
          </table:table-cell>
          <table:table-cell office:value-type="float" office:value="59880" table:formula="of:=[.DR117]+4" table:style-name="ce2">
            <text:p>59880</text:p>
          </table:table-cell>
          <table:table-cell office:value-type="float" office:value="59884" table:formula="of:=[.DS117]+4" table:style-name="ce2">
            <text:p>59884</text:p>
          </table:table-cell>
          <table:table-cell office:value-type="float" office:value="59888" table:formula="of:=[.DT117]+4" table:style-name="ce2">
            <text:p>59888</text:p>
          </table:table-cell>
          <table:table-cell office:value-type="float" office:value="59892" table:formula="of:=[.DU117]+4" table:style-name="ce2">
            <text:p>59892</text:p>
          </table:table-cell>
          <table:table-cell office:value-type="float" office:value="59896" table:formula="of:=[.DV117]+4" table:style-name="ce2">
            <text:p>59896</text:p>
          </table:table-cell>
          <table:table-cell office:value-type="float" office:value="59900" table:formula="of:=[.DW117]+4" table:style-name="ce2">
            <text:p>59900</text:p>
          </table:table-cell>
          <table:table-cell table:number-columns-repeated="16256"/>
        </table:table-row>
        <table:table-row table:style-name="ro1">
          <table:table-cell office:value-type="float" office:value="59904" table:formula="of:=[.A117]+512" table:style-name="ce2">
            <text:p>59904</text:p>
          </table:table-cell>
          <table:table-cell office:value-type="float" office:value="59908" table:formula="of:=[.A118]+4" table:style-name="ce2">
            <text:p>59908</text:p>
          </table:table-cell>
          <table:table-cell office:value-type="float" office:value="59912" table:formula="of:=[.B118]+4" table:style-name="ce2">
            <text:p>59912</text:p>
          </table:table-cell>
          <table:table-cell office:value-type="float" office:value="59916" table:formula="of:=[.C118]+4" table:style-name="ce2">
            <text:p>59916</text:p>
          </table:table-cell>
          <table:table-cell office:value-type="float" office:value="59920" table:formula="of:=[.D118]+4" table:style-name="ce2">
            <text:p>59920</text:p>
          </table:table-cell>
          <table:table-cell office:value-type="float" office:value="59924" table:formula="of:=[.E118]+4" table:style-name="ce2">
            <text:p>59924</text:p>
          </table:table-cell>
          <table:table-cell office:value-type="float" office:value="59928" table:formula="of:=[.F118]+4" table:style-name="ce2">
            <text:p>59928</text:p>
          </table:table-cell>
          <table:table-cell office:value-type="float" office:value="59932" table:formula="of:=[.G118]+4" table:style-name="ce2">
            <text:p>59932</text:p>
          </table:table-cell>
          <table:table-cell office:value-type="float" office:value="59936" table:formula="of:=[.H118]+4" table:style-name="ce2">
            <text:p>59936</text:p>
          </table:table-cell>
          <table:table-cell office:value-type="float" office:value="59940" table:formula="of:=[.I118]+4" table:style-name="ce2">
            <text:p>59940</text:p>
          </table:table-cell>
          <table:table-cell office:value-type="float" office:value="59944" table:formula="of:=[.J118]+4" table:style-name="ce2">
            <text:p>59944</text:p>
          </table:table-cell>
          <table:table-cell office:value-type="float" office:value="59948" table:formula="of:=[.K118]+4" table:style-name="ce2">
            <text:p>59948</text:p>
          </table:table-cell>
          <table:table-cell office:value-type="float" office:value="59952" table:formula="of:=[.L118]+4" table:style-name="ce2">
            <text:p>59952</text:p>
          </table:table-cell>
          <table:table-cell office:value-type="float" office:value="59956" table:formula="of:=[.M118]+4" table:style-name="ce2">
            <text:p>59956</text:p>
          </table:table-cell>
          <table:table-cell office:value-type="float" office:value="59960" table:formula="of:=[.N118]+4" table:style-name="ce2">
            <text:p>59960</text:p>
          </table:table-cell>
          <table:table-cell office:value-type="float" office:value="59964" table:formula="of:=[.O118]+4" table:style-name="ce2">
            <text:p>59964</text:p>
          </table:table-cell>
          <table:table-cell office:value-type="float" office:value="59968" table:formula="of:=[.P118]+4" table:style-name="ce2">
            <text:p>59968</text:p>
          </table:table-cell>
          <table:table-cell office:value-type="float" office:value="59972" table:formula="of:=[.Q118]+4" table:style-name="ce2">
            <text:p>59972</text:p>
          </table:table-cell>
          <table:table-cell office:value-type="float" office:value="59976" table:formula="of:=[.R118]+4" table:style-name="ce2">
            <text:p>59976</text:p>
          </table:table-cell>
          <table:table-cell office:value-type="float" office:value="59980" table:formula="of:=[.S118]+4" table:style-name="ce2">
            <text:p>59980</text:p>
          </table:table-cell>
          <table:table-cell office:value-type="float" office:value="59984" table:formula="of:=[.T118]+4" table:style-name="ce2">
            <text:p>59984</text:p>
          </table:table-cell>
          <table:table-cell office:value-type="float" office:value="59988" table:formula="of:=[.U118]+4" table:style-name="ce2">
            <text:p>59988</text:p>
          </table:table-cell>
          <table:table-cell office:value-type="float" office:value="59992" table:formula="of:=[.V118]+4" table:style-name="ce2">
            <text:p>59992</text:p>
          </table:table-cell>
          <table:table-cell office:value-type="float" office:value="59996" table:formula="of:=[.W118]+4" table:style-name="ce2">
            <text:p>59996</text:p>
          </table:table-cell>
          <table:table-cell office:value-type="float" office:value="60000" table:formula="of:=[.X118]+4" table:style-name="ce2">
            <text:p>60000</text:p>
          </table:table-cell>
          <table:table-cell office:value-type="float" office:value="60004" table:formula="of:=[.Y118]+4" table:style-name="ce2">
            <text:p>60004</text:p>
          </table:table-cell>
          <table:table-cell office:value-type="float" office:value="60008" table:formula="of:=[.Z118]+4" table:style-name="ce2">
            <text:p>60008</text:p>
          </table:table-cell>
          <table:table-cell office:value-type="float" office:value="60012" table:formula="of:=[.AA118]+4" table:style-name="ce2">
            <text:p>60012</text:p>
          </table:table-cell>
          <table:table-cell office:value-type="float" office:value="60016" table:formula="of:=[.AB118]+4" table:style-name="ce2">
            <text:p>60016</text:p>
          </table:table-cell>
          <table:table-cell office:value-type="float" office:value="60020" table:formula="of:=[.AC118]+4" table:style-name="ce2">
            <text:p>60020</text:p>
          </table:table-cell>
          <table:table-cell office:value-type="float" office:value="60024" table:formula="of:=[.AD118]+4" table:style-name="ce2">
            <text:p>60024</text:p>
          </table:table-cell>
          <table:table-cell office:value-type="float" office:value="60028" table:formula="of:=[.AE118]+4" table:style-name="ce2">
            <text:p>60028</text:p>
          </table:table-cell>
          <table:table-cell office:value-type="float" office:value="60032" table:formula="of:=[.AF118]+4" table:style-name="ce2">
            <text:p>60032</text:p>
          </table:table-cell>
          <table:table-cell office:value-type="float" office:value="60036" table:formula="of:=[.AG118]+4" table:style-name="ce2">
            <text:p>60036</text:p>
          </table:table-cell>
          <table:table-cell office:value-type="float" office:value="60040" table:formula="of:=[.AH118]+4" table:style-name="ce2">
            <text:p>60040</text:p>
          </table:table-cell>
          <table:table-cell office:value-type="float" office:value="60044" table:formula="of:=[.AI118]+4" table:style-name="ce2">
            <text:p>60044</text:p>
          </table:table-cell>
          <table:table-cell office:value-type="float" office:value="60048" table:formula="of:=[.AJ118]+4" table:style-name="ce2">
            <text:p>60048</text:p>
          </table:table-cell>
          <table:table-cell office:value-type="float" office:value="60052" table:formula="of:=[.AK118]+4" table:style-name="ce2">
            <text:p>60052</text:p>
          </table:table-cell>
          <table:table-cell office:value-type="float" office:value="60056" table:formula="of:=[.AL118]+4" table:style-name="ce2">
            <text:p>60056</text:p>
          </table:table-cell>
          <table:table-cell office:value-type="float" office:value="60060" table:formula="of:=[.AM118]+4" table:style-name="ce2">
            <text:p>60060</text:p>
          </table:table-cell>
          <table:table-cell office:value-type="float" office:value="60064" table:formula="of:=[.AN118]+4" table:style-name="ce2">
            <text:p>60064</text:p>
          </table:table-cell>
          <table:table-cell office:value-type="float" office:value="60068" table:formula="of:=[.AO118]+4" table:style-name="ce2">
            <text:p>60068</text:p>
          </table:table-cell>
          <table:table-cell office:value-type="float" office:value="60072" table:formula="of:=[.AP118]+4" table:style-name="ce2">
            <text:p>60072</text:p>
          </table:table-cell>
          <table:table-cell office:value-type="float" office:value="60076" table:formula="of:=[.AQ118]+4" table:style-name="ce2">
            <text:p>60076</text:p>
          </table:table-cell>
          <table:table-cell office:value-type="float" office:value="60080" table:formula="of:=[.AR118]+4" table:style-name="ce2">
            <text:p>60080</text:p>
          </table:table-cell>
          <table:table-cell office:value-type="float" office:value="60084" table:formula="of:=[.AS118]+4" table:style-name="ce2">
            <text:p>60084</text:p>
          </table:table-cell>
          <table:table-cell office:value-type="float" office:value="60088" table:formula="of:=[.AT118]+4" table:style-name="ce2">
            <text:p>60088</text:p>
          </table:table-cell>
          <table:table-cell office:value-type="float" office:value="60092" table:formula="of:=[.AU118]+4" table:style-name="ce2">
            <text:p>60092</text:p>
          </table:table-cell>
          <table:table-cell office:value-type="float" office:value="60096" table:formula="of:=[.AV118]+4" table:style-name="ce2">
            <text:p>60096</text:p>
          </table:table-cell>
          <table:table-cell office:value-type="float" office:value="60100" table:formula="of:=[.AW118]+4" table:style-name="ce2">
            <text:p>60100</text:p>
          </table:table-cell>
          <table:table-cell office:value-type="float" office:value="60104" table:formula="of:=[.AX118]+4" table:style-name="ce6">
            <text:p>60104</text:p>
          </table:table-cell>
          <table:table-cell office:value-type="float" office:value="60108" table:formula="of:=[.AY118]+4" table:style-name="ce6">
            <text:p>60108</text:p>
          </table:table-cell>
          <table:table-cell office:value-type="float" office:value="60112" table:formula="of:=[.AZ118]+4" table:style-name="ce6">
            <text:p>60112</text:p>
          </table:table-cell>
          <table:table-cell office:value-type="float" office:value="60116" table:formula="of:=[.BA118]+4" table:style-name="ce6">
            <text:p>60116</text:p>
          </table:table-cell>
          <table:table-cell office:value-type="float" office:value="60120" table:formula="of:=[.BB118]+4" table:style-name="ce6">
            <text:p>60120</text:p>
          </table:table-cell>
          <table:table-cell office:value-type="float" office:value="60124" table:formula="of:=[.BC118]+4" table:style-name="ce6">
            <text:p>60124</text:p>
          </table:table-cell>
          <table:table-cell office:value-type="float" office:value="60128" table:formula="of:=[.BD118]+4" table:style-name="ce6">
            <text:p>60128</text:p>
          </table:table-cell>
          <table:table-cell office:value-type="float" office:value="60132" table:formula="of:=[.BE118]+4" table:style-name="ce6">
            <text:p>60132</text:p>
          </table:table-cell>
          <table:table-cell office:value-type="float" office:value="60136" table:formula="of:=[.BF118]+4" table:style-name="ce7">
            <text:p>60136</text:p>
          </table:table-cell>
          <table:table-cell office:value-type="float" office:value="60140" table:formula="of:=[.BG118]+4" table:style-name="ce6">
            <text:p>60140</text:p>
          </table:table-cell>
          <table:table-cell office:value-type="float" office:value="60144" table:formula="of:=[.BH118]+4" table:style-name="ce6">
            <text:p>60144</text:p>
          </table:table-cell>
          <table:table-cell office:value-type="float" office:value="60148" table:formula="of:=[.BI118]+4" table:style-name="ce6">
            <text:p>60148</text:p>
          </table:table-cell>
          <table:table-cell office:value-type="float" office:value="60152" table:formula="of:=[.BJ118]+4" table:style-name="ce6">
            <text:p>60152</text:p>
          </table:table-cell>
          <table:table-cell office:value-type="float" office:value="60156" table:formula="of:=[.BK118]+4" table:style-name="ce6">
            <text:p>60156</text:p>
          </table:table-cell>
          <table:table-cell office:value-type="float" office:value="60160" table:formula="of:=[.BL118]+4" table:style-name="ce6">
            <text:p>60160</text:p>
          </table:table-cell>
          <table:table-cell office:value-type="float" office:value="60164" table:formula="of:=[.BM118]+4" table:style-name="ce6">
            <text:p>60164</text:p>
          </table:table-cell>
          <table:table-cell office:value-type="float" office:value="60168" table:formula="of:=[.BN118]+4" table:style-name="ce6">
            <text:p>60168</text:p>
          </table:table-cell>
          <table:table-cell office:value-type="float" office:value="60172" table:formula="of:=[.BO118]+4" table:style-name="ce2">
            <text:p>60172</text:p>
          </table:table-cell>
          <table:table-cell office:value-type="float" office:value="60176" table:formula="of:=[.BP118]+4" table:style-name="ce2">
            <text:p>60176</text:p>
          </table:table-cell>
          <table:table-cell office:value-type="float" office:value="60180" table:formula="of:=[.BQ118]+4" table:style-name="ce2">
            <text:p>60180</text:p>
          </table:table-cell>
          <table:table-cell office:value-type="float" office:value="60184" table:formula="of:=[.BR118]+4" table:style-name="ce2">
            <text:p>60184</text:p>
          </table:table-cell>
          <table:table-cell office:value-type="float" office:value="60188" table:formula="of:=[.BS118]+4" table:style-name="ce2">
            <text:p>60188</text:p>
          </table:table-cell>
          <table:table-cell office:value-type="float" office:value="60192" table:formula="of:=[.BT118]+4" table:style-name="ce2">
            <text:p>60192</text:p>
          </table:table-cell>
          <table:table-cell office:value-type="float" office:value="60196" table:formula="of:=[.BU118]+4" table:style-name="ce2">
            <text:p>60196</text:p>
          </table:table-cell>
          <table:table-cell office:value-type="float" office:value="60200" table:formula="of:=[.BV118]+4" table:style-name="ce2">
            <text:p>60200</text:p>
          </table:table-cell>
          <table:table-cell office:value-type="float" office:value="60204" table:formula="of:=[.BW118]+4" table:style-name="ce2">
            <text:p>60204</text:p>
          </table:table-cell>
          <table:table-cell office:value-type="float" office:value="60208" table:formula="of:=[.BX118]+4" table:style-name="ce2">
            <text:p>60208</text:p>
          </table:table-cell>
          <table:table-cell office:value-type="float" office:value="60212" table:formula="of:=[.BY118]+4" table:style-name="ce2">
            <text:p>60212</text:p>
          </table:table-cell>
          <table:table-cell office:value-type="float" office:value="60216" table:formula="of:=[.BZ118]+4" table:style-name="ce2">
            <text:p>60216</text:p>
          </table:table-cell>
          <table:table-cell office:value-type="float" office:value="60220" table:formula="of:=[.CA118]+4" table:style-name="ce2">
            <text:p>60220</text:p>
          </table:table-cell>
          <table:table-cell office:value-type="float" office:value="60224" table:formula="of:=[.CB118]+4" table:style-name="ce2">
            <text:p>60224</text:p>
          </table:table-cell>
          <table:table-cell office:value-type="float" office:value="60228" table:formula="of:=[.CC118]+4" table:style-name="ce2">
            <text:p>60228</text:p>
          </table:table-cell>
          <table:table-cell office:value-type="float" office:value="60232" table:formula="of:=[.CD118]+4" table:style-name="ce2">
            <text:p>60232</text:p>
          </table:table-cell>
          <table:table-cell office:value-type="float" office:value="60236" table:formula="of:=[.CE118]+4" table:style-name="ce2">
            <text:p>60236</text:p>
          </table:table-cell>
          <table:table-cell office:value-type="float" office:value="60240" table:formula="of:=[.CF118]+4" table:style-name="ce2">
            <text:p>60240</text:p>
          </table:table-cell>
          <table:table-cell office:value-type="float" office:value="60244" table:formula="of:=[.CG118]+4" table:style-name="ce2">
            <text:p>60244</text:p>
          </table:table-cell>
          <table:table-cell office:value-type="float" office:value="60248" table:formula="of:=[.CH118]+4" table:style-name="ce2">
            <text:p>60248</text:p>
          </table:table-cell>
          <table:table-cell office:value-type="float" office:value="60252" table:formula="of:=[.CI118]+4" table:style-name="ce2">
            <text:p>60252</text:p>
          </table:table-cell>
          <table:table-cell office:value-type="float" office:value="60256" table:formula="of:=[.CJ118]+4" table:style-name="ce2">
            <text:p>60256</text:p>
          </table:table-cell>
          <table:table-cell office:value-type="float" office:value="60260" table:formula="of:=[.CK118]+4" table:style-name="ce2">
            <text:p>60260</text:p>
          </table:table-cell>
          <table:table-cell office:value-type="float" office:value="60264" table:formula="of:=[.CL118]+4" table:style-name="ce2">
            <text:p>60264</text:p>
          </table:table-cell>
          <table:table-cell office:value-type="float" office:value="60268" table:formula="of:=[.CM118]+4" table:style-name="ce2">
            <text:p>60268</text:p>
          </table:table-cell>
          <table:table-cell office:value-type="float" office:value="60272" table:formula="of:=[.CN118]+4" table:style-name="ce2">
            <text:p>60272</text:p>
          </table:table-cell>
          <table:table-cell office:value-type="float" office:value="60276" table:formula="of:=[.CO118]+4" table:style-name="ce2">
            <text:p>60276</text:p>
          </table:table-cell>
          <table:table-cell office:value-type="float" office:value="60280" table:formula="of:=[.CP118]+4" table:style-name="ce2">
            <text:p>60280</text:p>
          </table:table-cell>
          <table:table-cell office:value-type="float" office:value="60284" table:formula="of:=[.CQ118]+4" table:style-name="ce2">
            <text:p>60284</text:p>
          </table:table-cell>
          <table:table-cell office:value-type="float" office:value="60288" table:formula="of:=[.CR118]+4" table:style-name="ce2">
            <text:p>60288</text:p>
          </table:table-cell>
          <table:table-cell office:value-type="float" office:value="60292" table:formula="of:=[.CS118]+4" table:style-name="ce2">
            <text:p>60292</text:p>
          </table:table-cell>
          <table:table-cell office:value-type="float" office:value="60296" table:formula="of:=[.CT118]+4" table:style-name="ce2">
            <text:p>60296</text:p>
          </table:table-cell>
          <table:table-cell office:value-type="float" office:value="60300" table:formula="of:=[.CU118]+4" table:style-name="ce2">
            <text:p>60300</text:p>
          </table:table-cell>
          <table:table-cell office:value-type="float" office:value="60304" table:formula="of:=[.CV118]+4" table:style-name="ce2">
            <text:p>60304</text:p>
          </table:table-cell>
          <table:table-cell office:value-type="float" office:value="60308" table:formula="of:=[.CW118]+4" table:style-name="ce2">
            <text:p>60308</text:p>
          </table:table-cell>
          <table:table-cell office:value-type="float" office:value="60312" table:formula="of:=[.CX118]+4" table:style-name="ce2">
            <text:p>60312</text:p>
          </table:table-cell>
          <table:table-cell office:value-type="float" office:value="60316" table:formula="of:=[.CY118]+4" table:style-name="ce2">
            <text:p>60316</text:p>
          </table:table-cell>
          <table:table-cell office:value-type="float" office:value="60320" table:formula="of:=[.CZ118]+4" table:style-name="ce2">
            <text:p>60320</text:p>
          </table:table-cell>
          <table:table-cell office:value-type="float" office:value="60324" table:formula="of:=[.DA118]+4" table:style-name="ce2">
            <text:p>60324</text:p>
          </table:table-cell>
          <table:table-cell office:value-type="float" office:value="60328" table:formula="of:=[.DB118]+4" table:style-name="ce2">
            <text:p>60328</text:p>
          </table:table-cell>
          <table:table-cell office:value-type="float" office:value="60332" table:formula="of:=[.DC118]+4" table:style-name="ce2">
            <text:p>60332</text:p>
          </table:table-cell>
          <table:table-cell office:value-type="float" office:value="60336" table:formula="of:=[.DD118]+4" table:style-name="ce2">
            <text:p>60336</text:p>
          </table:table-cell>
          <table:table-cell office:value-type="float" office:value="60340" table:formula="of:=[.DE118]+4" table:style-name="ce2">
            <text:p>60340</text:p>
          </table:table-cell>
          <table:table-cell office:value-type="float" office:value="60344" table:formula="of:=[.DF118]+4" table:style-name="ce2">
            <text:p>60344</text:p>
          </table:table-cell>
          <table:table-cell office:value-type="float" office:value="60348" table:formula="of:=[.DG118]+4" table:style-name="ce2">
            <text:p>60348</text:p>
          </table:table-cell>
          <table:table-cell office:value-type="float" office:value="60352" table:formula="of:=[.DH118]+4" table:style-name="ce2">
            <text:p>60352</text:p>
          </table:table-cell>
          <table:table-cell office:value-type="float" office:value="60356" table:formula="of:=[.DI118]+4" table:style-name="ce2">
            <text:p>60356</text:p>
          </table:table-cell>
          <table:table-cell office:value-type="float" office:value="60360" table:formula="of:=[.DJ118]+4" table:style-name="ce2">
            <text:p>60360</text:p>
          </table:table-cell>
          <table:table-cell office:value-type="float" office:value="60364" table:formula="of:=[.DK118]+4" table:style-name="ce2">
            <text:p>60364</text:p>
          </table:table-cell>
          <table:table-cell office:value-type="float" office:value="60368" table:formula="of:=[.DL118]+4" table:style-name="ce2">
            <text:p>60368</text:p>
          </table:table-cell>
          <table:table-cell office:value-type="float" office:value="60372" table:formula="of:=[.DM118]+4" table:style-name="ce2">
            <text:p>60372</text:p>
          </table:table-cell>
          <table:table-cell office:value-type="float" office:value="60376" table:formula="of:=[.DN118]+4" table:style-name="ce2">
            <text:p>60376</text:p>
          </table:table-cell>
          <table:table-cell office:value-type="float" office:value="60380" table:formula="of:=[.DO118]+4" table:style-name="ce2">
            <text:p>60380</text:p>
          </table:table-cell>
          <table:table-cell office:value-type="float" office:value="60384" table:formula="of:=[.DP118]+4" table:style-name="ce2">
            <text:p>60384</text:p>
          </table:table-cell>
          <table:table-cell office:value-type="float" office:value="60388" table:formula="of:=[.DQ118]+4" table:style-name="ce2">
            <text:p>60388</text:p>
          </table:table-cell>
          <table:table-cell office:value-type="float" office:value="60392" table:formula="of:=[.DR118]+4" table:style-name="ce2">
            <text:p>60392</text:p>
          </table:table-cell>
          <table:table-cell office:value-type="float" office:value="60396" table:formula="of:=[.DS118]+4" table:style-name="ce2">
            <text:p>60396</text:p>
          </table:table-cell>
          <table:table-cell office:value-type="float" office:value="60400" table:formula="of:=[.DT118]+4" table:style-name="ce2">
            <text:p>60400</text:p>
          </table:table-cell>
          <table:table-cell office:value-type="float" office:value="60404" table:formula="of:=[.DU118]+4" table:style-name="ce2">
            <text:p>60404</text:p>
          </table:table-cell>
          <table:table-cell office:value-type="float" office:value="60408" table:formula="of:=[.DV118]+4" table:style-name="ce2">
            <text:p>60408</text:p>
          </table:table-cell>
          <table:table-cell office:value-type="float" office:value="60412" table:formula="of:=[.DW118]+4" table:style-name="ce2">
            <text:p>60412</text:p>
          </table:table-cell>
          <table:table-cell table:number-columns-repeated="16256"/>
        </table:table-row>
        <table:table-row table:style-name="ro1">
          <table:table-cell office:value-type="float" office:value="60416" table:formula="of:=[.A118]+512" table:style-name="ce2">
            <text:p>60416</text:p>
          </table:table-cell>
          <table:table-cell office:value-type="float" office:value="60420" table:formula="of:=[.A119]+4" table:style-name="ce2">
            <text:p>60420</text:p>
          </table:table-cell>
          <table:table-cell office:value-type="float" office:value="60424" table:formula="of:=[.B119]+4" table:style-name="ce2">
            <text:p>60424</text:p>
          </table:table-cell>
          <table:table-cell office:value-type="float" office:value="60428" table:formula="of:=[.C119]+4" table:style-name="ce2">
            <text:p>60428</text:p>
          </table:table-cell>
          <table:table-cell office:value-type="float" office:value="60432" table:formula="of:=[.D119]+4" table:style-name="ce2">
            <text:p>60432</text:p>
          </table:table-cell>
          <table:table-cell office:value-type="float" office:value="60436" table:formula="of:=[.E119]+4" table:style-name="ce2">
            <text:p>60436</text:p>
          </table:table-cell>
          <table:table-cell office:value-type="float" office:value="60440" table:formula="of:=[.F119]+4" table:style-name="ce2">
            <text:p>60440</text:p>
          </table:table-cell>
          <table:table-cell office:value-type="float" office:value="60444" table:formula="of:=[.G119]+4" table:style-name="ce2">
            <text:p>60444</text:p>
          </table:table-cell>
          <table:table-cell office:value-type="float" office:value="60448" table:formula="of:=[.H119]+4" table:style-name="ce2">
            <text:p>60448</text:p>
          </table:table-cell>
          <table:table-cell office:value-type="float" office:value="60452" table:formula="of:=[.I119]+4" table:style-name="ce2">
            <text:p>60452</text:p>
          </table:table-cell>
          <table:table-cell office:value-type="float" office:value="60456" table:formula="of:=[.J119]+4" table:style-name="ce2">
            <text:p>60456</text:p>
          </table:table-cell>
          <table:table-cell office:value-type="float" office:value="60460" table:formula="of:=[.K119]+4" table:style-name="ce2">
            <text:p>60460</text:p>
          </table:table-cell>
          <table:table-cell office:value-type="float" office:value="60464" table:formula="of:=[.L119]+4" table:style-name="ce2">
            <text:p>60464</text:p>
          </table:table-cell>
          <table:table-cell office:value-type="float" office:value="60468" table:formula="of:=[.M119]+4" table:style-name="ce2">
            <text:p>60468</text:p>
          </table:table-cell>
          <table:table-cell office:value-type="float" office:value="60472" table:formula="of:=[.N119]+4" table:style-name="ce2">
            <text:p>60472</text:p>
          </table:table-cell>
          <table:table-cell office:value-type="float" office:value="60476" table:formula="of:=[.O119]+4" table:style-name="ce2">
            <text:p>60476</text:p>
          </table:table-cell>
          <table:table-cell office:value-type="float" office:value="60480" table:formula="of:=[.P119]+4" table:style-name="ce2">
            <text:p>60480</text:p>
          </table:table-cell>
          <table:table-cell office:value-type="float" office:value="60484" table:formula="of:=[.Q119]+4" table:style-name="ce2">
            <text:p>60484</text:p>
          </table:table-cell>
          <table:table-cell office:value-type="float" office:value="60488" table:formula="of:=[.R119]+4" table:style-name="ce2">
            <text:p>60488</text:p>
          </table:table-cell>
          <table:table-cell office:value-type="float" office:value="60492" table:formula="of:=[.S119]+4" table:style-name="ce2">
            <text:p>60492</text:p>
          </table:table-cell>
          <table:table-cell office:value-type="float" office:value="60496" table:formula="of:=[.T119]+4" table:style-name="ce2">
            <text:p>60496</text:p>
          </table:table-cell>
          <table:table-cell office:value-type="float" office:value="60500" table:formula="of:=[.U119]+4" table:style-name="ce2">
            <text:p>60500</text:p>
          </table:table-cell>
          <table:table-cell office:value-type="float" office:value="60504" table:formula="of:=[.V119]+4" table:style-name="ce2">
            <text:p>60504</text:p>
          </table:table-cell>
          <table:table-cell office:value-type="float" office:value="60508" table:formula="of:=[.W119]+4" table:style-name="ce2">
            <text:p>60508</text:p>
          </table:table-cell>
          <table:table-cell office:value-type="float" office:value="60512" table:formula="of:=[.X119]+4" table:style-name="ce2">
            <text:p>60512</text:p>
          </table:table-cell>
          <table:table-cell office:value-type="float" office:value="60516" table:formula="of:=[.Y119]+4" table:style-name="ce2">
            <text:p>60516</text:p>
          </table:table-cell>
          <table:table-cell office:value-type="float" office:value="60520" table:formula="of:=[.Z119]+4" table:style-name="ce2">
            <text:p>60520</text:p>
          </table:table-cell>
          <table:table-cell office:value-type="float" office:value="60524" table:formula="of:=[.AA119]+4" table:style-name="ce2">
            <text:p>60524</text:p>
          </table:table-cell>
          <table:table-cell office:value-type="float" office:value="60528" table:formula="of:=[.AB119]+4" table:style-name="ce2">
            <text:p>60528</text:p>
          </table:table-cell>
          <table:table-cell office:value-type="float" office:value="60532" table:formula="of:=[.AC119]+4" table:style-name="ce2">
            <text:p>60532</text:p>
          </table:table-cell>
          <table:table-cell office:value-type="float" office:value="60536" table:formula="of:=[.AD119]+4" table:style-name="ce2">
            <text:p>60536</text:p>
          </table:table-cell>
          <table:table-cell office:value-type="float" office:value="60540" table:formula="of:=[.AE119]+4" table:style-name="ce2">
            <text:p>60540</text:p>
          </table:table-cell>
          <table:table-cell office:value-type="float" office:value="60544" table:formula="of:=[.AF119]+4" table:style-name="ce2">
            <text:p>60544</text:p>
          </table:table-cell>
          <table:table-cell office:value-type="float" office:value="60548" table:formula="of:=[.AG119]+4" table:style-name="ce2">
            <text:p>60548</text:p>
          </table:table-cell>
          <table:table-cell office:value-type="float" office:value="60552" table:formula="of:=[.AH119]+4" table:style-name="ce2">
            <text:p>60552</text:p>
          </table:table-cell>
          <table:table-cell office:value-type="float" office:value="60556" table:formula="of:=[.AI119]+4" table:style-name="ce2">
            <text:p>60556</text:p>
          </table:table-cell>
          <table:table-cell office:value-type="float" office:value="60560" table:formula="of:=[.AJ119]+4" table:style-name="ce2">
            <text:p>60560</text:p>
          </table:table-cell>
          <table:table-cell office:value-type="float" office:value="60564" table:formula="of:=[.AK119]+4" table:style-name="ce2">
            <text:p>60564</text:p>
          </table:table-cell>
          <table:table-cell office:value-type="float" office:value="60568" table:formula="of:=[.AL119]+4" table:style-name="ce2">
            <text:p>60568</text:p>
          </table:table-cell>
          <table:table-cell office:value-type="float" office:value="60572" table:formula="of:=[.AM119]+4" table:style-name="ce2">
            <text:p>60572</text:p>
          </table:table-cell>
          <table:table-cell office:value-type="float" office:value="60576" table:formula="of:=[.AN119]+4" table:style-name="ce2">
            <text:p>60576</text:p>
          </table:table-cell>
          <table:table-cell office:value-type="float" office:value="60580" table:formula="of:=[.AO119]+4" table:style-name="ce2">
            <text:p>60580</text:p>
          </table:table-cell>
          <table:table-cell office:value-type="float" office:value="60584" table:formula="of:=[.AP119]+4" table:style-name="ce2">
            <text:p>60584</text:p>
          </table:table-cell>
          <table:table-cell office:value-type="float" office:value="60588" table:formula="of:=[.AQ119]+4" table:style-name="ce2">
            <text:p>60588</text:p>
          </table:table-cell>
          <table:table-cell office:value-type="float" office:value="60592" table:formula="of:=[.AR119]+4" table:style-name="ce2">
            <text:p>60592</text:p>
          </table:table-cell>
          <table:table-cell office:value-type="float" office:value="60596" table:formula="of:=[.AS119]+4" table:style-name="ce2">
            <text:p>60596</text:p>
          </table:table-cell>
          <table:table-cell office:value-type="float" office:value="60600" table:formula="of:=[.AT119]+4" table:style-name="ce2">
            <text:p>60600</text:p>
          </table:table-cell>
          <table:table-cell office:value-type="float" office:value="60604" table:formula="of:=[.AU119]+4" table:style-name="ce2">
            <text:p>60604</text:p>
          </table:table-cell>
          <table:table-cell office:value-type="float" office:value="60608" table:formula="of:=[.AV119]+4" table:style-name="ce2">
            <text:p>60608</text:p>
          </table:table-cell>
          <table:table-cell office:value-type="float" office:value="60612" table:formula="of:=[.AW119]+4" table:style-name="ce2">
            <text:p>60612</text:p>
          </table:table-cell>
          <table:table-cell office:value-type="float" office:value="60616" table:formula="of:=[.AX119]+4" table:style-name="ce2">
            <text:p>60616</text:p>
          </table:table-cell>
          <table:table-cell office:value-type="float" office:value="60620" table:formula="of:=[.AY119]+4" table:style-name="ce6">
            <text:p>60620</text:p>
          </table:table-cell>
          <table:table-cell office:value-type="float" office:value="60624" table:formula="of:=[.AZ119]+4" table:style-name="ce6">
            <text:p>60624</text:p>
          </table:table-cell>
          <table:table-cell office:value-type="float" office:value="60628" table:formula="of:=[.BA119]+4" table:style-name="ce6">
            <text:p>60628</text:p>
          </table:table-cell>
          <table:table-cell office:value-type="float" office:value="60632" table:formula="of:=[.BB119]+4" table:style-name="ce6">
            <text:p>60632</text:p>
          </table:table-cell>
          <table:table-cell office:value-type="float" office:value="60636" table:formula="of:=[.BC119]+4" table:style-name="ce6">
            <text:p>60636</text:p>
          </table:table-cell>
          <table:table-cell office:value-type="float" office:value="60640" table:formula="of:=[.BD119]+4" table:style-name="ce6">
            <text:p>60640</text:p>
          </table:table-cell>
          <table:table-cell office:value-type="float" office:value="60644" table:formula="of:=[.BE119]+4" table:style-name="ce6">
            <text:p>60644</text:p>
          </table:table-cell>
          <table:table-cell office:value-type="float" office:value="60648" table:formula="of:=[.BF119]+4" table:style-name="ce7">
            <text:p>60648</text:p>
          </table:table-cell>
          <table:table-cell office:value-type="float" office:value="60652" table:formula="of:=[.BG119]+4" table:style-name="ce6">
            <text:p>60652</text:p>
          </table:table-cell>
          <table:table-cell office:value-type="float" office:value="60656" table:formula="of:=[.BH119]+4" table:style-name="ce6">
            <text:p>60656</text:p>
          </table:table-cell>
          <table:table-cell office:value-type="float" office:value="60660" table:formula="of:=[.BI119]+4" table:style-name="ce6">
            <text:p>60660</text:p>
          </table:table-cell>
          <table:table-cell office:value-type="float" office:value="60664" table:formula="of:=[.BJ119]+4" table:style-name="ce6">
            <text:p>60664</text:p>
          </table:table-cell>
          <table:table-cell office:value-type="float" office:value="60668" table:formula="of:=[.BK119]+4" table:style-name="ce6">
            <text:p>60668</text:p>
          </table:table-cell>
          <table:table-cell office:value-type="float" office:value="60672" table:formula="of:=[.BL119]+4" table:style-name="ce6">
            <text:p>60672</text:p>
          </table:table-cell>
          <table:table-cell office:value-type="float" office:value="60676" table:formula="of:=[.BM119]+4" table:style-name="ce6">
            <text:p>60676</text:p>
          </table:table-cell>
          <table:table-cell office:value-type="float" office:value="60680" table:formula="of:=[.BN119]+4" table:style-name="ce2">
            <text:p>60680</text:p>
          </table:table-cell>
          <table:table-cell office:value-type="float" office:value="60684" table:formula="of:=[.BO119]+4" table:style-name="ce2">
            <text:p>60684</text:p>
          </table:table-cell>
          <table:table-cell office:value-type="float" office:value="60688" table:formula="of:=[.BP119]+4" table:style-name="ce2">
            <text:p>60688</text:p>
          </table:table-cell>
          <table:table-cell office:value-type="float" office:value="60692" table:formula="of:=[.BQ119]+4" table:style-name="ce2">
            <text:p>60692</text:p>
          </table:table-cell>
          <table:table-cell office:value-type="float" office:value="60696" table:formula="of:=[.BR119]+4" table:style-name="ce2">
            <text:p>60696</text:p>
          </table:table-cell>
          <table:table-cell office:value-type="float" office:value="60700" table:formula="of:=[.BS119]+4" table:style-name="ce2">
            <text:p>60700</text:p>
          </table:table-cell>
          <table:table-cell office:value-type="float" office:value="60704" table:formula="of:=[.BT119]+4" table:style-name="ce2">
            <text:p>60704</text:p>
          </table:table-cell>
          <table:table-cell office:value-type="float" office:value="60708" table:formula="of:=[.BU119]+4" table:style-name="ce2">
            <text:p>60708</text:p>
          </table:table-cell>
          <table:table-cell office:value-type="float" office:value="60712" table:formula="of:=[.BV119]+4" table:style-name="ce2">
            <text:p>60712</text:p>
          </table:table-cell>
          <table:table-cell office:value-type="float" office:value="60716" table:formula="of:=[.BW119]+4" table:style-name="ce2">
            <text:p>60716</text:p>
          </table:table-cell>
          <table:table-cell office:value-type="float" office:value="60720" table:formula="of:=[.BX119]+4" table:style-name="ce2">
            <text:p>60720</text:p>
          </table:table-cell>
          <table:table-cell office:value-type="float" office:value="60724" table:formula="of:=[.BY119]+4" table:style-name="ce2">
            <text:p>60724</text:p>
          </table:table-cell>
          <table:table-cell office:value-type="float" office:value="60728" table:formula="of:=[.BZ119]+4" table:style-name="ce2">
            <text:p>60728</text:p>
          </table:table-cell>
          <table:table-cell office:value-type="float" office:value="60732" table:formula="of:=[.CA119]+4" table:style-name="ce2">
            <text:p>60732</text:p>
          </table:table-cell>
          <table:table-cell office:value-type="float" office:value="60736" table:formula="of:=[.CB119]+4" table:style-name="ce2">
            <text:p>60736</text:p>
          </table:table-cell>
          <table:table-cell office:value-type="float" office:value="60740" table:formula="of:=[.CC119]+4" table:style-name="ce2">
            <text:p>60740</text:p>
          </table:table-cell>
          <table:table-cell office:value-type="float" office:value="60744" table:formula="of:=[.CD119]+4" table:style-name="ce2">
            <text:p>60744</text:p>
          </table:table-cell>
          <table:table-cell office:value-type="float" office:value="60748" table:formula="of:=[.CE119]+4" table:style-name="ce2">
            <text:p>60748</text:p>
          </table:table-cell>
          <table:table-cell office:value-type="float" office:value="60752" table:formula="of:=[.CF119]+4" table:style-name="ce2">
            <text:p>60752</text:p>
          </table:table-cell>
          <table:table-cell office:value-type="float" office:value="60756" table:formula="of:=[.CG119]+4" table:style-name="ce2">
            <text:p>60756</text:p>
          </table:table-cell>
          <table:table-cell office:value-type="float" office:value="60760" table:formula="of:=[.CH119]+4" table:style-name="ce2">
            <text:p>60760</text:p>
          </table:table-cell>
          <table:table-cell office:value-type="float" office:value="60764" table:formula="of:=[.CI119]+4" table:style-name="ce2">
            <text:p>60764</text:p>
          </table:table-cell>
          <table:table-cell office:value-type="float" office:value="60768" table:formula="of:=[.CJ119]+4" table:style-name="ce2">
            <text:p>60768</text:p>
          </table:table-cell>
          <table:table-cell office:value-type="float" office:value="60772" table:formula="of:=[.CK119]+4" table:style-name="ce2">
            <text:p>60772</text:p>
          </table:table-cell>
          <table:table-cell office:value-type="float" office:value="60776" table:formula="of:=[.CL119]+4" table:style-name="ce2">
            <text:p>60776</text:p>
          </table:table-cell>
          <table:table-cell office:value-type="float" office:value="60780" table:formula="of:=[.CM119]+4" table:style-name="ce2">
            <text:p>60780</text:p>
          </table:table-cell>
          <table:table-cell office:value-type="float" office:value="60784" table:formula="of:=[.CN119]+4" table:style-name="ce2">
            <text:p>60784</text:p>
          </table:table-cell>
          <table:table-cell office:value-type="float" office:value="60788" table:formula="of:=[.CO119]+4" table:style-name="ce2">
            <text:p>60788</text:p>
          </table:table-cell>
          <table:table-cell office:value-type="float" office:value="60792" table:formula="of:=[.CP119]+4" table:style-name="ce2">
            <text:p>60792</text:p>
          </table:table-cell>
          <table:table-cell office:value-type="float" office:value="60796" table:formula="of:=[.CQ119]+4" table:style-name="ce2">
            <text:p>60796</text:p>
          </table:table-cell>
          <table:table-cell office:value-type="float" office:value="60800" table:formula="of:=[.CR119]+4" table:style-name="ce2">
            <text:p>60800</text:p>
          </table:table-cell>
          <table:table-cell office:value-type="float" office:value="60804" table:formula="of:=[.CS119]+4" table:style-name="ce2">
            <text:p>60804</text:p>
          </table:table-cell>
          <table:table-cell office:value-type="float" office:value="60808" table:formula="of:=[.CT119]+4" table:style-name="ce2">
            <text:p>60808</text:p>
          </table:table-cell>
          <table:table-cell office:value-type="float" office:value="60812" table:formula="of:=[.CU119]+4" table:style-name="ce2">
            <text:p>60812</text:p>
          </table:table-cell>
          <table:table-cell office:value-type="float" office:value="60816" table:formula="of:=[.CV119]+4" table:style-name="ce2">
            <text:p>60816</text:p>
          </table:table-cell>
          <table:table-cell office:value-type="float" office:value="60820" table:formula="of:=[.CW119]+4" table:style-name="ce2">
            <text:p>60820</text:p>
          </table:table-cell>
          <table:table-cell office:value-type="float" office:value="60824" table:formula="of:=[.CX119]+4" table:style-name="ce2">
            <text:p>60824</text:p>
          </table:table-cell>
          <table:table-cell office:value-type="float" office:value="60828" table:formula="of:=[.CY119]+4" table:style-name="ce2">
            <text:p>60828</text:p>
          </table:table-cell>
          <table:table-cell office:value-type="float" office:value="60832" table:formula="of:=[.CZ119]+4" table:style-name="ce2">
            <text:p>60832</text:p>
          </table:table-cell>
          <table:table-cell office:value-type="float" office:value="60836" table:formula="of:=[.DA119]+4" table:style-name="ce2">
            <text:p>60836</text:p>
          </table:table-cell>
          <table:table-cell office:value-type="float" office:value="60840" table:formula="of:=[.DB119]+4" table:style-name="ce2">
            <text:p>60840</text:p>
          </table:table-cell>
          <table:table-cell office:value-type="float" office:value="60844" table:formula="of:=[.DC119]+4" table:style-name="ce2">
            <text:p>60844</text:p>
          </table:table-cell>
          <table:table-cell office:value-type="float" office:value="60848" table:formula="of:=[.DD119]+4" table:style-name="ce2">
            <text:p>60848</text:p>
          </table:table-cell>
          <table:table-cell office:value-type="float" office:value="60852" table:formula="of:=[.DE119]+4" table:style-name="ce2">
            <text:p>60852</text:p>
          </table:table-cell>
          <table:table-cell office:value-type="float" office:value="60856" table:formula="of:=[.DF119]+4" table:style-name="ce2">
            <text:p>60856</text:p>
          </table:table-cell>
          <table:table-cell office:value-type="float" office:value="60860" table:formula="of:=[.DG119]+4" table:style-name="ce2">
            <text:p>60860</text:p>
          </table:table-cell>
          <table:table-cell office:value-type="float" office:value="60864" table:formula="of:=[.DH119]+4" table:style-name="ce2">
            <text:p>60864</text:p>
          </table:table-cell>
          <table:table-cell office:value-type="float" office:value="60868" table:formula="of:=[.DI119]+4" table:style-name="ce2">
            <text:p>60868</text:p>
          </table:table-cell>
          <table:table-cell office:value-type="float" office:value="60872" table:formula="of:=[.DJ119]+4" table:style-name="ce2">
            <text:p>60872</text:p>
          </table:table-cell>
          <table:table-cell office:value-type="float" office:value="60876" table:formula="of:=[.DK119]+4" table:style-name="ce2">
            <text:p>60876</text:p>
          </table:table-cell>
          <table:table-cell office:value-type="float" office:value="60880" table:formula="of:=[.DL119]+4" table:style-name="ce2">
            <text:p>60880</text:p>
          </table:table-cell>
          <table:table-cell office:value-type="float" office:value="60884" table:formula="of:=[.DM119]+4" table:style-name="ce2">
            <text:p>60884</text:p>
          </table:table-cell>
          <table:table-cell office:value-type="float" office:value="60888" table:formula="of:=[.DN119]+4" table:style-name="ce2">
            <text:p>60888</text:p>
          </table:table-cell>
          <table:table-cell office:value-type="float" office:value="60892" table:formula="of:=[.DO119]+4" table:style-name="ce2">
            <text:p>60892</text:p>
          </table:table-cell>
          <table:table-cell office:value-type="float" office:value="60896" table:formula="of:=[.DP119]+4" table:style-name="ce2">
            <text:p>60896</text:p>
          </table:table-cell>
          <table:table-cell office:value-type="float" office:value="60900" table:formula="of:=[.DQ119]+4" table:style-name="ce2">
            <text:p>60900</text:p>
          </table:table-cell>
          <table:table-cell office:value-type="float" office:value="60904" table:formula="of:=[.DR119]+4" table:style-name="ce2">
            <text:p>60904</text:p>
          </table:table-cell>
          <table:table-cell office:value-type="float" office:value="60908" table:formula="of:=[.DS119]+4" table:style-name="ce2">
            <text:p>60908</text:p>
          </table:table-cell>
          <table:table-cell office:value-type="float" office:value="60912" table:formula="of:=[.DT119]+4" table:style-name="ce2">
            <text:p>60912</text:p>
          </table:table-cell>
          <table:table-cell office:value-type="float" office:value="60916" table:formula="of:=[.DU119]+4" table:style-name="ce2">
            <text:p>60916</text:p>
          </table:table-cell>
          <table:table-cell office:value-type="float" office:value="60920" table:formula="of:=[.DV119]+4" table:style-name="ce2">
            <text:p>60920</text:p>
          </table:table-cell>
          <table:table-cell office:value-type="float" office:value="60924" table:formula="of:=[.DW119]+4" table:style-name="ce2">
            <text:p>60924</text:p>
          </table:table-cell>
          <table:table-cell table:number-columns-repeated="16256"/>
        </table:table-row>
        <table:table-row table:style-name="ro1">
          <table:table-cell office:value-type="float" office:value="60928" table:formula="of:=[.A119]+512" table:style-name="ce2">
            <text:p>60928</text:p>
          </table:table-cell>
          <table:table-cell office:value-type="float" office:value="60932" table:formula="of:=[.A120]+4" table:style-name="ce2">
            <text:p>60932</text:p>
          </table:table-cell>
          <table:table-cell office:value-type="float" office:value="60936" table:formula="of:=[.B120]+4" table:style-name="ce2">
            <text:p>60936</text:p>
          </table:table-cell>
          <table:table-cell office:value-type="float" office:value="60940" table:formula="of:=[.C120]+4" table:style-name="ce2">
            <text:p>60940</text:p>
          </table:table-cell>
          <table:table-cell office:value-type="float" office:value="60944" table:formula="of:=[.D120]+4" table:style-name="ce2">
            <text:p>60944</text:p>
          </table:table-cell>
          <table:table-cell office:value-type="float" office:value="60948" table:formula="of:=[.E120]+4" table:style-name="ce2">
            <text:p>60948</text:p>
          </table:table-cell>
          <table:table-cell office:value-type="float" office:value="60952" table:formula="of:=[.F120]+4" table:style-name="ce2">
            <text:p>60952</text:p>
          </table:table-cell>
          <table:table-cell office:value-type="float" office:value="60956" table:formula="of:=[.G120]+4" table:style-name="ce2">
            <text:p>60956</text:p>
          </table:table-cell>
          <table:table-cell office:value-type="float" office:value="60960" table:formula="of:=[.H120]+4" table:style-name="ce2">
            <text:p>60960</text:p>
          </table:table-cell>
          <table:table-cell office:value-type="float" office:value="60964" table:formula="of:=[.I120]+4" table:style-name="ce2">
            <text:p>60964</text:p>
          </table:table-cell>
          <table:table-cell office:value-type="float" office:value="60968" table:formula="of:=[.J120]+4" table:style-name="ce2">
            <text:p>60968</text:p>
          </table:table-cell>
          <table:table-cell office:value-type="float" office:value="60972" table:formula="of:=[.K120]+4" table:style-name="ce2">
            <text:p>60972</text:p>
          </table:table-cell>
          <table:table-cell office:value-type="float" office:value="60976" table:formula="of:=[.L120]+4" table:style-name="ce2">
            <text:p>60976</text:p>
          </table:table-cell>
          <table:table-cell office:value-type="float" office:value="60980" table:formula="of:=[.M120]+4" table:style-name="ce2">
            <text:p>60980</text:p>
          </table:table-cell>
          <table:table-cell office:value-type="float" office:value="60984" table:formula="of:=[.N120]+4" table:style-name="ce2">
            <text:p>60984</text:p>
          </table:table-cell>
          <table:table-cell office:value-type="float" office:value="60988" table:formula="of:=[.O120]+4" table:style-name="ce2">
            <text:p>60988</text:p>
          </table:table-cell>
          <table:table-cell office:value-type="float" office:value="60992" table:formula="of:=[.P120]+4" table:style-name="ce2">
            <text:p>60992</text:p>
          </table:table-cell>
          <table:table-cell office:value-type="float" office:value="60996" table:formula="of:=[.Q120]+4" table:style-name="ce2">
            <text:p>60996</text:p>
          </table:table-cell>
          <table:table-cell office:value-type="float" office:value="61000" table:formula="of:=[.R120]+4" table:style-name="ce2">
            <text:p>61000</text:p>
          </table:table-cell>
          <table:table-cell office:value-type="float" office:value="61004" table:formula="of:=[.S120]+4" table:style-name="ce2">
            <text:p>61004</text:p>
          </table:table-cell>
          <table:table-cell office:value-type="float" office:value="61008" table:formula="of:=[.T120]+4" table:style-name="ce2">
            <text:p>61008</text:p>
          </table:table-cell>
          <table:table-cell office:value-type="float" office:value="61012" table:formula="of:=[.U120]+4" table:style-name="ce2">
            <text:p>61012</text:p>
          </table:table-cell>
          <table:table-cell office:value-type="float" office:value="61016" table:formula="of:=[.V120]+4" table:style-name="ce2">
            <text:p>61016</text:p>
          </table:table-cell>
          <table:table-cell office:value-type="float" office:value="61020" table:formula="of:=[.W120]+4" table:style-name="ce2">
            <text:p>61020</text:p>
          </table:table-cell>
          <table:table-cell office:value-type="float" office:value="61024" table:formula="of:=[.X120]+4" table:style-name="ce2">
            <text:p>61024</text:p>
          </table:table-cell>
          <table:table-cell office:value-type="float" office:value="61028" table:formula="of:=[.Y120]+4" table:style-name="ce2">
            <text:p>61028</text:p>
          </table:table-cell>
          <table:table-cell office:value-type="float" office:value="61032" table:formula="of:=[.Z120]+4" table:style-name="ce2">
            <text:p>61032</text:p>
          </table:table-cell>
          <table:table-cell office:value-type="float" office:value="61036" table:formula="of:=[.AA120]+4" table:style-name="ce2">
            <text:p>61036</text:p>
          </table:table-cell>
          <table:table-cell office:value-type="float" office:value="61040" table:formula="of:=[.AB120]+4" table:style-name="ce2">
            <text:p>61040</text:p>
          </table:table-cell>
          <table:table-cell office:value-type="float" office:value="61044" table:formula="of:=[.AC120]+4" table:style-name="ce2">
            <text:p>61044</text:p>
          </table:table-cell>
          <table:table-cell office:value-type="float" office:value="61048" table:formula="of:=[.AD120]+4" table:style-name="ce2">
            <text:p>61048</text:p>
          </table:table-cell>
          <table:table-cell office:value-type="float" office:value="61052" table:formula="of:=[.AE120]+4" table:style-name="ce2">
            <text:p>61052</text:p>
          </table:table-cell>
          <table:table-cell office:value-type="float" office:value="61056" table:formula="of:=[.AF120]+4" table:style-name="ce2">
            <text:p>61056</text:p>
          </table:table-cell>
          <table:table-cell office:value-type="float" office:value="61060" table:formula="of:=[.AG120]+4" table:style-name="ce2">
            <text:p>61060</text:p>
          </table:table-cell>
          <table:table-cell office:value-type="float" office:value="61064" table:formula="of:=[.AH120]+4" table:style-name="ce2">
            <text:p>61064</text:p>
          </table:table-cell>
          <table:table-cell office:value-type="float" office:value="61068" table:formula="of:=[.AI120]+4" table:style-name="ce2">
            <text:p>61068</text:p>
          </table:table-cell>
          <table:table-cell office:value-type="float" office:value="61072" table:formula="of:=[.AJ120]+4" table:style-name="ce2">
            <text:p>61072</text:p>
          </table:table-cell>
          <table:table-cell office:value-type="float" office:value="61076" table:formula="of:=[.AK120]+4" table:style-name="ce2">
            <text:p>61076</text:p>
          </table:table-cell>
          <table:table-cell office:value-type="float" office:value="61080" table:formula="of:=[.AL120]+4" table:style-name="ce2">
            <text:p>61080</text:p>
          </table:table-cell>
          <table:table-cell office:value-type="float" office:value="61084" table:formula="of:=[.AM120]+4" table:style-name="ce2">
            <text:p>61084</text:p>
          </table:table-cell>
          <table:table-cell office:value-type="float" office:value="61088" table:formula="of:=[.AN120]+4" table:style-name="ce2">
            <text:p>61088</text:p>
          </table:table-cell>
          <table:table-cell office:value-type="float" office:value="61092" table:formula="of:=[.AO120]+4" table:style-name="ce2">
            <text:p>61092</text:p>
          </table:table-cell>
          <table:table-cell office:value-type="float" office:value="61096" table:formula="of:=[.AP120]+4" table:style-name="ce2">
            <text:p>61096</text:p>
          </table:table-cell>
          <table:table-cell office:value-type="float" office:value="61100" table:formula="of:=[.AQ120]+4" table:style-name="ce2">
            <text:p>61100</text:p>
          </table:table-cell>
          <table:table-cell office:value-type="float" office:value="61104" table:formula="of:=[.AR120]+4" table:style-name="ce2">
            <text:p>61104</text:p>
          </table:table-cell>
          <table:table-cell office:value-type="float" office:value="61108" table:formula="of:=[.AS120]+4" table:style-name="ce2">
            <text:p>61108</text:p>
          </table:table-cell>
          <table:table-cell office:value-type="float" office:value="61112" table:formula="of:=[.AT120]+4" table:style-name="ce2">
            <text:p>61112</text:p>
          </table:table-cell>
          <table:table-cell office:value-type="float" office:value="61116" table:formula="of:=[.AU120]+4" table:style-name="ce2">
            <text:p>61116</text:p>
          </table:table-cell>
          <table:table-cell office:value-type="float" office:value="61120" table:formula="of:=[.AV120]+4" table:style-name="ce2">
            <text:p>61120</text:p>
          </table:table-cell>
          <table:table-cell office:value-type="float" office:value="61124" table:formula="of:=[.AW120]+4" table:style-name="ce2">
            <text:p>61124</text:p>
          </table:table-cell>
          <table:table-cell office:value-type="float" office:value="61128" table:formula="of:=[.AX120]+4" table:style-name="ce2">
            <text:p>61128</text:p>
          </table:table-cell>
          <table:table-cell office:value-type="float" office:value="61132" table:formula="of:=[.AY120]+4" table:style-name="ce2">
            <text:p>61132</text:p>
          </table:table-cell>
          <table:table-cell office:value-type="float" office:value="61136" table:formula="of:=[.AZ120]+4" table:style-name="ce6">
            <text:p>61136</text:p>
          </table:table-cell>
          <table:table-cell office:value-type="float" office:value="61140" table:formula="of:=[.BA120]+4" table:style-name="ce6">
            <text:p>61140</text:p>
          </table:table-cell>
          <table:table-cell office:value-type="float" office:value="61144" table:formula="of:=[.BB120]+4" table:style-name="ce6">
            <text:p>61144</text:p>
          </table:table-cell>
          <table:table-cell office:value-type="float" office:value="61148" table:formula="of:=[.BC120]+4" table:style-name="ce6">
            <text:p>61148</text:p>
          </table:table-cell>
          <table:table-cell office:value-type="float" office:value="61152" table:formula="of:=[.BD120]+4" table:style-name="ce6">
            <text:p>61152</text:p>
          </table:table-cell>
          <table:table-cell office:value-type="float" office:value="61156" table:formula="of:=[.BE120]+4" table:style-name="ce6">
            <text:p>61156</text:p>
          </table:table-cell>
          <table:table-cell office:value-type="float" office:value="61160" table:formula="of:=[.BF120]+4" table:style-name="ce7">
            <text:p>61160</text:p>
          </table:table-cell>
          <table:table-cell office:value-type="float" office:value="61164" table:formula="of:=[.BG120]+4" table:style-name="ce6">
            <text:p>61164</text:p>
          </table:table-cell>
          <table:table-cell office:value-type="float" office:value="61168" table:formula="of:=[.BH120]+4" table:style-name="ce6">
            <text:p>61168</text:p>
          </table:table-cell>
          <table:table-cell office:value-type="float" office:value="61172" table:formula="of:=[.BI120]+4" table:style-name="ce6">
            <text:p>61172</text:p>
          </table:table-cell>
          <table:table-cell office:value-type="float" office:value="61176" table:formula="of:=[.BJ120]+4" table:style-name="ce6">
            <text:p>61176</text:p>
          </table:table-cell>
          <table:table-cell office:value-type="float" office:value="61180" table:formula="of:=[.BK120]+4" table:style-name="ce6">
            <text:p>61180</text:p>
          </table:table-cell>
          <table:table-cell office:value-type="float" office:value="61184" table:formula="of:=[.BL120]+4" table:style-name="ce6">
            <text:p>61184</text:p>
          </table:table-cell>
          <table:table-cell office:value-type="float" office:value="61188" table:formula="of:=[.BM120]+4" table:style-name="ce2">
            <text:p>61188</text:p>
          </table:table-cell>
          <table:table-cell office:value-type="float" office:value="61192" table:formula="of:=[.BN120]+4" table:style-name="ce2">
            <text:p>61192</text:p>
          </table:table-cell>
          <table:table-cell office:value-type="float" office:value="61196" table:formula="of:=[.BO120]+4" table:style-name="ce2">
            <text:p>61196</text:p>
          </table:table-cell>
          <table:table-cell office:value-type="float" office:value="61200" table:formula="of:=[.BP120]+4" table:style-name="ce2">
            <text:p>61200</text:p>
          </table:table-cell>
          <table:table-cell office:value-type="float" office:value="61204" table:formula="of:=[.BQ120]+4" table:style-name="ce2">
            <text:p>61204</text:p>
          </table:table-cell>
          <table:table-cell office:value-type="float" office:value="61208" table:formula="of:=[.BR120]+4" table:style-name="ce2">
            <text:p>61208</text:p>
          </table:table-cell>
          <table:table-cell office:value-type="float" office:value="61212" table:formula="of:=[.BS120]+4" table:style-name="ce2">
            <text:p>61212</text:p>
          </table:table-cell>
          <table:table-cell office:value-type="float" office:value="61216" table:formula="of:=[.BT120]+4" table:style-name="ce2">
            <text:p>61216</text:p>
          </table:table-cell>
          <table:table-cell office:value-type="float" office:value="61220" table:formula="of:=[.BU120]+4" table:style-name="ce2">
            <text:p>61220</text:p>
          </table:table-cell>
          <table:table-cell office:value-type="float" office:value="61224" table:formula="of:=[.BV120]+4" table:style-name="ce2">
            <text:p>61224</text:p>
          </table:table-cell>
          <table:table-cell office:value-type="float" office:value="61228" table:formula="of:=[.BW120]+4" table:style-name="ce2">
            <text:p>61228</text:p>
          </table:table-cell>
          <table:table-cell office:value-type="float" office:value="61232" table:formula="of:=[.BX120]+4" table:style-name="ce2">
            <text:p>61232</text:p>
          </table:table-cell>
          <table:table-cell office:value-type="float" office:value="61236" table:formula="of:=[.BY120]+4" table:style-name="ce2">
            <text:p>61236</text:p>
          </table:table-cell>
          <table:table-cell office:value-type="float" office:value="61240" table:formula="of:=[.BZ120]+4" table:style-name="ce2">
            <text:p>61240</text:p>
          </table:table-cell>
          <table:table-cell office:value-type="float" office:value="61244" table:formula="of:=[.CA120]+4" table:style-name="ce2">
            <text:p>61244</text:p>
          </table:table-cell>
          <table:table-cell office:value-type="float" office:value="61248" table:formula="of:=[.CB120]+4" table:style-name="ce2">
            <text:p>61248</text:p>
          </table:table-cell>
          <table:table-cell office:value-type="float" office:value="61252" table:formula="of:=[.CC120]+4" table:style-name="ce2">
            <text:p>61252</text:p>
          </table:table-cell>
          <table:table-cell office:value-type="float" office:value="61256" table:formula="of:=[.CD120]+4" table:style-name="ce2">
            <text:p>61256</text:p>
          </table:table-cell>
          <table:table-cell office:value-type="float" office:value="61260" table:formula="of:=[.CE120]+4" table:style-name="ce2">
            <text:p>61260</text:p>
          </table:table-cell>
          <table:table-cell office:value-type="float" office:value="61264" table:formula="of:=[.CF120]+4" table:style-name="ce2">
            <text:p>61264</text:p>
          </table:table-cell>
          <table:table-cell office:value-type="float" office:value="61268" table:formula="of:=[.CG120]+4" table:style-name="ce2">
            <text:p>61268</text:p>
          </table:table-cell>
          <table:table-cell office:value-type="float" office:value="61272" table:formula="of:=[.CH120]+4" table:style-name="ce2">
            <text:p>61272</text:p>
          </table:table-cell>
          <table:table-cell office:value-type="float" office:value="61276" table:formula="of:=[.CI120]+4" table:style-name="ce2">
            <text:p>61276</text:p>
          </table:table-cell>
          <table:table-cell office:value-type="float" office:value="61280" table:formula="of:=[.CJ120]+4" table:style-name="ce2">
            <text:p>61280</text:p>
          </table:table-cell>
          <table:table-cell office:value-type="float" office:value="61284" table:formula="of:=[.CK120]+4" table:style-name="ce2">
            <text:p>61284</text:p>
          </table:table-cell>
          <table:table-cell office:value-type="float" office:value="61288" table:formula="of:=[.CL120]+4" table:style-name="ce2">
            <text:p>61288</text:p>
          </table:table-cell>
          <table:table-cell office:value-type="float" office:value="61292" table:formula="of:=[.CM120]+4" table:style-name="ce2">
            <text:p>61292</text:p>
          </table:table-cell>
          <table:table-cell office:value-type="float" office:value="61296" table:formula="of:=[.CN120]+4" table:style-name="ce2">
            <text:p>61296</text:p>
          </table:table-cell>
          <table:table-cell office:value-type="float" office:value="61300" table:formula="of:=[.CO120]+4" table:style-name="ce2">
            <text:p>61300</text:p>
          </table:table-cell>
          <table:table-cell office:value-type="float" office:value="61304" table:formula="of:=[.CP120]+4" table:style-name="ce2">
            <text:p>61304</text:p>
          </table:table-cell>
          <table:table-cell office:value-type="float" office:value="61308" table:formula="of:=[.CQ120]+4" table:style-name="ce2">
            <text:p>61308</text:p>
          </table:table-cell>
          <table:table-cell office:value-type="float" office:value="61312" table:formula="of:=[.CR120]+4" table:style-name="ce2">
            <text:p>61312</text:p>
          </table:table-cell>
          <table:table-cell office:value-type="float" office:value="61316" table:formula="of:=[.CS120]+4" table:style-name="ce2">
            <text:p>61316</text:p>
          </table:table-cell>
          <table:table-cell office:value-type="float" office:value="61320" table:formula="of:=[.CT120]+4" table:style-name="ce2">
            <text:p>61320</text:p>
          </table:table-cell>
          <table:table-cell office:value-type="float" office:value="61324" table:formula="of:=[.CU120]+4" table:style-name="ce2">
            <text:p>61324</text:p>
          </table:table-cell>
          <table:table-cell office:value-type="float" office:value="61328" table:formula="of:=[.CV120]+4" table:style-name="ce2">
            <text:p>61328</text:p>
          </table:table-cell>
          <table:table-cell office:value-type="float" office:value="61332" table:formula="of:=[.CW120]+4" table:style-name="ce2">
            <text:p>61332</text:p>
          </table:table-cell>
          <table:table-cell office:value-type="float" office:value="61336" table:formula="of:=[.CX120]+4" table:style-name="ce2">
            <text:p>61336</text:p>
          </table:table-cell>
          <table:table-cell office:value-type="float" office:value="61340" table:formula="of:=[.CY120]+4" table:style-name="ce2">
            <text:p>61340</text:p>
          </table:table-cell>
          <table:table-cell office:value-type="float" office:value="61344" table:formula="of:=[.CZ120]+4" table:style-name="ce2">
            <text:p>61344</text:p>
          </table:table-cell>
          <table:table-cell office:value-type="float" office:value="61348" table:formula="of:=[.DA120]+4" table:style-name="ce2">
            <text:p>61348</text:p>
          </table:table-cell>
          <table:table-cell office:value-type="float" office:value="61352" table:formula="of:=[.DB120]+4" table:style-name="ce2">
            <text:p>61352</text:p>
          </table:table-cell>
          <table:table-cell office:value-type="float" office:value="61356" table:formula="of:=[.DC120]+4" table:style-name="ce2">
            <text:p>61356</text:p>
          </table:table-cell>
          <table:table-cell office:value-type="float" office:value="61360" table:formula="of:=[.DD120]+4" table:style-name="ce2">
            <text:p>61360</text:p>
          </table:table-cell>
          <table:table-cell office:value-type="float" office:value="61364" table:formula="of:=[.DE120]+4" table:style-name="ce2">
            <text:p>61364</text:p>
          </table:table-cell>
          <table:table-cell office:value-type="float" office:value="61368" table:formula="of:=[.DF120]+4" table:style-name="ce2">
            <text:p>61368</text:p>
          </table:table-cell>
          <table:table-cell office:value-type="float" office:value="61372" table:formula="of:=[.DG120]+4" table:style-name="ce2">
            <text:p>61372</text:p>
          </table:table-cell>
          <table:table-cell office:value-type="float" office:value="61376" table:formula="of:=[.DH120]+4" table:style-name="ce2">
            <text:p>61376</text:p>
          </table:table-cell>
          <table:table-cell office:value-type="float" office:value="61380" table:formula="of:=[.DI120]+4" table:style-name="ce2">
            <text:p>61380</text:p>
          </table:table-cell>
          <table:table-cell office:value-type="float" office:value="61384" table:formula="of:=[.DJ120]+4" table:style-name="ce2">
            <text:p>61384</text:p>
          </table:table-cell>
          <table:table-cell office:value-type="float" office:value="61388" table:formula="of:=[.DK120]+4" table:style-name="ce2">
            <text:p>61388</text:p>
          </table:table-cell>
          <table:table-cell office:value-type="float" office:value="61392" table:formula="of:=[.DL120]+4" table:style-name="ce2">
            <text:p>61392</text:p>
          </table:table-cell>
          <table:table-cell office:value-type="float" office:value="61396" table:formula="of:=[.DM120]+4" table:style-name="ce2">
            <text:p>61396</text:p>
          </table:table-cell>
          <table:table-cell office:value-type="float" office:value="61400" table:formula="of:=[.DN120]+4" table:style-name="ce2">
            <text:p>61400</text:p>
          </table:table-cell>
          <table:table-cell office:value-type="float" office:value="61404" table:formula="of:=[.DO120]+4" table:style-name="ce2">
            <text:p>61404</text:p>
          </table:table-cell>
          <table:table-cell office:value-type="float" office:value="61408" table:formula="of:=[.DP120]+4" table:style-name="ce2">
            <text:p>61408</text:p>
          </table:table-cell>
          <table:table-cell office:value-type="float" office:value="61412" table:formula="of:=[.DQ120]+4" table:style-name="ce2">
            <text:p>61412</text:p>
          </table:table-cell>
          <table:table-cell office:value-type="float" office:value="61416" table:formula="of:=[.DR120]+4" table:style-name="ce2">
            <text:p>61416</text:p>
          </table:table-cell>
          <table:table-cell office:value-type="float" office:value="61420" table:formula="of:=[.DS120]+4" table:style-name="ce2">
            <text:p>61420</text:p>
          </table:table-cell>
          <table:table-cell office:value-type="float" office:value="61424" table:formula="of:=[.DT120]+4" table:style-name="ce2">
            <text:p>61424</text:p>
          </table:table-cell>
          <table:table-cell office:value-type="float" office:value="61428" table:formula="of:=[.DU120]+4" table:style-name="ce2">
            <text:p>61428</text:p>
          </table:table-cell>
          <table:table-cell office:value-type="float" office:value="61432" table:formula="of:=[.DV120]+4" table:style-name="ce2">
            <text:p>61432</text:p>
          </table:table-cell>
          <table:table-cell office:value-type="float" office:value="61436" table:formula="of:=[.DW120]+4" table:style-name="ce2">
            <text:p>61436</text:p>
          </table:table-cell>
          <table:table-cell table:number-columns-repeated="16256"/>
        </table:table-row>
        <table:table-row table:style-name="ro1">
          <table:table-cell office:value-type="float" office:value="61440" table:formula="of:=[.A120]+512" table:style-name="ce2">
            <text:p>61440</text:p>
          </table:table-cell>
          <table:table-cell office:value-type="float" office:value="61444" table:formula="of:=[.A121]+4" table:style-name="ce2">
            <text:p>61444</text:p>
          </table:table-cell>
          <table:table-cell office:value-type="float" office:value="61448" table:formula="of:=[.B121]+4" table:style-name="ce2">
            <text:p>61448</text:p>
          </table:table-cell>
          <table:table-cell office:value-type="float" office:value="61452" table:formula="of:=[.C121]+4" table:style-name="ce2">
            <text:p>61452</text:p>
          </table:table-cell>
          <table:table-cell office:value-type="float" office:value="61456" table:formula="of:=[.D121]+4" table:style-name="ce2">
            <text:p>61456</text:p>
          </table:table-cell>
          <table:table-cell office:value-type="float" office:value="61460" table:formula="of:=[.E121]+4" table:style-name="ce2">
            <text:p>61460</text:p>
          </table:table-cell>
          <table:table-cell office:value-type="float" office:value="61464" table:formula="of:=[.F121]+4" table:style-name="ce2">
            <text:p>61464</text:p>
          </table:table-cell>
          <table:table-cell office:value-type="float" office:value="61468" table:formula="of:=[.G121]+4" table:style-name="ce2">
            <text:p>61468</text:p>
          </table:table-cell>
          <table:table-cell office:value-type="float" office:value="61472" table:formula="of:=[.H121]+4" table:style-name="ce2">
            <text:p>61472</text:p>
          </table:table-cell>
          <table:table-cell office:value-type="float" office:value="61476" table:formula="of:=[.I121]+4" table:style-name="ce2">
            <text:p>61476</text:p>
          </table:table-cell>
          <table:table-cell office:value-type="float" office:value="61480" table:formula="of:=[.J121]+4" table:style-name="ce2">
            <text:p>61480</text:p>
          </table:table-cell>
          <table:table-cell office:value-type="float" office:value="61484" table:formula="of:=[.K121]+4" table:style-name="ce2">
            <text:p>61484</text:p>
          </table:table-cell>
          <table:table-cell office:value-type="float" office:value="61488" table:formula="of:=[.L121]+4" table:style-name="ce2">
            <text:p>61488</text:p>
          </table:table-cell>
          <table:table-cell office:value-type="float" office:value="61492" table:formula="of:=[.M121]+4" table:style-name="ce2">
            <text:p>61492</text:p>
          </table:table-cell>
          <table:table-cell office:value-type="float" office:value="61496" table:formula="of:=[.N121]+4" table:style-name="ce2">
            <text:p>61496</text:p>
          </table:table-cell>
          <table:table-cell office:value-type="float" office:value="61500" table:formula="of:=[.O121]+4" table:style-name="ce2">
            <text:p>61500</text:p>
          </table:table-cell>
          <table:table-cell office:value-type="float" office:value="61504" table:formula="of:=[.P121]+4" table:style-name="ce2">
            <text:p>61504</text:p>
          </table:table-cell>
          <table:table-cell office:value-type="float" office:value="61508" table:formula="of:=[.Q121]+4" table:style-name="ce2">
            <text:p>61508</text:p>
          </table:table-cell>
          <table:table-cell office:value-type="float" office:value="61512" table:formula="of:=[.R121]+4" table:style-name="ce2">
            <text:p>61512</text:p>
          </table:table-cell>
          <table:table-cell office:value-type="float" office:value="61516" table:formula="of:=[.S121]+4" table:style-name="ce2">
            <text:p>61516</text:p>
          </table:table-cell>
          <table:table-cell office:value-type="float" office:value="61520" table:formula="of:=[.T121]+4" table:style-name="ce2">
            <text:p>61520</text:p>
          </table:table-cell>
          <table:table-cell office:value-type="float" office:value="61524" table:formula="of:=[.U121]+4" table:style-name="ce2">
            <text:p>61524</text:p>
          </table:table-cell>
          <table:table-cell office:value-type="float" office:value="61528" table:formula="of:=[.V121]+4" table:style-name="ce2">
            <text:p>61528</text:p>
          </table:table-cell>
          <table:table-cell office:value-type="float" office:value="61532" table:formula="of:=[.W121]+4" table:style-name="ce2">
            <text:p>61532</text:p>
          </table:table-cell>
          <table:table-cell office:value-type="float" office:value="61536" table:formula="of:=[.X121]+4" table:style-name="ce2">
            <text:p>61536</text:p>
          </table:table-cell>
          <table:table-cell office:value-type="float" office:value="61540" table:formula="of:=[.Y121]+4" table:style-name="ce2">
            <text:p>61540</text:p>
          </table:table-cell>
          <table:table-cell office:value-type="float" office:value="61544" table:formula="of:=[.Z121]+4" table:style-name="ce2">
            <text:p>61544</text:p>
          </table:table-cell>
          <table:table-cell office:value-type="float" office:value="61548" table:formula="of:=[.AA121]+4" table:style-name="ce2">
            <text:p>61548</text:p>
          </table:table-cell>
          <table:table-cell office:value-type="float" office:value="61552" table:formula="of:=[.AB121]+4" table:style-name="ce2">
            <text:p>61552</text:p>
          </table:table-cell>
          <table:table-cell office:value-type="float" office:value="61556" table:formula="of:=[.AC121]+4" table:style-name="ce2">
            <text:p>61556</text:p>
          </table:table-cell>
          <table:table-cell office:value-type="float" office:value="61560" table:formula="of:=[.AD121]+4" table:style-name="ce2">
            <text:p>61560</text:p>
          </table:table-cell>
          <table:table-cell office:value-type="float" office:value="61564" table:formula="of:=[.AE121]+4" table:style-name="ce2">
            <text:p>61564</text:p>
          </table:table-cell>
          <table:table-cell office:value-type="float" office:value="61568" table:formula="of:=[.AF121]+4" table:style-name="ce2">
            <text:p>61568</text:p>
          </table:table-cell>
          <table:table-cell office:value-type="float" office:value="61572" table:formula="of:=[.AG121]+4" table:style-name="ce2">
            <text:p>61572</text:p>
          </table:table-cell>
          <table:table-cell office:value-type="float" office:value="61576" table:formula="of:=[.AH121]+4" table:style-name="ce2">
            <text:p>61576</text:p>
          </table:table-cell>
          <table:table-cell office:value-type="float" office:value="61580" table:formula="of:=[.AI121]+4" table:style-name="ce2">
            <text:p>61580</text:p>
          </table:table-cell>
          <table:table-cell office:value-type="float" office:value="61584" table:formula="of:=[.AJ121]+4" table:style-name="ce2">
            <text:p>61584</text:p>
          </table:table-cell>
          <table:table-cell office:value-type="float" office:value="61588" table:formula="of:=[.AK121]+4" table:style-name="ce2">
            <text:p>61588</text:p>
          </table:table-cell>
          <table:table-cell office:value-type="float" office:value="61592" table:formula="of:=[.AL121]+4" table:style-name="ce2">
            <text:p>61592</text:p>
          </table:table-cell>
          <table:table-cell office:value-type="float" office:value="61596" table:formula="of:=[.AM121]+4" table:style-name="ce2">
            <text:p>61596</text:p>
          </table:table-cell>
          <table:table-cell office:value-type="float" office:value="61600" table:formula="of:=[.AN121]+4" table:style-name="ce2">
            <text:p>61600</text:p>
          </table:table-cell>
          <table:table-cell office:value-type="float" office:value="61604" table:formula="of:=[.AO121]+4" table:style-name="ce2">
            <text:p>61604</text:p>
          </table:table-cell>
          <table:table-cell office:value-type="float" office:value="61608" table:formula="of:=[.AP121]+4" table:style-name="ce2">
            <text:p>61608</text:p>
          </table:table-cell>
          <table:table-cell office:value-type="float" office:value="61612" table:formula="of:=[.AQ121]+4" table:style-name="ce2">
            <text:p>61612</text:p>
          </table:table-cell>
          <table:table-cell office:value-type="float" office:value="61616" table:formula="of:=[.AR121]+4" table:style-name="ce2">
            <text:p>61616</text:p>
          </table:table-cell>
          <table:table-cell office:value-type="float" office:value="61620" table:formula="of:=[.AS121]+4" table:style-name="ce2">
            <text:p>61620</text:p>
          </table:table-cell>
          <table:table-cell office:value-type="float" office:value="61624" table:formula="of:=[.AT121]+4" table:style-name="ce2">
            <text:p>61624</text:p>
          </table:table-cell>
          <table:table-cell office:value-type="float" office:value="61628" table:formula="of:=[.AU121]+4" table:style-name="ce2">
            <text:p>61628</text:p>
          </table:table-cell>
          <table:table-cell office:value-type="float" office:value="61632" table:formula="of:=[.AV121]+4" table:style-name="ce2">
            <text:p>61632</text:p>
          </table:table-cell>
          <table:table-cell office:value-type="float" office:value="61636" table:formula="of:=[.AW121]+4" table:style-name="ce2">
            <text:p>61636</text:p>
          </table:table-cell>
          <table:table-cell office:value-type="float" office:value="61640" table:formula="of:=[.AX121]+4" table:style-name="ce2">
            <text:p>61640</text:p>
          </table:table-cell>
          <table:table-cell office:value-type="float" office:value="61644" table:formula="of:=[.AY121]+4" table:style-name="ce2">
            <text:p>61644</text:p>
          </table:table-cell>
          <table:table-cell office:value-type="float" office:value="61648" table:formula="of:=[.AZ121]+4" table:style-name="ce2">
            <text:p>61648</text:p>
          </table:table-cell>
          <table:table-cell office:value-type="float" office:value="61652" table:formula="of:=[.BA121]+4" table:style-name="ce6">
            <text:p>61652</text:p>
          </table:table-cell>
          <table:table-cell office:value-type="float" office:value="61656" table:formula="of:=[.BB121]+4" table:style-name="ce6">
            <text:p>61656</text:p>
          </table:table-cell>
          <table:table-cell office:value-type="float" office:value="61660" table:formula="of:=[.BC121]+4" table:style-name="ce6">
            <text:p>61660</text:p>
          </table:table-cell>
          <table:table-cell office:value-type="float" office:value="61664" table:formula="of:=[.BD121]+4" table:style-name="ce6">
            <text:p>61664</text:p>
          </table:table-cell>
          <table:table-cell office:value-type="float" office:value="61668" table:formula="of:=[.BE121]+4" table:style-name="ce6">
            <text:p>61668</text:p>
          </table:table-cell>
          <table:table-cell office:value-type="float" office:value="61672" table:formula="of:=[.BF121]+4" table:style-name="ce6">
            <text:p>61672</text:p>
          </table:table-cell>
          <table:table-cell office:value-type="float" office:value="61676" table:formula="of:=[.BG121]+4" table:style-name="ce6">
            <text:p>61676</text:p>
          </table:table-cell>
          <table:table-cell office:value-type="float" office:value="61680" table:formula="of:=[.BH121]+4" table:style-name="ce6">
            <text:p>61680</text:p>
          </table:table-cell>
          <table:table-cell office:value-type="float" office:value="61684" table:formula="of:=[.BI121]+4" table:style-name="ce6">
            <text:p>61684</text:p>
          </table:table-cell>
          <table:table-cell office:value-type="float" office:value="61688" table:formula="of:=[.BJ121]+4" table:style-name="ce6">
            <text:p>61688</text:p>
          </table:table-cell>
          <table:table-cell office:value-type="float" office:value="61692" table:formula="of:=[.BK121]+4" table:style-name="ce6">
            <text:p>61692</text:p>
          </table:table-cell>
          <table:table-cell office:value-type="float" office:value="61696" table:formula="of:=[.BL121]+4" table:style-name="ce2">
            <text:p>61696</text:p>
          </table:table-cell>
          <table:table-cell office:value-type="float" office:value="61700" table:formula="of:=[.BM121]+4" table:style-name="ce2">
            <text:p>61700</text:p>
          </table:table-cell>
          <table:table-cell office:value-type="float" office:value="61704" table:formula="of:=[.BN121]+4" table:style-name="ce2">
            <text:p>61704</text:p>
          </table:table-cell>
          <table:table-cell office:value-type="float" office:value="61708" table:formula="of:=[.BO121]+4" table:style-name="ce2">
            <text:p>61708</text:p>
          </table:table-cell>
          <table:table-cell office:value-type="float" office:value="61712" table:formula="of:=[.BP121]+4" table:style-name="ce2">
            <text:p>61712</text:p>
          </table:table-cell>
          <table:table-cell office:value-type="float" office:value="61716" table:formula="of:=[.BQ121]+4" table:style-name="ce2">
            <text:p>61716</text:p>
          </table:table-cell>
          <table:table-cell office:value-type="float" office:value="61720" table:formula="of:=[.BR121]+4" table:style-name="ce2">
            <text:p>61720</text:p>
          </table:table-cell>
          <table:table-cell office:value-type="float" office:value="61724" table:formula="of:=[.BS121]+4" table:style-name="ce2">
            <text:p>61724</text:p>
          </table:table-cell>
          <table:table-cell office:value-type="float" office:value="61728" table:formula="of:=[.BT121]+4" table:style-name="ce2">
            <text:p>61728</text:p>
          </table:table-cell>
          <table:table-cell office:value-type="float" office:value="61732" table:formula="of:=[.BU121]+4" table:style-name="ce2">
            <text:p>61732</text:p>
          </table:table-cell>
          <table:table-cell office:value-type="float" office:value="61736" table:formula="of:=[.BV121]+4" table:style-name="ce2">
            <text:p>61736</text:p>
          </table:table-cell>
          <table:table-cell office:value-type="float" office:value="61740" table:formula="of:=[.BW121]+4" table:style-name="ce2">
            <text:p>61740</text:p>
          </table:table-cell>
          <table:table-cell office:value-type="float" office:value="61744" table:formula="of:=[.BX121]+4" table:style-name="ce2">
            <text:p>61744</text:p>
          </table:table-cell>
          <table:table-cell office:value-type="float" office:value="61748" table:formula="of:=[.BY121]+4" table:style-name="ce2">
            <text:p>61748</text:p>
          </table:table-cell>
          <table:table-cell office:value-type="float" office:value="61752" table:formula="of:=[.BZ121]+4" table:style-name="ce2">
            <text:p>61752</text:p>
          </table:table-cell>
          <table:table-cell office:value-type="float" office:value="61756" table:formula="of:=[.CA121]+4" table:style-name="ce2">
            <text:p>61756</text:p>
          </table:table-cell>
          <table:table-cell office:value-type="float" office:value="61760" table:formula="of:=[.CB121]+4" table:style-name="ce2">
            <text:p>61760</text:p>
          </table:table-cell>
          <table:table-cell office:value-type="float" office:value="61764" table:formula="of:=[.CC121]+4" table:style-name="ce2">
            <text:p>61764</text:p>
          </table:table-cell>
          <table:table-cell office:value-type="float" office:value="61768" table:formula="of:=[.CD121]+4" table:style-name="ce2">
            <text:p>61768</text:p>
          </table:table-cell>
          <table:table-cell office:value-type="float" office:value="61772" table:formula="of:=[.CE121]+4" table:style-name="ce2">
            <text:p>61772</text:p>
          </table:table-cell>
          <table:table-cell office:value-type="float" office:value="61776" table:formula="of:=[.CF121]+4" table:style-name="ce2">
            <text:p>61776</text:p>
          </table:table-cell>
          <table:table-cell office:value-type="float" office:value="61780" table:formula="of:=[.CG121]+4" table:style-name="ce2">
            <text:p>61780</text:p>
          </table:table-cell>
          <table:table-cell office:value-type="float" office:value="61784" table:formula="of:=[.CH121]+4" table:style-name="ce2">
            <text:p>61784</text:p>
          </table:table-cell>
          <table:table-cell office:value-type="float" office:value="61788" table:formula="of:=[.CI121]+4" table:style-name="ce2">
            <text:p>61788</text:p>
          </table:table-cell>
          <table:table-cell office:value-type="float" office:value="61792" table:formula="of:=[.CJ121]+4" table:style-name="ce2">
            <text:p>61792</text:p>
          </table:table-cell>
          <table:table-cell office:value-type="float" office:value="61796" table:formula="of:=[.CK121]+4" table:style-name="ce2">
            <text:p>61796</text:p>
          </table:table-cell>
          <table:table-cell office:value-type="float" office:value="61800" table:formula="of:=[.CL121]+4" table:style-name="ce2">
            <text:p>61800</text:p>
          </table:table-cell>
          <table:table-cell office:value-type="float" office:value="61804" table:formula="of:=[.CM121]+4" table:style-name="ce2">
            <text:p>61804</text:p>
          </table:table-cell>
          <table:table-cell office:value-type="float" office:value="61808" table:formula="of:=[.CN121]+4" table:style-name="ce2">
            <text:p>61808</text:p>
          </table:table-cell>
          <table:table-cell office:value-type="float" office:value="61812" table:formula="of:=[.CO121]+4" table:style-name="ce2">
            <text:p>61812</text:p>
          </table:table-cell>
          <table:table-cell office:value-type="float" office:value="61816" table:formula="of:=[.CP121]+4" table:style-name="ce2">
            <text:p>61816</text:p>
          </table:table-cell>
          <table:table-cell office:value-type="float" office:value="61820" table:formula="of:=[.CQ121]+4" table:style-name="ce2">
            <text:p>61820</text:p>
          </table:table-cell>
          <table:table-cell office:value-type="float" office:value="61824" table:formula="of:=[.CR121]+4" table:style-name="ce2">
            <text:p>61824</text:p>
          </table:table-cell>
          <table:table-cell office:value-type="float" office:value="61828" table:formula="of:=[.CS121]+4" table:style-name="ce2">
            <text:p>61828</text:p>
          </table:table-cell>
          <table:table-cell office:value-type="float" office:value="61832" table:formula="of:=[.CT121]+4" table:style-name="ce2">
            <text:p>61832</text:p>
          </table:table-cell>
          <table:table-cell office:value-type="float" office:value="61836" table:formula="of:=[.CU121]+4" table:style-name="ce2">
            <text:p>61836</text:p>
          </table:table-cell>
          <table:table-cell office:value-type="float" office:value="61840" table:formula="of:=[.CV121]+4" table:style-name="ce2">
            <text:p>61840</text:p>
          </table:table-cell>
          <table:table-cell office:value-type="float" office:value="61844" table:formula="of:=[.CW121]+4" table:style-name="ce2">
            <text:p>61844</text:p>
          </table:table-cell>
          <table:table-cell office:value-type="float" office:value="61848" table:formula="of:=[.CX121]+4" table:style-name="ce2">
            <text:p>61848</text:p>
          </table:table-cell>
          <table:table-cell office:value-type="float" office:value="61852" table:formula="of:=[.CY121]+4" table:style-name="ce2">
            <text:p>61852</text:p>
          </table:table-cell>
          <table:table-cell office:value-type="float" office:value="61856" table:formula="of:=[.CZ121]+4" table:style-name="ce2">
            <text:p>61856</text:p>
          </table:table-cell>
          <table:table-cell office:value-type="float" office:value="61860" table:formula="of:=[.DA121]+4" table:style-name="ce2">
            <text:p>61860</text:p>
          </table:table-cell>
          <table:table-cell office:value-type="float" office:value="61864" table:formula="of:=[.DB121]+4" table:style-name="ce2">
            <text:p>61864</text:p>
          </table:table-cell>
          <table:table-cell office:value-type="float" office:value="61868" table:formula="of:=[.DC121]+4" table:style-name="ce2">
            <text:p>61868</text:p>
          </table:table-cell>
          <table:table-cell office:value-type="float" office:value="61872" table:formula="of:=[.DD121]+4" table:style-name="ce2">
            <text:p>61872</text:p>
          </table:table-cell>
          <table:table-cell office:value-type="float" office:value="61876" table:formula="of:=[.DE121]+4" table:style-name="ce2">
            <text:p>61876</text:p>
          </table:table-cell>
          <table:table-cell office:value-type="float" office:value="61880" table:formula="of:=[.DF121]+4" table:style-name="ce2">
            <text:p>61880</text:p>
          </table:table-cell>
          <table:table-cell office:value-type="float" office:value="61884" table:formula="of:=[.DG121]+4" table:style-name="ce2">
            <text:p>61884</text:p>
          </table:table-cell>
          <table:table-cell office:value-type="float" office:value="61888" table:formula="of:=[.DH121]+4" table:style-name="ce2">
            <text:p>61888</text:p>
          </table:table-cell>
          <table:table-cell office:value-type="float" office:value="61892" table:formula="of:=[.DI121]+4" table:style-name="ce2">
            <text:p>61892</text:p>
          </table:table-cell>
          <table:table-cell office:value-type="float" office:value="61896" table:formula="of:=[.DJ121]+4" table:style-name="ce2">
            <text:p>61896</text:p>
          </table:table-cell>
          <table:table-cell office:value-type="float" office:value="61900" table:formula="of:=[.DK121]+4" table:style-name="ce2">
            <text:p>61900</text:p>
          </table:table-cell>
          <table:table-cell office:value-type="float" office:value="61904" table:formula="of:=[.DL121]+4" table:style-name="ce2">
            <text:p>61904</text:p>
          </table:table-cell>
          <table:table-cell office:value-type="float" office:value="61908" table:formula="of:=[.DM121]+4" table:style-name="ce2">
            <text:p>61908</text:p>
          </table:table-cell>
          <table:table-cell office:value-type="float" office:value="61912" table:formula="of:=[.DN121]+4" table:style-name="ce2">
            <text:p>61912</text:p>
          </table:table-cell>
          <table:table-cell office:value-type="float" office:value="61916" table:formula="of:=[.DO121]+4" table:style-name="ce2">
            <text:p>61916</text:p>
          </table:table-cell>
          <table:table-cell office:value-type="float" office:value="61920" table:formula="of:=[.DP121]+4" table:style-name="ce2">
            <text:p>61920</text:p>
          </table:table-cell>
          <table:table-cell office:value-type="float" office:value="61924" table:formula="of:=[.DQ121]+4" table:style-name="ce2">
            <text:p>61924</text:p>
          </table:table-cell>
          <table:table-cell office:value-type="float" office:value="61928" table:formula="of:=[.DR121]+4" table:style-name="ce2">
            <text:p>61928</text:p>
          </table:table-cell>
          <table:table-cell office:value-type="float" office:value="61932" table:formula="of:=[.DS121]+4" table:style-name="ce2">
            <text:p>61932</text:p>
          </table:table-cell>
          <table:table-cell office:value-type="float" office:value="61936" table:formula="of:=[.DT121]+4" table:style-name="ce2">
            <text:p>61936</text:p>
          </table:table-cell>
          <table:table-cell office:value-type="float" office:value="61940" table:formula="of:=[.DU121]+4" table:style-name="ce2">
            <text:p>61940</text:p>
          </table:table-cell>
          <table:table-cell office:value-type="float" office:value="61944" table:formula="of:=[.DV121]+4" table:style-name="ce2">
            <text:p>61944</text:p>
          </table:table-cell>
          <table:table-cell office:value-type="float" office:value="61948" table:formula="of:=[.DW121]+4" table:style-name="ce2">
            <text:p>61948</text:p>
          </table:table-cell>
          <table:table-cell table:number-columns-repeated="16256"/>
        </table:table-row>
        <table:table-row table:style-name="ro1">
          <table:table-cell office:value-type="float" office:value="61952" table:formula="of:=[.A121]+512" table:style-name="ce2">
            <text:p>61952</text:p>
          </table:table-cell>
          <table:table-cell office:value-type="float" office:value="61956" table:formula="of:=[.A122]+4" table:style-name="ce2">
            <text:p>61956</text:p>
          </table:table-cell>
          <table:table-cell office:value-type="float" office:value="61960" table:formula="of:=[.B122]+4" table:style-name="ce2">
            <text:p>61960</text:p>
          </table:table-cell>
          <table:table-cell office:value-type="float" office:value="61964" table:formula="of:=[.C122]+4" table:style-name="ce2">
            <text:p>61964</text:p>
          </table:table-cell>
          <table:table-cell office:value-type="float" office:value="61968" table:formula="of:=[.D122]+4" table:style-name="ce2">
            <text:p>61968</text:p>
          </table:table-cell>
          <table:table-cell office:value-type="float" office:value="61972" table:formula="of:=[.E122]+4" table:style-name="ce2">
            <text:p>61972</text:p>
          </table:table-cell>
          <table:table-cell office:value-type="float" office:value="61976" table:formula="of:=[.F122]+4" table:style-name="ce2">
            <text:p>61976</text:p>
          </table:table-cell>
          <table:table-cell office:value-type="float" office:value="61980" table:formula="of:=[.G122]+4" table:style-name="ce2">
            <text:p>61980</text:p>
          </table:table-cell>
          <table:table-cell office:value-type="float" office:value="61984" table:formula="of:=[.H122]+4" table:style-name="ce2">
            <text:p>61984</text:p>
          </table:table-cell>
          <table:table-cell office:value-type="float" office:value="61988" table:formula="of:=[.I122]+4" table:style-name="ce2">
            <text:p>61988</text:p>
          </table:table-cell>
          <table:table-cell office:value-type="float" office:value="61992" table:formula="of:=[.J122]+4" table:style-name="ce2">
            <text:p>61992</text:p>
          </table:table-cell>
          <table:table-cell office:value-type="float" office:value="61996" table:formula="of:=[.K122]+4" table:style-name="ce2">
            <text:p>61996</text:p>
          </table:table-cell>
          <table:table-cell office:value-type="float" office:value="62000" table:formula="of:=[.L122]+4" table:style-name="ce2">
            <text:p>62000</text:p>
          </table:table-cell>
          <table:table-cell office:value-type="float" office:value="62004" table:formula="of:=[.M122]+4" table:style-name="ce2">
            <text:p>62004</text:p>
          </table:table-cell>
          <table:table-cell office:value-type="float" office:value="62008" table:formula="of:=[.N122]+4" table:style-name="ce2">
            <text:p>62008</text:p>
          </table:table-cell>
          <table:table-cell office:value-type="float" office:value="62012" table:formula="of:=[.O122]+4" table:style-name="ce2">
            <text:p>62012</text:p>
          </table:table-cell>
          <table:table-cell office:value-type="float" office:value="62016" table:formula="of:=[.P122]+4" table:style-name="ce2">
            <text:p>62016</text:p>
          </table:table-cell>
          <table:table-cell office:value-type="float" office:value="62020" table:formula="of:=[.Q122]+4" table:style-name="ce2">
            <text:p>62020</text:p>
          </table:table-cell>
          <table:table-cell office:value-type="float" office:value="62024" table:formula="of:=[.R122]+4" table:style-name="ce2">
            <text:p>62024</text:p>
          </table:table-cell>
          <table:table-cell office:value-type="float" office:value="62028" table:formula="of:=[.S122]+4" table:style-name="ce2">
            <text:p>62028</text:p>
          </table:table-cell>
          <table:table-cell office:value-type="float" office:value="62032" table:formula="of:=[.T122]+4" table:style-name="ce2">
            <text:p>62032</text:p>
          </table:table-cell>
          <table:table-cell office:value-type="float" office:value="62036" table:formula="of:=[.U122]+4" table:style-name="ce2">
            <text:p>62036</text:p>
          </table:table-cell>
          <table:table-cell office:value-type="float" office:value="62040" table:formula="of:=[.V122]+4" table:style-name="ce2">
            <text:p>62040</text:p>
          </table:table-cell>
          <table:table-cell office:value-type="float" office:value="62044" table:formula="of:=[.W122]+4" table:style-name="ce2">
            <text:p>62044</text:p>
          </table:table-cell>
          <table:table-cell office:value-type="float" office:value="62048" table:formula="of:=[.X122]+4" table:style-name="ce2">
            <text:p>62048</text:p>
          </table:table-cell>
          <table:table-cell office:value-type="float" office:value="62052" table:formula="of:=[.Y122]+4" table:style-name="ce2">
            <text:p>62052</text:p>
          </table:table-cell>
          <table:table-cell office:value-type="float" office:value="62056" table:formula="of:=[.Z122]+4" table:style-name="ce2">
            <text:p>62056</text:p>
          </table:table-cell>
          <table:table-cell office:value-type="float" office:value="62060" table:formula="of:=[.AA122]+4" table:style-name="ce2">
            <text:p>62060</text:p>
          </table:table-cell>
          <table:table-cell office:value-type="float" office:value="62064" table:formula="of:=[.AB122]+4" table:style-name="ce2">
            <text:p>62064</text:p>
          </table:table-cell>
          <table:table-cell office:value-type="float" office:value="62068" table:formula="of:=[.AC122]+4" table:style-name="ce2">
            <text:p>62068</text:p>
          </table:table-cell>
          <table:table-cell office:value-type="float" office:value="62072" table:formula="of:=[.AD122]+4" table:style-name="ce2">
            <text:p>62072</text:p>
          </table:table-cell>
          <table:table-cell office:value-type="float" office:value="62076" table:formula="of:=[.AE122]+4" table:style-name="ce2">
            <text:p>62076</text:p>
          </table:table-cell>
          <table:table-cell office:value-type="float" office:value="62080" table:formula="of:=[.AF122]+4" table:style-name="ce2">
            <text:p>62080</text:p>
          </table:table-cell>
          <table:table-cell office:value-type="float" office:value="62084" table:formula="of:=[.AG122]+4" table:style-name="ce2">
            <text:p>62084</text:p>
          </table:table-cell>
          <table:table-cell office:value-type="float" office:value="62088" table:formula="of:=[.AH122]+4" table:style-name="ce2">
            <text:p>62088</text:p>
          </table:table-cell>
          <table:table-cell office:value-type="float" office:value="62092" table:formula="of:=[.AI122]+4" table:style-name="ce2">
            <text:p>62092</text:p>
          </table:table-cell>
          <table:table-cell office:value-type="float" office:value="62096" table:formula="of:=[.AJ122]+4" table:style-name="ce2">
            <text:p>62096</text:p>
          </table:table-cell>
          <table:table-cell office:value-type="float" office:value="62100" table:formula="of:=[.AK122]+4" table:style-name="ce2">
            <text:p>62100</text:p>
          </table:table-cell>
          <table:table-cell office:value-type="float" office:value="62104" table:formula="of:=[.AL122]+4" table:style-name="ce2">
            <text:p>62104</text:p>
          </table:table-cell>
          <table:table-cell office:value-type="float" office:value="62108" table:formula="of:=[.AM122]+4" table:style-name="ce2">
            <text:p>62108</text:p>
          </table:table-cell>
          <table:table-cell office:value-type="float" office:value="62112" table:formula="of:=[.AN122]+4" table:style-name="ce2">
            <text:p>62112</text:p>
          </table:table-cell>
          <table:table-cell office:value-type="float" office:value="62116" table:formula="of:=[.AO122]+4" table:style-name="ce2">
            <text:p>62116</text:p>
          </table:table-cell>
          <table:table-cell office:value-type="float" office:value="62120" table:formula="of:=[.AP122]+4" table:style-name="ce2">
            <text:p>62120</text:p>
          </table:table-cell>
          <table:table-cell office:value-type="float" office:value="62124" table:formula="of:=[.AQ122]+4" table:style-name="ce2">
            <text:p>62124</text:p>
          </table:table-cell>
          <table:table-cell office:value-type="float" office:value="62128" table:formula="of:=[.AR122]+4" table:style-name="ce2">
            <text:p>62128</text:p>
          </table:table-cell>
          <table:table-cell office:value-type="float" office:value="62132" table:formula="of:=[.AS122]+4" table:style-name="ce2">
            <text:p>62132</text:p>
          </table:table-cell>
          <table:table-cell office:value-type="float" office:value="62136" table:formula="of:=[.AT122]+4" table:style-name="ce2">
            <text:p>62136</text:p>
          </table:table-cell>
          <table:table-cell office:value-type="float" office:value="62140" table:formula="of:=[.AU122]+4" table:style-name="ce2">
            <text:p>62140</text:p>
          </table:table-cell>
          <table:table-cell office:value-type="float" office:value="62144" table:formula="of:=[.AV122]+4" table:style-name="ce2">
            <text:p>62144</text:p>
          </table:table-cell>
          <table:table-cell office:value-type="float" office:value="62148" table:formula="of:=[.AW122]+4" table:style-name="ce2">
            <text:p>62148</text:p>
          </table:table-cell>
          <table:table-cell office:value-type="float" office:value="62152" table:formula="of:=[.AX122]+4" table:style-name="ce2">
            <text:p>62152</text:p>
          </table:table-cell>
          <table:table-cell office:value-type="float" office:value="62156" table:formula="of:=[.AY122]+4" table:style-name="ce2">
            <text:p>62156</text:p>
          </table:table-cell>
          <table:table-cell office:value-type="float" office:value="62160" table:formula="of:=[.AZ122]+4" table:style-name="ce2">
            <text:p>62160</text:p>
          </table:table-cell>
          <table:table-cell office:value-type="float" office:value="62164" table:formula="of:=[.BA122]+4" table:style-name="ce2">
            <text:p>62164</text:p>
          </table:table-cell>
          <table:table-cell office:value-type="float" office:value="62168" table:formula="of:=[.BB122]+4" table:style-name="ce2">
            <text:p>62168</text:p>
          </table:table-cell>
          <table:table-cell office:value-type="float" office:value="62172" table:formula="of:=[.BC122]+4" table:style-name="ce6">
            <text:p>62172</text:p>
          </table:table-cell>
          <table:table-cell office:value-type="float" office:value="62176" table:formula="of:=[.BD122]+4" table:style-name="ce6">
            <text:p>62176</text:p>
          </table:table-cell>
          <table:table-cell office:value-type="float" office:value="62180" table:formula="of:=[.BE122]+4" table:style-name="ce6">
            <text:p>62180</text:p>
          </table:table-cell>
          <table:table-cell office:value-type="float" office:value="62184" table:formula="of:=[.BF122]+4" table:style-name="ce6">
            <text:p>62184</text:p>
          </table:table-cell>
          <table:table-cell office:value-type="float" office:value="62188" table:formula="of:=[.BG122]+4" table:style-name="ce6">
            <text:p>62188</text:p>
          </table:table-cell>
          <table:table-cell office:value-type="float" office:value="62192" table:formula="of:=[.BH122]+4" table:style-name="ce6">
            <text:p>62192</text:p>
          </table:table-cell>
          <table:table-cell office:value-type="float" office:value="62196" table:formula="of:=[.BI122]+4" table:style-name="ce6">
            <text:p>62196</text:p>
          </table:table-cell>
          <table:table-cell office:value-type="float" office:value="62200" table:formula="of:=[.BJ122]+4" table:style-name="ce2">
            <text:p>62200</text:p>
          </table:table-cell>
          <table:table-cell office:value-type="float" office:value="62204" table:formula="of:=[.BK122]+4" table:style-name="ce2">
            <text:p>62204</text:p>
          </table:table-cell>
          <table:table-cell office:value-type="float" office:value="62208" table:formula="of:=[.BL122]+4" table:style-name="ce2">
            <text:p>62208</text:p>
          </table:table-cell>
          <table:table-cell office:value-type="float" office:value="62212" table:formula="of:=[.BM122]+4" table:style-name="ce2">
            <text:p>62212</text:p>
          </table:table-cell>
          <table:table-cell office:value-type="float" office:value="62216" table:formula="of:=[.BN122]+4" table:style-name="ce2">
            <text:p>62216</text:p>
          </table:table-cell>
          <table:table-cell office:value-type="float" office:value="62220" table:formula="of:=[.BO122]+4" table:style-name="ce2">
            <text:p>62220</text:p>
          </table:table-cell>
          <table:table-cell office:value-type="float" office:value="62224" table:formula="of:=[.BP122]+4" table:style-name="ce2">
            <text:p>62224</text:p>
          </table:table-cell>
          <table:table-cell office:value-type="float" office:value="62228" table:formula="of:=[.BQ122]+4" table:style-name="ce2">
            <text:p>62228</text:p>
          </table:table-cell>
          <table:table-cell office:value-type="float" office:value="62232" table:formula="of:=[.BR122]+4" table:style-name="ce2">
            <text:p>62232</text:p>
          </table:table-cell>
          <table:table-cell office:value-type="float" office:value="62236" table:formula="of:=[.BS122]+4" table:style-name="ce2">
            <text:p>62236</text:p>
          </table:table-cell>
          <table:table-cell office:value-type="float" office:value="62240" table:formula="of:=[.BT122]+4" table:style-name="ce2">
            <text:p>62240</text:p>
          </table:table-cell>
          <table:table-cell office:value-type="float" office:value="62244" table:formula="of:=[.BU122]+4" table:style-name="ce2">
            <text:p>62244</text:p>
          </table:table-cell>
          <table:table-cell office:value-type="float" office:value="62248" table:formula="of:=[.BV122]+4" table:style-name="ce2">
            <text:p>62248</text:p>
          </table:table-cell>
          <table:table-cell office:value-type="float" office:value="62252" table:formula="of:=[.BW122]+4" table:style-name="ce2">
            <text:p>62252</text:p>
          </table:table-cell>
          <table:table-cell office:value-type="float" office:value="62256" table:formula="of:=[.BX122]+4" table:style-name="ce2">
            <text:p>62256</text:p>
          </table:table-cell>
          <table:table-cell office:value-type="float" office:value="62260" table:formula="of:=[.BY122]+4" table:style-name="ce2">
            <text:p>62260</text:p>
          </table:table-cell>
          <table:table-cell office:value-type="float" office:value="62264" table:formula="of:=[.BZ122]+4" table:style-name="ce2">
            <text:p>62264</text:p>
          </table:table-cell>
          <table:table-cell office:value-type="float" office:value="62268" table:formula="of:=[.CA122]+4" table:style-name="ce2">
            <text:p>62268</text:p>
          </table:table-cell>
          <table:table-cell office:value-type="float" office:value="62272" table:formula="of:=[.CB122]+4" table:style-name="ce2">
            <text:p>62272</text:p>
          </table:table-cell>
          <table:table-cell office:value-type="float" office:value="62276" table:formula="of:=[.CC122]+4" table:style-name="ce2">
            <text:p>62276</text:p>
          </table:table-cell>
          <table:table-cell office:value-type="float" office:value="62280" table:formula="of:=[.CD122]+4" table:style-name="ce2">
            <text:p>62280</text:p>
          </table:table-cell>
          <table:table-cell office:value-type="float" office:value="62284" table:formula="of:=[.CE122]+4" table:style-name="ce2">
            <text:p>62284</text:p>
          </table:table-cell>
          <table:table-cell office:value-type="float" office:value="62288" table:formula="of:=[.CF122]+4" table:style-name="ce2">
            <text:p>62288</text:p>
          </table:table-cell>
          <table:table-cell office:value-type="float" office:value="62292" table:formula="of:=[.CG122]+4" table:style-name="ce2">
            <text:p>62292</text:p>
          </table:table-cell>
          <table:table-cell office:value-type="float" office:value="62296" table:formula="of:=[.CH122]+4" table:style-name="ce2">
            <text:p>62296</text:p>
          </table:table-cell>
          <table:table-cell office:value-type="float" office:value="62300" table:formula="of:=[.CI122]+4" table:style-name="ce2">
            <text:p>62300</text:p>
          </table:table-cell>
          <table:table-cell office:value-type="float" office:value="62304" table:formula="of:=[.CJ122]+4" table:style-name="ce2">
            <text:p>62304</text:p>
          </table:table-cell>
          <table:table-cell office:value-type="float" office:value="62308" table:formula="of:=[.CK122]+4" table:style-name="ce2">
            <text:p>62308</text:p>
          </table:table-cell>
          <table:table-cell office:value-type="float" office:value="62312" table:formula="of:=[.CL122]+4" table:style-name="ce2">
            <text:p>62312</text:p>
          </table:table-cell>
          <table:table-cell office:value-type="float" office:value="62316" table:formula="of:=[.CM122]+4" table:style-name="ce2">
            <text:p>62316</text:p>
          </table:table-cell>
          <table:table-cell office:value-type="float" office:value="62320" table:formula="of:=[.CN122]+4" table:style-name="ce2">
            <text:p>62320</text:p>
          </table:table-cell>
          <table:table-cell office:value-type="float" office:value="62324" table:formula="of:=[.CO122]+4" table:style-name="ce2">
            <text:p>62324</text:p>
          </table:table-cell>
          <table:table-cell office:value-type="float" office:value="62328" table:formula="of:=[.CP122]+4" table:style-name="ce2">
            <text:p>62328</text:p>
          </table:table-cell>
          <table:table-cell office:value-type="float" office:value="62332" table:formula="of:=[.CQ122]+4" table:style-name="ce2">
            <text:p>62332</text:p>
          </table:table-cell>
          <table:table-cell office:value-type="float" office:value="62336" table:formula="of:=[.CR122]+4" table:style-name="ce2">
            <text:p>62336</text:p>
          </table:table-cell>
          <table:table-cell office:value-type="float" office:value="62340" table:formula="of:=[.CS122]+4" table:style-name="ce2">
            <text:p>62340</text:p>
          </table:table-cell>
          <table:table-cell office:value-type="float" office:value="62344" table:formula="of:=[.CT122]+4" table:style-name="ce2">
            <text:p>62344</text:p>
          </table:table-cell>
          <table:table-cell office:value-type="float" office:value="62348" table:formula="of:=[.CU122]+4" table:style-name="ce2">
            <text:p>62348</text:p>
          </table:table-cell>
          <table:table-cell office:value-type="float" office:value="62352" table:formula="of:=[.CV122]+4" table:style-name="ce2">
            <text:p>62352</text:p>
          </table:table-cell>
          <table:table-cell office:value-type="float" office:value="62356" table:formula="of:=[.CW122]+4" table:style-name="ce2">
            <text:p>62356</text:p>
          </table:table-cell>
          <table:table-cell office:value-type="float" office:value="62360" table:formula="of:=[.CX122]+4" table:style-name="ce2">
            <text:p>62360</text:p>
          </table:table-cell>
          <table:table-cell office:value-type="float" office:value="62364" table:formula="of:=[.CY122]+4" table:style-name="ce2">
            <text:p>62364</text:p>
          </table:table-cell>
          <table:table-cell office:value-type="float" office:value="62368" table:formula="of:=[.CZ122]+4" table:style-name="ce2">
            <text:p>62368</text:p>
          </table:table-cell>
          <table:table-cell office:value-type="float" office:value="62372" table:formula="of:=[.DA122]+4" table:style-name="ce2">
            <text:p>62372</text:p>
          </table:table-cell>
          <table:table-cell office:value-type="float" office:value="62376" table:formula="of:=[.DB122]+4" table:style-name="ce2">
            <text:p>62376</text:p>
          </table:table-cell>
          <table:table-cell office:value-type="float" office:value="62380" table:formula="of:=[.DC122]+4" table:style-name="ce2">
            <text:p>62380</text:p>
          </table:table-cell>
          <table:table-cell office:value-type="float" office:value="62384" table:formula="of:=[.DD122]+4" table:style-name="ce2">
            <text:p>62384</text:p>
          </table:table-cell>
          <table:table-cell office:value-type="float" office:value="62388" table:formula="of:=[.DE122]+4" table:style-name="ce2">
            <text:p>62388</text:p>
          </table:table-cell>
          <table:table-cell office:value-type="float" office:value="62392" table:formula="of:=[.DF122]+4" table:style-name="ce2">
            <text:p>62392</text:p>
          </table:table-cell>
          <table:table-cell office:value-type="float" office:value="62396" table:formula="of:=[.DG122]+4" table:style-name="ce2">
            <text:p>62396</text:p>
          </table:table-cell>
          <table:table-cell office:value-type="float" office:value="62400" table:formula="of:=[.DH122]+4" table:style-name="ce2">
            <text:p>62400</text:p>
          </table:table-cell>
          <table:table-cell office:value-type="float" office:value="62404" table:formula="of:=[.DI122]+4" table:style-name="ce2">
            <text:p>62404</text:p>
          </table:table-cell>
          <table:table-cell office:value-type="float" office:value="62408" table:formula="of:=[.DJ122]+4" table:style-name="ce2">
            <text:p>62408</text:p>
          </table:table-cell>
          <table:table-cell office:value-type="float" office:value="62412" table:formula="of:=[.DK122]+4" table:style-name="ce2">
            <text:p>62412</text:p>
          </table:table-cell>
          <table:table-cell office:value-type="float" office:value="62416" table:formula="of:=[.DL122]+4" table:style-name="ce2">
            <text:p>62416</text:p>
          </table:table-cell>
          <table:table-cell office:value-type="float" office:value="62420" table:formula="of:=[.DM122]+4" table:style-name="ce2">
            <text:p>62420</text:p>
          </table:table-cell>
          <table:table-cell office:value-type="float" office:value="62424" table:formula="of:=[.DN122]+4" table:style-name="ce2">
            <text:p>62424</text:p>
          </table:table-cell>
          <table:table-cell office:value-type="float" office:value="62428" table:formula="of:=[.DO122]+4" table:style-name="ce2">
            <text:p>62428</text:p>
          </table:table-cell>
          <table:table-cell office:value-type="float" office:value="62432" table:formula="of:=[.DP122]+4" table:style-name="ce2">
            <text:p>62432</text:p>
          </table:table-cell>
          <table:table-cell office:value-type="float" office:value="62436" table:formula="of:=[.DQ122]+4" table:style-name="ce2">
            <text:p>62436</text:p>
          </table:table-cell>
          <table:table-cell office:value-type="float" office:value="62440" table:formula="of:=[.DR122]+4" table:style-name="ce2">
            <text:p>62440</text:p>
          </table:table-cell>
          <table:table-cell office:value-type="float" office:value="62444" table:formula="of:=[.DS122]+4" table:style-name="ce2">
            <text:p>62444</text:p>
          </table:table-cell>
          <table:table-cell office:value-type="float" office:value="62448" table:formula="of:=[.DT122]+4" table:style-name="ce2">
            <text:p>62448</text:p>
          </table:table-cell>
          <table:table-cell office:value-type="float" office:value="62452" table:formula="of:=[.DU122]+4" table:style-name="ce2">
            <text:p>62452</text:p>
          </table:table-cell>
          <table:table-cell office:value-type="float" office:value="62456" table:formula="of:=[.DV122]+4" table:style-name="ce2">
            <text:p>62456</text:p>
          </table:table-cell>
          <table:table-cell office:value-type="float" office:value="62460" table:formula="of:=[.DW122]+4" table:style-name="ce2">
            <text:p>62460</text:p>
          </table:table-cell>
          <table:table-cell table:number-columns-repeated="16256"/>
        </table:table-row>
        <table:table-row table:style-name="ro1">
          <table:table-cell office:value-type="float" office:value="62464" table:formula="of:=[.A122]+512" table:style-name="ce2">
            <text:p>62464</text:p>
          </table:table-cell>
          <table:table-cell office:value-type="float" office:value="62468" table:formula="of:=[.A123]+4" table:style-name="ce2">
            <text:p>62468</text:p>
          </table:table-cell>
          <table:table-cell office:value-type="float" office:value="62472" table:formula="of:=[.B123]+4" table:style-name="ce2">
            <text:p>62472</text:p>
          </table:table-cell>
          <table:table-cell office:value-type="float" office:value="62476" table:formula="of:=[.C123]+4" table:style-name="ce2">
            <text:p>62476</text:p>
          </table:table-cell>
          <table:table-cell office:value-type="float" office:value="62480" table:formula="of:=[.D123]+4" table:style-name="ce2">
            <text:p>62480</text:p>
          </table:table-cell>
          <table:table-cell office:value-type="float" office:value="62484" table:formula="of:=[.E123]+4" table:style-name="ce2">
            <text:p>62484</text:p>
          </table:table-cell>
          <table:table-cell office:value-type="float" office:value="62488" table:formula="of:=[.F123]+4" table:style-name="ce2">
            <text:p>62488</text:p>
          </table:table-cell>
          <table:table-cell office:value-type="float" office:value="62492" table:formula="of:=[.G123]+4" table:style-name="ce2">
            <text:p>62492</text:p>
          </table:table-cell>
          <table:table-cell office:value-type="float" office:value="62496" table:formula="of:=[.H123]+4" table:style-name="ce2">
            <text:p>62496</text:p>
          </table:table-cell>
          <table:table-cell office:value-type="float" office:value="62500" table:formula="of:=[.I123]+4" table:style-name="ce2">
            <text:p>62500</text:p>
          </table:table-cell>
          <table:table-cell office:value-type="float" office:value="62504" table:formula="of:=[.J123]+4" table:style-name="ce2">
            <text:p>62504</text:p>
          </table:table-cell>
          <table:table-cell office:value-type="float" office:value="62508" table:formula="of:=[.K123]+4" table:style-name="ce2">
            <text:p>62508</text:p>
          </table:table-cell>
          <table:table-cell office:value-type="float" office:value="62512" table:formula="of:=[.L123]+4" table:style-name="ce2">
            <text:p>62512</text:p>
          </table:table-cell>
          <table:table-cell office:value-type="float" office:value="62516" table:formula="of:=[.M123]+4" table:style-name="ce2">
            <text:p>62516</text:p>
          </table:table-cell>
          <table:table-cell office:value-type="float" office:value="62520" table:formula="of:=[.N123]+4" table:style-name="ce2">
            <text:p>62520</text:p>
          </table:table-cell>
          <table:table-cell office:value-type="float" office:value="62524" table:formula="of:=[.O123]+4" table:style-name="ce2">
            <text:p>62524</text:p>
          </table:table-cell>
          <table:table-cell office:value-type="float" office:value="62528" table:formula="of:=[.P123]+4" table:style-name="ce2">
            <text:p>62528</text:p>
          </table:table-cell>
          <table:table-cell office:value-type="float" office:value="62532" table:formula="of:=[.Q123]+4" table:style-name="ce2">
            <text:p>62532</text:p>
          </table:table-cell>
          <table:table-cell office:value-type="float" office:value="62536" table:formula="of:=[.R123]+4" table:style-name="ce2">
            <text:p>62536</text:p>
          </table:table-cell>
          <table:table-cell office:value-type="float" office:value="62540" table:formula="of:=[.S123]+4" table:style-name="ce2">
            <text:p>62540</text:p>
          </table:table-cell>
          <table:table-cell office:value-type="float" office:value="62544" table:formula="of:=[.T123]+4" table:style-name="ce2">
            <text:p>62544</text:p>
          </table:table-cell>
          <table:table-cell office:value-type="float" office:value="62548" table:formula="of:=[.U123]+4" table:style-name="ce2">
            <text:p>62548</text:p>
          </table:table-cell>
          <table:table-cell office:value-type="float" office:value="62552" table:formula="of:=[.V123]+4" table:style-name="ce2">
            <text:p>62552</text:p>
          </table:table-cell>
          <table:table-cell office:value-type="float" office:value="62556" table:formula="of:=[.W123]+4" table:style-name="ce2">
            <text:p>62556</text:p>
          </table:table-cell>
          <table:table-cell office:value-type="float" office:value="62560" table:formula="of:=[.X123]+4" table:style-name="ce2">
            <text:p>62560</text:p>
          </table:table-cell>
          <table:table-cell office:value-type="float" office:value="62564" table:formula="of:=[.Y123]+4" table:style-name="ce2">
            <text:p>62564</text:p>
          </table:table-cell>
          <table:table-cell office:value-type="float" office:value="62568" table:formula="of:=[.Z123]+4" table:style-name="ce2">
            <text:p>62568</text:p>
          </table:table-cell>
          <table:table-cell office:value-type="float" office:value="62572" table:formula="of:=[.AA123]+4" table:style-name="ce2">
            <text:p>62572</text:p>
          </table:table-cell>
          <table:table-cell office:value-type="float" office:value="62576" table:formula="of:=[.AB123]+4" table:style-name="ce2">
            <text:p>62576</text:p>
          </table:table-cell>
          <table:table-cell office:value-type="float" office:value="62580" table:formula="of:=[.AC123]+4" table:style-name="ce2">
            <text:p>62580</text:p>
          </table:table-cell>
          <table:table-cell office:value-type="float" office:value="62584" table:formula="of:=[.AD123]+4" table:style-name="ce2">
            <text:p>62584</text:p>
          </table:table-cell>
          <table:table-cell office:value-type="float" office:value="62588" table:formula="of:=[.AE123]+4" table:style-name="ce2">
            <text:p>62588</text:p>
          </table:table-cell>
          <table:table-cell office:value-type="float" office:value="62592" table:formula="of:=[.AF123]+4" table:style-name="ce2">
            <text:p>62592</text:p>
          </table:table-cell>
          <table:table-cell office:value-type="float" office:value="62596" table:formula="of:=[.AG123]+4" table:style-name="ce2">
            <text:p>62596</text:p>
          </table:table-cell>
          <table:table-cell office:value-type="float" office:value="62600" table:formula="of:=[.AH123]+4" table:style-name="ce2">
            <text:p>62600</text:p>
          </table:table-cell>
          <table:table-cell office:value-type="float" office:value="62604" table:formula="of:=[.AI123]+4" table:style-name="ce2">
            <text:p>62604</text:p>
          </table:table-cell>
          <table:table-cell office:value-type="float" office:value="62608" table:formula="of:=[.AJ123]+4" table:style-name="ce2">
            <text:p>62608</text:p>
          </table:table-cell>
          <table:table-cell office:value-type="float" office:value="62612" table:formula="of:=[.AK123]+4" table:style-name="ce2">
            <text:p>62612</text:p>
          </table:table-cell>
          <table:table-cell office:value-type="float" office:value="62616" table:formula="of:=[.AL123]+4" table:style-name="ce2">
            <text:p>62616</text:p>
          </table:table-cell>
          <table:table-cell office:value-type="float" office:value="62620" table:formula="of:=[.AM123]+4" table:style-name="ce2">
            <text:p>62620</text:p>
          </table:table-cell>
          <table:table-cell office:value-type="float" office:value="62624" table:formula="of:=[.AN123]+4" table:style-name="ce2">
            <text:p>62624</text:p>
          </table:table-cell>
          <table:table-cell office:value-type="float" office:value="62628" table:formula="of:=[.AO123]+4" table:style-name="ce2">
            <text:p>62628</text:p>
          </table:table-cell>
          <table:table-cell office:value-type="float" office:value="62632" table:formula="of:=[.AP123]+4" table:style-name="ce2">
            <text:p>62632</text:p>
          </table:table-cell>
          <table:table-cell office:value-type="float" office:value="62636" table:formula="of:=[.AQ123]+4" table:style-name="ce2">
            <text:p>62636</text:p>
          </table:table-cell>
          <table:table-cell office:value-type="float" office:value="62640" table:formula="of:=[.AR123]+4" table:style-name="ce2">
            <text:p>62640</text:p>
          </table:table-cell>
          <table:table-cell office:value-type="float" office:value="62644" table:formula="of:=[.AS123]+4" table:style-name="ce2">
            <text:p>62644</text:p>
          </table:table-cell>
          <table:table-cell office:value-type="float" office:value="62648" table:formula="of:=[.AT123]+4" table:style-name="ce2">
            <text:p>62648</text:p>
          </table:table-cell>
          <table:table-cell office:value-type="float" office:value="62652" table:formula="of:=[.AU123]+4" table:style-name="ce2">
            <text:p>62652</text:p>
          </table:table-cell>
          <table:table-cell office:value-type="float" office:value="62656" table:formula="of:=[.AV123]+4" table:style-name="ce2">
            <text:p>62656</text:p>
          </table:table-cell>
          <table:table-cell office:value-type="float" office:value="62660" table:formula="of:=[.AW123]+4" table:style-name="ce2">
            <text:p>62660</text:p>
          </table:table-cell>
          <table:table-cell office:value-type="float" office:value="62664" table:formula="of:=[.AX123]+4" table:style-name="ce2">
            <text:p>62664</text:p>
          </table:table-cell>
          <table:table-cell office:value-type="float" office:value="62668" table:formula="of:=[.AY123]+4" table:style-name="ce2">
            <text:p>62668</text:p>
          </table:table-cell>
          <table:table-cell office:value-type="float" office:value="62672" table:formula="of:=[.AZ123]+4" table:style-name="ce2">
            <text:p>62672</text:p>
          </table:table-cell>
          <table:table-cell office:value-type="float" office:value="62676" table:formula="of:=[.BA123]+4" table:style-name="ce2">
            <text:p>62676</text:p>
          </table:table-cell>
          <table:table-cell office:value-type="float" office:value="62680" table:formula="of:=[.BB123]+4" table:style-name="ce2">
            <text:p>62680</text:p>
          </table:table-cell>
          <table:table-cell office:value-type="float" office:value="62684" table:formula="of:=[.BC123]+4" table:style-name="ce2">
            <text:p>62684</text:p>
          </table:table-cell>
          <table:table-cell office:value-type="float" office:value="62688" table:formula="of:=[.BD123]+4" table:style-name="ce2">
            <text:p>62688</text:p>
          </table:table-cell>
          <table:table-cell office:value-type="float" office:value="62692" table:formula="of:=[.BE123]+4" table:style-name="ce2">
            <text:p>62692</text:p>
          </table:table-cell>
          <table:table-cell office:value-type="float" office:value="62696" table:formula="of:=[.BF123]+4" table:style-name="ce2">
            <text:p>62696</text:p>
          </table:table-cell>
          <table:table-cell office:value-type="float" office:value="62700" table:formula="of:=[.BG123]+4" table:style-name="ce2">
            <text:p>62700</text:p>
          </table:table-cell>
          <table:table-cell office:value-type="float" office:value="62704" table:formula="of:=[.BH123]+4" table:style-name="ce2">
            <text:p>62704</text:p>
          </table:table-cell>
          <table:table-cell office:value-type="float" office:value="62708" table:formula="of:=[.BI123]+4" table:style-name="ce2">
            <text:p>62708</text:p>
          </table:table-cell>
          <table:table-cell office:value-type="float" office:value="62712" table:formula="of:=[.BJ123]+4" table:style-name="ce2">
            <text:p>62712</text:p>
          </table:table-cell>
          <table:table-cell office:value-type="float" office:value="62716" table:formula="of:=[.BK123]+4" table:style-name="ce2">
            <text:p>62716</text:p>
          </table:table-cell>
          <table:table-cell office:value-type="float" office:value="62720" table:formula="of:=[.BL123]+4" table:style-name="ce2">
            <text:p>62720</text:p>
          </table:table-cell>
          <table:table-cell office:value-type="float" office:value="62724" table:formula="of:=[.BM123]+4" table:style-name="ce2">
            <text:p>62724</text:p>
          </table:table-cell>
          <table:table-cell office:value-type="float" office:value="62728" table:formula="of:=[.BN123]+4" table:style-name="ce2">
            <text:p>62728</text:p>
          </table:table-cell>
          <table:table-cell office:value-type="float" office:value="62732" table:formula="of:=[.BO123]+4" table:style-name="ce2">
            <text:p>62732</text:p>
          </table:table-cell>
          <table:table-cell office:value-type="float" office:value="62736" table:formula="of:=[.BP123]+4" table:style-name="ce2">
            <text:p>62736</text:p>
          </table:table-cell>
          <table:table-cell office:value-type="float" office:value="62740" table:formula="of:=[.BQ123]+4" table:style-name="ce2">
            <text:p>62740</text:p>
          </table:table-cell>
          <table:table-cell office:value-type="float" office:value="62744" table:formula="of:=[.BR123]+4" table:style-name="ce2">
            <text:p>62744</text:p>
          </table:table-cell>
          <table:table-cell office:value-type="float" office:value="62748" table:formula="of:=[.BS123]+4" table:style-name="ce2">
            <text:p>62748</text:p>
          </table:table-cell>
          <table:table-cell office:value-type="float" office:value="62752" table:formula="of:=[.BT123]+4" table:style-name="ce2">
            <text:p>62752</text:p>
          </table:table-cell>
          <table:table-cell office:value-type="float" office:value="62756" table:formula="of:=[.BU123]+4" table:style-name="ce2">
            <text:p>62756</text:p>
          </table:table-cell>
          <table:table-cell office:value-type="float" office:value="62760" table:formula="of:=[.BV123]+4" table:style-name="ce2">
            <text:p>62760</text:p>
          </table:table-cell>
          <table:table-cell office:value-type="float" office:value="62764" table:formula="of:=[.BW123]+4" table:style-name="ce2">
            <text:p>62764</text:p>
          </table:table-cell>
          <table:table-cell office:value-type="float" office:value="62768" table:formula="of:=[.BX123]+4" table:style-name="ce2">
            <text:p>62768</text:p>
          </table:table-cell>
          <table:table-cell office:value-type="float" office:value="62772" table:formula="of:=[.BY123]+4" table:style-name="ce2">
            <text:p>62772</text:p>
          </table:table-cell>
          <table:table-cell office:value-type="float" office:value="62776" table:formula="of:=[.BZ123]+4" table:style-name="ce2">
            <text:p>62776</text:p>
          </table:table-cell>
          <table:table-cell office:value-type="float" office:value="62780" table:formula="of:=[.CA123]+4" table:style-name="ce2">
            <text:p>62780</text:p>
          </table:table-cell>
          <table:table-cell office:value-type="float" office:value="62784" table:formula="of:=[.CB123]+4" table:style-name="ce2">
            <text:p>62784</text:p>
          </table:table-cell>
          <table:table-cell office:value-type="float" office:value="62788" table:formula="of:=[.CC123]+4" table:style-name="ce2">
            <text:p>62788</text:p>
          </table:table-cell>
          <table:table-cell office:value-type="float" office:value="62792" table:formula="of:=[.CD123]+4" table:style-name="ce2">
            <text:p>62792</text:p>
          </table:table-cell>
          <table:table-cell office:value-type="float" office:value="62796" table:formula="of:=[.CE123]+4" table:style-name="ce2">
            <text:p>62796</text:p>
          </table:table-cell>
          <table:table-cell office:value-type="float" office:value="62800" table:formula="of:=[.CF123]+4" table:style-name="ce2">
            <text:p>62800</text:p>
          </table:table-cell>
          <table:table-cell office:value-type="float" office:value="62804" table:formula="of:=[.CG123]+4" table:style-name="ce2">
            <text:p>62804</text:p>
          </table:table-cell>
          <table:table-cell office:value-type="float" office:value="62808" table:formula="of:=[.CH123]+4" table:style-name="ce2">
            <text:p>62808</text:p>
          </table:table-cell>
          <table:table-cell office:value-type="float" office:value="62812" table:formula="of:=[.CI123]+4" table:style-name="ce2">
            <text:p>62812</text:p>
          </table:table-cell>
          <table:table-cell office:value-type="float" office:value="62816" table:formula="of:=[.CJ123]+4" table:style-name="ce2">
            <text:p>62816</text:p>
          </table:table-cell>
          <table:table-cell office:value-type="float" office:value="62820" table:formula="of:=[.CK123]+4" table:style-name="ce2">
            <text:p>62820</text:p>
          </table:table-cell>
          <table:table-cell office:value-type="float" office:value="62824" table:formula="of:=[.CL123]+4" table:style-name="ce2">
            <text:p>62824</text:p>
          </table:table-cell>
          <table:table-cell office:value-type="float" office:value="62828" table:formula="of:=[.CM123]+4" table:style-name="ce2">
            <text:p>62828</text:p>
          </table:table-cell>
          <table:table-cell office:value-type="float" office:value="62832" table:formula="of:=[.CN123]+4" table:style-name="ce2">
            <text:p>62832</text:p>
          </table:table-cell>
          <table:table-cell office:value-type="float" office:value="62836" table:formula="of:=[.CO123]+4" table:style-name="ce2">
            <text:p>62836</text:p>
          </table:table-cell>
          <table:table-cell office:value-type="float" office:value="62840" table:formula="of:=[.CP123]+4" table:style-name="ce2">
            <text:p>62840</text:p>
          </table:table-cell>
          <table:table-cell office:value-type="float" office:value="62844" table:formula="of:=[.CQ123]+4" table:style-name="ce2">
            <text:p>62844</text:p>
          </table:table-cell>
          <table:table-cell office:value-type="float" office:value="62848" table:formula="of:=[.CR123]+4" table:style-name="ce2">
            <text:p>62848</text:p>
          </table:table-cell>
          <table:table-cell office:value-type="float" office:value="62852" table:formula="of:=[.CS123]+4" table:style-name="ce2">
            <text:p>62852</text:p>
          </table:table-cell>
          <table:table-cell office:value-type="float" office:value="62856" table:formula="of:=[.CT123]+4" table:style-name="ce2">
            <text:p>62856</text:p>
          </table:table-cell>
          <table:table-cell office:value-type="float" office:value="62860" table:formula="of:=[.CU123]+4" table:style-name="ce2">
            <text:p>62860</text:p>
          </table:table-cell>
          <table:table-cell office:value-type="float" office:value="62864" table:formula="of:=[.CV123]+4" table:style-name="ce2">
            <text:p>62864</text:p>
          </table:table-cell>
          <table:table-cell office:value-type="float" office:value="62868" table:formula="of:=[.CW123]+4" table:style-name="ce2">
            <text:p>62868</text:p>
          </table:table-cell>
          <table:table-cell office:value-type="float" office:value="62872" table:formula="of:=[.CX123]+4" table:style-name="ce2">
            <text:p>62872</text:p>
          </table:table-cell>
          <table:table-cell office:value-type="float" office:value="62876" table:formula="of:=[.CY123]+4" table:style-name="ce2">
            <text:p>62876</text:p>
          </table:table-cell>
          <table:table-cell office:value-type="float" office:value="62880" table:formula="of:=[.CZ123]+4" table:style-name="ce2">
            <text:p>62880</text:p>
          </table:table-cell>
          <table:table-cell office:value-type="float" office:value="62884" table:formula="of:=[.DA123]+4" table:style-name="ce2">
            <text:p>62884</text:p>
          </table:table-cell>
          <table:table-cell office:value-type="float" office:value="62888" table:formula="of:=[.DB123]+4" table:style-name="ce2">
            <text:p>62888</text:p>
          </table:table-cell>
          <table:table-cell office:value-type="float" office:value="62892" table:formula="of:=[.DC123]+4" table:style-name="ce2">
            <text:p>62892</text:p>
          </table:table-cell>
          <table:table-cell office:value-type="float" office:value="62896" table:formula="of:=[.DD123]+4" table:style-name="ce2">
            <text:p>62896</text:p>
          </table:table-cell>
          <table:table-cell office:value-type="float" office:value="62900" table:formula="of:=[.DE123]+4" table:style-name="ce2">
            <text:p>62900</text:p>
          </table:table-cell>
          <table:table-cell office:value-type="float" office:value="62904" table:formula="of:=[.DF123]+4" table:style-name="ce2">
            <text:p>62904</text:p>
          </table:table-cell>
          <table:table-cell office:value-type="float" office:value="62908" table:formula="of:=[.DG123]+4" table:style-name="ce2">
            <text:p>62908</text:p>
          </table:table-cell>
          <table:table-cell office:value-type="float" office:value="62912" table:formula="of:=[.DH123]+4" table:style-name="ce2">
            <text:p>62912</text:p>
          </table:table-cell>
          <table:table-cell office:value-type="float" office:value="62916" table:formula="of:=[.DI123]+4" table:style-name="ce2">
            <text:p>62916</text:p>
          </table:table-cell>
          <table:table-cell office:value-type="float" office:value="62920" table:formula="of:=[.DJ123]+4" table:style-name="ce2">
            <text:p>62920</text:p>
          </table:table-cell>
          <table:table-cell office:value-type="float" office:value="62924" table:formula="of:=[.DK123]+4" table:style-name="ce2">
            <text:p>62924</text:p>
          </table:table-cell>
          <table:table-cell office:value-type="float" office:value="62928" table:formula="of:=[.DL123]+4" table:style-name="ce2">
            <text:p>62928</text:p>
          </table:table-cell>
          <table:table-cell office:value-type="float" office:value="62932" table:formula="of:=[.DM123]+4" table:style-name="ce2">
            <text:p>62932</text:p>
          </table:table-cell>
          <table:table-cell office:value-type="float" office:value="62936" table:formula="of:=[.DN123]+4" table:style-name="ce2">
            <text:p>62936</text:p>
          </table:table-cell>
          <table:table-cell office:value-type="float" office:value="62940" table:formula="of:=[.DO123]+4" table:style-name="ce2">
            <text:p>62940</text:p>
          </table:table-cell>
          <table:table-cell office:value-type="float" office:value="62944" table:formula="of:=[.DP123]+4" table:style-name="ce2">
            <text:p>62944</text:p>
          </table:table-cell>
          <table:table-cell office:value-type="float" office:value="62948" table:formula="of:=[.DQ123]+4" table:style-name="ce2">
            <text:p>62948</text:p>
          </table:table-cell>
          <table:table-cell office:value-type="float" office:value="62952" table:formula="of:=[.DR123]+4" table:style-name="ce2">
            <text:p>62952</text:p>
          </table:table-cell>
          <table:table-cell office:value-type="float" office:value="62956" table:formula="of:=[.DS123]+4" table:style-name="ce2">
            <text:p>62956</text:p>
          </table:table-cell>
          <table:table-cell office:value-type="float" office:value="62960" table:formula="of:=[.DT123]+4" table:style-name="ce2">
            <text:p>62960</text:p>
          </table:table-cell>
          <table:table-cell office:value-type="float" office:value="62964" table:formula="of:=[.DU123]+4" table:style-name="ce2">
            <text:p>62964</text:p>
          </table:table-cell>
          <table:table-cell office:value-type="float" office:value="62968" table:formula="of:=[.DV123]+4" table:style-name="ce2">
            <text:p>62968</text:p>
          </table:table-cell>
          <table:table-cell office:value-type="float" office:value="62972" table:formula="of:=[.DW123]+4" table:style-name="ce2">
            <text:p>62972</text:p>
          </table:table-cell>
          <table:table-cell table:number-columns-repeated="16256"/>
        </table:table-row>
        <table:table-row table:style-name="ro1">
          <table:table-cell office:value-type="float" office:value="62976" table:formula="of:=[.A123]+512" table:style-name="ce2">
            <text:p>62976</text:p>
          </table:table-cell>
          <table:table-cell office:value-type="float" office:value="62980" table:formula="of:=[.A124]+4" table:style-name="ce2">
            <text:p>62980</text:p>
          </table:table-cell>
          <table:table-cell office:value-type="float" office:value="62984" table:formula="of:=[.B124]+4" table:style-name="ce2">
            <text:p>62984</text:p>
          </table:table-cell>
          <table:table-cell office:value-type="float" office:value="62988" table:formula="of:=[.C124]+4" table:style-name="ce2">
            <text:p>62988</text:p>
          </table:table-cell>
          <table:table-cell office:value-type="float" office:value="62992" table:formula="of:=[.D124]+4" table:style-name="ce2">
            <text:p>62992</text:p>
          </table:table-cell>
          <table:table-cell office:value-type="float" office:value="62996" table:formula="of:=[.E124]+4" table:style-name="ce2">
            <text:p>62996</text:p>
          </table:table-cell>
          <table:table-cell office:value-type="float" office:value="63000" table:formula="of:=[.F124]+4" table:style-name="ce2">
            <text:p>63000</text:p>
          </table:table-cell>
          <table:table-cell office:value-type="float" office:value="63004" table:formula="of:=[.G124]+4" table:style-name="ce2">
            <text:p>63004</text:p>
          </table:table-cell>
          <table:table-cell office:value-type="float" office:value="63008" table:formula="of:=[.H124]+4" table:style-name="ce2">
            <text:p>63008</text:p>
          </table:table-cell>
          <table:table-cell office:value-type="float" office:value="63012" table:formula="of:=[.I124]+4" table:style-name="ce2">
            <text:p>63012</text:p>
          </table:table-cell>
          <table:table-cell office:value-type="float" office:value="63016" table:formula="of:=[.J124]+4" table:style-name="ce2">
            <text:p>63016</text:p>
          </table:table-cell>
          <table:table-cell office:value-type="float" office:value="63020" table:formula="of:=[.K124]+4" table:style-name="ce2">
            <text:p>63020</text:p>
          </table:table-cell>
          <table:table-cell office:value-type="float" office:value="63024" table:formula="of:=[.L124]+4" table:style-name="ce2">
            <text:p>63024</text:p>
          </table:table-cell>
          <table:table-cell office:value-type="float" office:value="63028" table:formula="of:=[.M124]+4" table:style-name="ce2">
            <text:p>63028</text:p>
          </table:table-cell>
          <table:table-cell office:value-type="float" office:value="63032" table:formula="of:=[.N124]+4" table:style-name="ce2">
            <text:p>63032</text:p>
          </table:table-cell>
          <table:table-cell office:value-type="float" office:value="63036" table:formula="of:=[.O124]+4" table:style-name="ce2">
            <text:p>63036</text:p>
          </table:table-cell>
          <table:table-cell office:value-type="float" office:value="63040" table:formula="of:=[.P124]+4" table:style-name="ce2">
            <text:p>63040</text:p>
          </table:table-cell>
          <table:table-cell office:value-type="float" office:value="63044" table:formula="of:=[.Q124]+4" table:style-name="ce2">
            <text:p>63044</text:p>
          </table:table-cell>
          <table:table-cell office:value-type="float" office:value="63048" table:formula="of:=[.R124]+4" table:style-name="ce2">
            <text:p>63048</text:p>
          </table:table-cell>
          <table:table-cell office:value-type="float" office:value="63052" table:formula="of:=[.S124]+4" table:style-name="ce2">
            <text:p>63052</text:p>
          </table:table-cell>
          <table:table-cell office:value-type="float" office:value="63056" table:formula="of:=[.T124]+4" table:style-name="ce2">
            <text:p>63056</text:p>
          </table:table-cell>
          <table:table-cell office:value-type="float" office:value="63060" table:formula="of:=[.U124]+4" table:style-name="ce2">
            <text:p>63060</text:p>
          </table:table-cell>
          <table:table-cell office:value-type="float" office:value="63064" table:formula="of:=[.V124]+4" table:style-name="ce2">
            <text:p>63064</text:p>
          </table:table-cell>
          <table:table-cell office:value-type="float" office:value="63068" table:formula="of:=[.W124]+4" table:style-name="ce2">
            <text:p>63068</text:p>
          </table:table-cell>
          <table:table-cell office:value-type="float" office:value="63072" table:formula="of:=[.X124]+4" table:style-name="ce2">
            <text:p>63072</text:p>
          </table:table-cell>
          <table:table-cell office:value-type="float" office:value="63076" table:formula="of:=[.Y124]+4" table:style-name="ce2">
            <text:p>63076</text:p>
          </table:table-cell>
          <table:table-cell office:value-type="float" office:value="63080" table:formula="of:=[.Z124]+4" table:style-name="ce2">
            <text:p>63080</text:p>
          </table:table-cell>
          <table:table-cell office:value-type="float" office:value="63084" table:formula="of:=[.AA124]+4" table:style-name="ce2">
            <text:p>63084</text:p>
          </table:table-cell>
          <table:table-cell office:value-type="float" office:value="63088" table:formula="of:=[.AB124]+4" table:style-name="ce2">
            <text:p>63088</text:p>
          </table:table-cell>
          <table:table-cell office:value-type="float" office:value="63092" table:formula="of:=[.AC124]+4" table:style-name="ce2">
            <text:p>63092</text:p>
          </table:table-cell>
          <table:table-cell office:value-type="float" office:value="63096" table:formula="of:=[.AD124]+4" table:style-name="ce2">
            <text:p>63096</text:p>
          </table:table-cell>
          <table:table-cell office:value-type="float" office:value="63100" table:formula="of:=[.AE124]+4" table:style-name="ce2">
            <text:p>63100</text:p>
          </table:table-cell>
          <table:table-cell office:value-type="float" office:value="63104" table:formula="of:=[.AF124]+4" table:style-name="ce2">
            <text:p>63104</text:p>
          </table:table-cell>
          <table:table-cell office:value-type="float" office:value="63108" table:formula="of:=[.AG124]+4" table:style-name="ce2">
            <text:p>63108</text:p>
          </table:table-cell>
          <table:table-cell office:value-type="float" office:value="63112" table:formula="of:=[.AH124]+4" table:style-name="ce2">
            <text:p>63112</text:p>
          </table:table-cell>
          <table:table-cell office:value-type="float" office:value="63116" table:formula="of:=[.AI124]+4" table:style-name="ce2">
            <text:p>63116</text:p>
          </table:table-cell>
          <table:table-cell office:value-type="float" office:value="63120" table:formula="of:=[.AJ124]+4" table:style-name="ce2">
            <text:p>63120</text:p>
          </table:table-cell>
          <table:table-cell office:value-type="float" office:value="63124" table:formula="of:=[.AK124]+4" table:style-name="ce2">
            <text:p>63124</text:p>
          </table:table-cell>
          <table:table-cell office:value-type="float" office:value="63128" table:formula="of:=[.AL124]+4" table:style-name="ce2">
            <text:p>63128</text:p>
          </table:table-cell>
          <table:table-cell office:value-type="float" office:value="63132" table:formula="of:=[.AM124]+4" table:style-name="ce2">
            <text:p>63132</text:p>
          </table:table-cell>
          <table:table-cell office:value-type="float" office:value="63136" table:formula="of:=[.AN124]+4" table:style-name="ce2">
            <text:p>63136</text:p>
          </table:table-cell>
          <table:table-cell office:value-type="float" office:value="63140" table:formula="of:=[.AO124]+4" table:style-name="ce2">
            <text:p>63140</text:p>
          </table:table-cell>
          <table:table-cell office:value-type="float" office:value="63144" table:formula="of:=[.AP124]+4" table:style-name="ce2">
            <text:p>63144</text:p>
          </table:table-cell>
          <table:table-cell office:value-type="float" office:value="63148" table:formula="of:=[.AQ124]+4" table:style-name="ce2">
            <text:p>63148</text:p>
          </table:table-cell>
          <table:table-cell office:value-type="float" office:value="63152" table:formula="of:=[.AR124]+4" table:style-name="ce2">
            <text:p>63152</text:p>
          </table:table-cell>
          <table:table-cell office:value-type="float" office:value="63156" table:formula="of:=[.AS124]+4" table:style-name="ce2">
            <text:p>63156</text:p>
          </table:table-cell>
          <table:table-cell office:value-type="float" office:value="63160" table:formula="of:=[.AT124]+4" table:style-name="ce2">
            <text:p>63160</text:p>
          </table:table-cell>
          <table:table-cell office:value-type="float" office:value="63164" table:formula="of:=[.AU124]+4" table:style-name="ce2">
            <text:p>63164</text:p>
          </table:table-cell>
          <table:table-cell office:value-type="float" office:value="63168" table:formula="of:=[.AV124]+4" table:style-name="ce2">
            <text:p>63168</text:p>
          </table:table-cell>
          <table:table-cell office:value-type="float" office:value="63172" table:formula="of:=[.AW124]+4" table:style-name="ce2">
            <text:p>63172</text:p>
          </table:table-cell>
          <table:table-cell office:value-type="float" office:value="63176" table:formula="of:=[.AX124]+4" table:style-name="ce2">
            <text:p>63176</text:p>
          </table:table-cell>
          <table:table-cell office:value-type="float" office:value="63180" table:formula="of:=[.AY124]+4" table:style-name="ce2">
            <text:p>63180</text:p>
          </table:table-cell>
          <table:table-cell office:value-type="float" office:value="63184" table:formula="of:=[.AZ124]+4" table:style-name="ce2">
            <text:p>63184</text:p>
          </table:table-cell>
          <table:table-cell office:value-type="float" office:value="63188" table:formula="of:=[.BA124]+4" table:style-name="ce2">
            <text:p>63188</text:p>
          </table:table-cell>
          <table:table-cell office:value-type="float" office:value="63192" table:formula="of:=[.BB124]+4" table:style-name="ce2">
            <text:p>63192</text:p>
          </table:table-cell>
          <table:table-cell office:value-type="float" office:value="63196" table:formula="of:=[.BC124]+4" table:style-name="ce2">
            <text:p>63196</text:p>
          </table:table-cell>
          <table:table-cell office:value-type="float" office:value="63200" table:formula="of:=[.BD124]+4" table:style-name="ce2">
            <text:p>63200</text:p>
          </table:table-cell>
          <table:table-cell office:value-type="float" office:value="63204" table:formula="of:=[.BE124]+4" table:style-name="ce2">
            <text:p>63204</text:p>
          </table:table-cell>
          <table:table-cell office:value-type="float" office:value="63208" table:formula="of:=[.BF124]+4" table:style-name="ce2">
            <text:p>63208</text:p>
          </table:table-cell>
          <table:table-cell office:value-type="float" office:value="63212" table:formula="of:=[.BG124]+4" table:style-name="ce2">
            <text:p>63212</text:p>
          </table:table-cell>
          <table:table-cell office:value-type="float" office:value="63216" table:formula="of:=[.BH124]+4" table:style-name="ce2">
            <text:p>63216</text:p>
          </table:table-cell>
          <table:table-cell office:value-type="float" office:value="63220" table:formula="of:=[.BI124]+4" table:style-name="ce2">
            <text:p>63220</text:p>
          </table:table-cell>
          <table:table-cell office:value-type="float" office:value="63224" table:formula="of:=[.BJ124]+4" table:style-name="ce2">
            <text:p>63224</text:p>
          </table:table-cell>
          <table:table-cell office:value-type="float" office:value="63228" table:formula="of:=[.BK124]+4" table:style-name="ce2">
            <text:p>63228</text:p>
          </table:table-cell>
          <table:table-cell office:value-type="float" office:value="63232" table:formula="of:=[.BL124]+4" table:style-name="ce2">
            <text:p>63232</text:p>
          </table:table-cell>
          <table:table-cell office:value-type="float" office:value="63236" table:formula="of:=[.BM124]+4" table:style-name="ce2">
            <text:p>63236</text:p>
          </table:table-cell>
          <table:table-cell office:value-type="float" office:value="63240" table:formula="of:=[.BN124]+4" table:style-name="ce2">
            <text:p>63240</text:p>
          </table:table-cell>
          <table:table-cell office:value-type="float" office:value="63244" table:formula="of:=[.BO124]+4" table:style-name="ce2">
            <text:p>63244</text:p>
          </table:table-cell>
          <table:table-cell office:value-type="float" office:value="63248" table:formula="of:=[.BP124]+4" table:style-name="ce2">
            <text:p>63248</text:p>
          </table:table-cell>
          <table:table-cell office:value-type="float" office:value="63252" table:formula="of:=[.BQ124]+4" table:style-name="ce2">
            <text:p>63252</text:p>
          </table:table-cell>
          <table:table-cell office:value-type="float" office:value="63256" table:formula="of:=[.BR124]+4" table:style-name="ce2">
            <text:p>63256</text:p>
          </table:table-cell>
          <table:table-cell office:value-type="float" office:value="63260" table:formula="of:=[.BS124]+4" table:style-name="ce2">
            <text:p>63260</text:p>
          </table:table-cell>
          <table:table-cell office:value-type="float" office:value="63264" table:formula="of:=[.BT124]+4" table:style-name="ce2">
            <text:p>63264</text:p>
          </table:table-cell>
          <table:table-cell office:value-type="float" office:value="63268" table:formula="of:=[.BU124]+4" table:style-name="ce2">
            <text:p>63268</text:p>
          </table:table-cell>
          <table:table-cell office:value-type="float" office:value="63272" table:formula="of:=[.BV124]+4" table:style-name="ce2">
            <text:p>63272</text:p>
          </table:table-cell>
          <table:table-cell office:value-type="float" office:value="63276" table:formula="of:=[.BW124]+4" table:style-name="ce2">
            <text:p>63276</text:p>
          </table:table-cell>
          <table:table-cell office:value-type="float" office:value="63280" table:formula="of:=[.BX124]+4" table:style-name="ce2">
            <text:p>63280</text:p>
          </table:table-cell>
          <table:table-cell office:value-type="float" office:value="63284" table:formula="of:=[.BY124]+4" table:style-name="ce2">
            <text:p>63284</text:p>
          </table:table-cell>
          <table:table-cell office:value-type="float" office:value="63288" table:formula="of:=[.BZ124]+4" table:style-name="ce2">
            <text:p>63288</text:p>
          </table:table-cell>
          <table:table-cell office:value-type="float" office:value="63292" table:formula="of:=[.CA124]+4" table:style-name="ce2">
            <text:p>63292</text:p>
          </table:table-cell>
          <table:table-cell office:value-type="float" office:value="63296" table:formula="of:=[.CB124]+4" table:style-name="ce2">
            <text:p>63296</text:p>
          </table:table-cell>
          <table:table-cell office:value-type="float" office:value="63300" table:formula="of:=[.CC124]+4" table:style-name="ce2">
            <text:p>63300</text:p>
          </table:table-cell>
          <table:table-cell office:value-type="float" office:value="63304" table:formula="of:=[.CD124]+4" table:style-name="ce2">
            <text:p>63304</text:p>
          </table:table-cell>
          <table:table-cell office:value-type="float" office:value="63308" table:formula="of:=[.CE124]+4" table:style-name="ce2">
            <text:p>63308</text:p>
          </table:table-cell>
          <table:table-cell office:value-type="float" office:value="63312" table:formula="of:=[.CF124]+4" table:style-name="ce2">
            <text:p>63312</text:p>
          </table:table-cell>
          <table:table-cell office:value-type="float" office:value="63316" table:formula="of:=[.CG124]+4" table:style-name="ce2">
            <text:p>63316</text:p>
          </table:table-cell>
          <table:table-cell office:value-type="float" office:value="63320" table:formula="of:=[.CH124]+4" table:style-name="ce2">
            <text:p>63320</text:p>
          </table:table-cell>
          <table:table-cell office:value-type="float" office:value="63324" table:formula="of:=[.CI124]+4" table:style-name="ce2">
            <text:p>63324</text:p>
          </table:table-cell>
          <table:table-cell office:value-type="float" office:value="63328" table:formula="of:=[.CJ124]+4" table:style-name="ce2">
            <text:p>63328</text:p>
          </table:table-cell>
          <table:table-cell office:value-type="float" office:value="63332" table:formula="of:=[.CK124]+4" table:style-name="ce2">
            <text:p>63332</text:p>
          </table:table-cell>
          <table:table-cell office:value-type="float" office:value="63336" table:formula="of:=[.CL124]+4" table:style-name="ce2">
            <text:p>63336</text:p>
          </table:table-cell>
          <table:table-cell office:value-type="float" office:value="63340" table:formula="of:=[.CM124]+4" table:style-name="ce2">
            <text:p>63340</text:p>
          </table:table-cell>
          <table:table-cell office:value-type="float" office:value="63344" table:formula="of:=[.CN124]+4" table:style-name="ce2">
            <text:p>63344</text:p>
          </table:table-cell>
          <table:table-cell office:value-type="float" office:value="63348" table:formula="of:=[.CO124]+4" table:style-name="ce2">
            <text:p>63348</text:p>
          </table:table-cell>
          <table:table-cell office:value-type="float" office:value="63352" table:formula="of:=[.CP124]+4" table:style-name="ce2">
            <text:p>63352</text:p>
          </table:table-cell>
          <table:table-cell office:value-type="float" office:value="63356" table:formula="of:=[.CQ124]+4" table:style-name="ce2">
            <text:p>63356</text:p>
          </table:table-cell>
          <table:table-cell office:value-type="float" office:value="63360" table:formula="of:=[.CR124]+4" table:style-name="ce2">
            <text:p>63360</text:p>
          </table:table-cell>
          <table:table-cell office:value-type="float" office:value="63364" table:formula="of:=[.CS124]+4" table:style-name="ce2">
            <text:p>63364</text:p>
          </table:table-cell>
          <table:table-cell office:value-type="float" office:value="63368" table:formula="of:=[.CT124]+4" table:style-name="ce2">
            <text:p>63368</text:p>
          </table:table-cell>
          <table:table-cell office:value-type="float" office:value="63372" table:formula="of:=[.CU124]+4" table:style-name="ce2">
            <text:p>63372</text:p>
          </table:table-cell>
          <table:table-cell office:value-type="float" office:value="63376" table:formula="of:=[.CV124]+4" table:style-name="ce2">
            <text:p>63376</text:p>
          </table:table-cell>
          <table:table-cell office:value-type="float" office:value="63380" table:formula="of:=[.CW124]+4" table:style-name="ce2">
            <text:p>63380</text:p>
          </table:table-cell>
          <table:table-cell office:value-type="float" office:value="63384" table:formula="of:=[.CX124]+4" table:style-name="ce2">
            <text:p>63384</text:p>
          </table:table-cell>
          <table:table-cell office:value-type="float" office:value="63388" table:formula="of:=[.CY124]+4" table:style-name="ce2">
            <text:p>63388</text:p>
          </table:table-cell>
          <table:table-cell office:value-type="float" office:value="63392" table:formula="of:=[.CZ124]+4" table:style-name="ce2">
            <text:p>63392</text:p>
          </table:table-cell>
          <table:table-cell office:value-type="float" office:value="63396" table:formula="of:=[.DA124]+4" table:style-name="ce2">
            <text:p>63396</text:p>
          </table:table-cell>
          <table:table-cell office:value-type="float" office:value="63400" table:formula="of:=[.DB124]+4" table:style-name="ce2">
            <text:p>63400</text:p>
          </table:table-cell>
          <table:table-cell office:value-type="float" office:value="63404" table:formula="of:=[.DC124]+4" table:style-name="ce2">
            <text:p>63404</text:p>
          </table:table-cell>
          <table:table-cell office:value-type="float" office:value="63408" table:formula="of:=[.DD124]+4" table:style-name="ce2">
            <text:p>63408</text:p>
          </table:table-cell>
          <table:table-cell office:value-type="float" office:value="63412" table:formula="of:=[.DE124]+4" table:style-name="ce2">
            <text:p>63412</text:p>
          </table:table-cell>
          <table:table-cell office:value-type="float" office:value="63416" table:formula="of:=[.DF124]+4" table:style-name="ce2">
            <text:p>63416</text:p>
          </table:table-cell>
          <table:table-cell office:value-type="float" office:value="63420" table:formula="of:=[.DG124]+4" table:style-name="ce2">
            <text:p>63420</text:p>
          </table:table-cell>
          <table:table-cell office:value-type="float" office:value="63424" table:formula="of:=[.DH124]+4" table:style-name="ce2">
            <text:p>63424</text:p>
          </table:table-cell>
          <table:table-cell office:value-type="float" office:value="63428" table:formula="of:=[.DI124]+4" table:style-name="ce2">
            <text:p>63428</text:p>
          </table:table-cell>
          <table:table-cell office:value-type="float" office:value="63432" table:formula="of:=[.DJ124]+4" table:style-name="ce2">
            <text:p>63432</text:p>
          </table:table-cell>
          <table:table-cell office:value-type="float" office:value="63436" table:formula="of:=[.DK124]+4" table:style-name="ce2">
            <text:p>63436</text:p>
          </table:table-cell>
          <table:table-cell office:value-type="float" office:value="63440" table:formula="of:=[.DL124]+4" table:style-name="ce2">
            <text:p>63440</text:p>
          </table:table-cell>
          <table:table-cell office:value-type="float" office:value="63444" table:formula="of:=[.DM124]+4" table:style-name="ce2">
            <text:p>63444</text:p>
          </table:table-cell>
          <table:table-cell office:value-type="float" office:value="63448" table:formula="of:=[.DN124]+4" table:style-name="ce2">
            <text:p>63448</text:p>
          </table:table-cell>
          <table:table-cell office:value-type="float" office:value="63452" table:formula="of:=[.DO124]+4" table:style-name="ce2">
            <text:p>63452</text:p>
          </table:table-cell>
          <table:table-cell office:value-type="float" office:value="63456" table:formula="of:=[.DP124]+4" table:style-name="ce2">
            <text:p>63456</text:p>
          </table:table-cell>
          <table:table-cell office:value-type="float" office:value="63460" table:formula="of:=[.DQ124]+4" table:style-name="ce2">
            <text:p>63460</text:p>
          </table:table-cell>
          <table:table-cell office:value-type="float" office:value="63464" table:formula="of:=[.DR124]+4" table:style-name="ce2">
            <text:p>63464</text:p>
          </table:table-cell>
          <table:table-cell office:value-type="float" office:value="63468" table:formula="of:=[.DS124]+4" table:style-name="ce2">
            <text:p>63468</text:p>
          </table:table-cell>
          <table:table-cell office:value-type="float" office:value="63472" table:formula="of:=[.DT124]+4" table:style-name="ce2">
            <text:p>63472</text:p>
          </table:table-cell>
          <table:table-cell office:value-type="float" office:value="63476" table:formula="of:=[.DU124]+4" table:style-name="ce2">
            <text:p>63476</text:p>
          </table:table-cell>
          <table:table-cell office:value-type="float" office:value="63480" table:formula="of:=[.DV124]+4" table:style-name="ce2">
            <text:p>63480</text:p>
          </table:table-cell>
          <table:table-cell office:value-type="float" office:value="63484" table:formula="of:=[.DW124]+4" table:style-name="ce2">
            <text:p>63484</text:p>
          </table:table-cell>
          <table:table-cell table:number-columns-repeated="16256"/>
        </table:table-row>
        <table:table-row table:style-name="ro1">
          <table:table-cell office:value-type="float" office:value="63488" table:formula="of:=[.A124]+512" table:style-name="ce2">
            <text:p>63488</text:p>
          </table:table-cell>
          <table:table-cell office:value-type="float" office:value="63492" table:formula="of:=[.A125]+4" table:style-name="ce2">
            <text:p>63492</text:p>
          </table:table-cell>
          <table:table-cell office:value-type="float" office:value="63496" table:formula="of:=[.B125]+4" table:style-name="ce2">
            <text:p>63496</text:p>
          </table:table-cell>
          <table:table-cell office:value-type="float" office:value="63500" table:formula="of:=[.C125]+4" table:style-name="ce2">
            <text:p>63500</text:p>
          </table:table-cell>
          <table:table-cell office:value-type="float" office:value="63504" table:formula="of:=[.D125]+4" table:style-name="ce2">
            <text:p>63504</text:p>
          </table:table-cell>
          <table:table-cell office:value-type="float" office:value="63508" table:formula="of:=[.E125]+4" table:style-name="ce2">
            <text:p>63508</text:p>
          </table:table-cell>
          <table:table-cell office:value-type="float" office:value="63512" table:formula="of:=[.F125]+4" table:style-name="ce2">
            <text:p>63512</text:p>
          </table:table-cell>
          <table:table-cell office:value-type="float" office:value="63516" table:formula="of:=[.G125]+4" table:style-name="ce2">
            <text:p>63516</text:p>
          </table:table-cell>
          <table:table-cell office:value-type="float" office:value="63520" table:formula="of:=[.H125]+4" table:style-name="ce2">
            <text:p>63520</text:p>
          </table:table-cell>
          <table:table-cell office:value-type="float" office:value="63524" table:formula="of:=[.I125]+4" table:style-name="ce2">
            <text:p>63524</text:p>
          </table:table-cell>
          <table:table-cell office:value-type="float" office:value="63528" table:formula="of:=[.J125]+4" table:style-name="ce2">
            <text:p>63528</text:p>
          </table:table-cell>
          <table:table-cell office:value-type="float" office:value="63532" table:formula="of:=[.K125]+4" table:style-name="ce2">
            <text:p>63532</text:p>
          </table:table-cell>
          <table:table-cell office:value-type="float" office:value="63536" table:formula="of:=[.L125]+4" table:style-name="ce2">
            <text:p>63536</text:p>
          </table:table-cell>
          <table:table-cell office:value-type="float" office:value="63540" table:formula="of:=[.M125]+4" table:style-name="ce2">
            <text:p>63540</text:p>
          </table:table-cell>
          <table:table-cell office:value-type="float" office:value="63544" table:formula="of:=[.N125]+4" table:style-name="ce2">
            <text:p>63544</text:p>
          </table:table-cell>
          <table:table-cell office:value-type="float" office:value="63548" table:formula="of:=[.O125]+4" table:style-name="ce2">
            <text:p>63548</text:p>
          </table:table-cell>
          <table:table-cell office:value-type="float" office:value="63552" table:formula="of:=[.P125]+4" table:style-name="ce2">
            <text:p>63552</text:p>
          </table:table-cell>
          <table:table-cell office:value-type="float" office:value="63556" table:formula="of:=[.Q125]+4" table:style-name="ce2">
            <text:p>63556</text:p>
          </table:table-cell>
          <table:table-cell office:value-type="float" office:value="63560" table:formula="of:=[.R125]+4" table:style-name="ce2">
            <text:p>63560</text:p>
          </table:table-cell>
          <table:table-cell office:value-type="float" office:value="63564" table:formula="of:=[.S125]+4" table:style-name="ce2">
            <text:p>63564</text:p>
          </table:table-cell>
          <table:table-cell office:value-type="float" office:value="63568" table:formula="of:=[.T125]+4" table:style-name="ce2">
            <text:p>63568</text:p>
          </table:table-cell>
          <table:table-cell office:value-type="float" office:value="63572" table:formula="of:=[.U125]+4" table:style-name="ce2">
            <text:p>63572</text:p>
          </table:table-cell>
          <table:table-cell office:value-type="float" office:value="63576" table:formula="of:=[.V125]+4" table:style-name="ce2">
            <text:p>63576</text:p>
          </table:table-cell>
          <table:table-cell office:value-type="float" office:value="63580" table:formula="of:=[.W125]+4" table:style-name="ce2">
            <text:p>63580</text:p>
          </table:table-cell>
          <table:table-cell office:value-type="float" office:value="63584" table:formula="of:=[.X125]+4" table:style-name="ce2">
            <text:p>63584</text:p>
          </table:table-cell>
          <table:table-cell office:value-type="float" office:value="63588" table:formula="of:=[.Y125]+4" table:style-name="ce2">
            <text:p>63588</text:p>
          </table:table-cell>
          <table:table-cell office:value-type="float" office:value="63592" table:formula="of:=[.Z125]+4" table:style-name="ce2">
            <text:p>63592</text:p>
          </table:table-cell>
          <table:table-cell office:value-type="float" office:value="63596" table:formula="of:=[.AA125]+4" table:style-name="ce2">
            <text:p>63596</text:p>
          </table:table-cell>
          <table:table-cell office:value-type="float" office:value="63600" table:formula="of:=[.AB125]+4" table:style-name="ce2">
            <text:p>63600</text:p>
          </table:table-cell>
          <table:table-cell office:value-type="float" office:value="63604" table:formula="of:=[.AC125]+4" table:style-name="ce2">
            <text:p>63604</text:p>
          </table:table-cell>
          <table:table-cell office:value-type="float" office:value="63608" table:formula="of:=[.AD125]+4" table:style-name="ce2">
            <text:p>63608</text:p>
          </table:table-cell>
          <table:table-cell office:value-type="float" office:value="63612" table:formula="of:=[.AE125]+4" table:style-name="ce2">
            <text:p>63612</text:p>
          </table:table-cell>
          <table:table-cell office:value-type="float" office:value="63616" table:formula="of:=[.AF125]+4" table:style-name="ce2">
            <text:p>63616</text:p>
          </table:table-cell>
          <table:table-cell office:value-type="float" office:value="63620" table:formula="of:=[.AG125]+4" table:style-name="ce2">
            <text:p>63620</text:p>
          </table:table-cell>
          <table:table-cell office:value-type="float" office:value="63624" table:formula="of:=[.AH125]+4" table:style-name="ce2">
            <text:p>63624</text:p>
          </table:table-cell>
          <table:table-cell office:value-type="float" office:value="63628" table:formula="of:=[.AI125]+4" table:style-name="ce2">
            <text:p>63628</text:p>
          </table:table-cell>
          <table:table-cell office:value-type="float" office:value="63632" table:formula="of:=[.AJ125]+4" table:style-name="ce2">
            <text:p>63632</text:p>
          </table:table-cell>
          <table:table-cell office:value-type="float" office:value="63636" table:formula="of:=[.AK125]+4" table:style-name="ce2">
            <text:p>63636</text:p>
          </table:table-cell>
          <table:table-cell office:value-type="float" office:value="63640" table:formula="of:=[.AL125]+4" table:style-name="ce2">
            <text:p>63640</text:p>
          </table:table-cell>
          <table:table-cell office:value-type="float" office:value="63644" table:formula="of:=[.AM125]+4" table:style-name="ce2">
            <text:p>63644</text:p>
          </table:table-cell>
          <table:table-cell office:value-type="float" office:value="63648" table:formula="of:=[.AN125]+4" table:style-name="ce2">
            <text:p>63648</text:p>
          </table:table-cell>
          <table:table-cell office:value-type="float" office:value="63652" table:formula="of:=[.AO125]+4" table:style-name="ce2">
            <text:p>63652</text:p>
          </table:table-cell>
          <table:table-cell office:value-type="float" office:value="63656" table:formula="of:=[.AP125]+4" table:style-name="ce2">
            <text:p>63656</text:p>
          </table:table-cell>
          <table:table-cell office:value-type="float" office:value="63660" table:formula="of:=[.AQ125]+4" table:style-name="ce2">
            <text:p>63660</text:p>
          </table:table-cell>
          <table:table-cell office:value-type="float" office:value="63664" table:formula="of:=[.AR125]+4" table:style-name="ce2">
            <text:p>63664</text:p>
          </table:table-cell>
          <table:table-cell office:value-type="float" office:value="63668" table:formula="of:=[.AS125]+4" table:style-name="ce2">
            <text:p>63668</text:p>
          </table:table-cell>
          <table:table-cell office:value-type="float" office:value="63672" table:formula="of:=[.AT125]+4" table:style-name="ce2">
            <text:p>63672</text:p>
          </table:table-cell>
          <table:table-cell office:value-type="float" office:value="63676" table:formula="of:=[.AU125]+4" table:style-name="ce2">
            <text:p>63676</text:p>
          </table:table-cell>
          <table:table-cell office:value-type="float" office:value="63680" table:formula="of:=[.AV125]+4" table:style-name="ce2">
            <text:p>63680</text:p>
          </table:table-cell>
          <table:table-cell office:value-type="float" office:value="63684" table:formula="of:=[.AW125]+4" table:style-name="ce2">
            <text:p>63684</text:p>
          </table:table-cell>
          <table:table-cell office:value-type="float" office:value="63688" table:formula="of:=[.AX125]+4" table:style-name="ce2">
            <text:p>63688</text:p>
          </table:table-cell>
          <table:table-cell office:value-type="float" office:value="63692" table:formula="of:=[.AY125]+4" table:style-name="ce2">
            <text:p>63692</text:p>
          </table:table-cell>
          <table:table-cell office:value-type="float" office:value="63696" table:formula="of:=[.AZ125]+4" table:style-name="ce2">
            <text:p>63696</text:p>
          </table:table-cell>
          <table:table-cell office:value-type="float" office:value="63700" table:formula="of:=[.BA125]+4" table:style-name="ce2">
            <text:p>63700</text:p>
          </table:table-cell>
          <table:table-cell office:value-type="float" office:value="63704" table:formula="of:=[.BB125]+4" table:style-name="ce2">
            <text:p>63704</text:p>
          </table:table-cell>
          <table:table-cell office:value-type="float" office:value="63708" table:formula="of:=[.BC125]+4" table:style-name="ce2">
            <text:p>63708</text:p>
          </table:table-cell>
          <table:table-cell office:value-type="float" office:value="63712" table:formula="of:=[.BD125]+4" table:style-name="ce2">
            <text:p>63712</text:p>
          </table:table-cell>
          <table:table-cell office:value-type="float" office:value="63716" table:formula="of:=[.BE125]+4" table:style-name="ce2">
            <text:p>63716</text:p>
          </table:table-cell>
          <table:table-cell office:value-type="float" office:value="63720" table:formula="of:=[.BF125]+4" table:style-name="ce2">
            <text:p>63720</text:p>
          </table:table-cell>
          <table:table-cell office:value-type="float" office:value="63724" table:formula="of:=[.BG125]+4" table:style-name="ce2">
            <text:p>63724</text:p>
          </table:table-cell>
          <table:table-cell office:value-type="float" office:value="63728" table:formula="of:=[.BH125]+4" table:style-name="ce2">
            <text:p>63728</text:p>
          </table:table-cell>
          <table:table-cell office:value-type="float" office:value="63732" table:formula="of:=[.BI125]+4" table:style-name="ce2">
            <text:p>63732</text:p>
          </table:table-cell>
          <table:table-cell office:value-type="float" office:value="63736" table:formula="of:=[.BJ125]+4" table:style-name="ce2">
            <text:p>63736</text:p>
          </table:table-cell>
          <table:table-cell office:value-type="float" office:value="63740" table:formula="of:=[.BK125]+4" table:style-name="ce2">
            <text:p>63740</text:p>
          </table:table-cell>
          <table:table-cell office:value-type="float" office:value="63744" table:formula="of:=[.BL125]+4" table:style-name="ce2">
            <text:p>63744</text:p>
          </table:table-cell>
          <table:table-cell office:value-type="float" office:value="63748" table:formula="of:=[.BM125]+4" table:style-name="ce2">
            <text:p>63748</text:p>
          </table:table-cell>
          <table:table-cell office:value-type="float" office:value="63752" table:formula="of:=[.BN125]+4" table:style-name="ce2">
            <text:p>63752</text:p>
          </table:table-cell>
          <table:table-cell office:value-type="float" office:value="63756" table:formula="of:=[.BO125]+4" table:style-name="ce2">
            <text:p>63756</text:p>
          </table:table-cell>
          <table:table-cell office:value-type="float" office:value="63760" table:formula="of:=[.BP125]+4" table:style-name="ce2">
            <text:p>63760</text:p>
          </table:table-cell>
          <table:table-cell office:value-type="float" office:value="63764" table:formula="of:=[.BQ125]+4" table:style-name="ce2">
            <text:p>63764</text:p>
          </table:table-cell>
          <table:table-cell office:value-type="float" office:value="63768" table:formula="of:=[.BR125]+4" table:style-name="ce2">
            <text:p>63768</text:p>
          </table:table-cell>
          <table:table-cell office:value-type="float" office:value="63772" table:formula="of:=[.BS125]+4" table:style-name="ce2">
            <text:p>63772</text:p>
          </table:table-cell>
          <table:table-cell office:value-type="float" office:value="63776" table:formula="of:=[.BT125]+4" table:style-name="ce2">
            <text:p>63776</text:p>
          </table:table-cell>
          <table:table-cell office:value-type="float" office:value="63780" table:formula="of:=[.BU125]+4" table:style-name="ce2">
            <text:p>63780</text:p>
          </table:table-cell>
          <table:table-cell office:value-type="float" office:value="63784" table:formula="of:=[.BV125]+4" table:style-name="ce2">
            <text:p>63784</text:p>
          </table:table-cell>
          <table:table-cell office:value-type="float" office:value="63788" table:formula="of:=[.BW125]+4" table:style-name="ce2">
            <text:p>63788</text:p>
          </table:table-cell>
          <table:table-cell office:value-type="float" office:value="63792" table:formula="of:=[.BX125]+4" table:style-name="ce2">
            <text:p>63792</text:p>
          </table:table-cell>
          <table:table-cell office:value-type="float" office:value="63796" table:formula="of:=[.BY125]+4" table:style-name="ce2">
            <text:p>63796</text:p>
          </table:table-cell>
          <table:table-cell office:value-type="float" office:value="63800" table:formula="of:=[.BZ125]+4" table:style-name="ce2">
            <text:p>63800</text:p>
          </table:table-cell>
          <table:table-cell office:value-type="float" office:value="63804" table:formula="of:=[.CA125]+4" table:style-name="ce2">
            <text:p>63804</text:p>
          </table:table-cell>
          <table:table-cell office:value-type="float" office:value="63808" table:formula="of:=[.CB125]+4" table:style-name="ce2">
            <text:p>63808</text:p>
          </table:table-cell>
          <table:table-cell office:value-type="float" office:value="63812" table:formula="of:=[.CC125]+4" table:style-name="ce2">
            <text:p>63812</text:p>
          </table:table-cell>
          <table:table-cell office:value-type="float" office:value="63816" table:formula="of:=[.CD125]+4" table:style-name="ce2">
            <text:p>63816</text:p>
          </table:table-cell>
          <table:table-cell office:value-type="float" office:value="63820" table:formula="of:=[.CE125]+4" table:style-name="ce2">
            <text:p>63820</text:p>
          </table:table-cell>
          <table:table-cell office:value-type="float" office:value="63824" table:formula="of:=[.CF125]+4" table:style-name="ce2">
            <text:p>63824</text:p>
          </table:table-cell>
          <table:table-cell office:value-type="float" office:value="63828" table:formula="of:=[.CG125]+4" table:style-name="ce2">
            <text:p>63828</text:p>
          </table:table-cell>
          <table:table-cell office:value-type="float" office:value="63832" table:formula="of:=[.CH125]+4" table:style-name="ce2">
            <text:p>63832</text:p>
          </table:table-cell>
          <table:table-cell office:value-type="float" office:value="63836" table:formula="of:=[.CI125]+4" table:style-name="ce2">
            <text:p>63836</text:p>
          </table:table-cell>
          <table:table-cell office:value-type="float" office:value="63840" table:formula="of:=[.CJ125]+4" table:style-name="ce2">
            <text:p>63840</text:p>
          </table:table-cell>
          <table:table-cell office:value-type="float" office:value="63844" table:formula="of:=[.CK125]+4" table:style-name="ce2">
            <text:p>63844</text:p>
          </table:table-cell>
          <table:table-cell office:value-type="float" office:value="63848" table:formula="of:=[.CL125]+4" table:style-name="ce2">
            <text:p>63848</text:p>
          </table:table-cell>
          <table:table-cell office:value-type="float" office:value="63852" table:formula="of:=[.CM125]+4" table:style-name="ce2">
            <text:p>63852</text:p>
          </table:table-cell>
          <table:table-cell office:value-type="float" office:value="63856" table:formula="of:=[.CN125]+4" table:style-name="ce2">
            <text:p>63856</text:p>
          </table:table-cell>
          <table:table-cell office:value-type="float" office:value="63860" table:formula="of:=[.CO125]+4" table:style-name="ce2">
            <text:p>63860</text:p>
          </table:table-cell>
          <table:table-cell office:value-type="float" office:value="63864" table:formula="of:=[.CP125]+4" table:style-name="ce2">
            <text:p>63864</text:p>
          </table:table-cell>
          <table:table-cell office:value-type="float" office:value="63868" table:formula="of:=[.CQ125]+4" table:style-name="ce2">
            <text:p>63868</text:p>
          </table:table-cell>
          <table:table-cell office:value-type="float" office:value="63872" table:formula="of:=[.CR125]+4" table:style-name="ce2">
            <text:p>63872</text:p>
          </table:table-cell>
          <table:table-cell office:value-type="float" office:value="63876" table:formula="of:=[.CS125]+4" table:style-name="ce2">
            <text:p>63876</text:p>
          </table:table-cell>
          <table:table-cell office:value-type="float" office:value="63880" table:formula="of:=[.CT125]+4" table:style-name="ce2">
            <text:p>63880</text:p>
          </table:table-cell>
          <table:table-cell office:value-type="float" office:value="63884" table:formula="of:=[.CU125]+4" table:style-name="ce2">
            <text:p>63884</text:p>
          </table:table-cell>
          <table:table-cell office:value-type="float" office:value="63888" table:formula="of:=[.CV125]+4" table:style-name="ce2">
            <text:p>63888</text:p>
          </table:table-cell>
          <table:table-cell office:value-type="float" office:value="63892" table:formula="of:=[.CW125]+4" table:style-name="ce2">
            <text:p>63892</text:p>
          </table:table-cell>
          <table:table-cell office:value-type="float" office:value="63896" table:formula="of:=[.CX125]+4" table:style-name="ce2">
            <text:p>63896</text:p>
          </table:table-cell>
          <table:table-cell office:value-type="float" office:value="63900" table:formula="of:=[.CY125]+4" table:style-name="ce2">
            <text:p>63900</text:p>
          </table:table-cell>
          <table:table-cell office:value-type="float" office:value="63904" table:formula="of:=[.CZ125]+4" table:style-name="ce2">
            <text:p>63904</text:p>
          </table:table-cell>
          <table:table-cell office:value-type="float" office:value="63908" table:formula="of:=[.DA125]+4" table:style-name="ce2">
            <text:p>63908</text:p>
          </table:table-cell>
          <table:table-cell office:value-type="float" office:value="63912" table:formula="of:=[.DB125]+4" table:style-name="ce2">
            <text:p>63912</text:p>
          </table:table-cell>
          <table:table-cell office:value-type="float" office:value="63916" table:formula="of:=[.DC125]+4" table:style-name="ce2">
            <text:p>63916</text:p>
          </table:table-cell>
          <table:table-cell office:value-type="float" office:value="63920" table:formula="of:=[.DD125]+4" table:style-name="ce2">
            <text:p>63920</text:p>
          </table:table-cell>
          <table:table-cell office:value-type="float" office:value="63924" table:formula="of:=[.DE125]+4" table:style-name="ce2">
            <text:p>63924</text:p>
          </table:table-cell>
          <table:table-cell office:value-type="float" office:value="63928" table:formula="of:=[.DF125]+4" table:style-name="ce2">
            <text:p>63928</text:p>
          </table:table-cell>
          <table:table-cell office:value-type="float" office:value="63932" table:formula="of:=[.DG125]+4" table:style-name="ce2">
            <text:p>63932</text:p>
          </table:table-cell>
          <table:table-cell office:value-type="float" office:value="63936" table:formula="of:=[.DH125]+4" table:style-name="ce2">
            <text:p>63936</text:p>
          </table:table-cell>
          <table:table-cell office:value-type="float" office:value="63940" table:formula="of:=[.DI125]+4" table:style-name="ce2">
            <text:p>63940</text:p>
          </table:table-cell>
          <table:table-cell office:value-type="float" office:value="63944" table:formula="of:=[.DJ125]+4" table:style-name="ce2">
            <text:p>63944</text:p>
          </table:table-cell>
          <table:table-cell office:value-type="float" office:value="63948" table:formula="of:=[.DK125]+4" table:style-name="ce2">
            <text:p>63948</text:p>
          </table:table-cell>
          <table:table-cell office:value-type="float" office:value="63952" table:formula="of:=[.DL125]+4" table:style-name="ce2">
            <text:p>63952</text:p>
          </table:table-cell>
          <table:table-cell office:value-type="float" office:value="63956" table:formula="of:=[.DM125]+4" table:style-name="ce2">
            <text:p>63956</text:p>
          </table:table-cell>
          <table:table-cell office:value-type="float" office:value="63960" table:formula="of:=[.DN125]+4" table:style-name="ce2">
            <text:p>63960</text:p>
          </table:table-cell>
          <table:table-cell office:value-type="float" office:value="63964" table:formula="of:=[.DO125]+4" table:style-name="ce2">
            <text:p>63964</text:p>
          </table:table-cell>
          <table:table-cell office:value-type="float" office:value="63968" table:formula="of:=[.DP125]+4" table:style-name="ce2">
            <text:p>63968</text:p>
          </table:table-cell>
          <table:table-cell office:value-type="float" office:value="63972" table:formula="of:=[.DQ125]+4" table:style-name="ce2">
            <text:p>63972</text:p>
          </table:table-cell>
          <table:table-cell office:value-type="float" office:value="63976" table:formula="of:=[.DR125]+4" table:style-name="ce2">
            <text:p>63976</text:p>
          </table:table-cell>
          <table:table-cell office:value-type="float" office:value="63980" table:formula="of:=[.DS125]+4" table:style-name="ce2">
            <text:p>63980</text:p>
          </table:table-cell>
          <table:table-cell office:value-type="float" office:value="63984" table:formula="of:=[.DT125]+4" table:style-name="ce2">
            <text:p>63984</text:p>
          </table:table-cell>
          <table:table-cell office:value-type="float" office:value="63988" table:formula="of:=[.DU125]+4" table:style-name="ce2">
            <text:p>63988</text:p>
          </table:table-cell>
          <table:table-cell office:value-type="float" office:value="63992" table:formula="of:=[.DV125]+4" table:style-name="ce2">
            <text:p>63992</text:p>
          </table:table-cell>
          <table:table-cell office:value-type="float" office:value="63996" table:formula="of:=[.DW125]+4" table:style-name="ce2">
            <text:p>63996</text:p>
          </table:table-cell>
          <table:table-cell table:number-columns-repeated="16256"/>
        </table:table-row>
        <table:table-row table:style-name="ro1">
          <table:table-cell office:value-type="float" office:value="64000" table:formula="of:=[.A125]+512" table:style-name="ce2">
            <text:p>64000</text:p>
          </table:table-cell>
          <table:table-cell office:value-type="float" office:value="64004" table:formula="of:=[.A126]+4" table:style-name="ce2">
            <text:p>64004</text:p>
          </table:table-cell>
          <table:table-cell office:value-type="float" office:value="64008" table:formula="of:=[.B126]+4" table:style-name="ce2">
            <text:p>64008</text:p>
          </table:table-cell>
          <table:table-cell office:value-type="float" office:value="64012" table:formula="of:=[.C126]+4" table:style-name="ce2">
            <text:p>64012</text:p>
          </table:table-cell>
          <table:table-cell office:value-type="float" office:value="64016" table:formula="of:=[.D126]+4" table:style-name="ce2">
            <text:p>64016</text:p>
          </table:table-cell>
          <table:table-cell office:value-type="float" office:value="64020" table:formula="of:=[.E126]+4" table:style-name="ce2">
            <text:p>64020</text:p>
          </table:table-cell>
          <table:table-cell office:value-type="float" office:value="64024" table:formula="of:=[.F126]+4" table:style-name="ce2">
            <text:p>64024</text:p>
          </table:table-cell>
          <table:table-cell office:value-type="float" office:value="64028" table:formula="of:=[.G126]+4" table:style-name="ce2">
            <text:p>64028</text:p>
          </table:table-cell>
          <table:table-cell office:value-type="float" office:value="64032" table:formula="of:=[.H126]+4" table:style-name="ce2">
            <text:p>64032</text:p>
          </table:table-cell>
          <table:table-cell office:value-type="float" office:value="64036" table:formula="of:=[.I126]+4" table:style-name="ce2">
            <text:p>64036</text:p>
          </table:table-cell>
          <table:table-cell office:value-type="float" office:value="64040" table:formula="of:=[.J126]+4" table:style-name="ce2">
            <text:p>64040</text:p>
          </table:table-cell>
          <table:table-cell office:value-type="float" office:value="64044" table:formula="of:=[.K126]+4" table:style-name="ce2">
            <text:p>64044</text:p>
          </table:table-cell>
          <table:table-cell office:value-type="float" office:value="64048" table:formula="of:=[.L126]+4" table:style-name="ce2">
            <text:p>64048</text:p>
          </table:table-cell>
          <table:table-cell office:value-type="float" office:value="64052" table:formula="of:=[.M126]+4" table:style-name="ce2">
            <text:p>64052</text:p>
          </table:table-cell>
          <table:table-cell office:value-type="float" office:value="64056" table:formula="of:=[.N126]+4" table:style-name="ce2">
            <text:p>64056</text:p>
          </table:table-cell>
          <table:table-cell office:value-type="float" office:value="64060" table:formula="of:=[.O126]+4" table:style-name="ce2">
            <text:p>64060</text:p>
          </table:table-cell>
          <table:table-cell office:value-type="float" office:value="64064" table:formula="of:=[.P126]+4" table:style-name="ce2">
            <text:p>64064</text:p>
          </table:table-cell>
          <table:table-cell office:value-type="float" office:value="64068" table:formula="of:=[.Q126]+4" table:style-name="ce2">
            <text:p>64068</text:p>
          </table:table-cell>
          <table:table-cell office:value-type="float" office:value="64072" table:formula="of:=[.R126]+4" table:style-name="ce2">
            <text:p>64072</text:p>
          </table:table-cell>
          <table:table-cell office:value-type="float" office:value="64076" table:formula="of:=[.S126]+4" table:style-name="ce2">
            <text:p>64076</text:p>
          </table:table-cell>
          <table:table-cell office:value-type="float" office:value="64080" table:formula="of:=[.T126]+4" table:style-name="ce2">
            <text:p>64080</text:p>
          </table:table-cell>
          <table:table-cell office:value-type="float" office:value="64084" table:formula="of:=[.U126]+4" table:style-name="ce2">
            <text:p>64084</text:p>
          </table:table-cell>
          <table:table-cell office:value-type="float" office:value="64088" table:formula="of:=[.V126]+4" table:style-name="ce2">
            <text:p>64088</text:p>
          </table:table-cell>
          <table:table-cell office:value-type="float" office:value="64092" table:formula="of:=[.W126]+4" table:style-name="ce2">
            <text:p>64092</text:p>
          </table:table-cell>
          <table:table-cell office:value-type="float" office:value="64096" table:formula="of:=[.X126]+4" table:style-name="ce2">
            <text:p>64096</text:p>
          </table:table-cell>
          <table:table-cell office:value-type="float" office:value="64100" table:formula="of:=[.Y126]+4" table:style-name="ce2">
            <text:p>64100</text:p>
          </table:table-cell>
          <table:table-cell office:value-type="float" office:value="64104" table:formula="of:=[.Z126]+4" table:style-name="ce2">
            <text:p>64104</text:p>
          </table:table-cell>
          <table:table-cell office:value-type="float" office:value="64108" table:formula="of:=[.AA126]+4" table:style-name="ce2">
            <text:p>64108</text:p>
          </table:table-cell>
          <table:table-cell office:value-type="float" office:value="64112" table:formula="of:=[.AB126]+4" table:style-name="ce2">
            <text:p>64112</text:p>
          </table:table-cell>
          <table:table-cell office:value-type="float" office:value="64116" table:formula="of:=[.AC126]+4" table:style-name="ce2">
            <text:p>64116</text:p>
          </table:table-cell>
          <table:table-cell office:value-type="float" office:value="64120" table:formula="of:=[.AD126]+4" table:style-name="ce2">
            <text:p>64120</text:p>
          </table:table-cell>
          <table:table-cell office:value-type="float" office:value="64124" table:formula="of:=[.AE126]+4" table:style-name="ce2">
            <text:p>64124</text:p>
          </table:table-cell>
          <table:table-cell office:value-type="float" office:value="64128" table:formula="of:=[.AF126]+4" table:style-name="ce2">
            <text:p>64128</text:p>
          </table:table-cell>
          <table:table-cell office:value-type="float" office:value="64132" table:formula="of:=[.AG126]+4" table:style-name="ce2">
            <text:p>64132</text:p>
          </table:table-cell>
          <table:table-cell office:value-type="float" office:value="64136" table:formula="of:=[.AH126]+4" table:style-name="ce2">
            <text:p>64136</text:p>
          </table:table-cell>
          <table:table-cell office:value-type="float" office:value="64140" table:formula="of:=[.AI126]+4" table:style-name="ce2">
            <text:p>64140</text:p>
          </table:table-cell>
          <table:table-cell office:value-type="float" office:value="64144" table:formula="of:=[.AJ126]+4" table:style-name="ce2">
            <text:p>64144</text:p>
          </table:table-cell>
          <table:table-cell office:value-type="float" office:value="64148" table:formula="of:=[.AK126]+4" table:style-name="ce2">
            <text:p>64148</text:p>
          </table:table-cell>
          <table:table-cell office:value-type="float" office:value="64152" table:formula="of:=[.AL126]+4" table:style-name="ce2">
            <text:p>64152</text:p>
          </table:table-cell>
          <table:table-cell office:value-type="float" office:value="64156" table:formula="of:=[.AM126]+4" table:style-name="ce2">
            <text:p>64156</text:p>
          </table:table-cell>
          <table:table-cell office:value-type="float" office:value="64160" table:formula="of:=[.AN126]+4" table:style-name="ce2">
            <text:p>64160</text:p>
          </table:table-cell>
          <table:table-cell office:value-type="float" office:value="64164" table:formula="of:=[.AO126]+4" table:style-name="ce2">
            <text:p>64164</text:p>
          </table:table-cell>
          <table:table-cell office:value-type="float" office:value="64168" table:formula="of:=[.AP126]+4" table:style-name="ce2">
            <text:p>64168</text:p>
          </table:table-cell>
          <table:table-cell office:value-type="float" office:value="64172" table:formula="of:=[.AQ126]+4" table:style-name="ce2">
            <text:p>64172</text:p>
          </table:table-cell>
          <table:table-cell office:value-type="float" office:value="64176" table:formula="of:=[.AR126]+4" table:style-name="ce2">
            <text:p>64176</text:p>
          </table:table-cell>
          <table:table-cell office:value-type="float" office:value="64180" table:formula="of:=[.AS126]+4" table:style-name="ce2">
            <text:p>64180</text:p>
          </table:table-cell>
          <table:table-cell office:value-type="float" office:value="64184" table:formula="of:=[.AT126]+4" table:style-name="ce2">
            <text:p>64184</text:p>
          </table:table-cell>
          <table:table-cell office:value-type="float" office:value="64188" table:formula="of:=[.AU126]+4" table:style-name="ce2">
            <text:p>64188</text:p>
          </table:table-cell>
          <table:table-cell office:value-type="float" office:value="64192" table:formula="of:=[.AV126]+4" table:style-name="ce2">
            <text:p>64192</text:p>
          </table:table-cell>
          <table:table-cell office:value-type="float" office:value="64196" table:formula="of:=[.AW126]+4" table:style-name="ce2">
            <text:p>64196</text:p>
          </table:table-cell>
          <table:table-cell office:value-type="float" office:value="64200" table:formula="of:=[.AX126]+4" table:style-name="ce2">
            <text:p>64200</text:p>
          </table:table-cell>
          <table:table-cell office:value-type="float" office:value="64204" table:formula="of:=[.AY126]+4" table:style-name="ce2">
            <text:p>64204</text:p>
          </table:table-cell>
          <table:table-cell office:value-type="float" office:value="64208" table:formula="of:=[.AZ126]+4" table:style-name="ce2">
            <text:p>64208</text:p>
          </table:table-cell>
          <table:table-cell office:value-type="float" office:value="64212" table:formula="of:=[.BA126]+4" table:style-name="ce2">
            <text:p>64212</text:p>
          </table:table-cell>
          <table:table-cell office:value-type="float" office:value="64216" table:formula="of:=[.BB126]+4" table:style-name="ce2">
            <text:p>64216</text:p>
          </table:table-cell>
          <table:table-cell office:value-type="float" office:value="64220" table:formula="of:=[.BC126]+4" table:style-name="ce2">
            <text:p>64220</text:p>
          </table:table-cell>
          <table:table-cell office:value-type="float" office:value="64224" table:formula="of:=[.BD126]+4" table:style-name="ce2">
            <text:p>64224</text:p>
          </table:table-cell>
          <table:table-cell office:value-type="float" office:value="64228" table:formula="of:=[.BE126]+4" table:style-name="ce2">
            <text:p>64228</text:p>
          </table:table-cell>
          <table:table-cell office:value-type="float" office:value="64232" table:formula="of:=[.BF126]+4" table:style-name="ce2">
            <text:p>64232</text:p>
          </table:table-cell>
          <table:table-cell office:value-type="float" office:value="64236" table:formula="of:=[.BG126]+4" table:style-name="ce2">
            <text:p>64236</text:p>
          </table:table-cell>
          <table:table-cell office:value-type="float" office:value="64240" table:formula="of:=[.BH126]+4" table:style-name="ce2">
            <text:p>64240</text:p>
          </table:table-cell>
          <table:table-cell office:value-type="float" office:value="64244" table:formula="of:=[.BI126]+4" table:style-name="ce2">
            <text:p>64244</text:p>
          </table:table-cell>
          <table:table-cell office:value-type="float" office:value="64248" table:formula="of:=[.BJ126]+4" table:style-name="ce2">
            <text:p>64248</text:p>
          </table:table-cell>
          <table:table-cell office:value-type="float" office:value="64252" table:formula="of:=[.BK126]+4" table:style-name="ce2">
            <text:p>64252</text:p>
          </table:table-cell>
          <table:table-cell office:value-type="float" office:value="64256" table:formula="of:=[.BL126]+4" table:style-name="ce2">
            <text:p>64256</text:p>
          </table:table-cell>
          <table:table-cell office:value-type="float" office:value="64260" table:formula="of:=[.BM126]+4" table:style-name="ce2">
            <text:p>64260</text:p>
          </table:table-cell>
          <table:table-cell office:value-type="float" office:value="64264" table:formula="of:=[.BN126]+4" table:style-name="ce2">
            <text:p>64264</text:p>
          </table:table-cell>
          <table:table-cell office:value-type="float" office:value="64268" table:formula="of:=[.BO126]+4" table:style-name="ce2">
            <text:p>64268</text:p>
          </table:table-cell>
          <table:table-cell office:value-type="float" office:value="64272" table:formula="of:=[.BP126]+4" table:style-name="ce2">
            <text:p>64272</text:p>
          </table:table-cell>
          <table:table-cell office:value-type="float" office:value="64276" table:formula="of:=[.BQ126]+4" table:style-name="ce2">
            <text:p>64276</text:p>
          </table:table-cell>
          <table:table-cell office:value-type="float" office:value="64280" table:formula="of:=[.BR126]+4" table:style-name="ce2">
            <text:p>64280</text:p>
          </table:table-cell>
          <table:table-cell office:value-type="float" office:value="64284" table:formula="of:=[.BS126]+4" table:style-name="ce2">
            <text:p>64284</text:p>
          </table:table-cell>
          <table:table-cell office:value-type="float" office:value="64288" table:formula="of:=[.BT126]+4" table:style-name="ce2">
            <text:p>64288</text:p>
          </table:table-cell>
          <table:table-cell office:value-type="float" office:value="64292" table:formula="of:=[.BU126]+4" table:style-name="ce2">
            <text:p>64292</text:p>
          </table:table-cell>
          <table:table-cell office:value-type="float" office:value="64296" table:formula="of:=[.BV126]+4" table:style-name="ce2">
            <text:p>64296</text:p>
          </table:table-cell>
          <table:table-cell office:value-type="float" office:value="64300" table:formula="of:=[.BW126]+4" table:style-name="ce2">
            <text:p>64300</text:p>
          </table:table-cell>
          <table:table-cell office:value-type="float" office:value="64304" table:formula="of:=[.BX126]+4" table:style-name="ce2">
            <text:p>64304</text:p>
          </table:table-cell>
          <table:table-cell office:value-type="float" office:value="64308" table:formula="of:=[.BY126]+4" table:style-name="ce2">
            <text:p>64308</text:p>
          </table:table-cell>
          <table:table-cell office:value-type="float" office:value="64312" table:formula="of:=[.BZ126]+4" table:style-name="ce2">
            <text:p>64312</text:p>
          </table:table-cell>
          <table:table-cell office:value-type="float" office:value="64316" table:formula="of:=[.CA126]+4" table:style-name="ce2">
            <text:p>64316</text:p>
          </table:table-cell>
          <table:table-cell office:value-type="float" office:value="64320" table:formula="of:=[.CB126]+4" table:style-name="ce2">
            <text:p>64320</text:p>
          </table:table-cell>
          <table:table-cell office:value-type="float" office:value="64324" table:formula="of:=[.CC126]+4" table:style-name="ce2">
            <text:p>64324</text:p>
          </table:table-cell>
          <table:table-cell office:value-type="float" office:value="64328" table:formula="of:=[.CD126]+4" table:style-name="ce2">
            <text:p>64328</text:p>
          </table:table-cell>
          <table:table-cell office:value-type="float" office:value="64332" table:formula="of:=[.CE126]+4" table:style-name="ce2">
            <text:p>64332</text:p>
          </table:table-cell>
          <table:table-cell office:value-type="float" office:value="64336" table:formula="of:=[.CF126]+4" table:style-name="ce2">
            <text:p>64336</text:p>
          </table:table-cell>
          <table:table-cell office:value-type="float" office:value="64340" table:formula="of:=[.CG126]+4" table:style-name="ce2">
            <text:p>64340</text:p>
          </table:table-cell>
          <table:table-cell office:value-type="float" office:value="64344" table:formula="of:=[.CH126]+4" table:style-name="ce2">
            <text:p>64344</text:p>
          </table:table-cell>
          <table:table-cell office:value-type="float" office:value="64348" table:formula="of:=[.CI126]+4" table:style-name="ce2">
            <text:p>64348</text:p>
          </table:table-cell>
          <table:table-cell office:value-type="float" office:value="64352" table:formula="of:=[.CJ126]+4" table:style-name="ce2">
            <text:p>64352</text:p>
          </table:table-cell>
          <table:table-cell office:value-type="float" office:value="64356" table:formula="of:=[.CK126]+4" table:style-name="ce2">
            <text:p>64356</text:p>
          </table:table-cell>
          <table:table-cell office:value-type="float" office:value="64360" table:formula="of:=[.CL126]+4" table:style-name="ce2">
            <text:p>64360</text:p>
          </table:table-cell>
          <table:table-cell office:value-type="float" office:value="64364" table:formula="of:=[.CM126]+4" table:style-name="ce2">
            <text:p>64364</text:p>
          </table:table-cell>
          <table:table-cell office:value-type="float" office:value="64368" table:formula="of:=[.CN126]+4" table:style-name="ce2">
            <text:p>64368</text:p>
          </table:table-cell>
          <table:table-cell office:value-type="float" office:value="64372" table:formula="of:=[.CO126]+4" table:style-name="ce2">
            <text:p>64372</text:p>
          </table:table-cell>
          <table:table-cell office:value-type="float" office:value="64376" table:formula="of:=[.CP126]+4" table:style-name="ce2">
            <text:p>64376</text:p>
          </table:table-cell>
          <table:table-cell office:value-type="float" office:value="64380" table:formula="of:=[.CQ126]+4" table:style-name="ce2">
            <text:p>64380</text:p>
          </table:table-cell>
          <table:table-cell office:value-type="float" office:value="64384" table:formula="of:=[.CR126]+4" table:style-name="ce2">
            <text:p>64384</text:p>
          </table:table-cell>
          <table:table-cell office:value-type="float" office:value="64388" table:formula="of:=[.CS126]+4" table:style-name="ce2">
            <text:p>64388</text:p>
          </table:table-cell>
          <table:table-cell office:value-type="float" office:value="64392" table:formula="of:=[.CT126]+4" table:style-name="ce2">
            <text:p>64392</text:p>
          </table:table-cell>
          <table:table-cell office:value-type="float" office:value="64396" table:formula="of:=[.CU126]+4" table:style-name="ce2">
            <text:p>64396</text:p>
          </table:table-cell>
          <table:table-cell office:value-type="float" office:value="64400" table:formula="of:=[.CV126]+4" table:style-name="ce2">
            <text:p>64400</text:p>
          </table:table-cell>
          <table:table-cell office:value-type="float" office:value="64404" table:formula="of:=[.CW126]+4" table:style-name="ce2">
            <text:p>64404</text:p>
          </table:table-cell>
          <table:table-cell office:value-type="float" office:value="64408" table:formula="of:=[.CX126]+4" table:style-name="ce2">
            <text:p>64408</text:p>
          </table:table-cell>
          <table:table-cell office:value-type="float" office:value="64412" table:formula="of:=[.CY126]+4" table:style-name="ce2">
            <text:p>64412</text:p>
          </table:table-cell>
          <table:table-cell office:value-type="float" office:value="64416" table:formula="of:=[.CZ126]+4" table:style-name="ce2">
            <text:p>64416</text:p>
          </table:table-cell>
          <table:table-cell office:value-type="float" office:value="64420" table:formula="of:=[.DA126]+4" table:style-name="ce2">
            <text:p>64420</text:p>
          </table:table-cell>
          <table:table-cell office:value-type="float" office:value="64424" table:formula="of:=[.DB126]+4" table:style-name="ce2">
            <text:p>64424</text:p>
          </table:table-cell>
          <table:table-cell office:value-type="float" office:value="64428" table:formula="of:=[.DC126]+4" table:style-name="ce2">
            <text:p>64428</text:p>
          </table:table-cell>
          <table:table-cell office:value-type="float" office:value="64432" table:formula="of:=[.DD126]+4" table:style-name="ce2">
            <text:p>64432</text:p>
          </table:table-cell>
          <table:table-cell office:value-type="float" office:value="64436" table:formula="of:=[.DE126]+4" table:style-name="ce2">
            <text:p>64436</text:p>
          </table:table-cell>
          <table:table-cell office:value-type="float" office:value="64440" table:formula="of:=[.DF126]+4" table:style-name="ce2">
            <text:p>64440</text:p>
          </table:table-cell>
          <table:table-cell office:value-type="float" office:value="64444" table:formula="of:=[.DG126]+4" table:style-name="ce2">
            <text:p>64444</text:p>
          </table:table-cell>
          <table:table-cell office:value-type="float" office:value="64448" table:formula="of:=[.DH126]+4" table:style-name="ce2">
            <text:p>64448</text:p>
          </table:table-cell>
          <table:table-cell office:value-type="float" office:value="64452" table:formula="of:=[.DI126]+4" table:style-name="ce2">
            <text:p>64452</text:p>
          </table:table-cell>
          <table:table-cell office:value-type="float" office:value="64456" table:formula="of:=[.DJ126]+4" table:style-name="ce2">
            <text:p>64456</text:p>
          </table:table-cell>
          <table:table-cell office:value-type="float" office:value="64460" table:formula="of:=[.DK126]+4" table:style-name="ce2">
            <text:p>64460</text:p>
          </table:table-cell>
          <table:table-cell office:value-type="float" office:value="64464" table:formula="of:=[.DL126]+4" table:style-name="ce2">
            <text:p>64464</text:p>
          </table:table-cell>
          <table:table-cell office:value-type="float" office:value="64468" table:formula="of:=[.DM126]+4" table:style-name="ce2">
            <text:p>64468</text:p>
          </table:table-cell>
          <table:table-cell office:value-type="float" office:value="64472" table:formula="of:=[.DN126]+4" table:style-name="ce2">
            <text:p>64472</text:p>
          </table:table-cell>
          <table:table-cell office:value-type="float" office:value="64476" table:formula="of:=[.DO126]+4" table:style-name="ce2">
            <text:p>64476</text:p>
          </table:table-cell>
          <table:table-cell office:value-type="float" office:value="64480" table:formula="of:=[.DP126]+4" table:style-name="ce2">
            <text:p>64480</text:p>
          </table:table-cell>
          <table:table-cell office:value-type="float" office:value="64484" table:formula="of:=[.DQ126]+4" table:style-name="ce2">
            <text:p>64484</text:p>
          </table:table-cell>
          <table:table-cell office:value-type="float" office:value="64488" table:formula="of:=[.DR126]+4" table:style-name="ce2">
            <text:p>64488</text:p>
          </table:table-cell>
          <table:table-cell office:value-type="float" office:value="64492" table:formula="of:=[.DS126]+4" table:style-name="ce2">
            <text:p>64492</text:p>
          </table:table-cell>
          <table:table-cell office:value-type="float" office:value="64496" table:formula="of:=[.DT126]+4" table:style-name="ce2">
            <text:p>64496</text:p>
          </table:table-cell>
          <table:table-cell office:value-type="float" office:value="64500" table:formula="of:=[.DU126]+4" table:style-name="ce2">
            <text:p>64500</text:p>
          </table:table-cell>
          <table:table-cell office:value-type="float" office:value="64504" table:formula="of:=[.DV126]+4" table:style-name="ce2">
            <text:p>64504</text:p>
          </table:table-cell>
          <table:table-cell office:value-type="float" office:value="64508" table:formula="of:=[.DW126]+4" table:style-name="ce2">
            <text:p>64508</text:p>
          </table:table-cell>
          <table:table-cell table:number-columns-repeated="16256"/>
        </table:table-row>
        <table:table-row table:style-name="ro1">
          <table:table-cell office:value-type="float" office:value="64512" table:formula="of:=[.A126]+512" table:style-name="ce2">
            <text:p>64512</text:p>
          </table:table-cell>
          <table:table-cell office:value-type="float" office:value="64516" table:formula="of:=[.A127]+4" table:style-name="ce2">
            <text:p>64516</text:p>
          </table:table-cell>
          <table:table-cell office:value-type="float" office:value="64520" table:formula="of:=[.B127]+4" table:style-name="ce2">
            <text:p>64520</text:p>
          </table:table-cell>
          <table:table-cell office:value-type="float" office:value="64524" table:formula="of:=[.C127]+4" table:style-name="ce2">
            <text:p>64524</text:p>
          </table:table-cell>
          <table:table-cell office:value-type="float" office:value="64528" table:formula="of:=[.D127]+4" table:style-name="ce2">
            <text:p>64528</text:p>
          </table:table-cell>
          <table:table-cell office:value-type="float" office:value="64532" table:formula="of:=[.E127]+4" table:style-name="ce2">
            <text:p>64532</text:p>
          </table:table-cell>
          <table:table-cell office:value-type="float" office:value="64536" table:formula="of:=[.F127]+4" table:style-name="ce2">
            <text:p>64536</text:p>
          </table:table-cell>
          <table:table-cell office:value-type="float" office:value="64540" table:formula="of:=[.G127]+4" table:style-name="ce2">
            <text:p>64540</text:p>
          </table:table-cell>
          <table:table-cell office:value-type="float" office:value="64544" table:formula="of:=[.H127]+4" table:style-name="ce2">
            <text:p>64544</text:p>
          </table:table-cell>
          <table:table-cell office:value-type="float" office:value="64548" table:formula="of:=[.I127]+4" table:style-name="ce2">
            <text:p>64548</text:p>
          </table:table-cell>
          <table:table-cell office:value-type="float" office:value="64552" table:formula="of:=[.J127]+4" table:style-name="ce2">
            <text:p>64552</text:p>
          </table:table-cell>
          <table:table-cell office:value-type="float" office:value="64556" table:formula="of:=[.K127]+4" table:style-name="ce2">
            <text:p>64556</text:p>
          </table:table-cell>
          <table:table-cell office:value-type="float" office:value="64560" table:formula="of:=[.L127]+4" table:style-name="ce2">
            <text:p>64560</text:p>
          </table:table-cell>
          <table:table-cell office:value-type="float" office:value="64564" table:formula="of:=[.M127]+4" table:style-name="ce2">
            <text:p>64564</text:p>
          </table:table-cell>
          <table:table-cell office:value-type="float" office:value="64568" table:formula="of:=[.N127]+4" table:style-name="ce2">
            <text:p>64568</text:p>
          </table:table-cell>
          <table:table-cell office:value-type="float" office:value="64572" table:formula="of:=[.O127]+4" table:style-name="ce2">
            <text:p>64572</text:p>
          </table:table-cell>
          <table:table-cell office:value-type="float" office:value="64576" table:formula="of:=[.P127]+4" table:style-name="ce2">
            <text:p>64576</text:p>
          </table:table-cell>
          <table:table-cell office:value-type="float" office:value="64580" table:formula="of:=[.Q127]+4" table:style-name="ce2">
            <text:p>64580</text:p>
          </table:table-cell>
          <table:table-cell office:value-type="float" office:value="64584" table:formula="of:=[.R127]+4" table:style-name="ce2">
            <text:p>64584</text:p>
          </table:table-cell>
          <table:table-cell office:value-type="float" office:value="64588" table:formula="of:=[.S127]+4" table:style-name="ce2">
            <text:p>64588</text:p>
          </table:table-cell>
          <table:table-cell office:value-type="float" office:value="64592" table:formula="of:=[.T127]+4" table:style-name="ce2">
            <text:p>64592</text:p>
          </table:table-cell>
          <table:table-cell office:value-type="float" office:value="64596" table:formula="of:=[.U127]+4" table:style-name="ce2">
            <text:p>64596</text:p>
          </table:table-cell>
          <table:table-cell office:value-type="float" office:value="64600" table:formula="of:=[.V127]+4" table:style-name="ce2">
            <text:p>64600</text:p>
          </table:table-cell>
          <table:table-cell office:value-type="float" office:value="64604" table:formula="of:=[.W127]+4" table:style-name="ce2">
            <text:p>64604</text:p>
          </table:table-cell>
          <table:table-cell office:value-type="float" office:value="64608" table:formula="of:=[.X127]+4" table:style-name="ce2">
            <text:p>64608</text:p>
          </table:table-cell>
          <table:table-cell office:value-type="float" office:value="64612" table:formula="of:=[.Y127]+4" table:style-name="ce2">
            <text:p>64612</text:p>
          </table:table-cell>
          <table:table-cell office:value-type="float" office:value="64616" table:formula="of:=[.Z127]+4" table:style-name="ce2">
            <text:p>64616</text:p>
          </table:table-cell>
          <table:table-cell office:value-type="float" office:value="64620" table:formula="of:=[.AA127]+4" table:style-name="ce2">
            <text:p>64620</text:p>
          </table:table-cell>
          <table:table-cell office:value-type="float" office:value="64624" table:formula="of:=[.AB127]+4" table:style-name="ce2">
            <text:p>64624</text:p>
          </table:table-cell>
          <table:table-cell office:value-type="float" office:value="64628" table:formula="of:=[.AC127]+4" table:style-name="ce2">
            <text:p>64628</text:p>
          </table:table-cell>
          <table:table-cell office:value-type="float" office:value="64632" table:formula="of:=[.AD127]+4" table:style-name="ce2">
            <text:p>64632</text:p>
          </table:table-cell>
          <table:table-cell office:value-type="float" office:value="64636" table:formula="of:=[.AE127]+4" table:style-name="ce2">
            <text:p>64636</text:p>
          </table:table-cell>
          <table:table-cell office:value-type="float" office:value="64640" table:formula="of:=[.AF127]+4" table:style-name="ce2">
            <text:p>64640</text:p>
          </table:table-cell>
          <table:table-cell office:value-type="float" office:value="64644" table:formula="of:=[.AG127]+4" table:style-name="ce2">
            <text:p>64644</text:p>
          </table:table-cell>
          <table:table-cell office:value-type="float" office:value="64648" table:formula="of:=[.AH127]+4" table:style-name="ce2">
            <text:p>64648</text:p>
          </table:table-cell>
          <table:table-cell office:value-type="float" office:value="64652" table:formula="of:=[.AI127]+4" table:style-name="ce2">
            <text:p>64652</text:p>
          </table:table-cell>
          <table:table-cell office:value-type="float" office:value="64656" table:formula="of:=[.AJ127]+4" table:style-name="ce2">
            <text:p>64656</text:p>
          </table:table-cell>
          <table:table-cell office:value-type="float" office:value="64660" table:formula="of:=[.AK127]+4" table:style-name="ce2">
            <text:p>64660</text:p>
          </table:table-cell>
          <table:table-cell office:value-type="float" office:value="64664" table:formula="of:=[.AL127]+4" table:style-name="ce2">
            <text:p>64664</text:p>
          </table:table-cell>
          <table:table-cell office:value-type="float" office:value="64668" table:formula="of:=[.AM127]+4" table:style-name="ce2">
            <text:p>64668</text:p>
          </table:table-cell>
          <table:table-cell office:value-type="float" office:value="64672" table:formula="of:=[.AN127]+4" table:style-name="ce2">
            <text:p>64672</text:p>
          </table:table-cell>
          <table:table-cell office:value-type="float" office:value="64676" table:formula="of:=[.AO127]+4" table:style-name="ce2">
            <text:p>64676</text:p>
          </table:table-cell>
          <table:table-cell office:value-type="float" office:value="64680" table:formula="of:=[.AP127]+4" table:style-name="ce2">
            <text:p>64680</text:p>
          </table:table-cell>
          <table:table-cell office:value-type="float" office:value="64684" table:formula="of:=[.AQ127]+4" table:style-name="ce2">
            <text:p>64684</text:p>
          </table:table-cell>
          <table:table-cell office:value-type="float" office:value="64688" table:formula="of:=[.AR127]+4" table:style-name="ce2">
            <text:p>64688</text:p>
          </table:table-cell>
          <table:table-cell office:value-type="float" office:value="64692" table:formula="of:=[.AS127]+4" table:style-name="ce2">
            <text:p>64692</text:p>
          </table:table-cell>
          <table:table-cell office:value-type="float" office:value="64696" table:formula="of:=[.AT127]+4" table:style-name="ce2">
            <text:p>64696</text:p>
          </table:table-cell>
          <table:table-cell office:value-type="float" office:value="64700" table:formula="of:=[.AU127]+4" table:style-name="ce2">
            <text:p>64700</text:p>
          </table:table-cell>
          <table:table-cell office:value-type="float" office:value="64704" table:formula="of:=[.AV127]+4" table:style-name="ce2">
            <text:p>64704</text:p>
          </table:table-cell>
          <table:table-cell office:value-type="float" office:value="64708" table:formula="of:=[.AW127]+4" table:style-name="ce2">
            <text:p>64708</text:p>
          </table:table-cell>
          <table:table-cell office:value-type="float" office:value="64712" table:formula="of:=[.AX127]+4" table:style-name="ce2">
            <text:p>64712</text:p>
          </table:table-cell>
          <table:table-cell office:value-type="float" office:value="64716" table:formula="of:=[.AY127]+4" table:style-name="ce2">
            <text:p>64716</text:p>
          </table:table-cell>
          <table:table-cell office:value-type="float" office:value="64720" table:formula="of:=[.AZ127]+4" table:style-name="ce2">
            <text:p>64720</text:p>
          </table:table-cell>
          <table:table-cell office:value-type="float" office:value="64724" table:formula="of:=[.BA127]+4" table:style-name="ce2">
            <text:p>64724</text:p>
          </table:table-cell>
          <table:table-cell office:value-type="float" office:value="64728" table:formula="of:=[.BB127]+4" table:style-name="ce2">
            <text:p>64728</text:p>
          </table:table-cell>
          <table:table-cell office:value-type="float" office:value="64732" table:formula="of:=[.BC127]+4" table:style-name="ce2">
            <text:p>64732</text:p>
          </table:table-cell>
          <table:table-cell office:value-type="float" office:value="64736" table:formula="of:=[.BD127]+4" table:style-name="ce2">
            <text:p>64736</text:p>
          </table:table-cell>
          <table:table-cell office:value-type="float" office:value="64740" table:formula="of:=[.BE127]+4" table:style-name="ce2">
            <text:p>64740</text:p>
          </table:table-cell>
          <table:table-cell office:value-type="float" office:value="64744" table:formula="of:=[.BF127]+4" table:style-name="ce2">
            <text:p>64744</text:p>
          </table:table-cell>
          <table:table-cell office:value-type="float" office:value="64748" table:formula="of:=[.BG127]+4" table:style-name="ce2">
            <text:p>64748</text:p>
          </table:table-cell>
          <table:table-cell office:value-type="float" office:value="64752" table:formula="of:=[.BH127]+4" table:style-name="ce2">
            <text:p>64752</text:p>
          </table:table-cell>
          <table:table-cell office:value-type="float" office:value="64756" table:formula="of:=[.BI127]+4" table:style-name="ce2">
            <text:p>64756</text:p>
          </table:table-cell>
          <table:table-cell office:value-type="float" office:value="64760" table:formula="of:=[.BJ127]+4" table:style-name="ce2">
            <text:p>64760</text:p>
          </table:table-cell>
          <table:table-cell office:value-type="float" office:value="64764" table:formula="of:=[.BK127]+4" table:style-name="ce2">
            <text:p>64764</text:p>
          </table:table-cell>
          <table:table-cell office:value-type="float" office:value="64768" table:formula="of:=[.BL127]+4" table:style-name="ce2">
            <text:p>64768</text:p>
          </table:table-cell>
          <table:table-cell office:value-type="float" office:value="64772" table:formula="of:=[.BM127]+4" table:style-name="ce2">
            <text:p>64772</text:p>
          </table:table-cell>
          <table:table-cell office:value-type="float" office:value="64776" table:formula="of:=[.BN127]+4" table:style-name="ce2">
            <text:p>64776</text:p>
          </table:table-cell>
          <table:table-cell office:value-type="float" office:value="64780" table:formula="of:=[.BO127]+4" table:style-name="ce2">
            <text:p>64780</text:p>
          </table:table-cell>
          <table:table-cell office:value-type="float" office:value="64784" table:formula="of:=[.BP127]+4" table:style-name="ce2">
            <text:p>64784</text:p>
          </table:table-cell>
          <table:table-cell office:value-type="float" office:value="64788" table:formula="of:=[.BQ127]+4" table:style-name="ce2">
            <text:p>64788</text:p>
          </table:table-cell>
          <table:table-cell office:value-type="float" office:value="64792" table:formula="of:=[.BR127]+4" table:style-name="ce2">
            <text:p>64792</text:p>
          </table:table-cell>
          <table:table-cell office:value-type="float" office:value="64796" table:formula="of:=[.BS127]+4" table:style-name="ce2">
            <text:p>64796</text:p>
          </table:table-cell>
          <table:table-cell office:value-type="float" office:value="64800" table:formula="of:=[.BT127]+4" table:style-name="ce2">
            <text:p>64800</text:p>
          </table:table-cell>
          <table:table-cell office:value-type="float" office:value="64804" table:formula="of:=[.BU127]+4" table:style-name="ce2">
            <text:p>64804</text:p>
          </table:table-cell>
          <table:table-cell office:value-type="float" office:value="64808" table:formula="of:=[.BV127]+4" table:style-name="ce2">
            <text:p>64808</text:p>
          </table:table-cell>
          <table:table-cell office:value-type="float" office:value="64812" table:formula="of:=[.BW127]+4" table:style-name="ce2">
            <text:p>64812</text:p>
          </table:table-cell>
          <table:table-cell office:value-type="float" office:value="64816" table:formula="of:=[.BX127]+4" table:style-name="ce2">
            <text:p>64816</text:p>
          </table:table-cell>
          <table:table-cell office:value-type="float" office:value="64820" table:formula="of:=[.BY127]+4" table:style-name="ce2">
            <text:p>64820</text:p>
          </table:table-cell>
          <table:table-cell office:value-type="float" office:value="64824" table:formula="of:=[.BZ127]+4" table:style-name="ce2">
            <text:p>64824</text:p>
          </table:table-cell>
          <table:table-cell office:value-type="float" office:value="64828" table:formula="of:=[.CA127]+4" table:style-name="ce2">
            <text:p>64828</text:p>
          </table:table-cell>
          <table:table-cell office:value-type="float" office:value="64832" table:formula="of:=[.CB127]+4" table:style-name="ce2">
            <text:p>64832</text:p>
          </table:table-cell>
          <table:table-cell office:value-type="float" office:value="64836" table:formula="of:=[.CC127]+4" table:style-name="ce2">
            <text:p>64836</text:p>
          </table:table-cell>
          <table:table-cell office:value-type="float" office:value="64840" table:formula="of:=[.CD127]+4" table:style-name="ce2">
            <text:p>64840</text:p>
          </table:table-cell>
          <table:table-cell office:value-type="float" office:value="64844" table:formula="of:=[.CE127]+4" table:style-name="ce2">
            <text:p>64844</text:p>
          </table:table-cell>
          <table:table-cell office:value-type="float" office:value="64848" table:formula="of:=[.CF127]+4" table:style-name="ce2">
            <text:p>64848</text:p>
          </table:table-cell>
          <table:table-cell office:value-type="float" office:value="64852" table:formula="of:=[.CG127]+4" table:style-name="ce2">
            <text:p>64852</text:p>
          </table:table-cell>
          <table:table-cell office:value-type="float" office:value="64856" table:formula="of:=[.CH127]+4" table:style-name="ce2">
            <text:p>64856</text:p>
          </table:table-cell>
          <table:table-cell office:value-type="float" office:value="64860" table:formula="of:=[.CI127]+4" table:style-name="ce2">
            <text:p>64860</text:p>
          </table:table-cell>
          <table:table-cell office:value-type="float" office:value="64864" table:formula="of:=[.CJ127]+4" table:style-name="ce2">
            <text:p>64864</text:p>
          </table:table-cell>
          <table:table-cell office:value-type="float" office:value="64868" table:formula="of:=[.CK127]+4" table:style-name="ce2">
            <text:p>64868</text:p>
          </table:table-cell>
          <table:table-cell office:value-type="float" office:value="64872" table:formula="of:=[.CL127]+4" table:style-name="ce2">
            <text:p>64872</text:p>
          </table:table-cell>
          <table:table-cell office:value-type="float" office:value="64876" table:formula="of:=[.CM127]+4" table:style-name="ce2">
            <text:p>64876</text:p>
          </table:table-cell>
          <table:table-cell office:value-type="float" office:value="64880" table:formula="of:=[.CN127]+4" table:style-name="ce2">
            <text:p>64880</text:p>
          </table:table-cell>
          <table:table-cell office:value-type="float" office:value="64884" table:formula="of:=[.CO127]+4" table:style-name="ce2">
            <text:p>64884</text:p>
          </table:table-cell>
          <table:table-cell office:value-type="float" office:value="64888" table:formula="of:=[.CP127]+4" table:style-name="ce2">
            <text:p>64888</text:p>
          </table:table-cell>
          <table:table-cell office:value-type="float" office:value="64892" table:formula="of:=[.CQ127]+4" table:style-name="ce2">
            <text:p>64892</text:p>
          </table:table-cell>
          <table:table-cell office:value-type="float" office:value="64896" table:formula="of:=[.CR127]+4" table:style-name="ce2">
            <text:p>64896</text:p>
          </table:table-cell>
          <table:table-cell office:value-type="float" office:value="64900" table:formula="of:=[.CS127]+4" table:style-name="ce2">
            <text:p>64900</text:p>
          </table:table-cell>
          <table:table-cell office:value-type="float" office:value="64904" table:formula="of:=[.CT127]+4" table:style-name="ce2">
            <text:p>64904</text:p>
          </table:table-cell>
          <table:table-cell office:value-type="float" office:value="64908" table:formula="of:=[.CU127]+4" table:style-name="ce2">
            <text:p>64908</text:p>
          </table:table-cell>
          <table:table-cell office:value-type="float" office:value="64912" table:formula="of:=[.CV127]+4" table:style-name="ce2">
            <text:p>64912</text:p>
          </table:table-cell>
          <table:table-cell office:value-type="float" office:value="64916" table:formula="of:=[.CW127]+4" table:style-name="ce2">
            <text:p>64916</text:p>
          </table:table-cell>
          <table:table-cell office:value-type="float" office:value="64920" table:formula="of:=[.CX127]+4" table:style-name="ce2">
            <text:p>64920</text:p>
          </table:table-cell>
          <table:table-cell office:value-type="float" office:value="64924" table:formula="of:=[.CY127]+4" table:style-name="ce2">
            <text:p>64924</text:p>
          </table:table-cell>
          <table:table-cell office:value-type="float" office:value="64928" table:formula="of:=[.CZ127]+4" table:style-name="ce2">
            <text:p>64928</text:p>
          </table:table-cell>
          <table:table-cell office:value-type="float" office:value="64932" table:formula="of:=[.DA127]+4" table:style-name="ce2">
            <text:p>64932</text:p>
          </table:table-cell>
          <table:table-cell office:value-type="float" office:value="64936" table:formula="of:=[.DB127]+4" table:style-name="ce2">
            <text:p>64936</text:p>
          </table:table-cell>
          <table:table-cell office:value-type="float" office:value="64940" table:formula="of:=[.DC127]+4" table:style-name="ce2">
            <text:p>64940</text:p>
          </table:table-cell>
          <table:table-cell office:value-type="float" office:value="64944" table:formula="of:=[.DD127]+4" table:style-name="ce2">
            <text:p>64944</text:p>
          </table:table-cell>
          <table:table-cell office:value-type="float" office:value="64948" table:formula="of:=[.DE127]+4" table:style-name="ce2">
            <text:p>64948</text:p>
          </table:table-cell>
          <table:table-cell office:value-type="float" office:value="64952" table:formula="of:=[.DF127]+4" table:style-name="ce2">
            <text:p>64952</text:p>
          </table:table-cell>
          <table:table-cell office:value-type="float" office:value="64956" table:formula="of:=[.DG127]+4" table:style-name="ce2">
            <text:p>64956</text:p>
          </table:table-cell>
          <table:table-cell office:value-type="float" office:value="64960" table:formula="of:=[.DH127]+4" table:style-name="ce2">
            <text:p>64960</text:p>
          </table:table-cell>
          <table:table-cell office:value-type="float" office:value="64964" table:formula="of:=[.DI127]+4" table:style-name="ce2">
            <text:p>64964</text:p>
          </table:table-cell>
          <table:table-cell office:value-type="float" office:value="64968" table:formula="of:=[.DJ127]+4" table:style-name="ce2">
            <text:p>64968</text:p>
          </table:table-cell>
          <table:table-cell office:value-type="float" office:value="64972" table:formula="of:=[.DK127]+4" table:style-name="ce2">
            <text:p>64972</text:p>
          </table:table-cell>
          <table:table-cell office:value-type="float" office:value="64976" table:formula="of:=[.DL127]+4" table:style-name="ce2">
            <text:p>64976</text:p>
          </table:table-cell>
          <table:table-cell office:value-type="float" office:value="64980" table:formula="of:=[.DM127]+4" table:style-name="ce2">
            <text:p>64980</text:p>
          </table:table-cell>
          <table:table-cell office:value-type="float" office:value="64984" table:formula="of:=[.DN127]+4" table:style-name="ce2">
            <text:p>64984</text:p>
          </table:table-cell>
          <table:table-cell office:value-type="float" office:value="64988" table:formula="of:=[.DO127]+4" table:style-name="ce2">
            <text:p>64988</text:p>
          </table:table-cell>
          <table:table-cell office:value-type="float" office:value="64992" table:formula="of:=[.DP127]+4" table:style-name="ce2">
            <text:p>64992</text:p>
          </table:table-cell>
          <table:table-cell office:value-type="float" office:value="64996" table:formula="of:=[.DQ127]+4" table:style-name="ce2">
            <text:p>64996</text:p>
          </table:table-cell>
          <table:table-cell office:value-type="float" office:value="65000" table:formula="of:=[.DR127]+4" table:style-name="ce2">
            <text:p>65000</text:p>
          </table:table-cell>
          <table:table-cell office:value-type="float" office:value="65004" table:formula="of:=[.DS127]+4" table:style-name="ce2">
            <text:p>65004</text:p>
          </table:table-cell>
          <table:table-cell office:value-type="float" office:value="65008" table:formula="of:=[.DT127]+4" table:style-name="ce2">
            <text:p>65008</text:p>
          </table:table-cell>
          <table:table-cell office:value-type="float" office:value="65012" table:formula="of:=[.DU127]+4" table:style-name="ce2">
            <text:p>65012</text:p>
          </table:table-cell>
          <table:table-cell office:value-type="float" office:value="65016" table:formula="of:=[.DV127]+4" table:style-name="ce2">
            <text:p>65016</text:p>
          </table:table-cell>
          <table:table-cell office:value-type="float" office:value="65020" table:formula="of:=[.DW127]+4" table:style-name="ce2">
            <text:p>65020</text:p>
          </table:table-cell>
          <table:table-cell table:number-columns-repeated="16256"/>
        </table:table-row>
        <table:table-row table:style-name="ro1">
          <table:table-cell office:value-type="float" office:value="65024" table:formula="of:=[.A127]+512" table:style-name="ce2">
            <text:p>65024</text:p>
          </table:table-cell>
          <table:table-cell office:value-type="float" office:value="65028" table:formula="of:=[.A128]+4" table:style-name="ce2">
            <text:p>65028</text:p>
          </table:table-cell>
          <table:table-cell office:value-type="float" office:value="65032" table:formula="of:=[.B128]+4" table:style-name="ce2">
            <text:p>65032</text:p>
          </table:table-cell>
          <table:table-cell office:value-type="float" office:value="65036" table:formula="of:=[.C128]+4" table:style-name="ce2">
            <text:p>65036</text:p>
          </table:table-cell>
          <table:table-cell office:value-type="float" office:value="65040" table:formula="of:=[.D128]+4" table:style-name="ce2">
            <text:p>65040</text:p>
          </table:table-cell>
          <table:table-cell office:value-type="float" office:value="65044" table:formula="of:=[.E128]+4" table:style-name="ce2">
            <text:p>65044</text:p>
          </table:table-cell>
          <table:table-cell office:value-type="float" office:value="65048" table:formula="of:=[.F128]+4" table:style-name="ce2">
            <text:p>65048</text:p>
          </table:table-cell>
          <table:table-cell office:value-type="float" office:value="65052" table:formula="of:=[.G128]+4" table:style-name="ce2">
            <text:p>65052</text:p>
          </table:table-cell>
          <table:table-cell office:value-type="float" office:value="65056" table:formula="of:=[.H128]+4" table:style-name="ce2">
            <text:p>65056</text:p>
          </table:table-cell>
          <table:table-cell office:value-type="float" office:value="65060" table:formula="of:=[.I128]+4" table:style-name="ce2">
            <text:p>65060</text:p>
          </table:table-cell>
          <table:table-cell office:value-type="float" office:value="65064" table:formula="of:=[.J128]+4" table:style-name="ce2">
            <text:p>65064</text:p>
          </table:table-cell>
          <table:table-cell office:value-type="float" office:value="65068" table:formula="of:=[.K128]+4" table:style-name="ce2">
            <text:p>65068</text:p>
          </table:table-cell>
          <table:table-cell office:value-type="float" office:value="65072" table:formula="of:=[.L128]+4" table:style-name="ce2">
            <text:p>65072</text:p>
          </table:table-cell>
          <table:table-cell office:value-type="float" office:value="65076" table:formula="of:=[.M128]+4" table:style-name="ce2">
            <text:p>65076</text:p>
          </table:table-cell>
          <table:table-cell office:value-type="float" office:value="65080" table:formula="of:=[.N128]+4" table:style-name="ce2">
            <text:p>65080</text:p>
          </table:table-cell>
          <table:table-cell office:value-type="float" office:value="65084" table:formula="of:=[.O128]+4" table:style-name="ce2">
            <text:p>65084</text:p>
          </table:table-cell>
          <table:table-cell office:value-type="float" office:value="65088" table:formula="of:=[.P128]+4" table:style-name="ce2">
            <text:p>65088</text:p>
          </table:table-cell>
          <table:table-cell office:value-type="float" office:value="65092" table:formula="of:=[.Q128]+4" table:style-name="ce2">
            <text:p>65092</text:p>
          </table:table-cell>
          <table:table-cell office:value-type="float" office:value="65096" table:formula="of:=[.R128]+4" table:style-name="ce2">
            <text:p>65096</text:p>
          </table:table-cell>
          <table:table-cell office:value-type="float" office:value="65100" table:formula="of:=[.S128]+4" table:style-name="ce2">
            <text:p>65100</text:p>
          </table:table-cell>
          <table:table-cell office:value-type="float" office:value="65104" table:formula="of:=[.T128]+4" table:style-name="ce2">
            <text:p>65104</text:p>
          </table:table-cell>
          <table:table-cell office:value-type="float" office:value="65108" table:formula="of:=[.U128]+4" table:style-name="ce2">
            <text:p>65108</text:p>
          </table:table-cell>
          <table:table-cell office:value-type="float" office:value="65112" table:formula="of:=[.V128]+4" table:style-name="ce2">
            <text:p>65112</text:p>
          </table:table-cell>
          <table:table-cell office:value-type="float" office:value="65116" table:formula="of:=[.W128]+4" table:style-name="ce2">
            <text:p>65116</text:p>
          </table:table-cell>
          <table:table-cell office:value-type="float" office:value="65120" table:formula="of:=[.X128]+4" table:style-name="ce2">
            <text:p>65120</text:p>
          </table:table-cell>
          <table:table-cell office:value-type="float" office:value="65124" table:formula="of:=[.Y128]+4" table:style-name="ce2">
            <text:p>65124</text:p>
          </table:table-cell>
          <table:table-cell office:value-type="float" office:value="65128" table:formula="of:=[.Z128]+4" table:style-name="ce2">
            <text:p>65128</text:p>
          </table:table-cell>
          <table:table-cell office:value-type="float" office:value="65132" table:formula="of:=[.AA128]+4" table:style-name="ce2">
            <text:p>65132</text:p>
          </table:table-cell>
          <table:table-cell office:value-type="float" office:value="65136" table:formula="of:=[.AB128]+4" table:style-name="ce2">
            <text:p>65136</text:p>
          </table:table-cell>
          <table:table-cell office:value-type="float" office:value="65140" table:formula="of:=[.AC128]+4" table:style-name="ce2">
            <text:p>65140</text:p>
          </table:table-cell>
          <table:table-cell office:value-type="float" office:value="65144" table:formula="of:=[.AD128]+4" table:style-name="ce2">
            <text:p>65144</text:p>
          </table:table-cell>
          <table:table-cell office:value-type="float" office:value="65148" table:formula="of:=[.AE128]+4" table:style-name="ce2">
            <text:p>65148</text:p>
          </table:table-cell>
          <table:table-cell office:value-type="float" office:value="65152" table:formula="of:=[.AF128]+4" table:style-name="ce2">
            <text:p>65152</text:p>
          </table:table-cell>
          <table:table-cell office:value-type="float" office:value="65156" table:formula="of:=[.AG128]+4" table:style-name="ce2">
            <text:p>65156</text:p>
          </table:table-cell>
          <table:table-cell office:value-type="float" office:value="65160" table:formula="of:=[.AH128]+4" table:style-name="ce2">
            <text:p>65160</text:p>
          </table:table-cell>
          <table:table-cell office:value-type="float" office:value="65164" table:formula="of:=[.AI128]+4" table:style-name="ce2">
            <text:p>65164</text:p>
          </table:table-cell>
          <table:table-cell office:value-type="float" office:value="65168" table:formula="of:=[.AJ128]+4" table:style-name="ce2">
            <text:p>65168</text:p>
          </table:table-cell>
          <table:table-cell office:value-type="float" office:value="65172" table:formula="of:=[.AK128]+4" table:style-name="ce2">
            <text:p>65172</text:p>
          </table:table-cell>
          <table:table-cell office:value-type="float" office:value="65176" table:formula="of:=[.AL128]+4" table:style-name="ce2">
            <text:p>65176</text:p>
          </table:table-cell>
          <table:table-cell office:value-type="float" office:value="65180" table:formula="of:=[.AM128]+4" table:style-name="ce2">
            <text:p>65180</text:p>
          </table:table-cell>
          <table:table-cell office:value-type="float" office:value="65184" table:formula="of:=[.AN128]+4" table:style-name="ce2">
            <text:p>65184</text:p>
          </table:table-cell>
          <table:table-cell office:value-type="float" office:value="65188" table:formula="of:=[.AO128]+4" table:style-name="ce2">
            <text:p>65188</text:p>
          </table:table-cell>
          <table:table-cell office:value-type="float" office:value="65192" table:formula="of:=[.AP128]+4" table:style-name="ce2">
            <text:p>65192</text:p>
          </table:table-cell>
          <table:table-cell office:value-type="float" office:value="65196" table:formula="of:=[.AQ128]+4" table:style-name="ce2">
            <text:p>65196</text:p>
          </table:table-cell>
          <table:table-cell office:value-type="float" office:value="65200" table:formula="of:=[.AR128]+4" table:style-name="ce2">
            <text:p>65200</text:p>
          </table:table-cell>
          <table:table-cell office:value-type="float" office:value="65204" table:formula="of:=[.AS128]+4" table:style-name="ce2">
            <text:p>65204</text:p>
          </table:table-cell>
          <table:table-cell office:value-type="float" office:value="65208" table:formula="of:=[.AT128]+4" table:style-name="ce2">
            <text:p>65208</text:p>
          </table:table-cell>
          <table:table-cell office:value-type="float" office:value="65212" table:formula="of:=[.AU128]+4" table:style-name="ce2">
            <text:p>65212</text:p>
          </table:table-cell>
          <table:table-cell office:value-type="float" office:value="65216" table:formula="of:=[.AV128]+4" table:style-name="ce2">
            <text:p>65216</text:p>
          </table:table-cell>
          <table:table-cell office:value-type="float" office:value="65220" table:formula="of:=[.AW128]+4" table:style-name="ce2">
            <text:p>65220</text:p>
          </table:table-cell>
          <table:table-cell office:value-type="float" office:value="65224" table:formula="of:=[.AX128]+4" table:style-name="ce2">
            <text:p>65224</text:p>
          </table:table-cell>
          <table:table-cell office:value-type="float" office:value="65228" table:formula="of:=[.AY128]+4" table:style-name="ce2">
            <text:p>65228</text:p>
          </table:table-cell>
          <table:table-cell office:value-type="float" office:value="65232" table:formula="of:=[.AZ128]+4" table:style-name="ce2">
            <text:p>65232</text:p>
          </table:table-cell>
          <table:table-cell office:value-type="float" office:value="65236" table:formula="of:=[.BA128]+4" table:style-name="ce2">
            <text:p>65236</text:p>
          </table:table-cell>
          <table:table-cell office:value-type="float" office:value="65240" table:formula="of:=[.BB128]+4" table:style-name="ce2">
            <text:p>65240</text:p>
          </table:table-cell>
          <table:table-cell office:value-type="float" office:value="65244" table:formula="of:=[.BC128]+4" table:style-name="ce2">
            <text:p>65244</text:p>
          </table:table-cell>
          <table:table-cell office:value-type="float" office:value="65248" table:formula="of:=[.BD128]+4" table:style-name="ce2">
            <text:p>65248</text:p>
          </table:table-cell>
          <table:table-cell office:value-type="float" office:value="65252" table:formula="of:=[.BE128]+4" table:style-name="ce2">
            <text:p>65252</text:p>
          </table:table-cell>
          <table:table-cell office:value-type="float" office:value="65256" table:formula="of:=[.BF128]+4" table:style-name="ce2">
            <text:p>65256</text:p>
          </table:table-cell>
          <table:table-cell office:value-type="float" office:value="65260" table:formula="of:=[.BG128]+4" table:style-name="ce2">
            <text:p>65260</text:p>
          </table:table-cell>
          <table:table-cell office:value-type="float" office:value="65264" table:formula="of:=[.BH128]+4" table:style-name="ce2">
            <text:p>65264</text:p>
          </table:table-cell>
          <table:table-cell office:value-type="float" office:value="65268" table:formula="of:=[.BI128]+4" table:style-name="ce2">
            <text:p>65268</text:p>
          </table:table-cell>
          <table:table-cell office:value-type="float" office:value="65272" table:formula="of:=[.BJ128]+4" table:style-name="ce2">
            <text:p>65272</text:p>
          </table:table-cell>
          <table:table-cell office:value-type="float" office:value="65276" table:formula="of:=[.BK128]+4" table:style-name="ce2">
            <text:p>65276</text:p>
          </table:table-cell>
          <table:table-cell office:value-type="float" office:value="65280" table:formula="of:=[.BL128]+4" table:style-name="ce2">
            <text:p>65280</text:p>
          </table:table-cell>
          <table:table-cell office:value-type="float" office:value="65284" table:formula="of:=[.BM128]+4" table:style-name="ce2">
            <text:p>65284</text:p>
          </table:table-cell>
          <table:table-cell office:value-type="float" office:value="65288" table:formula="of:=[.BN128]+4" table:style-name="ce2">
            <text:p>65288</text:p>
          </table:table-cell>
          <table:table-cell office:value-type="float" office:value="65292" table:formula="of:=[.BO128]+4" table:style-name="ce2">
            <text:p>65292</text:p>
          </table:table-cell>
          <table:table-cell office:value-type="float" office:value="65296" table:formula="of:=[.BP128]+4" table:style-name="ce2">
            <text:p>65296</text:p>
          </table:table-cell>
          <table:table-cell office:value-type="float" office:value="65300" table:formula="of:=[.BQ128]+4" table:style-name="ce2">
            <text:p>65300</text:p>
          </table:table-cell>
          <table:table-cell office:value-type="float" office:value="65304" table:formula="of:=[.BR128]+4" table:style-name="ce2">
            <text:p>65304</text:p>
          </table:table-cell>
          <table:table-cell office:value-type="float" office:value="65308" table:formula="of:=[.BS128]+4" table:style-name="ce2">
            <text:p>65308</text:p>
          </table:table-cell>
          <table:table-cell office:value-type="float" office:value="65312" table:formula="of:=[.BT128]+4" table:style-name="ce2">
            <text:p>65312</text:p>
          </table:table-cell>
          <table:table-cell office:value-type="float" office:value="65316" table:formula="of:=[.BU128]+4" table:style-name="ce2">
            <text:p>65316</text:p>
          </table:table-cell>
          <table:table-cell office:value-type="float" office:value="65320" table:formula="of:=[.BV128]+4" table:style-name="ce2">
            <text:p>65320</text:p>
          </table:table-cell>
          <table:table-cell office:value-type="float" office:value="65324" table:formula="of:=[.BW128]+4" table:style-name="ce2">
            <text:p>65324</text:p>
          </table:table-cell>
          <table:table-cell office:value-type="float" office:value="65328" table:formula="of:=[.BX128]+4" table:style-name="ce2">
            <text:p>65328</text:p>
          </table:table-cell>
          <table:table-cell office:value-type="float" office:value="65332" table:formula="of:=[.BY128]+4" table:style-name="ce2">
            <text:p>65332</text:p>
          </table:table-cell>
          <table:table-cell office:value-type="float" office:value="65336" table:formula="of:=[.BZ128]+4" table:style-name="ce2">
            <text:p>65336</text:p>
          </table:table-cell>
          <table:table-cell office:value-type="float" office:value="65340" table:formula="of:=[.CA128]+4" table:style-name="ce2">
            <text:p>65340</text:p>
          </table:table-cell>
          <table:table-cell office:value-type="float" office:value="65344" table:formula="of:=[.CB128]+4" table:style-name="ce2">
            <text:p>65344</text:p>
          </table:table-cell>
          <table:table-cell office:value-type="float" office:value="65348" table:formula="of:=[.CC128]+4" table:style-name="ce2">
            <text:p>65348</text:p>
          </table:table-cell>
          <table:table-cell office:value-type="float" office:value="65352" table:formula="of:=[.CD128]+4" table:style-name="ce2">
            <text:p>65352</text:p>
          </table:table-cell>
          <table:table-cell office:value-type="float" office:value="65356" table:formula="of:=[.CE128]+4" table:style-name="ce2">
            <text:p>65356</text:p>
          </table:table-cell>
          <table:table-cell office:value-type="float" office:value="65360" table:formula="of:=[.CF128]+4" table:style-name="ce2">
            <text:p>65360</text:p>
          </table:table-cell>
          <table:table-cell office:value-type="float" office:value="65364" table:formula="of:=[.CG128]+4" table:style-name="ce2">
            <text:p>65364</text:p>
          </table:table-cell>
          <table:table-cell office:value-type="float" office:value="65368" table:formula="of:=[.CH128]+4" table:style-name="ce2">
            <text:p>65368</text:p>
          </table:table-cell>
          <table:table-cell office:value-type="float" office:value="65372" table:formula="of:=[.CI128]+4" table:style-name="ce2">
            <text:p>65372</text:p>
          </table:table-cell>
          <table:table-cell office:value-type="float" office:value="65376" table:formula="of:=[.CJ128]+4" table:style-name="ce2">
            <text:p>65376</text:p>
          </table:table-cell>
          <table:table-cell office:value-type="float" office:value="65380" table:formula="of:=[.CK128]+4" table:style-name="ce2">
            <text:p>65380</text:p>
          </table:table-cell>
          <table:table-cell office:value-type="float" office:value="65384" table:formula="of:=[.CL128]+4" table:style-name="ce2">
            <text:p>65384</text:p>
          </table:table-cell>
          <table:table-cell office:value-type="float" office:value="65388" table:formula="of:=[.CM128]+4" table:style-name="ce2">
            <text:p>65388</text:p>
          </table:table-cell>
          <table:table-cell office:value-type="float" office:value="65392" table:formula="of:=[.CN128]+4" table:style-name="ce2">
            <text:p>65392</text:p>
          </table:table-cell>
          <table:table-cell office:value-type="float" office:value="65396" table:formula="of:=[.CO128]+4" table:style-name="ce2">
            <text:p>65396</text:p>
          </table:table-cell>
          <table:table-cell office:value-type="float" office:value="65400" table:formula="of:=[.CP128]+4" table:style-name="ce2">
            <text:p>65400</text:p>
          </table:table-cell>
          <table:table-cell office:value-type="float" office:value="65404" table:formula="of:=[.CQ128]+4" table:style-name="ce2">
            <text:p>65404</text:p>
          </table:table-cell>
          <table:table-cell office:value-type="float" office:value="65408" table:formula="of:=[.CR128]+4" table:style-name="ce2">
            <text:p>65408</text:p>
          </table:table-cell>
          <table:table-cell office:value-type="float" office:value="65412" table:formula="of:=[.CS128]+4" table:style-name="ce2">
            <text:p>65412</text:p>
          </table:table-cell>
          <table:table-cell office:value-type="float" office:value="65416" table:formula="of:=[.CT128]+4" table:style-name="ce2">
            <text:p>65416</text:p>
          </table:table-cell>
          <table:table-cell office:value-type="float" office:value="65420" table:formula="of:=[.CU128]+4" table:style-name="ce2">
            <text:p>65420</text:p>
          </table:table-cell>
          <table:table-cell office:value-type="float" office:value="65424" table:formula="of:=[.CV128]+4" table:style-name="ce2">
            <text:p>65424</text:p>
          </table:table-cell>
          <table:table-cell office:value-type="float" office:value="65428" table:formula="of:=[.CW128]+4" table:style-name="ce2">
            <text:p>65428</text:p>
          </table:table-cell>
          <table:table-cell office:value-type="float" office:value="65432" table:formula="of:=[.CX128]+4" table:style-name="ce2">
            <text:p>65432</text:p>
          </table:table-cell>
          <table:table-cell office:value-type="float" office:value="65436" table:formula="of:=[.CY128]+4" table:style-name="ce2">
            <text:p>65436</text:p>
          </table:table-cell>
          <table:table-cell office:value-type="float" office:value="65440" table:formula="of:=[.CZ128]+4" table:style-name="ce2">
            <text:p>65440</text:p>
          </table:table-cell>
          <table:table-cell office:value-type="float" office:value="65444" table:formula="of:=[.DA128]+4" table:style-name="ce2">
            <text:p>65444</text:p>
          </table:table-cell>
          <table:table-cell office:value-type="float" office:value="65448" table:formula="of:=[.DB128]+4" table:style-name="ce2">
            <text:p>65448</text:p>
          </table:table-cell>
          <table:table-cell office:value-type="float" office:value="65452" table:formula="of:=[.DC128]+4" table:style-name="ce2">
            <text:p>65452</text:p>
          </table:table-cell>
          <table:table-cell office:value-type="float" office:value="65456" table:formula="of:=[.DD128]+4" table:style-name="ce2">
            <text:p>65456</text:p>
          </table:table-cell>
          <table:table-cell office:value-type="float" office:value="65460" table:formula="of:=[.DE128]+4" table:style-name="ce2">
            <text:p>65460</text:p>
          </table:table-cell>
          <table:table-cell office:value-type="float" office:value="65464" table:formula="of:=[.DF128]+4" table:style-name="ce2">
            <text:p>65464</text:p>
          </table:table-cell>
          <table:table-cell office:value-type="float" office:value="65468" table:formula="of:=[.DG128]+4" table:style-name="ce2">
            <text:p>65468</text:p>
          </table:table-cell>
          <table:table-cell office:value-type="float" office:value="65472" table:formula="of:=[.DH128]+4" table:style-name="ce2">
            <text:p>65472</text:p>
          </table:table-cell>
          <table:table-cell office:value-type="float" office:value="65476" table:formula="of:=[.DI128]+4" table:style-name="ce2">
            <text:p>65476</text:p>
          </table:table-cell>
          <table:table-cell office:value-type="float" office:value="65480" table:formula="of:=[.DJ128]+4" table:style-name="ce2">
            <text:p>65480</text:p>
          </table:table-cell>
          <table:table-cell office:value-type="float" office:value="65484" table:formula="of:=[.DK128]+4" table:style-name="ce2">
            <text:p>65484</text:p>
          </table:table-cell>
          <table:table-cell office:value-type="float" office:value="65488" table:formula="of:=[.DL128]+4" table:style-name="ce2">
            <text:p>65488</text:p>
          </table:table-cell>
          <table:table-cell office:value-type="float" office:value="65492" table:formula="of:=[.DM128]+4" table:style-name="ce2">
            <text:p>65492</text:p>
          </table:table-cell>
          <table:table-cell office:value-type="float" office:value="65496" table:formula="of:=[.DN128]+4" table:style-name="ce2">
            <text:p>65496</text:p>
          </table:table-cell>
          <table:table-cell office:value-type="float" office:value="65500" table:formula="of:=[.DO128]+4" table:style-name="ce2">
            <text:p>65500</text:p>
          </table:table-cell>
          <table:table-cell office:value-type="float" office:value="65504" table:formula="of:=[.DP128]+4" table:style-name="ce2">
            <text:p>65504</text:p>
          </table:table-cell>
          <table:table-cell office:value-type="float" office:value="65508" table:formula="of:=[.DQ128]+4" table:style-name="ce2">
            <text:p>65508</text:p>
          </table:table-cell>
          <table:table-cell office:value-type="float" office:value="65512" table:formula="of:=[.DR128]+4" table:style-name="ce2">
            <text:p>65512</text:p>
          </table:table-cell>
          <table:table-cell office:value-type="float" office:value="65516" table:formula="of:=[.DS128]+4" table:style-name="ce2">
            <text:p>65516</text:p>
          </table:table-cell>
          <table:table-cell office:value-type="float" office:value="65520" table:formula="of:=[.DT128]+4" table:style-name="ce2">
            <text:p>65520</text:p>
          </table:table-cell>
          <table:table-cell office:value-type="float" office:value="65524" table:formula="of:=[.DU128]+4" table:style-name="ce2">
            <text:p>65524</text:p>
          </table:table-cell>
          <table:table-cell office:value-type="float" office:value="65528" table:formula="of:=[.DV128]+4" table:style-name="ce2">
            <text:p>65528</text:p>
          </table:table-cell>
          <table:table-cell office:value-type="float" office:value="65532" table:formula="of:=[.DW128]+4" table:style-name="ce2">
            <text:p>65532</text:p>
          </table:table-cell>
          <table:table-cell table:number-columns-repeated="1625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14"/>
          <table:table-cell table:style-name="ce8"/>
          <table:table-cell table:number-columns-repeated="16269"/>
        </table:table-row>
        <table:table-row table:number-rows-repeated="10484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LUCAS DA CUNHA DANTAS</dc:creator>
    <meta:creation-date>2019-10-10T22:55:31Z</meta:creation-date>
    <dc:date>2019-10-30T12:15:19Z</dc:date>
    <meta:editing-cycles>6</meta:editing-cycles>
    <meta:editing-duration>PT2917S</meta:editing-duration>
  </office:meta>
</office:document-meta>
</file>